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1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2.254cm"/>
    </style:style>
    <style:style style:name="co12" style:family="table-column">
      <style:table-column-properties fo:break-before="auto" style:column-width="1.2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ageslänge">
      <style:table-properties table:display="true" style:writing-mode="lr-tb"/>
    </style:style>
    <style:style style:name="ta2" style:family="table" style:master-page-name="PageStyle_5f_Batterieladung_20_11.05.">
      <style:table-properties table:display="true" style:writing-mode="lr-tb"/>
    </style:style>
    <number:number-style style:name="N8002" number:language="de" number:country="DE">
      <number:number number:decimal-places="2"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8040" number:language="de" number:country="DE">
      <number:hours number:style="long"/>
      <number:text>:</number:text>
      <number:minutes number:style="long"/>
    </number:time-style>
    <number:time-style style:name="N8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eutral" style:data-style-name="N80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eutral" style:data-style-name="N803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eutr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eutral" style:data-style-name="N107">
      <style:table-cell-properties fo:background-color="#ddd9c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eutral" style:data-style-name="N107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eutral" style:data-style-name="N803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eutral" style:data-style-name="N8036">
      <style:table-cell-properties fo:background-color="#ddd9c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eutral" style:data-style-name="N8036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eutral" style:data-style-name="N800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eutral" style:data-style-name="N800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eutral" style:data-style-name="N8002">
      <style:table-cell-properties fo:border-bottom="none" fo:background-color="#ddd9c3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eutral" style:data-style-name="N8002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eutral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14" style:family="table-cell" style:parent-style-name="Excel_20_Built-in_20_Neutral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eutral" style:data-style-name="N106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eutral" style:data-style-name="N803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eutral" style:data-style-name="N8036">
      <style:table-cell-properties fo:border-bottom="none" fo:background-color="#ddd9c3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eutral" style:data-style-name="N803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eutral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20" style:family="table-cell" style:parent-style-name="Excel_20_Built-in_20_Neutral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eutral" style:data-style-name="N106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Hyperlink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3" style:family="table-cell" style:parent-style-name="Excel_20_Built-in_20_Neutral" style:data-style-name="N11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eutral" style:data-style-name="N804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eutral" style:data-style-name="N8041">
      <style:table-cell-properties fo:border-bottom="none" fo:background-color="#ddd9c3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 style:data-style-name="N8041">
      <style:table-cell-properties fo:border-bottom="none" style:diagonal-bl-tr="none" style:diagonal-tl-br="none" fo:border-left="0.141cm solid #000000" fo:border-right="none" style:rotation-align="none" fo:border-top="none"/>
    </style:style>
    <style:style style:name="ce27" style:family="table-cell" style:parent-style-name="Excel_20_Built-in_20_Normal" style:data-style-name="N8041">
      <style:table-cell-properties fo:border-bottom="none" fo:background-color="#ddd9c3" style:diagonal-bl-tr="none" style:diagonal-tl-br="none" fo:border-left="0.141cm solid #000000" fo:border-right="none" style:rotation-align="none" fo:border-top="none"/>
    </style:style>
    <style:style style:name="ce28" style:family="table-cell" style:parent-style-name="Excel_20_Built-in_20_Normal" style:data-style-name="N8041">
      <style:table-cell-properties fo:border-bottom="none" fo:background-color="#ffffff" style:diagonal-bl-tr="none" style:diagonal-tl-br="none" fo:border-left="0.141cm solid #000000" fo:border-right="none" style:rotation-align="none" fo:border-top="none"/>
    </style:style>
    <style:style style:name="ce29" style:family="table-cell" style:parent-style-name="Excel_20_Built-in_20_Neutral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eutral" style:data-style-name="N11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eutral" style:data-style-name="N804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eutral" style:data-style-name="N8041">
      <style:table-cell-properties fo:background-color="#ddd9c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8041">
      <style:table-cell-properties style:diagonal-bl-tr="none" style:diagonal-tl-br="none" style:rotation-align="none"/>
    </style:style>
    <style:style style:name="ce34" style:family="table-cell" style:parent-style-name="Excel_20_Built-in_20_Normal" style:data-style-name="N8041">
      <style:table-cell-properties fo:background-color="#ddd9c3" style:diagonal-bl-tr="none" style:diagonal-tl-br="none" style:rotation-align="none"/>
    </style:style>
    <style:style style:name="ce35" style:family="table-cell" style:parent-style-name="Excel_20_Built-in_20_Normal" style:data-style-name="N8041">
      <style:table-cell-properties fo:background-color="#ffffff" style:diagonal-bl-tr="none" style:diagonal-tl-br="none" style:rotation-align="none"/>
    </style:style>
    <style:style style:name="ce36" style:family="table-cell" style:parent-style-name="Excel_20_Built-in_20_Neutral" style:data-style-name="N11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141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eutral" style:data-style-name="N803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141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eutral" style:data-style-name="N8036">
      <style:table-cell-properties fo:border-bottom="none" fo:background-color="#ddd9c3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eutral" style:data-style-name="N11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141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eutral" style:data-style-name="N110">
      <style:table-cell-properties fo:border-bottom="none" fo:background-color="#ddd9c3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eutral" style:data-style-name="N11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eutr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eutral" style:data-style-name="N106">
      <style:table-cell-properties fo:background-color="#ddd9c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eutral" style:data-style-name="N106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 style:data-style-name="N8041">
      <style:table-cell-properties fo:border-bottom="none" style:diagonal-bl-tr="none" style:diagonal-tl-br="none" fo:background-color="transparent" fo:border-left="0.141cm solid #000000" fo:border-right="none" style:rotation-align="none" fo:border-top="none"/>
    </style:style>
    <style:style style:name="ce46" style:family="table-cell" style:parent-style-name="Excel_20_Built-in_20_Neutral" style:data-style-name="N11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eutral" style:data-style-name="N110">
      <style:table-cell-properties fo:border-bottom="none" fo:background-color="#ddd9c3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eutral" style:data-style-name="N11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 style:data-style-name="N8041"/>
    <style:style style:name="ce50" style:family="table-cell" style:parent-style-name="Excel_20_Built-in_20_Normal" style:data-style-name="N8041">
      <style:table-cell-properties fo:background-color="#ddd9c3"/>
    </style:style>
    <style:style style:name="ce51" style:family="table-cell" style:parent-style-name="Excel_20_Built-in_20_Normal" style:data-style-name="N8041">
      <style:table-cell-properties fo:background-color="transparent"/>
    </style:style>
    <style:style style:name="ce52" style:family="table-cell" style:parent-style-name="Excel_20_Built-in_20_Neutral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eutral" style:data-style-name="N110">
      <style:table-cell-properties fo:background-color="#ddd9c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 style:data-style-name="N8041">
      <style:table-cell-properties fo:background-color="#ffffff"/>
    </style:style>
    <style:style style:name="ce55" style:family="table-cell" style:parent-style-name="Excel_20_Built-in_20_Neutral" style:data-style-name="N11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eutral" style:data-style-name="N10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eutral" style:data-style-name="N106">
      <style:table-cell-properties fo:border-bottom="none" fo:background-color="#ddd9c3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eutral" style:data-style-name="N10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eutral" style:data-style-name="N1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eutral" style:data-style-name="N111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eutral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eutral" style:data-style-name="N111">
      <style:table-cell-properties fo:border-bottom="none" fo:background-color="#ddd9c3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eutral" style:data-style-name="N111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65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66" style:family="table-cell" style:parent-style-name="Excel_20_Built-in_20_Neutral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eutral" style:data-style-name="N8000">
      <style:table-cell-properties fo:border-bottom="none" fo:background-color="#ddd9c3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eutral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72" style:family="table-cell" style:parent-style-name="Excel_20_Built-in_20_Neutral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eutral" style:data-style-name="N803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eutral" style:data-style-name="N8000">
      <style:table-cell-properties fo:background-color="#ddd9c3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eutr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79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80" style:family="table-cell" style:parent-style-name="Excel_20_Built-in_20_Neutral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eutral" style:data-style-name="N804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eutral" style:data-style-name="N8000">
      <style:table-cell-properties fo:border-bottom="none" fo:background-color="#ddd9c3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eutral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eutral" style:data-style-name="N804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88" style:family="table-cell" style:parent-style-name="Excel_20_Built-in_20_Neutral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Neutral" style:data-style-name="N804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eutral" style:data-style-name="N8000">
      <style:table-cell-properties fo:border-bottom="none" fo:background-color="#ddd9c3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Neutral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eutral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eutral" style:data-style-name="N8000">
      <style:table-cell-properties fo:border-bottom="none" fo:background-color="#ddd9c3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eutral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101" style:family="table-cell" style:parent-style-name="Excel_20_Built-in_20_Neutral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Neutral" style:data-style-name="N8000">
      <style:table-cell-properties fo:border-bottom="none" fo:background-color="#ddd9c3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eutral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c6500" style:text-outline="false" style:text-line-through-styl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107" style:family="table-cell" style:parent-style-name="Excel_20_Built-in_20_Neutral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Excel_20_Built-in_20_Neutral" style:data-style-name="N8000">
      <style:table-cell-properties fo:background-color="#ddd9c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Excel_20_Built-in_20_Neutr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Excel_20_Built-in_20_Normal" style:data-style-name="N106"/>
    <style:style style:name="ce112" style:family="table-cell" style:parent-style-name="Excel_20_Built-in_20_Normal" style:data-style-name="N108"/>
    <style:style style:name="ce113" style:family="table-cell" style:parent-style-name="Excel_20_Built-in_20_Normal" style:data-style-name="N109"/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gesläng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visibility="collapse" table:default-cell-style-name="ce16"/>
        <table:table-column table:style-name="co4" table:visibility="collapse" table:number-columns-repeated="2" table:default-cell-style-name="ce6"/>
        <table:table-column table:style-name="co5" table:visibility="collapse" table:default-cell-style-name="ce16"/>
        <table:table-column table:style-name="co5" table:visibility="collapse" table:default-cell-style-name="ce6"/>
        <table:table-column table:style-name="co5" table:visibility="collapse" table:default-cell-style-name="ce37"/>
        <table:table-column table:style-name="co6" table:number-columns-repeated="3" table:default-cell-style-name="ce42"/>
        <table:table-column table:style-name="co7" table:default-cell-style-name="ce46"/>
        <table:table-column table:style-name="co7" table:number-columns-repeated="2" table:default-cell-style-name="ce52"/>
        <table:table-column table:style-name="co6" table:default-cell-style-name="ce56"/>
        <table:table-column table:style-name="co6" table:number-columns-repeated="2" table:default-cell-style-name="ce42"/>
        <table:table-column table:style-name="co8" table:visibility="collapse" table:default-cell-style-name="ce61"/>
        <table:table-column table:style-name="co7" table:default-cell-style-name="ce46"/>
        <table:table-column table:style-name="co7" table:number-columns-repeated="2" table:default-cell-style-name="ce52"/>
        <table:table-column table:style-name="co9" table:default-cell-style-name="ce68"/>
        <table:table-column table:style-name="co9" table:number-columns-repeated="2" table:default-cell-style-name="ce74"/>
        <table:table-column table:style-name="co9" table:default-cell-style-name="ce82"/>
        <table:table-column table:style-name="co9" table:number-columns-repeated="2" table:default-cell-style-name="ce74"/>
        <table:table-column table:style-name="co10" table:default-cell-style-name="ce90"/>
        <table:table-column table:style-name="co1" table:default-cell-style-name="ce96"/>
        <table:table-column table:style-name="co1" table:default-cell-style-name="ce102"/>
        <table:table-column table:style-name="co11" table:number-columns-repeated="993" table:default-cell-style-name="ce108"/>
        <table:table-row table:style-name="ro1">
          <table:table-cell table:style-name="ce1" office:value-type="string" table:number-columns-spanned="2" table:number-rows-spanned="3">
            <text:p>Datum</text:p>
          </table:table-cell>
          <table:covered-table-cell table:style-name="ce2"/>
          <table:table-cell table:style-name="ce9"/>
          <table:table-cell table:style-name="ce13" office:value-type="string" table:number-columns-spanned="6" table:number-rows-spanned="1">
            <text:p>Immenstadt: Sonnen-</text:p>
          </table:table-cell>
          <table:covered-table-cell table:number-columns-repeated="5" table:style-name="ce19"/>
          <table:table-cell table:style-name="ce13" office:value-type="string" table:number-columns-spanned="6" table:number-rows-spanned="1">
            <text:p>Nürnberg: Sonnen-</text:p>
          </table:table-cell>
          <table:covered-table-cell table:number-columns-repeated="5" table:style-name="ce19"/>
          <table:table-cell table:style-name="ce13" office:value-type="string" table:number-columns-spanned="7" table:number-rows-spanned="1">
            <text:p>München: Sonnen-</text:p>
          </table:table-cell>
          <table:covered-table-cell table:number-columns-repeated="6" table:style-name="ce19"/>
          <table:table-cell table:style-name="ce64" office:value-type="string" table:number-columns-spanned="6" table:number-rows-spanned="1">
            <text:p>Filter</text:p>
          </table:table-cell>
          <table:covered-table-cell table:number-columns-repeated="5" table:style-name="ce71"/>
          <table:table-cell table:style-name="ce87"/>
          <table:table-cell table:style-name="ce94" office:value-type="string" table:number-columns-spanned="2" table:number-rows-spanned="1">
            <text:p>Schläuche</text:p>
          </table:table-cell>
          <table:covered-table-cell table:style-name="ce99"/>
          <table:table-cell table:style-name="ce106" table:number-columns-repeated="993"/>
        </table:table-row>
        <table:table-row table:style-name="ro2">
          <table:covered-table-cell table:number-columns-repeated="2" table:style-name="ce2"/>
          <table:table-cell table:style-name="ce9"/>
          <table:table-cell table:style-name="ce14" office:value-type="string" table:number-columns-spanned="3" table:number-rows-spanned="1">
            <text:p>Wetterkontor</text:p>
          </table:table-cell>
          <table:covered-table-cell table:number-columns-repeated="2" table:style-name="ce20"/>
          <table:table-cell table:style-name="ce22" office:value-type="string" table:number-columns-spanned="3" table:number-rows-spanned="1">
            <text:p><text:a xlink:href="http://www.sonnenaufgang-sonnenuntergang.de/">www.sonnenaufgang-sonnenuntergang.de</text:a></text:p>
          </table:table-cell>
          <table:covered-table-cell table:number-columns-repeated="2" table:style-name="ce29"/>
          <table:table-cell table:style-name="ce14" office:value-type="string" table:number-columns-spanned="3" table:number-rows-spanned="1">
            <text:p>Wetterkontor</text:p>
          </table:table-cell>
          <table:covered-table-cell table:number-columns-repeated="2" table:style-name="ce20"/>
          <table:table-cell table:style-name="ce22" office:value-type="string" table:number-columns-spanned="3" table:number-rows-spanned="1">
            <text:p><text:a xlink:href="http://www.sonnenaufgang-sonnenuntergang.de/">www.sonnenaufgang-sonnenuntergang.de</text:a></text:p>
          </table:table-cell>
          <table:covered-table-cell table:number-columns-repeated="2" table:style-name="ce29"/>
          <table:table-cell table:style-name="ce14" office:value-type="string" table:number-columns-spanned="3" table:number-rows-spanned="1">
            <text:p>Wetterkontor</text:p>
          </table:table-cell>
          <table:covered-table-cell table:number-columns-repeated="2" table:style-name="ce20"/>
          <table:table-cell table:style-name="ce59"/>
          <table:table-cell table:style-name="ce22" office:value-type="string" table:number-columns-spanned="3" table:number-rows-spanned="1">
            <text:p><text:a xlink:href="http://www.sonnenaufgang-sonnenuntergang.de/">www.sonnenaufgang-sonnenuntergang.de</text:a></text:p>
          </table:table-cell>
          <table:covered-table-cell table:number-columns-repeated="2" table:style-name="ce29"/>
          <table:table-cell table:style-name="ce65" office:value-type="string" table:number-columns-spanned="3" table:number-rows-spanned="1">
            <text:p>Bettgerät</text:p>
          </table:table-cell>
          <table:covered-table-cell table:style-name="ce71"/>
          <table:covered-table-cell table:style-name="ce78"/>
          <table:table-cell table:style-name="ce79" office:value-type="string" table:number-columns-spanned="4" table:number-rows-spanned="1">
            <text:p>Rolligerät</text:p>
          </table:table-cell>
          <table:covered-table-cell table:number-columns-repeated="2" table:style-name="ce71"/>
          <table:covered-table-cell table:style-name="ce87"/>
          <table:table-cell table:style-name="ce94" office:value-type="string">
            <text:p>Bett</text:p>
          </table:table-cell>
          <table:table-cell table:style-name="ce100" office:value-type="string">
            <text:p>Rolli</text:p>
          </table:table-cell>
          <table:table-cell table:style-name="ce106" table:number-columns-repeated="993"/>
        </table:table-row>
        <table:table-row table:style-name="ro1">
          <table:covered-table-cell table:number-columns-repeated="2" table:style-name="ce2"/>
          <table:table-cell table:style-name="ce9"/>
          <table:table-cell table:style-name="ce15" table:formula="of:=&quot;-aufgang&quot;" office:value-type="string" office:string-value="-aufgang">
            <text:p>-aufgang</text:p>
          </table:table-cell>
          <table:table-cell table:style-name="ce21" table:formula="of:=&quot;-untergang&quot;" office:value-type="string" office:string-value="-untergang">
            <text:p>-untergang</text:p>
          </table:table-cell>
          <table:table-cell table:style-name="ce21" office:value-type="string">
            <text:p>Tageslänge</text:p>
          </table:table-cell>
          <table:table-cell table:style-name="ce23" table:formula="of:=&quot;-aufgang&quot;" office:value-type="string" office:string-value="-aufgang">
            <text:p>-aufgang</text:p>
          </table:table-cell>
          <table:table-cell table:style-name="ce30" table:formula="of:=&quot;-untergang&quot;" office:value-type="string" office:string-value="-untergang">
            <text:p>-untergang</text:p>
          </table:table-cell>
          <table:table-cell table:style-name="ce36" office:value-type="string">
            <text:p>Tageslänge</text:p>
          </table:table-cell>
          <table:table-cell table:style-name="ce21" table:formula="of:=&quot;-aufgang&quot;" office:value-type="string" office:string-value="-aufgang">
            <text:p>-aufgang</text:p>
          </table:table-cell>
          <table:table-cell table:style-name="ce21" table:formula="of:=&quot;-untergang&quot;" office:value-type="string" office:string-value="-untergang">
            <text:p>-untergang</text:p>
          </table:table-cell>
          <table:table-cell table:style-name="ce21" office:value-type="string">
            <text:p>Tageslänge</text:p>
          </table:table-cell>
          <table:table-cell table:style-name="ce23" table:formula="of:=&quot;-aufgang&quot;" office:value-type="string" office:string-value="-aufgang">
            <text:p>-aufgang</text:p>
          </table:table-cell>
          <table:table-cell table:style-name="ce30" table:formula="of:=&quot;-untergang&quot;" office:value-type="string" office:string-value="-untergang">
            <text:p>-untergang</text:p>
          </table:table-cell>
          <table:table-cell table:style-name="ce30" office:value-type="string">
            <text:p>Tageslänge</text:p>
          </table:table-cell>
          <table:table-cell table:style-name="ce15" table:formula="of:=&quot;-aufgang&quot;" office:value-type="string" office:string-value="-aufgang">
            <text:p>-aufgang</text:p>
          </table:table-cell>
          <table:table-cell table:style-name="ce21" table:formula="of:=&quot;-untergang&quot;" office:value-type="string" office:string-value="-untergang">
            <text:p>-untergang</text:p>
          </table:table-cell>
          <table:table-cell table:style-name="ce21"/>
          <table:table-cell table:style-name="ce60" office:value-type="string">
            <text:p>Diff.</text:p>
          </table:table-cell>
          <table:table-cell table:style-name="ce23" table:formula="of:=&quot;-aufgang&quot;" office:value-type="string" office:string-value="-aufgang">
            <text:p>-aufgang</text:p>
          </table:table-cell>
          <table:table-cell table:style-name="ce30" table:formula="of:=&quot;-untergang&quot;" office:value-type="string" office:string-value="-untergang">
            <text:p>-untergang</text:p>
          </table:table-cell>
          <table:table-cell table:style-name="ce30" office:value-type="string">
            <text:p>Tageslänge</text:p>
          </table:table-cell>
          <table:table-cell table:style-name="ce66" office:value-type="string">
            <text:p>grob</text:p>
          </table:table-cell>
          <table:table-cell table:style-name="ce72" office:value-type="string">
            <text:p>fein</text:p>
          </table:table-cell>
          <table:table-cell table:style-name="ce72" office:value-type="string">
            <text:p>Bakt.-</text:p>
          </table:table-cell>
          <table:table-cell table:style-name="ce80" office:value-type="string">
            <text:p>grob</text:p>
          </table:table-cell>
          <table:table-cell table:style-name="ce72" office:value-type="string">
            <text:p>fein</text:p>
          </table:table-cell>
          <table:table-cell table:style-name="ce72" office:value-type="string">
            <text:p>Bakt.-</text:p>
          </table:table-cell>
          <table:table-cell table:style-name="ce88" office:value-type="string">
            <text:p>staubsaug.</text:p>
          </table:table-cell>
          <table:table-cell table:style-name="ce95"/>
          <table:table-cell table:style-name="ce101"/>
          <table:table-cell table:style-name="ce107" table:number-columns-repeated="993"/>
        </table:table-row>
        <table:table-row table:style-name="ro1">
          <table:table-cell table:formula="of:=[.B4]" office:value-type="date" office:date-value="2015-12-01">
            <text:p>Di, </text:p>
          </table:table-cell>
          <table:table-cell office:value-type="date" office:date-value="2015-12-01">
            <text:p>01.12.2015</text:p>
          </table:table-cell>
          <table:table-cell table:number-columns-repeated="7"/>
          <table:table-cell table:number-columns-repeated="2"/>
          <table:table-cell table:formula="of:=[.K4]-[.J4]" office:value-type="float" office:value="0">
            <text:p>0:00</text:p>
          </table:table-cell>
          <table:table-cell table:style-name="ce26" office:value-type="time" office:time-value="PT07H48M24S">
            <text:p>07:48:24</text:p>
          </table:table-cell>
          <table:table-cell table:style-name="ce49" office:value-type="time" office:time-value="PT16H21M07S">
            <text:p>16:21:07</text:p>
          </table:table-cell>
          <table:table-cell table:formula="of:=[.N4]-[.M4]" office:value-type="float" office:value="0.356053240740741">
            <text:p>8:32:43</text:p>
          </table:table-cell>
          <table:table-cell table:number-columns-repeated="2"/>
          <table:table-cell/>
          <table:table-cell table:formula="of:=[.V4]-[.R4]" office:value-type="float" office:value="0.363344907407407">
            <text:p>8:43:13</text:p>
          </table:table-cell>
          <table:table-cell table:style-name="ce26" office:value-type="time" office:time-value="PT07H40M53S">
            <text:p>07:40:53</text:p>
          </table:table-cell>
          <table:table-cell table:style-name="ce49" office:value-type="time" office:time-value="PT16H24M06S">
            <text:p>16:24:06</text:p>
          </table:table-cell>
          <table:table-cell table:formula="of:=[.U4]-[.T4]" office:value-type="float" office:value="0.363344907407407">
            <text:p>8:43:13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5]" office:value-type="date" office:date-value="2015-12-02">
            <text:p>Mi, </text:p>
          </table:table-cell>
          <table:table-cell office:value-type="date" office:date-value="2015-12-02">
            <text:p>02.12.2015</text:p>
          </table:table-cell>
          <table:table-cell table:number-columns-repeated="7"/>
          <table:table-cell table:number-columns-repeated="2"/>
          <table:table-cell table:formula="of:=[.K5]-[.J5]" office:value-type="float" office:value="0">
            <text:p>0:00</text:p>
          </table:table-cell>
          <table:table-cell table:style-name="ce26" office:value-type="time" office:time-value="PT07H49M41S">
            <text:p>07:49:41</text:p>
          </table:table-cell>
          <table:table-cell table:style-name="ce49" office:value-type="time" office:time-value="PT16H20M36S">
            <text:p>16:20:36</text:p>
          </table:table-cell>
          <table:table-cell table:formula="of:=[.N5]-[.M5]" office:value-type="float" office:value="0.354803240740741">
            <text:p>8:30:55</text:p>
          </table:table-cell>
          <table:table-cell table:number-columns-repeated="2"/>
          <table:table-cell/>
          <table:table-cell table:formula="of:=[.V5]-[.R5]" office:value-type="float" office:value="0.362164351851852">
            <text:p>8:41:31</text:p>
          </table:table-cell>
          <table:table-cell table:style-name="ce26" office:value-type="time" office:time-value="PT07H42M07S">
            <text:p>07:42:07</text:p>
          </table:table-cell>
          <table:table-cell table:style-name="ce49" office:value-type="time" office:time-value="PT16H23M38S">
            <text:p>16:23:38</text:p>
          </table:table-cell>
          <table:table-cell table:formula="of:=[.U5]-[.T5]" office:value-type="float" office:value="0.362164351851852">
            <text:p>8:41:31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6]" office:value-type="date" office:date-value="2015-12-03">
            <text:p>Do, </text:p>
          </table:table-cell>
          <table:table-cell office:value-type="date" office:date-value="2015-12-03">
            <text:p>03.12.2015</text:p>
          </table:table-cell>
          <table:table-cell table:number-columns-repeated="7"/>
          <table:table-cell table:number-columns-repeated="2"/>
          <table:table-cell table:formula="of:=[.K6]-[.J6]" office:value-type="float" office:value="0">
            <text:p>0:00</text:p>
          </table:table-cell>
          <table:table-cell table:style-name="ce26" office:value-type="time" office:time-value="PT07H50M55S">
            <text:p>07:50:55</text:p>
          </table:table-cell>
          <table:table-cell table:style-name="ce49" office:value-type="time" office:time-value="PT16H20M08S">
            <text:p>16:20:08</text:p>
          </table:table-cell>
          <table:table-cell table:formula="of:=[.N6]-[.M6]" office:value-type="float" office:value="0.353622685185185">
            <text:p>8:29:13</text:p>
          </table:table-cell>
          <table:table-cell table:number-columns-repeated="2"/>
          <table:table-cell/>
          <table:table-cell table:formula="of:=[.V6]-[.R6]" office:value-type="float" office:value="0.361053240740741">
            <text:p>8:39:55</text:p>
          </table:table-cell>
          <table:table-cell table:style-name="ce26" office:value-type="time" office:time-value="PT07H43M18S">
            <text:p>07:43:18</text:p>
          </table:table-cell>
          <table:table-cell table:style-name="ce49" office:value-type="time" office:time-value="PT16H23M13S">
            <text:p>16:23:13</text:p>
          </table:table-cell>
          <table:table-cell table:formula="of:=[.U6]-[.T6]" office:value-type="float" office:value="0.361053240740741">
            <text:p>8:39:55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7]" office:value-type="date" office:date-value="2015-12-04">
            <text:p>Fr, </text:p>
          </table:table-cell>
          <table:table-cell office:value-type="date" office:date-value="2015-12-04">
            <text:p>04.12.2015</text:p>
          </table:table-cell>
          <table:table-cell table:number-columns-repeated="7"/>
          <table:table-cell table:number-columns-repeated="2"/>
          <table:table-cell table:formula="of:=[.K7]-[.J7]" office:value-type="float" office:value="0">
            <text:p>0:00</text:p>
          </table:table-cell>
          <table:table-cell table:style-name="ce26" office:value-type="time" office:time-value="PT07H52M08S">
            <text:p>07:52:08</text:p>
          </table:table-cell>
          <table:table-cell table:style-name="ce49" office:value-type="time" office:time-value="PT16H19M43S">
            <text:p>16:19:43</text:p>
          </table:table-cell>
          <table:table-cell table:formula="of:=[.N7]-[.M7]" office:value-type="float" office:value="0.352488425925926">
            <text:p>8:27:35</text:p>
          </table:table-cell>
          <table:table-cell table:number-columns-repeated="2"/>
          <table:table-cell/>
          <table:table-cell table:formula="of:=[.V7]-[.R7]" office:value-type="float" office:value="0.359976851851852">
            <text:p>8:38:22</text:p>
          </table:table-cell>
          <table:table-cell table:style-name="ce26" office:value-type="time" office:time-value="PT07H44M29S">
            <text:p>07:44:29</text:p>
          </table:table-cell>
          <table:table-cell table:style-name="ce49" office:value-type="time" office:time-value="PT16H22M51S">
            <text:p>16:22:51</text:p>
          </table:table-cell>
          <table:table-cell table:formula="of:=[.U7]-[.T7]" office:value-type="float" office:value="0.359976851851852">
            <text:p>8:38:22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8]" office:value-type="date" office:date-value="2015-12-05">
            <text:p>Sa, </text:p>
          </table:table-cell>
          <table:table-cell office:value-type="date" office:date-value="2015-12-05">
            <text:p>05.12.2015</text:p>
          </table:table-cell>
          <table:table-cell table:number-columns-repeated="7"/>
          <table:table-cell table:number-columns-repeated="2"/>
          <table:table-cell table:formula="of:=[.K8]-[.J8]" office:value-type="float" office:value="0">
            <text:p>0:00</text:p>
          </table:table-cell>
          <table:table-cell table:style-name="ce26" office:value-type="time" office:time-value="PT07H53M20S">
            <text:p>07:53:20</text:p>
          </table:table-cell>
          <table:table-cell table:style-name="ce49" office:value-type="time" office:time-value="PT16H19M22S">
            <text:p>16:19:22</text:p>
          </table:table-cell>
          <table:table-cell table:formula="of:=[.N8]-[.M8]" office:value-type="float" office:value="0.351412037037037">
            <text:p>8:26:02</text:p>
          </table:table-cell>
          <table:table-cell table:number-columns-repeated="2"/>
          <table:table-cell/>
          <table:table-cell table:formula="of:=[.V8]-[.R8]" office:value-type="float" office:value="0.358969907407407">
            <text:p>8:36:55</text:p>
          </table:table-cell>
          <table:table-cell table:style-name="ce26" office:value-type="time" office:time-value="PT07H45M37S">
            <text:p>07:45:37</text:p>
          </table:table-cell>
          <table:table-cell table:style-name="ce49" office:value-type="time" office:time-value="PT16H22M32S">
            <text:p>16:22:32</text:p>
          </table:table-cell>
          <table:table-cell table:formula="of:=[.U8]-[.T8]" office:value-type="float" office:value="0.358969907407407">
            <text:p>8:36:55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9]" office:value-type="date" office:date-value="2015-12-06">
            <text:p>So, </text:p>
          </table:table-cell>
          <table:table-cell office:value-type="date" office:date-value="2015-12-06">
            <text:p>06.12.2015</text:p>
          </table:table-cell>
          <table:table-cell table:number-columns-repeated="7"/>
          <table:table-cell table:number-columns-repeated="2"/>
          <table:table-cell table:formula="of:=[.K9]-[.J9]" office:value-type="float" office:value="0">
            <text:p>0:00</text:p>
          </table:table-cell>
          <table:table-cell table:style-name="ce26" office:value-type="time" office:time-value="PT07H54M29S">
            <text:p>07:54:29</text:p>
          </table:table-cell>
          <table:table-cell table:style-name="ce49" office:value-type="time" office:time-value="PT16H19M03S">
            <text:p>16:19:03</text:p>
          </table:table-cell>
          <table:table-cell table:formula="of:=[.N9]-[.M9]" office:value-type="float" office:value="0.350393518518519">
            <text:p>8:24:34</text:p>
          </table:table-cell>
          <table:table-cell table:number-columns-repeated="2"/>
          <table:table-cell/>
          <table:table-cell table:formula="of:=[.V9]-[.R9]" office:value-type="float" office:value="0.357997685185185">
            <text:p>8:35:31</text:p>
          </table:table-cell>
          <table:table-cell table:style-name="ce26" office:value-type="time" office:time-value="PT07H46M44S">
            <text:p>07:46:44</text:p>
          </table:table-cell>
          <table:table-cell table:style-name="ce49" office:value-type="time" office:time-value="PT16H22M15S">
            <text:p>16:22:15</text:p>
          </table:table-cell>
          <table:table-cell table:formula="of:=[.U9]-[.T9]" office:value-type="float" office:value="0.357997685185185">
            <text:p>8:35:31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0]" office:value-type="date" office:date-value="2015-12-07">
            <text:p>Mo, </text:p>
          </table:table-cell>
          <table:table-cell office:value-type="date" office:date-value="2015-12-07">
            <text:p>07.12.2015</text:p>
          </table:table-cell>
          <table:table-cell table:number-columns-repeated="7"/>
          <table:table-cell table:number-columns-repeated="2"/>
          <table:table-cell table:formula="of:=[.K10]-[.J10]" office:value-type="float" office:value="0">
            <text:p>0:00</text:p>
          </table:table-cell>
          <table:table-cell table:style-name="ce26" office:value-type="time" office:time-value="PT07H55M36S">
            <text:p>07:55:36</text:p>
          </table:table-cell>
          <table:table-cell table:style-name="ce49" office:value-type="time" office:time-value="PT16H18M47S">
            <text:p>16:18:47</text:p>
          </table:table-cell>
          <table:table-cell table:formula="of:=[.N10]-[.M10]" office:value-type="float" office:value="0.34943287037037">
            <text:p>8:23:11</text:p>
          </table:table-cell>
          <table:table-cell table:number-columns-repeated="2"/>
          <table:table-cell/>
          <table:table-cell table:formula="of:=[.V10]-[.R10]" office:value-type="float" office:value="0.357094907407407">
            <text:p>8:34:13</text:p>
          </table:table-cell>
          <table:table-cell table:style-name="ce26" office:value-type="time" office:time-value="PT07H47M49S">
            <text:p>07:47:49</text:p>
          </table:table-cell>
          <table:table-cell table:style-name="ce49" office:value-type="time" office:time-value="PT16H22M02S">
            <text:p>16:22:02</text:p>
          </table:table-cell>
          <table:table-cell table:formula="of:=[.U10]-[.T10]" office:value-type="float" office:value="0.357094907407407">
            <text:p>8:34:13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1]" office:value-type="date" office:date-value="2015-12-08">
            <text:p>Di, </text:p>
          </table:table-cell>
          <table:table-cell office:value-type="date" office:date-value="2015-12-08">
            <text:p>08.12.2015</text:p>
          </table:table-cell>
          <table:table-cell table:number-columns-repeated="7"/>
          <table:table-cell table:number-columns-repeated="2"/>
          <table:table-cell table:formula="of:=[.K11]-[.J11]" office:value-type="float" office:value="0">
            <text:p>0:00</text:p>
          </table:table-cell>
          <table:table-cell table:style-name="ce26" office:value-type="time" office:time-value="PT07H56M41S">
            <text:p>07:56:41</text:p>
          </table:table-cell>
          <table:table-cell table:style-name="ce49" office:value-type="time" office:time-value="PT16H18M34S">
            <text:p>16:18:34</text:p>
          </table:table-cell>
          <table:table-cell table:formula="of:=[.N11]-[.M11]" office:value-type="float" office:value="0.348530092592593">
            <text:p>8:21:53</text:p>
          </table:table-cell>
          <table:table-cell table:number-columns-repeated="2"/>
          <table:table-cell/>
          <table:table-cell table:formula="of:=[.V11]-[.R11]" office:value-type="float" office:value="0.356261574074074">
            <text:p>8:33:01</text:p>
          </table:table-cell>
          <table:table-cell table:style-name="ce26" office:value-type="time" office:time-value="PT07H48M51S">
            <text:p>07:48:51</text:p>
          </table:table-cell>
          <table:table-cell table:style-name="ce49" office:value-type="time" office:time-value="PT16H21M52S">
            <text:p>16:21:52</text:p>
          </table:table-cell>
          <table:table-cell table:formula="of:=[.U11]-[.T11]" office:value-type="float" office:value="0.356261574074074">
            <text:p>8:33:01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2]" office:value-type="date" office:date-value="2015-12-09">
            <text:p>Mi, </text:p>
          </table:table-cell>
          <table:table-cell office:value-type="date" office:date-value="2015-12-09">
            <text:p>09.12.2015</text:p>
          </table:table-cell>
          <table:table-cell table:number-columns-repeated="7"/>
          <table:table-cell table:number-columns-repeated="2"/>
          <table:table-cell table:formula="of:=[.K12]-[.J12]" office:value-type="float" office:value="0">
            <text:p>0:00</text:p>
          </table:table-cell>
          <table:table-cell table:style-name="ce26" office:value-type="time" office:time-value="PT07H57M44S">
            <text:p>07:57:44</text:p>
          </table:table-cell>
          <table:table-cell table:style-name="ce49" office:value-type="time" office:time-value="PT16H18M25S">
            <text:p>16:18:25</text:p>
          </table:table-cell>
          <table:table-cell table:formula="of:=[.N12]-[.M12]" office:value-type="float" office:value="0.347696759259259">
            <text:p>8:20:41</text:p>
          </table:table-cell>
          <table:table-cell table:number-columns-repeated="2"/>
          <table:table-cell/>
          <table:table-cell table:formula="of:=[.V12]-[.R12]" office:value-type="float" office:value="0.355462962962963">
            <text:p>8:31:52</text:p>
          </table:table-cell>
          <table:table-cell table:style-name="ce26" office:value-type="time" office:time-value="PT07H49M52S">
            <text:p>07:49:52</text:p>
          </table:table-cell>
          <table:table-cell table:style-name="ce49" office:value-type="time" office:time-value="PT16H21M44S">
            <text:p>16:21:44</text:p>
          </table:table-cell>
          <table:table-cell table:formula="of:=[.U12]-[.T12]" office:value-type="float" office:value="0.355462962962963">
            <text:p>8:31:52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3]" office:value-type="date" office:date-value="2015-12-10">
            <text:p>Do, </text:p>
          </table:table-cell>
          <table:table-cell office:value-type="date" office:date-value="2015-12-10">
            <text:p>10.12.2015</text:p>
          </table:table-cell>
          <table:table-cell table:number-columns-repeated="7"/>
          <table:table-cell table:number-columns-repeated="2"/>
          <table:table-cell table:formula="of:=[.K13]-[.J13]" office:value-type="float" office:value="0">
            <text:p>0:00</text:p>
          </table:table-cell>
          <table:table-cell table:style-name="ce26" office:value-type="time" office:time-value="PT07H58M45S">
            <text:p>07:58:45</text:p>
          </table:table-cell>
          <table:table-cell table:style-name="ce49" office:value-type="time" office:time-value="PT16H18M18S">
            <text:p>16:18:18</text:p>
          </table:table-cell>
          <table:table-cell table:formula="of:=[.N13]-[.M13]" office:value-type="float" office:value="0.346909722222222">
            <text:p>8:19:33</text:p>
          </table:table-cell>
          <table:table-cell table:number-columns-repeated="2"/>
          <table:table-cell/>
          <table:table-cell table:formula="of:=[.V13]-[.R13]" office:value-type="float" office:value="0.354733796296296">
            <text:p>8:30:49</text:p>
          </table:table-cell>
          <table:table-cell table:style-name="ce26" office:value-type="time" office:time-value="PT07H50M51S">
            <text:p>07:50:51</text:p>
          </table:table-cell>
          <table:table-cell table:style-name="ce49" office:value-type="time" office:time-value="PT16H21M40S">
            <text:p>16:21:40</text:p>
          </table:table-cell>
          <table:table-cell table:formula="of:=[.U13]-[.T13]" office:value-type="float" office:value="0.354733796296296">
            <text:p>8:30:49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4]" office:value-type="date" office:date-value="2015-12-11">
            <text:p>Fr, </text:p>
          </table:table-cell>
          <table:table-cell office:value-type="date" office:date-value="2015-12-11">
            <text:p>11.12.2015</text:p>
          </table:table-cell>
          <table:table-cell table:number-columns-repeated="7"/>
          <table:table-cell table:number-columns-repeated="2"/>
          <table:table-cell table:formula="of:=[.K14]-[.J14]" office:value-type="float" office:value="0">
            <text:p>0:00</text:p>
          </table:table-cell>
          <table:table-cell table:style-name="ce26" office:value-type="time" office:time-value="PT07H59M43S">
            <text:p>07:59:43</text:p>
          </table:table-cell>
          <table:table-cell table:style-name="ce49" office:value-type="time" office:time-value="PT16H18M15S">
            <text:p>16:18:15</text:p>
          </table:table-cell>
          <table:table-cell table:formula="of:=[.N14]-[.M14]" office:value-type="float" office:value="0.346203703703704">
            <text:p>8:18:32</text:p>
          </table:table-cell>
          <table:table-cell table:number-columns-repeated="2"/>
          <table:table-cell/>
          <table:table-cell table:formula="of:=[.V14]-[.R14]" office:value-type="float" office:value="0.354050925925926">
            <text:p>8:29:50</text:p>
          </table:table-cell>
          <table:table-cell table:style-name="ce26" office:value-type="time" office:time-value="PT07H51M48S">
            <text:p>07:51:48</text:p>
          </table:table-cell>
          <table:table-cell table:style-name="ce49" office:value-type="time" office:time-value="PT16H21M38S">
            <text:p>16:21:38</text:p>
          </table:table-cell>
          <table:table-cell table:formula="of:=[.U14]-[.T14]" office:value-type="float" office:value="0.354050925925926">
            <text:p>8:29:50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5]" office:value-type="date" office:date-value="2015-12-12">
            <text:p>Sa, </text:p>
          </table:table-cell>
          <table:table-cell office:value-type="date" office:date-value="2015-12-12">
            <text:p>12.12.2015</text:p>
          </table:table-cell>
          <table:table-cell table:number-columns-repeated="7"/>
          <table:table-cell table:number-columns-repeated="2"/>
          <table:table-cell table:formula="of:=[.K15]-[.J15]" office:value-type="float" office:value="0">
            <text:p>0:00</text:p>
          </table:table-cell>
          <table:table-cell table:style-name="ce26" office:value-type="time" office:time-value="PT08H00M39S">
            <text:p>08:00:39</text:p>
          </table:table-cell>
          <table:table-cell table:style-name="ce49" office:value-type="time" office:time-value="PT16H18M15S">
            <text:p>16:18:15</text:p>
          </table:table-cell>
          <table:table-cell table:formula="of:=[.N15]-[.M15]" office:value-type="float" office:value="0.345555555555555">
            <text:p>8:17:36</text:p>
          </table:table-cell>
          <table:table-cell table:number-columns-repeated="2"/>
          <table:table-cell/>
          <table:table-cell table:formula="of:=[.V15]-[.R15]" office:value-type="float" office:value="0.3534375">
            <text:p>8:28:57</text:p>
          </table:table-cell>
          <table:table-cell table:style-name="ce26" office:value-type="time" office:time-value="PT07H52M42S">
            <text:p>07:52:42</text:p>
          </table:table-cell>
          <table:table-cell table:style-name="ce49" office:value-type="time" office:time-value="PT16H21M39S">
            <text:p>16:21:39</text:p>
          </table:table-cell>
          <table:table-cell table:formula="of:=[.U15]-[.T15]" office:value-type="float" office:value="0.3534375">
            <text:p>8:28:57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6]" office:value-type="date" office:date-value="2015-12-13">
            <text:p>So, </text:p>
          </table:table-cell>
          <table:table-cell office:value-type="date" office:date-value="2015-12-13">
            <text:p>13.12.2015</text:p>
          </table:table-cell>
          <table:table-cell table:number-columns-repeated="7"/>
          <table:table-cell table:number-columns-repeated="2"/>
          <table:table-cell table:formula="of:=[.K16]-[.J16]" office:value-type="float" office:value="0">
            <text:p>0:00</text:p>
          </table:table-cell>
          <table:table-cell table:style-name="ce26" office:value-type="time" office:time-value="PT08H01M32S">
            <text:p>08:01:32</text:p>
          </table:table-cell>
          <table:table-cell table:style-name="ce49" office:value-type="time" office:time-value="PT16H18M18S">
            <text:p>16:18:18</text:p>
          </table:table-cell>
          <table:table-cell table:formula="of:=[.N16]-[.M16]" office:value-type="float" office:value="0.344976851851852">
            <text:p>8:16:46</text:p>
          </table:table-cell>
          <table:table-cell table:number-columns-repeated="2"/>
          <table:table-cell/>
          <table:table-cell table:formula="of:=[.V16]-[.R16]" office:value-type="float" office:value="0.352893518518518">
            <text:p>8:28:10</text:p>
          </table:table-cell>
          <table:table-cell table:style-name="ce26" office:value-type="time" office:time-value="PT07H53M34S">
            <text:p>07:53:34</text:p>
          </table:table-cell>
          <table:table-cell table:style-name="ce49" office:value-type="time" office:time-value="PT16H21M44S">
            <text:p>16:21:44</text:p>
          </table:table-cell>
          <table:table-cell table:formula="of:=[.U16]-[.T16]" office:value-type="float" office:value="0.352893518518518">
            <text:p>8:28:10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7]" office:value-type="date" office:date-value="2015-12-14">
            <text:p>Mo, </text:p>
          </table:table-cell>
          <table:table-cell office:value-type="date" office:date-value="2015-12-14">
            <text:p>14.12.2015</text:p>
          </table:table-cell>
          <table:table-cell table:number-columns-repeated="7"/>
          <table:table-cell table:number-columns-repeated="2"/>
          <table:table-cell table:formula="of:=[.K17]-[.J17]" office:value-type="float" office:value="0">
            <text:p>0:00</text:p>
          </table:table-cell>
          <table:table-cell table:style-name="ce26" office:value-type="time" office:time-value="PT08H02M23S">
            <text:p>08:02:23</text:p>
          </table:table-cell>
          <table:table-cell table:style-name="ce49" office:value-type="time" office:time-value="PT16H18M24S">
            <text:p>16:18:24</text:p>
          </table:table-cell>
          <table:table-cell table:formula="of:=[.N17]-[.M17]" office:value-type="float" office:value="0.344456018518518">
            <text:p>8:16:01</text:p>
          </table:table-cell>
          <table:table-cell table:number-columns-repeated="2"/>
          <table:table-cell/>
          <table:table-cell table:formula="of:=[.V17]-[.R17]" office:value-type="float" office:value="0.352395833333333">
            <text:p>8:27:27</text:p>
          </table:table-cell>
          <table:table-cell table:style-name="ce26" office:value-type="time" office:time-value="PT07H54M24S">
            <text:p>07:54:24</text:p>
          </table:table-cell>
          <table:table-cell table:style-name="ce49" office:value-type="time" office:time-value="PT16H21M51S">
            <text:p>16:21:51</text:p>
          </table:table-cell>
          <table:table-cell table:formula="of:=[.U17]-[.T17]" office:value-type="float" office:value="0.352395833333333">
            <text:p>8:27:27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8]" office:value-type="date" office:date-value="2015-12-15">
            <text:p>Di, </text:p>
          </table:table-cell>
          <table:table-cell office:value-type="date" office:date-value="2015-12-15">
            <text:p>15.12.2015</text:p>
          </table:table-cell>
          <table:table-cell table:number-columns-repeated="7"/>
          <table:table-cell table:number-columns-repeated="2"/>
          <table:table-cell table:formula="of:=[.K18]-[.J18]" office:value-type="float" office:value="0">
            <text:p>0:00</text:p>
          </table:table-cell>
          <table:table-cell table:style-name="ce26" office:value-type="time" office:time-value="PT08H03M12S">
            <text:p>08:03:12</text:p>
          </table:table-cell>
          <table:table-cell table:style-name="ce49" office:value-type="time" office:time-value="PT16H18M33S">
            <text:p>16:18:33</text:p>
          </table:table-cell>
          <table:table-cell table:formula="of:=[.N18]-[.M18]" office:value-type="float" office:value="0.343993055555556">
            <text:p>8:15:21</text:p>
          </table:table-cell>
          <table:table-cell table:number-columns-repeated="2"/>
          <table:table-cell/>
          <table:table-cell table:formula="of:=[.V18]-[.R18]" office:value-type="float" office:value="0.351967592592593">
            <text:p>8:26:50</text:p>
          </table:table-cell>
          <table:table-cell table:style-name="ce26" office:value-type="time" office:time-value="PT07H55M11S">
            <text:p>07:55:11</text:p>
          </table:table-cell>
          <table:table-cell table:style-name="ce49" office:value-type="time" office:time-value="PT16H22M01S">
            <text:p>16:22:01</text:p>
          </table:table-cell>
          <table:table-cell table:formula="of:=[.U18]-[.T18]" office:value-type="float" office:value="0.351967592592593">
            <text:p>8:26:50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19]" office:value-type="date" office:date-value="2015-12-16">
            <text:p>Mi, </text:p>
          </table:table-cell>
          <table:table-cell office:value-type="date" office:date-value="2015-12-16">
            <text:p>16.12.2015</text:p>
          </table:table-cell>
          <table:table-cell table:number-columns-repeated="7"/>
          <table:table-cell table:number-columns-repeated="2"/>
          <table:table-cell table:formula="of:=[.K19]-[.J19]" office:value-type="float" office:value="0">
            <text:p>0:00</text:p>
          </table:table-cell>
          <table:table-cell table:style-name="ce26" office:value-type="time" office:time-value="PT08H03M58S">
            <text:p>08:03:58</text:p>
          </table:table-cell>
          <table:table-cell table:style-name="ce49" office:value-type="time" office:time-value="PT16H18M45S">
            <text:p>16:18:45</text:p>
          </table:table-cell>
          <table:table-cell table:formula="of:=[.N19]-[.M19]" office:value-type="float" office:value="0.343599537037037">
            <text:p>8:14:47</text:p>
          </table:table-cell>
          <table:table-cell table:number-columns-repeated="2"/>
          <table:table-cell/>
          <table:table-cell table:formula="of:=[.V19]-[.R19]" office:value-type="float" office:value="0.351608796296296">
            <text:p>8:26:19</text:p>
          </table:table-cell>
          <table:table-cell table:style-name="ce26" office:value-type="time" office:time-value="PT07H55M56S">
            <text:p>07:55:56</text:p>
          </table:table-cell>
          <table:table-cell table:style-name="ce49" office:value-type="time" office:time-value="PT16H22M15S">
            <text:p>16:22:15</text:p>
          </table:table-cell>
          <table:table-cell table:formula="of:=[.U19]-[.T19]" office:value-type="float" office:value="0.351608796296296">
            <text:p>8:26:19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20]" office:value-type="date" office:date-value="2015-12-17">
            <text:p>Do, </text:p>
          </table:table-cell>
          <table:table-cell office:value-type="date" office:date-value="2015-12-17">
            <text:p>17.12.2015</text:p>
          </table:table-cell>
          <table:table-cell table:number-columns-repeated="7"/>
          <table:table-cell table:number-columns-repeated="2"/>
          <table:table-cell table:formula="of:=[.K20]-[.J20]" office:value-type="float" office:value="0">
            <text:p>0:00</text:p>
          </table:table-cell>
          <table:table-cell table:style-name="ce26" office:value-type="time" office:time-value="PT08H04M41S">
            <text:p>08:04:41</text:p>
          </table:table-cell>
          <table:table-cell table:style-name="ce49" office:value-type="time" office:time-value="PT16H19M01S">
            <text:p>16:19:01</text:p>
          </table:table-cell>
          <table:table-cell table:formula="of:=[.N20]-[.M20]" office:value-type="float" office:value="0.343287037037037">
            <text:p>8:14:20</text:p>
          </table:table-cell>
          <table:table-cell table:number-columns-repeated="2"/>
          <table:table-cell/>
          <table:table-cell table:formula="of:=[.V20]-[.R20]" office:value-type="float" office:value="0.35130787037037">
            <text:p>8:25:53</text:p>
          </table:table-cell>
          <table:table-cell table:style-name="ce26" office:value-type="time" office:time-value="PT07H56M38S">
            <text:p>07:56:38</text:p>
          </table:table-cell>
          <table:table-cell table:style-name="ce49" office:value-type="time" office:time-value="PT16H22M31S">
            <text:p>16:22:31</text:p>
          </table:table-cell>
          <table:table-cell table:formula="of:=[.U20]-[.T20]" office:value-type="float" office:value="0.35130787037037">
            <text:p>8:25:53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21]" office:value-type="date" office:date-value="2015-12-18">
            <text:p>Fr, </text:p>
          </table:table-cell>
          <table:table-cell office:value-type="date" office:date-value="2015-12-18">
            <text:p>18.12.2015</text:p>
          </table:table-cell>
          <table:table-cell table:number-columns-repeated="7"/>
          <table:table-cell table:number-columns-repeated="2"/>
          <table:table-cell table:formula="of:=[.K21]-[.J21]" office:value-type="float" office:value="0">
            <text:p>0:00</text:p>
          </table:table-cell>
          <table:table-cell table:style-name="ce26" office:value-type="time" office:time-value="PT08H05M22S">
            <text:p>08:05:22</text:p>
          </table:table-cell>
          <table:table-cell table:style-name="ce49" office:value-type="time" office:time-value="PT16H19M19S">
            <text:p>16:19:19</text:p>
          </table:table-cell>
          <table:table-cell table:formula="of:=[.N21]-[.M21]" office:value-type="float" office:value="0.343020833333333">
            <text:p>8:13:57</text:p>
          </table:table-cell>
          <table:table-cell table:number-columns-repeated="2"/>
          <table:table-cell/>
          <table:table-cell table:formula="of:=[.V21]-[.R21]" office:value-type="float" office:value="0.351064814814815">
            <text:p>8:25:32</text:p>
          </table:table-cell>
          <table:table-cell table:style-name="ce26" office:value-type="time" office:time-value="PT07H57M18S">
            <text:p>07:57:18</text:p>
          </table:table-cell>
          <table:table-cell table:style-name="ce49" office:value-type="time" office:time-value="PT16H22M50S">
            <text:p>16:22:50</text:p>
          </table:table-cell>
          <table:table-cell table:formula="of:=[.U21]-[.T21]" office:value-type="float" office:value="0.351064814814815">
            <text:p>8:25:32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22]" office:value-type="date" office:date-value="2015-12-19">
            <text:p>Sa, </text:p>
          </table:table-cell>
          <table:table-cell office:value-type="date" office:date-value="2015-12-19">
            <text:p>19.12.2015</text:p>
          </table:table-cell>
          <table:table-cell table:number-columns-repeated="7"/>
          <table:table-cell table:number-columns-repeated="2"/>
          <table:table-cell table:formula="of:=[.K22]-[.J22]" office:value-type="float" office:value="0">
            <text:p>0:00</text:p>
          </table:table-cell>
          <table:table-cell table:style-name="ce26" office:value-type="time" office:time-value="PT08H05M59S">
            <text:p>08:05:59</text:p>
          </table:table-cell>
          <table:table-cell table:style-name="ce49" office:value-type="time" office:time-value="PT16H19M40S">
            <text:p>16:19:40</text:p>
          </table:table-cell>
          <table:table-cell table:formula="of:=[.N22]-[.M22]" office:value-type="float" office:value="0.342835648148148">
            <text:p>8:13:41</text:p>
          </table:table-cell>
          <table:table-cell table:number-columns-repeated="2"/>
          <table:table-cell/>
          <table:table-cell table:formula="of:=[.V22]-[.R22]" office:value-type="float" office:value="0.350891203703704">
            <text:p>8:25:17</text:p>
          </table:table-cell>
          <table:table-cell table:style-name="ce26" office:value-type="time" office:time-value="PT07H57M55S">
            <text:p>07:57:55</text:p>
          </table:table-cell>
          <table:table-cell table:style-name="ce49" office:value-type="time" office:time-value="PT16H23M12S">
            <text:p>16:23:12</text:p>
          </table:table-cell>
          <table:table-cell table:formula="of:=[.U22]-[.T22]" office:value-type="float" office:value="0.350891203703704">
            <text:p>8:25:17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23]" office:value-type="date" office:date-value="2015-12-20">
            <text:p>So, </text:p>
          </table:table-cell>
          <table:table-cell office:value-type="date" office:date-value="2015-12-20">
            <text:p>20.12.2015</text:p>
          </table:table-cell>
          <table:table-cell table:number-columns-repeated="7"/>
          <table:table-cell table:number-columns-repeated="2"/>
          <table:table-cell table:formula="of:=[.K23]-[.J23]" office:value-type="float" office:value="0">
            <text:p>0:00</text:p>
          </table:table-cell>
          <table:table-cell table:style-name="ce26" office:value-type="time" office:time-value="PT08H06M34S">
            <text:p>08:06:34</text:p>
          </table:table-cell>
          <table:table-cell table:style-name="ce49" office:value-type="time" office:time-value="PT16H20M05S">
            <text:p>16:20:05</text:p>
          </table:table-cell>
          <table:table-cell table:formula="of:=[.N23]-[.M23]" office:value-type="float" office:value="0.342719907407407">
            <text:p>8:13:31</text:p>
          </table:table-cell>
          <table:table-cell table:number-columns-repeated="2"/>
          <table:table-cell/>
          <table:table-cell table:formula="of:=[.V23]-[.R23]" office:value-type="float" office:value="0.350775462962963">
            <text:p>8:25:07</text:p>
          </table:table-cell>
          <table:table-cell table:style-name="ce26" office:value-type="time" office:time-value="PT07H58M30S">
            <text:p>07:58:30</text:p>
          </table:table-cell>
          <table:table-cell table:style-name="ce49" office:value-type="time" office:time-value="PT16H23M37S">
            <text:p>16:23:37</text:p>
          </table:table-cell>
          <table:table-cell table:formula="of:=[.U23]-[.T23]" office:value-type="float" office:value="0.350775462962963">
            <text:p>8:25:07</text:p>
          </table:table-cell>
          <table:table-cell table:style-name="ce67"/>
          <table:table-cell table:style-name="ce73" table:number-columns-repeated="2"/>
          <table:table-cell table:style-name="ce81"/>
          <table:table-cell table:style-name="ce73" table:number-columns-repeated="2"/>
          <table:table-cell table:style-name="ce89"/>
          <table:table-cell table:number-columns-repeated="995"/>
        </table:table-row>
        <table:table-row table:style-name="ro1">
          <table:table-cell table:formula="of:=[.B24]" office:value-type="date" office:date-value="2015-12-21">
            <text:p>Mo, </text:p>
          </table:table-cell>
          <table:table-cell office:value-type="date" office:date-value="2015-12-21">
            <text:p>21.12.2015</text:p>
          </table:table-cell>
          <table:table-cell table:number-columns-repeated="7"/>
          <table:table-cell table:number-columns-repeated="2"/>
          <table:table-cell table:formula="of:=[.K24]-[.J24]" office:value-type="float" office:value="0">
            <text:p>0:00</text:p>
          </table:table-cell>
          <table:table-cell table:style-name="ce26" office:value-type="time" office:time-value="PT08H07M06S">
            <text:p>08:07:06</text:p>
          </table:table-cell>
          <table:table-cell table:style-name="ce49" office:value-type="time" office:time-value="PT16H20M33S">
            <text:p>16:20:33</text:p>
          </table:table-cell>
          <table:table-cell table:formula="of:=[.N24]-[.M24]" office:value-type="float" office:value="0.342673611111111">
            <text:p>8:13:27</text:p>
          </table:table-cell>
          <table:table-cell table:number-columns-repeated="2"/>
          <table:table-cell office:value-type="float" office:value="0.347916666666667">
            <text:p>8:21</text:p>
          </table:table-cell>
          <table:table-cell table:formula="of:=[.V24]-[.R24]" office:value-type="float" office:value="0.0028009259259259">
            <text:p>0:04:02</text:p>
          </table:table-cell>
          <table:table-cell table:style-name="ce26" office:value-type="time" office:time-value="PT07H59M02S">
            <text:p>07:59:02</text:p>
          </table:table-cell>
          <table:table-cell table:style-name="ce49" office:value-type="time" office:time-value="PT16H24M04S">
            <text:p>16:24:04</text:p>
          </table:table-cell>
          <table:table-cell table:formula="of:=[.U24]-[.T24]" office:value-type="float" office:value="0.350717592592593">
            <text:p>8:25:02</text:p>
          </table:table-cell>
          <table:table-cell table:number-columns-repeated="1002"/>
        </table:table-row>
        <table:table-row table:style-name="ro1">
          <table:table-cell table:formula="of:=[.B25]" office:value-type="date" office:date-value="2015-12-22">
            <text:p>Di, </text:p>
          </table:table-cell>
          <table:table-cell office:value-type="date" office:date-value="2015-12-22">
            <text:p>22.12.2015</text:p>
          </table:table-cell>
          <table:table-cell table:number-columns-repeated="7"/>
          <table:table-cell table:number-columns-repeated="2"/>
          <table:table-cell table:formula="of:=[.K25]-[.J25]" office:value-type="float" office:value="0">
            <text:p>0:00</text:p>
          </table:table-cell>
          <table:table-cell table:style-name="ce26" office:value-type="time" office:time-value="PT08H07M35S">
            <text:p>08:07:35</text:p>
          </table:table-cell>
          <table:table-cell table:style-name="ce49" office:value-type="time" office:time-value="PT16H21M03S">
            <text:p>16:21:03</text:p>
          </table:table-cell>
          <table:table-cell table:formula="of:=[.N25]-[.M25]" office:value-type="float" office:value="0.342685185185185">
            <text:p>8:13:28</text:p>
          </table:table-cell>
          <table:table-cell table:number-columns-repeated="2"/>
          <table:table-cell office:value-type="float" office:value="0.347916666666667">
            <text:p>8:21</text:p>
          </table:table-cell>
          <table:table-cell table:formula="of:=[.V25]-[.R25]" office:value-type="float" office:value="0.00282407407407403">
            <text:p>0:04:04</text:p>
          </table:table-cell>
          <table:table-cell table:style-name="ce26" office:value-type="time" office:time-value="PT07H59M31S">
            <text:p>07:59:31</text:p>
          </table:table-cell>
          <table:table-cell table:style-name="ce49" office:value-type="time" office:time-value="PT16H24M35S">
            <text:p>16:24:35</text:p>
          </table:table-cell>
          <table:table-cell table:formula="of:=[.U25]-[.T25]" office:value-type="float" office:value="0.350740740740741">
            <text:p>8:25:04</text:p>
          </table:table-cell>
          <table:table-cell table:number-columns-repeated="8"/>
          <table:table-cell table:style-name="ce103"/>
          <table:table-cell table:number-columns-repeated="993"/>
        </table:table-row>
        <table:table-row table:style-name="ro1">
          <table:table-cell table:formula="of:=[.B26]" office:value-type="date" office:date-value="2015-12-23">
            <text:p>Mi, </text:p>
          </table:table-cell>
          <table:table-cell office:value-type="date" office:date-value="2015-12-23">
            <text:p>23.12.2015</text:p>
          </table:table-cell>
          <table:table-cell table:number-columns-repeated="7"/>
          <table:table-cell table:number-columns-repeated="2"/>
          <table:table-cell table:formula="of:=[.K26]-[.J26]" office:value-type="float" office:value="0">
            <text:p>0:00</text:p>
          </table:table-cell>
          <table:table-cell table:style-name="ce26" office:value-type="time" office:time-value="PT08H08M02S">
            <text:p>08:08:02</text:p>
          </table:table-cell>
          <table:table-cell table:style-name="ce49" office:value-type="time" office:time-value="PT16H21M37S">
            <text:p>16:21:37</text:p>
          </table:table-cell>
          <table:table-cell table:formula="of:=[.N26]-[.M26]" office:value-type="float" office:value="0.342766203703704">
            <text:p>8:13:35</text:p>
          </table:table-cell>
          <table:table-cell table:number-columns-repeated="2"/>
          <table:table-cell office:value-type="float" office:value="0.347916666666667">
            <text:p>8:21</text:p>
          </table:table-cell>
          <table:table-cell table:formula="of:=[.V26]-[.R26]" office:value-type="float" office:value="0.00289351851851821">
            <text:p>0:04:10</text:p>
          </table:table-cell>
          <table:table-cell table:style-name="ce26" office:value-type="time" office:time-value="PT07H59M58S">
            <text:p>07:59:58</text:p>
          </table:table-cell>
          <table:table-cell table:style-name="ce49" office:value-type="time" office:time-value="PT16H25M08S">
            <text:p>16:25:08</text:p>
          </table:table-cell>
          <table:table-cell table:formula="of:=[.U26]-[.T26]" office:value-type="float" office:value="0.350810185185185">
            <text:p>8:25:10</text:p>
          </table:table-cell>
          <table:table-cell table:number-columns-repeated="1002"/>
        </table:table-row>
        <table:table-row table:style-name="ro1">
          <table:table-cell table:formula="of:=[.B27]" office:value-type="date" office:date-value="2015-12-24">
            <text:p>Do, </text:p>
          </table:table-cell>
          <table:table-cell office:value-type="date" office:date-value="2015-12-24">
            <text:p>24.12.2015</text:p>
          </table:table-cell>
          <table:table-cell table:number-columns-repeated="7"/>
          <table:table-cell table:number-columns-repeated="2"/>
          <table:table-cell table:formula="of:=[.K27]-[.J27]" office:value-type="float" office:value="0">
            <text:p>0:00</text:p>
          </table:table-cell>
          <table:table-cell table:style-name="ce26" office:value-type="time" office:time-value="PT08H08M25S">
            <text:p>08:08:25</text:p>
          </table:table-cell>
          <table:table-cell table:style-name="ce49" office:value-type="time" office:time-value="PT16H22M13S">
            <text:p>16:22:13</text:p>
          </table:table-cell>
          <table:table-cell table:formula="of:=[.N27]-[.M27]" office:value-type="float" office:value="0.342916666666667">
            <text:p>8:13:48</text:p>
          </table:table-cell>
          <table:table-cell table:number-columns-repeated="2"/>
          <table:table-cell office:value-type="float" office:value="0.347916666666667">
            <text:p>8:21</text:p>
          </table:table-cell>
          <table:table-cell table:formula="of:=[.V27]-[.R27]" office:value-type="float" office:value="0.00304398148148116">
            <text:p>0:04:23</text:p>
          </table:table-cell>
          <table:table-cell table:style-name="ce26" office:value-type="time" office:time-value="PT08H00M21S">
            <text:p>08:00:21</text:p>
          </table:table-cell>
          <table:table-cell table:style-name="ce49" office:value-type="time" office:time-value="PT16H25M44S">
            <text:p>16:25:44</text:p>
          </table:table-cell>
          <table:table-cell table:formula="of:=[.U27]-[.T27]" office:value-type="float" office:value="0.350960648148148">
            <text:p>8:25:23</text:p>
          </table:table-cell>
          <table:table-cell table:number-columns-repeated="1002"/>
        </table:table-row>
        <table:table-row table:style-name="ro1">
          <table:table-cell table:formula="of:=[.B28]" office:value-type="date" office:date-value="2015-12-25">
            <text:p>Fr, </text:p>
          </table:table-cell>
          <table:table-cell office:value-type="date" office:date-value="2015-12-25">
            <text:p>25.12.2015</text:p>
          </table:table-cell>
          <table:table-cell table:number-columns-repeated="7"/>
          <table:table-cell table:number-columns-repeated="2"/>
          <table:table-cell table:formula="of:=[.K28]-[.J28]" office:value-type="float" office:value="0">
            <text:p>0:00</text:p>
          </table:table-cell>
          <table:table-cell table:style-name="ce26" office:value-type="time" office:time-value="PT08H08M45S">
            <text:p>08:08:45</text:p>
          </table:table-cell>
          <table:table-cell table:style-name="ce49" office:value-type="time" office:time-value="PT16H22M52S">
            <text:p>16:22:52</text:p>
          </table:table-cell>
          <table:table-cell table:formula="of:=[.N28]-[.M28]" office:value-type="float" office:value="0.343136574074074">
            <text:p>8:14:07</text:p>
          </table:table-cell>
          <table:table-cell table:number-columns-repeated="2"/>
          <table:table-cell office:value-type="float" office:value="0.347916666666667">
            <text:p>8:21</text:p>
          </table:table-cell>
          <table:table-cell table:formula="of:=[.V28]-[.R28]" office:value-type="float" office:value="0.0032523148148148">
            <text:p>0:04:41</text:p>
          </table:table-cell>
          <table:table-cell table:style-name="ce26" office:value-type="time" office:time-value="PT08H00M42S">
            <text:p>08:00:42</text:p>
          </table:table-cell>
          <table:table-cell table:style-name="ce49" office:value-type="time" office:time-value="PT16H26M23S">
            <text:p>16:26:23</text:p>
          </table:table-cell>
          <table:table-cell table:formula="of:=[.U28]-[.T28]" office:value-type="float" office:value="0.351168981481481">
            <text:p>8:25:41</text:p>
          </table:table-cell>
          <table:table-cell table:number-columns-repeated="1002"/>
        </table:table-row>
        <table:table-row table:style-name="ro1">
          <table:table-cell table:formula="of:=[.B29]" office:value-type="date" office:date-value="2015-12-26">
            <text:p>Sa, </text:p>
          </table:table-cell>
          <table:table-cell office:value-type="date" office:date-value="2015-12-26">
            <text:p>26.12.2015</text:p>
          </table:table-cell>
          <table:table-cell table:number-columns-repeated="7"/>
          <table:table-cell table:number-columns-repeated="2"/>
          <table:table-cell table:formula="of:=[.K29]-[.J29]" office:value-type="float" office:value="0">
            <text:p>0:00</text:p>
          </table:table-cell>
          <table:table-cell table:style-name="ce26" office:value-type="time" office:time-value="PT08H09M02S">
            <text:p>08:09:02</text:p>
          </table:table-cell>
          <table:table-cell table:style-name="ce49" office:value-type="time" office:time-value="PT16H23M34S">
            <text:p>16:23:34</text:p>
          </table:table-cell>
          <table:table-cell table:formula="of:=[.N29]-[.M29]" office:value-type="float" office:value="0.343425925925926">
            <text:p>8:14:32</text:p>
          </table:table-cell>
          <table:table-cell table:number-columns-repeated="2"/>
          <table:table-cell office:value-type="float" office:value="0.348611111111111">
            <text:p>8:22</text:p>
          </table:table-cell>
          <table:table-cell table:formula="of:=[.V29]-[.R29]" office:value-type="float" office:value="0.00282407407407392">
            <text:p>0:04:04</text:p>
          </table:table-cell>
          <table:table-cell table:style-name="ce26" office:value-type="time" office:time-value="PT08H01M00S">
            <text:p>08:01:00</text:p>
          </table:table-cell>
          <table:table-cell table:style-name="ce49" office:value-type="time" office:time-value="PT16H27M04S">
            <text:p>16:27:04</text:p>
          </table:table-cell>
          <table:table-cell table:formula="of:=[.U29]-[.T29]" office:value-type="float" office:value="0.351435185185185">
            <text:p>8:26:04</text:p>
          </table:table-cell>
          <table:table-cell table:number-columns-repeated="1002"/>
        </table:table-row>
        <table:table-row table:style-name="ro1">
          <table:table-cell table:formula="of:=[.B30]" office:value-type="date" office:date-value="2015-12-27">
            <text:p>So, </text:p>
          </table:table-cell>
          <table:table-cell office:value-type="date" office:date-value="2015-12-27">
            <text:p>27.12.2015</text:p>
          </table:table-cell>
          <table:table-cell table:number-columns-repeated="7"/>
          <table:table-cell table:number-columns-repeated="2"/>
          <table:table-cell table:formula="of:=[.K30]-[.J30]" office:value-type="float" office:value="0">
            <text:p>0:00</text:p>
          </table:table-cell>
          <table:table-cell table:style-name="ce26" office:value-type="time" office:time-value="PT08H09M17S">
            <text:p>08:09:17</text:p>
          </table:table-cell>
          <table:table-cell table:style-name="ce49" office:value-type="time" office:time-value="PT16H24M19S">
            <text:p>16:24:19</text:p>
          </table:table-cell>
          <table:table-cell table:formula="of:=[.N30]-[.M30]" office:value-type="float" office:value="0.343773148148148">
            <text:p>8:15:02</text:p>
          </table:table-cell>
          <table:table-cell table:number-columns-repeated="2"/>
          <table:table-cell office:value-type="float" office:value="0.348611111111111">
            <text:p>8:22</text:p>
          </table:table-cell>
          <table:table-cell table:formula="of:=[.V30]-[.R30]" office:value-type="float" office:value="0.00315972222222222">
            <text:p>0:04:33</text:p>
          </table:table-cell>
          <table:table-cell table:style-name="ce26" office:value-type="time" office:time-value="PT08H01M15S">
            <text:p>08:01:15</text:p>
          </table:table-cell>
          <table:table-cell table:style-name="ce49" office:value-type="time" office:time-value="PT16H27M48S">
            <text:p>16:27:48</text:p>
          </table:table-cell>
          <table:table-cell table:formula="of:=[.U30]-[.T30]" office:value-type="float" office:value="0.351770833333333">
            <text:p>8:26:33</text:p>
          </table:table-cell>
          <table:table-cell table:number-columns-repeated="1002"/>
        </table:table-row>
        <table:table-row table:style-name="ro1">
          <table:table-cell table:formula="of:=[.B31]" office:value-type="date" office:date-value="2015-12-28">
            <text:p>Mo, </text:p>
          </table:table-cell>
          <table:table-cell office:value-type="date" office:date-value="2015-12-28">
            <text:p>28.12.2015</text:p>
          </table:table-cell>
          <table:table-cell table:number-columns-repeated="7"/>
          <table:table-cell table:number-columns-repeated="2"/>
          <table:table-cell table:formula="of:=[.K31]-[.J31]" office:value-type="float" office:value="0">
            <text:p>0:00</text:p>
          </table:table-cell>
          <table:table-cell table:style-name="ce26" office:value-type="time" office:time-value="PT08H09M28S">
            <text:p>08:09:28</text:p>
          </table:table-cell>
          <table:table-cell table:style-name="ce49" office:value-type="time" office:time-value="PT16H25M07S">
            <text:p>16:25:07</text:p>
          </table:table-cell>
          <table:table-cell table:formula="of:=[.N31]-[.M31]" office:value-type="float" office:value="0.344201388888889">
            <text:p>8:15:39</text:p>
          </table:table-cell>
          <table:table-cell table:number-columns-repeated="2"/>
          <table:table-cell office:value-type="float" office:value="0.348611111111111">
            <text:p>8:22</text:p>
          </table:table-cell>
          <table:table-cell table:formula="of:=[.V31]-[.R31]" office:value-type="float" office:value="0.00356481481481474">
            <text:p>0:05:08</text:p>
          </table:table-cell>
          <table:table-cell table:style-name="ce26" office:value-type="time" office:time-value="PT08H01M27S">
            <text:p>08:01:27</text:p>
          </table:table-cell>
          <table:table-cell table:style-name="ce49" office:value-type="time" office:time-value="PT16H28M35S">
            <text:p>16:28:35</text:p>
          </table:table-cell>
          <table:table-cell table:formula="of:=[.U31]-[.T31]" office:value-type="float" office:value="0.352175925925926">
            <text:p>8:27:08</text:p>
          </table:table-cell>
          <table:table-cell table:number-columns-repeated="1002"/>
        </table:table-row>
        <table:table-row table:style-name="ro1">
          <table:table-cell table:formula="of:=[.B32]" office:value-type="date" office:date-value="2015-12-29">
            <text:p>Di, </text:p>
          </table:table-cell>
          <table:table-cell office:value-type="date" office:date-value="2015-12-29">
            <text:p>29.12.2015</text:p>
          </table:table-cell>
          <table:table-cell table:number-columns-repeated="7"/>
          <table:table-cell table:number-columns-repeated="2"/>
          <table:table-cell table:formula="of:=[.K32]-[.J32]" office:value-type="float" office:value="0">
            <text:p>0:00</text:p>
          </table:table-cell>
          <table:table-cell table:style-name="ce26" office:value-type="time" office:time-value="PT08H09M36S">
            <text:p>08:09:36</text:p>
          </table:table-cell>
          <table:table-cell table:style-name="ce49" office:value-type="time" office:time-value="PT16H25M57S">
            <text:p>16:25:57</text:p>
          </table:table-cell>
          <table:table-cell table:formula="of:=[.N32]-[.M32]" office:value-type="float" office:value="0.3446875">
            <text:p>8:16:21</text:p>
          </table:table-cell>
          <table:table-cell table:number-columns-repeated="2"/>
          <table:table-cell office:value-type="float" office:value="0.349305555555556">
            <text:p>8:23</text:p>
          </table:table-cell>
          <table:table-cell table:formula="of:=[.V32]-[.R32]" office:value-type="float" office:value="0.00332175925925926">
            <text:p>0:04:47</text:p>
          </table:table-cell>
          <table:table-cell table:style-name="ce26" office:value-type="time" office:time-value="PT08H01M37S">
            <text:p>08:01:37</text:p>
          </table:table-cell>
          <table:table-cell table:style-name="ce49" office:value-type="time" office:time-value="PT16H29M24S">
            <text:p>16:29:24</text:p>
          </table:table-cell>
          <table:table-cell table:formula="of:=[.U32]-[.T32]" office:value-type="float" office:value="0.352627314814815">
            <text:p>8:27:47</text:p>
          </table:table-cell>
          <table:table-cell table:number-columns-repeated="1002"/>
        </table:table-row>
        <table:table-row table:style-name="ro1">
          <table:table-cell table:formula="of:=[.B33]" office:value-type="date" office:date-value="2015-12-30">
            <text:p>Mi, </text:p>
          </table:table-cell>
          <table:table-cell office:value-type="date" office:date-value="2015-12-30">
            <text:p>30.12.2015</text:p>
          </table:table-cell>
          <table:table-cell table:number-columns-repeated="7"/>
          <table:table-cell table:number-columns-repeated="2"/>
          <table:table-cell table:formula="of:=[.K33]-[.J33]" office:value-type="float" office:value="0">
            <text:p>0:00</text:p>
          </table:table-cell>
          <table:table-cell table:style-name="ce26" office:value-type="time" office:time-value="PT08H09M41S">
            <text:p>08:09:41</text:p>
          </table:table-cell>
          <table:table-cell table:style-name="ce49" office:value-type="time" office:time-value="PT16H26M50S">
            <text:p>16:26:50</text:p>
          </table:table-cell>
          <table:table-cell table:formula="of:=[.N33]-[.M33]" office:value-type="float" office:value="0.345243055555556">
            <text:p>8:17:09</text:p>
          </table:table-cell>
          <table:table-cell table:number-columns-repeated="2"/>
          <table:table-cell office:value-type="float" office:value="0.35">
            <text:p>8:24</text:p>
          </table:table-cell>
          <table:table-cell table:formula="of:=[.V33]-[.R33]" office:value-type="float" office:value="0.00314814814814818">
            <text:p>0:04:32</text:p>
          </table:table-cell>
          <table:table-cell table:style-name="ce26" office:value-type="time" office:time-value="PT08H01M43S">
            <text:p>08:01:43</text:p>
          </table:table-cell>
          <table:table-cell table:style-name="ce49" office:value-type="time" office:time-value="PT16H30M15S">
            <text:p>16:30:15</text:p>
          </table:table-cell>
          <table:table-cell table:formula="of:=[.U33]-[.T33]" office:value-type="float" office:value="0.353148148148148">
            <text:p>8:28:32</text:p>
          </table:table-cell>
          <table:table-cell table:number-columns-repeated="1002"/>
        </table:table-row>
        <table:table-row table:style-name="ro1">
          <table:table-cell table:formula="of:=[.B34]" office:value-type="date" office:date-value="2015-12-31">
            <text:p>Do, </text:p>
          </table:table-cell>
          <table:table-cell office:value-type="date" office:date-value="2015-12-31">
            <text:p>31.12.2015</text:p>
          </table:table-cell>
          <table:table-cell table:number-columns-repeated="7"/>
          <table:table-cell table:number-columns-repeated="2"/>
          <table:table-cell table:formula="of:=[.K34]-[.J34]" office:value-type="float" office:value="0">
            <text:p>0:00</text:p>
          </table:table-cell>
          <table:table-cell table:style-name="ce26" office:value-type="time" office:time-value="PT08H09M43S">
            <text:p>08:09:43</text:p>
          </table:table-cell>
          <table:table-cell table:style-name="ce49" office:value-type="time" office:time-value="PT16H27M45S">
            <text:p>16:27:45</text:p>
          </table:table-cell>
          <table:table-cell table:formula="of:=[.N34]-[.M34]" office:value-type="float" office:value="0.345856481481482">
            <text:p>8:18:02</text:p>
          </table:table-cell>
          <table:table-cell table:number-columns-repeated="2"/>
          <table:table-cell office:value-type="float" office:value="0.350694444444444">
            <text:p>8:25</text:p>
          </table:table-cell>
          <table:table-cell table:formula="of:=[.V34]-[.R34]" office:value-type="float" office:value="0.00303240740740746">
            <text:p>0:04:22</text:p>
          </table:table-cell>
          <table:table-cell table:style-name="ce26" office:value-type="time" office:time-value="PT08H01M47S">
            <text:p>08:01:47</text:p>
          </table:table-cell>
          <table:table-cell table:style-name="ce49" office:value-type="time" office:time-value="PT16H31M09S">
            <text:p>16:31:09</text:p>
          </table:table-cell>
          <table:table-cell table:formula="of:=[.U34]-[.T34]" office:value-type="float" office:value="0.353726851851852">
            <text:p>8:29:22</text:p>
          </table:table-cell>
          <table:table-cell table:number-columns-repeated="1002"/>
        </table:table-row>
        <table:table-row table:style-name="ro1">
          <table:table-cell table:formula="of:=[.B35]" office:value-type="date" office:date-value="2016-01-01">
            <text:p>Fr, </text:p>
          </table:table-cell>
          <table:table-cell office:value-type="date" office:date-value="2016-01-01">
            <text:p>01.01.2016</text:p>
          </table:table-cell>
          <table:table-cell table:number-columns-repeated="7"/>
          <table:table-cell table:number-columns-repeated="2"/>
          <table:table-cell table:formula="of:=[.K35]-[.J35]" office:value-type="float" office:value="0">
            <text:p>0:00</text:p>
          </table:table-cell>
          <table:table-cell table:style-name="ce26" office:value-type="time" office:time-value="PT08H09M42S">
            <text:p>08:09:42</text:p>
          </table:table-cell>
          <table:table-cell table:style-name="ce49" office:value-type="time" office:time-value="PT16H28M43S">
            <text:p>16:28:43</text:p>
          </table:table-cell>
          <table:table-cell table:formula="of:=[.N35]-[.M35]" office:value-type="float" office:value="0.346539351851852">
            <text:p>8:19:01</text:p>
          </table:table-cell>
          <table:table-cell table:number-columns-repeated="2"/>
          <table:table-cell office:value-type="float" office:value="0.352083333333333">
            <text:p>8:27</text:p>
          </table:table-cell>
          <table:table-cell table:formula="of:=[.V35]-[.R35]" office:value-type="float" office:value="0.00229166666666675">
            <text:p>0:03:18</text:p>
          </table:table-cell>
          <table:table-cell table:style-name="ce26" office:value-type="time" office:time-value="PT08H01M47S">
            <text:p>08:01:47</text:p>
          </table:table-cell>
          <table:table-cell table:style-name="ce49" office:value-type="time" office:time-value="PT16H32M05S">
            <text:p>16:32:05</text:p>
          </table:table-cell>
          <table:table-cell table:formula="of:=[.U35]-[.T35]" office:value-type="float" office:value="0.354375">
            <text:p>8:30:18</text:p>
          </table:table-cell>
          <table:table-cell table:number-columns-repeated="1002"/>
        </table:table-row>
        <table:table-row table:style-name="ro1">
          <table:table-cell table:formula="of:=[.B36]" office:value-type="date" office:date-value="2016-01-02">
            <text:p>Sa, </text:p>
          </table:table-cell>
          <table:table-cell office:value-type="date" office:date-value="2016-01-02">
            <text:p>02.01.2016</text:p>
          </table:table-cell>
          <table:table-cell table:number-columns-repeated="7"/>
          <table:table-cell table:number-columns-repeated="2"/>
          <table:table-cell table:formula="of:=[.K36]-[.J36]" office:value-type="float" office:value="0">
            <text:p>0:00</text:p>
          </table:table-cell>
          <table:table-cell table:style-name="ce26" office:value-type="time" office:time-value="PT08H09M38S">
            <text:p>08:09:38</text:p>
          </table:table-cell>
          <table:table-cell table:style-name="ce49" office:value-type="time" office:time-value="PT16H29M44S">
            <text:p>16:29:44</text:p>
          </table:table-cell>
          <table:table-cell table:formula="of:=[.N36]-[.M36]" office:value-type="float" office:value="0.347291666666667">
            <text:p>8:20:06</text:p>
          </table:table-cell>
          <table:table-cell table:number-columns-repeated="2"/>
          <table:table-cell office:value-type="float" office:value="0.352777777777778">
            <text:p>8:28</text:p>
          </table:table-cell>
          <table:table-cell table:formula="of:=[.V36]-[.R36]" office:value-type="float" office:value="0.00230324074074073">
            <text:p>0:03:19</text:p>
          </table:table-cell>
          <table:table-cell table:style-name="ce26" office:value-type="time" office:time-value="PT08H01M45S">
            <text:p>08:01:45</text:p>
          </table:table-cell>
          <table:table-cell table:style-name="ce49" office:value-type="time" office:time-value="PT16H33M04S">
            <text:p>16:33:04</text:p>
          </table:table-cell>
          <table:table-cell table:formula="of:=[.U36]-[.T36]" office:value-type="float" office:value="0.355081018518519">
            <text:p>8:31:19</text:p>
          </table:table-cell>
          <table:table-cell table:number-columns-repeated="1002"/>
        </table:table-row>
        <table:table-row table:style-name="ro1">
          <table:table-cell table:formula="of:=[.B37]" office:value-type="date" office:date-value="2016-01-03">
            <text:p>So, </text:p>
          </table:table-cell>
          <table:table-cell office:value-type="date" office:date-value="2016-01-03">
            <text:p>03.01.2016</text:p>
          </table:table-cell>
          <table:table-cell table:number-columns-repeated="7"/>
          <table:table-cell table:number-columns-repeated="2"/>
          <table:table-cell table:formula="of:=[.K37]-[.J37]" office:value-type="float" office:value="0">
            <text:p>0:00</text:p>
          </table:table-cell>
          <table:table-cell table:style-name="ce26" office:value-type="time" office:time-value="PT08H09M30S">
            <text:p>08:09:30</text:p>
          </table:table-cell>
          <table:table-cell table:style-name="ce49" office:value-type="time" office:time-value="PT16H30M46S">
            <text:p>16:30:46</text:p>
          </table:table-cell>
          <table:table-cell table:formula="of:=[.N37]-[.M37]" office:value-type="float" office:value="0.348101851851852">
            <text:p>8:21:16</text:p>
          </table:table-cell>
          <table:table-cell table:number-columns-repeated="2"/>
          <table:table-cell office:value-type="float" office:value="0.353472222222222">
            <text:p>8:29</text:p>
          </table:table-cell>
          <table:table-cell table:formula="of:=[.V37]-[.R37]" office:value-type="float" office:value="0.00237268518518519">
            <text:p>0:03:25</text:p>
          </table:table-cell>
          <table:table-cell table:style-name="ce26" office:value-type="time" office:time-value="PT08H01M40S">
            <text:p>08:01:40</text:p>
          </table:table-cell>
          <table:table-cell table:style-name="ce49" office:value-type="time" office:time-value="PT16H34M05S">
            <text:p>16:34:05</text:p>
          </table:table-cell>
          <table:table-cell table:formula="of:=[.U37]-[.T37]" office:value-type="float" office:value="0.355844907407407">
            <text:p>8:32:25</text:p>
          </table:table-cell>
          <table:table-cell table:number-columns-repeated="1002"/>
        </table:table-row>
        <table:table-row table:style-name="ro1">
          <table:table-cell table:formula="of:=[.B38]" office:value-type="date" office:date-value="2016-01-04">
            <text:p>Mo, </text:p>
          </table:table-cell>
          <table:table-cell office:value-type="date" office:date-value="2016-01-04">
            <text:p>04.01.2016</text:p>
          </table:table-cell>
          <table:table-cell table:number-columns-repeated="7"/>
          <table:table-cell table:number-columns-repeated="2"/>
          <table:table-cell table:formula="of:=[.K38]-[.J38]" office:value-type="float" office:value="0">
            <text:p>0:00</text:p>
          </table:table-cell>
          <table:table-cell table:style-name="ce26" office:value-type="time" office:time-value="PT08H09M20S">
            <text:p>08:09:20</text:p>
          </table:table-cell>
          <table:table-cell table:style-name="ce49" office:value-type="time" office:time-value="PT16H31M51S">
            <text:p>16:31:51</text:p>
          </table:table-cell>
          <table:table-cell table:formula="of:=[.N38]-[.M38]" office:value-type="float" office:value="0.348969907407407">
            <text:p>8:22:31</text:p>
          </table:table-cell>
          <table:table-cell table:number-columns-repeated="2"/>
          <table:table-cell office:value-type="float" office:value="0.354166666666667">
            <text:p>8:30</text:p>
          </table:table-cell>
          <table:table-cell table:formula="of:=[.V38]-[.R38]" office:value-type="float" office:value="0.00248842592592585">
            <text:p>0:03:35</text:p>
          </table:table-cell>
          <table:table-cell table:style-name="ce26" office:value-type="time" office:time-value="PT08H01M32S">
            <text:p>08:01:32</text:p>
          </table:table-cell>
          <table:table-cell table:style-name="ce49" office:value-type="time" office:time-value="PT16H35M07S">
            <text:p>16:35:07</text:p>
          </table:table-cell>
          <table:table-cell table:formula="of:=[.U38]-[.T38]" office:value-type="float" office:value="0.356655092592593">
            <text:p>8:33:35</text:p>
          </table:table-cell>
          <table:table-cell table:number-columns-repeated="1002"/>
        </table:table-row>
        <table:table-row table:style-name="ro1">
          <table:table-cell table:formula="of:=[.B39]" office:value-type="date" office:date-value="2016-01-05">
            <text:p>Di, </text:p>
          </table:table-cell>
          <table:table-cell office:value-type="date" office:date-value="2016-01-05">
            <text:p>05.01.2016</text:p>
          </table:table-cell>
          <table:table-cell table:number-columns-repeated="7"/>
          <table:table-cell table:number-columns-repeated="2"/>
          <table:table-cell table:formula="of:=[.K39]-[.J39]" office:value-type="float" office:value="0">
            <text:p>0:00</text:p>
          </table:table-cell>
          <table:table-cell table:style-name="ce26" office:value-type="time" office:time-value="PT08H09M07S">
            <text:p>08:09:07</text:p>
          </table:table-cell>
          <table:table-cell table:style-name="ce49" office:value-type="time" office:time-value="PT16H32M59S">
            <text:p>16:32:59</text:p>
          </table:table-cell>
          <table:table-cell table:formula="of:=[.N39]-[.M39]" office:value-type="float" office:value="0.349907407407407">
            <text:p>8:23:52</text:p>
          </table:table-cell>
          <table:table-cell table:number-columns-repeated="2"/>
          <table:table-cell office:value-type="float" office:value="0.354861111111111">
            <text:p>8:31</text:p>
          </table:table-cell>
          <table:table-cell table:formula="of:=[.V39]-[.R39]" office:value-type="float" office:value="0.00267361111111092">
            <text:p>0:03:51</text:p>
          </table:table-cell>
          <table:table-cell table:style-name="ce26" office:value-type="time" office:time-value="PT08H01M21S">
            <text:p>08:01:21</text:p>
          </table:table-cell>
          <table:table-cell table:style-name="ce49" office:value-type="time" office:time-value="PT16H36M12S">
            <text:p>16:36:12</text:p>
          </table:table-cell>
          <table:table-cell table:formula="of:=[.U39]-[.T39]" office:value-type="float" office:value="0.357534722222222">
            <text:p>8:34:51</text:p>
          </table:table-cell>
          <table:table-cell table:number-columns-repeated="1002"/>
        </table:table-row>
        <table:table-row table:style-name="ro1">
          <table:table-cell table:formula="of:=[.B40]" office:value-type="date" office:date-value="2016-01-06">
            <text:p>Mi, </text:p>
          </table:table-cell>
          <table:table-cell office:value-type="date" office:date-value="2016-01-06">
            <text:p>06.01.2016</text:p>
          </table:table-cell>
          <table:table-cell table:number-columns-repeated="7"/>
          <table:table-cell table:number-columns-repeated="2"/>
          <table:table-cell table:formula="of:=[.K40]-[.J40]" office:value-type="float" office:value="0">
            <text:p>0:00</text:p>
          </table:table-cell>
          <table:table-cell table:style-name="ce26" office:value-type="time" office:time-value="PT08H08M50S">
            <text:p>08:08:50</text:p>
          </table:table-cell>
          <table:table-cell table:style-name="ce49" office:value-type="time" office:time-value="PT16H34M08S">
            <text:p>16:34:08</text:p>
          </table:table-cell>
          <table:table-cell table:formula="of:=[.N40]-[.M40]" office:value-type="float" office:value="0.350902777777778">
            <text:p>8:25:18</text:p>
          </table:table-cell>
          <table:table-cell table:number-columns-repeated="2"/>
          <table:table-cell office:value-type="float" office:value="0.35625">
            <text:p>8:33</text:p>
          </table:table-cell>
          <table:table-cell table:formula="of:=[.V40]-[.R40]" office:value-type="float" office:value="0.00222222222222213">
            <text:p>0:03:12</text:p>
          </table:table-cell>
          <table:table-cell table:style-name="ce26" office:value-type="time" office:time-value="PT08H01M07S">
            <text:p>08:01:07</text:p>
          </table:table-cell>
          <table:table-cell table:style-name="ce49" office:value-type="time" office:time-value="PT16H37M19S">
            <text:p>16:37:19</text:p>
          </table:table-cell>
          <table:table-cell table:formula="of:=[.U40]-[.T40]" office:value-type="float" office:value="0.358472222222222">
            <text:p>8:36:12</text:p>
          </table:table-cell>
          <table:table-cell table:number-columns-repeated="1002"/>
        </table:table-row>
        <table:table-row table:style-name="ro1">
          <table:table-cell table:formula="of:=[.B41]" office:value-type="date" office:date-value="2016-01-07">
            <text:p>Do, </text:p>
          </table:table-cell>
          <table:table-cell office:value-type="date" office:date-value="2016-01-07">
            <text:p>07.01.2016</text:p>
          </table:table-cell>
          <table:table-cell table:number-columns-repeated="7"/>
          <table:table-cell table:number-columns-repeated="2"/>
          <table:table-cell table:formula="of:=[.K41]-[.J41]" office:value-type="float" office:value="0">
            <text:p>0:00</text:p>
          </table:table-cell>
          <table:table-cell table:style-name="ce26" office:value-type="time" office:time-value="PT08H08M31S">
            <text:p>08:08:31</text:p>
          </table:table-cell>
          <table:table-cell table:style-name="ce49" office:value-type="time" office:time-value="PT16H35M20S">
            <text:p>16:35:20</text:p>
          </table:table-cell>
          <table:table-cell table:formula="of:=[.N41]-[.M41]" office:value-type="float" office:value="0.351956018518519">
            <text:p>8:26:49</text:p>
          </table:table-cell>
          <table:table-cell table:number-columns-repeated="2"/>
          <table:table-cell office:value-type="float" office:value="0.356944444444444">
            <text:p>8:34</text:p>
          </table:table-cell>
          <table:table-cell table:formula="of:=[.V41]-[.R41]" office:value-type="float" office:value="0.00252314814814808">
            <text:p>0:03:38</text:p>
          </table:table-cell>
          <table:table-cell table:style-name="ce26" office:value-type="time" office:time-value="PT08H00M50S">
            <text:p>08:00:50</text:p>
          </table:table-cell>
          <table:table-cell table:style-name="ce49" office:value-type="time" office:time-value="PT16H38M28S">
            <text:p>16:38:28</text:p>
          </table:table-cell>
          <table:table-cell table:formula="of:=[.U41]-[.T41]" office:value-type="float" office:value="0.359467592592593">
            <text:p>8:37:38</text:p>
          </table:table-cell>
          <table:table-cell table:number-columns-repeated="1002"/>
        </table:table-row>
        <table:table-row table:style-name="ro1">
          <table:table-cell table:formula="of:=[.B42]" office:value-type="date" office:date-value="2016-01-08">
            <text:p>Fr, </text:p>
          </table:table-cell>
          <table:table-cell office:value-type="date" office:date-value="2016-01-08">
            <text:p>08.01.2016</text:p>
          </table:table-cell>
          <table:table-cell table:number-columns-repeated="7"/>
          <table:table-cell table:number-columns-repeated="2"/>
          <table:table-cell table:formula="of:=[.K42]-[.J42]" office:value-type="float" office:value="0">
            <text:p>0:00</text:p>
          </table:table-cell>
          <table:table-cell table:style-name="ce26" office:value-type="time" office:time-value="PT08H08M09S">
            <text:p>08:08:09</text:p>
          </table:table-cell>
          <table:table-cell table:style-name="ce49" office:value-type="time" office:time-value="PT16H36M33S">
            <text:p>16:36:33</text:p>
          </table:table-cell>
          <table:table-cell table:formula="of:=[.N42]-[.M42]" office:value-type="float" office:value="0.353055555555556">
            <text:p>8:28:24</text:p>
          </table:table-cell>
          <table:table-cell table:number-columns-repeated="2"/>
          <table:table-cell office:value-type="float" office:value="0.357638888888889">
            <text:p>8:35</text:p>
          </table:table-cell>
          <table:table-cell table:formula="of:=[.V42]-[.R42]" office:value-type="float" office:value="0.00288194444444434">
            <text:p>0:04:09</text:p>
          </table:table-cell>
          <table:table-cell table:style-name="ce26" office:value-type="time" office:time-value="PT08H00M30S">
            <text:p>08:00:30</text:p>
          </table:table-cell>
          <table:table-cell table:style-name="ce49" office:value-type="time" office:time-value="PT16H39M39S">
            <text:p>16:39:39</text:p>
          </table:table-cell>
          <table:table-cell table:formula="of:=[.U42]-[.T42]" office:value-type="float" office:value="0.360520833333333">
            <text:p>8:39:09</text:p>
          </table:table-cell>
          <table:table-cell table:number-columns-repeated="1002"/>
        </table:table-row>
        <table:table-row table:style-name="ro1">
          <table:table-cell table:formula="of:=[.B43]" office:value-type="date" office:date-value="2016-01-09">
            <text:p>Sa, </text:p>
          </table:table-cell>
          <table:table-cell office:value-type="date" office:date-value="2016-01-09">
            <text:p>09.01.2016</text:p>
          </table:table-cell>
          <table:table-cell table:number-columns-repeated="7"/>
          <table:table-cell table:number-columns-repeated="2"/>
          <table:table-cell table:formula="of:=[.K43]-[.J43]" office:value-type="float" office:value="0">
            <text:p>0:00</text:p>
          </table:table-cell>
          <table:table-cell table:style-name="ce26" office:value-type="time" office:time-value="PT08H07M43S">
            <text:p>08:07:43</text:p>
          </table:table-cell>
          <table:table-cell table:style-name="ce49" office:value-type="time" office:time-value="PT16H37M49S">
            <text:p>16:37:49</text:p>
          </table:table-cell>
          <table:table-cell table:formula="of:=[.N43]-[.M43]" office:value-type="float" office:value="0.354236111111111">
            <text:p>8:30:06</text:p>
          </table:table-cell>
          <table:table-cell table:number-columns-repeated="2"/>
          <table:table-cell office:value-type="float" office:value="0.358333333333333">
            <text:p>8:36</text:p>
          </table:table-cell>
          <table:table-cell table:formula="of:=[.V43]-[.R43]" office:value-type="float" office:value="0.00328703703703698">
            <text:p>0:04:44</text:p>
          </table:table-cell>
          <table:table-cell table:style-name="ce26" office:value-type="time" office:time-value="PT08H00M08S">
            <text:p>08:00:08</text:p>
          </table:table-cell>
          <table:table-cell table:style-name="ce49" office:value-type="time" office:time-value="PT16H40M52S">
            <text:p>16:40:52</text:p>
          </table:table-cell>
          <table:table-cell table:formula="of:=[.U43]-[.T43]" office:value-type="float" office:value="0.36162037037037">
            <text:p>8:40:44</text:p>
          </table:table-cell>
          <table:table-cell table:number-columns-repeated="1002"/>
        </table:table-row>
        <table:table-row table:style-name="ro1">
          <table:table-cell table:formula="of:=[.B44]" office:value-type="date" office:date-value="2016-01-10">
            <text:p>So, </text:p>
          </table:table-cell>
          <table:table-cell office:value-type="date" office:date-value="2016-01-10">
            <text:p>10.01.2016</text:p>
          </table:table-cell>
          <table:table-cell table:number-columns-repeated="7"/>
          <table:table-cell table:number-columns-repeated="2"/>
          <table:table-cell table:formula="of:=[.K44]-[.J44]" office:value-type="float" office:value="0">
            <text:p>0:00</text:p>
          </table:table-cell>
          <table:table-cell table:style-name="ce26" office:value-type="time" office:time-value="PT08H07M15S">
            <text:p>08:07:15</text:p>
          </table:table-cell>
          <table:table-cell table:style-name="ce49" office:value-type="time" office:time-value="PT16H39M06S">
            <text:p>16:39:06</text:p>
          </table:table-cell>
          <table:table-cell table:formula="of:=[.N44]-[.M44]" office:value-type="float" office:value="0.355451388888889">
            <text:p>8:31:51</text:p>
          </table:table-cell>
          <table:table-cell table:number-columns-repeated="2"/>
          <table:table-cell office:value-type="float" office:value="0.360416666666667">
            <text:p>8:39</text:p>
          </table:table-cell>
          <table:table-cell table:formula="of:=[.V44]-[.R44]" office:value-type="float" office:value="0.00234953703703711">
            <text:p>0:03:23</text:p>
          </table:table-cell>
          <table:table-cell table:style-name="ce26" office:value-type="time" office:time-value="PT07H59M43S">
            <text:p>07:59:43</text:p>
          </table:table-cell>
          <table:table-cell table:style-name="ce49" office:value-type="time" office:time-value="PT16H42M06S">
            <text:p>16:42:06</text:p>
          </table:table-cell>
          <table:table-cell table:formula="of:=[.U44]-[.T44]" office:value-type="float" office:value="0.362766203703704">
            <text:p>8:42:23</text:p>
          </table:table-cell>
          <table:table-cell table:number-columns-repeated="1002"/>
        </table:table-row>
        <table:table-row table:style-name="ro1">
          <table:table-cell table:formula="of:=[.B45]" office:value-type="date" office:date-value="2016-01-11">
            <text:p>Mo, </text:p>
          </table:table-cell>
          <table:table-cell office:value-type="date" office:date-value="2016-01-11">
            <text:p>11.01.2016</text:p>
          </table:table-cell>
          <table:table-cell table:number-columns-repeated="7"/>
          <table:table-cell table:number-columns-repeated="2"/>
          <table:table-cell table:formula="of:=[.K45]-[.J45]" office:value-type="float" office:value="0">
            <text:p>0:00</text:p>
          </table:table-cell>
          <table:table-cell table:style-name="ce26" office:value-type="time" office:time-value="PT08H06M44S">
            <text:p>08:06:44</text:p>
          </table:table-cell>
          <table:table-cell table:style-name="ce49" office:value-type="time" office:time-value="PT16H40M25S">
            <text:p>16:40:25</text:p>
          </table:table-cell>
          <table:table-cell table:formula="of:=[.N45]-[.M45]" office:value-type="float" office:value="0.356724537037037">
            <text:p>8:33:41</text:p>
          </table:table-cell>
          <table:table-cell table:number-columns-repeated="2"/>
          <table:table-cell office:value-type="float" office:value="0.361805555555556">
            <text:p>8:41</text:p>
          </table:table-cell>
          <table:table-cell table:formula="of:=[.V45]-[.R45]" office:value-type="float" office:value="0.00216435185185188">
            <text:p>0:03:07</text:p>
          </table:table-cell>
          <table:table-cell table:style-name="ce26" office:value-type="time" office:time-value="PT07H59M15S">
            <text:p>07:59:15</text:p>
          </table:table-cell>
          <table:table-cell table:style-name="ce49" office:value-type="time" office:time-value="PT16H43M22S">
            <text:p>16:43:22</text:p>
          </table:table-cell>
          <table:table-cell table:formula="of:=[.U45]-[.T45]" office:value-type="float" office:value="0.363969907407407">
            <text:p>8:44:07</text:p>
          </table:table-cell>
          <table:table-cell table:number-columns-repeated="1002"/>
        </table:table-row>
        <table:table-row table:style-name="ro1">
          <table:table-cell table:formula="of:=[.B46]" office:value-type="date" office:date-value="2016-01-12">
            <text:p>Di, </text:p>
          </table:table-cell>
          <table:table-cell office:value-type="date" office:date-value="2016-01-12">
            <text:p>12.01.2016</text:p>
          </table:table-cell>
          <table:table-cell table:number-columns-repeated="7"/>
          <table:table-cell table:number-columns-repeated="2"/>
          <table:table-cell table:formula="of:=[.K46]-[.J46]" office:value-type="float" office:value="0">
            <text:p>0:00</text:p>
          </table:table-cell>
          <table:table-cell table:style-name="ce26" office:value-type="time" office:time-value="PT08H06M10S">
            <text:p>08:06:10</text:p>
          </table:table-cell>
          <table:table-cell table:style-name="ce49" office:value-type="time" office:time-value="PT16H41M46S">
            <text:p>16:41:46</text:p>
          </table:table-cell>
          <table:table-cell table:formula="of:=[.N46]-[.M46]" office:value-type="float" office:value="0.358055555555555">
            <text:p>8:35:36</text:p>
          </table:table-cell>
          <table:table-cell table:number-columns-repeated="2"/>
          <table:table-cell office:value-type="float" office:value="0.3625">
            <text:p>8:42</text:p>
          </table:table-cell>
          <table:table-cell table:formula="of:=[.V46]-[.R46]" office:value-type="float" office:value="0.0027199074074073">
            <text:p>0:03:55</text:p>
          </table:table-cell>
          <table:table-cell table:style-name="ce26" office:value-type="time" office:time-value="PT07H58M44S">
            <text:p>07:58:44</text:p>
          </table:table-cell>
          <table:table-cell table:style-name="ce49" office:value-type="time" office:time-value="PT16H44M39S">
            <text:p>16:44:39</text:p>
          </table:table-cell>
          <table:table-cell table:formula="of:=[.U46]-[.T46]" office:value-type="float" office:value="0.365219907407407">
            <text:p>8:45:55</text:p>
          </table:table-cell>
          <table:table-cell table:number-columns-repeated="1002"/>
        </table:table-row>
        <table:table-row table:style-name="ro1">
          <table:table-cell table:formula="of:=[.B47]" office:value-type="date" office:date-value="2016-01-13">
            <text:p>Mi, </text:p>
          </table:table-cell>
          <table:table-cell office:value-type="date" office:date-value="2016-01-13">
            <text:p>13.01.2016</text:p>
          </table:table-cell>
          <table:table-cell table:number-columns-repeated="7"/>
          <table:table-cell table:number-columns-repeated="2"/>
          <table:table-cell table:formula="of:=[.K47]-[.J47]" office:value-type="float" office:value="0">
            <text:p>0:00</text:p>
          </table:table-cell>
          <table:table-cell table:style-name="ce26" office:value-type="time" office:time-value="PT08H05M33S">
            <text:p>08:05:33</text:p>
          </table:table-cell>
          <table:table-cell table:style-name="ce49" office:value-type="time" office:time-value="PT16H43M08S">
            <text:p>16:43:08</text:p>
          </table:table-cell>
          <table:table-cell table:formula="of:=[.N47]-[.M47]" office:value-type="float" office:value="0.35943287037037">
            <text:p>8:37:35</text:p>
          </table:table-cell>
          <table:table-cell table:number-columns-repeated="2"/>
          <table:table-cell office:value-type="float" office:value="0.363194444444444">
            <text:p>8:43</text:p>
          </table:table-cell>
          <table:table-cell table:formula="of:=[.V47]-[.R47]" office:value-type="float" office:value="0.00333333333333335">
            <text:p>0:04:48</text:p>
          </table:table-cell>
          <table:table-cell table:style-name="ce26" office:value-type="time" office:time-value="PT07H58M10S">
            <text:p>07:58:10</text:p>
          </table:table-cell>
          <table:table-cell table:style-name="ce49" office:value-type="time" office:time-value="PT16H45M58S">
            <text:p>16:45:58</text:p>
          </table:table-cell>
          <table:table-cell table:formula="of:=[.U47]-[.T47]" office:value-type="float" office:value="0.366527777777778">
            <text:p>8:47:48</text:p>
          </table:table-cell>
          <table:table-cell table:number-columns-repeated="1002"/>
        </table:table-row>
        <table:table-row table:style-name="ro1">
          <table:table-cell table:formula="of:=[.B48]" office:value-type="date" office:date-value="2016-01-14">
            <text:p>Do, </text:p>
          </table:table-cell>
          <table:table-cell office:value-type="date" office:date-value="2016-01-14">
            <text:p>14.01.2016</text:p>
          </table:table-cell>
          <table:table-cell table:number-columns-repeated="7"/>
          <table:table-cell table:number-columns-repeated="2"/>
          <table:table-cell table:formula="of:=[.K48]-[.J48]" office:value-type="float" office:value="0">
            <text:p>0:00</text:p>
          </table:table-cell>
          <table:table-cell table:style-name="ce26" office:value-type="time" office:time-value="PT08H04M53S">
            <text:p>08:04:53</text:p>
          </table:table-cell>
          <table:table-cell table:style-name="ce49" office:value-type="time" office:time-value="PT16H44M32S">
            <text:p>16:44:32</text:p>
          </table:table-cell>
          <table:table-cell table:formula="of:=[.N48]-[.M48]" office:value-type="float" office:value="0.360868055555555">
            <text:p>8:39:39</text:p>
          </table:table-cell>
          <table:table-cell table:number-columns-repeated="2"/>
          <table:table-cell office:value-type="float" office:value="0.364583333333333">
            <text:p>8:45</text:p>
          </table:table-cell>
          <table:table-cell table:formula="of:=[.V48]-[.R48]" office:value-type="float" office:value="0.00329861111111129">
            <text:p>0:04:45</text:p>
          </table:table-cell>
          <table:table-cell table:style-name="ce26" office:value-type="time" office:time-value="PT07H57M34S">
            <text:p>07:57:34</text:p>
          </table:table-cell>
          <table:table-cell table:style-name="ce49" office:value-type="time" office:time-value="PT16H47M19S">
            <text:p>16:47:19</text:p>
          </table:table-cell>
          <table:table-cell table:formula="of:=[.U48]-[.T48]" office:value-type="float" office:value="0.367881944444445">
            <text:p>8:49:45</text:p>
          </table:table-cell>
          <table:table-cell table:number-columns-repeated="1002"/>
        </table:table-row>
        <table:table-row table:style-name="ro1">
          <table:table-cell table:formula="of:=[.B49]" office:value-type="date" office:date-value="2016-01-15">
            <text:p>Fr, </text:p>
          </table:table-cell>
          <table:table-cell office:value-type="date" office:date-value="2016-01-15">
            <text:p>15.01.2016</text:p>
          </table:table-cell>
          <table:table-cell table:number-columns-repeated="7"/>
          <table:table-cell table:number-columns-repeated="2"/>
          <table:table-cell table:formula="of:=[.K49]-[.J49]" office:value-type="float" office:value="0">
            <text:p>0:00</text:p>
          </table:table-cell>
          <table:table-cell table:style-name="ce26" office:value-type="time" office:time-value="PT08H04M10S">
            <text:p>08:04:10</text:p>
          </table:table-cell>
          <table:table-cell table:style-name="ce49" office:value-type="time" office:time-value="PT16H45M57S">
            <text:p>16:45:57</text:p>
          </table:table-cell>
          <table:table-cell table:formula="of:=[.N49]-[.M49]" office:value-type="float" office:value="0.362349537037037">
            <text:p>8:41:47</text:p>
          </table:table-cell>
          <table:table-cell table:number-columns-repeated="2"/>
          <table:table-cell office:value-type="float" office:value="0.365972222222222">
            <text:p>8:47</text:p>
          </table:table-cell>
          <table:table-cell table:formula="of:=[.V49]-[.R49]" office:value-type="float" office:value="0.00331018518518511">
            <text:p>0:04:46</text:p>
          </table:table-cell>
          <table:table-cell table:style-name="ce26" office:value-type="time" office:time-value="PT07H56M55S">
            <text:p>07:56:55</text:p>
          </table:table-cell>
          <table:table-cell table:style-name="ce49" office:value-type="time" office:time-value="PT16H48M41S">
            <text:p>16:48:41</text:p>
          </table:table-cell>
          <table:table-cell table:formula="of:=[.U49]-[.T49]" office:value-type="float" office:value="0.369282407407407">
            <text:p>8:51:46</text:p>
          </table:table-cell>
          <table:table-cell table:number-columns-repeated="1002"/>
        </table:table-row>
        <table:table-row table:style-name="ro1">
          <table:table-cell table:formula="of:=[.B50]" office:value-type="date" office:date-value="2016-01-16">
            <text:p>Sa, </text:p>
          </table:table-cell>
          <table:table-cell office:value-type="date" office:date-value="2016-01-16">
            <text:p>16.01.2016</text:p>
          </table:table-cell>
          <table:table-cell table:number-columns-repeated="7"/>
          <table:table-cell table:number-columns-repeated="2"/>
          <table:table-cell table:formula="of:=[.K50]-[.J50]" office:value-type="float" office:value="0">
            <text:p>0:00</text:p>
          </table:table-cell>
          <table:table-cell table:style-name="ce26" office:value-type="time" office:time-value="PT08H03M25S">
            <text:p>08:03:25</text:p>
          </table:table-cell>
          <table:table-cell table:style-name="ce49" office:value-type="time" office:time-value="PT16H47M24S">
            <text:p>16:47:24</text:p>
          </table:table-cell>
          <table:table-cell table:formula="of:=[.N50]-[.M50]" office:value-type="float" office:value="0.363877314814815">
            <text:p>8:43:59</text:p>
          </table:table-cell>
          <table:table-cell table:number-columns-repeated="2"/>
          <table:table-cell office:value-type="float" office:value="0.367361111111111">
            <text:p>8:49</text:p>
          </table:table-cell>
          <table:table-cell table:formula="of:=[.V50]-[.R50]" office:value-type="float" office:value="0.00336805555555558">
            <text:p>0:04:51</text:p>
          </table:table-cell>
          <table:table-cell table:style-name="ce26" office:value-type="time" office:time-value="PT07H56M13S">
            <text:p>07:56:13</text:p>
          </table:table-cell>
          <table:table-cell table:style-name="ce49" office:value-type="time" office:time-value="PT16H50M04S">
            <text:p>16:50:04</text:p>
          </table:table-cell>
          <table:table-cell table:formula="of:=[.U50]-[.T50]" office:value-type="float" office:value="0.370729166666667">
            <text:p>8:53:51</text:p>
          </table:table-cell>
          <table:table-cell table:number-columns-repeated="1002"/>
        </table:table-row>
        <table:table-row table:style-name="ro1">
          <table:table-cell table:formula="of:=[.B51]" office:value-type="date" office:date-value="2016-01-17">
            <text:p>So, </text:p>
          </table:table-cell>
          <table:table-cell office:value-type="date" office:date-value="2016-01-17">
            <text:p>17.01.2016</text:p>
          </table:table-cell>
          <table:table-cell table:number-columns-repeated="7"/>
          <table:table-cell table:number-columns-repeated="2"/>
          <table:table-cell table:formula="of:=[.K51]-[.J51]" office:value-type="float" office:value="0">
            <text:p>0:00</text:p>
          </table:table-cell>
          <table:table-cell table:style-name="ce26" office:value-type="time" office:time-value="PT08H02M37S">
            <text:p>08:02:37</text:p>
          </table:table-cell>
          <table:table-cell table:style-name="ce49" office:value-type="time" office:time-value="PT16H48M52S">
            <text:p>16:48:52</text:p>
          </table:table-cell>
          <table:table-cell table:formula="of:=[.N51]-[.M51]" office:value-type="float" office:value="0.365451388888889">
            <text:p>8:46:15</text:p>
          </table:table-cell>
          <table:table-cell table:number-columns-repeated="2"/>
          <table:table-cell office:value-type="float" office:value="0.36875">
            <text:p>8:51</text:p>
          </table:table-cell>
          <table:table-cell table:formula="of:=[.V51]-[.R51]" office:value-type="float" office:value="0.00346064814814806">
            <text:p>0:04:59</text:p>
          </table:table-cell>
          <table:table-cell table:style-name="ce26" office:value-type="time" office:time-value="PT07H55M29S">
            <text:p>07:55:29</text:p>
          </table:table-cell>
          <table:table-cell table:style-name="ce49" office:value-type="time" office:time-value="PT16H51M28S">
            <text:p>16:51:28</text:p>
          </table:table-cell>
          <table:table-cell table:formula="of:=[.U51]-[.T51]" office:value-type="float" office:value="0.372210648148148">
            <text:p>8:55:59</text:p>
          </table:table-cell>
          <table:table-cell table:number-columns-repeated="1002"/>
        </table:table-row>
        <table:table-row table:style-name="ro1">
          <table:table-cell table:formula="of:=[.B52]" office:value-type="date" office:date-value="2016-01-18">
            <text:p>Mo, </text:p>
          </table:table-cell>
          <table:table-cell office:value-type="date" office:date-value="2016-01-18">
            <text:p>18.01.2016</text:p>
          </table:table-cell>
          <table:table-cell table:number-columns-repeated="7"/>
          <table:table-cell table:number-columns-repeated="2"/>
          <table:table-cell table:formula="of:=[.K52]-[.J52]" office:value-type="float" office:value="0">
            <text:p>0:00</text:p>
          </table:table-cell>
          <table:table-cell table:style-name="ce26" office:value-type="time" office:time-value="PT08H01M46S">
            <text:p>08:01:46</text:p>
          </table:table-cell>
          <table:table-cell table:style-name="ce49" office:value-type="time" office:time-value="PT16H50M22S">
            <text:p>16:50:22</text:p>
          </table:table-cell>
          <table:table-cell table:formula="of:=[.N52]-[.M52]" office:value-type="float" office:value="0.367083333333333">
            <text:p>8:48:36</text:p>
          </table:table-cell>
          <table:table-cell table:number-columns-repeated="2"/>
          <table:table-cell office:value-type="float" office:value="0.370833333333333">
            <text:p>8:54</text:p>
          </table:table-cell>
          <table:table-cell table:formula="of:=[.V52]-[.R52]" office:value-type="float" office:value="0.00291666666666662">
            <text:p>0:04:12</text:p>
          </table:table-cell>
          <table:table-cell table:style-name="ce26" office:value-type="time" office:time-value="PT07H54M42S">
            <text:p>07:54:42</text:p>
          </table:table-cell>
          <table:table-cell table:style-name="ce49" office:value-type="time" office:time-value="PT16H52M54S">
            <text:p>16:52:54</text:p>
          </table:table-cell>
          <table:table-cell table:formula="of:=[.U52]-[.T52]" office:value-type="float" office:value="0.37375">
            <text:p>8:58:12</text:p>
          </table:table-cell>
          <table:table-cell table:number-columns-repeated="1002"/>
        </table:table-row>
        <table:table-row table:style-name="ro1">
          <table:table-cell table:formula="of:=[.B53]" office:value-type="date" office:date-value="2016-01-19">
            <text:p>Di, </text:p>
          </table:table-cell>
          <table:table-cell office:value-type="date" office:date-value="2016-01-19">
            <text:p>19.01.2016</text:p>
          </table:table-cell>
          <table:table-cell table:number-columns-repeated="7"/>
          <table:table-cell table:number-columns-repeated="2"/>
          <table:table-cell table:formula="of:=[.K53]-[.J53]" office:value-type="float" office:value="0">
            <text:p>0:00</text:p>
          </table:table-cell>
          <table:table-cell table:style-name="ce26" office:value-type="time" office:time-value="PT08H00M53S">
            <text:p>08:00:53</text:p>
          </table:table-cell>
          <table:table-cell table:style-name="ce49" office:value-type="time" office:time-value="PT16H51M52S">
            <text:p>16:51:52</text:p>
          </table:table-cell>
          <table:table-cell table:formula="of:=[.N53]-[.M53]" office:value-type="float" office:value="0.368738425925926">
            <text:p>8:50:59</text:p>
          </table:table-cell>
          <table:table-cell office:value-type="float" office:value="0.33125">
            <text:p>7:57</text:p>
          </table:table-cell>
          <table:table-cell office:value-type="float" office:value="0.702777777777778">
            <text:p>16:52</text:p>
          </table:table-cell>
          <table:table-cell table:formula="of:=[.Q53]-[.P53]" office:value-type="float" office:value="0.371527777777778">
            <text:p>8:55</text:p>
          </table:table-cell>
          <table:table-cell table:formula="of:=[.V53]-[.R53]" office:value-type="float" office:value="0.0037847222222222">
            <text:p>0:05:27</text:p>
          </table:table-cell>
          <table:table-cell table:style-name="ce26" office:value-type="time" office:time-value="PT07H53M53S">
            <text:p>07:53:53</text:p>
          </table:table-cell>
          <table:table-cell table:style-name="ce49" office:value-type="time" office:time-value="PT16H54M20S">
            <text:p>16:54:20</text:p>
          </table:table-cell>
          <table:table-cell table:formula="of:=[.U53]-[.T53]" office:value-type="float" office:value="0.3753125">
            <text:p>9:00:27</text:p>
          </table:table-cell>
          <table:table-cell table:number-columns-repeated="1002"/>
        </table:table-row>
        <table:table-row table:style-name="ro1">
          <table:table-cell table:formula="of:=[.B54]" office:value-type="date" office:date-value="2016-01-20">
            <text:p>Mi, </text:p>
          </table:table-cell>
          <table:table-cell office:value-type="date" office:date-value="2016-01-20">
            <text:p>20.01.2016</text:p>
          </table:table-cell>
          <table:table-cell table:number-columns-repeated="7"/>
          <table:table-cell table:number-columns-repeated="2"/>
          <table:table-cell table:formula="of:=[.K54]-[.J54]" office:value-type="float" office:value="0">
            <text:p>0:00</text:p>
          </table:table-cell>
          <table:table-cell table:style-name="ce26" office:value-type="time" office:time-value="PT07H59M57S">
            <text:p>07:59:57</text:p>
          </table:table-cell>
          <table:table-cell table:style-name="ce49" office:value-type="time" office:time-value="PT16H53M24S">
            <text:p>16:53:24</text:p>
          </table:table-cell>
          <table:table-cell table:formula="of:=[.N54]-[.M54]" office:value-type="float" office:value="0.370451388888889">
            <text:p>8:53:27</text:p>
          </table:table-cell>
          <table:table-cell office:value-type="float" office:value="0.330555555555556">
            <text:p>7:56</text:p>
          </table:table-cell>
          <table:table-cell office:value-type="float" office:value="0.704166666666667">
            <text:p>16:54</text:p>
          </table:table-cell>
          <table:table-cell table:formula="of:=[.Q54]-[.P54]" office:value-type="float" office:value="0.373611111111111">
            <text:p>8:58</text:p>
          </table:table-cell>
          <table:table-cell table:formula="of:=[.V54]-[.R54]" office:value-type="float" office:value="0.00332175925925932">
            <text:p>0:04:47</text:p>
          </table:table-cell>
          <table:table-cell table:style-name="ce26" office:value-type="time" office:time-value="PT07H53M01S">
            <text:p>07:53:01</text:p>
          </table:table-cell>
          <table:table-cell table:style-name="ce49" office:value-type="time" office:time-value="PT16H55M48S">
            <text:p>16:55:48</text:p>
          </table:table-cell>
          <table:table-cell table:formula="of:=[.U54]-[.T54]" office:value-type="float" office:value="0.37693287037037">
            <text:p>9:02:47</text:p>
          </table:table-cell>
          <table:table-cell table:number-columns-repeated="1002"/>
        </table:table-row>
        <table:table-row table:style-name="ro1">
          <table:table-cell table:formula="of:=[.B55]" office:value-type="date" office:date-value="2016-01-21">
            <text:p>Do, </text:p>
          </table:table-cell>
          <table:table-cell office:value-type="date" office:date-value="2016-01-21">
            <text:p>21.01.2016</text:p>
          </table:table-cell>
          <table:table-cell table:number-columns-repeated="7"/>
          <table:table-cell table:number-columns-repeated="2"/>
          <table:table-cell table:formula="of:=[.K55]-[.J55]" office:value-type="float" office:value="0">
            <text:p>0:00</text:p>
          </table:table-cell>
          <table:table-cell table:style-name="ce26" office:value-type="time" office:time-value="PT07H58M59S">
            <text:p>07:58:59</text:p>
          </table:table-cell>
          <table:table-cell table:style-name="ce49" office:value-type="time" office:time-value="PT16H54M57S">
            <text:p>16:54:57</text:p>
          </table:table-cell>
          <table:table-cell table:formula="of:=[.N55]-[.M55]" office:value-type="float" office:value="0.372199074074074">
            <text:p>8:55:58</text:p>
          </table:table-cell>
          <table:table-cell office:value-type="float" office:value="0.329861111111111">
            <text:p>7:55</text:p>
          </table:table-cell>
          <table:table-cell office:value-type="float" office:value="0.704861111111111">
            <text:p>16:55</text:p>
          </table:table-cell>
          <table:table-cell table:formula="of:=[.Q55]-[.P55]" office:value-type="float" office:value="0.375">
            <text:p>9:00</text:p>
          </table:table-cell>
          <table:table-cell table:formula="of:=[.V55]-[.R55]" office:value-type="float" office:value="0.00358796296296288">
            <text:p>0:05:10</text:p>
          </table:table-cell>
          <table:table-cell table:style-name="ce26" office:value-type="time" office:time-value="PT07H52M07S">
            <text:p>07:52:07</text:p>
          </table:table-cell>
          <table:table-cell table:style-name="ce49" office:value-type="time" office:time-value="PT16H57M17S">
            <text:p>16:57:17</text:p>
          </table:table-cell>
          <table:table-cell table:formula="of:=[.U55]-[.T55]" office:value-type="float" office:value="0.378587962962963">
            <text:p>9:05:10</text:p>
          </table:table-cell>
          <table:table-cell table:number-columns-repeated="1002"/>
        </table:table-row>
        <table:table-row table:style-name="ro1">
          <table:table-cell table:formula="of:=[.B56]" office:value-type="date" office:date-value="2016-01-22">
            <text:p>Fr, </text:p>
          </table:table-cell>
          <table:table-cell office:value-type="date" office:date-value="2016-01-22">
            <text:p>22.01.2016</text:p>
          </table:table-cell>
          <table:table-cell table:number-columns-repeated="7"/>
          <table:table-cell table:number-columns-repeated="2"/>
          <table:table-cell table:formula="of:=[.K56]-[.J56]" office:value-type="float" office:value="0">
            <text:p>0:00</text:p>
          </table:table-cell>
          <table:table-cell table:style-name="ce26" office:value-type="time" office:time-value="PT07H57M58S">
            <text:p>07:57:58</text:p>
          </table:table-cell>
          <table:table-cell table:style-name="ce49" office:value-type="time" office:time-value="PT16H56M30S">
            <text:p>16:56:30</text:p>
          </table:table-cell>
          <table:table-cell table:formula="of:=[.N56]-[.M56]" office:value-type="float" office:value="0.373981481481481">
            <text:p>8:58:32</text:p>
          </table:table-cell>
          <table:table-cell office:value-type="float" office:value="0.329166666666667">
            <text:p>7:54</text:p>
          </table:table-cell>
          <table:table-cell office:value-type="float" office:value="0.70625">
            <text:p>16:57</text:p>
          </table:table-cell>
          <table:table-cell table:formula="of:=[.Q56]-[.P56]" office:value-type="float" office:value="0.377083333333333">
            <text:p>9:03</text:p>
          </table:table-cell>
          <table:table-cell table:formula="of:=[.V56]-[.R56]" office:value-type="float" office:value="0.00319444444444456">
            <text:p>0:04:36</text:p>
          </table:table-cell>
          <table:table-cell table:style-name="ce26" office:value-type="time" office:time-value="PT07H51M10S">
            <text:p>07:51:10</text:p>
          </table:table-cell>
          <table:table-cell table:style-name="ce49" office:value-type="time" office:time-value="PT16H58M46S">
            <text:p>16:58:46</text:p>
          </table:table-cell>
          <table:table-cell table:formula="of:=[.U56]-[.T56]" office:value-type="float" office:value="0.380277777777778">
            <text:p>9:07:36</text:p>
          </table:table-cell>
          <table:table-cell table:number-columns-repeated="1002"/>
        </table:table-row>
        <table:table-row table:style-name="ro1">
          <table:table-cell table:formula="of:=[.B57]" office:value-type="date" office:date-value="2016-01-23">
            <text:p>Sa, </text:p>
          </table:table-cell>
          <table:table-cell office:value-type="date" office:date-value="2016-01-23">
            <text:p>23.01.2016</text:p>
          </table:table-cell>
          <table:table-cell table:number-columns-repeated="7"/>
          <table:table-cell table:number-columns-repeated="2"/>
          <table:table-cell table:formula="of:=[.K57]-[.J57]" office:value-type="float" office:value="0">
            <text:p>0:00</text:p>
          </table:table-cell>
          <table:table-cell table:style-name="ce26" office:value-type="time" office:time-value="PT07H56M55S">
            <text:p>07:56:55</text:p>
          </table:table-cell>
          <table:table-cell table:style-name="ce49" office:value-type="time" office:time-value="PT16H58M05S">
            <text:p>16:58:05</text:p>
          </table:table-cell>
          <table:table-cell table:formula="of:=[.N57]-[.M57]" office:value-type="float" office:value="0.375810185185185">
            <text:p>9:01:10</text:p>
          </table:table-cell>
          <table:table-cell office:value-type="float" office:value="0.328472222222222">
            <text:p>7:53</text:p>
          </table:table-cell>
          <table:table-cell office:value-type="float" office:value="0.706944444444444">
            <text:p>16:58</text:p>
          </table:table-cell>
          <table:table-cell table:formula="of:=[.Q57]-[.P57]" office:value-type="float" office:value="0.378472222222222">
            <text:p>9:05</text:p>
          </table:table-cell>
          <table:table-cell table:formula="of:=[.V57]-[.R57]" office:value-type="float" office:value="0.00353009259259274">
            <text:p>0:05:05</text:p>
          </table:table-cell>
          <table:table-cell table:style-name="ce26" office:value-type="time" office:time-value="PT07H50M11S">
            <text:p>07:50:11</text:p>
          </table:table-cell>
          <table:table-cell table:style-name="ce49" office:value-type="time" office:time-value="PT17H00M16S">
            <text:p>17:00:16</text:p>
          </table:table-cell>
          <table:table-cell table:formula="of:=[.U57]-[.T57]" office:value-type="float" office:value="0.382002314814815">
            <text:p>9:10:05</text:p>
          </table:table-cell>
          <table:table-cell table:number-columns-repeated="1002"/>
        </table:table-row>
        <table:table-row table:style-name="ro1">
          <table:table-cell table:formula="of:=[.B58]" office:value-type="date" office:date-value="2016-01-24">
            <text:p>So, </text:p>
          </table:table-cell>
          <table:table-cell office:value-type="date" office:date-value="2016-01-24">
            <text:p>24.01.2016</text:p>
          </table:table-cell>
          <table:table-cell table:number-columns-repeated="7"/>
          <table:table-cell table:number-columns-repeated="2"/>
          <table:table-cell table:formula="of:=[.K58]-[.J58]" office:value-type="float" office:value="0">
            <text:p>0:00</text:p>
          </table:table-cell>
          <table:table-cell table:style-name="ce26" office:value-type="time" office:time-value="PT07H55M49S">
            <text:p>07:55:49</text:p>
          </table:table-cell>
          <table:table-cell table:style-name="ce49" office:value-type="time" office:time-value="PT16H59M40S">
            <text:p>16:59:40</text:p>
          </table:table-cell>
          <table:table-cell table:formula="of:=[.N58]-[.M58]" office:value-type="float" office:value="0.377673611111111">
            <text:p>9:03:51</text:p>
          </table:table-cell>
          <table:table-cell office:value-type="float" office:value="0.327777777777778">
            <text:p>7:52</text:p>
          </table:table-cell>
          <table:table-cell office:value-type="float" office:value="0.708333333333333">
            <text:p>17:00</text:p>
          </table:table-cell>
          <table:table-cell table:formula="of:=[.Q58]-[.P58]" office:value-type="float" office:value="0.380555555555556">
            <text:p>9:08</text:p>
          </table:table-cell>
          <table:table-cell table:formula="of:=[.V58]-[.R58]" office:value-type="float" office:value="0.00320601851851848">
            <text:p>0:04:37</text:p>
          </table:table-cell>
          <table:table-cell table:style-name="ce26" office:value-type="time" office:time-value="PT07H49M10S">
            <text:p>07:49:10</text:p>
          </table:table-cell>
          <table:table-cell table:style-name="ce49" office:value-type="time" office:time-value="PT17H01M47S">
            <text:p>17:01:47</text:p>
          </table:table-cell>
          <table:table-cell table:formula="of:=[.U58]-[.T58]" office:value-type="float" office:value="0.383761574074074">
            <text:p>9:12:37</text:p>
          </table:table-cell>
          <table:table-cell table:number-columns-repeated="1002"/>
        </table:table-row>
        <table:table-row table:style-name="ro1">
          <table:table-cell table:formula="of:=[.B59]" office:value-type="date" office:date-value="2016-01-25">
            <text:p>Mo, </text:p>
          </table:table-cell>
          <table:table-cell office:value-type="date" office:date-value="2016-01-25">
            <text:p>25.01.2016</text:p>
          </table:table-cell>
          <table:table-cell table:number-columns-repeated="7"/>
          <table:table-cell table:number-columns-repeated="2"/>
          <table:table-cell table:formula="of:=[.K59]-[.J59]" office:value-type="float" office:value="0">
            <text:p>0:00</text:p>
          </table:table-cell>
          <table:table-cell table:style-name="ce26" office:value-type="time" office:time-value="PT07H54M41S">
            <text:p>07:54:41</text:p>
          </table:table-cell>
          <table:table-cell table:style-name="ce49" office:value-type="time" office:time-value="PT17H01M16S">
            <text:p>17:01:16</text:p>
          </table:table-cell>
          <table:table-cell table:formula="of:=[.N59]-[.M59]" office:value-type="float" office:value="0.379571759259259">
            <text:p>9:06:35</text:p>
          </table:table-cell>
          <table:table-cell office:value-type="float" office:value="0.327083333333333">
            <text:p>7:51</text:p>
          </table:table-cell>
          <table:table-cell office:value-type="float" office:value="0.709027777777778">
            <text:p>17:01</text:p>
          </table:table-cell>
          <table:table-cell table:formula="of:=[.Q59]-[.P59]" office:value-type="float" office:value="0.381944444444444">
            <text:p>9:10</text:p>
          </table:table-cell>
          <table:table-cell table:formula="of:=[.V59]-[.R59]" office:value-type="float" office:value="0.00362268518518521">
            <text:p>0:05:13</text:p>
          </table:table-cell>
          <table:table-cell table:style-name="ce26" office:value-type="time" office:time-value="PT07H48M06S">
            <text:p>07:48:06</text:p>
          </table:table-cell>
          <table:table-cell table:style-name="ce49" office:value-type="time" office:time-value="PT17H03M19S">
            <text:p>17:03:19</text:p>
          </table:table-cell>
          <table:table-cell table:formula="of:=[.U59]-[.T59]" office:value-type="float" office:value="0.38556712962963">
            <text:p>9:15:13</text:p>
          </table:table-cell>
          <table:table-cell table:number-columns-repeated="1002"/>
        </table:table-row>
        <table:table-row table:style-name="ro1">
          <table:table-cell table:formula="of:=[.B60]" office:value-type="date" office:date-value="2016-01-26">
            <text:p>Di, </text:p>
          </table:table-cell>
          <table:table-cell office:value-type="date" office:date-value="2016-01-26">
            <text:p>26.01.2016</text:p>
          </table:table-cell>
          <table:table-cell table:number-columns-repeated="7"/>
          <table:table-cell table:number-columns-repeated="2"/>
          <table:table-cell table:formula="of:=[.K60]-[.J60]" office:value-type="float" office:value="0">
            <text:p>0:00</text:p>
          </table:table-cell>
          <table:table-cell table:style-name="ce26" office:value-type="time" office:time-value="PT07H53M31S">
            <text:p>07:53:31</text:p>
          </table:table-cell>
          <table:table-cell table:style-name="ce49" office:value-type="time" office:time-value="PT17H02M53S">
            <text:p>17:02:53</text:p>
          </table:table-cell>
          <table:table-cell table:formula="of:=[.N60]-[.M60]" office:value-type="float" office:value="0.38150462962963">
            <text:p>9:09:22</text:p>
          </table:table-cell>
          <table:table-cell office:value-type="float" office:value="0.326388888888889">
            <text:p>7:50</text:p>
          </table:table-cell>
          <table:table-cell office:value-type="float" office:value="0.710416666666667">
            <text:p>17:03</text:p>
          </table:table-cell>
          <table:table-cell table:formula="of:=[.Q60]-[.P60]" office:value-type="float" office:value="0.384027777777778">
            <text:p>9:13</text:p>
          </table:table-cell>
          <table:table-cell table:formula="of:=[.V60]-[.R60]" office:value-type="float" office:value="0.00336805555555547">
            <text:p>0:04:51</text:p>
          </table:table-cell>
          <table:table-cell table:style-name="ce26" office:value-type="time" office:time-value="PT07H47M00S">
            <text:p>07:47:00</text:p>
          </table:table-cell>
          <table:table-cell table:style-name="ce49" office:value-type="time" office:time-value="PT17H04M51S">
            <text:p>17:04:51</text:p>
          </table:table-cell>
          <table:table-cell table:formula="of:=[.U60]-[.T60]" office:value-type="float" office:value="0.387395833333333">
            <text:p>9:17:51</text:p>
          </table:table-cell>
          <table:table-cell table:number-columns-repeated="1002"/>
        </table:table-row>
        <table:table-row table:style-name="ro1">
          <table:table-cell table:formula="of:=[.B61]" office:value-type="date" office:date-value="2016-01-27">
            <text:p>Mi, </text:p>
          </table:table-cell>
          <table:table-cell office:value-type="date" office:date-value="2016-01-27">
            <text:p>27.01.2016</text:p>
          </table:table-cell>
          <table:table-cell table:number-columns-repeated="7"/>
          <table:table-cell table:number-columns-repeated="2"/>
          <table:table-cell table:formula="of:=[.K61]-[.J61]" office:value-type="float" office:value="0">
            <text:p>0:00</text:p>
          </table:table-cell>
          <table:table-cell table:style-name="ce26" office:value-type="time" office:time-value="PT07H52M18S">
            <text:p>07:52:18</text:p>
          </table:table-cell>
          <table:table-cell table:style-name="ce49" office:value-type="time" office:time-value="PT17H04M30S">
            <text:p>17:04:30</text:p>
          </table:table-cell>
          <table:table-cell table:formula="of:=[.N61]-[.M61]" office:value-type="float" office:value="0.383472222222222">
            <text:p>9:12:12</text:p>
          </table:table-cell>
          <table:table-cell office:value-type="float" office:value="0.325694444444444">
            <text:p>7:49</text:p>
          </table:table-cell>
          <table:table-cell office:value-type="float" office:value="0.711111111111111">
            <text:p>17:04</text:p>
          </table:table-cell>
          <table:table-cell table:formula="of:=[.Q61]-[.P61]" office:value-type="float" office:value="0.385416666666667">
            <text:p>9:15</text:p>
          </table:table-cell>
          <table:table-cell table:formula="of:=[.V61]-[.R61]" office:value-type="float" office:value="0.0038425925925924">
            <text:p>0:05:32</text:p>
          </table:table-cell>
          <table:table-cell table:style-name="ce26" office:value-type="time" office:time-value="PT07H45M52S">
            <text:p>07:45:52</text:p>
          </table:table-cell>
          <table:table-cell table:style-name="ce49" office:value-type="time" office:time-value="PT17H06M24S">
            <text:p>17:06:24</text:p>
          </table:table-cell>
          <table:table-cell table:formula="of:=[.U61]-[.T61]" office:value-type="float" office:value="0.389259259259259">
            <text:p>9:20:32</text:p>
          </table:table-cell>
          <table:table-cell table:number-columns-repeated="1002"/>
        </table:table-row>
        <table:table-row table:style-name="ro1">
          <table:table-cell table:formula="of:=[.B62]" office:value-type="date" office:date-value="2016-01-28">
            <text:p>Do, </text:p>
          </table:table-cell>
          <table:table-cell office:value-type="date" office:date-value="2016-01-28">
            <text:p>28.01.2016</text:p>
          </table:table-cell>
          <table:table-cell table:number-columns-repeated="7"/>
          <table:table-cell table:number-columns-repeated="2"/>
          <table:table-cell table:formula="of:=[.K62]-[.J62]" office:value-type="float" office:value="0">
            <text:p>0:00</text:p>
          </table:table-cell>
          <table:table-cell table:style-name="ce26" office:value-type="time" office:time-value="PT07H51M04S">
            <text:p>07:51:04</text:p>
          </table:table-cell>
          <table:table-cell table:style-name="ce49" office:value-type="time" office:time-value="PT17H06M08S">
            <text:p>17:06:08</text:p>
          </table:table-cell>
          <table:table-cell table:formula="of:=[.N62]-[.M62]" office:value-type="float" office:value="0.385462962962963">
            <text:p>9:15:04</text:p>
          </table:table-cell>
          <table:table-cell office:value-type="float" office:value="0.324305555555556">
            <text:p>7:47</text:p>
          </table:table-cell>
          <table:table-cell office:value-type="float" office:value="0.711805555555555">
            <text:p>17:05</text:p>
          </table:table-cell>
          <table:table-cell table:formula="of:=[.Q62]-[.P62]" office:value-type="float" office:value="0.3875">
            <text:p>9:18</text:p>
          </table:table-cell>
          <table:table-cell table:formula="of:=[.V62]-[.R62]" office:value-type="float" office:value="0.00365740740740766">
            <text:p>0:05:16</text:p>
          </table:table-cell>
          <table:table-cell table:style-name="ce26" office:value-type="time" office:time-value="PT07H44M42S">
            <text:p>07:44:42</text:p>
          </table:table-cell>
          <table:table-cell table:style-name="ce49" office:value-type="time" office:time-value="PT17H07M58S">
            <text:p>17:07:58</text:p>
          </table:table-cell>
          <table:table-cell table:formula="of:=[.U62]-[.T62]" office:value-type="float" office:value="0.391157407407407">
            <text:p>9:23:16</text:p>
          </table:table-cell>
          <table:table-cell table:number-columns-repeated="1002"/>
        </table:table-row>
        <table:table-row table:style-name="ro1">
          <table:table-cell table:formula="of:=[.B63]" office:value-type="date" office:date-value="2016-01-29">
            <text:p>Fr, </text:p>
          </table:table-cell>
          <table:table-cell office:value-type="date" office:date-value="2016-01-29">
            <text:p>29.01.2016</text:p>
          </table:table-cell>
          <table:table-cell table:number-columns-repeated="7"/>
          <table:table-cell table:number-columns-repeated="2"/>
          <table:table-cell table:formula="of:=[.K63]-[.J63]" office:value-type="float" office:value="0">
            <text:p>0:00</text:p>
          </table:table-cell>
          <table:table-cell table:style-name="ce26" office:value-type="time" office:time-value="PT07H49M47S">
            <text:p>07:49:47</text:p>
          </table:table-cell>
          <table:table-cell table:style-name="ce49" office:value-type="time" office:time-value="PT17H07M47S">
            <text:p>17:07:47</text:p>
          </table:table-cell>
          <table:table-cell table:formula="of:=[.N63]-[.M63]" office:value-type="float" office:value="0.3875">
            <text:p>9:18:00</text:p>
          </table:table-cell>
          <table:table-cell office:value-type="float" office:value="0.323611111111111">
            <text:p>7:46</text:p>
          </table:table-cell>
          <table:table-cell office:value-type="float" office:value="0.713888888888889">
            <text:p>17:08</text:p>
          </table:table-cell>
          <table:table-cell table:formula="of:=[.Q63]-[.P63]" office:value-type="float" office:value="0.390277777777778">
            <text:p>9:22</text:p>
          </table:table-cell>
          <table:table-cell table:formula="of:=[.V63]-[.R63]" office:value-type="float" office:value="0.00280092592592596">
            <text:p>0:04:02</text:p>
          </table:table-cell>
          <table:table-cell table:style-name="ce26" office:value-type="time" office:time-value="PT07H43M30S">
            <text:p>07:43:30</text:p>
          </table:table-cell>
          <table:table-cell table:style-name="ce49" office:value-type="time" office:time-value="PT17H09M32S">
            <text:p>17:09:32</text:p>
          </table:table-cell>
          <table:table-cell table:formula="of:=[.U63]-[.T63]" office:value-type="float" office:value="0.393078703703704">
            <text:p>9:26:02</text:p>
          </table:table-cell>
          <table:table-cell table:number-columns-repeated="1002"/>
        </table:table-row>
        <table:table-row table:style-name="ro1">
          <table:table-cell table:formula="of:=[.B64]" office:value-type="date" office:date-value="2016-01-30">
            <text:p>Sa, </text:p>
          </table:table-cell>
          <table:table-cell office:value-type="date" office:date-value="2016-01-30">
            <text:p>30.01.2016</text:p>
          </table:table-cell>
          <table:table-cell table:number-columns-repeated="7"/>
          <table:table-cell table:number-columns-repeated="2"/>
          <table:table-cell table:formula="of:=[.K64]-[.J64]" office:value-type="float" office:value="0">
            <text:p>0:00</text:p>
          </table:table-cell>
          <table:table-cell table:style-name="ce26" office:value-type="time" office:time-value="PT07H48M28S">
            <text:p>07:48:28</text:p>
          </table:table-cell>
          <table:table-cell table:style-name="ce49" office:value-type="time" office:time-value="PT17H09M26S">
            <text:p>17:09:26</text:p>
          </table:table-cell>
          <table:table-cell table:formula="of:=[.N64]-[.M64]" office:value-type="float" office:value="0.389560185185185">
            <text:p>9:20:58</text:p>
          </table:table-cell>
          <table:table-cell office:value-type="float" office:value="0.322916666666667">
            <text:p>7:45</text:p>
          </table:table-cell>
          <table:table-cell office:value-type="float" office:value="0.714583333333333">
            <text:p>17:09</text:p>
          </table:table-cell>
          <table:table-cell table:formula="of:=[.Q64]-[.P64]" office:value-type="float" office:value="0.391666666666667">
            <text:p>9:24</text:p>
          </table:table-cell>
          <table:table-cell table:formula="of:=[.V64]-[.R64]" office:value-type="float" office:value="0.00336805555555547">
            <text:p>0:04:51</text:p>
          </table:table-cell>
          <table:table-cell table:style-name="ce26" office:value-type="time" office:time-value="PT07H42M15S">
            <text:p>07:42:15</text:p>
          </table:table-cell>
          <table:table-cell table:style-name="ce49" office:value-type="time" office:time-value="PT17H11M06S">
            <text:p>17:11:06</text:p>
          </table:table-cell>
          <table:table-cell table:formula="of:=[.U64]-[.T64]" office:value-type="float" office:value="0.395034722222222">
            <text:p>9:28:51</text:p>
          </table:table-cell>
          <table:table-cell table:number-columns-repeated="1002"/>
        </table:table-row>
        <table:table-row table:style-name="ro1">
          <table:table-cell table:formula="of:=[.B65]" office:value-type="date" office:date-value="2016-01-31">
            <text:p>So, </text:p>
          </table:table-cell>
          <table:table-cell office:value-type="date" office:date-value="2016-01-31">
            <text:p>31.01.2016</text:p>
          </table:table-cell>
          <table:table-cell table:number-columns-repeated="7"/>
          <table:table-cell table:number-columns-repeated="2"/>
          <table:table-cell table:formula="of:=[.K65]-[.J65]" office:value-type="float" office:value="0">
            <text:p>0:00</text:p>
          </table:table-cell>
          <table:table-cell table:style-name="ce26" office:value-type="time" office:time-value="PT07H47M07S">
            <text:p>07:47:07</text:p>
          </table:table-cell>
          <table:table-cell table:style-name="ce49" office:value-type="time" office:time-value="PT17H11M05S">
            <text:p>17:11:05</text:p>
          </table:table-cell>
          <table:table-cell table:formula="of:=[.N65]-[.M65]" office:value-type="float" office:value="0.391643518518519">
            <text:p>9:23:58</text:p>
          </table:table-cell>
          <table:table-cell office:value-type="float" office:value="0.322222222222222">
            <text:p>7:44</text:p>
          </table:table-cell>
          <table:table-cell office:value-type="float" office:value="0.715972222222222">
            <text:p>17:11</text:p>
          </table:table-cell>
          <table:table-cell table:formula="of:=[.Q65]-[.P65]" office:value-type="float" office:value="0.39375">
            <text:p>9:27</text:p>
          </table:table-cell>
          <table:table-cell table:formula="of:=[.V65]-[.R65]" office:value-type="float" office:value="0.00326388888888868">
            <text:p>0:04:42</text:p>
          </table:table-cell>
          <table:table-cell table:style-name="ce26" office:value-type="time" office:time-value="PT07H40M59S">
            <text:p>07:40:59</text:p>
          </table:table-cell>
          <table:table-cell table:style-name="ce49" office:value-type="time" office:time-value="PT17H12M41S">
            <text:p>17:12:41</text:p>
          </table:table-cell>
          <table:table-cell table:formula="of:=[.U65]-[.T65]" office:value-type="float" office:value="0.397013888888889">
            <text:p>9:31:42</text:p>
          </table:table-cell>
          <table:table-cell table:number-columns-repeated="1002"/>
        </table:table-row>
        <table:table-row table:style-name="ro1">
          <table:table-cell table:formula="of:=[.B66]" office:value-type="date" office:date-value="2016-02-01">
            <text:p>Mo, </text:p>
          </table:table-cell>
          <table:table-cell office:value-type="date" office:date-value="2016-02-01">
            <text:p>01.02.2016</text:p>
          </table:table-cell>
          <table:table-cell table:number-columns-repeated="7"/>
          <table:table-cell table:number-columns-repeated="2"/>
          <table:table-cell table:formula="of:=[.K66]-[.J66]" office:value-type="float" office:value="0">
            <text:p>0:00</text:p>
          </table:table-cell>
          <table:table-cell table:style-name="ce26" office:value-type="time" office:time-value="PT07H45M44S">
            <text:p>07:45:44</text:p>
          </table:table-cell>
          <table:table-cell table:style-name="ce49" office:value-type="time" office:time-value="PT17H12M45S">
            <text:p>17:12:45</text:p>
          </table:table-cell>
          <table:table-cell table:formula="of:=[.N66]-[.M66]" office:value-type="float" office:value="0.393761574074074">
            <text:p>9:27:01</text:p>
          </table:table-cell>
          <table:table-cell office:value-type="float" office:value="0.321527777777778">
            <text:p>7:43</text:p>
          </table:table-cell>
          <table:table-cell office:value-type="float" office:value="0.716666666666667">
            <text:p>17:12</text:p>
          </table:table-cell>
          <table:table-cell table:formula="of:=[.Q66]-[.P66]" office:value-type="float" office:value="0.395138888888889">
            <text:p>9:29</text:p>
          </table:table-cell>
          <table:table-cell table:formula="of:=[.V66]-[.R66]" office:value-type="float" office:value="0.00387731481481507">
            <text:p>0:05:35</text:p>
          </table:table-cell>
          <table:table-cell table:style-name="ce26" office:value-type="time" office:time-value="PT07H39M41S">
            <text:p>07:39:41</text:p>
          </table:table-cell>
          <table:table-cell table:style-name="ce49" office:value-type="time" office:time-value="PT17H14M16S">
            <text:p>17:14:16</text:p>
          </table:table-cell>
          <table:table-cell table:formula="of:=[.U66]-[.T66]" office:value-type="float" office:value="0.399016203703704">
            <text:p>9:34:35</text:p>
          </table:table-cell>
          <table:table-cell table:number-columns-repeated="1002"/>
        </table:table-row>
        <table:table-row table:style-name="ro1">
          <table:table-cell table:formula="of:=[.B67]" office:value-type="date" office:date-value="2016-02-02">
            <text:p>Di, </text:p>
          </table:table-cell>
          <table:table-cell office:value-type="date" office:date-value="2016-02-02">
            <text:p>02.02.2016</text:p>
          </table:table-cell>
          <table:table-cell table:number-columns-repeated="7"/>
          <table:table-cell table:number-columns-repeated="2"/>
          <table:table-cell table:formula="of:=[.K67]-[.J67]" office:value-type="float" office:value="0">
            <text:p>0:00</text:p>
          </table:table-cell>
          <table:table-cell table:style-name="ce26" office:value-type="time" office:time-value="PT07H44M19S">
            <text:p>07:44:19</text:p>
          </table:table-cell>
          <table:table-cell table:style-name="ce49" office:value-type="time" office:time-value="PT17H14M25S">
            <text:p>17:14:25</text:p>
          </table:table-cell>
          <table:table-cell table:formula="of:=[.N67]-[.M67]" office:value-type="float" office:value="0.395902777777778">
            <text:p>9:30:06</text:p>
          </table:table-cell>
          <table:table-cell office:value-type="float" office:value="0.320138888888889">
            <text:p>7:41</text:p>
          </table:table-cell>
          <table:table-cell office:value-type="float" office:value="0.718055555555556">
            <text:p>17:14</text:p>
          </table:table-cell>
          <table:table-cell table:formula="of:=[.Q67]-[.P67]" office:value-type="float" office:value="0.397916666666667">
            <text:p>9:33</text:p>
          </table:table-cell>
          <table:table-cell table:formula="of:=[.V67]-[.R67]" office:value-type="float" office:value="0.00313657407407403">
            <text:p>0:04:31</text:p>
          </table:table-cell>
          <table:table-cell table:style-name="ce26" office:value-type="time" office:time-value="PT07H38M20S">
            <text:p>07:38:20</text:p>
          </table:table-cell>
          <table:table-cell table:style-name="ce49" office:value-type="time" office:time-value="PT17H15M51S">
            <text:p>17:15:51</text:p>
          </table:table-cell>
          <table:table-cell table:formula="of:=[.U67]-[.T67]" office:value-type="float" office:value="0.401053240740741">
            <text:p>9:37:31</text:p>
          </table:table-cell>
          <table:table-cell table:number-columns-repeated="1002"/>
        </table:table-row>
        <table:table-row table:style-name="ro1">
          <table:table-cell table:formula="of:=[.B68]" office:value-type="date" office:date-value="2016-02-03">
            <text:p>Mi, </text:p>
          </table:table-cell>
          <table:table-cell office:value-type="date" office:date-value="2016-02-03">
            <text:p>03.02.2016</text:p>
          </table:table-cell>
          <table:table-cell table:number-columns-repeated="7"/>
          <table:table-cell table:number-columns-repeated="2"/>
          <table:table-cell table:formula="of:=[.K68]-[.J68]" office:value-type="float" office:value="0">
            <text:p>0:00</text:p>
          </table:table-cell>
          <table:table-cell table:style-name="ce26" office:value-type="time" office:time-value="PT07H42M52S">
            <text:p>07:42:52</text:p>
          </table:table-cell>
          <table:table-cell table:style-name="ce49" office:value-type="time" office:time-value="PT17H16M06S">
            <text:p>17:16:06</text:p>
          </table:table-cell>
          <table:table-cell table:formula="of:=[.N68]-[.M68]" office:value-type="float" office:value="0.398078703703704">
            <text:p>9:33:14</text:p>
          </table:table-cell>
          <table:table-cell office:value-type="float" office:value="0.319444444444444">
            <text:p>7:40</text:p>
          </table:table-cell>
          <table:table-cell office:value-type="float" office:value="0.71875">
            <text:p>17:15</text:p>
          </table:table-cell>
          <table:table-cell table:formula="of:=[.Q68]-[.P68]" office:value-type="float" office:value="0.399305555555556">
            <text:p>9:35</text:p>
          </table:table-cell>
          <table:table-cell table:formula="of:=[.V68]-[.R68]" office:value-type="float" office:value="0.00380787037037023">
            <text:p>0:05:29</text:p>
          </table:table-cell>
          <table:table-cell table:style-name="ce26" office:value-type="time" office:time-value="PT07H36M58S">
            <text:p>07:36:58</text:p>
          </table:table-cell>
          <table:table-cell table:style-name="ce49" office:value-type="time" office:time-value="PT17H17M27S">
            <text:p>17:17:27</text:p>
          </table:table-cell>
          <table:table-cell table:formula="of:=[.U68]-[.T68]" office:value-type="float" office:value="0.403113425925926">
            <text:p>9:40:29</text:p>
          </table:table-cell>
          <table:table-cell table:number-columns-repeated="1002"/>
        </table:table-row>
        <table:table-row table:style-name="ro1">
          <table:table-cell table:formula="of:=[.B69]" office:value-type="date" office:date-value="2016-02-04">
            <text:p>Do, </text:p>
          </table:table-cell>
          <table:table-cell office:value-type="date" office:date-value="2016-02-04">
            <text:p>04.02.2016</text:p>
          </table:table-cell>
          <table:table-cell table:number-columns-repeated="7"/>
          <table:table-cell table:number-columns-repeated="2"/>
          <table:table-cell table:formula="of:=[.K69]-[.J69]" office:value-type="float" office:value="0">
            <text:p>0:00</text:p>
          </table:table-cell>
          <table:table-cell table:style-name="ce26" office:value-type="time" office:time-value="PT07H41M23S">
            <text:p>07:41:23</text:p>
          </table:table-cell>
          <table:table-cell table:style-name="ce49" office:value-type="time" office:time-value="PT17H17M46S">
            <text:p>17:17:46</text:p>
          </table:table-cell>
          <table:table-cell table:formula="of:=[.N69]-[.M69]" office:value-type="float" office:value="0.400266203703704">
            <text:p>9:36:23</text:p>
          </table:table-cell>
          <table:table-cell office:value-type="float" office:value="0.318055555555556">
            <text:p>7:38</text:p>
          </table:table-cell>
          <table:table-cell office:value-type="float" office:value="0.720138888888889">
            <text:p>17:17</text:p>
          </table:table-cell>
          <table:table-cell table:formula="of:=[.Q69]-[.P69]" office:value-type="float" office:value="0.402083333333333">
            <text:p>9:39</text:p>
          </table:table-cell>
          <table:table-cell table:formula="of:=[.V69]-[.R69]" office:value-type="float" office:value="0.00311342592592578">
            <text:p>0:04:29</text:p>
          </table:table-cell>
          <table:table-cell table:style-name="ce26" office:value-type="time" office:time-value="PT07H35M34S">
            <text:p>07:35:34</text:p>
          </table:table-cell>
          <table:table-cell table:style-name="ce49" office:value-type="time" office:time-value="PT17H19M03S">
            <text:p>17:19:03</text:p>
          </table:table-cell>
          <table:table-cell table:formula="of:=[.U69]-[.T69]" office:value-type="float" office:value="0.405196759259259">
            <text:p>9:43:29</text:p>
          </table:table-cell>
          <table:table-cell table:number-columns-repeated="1002"/>
        </table:table-row>
        <table:table-row table:style-name="ro1">
          <table:table-cell table:formula="of:=[.B70]" office:value-type="date" office:date-value="2016-02-05">
            <text:p>Fr, </text:p>
          </table:table-cell>
          <table:table-cell office:value-type="date" office:date-value="2016-02-05">
            <text:p>05.02.2016</text:p>
          </table:table-cell>
          <table:table-cell table:number-columns-repeated="7"/>
          <table:table-cell table:number-columns-repeated="2"/>
          <table:table-cell table:formula="of:=[.K70]-[.J70]" office:value-type="float" office:value="0">
            <text:p>0:00</text:p>
          </table:table-cell>
          <table:table-cell table:style-name="ce26" office:value-type="time" office:time-value="PT07H39M53S">
            <text:p>07:39:53</text:p>
          </table:table-cell>
          <table:table-cell table:style-name="ce49" office:value-type="time" office:time-value="PT17H19M27S">
            <text:p>17:19:27</text:p>
          </table:table-cell>
          <table:table-cell table:formula="of:=[.N70]-[.M70]" office:value-type="float" office:value="0.402476851851852">
            <text:p>9:39:34</text:p>
          </table:table-cell>
          <table:table-cell office:value-type="float" office:value="0.317361111111111">
            <text:p>7:37</text:p>
          </table:table-cell>
          <table:table-cell office:value-type="float" office:value="0.721527777777778">
            <text:p>17:19</text:p>
          </table:table-cell>
          <table:table-cell table:formula="of:=[.Q70]-[.P70]" office:value-type="float" office:value="0.404166666666667">
            <text:p>9:42</text:p>
          </table:table-cell>
          <table:table-cell table:formula="of:=[.V70]-[.R70]" office:value-type="float" office:value="0.00312500000000004">
            <text:p>0:04:30</text:p>
          </table:table-cell>
          <table:table-cell table:style-name="ce26" office:value-type="time" office:time-value="PT07H34M09S">
            <text:p>07:34:09</text:p>
          </table:table-cell>
          <table:table-cell table:style-name="ce49" office:value-type="time" office:time-value="PT17H20M39S">
            <text:p>17:20:39</text:p>
          </table:table-cell>
          <table:table-cell table:formula="of:=[.U70]-[.T70]" office:value-type="float" office:value="0.407291666666667">
            <text:p>9:46:30</text:p>
          </table:table-cell>
          <table:table-cell table:number-columns-repeated="1002"/>
        </table:table-row>
        <table:table-row table:style-name="ro1">
          <table:table-cell table:formula="of:=[.B71]" office:value-type="date" office:date-value="2016-02-06">
            <text:p>Sa, </text:p>
          </table:table-cell>
          <table:table-cell office:value-type="date" office:date-value="2016-02-06">
            <text:p>06.02.2016</text:p>
          </table:table-cell>
          <table:table-cell table:number-columns-repeated="7"/>
          <table:table-cell table:number-columns-repeated="2"/>
          <table:table-cell table:formula="of:=[.K71]-[.J71]" office:value-type="float" office:value="0">
            <text:p>0:00</text:p>
          </table:table-cell>
          <table:table-cell table:style-name="ce26" office:value-type="time" office:time-value="PT07H38M21S">
            <text:p>07:38:21</text:p>
          </table:table-cell>
          <table:table-cell table:style-name="ce49" office:value-type="time" office:time-value="PT17H21M08S">
            <text:p>17:21:08</text:p>
          </table:table-cell>
          <table:table-cell table:formula="of:=[.N71]-[.M71]" office:value-type="float" office:value="0.404710648148148">
            <text:p>9:42:47</text:p>
          </table:table-cell>
          <table:table-cell office:value-type="float" office:value="0.316666666666667">
            <text:p>7:36</text:p>
          </table:table-cell>
          <table:table-cell office:value-type="float" office:value="0.722222222222222">
            <text:p>17:20</text:p>
          </table:table-cell>
          <table:table-cell table:formula="of:=[.Q71]-[.P71]" office:value-type="float" office:value="0.405555555555556">
            <text:p>9:44</text:p>
          </table:table-cell>
          <table:table-cell table:formula="of:=[.V71]-[.R71]" office:value-type="float" office:value="0.00386574074074075">
            <text:p>0:05:34</text:p>
          </table:table-cell>
          <table:table-cell table:style-name="ce26" office:value-type="time" office:time-value="PT07H32M41S">
            <text:p>07:32:41</text:p>
          </table:table-cell>
          <table:table-cell table:style-name="ce49" office:value-type="time" office:time-value="PT17H22M15S">
            <text:p>17:22:15</text:p>
          </table:table-cell>
          <table:table-cell table:formula="of:=[.U71]-[.T71]" office:value-type="float" office:value="0.409421296296296">
            <text:p>9:49:34</text:p>
          </table:table-cell>
          <table:table-cell table:number-columns-repeated="1002"/>
        </table:table-row>
        <table:table-row table:style-name="ro1">
          <table:table-cell table:formula="of:=[.B72]" office:value-type="date" office:date-value="2016-02-07">
            <text:p>So, </text:p>
          </table:table-cell>
          <table:table-cell office:value-type="date" office:date-value="2016-02-07">
            <text:p>07.02.2016</text:p>
          </table:table-cell>
          <table:table-cell table:number-columns-repeated="7"/>
          <table:table-cell table:number-columns-repeated="2"/>
          <table:table-cell table:formula="of:=[.K72]-[.J72]" office:value-type="float" office:value="0">
            <text:p>0:00</text:p>
          </table:table-cell>
          <table:table-cell table:style-name="ce26" office:value-type="time" office:time-value="PT07H36M47S">
            <text:p>07:36:47</text:p>
          </table:table-cell>
          <table:table-cell table:style-name="ce49" office:value-type="time" office:time-value="PT17H22M49S">
            <text:p>17:22:49</text:p>
          </table:table-cell>
          <table:table-cell table:formula="of:=[.N72]-[.M72]" office:value-type="float" office:value="0.406967592592593">
            <text:p>9:46:02</text:p>
          </table:table-cell>
          <table:table-cell office:value-type="float" office:value="0.315277777777778">
            <text:p>7:34</text:p>
          </table:table-cell>
          <table:table-cell office:value-type="float" office:value="0.723611111111111">
            <text:p>17:22</text:p>
          </table:table-cell>
          <table:table-cell table:formula="of:=[.Q72]-[.P72]" office:value-type="float" office:value="0.408333333333333">
            <text:p>9:48</text:p>
          </table:table-cell>
          <table:table-cell table:formula="of:=[.V72]-[.R72]" office:value-type="float" office:value="0.00322916666666678">
            <text:p>0:04:39</text:p>
          </table:table-cell>
          <table:table-cell table:style-name="ce26" office:value-type="time" office:time-value="PT07H31M12S">
            <text:p>07:31:12</text:p>
          </table:table-cell>
          <table:table-cell table:style-name="ce49" office:value-type="time" office:time-value="PT17H23M51S">
            <text:p>17:23:51</text:p>
          </table:table-cell>
          <table:table-cell table:formula="of:=[.U72]-[.T72]" office:value-type="float" office:value="0.4115625">
            <text:p>9:52:39</text:p>
          </table:table-cell>
          <table:table-cell table:number-columns-repeated="1002"/>
        </table:table-row>
        <table:table-row table:style-name="ro1">
          <table:table-cell table:formula="of:=[.B73]" office:value-type="date" office:date-value="2016-02-08">
            <text:p>Mo, </text:p>
          </table:table-cell>
          <table:table-cell office:value-type="date" office:date-value="2016-02-08">
            <text:p>08.02.2016</text:p>
          </table:table-cell>
          <table:table-cell table:number-columns-repeated="7"/>
          <table:table-cell table:number-columns-repeated="2"/>
          <table:table-cell table:formula="of:=[.K73]-[.J73]" office:value-type="float" office:value="0">
            <text:p>0:00</text:p>
          </table:table-cell>
          <table:table-cell table:style-name="ce26" office:value-type="time" office:time-value="PT07H35M11S">
            <text:p>07:35:11</text:p>
          </table:table-cell>
          <table:table-cell table:style-name="ce49" office:value-type="time" office:time-value="PT17H24M30S">
            <text:p>17:24:30</text:p>
          </table:table-cell>
          <table:table-cell table:formula="of:=[.N73]-[.M73]" office:value-type="float" office:value="0.409247685185185">
            <text:p>9:49:19</text:p>
          </table:table-cell>
          <table:table-cell office:value-type="float" office:value="0.314583333333333">
            <text:p>7:33</text:p>
          </table:table-cell>
          <table:table-cell office:value-type="float" office:value="0.725">
            <text:p>17:24</text:p>
          </table:table-cell>
          <table:table-cell table:formula="of:=[.Q73]-[.P73]" office:value-type="float" office:value="0.410416666666667">
            <text:p>9:51</text:p>
          </table:table-cell>
          <table:table-cell table:formula="of:=[.V73]-[.R73]" office:value-type="float" office:value="0.00329861111111113">
            <text:p>0:04:45</text:p>
          </table:table-cell>
          <table:table-cell table:style-name="ce26" office:value-type="time" office:time-value="PT07H29M42S">
            <text:p>07:29:42</text:p>
          </table:table-cell>
          <table:table-cell table:style-name="ce49" office:value-type="time" office:time-value="PT17H25M27S">
            <text:p>17:25:27</text:p>
          </table:table-cell>
          <table:table-cell table:formula="of:=[.U73]-[.T73]" office:value-type="float" office:value="0.413715277777778">
            <text:p>9:55:45</text:p>
          </table:table-cell>
          <table:table-cell table:number-columns-repeated="1002"/>
        </table:table-row>
        <table:table-row table:style-name="ro1">
          <table:table-cell table:formula="of:=[.B74]" office:value-type="date" office:date-value="2016-02-09">
            <text:p>Di, </text:p>
          </table:table-cell>
          <table:table-cell office:value-type="date" office:date-value="2016-02-09">
            <text:p>09.02.2016</text:p>
          </table:table-cell>
          <table:table-cell table:number-columns-repeated="7"/>
          <table:table-cell table:number-columns-repeated="2"/>
          <table:table-cell table:formula="of:=[.K74]-[.J74]" office:value-type="float" office:value="0">
            <text:p>0:00</text:p>
          </table:table-cell>
          <table:table-cell table:style-name="ce26" office:value-type="time" office:time-value="PT07H33M34S">
            <text:p>07:33:34</text:p>
          </table:table-cell>
          <table:table-cell table:style-name="ce49" office:value-type="time" office:time-value="PT17H26M11S">
            <text:p>17:26:11</text:p>
          </table:table-cell>
          <table:table-cell table:formula="of:=[.N74]-[.M74]" office:value-type="float" office:value="0.411539351851852">
            <text:p>9:52:37</text:p>
          </table:table-cell>
          <table:table-cell office:value-type="float" office:value="0.313194444444444">
            <text:p>7:31</text:p>
          </table:table-cell>
          <table:table-cell office:value-type="float" office:value="0.725694444444444">
            <text:p>17:25</text:p>
          </table:table-cell>
          <table:table-cell table:formula="of:=[.Q74]-[.P74]" office:value-type="float" office:value="0.4125">
            <text:p>9:54</text:p>
          </table:table-cell>
          <table:table-cell table:formula="of:=[.V74]-[.R74]" office:value-type="float" office:value="0.0033912037037036">
            <text:p>0:04:53</text:p>
          </table:table-cell>
          <table:table-cell table:style-name="ce26" office:value-type="time" office:time-value="PT07H28M10S">
            <text:p>07:28:10</text:p>
          </table:table-cell>
          <table:table-cell table:style-name="ce49" office:value-type="time" office:time-value="PT17H27M03S">
            <text:p>17:27:03</text:p>
          </table:table-cell>
          <table:table-cell table:formula="of:=[.U74]-[.T74]" office:value-type="float" office:value="0.415891203703704">
            <text:p>9:58:53</text:p>
          </table:table-cell>
          <table:table-cell table:number-columns-repeated="1002"/>
        </table:table-row>
        <table:table-row table:style-name="ro1">
          <table:table-cell table:formula="of:=[.B75]" office:value-type="date" office:date-value="2016-02-10">
            <text:p>Mi, </text:p>
          </table:table-cell>
          <table:table-cell office:value-type="date" office:date-value="2016-02-10">
            <text:p>10.02.2016</text:p>
          </table:table-cell>
          <table:table-cell table:number-columns-repeated="7"/>
          <table:table-cell table:number-columns-repeated="2"/>
          <table:table-cell table:formula="of:=[.K75]-[.J75]" office:value-type="float" office:value="0">
            <text:p>0:00</text:p>
          </table:table-cell>
          <table:table-cell table:style-name="ce26" office:value-type="time" office:time-value="PT07H31M55S">
            <text:p>07:31:55</text:p>
          </table:table-cell>
          <table:table-cell table:style-name="ce49" office:value-type="time" office:time-value="PT17H27M52S">
            <text:p>17:27:52</text:p>
          </table:table-cell>
          <table:table-cell table:formula="of:=[.N75]-[.M75]" office:value-type="float" office:value="0.413854166666667">
            <text:p>9:55:57</text:p>
          </table:table-cell>
          <table:table-cell office:value-type="float" office:value="0.311805555555556">
            <text:p>7:29</text:p>
          </table:table-cell>
          <table:table-cell office:value-type="float" office:value="0.726388888888889">
            <text:p>17:26</text:p>
          </table:table-cell>
          <table:table-cell table:formula="of:=[.Q75]-[.P75]" office:value-type="float" office:value="0.414583333333333">
            <text:p>9:57</text:p>
          </table:table-cell>
          <table:table-cell table:formula="of:=[.V75]-[.R75]" office:value-type="float" office:value="0.00350694444444466">
            <text:p>0:05:03</text:p>
          </table:table-cell>
          <table:table-cell table:style-name="ce26" office:value-type="time" office:time-value="PT07H26M36S">
            <text:p>07:26:36</text:p>
          </table:table-cell>
          <table:table-cell table:style-name="ce49" office:value-type="time" office:time-value="PT17H28M39S">
            <text:p>17:28:39</text:p>
          </table:table-cell>
          <table:table-cell table:formula="of:=[.U75]-[.T75]" office:value-type="float" office:value="0.418090277777778">
            <text:p>10:02:03</text:p>
          </table:table-cell>
          <table:table-cell table:number-columns-repeated="1002"/>
        </table:table-row>
        <table:table-row table:style-name="ro1">
          <table:table-cell table:formula="of:=[.B76]" office:value-type="date" office:date-value="2016-02-11">
            <text:p>Do, </text:p>
          </table:table-cell>
          <table:table-cell office:value-type="date" office:date-value="2016-02-11">
            <text:p>11.02.2016</text:p>
          </table:table-cell>
          <table:table-cell table:number-columns-repeated="7"/>
          <table:table-cell table:number-columns-repeated="2"/>
          <table:table-cell table:formula="of:=[.K76]-[.J76]" office:value-type="float" office:value="0">
            <text:p>0:00</text:p>
          </table:table-cell>
          <table:table-cell table:style-name="ce26" office:value-type="time" office:time-value="PT07H30M15S">
            <text:p>07:30:15</text:p>
          </table:table-cell>
          <table:table-cell table:style-name="ce49" office:value-type="time" office:time-value="PT17H29M33S">
            <text:p>17:29:33</text:p>
          </table:table-cell>
          <table:table-cell table:formula="of:=[.N76]-[.M76]" office:value-type="float" office:value="0.416180555555556">
            <text:p>9:59:18</text:p>
          </table:table-cell>
          <table:table-cell office:value-type="float" office:value="0.311111111111111">
            <text:p>7:28</text:p>
          </table:table-cell>
          <table:table-cell office:value-type="float" office:value="0.727777777777778">
            <text:p>17:28</text:p>
          </table:table-cell>
          <table:table-cell table:formula="of:=[.Q76]-[.P76]" office:value-type="float" office:value="0.416666666666667">
            <text:p>10:00</text:p>
          </table:table-cell>
          <table:table-cell table:formula="of:=[.V76]-[.R76]" office:value-type="float" office:value="0.00364583333333324">
            <text:p>0:05:15</text:p>
          </table:table-cell>
          <table:table-cell table:style-name="ce26" office:value-type="time" office:time-value="PT07H25M00S">
            <text:p>07:25:00</text:p>
          </table:table-cell>
          <table:table-cell table:style-name="ce49" office:value-type="time" office:time-value="PT17H30M15S">
            <text:p>17:30:15</text:p>
          </table:table-cell>
          <table:table-cell table:formula="of:=[.U76]-[.T76]" office:value-type="float" office:value="0.4203125">
            <text:p>10:05:15</text:p>
          </table:table-cell>
          <table:table-cell table:number-columns-repeated="1002"/>
        </table:table-row>
        <table:table-row table:style-name="ro1">
          <table:table-cell table:formula="of:=[.B77]" office:value-type="date" office:date-value="2016-02-12">
            <text:p>Fr, </text:p>
          </table:table-cell>
          <table:table-cell office:value-type="date" office:date-value="2016-02-12">
            <text:p>12.02.2016</text:p>
          </table:table-cell>
          <table:table-cell table:number-columns-repeated="7"/>
          <table:table-cell table:number-columns-repeated="2"/>
          <table:table-cell table:formula="of:=[.K77]-[.J77]" office:value-type="float" office:value="0">
            <text:p>0:00</text:p>
          </table:table-cell>
          <table:table-cell table:style-name="ce26" office:value-type="time" office:time-value="PT07H28M33S">
            <text:p>07:28:33</text:p>
          </table:table-cell>
          <table:table-cell table:style-name="ce49" office:value-type="time" office:time-value="PT17H31M14S">
            <text:p>17:31:14</text:p>
          </table:table-cell>
          <table:table-cell table:formula="of:=[.N77]-[.M77]" office:value-type="float" office:value="0.418530092592593">
            <text:p>10:02:41</text:p>
          </table:table-cell>
          <table:table-cell office:value-type="float" office:value="0.310416666666667">
            <text:p>7:27</text:p>
          </table:table-cell>
          <table:table-cell office:value-type="float" office:value="0.729166666666667">
            <text:p>17:30</text:p>
          </table:table-cell>
          <table:table-cell table:formula="of:=[.Q77]-[.P77]" office:value-type="float" office:value="0.41875">
            <text:p>10:03</text:p>
          </table:table-cell>
          <table:table-cell table:formula="of:=[.V77]-[.R77]" office:value-type="float" office:value="0.00378472222222243">
            <text:p>0:05:27</text:p>
          </table:table-cell>
          <table:table-cell table:style-name="ce26" office:value-type="time" office:time-value="PT07H23M24S">
            <text:p>07:23:24</text:p>
          </table:table-cell>
          <table:table-cell table:style-name="ce49" office:value-type="time" office:time-value="PT17H31M51S">
            <text:p>17:31:51</text:p>
          </table:table-cell>
          <table:table-cell table:formula="of:=[.U77]-[.T77]" office:value-type="float" office:value="0.422534722222222">
            <text:p>10:08:27</text:p>
          </table:table-cell>
          <table:table-cell table:number-columns-repeated="1002"/>
        </table:table-row>
        <table:table-row table:style-name="ro1">
          <table:table-cell table:formula="of:=[.B78]" office:value-type="date" office:date-value="2016-02-13">
            <text:p>Sa, </text:p>
          </table:table-cell>
          <table:table-cell office:value-type="date" office:date-value="2016-02-13">
            <text:p>13.02.2016</text:p>
          </table:table-cell>
          <table:table-cell table:number-columns-repeated="7"/>
          <table:table-cell table:number-columns-repeated="2"/>
          <table:table-cell table:formula="of:=[.K78]-[.J78]" office:value-type="float" office:value="0">
            <text:p>0:00</text:p>
          </table:table-cell>
          <table:table-cell table:style-name="ce26" office:value-type="time" office:time-value="PT07H26M50S">
            <text:p>07:26:50</text:p>
          </table:table-cell>
          <table:table-cell table:style-name="ce49" office:value-type="time" office:time-value="PT17H32M55S">
            <text:p>17:32:55</text:p>
          </table:table-cell>
          <table:table-cell table:formula="of:=[.N78]-[.M78]" office:value-type="float" office:value="0.420891203703704">
            <text:p>10:06:05</text:p>
          </table:table-cell>
          <table:table-cell office:value-type="float" office:value="0.309027777777778">
            <text:p>7:25</text:p>
          </table:table-cell>
          <table:table-cell office:value-type="float" office:value="0.730555555555556">
            <text:p>17:32</text:p>
          </table:table-cell>
          <table:table-cell table:formula="of:=[.Q78]-[.P78]" office:value-type="float" office:value="0.421527777777778">
            <text:p>10:07</text:p>
          </table:table-cell>
          <table:table-cell table:formula="of:=[.V78]-[.R78]" office:value-type="float" office:value="0.00326388888888884">
            <text:p>0:04:42</text:p>
          </table:table-cell>
          <table:table-cell table:style-name="ce26" office:value-type="time" office:time-value="PT07H21M45S">
            <text:p>07:21:45</text:p>
          </table:table-cell>
          <table:table-cell table:style-name="ce49" office:value-type="time" office:time-value="PT17H33M27S">
            <text:p>17:33:27</text:p>
          </table:table-cell>
          <table:table-cell table:formula="of:=[.U78]-[.T78]" office:value-type="float" office:value="0.424791666666667">
            <text:p>10:11:42</text:p>
          </table:table-cell>
          <table:table-cell table:number-columns-repeated="1002"/>
        </table:table-row>
        <table:table-row table:style-name="ro1">
          <table:table-cell table:formula="of:=[.B79]" office:value-type="date" office:date-value="2016-02-14">
            <text:p>So, </text:p>
          </table:table-cell>
          <table:table-cell office:value-type="date" office:date-value="2016-02-14">
            <text:p>14.02.2016</text:p>
          </table:table-cell>
          <table:table-cell table:number-columns-repeated="7"/>
          <table:table-cell table:number-columns-repeated="2"/>
          <table:table-cell table:formula="of:=[.K79]-[.J79]" office:value-type="float" office:value="0">
            <text:p>0:00</text:p>
          </table:table-cell>
          <table:table-cell table:style-name="ce26" office:value-type="time" office:time-value="PT07H25M05S">
            <text:p>07:25:05</text:p>
          </table:table-cell>
          <table:table-cell table:style-name="ce49" office:value-type="time" office:time-value="PT17H34M36S">
            <text:p>17:34:36</text:p>
          </table:table-cell>
          <table:table-cell table:formula="of:=[.N79]-[.M79]" office:value-type="float" office:value="0.423275462962963">
            <text:p>10:09:31</text:p>
          </table:table-cell>
          <table:table-cell office:value-type="float" office:value="0.307638888888889">
            <text:p>7:23</text:p>
          </table:table-cell>
          <table:table-cell office:value-type="float" office:value="0.73125">
            <text:p>17:33</text:p>
          </table:table-cell>
          <table:table-cell table:formula="of:=[.Q79]-[.P79]" office:value-type="float" office:value="0.423611111111111">
            <text:p>10:10</text:p>
          </table:table-cell>
          <table:table-cell table:formula="of:=[.V79]-[.R79]" office:value-type="float" office:value="0.00343749999999987">
            <text:p>0:04:57</text:p>
          </table:table-cell>
          <table:table-cell table:style-name="ce26" office:value-type="time" office:time-value="PT07H20M06S">
            <text:p>07:20:06</text:p>
          </table:table-cell>
          <table:table-cell table:style-name="ce49" office:value-type="time" office:time-value="PT17H35M03S">
            <text:p>17:35:03</text:p>
          </table:table-cell>
          <table:table-cell table:formula="of:=[.U79]-[.T79]" office:value-type="float" office:value="0.427048611111111">
            <text:p>10:14:57</text:p>
          </table:table-cell>
          <table:table-cell table:number-columns-repeated="1002"/>
        </table:table-row>
        <table:table-row table:style-name="ro1">
          <table:table-cell table:formula="of:=[.B80]" office:value-type="date" office:date-value="2016-02-15">
            <text:p>Mo, </text:p>
          </table:table-cell>
          <table:table-cell office:value-type="date" office:date-value="2016-02-15">
            <text:p>15.02.2016</text:p>
          </table:table-cell>
          <table:table-cell table:number-columns-repeated="7"/>
          <table:table-cell table:number-columns-repeated="2"/>
          <table:table-cell table:formula="of:=[.K80]-[.J80]" office:value-type="float" office:value="0">
            <text:p>0:00</text:p>
          </table:table-cell>
          <table:table-cell table:style-name="ce26" office:value-type="time" office:time-value="PT07H23M20S">
            <text:p>07:23:20</text:p>
          </table:table-cell>
          <table:table-cell table:style-name="ce49" office:value-type="time" office:time-value="PT17H36M16S">
            <text:p>17:36:16</text:p>
          </table:table-cell>
          <table:table-cell table:formula="of:=[.N80]-[.M80]" office:value-type="float" office:value="0.425648148148148">
            <text:p>10:12:56</text:p>
          </table:table-cell>
          <table:table-cell office:value-type="float" office:value="0.306944444444444">
            <text:p>7:22</text:p>
          </table:table-cell>
          <table:table-cell office:value-type="float" office:value="0.732638888888889">
            <text:p>17:35</text:p>
          </table:table-cell>
          <table:table-cell table:formula="of:=[.Q80]-[.P80]" office:value-type="float" office:value="0.425694444444444">
            <text:p>10:13</text:p>
          </table:table-cell>
          <table:table-cell table:formula="of:=[.V80]-[.R80]" office:value-type="float" office:value="0.0036342592592592">
            <text:p>0:05:14</text:p>
          </table:table-cell>
          <table:table-cell table:style-name="ce26" office:value-type="time" office:time-value="PT07H18M25S">
            <text:p>07:18:25</text:p>
          </table:table-cell>
          <table:table-cell table:style-name="ce49" office:value-type="time" office:time-value="PT17H36M39S">
            <text:p>17:36:39</text:p>
          </table:table-cell>
          <table:table-cell table:formula="of:=[.U80]-[.T80]" office:value-type="float" office:value="0.429328703703704">
            <text:p>10:18:14</text:p>
          </table:table-cell>
          <table:table-cell table:number-columns-repeated="1002"/>
        </table:table-row>
        <table:table-row table:style-name="ro1">
          <table:table-cell table:formula="of:=[.B81]" office:value-type="date" office:date-value="2016-02-16">
            <text:p>Di, </text:p>
          </table:table-cell>
          <table:table-cell office:value-type="date" office:date-value="2016-02-16">
            <text:p>16.02.2016</text:p>
          </table:table-cell>
          <table:table-cell table:number-columns-repeated="7"/>
          <table:table-cell table:number-columns-repeated="2"/>
          <table:table-cell table:formula="of:=[.K81]-[.J81]" office:value-type="float" office:value="0">
            <text:p>0:00</text:p>
          </table:table-cell>
          <table:table-cell table:style-name="ce26" office:value-type="time" office:time-value="PT07H21M32S">
            <text:p>07:21:32</text:p>
          </table:table-cell>
          <table:table-cell table:style-name="ce49" office:value-type="time" office:time-value="PT17H37M57S">
            <text:p>17:37:57</text:p>
          </table:table-cell>
          <table:table-cell table:formula="of:=[.N81]-[.M81]" office:value-type="float" office:value="0.42806712962963">
            <text:p>10:16:25</text:p>
          </table:table-cell>
          <table:table-cell office:value-type="float" office:value="0.305555555555555">
            <text:p>7:20</text:p>
          </table:table-cell>
          <table:table-cell office:value-type="float" office:value="0.733333333333334">
            <text:p>17:36</text:p>
          </table:table-cell>
          <table:table-cell table:formula="of:=[.Q81]-[.P81]" office:value-type="float" office:value="0.427777777777778">
            <text:p>10:16</text:p>
          </table:table-cell>
          <table:table-cell table:formula="of:=[.V81]-[.R81]" office:value-type="float" office:value="0.00383101851851808">
            <text:p>0:05:31</text:p>
          </table:table-cell>
          <table:table-cell table:style-name="ce26" office:value-type="time" office:time-value="PT07H16M43S">
            <text:p>07:16:43</text:p>
          </table:table-cell>
          <table:table-cell table:style-name="ce49" office:value-type="time" office:time-value="PT17H38M14S">
            <text:p>17:38:14</text:p>
          </table:table-cell>
          <table:table-cell table:formula="of:=[.U81]-[.T81]" office:value-type="float" office:value="0.431608796296296">
            <text:p>10:21:31</text:p>
          </table:table-cell>
          <table:table-cell table:number-columns-repeated="1002"/>
        </table:table-row>
        <table:table-row table:style-name="ro1">
          <table:table-cell table:formula="of:=[.B82]" office:value-type="date" office:date-value="2016-02-17">
            <text:p>Mi, </text:p>
          </table:table-cell>
          <table:table-cell office:value-type="date" office:date-value="2016-02-17">
            <text:p>17.02.2016</text:p>
          </table:table-cell>
          <table:table-cell table:number-columns-repeated="7"/>
          <table:table-cell table:number-columns-repeated="2"/>
          <table:table-cell table:formula="of:=[.K82]-[.J82]" office:value-type="float" office:value="0">
            <text:p>0:00</text:p>
          </table:table-cell>
          <table:table-cell table:style-name="ce26" office:value-type="time" office:time-value="PT07H19M44S">
            <text:p>07:19:44</text:p>
          </table:table-cell>
          <table:table-cell table:style-name="ce49" office:value-type="time" office:time-value="PT17H39M37S">
            <text:p>17:39:37</text:p>
          </table:table-cell>
          <table:table-cell table:formula="of:=[.N82]-[.M82]" office:value-type="float" office:value="0.430474537037037">
            <text:p>10:19:53</text:p>
          </table:table-cell>
          <table:table-cell office:value-type="float" office:value="0.304166666666667">
            <text:p>7:18</text:p>
          </table:table-cell>
          <table:table-cell office:value-type="float" office:value="0.734722222222222">
            <text:p>17:38</text:p>
          </table:table-cell>
          <table:table-cell table:formula="of:=[.Q82]-[.P82]" office:value-type="float" office:value="0.430555555555556">
            <text:p>10:20</text:p>
          </table:table-cell>
          <table:table-cell table:formula="of:=[.V82]-[.R82]" office:value-type="float" office:value="0.00334490740740756">
            <text:p>0:04:49</text:p>
          </table:table-cell>
          <table:table-cell table:style-name="ce26" office:value-type="time" office:time-value="PT07H15M00S">
            <text:p>07:15:00</text:p>
          </table:table-cell>
          <table:table-cell table:style-name="ce49" office:value-type="time" office:time-value="PT17H39M49S">
            <text:p>17:39:49</text:p>
          </table:table-cell>
          <table:table-cell table:formula="of:=[.U82]-[.T82]" office:value-type="float" office:value="0.433900462962963">
            <text:p>10:24:49</text:p>
          </table:table-cell>
          <table:table-cell table:number-columns-repeated="1002"/>
        </table:table-row>
        <table:table-row table:style-name="ro1">
          <table:table-cell table:formula="of:=[.B83]" office:value-type="date" office:date-value="2016-02-18">
            <text:p>Do, </text:p>
          </table:table-cell>
          <table:table-cell office:value-type="date" office:date-value="2016-02-18">
            <text:p>18.02.2016</text:p>
          </table:table-cell>
          <table:table-cell table:number-columns-repeated="7"/>
          <table:table-cell table:number-columns-repeated="2"/>
          <table:table-cell table:formula="of:=[.K83]-[.J83]" office:value-type="float" office:value="0">
            <text:p>0:00</text:p>
          </table:table-cell>
          <table:table-cell table:style-name="ce26" office:value-type="time" office:time-value="PT07H17M54S">
            <text:p>07:17:54</text:p>
          </table:table-cell>
          <table:table-cell table:style-name="ce49" office:value-type="time" office:time-value="PT17H41M17S">
            <text:p>17:41:17</text:p>
          </table:table-cell>
          <table:table-cell table:formula="of:=[.N83]-[.M83]" office:value-type="float" office:value="0.432905092592593">
            <text:p>10:23:23</text:p>
          </table:table-cell>
          <table:table-cell office:value-type="float" office:value="0.302777777777778">
            <text:p>7:16</text:p>
          </table:table-cell>
          <table:table-cell office:value-type="float" office:value="0.736111111111111">
            <text:p>17:40</text:p>
          </table:table-cell>
          <table:table-cell table:formula="of:=[.Q83]-[.P83]" office:value-type="float" office:value="0.433333333333333">
            <text:p>10:24</text:p>
          </table:table-cell>
          <table:table-cell table:formula="of:=[.V83]-[.R83]" office:value-type="float" office:value="0.00289351851851855">
            <text:p>0:04:10</text:p>
          </table:table-cell>
          <table:table-cell table:style-name="ce26" office:value-type="time" office:time-value="PT07H13M15S">
            <text:p>07:13:15</text:p>
          </table:table-cell>
          <table:table-cell table:style-name="ce49" office:value-type="time" office:time-value="PT17H41M25S">
            <text:p>17:41:25</text:p>
          </table:table-cell>
          <table:table-cell table:formula="of:=[.U83]-[.T83]" office:value-type="float" office:value="0.436226851851852">
            <text:p>10:28:10</text:p>
          </table:table-cell>
          <table:table-cell table:number-columns-repeated="1002"/>
        </table:table-row>
        <table:table-row table:style-name="ro1">
          <table:table-cell table:formula="of:=[.B84]" office:value-type="date" office:date-value="2016-02-19">
            <text:p>Fr, </text:p>
          </table:table-cell>
          <table:table-cell office:value-type="date" office:date-value="2016-02-19">
            <text:p>19.02.2016</text:p>
          </table:table-cell>
          <table:table-cell table:number-columns-repeated="7"/>
          <table:table-cell table:number-columns-repeated="2"/>
          <table:table-cell table:formula="of:=[.K84]-[.J84]" office:value-type="float" office:value="0">
            <text:p>0:00</text:p>
          </table:table-cell>
          <table:table-cell table:style-name="ce26" office:value-type="time" office:time-value="PT07H16M04S">
            <text:p>07:16:04</text:p>
          </table:table-cell>
          <table:table-cell table:style-name="ce49" office:value-type="time" office:time-value="PT17H42M57S">
            <text:p>17:42:57</text:p>
          </table:table-cell>
          <table:table-cell table:formula="of:=[.N84]-[.M84]" office:value-type="float" office:value="0.435335648148148">
            <text:p>10:26:53</text:p>
          </table:table-cell>
          <table:table-cell office:value-type="float" office:value="0.302083333333333">
            <text:p>7:15</text:p>
          </table:table-cell>
          <table:table-cell office:value-type="float" office:value="0.736805555555556">
            <text:p>17:41</text:p>
          </table:table-cell>
          <table:table-cell table:formula="of:=[.Q84]-[.P84]" office:value-type="float" office:value="0.434722222222222">
            <text:p>10:26</text:p>
          </table:table-cell>
          <table:table-cell table:formula="of:=[.V84]-[.R84]" office:value-type="float" office:value="0.00381944444444443">
            <text:p>0:05:30</text:p>
          </table:table-cell>
          <table:table-cell table:style-name="ce26" office:value-type="time" office:time-value="PT07H11M29S">
            <text:p>07:11:29</text:p>
          </table:table-cell>
          <table:table-cell table:style-name="ce49" office:value-type="time" office:time-value="PT17H42M59S">
            <text:p>17:42:59</text:p>
          </table:table-cell>
          <table:table-cell table:formula="of:=[.U84]-[.T84]" office:value-type="float" office:value="0.438541666666667">
            <text:p>10:31:30</text:p>
          </table:table-cell>
          <table:table-cell table:number-columns-repeated="1002"/>
        </table:table-row>
        <table:table-row table:style-name="ro1">
          <table:table-cell table:formula="of:=[.B85]" office:value-type="date" office:date-value="2016-02-20">
            <text:p>Sa, </text:p>
          </table:table-cell>
          <table:table-cell office:value-type="date" office:date-value="2016-02-20">
            <text:p>20.02.2016</text:p>
          </table:table-cell>
          <table:table-cell table:number-columns-repeated="7"/>
          <table:table-cell table:number-columns-repeated="2"/>
          <table:table-cell table:formula="of:=[.K85]-[.J85]" office:value-type="float" office:value="0">
            <text:p>0:00</text:p>
          </table:table-cell>
          <table:table-cell table:style-name="ce26" office:value-type="time" office:time-value="PT07H14M12S">
            <text:p>07:14:12</text:p>
          </table:table-cell>
          <table:table-cell table:style-name="ce49" office:value-type="time" office:time-value="PT17H44M37S">
            <text:p>17:44:37</text:p>
          </table:table-cell>
          <table:table-cell table:formula="of:=[.N85]-[.M85]" office:value-type="float" office:value="0.437789351851852">
            <text:p>10:30:25</text:p>
          </table:table-cell>
          <table:table-cell office:value-type="float" office:value="0.300694444444444">
            <text:p>7:13</text:p>
          </table:table-cell>
          <table:table-cell office:value-type="float" office:value="0.738194444444444">
            <text:p>17:43</text:p>
          </table:table-cell>
          <table:table-cell table:formula="of:=[.Q85]-[.P85]" office:value-type="float" office:value="0.4375">
            <text:p>10:30</text:p>
          </table:table-cell>
          <table:table-cell table:formula="of:=[.V85]-[.R85]" office:value-type="float" office:value="0.00337962962962957">
            <text:p>0:04:52</text:p>
          </table:table-cell>
          <table:table-cell table:style-name="ce26" office:value-type="time" office:time-value="PT07H09M42S">
            <text:p>07:09:42</text:p>
          </table:table-cell>
          <table:table-cell table:style-name="ce49" office:value-type="time" office:time-value="PT17H44M34S">
            <text:p>17:44:34</text:p>
          </table:table-cell>
          <table:table-cell table:formula="of:=[.U85]-[.T85]" office:value-type="float" office:value="0.44087962962963">
            <text:p>10:34:52</text:p>
          </table:table-cell>
          <table:table-cell table:number-columns-repeated="1002"/>
        </table:table-row>
        <table:table-row table:style-name="ro1">
          <table:table-cell table:formula="of:=[.B86]" office:value-type="date" office:date-value="2016-02-21">
            <text:p>So, </text:p>
          </table:table-cell>
          <table:table-cell office:value-type="date" office:date-value="2016-02-21">
            <text:p>21.02.2016</text:p>
          </table:table-cell>
          <table:table-cell table:number-columns-repeated="7"/>
          <table:table-cell table:number-columns-repeated="2"/>
          <table:table-cell table:formula="of:=[.K86]-[.J86]" office:value-type="float" office:value="0">
            <text:p>0:00</text:p>
          </table:table-cell>
          <table:table-cell table:style-name="ce26" office:value-type="time" office:time-value="PT07H12M19S">
            <text:p>07:12:19</text:p>
          </table:table-cell>
          <table:table-cell table:style-name="ce49" office:value-type="time" office:time-value="PT17H46M17S">
            <text:p>17:46:17</text:p>
          </table:table-cell>
          <table:table-cell table:formula="of:=[.N86]-[.M86]" office:value-type="float" office:value="0.44025462962963">
            <text:p>10:33:58</text:p>
          </table:table-cell>
          <table:table-cell office:value-type="float" office:value="0.299305555555556">
            <text:p>7:11</text:p>
          </table:table-cell>
          <table:table-cell office:value-type="float" office:value="0.738888888888889">
            <text:p>17:44</text:p>
          </table:table-cell>
          <table:table-cell table:formula="of:=[.Q86]-[.P86]" office:value-type="float" office:value="0.439583333333333">
            <text:p>10:33</text:p>
          </table:table-cell>
          <table:table-cell table:formula="of:=[.V86]-[.R86]" office:value-type="float" office:value="0.00364583333333329">
            <text:p>0:05:15</text:p>
          </table:table-cell>
          <table:table-cell table:style-name="ce26" office:value-type="time" office:time-value="PT07H07M54S">
            <text:p>07:07:54</text:p>
          </table:table-cell>
          <table:table-cell table:style-name="ce49" office:value-type="time" office:time-value="PT17H46M09S">
            <text:p>17:46:09</text:p>
          </table:table-cell>
          <table:table-cell table:formula="of:=[.U86]-[.T86]" office:value-type="float" office:value="0.443229166666667">
            <text:p>10:38:15</text:p>
          </table:table-cell>
          <table:table-cell table:number-columns-repeated="1002"/>
        </table:table-row>
        <table:table-row table:style-name="ro1">
          <table:table-cell table:formula="of:=[.B87]" office:value-type="date" office:date-value="2016-02-22">
            <text:p>Mo, </text:p>
          </table:table-cell>
          <table:table-cell office:value-type="date" office:date-value="2016-02-22">
            <text:p>22.02.2016</text:p>
          </table:table-cell>
          <table:table-cell table:number-columns-repeated="7"/>
          <table:table-cell table:number-columns-repeated="2"/>
          <table:table-cell table:formula="of:=[.K87]-[.J87]" office:value-type="float" office:value="0">
            <text:p>0:00</text:p>
          </table:table-cell>
          <table:table-cell table:style-name="ce26" office:value-type="time" office:time-value="PT07H10M25S">
            <text:p>07:10:25</text:p>
          </table:table-cell>
          <table:table-cell table:style-name="ce49" office:value-type="time" office:time-value="PT17H47M56S">
            <text:p>17:47:56</text:p>
          </table:table-cell>
          <table:table-cell table:formula="of:=[.N87]-[.M87]" office:value-type="float" office:value="0.442719907407408">
            <text:p>10:37:31</text:p>
          </table:table-cell>
          <table:table-cell office:value-type="float" office:value="0.297916666666667">
            <text:p>7:09</text:p>
          </table:table-cell>
          <table:table-cell office:value-type="float" office:value="0.740277777777778">
            <text:p>17:46</text:p>
          </table:table-cell>
          <table:table-cell table:formula="of:=[.Q87]-[.P87]" office:value-type="float" office:value="0.442361111111111">
            <text:p>10:37</text:p>
          </table:table-cell>
          <table:table-cell table:formula="of:=[.V87]-[.R87]" office:value-type="float" office:value="0.00321759259259263">
            <text:p>0:04:38</text:p>
          </table:table-cell>
          <table:table-cell table:style-name="ce26" office:value-type="time" office:time-value="PT07H06M05S">
            <text:p>07:06:05</text:p>
          </table:table-cell>
          <table:table-cell table:style-name="ce49" office:value-type="time" office:time-value="PT17H47M43S">
            <text:p>17:47:43</text:p>
          </table:table-cell>
          <table:table-cell table:formula="of:=[.U87]-[.T87]" office:value-type="float" office:value="0.445578703703704">
            <text:p>10:41:38</text:p>
          </table:table-cell>
          <table:table-cell table:number-columns-repeated="1002"/>
        </table:table-row>
        <table:table-row table:style-name="ro1">
          <table:table-cell table:formula="of:=[.B88]" office:value-type="date" office:date-value="2016-02-23">
            <text:p>Di, </text:p>
          </table:table-cell>
          <table:table-cell office:value-type="date" office:date-value="2016-02-23">
            <text:p>23.02.2016</text:p>
          </table:table-cell>
          <table:table-cell table:number-columns-repeated="7"/>
          <table:table-cell table:number-columns-repeated="2"/>
          <table:table-cell table:formula="of:=[.K88]-[.J88]" office:value-type="float" office:value="0">
            <text:p>0:00</text:p>
          </table:table-cell>
          <table:table-cell table:style-name="ce26" office:value-type="time" office:time-value="PT07H08M29S">
            <text:p>07:08:29</text:p>
          </table:table-cell>
          <table:table-cell table:style-name="ce49" office:value-type="time" office:time-value="PT17H49M35S">
            <text:p>17:49:35</text:p>
          </table:table-cell>
          <table:table-cell table:formula="of:=[.N88]-[.M88]" office:value-type="float" office:value="0.445208333333333">
            <text:p>10:41:06</text:p>
          </table:table-cell>
          <table:table-cell office:value-type="float" office:value="0.296527777777778">
            <text:p>7:07</text:p>
          </table:table-cell>
          <table:table-cell office:value-type="float" office:value="0.741666666666667">
            <text:p>17:48</text:p>
          </table:table-cell>
          <table:table-cell table:formula="of:=[.Q88]-[.P88]" office:value-type="float" office:value="0.445138888888889">
            <text:p>10:41</text:p>
          </table:table-cell>
          <table:table-cell table:formula="of:=[.V88]-[.R88]" office:value-type="float" office:value="0.0028009259259259">
            <text:p>0:04:02</text:p>
          </table:table-cell>
          <table:table-cell table:style-name="ce26" office:value-type="time" office:time-value="PT07H04M15S">
            <text:p>07:04:15</text:p>
          </table:table-cell>
          <table:table-cell table:style-name="ce49" office:value-type="time" office:time-value="PT17H49M17S">
            <text:p>17:49:17</text:p>
          </table:table-cell>
          <table:table-cell table:formula="of:=[.U88]-[.T88]" office:value-type="float" office:value="0.447939814814815">
            <text:p>10:45:02</text:p>
          </table:table-cell>
          <table:table-cell table:number-columns-repeated="1002"/>
        </table:table-row>
        <table:table-row table:style-name="ro1">
          <table:table-cell table:formula="of:=[.B89]" office:value-type="date" office:date-value="2016-02-24">
            <text:p>Mi, </text:p>
          </table:table-cell>
          <table:table-cell office:value-type="date" office:date-value="2016-02-24">
            <text:p>24.02.2016</text:p>
          </table:table-cell>
          <table:table-cell table:number-columns-repeated="7"/>
          <table:table-cell table:number-columns-repeated="2"/>
          <table:table-cell table:formula="of:=[.K89]-[.J89]" office:value-type="float" office:value="0">
            <text:p>0:00</text:p>
          </table:table-cell>
          <table:table-cell table:style-name="ce26" office:value-type="time" office:time-value="PT07H06M33S">
            <text:p>07:06:33</text:p>
          </table:table-cell>
          <table:table-cell table:style-name="ce49" office:value-type="time" office:time-value="PT17H51M14S">
            <text:p>17:51:14</text:p>
          </table:table-cell>
          <table:table-cell table:formula="of:=[.N89]-[.M89]" office:value-type="float" office:value="0.447696759259259">
            <text:p>10:44:41</text:p>
          </table:table-cell>
          <table:table-cell office:value-type="float" office:value="0.295833333333333">
            <text:p>7:06</text:p>
          </table:table-cell>
          <table:table-cell office:value-type="float" office:value="0.742361111111111">
            <text:p>17:49</text:p>
          </table:table-cell>
          <table:table-cell table:formula="of:=[.Q89]-[.P89]" office:value-type="float" office:value="0.446527777777778">
            <text:p>10:43</text:p>
          </table:table-cell>
          <table:table-cell table:formula="of:=[.V89]-[.R89]" office:value-type="float" office:value="0.00376157407407401">
            <text:p>0:05:25</text:p>
          </table:table-cell>
          <table:table-cell table:style-name="ce26" office:value-type="time" office:time-value="PT07H02M25S">
            <text:p>07:02:25</text:p>
          </table:table-cell>
          <table:table-cell table:style-name="ce49" office:value-type="time" office:time-value="PT17H50M50S">
            <text:p>17:50:50</text:p>
          </table:table-cell>
          <table:table-cell table:formula="of:=[.U89]-[.T89]" office:value-type="float" office:value="0.450289351851852">
            <text:p>10:48:25</text:p>
          </table:table-cell>
          <table:table-cell table:number-columns-repeated="1002"/>
        </table:table-row>
        <table:table-row table:style-name="ro1">
          <table:table-cell table:formula="of:=[.B90]" office:value-type="date" office:date-value="2016-02-25">
            <text:p>Do, </text:p>
          </table:table-cell>
          <table:table-cell office:value-type="date" office:date-value="2016-02-25">
            <text:p>25.02.2016</text:p>
          </table:table-cell>
          <table:table-cell table:number-columns-repeated="7"/>
          <table:table-cell table:number-columns-repeated="2"/>
          <table:table-cell table:formula="of:=[.K90]-[.J90]" office:value-type="float" office:value="0">
            <text:p>0:00</text:p>
          </table:table-cell>
          <table:table-cell table:style-name="ce26" office:value-type="time" office:time-value="PT07H04M36S">
            <text:p>07:04:36</text:p>
          </table:table-cell>
          <table:table-cell table:style-name="ce49" office:value-type="time" office:time-value="PT17H52M52S">
            <text:p>17:52:52</text:p>
          </table:table-cell>
          <table:table-cell table:formula="of:=[.N90]-[.M90]" office:value-type="float" office:value="0.450185185185185">
            <text:p>10:48:16</text:p>
          </table:table-cell>
          <table:table-cell office:value-type="float" office:value="0.294444444444444">
            <text:p>7:04</text:p>
          </table:table-cell>
          <table:table-cell office:value-type="float" office:value="0.74375">
            <text:p>17:51</text:p>
          </table:table-cell>
          <table:table-cell table:formula="of:=[.Q90]-[.P90]" office:value-type="float" office:value="0.449305555555556">
            <text:p>10:47</text:p>
          </table:table-cell>
          <table:table-cell table:formula="of:=[.V90]-[.R90]" office:value-type="float" office:value="0.00336805555555586">
            <text:p>0:04:51</text:p>
          </table:table-cell>
          <table:table-cell table:style-name="ce26" office:value-type="time" office:time-value="PT07H00M33S">
            <text:p>07:00:33</text:p>
          </table:table-cell>
          <table:table-cell table:style-name="ce49" office:value-type="time" office:time-value="PT17H52M24S">
            <text:p>17:52:24</text:p>
          </table:table-cell>
          <table:table-cell table:formula="of:=[.U90]-[.T90]" office:value-type="float" office:value="0.452673611111111">
            <text:p>10:51:51</text:p>
          </table:table-cell>
          <table:table-cell table:number-columns-repeated="1002"/>
        </table:table-row>
        <table:table-row table:style-name="ro1">
          <table:table-cell table:formula="of:=[.B91]" office:value-type="date" office:date-value="2016-02-26">
            <text:p>Fr, </text:p>
          </table:table-cell>
          <table:table-cell office:value-type="date" office:date-value="2016-02-26">
            <text:p>26.02.2016</text:p>
          </table:table-cell>
          <table:table-cell table:number-columns-repeated="7"/>
          <table:table-cell table:number-columns-repeated="2"/>
          <table:table-cell table:formula="of:=[.K91]-[.J91]" office:value-type="float" office:value="0">
            <text:p>0:00</text:p>
          </table:table-cell>
          <table:table-cell table:style-name="ce26" office:value-type="time" office:time-value="PT07H02M39S">
            <text:p>07:02:39</text:p>
          </table:table-cell>
          <table:table-cell table:style-name="ce49" office:value-type="time" office:time-value="PT17H54M31S">
            <text:p>17:54:31</text:p>
          </table:table-cell>
          <table:table-cell table:formula="of:=[.N91]-[.M91]" office:value-type="float" office:value="0.452685185185185">
            <text:p>10:51:52</text:p>
          </table:table-cell>
          <table:table-cell office:value-type="float" office:value="0.293055555555556">
            <text:p>7:02</text:p>
          </table:table-cell>
          <table:table-cell office:value-type="float" office:value="0.744444444444445">
            <text:p>17:52</text:p>
          </table:table-cell>
          <table:table-cell table:formula="of:=[.Q91]-[.P91]" office:value-type="float" office:value="0.451388888888889">
            <text:p>10:50</text:p>
          </table:table-cell>
          <table:table-cell table:formula="of:=[.V91]-[.R91]" office:value-type="float" office:value="0.00366898148148137">
            <text:p>0:05:17</text:p>
          </table:table-cell>
          <table:table-cell table:style-name="ce26" office:value-type="time" office:time-value="PT06H58M40S">
            <text:p>06:58:40</text:p>
          </table:table-cell>
          <table:table-cell table:style-name="ce49" office:value-type="time" office:time-value="PT17H53M57S">
            <text:p>17:53:57</text:p>
          </table:table-cell>
          <table:table-cell table:formula="of:=[.U91]-[.T91]" office:value-type="float" office:value="0.45505787037037">
            <text:p>10:55:17</text:p>
          </table:table-cell>
          <table:table-cell table:number-columns-repeated="1002"/>
        </table:table-row>
        <table:table-row table:style-name="ro1">
          <table:table-cell table:formula="of:=[.B92]" office:value-type="date" office:date-value="2016-02-27">
            <text:p>Sa, </text:p>
          </table:table-cell>
          <table:table-cell office:value-type="date" office:date-value="2016-02-27">
            <text:p>27.02.2016</text:p>
          </table:table-cell>
          <table:table-cell table:number-columns-repeated="7"/>
          <table:table-cell table:number-columns-repeated="2"/>
          <table:table-cell table:formula="of:=[.K92]-[.J92]" office:value-type="float" office:value="0">
            <text:p>0:00</text:p>
          </table:table-cell>
          <table:table-cell table:style-name="ce26" office:value-type="time" office:time-value="PT07H00M40S">
            <text:p>07:00:40</text:p>
          </table:table-cell>
          <table:table-cell table:style-name="ce49" office:value-type="time" office:time-value="PT17H56M09S">
            <text:p>17:56:09</text:p>
          </table:table-cell>
          <table:table-cell table:formula="of:=[.N92]-[.M92]" office:value-type="float" office:value="0.455196759259259">
            <text:p>10:55:29</text:p>
          </table:table-cell>
          <table:table-cell office:value-type="float" office:value="0.291666666666667">
            <text:p>7:00</text:p>
          </table:table-cell>
          <table:table-cell office:value-type="float" office:value="0.745833333333333">
            <text:p>17:54</text:p>
          </table:table-cell>
          <table:table-cell table:formula="of:=[.Q92]-[.P92]" office:value-type="float" office:value="0.454166666666666">
            <text:p>10:54</text:p>
          </table:table-cell>
          <table:table-cell table:formula="of:=[.V92]-[.R92]" office:value-type="float" office:value="0.00328703703703731">
            <text:p>0:04:44</text:p>
          </table:table-cell>
          <table:table-cell table:style-name="ce26" office:value-type="time" office:time-value="PT06H56M46S">
            <text:p>06:56:46</text:p>
          </table:table-cell>
          <table:table-cell table:style-name="ce49" office:value-type="time" office:time-value="PT17H55M30S">
            <text:p>17:55:30</text:p>
          </table:table-cell>
          <table:table-cell table:formula="of:=[.U92]-[.T92]" office:value-type="float" office:value="0.457453703703704">
            <text:p>10:58:44</text:p>
          </table:table-cell>
          <table:table-cell table:number-columns-repeated="1002"/>
        </table:table-row>
        <table:table-row table:style-name="ro1">
          <table:table-cell table:formula="of:=[.B93]" office:value-type="date" office:date-value="2016-02-28">
            <text:p>So, </text:p>
          </table:table-cell>
          <table:table-cell office:value-type="date" office:date-value="2016-02-28">
            <text:p>28.02.2016</text:p>
          </table:table-cell>
          <table:table-cell table:number-columns-repeated="7"/>
          <table:table-cell table:number-columns-repeated="2"/>
          <table:table-cell table:formula="of:=[.K93]-[.J93]" office:value-type="float" office:value="0">
            <text:p>0:00</text:p>
          </table:table-cell>
          <table:table-cell table:style-name="ce26" office:value-type="time" office:time-value="PT06H58M40S">
            <text:p>06:58:40</text:p>
          </table:table-cell>
          <table:table-cell table:style-name="ce49" office:value-type="time" office:time-value="PT17H57M46S">
            <text:p>17:57:46</text:p>
          </table:table-cell>
          <table:table-cell table:formula="of:=[.N93]-[.M93]" office:value-type="float" office:value="0.457708333333333">
            <text:p>10:59:06</text:p>
          </table:table-cell>
          <table:table-cell office:value-type="float" office:value="0.290277777777778">
            <text:p>6:58</text:p>
          </table:table-cell>
          <table:table-cell office:value-type="float" office:value="0.746527777777778">
            <text:p>17:55</text:p>
          </table:table-cell>
          <table:table-cell table:formula="of:=[.Q93]-[.P93]" office:value-type="float" office:value="0.45625">
            <text:p>10:57</text:p>
          </table:table-cell>
          <table:table-cell table:formula="of:=[.V93]-[.R93]" office:value-type="float" office:value="0.0035995370370368">
            <text:p>0:05:11</text:p>
          </table:table-cell>
          <table:table-cell table:style-name="ce26" office:value-type="time" office:time-value="PT06H54M52S">
            <text:p>06:54:52</text:p>
          </table:table-cell>
          <table:table-cell table:style-name="ce49" office:value-type="time" office:time-value="PT17H57M03S">
            <text:p>17:57:03</text:p>
          </table:table-cell>
          <table:table-cell table:formula="of:=[.U93]-[.T93]" office:value-type="float" office:value="0.459849537037037">
            <text:p>11:02:11</text:p>
          </table:table-cell>
          <table:table-cell table:number-columns-repeated="1002"/>
        </table:table-row>
        <table:table-row table:style-name="ro1">
          <table:table-cell table:formula="of:=[.B94]" office:value-type="date" office:date-value="2016-02-29">
            <text:p>Mo, </text:p>
          </table:table-cell>
          <table:table-cell office:value-type="date" office:date-value="2016-02-29">
            <text:p>29.02.2016</text:p>
          </table:table-cell>
          <table:table-cell table:number-columns-repeated="7"/>
          <table:table-cell table:number-columns-repeated="2"/>
          <table:table-cell table:formula="of:=[.K94]-[.J94]" office:value-type="float" office:value="0">
            <text:p>0:00</text:p>
          </table:table-cell>
          <table:table-cell table:style-name="ce26" office:value-type="time" office:time-value="PT06H56M40S">
            <text:p>06:56:40</text:p>
          </table:table-cell>
          <table:table-cell table:style-name="ce49" office:value-type="time" office:time-value="PT17H59M24S">
            <text:p>17:59:24</text:p>
          </table:table-cell>
          <table:table-cell table:formula="of:=[.N94]-[.M94]" office:value-type="float" office:value="0.460231481481481">
            <text:p>11:02:44</text:p>
          </table:table-cell>
          <table:table-cell office:value-type="float" office:value="0.288888888888889">
            <text:p>6:56</text:p>
          </table:table-cell>
          <table:table-cell office:value-type="float" office:value="0.747916666666667">
            <text:p>17:57</text:p>
          </table:table-cell>
          <table:table-cell table:formula="of:=[.Q94]-[.P94]" office:value-type="float" office:value="0.459027777777778">
            <text:p>11:01</text:p>
          </table:table-cell>
          <table:table-cell table:formula="of:=[.V94]-[.R94]" office:value-type="float" office:value="0.00321759259259269">
            <text:p>0:04:38</text:p>
          </table:table-cell>
          <table:table-cell table:style-name="ce26" office:value-type="time" office:time-value="PT06H52M57S">
            <text:p>06:52:57</text:p>
          </table:table-cell>
          <table:table-cell table:style-name="ce49" office:value-type="time" office:time-value="PT17H58M35S">
            <text:p>17:58:35</text:p>
          </table:table-cell>
          <table:table-cell table:formula="of:=[.U94]-[.T94]" office:value-type="float" office:value="0.46224537037037">
            <text:p>11:05:38</text:p>
          </table:table-cell>
          <table:table-cell table:number-columns-repeated="1002"/>
        </table:table-row>
        <table:table-row table:style-name="ro1">
          <table:table-cell table:formula="of:=[.B95]" office:value-type="date" office:date-value="2016-03-01">
            <text:p>Di, </text:p>
          </table:table-cell>
          <table:table-cell office:value-type="date" office:date-value="2016-03-01">
            <text:p>01.03.2016</text:p>
          </table:table-cell>
          <table:table-cell table:number-columns-repeated="7"/>
          <table:table-cell table:number-columns-repeated="2"/>
          <table:table-cell table:formula="of:=[.K95]-[.J95]" office:value-type="float" office:value="0">
            <text:p>0:00</text:p>
          </table:table-cell>
          <table:table-cell table:style-name="ce26" office:value-type="time" office:time-value="PT06H54M39S">
            <text:p>06:54:39</text:p>
          </table:table-cell>
          <table:table-cell table:style-name="ce49" office:value-type="time" office:time-value="PT18H01M01S">
            <text:p>18:01:01</text:p>
          </table:table-cell>
          <table:table-cell table:formula="of:=[.N95]-[.M95]" office:value-type="float" office:value="0.46275462962963">
            <text:p>11:06:22</text:p>
          </table:table-cell>
          <table:table-cell office:value-type="float" office:value="0.2875">
            <text:p>6:54</text:p>
          </table:table-cell>
          <table:table-cell office:value-type="float" office:value="0.748611111111111">
            <text:p>17:58</text:p>
          </table:table-cell>
          <table:table-cell table:formula="of:=[.Q95]-[.P95]" office:value-type="float" office:value="0.461111111111111">
            <text:p>11:04</text:p>
          </table:table-cell>
          <table:table-cell table:formula="of:=[.V95]-[.R95]" office:value-type="float" office:value="0.00354166666666672">
            <text:p>0:05:06</text:p>
          </table:table-cell>
          <table:table-cell table:style-name="ce26" office:value-type="time" office:time-value="PT06H51M01S">
            <text:p>06:51:01</text:p>
          </table:table-cell>
          <table:table-cell table:style-name="ce49" office:value-type="time" office:time-value="PT18H00M07S">
            <text:p>18:00:07</text:p>
          </table:table-cell>
          <table:table-cell table:formula="of:=[.U95]-[.T95]" office:value-type="float" office:value="0.464652777777778">
            <text:p>11:09:06</text:p>
          </table:table-cell>
          <table:table-cell table:number-columns-repeated="1002"/>
        </table:table-row>
        <table:table-row table:style-name="ro1">
          <table:table-cell table:formula="of:=[.B96]" office:value-type="date" office:date-value="2016-03-02">
            <text:p>Mi, </text:p>
          </table:table-cell>
          <table:table-cell office:value-type="date" office:date-value="2016-03-02">
            <text:p>02.03.2016</text:p>
          </table:table-cell>
          <table:table-cell table:number-columns-repeated="7"/>
          <table:table-cell table:number-columns-repeated="2"/>
          <table:table-cell table:formula="of:=[.K96]-[.J96]" office:value-type="float" office:value="0">
            <text:p>0:00</text:p>
          </table:table-cell>
          <table:table-cell table:style-name="ce26" office:value-type="time" office:time-value="PT06H52M37S">
            <text:p>06:52:37</text:p>
          </table:table-cell>
          <table:table-cell table:style-name="ce49" office:value-type="time" office:time-value="PT18H02M38S">
            <text:p>18:02:38</text:p>
          </table:table-cell>
          <table:table-cell table:formula="of:=[.N96]-[.M96]" office:value-type="float" office:value="0.465289351851852">
            <text:p>11:10:01</text:p>
          </table:table-cell>
          <table:table-cell office:value-type="float" office:value="0.286111111111111">
            <text:p>6:52</text:p>
          </table:table-cell>
          <table:table-cell office:value-type="float" office:value="0.75">
            <text:p>18:00</text:p>
          </table:table-cell>
          <table:table-cell table:formula="of:=[.Q96]-[.P96]" office:value-type="float" office:value="0.463888888888889">
            <text:p>11:08</text:p>
          </table:table-cell>
          <table:table-cell table:formula="of:=[.V96]-[.R96]" office:value-type="float" office:value="0.00318287037037041">
            <text:p>0:04:35</text:p>
          </table:table-cell>
          <table:table-cell table:style-name="ce26" office:value-type="time" office:time-value="PT06H49M04S">
            <text:p>06:49:04</text:p>
          </table:table-cell>
          <table:table-cell table:style-name="ce49" office:value-type="time" office:time-value="PT18H01M39S">
            <text:p>18:01:39</text:p>
          </table:table-cell>
          <table:table-cell table:formula="of:=[.U96]-[.T96]" office:value-type="float" office:value="0.467071759259259">
            <text:p>11:12:35</text:p>
          </table:table-cell>
          <table:table-cell table:number-columns-repeated="1002"/>
        </table:table-row>
        <table:table-row table:style-name="ro1">
          <table:table-cell table:formula="of:=[.B97]" office:value-type="date" office:date-value="2016-03-03">
            <text:p>Do, </text:p>
          </table:table-cell>
          <table:table-cell office:value-type="date" office:date-value="2016-03-03">
            <text:p>03.03.2016</text:p>
          </table:table-cell>
          <table:table-cell table:number-columns-repeated="7"/>
          <table:table-cell table:number-columns-repeated="2"/>
          <table:table-cell table:formula="of:=[.K97]-[.J97]" office:value-type="float" office:value="0">
            <text:p>0:00</text:p>
          </table:table-cell>
          <table:table-cell table:style-name="ce26" office:value-type="time" office:time-value="PT06H50M35S">
            <text:p>06:50:35</text:p>
          </table:table-cell>
          <table:table-cell table:style-name="ce49" office:value-type="time" office:time-value="PT18H04M15S">
            <text:p>18:04:15</text:p>
          </table:table-cell>
          <table:table-cell table:formula="of:=[.N97]-[.M97]" office:value-type="float" office:value="0.467824074074074">
            <text:p>11:13:40</text:p>
          </table:table-cell>
          <table:table-cell office:value-type="float" office:value="0.284722222222222">
            <text:p>6:50</text:p>
          </table:table-cell>
          <table:table-cell office:value-type="float" office:value="0.750694444444445">
            <text:p>18:01</text:p>
          </table:table-cell>
          <table:table-cell table:formula="of:=[.Q97]-[.P97]" office:value-type="float" office:value="0.465972222222222">
            <text:p>11:11</text:p>
          </table:table-cell>
          <table:table-cell table:formula="of:=[.V97]-[.R97]" office:value-type="float" office:value="0.00351851851851842">
            <text:p>0:05:04</text:p>
          </table:table-cell>
          <table:table-cell table:style-name="ce26" office:value-type="time" office:time-value="PT06H47M07S">
            <text:p>06:47:07</text:p>
          </table:table-cell>
          <table:table-cell table:style-name="ce49" office:value-type="time" office:time-value="PT18H03M11S">
            <text:p>18:03:11</text:p>
          </table:table-cell>
          <table:table-cell table:formula="of:=[.U97]-[.T97]" office:value-type="float" office:value="0.469490740740741">
            <text:p>11:16:04</text:p>
          </table:table-cell>
          <table:table-cell table:number-columns-repeated="1002"/>
        </table:table-row>
        <table:table-row table:style-name="ro1">
          <table:table-cell table:formula="of:=[.B98]" office:value-type="date" office:date-value="2016-03-04">
            <text:p>Fr, </text:p>
          </table:table-cell>
          <table:table-cell office:value-type="date" office:date-value="2016-03-04">
            <text:p>04.03.2016</text:p>
          </table:table-cell>
          <table:table-cell table:number-columns-repeated="7"/>
          <table:table-cell table:number-columns-repeated="2"/>
          <table:table-cell table:formula="of:=[.K98]-[.J98]" office:value-type="float" office:value="0">
            <text:p>0:00</text:p>
          </table:table-cell>
          <table:table-cell table:style-name="ce26" office:value-type="time" office:time-value="PT06H48M32S">
            <text:p>06:48:32</text:p>
          </table:table-cell>
          <table:table-cell table:style-name="ce49" office:value-type="time" office:time-value="PT18H05M51S">
            <text:p>18:05:51</text:p>
          </table:table-cell>
          <table:table-cell table:formula="of:=[.N98]-[.M98]" office:value-type="float" office:value="0.470358796296296">
            <text:p>11:17:19</text:p>
          </table:table-cell>
          <table:table-cell office:value-type="float" office:value="0.283333333333333">
            <text:p>6:48</text:p>
          </table:table-cell>
          <table:table-cell office:value-type="float" office:value="0.752083333333333">
            <text:p>18:03</text:p>
          </table:table-cell>
          <table:table-cell table:formula="of:=[.Q98]-[.P98]" office:value-type="float" office:value="0.46875">
            <text:p>11:15</text:p>
          </table:table-cell>
          <table:table-cell table:formula="of:=[.V98]-[.R98]" office:value-type="float" office:value="0.00315972222222216">
            <text:p>0:04:33</text:p>
          </table:table-cell>
          <table:table-cell table:style-name="ce26" office:value-type="time" office:time-value="PT06H45M09S">
            <text:p>06:45:09</text:p>
          </table:table-cell>
          <table:table-cell table:style-name="ce49" office:value-type="time" office:time-value="PT18H04M42S">
            <text:p>18:04:42</text:p>
          </table:table-cell>
          <table:table-cell table:formula="of:=[.U98]-[.T98]" office:value-type="float" office:value="0.471909722222222">
            <text:p>11:19:33</text:p>
          </table:table-cell>
          <table:table-cell table:number-columns-repeated="1002"/>
        </table:table-row>
        <table:table-row table:style-name="ro1">
          <table:table-cell table:formula="of:=[.B99]" office:value-type="date" office:date-value="2016-03-05">
            <text:p>Sa, </text:p>
          </table:table-cell>
          <table:table-cell office:value-type="date" office:date-value="2016-03-05">
            <text:p>05.03.2016</text:p>
          </table:table-cell>
          <table:table-cell table:number-columns-repeated="7"/>
          <table:table-cell table:number-columns-repeated="2"/>
          <table:table-cell table:formula="of:=[.K99]-[.J99]" office:value-type="float" office:value="0">
            <text:p>0:00</text:p>
          </table:table-cell>
          <table:table-cell table:style-name="ce26" office:value-type="time" office:time-value="PT06H46M28S">
            <text:p>06:46:28</text:p>
          </table:table-cell>
          <table:table-cell table:style-name="ce49" office:value-type="time" office:time-value="PT18H07M27S">
            <text:p>18:07:27</text:p>
          </table:table-cell>
          <table:table-cell table:formula="of:=[.N99]-[.M99]" office:value-type="float" office:value="0.472905092592593">
            <text:p>11:20:59</text:p>
          </table:table-cell>
          <table:table-cell office:value-type="float" office:value="0.281944444444444">
            <text:p>6:46</text:p>
          </table:table-cell>
          <table:table-cell office:value-type="float" office:value="0.753472222222222">
            <text:p>18:05</text:p>
          </table:table-cell>
          <table:table-cell table:formula="of:=[.Q99]-[.P99]" office:value-type="float" office:value="0.471527777777778">
            <text:p>11:19</text:p>
          </table:table-cell>
          <table:table-cell table:formula="of:=[.V99]-[.R99]" office:value-type="float" office:value="0.00281249999999988">
            <text:p>0:04:03</text:p>
          </table:table-cell>
          <table:table-cell table:style-name="ce26" office:value-type="time" office:time-value="PT06H43M10S">
            <text:p>06:43:10</text:p>
          </table:table-cell>
          <table:table-cell table:style-name="ce49" office:value-type="time" office:time-value="PT18H06M13S">
            <text:p>18:06:13</text:p>
          </table:table-cell>
          <table:table-cell table:formula="of:=[.U99]-[.T99]" office:value-type="float" office:value="0.474340277777778">
            <text:p>11:23:03</text:p>
          </table:table-cell>
          <table:table-cell table:number-columns-repeated="1002"/>
        </table:table-row>
        <table:table-row table:style-name="ro1">
          <table:table-cell table:formula="of:=[.B100]" office:value-type="date" office:date-value="2016-03-06">
            <text:p>So, </text:p>
          </table:table-cell>
          <table:table-cell office:value-type="date" office:date-value="2016-03-06">
            <text:p>06.03.2016</text:p>
          </table:table-cell>
          <table:table-cell table:number-columns-repeated="7"/>
          <table:table-cell table:number-columns-repeated="2"/>
          <table:table-cell table:formula="of:=[.K100]-[.J100]" office:value-type="float" office:value="0">
            <text:p>0:00</text:p>
          </table:table-cell>
          <table:table-cell table:style-name="ce26" office:value-type="time" office:time-value="PT06H44M24S">
            <text:p>06:44:24</text:p>
          </table:table-cell>
          <table:table-cell table:style-name="ce49" office:value-type="time" office:time-value="PT18H09M03S">
            <text:p>18:09:03</text:p>
          </table:table-cell>
          <table:table-cell table:formula="of:=[.N100]-[.M100]" office:value-type="float" office:value="0.475451388888889">
            <text:p>11:24:39</text:p>
          </table:table-cell>
          <table:table-cell office:value-type="float" office:value="0.28125">
            <text:p>6:45</text:p>
          </table:table-cell>
          <table:table-cell office:value-type="float" office:value="0.754166666666667">
            <text:p>18:06</text:p>
          </table:table-cell>
          <table:table-cell table:formula="of:=[.Q100]-[.P100]" office:value-type="float" office:value="0.472916666666667">
            <text:p>11:21</text:p>
          </table:table-cell>
          <table:table-cell table:formula="of:=[.V100]-[.R100]" office:value-type="float" office:value="0.00385416666666644">
            <text:p>0:05:33</text:p>
          </table:table-cell>
          <table:table-cell table:style-name="ce26" office:value-type="time" office:time-value="PT06H41M11S">
            <text:p>06:41:11</text:p>
          </table:table-cell>
          <table:table-cell table:style-name="ce49" office:value-type="time" office:time-value="PT18H07M44S">
            <text:p>18:07:44</text:p>
          </table:table-cell>
          <table:table-cell table:formula="of:=[.U100]-[.T100]" office:value-type="float" office:value="0.476770833333333">
            <text:p>11:26:33</text:p>
          </table:table-cell>
          <table:table-cell table:number-columns-repeated="1002"/>
        </table:table-row>
        <table:table-row table:style-name="ro1">
          <table:table-cell table:formula="of:=[.B101]" office:value-type="date" office:date-value="2016-03-07">
            <text:p>Mo, </text:p>
          </table:table-cell>
          <table:table-cell office:value-type="date" office:date-value="2016-03-07">
            <text:p>07.03.2016</text:p>
          </table:table-cell>
          <table:table-cell table:number-columns-repeated="7"/>
          <table:table-cell table:number-columns-repeated="2"/>
          <table:table-cell table:formula="of:=[.K101]-[.J101]" office:value-type="float" office:value="0">
            <text:p>0:00</text:p>
          </table:table-cell>
          <table:table-cell table:style-name="ce26" office:value-type="time" office:time-value="PT06H42M19S">
            <text:p>06:42:19</text:p>
          </table:table-cell>
          <table:table-cell table:style-name="ce49" office:value-type="time" office:time-value="PT18H10M39S">
            <text:p>18:10:39</text:p>
          </table:table-cell>
          <table:table-cell table:formula="of:=[.N101]-[.M101]" office:value-type="float" office:value="0.478009259259259">
            <text:p>11:28:20</text:p>
          </table:table-cell>
          <table:table-cell office:value-type="float" office:value="0.279861111111111">
            <text:p>6:43</text:p>
          </table:table-cell>
          <table:table-cell office:value-type="float" office:value="0.755555555555556">
            <text:p>18:08</text:p>
          </table:table-cell>
          <table:table-cell table:formula="of:=[.Q101]-[.P101]" office:value-type="float" office:value="0.475694444444444">
            <text:p>11:25</text:p>
          </table:table-cell>
          <table:table-cell table:formula="of:=[.V101]-[.R101]" office:value-type="float" office:value="0.00349537037037057">
            <text:p>0:05:02</text:p>
          </table:table-cell>
          <table:table-cell table:style-name="ce26" office:value-type="time" office:time-value="PT06H39M12S">
            <text:p>06:39:12</text:p>
          </table:table-cell>
          <table:table-cell table:style-name="ce49" office:value-type="time" office:time-value="PT18H09M14S">
            <text:p>18:09:14</text:p>
          </table:table-cell>
          <table:table-cell table:formula="of:=[.U101]-[.T101]" office:value-type="float" office:value="0.479189814814815">
            <text:p>11:30:02</text:p>
          </table:table-cell>
          <table:table-cell table:number-columns-repeated="1002"/>
        </table:table-row>
        <table:table-row table:style-name="ro1">
          <table:table-cell table:formula="of:=[.B102]" office:value-type="date" office:date-value="2016-03-08">
            <text:p>Di, </text:p>
          </table:table-cell>
          <table:table-cell office:value-type="date" office:date-value="2016-03-08">
            <text:p>08.03.2016</text:p>
          </table:table-cell>
          <table:table-cell table:number-columns-repeated="7"/>
          <table:table-cell table:number-columns-repeated="2"/>
          <table:table-cell table:formula="of:=[.K102]-[.J102]" office:value-type="float" office:value="0">
            <text:p>0:00</text:p>
          </table:table-cell>
          <table:table-cell table:style-name="ce26" office:value-type="time" office:time-value="PT06H40M14S">
            <text:p>06:40:14</text:p>
          </table:table-cell>
          <table:table-cell table:style-name="ce49" office:value-type="time" office:time-value="PT18H12M14S">
            <text:p>18:12:14</text:p>
          </table:table-cell>
          <table:table-cell table:formula="of:=[.N102]-[.M102]" office:value-type="float" office:value="0.480555555555556">
            <text:p>11:32:00</text:p>
          </table:table-cell>
          <table:table-cell office:value-type="float" office:value="0.278472222222222">
            <text:p>6:41</text:p>
          </table:table-cell>
          <table:table-cell office:value-type="float" office:value="0.75625">
            <text:p>18:09</text:p>
          </table:table-cell>
          <table:table-cell table:formula="of:=[.Q102]-[.P102]" office:value-type="float" office:value="0.477777777777778">
            <text:p>11:28</text:p>
          </table:table-cell>
          <table:table-cell table:formula="of:=[.V102]-[.R102]" office:value-type="float" office:value="0.00385416666666671">
            <text:p>0:05:33</text:p>
          </table:table-cell>
          <table:table-cell table:style-name="ce26" office:value-type="time" office:time-value="PT06H37M12S">
            <text:p>06:37:12</text:p>
          </table:table-cell>
          <table:table-cell table:style-name="ce49" office:value-type="time" office:time-value="PT18H10M45S">
            <text:p>18:10:45</text:p>
          </table:table-cell>
          <table:table-cell table:formula="of:=[.U102]-[.T102]" office:value-type="float" office:value="0.481631944444445">
            <text:p>11:33:33</text:p>
          </table:table-cell>
          <table:table-cell table:number-columns-repeated="1002"/>
        </table:table-row>
        <table:table-row table:style-name="ro1">
          <table:table-cell table:formula="of:=[.B103]" office:value-type="date" office:date-value="2016-03-09">
            <text:p>Mi, </text:p>
          </table:table-cell>
          <table:table-cell office:value-type="date" office:date-value="2016-03-09">
            <text:p>09.03.2016</text:p>
          </table:table-cell>
          <table:table-cell table:number-columns-repeated="7"/>
          <table:table-cell table:number-columns-repeated="2"/>
          <table:table-cell table:formula="of:=[.K103]-[.J103]" office:value-type="float" office:value="0">
            <text:p>0:00</text:p>
          </table:table-cell>
          <table:table-cell table:style-name="ce26" office:value-type="time" office:time-value="PT06H38M09S">
            <text:p>06:38:09</text:p>
          </table:table-cell>
          <table:table-cell table:style-name="ce49" office:value-type="time" office:time-value="PT18H13M49S">
            <text:p>18:13:49</text:p>
          </table:table-cell>
          <table:table-cell table:formula="of:=[.N103]-[.M103]" office:value-type="float" office:value="0.483101851851852">
            <text:p>11:35:40</text:p>
          </table:table-cell>
          <table:table-cell office:value-type="float" office:value="0.277083333333333">
            <text:p>6:39</text:p>
          </table:table-cell>
          <table:table-cell office:value-type="float" office:value="0.757638888888889">
            <text:p>18:11</text:p>
          </table:table-cell>
          <table:table-cell table:formula="of:=[.Q103]-[.P103]" office:value-type="float" office:value="0.480555555555555">
            <text:p>11:32</text:p>
          </table:table-cell>
          <table:table-cell table:formula="of:=[.V103]-[.R103]" office:value-type="float" office:value="0.00351851851851864">
            <text:p>0:05:04</text:p>
          </table:table-cell>
          <table:table-cell table:style-name="ce26" office:value-type="time" office:time-value="PT06H35M11S">
            <text:p>06:35:11</text:p>
          </table:table-cell>
          <table:table-cell table:style-name="ce49" office:value-type="time" office:time-value="PT18H12M15S">
            <text:p>18:12:15</text:p>
          </table:table-cell>
          <table:table-cell table:formula="of:=[.U103]-[.T103]" office:value-type="float" office:value="0.484074074074074">
            <text:p>11:37:04</text:p>
          </table:table-cell>
          <table:table-cell table:number-columns-repeated="1002"/>
        </table:table-row>
        <table:table-row table:style-name="ro1">
          <table:table-cell table:formula="of:=[.B104]" office:value-type="date" office:date-value="2016-03-10">
            <text:p>Do, </text:p>
          </table:table-cell>
          <table:table-cell office:value-type="date" office:date-value="2016-03-10">
            <text:p>10.03.2016</text:p>
          </table:table-cell>
          <table:table-cell table:number-columns-repeated="7"/>
          <table:table-cell table:number-columns-repeated="2"/>
          <table:table-cell table:formula="of:=[.K104]-[.J104]" office:value-type="float" office:value="0">
            <text:p>0:00</text:p>
          </table:table-cell>
          <table:table-cell table:style-name="ce26" office:value-type="time" office:time-value="PT06H36M02S">
            <text:p>06:36:02</text:p>
          </table:table-cell>
          <table:table-cell table:style-name="ce49" office:value-type="time" office:time-value="PT18H15M24S">
            <text:p>18:15:24</text:p>
          </table:table-cell>
          <table:table-cell table:formula="of:=[.N104]-[.M104]" office:value-type="float" office:value="0.485671296296296">
            <text:p>11:39:22</text:p>
          </table:table-cell>
          <table:table-cell office:value-type="float" office:value="0.275694444444444">
            <text:p>6:37</text:p>
          </table:table-cell>
          <table:table-cell office:value-type="float" office:value="0.758333333333333">
            <text:p>18:12</text:p>
          </table:table-cell>
          <table:table-cell table:formula="of:=[.Q104]-[.P104]" office:value-type="float" office:value="0.482638888888889">
            <text:p>11:35</text:p>
          </table:table-cell>
          <table:table-cell table:formula="of:=[.V104]-[.R104]" office:value-type="float" office:value="0.00387731481481479">
            <text:p>0:05:35</text:p>
          </table:table-cell>
          <table:table-cell table:style-name="ce26" office:value-type="time" office:time-value="PT06H33M10S">
            <text:p>06:33:10</text:p>
          </table:table-cell>
          <table:table-cell table:style-name="ce49" office:value-type="time" office:time-value="PT18H13M45S">
            <text:p>18:13:45</text:p>
          </table:table-cell>
          <table:table-cell table:formula="of:=[.U104]-[.T104]" office:value-type="float" office:value="0.486516203703704">
            <text:p>11:40:35</text:p>
          </table:table-cell>
          <table:table-cell table:number-columns-repeated="1002"/>
        </table:table-row>
        <table:table-row table:style-name="ro1">
          <table:table-cell table:formula="of:=[.B105]" office:value-type="date" office:date-value="2016-03-11">
            <text:p>Fr, </text:p>
          </table:table-cell>
          <table:table-cell office:value-type="date" office:date-value="2016-03-11">
            <text:p>11.03.2016</text:p>
          </table:table-cell>
          <table:table-cell table:number-columns-repeated="7"/>
          <table:table-cell table:number-columns-repeated="2"/>
          <table:table-cell table:formula="of:=[.K105]-[.J105]" office:value-type="float" office:value="0">
            <text:p>0:00</text:p>
          </table:table-cell>
          <table:table-cell table:style-name="ce26" office:value-type="time" office:time-value="PT06H33M56S">
            <text:p>06:33:56</text:p>
          </table:table-cell>
          <table:table-cell table:style-name="ce49" office:value-type="time" office:time-value="PT18H16M59S">
            <text:p>18:16:59</text:p>
          </table:table-cell>
          <table:table-cell table:formula="of:=[.N105]-[.M105]" office:value-type="float" office:value="0.488229166666667">
            <text:p>11:43:03</text:p>
          </table:table-cell>
          <table:table-cell office:value-type="float" office:value="0.273611111111111">
            <text:p>6:34</text:p>
          </table:table-cell>
          <table:table-cell office:value-type="float" office:value="0.759722222222222">
            <text:p>18:14</text:p>
          </table:table-cell>
          <table:table-cell table:formula="of:=[.Q105]-[.P105]" office:value-type="float" office:value="0.486111111111111">
            <text:p>11:40</text:p>
          </table:table-cell>
          <table:table-cell table:formula="of:=[.V105]-[.R105]" office:value-type="float" office:value="0.00283564814814807">
            <text:p>0:04:05</text:p>
          </table:table-cell>
          <table:table-cell table:style-name="ce26" office:value-type="time" office:time-value="PT06H31M09S">
            <text:p>06:31:09</text:p>
          </table:table-cell>
          <table:table-cell table:style-name="ce49" office:value-type="time" office:time-value="PT18H15M14S">
            <text:p>18:15:14</text:p>
          </table:table-cell>
          <table:table-cell table:formula="of:=[.U105]-[.T105]" office:value-type="float" office:value="0.488946759259259">
            <text:p>11:44:05</text:p>
          </table:table-cell>
          <table:table-cell table:number-columns-repeated="1002"/>
        </table:table-row>
        <table:table-row table:style-name="ro1">
          <table:table-cell table:formula="of:=[.B106]" office:value-type="date" office:date-value="2016-03-12">
            <text:p>Sa, </text:p>
          </table:table-cell>
          <table:table-cell office:value-type="date" office:date-value="2016-03-12">
            <text:p>12.03.2016</text:p>
          </table:table-cell>
          <table:table-cell table:number-columns-repeated="7"/>
          <table:table-cell table:number-columns-repeated="2"/>
          <table:table-cell table:formula="of:=[.K106]-[.J106]" office:value-type="float" office:value="0">
            <text:p>0:00</text:p>
          </table:table-cell>
          <table:table-cell table:style-name="ce26" office:value-type="time" office:time-value="PT06H31M49S">
            <text:p>06:31:49</text:p>
          </table:table-cell>
          <table:table-cell table:style-name="ce49" office:value-type="time" office:time-value="PT18H18M34S">
            <text:p>18:18:34</text:p>
          </table:table-cell>
          <table:table-cell table:formula="of:=[.N106]-[.M106]" office:value-type="float" office:value="0.490798611111111">
            <text:p>11:46:45</text:p>
          </table:table-cell>
          <table:table-cell office:value-type="float" office:value="0.272222222222222">
            <text:p>6:32</text:p>
          </table:table-cell>
          <table:table-cell office:value-type="float" office:value="0.760416666666667">
            <text:p>18:15</text:p>
          </table:table-cell>
          <table:table-cell table:formula="of:=[.Q106]-[.P106]" office:value-type="float" office:value="0.488194444444444">
            <text:p>11:43</text:p>
          </table:table-cell>
          <table:table-cell table:formula="of:=[.V106]-[.R106]" office:value-type="float" office:value="0.00320601851851854">
            <text:p>0:04:37</text:p>
          </table:table-cell>
          <table:table-cell table:style-name="ce26" office:value-type="time" office:time-value="PT06H29M07S">
            <text:p>06:29:07</text:p>
          </table:table-cell>
          <table:table-cell table:style-name="ce49" office:value-type="time" office:time-value="PT18H16M44S">
            <text:p>18:16:44</text:p>
          </table:table-cell>
          <table:table-cell table:formula="of:=[.U106]-[.T106]" office:value-type="float" office:value="0.491400462962963">
            <text:p>11:47:37</text:p>
          </table:table-cell>
          <table:table-cell table:number-columns-repeated="1002"/>
        </table:table-row>
        <table:table-row table:style-name="ro1">
          <table:table-cell table:formula="of:=[.B107]" office:value-type="date" office:date-value="2016-03-13">
            <text:p>So, </text:p>
          </table:table-cell>
          <table:table-cell office:value-type="date" office:date-value="2016-03-13">
            <text:p>13.03.2016</text:p>
          </table:table-cell>
          <table:table-cell table:number-columns-repeated="7"/>
          <table:table-cell table:number-columns-repeated="2"/>
          <table:table-cell table:formula="of:=[.K107]-[.J107]" office:value-type="float" office:value="0">
            <text:p>0:00</text:p>
          </table:table-cell>
          <table:table-cell table:style-name="ce26" office:value-type="time" office:time-value="PT06H29M42S">
            <text:p>06:29:42</text:p>
          </table:table-cell>
          <table:table-cell table:style-name="ce49" office:value-type="time" office:time-value="PT18H20M08S">
            <text:p>18:20:08</text:p>
          </table:table-cell>
          <table:table-cell table:formula="of:=[.N107]-[.M107]" office:value-type="float" office:value="0.493356481481482">
            <text:p>11:50:26</text:p>
          </table:table-cell>
          <table:table-cell office:value-type="float" office:value="0.270833333333333">
            <text:p>6:30</text:p>
          </table:table-cell>
          <table:table-cell office:value-type="float" office:value="0.761805555555556">
            <text:p>18:17</text:p>
          </table:table-cell>
          <table:table-cell table:formula="of:=[.Q107]-[.P107]" office:value-type="float" office:value="0.490972222222222">
            <text:p>11:47</text:p>
          </table:table-cell>
          <table:table-cell table:formula="of:=[.V107]-[.R107]" office:value-type="float" office:value="0.00287037037037019">
            <text:p>0:04:08</text:p>
          </table:table-cell>
          <table:table-cell table:style-name="ce26" office:value-type="time" office:time-value="PT06H27M05S">
            <text:p>06:27:05</text:p>
          </table:table-cell>
          <table:table-cell table:style-name="ce49" office:value-type="time" office:time-value="PT18H18M13S">
            <text:p>18:18:13</text:p>
          </table:table-cell>
          <table:table-cell table:formula="of:=[.U107]-[.T107]" office:value-type="float" office:value="0.493842592592593">
            <text:p>11:51:08</text:p>
          </table:table-cell>
          <table:table-cell table:number-columns-repeated="1002"/>
        </table:table-row>
        <table:table-row table:style-name="ro1">
          <table:table-cell table:formula="of:=[.B108]" office:value-type="date" office:date-value="2016-03-14">
            <text:p>Mo, </text:p>
          </table:table-cell>
          <table:table-cell office:value-type="date" office:date-value="2016-03-14">
            <text:p>14.03.2016</text:p>
          </table:table-cell>
          <table:table-cell table:number-columns-repeated="7"/>
          <table:table-cell table:number-columns-repeated="2"/>
          <table:table-cell table:formula="of:=[.K108]-[.J108]" office:value-type="float" office:value="0">
            <text:p>0:00</text:p>
          </table:table-cell>
          <table:table-cell table:style-name="ce26" office:value-type="time" office:time-value="PT06H27M34S">
            <text:p>06:27:34</text:p>
          </table:table-cell>
          <table:table-cell table:style-name="ce49" office:value-type="time" office:time-value="PT18H21M42S">
            <text:p>18:21:42</text:p>
          </table:table-cell>
          <table:table-cell table:formula="of:=[.N108]-[.M108]" office:value-type="float" office:value="0.495925925925926">
            <text:p>11:54:08</text:p>
          </table:table-cell>
          <table:table-cell office:value-type="float" office:value="0.269444444444444">
            <text:p>6:28</text:p>
          </table:table-cell>
          <table:table-cell office:value-type="float" office:value="0.7625">
            <text:p>18:18</text:p>
          </table:table-cell>
          <table:table-cell table:formula="of:=[.Q108]-[.P108]" office:value-type="float" office:value="0.493055555555556">
            <text:p>11:50</text:p>
          </table:table-cell>
          <table:table-cell table:formula="of:=[.V108]-[.R108]" office:value-type="float" office:value="0.00324074074074071">
            <text:p>0:04:40</text:p>
          </table:table-cell>
          <table:table-cell table:style-name="ce26" office:value-type="time" office:time-value="PT06H25M02S">
            <text:p>06:25:02</text:p>
          </table:table-cell>
          <table:table-cell table:style-name="ce49" office:value-type="time" office:time-value="PT18H19M42S">
            <text:p>18:19:42</text:p>
          </table:table-cell>
          <table:table-cell table:formula="of:=[.U108]-[.T108]" office:value-type="float" office:value="0.496296296296296">
            <text:p>11:54:40</text:p>
          </table:table-cell>
          <table:table-cell table:number-columns-repeated="1002"/>
        </table:table-row>
        <table:table-row table:style-name="ro1">
          <table:table-cell table:formula="of:=[.B109]" office:value-type="date" office:date-value="2016-03-15">
            <text:p>Di, </text:p>
          </table:table-cell>
          <table:table-cell office:value-type="date" office:date-value="2016-03-15">
            <text:p>15.03.2016</text:p>
          </table:table-cell>
          <table:table-cell table:number-columns-repeated="7"/>
          <table:table-cell table:number-columns-repeated="2"/>
          <table:table-cell table:formula="of:=[.K109]-[.J109]" office:value-type="float" office:value="0">
            <text:p>0:00</text:p>
          </table:table-cell>
          <table:table-cell table:style-name="ce26" office:value-type="time" office:time-value="PT06H25M27S">
            <text:p>06:25:27</text:p>
          </table:table-cell>
          <table:table-cell table:style-name="ce49" office:value-type="time" office:time-value="PT18H23M16S">
            <text:p>18:23:16</text:p>
          </table:table-cell>
          <table:table-cell table:formula="of:=[.N109]-[.M109]" office:value-type="float" office:value="0.498483796296296">
            <text:p>11:57:49</text:p>
          </table:table-cell>
          <table:table-cell office:value-type="float" office:value="0.268055555555556">
            <text:p>6:26</text:p>
          </table:table-cell>
          <table:table-cell office:value-type="float" office:value="0.763888888888889">
            <text:p>18:20</text:p>
          </table:table-cell>
          <table:table-cell table:formula="of:=[.Q109]-[.P109]" office:value-type="float" office:value="0.495833333333333">
            <text:p>11:54</text:p>
          </table:table-cell>
          <table:table-cell table:formula="of:=[.V109]-[.R109]" office:value-type="float" office:value="0.00290509259259275">
            <text:p>0:04:11</text:p>
          </table:table-cell>
          <table:table-cell table:style-name="ce26" office:value-type="time" office:time-value="PT06H23M00S">
            <text:p>06:23:00</text:p>
          </table:table-cell>
          <table:table-cell table:style-name="ce49" office:value-type="time" office:time-value="PT18H21M11S">
            <text:p>18:21:11</text:p>
          </table:table-cell>
          <table:table-cell table:formula="of:=[.U109]-[.T109]" office:value-type="float" office:value="0.498738425925926">
            <text:p>11:58:11</text:p>
          </table:table-cell>
          <table:table-cell table:number-columns-repeated="1002"/>
        </table:table-row>
        <table:table-row table:style-name="ro1">
          <table:table-cell table:formula="of:=[.B110]" office:value-type="date" office:date-value="2016-03-16">
            <text:p>Mi, </text:p>
          </table:table-cell>
          <table:table-cell office:value-type="date" office:date-value="2016-03-16">
            <text:p>16.03.2016</text:p>
          </table:table-cell>
          <table:table-cell table:number-columns-repeated="7"/>
          <table:table-cell table:number-columns-repeated="2"/>
          <table:table-cell table:formula="of:=[.K110]-[.J110]" office:value-type="float" office:value="0">
            <text:p>0:00</text:p>
          </table:table-cell>
          <table:table-cell table:style-name="ce26" office:value-type="time" office:time-value="PT06H23M18S">
            <text:p>06:23:18</text:p>
          </table:table-cell>
          <table:table-cell table:style-name="ce49" office:value-type="time" office:time-value="PT18H24M50S">
            <text:p>18:24:50</text:p>
          </table:table-cell>
          <table:table-cell table:formula="of:=[.N110]-[.M110]" office:value-type="float" office:value="0.501064814814815">
            <text:p>12:01:32</text:p>
          </table:table-cell>
          <table:table-cell office:value-type="float" office:value="0.266666666666667">
            <text:p>6:24</text:p>
          </table:table-cell>
          <table:table-cell office:value-type="float" office:value="0.764583333333334">
            <text:p>18:21</text:p>
          </table:table-cell>
          <table:table-cell table:formula="of:=[.Q110]-[.P110]" office:value-type="float" office:value="0.497916666666667">
            <text:p>11:57</text:p>
          </table:table-cell>
          <table:table-cell table:formula="of:=[.V110]-[.R110]" office:value-type="float" office:value="0.00326388888888857">
            <text:p>0:04:42</text:p>
          </table:table-cell>
          <table:table-cell table:style-name="ce26" office:value-type="time" office:time-value="PT06H20M57S">
            <text:p>06:20:57</text:p>
          </table:table-cell>
          <table:table-cell table:style-name="ce49" office:value-type="time" office:time-value="PT18H22M39S">
            <text:p>18:22:39</text:p>
          </table:table-cell>
          <table:table-cell table:formula="of:=[.U110]-[.T110]" office:value-type="float" office:value="0.501180555555555">
            <text:p>12:01:42</text:p>
          </table:table-cell>
          <table:table-cell table:number-columns-repeated="1002"/>
        </table:table-row>
        <table:table-row table:style-name="ro1">
          <table:table-cell table:formula="of:=[.B111]" office:value-type="date" office:date-value="2016-03-17">
            <text:p>Do, </text:p>
          </table:table-cell>
          <table:table-cell office:value-type="date" office:date-value="2016-03-17">
            <text:p>17.03.2016</text:p>
          </table:table-cell>
          <table:table-cell table:number-columns-repeated="7"/>
          <table:table-cell table:number-columns-repeated="2"/>
          <table:table-cell table:formula="of:=[.K111]-[.J111]" office:value-type="float" office:value="0">
            <text:p>0:00</text:p>
          </table:table-cell>
          <table:table-cell table:style-name="ce26" office:value-type="time" office:time-value="PT06H21M10S">
            <text:p>06:21:10</text:p>
          </table:table-cell>
          <table:table-cell table:style-name="ce49" office:value-type="time" office:time-value="PT18H26M23S">
            <text:p>18:26:23</text:p>
          </table:table-cell>
          <table:table-cell table:formula="of:=[.N111]-[.M111]" office:value-type="float" office:value="0.503622685185185">
            <text:p>12:05:13</text:p>
          </table:table-cell>
          <table:table-cell office:value-type="float" office:value="0.265277777777778">
            <text:p>6:22</text:p>
          </table:table-cell>
          <table:table-cell office:value-type="float" office:value="0.765277777777778">
            <text:p>18:22</text:p>
          </table:table-cell>
          <table:table-cell table:formula="of:=[.Q111]-[.P111]" office:value-type="float" office:value="0.5">
            <text:p>12:00</text:p>
          </table:table-cell>
          <table:table-cell table:formula="of:=[.V111]-[.R111]" office:value-type="float" office:value="0.00364583333333324">
            <text:p>0:05:15</text:p>
          </table:table-cell>
          <table:table-cell table:style-name="ce26" office:value-type="time" office:time-value="PT06H18M53S">
            <text:p>06:18:53</text:p>
          </table:table-cell>
          <table:table-cell table:style-name="ce49" office:value-type="time" office:time-value="PT18H24M08S">
            <text:p>18:24:08</text:p>
          </table:table-cell>
          <table:table-cell table:formula="of:=[.U111]-[.T111]" office:value-type="float" office:value="0.503645833333333">
            <text:p>12:05:15</text:p>
          </table:table-cell>
          <table:table-cell table:number-columns-repeated="1002"/>
        </table:table-row>
        <table:table-row table:style-name="ro1">
          <table:table-cell table:formula="of:=[.B112]" office:value-type="date" office:date-value="2016-03-18">
            <text:p>Fr, </text:p>
          </table:table-cell>
          <table:table-cell office:value-type="date" office:date-value="2016-03-18">
            <text:p>18.03.2016</text:p>
          </table:table-cell>
          <table:table-cell table:number-columns-repeated="7"/>
          <table:table-cell table:number-columns-repeated="2"/>
          <table:table-cell table:formula="of:=[.K112]-[.J112]" office:value-type="float" office:value="0">
            <text:p>0:00</text:p>
          </table:table-cell>
          <table:table-cell table:style-name="ce26" office:value-type="time" office:time-value="PT06H19M02S">
            <text:p>06:19:02</text:p>
          </table:table-cell>
          <table:table-cell table:style-name="ce49" office:value-type="time" office:time-value="PT18H27M57S">
            <text:p>18:27:57</text:p>
          </table:table-cell>
          <table:table-cell table:formula="of:=[.N112]-[.M112]" office:value-type="float" office:value="0.50619212962963">
            <text:p>12:08:55</text:p>
          </table:table-cell>
          <table:table-cell office:value-type="float" office:value="0.263888888888889">
            <text:p>6:20</text:p>
          </table:table-cell>
          <table:table-cell office:value-type="float" office:value="0.766666666666667">
            <text:p>18:24</text:p>
          </table:table-cell>
          <table:table-cell table:formula="of:=[.Q112]-[.P112]" office:value-type="float" office:value="0.502777777777778">
            <text:p>12:04</text:p>
          </table:table-cell>
          <table:table-cell table:formula="of:=[.V112]-[.R112]" office:value-type="float" office:value="0.00331018518518533">
            <text:p>0:04:46</text:p>
          </table:table-cell>
          <table:table-cell table:style-name="ce26" office:value-type="time" office:time-value="PT06H16M50S">
            <text:p>06:16:50</text:p>
          </table:table-cell>
          <table:table-cell table:style-name="ce49" office:value-type="time" office:time-value="PT18H25M36S">
            <text:p>18:25:36</text:p>
          </table:table-cell>
          <table:table-cell table:formula="of:=[.U112]-[.T112]" office:value-type="float" office:value="0.506087962962963">
            <text:p>12:08:46</text:p>
          </table:table-cell>
          <table:table-cell table:number-columns-repeated="1002"/>
        </table:table-row>
        <table:table-row table:style-name="ro1">
          <table:table-cell table:formula="of:=[.B113]" office:value-type="date" office:date-value="2016-03-19">
            <text:p>Sa, </text:p>
          </table:table-cell>
          <table:table-cell office:value-type="date" office:date-value="2016-03-19">
            <text:p>19.03.2016</text:p>
          </table:table-cell>
          <table:table-cell table:number-columns-repeated="7"/>
          <table:table-cell table:number-columns-repeated="2"/>
          <table:table-cell table:formula="of:=[.K113]-[.J113]" office:value-type="float" office:value="0">
            <text:p>0:00</text:p>
          </table:table-cell>
          <table:table-cell table:style-name="ce26" office:value-type="time" office:time-value="PT06H16M53S">
            <text:p>06:16:53</text:p>
          </table:table-cell>
          <table:table-cell table:style-name="ce49" office:value-type="time" office:time-value="PT18H29M30S">
            <text:p>18:29:30</text:p>
          </table:table-cell>
          <table:table-cell table:formula="of:=[.N113]-[.M113]" office:value-type="float" office:value="0.508761574074074">
            <text:p>12:12:37</text:p>
          </table:table-cell>
          <table:table-cell office:value-type="float" office:value="0.2625">
            <text:p>6:18</text:p>
          </table:table-cell>
          <table:table-cell office:value-type="float" office:value="0.767361111111111">
            <text:p>18:25</text:p>
          </table:table-cell>
          <table:table-cell table:formula="of:=[.Q113]-[.P113]" office:value-type="float" office:value="0.504861111111111">
            <text:p>12:07</text:p>
          </table:table-cell>
          <table:table-cell table:formula="of:=[.V113]-[.R113]" office:value-type="float" office:value="0.00366898148148165">
            <text:p>0:05:17</text:p>
          </table:table-cell>
          <table:table-cell table:style-name="ce26" office:value-type="time" office:time-value="PT06H14M47S">
            <text:p>06:14:47</text:p>
          </table:table-cell>
          <table:table-cell table:style-name="ce49" office:value-type="time" office:time-value="PT18H27M04S">
            <text:p>18:27:04</text:p>
          </table:table-cell>
          <table:table-cell table:formula="of:=[.U113]-[.T113]" office:value-type="float" office:value="0.508530092592593">
            <text:p>12:12:17</text:p>
          </table:table-cell>
          <table:table-cell table:number-columns-repeated="1002"/>
        </table:table-row>
        <table:table-row table:style-name="ro1">
          <table:table-cell table:formula="of:=[.B114]" office:value-type="date" office:date-value="2016-03-20">
            <text:p>So, </text:p>
          </table:table-cell>
          <table:table-cell office:value-type="date" office:date-value="2016-03-20">
            <text:p>20.03.2016</text:p>
          </table:table-cell>
          <table:table-cell table:number-columns-repeated="7"/>
          <table:table-cell table:number-columns-repeated="2"/>
          <table:table-cell table:formula="of:=[.K114]-[.J114]" office:value-type="float" office:value="0">
            <text:p>0:00</text:p>
          </table:table-cell>
          <table:table-cell table:style-name="ce26" office:value-type="time" office:time-value="PT06H14M45S">
            <text:p>06:14:45</text:p>
          </table:table-cell>
          <table:table-cell table:style-name="ce49" office:value-type="time" office:time-value="PT18H31M03S">
            <text:p>18:31:03</text:p>
          </table:table-cell>
          <table:table-cell table:formula="of:=[.N114]-[.M114]" office:value-type="float" office:value="0.511319444444444">
            <text:p>12:16:18</text:p>
          </table:table-cell>
          <table:table-cell office:value-type="float" office:value="0.261111111111111">
            <text:p>6:16</text:p>
          </table:table-cell>
          <table:table-cell office:value-type="float" office:value="0.76875">
            <text:p>18:27</text:p>
          </table:table-cell>
          <table:table-cell table:formula="of:=[.Q114]-[.P114]" office:value-type="float" office:value="0.507638888888889">
            <text:p>12:11</text:p>
          </table:table-cell>
          <table:table-cell table:formula="of:=[.V114]-[.R114]" office:value-type="float" office:value="0.00334490740740745">
            <text:p>0:04:49</text:p>
          </table:table-cell>
          <table:table-cell table:style-name="ce26" office:value-type="time" office:time-value="PT06H12M43S">
            <text:p>06:12:43</text:p>
          </table:table-cell>
          <table:table-cell table:style-name="ce49" office:value-type="time" office:time-value="PT18H28M32S">
            <text:p>18:28:32</text:p>
          </table:table-cell>
          <table:table-cell table:formula="of:=[.U114]-[.T114]" office:value-type="float" office:value="0.510983796296296">
            <text:p>12:15:49</text:p>
          </table:table-cell>
          <table:table-cell table:number-columns-repeated="1002"/>
        </table:table-row>
        <table:table-row table:style-name="ro1">
          <table:table-cell table:formula="of:=[.B115]" office:value-type="date" office:date-value="2016-03-21">
            <text:p>Mo, </text:p>
          </table:table-cell>
          <table:table-cell office:value-type="date" office:date-value="2016-03-21">
            <text:p>21.03.2016</text:p>
          </table:table-cell>
          <table:table-cell table:number-columns-repeated="7"/>
          <table:table-cell table:number-columns-repeated="2"/>
          <table:table-cell table:formula="of:=[.K115]-[.J115]" office:value-type="float" office:value="0">
            <text:p>0:00</text:p>
          </table:table-cell>
          <table:table-cell table:style-name="ce26" office:value-type="time" office:time-value="PT06H12M36S">
            <text:p>06:12:36</text:p>
          </table:table-cell>
          <table:table-cell table:style-name="ce49" office:value-type="time" office:time-value="PT18H32M36S">
            <text:p>18:32:36</text:p>
          </table:table-cell>
          <table:table-cell table:formula="of:=[.N115]-[.M115]" office:value-type="float" office:value="0.513888888888889">
            <text:p>12:20:00</text:p>
          </table:table-cell>
          <table:table-cell office:value-type="float" office:value="0.259722222222222">
            <text:p>6:14</text:p>
          </table:table-cell>
          <table:table-cell office:value-type="float" office:value="0.769444444444444">
            <text:p>18:28</text:p>
          </table:table-cell>
          <table:table-cell table:formula="of:=[.Q115]-[.P115]" office:value-type="float" office:value="0.509722222222222">
            <text:p>12:14</text:p>
          </table:table-cell>
          <table:table-cell table:formula="of:=[.V115]-[.R115]" office:value-type="float" office:value="0.0037152777777778">
            <text:p>0:05:21</text:p>
          </table:table-cell>
          <table:table-cell table:style-name="ce26" office:value-type="time" office:time-value="PT06H10M39S">
            <text:p>06:10:39</text:p>
          </table:table-cell>
          <table:table-cell table:style-name="ce49" office:value-type="time" office:time-value="PT18H30M00S">
            <text:p>18:30:00</text:p>
          </table:table-cell>
          <table:table-cell table:formula="of:=[.U115]-[.T115]" office:value-type="float" office:value="0.5134375">
            <text:p>12:19:21</text:p>
          </table:table-cell>
          <table:table-cell table:number-columns-repeated="1002"/>
        </table:table-row>
        <table:table-row table:style-name="ro1">
          <table:table-cell table:formula="of:=[.B116]" office:value-type="date" office:date-value="2016-03-22">
            <text:p>Di, </text:p>
          </table:table-cell>
          <table:table-cell office:value-type="date" office:date-value="2016-03-22">
            <text:p>22.03.2016</text:p>
          </table:table-cell>
          <table:table-cell table:number-columns-repeated="7"/>
          <table:table-cell table:number-columns-repeated="2"/>
          <table:table-cell table:formula="of:=[.K116]-[.J116]" office:value-type="float" office:value="0">
            <text:p>0:00</text:p>
          </table:table-cell>
          <table:table-cell table:style-name="ce26" office:value-type="time" office:time-value="PT06H10M27S">
            <text:p>06:10:27</text:p>
          </table:table-cell>
          <table:table-cell table:style-name="ce49" office:value-type="time" office:time-value="PT18H34M09S">
            <text:p>18:34:09</text:p>
          </table:table-cell>
          <table:table-cell table:formula="of:=[.N116]-[.M116]" office:value-type="float" office:value="0.516458333333333">
            <text:p>12:23:42</text:p>
          </table:table-cell>
          <table:table-cell office:value-type="float" office:value="0.258333333333333">
            <text:p>6:12</text:p>
          </table:table-cell>
          <table:table-cell office:value-type="float" office:value="0.770833333333333">
            <text:p>18:30</text:p>
          </table:table-cell>
          <table:table-cell table:formula="of:=[.Q116]-[.P116]" office:value-type="float" office:value="0.5125">
            <text:p>12:18</text:p>
          </table:table-cell>
          <table:table-cell table:formula="of:=[.V116]-[.R116]" office:value-type="float" office:value="0.00337962962962979">
            <text:p>0:04:52</text:p>
          </table:table-cell>
          <table:table-cell table:style-name="ce26" office:value-type="time" office:time-value="PT06H08M36S">
            <text:p>06:08:36</text:p>
          </table:table-cell>
          <table:table-cell table:style-name="ce49" office:value-type="time" office:time-value="PT18H31M28S">
            <text:p>18:31:28</text:p>
          </table:table-cell>
          <table:table-cell table:formula="of:=[.U116]-[.T116]" office:value-type="float" office:value="0.51587962962963">
            <text:p>12:22:52</text:p>
          </table:table-cell>
          <table:table-cell table:number-columns-repeated="1002"/>
        </table:table-row>
        <table:table-row table:style-name="ro1">
          <table:table-cell table:formula="of:=[.B117]" office:value-type="date" office:date-value="2016-03-23">
            <text:p>Mi, </text:p>
          </table:table-cell>
          <table:table-cell office:value-type="date" office:date-value="2016-03-23">
            <text:p>23.03.2016</text:p>
          </table:table-cell>
          <table:table-cell table:number-columns-repeated="7"/>
          <table:table-cell table:number-columns-repeated="2"/>
          <table:table-cell table:formula="of:=[.K117]-[.J117]" office:value-type="float" office:value="0">
            <text:p>0:00</text:p>
          </table:table-cell>
          <table:table-cell table:style-name="ce26" office:value-type="time" office:time-value="PT06H08M18S">
            <text:p>06:08:18</text:p>
          </table:table-cell>
          <table:table-cell table:style-name="ce49" office:value-type="time" office:time-value="PT18H35M41S">
            <text:p>18:35:41</text:p>
          </table:table-cell>
          <table:table-cell table:formula="of:=[.N117]-[.M117]" office:value-type="float" office:value="0.519016203703704">
            <text:p>12:27:23</text:p>
          </table:table-cell>
          <table:table-cell office:value-type="float" office:value="0.256944444444444">
            <text:p>6:10</text:p>
          </table:table-cell>
          <table:table-cell office:value-type="float" office:value="0.771527777777778">
            <text:p>18:31</text:p>
          </table:table-cell>
          <table:table-cell table:formula="of:=[.Q117]-[.P117]" office:value-type="float" office:value="0.514583333333333">
            <text:p>12:21</text:p>
          </table:table-cell>
          <table:table-cell table:formula="of:=[.V117]-[.R117]" office:value-type="float" office:value="0.0037384259259261">
            <text:p>0:05:23</text:p>
          </table:table-cell>
          <table:table-cell table:style-name="ce26" office:value-type="time" office:time-value="PT06H06M32S">
            <text:p>06:06:32</text:p>
          </table:table-cell>
          <table:table-cell table:style-name="ce49" office:value-type="time" office:time-value="PT18H32M55S">
            <text:p>18:32:55</text:p>
          </table:table-cell>
          <table:table-cell table:formula="of:=[.U117]-[.T117]" office:value-type="float" office:value="0.518321759259259">
            <text:p>12:26:23</text:p>
          </table:table-cell>
          <table:table-cell table:number-columns-repeated="1002"/>
        </table:table-row>
        <table:table-row table:style-name="ro1">
          <table:table-cell table:formula="of:=[.B118]" office:value-type="date" office:date-value="2016-03-24">
            <text:p>Do, </text:p>
          </table:table-cell>
          <table:table-cell office:value-type="date" office:date-value="2016-03-24">
            <text:p>24.03.2016</text:p>
          </table:table-cell>
          <table:table-cell table:number-columns-repeated="7"/>
          <table:table-cell table:number-columns-repeated="2"/>
          <table:table-cell table:formula="of:=[.K118]-[.J118]" office:value-type="float" office:value="0">
            <text:p>0:00</text:p>
          </table:table-cell>
          <table:table-cell table:style-name="ce26" office:value-type="time" office:time-value="PT06H06M09S">
            <text:p>06:06:09</text:p>
          </table:table-cell>
          <table:table-cell table:style-name="ce49" office:value-type="time" office:time-value="PT18H37M14S">
            <text:p>18:37:14</text:p>
          </table:table-cell>
          <table:table-cell table:formula="of:=[.N118]-[.M118]" office:value-type="float" office:value="0.521585648148148">
            <text:p>12:31:05</text:p>
          </table:table-cell>
          <table:table-cell office:value-type="float" office:value="0.255555555555556">
            <text:p>6:08</text:p>
          </table:table-cell>
          <table:table-cell office:value-type="float" office:value="0.772916666666667">
            <text:p>18:33</text:p>
          </table:table-cell>
          <table:table-cell table:formula="of:=[.Q118]-[.P118]" office:value-type="float" office:value="0.517361111111111">
            <text:p>12:25</text:p>
          </table:table-cell>
          <table:table-cell table:formula="of:=[.V118]-[.R118]" office:value-type="float" office:value="0.00341435185185179">
            <text:p>0:04:55</text:p>
          </table:table-cell>
          <table:table-cell table:style-name="ce26" office:value-type="time" office:time-value="PT06H04M28S">
            <text:p>06:04:28</text:p>
          </table:table-cell>
          <table:table-cell table:style-name="ce49" office:value-type="time" office:time-value="PT18H34M23S">
            <text:p>18:34:23</text:p>
          </table:table-cell>
          <table:table-cell table:formula="of:=[.U118]-[.T118]" office:value-type="float" office:value="0.520775462962963">
            <text:p>12:29:55</text:p>
          </table:table-cell>
          <table:table-cell table:number-columns-repeated="1002"/>
        </table:table-row>
        <table:table-row table:style-name="ro1">
          <table:table-cell table:formula="of:=[.B119]" office:value-type="date" office:date-value="2016-03-25">
            <text:p>Fr, </text:p>
          </table:table-cell>
          <table:table-cell office:value-type="date" office:date-value="2016-03-25">
            <text:p>25.03.2016</text:p>
          </table:table-cell>
          <table:table-cell table:number-columns-repeated="7"/>
          <table:table-cell table:number-columns-repeated="2"/>
          <table:table-cell table:formula="of:=[.K119]-[.J119]" office:value-type="float" office:value="0">
            <text:p>0:00</text:p>
          </table:table-cell>
          <table:table-cell table:style-name="ce26" office:value-type="time" office:time-value="PT06H04M01S">
            <text:p>06:04:01</text:p>
          </table:table-cell>
          <table:table-cell table:style-name="ce49" office:value-type="time" office:time-value="PT18H38M47S">
            <text:p>18:38:47</text:p>
          </table:table-cell>
          <table:table-cell table:formula="of:=[.N119]-[.M119]" office:value-type="float" office:value="0.524143518518519">
            <text:p>12:34:46</text:p>
          </table:table-cell>
          <table:table-cell office:value-type="float" office:value="0.254166666666667">
            <text:p>6:06</text:p>
          </table:table-cell>
          <table:table-cell office:value-type="float" office:value="0.773611111111111">
            <text:p>18:34</text:p>
          </table:table-cell>
          <table:table-cell table:formula="of:=[.Q119]-[.P119]" office:value-type="float" office:value="0.519444444444444">
            <text:p>12:28</text:p>
          </table:table-cell>
          <table:table-cell table:formula="of:=[.V119]-[.R119]" office:value-type="float" office:value="0.00376157407407407">
            <text:p>0:05:25</text:p>
          </table:table-cell>
          <table:table-cell table:style-name="ce26" office:value-type="time" office:time-value="PT06H02M25S">
            <text:p>06:02:25</text:p>
          </table:table-cell>
          <table:table-cell table:style-name="ce49" office:value-type="time" office:time-value="PT18H35M50S">
            <text:p>18:35:50</text:p>
          </table:table-cell>
          <table:table-cell table:formula="of:=[.U119]-[.T119]" office:value-type="float" office:value="0.523206018518519">
            <text:p>12:33:25</text:p>
          </table:table-cell>
          <table:table-cell table:number-columns-repeated="1002"/>
        </table:table-row>
        <table:table-row table:style-name="ro1">
          <table:table-cell table:formula="of:=[.B120]" office:value-type="date" office:date-value="2016-03-26">
            <text:p>Sa, </text:p>
          </table:table-cell>
          <table:table-cell office:value-type="date" office:date-value="2016-03-26">
            <text:p>26.03.2016</text:p>
          </table:table-cell>
          <table:table-cell table:number-columns-repeated="7"/>
          <table:table-cell table:number-columns-repeated="2"/>
          <table:table-cell table:formula="of:=[.K120]-[.J120]" office:value-type="float" office:value="0">
            <text:p>0:00</text:p>
          </table:table-cell>
          <table:table-cell table:style-name="ce26" office:value-type="time" office:time-value="PT06H01M52S">
            <text:p>06:01:52</text:p>
          </table:table-cell>
          <table:table-cell table:style-name="ce49" office:value-type="time" office:time-value="PT18H40M19S">
            <text:p>18:40:19</text:p>
          </table:table-cell>
          <table:table-cell table:formula="of:=[.N120]-[.M120]" office:value-type="float" office:value="0.526701388888889">
            <text:p>12:38:27</text:p>
          </table:table-cell>
          <table:table-cell office:value-type="float" office:value="0.252777777777778">
            <text:p>6:04</text:p>
          </table:table-cell>
          <table:table-cell office:value-type="float" office:value="0.775">
            <text:p>18:36</text:p>
          </table:table-cell>
          <table:table-cell table:formula="of:=[.Q120]-[.P120]" office:value-type="float" office:value="0.522222222222222">
            <text:p>12:32</text:p>
          </table:table-cell>
          <table:table-cell table:formula="of:=[.V120]-[.R120]" office:value-type="float" office:value="0.00343749999999998">
            <text:p>0:04:57</text:p>
          </table:table-cell>
          <table:table-cell table:style-name="ce26" office:value-type="time" office:time-value="PT06H00M21S">
            <text:p>06:00:21</text:p>
          </table:table-cell>
          <table:table-cell table:style-name="ce49" office:value-type="time" office:time-value="PT18H37M18S">
            <text:p>18:37:18</text:p>
          </table:table-cell>
          <table:table-cell table:formula="of:=[.U120]-[.T120]" office:value-type="float" office:value="0.525659722222222">
            <text:p>12:36:57</text:p>
          </table:table-cell>
          <table:table-cell table:number-columns-repeated="1002"/>
        </table:table-row>
        <table:table-row table:style-name="ro1">
          <table:table-cell table:formula="of:=[.B121]" office:value-type="date" office:date-value="2016-03-27">
            <text:p>So, </text:p>
          </table:table-cell>
          <table:table-cell office:value-type="date" office:date-value="2016-03-27">
            <text:p>27.03.2016</text:p>
          </table:table-cell>
          <table:table-cell table:number-columns-repeated="7"/>
          <table:table-cell table:number-columns-repeated="2"/>
          <table:table-cell table:formula="of:=[.K121]-[.J121]" office:value-type="float" office:value="0">
            <text:p>0:00</text:p>
          </table:table-cell>
          <table:table-cell table:style-name="ce26" office:value-type="time" office:time-value="PT06H59M49S">
            <text:p>06:59:49</text:p>
          </table:table-cell>
          <table:table-cell table:style-name="ce49" office:value-type="time" office:time-value="PT19H41M47S">
            <text:p>19:41:47</text:p>
          </table:table-cell>
          <table:table-cell table:formula="of:=[.N121]-[.M121]" office:value-type="float" office:value="0.529143518518518">
            <text:p>12:41:58</text:p>
          </table:table-cell>
          <table:table-cell office:value-type="float" office:value="0.293055555555556">
            <text:p>7:02</text:p>
          </table:table-cell>
          <table:table-cell office:value-type="float" office:value="0.817361111111111">
            <text:p>19:37</text:p>
          </table:table-cell>
          <table:table-cell table:formula="of:=[.Q121]-[.P121]" office:value-type="float" office:value="0.524305555555556">
            <text:p>12:35</text:p>
          </table:table-cell>
          <table:table-cell table:formula="of:=[.V121]-[.R121]" office:value-type="float" office:value="0.00368055555555546">
            <text:p>0:05:18</text:p>
          </table:table-cell>
          <table:table-cell table:style-name="ce26" office:value-type="time" office:time-value="PT06H58M23S">
            <text:p>06:58:23</text:p>
          </table:table-cell>
          <table:table-cell table:style-name="ce49" office:value-type="time" office:time-value="PT19H38M41S">
            <text:p>19:38:41</text:p>
          </table:table-cell>
          <table:table-cell table:formula="of:=[.U121]-[.T121]" office:value-type="float" office:value="0.527986111111111">
            <text:p>12:40:18</text:p>
          </table:table-cell>
          <table:table-cell table:number-columns-repeated="1002"/>
        </table:table-row>
        <table:table-row table:style-name="ro1">
          <table:table-cell table:formula="of:=[.B122]" office:value-type="date" office:date-value="2016-03-28">
            <text:p>Mo, </text:p>
          </table:table-cell>
          <table:table-cell office:value-type="date" office:date-value="2016-03-28">
            <text:p>28.03.2016</text:p>
          </table:table-cell>
          <table:table-cell table:number-columns-repeated="7"/>
          <table:table-cell table:number-columns-repeated="2"/>
          <table:table-cell table:formula="of:=[.K122]-[.J122]" office:value-type="float" office:value="0">
            <text:p>0:00</text:p>
          </table:table-cell>
          <table:table-cell table:style-name="ce26" office:value-type="time" office:time-value="PT06H57M40S">
            <text:p>06:57:40</text:p>
          </table:table-cell>
          <table:table-cell table:style-name="ce49" office:value-type="time" office:time-value="PT19H43M20S">
            <text:p>19:43:20</text:p>
          </table:table-cell>
          <table:table-cell table:formula="of:=[.N122]-[.M122]" office:value-type="float" office:value="0.531712962962963">
            <text:p>12:45:40</text:p>
          </table:table-cell>
          <table:table-cell office:value-type="float" office:value="0.291666666666667">
            <text:p>7:00</text:p>
          </table:table-cell>
          <table:table-cell office:value-type="float" office:value="0.81875">
            <text:p>19:39</text:p>
          </table:table-cell>
          <table:table-cell table:formula="of:=[.Q122]-[.P122]" office:value-type="float" office:value="0.527083333333333">
            <text:p>12:39</text:p>
          </table:table-cell>
          <table:table-cell table:formula="of:=[.V122]-[.R122]" office:value-type="float" office:value="0.00334490740740745">
            <text:p>0:04:49</text:p>
          </table:table-cell>
          <table:table-cell table:style-name="ce26" office:value-type="time" office:time-value="PT06H56M19S">
            <text:p>06:56:19</text:p>
          </table:table-cell>
          <table:table-cell table:style-name="ce49" office:value-type="time" office:time-value="PT19H40M08S">
            <text:p>19:40:08</text:p>
          </table:table-cell>
          <table:table-cell table:formula="of:=[.U122]-[.T122]" office:value-type="float" office:value="0.530428240740741">
            <text:p>12:43:49</text:p>
          </table:table-cell>
          <table:table-cell table:number-columns-repeated="1002"/>
        </table:table-row>
        <table:table-row table:style-name="ro1">
          <table:table-cell table:formula="of:=[.B123]" office:value-type="date" office:date-value="2016-03-29">
            <text:p>Di, </text:p>
          </table:table-cell>
          <table:table-cell office:value-type="date" office:date-value="2016-03-29">
            <text:p>29.03.2016</text:p>
          </table:table-cell>
          <table:table-cell table:number-columns-repeated="7"/>
          <table:table-cell table:number-columns-repeated="2"/>
          <table:table-cell table:formula="of:=[.K123]-[.J123]" office:value-type="float" office:value="0">
            <text:p>0:00</text:p>
          </table:table-cell>
          <table:table-cell table:style-name="ce26" office:value-type="time" office:time-value="PT06H55M32S">
            <text:p>06:55:32</text:p>
          </table:table-cell>
          <table:table-cell table:style-name="ce49" office:value-type="time" office:time-value="PT19H44M52S">
            <text:p>19:44:52</text:p>
          </table:table-cell>
          <table:table-cell table:formula="of:=[.N123]-[.M123]" office:value-type="float" office:value="0.534259259259259">
            <text:p>12:49:20</text:p>
          </table:table-cell>
          <table:table-cell office:value-type="float" office:value="0.290277777777778">
            <text:p>6:58</text:p>
          </table:table-cell>
          <table:table-cell office:value-type="float" office:value="0.819444444444444">
            <text:p>19:40</text:p>
          </table:table-cell>
          <table:table-cell table:formula="of:=[.Q123]-[.P123]" office:value-type="float" office:value="0.529166666666667">
            <text:p>12:42</text:p>
          </table:table-cell>
          <table:table-cell table:formula="of:=[.V123]-[.R123]" office:value-type="float" office:value="0.00370370370370376">
            <text:p>0:05:20</text:p>
          </table:table-cell>
          <table:table-cell table:style-name="ce26" office:value-type="time" office:time-value="PT06H54M16S">
            <text:p>06:54:16</text:p>
          </table:table-cell>
          <table:table-cell table:style-name="ce49" office:value-type="time" office:time-value="PT19H41M36S">
            <text:p>19:41:36</text:p>
          </table:table-cell>
          <table:table-cell table:formula="of:=[.U123]-[.T123]" office:value-type="float" office:value="0.532870370370371">
            <text:p>12:47:20</text:p>
          </table:table-cell>
          <table:table-cell table:number-columns-repeated="1002"/>
        </table:table-row>
        <table:table-row table:style-name="ro1">
          <table:table-cell table:formula="of:=[.B124]" office:value-type="date" office:date-value="2016-03-30">
            <text:p>Mi, </text:p>
          </table:table-cell>
          <table:table-cell office:value-type="date" office:date-value="2016-03-30">
            <text:p>30.03.2016</text:p>
          </table:table-cell>
          <table:table-cell table:number-columns-repeated="7"/>
          <table:table-cell table:number-columns-repeated="2"/>
          <table:table-cell table:formula="of:=[.K124]-[.J124]" office:value-type="float" office:value="0">
            <text:p>0:00</text:p>
          </table:table-cell>
          <table:table-cell table:style-name="ce26" office:value-type="time" office:time-value="PT06H53M24S">
            <text:p>06:53:24</text:p>
          </table:table-cell>
          <table:table-cell table:style-name="ce49" office:value-type="time" office:time-value="PT19H46M24S">
            <text:p>19:46:24</text:p>
          </table:table-cell>
          <table:table-cell table:formula="of:=[.N124]-[.M124]" office:value-type="float" office:value="0.536805555555556">
            <text:p>12:53:00</text:p>
          </table:table-cell>
          <table:table-cell office:value-type="float" office:value="0.288888888888889">
            <text:p>6:56</text:p>
          </table:table-cell>
          <table:table-cell office:value-type="float" office:value="0.820833333333333">
            <text:p>19:42</text:p>
          </table:table-cell>
          <table:table-cell table:formula="of:=[.Q124]-[.P124]" office:value-type="float" office:value="0.531944444444444">
            <text:p>12:46</text:p>
          </table:table-cell>
          <table:table-cell table:formula="of:=[.V124]-[.R124]" office:value-type="float" office:value="0.00335648148148171">
            <text:p>0:04:50</text:p>
          </table:table-cell>
          <table:table-cell table:style-name="ce26" office:value-type="time" office:time-value="PT06H52M13S">
            <text:p>06:52:13</text:p>
          </table:table-cell>
          <table:table-cell table:style-name="ce49" office:value-type="time" office:time-value="PT19H43M03S">
            <text:p>19:43:03</text:p>
          </table:table-cell>
          <table:table-cell table:formula="of:=[.U124]-[.T124]" office:value-type="float" office:value="0.535300925925926">
            <text:p>12:50:50</text:p>
          </table:table-cell>
          <table:table-cell table:number-columns-repeated="1002"/>
        </table:table-row>
        <table:table-row table:style-name="ro1">
          <table:table-cell table:formula="of:=[.B125]" office:value-type="date" office:date-value="2016-03-31">
            <text:p>Do, </text:p>
          </table:table-cell>
          <table:table-cell office:value-type="date" office:date-value="2016-03-31">
            <text:p>31.03.2016</text:p>
          </table:table-cell>
          <table:table-cell table:number-columns-repeated="7"/>
          <table:table-cell table:number-columns-repeated="2"/>
          <table:table-cell table:formula="of:=[.K125]-[.J125]" office:value-type="float" office:value="0">
            <text:p>0:00</text:p>
          </table:table-cell>
          <table:table-cell table:style-name="ce26" office:value-type="time" office:time-value="PT06H51M16S">
            <text:p>06:51:16</text:p>
          </table:table-cell>
          <table:table-cell table:style-name="ce49" office:value-type="time" office:time-value="PT19H47M56S">
            <text:p>19:47:56</text:p>
          </table:table-cell>
          <table:table-cell table:formula="of:=[.N125]-[.M125]" office:value-type="float" office:value="0.539351851851852">
            <text:p>12:56:40</text:p>
          </table:table-cell>
          <table:table-cell office:value-type="float" office:value="0.2875">
            <text:p>6:54</text:p>
          </table:table-cell>
          <table:table-cell office:value-type="float" office:value="0.821527777777778">
            <text:p>19:43</text:p>
          </table:table-cell>
          <table:table-cell table:formula="of:=[.Q125]-[.P125]" office:value-type="float" office:value="0.534027777777778">
            <text:p>12:49</text:p>
          </table:table-cell>
          <table:table-cell table:formula="of:=[.V125]-[.R125]" office:value-type="float" office:value="0.00370370370370376">
            <text:p>0:05:20</text:p>
          </table:table-cell>
          <table:table-cell table:style-name="ce26" office:value-type="time" office:time-value="PT06H50M10S">
            <text:p>06:50:10</text:p>
          </table:table-cell>
          <table:table-cell table:style-name="ce49" office:value-type="time" office:time-value="PT19H44M30S">
            <text:p>19:44:30</text:p>
          </table:table-cell>
          <table:table-cell table:formula="of:=[.U125]-[.T125]" office:value-type="float" office:value="0.537731481481482">
            <text:p>12:54:20</text:p>
          </table:table-cell>
          <table:table-cell table:number-columns-repeated="1002"/>
        </table:table-row>
        <table:table-row table:style-name="ro1">
          <table:table-cell table:formula="of:=[.B126]" office:value-type="date" office:date-value="2016-04-01">
            <text:p>Fr, </text:p>
          </table:table-cell>
          <table:table-cell office:value-type="date" office:date-value="2016-04-01">
            <text:p>01.04.2016</text:p>
          </table:table-cell>
          <table:table-cell table:number-columns-repeated="7"/>
          <table:table-cell table:number-columns-repeated="2"/>
          <table:table-cell table:formula="of:=[.K126]-[.J126]" office:value-type="float" office:value="0">
            <text:p>0:00</text:p>
          </table:table-cell>
          <table:table-cell table:style-name="ce26" office:value-type="time" office:time-value="PT06H49M08S">
            <text:p>06:49:08</text:p>
          </table:table-cell>
          <table:table-cell table:style-name="ce49" office:value-type="time" office:time-value="PT19H49M28S">
            <text:p>19:49:28</text:p>
          </table:table-cell>
          <table:table-cell table:formula="of:=[.N126]-[.M126]" office:value-type="float" office:value="0.541898148148148">
            <text:p>13:00:20</text:p>
          </table:table-cell>
          <table:table-cell office:value-type="float" office:value="0.285416666666667">
            <text:p>6:51</text:p>
          </table:table-cell>
          <table:table-cell office:value-type="float" office:value="0.822222222222222">
            <text:p>19:44</text:p>
          </table:table-cell>
          <table:table-cell table:formula="of:=[.Q126]-[.P126]" office:value-type="float" office:value="0.536805555555556">
            <text:p>12:53</text:p>
          </table:table-cell>
          <table:table-cell table:formula="of:=[.V126]-[.R126]" office:value-type="float" office:value="0.00334490740740734">
            <text:p>0:04:49</text:p>
          </table:table-cell>
          <table:table-cell table:style-name="ce26" office:value-type="time" office:time-value="PT06H48M08S">
            <text:p>06:48:08</text:p>
          </table:table-cell>
          <table:table-cell table:style-name="ce49" office:value-type="time" office:time-value="PT19H45M57S">
            <text:p>19:45:57</text:p>
          </table:table-cell>
          <table:table-cell table:formula="of:=[.U126]-[.T126]" office:value-type="float" office:value="0.540150462962963">
            <text:p>12:57:49</text:p>
          </table:table-cell>
          <table:table-cell table:number-columns-repeated="1002"/>
        </table:table-row>
        <table:table-row table:style-name="ro1">
          <table:table-cell table:formula="of:=[.B127]" office:value-type="date" office:date-value="2016-04-02">
            <text:p>Sa, </text:p>
          </table:table-cell>
          <table:table-cell office:value-type="date" office:date-value="2016-04-02">
            <text:p>02.04.2016</text:p>
          </table:table-cell>
          <table:table-cell table:number-columns-repeated="7"/>
          <table:table-cell table:number-columns-repeated="2"/>
          <table:table-cell table:formula="of:=[.K127]-[.J127]" office:value-type="float" office:value="0">
            <text:p>0:00</text:p>
          </table:table-cell>
          <table:table-cell table:style-name="ce26" office:value-type="time" office:time-value="PT06H47M01S">
            <text:p>06:47:01</text:p>
          </table:table-cell>
          <table:table-cell table:style-name="ce49" office:value-type="time" office:time-value="PT19H51M01S">
            <text:p>19:51:01</text:p>
          </table:table-cell>
          <table:table-cell table:formula="of:=[.N127]-[.M127]" office:value-type="float" office:value="0.544444444444444">
            <text:p>13:04:00</text:p>
          </table:table-cell>
          <table:table-cell office:value-type="float" office:value="0.284027777777778">
            <text:p>6:49</text:p>
          </table:table-cell>
          <table:table-cell office:value-type="float" office:value="0.823611111111111">
            <text:p>19:46</text:p>
          </table:table-cell>
          <table:table-cell table:formula="of:=[.Q127]-[.P127]" office:value-type="float" office:value="0.539583333333333">
            <text:p>12:57</text:p>
          </table:table-cell>
          <table:table-cell table:formula="of:=[.V127]-[.R127]" office:value-type="float" office:value="0.00299768518518517">
            <text:p>0:04:19</text:p>
          </table:table-cell>
          <table:table-cell table:style-name="ce26" office:value-type="time" office:time-value="PT06H46M05S">
            <text:p>06:46:05</text:p>
          </table:table-cell>
          <table:table-cell table:style-name="ce49" office:value-type="time" office:time-value="PT19H47M24S">
            <text:p>19:47:24</text:p>
          </table:table-cell>
          <table:table-cell table:formula="of:=[.U127]-[.T127]" office:value-type="float" office:value="0.542581018518519">
            <text:p>13:01:19</text:p>
          </table:table-cell>
          <table:table-cell table:number-columns-repeated="1002"/>
        </table:table-row>
        <table:table-row table:style-name="ro1">
          <table:table-cell table:formula="of:=[.B128]" office:value-type="date" office:date-value="2016-04-03">
            <text:p>So, </text:p>
          </table:table-cell>
          <table:table-cell office:value-type="date" office:date-value="2016-04-03">
            <text:p>03.04.2016</text:p>
          </table:table-cell>
          <table:table-cell table:number-columns-repeated="7"/>
          <table:table-cell table:number-columns-repeated="2"/>
          <table:table-cell table:formula="of:=[.K128]-[.J128]" office:value-type="float" office:value="0">
            <text:p>0:00</text:p>
          </table:table-cell>
          <table:table-cell table:style-name="ce26" office:value-type="time" office:time-value="PT06H44M54S">
            <text:p>06:44:54</text:p>
          </table:table-cell>
          <table:table-cell table:style-name="ce49" office:value-type="time" office:time-value="PT19H52M33S">
            <text:p>19:52:33</text:p>
          </table:table-cell>
          <table:table-cell table:formula="of:=[.N128]-[.M128]" office:value-type="float" office:value="0.546979166666667">
            <text:p>13:07:39</text:p>
          </table:table-cell>
          <table:table-cell office:value-type="float" office:value="0.282638888888889">
            <text:p>6:47</text:p>
          </table:table-cell>
          <table:table-cell office:value-type="float" office:value="0.824305555555556">
            <text:p>19:47</text:p>
          </table:table-cell>
          <table:table-cell table:formula="of:=[.Q128]-[.P128]" office:value-type="float" office:value="0.541666666666667">
            <text:p>13:00</text:p>
          </table:table-cell>
          <table:table-cell table:formula="of:=[.V128]-[.R128]" office:value-type="float" office:value="0.00332175925925915">
            <text:p>0:04:47</text:p>
          </table:table-cell>
          <table:table-cell table:style-name="ce26" office:value-type="time" office:time-value="PT06H44M04S">
            <text:p>06:44:04</text:p>
          </table:table-cell>
          <table:table-cell table:style-name="ce49" office:value-type="time" office:time-value="PT19H48M51S">
            <text:p>19:48:51</text:p>
          </table:table-cell>
          <table:table-cell table:formula="of:=[.U128]-[.T128]" office:value-type="float" office:value="0.544988425925926">
            <text:p>13:04:47</text:p>
          </table:table-cell>
          <table:table-cell table:number-columns-repeated="1002"/>
        </table:table-row>
        <table:table-row table:style-name="ro1">
          <table:table-cell table:formula="of:=[.B129]" office:value-type="date" office:date-value="2016-04-04">
            <text:p>Mo, </text:p>
          </table:table-cell>
          <table:table-cell office:value-type="date" office:date-value="2016-04-04">
            <text:p>04.04.2016</text:p>
          </table:table-cell>
          <table:table-cell table:number-columns-repeated="7"/>
          <table:table-cell table:number-columns-repeated="2"/>
          <table:table-cell table:formula="of:=[.K129]-[.J129]" office:value-type="float" office:value="0">
            <text:p>0:00</text:p>
          </table:table-cell>
          <table:table-cell table:style-name="ce26" office:value-type="time" office:time-value="PT06H42M47S">
            <text:p>06:42:47</text:p>
          </table:table-cell>
          <table:table-cell table:style-name="ce49" office:value-type="time" office:time-value="PT19H54M05S">
            <text:p>19:54:05</text:p>
          </table:table-cell>
          <table:table-cell table:formula="of:=[.N129]-[.M129]" office:value-type="float" office:value="0.549513888888889">
            <text:p>13:11:18</text:p>
          </table:table-cell>
          <table:table-cell office:value-type="float" office:value="0.28125">
            <text:p>6:45</text:p>
          </table:table-cell>
          <table:table-cell office:value-type="float" office:value="0.825694444444444">
            <text:p>19:49</text:p>
          </table:table-cell>
          <table:table-cell table:formula="of:=[.Q129]-[.P129]" office:value-type="float" office:value="0.544444444444444">
            <text:p>13:04</text:p>
          </table:table-cell>
          <table:table-cell table:formula="of:=[.V129]-[.R129]" office:value-type="float" office:value="0.00296296296296317">
            <text:p>0:04:16</text:p>
          </table:table-cell>
          <table:table-cell table:style-name="ce26" office:value-type="time" office:time-value="PT06H42M02S">
            <text:p>06:42:02</text:p>
          </table:table-cell>
          <table:table-cell table:style-name="ce49" office:value-type="time" office:time-value="PT19H50M18S">
            <text:p>19:50:18</text:p>
          </table:table-cell>
          <table:table-cell table:formula="of:=[.U129]-[.T129]" office:value-type="float" office:value="0.547407407407408">
            <text:p>13:08:16</text:p>
          </table:table-cell>
          <table:table-cell table:number-columns-repeated="1002"/>
        </table:table-row>
        <table:table-row table:style-name="ro1">
          <table:table-cell table:formula="of:=[.B130]" office:value-type="date" office:date-value="2016-04-05">
            <text:p>Di, </text:p>
          </table:table-cell>
          <table:table-cell office:value-type="date" office:date-value="2016-04-05">
            <text:p>05.04.2016</text:p>
          </table:table-cell>
          <table:table-cell table:number-columns-repeated="7"/>
          <table:table-cell table:number-columns-repeated="2"/>
          <table:table-cell table:formula="of:=[.K130]-[.J130]" office:value-type="float" office:value="0">
            <text:p>0:00</text:p>
          </table:table-cell>
          <table:table-cell table:style-name="ce26" office:value-type="time" office:time-value="PT06H40M41S">
            <text:p>06:40:41</text:p>
          </table:table-cell>
          <table:table-cell table:style-name="ce49" office:value-type="time" office:time-value="PT19H55M37S">
            <text:p>19:55:37</text:p>
          </table:table-cell>
          <table:table-cell table:formula="of:=[.N130]-[.M130]" office:value-type="float" office:value="0.552037037037037">
            <text:p>13:14:56</text:p>
          </table:table-cell>
          <table:table-cell office:value-type="float" office:value="0.279861111111111">
            <text:p>6:43</text:p>
          </table:table-cell>
          <table:table-cell office:value-type="float" office:value="0.826388888888889">
            <text:p>19:50</text:p>
          </table:table-cell>
          <table:table-cell table:formula="of:=[.Q130]-[.P130]" office:value-type="float" office:value="0.546527777777778">
            <text:p>13:07</text:p>
          </table:table-cell>
          <table:table-cell table:formula="of:=[.V130]-[.R130]" office:value-type="float" office:value="0.00327546296296299">
            <text:p>0:04:43</text:p>
          </table:table-cell>
          <table:table-cell table:style-name="ce26" office:value-type="time" office:time-value="PT06H40M01S">
            <text:p>06:40:01</text:p>
          </table:table-cell>
          <table:table-cell table:style-name="ce49" office:value-type="time" office:time-value="PT19H51M44S">
            <text:p>19:51:44</text:p>
          </table:table-cell>
          <table:table-cell table:formula="of:=[.U130]-[.T130]" office:value-type="float" office:value="0.549803240740741">
            <text:p>13:11:43</text:p>
          </table:table-cell>
          <table:table-cell table:number-columns-repeated="1002"/>
        </table:table-row>
        <table:table-row table:style-name="ro1">
          <table:table-cell table:formula="of:=[.B131]" office:value-type="date" office:date-value="2016-04-06">
            <text:p>Mi, </text:p>
          </table:table-cell>
          <table:table-cell office:value-type="date" office:date-value="2016-04-06">
            <text:p>06.04.2016</text:p>
          </table:table-cell>
          <table:table-cell table:number-columns-repeated="7"/>
          <table:table-cell table:number-columns-repeated="2"/>
          <table:table-cell table:formula="of:=[.K131]-[.J131]" office:value-type="float" office:value="0">
            <text:p>0:00</text:p>
          </table:table-cell>
          <table:table-cell table:style-name="ce26" office:value-type="time" office:time-value="PT06H38M35S">
            <text:p>06:38:35</text:p>
          </table:table-cell>
          <table:table-cell table:style-name="ce49" office:value-type="time" office:time-value="PT19H57M09S">
            <text:p>19:57:09</text:p>
          </table:table-cell>
          <table:table-cell table:formula="of:=[.N131]-[.M131]" office:value-type="float" office:value="0.554560185185185">
            <text:p>13:18:34</text:p>
          </table:table-cell>
          <table:table-cell office:value-type="float" office:value="0.278472222222222">
            <text:p>6:41</text:p>
          </table:table-cell>
          <table:table-cell office:value-type="float" office:value="0.827777777777778">
            <text:p>19:52</text:p>
          </table:table-cell>
          <table:table-cell table:formula="of:=[.Q131]-[.P131]" office:value-type="float" office:value="0.549305555555555">
            <text:p>13:11</text:p>
          </table:table-cell>
          <table:table-cell table:formula="of:=[.V131]-[.R131]" office:value-type="float" office:value="0.00290509259259264">
            <text:p>0:04:11</text:p>
          </table:table-cell>
          <table:table-cell table:style-name="ce26" office:value-type="time" office:time-value="PT06H38M00S">
            <text:p>06:38:00</text:p>
          </table:table-cell>
          <table:table-cell table:style-name="ce49" office:value-type="time" office:time-value="PT19H53M11S">
            <text:p>19:53:11</text:p>
          </table:table-cell>
          <table:table-cell table:formula="of:=[.U131]-[.T131]" office:value-type="float" office:value="0.552210648148148">
            <text:p>13:15:11</text:p>
          </table:table-cell>
          <table:table-cell table:number-columns-repeated="1002"/>
        </table:table-row>
        <table:table-row table:style-name="ro1">
          <table:table-cell table:formula="of:=[.B132]" office:value-type="date" office:date-value="2016-04-07">
            <text:p>Do, </text:p>
          </table:table-cell>
          <table:table-cell office:value-type="date" office:date-value="2016-04-07">
            <text:p>07.04.2016</text:p>
          </table:table-cell>
          <table:table-cell table:number-columns-repeated="7"/>
          <table:table-cell table:number-columns-repeated="2"/>
          <table:table-cell table:formula="of:=[.K132]-[.J132]" office:value-type="float" office:value="0">
            <text:p>0:00</text:p>
          </table:table-cell>
          <table:table-cell table:style-name="ce26" office:value-type="time" office:time-value="PT06H36M29S">
            <text:p>06:36:29</text:p>
          </table:table-cell>
          <table:table-cell table:style-name="ce49" office:value-type="time" office:time-value="PT19H58M41S">
            <text:p>19:58:41</text:p>
          </table:table-cell>
          <table:table-cell table:formula="of:=[.N132]-[.M132]" office:value-type="float" office:value="0.557083333333333">
            <text:p>13:22:12</text:p>
          </table:table-cell>
          <table:table-cell office:value-type="float" office:value="0.277083333333333">
            <text:p>6:39</text:p>
          </table:table-cell>
          <table:table-cell office:value-type="float" office:value="0.828472222222222">
            <text:p>19:53</text:p>
          </table:table-cell>
          <table:table-cell table:formula="of:=[.Q132]-[.P132]" office:value-type="float" office:value="0.551388888888889">
            <text:p>13:14</text:p>
          </table:table-cell>
          <table:table-cell table:formula="of:=[.V132]-[.R132]" office:value-type="float" office:value="0.00321759259259269">
            <text:p>0:04:38</text:p>
          </table:table-cell>
          <table:table-cell table:style-name="ce26" office:value-type="time" office:time-value="PT06H36M00S">
            <text:p>06:36:00</text:p>
          </table:table-cell>
          <table:table-cell table:style-name="ce49" office:value-type="time" office:time-value="PT19H54M38S">
            <text:p>19:54:38</text:p>
          </table:table-cell>
          <table:table-cell table:formula="of:=[.U132]-[.T132]" office:value-type="float" office:value="0.554606481481482">
            <text:p>13:18:38</text:p>
          </table:table-cell>
          <table:table-cell table:number-columns-repeated="1002"/>
        </table:table-row>
        <table:table-row table:style-name="ro1">
          <table:table-cell table:formula="of:=[.B133]" office:value-type="date" office:date-value="2016-04-08">
            <text:p>Fr, </text:p>
          </table:table-cell>
          <table:table-cell office:value-type="date" office:date-value="2016-04-08">
            <text:p>08.04.2016</text:p>
          </table:table-cell>
          <table:table-cell table:number-columns-repeated="7"/>
          <table:table-cell table:number-columns-repeated="2"/>
          <table:table-cell table:formula="of:=[.K133]-[.J133]" office:value-type="float" office:value="0">
            <text:p>0:00</text:p>
          </table:table-cell>
          <table:table-cell table:style-name="ce26" office:value-type="time" office:time-value="PT06H34M24S">
            <text:p>06:34:24</text:p>
          </table:table-cell>
          <table:table-cell table:style-name="ce49" office:value-type="time" office:time-value="PT20H00M13S">
            <text:p>20:00:13</text:p>
          </table:table-cell>
          <table:table-cell table:formula="of:=[.N133]-[.M133]" office:value-type="float" office:value="0.559594907407408">
            <text:p>13:25:49</text:p>
          </table:table-cell>
          <table:table-cell office:value-type="float" office:value="0.275694444444444">
            <text:p>6:37</text:p>
          </table:table-cell>
          <table:table-cell office:value-type="float" office:value="0.829861111111111">
            <text:p>19:55</text:p>
          </table:table-cell>
          <table:table-cell table:formula="of:=[.Q133]-[.P133]" office:value-type="float" office:value="0.554166666666666">
            <text:p>13:18</text:p>
          </table:table-cell>
          <table:table-cell table:formula="of:=[.V133]-[.R133]" office:value-type="float" office:value="0.00283564814814863">
            <text:p>0:04:05</text:p>
          </table:table-cell>
          <table:table-cell table:style-name="ce26" office:value-type="time" office:time-value="PT06H34M00S">
            <text:p>06:34:00</text:p>
          </table:table-cell>
          <table:table-cell table:style-name="ce49" office:value-type="time" office:time-value="PT19H56M05S">
            <text:p>19:56:05</text:p>
          </table:table-cell>
          <table:table-cell table:formula="of:=[.U133]-[.T133]" office:value-type="float" office:value="0.557002314814815">
            <text:p>13:22:05</text:p>
          </table:table-cell>
          <table:table-cell table:number-columns-repeated="1002"/>
        </table:table-row>
        <table:table-row table:style-name="ro1">
          <table:table-cell table:formula="of:=[.B134]" office:value-type="date" office:date-value="2016-04-09">
            <text:p>Sa, </text:p>
          </table:table-cell>
          <table:table-cell office:value-type="date" office:date-value="2016-04-09">
            <text:p>09.04.2016</text:p>
          </table:table-cell>
          <table:table-cell table:number-columns-repeated="7"/>
          <table:table-cell table:number-columns-repeated="2"/>
          <table:table-cell table:formula="of:=[.K134]-[.J134]" office:value-type="float" office:value="0">
            <text:p>0:00</text:p>
          </table:table-cell>
          <table:table-cell table:style-name="ce26" office:value-type="time" office:time-value="PT06H32M20S">
            <text:p>06:32:20</text:p>
          </table:table-cell>
          <table:table-cell table:style-name="ce49" office:value-type="time" office:time-value="PT20H01M45S">
            <text:p>20:01:45</text:p>
          </table:table-cell>
          <table:table-cell table:formula="of:=[.N134]-[.M134]" office:value-type="float" office:value="0.562094907407407">
            <text:p>13:29:25</text:p>
          </table:table-cell>
          <table:table-cell office:value-type="float" office:value="0.274305555555555">
            <text:p>6:35</text:p>
          </table:table-cell>
          <table:table-cell office:value-type="float" office:value="0.830555555555556">
            <text:p>19:56</text:p>
          </table:table-cell>
          <table:table-cell table:formula="of:=[.Q134]-[.P134]" office:value-type="float" office:value="0.55625">
            <text:p>13:21</text:p>
          </table:table-cell>
          <table:table-cell table:formula="of:=[.V134]-[.R134]" office:value-type="float" office:value="0.00313657407407397">
            <text:p>0:04:31</text:p>
          </table:table-cell>
          <table:table-cell table:style-name="ce26" office:value-type="time" office:time-value="PT06H32M01S">
            <text:p>06:32:01</text:p>
          </table:table-cell>
          <table:table-cell table:style-name="ce49" office:value-type="time" office:time-value="PT19H57M32S">
            <text:p>19:57:32</text:p>
          </table:table-cell>
          <table:table-cell table:formula="of:=[.U134]-[.T134]" office:value-type="float" office:value="0.559386574074074">
            <text:p>13:25:31</text:p>
          </table:table-cell>
          <table:table-cell table:number-columns-repeated="1002"/>
        </table:table-row>
        <table:table-row table:style-name="ro1">
          <table:table-cell table:formula="of:=[.B135]" office:value-type="date" office:date-value="2016-04-10">
            <text:p>So, </text:p>
          </table:table-cell>
          <table:table-cell office:value-type="date" office:date-value="2016-04-10">
            <text:p>10.04.2016</text:p>
          </table:table-cell>
          <table:table-cell table:number-columns-repeated="7"/>
          <table:table-cell table:number-columns-repeated="2"/>
          <table:table-cell table:formula="of:=[.K135]-[.J135]" office:value-type="float" office:value="0">
            <text:p>0:00</text:p>
          </table:table-cell>
          <table:table-cell table:style-name="ce26" office:value-type="time" office:time-value="PT06H30M16S">
            <text:p>06:30:16</text:p>
          </table:table-cell>
          <table:table-cell table:style-name="ce49" office:value-type="time" office:time-value="PT20H03M17S">
            <text:p>20:03:17</text:p>
          </table:table-cell>
          <table:table-cell table:formula="of:=[.N135]-[.M135]" office:value-type="float" office:value="0.564594907407408">
            <text:p>13:33:01</text:p>
          </table:table-cell>
          <table:table-cell office:value-type="float" office:value="0.272916666666667">
            <text:p>6:33</text:p>
          </table:table-cell>
          <table:table-cell office:value-type="float" office:value="0.83125">
            <text:p>19:57</text:p>
          </table:table-cell>
          <table:table-cell table:formula="of:=[.Q135]-[.P135]" office:value-type="float" office:value="0.558333333333333">
            <text:p>13:24</text:p>
          </table:table-cell>
          <table:table-cell table:formula="of:=[.V135]-[.R135]" office:value-type="float" office:value="0.00343749999999998">
            <text:p>0:04:57</text:p>
          </table:table-cell>
          <table:table-cell table:style-name="ce26" office:value-type="time" office:time-value="PT06H30M02S">
            <text:p>06:30:02</text:p>
          </table:table-cell>
          <table:table-cell table:style-name="ce49" office:value-type="time" office:time-value="PT19H58M59S">
            <text:p>19:58:59</text:p>
          </table:table-cell>
          <table:table-cell table:formula="of:=[.U135]-[.T135]" office:value-type="float" office:value="0.561770833333333">
            <text:p>13:28:57</text:p>
          </table:table-cell>
          <table:table-cell table:number-columns-repeated="1002"/>
        </table:table-row>
        <table:table-row table:style-name="ro1">
          <table:table-cell table:formula="of:=[.B136]" office:value-type="date" office:date-value="2016-04-11">
            <text:p>Mo, </text:p>
          </table:table-cell>
          <table:table-cell office:value-type="date" office:date-value="2016-04-11">
            <text:p>11.04.2016</text:p>
          </table:table-cell>
          <table:table-cell table:number-columns-repeated="7"/>
          <table:table-cell table:number-columns-repeated="2"/>
          <table:table-cell table:formula="of:=[.K136]-[.J136]" office:value-type="float" office:value="0">
            <text:p>0:00</text:p>
          </table:table-cell>
          <table:table-cell table:style-name="ce26" office:value-type="time" office:time-value="PT06H28M13S">
            <text:p>06:28:13</text:p>
          </table:table-cell>
          <table:table-cell table:style-name="ce49" office:value-type="time" office:time-value="PT20H04M49S">
            <text:p>20:04:49</text:p>
          </table:table-cell>
          <table:table-cell table:formula="of:=[.N136]-[.M136]" office:value-type="float" office:value="0.567083333333333">
            <text:p>13:36:36</text:p>
          </table:table-cell>
          <table:table-cell office:value-type="float" office:value="0.271527777777778">
            <text:p>6:31</text:p>
          </table:table-cell>
          <table:table-cell office:value-type="float" office:value="0.832638888888889">
            <text:p>19:59</text:p>
          </table:table-cell>
          <table:table-cell table:formula="of:=[.Q136]-[.P136]" office:value-type="float" office:value="0.561111111111111">
            <text:p>13:28</text:p>
          </table:table-cell>
          <table:table-cell table:formula="of:=[.V136]-[.R136]" office:value-type="float" office:value="0.00303240740740718">
            <text:p>0:04:22</text:p>
          </table:table-cell>
          <table:table-cell table:style-name="ce26" office:value-type="time" office:time-value="PT06H28M04S">
            <text:p>06:28:04</text:p>
          </table:table-cell>
          <table:table-cell table:style-name="ce49" office:value-type="time" office:time-value="PT20H00M26S">
            <text:p>20:00:26</text:p>
          </table:table-cell>
          <table:table-cell table:formula="of:=[.U136]-[.T136]" office:value-type="float" office:value="0.564143518518519">
            <text:p>13:32:22</text:p>
          </table:table-cell>
          <table:table-cell table:number-columns-repeated="1002"/>
        </table:table-row>
        <table:table-row table:style-name="ro1">
          <table:table-cell table:formula="of:=[.B137]" office:value-type="date" office:date-value="2016-04-12">
            <text:p>Di, </text:p>
          </table:table-cell>
          <table:table-cell office:value-type="date" office:date-value="2016-04-12">
            <text:p>12.04.2016</text:p>
          </table:table-cell>
          <table:table-cell table:number-columns-repeated="7"/>
          <table:table-cell table:number-columns-repeated="2"/>
          <table:table-cell table:formula="of:=[.K137]-[.J137]" office:value-type="float" office:value="0">
            <text:p>0:00</text:p>
          </table:table-cell>
          <table:table-cell table:style-name="ce26" office:value-type="time" office:time-value="PT06H26M10S">
            <text:p>06:26:10</text:p>
          </table:table-cell>
          <table:table-cell table:style-name="ce49" office:value-type="time" office:time-value="PT20H06M21S">
            <text:p>20:06:21</text:p>
          </table:table-cell>
          <table:table-cell table:formula="of:=[.N137]-[.M137]" office:value-type="float" office:value="0.569571759259259">
            <text:p>13:40:11</text:p>
          </table:table-cell>
          <table:table-cell office:value-type="float" office:value="0.270138888888889">
            <text:p>6:29</text:p>
          </table:table-cell>
          <table:table-cell office:value-type="float" office:value="0.833333333333333">
            <text:p>20:00</text:p>
          </table:table-cell>
          <table:table-cell table:formula="of:=[.Q137]-[.P137]" office:value-type="float" office:value="0.563194444444445">
            <text:p>13:31</text:p>
          </table:table-cell>
          <table:table-cell table:formula="of:=[.V137]-[.R137]" office:value-type="float" office:value="0.00332175925925915">
            <text:p>0:04:47</text:p>
          </table:table-cell>
          <table:table-cell table:style-name="ce26" office:value-type="time" office:time-value="PT06H26M06S">
            <text:p>06:26:06</text:p>
          </table:table-cell>
          <table:table-cell table:style-name="ce49" office:value-type="time" office:time-value="PT20H01M53S">
            <text:p>20:01:53</text:p>
          </table:table-cell>
          <table:table-cell table:formula="of:=[.U137]-[.T137]" office:value-type="float" office:value="0.566516203703704">
            <text:p>13:35:47</text:p>
          </table:table-cell>
          <table:table-cell table:number-columns-repeated="1002"/>
        </table:table-row>
        <table:table-row table:style-name="ro1">
          <table:table-cell table:formula="of:=[.B138]" office:value-type="date" office:date-value="2016-04-13">
            <text:p>Mi, </text:p>
          </table:table-cell>
          <table:table-cell office:value-type="date" office:date-value="2016-04-13">
            <text:p>13.04.2016</text:p>
          </table:table-cell>
          <table:table-cell table:number-columns-repeated="7"/>
          <table:table-cell table:number-columns-repeated="2"/>
          <table:table-cell table:formula="of:=[.K138]-[.J138]" office:value-type="float" office:value="0">
            <text:p>0:00</text:p>
          </table:table-cell>
          <table:table-cell table:style-name="ce26" office:value-type="time" office:time-value="PT06H24M08S">
            <text:p>06:24:08</text:p>
          </table:table-cell>
          <table:table-cell table:style-name="ce49" office:value-type="time" office:time-value="PT20H07M53S">
            <text:p>20:07:53</text:p>
          </table:table-cell>
          <table:table-cell table:formula="of:=[.N138]-[.M138]" office:value-type="float" office:value="0.572048611111111">
            <text:p>13:43:45</text:p>
          </table:table-cell>
          <table:table-cell office:value-type="float" office:value="0.26875">
            <text:p>6:27</text:p>
          </table:table-cell>
          <table:table-cell office:value-type="float" office:value="0.834722222222222">
            <text:p>20:02</text:p>
          </table:table-cell>
          <table:table-cell table:formula="of:=[.Q138]-[.P138]" office:value-type="float" office:value="0.565972222222222">
            <text:p>13:35</text:p>
          </table:table-cell>
          <table:table-cell table:formula="of:=[.V138]-[.R138]" office:value-type="float" office:value="0.00290509259259275">
            <text:p>0:04:11</text:p>
          </table:table-cell>
          <table:table-cell table:style-name="ce26" office:value-type="time" office:time-value="PT06H24M09S">
            <text:p>06:24:09</text:p>
          </table:table-cell>
          <table:table-cell table:style-name="ce49" office:value-type="time" office:time-value="PT20H03M20S">
            <text:p>20:03:20</text:p>
          </table:table-cell>
          <table:table-cell table:formula="of:=[.U138]-[.T138]" office:value-type="float" office:value="0.568877314814815">
            <text:p>13:39:11</text:p>
          </table:table-cell>
          <table:table-cell table:number-columns-repeated="1002"/>
        </table:table-row>
        <table:table-row table:style-name="ro1">
          <table:table-cell table:formula="of:=[.B139]" office:value-type="date" office:date-value="2016-04-14">
            <text:p>Do, </text:p>
          </table:table-cell>
          <table:table-cell office:value-type="date" office:date-value="2016-04-14">
            <text:p>14.04.2016</text:p>
          </table:table-cell>
          <table:table-cell table:number-columns-repeated="7"/>
          <table:table-cell table:number-columns-repeated="2"/>
          <table:table-cell table:formula="of:=[.K139]-[.J139]" office:value-type="float" office:value="0">
            <text:p>0:00</text:p>
          </table:table-cell>
          <table:table-cell table:style-name="ce26" office:value-type="time" office:time-value="PT06H22M07S">
            <text:p>06:22:07</text:p>
          </table:table-cell>
          <table:table-cell table:style-name="ce49" office:value-type="time" office:time-value="PT20H09M25S">
            <text:p>20:09:25</text:p>
          </table:table-cell>
          <table:table-cell table:formula="of:=[.N139]-[.M139]" office:value-type="float" office:value="0.574513888888889">
            <text:p>13:47:18</text:p>
          </table:table-cell>
          <table:table-cell office:value-type="float" office:value="0.268055555555556">
            <text:p>6:26</text:p>
          </table:table-cell>
          <table:table-cell office:value-type="float" office:value="0.835416666666667">
            <text:p>20:03</text:p>
          </table:table-cell>
          <table:table-cell table:formula="of:=[.Q139]-[.P139]" office:value-type="float" office:value="0.567361111111111">
            <text:p>13:37</text:p>
          </table:table-cell>
          <table:table-cell table:formula="of:=[.V139]-[.R139]" office:value-type="float" office:value="0.0038541666666666">
            <text:p>0:05:33</text:p>
          </table:table-cell>
          <table:table-cell table:style-name="ce26" office:value-type="time" office:time-value="PT06H22M13S">
            <text:p>06:22:13</text:p>
          </table:table-cell>
          <table:table-cell table:style-name="ce49" office:value-type="time" office:time-value="PT20H04M46S">
            <text:p>20:04:46</text:p>
          </table:table-cell>
          <table:table-cell table:formula="of:=[.U139]-[.T139]" office:value-type="float" office:value="0.571215277777778">
            <text:p>13:42:33</text:p>
          </table:table-cell>
          <table:table-cell table:number-columns-repeated="1002"/>
        </table:table-row>
        <table:table-row table:style-name="ro1">
          <table:table-cell table:formula="of:=[.B140]" office:value-type="date" office:date-value="2016-04-15">
            <text:p>Fr, </text:p>
          </table:table-cell>
          <table:table-cell office:value-type="date" office:date-value="2016-04-15">
            <text:p>15.04.2016</text:p>
          </table:table-cell>
          <table:table-cell table:number-columns-repeated="7"/>
          <table:table-cell table:number-columns-repeated="2"/>
          <table:table-cell table:formula="of:=[.K140]-[.J140]" office:value-type="float" office:value="0">
            <text:p>0:00</text:p>
          </table:table-cell>
          <table:table-cell table:style-name="ce26" office:value-type="time" office:time-value="PT06H20M06S">
            <text:p>06:20:06</text:p>
          </table:table-cell>
          <table:table-cell table:style-name="ce49" office:value-type="time" office:time-value="PT20H10M57S">
            <text:p>20:10:57</text:p>
          </table:table-cell>
          <table:table-cell table:formula="of:=[.N140]-[.M140]" office:value-type="float" office:value="0.576979166666667">
            <text:p>13:50:51</text:p>
          </table:table-cell>
          <table:table-cell office:value-type="float" office:value="0.266666666666667">
            <text:p>6:24</text:p>
          </table:table-cell>
          <table:table-cell office:value-type="float" office:value="0.836805555555555">
            <text:p>20:05</text:p>
          </table:table-cell>
          <table:table-cell table:formula="of:=[.Q140]-[.P140]" office:value-type="float" office:value="0.570138888888889">
            <text:p>13:41</text:p>
          </table:table-cell>
          <table:table-cell table:formula="of:=[.V140]-[.R140]" office:value-type="float" office:value="0.00342592592592605">
            <text:p>0:04:56</text:p>
          </table:table-cell>
          <table:table-cell table:style-name="ce26" office:value-type="time" office:time-value="PT06H20M17S">
            <text:p>06:20:17</text:p>
          </table:table-cell>
          <table:table-cell table:style-name="ce49" office:value-type="time" office:time-value="PT20H06M13S">
            <text:p>20:06:13</text:p>
          </table:table-cell>
          <table:table-cell table:formula="of:=[.U140]-[.T140]" office:value-type="float" office:value="0.573564814814815">
            <text:p>13:45:56</text:p>
          </table:table-cell>
          <table:table-cell table:number-columns-repeated="1002"/>
        </table:table-row>
        <table:table-row table:style-name="ro1">
          <table:table-cell table:formula="of:=[.B141]" office:value-type="date" office:date-value="2016-04-16">
            <text:p>Sa, </text:p>
          </table:table-cell>
          <table:table-cell office:value-type="date" office:date-value="2016-04-16">
            <text:p>16.04.2016</text:p>
          </table:table-cell>
          <table:table-cell table:number-columns-repeated="7"/>
          <table:table-cell table:number-columns-repeated="2"/>
          <table:table-cell table:formula="of:=[.K141]-[.J141]" office:value-type="float" office:value="0">
            <text:p>0:00</text:p>
          </table:table-cell>
          <table:table-cell table:style-name="ce26" office:value-type="time" office:time-value="PT06H18M06S">
            <text:p>06:18:06</text:p>
          </table:table-cell>
          <table:table-cell table:style-name="ce49" office:value-type="time" office:time-value="PT20H12M29S">
            <text:p>20:12:29</text:p>
          </table:table-cell>
          <table:table-cell table:formula="of:=[.N141]-[.M141]" office:value-type="float" office:value="0.57943287037037">
            <text:p>13:54:23</text:p>
          </table:table-cell>
          <table:table-cell office:value-type="float" office:value="0.265277777777778">
            <text:p>6:22</text:p>
          </table:table-cell>
          <table:table-cell office:value-type="float" office:value="0.8375">
            <text:p>20:06</text:p>
          </table:table-cell>
          <table:table-cell table:formula="of:=[.Q141]-[.P141]" office:value-type="float" office:value="0.572222222222222">
            <text:p>13:44</text:p>
          </table:table-cell>
          <table:table-cell table:formula="of:=[.V141]-[.R141]" office:value-type="float" office:value="0.00366898148148165">
            <text:p>0:05:17</text:p>
          </table:table-cell>
          <table:table-cell table:style-name="ce26" office:value-type="time" office:time-value="PT06H18M23S">
            <text:p>06:18:23</text:p>
          </table:table-cell>
          <table:table-cell table:style-name="ce49" office:value-type="time" office:time-value="PT20H07M40S">
            <text:p>20:07:40</text:p>
          </table:table-cell>
          <table:table-cell table:formula="of:=[.U141]-[.T141]" office:value-type="float" office:value="0.575891203703704">
            <text:p>13:49:17</text:p>
          </table:table-cell>
          <table:table-cell table:number-columns-repeated="1002"/>
        </table:table-row>
        <table:table-row table:style-name="ro1">
          <table:table-cell table:formula="of:=[.B142]" office:value-type="date" office:date-value="2016-04-17">
            <text:p>So, </text:p>
          </table:table-cell>
          <table:table-cell office:value-type="date" office:date-value="2016-04-17">
            <text:p>17.04.2016</text:p>
          </table:table-cell>
          <table:table-cell table:number-columns-repeated="7"/>
          <table:table-cell table:number-columns-repeated="2"/>
          <table:table-cell table:formula="of:=[.K142]-[.J142]" office:value-type="float" office:value="0">
            <text:p>0:00</text:p>
          </table:table-cell>
          <table:table-cell table:style-name="ce26" office:value-type="time" office:time-value="PT06H16M07S">
            <text:p>06:16:07</text:p>
          </table:table-cell>
          <table:table-cell table:style-name="ce49" office:value-type="time" office:time-value="PT20H14M01S">
            <text:p>20:14:01</text:p>
          </table:table-cell>
          <table:table-cell table:formula="of:=[.N142]-[.M142]" office:value-type="float" office:value="0.581875">
            <text:p>13:57:54</text:p>
          </table:table-cell>
          <table:table-cell office:value-type="float" office:value="0.263888888888889">
            <text:p>6:20</text:p>
          </table:table-cell>
          <table:table-cell office:value-type="float" office:value="0.838888888888889">
            <text:p>20:08</text:p>
          </table:table-cell>
          <table:table-cell table:formula="of:=[.Q142]-[.P142]" office:value-type="float" office:value="0.575">
            <text:p>13:48</text:p>
          </table:table-cell>
          <table:table-cell table:formula="of:=[.V142]-[.R142]" office:value-type="float" office:value="0.00321759259259258">
            <text:p>0:04:38</text:p>
          </table:table-cell>
          <table:table-cell table:style-name="ce26" office:value-type="time" office:time-value="PT06H16M29S">
            <text:p>06:16:29</text:p>
          </table:table-cell>
          <table:table-cell table:style-name="ce49" office:value-type="time" office:time-value="PT20H09M07S">
            <text:p>20:09:07</text:p>
          </table:table-cell>
          <table:table-cell table:formula="of:=[.U142]-[.T142]" office:value-type="float" office:value="0.578217592592593">
            <text:p>13:52:38</text:p>
          </table:table-cell>
          <table:table-cell table:number-columns-repeated="1002"/>
        </table:table-row>
        <table:table-row table:style-name="ro1">
          <table:table-cell table:formula="of:=[.B143]" office:value-type="date" office:date-value="2016-04-18">
            <text:p>Mo, </text:p>
          </table:table-cell>
          <table:table-cell office:value-type="date" office:date-value="2016-04-18">
            <text:p>18.04.2016</text:p>
          </table:table-cell>
          <table:table-cell table:number-columns-repeated="7"/>
          <table:table-cell table:number-columns-repeated="2"/>
          <table:table-cell table:formula="of:=[.K143]-[.J143]" office:value-type="float" office:value="0">
            <text:p>0:00</text:p>
          </table:table-cell>
          <table:table-cell table:style-name="ce26" office:value-type="time" office:time-value="PT06H14M09S">
            <text:p>06:14:09</text:p>
          </table:table-cell>
          <table:table-cell table:style-name="ce49" office:value-type="time" office:time-value="PT20H15M33S">
            <text:p>20:15:33</text:p>
          </table:table-cell>
          <table:table-cell table:formula="of:=[.N143]-[.M143]" office:value-type="float" office:value="0.584305555555556">
            <text:p>14:01:24</text:p>
          </table:table-cell>
          <table:table-cell office:value-type="float" office:value="0.2625">
            <text:p>6:18</text:p>
          </table:table-cell>
          <table:table-cell office:value-type="float" office:value="0.839583333333333">
            <text:p>20:09</text:p>
          </table:table-cell>
          <table:table-cell table:formula="of:=[.Q143]-[.P143]" office:value-type="float" office:value="0.577083333333333">
            <text:p>13:51</text:p>
          </table:table-cell>
          <table:table-cell table:formula="of:=[.V143]-[.R143]" office:value-type="float" office:value="0.00346064814814828">
            <text:p>0:04:59</text:p>
          </table:table-cell>
          <table:table-cell table:style-name="ce26" office:value-type="time" office:time-value="PT06H14M35S">
            <text:p>06:14:35</text:p>
          </table:table-cell>
          <table:table-cell table:style-name="ce49" office:value-type="time" office:time-value="PT20H10M34S">
            <text:p>20:10:34</text:p>
          </table:table-cell>
          <table:table-cell table:formula="of:=[.U143]-[.T143]" office:value-type="float" office:value="0.580543981481481">
            <text:p>13:55:59</text:p>
          </table:table-cell>
          <table:table-cell table:number-columns-repeated="1002"/>
        </table:table-row>
        <table:table-row table:style-name="ro1">
          <table:table-cell table:formula="of:=[.B144]" office:value-type="date" office:date-value="2016-04-19">
            <text:p>Di, </text:p>
          </table:table-cell>
          <table:table-cell office:value-type="date" office:date-value="2016-04-19">
            <text:p>19.04.2016</text:p>
          </table:table-cell>
          <table:table-cell table:number-columns-repeated="7"/>
          <table:table-cell table:number-columns-repeated="2"/>
          <table:table-cell table:formula="of:=[.K144]-[.J144]" office:value-type="float" office:value="0">
            <text:p>0:00</text:p>
          </table:table-cell>
          <table:table-cell table:style-name="ce26" office:value-type="time" office:time-value="PT06H12M11S">
            <text:p>06:12:11</text:p>
          </table:table-cell>
          <table:table-cell table:style-name="ce49" office:value-type="time" office:time-value="PT20H17M05S">
            <text:p>20:17:05</text:p>
          </table:table-cell>
          <table:table-cell table:formula="of:=[.N144]-[.M144]" office:value-type="float" office:value="0.586736111111111">
            <text:p>14:04:54</text:p>
          </table:table-cell>
          <table:table-cell office:value-type="float" office:value="0.261111111111111">
            <text:p>6:16</text:p>
          </table:table-cell>
          <table:table-cell office:value-type="float" office:value="0.840972222222222">
            <text:p>20:11</text:p>
          </table:table-cell>
          <table:table-cell table:formula="of:=[.Q144]-[.P144]" office:value-type="float" office:value="0.579861111111111">
            <text:p>13:55</text:p>
          </table:table-cell>
          <table:table-cell table:formula="of:=[.V144]-[.R144]" office:value-type="float" office:value="0.00298611111111102">
            <text:p>0:04:18</text:p>
          </table:table-cell>
          <table:table-cell table:style-name="ce26" office:value-type="time" office:time-value="PT06H12M43S">
            <text:p>06:12:43</text:p>
          </table:table-cell>
          <table:table-cell table:style-name="ce49" office:value-type="time" office:time-value="PT20H12M01S">
            <text:p>20:12:01</text:p>
          </table:table-cell>
          <table:table-cell table:formula="of:=[.U144]-[.T144]" office:value-type="float" office:value="0.582847222222222">
            <text:p>13:59:18</text:p>
          </table:table-cell>
          <table:table-cell table:number-columns-repeated="1002"/>
        </table:table-row>
        <table:table-row table:style-name="ro1">
          <table:table-cell table:formula="of:=[.B145]" office:value-type="date" office:date-value="2016-04-20">
            <text:p>Mi, </text:p>
          </table:table-cell>
          <table:table-cell office:value-type="date" office:date-value="2016-04-20">
            <text:p>20.04.2016</text:p>
          </table:table-cell>
          <table:table-cell table:number-columns-repeated="7"/>
          <table:table-cell table:number-columns-repeated="2"/>
          <table:table-cell table:formula="of:=[.K145]-[.J145]" office:value-type="float" office:value="0">
            <text:p>0:00</text:p>
          </table:table-cell>
          <table:table-cell table:style-name="ce26" office:value-type="time" office:time-value="PT06H10M15S">
            <text:p>06:10:15</text:p>
          </table:table-cell>
          <table:table-cell table:style-name="ce49" office:value-type="time" office:time-value="PT20H18M36S">
            <text:p>20:18:36</text:p>
          </table:table-cell>
          <table:table-cell table:formula="of:=[.N145]-[.M145]" office:value-type="float" office:value="0.589131944444444">
            <text:p>14:08:21</text:p>
          </table:table-cell>
          <table:table-cell office:value-type="float" office:value="0.259722222222222">
            <text:p>6:14</text:p>
          </table:table-cell>
          <table:table-cell office:value-type="float" office:value="0.841666666666667">
            <text:p>20:12</text:p>
          </table:table-cell>
          <table:table-cell table:formula="of:=[.Q145]-[.P145]" office:value-type="float" office:value="0.581944444444444">
            <text:p>13:58</text:p>
          </table:table-cell>
          <table:table-cell table:formula="of:=[.V145]-[.R145]" office:value-type="float" office:value="0.00318287037037046">
            <text:p>0:04:35</text:p>
          </table:table-cell>
          <table:table-cell table:style-name="ce26" office:value-type="time" office:time-value="PT06H10M52S">
            <text:p>06:10:52</text:p>
          </table:table-cell>
          <table:table-cell table:style-name="ce49" office:value-type="time" office:time-value="PT20H13M27S">
            <text:p>20:13:27</text:p>
          </table:table-cell>
          <table:table-cell table:formula="of:=[.U145]-[.T145]" office:value-type="float" office:value="0.585127314814815">
            <text:p>14:02:35</text:p>
          </table:table-cell>
          <table:table-cell table:number-columns-repeated="1002"/>
        </table:table-row>
        <table:table-row table:style-name="ro1">
          <table:table-cell table:formula="of:=[.B146]" office:value-type="date" office:date-value="2016-04-21">
            <text:p>Do, </text:p>
          </table:table-cell>
          <table:table-cell office:value-type="date" office:date-value="2016-04-21">
            <text:p>21.04.2016</text:p>
          </table:table-cell>
          <table:table-cell table:number-columns-repeated="7"/>
          <table:table-cell table:number-columns-repeated="2"/>
          <table:table-cell table:formula="of:=[.K146]-[.J146]" office:value-type="float" office:value="0">
            <text:p>0:00</text:p>
          </table:table-cell>
          <table:table-cell table:style-name="ce26" office:value-type="time" office:time-value="PT06H08M19S">
            <text:p>06:08:19</text:p>
          </table:table-cell>
          <table:table-cell table:style-name="ce49" office:value-type="time" office:time-value="PT20H20M08S">
            <text:p>20:20:08</text:p>
          </table:table-cell>
          <table:table-cell table:formula="of:=[.N146]-[.M146]" office:value-type="float" office:value="0.591539351851852">
            <text:p>14:11:49</text:p>
          </table:table-cell>
          <table:table-cell office:value-type="float" office:value="0.258333333333333">
            <text:p>6:12</text:p>
          </table:table-cell>
          <table:table-cell office:value-type="float" office:value="0.842361111111111">
            <text:p>20:13</text:p>
          </table:table-cell>
          <table:table-cell table:formula="of:=[.Q146]-[.P146]" office:value-type="float" office:value="0.584027777777778">
            <text:p>14:01</text:p>
          </table:table-cell>
          <table:table-cell table:formula="of:=[.V146]-[.R146]" office:value-type="float" office:value="0.0033912037037036">
            <text:p>0:04:53</text:p>
          </table:table-cell>
          <table:table-cell table:style-name="ce26" office:value-type="time" office:time-value="PT06H09M01S">
            <text:p>06:09:01</text:p>
          </table:table-cell>
          <table:table-cell table:style-name="ce49" office:value-type="time" office:time-value="PT20H14M54S">
            <text:p>20:14:54</text:p>
          </table:table-cell>
          <table:table-cell table:formula="of:=[.U146]-[.T146]" office:value-type="float" office:value="0.587418981481481">
            <text:p>14:05:53</text:p>
          </table:table-cell>
          <table:table-cell table:number-columns-repeated="1002"/>
        </table:table-row>
        <table:table-row table:style-name="ro1">
          <table:table-cell table:formula="of:=[.B147]" office:value-type="date" office:date-value="2016-04-22">
            <text:p>Fr, </text:p>
          </table:table-cell>
          <table:table-cell office:value-type="date" office:date-value="2016-04-22">
            <text:p>22.04.2016</text:p>
          </table:table-cell>
          <table:table-cell table:number-columns-repeated="7"/>
          <table:table-cell table:number-columns-repeated="2"/>
          <table:table-cell table:formula="of:=[.K147]-[.J147]" office:value-type="float" office:value="0">
            <text:p>0:00</text:p>
          </table:table-cell>
          <table:table-cell table:style-name="ce26" office:value-type="time" office:time-value="PT06H06M25S">
            <text:p>06:06:25</text:p>
          </table:table-cell>
          <table:table-cell table:style-name="ce49" office:value-type="time" office:time-value="PT20H21M40S">
            <text:p>20:21:40</text:p>
          </table:table-cell>
          <table:table-cell table:formula="of:=[.N147]-[.M147]" office:value-type="float" office:value="0.593923611111111">
            <text:p>14:15:15</text:p>
          </table:table-cell>
          <table:table-cell office:value-type="float" office:value="0.257638888888889">
            <text:p>6:11</text:p>
          </table:table-cell>
          <table:table-cell office:value-type="float" office:value="0.84375">
            <text:p>20:15</text:p>
          </table:table-cell>
          <table:table-cell table:formula="of:=[.Q147]-[.P147]" office:value-type="float" office:value="0.586111111111111">
            <text:p>14:04</text:p>
          </table:table-cell>
          <table:table-cell table:formula="of:=[.V147]-[.R147]" office:value-type="float" office:value="0.00357638888888878">
            <text:p>0:05:09</text:p>
          </table:table-cell>
          <table:table-cell table:style-name="ce26" office:value-type="time" office:time-value="PT06H07M12S">
            <text:p>06:07:12</text:p>
          </table:table-cell>
          <table:table-cell table:style-name="ce49" office:value-type="time" office:time-value="PT20H16M21S">
            <text:p>20:16:21</text:p>
          </table:table-cell>
          <table:table-cell table:formula="of:=[.U147]-[.T147]" office:value-type="float" office:value="0.5896875">
            <text:p>14:09:09</text:p>
          </table:table-cell>
          <table:table-cell table:number-columns-repeated="1002"/>
        </table:table-row>
        <table:table-row table:style-name="ro1">
          <table:table-cell table:formula="of:=[.B148]" office:value-type="date" office:date-value="2016-04-23">
            <text:p>Sa, </text:p>
          </table:table-cell>
          <table:table-cell office:value-type="date" office:date-value="2016-04-23">
            <text:p>23.04.2016</text:p>
          </table:table-cell>
          <table:table-cell table:number-columns-repeated="7"/>
          <table:table-cell table:number-columns-repeated="2"/>
          <table:table-cell table:formula="of:=[.K148]-[.J148]" office:value-type="float" office:value="0">
            <text:p>0:00</text:p>
          </table:table-cell>
          <table:table-cell table:style-name="ce26" office:value-type="time" office:time-value="PT06H04M31S">
            <text:p>06:04:31</text:p>
          </table:table-cell>
          <table:table-cell table:style-name="ce49" office:value-type="time" office:time-value="PT20H23M12S">
            <text:p>20:23:12</text:p>
          </table:table-cell>
          <table:table-cell table:formula="of:=[.N148]-[.M148]" office:value-type="float" office:value="0.59630787037037">
            <text:p>14:18:41</text:p>
          </table:table-cell>
          <table:table-cell office:value-type="float" office:value="0.25625">
            <text:p>6:09</text:p>
          </table:table-cell>
          <table:table-cell office:value-type="float" office:value="0.844444444444444">
            <text:p>20:16</text:p>
          </table:table-cell>
          <table:table-cell table:formula="of:=[.Q148]-[.P148]" office:value-type="float" office:value="0.588194444444444">
            <text:p>14:07</text:p>
          </table:table-cell>
          <table:table-cell table:formula="of:=[.V148]-[.R148]" office:value-type="float" office:value="0.00374999999999981">
            <text:p>0:05:24</text:p>
          </table:table-cell>
          <table:table-cell table:style-name="ce26" office:value-type="time" office:time-value="PT06H05M23S">
            <text:p>06:05:23</text:p>
          </table:table-cell>
          <table:table-cell table:style-name="ce49" office:value-type="time" office:time-value="PT20H17M47S">
            <text:p>20:17:47</text:p>
          </table:table-cell>
          <table:table-cell table:formula="of:=[.U148]-[.T148]" office:value-type="float" office:value="0.591944444444444">
            <text:p>14:12:24</text:p>
          </table:table-cell>
          <table:table-cell table:number-columns-repeated="1002"/>
        </table:table-row>
        <table:table-row table:style-name="ro1">
          <table:table-cell table:formula="of:=[.B149]" office:value-type="date" office:date-value="2016-04-24">
            <text:p>So, </text:p>
          </table:table-cell>
          <table:table-cell office:value-type="date" office:date-value="2016-04-24">
            <text:p>24.04.2016</text:p>
          </table:table-cell>
          <table:table-cell table:number-columns-repeated="7"/>
          <table:table-cell table:number-columns-repeated="2"/>
          <table:table-cell table:formula="of:=[.K149]-[.J149]" office:value-type="float" office:value="0">
            <text:p>0:00</text:p>
          </table:table-cell>
          <table:table-cell table:style-name="ce26" office:value-type="time" office:time-value="PT06H02M39S">
            <text:p>06:02:39</text:p>
          </table:table-cell>
          <table:table-cell table:style-name="ce49" office:value-type="time" office:time-value="PT20H24M43S">
            <text:p>20:24:43</text:p>
          </table:table-cell>
          <table:table-cell table:formula="of:=[.N149]-[.M149]" office:value-type="float" office:value="0.598657407407407">
            <text:p>14:22:04</text:p>
          </table:table-cell>
          <table:table-cell office:value-type="float" office:value="0.254861111111111">
            <text:p>6:07</text:p>
          </table:table-cell>
          <table:table-cell office:value-type="float" office:value="0.845833333333333">
            <text:p>20:18</text:p>
          </table:table-cell>
          <table:table-cell table:formula="of:=[.Q149]-[.P149]" office:value-type="float" office:value="0.590972222222222">
            <text:p>14:11</text:p>
          </table:table-cell>
          <table:table-cell table:formula="of:=[.V149]-[.R149]" office:value-type="float" office:value="0.00320601851851854">
            <text:p>0:04:37</text:p>
          </table:table-cell>
          <table:table-cell table:style-name="ce26" office:value-type="time" office:time-value="PT06H03M36S">
            <text:p>06:03:36</text:p>
          </table:table-cell>
          <table:table-cell table:style-name="ce49" office:value-type="time" office:time-value="PT20H19M13S">
            <text:p>20:19:13</text:p>
          </table:table-cell>
          <table:table-cell table:formula="of:=[.U149]-[.T149]" office:value-type="float" office:value="0.594178240740741">
            <text:p>14:15:37</text:p>
          </table:table-cell>
          <table:table-cell table:number-columns-repeated="1002"/>
        </table:table-row>
        <table:table-row table:style-name="ro1">
          <table:table-cell table:formula="of:=[.B150]" office:value-type="date" office:date-value="2016-04-25">
            <text:p>Mo, </text:p>
          </table:table-cell>
          <table:table-cell office:value-type="date" office:date-value="2016-04-25">
            <text:p>25.04.2016</text:p>
          </table:table-cell>
          <table:table-cell table:number-columns-repeated="7"/>
          <table:table-cell table:number-columns-repeated="2"/>
          <table:table-cell table:formula="of:=[.K150]-[.J150]" office:value-type="float" office:value="0">
            <text:p>0:00</text:p>
          </table:table-cell>
          <table:table-cell table:style-name="ce26" office:value-type="time" office:time-value="PT06H00M47S">
            <text:p>06:00:47</text:p>
          </table:table-cell>
          <table:table-cell table:style-name="ce49" office:value-type="time" office:time-value="PT20H26M14S">
            <text:p>20:26:14</text:p>
          </table:table-cell>
          <table:table-cell table:formula="of:=[.N150]-[.M150]" office:value-type="float" office:value="0.601006944444444">
            <text:p>14:25:27</text:p>
          </table:table-cell>
          <table:table-cell office:value-type="float" office:value="0.253472222222222">
            <text:p>6:05</text:p>
          </table:table-cell>
          <table:table-cell office:value-type="float" office:value="0.846527777777778">
            <text:p>20:19</text:p>
          </table:table-cell>
          <table:table-cell table:formula="of:=[.Q150]-[.P150]" office:value-type="float" office:value="0.593055555555556">
            <text:p>14:14</text:p>
          </table:table-cell>
          <table:table-cell table:formula="of:=[.V150]-[.R150]" office:value-type="float" office:value="0.00336805555555564">
            <text:p>0:04:51</text:p>
          </table:table-cell>
          <table:table-cell table:style-name="ce26" office:value-type="time" office:time-value="PT06H01M49S">
            <text:p>06:01:49</text:p>
          </table:table-cell>
          <table:table-cell table:style-name="ce49" office:value-type="time" office:time-value="PT20H20M40S">
            <text:p>20:20:40</text:p>
          </table:table-cell>
          <table:table-cell table:formula="of:=[.U150]-[.T150]" office:value-type="float" office:value="0.596423611111111">
            <text:p>14:18:51</text:p>
          </table:table-cell>
          <table:table-cell table:number-columns-repeated="1002"/>
        </table:table-row>
        <table:table-row table:style-name="ro1">
          <table:table-cell table:formula="of:=[.B151]" office:value-type="date" office:date-value="2016-04-26">
            <text:p>Di, </text:p>
          </table:table-cell>
          <table:table-cell office:value-type="date" office:date-value="2016-04-26">
            <text:p>26.04.2016</text:p>
          </table:table-cell>
          <table:table-cell table:number-columns-repeated="7"/>
          <table:table-cell table:number-columns-repeated="2"/>
          <table:table-cell table:formula="of:=[.K151]-[.J151]" office:value-type="float" office:value="0">
            <text:p>0:00</text:p>
          </table:table-cell>
          <table:table-cell table:style-name="ce26" office:value-type="time" office:time-value="PT05H58M57S">
            <text:p>05:58:57</text:p>
          </table:table-cell>
          <table:table-cell table:style-name="ce49" office:value-type="time" office:time-value="PT20H27M46S">
            <text:p>20:27:46</text:p>
          </table:table-cell>
          <table:table-cell table:formula="of:=[.N151]-[.M151]" office:value-type="float" office:value="0.603344907407407">
            <text:p>14:28:49</text:p>
          </table:table-cell>
          <table:table-cell office:value-type="float" office:value="0.252083333333333">
            <text:p>6:03</text:p>
          </table:table-cell>
          <table:table-cell office:value-type="float" office:value="0.847916666666667">
            <text:p>20:21</text:p>
          </table:table-cell>
          <table:table-cell table:formula="of:=[.Q151]-[.P151]" office:value-type="float" office:value="0.595833333333333">
            <text:p>14:18</text:p>
          </table:table-cell>
          <table:table-cell table:formula="of:=[.V151]-[.R151]" office:value-type="float" office:value="0.00280092592592585">
            <text:p>0:04:02</text:p>
          </table:table-cell>
          <table:table-cell table:style-name="ce26" office:value-type="time" office:time-value="PT06H00M04S">
            <text:p>06:00:04</text:p>
          </table:table-cell>
          <table:table-cell table:style-name="ce49" office:value-type="time" office:time-value="PT20H22M06S">
            <text:p>20:22:06</text:p>
          </table:table-cell>
          <table:table-cell table:formula="of:=[.U151]-[.T151]" office:value-type="float" office:value="0.598634259259259">
            <text:p>14:22:02</text:p>
          </table:table-cell>
          <table:table-cell table:number-columns-repeated="1002"/>
        </table:table-row>
        <table:table-row table:style-name="ro1">
          <table:table-cell table:formula="of:=[.B152]" office:value-type="date" office:date-value="2016-04-27">
            <text:p>Mi, </text:p>
          </table:table-cell>
          <table:table-cell office:value-type="date" office:date-value="2016-04-27">
            <text:p>27.04.2016</text:p>
          </table:table-cell>
          <table:table-cell table:number-columns-repeated="7"/>
          <table:table-cell table:number-columns-repeated="2"/>
          <table:table-cell table:formula="of:=[.K152]-[.J152]" office:value-type="float" office:value="0">
            <text:p>0:00</text:p>
          </table:table-cell>
          <table:table-cell table:style-name="ce26" office:value-type="time" office:time-value="PT05H57M08S">
            <text:p>05:57:08</text:p>
          </table:table-cell>
          <table:table-cell table:style-name="ce49" office:value-type="time" office:time-value="PT20H29M17S">
            <text:p>20:29:17</text:p>
          </table:table-cell>
          <table:table-cell table:formula="of:=[.N152]-[.M152]" office:value-type="float" office:value="0.605659722222222">
            <text:p>14:32:09</text:p>
          </table:table-cell>
          <table:table-cell office:value-type="float" office:value="0.251388888888889">
            <text:p>6:02</text:p>
          </table:table-cell>
          <table:table-cell office:value-type="float" office:value="0.848611111111111">
            <text:p>20:22</text:p>
          </table:table-cell>
          <table:table-cell table:formula="of:=[.Q152]-[.P152]" office:value-type="float" office:value="0.597222222222222">
            <text:p>14:20</text:p>
          </table:table-cell>
          <table:table-cell table:formula="of:=[.V152]-[.R152]" office:value-type="float" office:value="0.00361111111111112">
            <text:p>0:05:12</text:p>
          </table:table-cell>
          <table:table-cell table:style-name="ce26" office:value-type="time" office:time-value="PT05H58M20S">
            <text:p>05:58:20</text:p>
          </table:table-cell>
          <table:table-cell table:style-name="ce49" office:value-type="time" office:time-value="PT20H23M32S">
            <text:p>20:23:32</text:p>
          </table:table-cell>
          <table:table-cell table:formula="of:=[.U152]-[.T152]" office:value-type="float" office:value="0.600833333333334">
            <text:p>14:25:12</text:p>
          </table:table-cell>
          <table:table-cell table:number-columns-repeated="1002"/>
        </table:table-row>
        <table:table-row table:style-name="ro1">
          <table:table-cell table:formula="of:=[.B153]" office:value-type="date" office:date-value="2016-04-28">
            <text:p>Do, </text:p>
          </table:table-cell>
          <table:table-cell office:value-type="date" office:date-value="2016-04-28">
            <text:p>28.04.2016</text:p>
          </table:table-cell>
          <table:table-cell table:number-columns-repeated="7"/>
          <table:table-cell table:number-columns-repeated="2"/>
          <table:table-cell table:formula="of:=[.K153]-[.J153]" office:value-type="float" office:value="0">
            <text:p>0:00</text:p>
          </table:table-cell>
          <table:table-cell table:style-name="ce26" office:value-type="time" office:time-value="PT05H55M20S">
            <text:p>05:55:20</text:p>
          </table:table-cell>
          <table:table-cell table:style-name="ce49" office:value-type="time" office:time-value="PT20H30M48S">
            <text:p>20:30:48</text:p>
          </table:table-cell>
          <table:table-cell table:formula="of:=[.N153]-[.M153]" office:value-type="float" office:value="0.607962962962963">
            <text:p>14:35:28</text:p>
          </table:table-cell>
          <table:table-cell office:value-type="float" office:value="0.25">
            <text:p>6:00</text:p>
          </table:table-cell>
          <table:table-cell office:value-type="float" office:value="0.849305555555556">
            <text:p>20:23</text:p>
          </table:table-cell>
          <table:table-cell table:formula="of:=[.Q153]-[.P153]" office:value-type="float" office:value="0.599305555555556">
            <text:p>14:23</text:p>
          </table:table-cell>
          <table:table-cell table:formula="of:=[.V153]-[.R153]" office:value-type="float" office:value="0.00371527777777769">
            <text:p>0:05:21</text:p>
          </table:table-cell>
          <table:table-cell table:style-name="ce26" office:value-type="time" office:time-value="PT05H56M37S">
            <text:p>05:56:37</text:p>
          </table:table-cell>
          <table:table-cell table:style-name="ce49" office:value-type="time" office:time-value="PT20H24M58S">
            <text:p>20:24:58</text:p>
          </table:table-cell>
          <table:table-cell table:formula="of:=[.U153]-[.T153]" office:value-type="float" office:value="0.603020833333333">
            <text:p>14:28:21</text:p>
          </table:table-cell>
          <table:table-cell table:number-columns-repeated="1002"/>
        </table:table-row>
        <table:table-row table:style-name="ro1">
          <table:table-cell table:formula="of:=[.B154]" office:value-type="date" office:date-value="2016-04-29">
            <text:p>Fr, </text:p>
          </table:table-cell>
          <table:table-cell office:value-type="date" office:date-value="2016-04-29">
            <text:p>29.04.2016</text:p>
          </table:table-cell>
          <table:table-cell table:number-columns-repeated="7"/>
          <table:table-cell table:number-columns-repeated="2"/>
          <table:table-cell table:formula="of:=[.K154]-[.J154]" office:value-type="float" office:value="0">
            <text:p>0:00</text:p>
          </table:table-cell>
          <table:table-cell table:style-name="ce26" office:value-type="time" office:time-value="PT05H53M33S">
            <text:p>05:53:33</text:p>
          </table:table-cell>
          <table:table-cell table:style-name="ce49" office:value-type="time" office:time-value="PT20H32M18S">
            <text:p>20:32:18</text:p>
          </table:table-cell>
          <table:table-cell table:formula="of:=[.N154]-[.M154]" office:value-type="float" office:value="0.610243055555556">
            <text:p>14:38:45</text:p>
          </table:table-cell>
          <table:table-cell office:value-type="float" office:value="0.248611111111111">
            <text:p>5:58</text:p>
          </table:table-cell>
          <table:table-cell office:value-type="float" office:value="0.850694444444444">
            <text:p>20:25</text:p>
          </table:table-cell>
          <table:table-cell table:formula="of:=[.Q154]-[.P154]" office:value-type="float" office:value="0.602083333333333">
            <text:p>14:27</text:p>
          </table:table-cell>
          <table:table-cell table:formula="of:=[.V154]-[.R154]" office:value-type="float" office:value="0.00309027777777782">
            <text:p>0:04:27</text:p>
          </table:table-cell>
          <table:table-cell table:style-name="ce26" office:value-type="time" office:time-value="PT05H54M56S">
            <text:p>05:54:56</text:p>
          </table:table-cell>
          <table:table-cell table:style-name="ce49" office:value-type="time" office:time-value="PT20H26M23S">
            <text:p>20:26:23</text:p>
          </table:table-cell>
          <table:table-cell table:formula="of:=[.U154]-[.T154]" office:value-type="float" office:value="0.605173611111111">
            <text:p>14:31:27</text:p>
          </table:table-cell>
          <table:table-cell table:number-columns-repeated="1002"/>
        </table:table-row>
        <table:table-row table:style-name="ro1">
          <table:table-cell table:formula="of:=[.B155]" office:value-type="date" office:date-value="2016-04-30">
            <text:p>Sa, </text:p>
          </table:table-cell>
          <table:table-cell office:value-type="date" office:date-value="2016-04-30">
            <text:p>30.04.2016</text:p>
          </table:table-cell>
          <table:table-cell table:number-columns-repeated="7"/>
          <table:table-cell table:number-columns-repeated="2"/>
          <table:table-cell table:formula="of:=[.K155]-[.J155]" office:value-type="float" office:value="0">
            <text:p>0:00</text:p>
          </table:table-cell>
          <table:table-cell table:style-name="ce26" office:value-type="time" office:time-value="PT05H51M48S">
            <text:p>05:51:48</text:p>
          </table:table-cell>
          <table:table-cell table:style-name="ce49" office:value-type="time" office:time-value="PT20H33M49S">
            <text:p>20:33:49</text:p>
          </table:table-cell>
          <table:table-cell table:formula="of:=[.N155]-[.M155]" office:value-type="float" office:value="0.612511574074074">
            <text:p>14:42:01</text:p>
          </table:table-cell>
          <table:table-cell office:value-type="float" office:value="0.247916666666667">
            <text:p>5:57</text:p>
          </table:table-cell>
          <table:table-cell office:value-type="float" office:value="0.851388888888889">
            <text:p>20:26</text:p>
          </table:table-cell>
          <table:table-cell table:formula="of:=[.Q155]-[.P155]" office:value-type="float" office:value="0.603472222222222">
            <text:p>14:29</text:p>
          </table:table-cell>
          <table:table-cell table:formula="of:=[.V155]-[.R155]" office:value-type="float" office:value="0.00386574074074075">
            <text:p>0:05:34</text:p>
          </table:table-cell>
          <table:table-cell table:style-name="ce26" office:value-type="time" office:time-value="PT05H53M15S">
            <text:p>05:53:15</text:p>
          </table:table-cell>
          <table:table-cell table:style-name="ce49" office:value-type="time" office:time-value="PT20H27M49S">
            <text:p>20:27:49</text:p>
          </table:table-cell>
          <table:table-cell table:formula="of:=[.U155]-[.T155]" office:value-type="float" office:value="0.607337962962963">
            <text:p>14:34:34</text:p>
          </table:table-cell>
          <table:table-cell table:number-columns-repeated="1002"/>
        </table:table-row>
        <table:table-row table:style-name="ro1">
          <table:table-cell table:formula="of:=[.B156]" office:value-type="date" office:date-value="2016-05-01">
            <text:p>So, </text:p>
          </table:table-cell>
          <table:table-cell office:value-type="date" office:date-value="2016-05-01">
            <text:p>01.05.2016</text:p>
          </table:table-cell>
          <table:table-cell table:number-columns-repeated="7"/>
          <table:table-cell table:number-columns-repeated="2"/>
          <table:table-cell table:formula="of:=[.K156]-[.J156]" office:value-type="float" office:value="0">
            <text:p>0:00</text:p>
          </table:table-cell>
          <table:table-cell table:style-name="ce26" office:value-type="time" office:time-value="PT05H50M04S">
            <text:p>05:50:04</text:p>
          </table:table-cell>
          <table:table-cell table:style-name="ce49" office:value-type="time" office:time-value="PT20H35M19S">
            <text:p>20:35:19</text:p>
          </table:table-cell>
          <table:table-cell table:formula="of:=[.N156]-[.M156]" office:value-type="float" office:value="0.614756944444444">
            <text:p>14:45:15</text:p>
          </table:table-cell>
          <table:table-cell office:value-type="float" office:value="0.246527777777778">
            <text:p>5:55</text:p>
          </table:table-cell>
          <table:table-cell office:value-type="float" office:value="0.852777777777778">
            <text:p>20:28</text:p>
          </table:table-cell>
          <table:table-cell table:formula="of:=[.Q156]-[.P156]" office:value-type="float" office:value="0.60625">
            <text:p>14:33</text:p>
          </table:table-cell>
          <table:table-cell table:formula="of:=[.V156]-[.R156]" office:value-type="float" office:value="0.00321759259259269">
            <text:p>0:04:38</text:p>
          </table:table-cell>
          <table:table-cell table:style-name="ce26" office:value-type="time" office:time-value="PT05H51M36S">
            <text:p>05:51:36</text:p>
          </table:table-cell>
          <table:table-cell table:style-name="ce49" office:value-type="time" office:time-value="PT20H29M14S">
            <text:p>20:29:14</text:p>
          </table:table-cell>
          <table:table-cell table:formula="of:=[.U156]-[.T156]" office:value-type="float" office:value="0.609467592592593">
            <text:p>14:37:38</text:p>
          </table:table-cell>
          <table:table-cell table:number-columns-repeated="1002"/>
        </table:table-row>
        <table:table-row table:style-name="ro1">
          <table:table-cell table:formula="of:=[.B157]" office:value-type="date" office:date-value="2016-05-02">
            <text:p>Mo, </text:p>
          </table:table-cell>
          <table:table-cell office:value-type="date" office:date-value="2016-05-02">
            <text:p>02.05.2016</text:p>
          </table:table-cell>
          <table:table-cell table:number-columns-repeated="7"/>
          <table:table-cell table:number-columns-repeated="2"/>
          <table:table-cell table:formula="of:=[.K157]-[.J157]" office:value-type="float" office:value="0">
            <text:p>0:00</text:p>
          </table:table-cell>
          <table:table-cell table:style-name="ce26" office:value-type="time" office:time-value="PT05H48M21S">
            <text:p>05:48:21</text:p>
          </table:table-cell>
          <table:table-cell table:style-name="ce49" office:value-type="time" office:time-value="PT20H36M49S">
            <text:p>20:36:49</text:p>
          </table:table-cell>
          <table:table-cell table:formula="of:=[.N157]-[.M157]" office:value-type="float" office:value="0.616990740740741">
            <text:p>14:48:28</text:p>
          </table:table-cell>
          <table:table-cell office:value-type="float" office:value="0.245138888888889">
            <text:p>5:53</text:p>
          </table:table-cell>
          <table:table-cell office:value-type="float" office:value="0.853472222222222">
            <text:p>20:29</text:p>
          </table:table-cell>
          <table:table-cell table:formula="of:=[.Q157]-[.P157]" office:value-type="float" office:value="0.608333333333333">
            <text:p>14:36</text:p>
          </table:table-cell>
          <table:table-cell table:formula="of:=[.V157]-[.R157]" office:value-type="float" office:value="0.00324074074074088">
            <text:p>0:04:40</text:p>
          </table:table-cell>
          <table:table-cell table:style-name="ce26" office:value-type="time" office:time-value="PT05H49M59S">
            <text:p>05:49:59</text:p>
          </table:table-cell>
          <table:table-cell table:style-name="ce49" office:value-type="time" office:time-value="PT20H30M39S">
            <text:p>20:30:39</text:p>
          </table:table-cell>
          <table:table-cell table:formula="of:=[.U157]-[.T157]" office:value-type="float" office:value="0.611574074074074">
            <text:p>14:40:40</text:p>
          </table:table-cell>
          <table:table-cell table:number-columns-repeated="1002"/>
        </table:table-row>
        <table:table-row table:style-name="ro1">
          <table:table-cell table:formula="of:=[.B158]" office:value-type="date" office:date-value="2016-05-03">
            <text:p>Di, </text:p>
          </table:table-cell>
          <table:table-cell office:value-type="date" office:date-value="2016-05-03">
            <text:p>03.05.2016</text:p>
          </table:table-cell>
          <table:table-cell table:number-columns-repeated="7"/>
          <table:table-cell table:number-columns-repeated="2"/>
          <table:table-cell table:formula="of:=[.K158]-[.J158]" office:value-type="float" office:value="0">
            <text:p>0:00</text:p>
          </table:table-cell>
          <table:table-cell table:style-name="ce26" office:value-type="time" office:time-value="PT05H46M40S">
            <text:p>05:46:40</text:p>
          </table:table-cell>
          <table:table-cell table:style-name="ce49" office:value-type="time" office:time-value="PT20H38M18S">
            <text:p>20:38:18</text:p>
          </table:table-cell>
          <table:table-cell table:formula="of:=[.N158]-[.M158]" office:value-type="float" office:value="0.619189814814815">
            <text:p>14:51:38</text:p>
          </table:table-cell>
          <table:table-cell office:value-type="float" office:value="0.244444444444444">
            <text:p>5:52</text:p>
          </table:table-cell>
          <table:table-cell office:value-type="float" office:value="0.854861111111111">
            <text:p>20:31</text:p>
          </table:table-cell>
          <table:table-cell table:formula="of:=[.Q158]-[.P158]" office:value-type="float" office:value="0.610416666666667">
            <text:p>14:39</text:p>
          </table:table-cell>
          <table:table-cell table:formula="of:=[.V158]-[.R158]" office:value-type="float" office:value="0.00326388888888918">
            <text:p>0:04:42</text:p>
          </table:table-cell>
          <table:table-cell table:style-name="ce26" office:value-type="time" office:time-value="PT05H48M22S">
            <text:p>05:48:22</text:p>
          </table:table-cell>
          <table:table-cell table:style-name="ce49" office:value-type="time" office:time-value="PT20H32M04S">
            <text:p>20:32:04</text:p>
          </table:table-cell>
          <table:table-cell table:formula="of:=[.U158]-[.T158]" office:value-type="float" office:value="0.613680555555556">
            <text:p>14:43:42</text:p>
          </table:table-cell>
          <table:table-cell table:number-columns-repeated="1002"/>
        </table:table-row>
        <table:table-row table:style-name="ro1">
          <table:table-cell table:formula="of:=[.B159]" office:value-type="date" office:date-value="2016-05-04">
            <text:p>Mi, </text:p>
          </table:table-cell>
          <table:table-cell office:value-type="date" office:date-value="2016-05-04">
            <text:p>04.05.2016</text:p>
          </table:table-cell>
          <table:table-cell table:number-columns-repeated="7"/>
          <table:table-cell table:number-columns-repeated="2"/>
          <table:table-cell table:formula="of:=[.K159]-[.J159]" office:value-type="float" office:value="0">
            <text:p>0:00</text:p>
          </table:table-cell>
          <table:table-cell table:style-name="ce26" office:value-type="time" office:time-value="PT05H45M00S">
            <text:p>05:45:00</text:p>
          </table:table-cell>
          <table:table-cell table:style-name="ce49" office:value-type="time" office:time-value="PT20H39M48S">
            <text:p>20:39:48</text:p>
          </table:table-cell>
          <table:table-cell table:formula="of:=[.N159]-[.M159]" office:value-type="float" office:value="0.621388888888889">
            <text:p>14:54:48</text:p>
          </table:table-cell>
          <table:table-cell office:value-type="float" office:value="0.243055555555556">
            <text:p>5:50</text:p>
          </table:table-cell>
          <table:table-cell office:value-type="float" office:value="0.855555555555556">
            <text:p>20:32</text:p>
          </table:table-cell>
          <table:table-cell table:formula="of:=[.Q159]-[.P159]" office:value-type="float" office:value="0.6125">
            <text:p>14:42</text:p>
          </table:table-cell>
          <table:table-cell table:formula="of:=[.V159]-[.R159]" office:value-type="float" office:value="0.00325231481481458">
            <text:p>0:04:41</text:p>
          </table:table-cell>
          <table:table-cell table:style-name="ce26" office:value-type="time" office:time-value="PT05H46M47S">
            <text:p>05:46:47</text:p>
          </table:table-cell>
          <table:table-cell table:style-name="ce49" office:value-type="time" office:time-value="PT20H33M28S">
            <text:p>20:33:28</text:p>
          </table:table-cell>
          <table:table-cell table:formula="of:=[.U159]-[.T159]" office:value-type="float" office:value="0.615752314814815">
            <text:p>14:46:41</text:p>
          </table:table-cell>
          <table:table-cell table:number-columns-repeated="1002"/>
        </table:table-row>
        <table:table-row table:style-name="ro1">
          <table:table-cell table:formula="of:=[.B160]" office:value-type="date" office:date-value="2016-05-05">
            <text:p>Do, </text:p>
          </table:table-cell>
          <table:table-cell office:value-type="date" office:date-value="2016-05-05">
            <text:p>05.05.2016</text:p>
          </table:table-cell>
          <table:table-cell table:number-columns-repeated="7"/>
          <table:table-cell table:number-columns-repeated="2"/>
          <table:table-cell table:formula="of:=[.K160]-[.J160]" office:value-type="float" office:value="0">
            <text:p>0:00</text:p>
          </table:table-cell>
          <table:table-cell table:style-name="ce26" office:value-type="time" office:time-value="PT05H43M22S">
            <text:p>05:43:22</text:p>
          </table:table-cell>
          <table:table-cell table:style-name="ce49" office:value-type="time" office:time-value="PT20H41M16S">
            <text:p>20:41:16</text:p>
          </table:table-cell>
          <table:table-cell table:formula="of:=[.N160]-[.M160]" office:value-type="float" office:value="0.623541666666667">
            <text:p>14:57:54</text:p>
          </table:table-cell>
          <table:table-cell office:value-type="float" office:value="0.241666666666667">
            <text:p>5:48</text:p>
          </table:table-cell>
          <table:table-cell office:value-type="float" office:value="0.85625">
            <text:p>20:33</text:p>
          </table:table-cell>
          <table:table-cell table:formula="of:=[.Q160]-[.P160]" office:value-type="float" office:value="0.614583333333333">
            <text:p>14:45</text:p>
          </table:table-cell>
          <table:table-cell table:formula="of:=[.V160]-[.R160]" office:value-type="float" office:value="0.00321759259259247">
            <text:p>0:04:38</text:p>
          </table:table-cell>
          <table:table-cell table:style-name="ce26" office:value-type="time" office:time-value="PT05H45M14S">
            <text:p>05:45:14</text:p>
          </table:table-cell>
          <table:table-cell table:style-name="ce49" office:value-type="time" office:time-value="PT20H34M52S">
            <text:p>20:34:52</text:p>
          </table:table-cell>
          <table:table-cell table:formula="of:=[.U160]-[.T160]" office:value-type="float" office:value="0.617800925925926">
            <text:p>14:49:38</text:p>
          </table:table-cell>
          <table:table-cell table:number-columns-repeated="1002"/>
        </table:table-row>
        <table:table-row table:style-name="ro1">
          <table:table-cell table:formula="of:=[.B161]" office:value-type="date" office:date-value="2016-05-06">
            <text:p>Fr, </text:p>
          </table:table-cell>
          <table:table-cell office:value-type="date" office:date-value="2016-05-06">
            <text:p>06.05.2016</text:p>
          </table:table-cell>
          <table:table-cell table:number-columns-repeated="7"/>
          <table:table-cell table:number-columns-repeated="2"/>
          <table:table-cell table:formula="of:=[.K161]-[.J161]" office:value-type="float" office:value="0">
            <text:p>0:00</text:p>
          </table:table-cell>
          <table:table-cell table:style-name="ce26" office:value-type="time" office:time-value="PT05H41M45S">
            <text:p>05:41:45</text:p>
          </table:table-cell>
          <table:table-cell table:style-name="ce49" office:value-type="time" office:time-value="PT20H42M45S">
            <text:p>20:42:45</text:p>
          </table:table-cell>
          <table:table-cell table:formula="of:=[.N161]-[.M161]" office:value-type="float" office:value="0.625694444444444">
            <text:p>15:01:00</text:p>
          </table:table-cell>
          <table:table-cell office:value-type="float" office:value="0.240972222222222">
            <text:p>5:47</text:p>
          </table:table-cell>
          <table:table-cell office:value-type="float" office:value="0.857638888888889">
            <text:p>20:35</text:p>
          </table:table-cell>
          <table:table-cell table:formula="of:=[.Q161]-[.P161]" office:value-type="float" office:value="0.616666666666667">
            <text:p>14:48</text:p>
          </table:table-cell>
          <table:table-cell table:formula="of:=[.V161]-[.R161]" office:value-type="float" office:value="0.00315972222222227">
            <text:p>0:04:33</text:p>
          </table:table-cell>
          <table:table-cell table:style-name="ce26" office:value-type="time" office:time-value="PT05H43M42S">
            <text:p>05:43:42</text:p>
          </table:table-cell>
          <table:table-cell table:style-name="ce49" office:value-type="time" office:time-value="PT20H36M15S">
            <text:p>20:36:15</text:p>
          </table:table-cell>
          <table:table-cell table:formula="of:=[.U161]-[.T161]" office:value-type="float" office:value="0.619826388888889">
            <text:p>14:52:33</text:p>
          </table:table-cell>
          <table:table-cell table:number-columns-repeated="1002"/>
        </table:table-row>
        <table:table-row table:style-name="ro1">
          <table:table-cell table:formula="of:=[.B162]" office:value-type="date" office:date-value="2016-05-07">
            <text:p>Sa, </text:p>
          </table:table-cell>
          <table:table-cell office:value-type="date" office:date-value="2016-05-07">
            <text:p>07.05.2016</text:p>
          </table:table-cell>
          <table:table-cell table:number-columns-repeated="7"/>
          <table:table-cell table:number-columns-repeated="2"/>
          <table:table-cell table:formula="of:=[.K162]-[.J162]" office:value-type="float" office:value="0">
            <text:p>0:00</text:p>
          </table:table-cell>
          <table:table-cell table:style-name="ce26" office:value-type="time" office:time-value="PT05H40M10S">
            <text:p>05:40:10</text:p>
          </table:table-cell>
          <table:table-cell table:style-name="ce49" office:value-type="time" office:time-value="PT20H44M13S">
            <text:p>20:44:13</text:p>
          </table:table-cell>
          <table:table-cell table:formula="of:=[.N162]-[.M162]" office:value-type="float" office:value="0.6278125">
            <text:p>15:04:03</text:p>
          </table:table-cell>
          <table:table-cell office:value-type="float" office:value="0.239583333333333">
            <text:p>5:45</text:p>
          </table:table-cell>
          <table:table-cell office:value-type="float" office:value="0.858333333333333">
            <text:p>20:36</text:p>
          </table:table-cell>
          <table:table-cell table:formula="of:=[.Q162]-[.P162]" office:value-type="float" office:value="0.61875">
            <text:p>14:51</text:p>
          </table:table-cell>
          <table:table-cell table:formula="of:=[.V162]-[.R162]" office:value-type="float" office:value="0.00307870370370367">
            <text:p>0:04:26</text:p>
          </table:table-cell>
          <table:table-cell table:style-name="ce26" office:value-type="time" office:time-value="PT05H42M12S">
            <text:p>05:42:12</text:p>
          </table:table-cell>
          <table:table-cell table:style-name="ce49" office:value-type="time" office:time-value="PT20H37M38S">
            <text:p>20:37:38</text:p>
          </table:table-cell>
          <table:table-cell table:formula="of:=[.U162]-[.T162]" office:value-type="float" office:value="0.621828703703704">
            <text:p>14:55:26</text:p>
          </table:table-cell>
          <table:table-cell table:number-columns-repeated="1002"/>
        </table:table-row>
        <table:table-row table:style-name="ro1">
          <table:table-cell table:formula="of:=[.B163]" office:value-type="date" office:date-value="2016-05-08">
            <text:p>So, </text:p>
          </table:table-cell>
          <table:table-cell office:value-type="date" office:date-value="2016-05-08">
            <text:p>08.05.2016</text:p>
          </table:table-cell>
          <table:table-cell table:number-columns-repeated="7"/>
          <table:table-cell table:number-columns-repeated="2"/>
          <table:table-cell table:formula="of:=[.K163]-[.J163]" office:value-type="float" office:value="0">
            <text:p>0:00</text:p>
          </table:table-cell>
          <table:table-cell table:style-name="ce26" office:value-type="time" office:time-value="PT05H38M36S">
            <text:p>05:38:36</text:p>
          </table:table-cell>
          <table:table-cell table:style-name="ce49" office:value-type="time" office:time-value="PT20H45M40S">
            <text:p>20:45:40</text:p>
          </table:table-cell>
          <table:table-cell table:formula="of:=[.N163]-[.M163]" office:value-type="float" office:value="0.629907407407407">
            <text:p>15:07:04</text:p>
          </table:table-cell>
          <table:table-cell office:value-type="float" office:value="0.238888888888889">
            <text:p>5:44</text:p>
          </table:table-cell>
          <table:table-cell office:value-type="float" office:value="0.859027777777778">
            <text:p>20:37</text:p>
          </table:table-cell>
          <table:table-cell table:formula="of:=[.Q163]-[.P163]" office:value-type="float" office:value="0.620138888888889">
            <text:p>14:53</text:p>
          </table:table-cell>
          <table:table-cell table:formula="of:=[.V163]-[.R163]" office:value-type="float" office:value="0.00368055555555546">
            <text:p>0:05:18</text:p>
          </table:table-cell>
          <table:table-cell table:style-name="ce26" office:value-type="time" office:time-value="PT05H40M43S">
            <text:p>05:40:43</text:p>
          </table:table-cell>
          <table:table-cell table:style-name="ce49" office:value-type="time" office:time-value="PT20H39M01S">
            <text:p>20:39:01</text:p>
          </table:table-cell>
          <table:table-cell table:formula="of:=[.U163]-[.T163]" office:value-type="float" office:value="0.623819444444444">
            <text:p>14:58:18</text:p>
          </table:table-cell>
          <table:table-cell table:number-columns-repeated="1002"/>
        </table:table-row>
        <table:table-row table:style-name="ro1">
          <table:table-cell table:formula="of:=[.B164]" office:value-type="date" office:date-value="2016-05-09">
            <text:p>Mo, </text:p>
          </table:table-cell>
          <table:table-cell office:value-type="date" office:date-value="2016-05-09">
            <text:p>09.05.2016</text:p>
          </table:table-cell>
          <table:table-cell table:number-columns-repeated="7"/>
          <table:table-cell table:number-columns-repeated="2"/>
          <table:table-cell table:formula="of:=[.K164]-[.J164]" office:value-type="float" office:value="0">
            <text:p>0:00</text:p>
          </table:table-cell>
          <table:table-cell table:style-name="ce26" office:value-type="time" office:time-value="PT05H37M05S">
            <text:p>05:37:05</text:p>
          </table:table-cell>
          <table:table-cell table:style-name="ce49" office:value-type="time" office:time-value="PT20H47M07S">
            <text:p>20:47:07</text:p>
          </table:table-cell>
          <table:table-cell table:formula="of:=[.N164]-[.M164]" office:value-type="float" office:value="0.631967592592593">
            <text:p>15:10:02</text:p>
          </table:table-cell>
          <table:table-cell office:value-type="float" office:value="0.2375">
            <text:p>5:42</text:p>
          </table:table-cell>
          <table:table-cell office:value-type="float" office:value="0.860416666666667">
            <text:p>20:39</text:p>
          </table:table-cell>
          <table:table-cell table:formula="of:=[.Q164]-[.P164]" office:value-type="float" office:value="0.622916666666667">
            <text:p>14:57</text:p>
          </table:table-cell>
          <table:table-cell table:formula="of:=[.V164]-[.R164]" office:value-type="float" office:value="0.00285879629629637">
            <text:p>0:04:07</text:p>
          </table:table-cell>
          <table:table-cell table:style-name="ce26" office:value-type="time" office:time-value="PT05H39M16S">
            <text:p>05:39:16</text:p>
          </table:table-cell>
          <table:table-cell table:style-name="ce49" office:value-type="time" office:time-value="PT20H40M23S">
            <text:p>20:40:23</text:p>
          </table:table-cell>
          <table:table-cell table:formula="of:=[.U164]-[.T164]" office:value-type="float" office:value="0.625775462962963">
            <text:p>15:01:07</text:p>
          </table:table-cell>
          <table:table-cell table:number-columns-repeated="1002"/>
        </table:table-row>
        <table:table-row table:style-name="ro1">
          <table:table-cell table:formula="of:=[.B165]" office:value-type="date" office:date-value="2016-05-10">
            <text:p>Di, </text:p>
          </table:table-cell>
          <table:table-cell office:value-type="date" office:date-value="2016-05-10">
            <text:p>10.05.2016</text:p>
          </table:table-cell>
          <table:table-cell table:number-columns-repeated="7"/>
          <table:table-cell table:number-columns-repeated="2"/>
          <table:table-cell table:formula="of:=[.K165]-[.J165]" office:value-type="float" office:value="0">
            <text:p>0:00</text:p>
          </table:table-cell>
          <table:table-cell table:style-name="ce26" office:value-type="time" office:time-value="PT05H35M34S">
            <text:p>05:35:34</text:p>
          </table:table-cell>
          <table:table-cell table:style-name="ce49" office:value-type="time" office:time-value="PT20H48M33S">
            <text:p>20:48:33</text:p>
          </table:table-cell>
          <table:table-cell table:formula="of:=[.N165]-[.M165]" office:value-type="float" office:value="0.634016203703704">
            <text:p>15:12:59</text:p>
          </table:table-cell>
          <table:table-cell office:value-type="float" office:value="0.236805555555556">
            <text:p>5:41</text:p>
          </table:table-cell>
          <table:table-cell office:value-type="float" office:value="0.861111111111111">
            <text:p>20:40</text:p>
          </table:table-cell>
          <table:table-cell table:formula="of:=[.Q165]-[.P165]" office:value-type="float" office:value="0.624305555555555">
            <text:p>14:59</text:p>
          </table:table-cell>
          <table:table-cell table:formula="of:=[.V165]-[.R165]" office:value-type="float" office:value="0.00340277777777798">
            <text:p>0:04:54</text:p>
          </table:table-cell>
          <table:table-cell table:style-name="ce26" office:value-type="time" office:time-value="PT05H37M51S">
            <text:p>05:37:51</text:p>
          </table:table-cell>
          <table:table-cell table:style-name="ce49" office:value-type="time" office:time-value="PT20H41M45S">
            <text:p>20:41:45</text:p>
          </table:table-cell>
          <table:table-cell table:formula="of:=[.U165]-[.T165]" office:value-type="float" office:value="0.627708333333333">
            <text:p>15:03:54</text:p>
          </table:table-cell>
          <table:table-cell table:number-columns-repeated="1002"/>
        </table:table-row>
        <table:table-row table:style-name="ro1">
          <table:table-cell table:formula="of:=[.B166]" office:value-type="date" office:date-value="2016-05-11">
            <text:p>Mi, </text:p>
          </table:table-cell>
          <table:table-cell office:value-type="date" office:date-value="2016-05-11">
            <text:p>11.05.2016</text:p>
          </table:table-cell>
          <table:table-cell table:number-columns-repeated="7"/>
          <table:table-cell table:number-columns-repeated="2"/>
          <table:table-cell table:formula="of:=[.K166]-[.J166]" office:value-type="float" office:value="0">
            <text:p>0:00</text:p>
          </table:table-cell>
          <table:table-cell table:style-name="ce26" office:value-type="time" office:time-value="PT05H34M06S">
            <text:p>05:34:06</text:p>
          </table:table-cell>
          <table:table-cell table:style-name="ce49" office:value-type="time" office:time-value="PT20H49M59S">
            <text:p>20:49:59</text:p>
          </table:table-cell>
          <table:table-cell table:formula="of:=[.N166]-[.M166]" office:value-type="float" office:value="0.636030092592593">
            <text:p>15:15:53</text:p>
          </table:table-cell>
          <table:table-cell office:value-type="float" office:value="0.236111111111111">
            <text:p>5:40</text:p>
          </table:table-cell>
          <table:table-cell office:value-type="float" office:value="0.8625">
            <text:p>20:42</text:p>
          </table:table-cell>
          <table:table-cell table:formula="of:=[.Q166]-[.P166]" office:value-type="float" office:value="0.626388888888889">
            <text:p>15:02</text:p>
          </table:table-cell>
          <table:table-cell table:formula="of:=[.V166]-[.R166]" office:value-type="float" office:value="0.00322916666666695">
            <text:p>0:04:39</text:p>
          </table:table-cell>
          <table:table-cell table:style-name="ce26" office:value-type="time" office:time-value="PT05H36M27S">
            <text:p>05:36:27</text:p>
          </table:table-cell>
          <table:table-cell table:style-name="ce49" office:value-type="time" office:time-value="PT20H43M06S">
            <text:p>20:43:06</text:p>
          </table:table-cell>
          <table:table-cell table:formula="of:=[.U166]-[.T166]" office:value-type="float" office:value="0.629618055555556">
            <text:p>15:06:39</text:p>
          </table:table-cell>
          <table:table-cell table:number-columns-repeated="1002"/>
        </table:table-row>
        <table:table-row table:style-name="ro1">
          <table:table-cell table:formula="of:=[.B167]" office:value-type="date" office:date-value="2016-05-12">
            <text:p>Do, </text:p>
          </table:table-cell>
          <table:table-cell office:value-type="date" office:date-value="2016-05-12">
            <text:p>12.05.2016</text:p>
          </table:table-cell>
          <table:table-cell table:number-columns-repeated="7"/>
          <table:table-cell table:number-columns-repeated="2"/>
          <table:table-cell table:formula="of:=[.K167]-[.J167]" office:value-type="float" office:value="0">
            <text:p>0:00</text:p>
          </table:table-cell>
          <table:table-cell table:style-name="ce26" office:value-type="time" office:time-value="PT05H32M40S">
            <text:p>05:32:40</text:p>
          </table:table-cell>
          <table:table-cell table:style-name="ce49" office:value-type="time" office:time-value="PT20H51M24S">
            <text:p>20:51:24</text:p>
          </table:table-cell>
          <table:table-cell table:formula="of:=[.N167]-[.M167]" office:value-type="float" office:value="0.638009259259259">
            <text:p>15:18:44</text:p>
          </table:table-cell>
          <table:table-cell office:value-type="float" office:value="0.234722222222222">
            <text:p>5:38</text:p>
          </table:table-cell>
          <table:table-cell office:value-type="float" office:value="0.863194444444444">
            <text:p>20:43</text:p>
          </table:table-cell>
          <table:table-cell table:formula="of:=[.Q167]-[.P167]" office:value-type="float" office:value="0.628472222222222">
            <text:p>15:05</text:p>
          </table:table-cell>
          <table:table-cell table:formula="of:=[.V167]-[.R167]" office:value-type="float" office:value="0.00302083333333325">
            <text:p>0:04:21</text:p>
          </table:table-cell>
          <table:table-cell table:style-name="ce26" office:value-type="time" office:time-value="PT05H35M05S">
            <text:p>05:35:05</text:p>
          </table:table-cell>
          <table:table-cell table:style-name="ce49" office:value-type="time" office:time-value="PT20H44M26S">
            <text:p>20:44:26</text:p>
          </table:table-cell>
          <table:table-cell table:formula="of:=[.U167]-[.T167]" office:value-type="float" office:value="0.631493055555556">
            <text:p>15:09:21</text:p>
          </table:table-cell>
          <table:table-cell table:number-columns-repeated="1002"/>
        </table:table-row>
        <table:table-row table:style-name="ro1">
          <table:table-cell table:formula="of:=[.B168]" office:value-type="date" office:date-value="2016-05-13">
            <text:p>Fr, </text:p>
          </table:table-cell>
          <table:table-cell office:value-type="date" office:date-value="2016-05-13">
            <text:p>13.05.2016</text:p>
          </table:table-cell>
          <table:table-cell table:number-columns-repeated="7"/>
          <table:table-cell table:number-columns-repeated="2"/>
          <table:table-cell table:formula="of:=[.K168]-[.J168]" office:value-type="float" office:value="0">
            <text:p>0:00</text:p>
          </table:table-cell>
          <table:table-cell table:style-name="ce26" office:value-type="time" office:time-value="PT05H31M15S">
            <text:p>05:31:15</text:p>
          </table:table-cell>
          <table:table-cell table:style-name="ce49" office:value-type="time" office:time-value="PT20H52M48S">
            <text:p>20:52:48</text:p>
          </table:table-cell>
          <table:table-cell table:formula="of:=[.N168]-[.M168]" office:value-type="float" office:value="0.639965277777778">
            <text:p>15:21:33</text:p>
          </table:table-cell>
          <table:table-cell office:value-type="float" office:value="0.234027777777778">
            <text:p>5:37</text:p>
          </table:table-cell>
          <table:table-cell office:value-type="float" office:value="0.863888888888889">
            <text:p>20:44</text:p>
          </table:table-cell>
          <table:table-cell table:formula="of:=[.Q168]-[.P168]" office:value-type="float" office:value="0.629861111111111">
            <text:p>15:07</text:p>
          </table:table-cell>
          <table:table-cell table:formula="of:=[.V168]-[.R168]" office:value-type="float" office:value="0.00348379629629614">
            <text:p>0:05:01</text:p>
          </table:table-cell>
          <table:table-cell table:style-name="ce26" office:value-type="time" office:time-value="PT05H33M45S">
            <text:p>05:33:45</text:p>
          </table:table-cell>
          <table:table-cell table:style-name="ce49" office:value-type="time" office:time-value="PT20H45M46S">
            <text:p>20:45:46</text:p>
          </table:table-cell>
          <table:table-cell table:formula="of:=[.U168]-[.T168]" office:value-type="float" office:value="0.633344907407407">
            <text:p>15:12:01</text:p>
          </table:table-cell>
          <table:table-cell table:number-columns-repeated="1002"/>
        </table:table-row>
        <table:table-row table:style-name="ro1">
          <table:table-cell table:formula="of:=[.B169]" office:value-type="date" office:date-value="2016-05-14">
            <text:p>Sa, </text:p>
          </table:table-cell>
          <table:table-cell office:value-type="date" office:date-value="2016-05-14">
            <text:p>14.05.2016</text:p>
          </table:table-cell>
          <table:table-cell table:number-columns-repeated="7"/>
          <table:table-cell table:number-columns-repeated="2"/>
          <table:table-cell table:formula="of:=[.K169]-[.J169]" office:value-type="float" office:value="0">
            <text:p>0:00</text:p>
          </table:table-cell>
          <table:table-cell table:style-name="ce26" office:value-type="time" office:time-value="PT05H29M52S">
            <text:p>05:29:52</text:p>
          </table:table-cell>
          <table:table-cell table:style-name="ce49" office:value-type="time" office:time-value="PT20H54M12S">
            <text:p>20:54:12</text:p>
          </table:table-cell>
          <table:table-cell table:formula="of:=[.N169]-[.M169]" office:value-type="float" office:value="0.641898148148148">
            <text:p>15:24:20</text:p>
          </table:table-cell>
          <table:table-cell office:value-type="float" office:value="0.233333333333333">
            <text:p>5:36</text:p>
          </table:table-cell>
          <table:table-cell office:value-type="float" office:value="0.864583333333333">
            <text:p>20:45</text:p>
          </table:table-cell>
          <table:table-cell table:formula="of:=[.Q169]-[.P169]" office:value-type="float" office:value="0.63125">
            <text:p>15:09</text:p>
          </table:table-cell>
          <table:table-cell table:formula="of:=[.V169]-[.R169]" office:value-type="float" office:value="0.00391203703703691">
            <text:p>0:05:38</text:p>
          </table:table-cell>
          <table:table-cell table:style-name="ce26" office:value-type="time" office:time-value="PT05H32M27S">
            <text:p>05:32:27</text:p>
          </table:table-cell>
          <table:table-cell table:style-name="ce49" office:value-type="time" office:time-value="PT20H47M05S">
            <text:p>20:47:05</text:p>
          </table:table-cell>
          <table:table-cell table:formula="of:=[.U169]-[.T169]" office:value-type="float" office:value="0.635162037037037">
            <text:p>15:14:38</text:p>
          </table:table-cell>
          <table:table-cell table:number-columns-repeated="1002"/>
        </table:table-row>
        <table:table-row table:style-name="ro1">
          <table:table-cell table:formula="of:=[.B170]" office:value-type="date" office:date-value="2016-05-15">
            <text:p>So, </text:p>
          </table:table-cell>
          <table:table-cell office:value-type="date" office:date-value="2016-05-15">
            <text:p>15.05.2016</text:p>
          </table:table-cell>
          <table:table-cell table:number-columns-repeated="7"/>
          <table:table-cell table:number-columns-repeated="2"/>
          <table:table-cell table:formula="of:=[.K170]-[.J170]" office:value-type="float" office:value="0">
            <text:p>0:00</text:p>
          </table:table-cell>
          <table:table-cell table:style-name="ce26" office:value-type="time" office:time-value="PT05H28M32S">
            <text:p>05:28:32</text:p>
          </table:table-cell>
          <table:table-cell table:style-name="ce49" office:value-type="time" office:time-value="PT20H55M35S">
            <text:p>20:55:35</text:p>
          </table:table-cell>
          <table:table-cell table:formula="of:=[.N170]-[.M170]" office:value-type="float" office:value="0.643784722222222">
            <text:p>15:27:03</text:p>
          </table:table-cell>
          <table:table-cell office:value-type="float" office:value="0.231944444444444">
            <text:p>5:34</text:p>
          </table:table-cell>
          <table:table-cell office:value-type="float" office:value="0.865972222222222">
            <text:p>20:47</text:p>
          </table:table-cell>
          <table:table-cell table:formula="of:=[.Q170]-[.P170]" office:value-type="float" office:value="0.634027777777778">
            <text:p>15:13</text:p>
          </table:table-cell>
          <table:table-cell table:formula="of:=[.V170]-[.R170]" office:value-type="float" office:value="0.00291666666666646">
            <text:p>0:04:12</text:p>
          </table:table-cell>
          <table:table-cell table:style-name="ce26" office:value-type="time" office:time-value="PT05H31M11S">
            <text:p>05:31:11</text:p>
          </table:table-cell>
          <table:table-cell table:style-name="ce49" office:value-type="time" office:time-value="PT20H48M23S">
            <text:p>20:48:23</text:p>
          </table:table-cell>
          <table:table-cell table:formula="of:=[.U170]-[.T170]" office:value-type="float" office:value="0.636944444444444">
            <text:p>15:17:12</text:p>
          </table:table-cell>
          <table:table-cell table:number-columns-repeated="1002"/>
        </table:table-row>
        <table:table-row table:style-name="ro1">
          <table:table-cell table:formula="of:=[.B171]" office:value-type="date" office:date-value="2016-05-16">
            <text:p>Mo, </text:p>
          </table:table-cell>
          <table:table-cell office:value-type="date" office:date-value="2016-05-16">
            <text:p>16.05.2016</text:p>
          </table:table-cell>
          <table:table-cell table:number-columns-repeated="7"/>
          <table:table-cell table:number-columns-repeated="2"/>
          <table:table-cell table:formula="of:=[.K171]-[.J171]" office:value-type="float" office:value="0">
            <text:p>0:00</text:p>
          </table:table-cell>
          <table:table-cell table:style-name="ce26" office:value-type="time" office:time-value="PT05H27M13S">
            <text:p>05:27:13</text:p>
          </table:table-cell>
          <table:table-cell table:style-name="ce49" office:value-type="time" office:time-value="PT20H56M56S">
            <text:p>20:56:56</text:p>
          </table:table-cell>
          <table:table-cell table:formula="of:=[.N171]-[.M171]" office:value-type="float" office:value="0.645636574074074">
            <text:p>15:29:43</text:p>
          </table:table-cell>
          <table:table-cell office:value-type="float" office:value="0.23125">
            <text:p>5:33</text:p>
          </table:table-cell>
          <table:table-cell office:value-type="float" office:value="0.866666666666667">
            <text:p>20:48</text:p>
          </table:table-cell>
          <table:table-cell table:formula="of:=[.Q171]-[.P171]" office:value-type="float" office:value="0.635416666666667">
            <text:p>15:15</text:p>
          </table:table-cell>
          <table:table-cell table:formula="of:=[.V171]-[.R171]" office:value-type="float" office:value="0.00327546296296299">
            <text:p>0:04:43</text:p>
          </table:table-cell>
          <table:table-cell table:style-name="ce26" office:value-type="time" office:time-value="PT05H29M57S">
            <text:p>05:29:57</text:p>
          </table:table-cell>
          <table:table-cell table:style-name="ce49" office:value-type="time" office:time-value="PT20H49M40S">
            <text:p>20:49:40</text:p>
          </table:table-cell>
          <table:table-cell table:formula="of:=[.U171]-[.T171]" office:value-type="float" office:value="0.63869212962963">
            <text:p>15:19:43</text:p>
          </table:table-cell>
          <table:table-cell table:number-columns-repeated="1002"/>
        </table:table-row>
        <table:table-row table:style-name="ro1">
          <table:table-cell table:formula="of:=[.B172]" office:value-type="date" office:date-value="2016-05-17">
            <text:p>Di, </text:p>
          </table:table-cell>
          <table:table-cell office:value-type="date" office:date-value="2016-05-17">
            <text:p>17.05.2016</text:p>
          </table:table-cell>
          <table:table-cell table:number-columns-repeated="7"/>
          <table:table-cell table:number-columns-repeated="2"/>
          <table:table-cell table:formula="of:=[.K172]-[.J172]" office:value-type="float" office:value="0">
            <text:p>0:00</text:p>
          </table:table-cell>
          <table:table-cell table:style-name="ce26" office:value-type="time" office:time-value="PT05H25M56S">
            <text:p>05:25:56</text:p>
          </table:table-cell>
          <table:table-cell table:style-name="ce49" office:value-type="time" office:time-value="PT20H58M17S">
            <text:p>20:58:17</text:p>
          </table:table-cell>
          <table:table-cell table:formula="of:=[.N172]-[.M172]" office:value-type="float" office:value="0.647465277777778">
            <text:p>15:32:21</text:p>
          </table:table-cell>
          <table:table-cell office:value-type="float" office:value="0.230555555555556">
            <text:p>5:32</text:p>
          </table:table-cell>
          <table:table-cell office:value-type="float" office:value="0.867361111111111">
            <text:p>20:49</text:p>
          </table:table-cell>
          <table:table-cell table:formula="of:=[.Q172]-[.P172]" office:value-type="float" office:value="0.636805555555556">
            <text:p>15:17</text:p>
          </table:table-cell>
          <table:table-cell table:formula="of:=[.V172]-[.R172]" office:value-type="float" office:value="0.0036111111111109">
            <text:p>0:05:12</text:p>
          </table:table-cell>
          <table:table-cell table:style-name="ce26" office:value-type="time" office:time-value="PT05H28M45S">
            <text:p>05:28:45</text:p>
          </table:table-cell>
          <table:table-cell table:style-name="ce49" office:value-type="time" office:time-value="PT20H50M57S">
            <text:p>20:50:57</text:p>
          </table:table-cell>
          <table:table-cell table:formula="of:=[.U172]-[.T172]" office:value-type="float" office:value="0.640416666666667">
            <text:p>15:22:12</text:p>
          </table:table-cell>
          <table:table-cell table:number-columns-repeated="1002"/>
        </table:table-row>
        <table:table-row table:style-name="ro1">
          <table:table-cell table:formula="of:=[.B173]" office:value-type="date" office:date-value="2016-05-18">
            <text:p>Mi, </text:p>
          </table:table-cell>
          <table:table-cell office:value-type="date" office:date-value="2016-05-18">
            <text:p>18.05.2016</text:p>
          </table:table-cell>
          <table:table-cell table:number-columns-repeated="7"/>
          <table:table-cell table:number-columns-repeated="2"/>
          <table:table-cell table:formula="of:=[.K173]-[.J173]" office:value-type="float" office:value="0">
            <text:p>0:00</text:p>
          </table:table-cell>
          <table:table-cell table:style-name="ce26" office:value-type="time" office:time-value="PT05H24M41S">
            <text:p>05:24:41</text:p>
          </table:table-cell>
          <table:table-cell table:style-name="ce49" office:value-type="time" office:time-value="PT20H59M37S">
            <text:p>20:59:37</text:p>
          </table:table-cell>
          <table:table-cell table:formula="of:=[.N173]-[.M173]" office:value-type="float" office:value="0.649259259259259">
            <text:p>15:34:56</text:p>
          </table:table-cell>
          <table:table-cell office:value-type="float" office:value="0.229861111111111">
            <text:p>5:31</text:p>
          </table:table-cell>
          <table:table-cell office:value-type="float" office:value="0.86875">
            <text:p>20:51</text:p>
          </table:table-cell>
          <table:table-cell table:formula="of:=[.Q173]-[.P173]" office:value-type="float" office:value="0.638888888888889">
            <text:p>15:20</text:p>
          </table:table-cell>
          <table:table-cell table:formula="of:=[.V173]-[.R173]" office:value-type="float" office:value="0.00321759259259258">
            <text:p>0:04:38</text:p>
          </table:table-cell>
          <table:table-cell table:style-name="ce26" office:value-type="time" office:time-value="PT05H27M34S">
            <text:p>05:27:34</text:p>
          </table:table-cell>
          <table:table-cell table:style-name="ce49" office:value-type="time" office:time-value="PT20H52M12S">
            <text:p>20:52:12</text:p>
          </table:table-cell>
          <table:table-cell table:formula="of:=[.U173]-[.T173]" office:value-type="float" office:value="0.642106481481482">
            <text:p>15:24:38</text:p>
          </table:table-cell>
          <table:table-cell table:number-columns-repeated="1002"/>
        </table:table-row>
        <table:table-row table:style-name="ro1">
          <table:table-cell table:formula="of:=[.B174]" office:value-type="date" office:date-value="2016-05-19">
            <text:p>Do, </text:p>
          </table:table-cell>
          <table:table-cell office:value-type="date" office:date-value="2016-05-19">
            <text:p>19.05.2016</text:p>
          </table:table-cell>
          <table:table-cell table:number-columns-repeated="7"/>
          <table:table-cell table:number-columns-repeated="2"/>
          <table:table-cell table:formula="of:=[.K174]-[.J174]" office:value-type="float" office:value="0">
            <text:p>0:00</text:p>
          </table:table-cell>
          <table:table-cell table:style-name="ce26" office:value-type="time" office:time-value="PT05H23M29S">
            <text:p>05:23:29</text:p>
          </table:table-cell>
          <table:table-cell table:style-name="ce49" office:value-type="time" office:time-value="PT21H00M56S">
            <text:p>21:00:56</text:p>
          </table:table-cell>
          <table:table-cell table:formula="of:=[.N174]-[.M174]" office:value-type="float" office:value="0.651006944444444">
            <text:p>15:37:27</text:p>
          </table:table-cell>
          <table:table-cell office:value-type="float" office:value="0.228472222222222">
            <text:p>5:29</text:p>
          </table:table-cell>
          <table:table-cell office:value-type="float" office:value="0.869444444444444">
            <text:p>20:52</text:p>
          </table:table-cell>
          <table:table-cell table:formula="of:=[.Q174]-[.P174]" office:value-type="float" office:value="0.640972222222222">
            <text:p>15:23</text:p>
          </table:table-cell>
          <table:table-cell table:formula="of:=[.V174]-[.R174]" office:value-type="float" office:value="0.00278935185185181">
            <text:p>0:04:01</text:p>
          </table:table-cell>
          <table:table-cell table:style-name="ce26" office:value-type="time" office:time-value="PT05H26M26S">
            <text:p>05:26:26</text:p>
          </table:table-cell>
          <table:table-cell table:style-name="ce49" office:value-type="time" office:time-value="PT20H53M27S">
            <text:p>20:53:27</text:p>
          </table:table-cell>
          <table:table-cell table:formula="of:=[.U174]-[.T174]" office:value-type="float" office:value="0.643761574074074">
            <text:p>15:27:01</text:p>
          </table:table-cell>
          <table:table-cell table:number-columns-repeated="1002"/>
        </table:table-row>
        <table:table-row table:style-name="ro1">
          <table:table-cell table:formula="of:=[.B175]" office:value-type="date" office:date-value="2016-05-20">
            <text:p>Fr, </text:p>
          </table:table-cell>
          <table:table-cell office:value-type="date" office:date-value="2016-05-20">
            <text:p>20.05.2016</text:p>
          </table:table-cell>
          <table:table-cell table:number-columns-repeated="7"/>
          <table:table-cell table:number-columns-repeated="2"/>
          <table:table-cell table:formula="of:=[.K175]-[.J175]" office:value-type="float" office:value="0">
            <text:p>0:00</text:p>
          </table:table-cell>
          <table:table-cell table:style-name="ce26" office:value-type="time" office:time-value="PT05H22M19S">
            <text:p>05:22:19</text:p>
          </table:table-cell>
          <table:table-cell table:style-name="ce49" office:value-type="time" office:time-value="PT21H02M14S">
            <text:p>21:02:14</text:p>
          </table:table-cell>
          <table:table-cell table:formula="of:=[.N175]-[.M175]" office:value-type="float" office:value="0.652719907407408">
            <text:p>15:39:55</text:p>
          </table:table-cell>
          <table:table-cell office:value-type="float" office:value="0.227777777777778">
            <text:p>5:28</text:p>
          </table:table-cell>
          <table:table-cell office:value-type="float" office:value="0.870138888888889">
            <text:p>20:53</text:p>
          </table:table-cell>
          <table:table-cell table:formula="of:=[.Q175]-[.P175]" office:value-type="float" office:value="0.642361111111111">
            <text:p>15:25</text:p>
          </table:table-cell>
          <table:table-cell table:formula="of:=[.V175]-[.R175]" office:value-type="float" office:value="0.0030092592592591">
            <text:p>0:04:20</text:p>
          </table:table-cell>
          <table:table-cell table:style-name="ce26" office:value-type="time" office:time-value="PT05H25M20S">
            <text:p>05:25:20</text:p>
          </table:table-cell>
          <table:table-cell table:style-name="ce49" office:value-type="time" office:time-value="PT20H54M40S">
            <text:p>20:54:40</text:p>
          </table:table-cell>
          <table:table-cell table:formula="of:=[.U175]-[.T175]" office:value-type="float" office:value="0.64537037037037">
            <text:p>15:29:20</text:p>
          </table:table-cell>
          <table:table-cell table:number-columns-repeated="1002"/>
        </table:table-row>
        <table:table-row table:style-name="ro1">
          <table:table-cell table:formula="of:=[.B176]" office:value-type="date" office:date-value="2016-05-21">
            <text:p>Sa, </text:p>
          </table:table-cell>
          <table:table-cell office:value-type="date" office:date-value="2016-05-21">
            <text:p>21.05.2016</text:p>
          </table:table-cell>
          <table:table-cell table:number-columns-repeated="7"/>
          <table:table-cell table:number-columns-repeated="2"/>
          <table:table-cell table:formula="of:=[.K176]-[.J176]" office:value-type="float" office:value="0">
            <text:p>0:00</text:p>
          </table:table-cell>
          <table:table-cell table:style-name="ce26" office:value-type="time" office:time-value="PT05H21M11S">
            <text:p>05:21:11</text:p>
          </table:table-cell>
          <table:table-cell table:style-name="ce49" office:value-type="time" office:time-value="PT21H03M30S">
            <text:p>21:03:30</text:p>
          </table:table-cell>
          <table:table-cell table:formula="of:=[.N176]-[.M176]" office:value-type="float" office:value="0.654386574074074">
            <text:p>15:42:19</text:p>
          </table:table-cell>
          <table:table-cell office:value-type="float" office:value="0.227083333333333">
            <text:p>5:27</text:p>
          </table:table-cell>
          <table:table-cell office:value-type="float" office:value="0.870833333333333">
            <text:p>20:54</text:p>
          </table:table-cell>
          <table:table-cell table:formula="of:=[.Q176]-[.P176]" office:value-type="float" office:value="0.64375">
            <text:p>15:27</text:p>
          </table:table-cell>
          <table:table-cell table:formula="of:=[.V176]-[.R176]" office:value-type="float" office:value="0.00320601851851865">
            <text:p>0:04:37</text:p>
          </table:table-cell>
          <table:table-cell table:style-name="ce26" office:value-type="time" office:time-value="PT05H24M16S">
            <text:p>05:24:16</text:p>
          </table:table-cell>
          <table:table-cell table:style-name="ce49" office:value-type="time" office:time-value="PT20H55M53S">
            <text:p>20:55:53</text:p>
          </table:table-cell>
          <table:table-cell table:formula="of:=[.U176]-[.T176]" office:value-type="float" office:value="0.646956018518519">
            <text:p>15:31:37</text:p>
          </table:table-cell>
          <table:table-cell table:number-columns-repeated="1002"/>
        </table:table-row>
        <table:table-row table:style-name="ro1">
          <table:table-cell table:formula="of:=[.B177]" office:value-type="date" office:date-value="2016-05-22">
            <text:p>So, </text:p>
          </table:table-cell>
          <table:table-cell office:value-type="date" office:date-value="2016-05-22">
            <text:p>22.05.2016</text:p>
          </table:table-cell>
          <table:table-cell table:number-columns-repeated="7"/>
          <table:table-cell table:number-columns-repeated="2"/>
          <table:table-cell table:formula="of:=[.K177]-[.J177]" office:value-type="float" office:value="0">
            <text:p>0:00</text:p>
          </table:table-cell>
          <table:table-cell table:style-name="ce26" office:value-type="time" office:time-value="PT05H20M05S">
            <text:p>05:20:05</text:p>
          </table:table-cell>
          <table:table-cell table:style-name="ce49" office:value-type="time" office:time-value="PT21H04M46S">
            <text:p>21:04:46</text:p>
          </table:table-cell>
          <table:table-cell table:formula="of:=[.N177]-[.M177]" office:value-type="float" office:value="0.656030092592593">
            <text:p>15:44:41</text:p>
          </table:table-cell>
          <table:table-cell office:value-type="float" office:value="0.226388888888889">
            <text:p>5:26</text:p>
          </table:table-cell>
          <table:table-cell office:value-type="float" office:value="0.871527777777778">
            <text:p>20:55</text:p>
          </table:table-cell>
          <table:table-cell table:formula="of:=[.Q177]-[.P177]" office:value-type="float" office:value="0.645138888888889">
            <text:p>15:29</text:p>
          </table:table-cell>
          <table:table-cell table:formula="of:=[.V177]-[.R177]" office:value-type="float" office:value="0.00335648148148115">
            <text:p>0:04:50</text:p>
          </table:table-cell>
          <table:table-cell table:style-name="ce26" office:value-type="time" office:time-value="PT05H23M14S">
            <text:p>05:23:14</text:p>
          </table:table-cell>
          <table:table-cell table:style-name="ce49" office:value-type="time" office:time-value="PT20H57M04S">
            <text:p>20:57:04</text:p>
          </table:table-cell>
          <table:table-cell table:formula="of:=[.U177]-[.T177]" office:value-type="float" office:value="0.64849537037037">
            <text:p>15:33:50</text:p>
          </table:table-cell>
          <table:table-cell table:number-columns-repeated="1002"/>
        </table:table-row>
        <table:table-row table:style-name="ro1">
          <table:table-cell table:formula="of:=[.B178]" office:value-type="date" office:date-value="2016-05-23">
            <text:p>Mo, </text:p>
          </table:table-cell>
          <table:table-cell office:value-type="date" office:date-value="2016-05-23">
            <text:p>23.05.2016</text:p>
          </table:table-cell>
          <table:table-cell table:number-columns-repeated="7"/>
          <table:table-cell table:number-columns-repeated="2"/>
          <table:table-cell table:formula="of:=[.K178]-[.J178]" office:value-type="float" office:value="0">
            <text:p>0:00</text:p>
          </table:table-cell>
          <table:table-cell table:style-name="ce26" office:value-type="time" office:time-value="PT05H19M01S">
            <text:p>05:19:01</text:p>
          </table:table-cell>
          <table:table-cell table:style-name="ce49" office:value-type="time" office:time-value="PT21H06M00S">
            <text:p>21:06:00</text:p>
          </table:table-cell>
          <table:table-cell table:formula="of:=[.N178]-[.M178]" office:value-type="float" office:value="0.657627314814815">
            <text:p>15:46:59</text:p>
          </table:table-cell>
          <table:table-cell office:value-type="float" office:value="0.225694444444444">
            <text:p>5:25</text:p>
          </table:table-cell>
          <table:table-cell office:value-type="float" office:value="0.872916666666667">
            <text:p>20:57</text:p>
          </table:table-cell>
          <table:table-cell table:formula="of:=[.Q178]-[.P178]" office:value-type="float" office:value="0.647222222222222">
            <text:p>15:32</text:p>
          </table:table-cell>
          <table:table-cell table:formula="of:=[.V178]-[.R178]" office:value-type="float" office:value="0.00276620370370373">
            <text:p>0:03:59</text:p>
          </table:table-cell>
          <table:table-cell table:style-name="ce26" office:value-type="time" office:time-value="PT05H22M15S">
            <text:p>05:22:15</text:p>
          </table:table-cell>
          <table:table-cell table:style-name="ce49" office:value-type="time" office:time-value="PT20H58M14S">
            <text:p>20:58:14</text:p>
          </table:table-cell>
          <table:table-cell table:formula="of:=[.U178]-[.T178]" office:value-type="float" office:value="0.649988425925926">
            <text:p>15:35:59</text:p>
          </table:table-cell>
          <table:table-cell table:number-columns-repeated="1002"/>
        </table:table-row>
        <table:table-row table:style-name="ro1">
          <table:table-cell table:formula="of:=[.B179]" office:value-type="date" office:date-value="2016-05-24">
            <text:p>Di, </text:p>
          </table:table-cell>
          <table:table-cell office:value-type="date" office:date-value="2016-05-24">
            <text:p>24.05.2016</text:p>
          </table:table-cell>
          <table:table-cell table:number-columns-repeated="7"/>
          <table:table-cell table:number-columns-repeated="2"/>
          <table:table-cell table:formula="of:=[.K179]-[.J179]" office:value-type="float" office:value="0">
            <text:p>0:00</text:p>
          </table:table-cell>
          <table:table-cell table:style-name="ce26" office:value-type="time" office:time-value="PT05H18M00S">
            <text:p>05:18:00</text:p>
          </table:table-cell>
          <table:table-cell table:style-name="ce49" office:value-type="time" office:time-value="PT21H07M13S">
            <text:p>21:07:13</text:p>
          </table:table-cell>
          <table:table-cell table:formula="of:=[.N179]-[.M179]" office:value-type="float" office:value="0.659178240740741">
            <text:p>15:49:13</text:p>
          </table:table-cell>
          <table:table-cell office:value-type="float" office:value="0.225">
            <text:p>5:24</text:p>
          </table:table-cell>
          <table:table-cell office:value-type="float" office:value="0.873611111111111">
            <text:p>20:58</text:p>
          </table:table-cell>
          <table:table-cell table:formula="of:=[.Q179]-[.P179]" office:value-type="float" office:value="0.648611111111111">
            <text:p>15:34</text:p>
          </table:table-cell>
          <table:table-cell table:formula="of:=[.V179]-[.R179]" office:value-type="float" office:value="0.00284722222222233">
            <text:p>0:04:06</text:p>
          </table:table-cell>
          <table:table-cell table:style-name="ce26" office:value-type="time" office:time-value="PT05H21M17S">
            <text:p>05:21:17</text:p>
          </table:table-cell>
          <table:table-cell table:style-name="ce49" office:value-type="time" office:time-value="PT20H59M23S">
            <text:p>20:59:23</text:p>
          </table:table-cell>
          <table:table-cell table:formula="of:=[.U179]-[.T179]" office:value-type="float" office:value="0.651458333333333">
            <text:p>15:38:06</text:p>
          </table:table-cell>
          <table:table-cell table:number-columns-repeated="1002"/>
        </table:table-row>
        <table:table-row table:style-name="ro1">
          <table:table-cell table:formula="of:=[.B180]" office:value-type="date" office:date-value="2016-05-25">
            <text:p>Mi, </text:p>
          </table:table-cell>
          <table:table-cell office:value-type="date" office:date-value="2016-05-25">
            <text:p>25.05.2016</text:p>
          </table:table-cell>
          <table:table-cell table:number-columns-repeated="7"/>
          <table:table-cell table:number-columns-repeated="2"/>
          <table:table-cell table:formula="of:=[.K180]-[.J180]" office:value-type="float" office:value="0">
            <text:p>0:00</text:p>
          </table:table-cell>
          <table:table-cell table:style-name="ce26" office:value-type="time" office:time-value="PT05H17M01S">
            <text:p>05:17:01</text:p>
          </table:table-cell>
          <table:table-cell table:style-name="ce49" office:value-type="time" office:time-value="PT21H08M24S">
            <text:p>21:08:24</text:p>
          </table:table-cell>
          <table:table-cell table:formula="of:=[.N180]-[.M180]" office:value-type="float" office:value="0.66068287037037">
            <text:p>15:51:23</text:p>
          </table:table-cell>
          <table:table-cell office:value-type="float" office:value="0.224305555555556">
            <text:p>5:23</text:p>
          </table:table-cell>
          <table:table-cell office:value-type="float" office:value="0.874305555555556">
            <text:p>20:59</text:p>
          </table:table-cell>
          <table:table-cell table:formula="of:=[.Q180]-[.P180]" office:value-type="float" office:value="0.65">
            <text:p>15:36</text:p>
          </table:table-cell>
          <table:table-cell table:formula="of:=[.V180]-[.R180]" office:value-type="float" office:value="0.00288194444444467">
            <text:p>0:04:09</text:p>
          </table:table-cell>
          <table:table-cell table:style-name="ce26" office:value-type="time" office:time-value="PT05H20M22S">
            <text:p>05:20:22</text:p>
          </table:table-cell>
          <table:table-cell table:style-name="ce49" office:value-type="time" office:time-value="PT21H00M31S">
            <text:p>21:00:31</text:p>
          </table:table-cell>
          <table:table-cell table:formula="of:=[.U180]-[.T180]" office:value-type="float" office:value="0.652881944444445">
            <text:p>15:40:09</text:p>
          </table:table-cell>
          <table:table-cell table:number-columns-repeated="1002"/>
        </table:table-row>
        <table:table-row table:style-name="ro1">
          <table:table-cell table:formula="of:=[.B181]" office:value-type="date" office:date-value="2016-05-26">
            <text:p>Do, </text:p>
          </table:table-cell>
          <table:table-cell office:value-type="date" office:date-value="2016-05-26">
            <text:p>26.05.2016</text:p>
          </table:table-cell>
          <table:table-cell table:number-columns-repeated="7"/>
          <table:table-cell table:number-columns-repeated="2"/>
          <table:table-cell table:formula="of:=[.K181]-[.J181]" office:value-type="float" office:value="0">
            <text:p>0:00</text:p>
          </table:table-cell>
          <table:table-cell table:style-name="ce26" office:value-type="time" office:time-value="PT05H16M05S">
            <text:p>05:16:05</text:p>
          </table:table-cell>
          <table:table-cell table:style-name="ce49" office:value-type="time" office:time-value="PT21H09M34S">
            <text:p>21:09:34</text:p>
          </table:table-cell>
          <table:table-cell table:formula="of:=[.N181]-[.M181]" office:value-type="float" office:value="0.662141203703704">
            <text:p>15:53:29</text:p>
          </table:table-cell>
          <table:table-cell office:value-type="float" office:value="0.223611111111111">
            <text:p>5:22</text:p>
          </table:table-cell>
          <table:table-cell office:value-type="float" office:value="0.875">
            <text:p>21:00</text:p>
          </table:table-cell>
          <table:table-cell table:formula="of:=[.Q181]-[.P181]" office:value-type="float" office:value="0.651388888888889">
            <text:p>15:38</text:p>
          </table:table-cell>
          <table:table-cell table:formula="of:=[.V181]-[.R181]" office:value-type="float" office:value="0.00285879629629637">
            <text:p>0:04:07</text:p>
          </table:table-cell>
          <table:table-cell table:style-name="ce26" office:value-type="time" office:time-value="PT05H19M30S">
            <text:p>05:19:30</text:p>
          </table:table-cell>
          <table:table-cell table:style-name="ce49" office:value-type="time" office:time-value="PT21H01M37S">
            <text:p>21:01:37</text:p>
          </table:table-cell>
          <table:table-cell table:formula="of:=[.U181]-[.T181]" office:value-type="float" office:value="0.654247685185185">
            <text:p>15:42:07</text:p>
          </table:table-cell>
          <table:table-cell table:number-columns-repeated="1002"/>
        </table:table-row>
        <table:table-row table:style-name="ro1">
          <table:table-cell table:formula="of:=[.B182]" office:value-type="date" office:date-value="2016-05-27">
            <text:p>Fr, </text:p>
          </table:table-cell>
          <table:table-cell office:value-type="date" office:date-value="2016-05-27">
            <text:p>27.05.2016</text:p>
          </table:table-cell>
          <table:table-cell table:number-columns-repeated="7"/>
          <table:table-cell table:number-columns-repeated="2"/>
          <table:table-cell table:formula="of:=[.K182]-[.J182]" office:value-type="float" office:value="0">
            <text:p>0:00</text:p>
          </table:table-cell>
          <table:table-cell table:style-name="ce26" office:value-type="time" office:time-value="PT05H15M11S">
            <text:p>05:15:11</text:p>
          </table:table-cell>
          <table:table-cell table:style-name="ce49" office:value-type="time" office:time-value="PT21H10M42S">
            <text:p>21:10:42</text:p>
          </table:table-cell>
          <table:table-cell table:formula="of:=[.N182]-[.M182]" office:value-type="float" office:value="0.663553240740741">
            <text:p>15:55:31</text:p>
          </table:table-cell>
          <table:table-cell office:value-type="float" office:value="0.223611111111111">
            <text:p>5:22</text:p>
          </table:table-cell>
          <table:table-cell office:value-type="float" office:value="0.875694444444444">
            <text:p>21:01</text:p>
          </table:table-cell>
          <table:table-cell table:formula="of:=[.Q182]-[.P182]" office:value-type="float" office:value="0.652083333333333">
            <text:p>15:39</text:p>
          </table:table-cell>
          <table:table-cell table:formula="of:=[.V182]-[.R182]" office:value-type="float" office:value="0.00350694444444444">
            <text:p>0:05:03</text:p>
          </table:table-cell>
          <table:table-cell table:style-name="ce26" office:value-type="time" office:time-value="PT05H18M39S">
            <text:p>05:18:39</text:p>
          </table:table-cell>
          <table:table-cell table:style-name="ce49" office:value-type="time" office:time-value="PT21H02M42S">
            <text:p>21:02:42</text:p>
          </table:table-cell>
          <table:table-cell table:formula="of:=[.U182]-[.T182]" office:value-type="float" office:value="0.655590277777778">
            <text:p>15:44:03</text:p>
          </table:table-cell>
          <table:table-cell table:number-columns-repeated="1002"/>
        </table:table-row>
        <table:table-row table:style-name="ro1">
          <table:table-cell table:formula="of:=[.B183]" office:value-type="date" office:date-value="2016-05-28">
            <text:p>Sa, </text:p>
          </table:table-cell>
          <table:table-cell office:value-type="date" office:date-value="2016-05-28">
            <text:p>28.05.2016</text:p>
          </table:table-cell>
          <table:table-cell table:number-columns-repeated="7"/>
          <table:table-cell table:number-columns-repeated="2"/>
          <table:table-cell table:formula="of:=[.K183]-[.J183]" office:value-type="float" office:value="0">
            <text:p>0:00</text:p>
          </table:table-cell>
          <table:table-cell table:style-name="ce26" office:value-type="time" office:time-value="PT05H14M20S">
            <text:p>05:14:20</text:p>
          </table:table-cell>
          <table:table-cell table:style-name="ce49" office:value-type="time" office:time-value="PT21H11M49S">
            <text:p>21:11:49</text:p>
          </table:table-cell>
          <table:table-cell table:formula="of:=[.N183]-[.M183]" office:value-type="float" office:value="0.664918981481482">
            <text:p>15:57:29</text:p>
          </table:table-cell>
          <table:table-cell office:value-type="float" office:value="0.222916666666667">
            <text:p>5:21</text:p>
          </table:table-cell>
          <table:table-cell office:value-type="float" office:value="0.876388888888889">
            <text:p>21:02</text:p>
          </table:table-cell>
          <table:table-cell table:formula="of:=[.Q183]-[.P183]" office:value-type="float" office:value="0.653472222222223">
            <text:p>15:41</text:p>
          </table:table-cell>
          <table:table-cell table:formula="of:=[.V183]-[.R183]" office:value-type="float" office:value="0.00340277777777731">
            <text:p>0:04:54</text:p>
          </table:table-cell>
          <table:table-cell table:style-name="ce26" office:value-type="time" office:time-value="PT05H17M51S">
            <text:p>05:17:51</text:p>
          </table:table-cell>
          <table:table-cell table:style-name="ce49" office:value-type="time" office:time-value="PT21H03M45S">
            <text:p>21:03:45</text:p>
          </table:table-cell>
          <table:table-cell table:formula="of:=[.U183]-[.T183]" office:value-type="float" office:value="0.656875">
            <text:p>15:45:54</text:p>
          </table:table-cell>
          <table:table-cell table:number-columns-repeated="1002"/>
        </table:table-row>
        <table:table-row table:style-name="ro1">
          <table:table-cell table:formula="of:=[.B184]" office:value-type="date" office:date-value="2016-05-29">
            <text:p>So, </text:p>
          </table:table-cell>
          <table:table-cell office:value-type="date" office:date-value="2016-05-29">
            <text:p>29.05.2016</text:p>
          </table:table-cell>
          <table:table-cell table:number-columns-repeated="7"/>
          <table:table-cell table:number-columns-repeated="2"/>
          <table:table-cell table:formula="of:=[.K184]-[.J184]" office:value-type="float" office:value="0">
            <text:p>0:00</text:p>
          </table:table-cell>
          <table:table-cell table:style-name="ce26" office:value-type="time" office:time-value="PT05H13M31S">
            <text:p>05:13:31</text:p>
          </table:table-cell>
          <table:table-cell table:style-name="ce49" office:value-type="time" office:time-value="PT21H12M54S">
            <text:p>21:12:54</text:p>
          </table:table-cell>
          <table:table-cell table:formula="of:=[.N184]-[.M184]" office:value-type="float" office:value="0.666238425925926">
            <text:p>15:59:23</text:p>
          </table:table-cell>
          <table:table-cell office:value-type="float" office:value="0.222222222222222">
            <text:p>5:20</text:p>
          </table:table-cell>
          <table:table-cell office:value-type="float" office:value="0.877083333333333">
            <text:p>21:03</text:p>
          </table:table-cell>
          <table:table-cell table:formula="of:=[.Q184]-[.P184]" office:value-type="float" office:value="0.654861111111111">
            <text:p>15:43</text:p>
          </table:table-cell>
          <table:table-cell table:formula="of:=[.V184]-[.R184]" office:value-type="float" office:value="0.0032523148148148">
            <text:p>0:04:41</text:p>
          </table:table-cell>
          <table:table-cell table:style-name="ce26" office:value-type="time" office:time-value="PT05H17M06S">
            <text:p>05:17:06</text:p>
          </table:table-cell>
          <table:table-cell table:style-name="ce49" office:value-type="time" office:time-value="PT21H04M47S">
            <text:p>21:04:47</text:p>
          </table:table-cell>
          <table:table-cell table:formula="of:=[.U184]-[.T184]" office:value-type="float" office:value="0.658113425925926">
            <text:p>15:47:41</text:p>
          </table:table-cell>
          <table:table-cell table:number-columns-repeated="1002"/>
        </table:table-row>
        <table:table-row table:style-name="ro1">
          <table:table-cell table:formula="of:=[.B185]" office:value-type="date" office:date-value="2016-05-30">
            <text:p>Mo, </text:p>
          </table:table-cell>
          <table:table-cell office:value-type="date" office:date-value="2016-05-30">
            <text:p>30.05.2016</text:p>
          </table:table-cell>
          <table:table-cell table:number-columns-repeated="7"/>
          <table:table-cell table:number-columns-repeated="2"/>
          <table:table-cell table:formula="of:=[.K185]-[.J185]" office:value-type="float" office:value="0">
            <text:p>0:00</text:p>
          </table:table-cell>
          <table:table-cell table:style-name="ce26" office:value-type="time" office:time-value="PT05H12M44S">
            <text:p>05:12:44</text:p>
          </table:table-cell>
          <table:table-cell table:style-name="ce49" office:value-type="time" office:time-value="PT21H13M58S">
            <text:p>21:13:58</text:p>
          </table:table-cell>
          <table:table-cell table:formula="of:=[.N185]-[.M185]" office:value-type="float" office:value="0.667523148148148">
            <text:p>16:01:14</text:p>
          </table:table-cell>
          <table:table-cell office:value-type="float" office:value="0.221527777777778">
            <text:p>5:19</text:p>
          </table:table-cell>
          <table:table-cell office:value-type="float" office:value="0.877777777777778">
            <text:p>21:04</text:p>
          </table:table-cell>
          <table:table-cell table:formula="of:=[.Q185]-[.P185]" office:value-type="float" office:value="0.65625">
            <text:p>15:45</text:p>
          </table:table-cell>
          <table:table-cell table:formula="of:=[.V185]-[.R185]" office:value-type="float" office:value="0.00305555555555559">
            <text:p>0:04:24</text:p>
          </table:table-cell>
          <table:table-cell table:style-name="ce26" office:value-type="time" office:time-value="PT05H16M23S">
            <text:p>05:16:23</text:p>
          </table:table-cell>
          <table:table-cell table:style-name="ce49" office:value-type="time" office:time-value="PT21H05M47S">
            <text:p>21:05:47</text:p>
          </table:table-cell>
          <table:table-cell table:formula="of:=[.U185]-[.T185]" office:value-type="float" office:value="0.659305555555556">
            <text:p>15:49:24</text:p>
          </table:table-cell>
          <table:table-cell table:number-columns-repeated="1002"/>
        </table:table-row>
        <table:table-row table:style-name="ro1">
          <table:table-cell table:formula="of:=[.B186]" office:value-type="date" office:date-value="2016-05-31">
            <text:p>Di, </text:p>
          </table:table-cell>
          <table:table-cell office:value-type="date" office:date-value="2016-05-31">
            <text:p>31.05.2016</text:p>
          </table:table-cell>
          <table:table-cell table:number-columns-repeated="7"/>
          <table:table-cell table:number-columns-repeated="2"/>
          <table:table-cell table:formula="of:=[.K186]-[.J186]" office:value-type="float" office:value="0">
            <text:p>0:00</text:p>
          </table:table-cell>
          <table:table-cell table:style-name="ce26" office:value-type="time" office:time-value="PT05H12M01S">
            <text:p>05:12:01</text:p>
          </table:table-cell>
          <table:table-cell table:style-name="ce49" office:value-type="time" office:time-value="PT21H15M00S">
            <text:p>21:15:00</text:p>
          </table:table-cell>
          <table:table-cell table:formula="of:=[.N186]-[.M186]" office:value-type="float" office:value="0.668738425925926">
            <text:p>16:02:59</text:p>
          </table:table-cell>
          <table:table-cell office:value-type="float" office:value="0.220833333333333">
            <text:p>5:18</text:p>
          </table:table-cell>
          <table:table-cell office:value-type="float" office:value="0.878472222222222">
            <text:p>21:05</text:p>
          </table:table-cell>
          <table:table-cell table:formula="of:=[.Q186]-[.P186]" office:value-type="float" office:value="0.657638888888889">
            <text:p>15:47</text:p>
          </table:table-cell>
          <table:table-cell table:formula="of:=[.V186]-[.R186]" office:value-type="float" office:value="0.00282407407407403">
            <text:p>0:04:04</text:p>
          </table:table-cell>
          <table:table-cell table:style-name="ce26" office:value-type="time" office:time-value="PT05H15M42S">
            <text:p>05:15:42</text:p>
          </table:table-cell>
          <table:table-cell table:style-name="ce49" office:value-type="time" office:time-value="PT21H06M46S">
            <text:p>21:06:46</text:p>
          </table:table-cell>
          <table:table-cell table:formula="of:=[.U186]-[.T186]" office:value-type="float" office:value="0.660462962962963">
            <text:p>15:51:04</text:p>
          </table:table-cell>
          <table:table-cell table:number-columns-repeated="1002"/>
        </table:table-row>
        <table:table-row table:style-name="ro1">
          <table:table-cell table:formula="of:=[.B187]" office:value-type="date" office:date-value="2016-06-01">
            <text:p>Mi, </text:p>
          </table:table-cell>
          <table:table-cell office:value-type="date" office:date-value="2016-06-01">
            <text:p>01.06.2016</text:p>
          </table:table-cell>
          <table:table-cell table:number-columns-repeated="7"/>
          <table:table-cell table:number-columns-repeated="2"/>
          <table:table-cell table:formula="of:=[.K187]-[.J187]" office:value-type="float" office:value="0">
            <text:p>0:00</text:p>
          </table:table-cell>
          <table:table-cell table:style-name="ce26" office:value-type="time" office:time-value="PT05H11M20S">
            <text:p>05:11:20</text:p>
          </table:table-cell>
          <table:table-cell table:style-name="ce49" office:value-type="time" office:time-value="PT21H15M59S">
            <text:p>21:15:59</text:p>
          </table:table-cell>
          <table:table-cell table:formula="of:=[.N187]-[.M187]" office:value-type="float" office:value="0.669895833333333">
            <text:p>16:04:39</text:p>
          </table:table-cell>
          <table:table-cell office:value-type="float" office:value="0.220833333333333">
            <text:p>5:18</text:p>
          </table:table-cell>
          <table:table-cell office:value-type="float" office:value="0.879166666666667">
            <text:p>21:06</text:p>
          </table:table-cell>
          <table:table-cell table:formula="of:=[.Q187]-[.P187]" office:value-type="float" office:value="0.658333333333333">
            <text:p>15:48</text:p>
          </table:table-cell>
          <table:table-cell table:formula="of:=[.V187]-[.R187]" office:value-type="float" office:value="0.00322916666666673">
            <text:p>0:04:39</text:p>
          </table:table-cell>
          <table:table-cell table:style-name="ce26" office:value-type="time" office:time-value="PT05H15M04S">
            <text:p>05:15:04</text:p>
          </table:table-cell>
          <table:table-cell table:style-name="ce49" office:value-type="time" office:time-value="PT21H07M43S">
            <text:p>21:07:43</text:p>
          </table:table-cell>
          <table:table-cell table:formula="of:=[.U187]-[.T187]" office:value-type="float" office:value="0.6615625">
            <text:p>15:52:39</text:p>
          </table:table-cell>
          <table:table-cell table:number-columns-repeated="1002"/>
        </table:table-row>
        <table:table-row table:style-name="ro1">
          <table:table-cell table:formula="of:=[.B188]" office:value-type="date" office:date-value="2016-06-02">
            <text:p>Do, </text:p>
          </table:table-cell>
          <table:table-cell office:value-type="date" office:date-value="2016-06-02">
            <text:p>02.06.2016</text:p>
          </table:table-cell>
          <table:table-cell table:number-columns-repeated="7"/>
          <table:table-cell table:number-columns-repeated="2"/>
          <table:table-cell table:formula="of:=[.K188]-[.J188]" office:value-type="float" office:value="0">
            <text:p>0:00</text:p>
          </table:table-cell>
          <table:table-cell table:style-name="ce26" office:value-type="time" office:time-value="PT05H10M41S">
            <text:p>05:10:41</text:p>
          </table:table-cell>
          <table:table-cell table:style-name="ce49" office:value-type="time" office:time-value="PT21H16M57S">
            <text:p>21:16:57</text:p>
          </table:table-cell>
          <table:table-cell table:formula="of:=[.N188]-[.M188]" office:value-type="float" office:value="0.671018518518519">
            <text:p>16:06:16</text:p>
          </table:table-cell>
          <table:table-cell office:value-type="float" office:value="0.220138888888889">
            <text:p>5:17</text:p>
          </table:table-cell>
          <table:table-cell office:value-type="float" office:value="0.879861111111111">
            <text:p>21:07</text:p>
          </table:table-cell>
          <table:table-cell table:formula="of:=[.Q188]-[.P188]" office:value-type="float" office:value="0.659722222222222">
            <text:p>15:50</text:p>
          </table:table-cell>
          <table:table-cell table:formula="of:=[.V188]-[.R188]" office:value-type="float" office:value="0.00288194444444423">
            <text:p>0:04:09</text:p>
          </table:table-cell>
          <table:table-cell table:style-name="ce26" office:value-type="time" office:time-value="PT05H14M29S">
            <text:p>05:14:29</text:p>
          </table:table-cell>
          <table:table-cell table:style-name="ce49" office:value-type="time" office:time-value="PT21H08M38S">
            <text:p>21:08:38</text:p>
          </table:table-cell>
          <table:table-cell table:formula="of:=[.U188]-[.T188]" office:value-type="float" office:value="0.662604166666667">
            <text:p>15:54:09</text:p>
          </table:table-cell>
          <table:table-cell table:number-columns-repeated="1002"/>
        </table:table-row>
        <table:table-row table:style-name="ro1">
          <table:table-cell table:formula="of:=[.B189]" office:value-type="date" office:date-value="2016-06-03">
            <text:p>Fr, </text:p>
          </table:table-cell>
          <table:table-cell office:value-type="date" office:date-value="2016-06-03">
            <text:p>03.06.2016</text:p>
          </table:table-cell>
          <table:table-cell table:number-columns-repeated="7"/>
          <table:table-cell table:number-columns-repeated="2"/>
          <table:table-cell table:formula="of:=[.K189]-[.J189]" office:value-type="float" office:value="0">
            <text:p>0:00</text:p>
          </table:table-cell>
          <table:table-cell table:style-name="ce26" office:value-type="time" office:time-value="PT05H10M05S">
            <text:p>05:10:05</text:p>
          </table:table-cell>
          <table:table-cell table:style-name="ce49" office:value-type="time" office:time-value="PT21H17M53S">
            <text:p>21:17:53</text:p>
          </table:table-cell>
          <table:table-cell table:formula="of:=[.N189]-[.M189]" office:value-type="float" office:value="0.672083333333333">
            <text:p>16:07:48</text:p>
          </table:table-cell>
          <table:table-cell office:value-type="float" office:value="0.220138888888889">
            <text:p>5:17</text:p>
          </table:table-cell>
          <table:table-cell office:value-type="float" office:value="0.880555555555556">
            <text:p>21:08</text:p>
          </table:table-cell>
          <table:table-cell table:formula="of:=[.Q189]-[.P189]" office:value-type="float" office:value="0.660416666666667">
            <text:p>15:51</text:p>
          </table:table-cell>
          <table:table-cell table:formula="of:=[.V189]-[.R189]" office:value-type="float" office:value="0.00318287037037046">
            <text:p>0:04:35</text:p>
          </table:table-cell>
          <table:table-cell table:style-name="ce26" office:value-type="time" office:time-value="PT05H13M56S">
            <text:p>05:13:56</text:p>
          </table:table-cell>
          <table:table-cell table:style-name="ce49" office:value-type="time" office:time-value="PT21H09M31S">
            <text:p>21:09:31</text:p>
          </table:table-cell>
          <table:table-cell table:formula="of:=[.U189]-[.T189]" office:value-type="float" office:value="0.663599537037037">
            <text:p>15:55:35</text:p>
          </table:table-cell>
          <table:table-cell table:number-columns-repeated="1002"/>
        </table:table-row>
        <table:table-row table:style-name="ro1">
          <table:table-cell table:formula="of:=[.B190]" office:value-type="date" office:date-value="2016-06-04">
            <text:p>Sa, </text:p>
          </table:table-cell>
          <table:table-cell office:value-type="date" office:date-value="2016-06-04">
            <text:p>04.06.2016</text:p>
          </table:table-cell>
          <table:table-cell table:number-columns-repeated="7"/>
          <table:table-cell table:number-columns-repeated="2"/>
          <table:table-cell table:formula="of:=[.K190]-[.J190]" office:value-type="float" office:value="0">
            <text:p>0:00</text:p>
          </table:table-cell>
          <table:table-cell table:style-name="ce26" office:value-type="time" office:time-value="PT05H09M32S">
            <text:p>05:09:32</text:p>
          </table:table-cell>
          <table:table-cell table:style-name="ce49" office:value-type="time" office:time-value="PT21H18M47S">
            <text:p>21:18:47</text:p>
          </table:table-cell>
          <table:table-cell table:formula="of:=[.N190]-[.M190]" office:value-type="float" office:value="0.673090277777778">
            <text:p>16:09:15</text:p>
          </table:table-cell>
          <table:table-cell office:value-type="float" office:value="0.219444444444444">
            <text:p>5:16</text:p>
          </table:table-cell>
          <table:table-cell office:value-type="float" office:value="0.88125">
            <text:p>21:09</text:p>
          </table:table-cell>
          <table:table-cell table:formula="of:=[.Q190]-[.P190]" office:value-type="float" office:value="0.661805555555556">
            <text:p>15:53</text:p>
          </table:table-cell>
          <table:table-cell table:formula="of:=[.V190]-[.R190]" office:value-type="float" office:value="0.00274305555555532">
            <text:p>0:03:57</text:p>
          </table:table-cell>
          <table:table-cell table:style-name="ce26" office:value-type="time" office:time-value="PT05H13M25S">
            <text:p>05:13:25</text:p>
          </table:table-cell>
          <table:table-cell table:style-name="ce49" office:value-type="time" office:time-value="PT21H10M22S">
            <text:p>21:10:22</text:p>
          </table:table-cell>
          <table:table-cell table:formula="of:=[.U190]-[.T190]" office:value-type="float" office:value="0.664548611111111">
            <text:p>15:56:57</text:p>
          </table:table-cell>
          <table:table-cell table:number-columns-repeated="1002"/>
        </table:table-row>
        <table:table-row table:style-name="ro1">
          <table:table-cell table:formula="of:=[.B191]" office:value-type="date" office:date-value="2016-06-05">
            <text:p>So, </text:p>
          </table:table-cell>
          <table:table-cell office:value-type="date" office:date-value="2016-06-05">
            <text:p>05.06.2016</text:p>
          </table:table-cell>
          <table:table-cell table:number-columns-repeated="7"/>
          <table:table-cell table:number-columns-repeated="2"/>
          <table:table-cell table:formula="of:=[.K191]-[.J191]" office:value-type="float" office:value="0">
            <text:p>0:00</text:p>
          </table:table-cell>
          <table:table-cell table:style-name="ce26" office:value-type="time" office:time-value="PT05H09M02S">
            <text:p>05:09:02</text:p>
          </table:table-cell>
          <table:table-cell table:style-name="ce49" office:value-type="time" office:time-value="PT21H19M39S">
            <text:p>21:19:39</text:p>
          </table:table-cell>
          <table:table-cell table:formula="of:=[.N191]-[.M191]" office:value-type="float" office:value="0.674039351851852">
            <text:p>16:10:37</text:p>
          </table:table-cell>
          <table:table-cell office:value-type="float" office:value="0.219444444444444">
            <text:p>5:16</text:p>
          </table:table-cell>
          <table:table-cell office:value-type="float" office:value="0.88125">
            <text:p>21:09</text:p>
          </table:table-cell>
          <table:table-cell table:formula="of:=[.Q191]-[.P191]" office:value-type="float" office:value="0.661805555555556">
            <text:p>15:53</text:p>
          </table:table-cell>
          <table:table-cell table:formula="of:=[.V191]-[.R191]" office:value-type="float" office:value="0.0036342592592592">
            <text:p>0:05:14</text:p>
          </table:table-cell>
          <table:table-cell table:style-name="ce26" office:value-type="time" office:time-value="PT05H12M57S">
            <text:p>05:12:57</text:p>
          </table:table-cell>
          <table:table-cell table:style-name="ce49" office:value-type="time" office:time-value="PT21H11M11S">
            <text:p>21:11:11</text:p>
          </table:table-cell>
          <table:table-cell table:formula="of:=[.U191]-[.T191]" office:value-type="float" office:value="0.665439814814815">
            <text:p>15:58:14</text:p>
          </table:table-cell>
          <table:table-cell table:number-columns-repeated="1002"/>
        </table:table-row>
        <table:table-row table:style-name="ro1">
          <table:table-cell table:formula="of:=[.B192]" office:value-type="date" office:date-value="2016-06-06">
            <text:p>Mo, </text:p>
          </table:table-cell>
          <table:table-cell office:value-type="date" office:date-value="2016-06-06">
            <text:p>06.06.2016</text:p>
          </table:table-cell>
          <table:table-cell table:number-columns-repeated="7"/>
          <table:table-cell table:number-columns-repeated="2"/>
          <table:table-cell table:formula="of:=[.K192]-[.J192]" office:value-type="float" office:value="0">
            <text:p>0:00</text:p>
          </table:table-cell>
          <table:table-cell table:style-name="ce26" office:value-type="time" office:time-value="PT05H08M35S">
            <text:p>05:08:35</text:p>
          </table:table-cell>
          <table:table-cell table:style-name="ce49" office:value-type="time" office:time-value="PT21H20M29S">
            <text:p>21:20:29</text:p>
          </table:table-cell>
          <table:table-cell table:formula="of:=[.N192]-[.M192]" office:value-type="float" office:value="0.674930555555556">
            <text:p>16:11:54</text:p>
          </table:table-cell>
          <table:table-cell office:value-type="float" office:value="0.21875">
            <text:p>5:15</text:p>
          </table:table-cell>
          <table:table-cell office:value-type="float" office:value="0.881944444444444">
            <text:p>21:10</text:p>
          </table:table-cell>
          <table:table-cell table:formula="of:=[.Q192]-[.P192]" office:value-type="float" office:value="0.663194444444444">
            <text:p>15:55</text:p>
          </table:table-cell>
          <table:table-cell table:formula="of:=[.V192]-[.R192]" office:value-type="float" office:value="0.00309027777777759">
            <text:p>0:04:27</text:p>
          </table:table-cell>
          <table:table-cell table:style-name="ce26" office:value-type="time" office:time-value="PT05H12M32S">
            <text:p>05:12:32</text:p>
          </table:table-cell>
          <table:table-cell table:style-name="ce49" office:value-type="time" office:time-value="PT21H11M59S">
            <text:p>21:11:59</text:p>
          </table:table-cell>
          <table:table-cell table:formula="of:=[.U192]-[.T192]" office:value-type="float" office:value="0.666284722222222">
            <text:p>15:59:27</text:p>
          </table:table-cell>
          <table:table-cell table:number-columns-repeated="1002"/>
        </table:table-row>
        <table:table-row table:style-name="ro1">
          <table:table-cell table:formula="of:=[.B193]" office:value-type="date" office:date-value="2016-06-07">
            <text:p>Di, </text:p>
          </table:table-cell>
          <table:table-cell office:value-type="date" office:date-value="2016-06-07">
            <text:p>07.06.2016</text:p>
          </table:table-cell>
          <table:table-cell table:number-columns-repeated="7"/>
          <table:table-cell table:number-columns-repeated="2"/>
          <table:table-cell table:formula="of:=[.K193]-[.J193]" office:value-type="float" office:value="0">
            <text:p>0:00</text:p>
          </table:table-cell>
          <table:table-cell table:style-name="ce26" office:value-type="time" office:time-value="PT05H08M10S">
            <text:p>05:08:10</text:p>
          </table:table-cell>
          <table:table-cell table:style-name="ce49" office:value-type="time" office:time-value="PT21H21M16S">
            <text:p>21:21:16</text:p>
          </table:table-cell>
          <table:table-cell table:formula="of:=[.N193]-[.M193]" office:value-type="float" office:value="0.675763888888889">
            <text:p>16:13:06</text:p>
          </table:table-cell>
          <table:table-cell office:value-type="float" office:value="0.21875">
            <text:p>5:15</text:p>
          </table:table-cell>
          <table:table-cell office:value-type="float" office:value="0.882638888888889">
            <text:p>21:11</text:p>
          </table:table-cell>
          <table:table-cell table:formula="of:=[.Q193]-[.P193]" office:value-type="float" office:value="0.663888888888889">
            <text:p>15:56</text:p>
          </table:table-cell>
          <table:table-cell table:formula="of:=[.V193]-[.R193]" office:value-type="float" office:value="0.00317129629629642">
            <text:p>0:04:34</text:p>
          </table:table-cell>
          <table:table-cell table:style-name="ce26" office:value-type="time" office:time-value="PT05H12M10S">
            <text:p>05:12:10</text:p>
          </table:table-cell>
          <table:table-cell table:style-name="ce49" office:value-type="time" office:time-value="PT21H12M44S">
            <text:p>21:12:44</text:p>
          </table:table-cell>
          <table:table-cell table:formula="of:=[.U193]-[.T193]" office:value-type="float" office:value="0.667060185185185">
            <text:p>16:00:34</text:p>
          </table:table-cell>
          <table:table-cell table:number-columns-repeated="1002"/>
        </table:table-row>
        <table:table-row table:style-name="ro1">
          <table:table-cell table:formula="of:=[.B194]" office:value-type="date" office:date-value="2016-06-08">
            <text:p>Mi, </text:p>
          </table:table-cell>
          <table:table-cell office:value-type="date" office:date-value="2016-06-08">
            <text:p>08.06.2016</text:p>
          </table:table-cell>
          <table:table-cell table:number-columns-repeated="7"/>
          <table:table-cell table:number-columns-repeated="2"/>
          <table:table-cell table:formula="of:=[.K194]-[.J194]" office:value-type="float" office:value="0">
            <text:p>0:00</text:p>
          </table:table-cell>
          <table:table-cell table:style-name="ce26" office:value-type="time" office:time-value="PT05H07M48S">
            <text:p>05:07:48</text:p>
          </table:table-cell>
          <table:table-cell table:style-name="ce49" office:value-type="time" office:time-value="PT21H22M02S">
            <text:p>21:22:02</text:p>
          </table:table-cell>
          <table:table-cell table:formula="of:=[.N194]-[.M194]" office:value-type="float" office:value="0.676550925925926">
            <text:p>16:14:14</text:p>
          </table:table-cell>
          <table:table-cell office:value-type="float" office:value="0.218055555555556">
            <text:p>5:14</text:p>
          </table:table-cell>
          <table:table-cell office:value-type="float" office:value="0.883333333333333">
            <text:p>21:12</text:p>
          </table:table-cell>
          <table:table-cell table:formula="of:=[.Q194]-[.P194]" office:value-type="float" office:value="0.665277777777778">
            <text:p>15:58</text:p>
          </table:table-cell>
          <table:table-cell table:formula="of:=[.V194]-[.R194]" office:value-type="float" office:value="0.0025115740740741">
            <text:p>0:03:37</text:p>
          </table:table-cell>
          <table:table-cell table:style-name="ce26" office:value-type="time" office:time-value="PT05H11M50S">
            <text:p>05:11:50</text:p>
          </table:table-cell>
          <table:table-cell table:style-name="ce49" office:value-type="time" office:time-value="PT21H13M27S">
            <text:p>21:13:27</text:p>
          </table:table-cell>
          <table:table-cell table:formula="of:=[.U194]-[.T194]" office:value-type="float" office:value="0.667789351851852">
            <text:p>16:01:37</text:p>
          </table:table-cell>
          <table:table-cell table:number-columns-repeated="1002"/>
        </table:table-row>
        <table:table-row table:style-name="ro1">
          <table:table-cell table:formula="of:=[.B195]" office:value-type="date" office:date-value="2016-06-09">
            <text:p>Do, </text:p>
          </table:table-cell>
          <table:table-cell office:value-type="date" office:date-value="2016-06-09">
            <text:p>09.06.2016</text:p>
          </table:table-cell>
          <table:table-cell table:number-columns-repeated="7"/>
          <table:table-cell table:number-columns-repeated="2"/>
          <table:table-cell table:formula="of:=[.K195]-[.J195]" office:value-type="float" office:value="0">
            <text:p>0:00</text:p>
          </table:table-cell>
          <table:table-cell table:style-name="ce26" office:value-type="time" office:time-value="PT05H07M29S">
            <text:p>05:07:29</text:p>
          </table:table-cell>
          <table:table-cell table:style-name="ce49" office:value-type="time" office:time-value="PT21H22M45S">
            <text:p>21:22:45</text:p>
          </table:table-cell>
          <table:table-cell table:formula="of:=[.N195]-[.M195]" office:value-type="float" office:value="0.677268518518519">
            <text:p>16:15:16</text:p>
          </table:table-cell>
          <table:table-cell office:value-type="float" office:value="0.218055555555556">
            <text:p>5:14</text:p>
          </table:table-cell>
          <table:table-cell office:value-type="float" office:value="0.883333333333333">
            <text:p>21:12</text:p>
          </table:table-cell>
          <table:table-cell table:formula="of:=[.Q195]-[.P195]" office:value-type="float" office:value="0.665277777777778">
            <text:p>15:58</text:p>
          </table:table-cell>
          <table:table-cell table:formula="of:=[.V195]-[.R195]" office:value-type="float" office:value="0.00319444444444461">
            <text:p>0:04:36</text:p>
          </table:table-cell>
          <table:table-cell table:style-name="ce26" office:value-type="time" office:time-value="PT05H11M32S">
            <text:p>05:11:32</text:p>
          </table:table-cell>
          <table:table-cell table:style-name="ce49" office:value-type="time" office:time-value="PT21H14M08S">
            <text:p>21:14:08</text:p>
          </table:table-cell>
          <table:table-cell table:formula="of:=[.U195]-[.T195]" office:value-type="float" office:value="0.668472222222222">
            <text:p>16:02:36</text:p>
          </table:table-cell>
          <table:table-cell table:number-columns-repeated="1002"/>
        </table:table-row>
        <table:table-row table:style-name="ro1">
          <table:table-cell table:formula="of:=[.B196]" office:value-type="date" office:date-value="2016-06-10">
            <text:p>Fr, </text:p>
          </table:table-cell>
          <table:table-cell office:value-type="date" office:date-value="2016-06-10">
            <text:p>10.06.2016</text:p>
          </table:table-cell>
          <table:table-cell table:number-columns-repeated="7"/>
          <table:table-cell table:number-columns-repeated="2"/>
          <table:table-cell table:formula="of:=[.K196]-[.J196]" office:value-type="float" office:value="0">
            <text:p>0:00</text:p>
          </table:table-cell>
          <table:table-cell table:style-name="ce26" office:value-type="time" office:time-value="PT05H07M12S">
            <text:p>05:07:12</text:p>
          </table:table-cell>
          <table:table-cell table:style-name="ce49" office:value-type="time" office:time-value="PT21H23M25S">
            <text:p>21:23:25</text:p>
          </table:table-cell>
          <table:table-cell table:formula="of:=[.N196]-[.M196]" office:value-type="float" office:value="0.677928240740741">
            <text:p>16:16:13</text:p>
          </table:table-cell>
          <table:table-cell office:value-type="float" office:value="0.218055555555556">
            <text:p>5:14</text:p>
          </table:table-cell>
          <table:table-cell office:value-type="float" office:value="0.884027777777778">
            <text:p>21:13</text:p>
          </table:table-cell>
          <table:table-cell table:formula="of:=[.Q196]-[.P196]" office:value-type="float" office:value="0.665972222222222">
            <text:p>15:59</text:p>
          </table:table-cell>
          <table:table-cell table:formula="of:=[.V196]-[.R196]" office:value-type="float" office:value="0.00311342592592601">
            <text:p>0:04:29</text:p>
          </table:table-cell>
          <table:table-cell table:style-name="ce26" office:value-type="time" office:time-value="PT05H11M18S">
            <text:p>05:11:18</text:p>
          </table:table-cell>
          <table:table-cell table:style-name="ce49" office:value-type="time" office:time-value="PT21H14M47S">
            <text:p>21:14:47</text:p>
          </table:table-cell>
          <table:table-cell table:formula="of:=[.U196]-[.T196]" office:value-type="float" office:value="0.669085648148148">
            <text:p>16:03:29</text:p>
          </table:table-cell>
          <table:table-cell table:number-columns-repeated="1002"/>
        </table:table-row>
        <table:table-row table:style-name="ro1">
          <table:table-cell table:formula="of:=[.B197]" office:value-type="date" office:date-value="2016-06-11">
            <text:p>Sa, </text:p>
          </table:table-cell>
          <table:table-cell office:value-type="date" office:date-value="2016-06-11">
            <text:p>11.06.2016</text:p>
          </table:table-cell>
          <table:table-cell table:number-columns-repeated="7"/>
          <table:table-cell table:number-columns-repeated="2"/>
          <table:table-cell table:formula="of:=[.K197]-[.J197]" office:value-type="float" office:value="0">
            <text:p>0:00</text:p>
          </table:table-cell>
          <table:table-cell table:style-name="ce26" office:value-type="time" office:time-value="PT05H06M59S">
            <text:p>05:06:59</text:p>
          </table:table-cell>
          <table:table-cell table:style-name="ce49" office:value-type="time" office:time-value="PT21H24M03S">
            <text:p>21:24:03</text:p>
          </table:table-cell>
          <table:table-cell table:formula="of:=[.N197]-[.M197]" office:value-type="float" office:value="0.678518518518519">
            <text:p>16:17:04</text:p>
          </table:table-cell>
          <table:table-cell office:value-type="float" office:value="0.218055555555556">
            <text:p>5:14</text:p>
          </table:table-cell>
          <table:table-cell office:value-type="float" office:value="0.884722222222222">
            <text:p>21:14</text:p>
          </table:table-cell>
          <table:table-cell table:formula="of:=[.Q197]-[.P197]" office:value-type="float" office:value="0.666666666666667">
            <text:p>16:00</text:p>
          </table:table-cell>
          <table:table-cell table:formula="of:=[.V197]-[.R197]" office:value-type="float" office:value="0.00298611111111113">
            <text:p>0:04:18</text:p>
          </table:table-cell>
          <table:table-cell table:style-name="ce26" office:value-type="time" office:time-value="PT05H11M06S">
            <text:p>05:11:06</text:p>
          </table:table-cell>
          <table:table-cell table:style-name="ce49" office:value-type="time" office:time-value="PT21H15M24S">
            <text:p>21:15:24</text:p>
          </table:table-cell>
          <table:table-cell table:formula="of:=[.U197]-[.T197]" office:value-type="float" office:value="0.669652777777778">
            <text:p>16:04:18</text:p>
          </table:table-cell>
          <table:table-cell table:number-columns-repeated="1002"/>
        </table:table-row>
        <table:table-row table:style-name="ro1">
          <table:table-cell table:formula="of:=[.B198]" office:value-type="date" office:date-value="2016-06-12">
            <text:p>So, </text:p>
          </table:table-cell>
          <table:table-cell office:value-type="date" office:date-value="2016-06-12">
            <text:p>12.06.2016</text:p>
          </table:table-cell>
          <table:table-cell table:number-columns-repeated="7"/>
          <table:table-cell table:number-columns-repeated="2"/>
          <table:table-cell table:formula="of:=[.K198]-[.J198]" office:value-type="float" office:value="0">
            <text:p>0:00</text:p>
          </table:table-cell>
          <table:table-cell table:style-name="ce26" office:value-type="time" office:time-value="PT05H06M48S">
            <text:p>05:06:48</text:p>
          </table:table-cell>
          <table:table-cell table:style-name="ce49" office:value-type="time" office:time-value="PT21H24M39S">
            <text:p>21:24:39</text:p>
          </table:table-cell>
          <table:table-cell table:formula="of:=[.N198]-[.M198]" office:value-type="float" office:value="0.6790625">
            <text:p>16:17:51</text:p>
          </table:table-cell>
          <table:table-cell office:value-type="float" office:value="0.217361111111111">
            <text:p>5:13</text:p>
          </table:table-cell>
          <table:table-cell office:value-type="float" office:value="0.884722222222222">
            <text:p>21:14</text:p>
          </table:table-cell>
          <table:table-cell table:formula="of:=[.Q198]-[.P198]" office:value-type="float" office:value="0.667361111111111">
            <text:p>16:01</text:p>
          </table:table-cell>
          <table:table-cell table:formula="of:=[.V198]-[.R198]" office:value-type="float" office:value="0.00280092592592596">
            <text:p>0:04:02</text:p>
          </table:table-cell>
          <table:table-cell table:style-name="ce26" office:value-type="time" office:time-value="PT05H10M56S">
            <text:p>05:10:56</text:p>
          </table:table-cell>
          <table:table-cell table:style-name="ce49" office:value-type="time" office:time-value="PT21H15M58S">
            <text:p>21:15:58</text:p>
          </table:table-cell>
          <table:table-cell table:formula="of:=[.U198]-[.T198]" office:value-type="float" office:value="0.670162037037037">
            <text:p>16:05:02</text:p>
          </table:table-cell>
          <table:table-cell table:number-columns-repeated="1002"/>
        </table:table-row>
        <table:table-row table:style-name="ro1">
          <table:table-cell table:formula="of:=[.B199]" office:value-type="date" office:date-value="2016-06-13">
            <text:p>Mo, </text:p>
          </table:table-cell>
          <table:table-cell office:value-type="date" office:date-value="2016-06-13">
            <text:p>13.06.2016</text:p>
          </table:table-cell>
          <table:table-cell table:number-columns-repeated="7"/>
          <table:table-cell table:number-columns-repeated="2"/>
          <table:table-cell table:formula="of:=[.K199]-[.J199]" office:value-type="float" office:value="0">
            <text:p>0:00</text:p>
          </table:table-cell>
          <table:table-cell table:style-name="ce26" office:value-type="time" office:time-value="PT05H06M40S">
            <text:p>05:06:40</text:p>
          </table:table-cell>
          <table:table-cell table:style-name="ce49" office:value-type="time" office:time-value="PT21H25M12S">
            <text:p>21:25:12</text:p>
          </table:table-cell>
          <table:table-cell table:formula="of:=[.N199]-[.M199]" office:value-type="float" office:value="0.679537037037037">
            <text:p>16:18:32</text:p>
          </table:table-cell>
          <table:table-cell office:value-type="float" office:value="0.217361111111111">
            <text:p>5:13</text:p>
          </table:table-cell>
          <table:table-cell office:value-type="float" office:value="0.885416666666667">
            <text:p>21:15</text:p>
          </table:table-cell>
          <table:table-cell table:formula="of:=[.Q199]-[.P199]" office:value-type="float" office:value="0.668055555555555">
            <text:p>16:02</text:p>
          </table:table-cell>
          <table:table-cell table:formula="of:=[.V199]-[.R199]" office:value-type="float" office:value="0.00254629629629621">
            <text:p>0:03:40</text:p>
          </table:table-cell>
          <table:table-cell table:style-name="ce26" office:value-type="time" office:time-value="PT05H10M50S">
            <text:p>05:10:50</text:p>
          </table:table-cell>
          <table:table-cell table:style-name="ce49" office:value-type="time" office:time-value="PT21H16M30S">
            <text:p>21:16:30</text:p>
          </table:table-cell>
          <table:table-cell table:formula="of:=[.U199]-[.T199]" office:value-type="float" office:value="0.670601851851852">
            <text:p>16:05:40</text:p>
          </table:table-cell>
          <table:table-cell table:number-columns-repeated="1002"/>
        </table:table-row>
        <table:table-row table:style-name="ro1">
          <table:table-cell table:formula="of:=[.B200]" office:value-type="date" office:date-value="2016-06-14">
            <text:p>Di, </text:p>
          </table:table-cell>
          <table:table-cell office:value-type="date" office:date-value="2016-06-14">
            <text:p>14.06.2016</text:p>
          </table:table-cell>
          <table:table-cell table:number-columns-repeated="7"/>
          <table:table-cell table:number-columns-repeated="2"/>
          <table:table-cell table:formula="of:=[.K200]-[.J200]" office:value-type="float" office:value="0">
            <text:p>0:00</text:p>
          </table:table-cell>
          <table:table-cell table:style-name="ce26" office:value-type="time" office:time-value="PT05H06M35S">
            <text:p>05:06:35</text:p>
          </table:table-cell>
          <table:table-cell table:style-name="ce49" office:value-type="time" office:time-value="PT21H25M43S">
            <text:p>21:25:43</text:p>
          </table:table-cell>
          <table:table-cell table:formula="of:=[.N200]-[.M200]" office:value-type="float" office:value="0.679953703703704">
            <text:p>16:19:08</text:p>
          </table:table-cell>
          <table:table-cell office:value-type="float" office:value="0.217361111111111">
            <text:p>5:13</text:p>
          </table:table-cell>
          <table:table-cell office:value-type="float" office:value="0.885416666666667">
            <text:p>21:15</text:p>
          </table:table-cell>
          <table:table-cell table:formula="of:=[.Q200]-[.P200]" office:value-type="float" office:value="0.668055555555555">
            <text:p>16:02</text:p>
          </table:table-cell>
          <table:table-cell table:formula="of:=[.V200]-[.R200]" office:value-type="float" office:value="0.00293981481481487">
            <text:p>0:04:14</text:p>
          </table:table-cell>
          <table:table-cell table:style-name="ce26" office:value-type="time" office:time-value="PT05H10M46S">
            <text:p>05:10:46</text:p>
          </table:table-cell>
          <table:table-cell table:style-name="ce49" office:value-type="time" office:time-value="PT21H17M00S">
            <text:p>21:17:00</text:p>
          </table:table-cell>
          <table:table-cell table:formula="of:=[.U200]-[.T200]" office:value-type="float" office:value="0.67099537037037">
            <text:p>16:06:14</text:p>
          </table:table-cell>
          <table:table-cell table:number-columns-repeated="1002"/>
        </table:table-row>
        <table:table-row table:style-name="ro1">
          <table:table-cell table:formula="of:=[.B201]" office:value-type="date" office:date-value="2016-06-15">
            <text:p>Mi, </text:p>
          </table:table-cell>
          <table:table-cell office:value-type="date" office:date-value="2016-06-15">
            <text:p>15.06.2016</text:p>
          </table:table-cell>
          <table:table-cell table:number-columns-repeated="7"/>
          <table:table-cell table:number-columns-repeated="2"/>
          <table:table-cell table:formula="of:=[.K201]-[.J201]" office:value-type="float" office:value="0">
            <text:p>0:00</text:p>
          </table:table-cell>
          <table:table-cell table:style-name="ce26" office:value-type="time" office:time-value="PT05H06M33S">
            <text:p>05:06:33</text:p>
          </table:table-cell>
          <table:table-cell table:style-name="ce49" office:value-type="time" office:time-value="PT21H26M11S">
            <text:p>21:26:11</text:p>
          </table:table-cell>
          <table:table-cell table:formula="of:=[.N201]-[.M201]" office:value-type="float" office:value="0.680300925925926">
            <text:p>16:19:38</text:p>
          </table:table-cell>
          <table:table-cell office:value-type="float" office:value="0.217361111111111">
            <text:p>5:13</text:p>
          </table:table-cell>
          <table:table-cell office:value-type="float" office:value="0.886111111111111">
            <text:p>21:16</text:p>
          </table:table-cell>
          <table:table-cell table:formula="of:=[.Q201]-[.P201]" office:value-type="float" office:value="0.66875">
            <text:p>16:03</text:p>
          </table:table-cell>
          <table:table-cell table:formula="of:=[.V201]-[.R201]" office:value-type="float" office:value="0.00258101851851844">
            <text:p>0:03:43</text:p>
          </table:table-cell>
          <table:table-cell table:style-name="ce26" office:value-type="time" office:time-value="PT05H10M44S">
            <text:p>05:10:44</text:p>
          </table:table-cell>
          <table:table-cell table:style-name="ce49" office:value-type="time" office:time-value="PT21H17M27S">
            <text:p>21:17:27</text:p>
          </table:table-cell>
          <table:table-cell table:formula="of:=[.U201]-[.T201]" office:value-type="float" office:value="0.671331018518518">
            <text:p>16:06:43</text:p>
          </table:table-cell>
          <table:table-cell table:number-columns-repeated="1002"/>
        </table:table-row>
        <table:table-row table:style-name="ro1">
          <table:table-cell table:formula="of:=[.B202]" office:value-type="date" office:date-value="2016-06-16">
            <text:p>Do, </text:p>
          </table:table-cell>
          <table:table-cell office:value-type="date" office:date-value="2016-06-16">
            <text:p>16.06.2016</text:p>
          </table:table-cell>
          <table:table-cell table:number-columns-repeated="7"/>
          <table:table-cell table:number-columns-repeated="2"/>
          <table:table-cell table:formula="of:=[.K202]-[.J202]" office:value-type="float" office:value="0">
            <text:p>0:00</text:p>
          </table:table-cell>
          <table:table-cell table:style-name="ce26" office:value-type="time" office:time-value="PT05H06M33S">
            <text:p>05:06:33</text:p>
          </table:table-cell>
          <table:table-cell table:style-name="ce49" office:value-type="time" office:time-value="PT21H26M36S">
            <text:p>21:26:36</text:p>
          </table:table-cell>
          <table:table-cell table:formula="of:=[.N202]-[.M202]" office:value-type="float" office:value="0.680590277777778">
            <text:p>16:20:03</text:p>
          </table:table-cell>
          <table:table-cell office:value-type="float" office:value="0.217361111111111">
            <text:p>5:13</text:p>
          </table:table-cell>
          <table:table-cell office:value-type="float" office:value="0.886111111111111">
            <text:p>21:16</text:p>
          </table:table-cell>
          <table:table-cell table:formula="of:=[.Q202]-[.P202]" office:value-type="float" office:value="0.66875">
            <text:p>16:03</text:p>
          </table:table-cell>
          <table:table-cell table:formula="of:=[.V202]-[.R202]" office:value-type="float" office:value="0.00283564814814796">
            <text:p>0:04:05</text:p>
          </table:table-cell>
          <table:table-cell table:style-name="ce26" office:value-type="time" office:time-value="PT05H10M46S">
            <text:p>05:10:46</text:p>
          </table:table-cell>
          <table:table-cell table:style-name="ce49" office:value-type="time" office:time-value="PT21H17M51S">
            <text:p>21:17:51</text:p>
          </table:table-cell>
          <table:table-cell table:formula="of:=[.U202]-[.T202]" office:value-type="float" office:value="0.671585648148148">
            <text:p>16:07:05</text:p>
          </table:table-cell>
          <table:table-cell table:number-columns-repeated="1002"/>
        </table:table-row>
        <table:table-row table:style-name="ro1">
          <table:table-cell table:formula="of:=[.B203]" office:value-type="date" office:date-value="2016-06-17">
            <text:p>Fr, </text:p>
          </table:table-cell>
          <table:table-cell office:value-type="date" office:date-value="2016-06-17">
            <text:p>17.06.2016</text:p>
          </table:table-cell>
          <table:table-cell table:number-columns-repeated="7"/>
          <table:table-cell table:number-columns-repeated="2"/>
          <table:table-cell table:formula="of:=[.K203]-[.J203]" office:value-type="float" office:value="0">
            <text:p>0:00</text:p>
          </table:table-cell>
          <table:table-cell table:style-name="ce26" office:value-type="time" office:time-value="PT05H06M36S">
            <text:p>05:06:36</text:p>
          </table:table-cell>
          <table:table-cell table:style-name="ce49" office:value-type="time" office:time-value="PT21H26M59S">
            <text:p>21:26:59</text:p>
          </table:table-cell>
          <table:table-cell table:formula="of:=[.N203]-[.M203]" office:value-type="float" office:value="0.680821759259259">
            <text:p>16:20:23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203]-[.P203]" office:value-type="float" office:value="0.669444444444444">
            <text:p>16:04</text:p>
          </table:table-cell>
          <table:table-cell table:formula="of:=[.V203]-[.R203]" office:value-type="float" office:value="0.00234953703703689">
            <text:p>0:03:23</text:p>
          </table:table-cell>
          <table:table-cell table:style-name="ce26" office:value-type="time" office:time-value="PT05H10M50S">
            <text:p>05:10:50</text:p>
          </table:table-cell>
          <table:table-cell table:style-name="ce49" office:value-type="time" office:time-value="PT21H18M13S">
            <text:p>21:18:13</text:p>
          </table:table-cell>
          <table:table-cell table:formula="of:=[.U203]-[.T203]" office:value-type="float" office:value="0.671793981481481">
            <text:p>16:07:23</text:p>
          </table:table-cell>
          <table:table-cell table:number-columns-repeated="1002"/>
        </table:table-row>
        <table:table-row table:style-name="ro1">
          <table:table-cell table:formula="of:=[.B204]" office:value-type="date" office:date-value="2016-06-18">
            <text:p>Sa, </text:p>
          </table:table-cell>
          <table:table-cell office:value-type="date" office:date-value="2016-06-18">
            <text:p>18.06.2016</text:p>
          </table:table-cell>
          <table:table-cell table:number-columns-repeated="7"/>
          <table:table-cell table:number-columns-repeated="2"/>
          <table:table-cell table:formula="of:=[.K204]-[.J204]" office:value-type="float" office:value="0">
            <text:p>0:00</text:p>
          </table:table-cell>
          <table:table-cell table:style-name="ce26" office:value-type="time" office:time-value="PT05H06M42S">
            <text:p>05:06:42</text:p>
          </table:table-cell>
          <table:table-cell table:style-name="ce49" office:value-type="time" office:time-value="PT21H27M19S">
            <text:p>21:27:19</text:p>
          </table:table-cell>
          <table:table-cell table:formula="of:=[.N204]-[.M204]" office:value-type="float" office:value="0.680983796296296">
            <text:p>16:20:37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204]-[.P204]" office:value-type="float" office:value="0.669444444444444">
            <text:p>16:04</text:p>
          </table:table-cell>
          <table:table-cell table:formula="of:=[.V204]-[.R204]" office:value-type="float" office:value="0.0025115740740741">
            <text:p>0:03:37</text:p>
          </table:table-cell>
          <table:table-cell table:style-name="ce26" office:value-type="time" office:time-value="PT05H10M56S">
            <text:p>05:10:56</text:p>
          </table:table-cell>
          <table:table-cell table:style-name="ce49" office:value-type="time" office:time-value="PT21H18M33S">
            <text:p>21:18:33</text:p>
          </table:table-cell>
          <table:table-cell table:formula="of:=[.U204]-[.T204]" office:value-type="float" office:value="0.671956018518519">
            <text:p>16:07:37</text:p>
          </table:table-cell>
          <table:table-cell table:number-columns-repeated="1002"/>
        </table:table-row>
        <table:table-row table:style-name="ro1">
          <table:table-cell table:formula="of:=[.B205]" office:value-type="date" office:date-value="2016-06-19">
            <text:p>So, </text:p>
          </table:table-cell>
          <table:table-cell office:value-type="date" office:date-value="2016-06-19">
            <text:p>19.06.2016</text:p>
          </table:table-cell>
          <table:table-cell table:number-columns-repeated="7"/>
          <table:table-cell table:number-columns-repeated="2"/>
          <table:table-cell table:formula="of:=[.K205]-[.J205]" office:value-type="float" office:value="0">
            <text:p>0:00</text:p>
          </table:table-cell>
          <table:table-cell table:style-name="ce26" office:value-type="time" office:time-value="PT05H06M51S">
            <text:p>05:06:51</text:p>
          </table:table-cell>
          <table:table-cell table:style-name="ce49" office:value-type="time" office:time-value="PT21H27M36S">
            <text:p>21:27:36</text:p>
          </table:table-cell>
          <table:table-cell table:formula="of:=[.N205]-[.M205]" office:value-type="float" office:value="0.681076388888889">
            <text:p>16:20:45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205]-[.P205]" office:value-type="float" office:value="0.669444444444444">
            <text:p>16:04</text:p>
          </table:table-cell>
          <table:table-cell table:formula="of:=[.V205]-[.R205]" office:value-type="float" office:value="0.00260416666666685">
            <text:p>0:03:45</text:p>
          </table:table-cell>
          <table:table-cell table:style-name="ce26" office:value-type="time" office:time-value="PT05H11M05S">
            <text:p>05:11:05</text:p>
          </table:table-cell>
          <table:table-cell table:style-name="ce49" office:value-type="time" office:time-value="PT21H18M50S">
            <text:p>21:18:50</text:p>
          </table:table-cell>
          <table:table-cell table:formula="of:=[.U205]-[.T205]" office:value-type="float" office:value="0.672048611111111">
            <text:p>16:07:45</text:p>
          </table:table-cell>
          <table:table-cell table:number-columns-repeated="1002"/>
        </table:table-row>
        <table:table-row table:style-name="ro1">
          <table:table-cell table:formula="of:=[.B206]" office:value-type="date" office:date-value="2016-06-20">
            <text:p>Mo, </text:p>
          </table:table-cell>
          <table:table-cell office:value-type="date" office:date-value="2016-06-20">
            <text:p>20.06.2016</text:p>
          </table:table-cell>
          <table:table-cell table:number-columns-repeated="7"/>
          <table:table-cell table:number-columns-repeated="2"/>
          <table:table-cell table:formula="of:=[.K206]-[.J206]" office:value-type="float" office:value="0">
            <text:p>0:00</text:p>
          </table:table-cell>
          <table:table-cell table:style-name="ce26" office:value-type="time" office:time-value="PT05H07M03S">
            <text:p>05:07:03</text:p>
          </table:table-cell>
          <table:table-cell table:style-name="ce49" office:value-type="time" office:time-value="PT21H27M51S">
            <text:p>21:27:51</text:p>
          </table:table-cell>
          <table:table-cell table:formula="of:=[.N206]-[.M206]" office:value-type="float" office:value="0.681111111111111">
            <text:p>16:20:48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206]-[.P206]" office:value-type="float" office:value="0.669444444444444">
            <text:p>16:04</text:p>
          </table:table-cell>
          <table:table-cell table:formula="of:=[.V206]-[.R206]" office:value-type="float" office:value="0.00263888888888886">
            <text:p>0:03:48</text:p>
          </table:table-cell>
          <table:table-cell table:style-name="ce26" office:value-type="time" office:time-value="PT05H11M17S">
            <text:p>05:11:17</text:p>
          </table:table-cell>
          <table:table-cell table:style-name="ce49" office:value-type="time" office:time-value="PT21H19M05S">
            <text:p>21:19:05</text:p>
          </table:table-cell>
          <table:table-cell table:formula="of:=[.U206]-[.T206]" office:value-type="float" office:value="0.672083333333333">
            <text:p>16:07:48</text:p>
          </table:table-cell>
          <table:table-cell table:number-columns-repeated="1002"/>
        </table:table-row>
        <table:table-row table:style-name="ro1">
          <table:table-cell table:formula="of:=[.B207]" office:value-type="date" office:date-value="2016-06-21">
            <text:p>Di, </text:p>
          </table:table-cell>
          <table:table-cell office:value-type="date" office:date-value="2016-06-21">
            <text:p>21.06.2016</text:p>
          </table:table-cell>
          <table:table-cell table:number-columns-repeated="7"/>
          <table:table-cell table:number-columns-repeated="2"/>
          <table:table-cell table:formula="of:=[.K207]-[.J207]" office:value-type="float" office:value="0">
            <text:p>0:00</text:p>
          </table:table-cell>
          <table:table-cell table:style-name="ce26" office:value-type="time" office:time-value="PT05H07M17S">
            <text:p>05:07:17</text:p>
          </table:table-cell>
          <table:table-cell table:style-name="ce49" office:value-type="time" office:time-value="PT21H28M03S">
            <text:p>21:28:03</text:p>
          </table:table-cell>
          <table:table-cell table:formula="of:=[.N207]-[.M207]" office:value-type="float" office:value="0.681087962962963">
            <text:p>16:20:46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207]-[.P207]" office:value-type="float" office:value="0.669444444444444">
            <text:p>16:04</text:p>
          </table:table-cell>
          <table:table-cell table:formula="of:=[.V207]-[.R207]" office:value-type="float" office:value="0.00260416666666674">
            <text:p>0:03:45</text:p>
          </table:table-cell>
          <table:table-cell table:style-name="ce26" office:value-type="time" office:time-value="PT05H11M31S">
            <text:p>05:11:31</text:p>
          </table:table-cell>
          <table:table-cell table:style-name="ce49" office:value-type="time" office:time-value="PT21H19M16S">
            <text:p>21:19:16</text:p>
          </table:table-cell>
          <table:table-cell table:formula="of:=[.U207]-[.T207]" office:value-type="float" office:value="0.672048611111111">
            <text:p>16:07:45</text:p>
          </table:table-cell>
          <table:table-cell table:number-columns-repeated="1002"/>
        </table:table-row>
        <table:table-row table:style-name="ro1">
          <table:table-cell table:formula="of:=[.B208]" office:value-type="date" office:date-value="2016-06-22">
            <text:p>Mi, </text:p>
          </table:table-cell>
          <table:table-cell office:value-type="date" office:date-value="2016-06-22">
            <text:p>22.06.2016</text:p>
          </table:table-cell>
          <table:table-cell table:number-columns-repeated="7"/>
          <table:table-cell table:number-columns-repeated="2"/>
          <table:table-cell table:formula="of:=[.K208]-[.J208]" office:value-type="float" office:value="0">
            <text:p>0:00</text:p>
          </table:table-cell>
          <table:table-cell table:style-name="ce26" office:value-type="time" office:time-value="PT05H07M34S">
            <text:p>05:07:34</text:p>
          </table:table-cell>
          <table:table-cell table:style-name="ce49" office:value-type="time" office:time-value="PT21H28M12S">
            <text:p>21:28:12</text:p>
          </table:table-cell>
          <table:table-cell table:formula="of:=[.N208]-[.M208]" office:value-type="float" office:value="0.68099537037037">
            <text:p>16:20:38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208]-[.P208]" office:value-type="float" office:value="0.669444444444444">
            <text:p>16:04</text:p>
          </table:table-cell>
          <table:table-cell table:formula="of:=[.V208]-[.R208]" office:value-type="float" office:value="0.00252314814814802">
            <text:p>0:03:38</text:p>
          </table:table-cell>
          <table:table-cell table:style-name="ce26" office:value-type="time" office:time-value="PT05H11M48S">
            <text:p>05:11:48</text:p>
          </table:table-cell>
          <table:table-cell table:style-name="ce49" office:value-type="time" office:time-value="PT21H19M26S">
            <text:p>21:19:26</text:p>
          </table:table-cell>
          <table:table-cell table:formula="of:=[.U208]-[.T208]" office:value-type="float" office:value="0.671967592592593">
            <text:p>16:07:38</text:p>
          </table:table-cell>
          <table:table-cell table:number-columns-repeated="1002"/>
        </table:table-row>
        <table:table-row table:style-name="ro1">
          <table:table-cell table:formula="of:=[.B209]" office:value-type="date" office:date-value="2016-06-23">
            <text:p>Do, </text:p>
          </table:table-cell>
          <table:table-cell office:value-type="date" office:date-value="2016-06-23">
            <text:p>23.06.2016</text:p>
          </table:table-cell>
          <table:table-cell table:number-columns-repeated="7"/>
          <table:table-cell table:number-columns-repeated="2"/>
          <table:table-cell table:formula="of:=[.K209]-[.J209]" office:value-type="float" office:value="0">
            <text:p>0:00</text:p>
          </table:table-cell>
          <table:table-cell table:style-name="ce26" office:value-type="time" office:time-value="PT05H07M54S">
            <text:p>05:07:54</text:p>
          </table:table-cell>
          <table:table-cell table:style-name="ce49" office:value-type="time" office:time-value="PT21H28M18S">
            <text:p>21:28:18</text:p>
          </table:table-cell>
          <table:table-cell table:formula="of:=[.N209]-[.M209]" office:value-type="float" office:value="0.680833333333333">
            <text:p>16:20:24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209]-[.P209]" office:value-type="float" office:value="0.669444444444444">
            <text:p>16:04</text:p>
          </table:table-cell>
          <table:table-cell table:formula="of:=[.V209]-[.R209]" office:value-type="float" office:value="0.00237268518518507">
            <text:p>0:03:25</text:p>
          </table:table-cell>
          <table:table-cell table:style-name="ce26" office:value-type="time" office:time-value="PT05H12M07S">
            <text:p>05:12:07</text:p>
          </table:table-cell>
          <table:table-cell table:style-name="ce49" office:value-type="time" office:time-value="PT21H19M32S">
            <text:p>21:19:32</text:p>
          </table:table-cell>
          <table:table-cell table:formula="of:=[.U209]-[.T209]" office:value-type="float" office:value="0.67181712962963">
            <text:p>16:07:25</text:p>
          </table:table-cell>
          <table:table-cell table:number-columns-repeated="1002"/>
        </table:table-row>
        <table:table-row table:style-name="ro1">
          <table:table-cell table:formula="of:=[.B210]" office:value-type="date" office:date-value="2016-06-24">
            <text:p>Fr, </text:p>
          </table:table-cell>
          <table:table-cell office:value-type="date" office:date-value="2016-06-24">
            <text:p>24.06.2016</text:p>
          </table:table-cell>
          <table:table-cell table:number-columns-repeated="7"/>
          <table:table-cell table:number-columns-repeated="2"/>
          <table:table-cell table:formula="of:=[.K210]-[.J210]" office:value-type="float" office:value="0">
            <text:p>0:00</text:p>
          </table:table-cell>
          <table:table-cell table:style-name="ce26" office:value-type="time" office:time-value="PT05H08M16S">
            <text:p>05:08:16</text:p>
          </table:table-cell>
          <table:table-cell table:style-name="ce49" office:value-type="time" office:time-value="PT21H28M21S">
            <text:p>21:28:21</text:p>
          </table:table-cell>
          <table:table-cell table:formula="of:=[.N210]-[.M210]" office:value-type="float" office:value="0.680613425925926">
            <text:p>16:20:05</text:p>
          </table:table-cell>
          <table:table-cell office:value-type="float" office:value="0.21875">
            <text:p>5:15</text:p>
          </table:table-cell>
          <table:table-cell office:value-type="float" office:value="0.8875">
            <text:p>21:18</text:p>
          </table:table-cell>
          <table:table-cell table:formula="of:=[.Q210]-[.P210]" office:value-type="float" office:value="0.66875">
            <text:p>16:03</text:p>
          </table:table-cell>
          <table:table-cell table:formula="of:=[.V210]-[.R210]" office:value-type="float" office:value="0.00285879629629626">
            <text:p>0:04:07</text:p>
          </table:table-cell>
          <table:table-cell table:style-name="ce26" office:value-type="time" office:time-value="PT05H12M29S">
            <text:p>05:12:29</text:p>
          </table:table-cell>
          <table:table-cell table:style-name="ce49" office:value-type="time" office:time-value="PT21H19M36S">
            <text:p>21:19:36</text:p>
          </table:table-cell>
          <table:table-cell table:formula="of:=[.U210]-[.T210]" office:value-type="float" office:value="0.671608796296296">
            <text:p>16:07:07</text:p>
          </table:table-cell>
          <table:table-cell table:number-columns-repeated="1002"/>
        </table:table-row>
        <table:table-row table:style-name="ro1">
          <table:table-cell table:formula="of:=[.B211]" office:value-type="date" office:date-value="2016-06-25">
            <text:p>Sa, </text:p>
          </table:table-cell>
          <table:table-cell office:value-type="date" office:date-value="2016-06-25">
            <text:p>25.06.2016</text:p>
          </table:table-cell>
          <table:table-cell table:number-columns-repeated="7"/>
          <table:table-cell table:number-columns-repeated="2"/>
          <table:table-cell table:formula="of:=[.K211]-[.J211]" office:value-type="float" office:value="0">
            <text:p>0:00</text:p>
          </table:table-cell>
          <table:table-cell table:style-name="ce26" office:value-type="time" office:time-value="PT05H08M41S">
            <text:p>05:08:41</text:p>
          </table:table-cell>
          <table:table-cell table:style-name="ce49" office:value-type="time" office:time-value="PT21H28M22S">
            <text:p>21:28:22</text:p>
          </table:table-cell>
          <table:table-cell table:formula="of:=[.N211]-[.M211]" office:value-type="float" office:value="0.680335648148148">
            <text:p>16:19:41</text:p>
          </table:table-cell>
          <table:table-cell office:value-type="float" office:value="0.21875">
            <text:p>5:15</text:p>
          </table:table-cell>
          <table:table-cell office:value-type="float" office:value="0.8875">
            <text:p>21:18</text:p>
          </table:table-cell>
          <table:table-cell table:formula="of:=[.Q211]-[.P211]" office:value-type="float" office:value="0.66875">
            <text:p>16:03</text:p>
          </table:table-cell>
          <table:table-cell table:formula="of:=[.V211]-[.R211]" office:value-type="float" office:value="0.00259259259259259">
            <text:p>0:03:44</text:p>
          </table:table-cell>
          <table:table-cell table:style-name="ce26" office:value-type="time" office:time-value="PT05H12M53S">
            <text:p>05:12:53</text:p>
          </table:table-cell>
          <table:table-cell table:style-name="ce49" office:value-type="time" office:time-value="PT21H19M37S">
            <text:p>21:19:37</text:p>
          </table:table-cell>
          <table:table-cell table:formula="of:=[.U211]-[.T211]" office:value-type="float" office:value="0.671342592592593">
            <text:p>16:06:44</text:p>
          </table:table-cell>
          <table:table-cell table:number-columns-repeated="1002"/>
        </table:table-row>
        <table:table-row table:style-name="ro1">
          <table:table-cell table:formula="of:=[.B212]" office:value-type="date" office:date-value="2016-06-26">
            <text:p>So, </text:p>
          </table:table-cell>
          <table:table-cell office:value-type="date" office:date-value="2016-06-26">
            <text:p>26.06.2016</text:p>
          </table:table-cell>
          <table:table-cell table:number-columns-repeated="7"/>
          <table:table-cell table:number-columns-repeated="2"/>
          <table:table-cell table:formula="of:=[.K212]-[.J212]" office:value-type="float" office:value="0">
            <text:p>0:00</text:p>
          </table:table-cell>
          <table:table-cell table:style-name="ce26" office:value-type="time" office:time-value="PT05H09M08S">
            <text:p>05:09:08</text:p>
          </table:table-cell>
          <table:table-cell table:style-name="ce49" office:value-type="time" office:time-value="PT21H28M19S">
            <text:p>21:28:19</text:p>
          </table:table-cell>
          <table:table-cell table:formula="of:=[.N212]-[.M212]" office:value-type="float" office:value="0.679988425925926">
            <text:p>16:19:11</text:p>
          </table:table-cell>
          <table:table-cell office:value-type="float" office:value="0.21875">
            <text:p>5:15</text:p>
          </table:table-cell>
          <table:table-cell office:value-type="float" office:value="0.8875">
            <text:p>21:18</text:p>
          </table:table-cell>
          <table:table-cell table:formula="of:=[.Q212]-[.P212]" office:value-type="float" office:value="0.66875">
            <text:p>16:03</text:p>
          </table:table-cell>
          <table:table-cell table:formula="of:=[.V212]-[.R212]" office:value-type="float" office:value="0.00228009259259254">
            <text:p>0:03:17</text:p>
          </table:table-cell>
          <table:table-cell table:style-name="ce26" office:value-type="time" office:time-value="PT05H13M19S">
            <text:p>05:13:19</text:p>
          </table:table-cell>
          <table:table-cell table:style-name="ce49" office:value-type="time" office:time-value="PT21H19M36S">
            <text:p>21:19:36</text:p>
          </table:table-cell>
          <table:table-cell table:formula="of:=[.U212]-[.T212]" office:value-type="float" office:value="0.671030092592593">
            <text:p>16:06:17</text:p>
          </table:table-cell>
          <table:table-cell table:number-columns-repeated="1002"/>
        </table:table-row>
        <table:table-row table:style-name="ro1">
          <table:table-cell table:formula="of:=[.B213]" office:value-type="date" office:date-value="2016-06-27">
            <text:p>Mo, </text:p>
          </table:table-cell>
          <table:table-cell office:value-type="date" office:date-value="2016-06-27">
            <text:p>27.06.2016</text:p>
          </table:table-cell>
          <table:table-cell table:number-columns-repeated="7"/>
          <table:table-cell table:number-columns-repeated="2"/>
          <table:table-cell table:formula="of:=[.K213]-[.J213]" office:value-type="float" office:value="0">
            <text:p>0:00</text:p>
          </table:table-cell>
          <table:table-cell table:style-name="ce26" office:value-type="time" office:time-value="PT05H09M38S">
            <text:p>05:09:38</text:p>
          </table:table-cell>
          <table:table-cell table:style-name="ce49" office:value-type="time" office:time-value="PT21H28M14S">
            <text:p>21:28:14</text:p>
          </table:table-cell>
          <table:table-cell table:formula="of:=[.N213]-[.M213]" office:value-type="float" office:value="0.679583333333333">
            <text:p>16:18:36</text:p>
          </table:table-cell>
          <table:table-cell office:value-type="float" office:value="0.219444444444444">
            <text:p>5:16</text:p>
          </table:table-cell>
          <table:table-cell office:value-type="float" office:value="0.8875">
            <text:p>21:18</text:p>
          </table:table-cell>
          <table:table-cell table:formula="of:=[.Q213]-[.P213]" office:value-type="float" office:value="0.668055555555556">
            <text:p>16:02</text:p>
          </table:table-cell>
          <table:table-cell table:formula="of:=[.V213]-[.R213]" office:value-type="float" office:value="0.00259259259259248">
            <text:p>0:03:44</text:p>
          </table:table-cell>
          <table:table-cell table:style-name="ce26" office:value-type="time" office:time-value="PT05H13M48S">
            <text:p>05:13:48</text:p>
          </table:table-cell>
          <table:table-cell table:style-name="ce49" office:value-type="time" office:time-value="PT21H19M32S">
            <text:p>21:19:32</text:p>
          </table:table-cell>
          <table:table-cell table:formula="of:=[.U213]-[.T213]" office:value-type="float" office:value="0.670648148148148">
            <text:p>16:05:44</text:p>
          </table:table-cell>
          <table:table-cell table:number-columns-repeated="1002"/>
        </table:table-row>
        <table:table-row table:style-name="ro1">
          <table:table-cell table:formula="of:=[.B214]" office:value-type="date" office:date-value="2016-06-28">
            <text:p>Di, </text:p>
          </table:table-cell>
          <table:table-cell office:value-type="date" office:date-value="2016-06-28">
            <text:p>28.06.2016</text:p>
          </table:table-cell>
          <table:table-cell table:number-columns-repeated="7"/>
          <table:table-cell table:number-columns-repeated="2"/>
          <table:table-cell table:formula="of:=[.K214]-[.J214]" office:value-type="float" office:value="0">
            <text:p>0:00</text:p>
          </table:table-cell>
          <table:table-cell table:style-name="ce26" office:value-type="time" office:time-value="PT05H10M11S">
            <text:p>05:10:11</text:p>
          </table:table-cell>
          <table:table-cell table:style-name="ce49" office:value-type="time" office:time-value="PT21H28M06S">
            <text:p>21:28:06</text:p>
          </table:table-cell>
          <table:table-cell table:formula="of:=[.N214]-[.M214]" office:value-type="float" office:value="0.679108796296296">
            <text:p>16:17:55</text:p>
          </table:table-cell>
          <table:table-cell office:value-type="float" office:value="0.219444444444444">
            <text:p>5:16</text:p>
          </table:table-cell>
          <table:table-cell office:value-type="float" office:value="0.8875">
            <text:p>21:18</text:p>
          </table:table-cell>
          <table:table-cell table:formula="of:=[.Q214]-[.P214]" office:value-type="float" office:value="0.668055555555556">
            <text:p>16:02</text:p>
          </table:table-cell>
          <table:table-cell table:formula="of:=[.V214]-[.R214]" office:value-type="float" office:value="0.00214120370370363">
            <text:p>0:03:05</text:p>
          </table:table-cell>
          <table:table-cell table:style-name="ce26" office:value-type="time" office:time-value="PT05H14M20S">
            <text:p>05:14:20</text:p>
          </table:table-cell>
          <table:table-cell table:style-name="ce49" office:value-type="time" office:time-value="PT21H19M25S">
            <text:p>21:19:25</text:p>
          </table:table-cell>
          <table:table-cell table:formula="of:=[.U214]-[.T214]" office:value-type="float" office:value="0.670196759259259">
            <text:p>16:05:05</text:p>
          </table:table-cell>
          <table:table-cell table:number-columns-repeated="1002"/>
        </table:table-row>
        <table:table-row table:style-name="ro1">
          <table:table-cell table:formula="of:=[.B215]" office:value-type="date" office:date-value="2016-06-29">
            <text:p>Mi, </text:p>
          </table:table-cell>
          <table:table-cell office:value-type="date" office:date-value="2016-06-29">
            <text:p>29.06.2016</text:p>
          </table:table-cell>
          <table:table-cell table:number-columns-repeated="7"/>
          <table:table-cell table:number-columns-repeated="2"/>
          <table:table-cell table:formula="of:=[.K215]-[.J215]" office:value-type="float" office:value="0">
            <text:p>0:00</text:p>
          </table:table-cell>
          <table:table-cell table:style-name="ce26" office:value-type="time" office:time-value="PT05H10M46S">
            <text:p>05:10:46</text:p>
          </table:table-cell>
          <table:table-cell table:style-name="ce49" office:value-type="time" office:time-value="PT21H27M55S">
            <text:p>21:27:55</text:p>
          </table:table-cell>
          <table:table-cell table:formula="of:=[.N215]-[.M215]" office:value-type="float" office:value="0.678576388888889">
            <text:p>16:17:09</text:p>
          </table:table-cell>
          <table:table-cell office:value-type="float" office:value="0.220138888888889">
            <text:p>5:17</text:p>
          </table:table-cell>
          <table:table-cell office:value-type="float" office:value="0.8875">
            <text:p>21:18</text:p>
          </table:table-cell>
          <table:table-cell table:formula="of:=[.Q215]-[.P215]" office:value-type="float" office:value="0.667361111111111">
            <text:p>16:01</text:p>
          </table:table-cell>
          <table:table-cell table:formula="of:=[.V215]-[.R215]" office:value-type="float" office:value="0.00233796296296285">
            <text:p>0:03:22</text:p>
          </table:table-cell>
          <table:table-cell table:style-name="ce26" office:value-type="time" office:time-value="PT05H14M53S">
            <text:p>05:14:53</text:p>
          </table:table-cell>
          <table:table-cell table:style-name="ce49" office:value-type="time" office:time-value="PT21H19M15S">
            <text:p>21:19:15</text:p>
          </table:table-cell>
          <table:table-cell table:formula="of:=[.U215]-[.T215]" office:value-type="float" office:value="0.669699074074074">
            <text:p>16:04:22</text:p>
          </table:table-cell>
          <table:table-cell table:number-columns-repeated="1002"/>
        </table:table-row>
        <table:table-row table:style-name="ro1">
          <table:table-cell table:formula="of:=[.B216]" office:value-type="date" office:date-value="2016-06-30">
            <text:p>Do, </text:p>
          </table:table-cell>
          <table:table-cell office:value-type="date" office:date-value="2016-06-30">
            <text:p>30.06.2016</text:p>
          </table:table-cell>
          <table:table-cell table:number-columns-repeated="7"/>
          <table:table-cell table:number-columns-repeated="2"/>
          <table:table-cell table:formula="of:=[.K216]-[.J216]" office:value-type="float" office:value="0">
            <text:p>0:00</text:p>
          </table:table-cell>
          <table:table-cell table:style-name="ce26" office:value-type="time" office:time-value="PT05H11M23S">
            <text:p>05:11:23</text:p>
          </table:table-cell>
          <table:table-cell table:style-name="ce49" office:value-type="time" office:time-value="PT21H27M41S">
            <text:p>21:27:41</text:p>
          </table:table-cell>
          <table:table-cell table:formula="of:=[.N216]-[.M216]" office:value-type="float" office:value="0.677986111111111">
            <text:p>16:16:18</text:p>
          </table:table-cell>
          <table:table-cell office:value-type="float" office:value="0.220138888888889">
            <text:p>5:17</text:p>
          </table:table-cell>
          <table:table-cell office:value-type="float" office:value="0.886805555555556">
            <text:p>21:17</text:p>
          </table:table-cell>
          <table:table-cell table:formula="of:=[.Q216]-[.P216]" office:value-type="float" office:value="0.666666666666667">
            <text:p>16:00</text:p>
          </table:table-cell>
          <table:table-cell table:formula="of:=[.V216]-[.R216]" office:value-type="float" office:value="0.00247685185185176">
            <text:p>0:03:34</text:p>
          </table:table-cell>
          <table:table-cell table:style-name="ce26" office:value-type="time" office:time-value="PT05H15M29S">
            <text:p>05:15:29</text:p>
          </table:table-cell>
          <table:table-cell table:style-name="ce49" office:value-type="time" office:time-value="PT21H19M03S">
            <text:p>21:19:03</text:p>
          </table:table-cell>
          <table:table-cell table:formula="of:=[.U216]-[.T216]" office:value-type="float" office:value="0.669143518518519">
            <text:p>16:03:34</text:p>
          </table:table-cell>
          <table:table-cell table:number-columns-repeated="1002"/>
        </table:table-row>
        <table:table-row table:style-name="ro1">
          <table:table-cell table:formula="of:=[.B217]" office:value-type="date" office:date-value="2016-07-01">
            <text:p>Fr, </text:p>
          </table:table-cell>
          <table:table-cell office:value-type="date" office:date-value="2016-07-01">
            <text:p>01.07.2016</text:p>
          </table:table-cell>
          <table:table-cell table:number-columns-repeated="7"/>
          <table:table-cell table:number-columns-repeated="2"/>
          <table:table-cell table:formula="of:=[.K217]-[.J217]" office:value-type="float" office:value="0">
            <text:p>0:00</text:p>
          </table:table-cell>
          <table:table-cell table:style-name="ce26" office:value-type="time" office:time-value="PT05H12M03S">
            <text:p>05:12:03</text:p>
          </table:table-cell>
          <table:table-cell table:style-name="ce49" office:value-type="time" office:time-value="PT21H27M24S">
            <text:p>21:27:24</text:p>
          </table:table-cell>
          <table:table-cell table:formula="of:=[.N217]-[.M217]" office:value-type="float" office:value="0.677326388888889">
            <text:p>16:15:21</text:p>
          </table:table-cell>
          <table:table-cell office:value-type="float" office:value="0.220833333333333">
            <text:p>5:18</text:p>
          </table:table-cell>
          <table:table-cell office:value-type="float" office:value="0.886805555555556">
            <text:p>21:17</text:p>
          </table:table-cell>
          <table:table-cell table:formula="of:=[.Q217]-[.P217]" office:value-type="float" office:value="0.665972222222222">
            <text:p>15:59</text:p>
          </table:table-cell>
          <table:table-cell table:formula="of:=[.V217]-[.R217]" office:value-type="float" office:value="0.00255787037037036">
            <text:p>0:03:41</text:p>
          </table:table-cell>
          <table:table-cell table:style-name="ce26" office:value-type="time" office:time-value="PT05H16M07S">
            <text:p>05:16:07</text:p>
          </table:table-cell>
          <table:table-cell table:style-name="ce49" office:value-type="time" office:time-value="PT21H18M48S">
            <text:p>21:18:48</text:p>
          </table:table-cell>
          <table:table-cell table:formula="of:=[.U217]-[.T217]" office:value-type="float" office:value="0.668530092592593">
            <text:p>16:02:41</text:p>
          </table:table-cell>
          <table:table-cell table:number-columns-repeated="1002"/>
        </table:table-row>
        <table:table-row table:style-name="ro1">
          <table:table-cell table:formula="of:=[.B218]" office:value-type="date" office:date-value="2016-07-02">
            <text:p>Sa, </text:p>
          </table:table-cell>
          <table:table-cell office:value-type="date" office:date-value="2016-07-02">
            <text:p>02.07.2016</text:p>
          </table:table-cell>
          <table:table-cell table:number-columns-repeated="7"/>
          <table:table-cell table:number-columns-repeated="2"/>
          <table:table-cell table:formula="of:=[.K218]-[.J218]" office:value-type="float" office:value="0">
            <text:p>0:00</text:p>
          </table:table-cell>
          <table:table-cell table:style-name="ce26" office:value-type="time" office:time-value="PT05H12M45S">
            <text:p>05:12:45</text:p>
          </table:table-cell>
          <table:table-cell table:style-name="ce49" office:value-type="time" office:time-value="PT21H27M05S">
            <text:p>21:27:05</text:p>
          </table:table-cell>
          <table:table-cell table:formula="of:=[.N218]-[.M218]" office:value-type="float" office:value="0.67662037037037">
            <text:p>16:14:20</text:p>
          </table:table-cell>
          <table:table-cell office:value-type="float" office:value="0.221527777777778">
            <text:p>5:19</text:p>
          </table:table-cell>
          <table:table-cell office:value-type="float" office:value="0.886805555555556">
            <text:p>21:17</text:p>
          </table:table-cell>
          <table:table-cell table:formula="of:=[.Q218]-[.P218]" office:value-type="float" office:value="0.665277777777778">
            <text:p>15:58</text:p>
          </table:table-cell>
          <table:table-cell table:formula="of:=[.V218]-[.R218]" office:value-type="float" office:value="0.00258101851851855">
            <text:p>0:03:43</text:p>
          </table:table-cell>
          <table:table-cell table:style-name="ce26" office:value-type="time" office:time-value="PT05H16M47S">
            <text:p>05:16:47</text:p>
          </table:table-cell>
          <table:table-cell table:style-name="ce49" office:value-type="time" office:time-value="PT21H18M30S">
            <text:p>21:18:30</text:p>
          </table:table-cell>
          <table:table-cell table:formula="of:=[.U218]-[.T218]" office:value-type="float" office:value="0.667858796296296">
            <text:p>16:01:43</text:p>
          </table:table-cell>
          <table:table-cell table:number-columns-repeated="1002"/>
        </table:table-row>
        <table:table-row table:style-name="ro1">
          <table:table-cell table:formula="of:=[.B219]" office:value-type="date" office:date-value="2016-07-03">
            <text:p>So, </text:p>
          </table:table-cell>
          <table:table-cell office:value-type="date" office:date-value="2016-07-03">
            <text:p>03.07.2016</text:p>
          </table:table-cell>
          <table:table-cell table:number-columns-repeated="7"/>
          <table:table-cell table:number-columns-repeated="2"/>
          <table:table-cell table:formula="of:=[.K219]-[.J219]" office:value-type="float" office:value="0">
            <text:p>0:00</text:p>
          </table:table-cell>
          <table:table-cell table:style-name="ce26" office:value-type="time" office:time-value="PT05H13M29S">
            <text:p>05:13:29</text:p>
          </table:table-cell>
          <table:table-cell table:style-name="ce49" office:value-type="time" office:time-value="PT21H26M42S">
            <text:p>21:26:42</text:p>
          </table:table-cell>
          <table:table-cell table:formula="of:=[.N219]-[.M219]" office:value-type="float" office:value="0.675844907407407">
            <text:p>16:13:13</text:p>
          </table:table-cell>
          <table:table-cell office:value-type="float" office:value="0.221527777777778">
            <text:p>5:19</text:p>
          </table:table-cell>
          <table:table-cell office:value-type="float" office:value="0.886111111111111">
            <text:p>21:16</text:p>
          </table:table-cell>
          <table:table-cell table:formula="of:=[.Q219]-[.P219]" office:value-type="float" office:value="0.664583333333333">
            <text:p>15:57</text:p>
          </table:table-cell>
          <table:table-cell table:formula="of:=[.V219]-[.R219]" office:value-type="float" office:value="0.00255787037037059">
            <text:p>0:03:41</text:p>
          </table:table-cell>
          <table:table-cell table:style-name="ce26" office:value-type="time" office:time-value="PT05H17M29S">
            <text:p>05:17:29</text:p>
          </table:table-cell>
          <table:table-cell table:style-name="ce49" office:value-type="time" office:time-value="PT21H18M10S">
            <text:p>21:18:10</text:p>
          </table:table-cell>
          <table:table-cell table:formula="of:=[.U219]-[.T219]" office:value-type="float" office:value="0.667141203703704">
            <text:p>16:00:41</text:p>
          </table:table-cell>
          <table:table-cell table:number-columns-repeated="1002"/>
        </table:table-row>
        <table:table-row table:style-name="ro1">
          <table:table-cell table:formula="of:=[.B220]" office:value-type="date" office:date-value="2016-07-04">
            <text:p>Mo, </text:p>
          </table:table-cell>
          <table:table-cell office:value-type="date" office:date-value="2016-07-04">
            <text:p>04.07.2016</text:p>
          </table:table-cell>
          <table:table-cell table:number-columns-repeated="7"/>
          <table:table-cell table:number-columns-repeated="2"/>
          <table:table-cell table:formula="of:=[.K220]-[.J220]" office:value-type="float" office:value="0">
            <text:p>0:00</text:p>
          </table:table-cell>
          <table:table-cell table:style-name="ce26" office:value-type="time" office:time-value="PT05H14M15S">
            <text:p>05:14:15</text:p>
          </table:table-cell>
          <table:table-cell table:style-name="ce49" office:value-type="time" office:time-value="PT21H26M17S">
            <text:p>21:26:17</text:p>
          </table:table-cell>
          <table:table-cell table:formula="of:=[.N220]-[.M220]" office:value-type="float" office:value="0.675023148148148">
            <text:p>16:12:02</text:p>
          </table:table-cell>
          <table:table-cell office:value-type="float" office:value="0.222222222222222">
            <text:p>5:20</text:p>
          </table:table-cell>
          <table:table-cell office:value-type="float" office:value="0.886111111111111">
            <text:p>21:16</text:p>
          </table:table-cell>
          <table:table-cell table:formula="of:=[.Q220]-[.P220]" office:value-type="float" office:value="0.663888888888889">
            <text:p>15:56</text:p>
          </table:table-cell>
          <table:table-cell table:formula="of:=[.V220]-[.R220]" office:value-type="float" office:value="0.00247685185185187">
            <text:p>0:03:34</text:p>
          </table:table-cell>
          <table:table-cell table:style-name="ce26" office:value-type="time" office:time-value="PT05H18M13S">
            <text:p>05:18:13</text:p>
          </table:table-cell>
          <table:table-cell table:style-name="ce49" office:value-type="time" office:time-value="PT21H17M47S">
            <text:p>21:17:47</text:p>
          </table:table-cell>
          <table:table-cell table:formula="of:=[.U220]-[.T220]" office:value-type="float" office:value="0.666365740740741">
            <text:p>15:59:34</text:p>
          </table:table-cell>
          <table:table-cell table:number-columns-repeated="1002"/>
        </table:table-row>
        <table:table-row table:style-name="ro1">
          <table:table-cell table:formula="of:=[.B221]" office:value-type="date" office:date-value="2016-07-05">
            <text:p>Di, </text:p>
          </table:table-cell>
          <table:table-cell office:value-type="date" office:date-value="2016-07-05">
            <text:p>05.07.2016</text:p>
          </table:table-cell>
          <table:table-cell table:number-columns-repeated="7"/>
          <table:table-cell table:number-columns-repeated="2"/>
          <table:table-cell table:formula="of:=[.K221]-[.J221]" office:value-type="float" office:value="0">
            <text:p>0:00</text:p>
          </table:table-cell>
          <table:table-cell table:style-name="ce26" office:value-type="time" office:time-value="PT05H15M04S">
            <text:p>05:15:04</text:p>
          </table:table-cell>
          <table:table-cell table:style-name="ce49" office:value-type="time" office:time-value="PT21H25M49S">
            <text:p>21:25:49</text:p>
          </table:table-cell>
          <table:table-cell table:formula="of:=[.N221]-[.M221]" office:value-type="float" office:value="0.674131944444444">
            <text:p>16:10:45</text:p>
          </table:table-cell>
          <table:table-cell office:value-type="float" office:value="0.222916666666667">
            <text:p>5:21</text:p>
          </table:table-cell>
          <table:table-cell office:value-type="float" office:value="0.886111111111111">
            <text:p>21:16</text:p>
          </table:table-cell>
          <table:table-cell table:formula="of:=[.Q221]-[.P221]" office:value-type="float" office:value="0.663194444444444">
            <text:p>15:55</text:p>
          </table:table-cell>
          <table:table-cell table:formula="of:=[.V221]-[.R221]" office:value-type="float" office:value="0.00233796296296296">
            <text:p>0:03:22</text:p>
          </table:table-cell>
          <table:table-cell table:style-name="ce26" office:value-type="time" office:time-value="PT05H18M59S">
            <text:p>05:18:59</text:p>
          </table:table-cell>
          <table:table-cell table:style-name="ce49" office:value-type="time" office:time-value="PT21H17M21S">
            <text:p>21:17:21</text:p>
          </table:table-cell>
          <table:table-cell table:formula="of:=[.U221]-[.T221]" office:value-type="float" office:value="0.665532407407407">
            <text:p>15:58:22</text:p>
          </table:table-cell>
          <table:table-cell table:number-columns-repeated="1002"/>
        </table:table-row>
        <table:table-row table:style-name="ro1">
          <table:table-cell table:formula="of:=[.B222]" office:value-type="date" office:date-value="2016-07-06">
            <text:p>Mi, </text:p>
          </table:table-cell>
          <table:table-cell office:value-type="date" office:date-value="2016-07-06">
            <text:p>06.07.2016</text:p>
          </table:table-cell>
          <table:table-cell table:number-columns-repeated="7"/>
          <table:table-cell table:number-columns-repeated="2"/>
          <table:table-cell table:formula="of:=[.K222]-[.J222]" office:value-type="float" office:value="0">
            <text:p>0:00</text:p>
          </table:table-cell>
          <table:table-cell table:style-name="ce26" office:value-type="time" office:time-value="PT05H15M54S">
            <text:p>05:15:54</text:p>
          </table:table-cell>
          <table:table-cell table:style-name="ce49" office:value-type="time" office:time-value="PT21H25M18S">
            <text:p>21:25:18</text:p>
          </table:table-cell>
          <table:table-cell table:formula="of:=[.N222]-[.M222]" office:value-type="float" office:value="0.673194444444445">
            <text:p>16:09:24</text:p>
          </table:table-cell>
          <table:table-cell office:value-type="float" office:value="0.222916666666667">
            <text:p>5:21</text:p>
          </table:table-cell>
          <table:table-cell office:value-type="float" office:value="0.885416666666667">
            <text:p>21:15</text:p>
          </table:table-cell>
          <table:table-cell table:formula="of:=[.Q222]-[.P222]" office:value-type="float" office:value="0.6625">
            <text:p>15:54</text:p>
          </table:table-cell>
          <table:table-cell table:formula="of:=[.V222]-[.R222]" office:value-type="float" office:value="0.00215277777777778">
            <text:p>0:03:06</text:p>
          </table:table-cell>
          <table:table-cell table:style-name="ce26" office:value-type="time" office:time-value="PT05H19M47S">
            <text:p>05:19:47</text:p>
          </table:table-cell>
          <table:table-cell table:style-name="ce49" office:value-type="time" office:time-value="PT21H16M53S">
            <text:p>21:16:53</text:p>
          </table:table-cell>
          <table:table-cell table:formula="of:=[.U222]-[.T222]" office:value-type="float" office:value="0.664652777777778">
            <text:p>15:57:06</text:p>
          </table:table-cell>
          <table:table-cell table:number-columns-repeated="1002"/>
        </table:table-row>
        <table:table-row table:style-name="ro1">
          <table:table-cell table:formula="of:=[.B223]" office:value-type="date" office:date-value="2016-07-07">
            <text:p>Do, </text:p>
          </table:table-cell>
          <table:table-cell office:value-type="date" office:date-value="2016-07-07">
            <text:p>07.07.2016</text:p>
          </table:table-cell>
          <table:table-cell table:number-columns-repeated="7"/>
          <table:table-cell table:number-columns-repeated="2"/>
          <table:table-cell table:formula="of:=[.K223]-[.J223]" office:value-type="float" office:value="0">
            <text:p>0:00</text:p>
          </table:table-cell>
          <table:table-cell table:style-name="ce26" office:value-type="time" office:time-value="PT05H16M46S">
            <text:p>05:16:46</text:p>
          </table:table-cell>
          <table:table-cell table:style-name="ce49" office:value-type="time" office:time-value="PT21H24M45S">
            <text:p>21:24:45</text:p>
          </table:table-cell>
          <table:table-cell table:formula="of:=[.N223]-[.M223]" office:value-type="float" office:value="0.672210648148148">
            <text:p>16:07:59</text:p>
          </table:table-cell>
          <table:table-cell office:value-type="float" office:value="0.223611111111111">
            <text:p>5:22</text:p>
          </table:table-cell>
          <table:table-cell office:value-type="float" office:value="0.885416666666667">
            <text:p>21:15</text:p>
          </table:table-cell>
          <table:table-cell table:formula="of:=[.Q223]-[.P223]" office:value-type="float" office:value="0.661805555555556">
            <text:p>15:53</text:p>
          </table:table-cell>
          <table:table-cell table:formula="of:=[.V223]-[.R223]" office:value-type="float" office:value="0.00190972222222219">
            <text:p>0:02:45</text:p>
          </table:table-cell>
          <table:table-cell table:style-name="ce26" office:value-type="time" office:time-value="PT05H20M37S">
            <text:p>05:20:37</text:p>
          </table:table-cell>
          <table:table-cell table:style-name="ce49" office:value-type="time" office:time-value="PT21H16M22S">
            <text:p>21:16:22</text:p>
          </table:table-cell>
          <table:table-cell table:formula="of:=[.U223]-[.T223]" office:value-type="float" office:value="0.663715277777778">
            <text:p>15:55:45</text:p>
          </table:table-cell>
          <table:table-cell table:number-columns-repeated="1002"/>
        </table:table-row>
        <table:table-row table:style-name="ro1">
          <table:table-cell table:formula="of:=[.B224]" office:value-type="date" office:date-value="2016-07-08">
            <text:p>Fr, </text:p>
          </table:table-cell>
          <table:table-cell office:value-type="date" office:date-value="2016-07-08">
            <text:p>08.07.2016</text:p>
          </table:table-cell>
          <table:table-cell table:number-columns-repeated="7"/>
          <table:table-cell table:number-columns-repeated="2"/>
          <table:table-cell table:formula="of:=[.K224]-[.J224]" office:value-type="float" office:value="0">
            <text:p>0:00</text:p>
          </table:table-cell>
          <table:table-cell table:style-name="ce26" office:value-type="time" office:time-value="PT05H17M41S">
            <text:p>05:17:41</text:p>
          </table:table-cell>
          <table:table-cell table:style-name="ce49" office:value-type="time" office:time-value="PT21H24M08S">
            <text:p>21:24:08</text:p>
          </table:table-cell>
          <table:table-cell table:formula="of:=[.N224]-[.M224]" office:value-type="float" office:value="0.671145833333333">
            <text:p>16:06:27</text:p>
          </table:table-cell>
          <table:table-cell office:value-type="float" office:value="0.224305555555556">
            <text:p>5:23</text:p>
          </table:table-cell>
          <table:table-cell office:value-type="float" office:value="0.884722222222222">
            <text:p>21:14</text:p>
          </table:table-cell>
          <table:table-cell table:formula="of:=[.Q224]-[.P224]" office:value-type="float" office:value="0.660416666666667">
            <text:p>15:51</text:p>
          </table:table-cell>
          <table:table-cell table:formula="of:=[.V224]-[.R224]" office:value-type="float" office:value="0.00230324074074073">
            <text:p>0:03:19</text:p>
          </table:table-cell>
          <table:table-cell table:style-name="ce26" office:value-type="time" office:time-value="PT05H21M29S">
            <text:p>05:21:29</text:p>
          </table:table-cell>
          <table:table-cell table:style-name="ce49" office:value-type="time" office:time-value="PT21H15M48S">
            <text:p>21:15:48</text:p>
          </table:table-cell>
          <table:table-cell table:formula="of:=[.U224]-[.T224]" office:value-type="float" office:value="0.662719907407407">
            <text:p>15:54:19</text:p>
          </table:table-cell>
          <table:table-cell table:number-columns-repeated="1002"/>
        </table:table-row>
        <table:table-row table:style-name="ro1">
          <table:table-cell table:formula="of:=[.B225]" office:value-type="date" office:date-value="2016-07-09">
            <text:p>Sa, </text:p>
          </table:table-cell>
          <table:table-cell office:value-type="date" office:date-value="2016-07-09">
            <text:p>09.07.2016</text:p>
          </table:table-cell>
          <table:table-cell table:number-columns-repeated="7"/>
          <table:table-cell table:number-columns-repeated="2"/>
          <table:table-cell table:formula="of:=[.K225]-[.J225]" office:value-type="float" office:value="0">
            <text:p>0:00</text:p>
          </table:table-cell>
          <table:table-cell table:style-name="ce26" office:value-type="time" office:time-value="PT05H18M37S">
            <text:p>05:18:37</text:p>
          </table:table-cell>
          <table:table-cell table:style-name="ce49" office:value-type="time" office:time-value="PT21H23M29S">
            <text:p>21:23:29</text:p>
          </table:table-cell>
          <table:table-cell table:formula="of:=[.N225]-[.M225]" office:value-type="float" office:value="0.670046296296296">
            <text:p>16:04:52</text:p>
          </table:table-cell>
          <table:table-cell office:value-type="float" office:value="0.225">
            <text:p>5:24</text:p>
          </table:table-cell>
          <table:table-cell office:value-type="float" office:value="0.884722222222222">
            <text:p>21:14</text:p>
          </table:table-cell>
          <table:table-cell table:formula="of:=[.Q225]-[.P225]" office:value-type="float" office:value="0.659722222222222">
            <text:p>15:50</text:p>
          </table:table-cell>
          <table:table-cell table:formula="of:=[.V225]-[.R225]" office:value-type="float" office:value="0.00196759259259238">
            <text:p>0:02:50</text:p>
          </table:table-cell>
          <table:table-cell table:style-name="ce26" office:value-type="time" office:time-value="PT05H22M22S">
            <text:p>05:22:22</text:p>
          </table:table-cell>
          <table:table-cell table:style-name="ce49" office:value-type="time" office:time-value="PT21H15M12S">
            <text:p>21:15:12</text:p>
          </table:table-cell>
          <table:table-cell table:formula="of:=[.U225]-[.T225]" office:value-type="float" office:value="0.661689814814815">
            <text:p>15:52:50</text:p>
          </table:table-cell>
          <table:table-cell table:number-columns-repeated="1002"/>
        </table:table-row>
        <table:table-row table:style-name="ro1">
          <table:table-cell table:formula="of:=[.B226]" office:value-type="date" office:date-value="2016-07-10">
            <text:p>So, </text:p>
          </table:table-cell>
          <table:table-cell office:value-type="date" office:date-value="2016-07-10">
            <text:p>10.07.2016</text:p>
          </table:table-cell>
          <table:table-cell table:number-columns-repeated="7"/>
          <table:table-cell table:number-columns-repeated="2"/>
          <table:table-cell table:formula="of:=[.K226]-[.J226]" office:value-type="float" office:value="0">
            <text:p>0:00</text:p>
          </table:table-cell>
          <table:table-cell table:style-name="ce26" office:value-type="time" office:time-value="PT05H19M35S">
            <text:p>05:19:35</text:p>
          </table:table-cell>
          <table:table-cell table:style-name="ce49" office:value-type="time" office:time-value="PT21H22M48S">
            <text:p>21:22:48</text:p>
          </table:table-cell>
          <table:table-cell table:formula="of:=[.N226]-[.M226]" office:value-type="float" office:value="0.668900462962963">
            <text:p>16:03:13</text:p>
          </table:table-cell>
          <table:table-cell office:value-type="float" office:value="0.225694444444444">
            <text:p>5:25</text:p>
          </table:table-cell>
          <table:table-cell office:value-type="float" office:value="0.884027777777778">
            <text:p>21:13</text:p>
          </table:table-cell>
          <table:table-cell table:formula="of:=[.Q226]-[.P226]" office:value-type="float" office:value="0.658333333333333">
            <text:p>15:48</text:p>
          </table:table-cell>
          <table:table-cell table:formula="of:=[.V226]-[.R226]" office:value-type="float" office:value="0.00228009259259243">
            <text:p>0:03:17</text:p>
          </table:table-cell>
          <table:table-cell table:style-name="ce26" office:value-type="time" office:time-value="PT05H23M17S">
            <text:p>05:23:17</text:p>
          </table:table-cell>
          <table:table-cell table:style-name="ce49" office:value-type="time" office:time-value="PT21H14M34S">
            <text:p>21:14:34</text:p>
          </table:table-cell>
          <table:table-cell table:formula="of:=[.U226]-[.T226]" office:value-type="float" office:value="0.660613425925926">
            <text:p>15:51:17</text:p>
          </table:table-cell>
          <table:table-cell table:number-columns-repeated="1002"/>
        </table:table-row>
        <table:table-row table:style-name="ro1">
          <table:table-cell table:formula="of:=[.B227]" office:value-type="date" office:date-value="2016-07-11">
            <text:p>Mo, </text:p>
          </table:table-cell>
          <table:table-cell office:value-type="date" office:date-value="2016-07-11">
            <text:p>11.07.2016</text:p>
          </table:table-cell>
          <table:table-cell table:number-columns-repeated="7"/>
          <table:table-cell table:number-columns-repeated="2"/>
          <table:table-cell table:formula="of:=[.K227]-[.J227]" office:value-type="float" office:value="0">
            <text:p>0:00</text:p>
          </table:table-cell>
          <table:table-cell table:style-name="ce26" office:value-type="time" office:time-value="PT05H20M35S">
            <text:p>05:20:35</text:p>
          </table:table-cell>
          <table:table-cell table:style-name="ce49" office:value-type="time" office:time-value="PT21H22M03S">
            <text:p>21:22:03</text:p>
          </table:table-cell>
          <table:table-cell table:formula="of:=[.N227]-[.M227]" office:value-type="float" office:value="0.667685185185185">
            <text:p>16:01:28</text:p>
          </table:table-cell>
          <table:table-cell office:value-type="float" office:value="0.226388888888889">
            <text:p>5:26</text:p>
          </table:table-cell>
          <table:table-cell office:value-type="float" office:value="0.883333333333333">
            <text:p>21:12</text:p>
          </table:table-cell>
          <table:table-cell table:formula="of:=[.Q227]-[.P227]" office:value-type="float" office:value="0.656944444444444">
            <text:p>15:46</text:p>
          </table:table-cell>
          <table:table-cell table:formula="of:=[.V227]-[.R227]" office:value-type="float" office:value="0.00252314814814814">
            <text:p>0:03:38</text:p>
          </table:table-cell>
          <table:table-cell table:style-name="ce26" office:value-type="time" office:time-value="PT05H24M14S">
            <text:p>05:24:14</text:p>
          </table:table-cell>
          <table:table-cell table:style-name="ce49" office:value-type="time" office:time-value="PT21H13M52S">
            <text:p>21:13:52</text:p>
          </table:table-cell>
          <table:table-cell table:formula="of:=[.U227]-[.T227]" office:value-type="float" office:value="0.659467592592593">
            <text:p>15:49:38</text:p>
          </table:table-cell>
          <table:table-cell table:number-columns-repeated="1002"/>
        </table:table-row>
        <table:table-row table:style-name="ro1">
          <table:table-cell table:formula="of:=[.B228]" office:value-type="date" office:date-value="2016-07-12">
            <text:p>Di, </text:p>
          </table:table-cell>
          <table:table-cell office:value-type="date" office:date-value="2016-07-12">
            <text:p>12.07.2016</text:p>
          </table:table-cell>
          <table:table-cell table:number-columns-repeated="7"/>
          <table:table-cell table:number-columns-repeated="2"/>
          <table:table-cell table:formula="of:=[.K228]-[.J228]" office:value-type="float" office:value="0">
            <text:p>0:00</text:p>
          </table:table-cell>
          <table:table-cell table:style-name="ce26" office:value-type="time" office:time-value="PT05H21M37S">
            <text:p>05:21:37</text:p>
          </table:table-cell>
          <table:table-cell table:style-name="ce49" office:value-type="time" office:time-value="PT21H21M16S">
            <text:p>21:21:16</text:p>
          </table:table-cell>
          <table:table-cell table:formula="of:=[.N228]-[.M228]" office:value-type="float" office:value="0.666423611111111">
            <text:p>15:59:39</text:p>
          </table:table-cell>
          <table:table-cell office:value-type="float" office:value="0.227083333333333">
            <text:p>5:27</text:p>
          </table:table-cell>
          <table:table-cell office:value-type="float" office:value="0.883333333333333">
            <text:p>21:12</text:p>
          </table:table-cell>
          <table:table-cell table:formula="of:=[.Q228]-[.P228]" office:value-type="float" office:value="0.65625">
            <text:p>15:45</text:p>
          </table:table-cell>
          <table:table-cell table:formula="of:=[.V228]-[.R228]" office:value-type="float" office:value="0.00204861111111121">
            <text:p>0:02:57</text:p>
          </table:table-cell>
          <table:table-cell table:style-name="ce26" office:value-type="time" office:time-value="PT05H25M12S">
            <text:p>05:25:12</text:p>
          </table:table-cell>
          <table:table-cell table:style-name="ce49" office:value-type="time" office:time-value="PT21H13M09S">
            <text:p>21:13:09</text:p>
          </table:table-cell>
          <table:table-cell table:formula="of:=[.U228]-[.T228]" office:value-type="float" office:value="0.658298611111111">
            <text:p>15:47:57</text:p>
          </table:table-cell>
          <table:table-cell table:number-columns-repeated="1002"/>
        </table:table-row>
        <table:table-row table:style-name="ro1">
          <table:table-cell table:formula="of:=[.B229]" office:value-type="date" office:date-value="2016-07-13">
            <text:p>Mi, </text:p>
          </table:table-cell>
          <table:table-cell office:value-type="date" office:date-value="2016-07-13">
            <text:p>13.07.2016</text:p>
          </table:table-cell>
          <table:table-cell table:number-columns-repeated="7"/>
          <table:table-cell table:number-columns-repeated="2"/>
          <table:table-cell table:formula="of:=[.K229]-[.J229]" office:value-type="float" office:value="0">
            <text:p>0:00</text:p>
          </table:table-cell>
          <table:table-cell table:style-name="ce26" office:value-type="time" office:time-value="PT05H22M40S">
            <text:p>05:22:40</text:p>
          </table:table-cell>
          <table:table-cell table:style-name="ce49" office:value-type="time" office:time-value="PT21H20M27S">
            <text:p>21:20:27</text:p>
          </table:table-cell>
          <table:table-cell table:formula="of:=[.N229]-[.M229]" office:value-type="float" office:value="0.665127314814815">
            <text:p>15:57:47</text:p>
          </table:table-cell>
          <table:table-cell office:value-type="float" office:value="0.227777777777778">
            <text:p>5:28</text:p>
          </table:table-cell>
          <table:table-cell office:value-type="float" office:value="0.882638888888889">
            <text:p>21:11</text:p>
          </table:table-cell>
          <table:table-cell table:formula="of:=[.Q229]-[.P229]" office:value-type="float" office:value="0.654861111111111">
            <text:p>15:43</text:p>
          </table:table-cell>
          <table:table-cell table:formula="of:=[.V229]-[.R229]" office:value-type="float" office:value="0.00219907407407405">
            <text:p>0:03:10</text:p>
          </table:table-cell>
          <table:table-cell table:style-name="ce26" office:value-type="time" office:time-value="PT05H26M12S">
            <text:p>05:26:12</text:p>
          </table:table-cell>
          <table:table-cell table:style-name="ce49" office:value-type="time" office:time-value="PT21H12M22S">
            <text:p>21:12:22</text:p>
          </table:table-cell>
          <table:table-cell table:formula="of:=[.U229]-[.T229]" office:value-type="float" office:value="0.657060185185185">
            <text:p>15:46:10</text:p>
          </table:table-cell>
          <table:table-cell table:number-columns-repeated="1002"/>
        </table:table-row>
        <table:table-row table:style-name="ro1">
          <table:table-cell table:formula="of:=[.B230]" office:value-type="date" office:date-value="2016-07-14">
            <text:p>Do, </text:p>
          </table:table-cell>
          <table:table-cell office:value-type="date" office:date-value="2016-07-14">
            <text:p>14.07.2016</text:p>
          </table:table-cell>
          <table:table-cell table:number-columns-repeated="7"/>
          <table:table-cell table:number-columns-repeated="2"/>
          <table:table-cell table:formula="of:=[.K230]-[.J230]" office:value-type="float" office:value="0">
            <text:p>0:00</text:p>
          </table:table-cell>
          <table:table-cell table:style-name="ce26" office:value-type="time" office:time-value="PT05H23M45S">
            <text:p>05:23:45</text:p>
          </table:table-cell>
          <table:table-cell table:style-name="ce49" office:value-type="time" office:time-value="PT21H19M35S">
            <text:p>21:19:35</text:p>
          </table:table-cell>
          <table:table-cell table:formula="of:=[.N230]-[.M230]" office:value-type="float" office:value="0.663773148148148">
            <text:p>15:55:50</text:p>
          </table:table-cell>
          <table:table-cell office:value-type="float" office:value="0.228472222222222">
            <text:p>5:29</text:p>
          </table:table-cell>
          <table:table-cell office:value-type="float" office:value="0.881944444444444">
            <text:p>21:10</text:p>
          </table:table-cell>
          <table:table-cell table:formula="of:=[.Q230]-[.P230]" office:value-type="float" office:value="0.653472222222222">
            <text:p>15:41</text:p>
          </table:table-cell>
          <table:table-cell table:formula="of:=[.V230]-[.R230]" office:value-type="float" office:value="0.00232638888888892">
            <text:p>0:03:21</text:p>
          </table:table-cell>
          <table:table-cell table:style-name="ce26" office:value-type="time" office:time-value="PT05H27M13S">
            <text:p>05:27:13</text:p>
          </table:table-cell>
          <table:table-cell table:style-name="ce49" office:value-type="time" office:time-value="PT21H11M34S">
            <text:p>21:11:34</text:p>
          </table:table-cell>
          <table:table-cell table:formula="of:=[.U230]-[.T230]" office:value-type="float" office:value="0.655798611111111">
            <text:p>15:44:21</text:p>
          </table:table-cell>
          <table:table-cell table:number-columns-repeated="1002"/>
        </table:table-row>
        <table:table-row table:style-name="ro1">
          <table:table-cell table:formula="of:=[.B231]" office:value-type="date" office:date-value="2016-07-15">
            <text:p>Fr, </text:p>
          </table:table-cell>
          <table:table-cell office:value-type="date" office:date-value="2016-07-15">
            <text:p>15.07.2016</text:p>
          </table:table-cell>
          <table:table-cell table:number-columns-repeated="7"/>
          <table:table-cell table:number-columns-repeated="2"/>
          <table:table-cell table:formula="of:=[.K231]-[.J231]" office:value-type="float" office:value="0">
            <text:p>0:00</text:p>
          </table:table-cell>
          <table:table-cell table:style-name="ce26" office:value-type="time" office:time-value="PT05H24M51S">
            <text:p>05:24:51</text:p>
          </table:table-cell>
          <table:table-cell table:style-name="ce49" office:value-type="time" office:time-value="PT21H18M40S">
            <text:p>21:18:40</text:p>
          </table:table-cell>
          <table:table-cell table:formula="of:=[.N231]-[.M231]" office:value-type="float" office:value="0.662372685185185">
            <text:p>15:53:49</text:p>
          </table:table-cell>
          <table:table-cell office:value-type="float" office:value="0.229166666666667">
            <text:p>5:30</text:p>
          </table:table-cell>
          <table:table-cell office:value-type="float" office:value="0.88125">
            <text:p>21:09</text:p>
          </table:table-cell>
          <table:table-cell table:formula="of:=[.Q231]-[.P231]" office:value-type="float" office:value="0.652083333333333">
            <text:p>15:39</text:p>
          </table:table-cell>
          <table:table-cell table:formula="of:=[.V231]-[.R231]" office:value-type="float" office:value="0.00239583333333315">
            <text:p>0:03:27</text:p>
          </table:table-cell>
          <table:table-cell table:style-name="ce26" office:value-type="time" office:time-value="PT05H28M16S">
            <text:p>05:28:16</text:p>
          </table:table-cell>
          <table:table-cell table:style-name="ce49" office:value-type="time" office:time-value="PT21H10M43S">
            <text:p>21:10:43</text:p>
          </table:table-cell>
          <table:table-cell table:formula="of:=[.U231]-[.T231]" office:value-type="float" office:value="0.654479166666667">
            <text:p>15:42:27</text:p>
          </table:table-cell>
          <table:table-cell table:number-columns-repeated="1002"/>
        </table:table-row>
        <table:table-row table:style-name="ro1">
          <table:table-cell table:formula="of:=[.B232]" office:value-type="date" office:date-value="2016-07-16">
            <text:p>Sa, </text:p>
          </table:table-cell>
          <table:table-cell office:value-type="date" office:date-value="2016-07-16">
            <text:p>16.07.2016</text:p>
          </table:table-cell>
          <table:table-cell table:number-columns-repeated="7"/>
          <table:table-cell table:number-columns-repeated="2"/>
          <table:table-cell table:formula="of:=[.K232]-[.J232]" office:value-type="float" office:value="0">
            <text:p>0:00</text:p>
          </table:table-cell>
          <table:table-cell table:style-name="ce26" office:value-type="time" office:time-value="PT05H25M59S">
            <text:p>05:25:59</text:p>
          </table:table-cell>
          <table:table-cell table:style-name="ce49" office:value-type="time" office:time-value="PT21H17M43S">
            <text:p>21:17:43</text:p>
          </table:table-cell>
          <table:table-cell table:formula="of:=[.N232]-[.M232]" office:value-type="float" office:value="0.660925925925926">
            <text:p>15:51:44</text:p>
          </table:table-cell>
          <table:table-cell office:value-type="float" office:value="0.229861111111111">
            <text:p>5:31</text:p>
          </table:table-cell>
          <table:table-cell office:value-type="float" office:value="0.880555555555556">
            <text:p>21:08</text:p>
          </table:table-cell>
          <table:table-cell table:formula="of:=[.Q232]-[.P232]" office:value-type="float" office:value="0.650694444444444">
            <text:p>15:37</text:p>
          </table:table-cell>
          <table:table-cell table:formula="of:=[.V232]-[.R232]" office:value-type="float" office:value="0.00241898148148145">
            <text:p>0:03:29</text:p>
          </table:table-cell>
          <table:table-cell table:style-name="ce26" office:value-type="time" office:time-value="PT05H29M20S">
            <text:p>05:29:20</text:p>
          </table:table-cell>
          <table:table-cell table:style-name="ce49" office:value-type="time" office:time-value="PT21H09M49S">
            <text:p>21:09:49</text:p>
          </table:table-cell>
          <table:table-cell table:formula="of:=[.U232]-[.T232]" office:value-type="float" office:value="0.653113425925926">
            <text:p>15:40:29</text:p>
          </table:table-cell>
          <table:table-cell table:number-columns-repeated="1002"/>
        </table:table-row>
        <table:table-row table:style-name="ro1">
          <table:table-cell table:formula="of:=[.B233]" office:value-type="date" office:date-value="2016-07-17">
            <text:p>So, </text:p>
          </table:table-cell>
          <table:table-cell office:value-type="date" office:date-value="2016-07-17">
            <text:p>17.07.2016</text:p>
          </table:table-cell>
          <table:table-cell table:number-columns-repeated="7"/>
          <table:table-cell table:number-columns-repeated="2"/>
          <table:table-cell table:formula="of:=[.K233]-[.J233]" office:value-type="float" office:value="0">
            <text:p>0:00</text:p>
          </table:table-cell>
          <table:table-cell table:style-name="ce26" office:value-type="time" office:time-value="PT05H27M08S">
            <text:p>05:27:08</text:p>
          </table:table-cell>
          <table:table-cell table:style-name="ce49" office:value-type="time" office:time-value="PT21H16M43S">
            <text:p>21:16:43</text:p>
          </table:table-cell>
          <table:table-cell table:formula="of:=[.N233]-[.M233]" office:value-type="float" office:value="0.65943287037037">
            <text:p>15:49:35</text:p>
          </table:table-cell>
          <table:table-cell office:value-type="float" office:value="0.230555555555556">
            <text:p>5:32</text:p>
          </table:table-cell>
          <table:table-cell office:value-type="float" office:value="0.879861111111111">
            <text:p>21:07</text:p>
          </table:table-cell>
          <table:table-cell table:formula="of:=[.Q233]-[.P233]" office:value-type="float" office:value="0.649305555555556">
            <text:p>15:35</text:p>
          </table:table-cell>
          <table:table-cell table:formula="of:=[.V233]-[.R233]" office:value-type="float" office:value="0.00239583333333326">
            <text:p>0:03:27</text:p>
          </table:table-cell>
          <table:table-cell table:style-name="ce26" office:value-type="time" office:time-value="PT05H30M26S">
            <text:p>05:30:26</text:p>
          </table:table-cell>
          <table:table-cell table:style-name="ce49" office:value-type="time" office:time-value="PT21H08M53S">
            <text:p>21:08:53</text:p>
          </table:table-cell>
          <table:table-cell table:formula="of:=[.U233]-[.T233]" office:value-type="float" office:value="0.651701388888889">
            <text:p>15:38:27</text:p>
          </table:table-cell>
          <table:table-cell table:number-columns-repeated="1002"/>
        </table:table-row>
        <table:table-row table:style-name="ro1">
          <table:table-cell table:formula="of:=[.B234]" office:value-type="date" office:date-value="2016-07-18">
            <text:p>Mo, </text:p>
          </table:table-cell>
          <table:table-cell office:value-type="date" office:date-value="2016-07-18">
            <text:p>18.07.2016</text:p>
          </table:table-cell>
          <table:table-cell table:number-columns-repeated="7"/>
          <table:table-cell table:number-columns-repeated="2"/>
          <table:table-cell table:formula="of:=[.K234]-[.J234]" office:value-type="float" office:value="0">
            <text:p>0:00</text:p>
          </table:table-cell>
          <table:table-cell table:style-name="ce26" office:value-type="time" office:time-value="PT05H28M19S">
            <text:p>05:28:19</text:p>
          </table:table-cell>
          <table:table-cell table:style-name="ce49" office:value-type="time" office:time-value="PT21H15M41S">
            <text:p>21:15:41</text:p>
          </table:table-cell>
          <table:table-cell table:formula="of:=[.N234]-[.M234]" office:value-type="float" office:value="0.657893518518519">
            <text:p>15:47:22</text:p>
          </table:table-cell>
          <table:table-cell office:value-type="float" office:value="0.23125">
            <text:p>5:33</text:p>
          </table:table-cell>
          <table:table-cell office:value-type="float" office:value="0.879166666666667">
            <text:p>21:06</text:p>
          </table:table-cell>
          <table:table-cell table:formula="of:=[.Q234]-[.P234]" office:value-type="float" office:value="0.647916666666667">
            <text:p>15:33</text:p>
          </table:table-cell>
          <table:table-cell table:formula="of:=[.V234]-[.R234]" office:value-type="float" office:value="0.002349537037037">
            <text:p>0:03:23</text:p>
          </table:table-cell>
          <table:table-cell table:style-name="ce26" office:value-type="time" office:time-value="PT05H31M32S">
            <text:p>05:31:32</text:p>
          </table:table-cell>
          <table:table-cell table:style-name="ce49" office:value-type="time" office:time-value="PT21H07M55S">
            <text:p>21:07:55</text:p>
          </table:table-cell>
          <table:table-cell table:formula="of:=[.U234]-[.T234]" office:value-type="float" office:value="0.650266203703704">
            <text:p>15:36:23</text:p>
          </table:table-cell>
          <table:table-cell table:number-columns-repeated="1002"/>
        </table:table-row>
        <table:table-row table:style-name="ro1">
          <table:table-cell table:formula="of:=[.B235]" office:value-type="date" office:date-value="2016-07-19">
            <text:p>Di, </text:p>
          </table:table-cell>
          <table:table-cell office:value-type="date" office:date-value="2016-07-19">
            <text:p>19.07.2016</text:p>
          </table:table-cell>
          <table:table-cell table:number-columns-repeated="7"/>
          <table:table-cell table:number-columns-repeated="2"/>
          <table:table-cell table:formula="of:=[.K235]-[.J235]" office:value-type="float" office:value="0">
            <text:p>0:00</text:p>
          </table:table-cell>
          <table:table-cell table:style-name="ce26" office:value-type="time" office:time-value="PT05H29M30S">
            <text:p>05:29:30</text:p>
          </table:table-cell>
          <table:table-cell table:style-name="ce49" office:value-type="time" office:time-value="PT21H14M37S">
            <text:p>21:14:37</text:p>
          </table:table-cell>
          <table:table-cell table:formula="of:=[.N235]-[.M235]" office:value-type="float" office:value="0.656331018518519">
            <text:p>15:45:07</text:p>
          </table:table-cell>
          <table:table-cell office:value-type="float" office:value="0.231944444444444">
            <text:p>5:34</text:p>
          </table:table-cell>
          <table:table-cell office:value-type="float" office:value="0.878472222222222">
            <text:p>21:05</text:p>
          </table:table-cell>
          <table:table-cell table:formula="of:=[.Q235]-[.P235]" office:value-type="float" office:value="0.646527777777778">
            <text:p>15:31</text:p>
          </table:table-cell>
          <table:table-cell table:formula="of:=[.V235]-[.R235]" office:value-type="float" office:value="0.00225694444444458">
            <text:p>0:03:15</text:p>
          </table:table-cell>
          <table:table-cell table:style-name="ce26" office:value-type="time" office:time-value="PT05H32M40S">
            <text:p>05:32:40</text:p>
          </table:table-cell>
          <table:table-cell table:style-name="ce49" office:value-type="time" office:time-value="PT21H06M55S">
            <text:p>21:06:55</text:p>
          </table:table-cell>
          <table:table-cell table:formula="of:=[.U235]-[.T235]" office:value-type="float" office:value="0.648784722222222">
            <text:p>15:34:15</text:p>
          </table:table-cell>
          <table:table-cell table:number-columns-repeated="1002"/>
        </table:table-row>
        <table:table-row table:style-name="ro1">
          <table:table-cell table:formula="of:=[.B236]" office:value-type="date" office:date-value="2016-07-20">
            <text:p>Mi, </text:p>
          </table:table-cell>
          <table:table-cell office:value-type="date" office:date-value="2016-07-20">
            <text:p>20.07.2016</text:p>
          </table:table-cell>
          <table:table-cell table:number-columns-repeated="7"/>
          <table:table-cell table:number-columns-repeated="2"/>
          <table:table-cell table:formula="of:=[.K236]-[.J236]" office:value-type="float" office:value="0">
            <text:p>0:00</text:p>
          </table:table-cell>
          <table:table-cell table:style-name="ce26" office:value-type="time" office:time-value="PT05H30M43S">
            <text:p>05:30:43</text:p>
          </table:table-cell>
          <table:table-cell table:style-name="ce49" office:value-type="time" office:time-value="PT21H13M30S">
            <text:p>21:13:30</text:p>
          </table:table-cell>
          <table:table-cell table:formula="of:=[.N236]-[.M236]" office:value-type="float" office:value="0.654710648148148">
            <text:p>15:42:47</text:p>
          </table:table-cell>
          <table:table-cell office:value-type="float" office:value="0.232638888888889">
            <text:p>5:35</text:p>
          </table:table-cell>
          <table:table-cell office:value-type="float" office:value="0.877777777777778">
            <text:p>21:04</text:p>
          </table:table-cell>
          <table:table-cell table:formula="of:=[.Q236]-[.P236]" office:value-type="float" office:value="0.645138888888889">
            <text:p>15:29</text:p>
          </table:table-cell>
          <table:table-cell table:formula="of:=[.V236]-[.R236]" office:value-type="float" office:value="0.00211805555555555">
            <text:p>0:03:03</text:p>
          </table:table-cell>
          <table:table-cell table:style-name="ce26" office:value-type="time" office:time-value="PT05H33M49S">
            <text:p>05:33:49</text:p>
          </table:table-cell>
          <table:table-cell table:style-name="ce49" office:value-type="time" office:time-value="PT21H05M52S">
            <text:p>21:05:52</text:p>
          </table:table-cell>
          <table:table-cell table:formula="of:=[.U236]-[.T236]" office:value-type="float" office:value="0.647256944444445">
            <text:p>15:32:03</text:p>
          </table:table-cell>
          <table:table-cell table:number-columns-repeated="1002"/>
        </table:table-row>
        <table:table-row table:style-name="ro1">
          <table:table-cell table:formula="of:=[.B237]" office:value-type="date" office:date-value="2016-07-21">
            <text:p>Do, </text:p>
          </table:table-cell>
          <table:table-cell office:value-type="date" office:date-value="2016-07-21">
            <text:p>21.07.2016</text:p>
          </table:table-cell>
          <table:table-cell table:number-columns-repeated="7"/>
          <table:table-cell table:number-columns-repeated="2"/>
          <table:table-cell table:formula="of:=[.K237]-[.J237]" office:value-type="float" office:value="0">
            <text:p>0:00</text:p>
          </table:table-cell>
          <table:table-cell table:style-name="ce26" office:value-type="time" office:time-value="PT05H31M57S">
            <text:p>05:31:57</text:p>
          </table:table-cell>
          <table:table-cell table:style-name="ce49" office:value-type="time" office:time-value="PT21H12M21S">
            <text:p>21:12:21</text:p>
          </table:table-cell>
          <table:table-cell table:formula="of:=[.N237]-[.M237]" office:value-type="float" office:value="0.653055555555556">
            <text:p>15:40:24</text:p>
          </table:table-cell>
          <table:table-cell office:value-type="float" office:value="0.233333333333333">
            <text:p>5:36</text:p>
          </table:table-cell>
          <table:table-cell office:value-type="float" office:value="0.877083333333333">
            <text:p>21:03</text:p>
          </table:table-cell>
          <table:table-cell table:formula="of:=[.Q237]-[.P237]" office:value-type="float" office:value="0.64375">
            <text:p>15:27</text:p>
          </table:table-cell>
          <table:table-cell table:formula="of:=[.V237]-[.R237]" office:value-type="float" office:value="0.00194444444444442">
            <text:p>0:02:48</text:p>
          </table:table-cell>
          <table:table-cell table:style-name="ce26" office:value-type="time" office:time-value="PT05H34M59S">
            <text:p>05:34:59</text:p>
          </table:table-cell>
          <table:table-cell table:style-name="ce49" office:value-type="time" office:time-value="PT21H04M47S">
            <text:p>21:04:47</text:p>
          </table:table-cell>
          <table:table-cell table:formula="of:=[.U237]-[.T237]" office:value-type="float" office:value="0.645694444444444">
            <text:p>15:29:48</text:p>
          </table:table-cell>
          <table:table-cell table:number-columns-repeated="1002"/>
        </table:table-row>
        <table:table-row table:style-name="ro1">
          <table:table-cell table:formula="of:=[.B238]" office:value-type="date" office:date-value="2016-07-22">
            <text:p>Fr, </text:p>
          </table:table-cell>
          <table:table-cell office:value-type="date" office:date-value="2016-07-22">
            <text:p>22.07.2016</text:p>
          </table:table-cell>
          <table:table-cell table:number-columns-repeated="7"/>
          <table:table-cell table:number-columns-repeated="2"/>
          <table:table-cell table:formula="of:=[.K238]-[.J238]" office:value-type="float" office:value="0">
            <text:p>0:00</text:p>
          </table:table-cell>
          <table:table-cell table:style-name="ce26" office:value-type="time" office:time-value="PT05H33M12S">
            <text:p>05:33:12</text:p>
          </table:table-cell>
          <table:table-cell table:style-name="ce49" office:value-type="time" office:time-value="PT21H11M10S">
            <text:p>21:11:10</text:p>
          </table:table-cell>
          <table:table-cell table:formula="of:=[.N238]-[.M238]" office:value-type="float" office:value="0.651365740740741">
            <text:p>15:37:58</text:p>
          </table:table-cell>
          <table:table-cell office:value-type="float" office:value="0.234027777777778">
            <text:p>5:37</text:p>
          </table:table-cell>
          <table:table-cell office:value-type="float" office:value="0.876388888888889">
            <text:p>21:02</text:p>
          </table:table-cell>
          <table:table-cell table:formula="of:=[.Q238]-[.P238]" office:value-type="float" office:value="0.642361111111111">
            <text:p>15:25</text:p>
          </table:table-cell>
          <table:table-cell table:formula="of:=[.V238]-[.R238]" office:value-type="float" office:value="0.00173611111111072">
            <text:p>0:02:30</text:p>
          </table:table-cell>
          <table:table-cell table:style-name="ce26" office:value-type="time" office:time-value="PT05H36M10S">
            <text:p>05:36:10</text:p>
          </table:table-cell>
          <table:table-cell table:style-name="ce49" office:value-type="time" office:time-value="PT21H03M40S">
            <text:p>21:03:40</text:p>
          </table:table-cell>
          <table:table-cell table:formula="of:=[.U238]-[.T238]" office:value-type="float" office:value="0.644097222222222">
            <text:p>15:27:30</text:p>
          </table:table-cell>
          <table:table-cell table:number-columns-repeated="1002"/>
        </table:table-row>
        <table:table-row table:style-name="ro1">
          <table:table-cell table:formula="of:=[.B239]" office:value-type="date" office:date-value="2016-07-23">
            <text:p>Sa, </text:p>
          </table:table-cell>
          <table:table-cell office:value-type="date" office:date-value="2016-07-23">
            <text:p>23.07.2016</text:p>
          </table:table-cell>
          <table:table-cell table:number-columns-repeated="7"/>
          <table:table-cell table:number-columns-repeated="2"/>
          <table:table-cell table:formula="of:=[.K239]-[.J239]" office:value-type="float" office:value="0">
            <text:p>0:00</text:p>
          </table:table-cell>
          <table:table-cell table:style-name="ce26" office:value-type="time" office:time-value="PT05H34M28S">
            <text:p>05:34:28</text:p>
          </table:table-cell>
          <table:table-cell table:style-name="ce49" office:value-type="time" office:time-value="PT21H09M57S">
            <text:p>21:09:57</text:p>
          </table:table-cell>
          <table:table-cell table:formula="of:=[.N239]-[.M239]" office:value-type="float" office:value="0.649641203703704">
            <text:p>15:35:29</text:p>
          </table:table-cell>
          <table:table-cell office:value-type="float" office:value="0.235416666666667">
            <text:p>5:39</text:p>
          </table:table-cell>
          <table:table-cell office:value-type="float" office:value="0.875694444444444">
            <text:p>21:01</text:p>
          </table:table-cell>
          <table:table-cell table:formula="of:=[.Q239]-[.P239]" office:value-type="float" office:value="0.640277777777778">
            <text:p>15:22</text:p>
          </table:table-cell>
          <table:table-cell table:formula="of:=[.V239]-[.R239]" office:value-type="float" office:value="0.00218750000000001">
            <text:p>0:03:09</text:p>
          </table:table-cell>
          <table:table-cell table:style-name="ce26" office:value-type="time" office:time-value="PT05H37M22S">
            <text:p>05:37:22</text:p>
          </table:table-cell>
          <table:table-cell table:style-name="ce49" office:value-type="time" office:time-value="PT21H02M31S">
            <text:p>21:02:31</text:p>
          </table:table-cell>
          <table:table-cell table:formula="of:=[.U239]-[.T239]" office:value-type="float" office:value="0.642465277777778">
            <text:p>15:25:09</text:p>
          </table:table-cell>
          <table:table-cell table:number-columns-repeated="1002"/>
        </table:table-row>
        <table:table-row table:style-name="ro1">
          <table:table-cell table:formula="of:=[.B240]" office:value-type="date" office:date-value="2016-07-24">
            <text:p>So, </text:p>
          </table:table-cell>
          <table:table-cell office:value-type="date" office:date-value="2016-07-24">
            <text:p>24.07.2016</text:p>
          </table:table-cell>
          <table:table-cell table:number-columns-repeated="7"/>
          <table:table-cell table:number-columns-repeated="2"/>
          <table:table-cell table:formula="of:=[.K240]-[.J240]" office:value-type="float" office:value="0">
            <text:p>0:00</text:p>
          </table:table-cell>
          <table:table-cell table:style-name="ce26" office:value-type="time" office:time-value="PT05H35M46S">
            <text:p>05:35:46</text:p>
          </table:table-cell>
          <table:table-cell table:style-name="ce49" office:value-type="time" office:time-value="PT21H08M41S">
            <text:p>21:08:41</text:p>
          </table:table-cell>
          <table:table-cell table:formula="of:=[.N240]-[.M240]" office:value-type="float" office:value="0.647858796296296">
            <text:p>15:32:55</text:p>
          </table:table-cell>
          <table:table-cell office:value-type="float" office:value="0.236111111111111">
            <text:p>5:40</text:p>
          </table:table-cell>
          <table:table-cell office:value-type="float" office:value="0.875">
            <text:p>21:00</text:p>
          </table:table-cell>
          <table:table-cell table:formula="of:=[.Q240]-[.P240]" office:value-type="float" office:value="0.638888888888889">
            <text:p>15:20</text:p>
          </table:table-cell>
          <table:table-cell table:formula="of:=[.V240]-[.R240]" office:value-type="float" office:value="0.0019097222222223">
            <text:p>0:02:45</text:p>
          </table:table-cell>
          <table:table-cell table:style-name="ce26" office:value-type="time" office:time-value="PT05H38M35S">
            <text:p>05:38:35</text:p>
          </table:table-cell>
          <table:table-cell table:style-name="ce49" office:value-type="time" office:time-value="PT21H01M20S">
            <text:p>21:01:20</text:p>
          </table:table-cell>
          <table:table-cell table:formula="of:=[.U240]-[.T240]" office:value-type="float" office:value="0.640798611111111">
            <text:p>15:22:45</text:p>
          </table:table-cell>
          <table:table-cell table:number-columns-repeated="1002"/>
        </table:table-row>
        <table:table-row table:style-name="ro1">
          <table:table-cell table:formula="of:=[.B241]" office:value-type="date" office:date-value="2016-07-25">
            <text:p>Mo, </text:p>
          </table:table-cell>
          <table:table-cell office:value-type="date" office:date-value="2016-07-25">
            <text:p>25.07.2016</text:p>
          </table:table-cell>
          <table:table-cell table:number-columns-repeated="7"/>
          <table:table-cell table:number-columns-repeated="2"/>
          <table:table-cell table:formula="of:=[.K241]-[.J241]" office:value-type="float" office:value="0">
            <text:p>0:00</text:p>
          </table:table-cell>
          <table:table-cell table:style-name="ce26" office:value-type="time" office:time-value="PT05H37M04S">
            <text:p>05:37:04</text:p>
          </table:table-cell>
          <table:table-cell table:style-name="ce49" office:value-type="time" office:time-value="PT21H07M24S">
            <text:p>21:07:24</text:p>
          </table:table-cell>
          <table:table-cell table:formula="of:=[.N241]-[.M241]" office:value-type="float" office:value="0.646064814814815">
            <text:p>15:30:20</text:p>
          </table:table-cell>
          <table:table-cell office:value-type="float" office:value="0.236805555555556">
            <text:p>5:41</text:p>
          </table:table-cell>
          <table:table-cell office:value-type="float" office:value="0.874305555555556">
            <text:p>20:59</text:p>
          </table:table-cell>
          <table:table-cell table:formula="of:=[.Q241]-[.P241]" office:value-type="float" office:value="0.6375">
            <text:p>15:18</text:p>
          </table:table-cell>
          <table:table-cell table:formula="of:=[.V241]-[.R241]" office:value-type="float" office:value="0.0016087962962964">
            <text:p>0:02:19</text:p>
          </table:table-cell>
          <table:table-cell table:style-name="ce26" office:value-type="time" office:time-value="PT05H39M48S">
            <text:p>05:39:48</text:p>
          </table:table-cell>
          <table:table-cell table:style-name="ce49" office:value-type="time" office:time-value="PT21H00M07S">
            <text:p>21:00:07</text:p>
          </table:table-cell>
          <table:table-cell table:formula="of:=[.U241]-[.T241]" office:value-type="float" office:value="0.639108796296296">
            <text:p>15:20:19</text:p>
          </table:table-cell>
          <table:table-cell table:number-columns-repeated="1002"/>
        </table:table-row>
        <table:table-row table:style-name="ro1">
          <table:table-cell table:formula="of:=[.B242]" office:value-type="date" office:date-value="2016-07-26">
            <text:p>Di, </text:p>
          </table:table-cell>
          <table:table-cell office:value-type="date" office:date-value="2016-07-26">
            <text:p>26.07.2016</text:p>
          </table:table-cell>
          <table:table-cell table:number-columns-repeated="7"/>
          <table:table-cell table:number-columns-repeated="2"/>
          <table:table-cell table:formula="of:=[.K242]-[.J242]" office:value-type="float" office:value="0">
            <text:p>0:00</text:p>
          </table:table-cell>
          <table:table-cell table:style-name="ce26" office:value-type="time" office:time-value="PT05H38M22S">
            <text:p>05:38:22</text:p>
          </table:table-cell>
          <table:table-cell table:style-name="ce49" office:value-type="time" office:time-value="PT21H06M04S">
            <text:p>21:06:04</text:p>
          </table:table-cell>
          <table:table-cell table:formula="of:=[.N242]-[.M242]" office:value-type="float" office:value="0.644236111111111">
            <text:p>15:27:42</text:p>
          </table:table-cell>
          <table:table-cell office:value-type="float" office:value="0.2375">
            <text:p>5:42</text:p>
          </table:table-cell>
          <table:table-cell office:value-type="float" office:value="0.872916666666667">
            <text:p>20:57</text:p>
          </table:table-cell>
          <table:table-cell table:formula="of:=[.Q242]-[.P242]" office:value-type="float" office:value="0.635416666666667">
            <text:p>15:15</text:p>
          </table:table-cell>
          <table:table-cell table:formula="of:=[.V242]-[.R242]" office:value-type="float" office:value="0.00195601851851879">
            <text:p>0:02:49</text:p>
          </table:table-cell>
          <table:table-cell table:style-name="ce26" office:value-type="time" office:time-value="PT05H41M03S">
            <text:p>05:41:03</text:p>
          </table:table-cell>
          <table:table-cell table:style-name="ce49" office:value-type="time" office:time-value="PT20H58M52S">
            <text:p>20:58:52</text:p>
          </table:table-cell>
          <table:table-cell table:formula="of:=[.U242]-[.T242]" office:value-type="float" office:value="0.637372685185185">
            <text:p>15:17:49</text:p>
          </table:table-cell>
          <table:table-cell table:number-columns-repeated="1002"/>
        </table:table-row>
        <table:table-row table:style-name="ro1">
          <table:table-cell table:formula="of:=[.B243]" office:value-type="date" office:date-value="2016-07-27">
            <text:p>Mi, </text:p>
          </table:table-cell>
          <table:table-cell office:value-type="date" office:date-value="2016-07-27">
            <text:p>27.07.2016</text:p>
          </table:table-cell>
          <table:table-cell table:number-columns-repeated="7"/>
          <table:table-cell table:number-columns-repeated="2"/>
          <table:table-cell table:formula="of:=[.K243]-[.J243]" office:value-type="float" office:value="0">
            <text:p>0:00</text:p>
          </table:table-cell>
          <table:table-cell table:style-name="ce26" office:value-type="time" office:time-value="PT05H39M42S">
            <text:p>05:39:42</text:p>
          </table:table-cell>
          <table:table-cell table:style-name="ce49" office:value-type="time" office:time-value="PT21H04M43S">
            <text:p>21:04:43</text:p>
          </table:table-cell>
          <table:table-cell table:formula="of:=[.N243]-[.M243]" office:value-type="float" office:value="0.642372685185185">
            <text:p>15:25:01</text:p>
          </table:table-cell>
          <table:table-cell office:value-type="float" office:value="0.238194444444444">
            <text:p>5:43</text:p>
          </table:table-cell>
          <table:table-cell office:value-type="float" office:value="0.872222222222222">
            <text:p>20:56</text:p>
          </table:table-cell>
          <table:table-cell table:formula="of:=[.Q243]-[.P243]" office:value-type="float" office:value="0.634027777777778">
            <text:p>15:13</text:p>
          </table:table-cell>
          <table:table-cell table:formula="of:=[.V243]-[.R243]" office:value-type="float" office:value="0.00157407407407406">
            <text:p>0:02:16</text:p>
          </table:table-cell>
          <table:table-cell table:style-name="ce26" office:value-type="time" office:time-value="PT05H42M18S">
            <text:p>05:42:18</text:p>
          </table:table-cell>
          <table:table-cell table:style-name="ce49" office:value-type="time" office:time-value="PT20H57M34S">
            <text:p>20:57:34</text:p>
          </table:table-cell>
          <table:table-cell table:formula="of:=[.U243]-[.T243]" office:value-type="float" office:value="0.635601851851852">
            <text:p>15:15:16</text:p>
          </table:table-cell>
          <table:table-cell table:number-columns-repeated="1002"/>
        </table:table-row>
        <table:table-row table:style-name="ro1">
          <table:table-cell table:formula="of:=[.B244]" office:value-type="date" office:date-value="2016-07-28">
            <text:p>Do, </text:p>
          </table:table-cell>
          <table:table-cell office:value-type="date" office:date-value="2016-07-28">
            <text:p>28.07.2016</text:p>
          </table:table-cell>
          <table:table-cell table:number-columns-repeated="7"/>
          <table:table-cell table:number-columns-repeated="2"/>
          <table:table-cell table:formula="of:=[.K244]-[.J244]" office:value-type="float" office:value="0">
            <text:p>0:00</text:p>
          </table:table-cell>
          <table:table-cell table:style-name="ce26" office:value-type="time" office:time-value="PT05H41M03S">
            <text:p>05:41:03</text:p>
          </table:table-cell>
          <table:table-cell table:style-name="ce49" office:value-type="time" office:time-value="PT21H03M19S">
            <text:p>21:03:19</text:p>
          </table:table-cell>
          <table:table-cell table:formula="of:=[.N244]-[.M244]" office:value-type="float" office:value="0.640462962962963">
            <text:p>15:22:16</text:p>
          </table:table-cell>
          <table:table-cell office:value-type="float" office:value="0.239583333333333">
            <text:p>5:45</text:p>
          </table:table-cell>
          <table:table-cell office:value-type="float" office:value="0.871527777777778">
            <text:p>20:55</text:p>
          </table:table-cell>
          <table:table-cell table:formula="of:=[.Q244]-[.P244]" office:value-type="float" office:value="0.631944444444445">
            <text:p>15:10</text:p>
          </table:table-cell>
          <table:table-cell table:formula="of:=[.V244]-[.R244]" office:value-type="float" office:value="0.00186342592592581">
            <text:p>0:02:41</text:p>
          </table:table-cell>
          <table:table-cell table:style-name="ce26" office:value-type="time" office:time-value="PT05H43M34S">
            <text:p>05:43:34</text:p>
          </table:table-cell>
          <table:table-cell table:style-name="ce49" office:value-type="time" office:time-value="PT20H56M15S">
            <text:p>20:56:15</text:p>
          </table:table-cell>
          <table:table-cell table:formula="of:=[.U244]-[.T244]" office:value-type="float" office:value="0.63380787037037">
            <text:p>15:12:41</text:p>
          </table:table-cell>
          <table:table-cell table:number-columns-repeated="1002"/>
        </table:table-row>
        <table:table-row table:style-name="ro1">
          <table:table-cell table:formula="of:=[.B245]" office:value-type="date" office:date-value="2016-07-29">
            <text:p>Fr, </text:p>
          </table:table-cell>
          <table:table-cell office:value-type="date" office:date-value="2016-07-29">
            <text:p>29.07.2016</text:p>
          </table:table-cell>
          <table:table-cell table:number-columns-repeated="7"/>
          <table:table-cell table:number-columns-repeated="2"/>
          <table:table-cell table:formula="of:=[.K245]-[.J245]" office:value-type="float" office:value="0">
            <text:p>0:00</text:p>
          </table:table-cell>
          <table:table-cell table:style-name="ce26" office:value-type="time" office:time-value="PT05H42M24S">
            <text:p>05:42:24</text:p>
          </table:table-cell>
          <table:table-cell table:style-name="ce49" office:value-type="time" office:time-value="PT21H01M53S">
            <text:p>21:01:53</text:p>
          </table:table-cell>
          <table:table-cell table:formula="of:=[.N245]-[.M245]" office:value-type="float" office:value="0.638530092592593">
            <text:p>15:19:29</text:p>
          </table:table-cell>
          <table:table-cell office:value-type="float" office:value="0.240277777777778">
            <text:p>5:46</text:p>
          </table:table-cell>
          <table:table-cell office:value-type="float" office:value="0.870138888888889">
            <text:p>20:53</text:p>
          </table:table-cell>
          <table:table-cell table:formula="of:=[.Q245]-[.P245]" office:value-type="float" office:value="0.629861111111111">
            <text:p>15:07</text:p>
          </table:table-cell>
          <table:table-cell table:formula="of:=[.V245]-[.R245]" office:value-type="float" office:value="0.00211805555555544">
            <text:p>0:03:03</text:p>
          </table:table-cell>
          <table:table-cell table:style-name="ce26" office:value-type="time" office:time-value="PT05H44M51S">
            <text:p>05:44:51</text:p>
          </table:table-cell>
          <table:table-cell table:style-name="ce49" office:value-type="time" office:time-value="PT20H54M54S">
            <text:p>20:54:54</text:p>
          </table:table-cell>
          <table:table-cell table:formula="of:=[.U245]-[.T245]" office:value-type="float" office:value="0.631979166666667">
            <text:p>15:10:03</text:p>
          </table:table-cell>
          <table:table-cell table:number-columns-repeated="1002"/>
        </table:table-row>
        <table:table-row table:style-name="ro1">
          <table:table-cell table:formula="of:=[.B246]" office:value-type="date" office:date-value="2016-07-30">
            <text:p>Sa, </text:p>
          </table:table-cell>
          <table:table-cell office:value-type="date" office:date-value="2016-07-30">
            <text:p>30.07.2016</text:p>
          </table:table-cell>
          <table:table-cell table:number-columns-repeated="7"/>
          <table:table-cell table:number-columns-repeated="2"/>
          <table:table-cell table:formula="of:=[.K246]-[.J246]" office:value-type="float" office:value="0">
            <text:p>0:00</text:p>
          </table:table-cell>
          <table:table-cell table:style-name="ce26" office:value-type="time" office:time-value="PT05H43M46S">
            <text:p>05:43:46</text:p>
          </table:table-cell>
          <table:table-cell table:style-name="ce49" office:value-type="time" office:time-value="PT21H00M26S">
            <text:p>21:00:26</text:p>
          </table:table-cell>
          <table:table-cell table:formula="of:=[.N246]-[.M246]" office:value-type="float" office:value="0.636574074074074">
            <text:p>15:16:40</text:p>
          </table:table-cell>
          <table:table-cell office:value-type="float" office:value="0.240972222222222">
            <text:p>5:47</text:p>
          </table:table-cell>
          <table:table-cell office:value-type="float" office:value="0.869444444444444">
            <text:p>20:52</text:p>
          </table:table-cell>
          <table:table-cell table:formula="of:=[.Q246]-[.P246]" office:value-type="float" office:value="0.628472222222222">
            <text:p>15:05</text:p>
          </table:table-cell>
          <table:table-cell table:formula="of:=[.V246]-[.R246]" office:value-type="float" office:value="0.00166666666666648">
            <text:p>0:02:24</text:p>
          </table:table-cell>
          <table:table-cell table:style-name="ce26" office:value-type="time" office:time-value="PT05H46M08S">
            <text:p>05:46:08</text:p>
          </table:table-cell>
          <table:table-cell table:style-name="ce49" office:value-type="time" office:time-value="PT20H53M32S">
            <text:p>20:53:32</text:p>
          </table:table-cell>
          <table:table-cell table:formula="of:=[.U246]-[.T246]" office:value-type="float" office:value="0.630138888888889">
            <text:p>15:07:24</text:p>
          </table:table-cell>
          <table:table-cell table:number-columns-repeated="1002"/>
        </table:table-row>
        <table:table-row table:style-name="ro1">
          <table:table-cell table:formula="of:=[.B247]" office:value-type="date" office:date-value="2016-07-31">
            <text:p>So, </text:p>
          </table:table-cell>
          <table:table-cell office:value-type="date" office:date-value="2016-07-31">
            <text:p>31.07.2016</text:p>
          </table:table-cell>
          <table:table-cell table:number-columns-repeated="7"/>
          <table:table-cell table:number-columns-repeated="2"/>
          <table:table-cell table:formula="of:=[.K247]-[.J247]" office:value-type="float" office:value="0">
            <text:p>0:00</text:p>
          </table:table-cell>
          <table:table-cell table:style-name="ce26" office:value-type="time" office:time-value="PT05H45M08S">
            <text:p>05:45:08</text:p>
          </table:table-cell>
          <table:table-cell table:style-name="ce49" office:value-type="time" office:time-value="PT20H58M57S">
            <text:p>20:58:57</text:p>
          </table:table-cell>
          <table:table-cell table:formula="of:=[.N247]-[.M247]" office:value-type="float" office:value="0.634594907407408">
            <text:p>15:13:49</text:p>
          </table:table-cell>
          <table:table-cell office:value-type="float" office:value="0.241666666666667">
            <text:p>5:48</text:p>
          </table:table-cell>
          <table:table-cell office:value-type="float" office:value="0.86875">
            <text:p>20:51</text:p>
          </table:table-cell>
          <table:table-cell table:formula="of:=[.Q247]-[.P247]" office:value-type="float" office:value="0.627083333333333">
            <text:p>15:03</text:p>
          </table:table-cell>
          <table:table-cell table:formula="of:=[.V247]-[.R247]" office:value-type="float" office:value="0.00116898148148148">
            <text:p>0:01:41</text:p>
          </table:table-cell>
          <table:table-cell table:style-name="ce26" office:value-type="time" office:time-value="PT05H47M26S">
            <text:p>05:47:26</text:p>
          </table:table-cell>
          <table:table-cell table:style-name="ce49" office:value-type="time" office:time-value="PT20H52M07S">
            <text:p>20:52:07</text:p>
          </table:table-cell>
          <table:table-cell table:formula="of:=[.U247]-[.T247]" office:value-type="float" office:value="0.628252314814815">
            <text:p>15:04:41</text:p>
          </table:table-cell>
          <table:table-cell table:number-columns-repeated="1002"/>
        </table:table-row>
        <table:table-row table:style-name="ro1">
          <table:table-cell table:formula="of:=[.B248]" office:value-type="date" office:date-value="2016-08-01">
            <text:p>Mo, </text:p>
          </table:table-cell>
          <table:table-cell office:value-type="date" office:date-value="2016-08-01">
            <text:p>01.08.2016</text:p>
          </table:table-cell>
          <table:table-cell table:number-columns-repeated="7"/>
          <table:table-cell table:number-columns-repeated="2"/>
          <table:table-cell table:formula="of:=[.K248]-[.J248]" office:value-type="float" office:value="0">
            <text:p>0:00</text:p>
          </table:table-cell>
          <table:table-cell table:style-name="ce26" office:value-type="time" office:time-value="PT05H46M31S">
            <text:p>05:46:31</text:p>
          </table:table-cell>
          <table:table-cell table:style-name="ce49" office:value-type="time" office:time-value="PT20H57M26S">
            <text:p>20:57:26</text:p>
          </table:table-cell>
          <table:table-cell table:formula="of:=[.N248]-[.M248]" office:value-type="float" office:value="0.632581018518519">
            <text:p>15:10:55</text:p>
          </table:table-cell>
          <table:table-cell office:value-type="float" office:value="0.243055555555556">
            <text:p>5:50</text:p>
          </table:table-cell>
          <table:table-cell office:value-type="float" office:value="0.867361111111111">
            <text:p>20:49</text:p>
          </table:table-cell>
          <table:table-cell table:formula="of:=[.Q248]-[.P248]" office:value-type="float" office:value="0.624305555555556">
            <text:p>14:59</text:p>
          </table:table-cell>
          <table:table-cell table:formula="of:=[.V248]-[.R248]" office:value-type="float" office:value="0.00204861111111121">
            <text:p>0:02:57</text:p>
          </table:table-cell>
          <table:table-cell table:style-name="ce26" office:value-type="time" office:time-value="PT05H48M44S">
            <text:p>05:48:44</text:p>
          </table:table-cell>
          <table:table-cell table:style-name="ce49" office:value-type="time" office:time-value="PT20H50M41S">
            <text:p>20:50:41</text:p>
          </table:table-cell>
          <table:table-cell table:formula="of:=[.U248]-[.T248]" office:value-type="float" office:value="0.626354166666667">
            <text:p>15:01:57</text:p>
          </table:table-cell>
          <table:table-cell table:number-columns-repeated="1002"/>
        </table:table-row>
        <table:table-row table:style-name="ro1">
          <table:table-cell table:formula="of:=[.B249]" office:value-type="date" office:date-value="2016-08-02">
            <text:p>Di, </text:p>
          </table:table-cell>
          <table:table-cell office:value-type="date" office:date-value="2016-08-02">
            <text:p>02.08.2016</text:p>
          </table:table-cell>
          <table:table-cell table:number-columns-repeated="7"/>
          <table:table-cell table:number-columns-repeated="2"/>
          <table:table-cell table:formula="of:=[.K249]-[.J249]" office:value-type="float" office:value="0">
            <text:p>0:00</text:p>
          </table:table-cell>
          <table:table-cell table:style-name="ce26" office:value-type="time" office:time-value="PT05H47M54S">
            <text:p>05:47:54</text:p>
          </table:table-cell>
          <table:table-cell table:style-name="ce49" office:value-type="time" office:time-value="PT20H55M53S">
            <text:p>20:55:53</text:p>
          </table:table-cell>
          <table:table-cell table:formula="of:=[.N249]-[.M249]" office:value-type="float" office:value="0.630543981481481">
            <text:p>15:07:59</text:p>
          </table:table-cell>
          <table:table-cell office:value-type="float" office:value="0.24375">
            <text:p>5:51</text:p>
          </table:table-cell>
          <table:table-cell office:value-type="float" office:value="0.866666666666667">
            <text:p>20:48</text:p>
          </table:table-cell>
          <table:table-cell table:formula="of:=[.Q249]-[.P249]" office:value-type="float" office:value="0.622916666666667">
            <text:p>14:57</text:p>
          </table:table-cell>
          <table:table-cell table:formula="of:=[.V249]-[.R249]" office:value-type="float" office:value="0.00150462962962961">
            <text:p>0:02:10</text:p>
          </table:table-cell>
          <table:table-cell table:style-name="ce26" office:value-type="time" office:time-value="PT05H50M03S">
            <text:p>05:50:03</text:p>
          </table:table-cell>
          <table:table-cell table:style-name="ce49" office:value-type="time" office:time-value="PT20H49M13S">
            <text:p>20:49:13</text:p>
          </table:table-cell>
          <table:table-cell table:formula="of:=[.U249]-[.T249]" office:value-type="float" office:value="0.624421296296296">
            <text:p>14:59:10</text:p>
          </table:table-cell>
          <table:table-cell table:number-columns-repeated="1002"/>
        </table:table-row>
        <table:table-row table:style-name="ro1">
          <table:table-cell table:formula="of:=[.B250]" office:value-type="date" office:date-value="2016-08-03">
            <text:p>Mi, </text:p>
          </table:table-cell>
          <table:table-cell office:value-type="date" office:date-value="2016-08-03">
            <text:p>03.08.2016</text:p>
          </table:table-cell>
          <table:table-cell table:number-columns-repeated="7"/>
          <table:table-cell table:number-columns-repeated="2"/>
          <table:table-cell table:formula="of:=[.K250]-[.J250]" office:value-type="float" office:value="0">
            <text:p>0:00</text:p>
          </table:table-cell>
          <table:table-cell table:style-name="ce26" office:value-type="time" office:time-value="PT05H49M18S">
            <text:p>05:49:18</text:p>
          </table:table-cell>
          <table:table-cell table:style-name="ce49" office:value-type="time" office:time-value="PT20H54M19S">
            <text:p>20:54:19</text:p>
          </table:table-cell>
          <table:table-cell table:formula="of:=[.N250]-[.M250]" office:value-type="float" office:value="0.628483796296296">
            <text:p>15:05:01</text:p>
          </table:table-cell>
          <table:table-cell office:value-type="float" office:value="0.244444444444444">
            <text:p>5:52</text:p>
          </table:table-cell>
          <table:table-cell office:value-type="float" office:value="0.865277777777778">
            <text:p>20:46</text:p>
          </table:table-cell>
          <table:table-cell table:formula="of:=[.Q250]-[.P250]" office:value-type="float" office:value="0.620833333333333">
            <text:p>14:54</text:p>
          </table:table-cell>
          <table:table-cell table:formula="of:=[.V250]-[.R250]" office:value-type="float" office:value="0.00163194444444448">
            <text:p>0:02:21</text:p>
          </table:table-cell>
          <table:table-cell table:style-name="ce26" office:value-type="time" office:time-value="PT05H51M22S">
            <text:p>05:51:22</text:p>
          </table:table-cell>
          <table:table-cell table:style-name="ce49" office:value-type="time" office:time-value="PT20H47M43S">
            <text:p>20:47:43</text:p>
          </table:table-cell>
          <table:table-cell table:formula="of:=[.U250]-[.T250]" office:value-type="float" office:value="0.622465277777778">
            <text:p>14:56:21</text:p>
          </table:table-cell>
          <table:table-cell table:number-columns-repeated="1002"/>
        </table:table-row>
        <table:table-row table:style-name="ro1">
          <table:table-cell table:formula="of:=[.B251]" office:value-type="date" office:date-value="2016-08-04">
            <text:p>Do, </text:p>
          </table:table-cell>
          <table:table-cell office:value-type="date" office:date-value="2016-08-04">
            <text:p>04.08.2016</text:p>
          </table:table-cell>
          <table:table-cell table:number-columns-repeated="7"/>
          <table:table-cell table:number-columns-repeated="2"/>
          <table:table-cell table:formula="of:=[.K251]-[.J251]" office:value-type="float" office:value="0">
            <text:p>0:00</text:p>
          </table:table-cell>
          <table:table-cell table:style-name="ce26" office:value-type="time" office:time-value="PT05H50M43S">
            <text:p>05:50:43</text:p>
          </table:table-cell>
          <table:table-cell table:style-name="ce49" office:value-type="time" office:time-value="PT20H52M43S">
            <text:p>20:52:43</text:p>
          </table:table-cell>
          <table:table-cell table:formula="of:=[.N251]-[.M251]" office:value-type="float" office:value="0.626388888888889">
            <text:p>15:02:00</text:p>
          </table:table-cell>
          <table:table-cell office:value-type="float" office:value="0.245833333333333">
            <text:p>5:54</text:p>
          </table:table-cell>
          <table:table-cell office:value-type="float" office:value="0.864583333333333">
            <text:p>20:45</text:p>
          </table:table-cell>
          <table:table-cell table:formula="of:=[.Q251]-[.P251]" office:value-type="float" office:value="0.61875">
            <text:p>14:51</text:p>
          </table:table-cell>
          <table:table-cell table:formula="of:=[.V251]-[.R251]" office:value-type="float" office:value="0.00174768518518509">
            <text:p>0:02:31</text:p>
          </table:table-cell>
          <table:table-cell table:style-name="ce26" office:value-type="time" office:time-value="PT05H52M41S">
            <text:p>05:52:41</text:p>
          </table:table-cell>
          <table:table-cell table:style-name="ce49" office:value-type="time" office:time-value="PT20H46M12S">
            <text:p>20:46:12</text:p>
          </table:table-cell>
          <table:table-cell table:formula="of:=[.U251]-[.T251]" office:value-type="float" office:value="0.620497685185185">
            <text:p>14:53:31</text:p>
          </table:table-cell>
          <table:table-cell table:number-columns-repeated="1002"/>
        </table:table-row>
        <table:table-row table:style-name="ro1">
          <table:table-cell table:formula="of:=[.B252]" office:value-type="date" office:date-value="2016-08-05">
            <text:p>Fr, </text:p>
          </table:table-cell>
          <table:table-cell office:value-type="date" office:date-value="2016-08-05">
            <text:p>05.08.2016</text:p>
          </table:table-cell>
          <table:table-cell table:number-columns-repeated="7"/>
          <table:table-cell table:number-columns-repeated="2"/>
          <table:table-cell table:formula="of:=[.K252]-[.J252]" office:value-type="float" office:value="0">
            <text:p>0:00</text:p>
          </table:table-cell>
          <table:table-cell table:style-name="ce26" office:value-type="time" office:time-value="PT05H52M08S">
            <text:p>05:52:08</text:p>
          </table:table-cell>
          <table:table-cell table:style-name="ce49" office:value-type="time" office:time-value="PT20H51M05S">
            <text:p>20:51:05</text:p>
          </table:table-cell>
          <table:table-cell table:formula="of:=[.N252]-[.M252]" office:value-type="float" office:value="0.624270833333333">
            <text:p>14:58:57</text:p>
          </table:table-cell>
          <table:table-cell office:value-type="float" office:value="0.246527777777778">
            <text:p>5:55</text:p>
          </table:table-cell>
          <table:table-cell office:value-type="float" office:value="0.863194444444444">
            <text:p>20:43</text:p>
          </table:table-cell>
          <table:table-cell table:formula="of:=[.Q252]-[.P252]" office:value-type="float" office:value="0.616666666666667">
            <text:p>14:48</text:p>
          </table:table-cell>
          <table:table-cell table:formula="of:=[.V252]-[.R252]" office:value-type="float" office:value="0.00182870370370358">
            <text:p>0:02:38</text:p>
          </table:table-cell>
          <table:table-cell table:style-name="ce26" office:value-type="time" office:time-value="PT05H54M01S">
            <text:p>05:54:01</text:p>
          </table:table-cell>
          <table:table-cell table:style-name="ce49" office:value-type="time" office:time-value="PT20H44M39S">
            <text:p>20:44:39</text:p>
          </table:table-cell>
          <table:table-cell table:formula="of:=[.U252]-[.T252]" office:value-type="float" office:value="0.61849537037037">
            <text:p>14:50:38</text:p>
          </table:table-cell>
          <table:table-cell table:number-columns-repeated="1002"/>
        </table:table-row>
        <table:table-row table:style-name="ro1">
          <table:table-cell table:formula="of:=[.B253]" office:value-type="date" office:date-value="2016-08-06">
            <text:p>Sa, </text:p>
          </table:table-cell>
          <table:table-cell office:value-type="date" office:date-value="2016-08-06">
            <text:p>06.08.2016</text:p>
          </table:table-cell>
          <table:table-cell table:number-columns-repeated="7"/>
          <table:table-cell table:number-columns-repeated="2"/>
          <table:table-cell table:formula="of:=[.K253]-[.J253]" office:value-type="float" office:value="0">
            <text:p>0:00</text:p>
          </table:table-cell>
          <table:table-cell table:style-name="ce26" office:value-type="time" office:time-value="PT05H53M33S">
            <text:p>05:53:33</text:p>
          </table:table-cell>
          <table:table-cell table:style-name="ce49" office:value-type="time" office:time-value="PT20H49M26S">
            <text:p>20:49:26</text:p>
          </table:table-cell>
          <table:table-cell table:formula="of:=[.N253]-[.M253]" office:value-type="float" office:value="0.622141203703704">
            <text:p>14:55:53</text:p>
          </table:table-cell>
          <table:table-cell office:value-type="float" office:value="0.247222222222222">
            <text:p>5:56</text:p>
          </table:table-cell>
          <table:table-cell office:value-type="float" office:value="0.8625">
            <text:p>20:42</text:p>
          </table:table-cell>
          <table:table-cell table:formula="of:=[.Q253]-[.P253]" office:value-type="float" office:value="0.615277777777778">
            <text:p>14:46</text:p>
          </table:table-cell>
          <table:table-cell table:formula="of:=[.V253]-[.R253]" office:value-type="float" office:value="0.00118055555555563">
            <text:p>0:01:42</text:p>
          </table:table-cell>
          <table:table-cell table:style-name="ce26" office:value-type="time" office:time-value="PT05H55M22S">
            <text:p>05:55:22</text:p>
          </table:table-cell>
          <table:table-cell table:style-name="ce49" office:value-type="time" office:time-value="PT20H43M04S">
            <text:p>20:43:04</text:p>
          </table:table-cell>
          <table:table-cell table:formula="of:=[.U253]-[.T253]" office:value-type="float" office:value="0.616458333333333">
            <text:p>14:47:42</text:p>
          </table:table-cell>
          <table:table-cell table:number-columns-repeated="1002"/>
        </table:table-row>
        <table:table-row table:style-name="ro1">
          <table:table-cell table:formula="of:=[.B254]" office:value-type="date" office:date-value="2016-08-07">
            <text:p>So, </text:p>
          </table:table-cell>
          <table:table-cell office:value-type="date" office:date-value="2016-08-07">
            <text:p>07.08.2016</text:p>
          </table:table-cell>
          <table:table-cell table:number-columns-repeated="7"/>
          <table:table-cell table:number-columns-repeated="2"/>
          <table:table-cell table:formula="of:=[.K254]-[.J254]" office:value-type="float" office:value="0">
            <text:p>0:00</text:p>
          </table:table-cell>
          <table:table-cell table:style-name="ce26" office:value-type="time" office:time-value="PT05H54M58S">
            <text:p>05:54:58</text:p>
          </table:table-cell>
          <table:table-cell table:style-name="ce49" office:value-type="time" office:time-value="PT20H47M45S">
            <text:p>20:47:45</text:p>
          </table:table-cell>
          <table:table-cell table:formula="of:=[.N254]-[.M254]" office:value-type="float" office:value="0.619988425925926">
            <text:p>14:52:47</text:p>
          </table:table-cell>
          <table:table-cell office:value-type="float" office:value="0.248611111111111">
            <text:p>5:58</text:p>
          </table:table-cell>
          <table:table-cell office:value-type="float" office:value="0.861111111111111">
            <text:p>20:40</text:p>
          </table:table-cell>
          <table:table-cell table:formula="of:=[.Q254]-[.P254]" office:value-type="float" office:value="0.6125">
            <text:p>14:42</text:p>
          </table:table-cell>
          <table:table-cell table:formula="of:=[.V254]-[.R254]" office:value-type="float" office:value="0.00193287037037049">
            <text:p>0:02:47</text:p>
          </table:table-cell>
          <table:table-cell table:style-name="ce26" office:value-type="time" office:time-value="PT05H56M42S">
            <text:p>05:56:42</text:p>
          </table:table-cell>
          <table:table-cell table:style-name="ce49" office:value-type="time" office:time-value="PT20H41M29S">
            <text:p>20:41:29</text:p>
          </table:table-cell>
          <table:table-cell table:formula="of:=[.U254]-[.T254]" office:value-type="float" office:value="0.61443287037037">
            <text:p>14:44:47</text:p>
          </table:table-cell>
          <table:table-cell table:number-columns-repeated="1002"/>
        </table:table-row>
        <table:table-row table:style-name="ro1">
          <table:table-cell table:formula="of:=[.B255]" office:value-type="date" office:date-value="2016-08-08">
            <text:p>Mo, </text:p>
          </table:table-cell>
          <table:table-cell office:value-type="date" office:date-value="2016-08-08">
            <text:p>08.08.2016</text:p>
          </table:table-cell>
          <table:table-cell table:number-columns-repeated="7"/>
          <table:table-cell table:number-columns-repeated="2"/>
          <table:table-cell table:formula="of:=[.K255]-[.J255]" office:value-type="float" office:value="0">
            <text:p>0:00</text:p>
          </table:table-cell>
          <table:table-cell table:style-name="ce26" office:value-type="time" office:time-value="PT05H56M24S">
            <text:p>05:56:24</text:p>
          </table:table-cell>
          <table:table-cell table:style-name="ce49" office:value-type="time" office:time-value="PT20H46M03S">
            <text:p>20:46:03</text:p>
          </table:table-cell>
          <table:table-cell table:formula="of:=[.N255]-[.M255]" office:value-type="float" office:value="0.6178125">
            <text:p>14:49:39</text:p>
          </table:table-cell>
          <table:table-cell office:value-type="float" office:value="0.249305555555556">
            <text:p>5:59</text:p>
          </table:table-cell>
          <table:table-cell office:value-type="float" office:value="0.860416666666667">
            <text:p>20:39</text:p>
          </table:table-cell>
          <table:table-cell table:formula="of:=[.Q255]-[.P255]" office:value-type="float" office:value="0.611111111111111">
            <text:p>14:40</text:p>
          </table:table-cell>
          <table:table-cell table:formula="of:=[.V255]-[.R255]" office:value-type="float" office:value="0.00125000000000031">
            <text:p>0:01:48</text:p>
          </table:table-cell>
          <table:table-cell table:style-name="ce26" office:value-type="time" office:time-value="PT05H58M03S">
            <text:p>05:58:03</text:p>
          </table:table-cell>
          <table:table-cell table:style-name="ce49" office:value-type="time" office:time-value="PT20H39M51S">
            <text:p>20:39:51</text:p>
          </table:table-cell>
          <table:table-cell table:formula="of:=[.U255]-[.T255]" office:value-type="float" office:value="0.612361111111111">
            <text:p>14:41:48</text:p>
          </table:table-cell>
          <table:table-cell table:number-columns-repeated="1002"/>
        </table:table-row>
        <table:table-row table:style-name="ro1">
          <table:table-cell table:formula="of:=[.B256]" office:value-type="date" office:date-value="2016-08-09">
            <text:p>Di, </text:p>
          </table:table-cell>
          <table:table-cell office:value-type="date" office:date-value="2016-08-09">
            <text:p>09.08.2016</text:p>
          </table:table-cell>
          <table:table-cell table:number-columns-repeated="7"/>
          <table:table-cell table:number-columns-repeated="2"/>
          <table:table-cell table:formula="of:=[.K256]-[.J256]" office:value-type="float" office:value="0">
            <text:p>0:00</text:p>
          </table:table-cell>
          <table:table-cell table:style-name="ce26" office:value-type="time" office:time-value="PT05H57M50S">
            <text:p>05:57:50</text:p>
          </table:table-cell>
          <table:table-cell table:style-name="ce49" office:value-type="time" office:time-value="PT20H44M19S">
            <text:p>20:44:19</text:p>
          </table:table-cell>
          <table:table-cell table:formula="of:=[.N256]-[.M256]" office:value-type="float" office:value="0.615613425925926">
            <text:p>14:46:29</text:p>
          </table:table-cell>
          <table:table-cell office:value-type="float" office:value="0.25">
            <text:p>6:00</text:p>
          </table:table-cell>
          <table:table-cell office:value-type="float" office:value="0.859722222222222">
            <text:p>20:38</text:p>
          </table:table-cell>
          <table:table-cell table:formula="of:=[.Q256]-[.P256]" office:value-type="float" office:value="0.609722222222222">
            <text:p>14:38</text:p>
          </table:table-cell>
          <table:table-cell table:formula="of:=[.V256]-[.R256]" office:value-type="float" office:value="0.000555555555555753">
            <text:p>0:00:48</text:p>
          </table:table-cell>
          <table:table-cell table:style-name="ce26" office:value-type="time" office:time-value="PT05H59M25S">
            <text:p>05:59:25</text:p>
          </table:table-cell>
          <table:table-cell table:style-name="ce49" office:value-type="time" office:time-value="PT20H38M13S">
            <text:p>20:38:13</text:p>
          </table:table-cell>
          <table:table-cell table:formula="of:=[.U256]-[.T256]" office:value-type="float" office:value="0.610277777777778">
            <text:p>14:38:48</text:p>
          </table:table-cell>
          <table:table-cell table:number-columns-repeated="1002"/>
        </table:table-row>
        <table:table-row table:style-name="ro1">
          <table:table-cell table:formula="of:=[.B257]" office:value-type="date" office:date-value="2016-08-10">
            <text:p>Mi, </text:p>
          </table:table-cell>
          <table:table-cell office:value-type="date" office:date-value="2016-08-10">
            <text:p>10.08.2016</text:p>
          </table:table-cell>
          <table:table-cell table:number-columns-repeated="7"/>
          <table:table-cell table:number-columns-repeated="2"/>
          <table:table-cell table:formula="of:=[.K257]-[.J257]" office:value-type="float" office:value="0">
            <text:p>0:00</text:p>
          </table:table-cell>
          <table:table-cell table:style-name="ce26" office:value-type="time" office:time-value="PT05H59M17S">
            <text:p>05:59:17</text:p>
          </table:table-cell>
          <table:table-cell table:style-name="ce49" office:value-type="time" office:time-value="PT20H42M34S">
            <text:p>20:42:34</text:p>
          </table:table-cell>
          <table:table-cell table:formula="of:=[.N257]-[.M257]" office:value-type="float" office:value="0.613391203703704">
            <text:p>14:43:17</text:p>
          </table:table-cell>
          <table:table-cell office:value-type="float" office:value="0.250694444444444">
            <text:p>6:01</text:p>
          </table:table-cell>
          <table:table-cell office:value-type="float" office:value="0.858333333333333">
            <text:p>20:36</text:p>
          </table:table-cell>
          <table:table-cell table:formula="of:=[.Q257]-[.P257]" office:value-type="float" office:value="0.607638888888889">
            <text:p>14:35</text:p>
          </table:table-cell>
          <table:table-cell table:formula="of:=[.V257]-[.R257]" office:value-type="float" office:value="0.000532407407407343">
            <text:p>0:00:46</text:p>
          </table:table-cell>
          <table:table-cell table:style-name="ce26" office:value-type="time" office:time-value="PT06H00M46S">
            <text:p>06:00:46</text:p>
          </table:table-cell>
          <table:table-cell table:style-name="ce49" office:value-type="time" office:time-value="PT20H36M32S">
            <text:p>20:36:32</text:p>
          </table:table-cell>
          <table:table-cell table:formula="of:=[.U257]-[.T257]" office:value-type="float" office:value="0.608171296296296">
            <text:p>14:35:46</text:p>
          </table:table-cell>
          <table:table-cell table:number-columns-repeated="1002"/>
        </table:table-row>
        <table:table-row table:style-name="ro1">
          <table:table-cell table:formula="of:=[.B258]" office:value-type="date" office:date-value="2016-08-11">
            <text:p>Do, </text:p>
          </table:table-cell>
          <table:table-cell office:value-type="date" office:date-value="2016-08-11">
            <text:p>11.08.2016</text:p>
          </table:table-cell>
          <table:table-cell table:number-columns-repeated="7"/>
          <table:table-cell table:number-columns-repeated="2"/>
          <table:table-cell table:formula="of:=[.K258]-[.J258]" office:value-type="float" office:value="0">
            <text:p>0:00</text:p>
          </table:table-cell>
          <table:table-cell table:style-name="ce26" office:value-type="time" office:time-value="PT06H00M43S">
            <text:p>06:00:43</text:p>
          </table:table-cell>
          <table:table-cell table:style-name="ce49" office:value-type="time" office:time-value="PT20H40M48S">
            <text:p>20:40:48</text:p>
          </table:table-cell>
          <table:table-cell table:formula="of:=[.N258]-[.M258]" office:value-type="float" office:value="0.611168981481482">
            <text:p>14:40:05</text:p>
          </table:table-cell>
          <table:table-cell office:value-type="float" office:value="0.252083333333333">
            <text:p>6:03</text:p>
          </table:table-cell>
          <table:table-cell office:value-type="float" office:value="0.856944444444444">
            <text:p>20:34</text:p>
          </table:table-cell>
          <table:table-cell table:formula="of:=[.Q258]-[.P258]" office:value-type="float" office:value="0.604861111111111">
            <text:p>14:31</text:p>
          </table:table-cell>
          <table:table-cell table:formula="of:=[.V258]-[.R258]" office:value-type="float" office:value="0.00119212962962978">
            <text:p>0:01:43</text:p>
          </table:table-cell>
          <table:table-cell table:style-name="ce26" office:value-type="time" office:time-value="PT06H02M08S">
            <text:p>06:02:08</text:p>
          </table:table-cell>
          <table:table-cell table:style-name="ce49" office:value-type="time" office:time-value="PT20H34M51S">
            <text:p>20:34:51</text:p>
          </table:table-cell>
          <table:table-cell table:formula="of:=[.U258]-[.T258]" office:value-type="float" office:value="0.606053240740741">
            <text:p>14:32:43</text:p>
          </table:table-cell>
          <table:table-cell table:number-columns-repeated="1002"/>
        </table:table-row>
        <table:table-row table:style-name="ro1">
          <table:table-cell table:formula="of:=[.B259]" office:value-type="date" office:date-value="2016-08-12">
            <text:p>Fr, </text:p>
          </table:table-cell>
          <table:table-cell office:value-type="date" office:date-value="2016-08-12">
            <text:p>12.08.2016</text:p>
          </table:table-cell>
          <table:table-cell table:number-columns-repeated="7"/>
          <table:table-cell table:number-columns-repeated="2"/>
          <table:table-cell table:formula="of:=[.K259]-[.J259]" office:value-type="float" office:value="0">
            <text:p>0:00</text:p>
          </table:table-cell>
          <table:table-cell table:style-name="ce26" office:value-type="time" office:time-value="PT06H02M10S">
            <text:p>06:02:10</text:p>
          </table:table-cell>
          <table:table-cell table:style-name="ce49" office:value-type="time" office:time-value="PT20H39M00S">
            <text:p>20:39:00</text:p>
          </table:table-cell>
          <table:table-cell table:formula="of:=[.N259]-[.M259]" office:value-type="float" office:value="0.608912037037037">
            <text:p>14:36:50</text:p>
          </table:table-cell>
          <table:table-cell office:value-type="float" office:value="0.252777777777778">
            <text:p>6:04</text:p>
          </table:table-cell>
          <table:table-cell office:value-type="float" office:value="0.855555555555556">
            <text:p>20:32</text:p>
          </table:table-cell>
          <table:table-cell table:formula="of:=[.Q259]-[.P259]" office:value-type="float" office:value="0.602777777777778">
            <text:p>14:28</text:p>
          </table:table-cell>
          <table:table-cell table:formula="of:=[.V259]-[.R259]" office:value-type="float" office:value="0.00114583333333318">
            <text:p>0:01:39</text:p>
          </table:table-cell>
          <table:table-cell table:style-name="ce26" office:value-type="time" office:time-value="PT06H03M29S">
            <text:p>06:03:29</text:p>
          </table:table-cell>
          <table:table-cell table:style-name="ce49" office:value-type="time" office:time-value="PT20H33M08S">
            <text:p>20:33:08</text:p>
          </table:table-cell>
          <table:table-cell table:formula="of:=[.U259]-[.T259]" office:value-type="float" office:value="0.603923611111111">
            <text:p>14:29:39</text:p>
          </table:table-cell>
          <table:table-cell table:number-columns-repeated="1002"/>
        </table:table-row>
        <table:table-row table:style-name="ro1">
          <table:table-cell table:formula="of:=[.B260]" office:value-type="date" office:date-value="2016-08-13">
            <text:p>Sa, </text:p>
          </table:table-cell>
          <table:table-cell office:value-type="date" office:date-value="2016-08-13">
            <text:p>13.08.2016</text:p>
          </table:table-cell>
          <table:table-cell table:number-columns-repeated="7"/>
          <table:table-cell table:number-columns-repeated="2"/>
          <table:table-cell table:formula="of:=[.K260]-[.J260]" office:value-type="float" office:value="0">
            <text:p>0:00</text:p>
          </table:table-cell>
          <table:table-cell table:style-name="ce26" office:value-type="time" office:time-value="PT06H03M37S">
            <text:p>06:03:37</text:p>
          </table:table-cell>
          <table:table-cell table:style-name="ce49" office:value-type="time" office:time-value="PT20H37M11S">
            <text:p>20:37:11</text:p>
          </table:table-cell>
          <table:table-cell table:formula="of:=[.N260]-[.M260]" office:value-type="float" office:value="0.606643518518519">
            <text:p>14:33:34</text:p>
          </table:table-cell>
          <table:table-cell office:value-type="float" office:value="0.254166666666667">
            <text:p>6:06</text:p>
          </table:table-cell>
          <table:table-cell office:value-type="float" office:value="0.854166666666667">
            <text:p>20:30</text:p>
          </table:table-cell>
          <table:table-cell table:formula="of:=[.Q260]-[.P260]" office:value-type="float" office:value="0.6">
            <text:p>14:24</text:p>
          </table:table-cell>
          <table:table-cell table:formula="of:=[.V260]-[.R260]" office:value-type="float" office:value="0.00177083333333339">
            <text:p>0:02:33</text:p>
          </table:table-cell>
          <table:table-cell table:style-name="ce26" office:value-type="time" office:time-value="PT06H04M51S">
            <text:p>06:04:51</text:p>
          </table:table-cell>
          <table:table-cell table:style-name="ce49" office:value-type="time" office:time-value="PT20H31M24S">
            <text:p>20:31:24</text:p>
          </table:table-cell>
          <table:table-cell table:formula="of:=[.U260]-[.T260]" office:value-type="float" office:value="0.601770833333333">
            <text:p>14:26:33</text:p>
          </table:table-cell>
          <table:table-cell table:number-columns-repeated="1002"/>
        </table:table-row>
        <table:table-row table:style-name="ro1">
          <table:table-cell table:formula="of:=[.B261]" office:value-type="date" office:date-value="2016-08-14">
            <text:p>So, </text:p>
          </table:table-cell>
          <table:table-cell office:value-type="date" office:date-value="2016-08-14">
            <text:p>14.08.2016</text:p>
          </table:table-cell>
          <table:table-cell table:number-columns-repeated="7"/>
          <table:table-cell table:number-columns-repeated="2"/>
          <table:table-cell table:formula="of:=[.K261]-[.J261]" office:value-type="float" office:value="0">
            <text:p>0:00</text:p>
          </table:table-cell>
          <table:table-cell table:style-name="ce26" office:value-type="time" office:time-value="PT06H05M04S">
            <text:p>06:05:04</text:p>
          </table:table-cell>
          <table:table-cell table:style-name="ce49" office:value-type="time" office:time-value="PT20H35M21S">
            <text:p>20:35:21</text:p>
          </table:table-cell>
          <table:table-cell table:formula="of:=[.N261]-[.M261]" office:value-type="float" office:value="0.604363425925926">
            <text:p>14:30:17</text:p>
          </table:table-cell>
          <table:table-cell office:value-type="float" office:value="0.254861111111111">
            <text:p>6:07</text:p>
          </table:table-cell>
          <table:table-cell office:value-type="float" office:value="0.852777777777778">
            <text:p>20:28</text:p>
          </table:table-cell>
          <table:table-cell table:formula="of:=[.Q261]-[.P261]" office:value-type="float" office:value="0.597916666666667">
            <text:p>14:21</text:p>
          </table:table-cell>
          <table:table-cell table:formula="of:=[.V261]-[.R261]" office:value-type="float" office:value="0.00168981481481467">
            <text:p>0:02:26</text:p>
          </table:table-cell>
          <table:table-cell table:style-name="ce26" office:value-type="time" office:time-value="PT06H06M13S">
            <text:p>06:06:13</text:p>
          </table:table-cell>
          <table:table-cell table:style-name="ce49" office:value-type="time" office:time-value="PT20H29M39S">
            <text:p>20:29:39</text:p>
          </table:table-cell>
          <table:table-cell table:formula="of:=[.U261]-[.T261]" office:value-type="float" office:value="0.599606481481481">
            <text:p>14:23:26</text:p>
          </table:table-cell>
          <table:table-cell table:number-columns-repeated="1002"/>
        </table:table-row>
        <table:table-row table:style-name="ro1">
          <table:table-cell table:formula="of:=[.B262]" office:value-type="date" office:date-value="2016-08-15">
            <text:p>Mo, </text:p>
          </table:table-cell>
          <table:table-cell office:value-type="date" office:date-value="2016-08-15">
            <text:p>15.08.2016</text:p>
          </table:table-cell>
          <table:table-cell table:number-columns-repeated="7"/>
          <table:table-cell table:number-columns-repeated="2"/>
          <table:table-cell table:formula="of:=[.K262]-[.J262]" office:value-type="float" office:value="0">
            <text:p>0:00</text:p>
          </table:table-cell>
          <table:table-cell table:style-name="ce26" office:value-type="time" office:time-value="PT06H06M31S">
            <text:p>06:06:31</text:p>
          </table:table-cell>
          <table:table-cell table:style-name="ce49" office:value-type="time" office:time-value="PT20H33M29S">
            <text:p>20:33:29</text:p>
          </table:table-cell>
          <table:table-cell table:formula="of:=[.N262]-[.M262]" office:value-type="float" office:value="0.602060185185185">
            <text:p>14:26:58</text:p>
          </table:table-cell>
          <table:table-cell office:value-type="float" office:value="0.255555555555556">
            <text:p>6:08</text:p>
          </table:table-cell>
          <table:table-cell office:value-type="float" office:value="0.852083333333333">
            <text:p>20:27</text:p>
          </table:table-cell>
          <table:table-cell table:formula="of:=[.Q262]-[.P262]" office:value-type="float" office:value="0.596527777777778">
            <text:p>14:19</text:p>
          </table:table-cell>
          <table:table-cell table:formula="of:=[.V262]-[.R262]" office:value-type="float" office:value="0.000902777777777697">
            <text:p>0:01:18</text:p>
          </table:table-cell>
          <table:table-cell table:style-name="ce26" office:value-type="time" office:time-value="PT06H07M35S">
            <text:p>06:07:35</text:p>
          </table:table-cell>
          <table:table-cell table:style-name="ce49" office:value-type="time" office:time-value="PT20H27M53S">
            <text:p>20:27:53</text:p>
          </table:table-cell>
          <table:table-cell table:formula="of:=[.U262]-[.T262]" office:value-type="float" office:value="0.597430555555555">
            <text:p>14:20:18</text:p>
          </table:table-cell>
          <table:table-cell table:number-columns-repeated="1002"/>
        </table:table-row>
        <table:table-row table:style-name="ro1">
          <table:table-cell table:formula="of:=[.B263]" office:value-type="date" office:date-value="2016-08-16">
            <text:p>Di, </text:p>
          </table:table-cell>
          <table:table-cell office:value-type="date" office:date-value="2016-08-16">
            <text:p>16.08.2016</text:p>
          </table:table-cell>
          <table:table-cell table:number-columns-repeated="7"/>
          <table:table-cell table:number-columns-repeated="2"/>
          <table:table-cell table:formula="of:=[.K263]-[.J263]" office:value-type="float" office:value="0">
            <text:p>0:00</text:p>
          </table:table-cell>
          <table:table-cell table:style-name="ce26" office:value-type="time" office:time-value="PT06H07M58S">
            <text:p>06:07:58</text:p>
          </table:table-cell>
          <table:table-cell table:style-name="ce49" office:value-type="time" office:time-value="PT20H31M37S">
            <text:p>20:31:37</text:p>
          </table:table-cell>
          <table:table-cell table:formula="of:=[.N263]-[.M263]" office:value-type="float" office:value="0.599756944444445">
            <text:p>14:23:39</text:p>
          </table:table-cell>
          <table:table-cell office:value-type="float" office:value="0.256944444444444">
            <text:p>6:10</text:p>
          </table:table-cell>
          <table:table-cell office:value-type="float" office:value="0.850694444444444">
            <text:p>20:25</text:p>
          </table:table-cell>
          <table:table-cell table:formula="of:=[.Q263]-[.P263]" office:value-type="float" office:value="0.59375">
            <text:p>14:15</text:p>
          </table:table-cell>
          <table:table-cell table:formula="of:=[.V263]-[.R263]" office:value-type="float" office:value="0.00146990740740738">
            <text:p>0:02:07</text:p>
          </table:table-cell>
          <table:table-cell table:style-name="ce26" office:value-type="time" office:time-value="PT06H08M58S">
            <text:p>06:08:58</text:p>
          </table:table-cell>
          <table:table-cell table:style-name="ce49" office:value-type="time" office:time-value="PT20H26M05S">
            <text:p>20:26:05</text:p>
          </table:table-cell>
          <table:table-cell table:formula="of:=[.U263]-[.T263]" office:value-type="float" office:value="0.595219907407407">
            <text:p>14:17:07</text:p>
          </table:table-cell>
          <table:table-cell table:number-columns-repeated="1002"/>
        </table:table-row>
        <table:table-row table:style-name="ro1">
          <table:table-cell table:formula="of:=[.B264]" office:value-type="date" office:date-value="2016-08-17">
            <text:p>Mi, </text:p>
          </table:table-cell>
          <table:table-cell office:value-type="date" office:date-value="2016-08-17">
            <text:p>17.08.2016</text:p>
          </table:table-cell>
          <table:table-cell table:number-columns-repeated="7"/>
          <table:table-cell table:number-columns-repeated="2"/>
          <table:table-cell table:formula="of:=[.K264]-[.J264]" office:value-type="float" office:value="0">
            <text:p>0:00</text:p>
          </table:table-cell>
          <table:table-cell table:style-name="ce26" office:value-type="time" office:time-value="PT06H09M26S">
            <text:p>06:09:26</text:p>
          </table:table-cell>
          <table:table-cell table:style-name="ce49" office:value-type="time" office:time-value="PT20H29M43S">
            <text:p>20:29:43</text:p>
          </table:table-cell>
          <table:table-cell table:formula="of:=[.N264]-[.M264]" office:value-type="float" office:value="0.597418981481481">
            <text:p>14:20:17</text:p>
          </table:table-cell>
          <table:table-cell office:value-type="float" office:value="0.257638888888889">
            <text:p>6:11</text:p>
          </table:table-cell>
          <table:table-cell office:value-type="float" office:value="0.849305555555556">
            <text:p>20:23</text:p>
          </table:table-cell>
          <table:table-cell table:formula="of:=[.Q264]-[.P264]" office:value-type="float" office:value="0.591666666666667">
            <text:p>14:12</text:p>
          </table:table-cell>
          <table:table-cell table:formula="of:=[.V264]-[.R264]" office:value-type="float" office:value="0.00135416666666677">
            <text:p>0:01:57</text:p>
          </table:table-cell>
          <table:table-cell table:style-name="ce26" office:value-type="time" office:time-value="PT06H10M20S">
            <text:p>06:10:20</text:p>
          </table:table-cell>
          <table:table-cell table:style-name="ce49" office:value-type="time" office:time-value="PT20H24M17S">
            <text:p>20:24:17</text:p>
          </table:table-cell>
          <table:table-cell table:formula="of:=[.U264]-[.T264]" office:value-type="float" office:value="0.593020833333333">
            <text:p>14:13:57</text:p>
          </table:table-cell>
          <table:table-cell table:number-columns-repeated="1002"/>
        </table:table-row>
        <table:table-row table:style-name="ro1">
          <table:table-cell table:formula="of:=[.B265]" office:value-type="date" office:date-value="2016-08-18">
            <text:p>Do, </text:p>
          </table:table-cell>
          <table:table-cell office:value-type="date" office:date-value="2016-08-18">
            <text:p>18.08.2016</text:p>
          </table:table-cell>
          <table:table-cell table:number-columns-repeated="7"/>
          <table:table-cell table:number-columns-repeated="2"/>
          <table:table-cell table:formula="of:=[.K265]-[.J265]" office:value-type="float" office:value="0">
            <text:p>0:00</text:p>
          </table:table-cell>
          <table:table-cell table:style-name="ce26" office:value-type="time" office:time-value="PT06H10M53S">
            <text:p>06:10:53</text:p>
          </table:table-cell>
          <table:table-cell table:style-name="ce49" office:value-type="time" office:time-value="PT20H27M49S">
            <text:p>20:27:49</text:p>
          </table:table-cell>
          <table:table-cell table:formula="of:=[.N265]-[.M265]" office:value-type="float" office:value="0.595092592592593">
            <text:p>14:16:56</text:p>
          </table:table-cell>
          <table:table-cell office:value-type="float" office:value="0.259027777777778">
            <text:p>6:13</text:p>
          </table:table-cell>
          <table:table-cell office:value-type="float" office:value="0.847916666666667">
            <text:p>20:21</text:p>
          </table:table-cell>
          <table:table-cell table:formula="of:=[.Q265]-[.P265]" office:value-type="float" office:value="0.588888888888889">
            <text:p>14:08</text:p>
          </table:table-cell>
          <table:table-cell table:formula="of:=[.V265]-[.R265]" office:value-type="float" office:value="0.00190972222222219">
            <text:p>0:02:45</text:p>
          </table:table-cell>
          <table:table-cell table:style-name="ce26" office:value-type="time" office:time-value="PT06H11M42S">
            <text:p>06:11:42</text:p>
          </table:table-cell>
          <table:table-cell table:style-name="ce49" office:value-type="time" office:time-value="PT20H22M27S">
            <text:p>20:22:27</text:p>
          </table:table-cell>
          <table:table-cell table:formula="of:=[.U265]-[.T265]" office:value-type="float" office:value="0.590798611111111">
            <text:p>14:10:45</text:p>
          </table:table-cell>
          <table:table-cell table:number-columns-repeated="1002"/>
        </table:table-row>
        <table:table-row table:style-name="ro1">
          <table:table-cell table:formula="of:=[.B266]" office:value-type="date" office:date-value="2016-08-19">
            <text:p>Fr, </text:p>
          </table:table-cell>
          <table:table-cell office:value-type="date" office:date-value="2016-08-19">
            <text:p>19.08.2016</text:p>
          </table:table-cell>
          <table:table-cell table:number-columns-repeated="7"/>
          <table:table-cell table:number-columns-repeated="2"/>
          <table:table-cell table:formula="of:=[.K266]-[.J266]" office:value-type="float" office:value="0">
            <text:p>0:00</text:p>
          </table:table-cell>
          <table:table-cell table:style-name="ce26" office:value-type="time" office:time-value="PT06H12M20S">
            <text:p>06:12:20</text:p>
          </table:table-cell>
          <table:table-cell table:style-name="ce49" office:value-type="time" office:time-value="PT20H25M53S">
            <text:p>20:25:53</text:p>
          </table:table-cell>
          <table:table-cell table:formula="of:=[.N266]-[.M266]" office:value-type="float" office:value="0.592743055555555">
            <text:p>14:13:33</text:p>
          </table:table-cell>
          <table:table-cell office:value-type="float" office:value="0.259722222222222">
            <text:p>6:14</text:p>
          </table:table-cell>
          <table:table-cell office:value-type="float" office:value="0.846527777777778">
            <text:p>20:19</text:p>
          </table:table-cell>
          <table:table-cell table:formula="of:=[.Q266]-[.P266]" office:value-type="float" office:value="0.586805555555556">
            <text:p>14:05</text:p>
          </table:table-cell>
          <table:table-cell table:formula="of:=[.V266]-[.R266]" office:value-type="float" office:value="0.00175925925925924">
            <text:p>0:02:32</text:p>
          </table:table-cell>
          <table:table-cell table:style-name="ce26" office:value-type="time" office:time-value="PT06H13M05S">
            <text:p>06:13:05</text:p>
          </table:table-cell>
          <table:table-cell table:style-name="ce49" office:value-type="time" office:time-value="PT20H20M37S">
            <text:p>20:20:37</text:p>
          </table:table-cell>
          <table:table-cell table:formula="of:=[.U266]-[.T266]" office:value-type="float" office:value="0.588564814814815">
            <text:p>14:07:32</text:p>
          </table:table-cell>
          <table:table-cell table:number-columns-repeated="1002"/>
        </table:table-row>
        <table:table-row table:style-name="ro1">
          <table:table-cell table:formula="of:=[.B267]" office:value-type="date" office:date-value="2016-08-20">
            <text:p>Sa, </text:p>
          </table:table-cell>
          <table:table-cell office:value-type="date" office:date-value="2016-08-20">
            <text:p>20.08.2016</text:p>
          </table:table-cell>
          <table:table-cell table:number-columns-repeated="7"/>
          <table:table-cell table:number-columns-repeated="2"/>
          <table:table-cell table:formula="of:=[.K267]-[.J267]" office:value-type="float" office:value="0">
            <text:p>0:00</text:p>
          </table:table-cell>
          <table:table-cell table:style-name="ce26" office:value-type="time" office:time-value="PT06H13M48S">
            <text:p>06:13:48</text:p>
          </table:table-cell>
          <table:table-cell table:style-name="ce49" office:value-type="time" office:time-value="PT20H23M56S">
            <text:p>20:23:56</text:p>
          </table:table-cell>
          <table:table-cell table:formula="of:=[.N267]-[.M267]" office:value-type="float" office:value="0.59037037037037">
            <text:p>14:10:08</text:p>
          </table:table-cell>
          <table:table-cell office:value-type="float" office:value="0.260416666666667">
            <text:p>6:15</text:p>
          </table:table-cell>
          <table:table-cell office:value-type="float" office:value="0.845833333333333">
            <text:p>20:18</text:p>
          </table:table-cell>
          <table:table-cell table:formula="of:=[.Q267]-[.P267]" office:value-type="float" office:value="0.585416666666667">
            <text:p>14:03</text:p>
          </table:table-cell>
          <table:table-cell table:formula="of:=[.V267]-[.R267]" office:value-type="float" office:value="0.000902777777777697">
            <text:p>0:01:18</text:p>
          </table:table-cell>
          <table:table-cell table:style-name="ce26" office:value-type="time" office:time-value="PT06H14M27S">
            <text:p>06:14:27</text:p>
          </table:table-cell>
          <table:table-cell table:style-name="ce49" office:value-type="time" office:time-value="PT20H18M45S">
            <text:p>20:18:45</text:p>
          </table:table-cell>
          <table:table-cell table:formula="of:=[.U267]-[.T267]" office:value-type="float" office:value="0.586319444444444">
            <text:p>14:04:18</text:p>
          </table:table-cell>
          <table:table-cell table:number-columns-repeated="1002"/>
        </table:table-row>
        <table:table-row table:style-name="ro1">
          <table:table-cell table:formula="of:=[.B268]" office:value-type="date" office:date-value="2016-08-21">
            <text:p>So, </text:p>
          </table:table-cell>
          <table:table-cell office:value-type="date" office:date-value="2016-08-21">
            <text:p>21.08.2016</text:p>
          </table:table-cell>
          <table:table-cell table:number-columns-repeated="7"/>
          <table:table-cell table:number-columns-repeated="2"/>
          <table:table-cell table:formula="of:=[.K268]-[.J268]" office:value-type="float" office:value="0">
            <text:p>0:00</text:p>
          </table:table-cell>
          <table:table-cell table:style-name="ce26" office:value-type="time" office:time-value="PT06H15M15S">
            <text:p>06:15:15</text:p>
          </table:table-cell>
          <table:table-cell table:style-name="ce49" office:value-type="time" office:time-value="PT20H21M59S">
            <text:p>20:21:59</text:p>
          </table:table-cell>
          <table:table-cell table:formula="of:=[.N268]-[.M268]" office:value-type="float" office:value="0.588009259259259">
            <text:p>14:06:44</text:p>
          </table:table-cell>
          <table:table-cell office:value-type="float" office:value="0.261805555555556">
            <text:p>6:17</text:p>
          </table:table-cell>
          <table:table-cell office:value-type="float" office:value="0.844444444444444">
            <text:p>20:16</text:p>
          </table:table-cell>
          <table:table-cell table:formula="of:=[.Q268]-[.P268]" office:value-type="float" office:value="0.582638888888889">
            <text:p>13:59</text:p>
          </table:table-cell>
          <table:table-cell table:formula="of:=[.V268]-[.R268]" office:value-type="float" office:value="0.00141203703703696">
            <text:p>0:02:02</text:p>
          </table:table-cell>
          <table:table-cell table:style-name="ce26" office:value-type="time" office:time-value="PT06H15M50S">
            <text:p>06:15:50</text:p>
          </table:table-cell>
          <table:table-cell table:style-name="ce49" office:value-type="time" office:time-value="PT20H16M52S">
            <text:p>20:16:52</text:p>
          </table:table-cell>
          <table:table-cell table:formula="of:=[.U268]-[.T268]" office:value-type="float" office:value="0.584050925925926">
            <text:p>14:01:02</text:p>
          </table:table-cell>
          <table:table-cell table:number-columns-repeated="1002"/>
        </table:table-row>
        <table:table-row table:style-name="ro1">
          <table:table-cell table:formula="of:=[.B269]" office:value-type="date" office:date-value="2016-08-22">
            <text:p>Mo, </text:p>
          </table:table-cell>
          <table:table-cell office:value-type="date" office:date-value="2016-08-22">
            <text:p>22.08.2016</text:p>
          </table:table-cell>
          <table:table-cell table:number-columns-repeated="7"/>
          <table:table-cell table:number-columns-repeated="2"/>
          <table:table-cell table:formula="of:=[.K269]-[.J269]" office:value-type="float" office:value="0">
            <text:p>0:00</text:p>
          </table:table-cell>
          <table:table-cell table:style-name="ce26" office:value-type="time" office:time-value="PT06H16M43S">
            <text:p>06:16:43</text:p>
          </table:table-cell>
          <table:table-cell table:style-name="ce49" office:value-type="time" office:time-value="PT20H20M00S">
            <text:p>20:20:00</text:p>
          </table:table-cell>
          <table:table-cell table:formula="of:=[.N269]-[.M269]" office:value-type="float" office:value="0.585613425925926">
            <text:p>14:03:17</text:p>
          </table:table-cell>
          <table:table-cell office:value-type="float" office:value="0.2625">
            <text:p>6:18</text:p>
          </table:table-cell>
          <table:table-cell office:value-type="float" office:value="0.843055555555556">
            <text:p>20:14</text:p>
          </table:table-cell>
          <table:table-cell table:formula="of:=[.Q269]-[.P269]" office:value-type="float" office:value="0.580555555555555">
            <text:p>13:56</text:p>
          </table:table-cell>
          <table:table-cell table:formula="of:=[.V269]-[.R269]" office:value-type="float" office:value="0.00123842592592593">
            <text:p>0:01:47</text:p>
          </table:table-cell>
          <table:table-cell table:style-name="ce26" office:value-type="time" office:time-value="PT06H17M12S">
            <text:p>06:17:12</text:p>
          </table:table-cell>
          <table:table-cell table:style-name="ce49" office:value-type="time" office:time-value="PT20H14M59S">
            <text:p>20:14:59</text:p>
          </table:table-cell>
          <table:table-cell table:formula="of:=[.U269]-[.T269]" office:value-type="float" office:value="0.581793981481481">
            <text:p>13:57:47</text:p>
          </table:table-cell>
          <table:table-cell table:number-columns-repeated="1002"/>
        </table:table-row>
        <table:table-row table:style-name="ro1">
          <table:table-cell table:formula="of:=[.B270]" office:value-type="date" office:date-value="2016-08-23">
            <text:p>Di, </text:p>
          </table:table-cell>
          <table:table-cell office:value-type="date" office:date-value="2016-08-23">
            <text:p>23.08.2016</text:p>
          </table:table-cell>
          <table:table-cell table:number-columns-repeated="7"/>
          <table:table-cell table:number-columns-repeated="2"/>
          <table:table-cell table:formula="of:=[.K270]-[.J270]" office:value-type="float" office:value="0">
            <text:p>0:00</text:p>
          </table:table-cell>
          <table:table-cell table:style-name="ce26" office:value-type="time" office:time-value="PT06H18M11S">
            <text:p>06:18:11</text:p>
          </table:table-cell>
          <table:table-cell table:style-name="ce49" office:value-type="time" office:time-value="PT20H18M01S">
            <text:p>20:18:01</text:p>
          </table:table-cell>
          <table:table-cell table:formula="of:=[.N270]-[.M270]" office:value-type="float" office:value="0.583217592592593">
            <text:p>13:59:50</text:p>
          </table:table-cell>
          <table:table-cell office:value-type="float" office:value="0.263194444444444">
            <text:p>6:19</text:p>
          </table:table-cell>
          <table:table-cell office:value-type="float" office:value="0.841666666666667">
            <text:p>20:12</text:p>
          </table:table-cell>
          <table:table-cell table:formula="of:=[.Q270]-[.P270]" office:value-type="float" office:value="0.578472222222222">
            <text:p>13:53</text:p>
          </table:table-cell>
          <table:table-cell table:formula="of:=[.V270]-[.R270]" office:value-type="float" office:value="0.00104166666666661">
            <text:p>0:01:30</text:p>
          </table:table-cell>
          <table:table-cell table:style-name="ce26" office:value-type="time" office:time-value="PT06H18M35S">
            <text:p>06:18:35</text:p>
          </table:table-cell>
          <table:table-cell table:style-name="ce49" office:value-type="time" office:time-value="PT20H13M05S">
            <text:p>20:13:05</text:p>
          </table:table-cell>
          <table:table-cell table:formula="of:=[.U270]-[.T270]" office:value-type="float" office:value="0.579513888888889">
            <text:p>13:54:30</text:p>
          </table:table-cell>
          <table:table-cell table:number-columns-repeated="1002"/>
        </table:table-row>
        <table:table-row table:style-name="ro1">
          <table:table-cell table:formula="of:=[.B271]" office:value-type="date" office:date-value="2016-08-24">
            <text:p>Mi, </text:p>
          </table:table-cell>
          <table:table-cell office:value-type="date" office:date-value="2016-08-24">
            <text:p>24.08.2016</text:p>
          </table:table-cell>
          <table:table-cell table:number-columns-repeated="7"/>
          <table:table-cell table:number-columns-repeated="2"/>
          <table:table-cell table:formula="of:=[.K271]-[.J271]" office:value-type="float" office:value="0">
            <text:p>0:00</text:p>
          </table:table-cell>
          <table:table-cell table:style-name="ce26" office:value-type="time" office:time-value="PT06H19M38S">
            <text:p>06:19:38</text:p>
          </table:table-cell>
          <table:table-cell table:style-name="ce49" office:value-type="time" office:time-value="PT20H16M01S">
            <text:p>20:16:01</text:p>
          </table:table-cell>
          <table:table-cell table:formula="of:=[.N271]-[.M271]" office:value-type="float" office:value="0.580821759259259">
            <text:p>13:56:23</text:p>
          </table:table-cell>
          <table:table-cell office:value-type="float" office:value="0.264583333333333">
            <text:p>6:21</text:p>
          </table:table-cell>
          <table:table-cell office:value-type="float" office:value="0.840277777777778">
            <text:p>20:10</text:p>
          </table:table-cell>
          <table:table-cell table:formula="of:=[.Q271]-[.P271]" office:value-type="float" office:value="0.575694444444445">
            <text:p>13:49</text:p>
          </table:table-cell>
          <table:table-cell table:formula="of:=[.V271]-[.R271]" office:value-type="float" office:value="0.00152777777777757">
            <text:p>0:02:12</text:p>
          </table:table-cell>
          <table:table-cell table:style-name="ce26" office:value-type="time" office:time-value="PT06H19M57S">
            <text:p>06:19:57</text:p>
          </table:table-cell>
          <table:table-cell table:style-name="ce49" office:value-type="time" office:time-value="PT20H11M09S">
            <text:p>20:11:09</text:p>
          </table:table-cell>
          <table:table-cell table:formula="of:=[.U271]-[.T271]" office:value-type="float" office:value="0.577222222222222">
            <text:p>13:51:12</text:p>
          </table:table-cell>
          <table:table-cell table:number-columns-repeated="1002"/>
        </table:table-row>
        <table:table-row table:style-name="ro1">
          <table:table-cell table:formula="of:=[.B272]" office:value-type="date" office:date-value="2016-08-25">
            <text:p>Do, </text:p>
          </table:table-cell>
          <table:table-cell office:value-type="date" office:date-value="2016-08-25">
            <text:p>25.08.2016</text:p>
          </table:table-cell>
          <table:table-cell table:number-columns-repeated="7"/>
          <table:table-cell table:number-columns-repeated="2"/>
          <table:table-cell table:formula="of:=[.K272]-[.J272]" office:value-type="float" office:value="0">
            <text:p>0:00</text:p>
          </table:table-cell>
          <table:table-cell table:style-name="ce26" office:value-type="time" office:time-value="PT06H21M06S">
            <text:p>06:21:06</text:p>
          </table:table-cell>
          <table:table-cell table:style-name="ce49" office:value-type="time" office:time-value="PT20H14M00S">
            <text:p>20:14:00</text:p>
          </table:table-cell>
          <table:table-cell table:formula="of:=[.N272]-[.M272]" office:value-type="float" office:value="0.578402777777778">
            <text:p>13:52:54</text:p>
          </table:table-cell>
          <table:table-cell office:value-type="float" office:value="0.265277777777778">
            <text:p>6:22</text:p>
          </table:table-cell>
          <table:table-cell office:value-type="float" office:value="0.838888888888889">
            <text:p>20:08</text:p>
          </table:table-cell>
          <table:table-cell table:formula="of:=[.Q272]-[.P272]" office:value-type="float" office:value="0.573611111111111">
            <text:p>13:46</text:p>
          </table:table-cell>
          <table:table-cell table:formula="of:=[.V272]-[.R272]" office:value-type="float" office:value="0.00130787037037017">
            <text:p>0:01:53</text:p>
          </table:table-cell>
          <table:table-cell table:style-name="ce26" office:value-type="time" office:time-value="PT06H21M20S">
            <text:p>06:21:20</text:p>
          </table:table-cell>
          <table:table-cell table:style-name="ce49" office:value-type="time" office:time-value="PT20H09M13S">
            <text:p>20:09:13</text:p>
          </table:table-cell>
          <table:table-cell table:formula="of:=[.U272]-[.T272]" office:value-type="float" office:value="0.574918981481481">
            <text:p>13:47:53</text:p>
          </table:table-cell>
          <table:table-cell table:number-columns-repeated="1002"/>
        </table:table-row>
        <table:table-row table:style-name="ro1">
          <table:table-cell table:formula="of:=[.B273]" office:value-type="date" office:date-value="2016-08-26">
            <text:p>Fr, </text:p>
          </table:table-cell>
          <table:table-cell office:value-type="date" office:date-value="2016-08-26">
            <text:p>26.08.2016</text:p>
          </table:table-cell>
          <table:table-cell table:number-columns-repeated="7"/>
          <table:table-cell table:number-columns-repeated="2"/>
          <table:table-cell table:formula="of:=[.K273]-[.J273]" office:value-type="float" office:value="0">
            <text:p>0:00</text:p>
          </table:table-cell>
          <table:table-cell table:style-name="ce26" office:value-type="time" office:time-value="PT06H22M33S">
            <text:p>06:22:33</text:p>
          </table:table-cell>
          <table:table-cell table:style-name="ce49" office:value-type="time" office:time-value="PT20H11M58S">
            <text:p>20:11:58</text:p>
          </table:table-cell>
          <table:table-cell table:formula="of:=[.N273]-[.M273]" office:value-type="float" office:value="0.575983796296296">
            <text:p>13:49:25</text:p>
          </table:table-cell>
          <table:table-cell office:value-type="float" office:value="0.266666666666667">
            <text:p>6:24</text:p>
          </table:table-cell>
          <table:table-cell office:value-type="float" office:value="0.8375">
            <text:p>20:06</text:p>
          </table:table-cell>
          <table:table-cell table:formula="of:=[.Q273]-[.P273]" office:value-type="float" office:value="0.570833333333333">
            <text:p>13:42</text:p>
          </table:table-cell>
          <table:table-cell table:formula="of:=[.V273]-[.R273]" office:value-type="float" office:value="0.00179398148148158">
            <text:p>0:02:35</text:p>
          </table:table-cell>
          <table:table-cell table:style-name="ce26" office:value-type="time" office:time-value="PT06H22M42S">
            <text:p>06:22:42</text:p>
          </table:table-cell>
          <table:table-cell table:style-name="ce49" office:value-type="time" office:time-value="PT20H07M17S">
            <text:p>20:07:17</text:p>
          </table:table-cell>
          <table:table-cell table:formula="of:=[.U273]-[.T273]" office:value-type="float" office:value="0.572627314814815">
            <text:p>13:44:35</text:p>
          </table:table-cell>
          <table:table-cell table:number-columns-repeated="1002"/>
        </table:table-row>
        <table:table-row table:style-name="ro1">
          <table:table-cell table:formula="of:=[.B274]" office:value-type="date" office:date-value="2016-08-27">
            <text:p>Sa, </text:p>
          </table:table-cell>
          <table:table-cell office:value-type="date" office:date-value="2016-08-27">
            <text:p>27.08.2016</text:p>
          </table:table-cell>
          <table:table-cell table:number-columns-repeated="7"/>
          <table:table-cell table:number-columns-repeated="2"/>
          <table:table-cell table:formula="of:=[.K274]-[.J274]" office:value-type="float" office:value="0">
            <text:p>0:00</text:p>
          </table:table-cell>
          <table:table-cell table:style-name="ce26" office:value-type="time" office:time-value="PT06H24M01S">
            <text:p>06:24:01</text:p>
          </table:table-cell>
          <table:table-cell table:style-name="ce49" office:value-type="time" office:time-value="PT20H09M55S">
            <text:p>20:09:55</text:p>
          </table:table-cell>
          <table:table-cell table:formula="of:=[.N274]-[.M274]" office:value-type="float" office:value="0.573541666666667">
            <text:p>13:45:54</text:p>
          </table:table-cell>
          <table:table-cell office:value-type="float" office:value="0.267361111111111">
            <text:p>6:25</text:p>
          </table:table-cell>
          <table:table-cell office:value-type="float" office:value="0.836111111111111">
            <text:p>20:04</text:p>
          </table:table-cell>
          <table:table-cell table:formula="of:=[.Q274]-[.P274]" office:value-type="float" office:value="0.56875">
            <text:p>13:39</text:p>
          </table:table-cell>
          <table:table-cell table:formula="of:=[.V274]-[.R274]" office:value-type="float" office:value="0.00156249999999991">
            <text:p>0:02:15</text:p>
          </table:table-cell>
          <table:table-cell table:style-name="ce26" office:value-type="time" office:time-value="PT06H24M04S">
            <text:p>06:24:04</text:p>
          </table:table-cell>
          <table:table-cell table:style-name="ce49" office:value-type="time" office:time-value="PT20H05M19S">
            <text:p>20:05:19</text:p>
          </table:table-cell>
          <table:table-cell table:formula="of:=[.U274]-[.T274]" office:value-type="float" office:value="0.5703125">
            <text:p>13:41:15</text:p>
          </table:table-cell>
          <table:table-cell table:number-columns-repeated="1002"/>
        </table:table-row>
        <table:table-row table:style-name="ro1">
          <table:table-cell table:formula="of:=[.B275]" office:value-type="date" office:date-value="2016-08-28">
            <text:p>So, </text:p>
          </table:table-cell>
          <table:table-cell office:value-type="date" office:date-value="2016-08-28">
            <text:p>28.08.2016</text:p>
          </table:table-cell>
          <table:table-cell table:number-columns-repeated="7"/>
          <table:table-cell table:number-columns-repeated="2"/>
          <table:table-cell table:formula="of:=[.K275]-[.J275]" office:value-type="float" office:value="0">
            <text:p>0:00</text:p>
          </table:table-cell>
          <table:table-cell table:style-name="ce26" office:value-type="time" office:time-value="PT06H25M28S">
            <text:p>06:25:28</text:p>
          </table:table-cell>
          <table:table-cell table:style-name="ce49" office:value-type="time" office:time-value="PT20H07M52S">
            <text:p>20:07:52</text:p>
          </table:table-cell>
          <table:table-cell table:formula="of:=[.N275]-[.M275]" office:value-type="float" office:value="0.571111111111111">
            <text:p>13:42:24</text:p>
          </table:table-cell>
          <table:table-cell office:value-type="float" office:value="0.268055555555556">
            <text:p>6:26</text:p>
          </table:table-cell>
          <table:table-cell office:value-type="float" office:value="0.834722222222222">
            <text:p>20:02</text:p>
          </table:table-cell>
          <table:table-cell table:formula="of:=[.Q275]-[.P275]" office:value-type="float" office:value="0.566666666666667">
            <text:p>13:36</text:p>
          </table:table-cell>
          <table:table-cell table:formula="of:=[.V275]-[.R275]" office:value-type="float" office:value="0.00131944444444443">
            <text:p>0:01:54</text:p>
          </table:table-cell>
          <table:table-cell table:style-name="ce26" office:value-type="time" office:time-value="PT06H25M27S">
            <text:p>06:25:27</text:p>
          </table:table-cell>
          <table:table-cell table:style-name="ce49" office:value-type="time" office:time-value="PT20H03M21S">
            <text:p>20:03:21</text:p>
          </table:table-cell>
          <table:table-cell table:formula="of:=[.U275]-[.T275]" office:value-type="float" office:value="0.567986111111111">
            <text:p>13:37:54</text:p>
          </table:table-cell>
          <table:table-cell table:number-columns-repeated="1002"/>
        </table:table-row>
        <table:table-row table:style-name="ro1">
          <table:table-cell table:formula="of:=[.B276]" office:value-type="date" office:date-value="2016-08-29">
            <text:p>Mo, </text:p>
          </table:table-cell>
          <table:table-cell office:value-type="date" office:date-value="2016-08-29">
            <text:p>29.08.2016</text:p>
          </table:table-cell>
          <table:table-cell table:number-columns-repeated="7"/>
          <table:table-cell table:number-columns-repeated="2"/>
          <table:table-cell table:formula="of:=[.K276]-[.J276]" office:value-type="float" office:value="0">
            <text:p>0:00</text:p>
          </table:table-cell>
          <table:table-cell table:style-name="ce26" office:value-type="time" office:time-value="PT06H26M55S">
            <text:p>06:26:55</text:p>
          </table:table-cell>
          <table:table-cell table:style-name="ce49" office:value-type="time" office:time-value="PT20H05M48S">
            <text:p>20:05:48</text:p>
          </table:table-cell>
          <table:table-cell table:formula="of:=[.N276]-[.M276]" office:value-type="float" office:value="0.568668981481481">
            <text:p>13:38:53</text:p>
          </table:table-cell>
          <table:table-cell office:value-type="float" office:value="0.269444444444444">
            <text:p>6:28</text:p>
          </table:table-cell>
          <table:table-cell office:value-type="float" office:value="0.833333333333333">
            <text:p>20:00</text:p>
          </table:table-cell>
          <table:table-cell table:formula="of:=[.Q276]-[.P276]" office:value-type="float" office:value="0.563888888888889">
            <text:p>13:32</text:p>
          </table:table-cell>
          <table:table-cell table:formula="of:=[.V276]-[.R276]" office:value-type="float" office:value="0.00177083333333328">
            <text:p>0:02:33</text:p>
          </table:table-cell>
          <table:table-cell table:style-name="ce26" office:value-type="time" office:time-value="PT06H26M49S">
            <text:p>06:26:49</text:p>
          </table:table-cell>
          <table:table-cell table:style-name="ce49" office:value-type="time" office:time-value="PT20H01M22S">
            <text:p>20:01:22</text:p>
          </table:table-cell>
          <table:table-cell table:formula="of:=[.U276]-[.T276]" office:value-type="float" office:value="0.565659722222222">
            <text:p>13:34:33</text:p>
          </table:table-cell>
          <table:table-cell table:number-columns-repeated="1002"/>
        </table:table-row>
        <table:table-row table:style-name="ro1">
          <table:table-cell table:formula="of:=[.B277]" office:value-type="date" office:date-value="2016-08-30">
            <text:p>Di, </text:p>
          </table:table-cell>
          <table:table-cell office:value-type="date" office:date-value="2016-08-30">
            <text:p>30.08.2016</text:p>
          </table:table-cell>
          <table:table-cell table:number-columns-repeated="7"/>
          <table:table-cell table:number-columns-repeated="2"/>
          <table:table-cell table:formula="of:=[.K277]-[.J277]" office:value-type="float" office:value="0">
            <text:p>0:00</text:p>
          </table:table-cell>
          <table:table-cell table:style-name="ce26" office:value-type="time" office:time-value="PT06H28M23S">
            <text:p>06:28:23</text:p>
          </table:table-cell>
          <table:table-cell table:style-name="ce49" office:value-type="time" office:time-value="PT20H03M44S">
            <text:p>20:03:44</text:p>
          </table:table-cell>
          <table:table-cell table:formula="of:=[.N277]-[.M277]" office:value-type="float" office:value="0.566215277777778">
            <text:p>13:35:21</text:p>
          </table:table-cell>
          <table:table-cell office:value-type="float" office:value="0.270138888888889">
            <text:p>6:29</text:p>
          </table:table-cell>
          <table:table-cell office:value-type="float" office:value="0.831944444444444">
            <text:p>19:58</text:p>
          </table:table-cell>
          <table:table-cell table:formula="of:=[.Q277]-[.P277]" office:value-type="float" office:value="0.561805555555556">
            <text:p>13:29</text:p>
          </table:table-cell>
          <table:table-cell table:formula="of:=[.V277]-[.R277]" office:value-type="float" office:value="0.00152777777777768">
            <text:p>0:02:12</text:p>
          </table:table-cell>
          <table:table-cell table:style-name="ce26" office:value-type="time" office:time-value="PT06H28M11S">
            <text:p>06:28:11</text:p>
          </table:table-cell>
          <table:table-cell table:style-name="ce49" office:value-type="time" office:time-value="PT19H59M23S">
            <text:p>19:59:23</text:p>
          </table:table-cell>
          <table:table-cell table:formula="of:=[.U277]-[.T277]" office:value-type="float" office:value="0.563333333333333">
            <text:p>13:31:12</text:p>
          </table:table-cell>
          <table:table-cell table:number-columns-repeated="1002"/>
        </table:table-row>
        <table:table-row table:style-name="ro1">
          <table:table-cell table:formula="of:=[.B278]" office:value-type="date" office:date-value="2016-08-31">
            <text:p>Mi, </text:p>
          </table:table-cell>
          <table:table-cell office:value-type="date" office:date-value="2016-08-31">
            <text:p>31.08.2016</text:p>
          </table:table-cell>
          <table:table-cell table:number-columns-repeated="7"/>
          <table:table-cell table:number-columns-repeated="2"/>
          <table:table-cell table:formula="of:=[.K278]-[.J278]" office:value-type="float" office:value="0">
            <text:p>0:00</text:p>
          </table:table-cell>
          <table:table-cell table:style-name="ce26" office:value-type="time" office:time-value="PT06H29M50S">
            <text:p>06:29:50</text:p>
          </table:table-cell>
          <table:table-cell table:style-name="ce49" office:value-type="time" office:time-value="PT20H01M39S">
            <text:p>20:01:39</text:p>
          </table:table-cell>
          <table:table-cell table:formula="of:=[.N278]-[.M278]" office:value-type="float" office:value="0.563761574074074">
            <text:p>13:31:49</text:p>
          </table:table-cell>
          <table:table-cell office:value-type="float" office:value="0.270833333333333">
            <text:p>6:30</text:p>
          </table:table-cell>
          <table:table-cell office:value-type="float" office:value="0.830555555555556">
            <text:p>19:56</text:p>
          </table:table-cell>
          <table:table-cell table:formula="of:=[.Q278]-[.P278]" office:value-type="float" office:value="0.559722222222222">
            <text:p>13:26</text:p>
          </table:table-cell>
          <table:table-cell table:formula="of:=[.V278]-[.R278]" office:value-type="float" office:value="0.00126157407407401">
            <text:p>0:01:49</text:p>
          </table:table-cell>
          <table:table-cell table:style-name="ce26" office:value-type="time" office:time-value="PT06H29M34S">
            <text:p>06:29:34</text:p>
          </table:table-cell>
          <table:table-cell table:style-name="ce49" office:value-type="time" office:time-value="PT19H57M23S">
            <text:p>19:57:23</text:p>
          </table:table-cell>
          <table:table-cell table:formula="of:=[.U278]-[.T278]" office:value-type="float" office:value="0.560983796296296">
            <text:p>13:27:49</text:p>
          </table:table-cell>
          <table:table-cell table:number-columns-repeated="1002"/>
        </table:table-row>
        <table:table-row table:style-name="ro1">
          <table:table-cell table:formula="of:=[.B279]" office:value-type="date" office:date-value="2016-09-01">
            <text:p>Do, </text:p>
          </table:table-cell>
          <table:table-cell office:value-type="date" office:date-value="2016-09-01">
            <text:p>01.09.2016</text:p>
          </table:table-cell>
          <table:table-cell table:number-columns-repeated="7"/>
          <table:table-cell table:number-columns-repeated="2"/>
          <table:table-cell table:formula="of:=[.K279]-[.J279]" office:value-type="float" office:value="0">
            <text:p>0:00</text:p>
          </table:table-cell>
          <table:table-cell table:style-name="ce26" office:value-type="time" office:time-value="PT06H31M17S">
            <text:p>06:31:17</text:p>
          </table:table-cell>
          <table:table-cell table:style-name="ce49" office:value-type="time" office:time-value="PT19H59M33S">
            <text:p>19:59:33</text:p>
          </table:table-cell>
          <table:table-cell table:formula="of:=[.N279]-[.M279]" office:value-type="float" office:value="0.561296296296296">
            <text:p>13:28:16</text:p>
          </table:table-cell>
          <table:table-cell office:value-type="float" office:value="0.272222222222222">
            <text:p>6:32</text:p>
          </table:table-cell>
          <table:table-cell office:value-type="float" office:value="0.829166666666667">
            <text:p>19:54</text:p>
          </table:table-cell>
          <table:table-cell table:formula="of:=[.Q279]-[.P279]" office:value-type="float" office:value="0.556944444444444">
            <text:p>13:22</text:p>
          </table:table-cell>
          <table:table-cell table:formula="of:=[.V279]-[.R279]" office:value-type="float" office:value="0.00168981481481501">
            <text:p>0:02:26</text:p>
          </table:table-cell>
          <table:table-cell table:style-name="ce26" office:value-type="time" office:time-value="PT06H30M56S">
            <text:p>06:30:56</text:p>
          </table:table-cell>
          <table:table-cell table:style-name="ce49" office:value-type="time" office:time-value="PT19H55M22S">
            <text:p>19:55:22</text:p>
          </table:table-cell>
          <table:table-cell table:formula="of:=[.U279]-[.T279]" office:value-type="float" office:value="0.55863425925926">
            <text:p>13:24:26</text:p>
          </table:table-cell>
          <table:table-cell table:number-columns-repeated="1002"/>
        </table:table-row>
        <table:table-row table:style-name="ro1">
          <table:table-cell table:formula="of:=[.B280]" office:value-type="date" office:date-value="2016-09-02">
            <text:p>Fr, </text:p>
          </table:table-cell>
          <table:table-cell office:value-type="date" office:date-value="2016-09-02">
            <text:p>02.09.2016</text:p>
          </table:table-cell>
          <table:table-cell table:number-columns-repeated="7"/>
          <table:table-cell table:number-columns-repeated="2"/>
          <table:table-cell table:formula="of:=[.K280]-[.J280]" office:value-type="float" office:value="0">
            <text:p>0:00</text:p>
          </table:table-cell>
          <table:table-cell table:style-name="ce26" office:value-type="time" office:time-value="PT06H32M45S">
            <text:p>06:32:45</text:p>
          </table:table-cell>
          <table:table-cell table:style-name="ce49" office:value-type="time" office:time-value="PT19H57M27S">
            <text:p>19:57:27</text:p>
          </table:table-cell>
          <table:table-cell table:formula="of:=[.N280]-[.M280]" office:value-type="float" office:value="0.558819444444445">
            <text:p>13:24:42</text:p>
          </table:table-cell>
          <table:table-cell office:value-type="float" office:value="0.272916666666667">
            <text:p>6:33</text:p>
          </table:table-cell>
          <table:table-cell office:value-type="float" office:value="0.827777777777778">
            <text:p>19:52</text:p>
          </table:table-cell>
          <table:table-cell table:formula="of:=[.Q280]-[.P280]" office:value-type="float" office:value="0.554861111111111">
            <text:p>13:19</text:p>
          </table:table-cell>
          <table:table-cell table:formula="of:=[.V280]-[.R280]" office:value-type="float" office:value="0.001423611111111">
            <text:p>0:02:03</text:p>
          </table:table-cell>
          <table:table-cell table:style-name="ce26" office:value-type="time" office:time-value="PT06H32M18S">
            <text:p>06:32:18</text:p>
          </table:table-cell>
          <table:table-cell table:style-name="ce49" office:value-type="time" office:time-value="PT19H53M21S">
            <text:p>19:53:21</text:p>
          </table:table-cell>
          <table:table-cell table:formula="of:=[.U280]-[.T280]" office:value-type="float" office:value="0.556284722222222">
            <text:p>13:21:03</text:p>
          </table:table-cell>
          <table:table-cell table:number-columns-repeated="1002"/>
        </table:table-row>
        <table:table-row table:style-name="ro1">
          <table:table-cell table:formula="of:=[.B281]" office:value-type="date" office:date-value="2016-09-03">
            <text:p>Sa, </text:p>
          </table:table-cell>
          <table:table-cell office:value-type="date" office:date-value="2016-09-03">
            <text:p>03.09.2016</text:p>
          </table:table-cell>
          <table:table-cell table:number-columns-repeated="7"/>
          <table:table-cell table:number-columns-repeated="2"/>
          <table:table-cell table:formula="of:=[.K281]-[.J281]" office:value-type="float" office:value="0">
            <text:p>0:00</text:p>
          </table:table-cell>
          <table:table-cell table:style-name="ce26" office:value-type="time" office:time-value="PT06H34M12S">
            <text:p>06:34:12</text:p>
          </table:table-cell>
          <table:table-cell table:style-name="ce49" office:value-type="time" office:time-value="PT19H55M20S">
            <text:p>19:55:20</text:p>
          </table:table-cell>
          <table:table-cell table:formula="of:=[.N281]-[.M281]" office:value-type="float" office:value="0.556342592592592">
            <text:p>13:21:08</text:p>
          </table:table-cell>
          <table:table-cell office:value-type="float" office:value="0.274305555555555">
            <text:p>6:35</text:p>
          </table:table-cell>
          <table:table-cell office:value-type="float" office:value="0.826388888888889">
            <text:p>19:50</text:p>
          </table:table-cell>
          <table:table-cell table:formula="of:=[.Q281]-[.P281]" office:value-type="float" office:value="0.552083333333333">
            <text:p>13:15</text:p>
          </table:table-cell>
          <table:table-cell table:formula="of:=[.V281]-[.R281]" office:value-type="float" office:value="0.00184027777777795">
            <text:p>0:02:39</text:p>
          </table:table-cell>
          <table:table-cell table:style-name="ce26" office:value-type="time" office:time-value="PT06H33M40S">
            <text:p>06:33:40</text:p>
          </table:table-cell>
          <table:table-cell table:style-name="ce49" office:value-type="time" office:time-value="PT19H51M19S">
            <text:p>19:51:19</text:p>
          </table:table-cell>
          <table:table-cell table:formula="of:=[.U281]-[.T281]" office:value-type="float" office:value="0.553923611111111">
            <text:p>13:17:39</text:p>
          </table:table-cell>
          <table:table-cell table:number-columns-repeated="1002"/>
        </table:table-row>
        <table:table-row table:style-name="ro1">
          <table:table-cell table:formula="of:=[.B282]" office:value-type="date" office:date-value="2016-09-04">
            <text:p>So, </text:p>
          </table:table-cell>
          <table:table-cell office:value-type="date" office:date-value="2016-09-04">
            <text:p>04.09.2016</text:p>
          </table:table-cell>
          <table:table-cell table:number-columns-repeated="7"/>
          <table:table-cell table:number-columns-repeated="2"/>
          <table:table-cell table:formula="of:=[.K282]-[.J282]" office:value-type="float" office:value="0">
            <text:p>0:00</text:p>
          </table:table-cell>
          <table:table-cell table:style-name="ce26" office:value-type="time" office:time-value="PT06H35M39S">
            <text:p>06:35:39</text:p>
          </table:table-cell>
          <table:table-cell table:style-name="ce49" office:value-type="time" office:time-value="PT19H53M13S">
            <text:p>19:53:13</text:p>
          </table:table-cell>
          <table:table-cell table:formula="of:=[.N282]-[.M282]" office:value-type="float" office:value="0.553865740740741">
            <text:p>13:17:34</text:p>
          </table:table-cell>
          <table:table-cell office:value-type="float" office:value="0.275">
            <text:p>6:36</text:p>
          </table:table-cell>
          <table:table-cell office:value-type="float" office:value="0.825">
            <text:p>19:48</text:p>
          </table:table-cell>
          <table:table-cell table:formula="of:=[.Q282]-[.P282]" office:value-type="float" office:value="0.55">
            <text:p>13:12</text:p>
          </table:table-cell>
          <table:table-cell table:formula="of:=[.V282]-[.R282]" office:value-type="float" office:value="0.00155092592592587">
            <text:p>0:02:14</text:p>
          </table:table-cell>
          <table:table-cell table:style-name="ce26" office:value-type="time" office:time-value="PT06H35M03S">
            <text:p>06:35:03</text:p>
          </table:table-cell>
          <table:table-cell table:style-name="ce49" office:value-type="time" office:time-value="PT19H49M17S">
            <text:p>19:49:17</text:p>
          </table:table-cell>
          <table:table-cell table:formula="of:=[.U282]-[.T282]" office:value-type="float" office:value="0.551550925925926">
            <text:p>13:14:14</text:p>
          </table:table-cell>
          <table:table-cell table:number-columns-repeated="1002"/>
        </table:table-row>
        <table:table-row table:style-name="ro1">
          <table:table-cell table:formula="of:=[.B283]" office:value-type="date" office:date-value="2016-09-05">
            <text:p>Mo, </text:p>
          </table:table-cell>
          <table:table-cell office:value-type="date" office:date-value="2016-09-05">
            <text:p>05.09.2016</text:p>
          </table:table-cell>
          <table:table-cell table:number-columns-repeated="7"/>
          <table:table-cell table:number-columns-repeated="2"/>
          <table:table-cell table:formula="of:=[.K283]-[.J283]" office:value-type="float" office:value="0">
            <text:p>0:00</text:p>
          </table:table-cell>
          <table:table-cell table:style-name="ce26" office:value-type="time" office:time-value="PT06H37M06S">
            <text:p>06:37:06</text:p>
          </table:table-cell>
          <table:table-cell table:style-name="ce49" office:value-type="time" office:time-value="PT19H51M05S">
            <text:p>19:51:05</text:p>
          </table:table-cell>
          <table:table-cell table:formula="of:=[.N283]-[.M283]" office:value-type="float" office:value="0.551377314814815">
            <text:p>13:13:59</text:p>
          </table:table-cell>
          <table:table-cell office:value-type="float" office:value="0.275694444444444">
            <text:p>6:37</text:p>
          </table:table-cell>
          <table:table-cell office:value-type="float" office:value="0.823611111111111">
            <text:p>19:46</text:p>
          </table:table-cell>
          <table:table-cell table:formula="of:=[.Q283]-[.P283]" office:value-type="float" office:value="0.547916666666667">
            <text:p>13:09</text:p>
          </table:table-cell>
          <table:table-cell table:formula="of:=[.V283]-[.R283]" office:value-type="float" office:value="0.00127314814814827">
            <text:p>0:01:50</text:p>
          </table:table-cell>
          <table:table-cell table:style-name="ce26" office:value-type="time" office:time-value="PT06H36M25S">
            <text:p>06:36:25</text:p>
          </table:table-cell>
          <table:table-cell table:style-name="ce49" office:value-type="time" office:time-value="PT19H47M15S">
            <text:p>19:47:15</text:p>
          </table:table-cell>
          <table:table-cell table:formula="of:=[.U283]-[.T283]" office:value-type="float" office:value="0.549189814814815">
            <text:p>13:10:50</text:p>
          </table:table-cell>
          <table:table-cell table:number-columns-repeated="1002"/>
        </table:table-row>
        <table:table-row table:style-name="ro1">
          <table:table-cell table:formula="of:=[.B284]" office:value-type="date" office:date-value="2016-09-06">
            <text:p>Di, </text:p>
          </table:table-cell>
          <table:table-cell office:value-type="date" office:date-value="2016-09-06">
            <text:p>06.09.2016</text:p>
          </table:table-cell>
          <table:table-cell table:number-columns-repeated="7"/>
          <table:table-cell table:number-columns-repeated="2"/>
          <table:table-cell table:formula="of:=[.K284]-[.J284]" office:value-type="float" office:value="0">
            <text:p>0:00</text:p>
          </table:table-cell>
          <table:table-cell table:style-name="ce26" office:value-type="time" office:time-value="PT06H38M34S">
            <text:p>06:38:34</text:p>
          </table:table-cell>
          <table:table-cell table:style-name="ce49" office:value-type="time" office:time-value="PT19H48M57S">
            <text:p>19:48:57</text:p>
          </table:table-cell>
          <table:table-cell table:formula="of:=[.N284]-[.M284]" office:value-type="float" office:value="0.548877314814815">
            <text:p>13:10:23</text:p>
          </table:table-cell>
          <table:table-cell office:value-type="float" office:value="0.277083333333333">
            <text:p>6:39</text:p>
          </table:table-cell>
          <table:table-cell office:value-type="float" office:value="0.822222222222222">
            <text:p>19:44</text:p>
          </table:table-cell>
          <table:table-cell table:formula="of:=[.Q284]-[.P284]" office:value-type="float" office:value="0.545138888888889">
            <text:p>13:05</text:p>
          </table:table-cell>
          <table:table-cell table:formula="of:=[.V284]-[.R284]" office:value-type="float" office:value="0.00167824074074063">
            <text:p>0:02:25</text:p>
          </table:table-cell>
          <table:table-cell table:style-name="ce26" office:value-type="time" office:time-value="PT06H37M47S">
            <text:p>06:37:47</text:p>
          </table:table-cell>
          <table:table-cell table:style-name="ce49" office:value-type="time" office:time-value="PT19H45M12S">
            <text:p>19:45:12</text:p>
          </table:table-cell>
          <table:table-cell table:formula="of:=[.U284]-[.T284]" office:value-type="float" office:value="0.54681712962963">
            <text:p>13:07:25</text:p>
          </table:table-cell>
          <table:table-cell table:number-columns-repeated="1002"/>
        </table:table-row>
        <table:table-row table:style-name="ro1">
          <table:table-cell table:formula="of:=[.B285]" office:value-type="date" office:date-value="2016-09-07">
            <text:p>Mi, </text:p>
          </table:table-cell>
          <table:table-cell office:value-type="date" office:date-value="2016-09-07">
            <text:p>07.09.2016</text:p>
          </table:table-cell>
          <table:table-cell table:number-columns-repeated="7"/>
          <table:table-cell table:number-columns-repeated="2"/>
          <table:table-cell table:formula="of:=[.K285]-[.J285]" office:value-type="float" office:value="0">
            <text:p>0:00</text:p>
          </table:table-cell>
          <table:table-cell table:style-name="ce26" office:value-type="time" office:time-value="PT06H40M01S">
            <text:p>06:40:01</text:p>
          </table:table-cell>
          <table:table-cell table:style-name="ce49" office:value-type="time" office:time-value="PT19H46M49S">
            <text:p>19:46:49</text:p>
          </table:table-cell>
          <table:table-cell table:formula="of:=[.N285]-[.M285]" office:value-type="float" office:value="0.546388888888889">
            <text:p>13:06:48</text:p>
          </table:table-cell>
          <table:table-cell office:value-type="float" office:value="0.277777777777778">
            <text:p>6:40</text:p>
          </table:table-cell>
          <table:table-cell office:value-type="float" office:value="0.820833333333333">
            <text:p>19:42</text:p>
          </table:table-cell>
          <table:table-cell table:formula="of:=[.Q285]-[.P285]" office:value-type="float" office:value="0.543055555555555">
            <text:p>13:02</text:p>
          </table:table-cell>
          <table:table-cell table:formula="of:=[.V285]-[.R285]" office:value-type="float" office:value="0.00137731481481473">
            <text:p>0:01:59</text:p>
          </table:table-cell>
          <table:table-cell table:style-name="ce26" office:value-type="time" office:time-value="PT06H39M09S">
            <text:p>06:39:09</text:p>
          </table:table-cell>
          <table:table-cell table:style-name="ce49" office:value-type="time" office:time-value="PT19H43M08S">
            <text:p>19:43:08</text:p>
          </table:table-cell>
          <table:table-cell table:formula="of:=[.U285]-[.T285]" office:value-type="float" office:value="0.54443287037037">
            <text:p>13:03:59</text:p>
          </table:table-cell>
          <table:table-cell table:number-columns-repeated="1002"/>
        </table:table-row>
        <table:table-row table:style-name="ro1">
          <table:table-cell table:formula="of:=[.B286]" office:value-type="date" office:date-value="2016-09-08">
            <text:p>Do, </text:p>
          </table:table-cell>
          <table:table-cell office:value-type="date" office:date-value="2016-09-08">
            <text:p>08.09.2016</text:p>
          </table:table-cell>
          <table:table-cell table:number-columns-repeated="7"/>
          <table:table-cell table:number-columns-repeated="2"/>
          <table:table-cell table:formula="of:=[.K286]-[.J286]" office:value-type="float" office:value="0">
            <text:p>0:00</text:p>
          </table:table-cell>
          <table:table-cell table:style-name="ce26" office:value-type="time" office:time-value="PT06H41M28S">
            <text:p>06:41:28</text:p>
          </table:table-cell>
          <table:table-cell table:style-name="ce49" office:value-type="time" office:time-value="PT19H44M40S">
            <text:p>19:44:40</text:p>
          </table:table-cell>
          <table:table-cell table:formula="of:=[.N286]-[.M286]" office:value-type="float" office:value="0.543888888888889">
            <text:p>13:03:12</text:p>
          </table:table-cell>
          <table:table-cell office:value-type="float" office:value="0.278472222222222">
            <text:p>6:41</text:p>
          </table:table-cell>
          <table:table-cell office:value-type="float" office:value="0.819444444444444">
            <text:p>19:40</text:p>
          </table:table-cell>
          <table:table-cell table:formula="of:=[.Q286]-[.P286]" office:value-type="float" office:value="0.540972222222222">
            <text:p>12:59</text:p>
          </table:table-cell>
          <table:table-cell table:formula="of:=[.V286]-[.R286]" office:value-type="float" office:value="0.00107638888888917">
            <text:p>0:01:33</text:p>
          </table:table-cell>
          <table:table-cell table:style-name="ce26" office:value-type="time" office:time-value="PT06H40M31S">
            <text:p>06:40:31</text:p>
          </table:table-cell>
          <table:table-cell table:style-name="ce49" office:value-type="time" office:time-value="PT19H41M04S">
            <text:p>19:41:04</text:p>
          </table:table-cell>
          <table:table-cell table:formula="of:=[.U286]-[.T286]" office:value-type="float" office:value="0.542048611111111">
            <text:p>13:00:33</text:p>
          </table:table-cell>
          <table:table-cell table:number-columns-repeated="1002"/>
        </table:table-row>
        <table:table-row table:style-name="ro1">
          <table:table-cell table:formula="of:=[.B287]" office:value-type="date" office:date-value="2016-09-09">
            <text:p>Fr, </text:p>
          </table:table-cell>
          <table:table-cell office:value-type="date" office:date-value="2016-09-09">
            <text:p>09.09.2016</text:p>
          </table:table-cell>
          <table:table-cell table:number-columns-repeated="7"/>
          <table:table-cell table:number-columns-repeated="2"/>
          <table:table-cell table:formula="of:=[.K287]-[.J287]" office:value-type="float" office:value="0">
            <text:p>0:00</text:p>
          </table:table-cell>
          <table:table-cell table:style-name="ce26" office:value-type="time" office:time-value="PT06H42M55S">
            <text:p>06:42:55</text:p>
          </table:table-cell>
          <table:table-cell table:style-name="ce49" office:value-type="time" office:time-value="PT19H42M31S">
            <text:p>19:42:31</text:p>
          </table:table-cell>
          <table:table-cell table:formula="of:=[.N287]-[.M287]" office:value-type="float" office:value="0.541388888888889">
            <text:p>12:59:36</text:p>
          </table:table-cell>
          <table:table-cell office:value-type="float" office:value="0.279861111111111">
            <text:p>6:43</text:p>
          </table:table-cell>
          <table:table-cell office:value-type="float" office:value="0.818055555555556">
            <text:p>19:38</text:p>
          </table:table-cell>
          <table:table-cell table:formula="of:=[.Q287]-[.P287]" office:value-type="float" office:value="0.538194444444444">
            <text:p>12:55</text:p>
          </table:table-cell>
          <table:table-cell table:formula="of:=[.V287]-[.R287]" office:value-type="float" office:value="0.00145833333333334">
            <text:p>0:02:06</text:p>
          </table:table-cell>
          <table:table-cell table:style-name="ce26" office:value-type="time" office:time-value="PT06H41M54S">
            <text:p>06:41:54</text:p>
          </table:table-cell>
          <table:table-cell table:style-name="ce49" office:value-type="time" office:time-value="PT19H39M00S">
            <text:p>19:39:00</text:p>
          </table:table-cell>
          <table:table-cell table:formula="of:=[.U287]-[.T287]" office:value-type="float" office:value="0.539652777777778">
            <text:p>12:57:06</text:p>
          </table:table-cell>
          <table:table-cell table:number-columns-repeated="1002"/>
        </table:table-row>
        <table:table-row table:style-name="ro1">
          <table:table-cell table:formula="of:=[.B288]" office:value-type="date" office:date-value="2016-09-10">
            <text:p>Sa, </text:p>
          </table:table-cell>
          <table:table-cell office:value-type="date" office:date-value="2016-09-10">
            <text:p>10.09.2016</text:p>
          </table:table-cell>
          <table:table-cell table:number-columns-repeated="7"/>
          <table:table-cell table:number-columns-repeated="2"/>
          <table:table-cell table:formula="of:=[.K288]-[.J288]" office:value-type="float" office:value="0">
            <text:p>0:00</text:p>
          </table:table-cell>
          <table:table-cell table:style-name="ce26" office:value-type="time" office:time-value="PT06H44M23S">
            <text:p>06:44:23</text:p>
          </table:table-cell>
          <table:table-cell table:style-name="ce49" office:value-type="time" office:time-value="PT19H40M22S">
            <text:p>19:40:22</text:p>
          </table:table-cell>
          <table:table-cell table:formula="of:=[.N288]-[.M288]" office:value-type="float" office:value="0.538877314814815">
            <text:p>12:55:59</text:p>
          </table:table-cell>
          <table:table-cell office:value-type="float" office:value="0.280555555555556">
            <text:p>6:44</text:p>
          </table:table-cell>
          <table:table-cell office:value-type="float" office:value="0.816666666666667">
            <text:p>19:36</text:p>
          </table:table-cell>
          <table:table-cell table:formula="of:=[.Q288]-[.P288]" office:value-type="float" office:value="0.536111111111111">
            <text:p>12:52</text:p>
          </table:table-cell>
          <table:table-cell table:formula="of:=[.V288]-[.R288]" office:value-type="float" office:value="0.00115740740740733">
            <text:p>0:01:40</text:p>
          </table:table-cell>
          <table:table-cell table:style-name="ce26" office:value-type="time" office:time-value="PT06H43M16S">
            <text:p>06:43:16</text:p>
          </table:table-cell>
          <table:table-cell table:style-name="ce49" office:value-type="time" office:time-value="PT19H36M56S">
            <text:p>19:36:56</text:p>
          </table:table-cell>
          <table:table-cell table:formula="of:=[.U288]-[.T288]" office:value-type="float" office:value="0.537268518518519">
            <text:p>12:53:40</text:p>
          </table:table-cell>
          <table:table-cell table:number-columns-repeated="1002"/>
        </table:table-row>
        <table:table-row table:style-name="ro1">
          <table:table-cell table:formula="of:=[.B289]" office:value-type="date" office:date-value="2016-09-11">
            <text:p>So, </text:p>
          </table:table-cell>
          <table:table-cell office:value-type="date" office:date-value="2016-09-11">
            <text:p>11.09.2016</text:p>
          </table:table-cell>
          <table:table-cell table:number-columns-repeated="7"/>
          <table:table-cell table:number-columns-repeated="2"/>
          <table:table-cell table:formula="of:=[.K289]-[.J289]" office:value-type="float" office:value="0">
            <text:p>0:00</text:p>
          </table:table-cell>
          <table:table-cell table:style-name="ce26" office:value-type="time" office:time-value="PT06H45M50S">
            <text:p>06:45:50</text:p>
          </table:table-cell>
          <table:table-cell table:style-name="ce49" office:value-type="time" office:time-value="PT19H38M12S">
            <text:p>19:38:12</text:p>
          </table:table-cell>
          <table:table-cell table:formula="of:=[.N289]-[.M289]" office:value-type="float" office:value="0.536365740740741">
            <text:p>12:52:22</text:p>
          </table:table-cell>
          <table:table-cell office:value-type="float" office:value="0.281944444444444">
            <text:p>6:46</text:p>
          </table:table-cell>
          <table:table-cell office:value-type="float" office:value="0.815277777777778">
            <text:p>19:34</text:p>
          </table:table-cell>
          <table:table-cell table:formula="of:=[.Q289]-[.P289]" office:value-type="float" office:value="0.533333333333333">
            <text:p>12:48</text:p>
          </table:table-cell>
          <table:table-cell table:formula="of:=[.V289]-[.R289]" office:value-type="float" office:value="0.00155092592592576">
            <text:p>0:02:14</text:p>
          </table:table-cell>
          <table:table-cell table:style-name="ce26" office:value-type="time" office:time-value="PT06H44M38S">
            <text:p>06:44:38</text:p>
          </table:table-cell>
          <table:table-cell table:style-name="ce49" office:value-type="time" office:time-value="PT19H34M52S">
            <text:p>19:34:52</text:p>
          </table:table-cell>
          <table:table-cell table:formula="of:=[.U289]-[.T289]" office:value-type="float" office:value="0.534884259259259">
            <text:p>12:50:14</text:p>
          </table:table-cell>
          <table:table-cell table:number-columns-repeated="1002"/>
        </table:table-row>
        <table:table-row table:style-name="ro1">
          <table:table-cell table:formula="of:=[.B290]" office:value-type="date" office:date-value="2016-09-12">
            <text:p>Mo, </text:p>
          </table:table-cell>
          <table:table-cell office:value-type="date" office:date-value="2016-09-12">
            <text:p>12.09.2016</text:p>
          </table:table-cell>
          <table:table-cell table:number-columns-repeated="7"/>
          <table:table-cell table:number-columns-repeated="2"/>
          <table:table-cell table:formula="of:=[.K290]-[.J290]" office:value-type="float" office:value="0">
            <text:p>0:00</text:p>
          </table:table-cell>
          <table:table-cell table:style-name="ce26" office:value-type="time" office:time-value="PT06H47M17S">
            <text:p>06:47:17</text:p>
          </table:table-cell>
          <table:table-cell table:style-name="ce49" office:value-type="time" office:time-value="PT19H36M02S">
            <text:p>19:36:02</text:p>
          </table:table-cell>
          <table:table-cell table:formula="of:=[.N290]-[.M290]" office:value-type="float" office:value="0.533854166666667">
            <text:p>12:48:45</text:p>
          </table:table-cell>
          <table:table-cell office:value-type="float" office:value="0.282638888888889">
            <text:p>6:47</text:p>
          </table:table-cell>
          <table:table-cell office:value-type="float" office:value="0.813888888888889">
            <text:p>19:32</text:p>
          </table:table-cell>
          <table:table-cell table:formula="of:=[.Q290]-[.P290]" office:value-type="float" office:value="0.53125">
            <text:p>12:45</text:p>
          </table:table-cell>
          <table:table-cell table:formula="of:=[.V290]-[.R290]" office:value-type="float" office:value="0.00123842592592549">
            <text:p>0:01:47</text:p>
          </table:table-cell>
          <table:table-cell table:style-name="ce26" office:value-type="time" office:time-value="PT06H46M00S">
            <text:p>06:46:00</text:p>
          </table:table-cell>
          <table:table-cell table:style-name="ce49" office:value-type="time" office:time-value="PT19H32M47S">
            <text:p>19:32:47</text:p>
          </table:table-cell>
          <table:table-cell table:formula="of:=[.U290]-[.T290]" office:value-type="float" office:value="0.532488425925926">
            <text:p>12:46:47</text:p>
          </table:table-cell>
          <table:table-cell table:number-columns-repeated="1002"/>
        </table:table-row>
        <table:table-row table:style-name="ro1">
          <table:table-cell table:formula="of:=[.B291]" office:value-type="date" office:date-value="2016-09-13">
            <text:p>Di, </text:p>
          </table:table-cell>
          <table:table-cell office:value-type="date" office:date-value="2016-09-13">
            <text:p>13.09.2016</text:p>
          </table:table-cell>
          <table:table-cell table:number-columns-repeated="7"/>
          <table:table-cell table:number-columns-repeated="2"/>
          <table:table-cell table:formula="of:=[.K291]-[.J291]" office:value-type="float" office:value="0">
            <text:p>0:00</text:p>
          </table:table-cell>
          <table:table-cell table:style-name="ce26" office:value-type="time" office:time-value="PT06H48M44S">
            <text:p>06:48:44</text:p>
          </table:table-cell>
          <table:table-cell table:style-name="ce49" office:value-type="time" office:time-value="PT19H33M52S">
            <text:p>19:33:52</text:p>
          </table:table-cell>
          <table:table-cell table:formula="of:=[.N291]-[.M291]" office:value-type="float" office:value="0.531342592592593">
            <text:p>12:45:08</text:p>
          </table:table-cell>
          <table:table-cell office:value-type="float" office:value="0.283333333333333">
            <text:p>6:48</text:p>
          </table:table-cell>
          <table:table-cell office:value-type="float" office:value="0.8125">
            <text:p>19:30</text:p>
          </table:table-cell>
          <table:table-cell table:formula="of:=[.Q291]-[.P291]" office:value-type="float" office:value="0.529166666666667">
            <text:p>12:42</text:p>
          </table:table-cell>
          <table:table-cell table:formula="of:=[.V291]-[.R291]" office:value-type="float" office:value="0.000925925925925886">
            <text:p>0:01:20</text:p>
          </table:table-cell>
          <table:table-cell table:style-name="ce26" office:value-type="time" office:time-value="PT06H47M22S">
            <text:p>06:47:22</text:p>
          </table:table-cell>
          <table:table-cell table:style-name="ce49" office:value-type="time" office:time-value="PT19H30M42S">
            <text:p>19:30:42</text:p>
          </table:table-cell>
          <table:table-cell table:formula="of:=[.U291]-[.T291]" office:value-type="float" office:value="0.530092592592593">
            <text:p>12:43:20</text:p>
          </table:table-cell>
          <table:table-cell table:number-columns-repeated="1002"/>
        </table:table-row>
        <table:table-row table:style-name="ro1">
          <table:table-cell table:formula="of:=[.B292]" office:value-type="date" office:date-value="2016-09-14">
            <text:p>Mi, </text:p>
          </table:table-cell>
          <table:table-cell office:value-type="date" office:date-value="2016-09-14">
            <text:p>14.09.2016</text:p>
          </table:table-cell>
          <table:table-cell table:number-columns-repeated="7"/>
          <table:table-cell table:number-columns-repeated="2"/>
          <table:table-cell table:formula="of:=[.K292]-[.J292]" office:value-type="float" office:value="0">
            <text:p>0:00</text:p>
          </table:table-cell>
          <table:table-cell table:style-name="ce26" office:value-type="time" office:time-value="PT06H50M12S">
            <text:p>06:50:12</text:p>
          </table:table-cell>
          <table:table-cell table:style-name="ce49" office:value-type="time" office:time-value="PT19H31M42S">
            <text:p>19:31:42</text:p>
          </table:table-cell>
          <table:table-cell table:formula="of:=[.N292]-[.M292]" office:value-type="float" office:value="0.528819444444444">
            <text:p>12:41:30</text:p>
          </table:table-cell>
          <table:table-cell office:value-type="float" office:value="0.284722222222222">
            <text:p>6:50</text:p>
          </table:table-cell>
          <table:table-cell office:value-type="float" office:value="0.811111111111111">
            <text:p>19:28</text:p>
          </table:table-cell>
          <table:table-cell table:formula="of:=[.Q292]-[.P292]" office:value-type="float" office:value="0.526388888888889">
            <text:p>12:38</text:p>
          </table:table-cell>
          <table:table-cell table:formula="of:=[.V292]-[.R292]" office:value-type="float" office:value="0.00129629629629646">
            <text:p>0:01:52</text:p>
          </table:table-cell>
          <table:table-cell table:style-name="ce26" office:value-type="time" office:time-value="PT06H48M45S">
            <text:p>06:48:45</text:p>
          </table:table-cell>
          <table:table-cell table:style-name="ce49" office:value-type="time" office:time-value="PT19H28M37S">
            <text:p>19:28:37</text:p>
          </table:table-cell>
          <table:table-cell table:formula="of:=[.U292]-[.T292]" office:value-type="float" office:value="0.527685185185185">
            <text:p>12:39:52</text:p>
          </table:table-cell>
          <table:table-cell table:number-columns-repeated="1002"/>
        </table:table-row>
        <table:table-row table:style-name="ro1">
          <table:table-cell table:formula="of:=[.B293]" office:value-type="date" office:date-value="2016-09-15">
            <text:p>Do, </text:p>
          </table:table-cell>
          <table:table-cell office:value-type="date" office:date-value="2016-09-15">
            <text:p>15.09.2016</text:p>
          </table:table-cell>
          <table:table-cell table:number-columns-repeated="7"/>
          <table:table-cell table:number-columns-repeated="2"/>
          <table:table-cell table:formula="of:=[.K293]-[.J293]" office:value-type="float" office:value="0">
            <text:p>0:00</text:p>
          </table:table-cell>
          <table:table-cell table:style-name="ce26" office:value-type="time" office:time-value="PT06H51M39S">
            <text:p>06:51:39</text:p>
          </table:table-cell>
          <table:table-cell table:style-name="ce49" office:value-type="time" office:time-value="PT19H29M32S">
            <text:p>19:29:32</text:p>
          </table:table-cell>
          <table:table-cell table:formula="of:=[.N293]-[.M293]" office:value-type="float" office:value="0.52630787037037">
            <text:p>12:37:53</text:p>
          </table:table-cell>
          <table:table-cell office:value-type="float" office:value="0.285416666666667">
            <text:p>6:51</text:p>
          </table:table-cell>
          <table:table-cell office:value-type="float" office:value="0.809722222222222">
            <text:p>19:26</text:p>
          </table:table-cell>
          <table:table-cell table:formula="of:=[.Q293]-[.P293]" office:value-type="float" office:value="0.524305555555556">
            <text:p>12:35</text:p>
          </table:table-cell>
          <table:table-cell table:formula="of:=[.V293]-[.R293]" office:value-type="float" office:value="0.000983796296296191">
            <text:p>0:01:25</text:p>
          </table:table-cell>
          <table:table-cell table:style-name="ce26" office:value-type="time" office:time-value="PT06H50M07S">
            <text:p>06:50:07</text:p>
          </table:table-cell>
          <table:table-cell table:style-name="ce49" office:value-type="time" office:time-value="PT19H26M32S">
            <text:p>19:26:32</text:p>
          </table:table-cell>
          <table:table-cell table:formula="of:=[.U293]-[.T293]" office:value-type="float" office:value="0.525289351851852">
            <text:p>12:36:25</text:p>
          </table:table-cell>
          <table:table-cell table:number-columns-repeated="1002"/>
        </table:table-row>
        <table:table-row table:style-name="ro1">
          <table:table-cell table:formula="of:=[.B294]" office:value-type="date" office:date-value="2016-09-16">
            <text:p>Fr, </text:p>
          </table:table-cell>
          <table:table-cell office:value-type="date" office:date-value="2016-09-16">
            <text:p>16.09.2016</text:p>
          </table:table-cell>
          <table:table-cell table:number-columns-repeated="7"/>
          <table:table-cell table:number-columns-repeated="2"/>
          <table:table-cell table:formula="of:=[.K294]-[.J294]" office:value-type="float" office:value="0">
            <text:p>0:00</text:p>
          </table:table-cell>
          <table:table-cell table:style-name="ce26" office:value-type="time" office:time-value="PT06H53M07S">
            <text:p>06:53:07</text:p>
          </table:table-cell>
          <table:table-cell table:style-name="ce49" office:value-type="time" office:time-value="PT19H27M22S">
            <text:p>19:27:22</text:p>
          </table:table-cell>
          <table:table-cell table:formula="of:=[.N294]-[.M294]" office:value-type="float" office:value="0.523784722222222">
            <text:p>12:34:15</text:p>
          </table:table-cell>
          <table:table-cell office:value-type="float" office:value="0.286111111111111">
            <text:p>6:52</text:p>
          </table:table-cell>
          <table:table-cell office:value-type="float" office:value="0.807638888888889">
            <text:p>19:23</text:p>
          </table:table-cell>
          <table:table-cell table:formula="of:=[.Q294]-[.P294]" office:value-type="float" office:value="0.521527777777778">
            <text:p>12:31</text:p>
          </table:table-cell>
          <table:table-cell table:formula="of:=[.V294]-[.R294]" office:value-type="float" office:value="0.00134259259259273">
            <text:p>0:01:56</text:p>
          </table:table-cell>
          <table:table-cell table:style-name="ce26" office:value-type="time" office:time-value="PT06H51M30S">
            <text:p>06:51:30</text:p>
          </table:table-cell>
          <table:table-cell table:style-name="ce49" office:value-type="time" office:time-value="PT19H24M26S">
            <text:p>19:24:26</text:p>
          </table:table-cell>
          <table:table-cell table:formula="of:=[.U294]-[.T294]" office:value-type="float" office:value="0.522870370370371">
            <text:p>12:32:56</text:p>
          </table:table-cell>
          <table:table-cell table:number-columns-repeated="1002"/>
        </table:table-row>
        <table:table-row table:style-name="ro1">
          <table:table-cell table:formula="of:=[.B295]" office:value-type="date" office:date-value="2016-09-17">
            <text:p>Sa, </text:p>
          </table:table-cell>
          <table:table-cell office:value-type="date" office:date-value="2016-09-17">
            <text:p>17.09.2016</text:p>
          </table:table-cell>
          <table:table-cell table:number-columns-repeated="7"/>
          <table:table-cell table:number-columns-repeated="2"/>
          <table:table-cell table:formula="of:=[.K295]-[.J295]" office:value-type="float" office:value="0">
            <text:p>0:00</text:p>
          </table:table-cell>
          <table:table-cell table:style-name="ce26" office:value-type="time" office:time-value="PT06H54M34S">
            <text:p>06:54:34</text:p>
          </table:table-cell>
          <table:table-cell table:style-name="ce49" office:value-type="time" office:time-value="PT19H25M11S">
            <text:p>19:25:11</text:p>
          </table:table-cell>
          <table:table-cell table:formula="of:=[.N295]-[.M295]" office:value-type="float" office:value="0.521261574074074">
            <text:p>12:30:37</text:p>
          </table:table-cell>
          <table:table-cell office:value-type="float" office:value="0.2875">
            <text:p>6:54</text:p>
          </table:table-cell>
          <table:table-cell office:value-type="float" office:value="0.80625">
            <text:p>19:21</text:p>
          </table:table-cell>
          <table:table-cell table:formula="of:=[.Q295]-[.P295]" office:value-type="float" office:value="0.51875">
            <text:p>12:27</text:p>
          </table:table-cell>
          <table:table-cell table:formula="of:=[.V295]-[.R295]" office:value-type="float" office:value="0.0017245370370369">
            <text:p>0:02:29</text:p>
          </table:table-cell>
          <table:table-cell table:style-name="ce26" office:value-type="time" office:time-value="PT06H52M52S">
            <text:p>06:52:52</text:p>
          </table:table-cell>
          <table:table-cell table:style-name="ce49" office:value-type="time" office:time-value="PT19H22M21S">
            <text:p>19:22:21</text:p>
          </table:table-cell>
          <table:table-cell table:formula="of:=[.U295]-[.T295]" office:value-type="float" office:value="0.520474537037037">
            <text:p>12:29:29</text:p>
          </table:table-cell>
          <table:table-cell table:number-columns-repeated="1002"/>
        </table:table-row>
        <table:table-row table:style-name="ro1">
          <table:table-cell table:formula="of:=[.B296]" office:value-type="date" office:date-value="2016-09-18">
            <text:p>So, </text:p>
          </table:table-cell>
          <table:table-cell office:value-type="date" office:date-value="2016-09-18">
            <text:p>18.09.2016</text:p>
          </table:table-cell>
          <table:table-cell table:number-columns-repeated="7"/>
          <table:table-cell table:number-columns-repeated="2"/>
          <table:table-cell table:formula="of:=[.K296]-[.J296]" office:value-type="float" office:value="0">
            <text:p>0:00</text:p>
          </table:table-cell>
          <table:table-cell table:style-name="ce26" office:value-type="time" office:time-value="PT06H56M02S">
            <text:p>06:56:02</text:p>
          </table:table-cell>
          <table:table-cell table:style-name="ce49" office:value-type="time" office:time-value="PT19H23M01S">
            <text:p>19:23:01</text:p>
          </table:table-cell>
          <table:table-cell table:formula="of:=[.N296]-[.M296]" office:value-type="float" office:value="0.518738425925926">
            <text:p>12:26:59</text:p>
          </table:table-cell>
          <table:table-cell office:value-type="float" office:value="0.288194444444444">
            <text:p>6:55</text:p>
          </table:table-cell>
          <table:table-cell office:value-type="float" office:value="0.804861111111111">
            <text:p>19:19</text:p>
          </table:table-cell>
          <table:table-cell table:formula="of:=[.Q296]-[.P296]" office:value-type="float" office:value="0.516666666666667">
            <text:p>12:24</text:p>
          </table:table-cell>
          <table:table-cell table:formula="of:=[.V296]-[.R296]" office:value-type="float" office:value="0.00140046296296292">
            <text:p>0:02:01</text:p>
          </table:table-cell>
          <table:table-cell table:style-name="ce26" office:value-type="time" office:time-value="PT06H54M15S">
            <text:p>06:54:15</text:p>
          </table:table-cell>
          <table:table-cell table:style-name="ce49" office:value-type="time" office:time-value="PT19H20M16S">
            <text:p>19:20:16</text:p>
          </table:table-cell>
          <table:table-cell table:formula="of:=[.U296]-[.T296]" office:value-type="float" office:value="0.51806712962963">
            <text:p>12:26:01</text:p>
          </table:table-cell>
          <table:table-cell table:number-columns-repeated="1002"/>
        </table:table-row>
        <table:table-row table:style-name="ro1">
          <table:table-cell table:formula="of:=[.B297]" office:value-type="date" office:date-value="2016-09-19">
            <text:p>Mo, </text:p>
          </table:table-cell>
          <table:table-cell office:value-type="date" office:date-value="2016-09-19">
            <text:p>19.09.2016</text:p>
          </table:table-cell>
          <table:table-cell table:number-columns-repeated="7"/>
          <table:table-cell table:number-columns-repeated="2"/>
          <table:table-cell table:formula="of:=[.K297]-[.J297]" office:value-type="float" office:value="0">
            <text:p>0:00</text:p>
          </table:table-cell>
          <table:table-cell table:style-name="ce26" office:value-type="time" office:time-value="PT06H57M30S">
            <text:p>06:57:30</text:p>
          </table:table-cell>
          <table:table-cell table:style-name="ce49" office:value-type="time" office:time-value="PT19H20M50S">
            <text:p>19:20:50</text:p>
          </table:table-cell>
          <table:table-cell table:formula="of:=[.N297]-[.M297]" office:value-type="float" office:value="0.516203703703704">
            <text:p>12:23:20</text:p>
          </table:table-cell>
          <table:table-cell office:value-type="float" office:value="0.289583333333333">
            <text:p>6:57</text:p>
          </table:table-cell>
          <table:table-cell office:value-type="float" office:value="0.803472222222222">
            <text:p>19:17</text:p>
          </table:table-cell>
          <table:table-cell table:formula="of:=[.Q297]-[.P297]" office:value-type="float" office:value="0.513888888888889">
            <text:p>12:20</text:p>
          </table:table-cell>
          <table:table-cell table:formula="of:=[.V297]-[.R297]" office:value-type="float" office:value="0.00177083333333328">
            <text:p>0:02:33</text:p>
          </table:table-cell>
          <table:table-cell table:style-name="ce26" office:value-type="time" office:time-value="PT06H55M37S">
            <text:p>06:55:37</text:p>
          </table:table-cell>
          <table:table-cell table:style-name="ce49" office:value-type="time" office:time-value="PT19H18M10S">
            <text:p>19:18:10</text:p>
          </table:table-cell>
          <table:table-cell table:formula="of:=[.U297]-[.T297]" office:value-type="float" office:value="0.515659722222222">
            <text:p>12:22:33</text:p>
          </table:table-cell>
          <table:table-cell table:number-columns-repeated="1002"/>
        </table:table-row>
        <table:table-row table:style-name="ro1">
          <table:table-cell table:formula="of:=[.B298]" office:value-type="date" office:date-value="2016-09-20">
            <text:p>Di, </text:p>
          </table:table-cell>
          <table:table-cell office:value-type="date" office:date-value="2016-09-20">
            <text:p>20.09.2016</text:p>
          </table:table-cell>
          <table:table-cell table:number-columns-repeated="7"/>
          <table:table-cell table:number-columns-repeated="2"/>
          <table:table-cell table:formula="of:=[.K298]-[.J298]" office:value-type="float" office:value="0">
            <text:p>0:00</text:p>
          </table:table-cell>
          <table:table-cell table:style-name="ce26" office:value-type="time" office:time-value="PT06H58M57S">
            <text:p>06:58:57</text:p>
          </table:table-cell>
          <table:table-cell table:style-name="ce49" office:value-type="time" office:time-value="PT19H18M40S">
            <text:p>19:18:40</text:p>
          </table:table-cell>
          <table:table-cell table:formula="of:=[.N298]-[.M298]" office:value-type="float" office:value="0.51369212962963">
            <text:p>12:19:43</text:p>
          </table:table-cell>
          <table:table-cell office:value-type="float" office:value="0.290277777777778">
            <text:p>6:58</text:p>
          </table:table-cell>
          <table:table-cell office:value-type="float" office:value="0.802083333333333">
            <text:p>19:15</text:p>
          </table:table-cell>
          <table:table-cell table:formula="of:=[.Q298]-[.P298]" office:value-type="float" office:value="0.511805555555556">
            <text:p>12:17</text:p>
          </table:table-cell>
          <table:table-cell table:formula="of:=[.V298]-[.R298]" office:value-type="float" office:value="0.0014467592592593">
            <text:p>0:02:05</text:p>
          </table:table-cell>
          <table:table-cell table:style-name="ce26" office:value-type="time" office:time-value="PT06H57M00S">
            <text:p>06:57:00</text:p>
          </table:table-cell>
          <table:table-cell table:style-name="ce49" office:value-type="time" office:time-value="PT19H16M05S">
            <text:p>19:16:05</text:p>
          </table:table-cell>
          <table:table-cell table:formula="of:=[.U298]-[.T298]" office:value-type="float" office:value="0.513252314814815">
            <text:p>12:19:05</text:p>
          </table:table-cell>
          <table:table-cell table:number-columns-repeated="1002"/>
        </table:table-row>
        <table:table-row table:style-name="ro1">
          <table:table-cell table:formula="of:=[.B299]" office:value-type="date" office:date-value="2016-09-21">
            <text:p>Mi, </text:p>
          </table:table-cell>
          <table:table-cell office:value-type="date" office:date-value="2016-09-21">
            <text:p>21.09.2016</text:p>
          </table:table-cell>
          <table:table-cell table:number-columns-repeated="7"/>
          <table:table-cell table:number-columns-repeated="2"/>
          <table:table-cell table:formula="of:=[.K299]-[.J299]" office:value-type="float" office:value="0">
            <text:p>0:00</text:p>
          </table:table-cell>
          <table:table-cell table:style-name="ce26" office:value-type="time" office:time-value="PT07H00M25S">
            <text:p>07:00:25</text:p>
          </table:table-cell>
          <table:table-cell table:style-name="ce49" office:value-type="time" office:time-value="PT19H16M29S">
            <text:p>19:16:29</text:p>
          </table:table-cell>
          <table:table-cell table:formula="of:=[.N299]-[.M299]" office:value-type="float" office:value="0.511157407407407">
            <text:p>12:16:04</text:p>
          </table:table-cell>
          <table:table-cell office:value-type="float" office:value="0.292361111111111">
            <text:p>7:01</text:p>
          </table:table-cell>
          <table:table-cell office:value-type="float" office:value="0.799305555555556">
            <text:p>19:11</text:p>
          </table:table-cell>
          <table:table-cell table:formula="of:=[.Q299]-[.P299]" office:value-type="float" office:value="0.506944444444444">
            <text:p>12:10</text:p>
          </table:table-cell>
          <table:table-cell table:formula="of:=[.V299]-[.R299]" office:value-type="float" office:value="0.00388888888888883">
            <text:p>0:05:36</text:p>
          </table:table-cell>
          <table:table-cell table:style-name="ce26" office:value-type="time" office:time-value="PT06H58M23S">
            <text:p>06:58:23</text:p>
          </table:table-cell>
          <table:table-cell table:style-name="ce49" office:value-type="time" office:time-value="PT19H13M59S">
            <text:p>19:13:59</text:p>
          </table:table-cell>
          <table:table-cell table:formula="of:=[.U299]-[.T299]" office:value-type="float" office:value="0.510833333333333">
            <text:p>12:15:36</text:p>
          </table:table-cell>
          <table:table-cell table:number-columns-repeated="1002"/>
        </table:table-row>
        <table:table-row table:style-name="ro1">
          <table:table-cell table:formula="of:=[.B300]" office:value-type="date" office:date-value="2016-09-22">
            <text:p>Do, </text:p>
          </table:table-cell>
          <table:table-cell office:value-type="date" office:date-value="2016-09-22">
            <text:p>22.09.2016</text:p>
          </table:table-cell>
          <table:table-cell table:number-columns-repeated="7"/>
          <table:table-cell table:number-columns-repeated="2"/>
          <table:table-cell table:formula="of:=[.K300]-[.J300]" office:value-type="float" office:value="0">
            <text:p>0:00</text:p>
          </table:table-cell>
          <table:table-cell table:style-name="ce26" office:value-type="time" office:time-value="PT07H01M53S">
            <text:p>07:01:53</text:p>
          </table:table-cell>
          <table:table-cell table:style-name="ce49" office:value-type="time" office:time-value="PT19H14M19S">
            <text:p>19:14:19</text:p>
          </table:table-cell>
          <table:table-cell table:formula="of:=[.N300]-[.M300]" office:value-type="float" office:value="0.508634259259259">
            <text:p>12:12:26</text:p>
          </table:table-cell>
          <table:table-cell office:value-type="float" office:value="0.293055555555556">
            <text:p>7:02</text:p>
          </table:table-cell>
          <table:table-cell office:value-type="float" office:value="0.797916666666667">
            <text:p>19:09</text:p>
          </table:table-cell>
          <table:table-cell table:formula="of:=[.Q300]-[.P300]" office:value-type="float" office:value="0.504861111111111">
            <text:p>12:07</text:p>
          </table:table-cell>
          <table:table-cell table:formula="of:=[.V300]-[.R300]" office:value-type="float" office:value="0.00356481481481508">
            <text:p>0:05:08</text:p>
          </table:table-cell>
          <table:table-cell table:style-name="ce26" office:value-type="time" office:time-value="PT06H59M46S">
            <text:p>06:59:46</text:p>
          </table:table-cell>
          <table:table-cell table:style-name="ce49" office:value-type="time" office:time-value="PT19H11M54S">
            <text:p>19:11:54</text:p>
          </table:table-cell>
          <table:table-cell table:formula="of:=[.U300]-[.T300]" office:value-type="float" office:value="0.508425925925926">
            <text:p>12:12:08</text:p>
          </table:table-cell>
          <table:table-cell table:number-columns-repeated="1002"/>
        </table:table-row>
        <table:table-row table:style-name="ro1">
          <table:table-cell table:formula="of:=[.B301]" office:value-type="date" office:date-value="2016-09-23">
            <text:p>Fr, </text:p>
          </table:table-cell>
          <table:table-cell office:value-type="date" office:date-value="2016-09-23">
            <text:p>23.09.2016</text:p>
          </table:table-cell>
          <table:table-cell table:number-columns-repeated="7"/>
          <table:table-cell table:number-columns-repeated="2"/>
          <table:table-cell table:formula="of:=[.K301]-[.J301]" office:value-type="float" office:value="0">
            <text:p>0:00</text:p>
          </table:table-cell>
          <table:table-cell table:style-name="ce26" office:value-type="time" office:time-value="PT07H03M22S">
            <text:p>07:03:22</text:p>
          </table:table-cell>
          <table:table-cell table:style-name="ce49" office:value-type="time" office:time-value="PT19H12M09S">
            <text:p>19:12:09</text:p>
          </table:table-cell>
          <table:table-cell table:formula="of:=[.N301]-[.M301]" office:value-type="float" office:value="0.506099537037037">
            <text:p>12:08:47</text:p>
          </table:table-cell>
          <table:table-cell office:value-type="float" office:value="0.294444444444444">
            <text:p>7:04</text:p>
          </table:table-cell>
          <table:table-cell office:value-type="float" office:value="0.796527777777778">
            <text:p>19:07</text:p>
          </table:table-cell>
          <table:table-cell table:formula="of:=[.Q301]-[.P301]" office:value-type="float" office:value="0.502083333333333">
            <text:p>12:03</text:p>
          </table:table-cell>
          <table:table-cell table:formula="of:=[.V301]-[.R301]" office:value-type="float" office:value="0.00392361111111117">
            <text:p>0:05:39</text:p>
          </table:table-cell>
          <table:table-cell table:style-name="ce26" office:value-type="time" office:time-value="PT07H01M10S">
            <text:p>07:01:10</text:p>
          </table:table-cell>
          <table:table-cell table:style-name="ce49" office:value-type="time" office:time-value="PT19H09M49S">
            <text:p>19:09:49</text:p>
          </table:table-cell>
          <table:table-cell table:formula="of:=[.U301]-[.T301]" office:value-type="float" office:value="0.506006944444445">
            <text:p>12:08:39</text:p>
          </table:table-cell>
          <table:table-cell table:number-columns-repeated="1002"/>
        </table:table-row>
        <table:table-row table:style-name="ro1">
          <table:table-cell table:formula="of:=[.B302]" office:value-type="date" office:date-value="2016-09-24">
            <text:p>Sa, </text:p>
          </table:table-cell>
          <table:table-cell office:value-type="date" office:date-value="2016-09-24">
            <text:p>24.09.2016</text:p>
          </table:table-cell>
          <table:table-cell table:number-columns-repeated="7"/>
          <table:table-cell table:number-columns-repeated="2"/>
          <table:table-cell table:formula="of:=[.K302]-[.J302]" office:value-type="float" office:value="0">
            <text:p>0:00</text:p>
          </table:table-cell>
          <table:table-cell table:style-name="ce26" office:value-type="time" office:time-value="PT07H04M50S">
            <text:p>07:04:50</text:p>
          </table:table-cell>
          <table:table-cell table:style-name="ce49" office:value-type="time" office:time-value="PT19H09M59S">
            <text:p>19:09:59</text:p>
          </table:table-cell>
          <table:table-cell table:formula="of:=[.N302]-[.M302]" office:value-type="float" office:value="0.503576388888889">
            <text:p>12:05:09</text:p>
          </table:table-cell>
          <table:table-cell office:value-type="float" office:value="0.295138888888889">
            <text:p>7:05</text:p>
          </table:table-cell>
          <table:table-cell office:value-type="float" office:value="0.795138888888889">
            <text:p>19:05</text:p>
          </table:table-cell>
          <table:table-cell table:formula="of:=[.Q302]-[.P302]" office:value-type="float" office:value="0.5">
            <text:p>12:00</text:p>
          </table:table-cell>
          <table:table-cell table:formula="of:=[.V302]-[.R302]" office:value-type="float" office:value="0.00359953703703725">
            <text:p>0:05:11</text:p>
          </table:table-cell>
          <table:table-cell table:style-name="ce26" office:value-type="time" office:time-value="PT07H02M33S">
            <text:p>07:02:33</text:p>
          </table:table-cell>
          <table:table-cell table:style-name="ce49" office:value-type="time" office:time-value="PT19H07M44S">
            <text:p>19:07:44</text:p>
          </table:table-cell>
          <table:table-cell table:formula="of:=[.U302]-[.T302]" office:value-type="float" office:value="0.503599537037037">
            <text:p>12:05:11</text:p>
          </table:table-cell>
          <table:table-cell table:number-columns-repeated="1002"/>
        </table:table-row>
        <table:table-row table:style-name="ro1">
          <table:table-cell table:formula="of:=[.B303]" office:value-type="date" office:date-value="2016-09-25">
            <text:p>So, </text:p>
          </table:table-cell>
          <table:table-cell office:value-type="date" office:date-value="2016-09-25">
            <text:p>25.09.2016</text:p>
          </table:table-cell>
          <table:table-cell table:number-columns-repeated="7"/>
          <table:table-cell table:number-columns-repeated="2"/>
          <table:table-cell table:formula="of:=[.K303]-[.J303]" office:value-type="float" office:value="0">
            <text:p>0:00</text:p>
          </table:table-cell>
          <table:table-cell table:style-name="ce26" office:value-type="time" office:time-value="PT07H06M19S">
            <text:p>07:06:19</text:p>
          </table:table-cell>
          <table:table-cell table:style-name="ce49" office:value-type="time" office:time-value="PT19H07M49S">
            <text:p>19:07:49</text:p>
          </table:table-cell>
          <table:table-cell table:formula="of:=[.N303]-[.M303]" office:value-type="float" office:value="0.501041666666667">
            <text:p>12:01:30</text:p>
          </table:table-cell>
          <table:table-cell office:value-type="float" office:value="0.295833333333333">
            <text:p>7:06</text:p>
          </table:table-cell>
          <table:table-cell office:value-type="float" office:value="0.79375">
            <text:p>19:03</text:p>
          </table:table-cell>
          <table:table-cell table:formula="of:=[.Q303]-[.P303]" office:value-type="float" office:value="0.497916666666667">
            <text:p>11:57</text:p>
          </table:table-cell>
          <table:table-cell table:formula="of:=[.V303]-[.R303]" office:value-type="float" office:value="0.00327546296296294">
            <text:p>0:04:43</text:p>
          </table:table-cell>
          <table:table-cell table:style-name="ce26" office:value-type="time" office:time-value="PT07H03M56S">
            <text:p>07:03:56</text:p>
          </table:table-cell>
          <table:table-cell table:style-name="ce49" office:value-type="time" office:time-value="PT19H05M39S">
            <text:p>19:05:39</text:p>
          </table:table-cell>
          <table:table-cell table:formula="of:=[.U303]-[.T303]" office:value-type="float" office:value="0.50119212962963">
            <text:p>12:01:43</text:p>
          </table:table-cell>
          <table:table-cell table:number-columns-repeated="1002"/>
        </table:table-row>
        <table:table-row table:style-name="ro1">
          <table:table-cell table:formula="of:=[.B304]" office:value-type="date" office:date-value="2016-09-26">
            <text:p>Mo, </text:p>
          </table:table-cell>
          <table:table-cell office:value-type="date" office:date-value="2016-09-26">
            <text:p>26.09.2016</text:p>
          </table:table-cell>
          <table:table-cell table:number-columns-repeated="7"/>
          <table:table-cell table:number-columns-repeated="2"/>
          <table:table-cell table:formula="of:=[.K304]-[.J304]" office:value-type="float" office:value="0">
            <text:p>0:00</text:p>
          </table:table-cell>
          <table:table-cell table:style-name="ce26" office:value-type="time" office:time-value="PT07H07M47S">
            <text:p>07:07:47</text:p>
          </table:table-cell>
          <table:table-cell table:style-name="ce49" office:value-type="time" office:time-value="PT19H05M39S">
            <text:p>19:05:39</text:p>
          </table:table-cell>
          <table:table-cell table:formula="of:=[.N304]-[.M304]" office:value-type="float" office:value="0.498518518518518">
            <text:p>11:57:52</text:p>
          </table:table-cell>
          <table:table-cell office:value-type="float" office:value="0.297222222222222">
            <text:p>7:08</text:p>
          </table:table-cell>
          <table:table-cell office:value-type="float" office:value="0.792361111111111">
            <text:p>19:01</text:p>
          </table:table-cell>
          <table:table-cell table:formula="of:=[.Q304]-[.P304]" office:value-type="float" office:value="0.495138888888889">
            <text:p>11:53</text:p>
          </table:table-cell>
          <table:table-cell table:formula="of:=[.V304]-[.R304]" office:value-type="float" office:value="0.00363425925925931">
            <text:p>0:05:14</text:p>
          </table:table-cell>
          <table:table-cell table:style-name="ce26" office:value-type="time" office:time-value="PT07H05M20S">
            <text:p>07:05:20</text:p>
          </table:table-cell>
          <table:table-cell table:style-name="ce49" office:value-type="time" office:time-value="PT19H03M34S">
            <text:p>19:03:34</text:p>
          </table:table-cell>
          <table:table-cell table:formula="of:=[.U304]-[.T304]" office:value-type="float" office:value="0.498773148148148">
            <text:p>11:58:14</text:p>
          </table:table-cell>
          <table:table-cell table:number-columns-repeated="1002"/>
        </table:table-row>
        <table:table-row table:style-name="ro1">
          <table:table-cell table:formula="of:=[.B305]" office:value-type="date" office:date-value="2016-09-27">
            <text:p>Di, </text:p>
          </table:table-cell>
          <table:table-cell office:value-type="date" office:date-value="2016-09-27">
            <text:p>27.09.2016</text:p>
          </table:table-cell>
          <table:table-cell table:number-columns-repeated="7"/>
          <table:table-cell table:number-columns-repeated="2"/>
          <table:table-cell table:formula="of:=[.K305]-[.J305]" office:value-type="float" office:value="0">
            <text:p>0:00</text:p>
          </table:table-cell>
          <table:table-cell table:style-name="ce26" office:value-type="time" office:time-value="PT07H09M16S">
            <text:p>07:09:16</text:p>
          </table:table-cell>
          <table:table-cell table:style-name="ce49" office:value-type="time" office:time-value="PT19H03M30S">
            <text:p>19:03:30</text:p>
          </table:table-cell>
          <table:table-cell table:formula="of:=[.N305]-[.M305]" office:value-type="float" office:value="0.495995370370371">
            <text:p>11:54:14</text:p>
          </table:table-cell>
          <table:table-cell office:value-type="float" office:value="0.297916666666667">
            <text:p>7:09</text:p>
          </table:table-cell>
          <table:table-cell office:value-type="float" office:value="0.790277777777778">
            <text:p>18:58</text:p>
          </table:table-cell>
          <table:table-cell table:formula="of:=[.Q305]-[.P305]" office:value-type="float" office:value="0.492361111111111">
            <text:p>11:49</text:p>
          </table:table-cell>
          <table:table-cell table:formula="of:=[.V305]-[.R305]" office:value-type="float" office:value="0.00400462962962933">
            <text:p>0:05:46</text:p>
          </table:table-cell>
          <table:table-cell table:style-name="ce26" office:value-type="time" office:time-value="PT07H06M44S">
            <text:p>07:06:44</text:p>
          </table:table-cell>
          <table:table-cell table:style-name="ce49" office:value-type="time" office:time-value="PT19H01M30S">
            <text:p>19:01:30</text:p>
          </table:table-cell>
          <table:table-cell table:formula="of:=[.U305]-[.T305]" office:value-type="float" office:value="0.496365740740741">
            <text:p>11:54:46</text:p>
          </table:table-cell>
          <table:table-cell table:number-columns-repeated="1002"/>
        </table:table-row>
        <table:table-row table:style-name="ro1">
          <table:table-cell table:formula="of:=[.B306]" office:value-type="date" office:date-value="2016-09-28">
            <text:p>Mi, </text:p>
          </table:table-cell>
          <table:table-cell office:value-type="date" office:date-value="2016-09-28">
            <text:p>28.09.2016</text:p>
          </table:table-cell>
          <table:table-cell table:number-columns-repeated="7"/>
          <table:table-cell table:number-columns-repeated="2"/>
          <table:table-cell table:formula="of:=[.K306]-[.J306]" office:value-type="float" office:value="0">
            <text:p>0:00</text:p>
          </table:table-cell>
          <table:table-cell table:style-name="ce26" office:value-type="time" office:time-value="PT07H10M45S">
            <text:p>07:10:45</text:p>
          </table:table-cell>
          <table:table-cell table:style-name="ce49" office:value-type="time" office:time-value="PT19H01M21S">
            <text:p>19:01:21</text:p>
          </table:table-cell>
          <table:table-cell table:formula="of:=[.N306]-[.M306]" office:value-type="float" office:value="0.493472222222222">
            <text:p>11:50:36</text:p>
          </table:table-cell>
          <table:table-cell office:value-type="float" office:value="0.299305555555556">
            <text:p>7:11</text:p>
          </table:table-cell>
          <table:table-cell office:value-type="float" office:value="0.788888888888889">
            <text:p>18:56</text:p>
          </table:table-cell>
          <table:table-cell table:formula="of:=[.Q306]-[.P306]" office:value-type="float" office:value="0.489583333333333">
            <text:p>11:45</text:p>
          </table:table-cell>
          <table:table-cell table:formula="of:=[.V306]-[.R306]" office:value-type="float" office:value="0.00437500000000013">
            <text:p>0:06:18</text:p>
          </table:table-cell>
          <table:table-cell table:style-name="ce26" office:value-type="time" office:time-value="PT07H08M08S">
            <text:p>07:08:08</text:p>
          </table:table-cell>
          <table:table-cell table:style-name="ce49" office:value-type="time" office:time-value="PT18H59M26S">
            <text:p>18:59:26</text:p>
          </table:table-cell>
          <table:table-cell table:formula="of:=[.U306]-[.T306]" office:value-type="float" office:value="0.493958333333333">
            <text:p>11:51:18</text:p>
          </table:table-cell>
          <table:table-cell table:number-columns-repeated="1002"/>
        </table:table-row>
        <table:table-row table:style-name="ro1">
          <table:table-cell table:formula="of:=[.B307]" office:value-type="date" office:date-value="2016-09-29">
            <text:p>Do, </text:p>
          </table:table-cell>
          <table:table-cell office:value-type="date" office:date-value="2016-09-29">
            <text:p>29.09.2016</text:p>
          </table:table-cell>
          <table:table-cell table:number-columns-repeated="7"/>
          <table:table-cell table:number-columns-repeated="2"/>
          <table:table-cell table:formula="of:=[.K307]-[.J307]" office:value-type="float" office:value="0">
            <text:p>0:00</text:p>
          </table:table-cell>
          <table:table-cell table:style-name="ce26" office:value-type="time" office:time-value="PT07H12M15S">
            <text:p>07:12:15</text:p>
          </table:table-cell>
          <table:table-cell table:style-name="ce49" office:value-type="time" office:time-value="PT18H59M12S">
            <text:p>18:59:12</text:p>
          </table:table-cell>
          <table:table-cell table:formula="of:=[.N307]-[.M307]" office:value-type="float" office:value="0.4909375">
            <text:p>11:46:57</text:p>
          </table:table-cell>
          <table:table-cell office:value-type="float" office:value="0.3">
            <text:p>7:12</text:p>
          </table:table-cell>
          <table:table-cell office:value-type="float" office:value="0.7875">
            <text:p>18:54</text:p>
          </table:table-cell>
          <table:table-cell table:formula="of:=[.Q307]-[.P307]" office:value-type="float" office:value="0.4875">
            <text:p>11:42</text:p>
          </table:table-cell>
          <table:table-cell table:formula="of:=[.V307]-[.R307]" office:value-type="float" office:value="0.00405092592592582">
            <text:p>0:05:50</text:p>
          </table:table-cell>
          <table:table-cell table:style-name="ce26" office:value-type="time" office:time-value="PT07H09M32S">
            <text:p>07:09:32</text:p>
          </table:table-cell>
          <table:table-cell table:style-name="ce49" office:value-type="time" office:time-value="PT18H57M22S">
            <text:p>18:57:22</text:p>
          </table:table-cell>
          <table:table-cell table:formula="of:=[.U307]-[.T307]" office:value-type="float" office:value="0.491550925925926">
            <text:p>11:47:50</text:p>
          </table:table-cell>
          <table:table-cell table:number-columns-repeated="1002"/>
        </table:table-row>
        <table:table-row table:style-name="ro1">
          <table:table-cell table:formula="of:=[.B308]" office:value-type="date" office:date-value="2016-09-30">
            <text:p>Fr, </text:p>
          </table:table-cell>
          <table:table-cell office:value-type="date" office:date-value="2016-09-30">
            <text:p>30.09.2016</text:p>
          </table:table-cell>
          <table:table-cell table:number-columns-repeated="7"/>
          <table:table-cell table:number-columns-repeated="2"/>
          <table:table-cell table:formula="of:=[.K308]-[.J308]" office:value-type="float" office:value="0">
            <text:p>0:00</text:p>
          </table:table-cell>
          <table:table-cell table:style-name="ce26" office:value-type="time" office:time-value="PT07H13M44S">
            <text:p>07:13:44</text:p>
          </table:table-cell>
          <table:table-cell table:style-name="ce49" office:value-type="time" office:time-value="PT18H57M03S">
            <text:p>18:57:03</text:p>
          </table:table-cell>
          <table:table-cell table:formula="of:=[.N308]-[.M308]" office:value-type="float" office:value="0.488414351851852">
            <text:p>11:43:19</text:p>
          </table:table-cell>
          <table:table-cell office:value-type="float" office:value="0.300694444444444">
            <text:p>7:13</text:p>
          </table:table-cell>
          <table:table-cell office:value-type="float" office:value="0.786111111111111">
            <text:p>18:52</text:p>
          </table:table-cell>
          <table:table-cell table:formula="of:=[.Q308]-[.P308]" office:value-type="float" office:value="0.485416666666667">
            <text:p>11:39</text:p>
          </table:table-cell>
          <table:table-cell table:formula="of:=[.V308]-[.R308]" office:value-type="float" office:value="0.00371527777777797">
            <text:p>0:05:21</text:p>
          </table:table-cell>
          <table:table-cell table:style-name="ce26" office:value-type="time" office:time-value="PT07H10M57S">
            <text:p>07:10:57</text:p>
          </table:table-cell>
          <table:table-cell table:style-name="ce49" office:value-type="time" office:time-value="PT18H55M18S">
            <text:p>18:55:18</text:p>
          </table:table-cell>
          <table:table-cell table:formula="of:=[.U308]-[.T308]" office:value-type="float" office:value="0.489131944444445">
            <text:p>11:44:21</text:p>
          </table:table-cell>
          <table:table-cell table:number-columns-repeated="1002"/>
        </table:table-row>
        <table:table-row table:style-name="ro1">
          <table:table-cell table:formula="of:=[.B309]" office:value-type="date" office:date-value="2016-10-01">
            <text:p>Sa, </text:p>
          </table:table-cell>
          <table:table-cell office:value-type="date" office:date-value="2016-10-01">
            <text:p>01.10.2016</text:p>
          </table:table-cell>
          <table:table-cell table:number-columns-repeated="7"/>
          <table:table-cell table:number-columns-repeated="2"/>
          <table:table-cell table:formula="of:=[.K309]-[.J309]" office:value-type="float" office:value="0">
            <text:p>0:00</text:p>
          </table:table-cell>
          <table:table-cell table:style-name="ce26" office:value-type="time" office:time-value="PT07H15M14S">
            <text:p>07:15:14</text:p>
          </table:table-cell>
          <table:table-cell table:style-name="ce49" office:value-type="time" office:time-value="PT18H54M55S">
            <text:p>18:54:55</text:p>
          </table:table-cell>
          <table:table-cell table:formula="of:=[.N309]-[.M309]" office:value-type="float" office:value="0.485891203703704">
            <text:p>11:39:41</text:p>
          </table:table-cell>
          <table:table-cell office:value-type="float" office:value="0.302083333333333">
            <text:p>7:15</text:p>
          </table:table-cell>
          <table:table-cell office:value-type="float" office:value="0.784722222222222">
            <text:p>18:50</text:p>
          </table:table-cell>
          <table:table-cell table:formula="of:=[.Q309]-[.P309]" office:value-type="float" office:value="0.482638888888889">
            <text:p>11:35</text:p>
          </table:table-cell>
          <table:table-cell table:formula="of:=[.V309]-[.R309]" office:value-type="float" office:value="0.00408564814814794">
            <text:p>0:05:53</text:p>
          </table:table-cell>
          <table:table-cell table:style-name="ce26" office:value-type="time" office:time-value="PT07H12M22S">
            <text:p>07:12:22</text:p>
          </table:table-cell>
          <table:table-cell table:style-name="ce49" office:value-type="time" office:time-value="PT18H53M15S">
            <text:p>18:53:15</text:p>
          </table:table-cell>
          <table:table-cell table:formula="of:=[.U309]-[.T309]" office:value-type="float" office:value="0.486724537037037">
            <text:p>11:40:53</text:p>
          </table:table-cell>
          <table:table-cell table:number-columns-repeated="1002"/>
        </table:table-row>
        <table:table-row table:style-name="ro1">
          <table:table-cell table:formula="of:=[.B310]" office:value-type="date" office:date-value="2016-10-02">
            <text:p>So, </text:p>
          </table:table-cell>
          <table:table-cell office:value-type="date" office:date-value="2016-10-02">
            <text:p>02.10.2016</text:p>
          </table:table-cell>
          <table:table-cell table:number-columns-repeated="7"/>
          <table:table-cell table:number-columns-repeated="2"/>
          <table:table-cell table:formula="of:=[.K310]-[.J310]" office:value-type="float" office:value="0">
            <text:p>0:00</text:p>
          </table:table-cell>
          <table:table-cell table:style-name="ce26" office:value-type="time" office:time-value="PT07H16M44S">
            <text:p>07:16:44</text:p>
          </table:table-cell>
          <table:table-cell table:style-name="ce49" office:value-type="time" office:time-value="PT18H52M47S">
            <text:p>18:52:47</text:p>
          </table:table-cell>
          <table:table-cell table:formula="of:=[.N310]-[.M310]" office:value-type="float" office:value="0.483368055555556">
            <text:p>11:36:03</text:p>
          </table:table-cell>
          <table:table-cell office:value-type="float" office:value="0.302777777777778">
            <text:p>7:16</text:p>
          </table:table-cell>
          <table:table-cell office:value-type="float" office:value="0.783333333333333">
            <text:p>18:48</text:p>
          </table:table-cell>
          <table:table-cell table:formula="of:=[.Q310]-[.P310]" office:value-type="float" office:value="0.480555555555556">
            <text:p>11:32</text:p>
          </table:table-cell>
          <table:table-cell table:formula="of:=[.V310]-[.R310]" office:value-type="float" office:value="0.00376157407407396">
            <text:p>0:05:25</text:p>
          </table:table-cell>
          <table:table-cell table:style-name="ce26" office:value-type="time" office:time-value="PT07H13M47S">
            <text:p>07:13:47</text:p>
          </table:table-cell>
          <table:table-cell table:style-name="ce49" office:value-type="time" office:time-value="PT18H51M12S">
            <text:p>18:51:12</text:p>
          </table:table-cell>
          <table:table-cell table:formula="of:=[.U310]-[.T310]" office:value-type="float" office:value="0.48431712962963">
            <text:p>11:37:25</text:p>
          </table:table-cell>
          <table:table-cell table:number-columns-repeated="1002"/>
        </table:table-row>
        <table:table-row table:style-name="ro1">
          <table:table-cell table:formula="of:=[.B311]" office:value-type="date" office:date-value="2016-10-03">
            <text:p>Mo, </text:p>
          </table:table-cell>
          <table:table-cell office:value-type="date" office:date-value="2016-10-03">
            <text:p>03.10.2016</text:p>
          </table:table-cell>
          <table:table-cell table:number-columns-repeated="7"/>
          <table:table-cell table:number-columns-repeated="2"/>
          <table:table-cell table:formula="of:=[.K311]-[.J311]" office:value-type="float" office:value="0">
            <text:p>0:00</text:p>
          </table:table-cell>
          <table:table-cell table:style-name="ce26" office:value-type="time" office:time-value="PT07H18M14S">
            <text:p>07:18:14</text:p>
          </table:table-cell>
          <table:table-cell table:style-name="ce49" office:value-type="time" office:time-value="PT18H50M40S">
            <text:p>18:50:40</text:p>
          </table:table-cell>
          <table:table-cell table:formula="of:=[.N311]-[.M311]" office:value-type="float" office:value="0.480856481481482">
            <text:p>11:32:26</text:p>
          </table:table-cell>
          <table:table-cell office:value-type="float" office:value="0.302777777777778">
            <text:p>7:16</text:p>
          </table:table-cell>
          <table:table-cell office:value-type="float" office:value="0.783333333333333">
            <text:p>18:48</text:p>
          </table:table-cell>
          <table:table-cell table:formula="of:=[.Q311]-[.P311]" office:value-type="float" office:value="0.480555555555556">
            <text:p>11:32</text:p>
          </table:table-cell>
          <table:table-cell table:formula="of:=[.V311]-[.R311]" office:value-type="float" office:value="0.00136574074074075">
            <text:p>0:01:58</text:p>
          </table:table-cell>
          <table:table-cell table:style-name="ce26" office:value-type="time" office:time-value="PT07H15M12S">
            <text:p>07:15:12</text:p>
          </table:table-cell>
          <table:table-cell table:style-name="ce49" office:value-type="time" office:time-value="PT18H49M10S">
            <text:p>18:49:10</text:p>
          </table:table-cell>
          <table:table-cell table:formula="of:=[.U311]-[.T311]" office:value-type="float" office:value="0.481921296296296">
            <text:p>11:33:58</text:p>
          </table:table-cell>
          <table:table-cell table:number-columns-repeated="1002"/>
        </table:table-row>
        <table:table-row table:style-name="ro1">
          <table:table-cell table:formula="of:=[.B312]" office:value-type="date" office:date-value="2016-10-04">
            <text:p>Di, </text:p>
          </table:table-cell>
          <table:table-cell office:value-type="date" office:date-value="2016-10-04">
            <text:p>04.10.2016</text:p>
          </table:table-cell>
          <table:table-cell table:number-columns-repeated="7"/>
          <table:table-cell table:number-columns-repeated="2"/>
          <table:table-cell table:formula="of:=[.K312]-[.J312]" office:value-type="float" office:value="0">
            <text:p>0:00</text:p>
          </table:table-cell>
          <table:table-cell table:style-name="ce26" office:value-type="time" office:time-value="PT07H19M45S">
            <text:p>07:19:45</text:p>
          </table:table-cell>
          <table:table-cell table:style-name="ce49" office:value-type="time" office:time-value="PT18H48M33S">
            <text:p>18:48:33</text:p>
          </table:table-cell>
          <table:table-cell table:formula="of:=[.N312]-[.M312]" office:value-type="float" office:value="0.478333333333333">
            <text:p>11:28:48</text:p>
          </table:table-cell>
          <table:table-cell office:value-type="float" office:value="0.304166666666667">
            <text:p>7:18</text:p>
          </table:table-cell>
          <table:table-cell office:value-type="float" office:value="0.781944444444445">
            <text:p>18:46</text:p>
          </table:table-cell>
          <table:table-cell table:formula="of:=[.Q312]-[.P312]" office:value-type="float" office:value="0.477777777777778">
            <text:p>11:28</text:p>
          </table:table-cell>
          <table:table-cell table:formula="of:=[.V312]-[.R312]" office:value-type="float" office:value="0.00174768518518509">
            <text:p>0:02:31</text:p>
          </table:table-cell>
          <table:table-cell table:style-name="ce26" office:value-type="time" office:time-value="PT07H16M37S">
            <text:p>07:16:37</text:p>
          </table:table-cell>
          <table:table-cell table:style-name="ce49" office:value-type="time" office:time-value="PT18H47M08S">
            <text:p>18:47:08</text:p>
          </table:table-cell>
          <table:table-cell table:formula="of:=[.U312]-[.T312]" office:value-type="float" office:value="0.479525462962963">
            <text:p>11:30:31</text:p>
          </table:table-cell>
          <table:table-cell table:number-columns-repeated="1002"/>
        </table:table-row>
        <table:table-row table:style-name="ro1">
          <table:table-cell table:formula="of:=[.B313]" office:value-type="date" office:date-value="2016-10-05">
            <text:p>Mi, </text:p>
          </table:table-cell>
          <table:table-cell office:value-type="date" office:date-value="2016-10-05">
            <text:p>05.10.2016</text:p>
          </table:table-cell>
          <table:table-cell table:number-columns-repeated="7"/>
          <table:table-cell table:number-columns-repeated="2"/>
          <table:table-cell table:formula="of:=[.K313]-[.J313]" office:value-type="float" office:value="0">
            <text:p>0:00</text:p>
          </table:table-cell>
          <table:table-cell table:style-name="ce26" office:value-type="time" office:time-value="PT07H21M15S">
            <text:p>07:21:15</text:p>
          </table:table-cell>
          <table:table-cell table:style-name="ce49" office:value-type="time" office:time-value="PT18H46M27S">
            <text:p>18:46:27</text:p>
          </table:table-cell>
          <table:table-cell table:formula="of:=[.N313]-[.M313]" office:value-type="float" office:value="0.475833333333333">
            <text:p>11:25:12</text:p>
          </table:table-cell>
          <table:table-cell office:value-type="float" office:value="0.304861111111111">
            <text:p>7:19</text:p>
          </table:table-cell>
          <table:table-cell office:value-type="float" office:value="0.780555555555556">
            <text:p>18:44</text:p>
          </table:table-cell>
          <table:table-cell table:formula="of:=[.Q313]-[.P313]" office:value-type="float" office:value="0.475694444444444">
            <text:p>11:25</text:p>
          </table:table-cell>
          <table:table-cell table:formula="of:=[.V313]-[.R313]" office:value-type="float" office:value="0.00143518518518521">
            <text:p>0:02:04</text:p>
          </table:table-cell>
          <table:table-cell table:style-name="ce26" office:value-type="time" office:time-value="PT07H18M03S">
            <text:p>07:18:03</text:p>
          </table:table-cell>
          <table:table-cell table:style-name="ce49" office:value-type="time" office:time-value="PT18H45M07S">
            <text:p>18:45:07</text:p>
          </table:table-cell>
          <table:table-cell table:formula="of:=[.U313]-[.T313]" office:value-type="float" office:value="0.47712962962963">
            <text:p>11:27:04</text:p>
          </table:table-cell>
          <table:table-cell table:number-columns-repeated="1002"/>
        </table:table-row>
        <table:table-row table:style-name="ro1">
          <table:table-cell table:formula="of:=[.B314]" office:value-type="date" office:date-value="2016-10-06">
            <text:p>Do, </text:p>
          </table:table-cell>
          <table:table-cell office:value-type="date" office:date-value="2016-10-06">
            <text:p>06.10.2016</text:p>
          </table:table-cell>
          <table:table-cell table:number-columns-repeated="7"/>
          <table:table-cell table:number-columns-repeated="2"/>
          <table:table-cell table:formula="of:=[.K314]-[.J314]" office:value-type="float" office:value="0">
            <text:p>0:00</text:p>
          </table:table-cell>
          <table:table-cell table:style-name="ce26" office:value-type="time" office:time-value="PT07H22M46S">
            <text:p>07:22:46</text:p>
          </table:table-cell>
          <table:table-cell table:style-name="ce49" office:value-type="time" office:time-value="PT18H44M21S">
            <text:p>18:44:21</text:p>
          </table:table-cell>
          <table:table-cell table:formula="of:=[.N314]-[.M314]" office:value-type="float" office:value="0.473321759259259">
            <text:p>11:21:35</text:p>
          </table:table-cell>
          <table:table-cell office:value-type="float" office:value="0.30625">
            <text:p>7:21</text:p>
          </table:table-cell>
          <table:table-cell office:value-type="float" office:value="0.779166666666667">
            <text:p>18:42</text:p>
          </table:table-cell>
          <table:table-cell table:formula="of:=[.Q314]-[.P314]" office:value-type="float" office:value="0.472916666666667">
            <text:p>11:21</text:p>
          </table:table-cell>
          <table:table-cell table:formula="of:=[.V314]-[.R314]" office:value-type="float" office:value="0.00181712962962971">
            <text:p>0:02:37</text:p>
          </table:table-cell>
          <table:table-cell table:style-name="ce26" office:value-type="time" office:time-value="PT07H19M29S">
            <text:p>07:19:29</text:p>
          </table:table-cell>
          <table:table-cell table:style-name="ce49" office:value-type="time" office:time-value="PT18H43M06S">
            <text:p>18:43:06</text:p>
          </table:table-cell>
          <table:table-cell table:formula="of:=[.U314]-[.T314]" office:value-type="float" office:value="0.474733796296296">
            <text:p>11:23:37</text:p>
          </table:table-cell>
          <table:table-cell table:number-columns-repeated="1002"/>
        </table:table-row>
        <table:table-row table:style-name="ro1">
          <table:table-cell table:formula="of:=[.B315]" office:value-type="date" office:date-value="2016-10-07">
            <text:p>Fr, </text:p>
          </table:table-cell>
          <table:table-cell office:value-type="date" office:date-value="2016-10-07">
            <text:p>07.10.2016</text:p>
          </table:table-cell>
          <table:table-cell table:number-columns-repeated="7"/>
          <table:table-cell table:number-columns-repeated="2"/>
          <table:table-cell table:formula="of:=[.K315]-[.J315]" office:value-type="float" office:value="0">
            <text:p>0:00</text:p>
          </table:table-cell>
          <table:table-cell table:style-name="ce26" office:value-type="time" office:time-value="PT07H24M17S">
            <text:p>07:24:17</text:p>
          </table:table-cell>
          <table:table-cell table:style-name="ce49" office:value-type="time" office:time-value="PT18H42M15S">
            <text:p>18:42:15</text:p>
          </table:table-cell>
          <table:table-cell table:formula="of:=[.N315]-[.M315]" office:value-type="float" office:value="0.470810185185185">
            <text:p>11:17:58</text:p>
          </table:table-cell>
          <table:table-cell office:value-type="float" office:value="0.306944444444444">
            <text:p>7:22</text:p>
          </table:table-cell>
          <table:table-cell office:value-type="float" office:value="0.777777777777778">
            <text:p>18:40</text:p>
          </table:table-cell>
          <table:table-cell table:formula="of:=[.Q315]-[.P315]" office:value-type="float" office:value="0.470833333333334">
            <text:p>11:18</text:p>
          </table:table-cell>
          <table:table-cell table:formula="of:=[.V315]-[.R315]" office:value-type="float" office:value="0.00150462962962933">
            <text:p>0:02:10</text:p>
          </table:table-cell>
          <table:table-cell table:style-name="ce26" office:value-type="time" office:time-value="PT07H20M55S">
            <text:p>07:20:55</text:p>
          </table:table-cell>
          <table:table-cell table:style-name="ce49" office:value-type="time" office:time-value="PT18H41M05S">
            <text:p>18:41:05</text:p>
          </table:table-cell>
          <table:table-cell table:formula="of:=[.U315]-[.T315]" office:value-type="float" office:value="0.472337962962963">
            <text:p>11:20:10</text:p>
          </table:table-cell>
          <table:table-cell table:number-columns-repeated="1002"/>
        </table:table-row>
        <table:table-row table:style-name="ro1">
          <table:table-cell table:formula="of:=[.B316]" office:value-type="date" office:date-value="2016-10-08">
            <text:p>Sa, </text:p>
          </table:table-cell>
          <table:table-cell office:value-type="date" office:date-value="2016-10-08">
            <text:p>08.10.2016</text:p>
          </table:table-cell>
          <table:table-cell table:number-columns-repeated="7"/>
          <table:table-cell table:number-columns-repeated="2"/>
          <table:table-cell table:formula="of:=[.K316]-[.J316]" office:value-type="float" office:value="0">
            <text:p>0:00</text:p>
          </table:table-cell>
          <table:table-cell table:style-name="ce26" office:value-type="time" office:time-value="PT07H25M49S">
            <text:p>07:25:49</text:p>
          </table:table-cell>
          <table:table-cell table:style-name="ce49" office:value-type="time" office:time-value="PT18H40M10S">
            <text:p>18:40:10</text:p>
          </table:table-cell>
          <table:table-cell table:formula="of:=[.N316]-[.M316]" office:value-type="float" office:value="0.468298611111111">
            <text:p>11:14:21</text:p>
          </table:table-cell>
          <table:table-cell office:value-type="float" office:value="0.307638888888889">
            <text:p>7:23</text:p>
          </table:table-cell>
          <table:table-cell office:value-type="float" office:value="0.776388888888889">
            <text:p>18:38</text:p>
          </table:table-cell>
          <table:table-cell table:formula="of:=[.Q316]-[.P316]" office:value-type="float" office:value="0.46875">
            <text:p>11:15</text:p>
          </table:table-cell>
          <table:table-cell table:formula="of:=[.V316]-[.R316]" office:value-type="float" office:value="0.00121527777777769">
            <text:p>0:01:45</text:p>
          </table:table-cell>
          <table:table-cell table:style-name="ce26" office:value-type="time" office:time-value="PT07H22M21S">
            <text:p>07:22:21</text:p>
          </table:table-cell>
          <table:table-cell table:style-name="ce49" office:value-type="time" office:time-value="PT18H39M06S">
            <text:p>18:39:06</text:p>
          </table:table-cell>
          <table:table-cell table:formula="of:=[.U316]-[.T316]" office:value-type="float" office:value="0.469965277777778">
            <text:p>11:16:45</text:p>
          </table:table-cell>
          <table:table-cell table:number-columns-repeated="1002"/>
        </table:table-row>
        <table:table-row table:style-name="ro1">
          <table:table-cell table:formula="of:=[.B317]" office:value-type="date" office:date-value="2016-10-09">
            <text:p>So, </text:p>
          </table:table-cell>
          <table:table-cell office:value-type="date" office:date-value="2016-10-09">
            <text:p>09.10.2016</text:p>
          </table:table-cell>
          <table:table-cell table:number-columns-repeated="7"/>
          <table:table-cell table:number-columns-repeated="2"/>
          <table:table-cell table:formula="of:=[.K317]-[.J317]" office:value-type="float" office:value="0">
            <text:p>0:00</text:p>
          </table:table-cell>
          <table:table-cell table:style-name="ce26" office:value-type="time" office:time-value="PT07H27M21S">
            <text:p>07:27:21</text:p>
          </table:table-cell>
          <table:table-cell table:style-name="ce49" office:value-type="time" office:time-value="PT18H38M06S">
            <text:p>18:38:06</text:p>
          </table:table-cell>
          <table:table-cell table:formula="of:=[.N317]-[.M317]" office:value-type="float" office:value="0.465798611111111">
            <text:p>11:10:45</text:p>
          </table:table-cell>
          <table:table-cell office:value-type="float" office:value="0.309027777777778">
            <text:p>7:25</text:p>
          </table:table-cell>
          <table:table-cell office:value-type="float" office:value="0.775">
            <text:p>18:36</text:p>
          </table:table-cell>
          <table:table-cell table:formula="of:=[.Q317]-[.P317]" office:value-type="float" office:value="0.465972222222222">
            <text:p>11:11</text:p>
          </table:table-cell>
          <table:table-cell table:formula="of:=[.V317]-[.R317]" office:value-type="float" office:value="0.00159722222222214">
            <text:p>0:02:18</text:p>
          </table:table-cell>
          <table:table-cell table:style-name="ce26" office:value-type="time" office:time-value="PT07H23M48S">
            <text:p>07:23:48</text:p>
          </table:table-cell>
          <table:table-cell table:style-name="ce49" office:value-type="time" office:time-value="PT18H37M06S">
            <text:p>18:37:06</text:p>
          </table:table-cell>
          <table:table-cell table:formula="of:=[.U317]-[.T317]" office:value-type="float" office:value="0.467569444444444">
            <text:p>11:13:18</text:p>
          </table:table-cell>
          <table:table-cell table:number-columns-repeated="1002"/>
        </table:table-row>
        <table:table-row table:style-name="ro1">
          <table:table-cell table:formula="of:=[.B318]" office:value-type="date" office:date-value="2016-10-10">
            <text:p>Mo, </text:p>
          </table:table-cell>
          <table:table-cell office:value-type="date" office:date-value="2016-10-10">
            <text:p>10.10.2016</text:p>
          </table:table-cell>
          <table:table-cell table:number-columns-repeated="7"/>
          <table:table-cell table:number-columns-repeated="2"/>
          <table:table-cell table:formula="of:=[.K318]-[.J318]" office:value-type="float" office:value="0">
            <text:p>0:00</text:p>
          </table:table-cell>
          <table:table-cell table:style-name="ce26" office:value-type="time" office:time-value="PT07H28M53S">
            <text:p>07:28:53</text:p>
          </table:table-cell>
          <table:table-cell table:style-name="ce49" office:value-type="time" office:time-value="PT18H36M03S">
            <text:p>18:36:03</text:p>
          </table:table-cell>
          <table:table-cell table:formula="of:=[.N318]-[.M318]" office:value-type="float" office:value="0.463310185185185">
            <text:p>11:07:10</text:p>
          </table:table-cell>
          <table:table-cell office:value-type="float" office:value="0.309722222222222">
            <text:p>7:26</text:p>
          </table:table-cell>
          <table:table-cell office:value-type="float" office:value="0.773611111111111">
            <text:p>18:34</text:p>
          </table:table-cell>
          <table:table-cell table:formula="of:=[.Q318]-[.P318]" office:value-type="float" office:value="0.463888888888889">
            <text:p>11:08</text:p>
          </table:table-cell>
          <table:table-cell table:formula="of:=[.V318]-[.R318]" office:value-type="float" office:value="0.00130787037037045">
            <text:p>0:01:53</text:p>
          </table:table-cell>
          <table:table-cell table:style-name="ce26" office:value-type="time" office:time-value="PT07H25M15S">
            <text:p>07:25:15</text:p>
          </table:table-cell>
          <table:table-cell table:style-name="ce49" office:value-type="time" office:time-value="PT18H35M08S">
            <text:p>18:35:08</text:p>
          </table:table-cell>
          <table:table-cell table:formula="of:=[.U318]-[.T318]" office:value-type="float" office:value="0.465196759259259">
            <text:p>11:09:53</text:p>
          </table:table-cell>
          <table:table-cell table:number-columns-repeated="1002"/>
        </table:table-row>
        <table:table-row table:style-name="ro1">
          <table:table-cell table:formula="of:=[.B319]" office:value-type="date" office:date-value="2016-10-11">
            <text:p>Di, </text:p>
          </table:table-cell>
          <table:table-cell office:value-type="date" office:date-value="2016-10-11">
            <text:p>11.10.2016</text:p>
          </table:table-cell>
          <table:table-cell table:number-columns-repeated="7"/>
          <table:table-cell table:number-columns-repeated="2"/>
          <table:table-cell table:formula="of:=[.K319]-[.J319]" office:value-type="float" office:value="0">
            <text:p>0:00</text:p>
          </table:table-cell>
          <table:table-cell table:style-name="ce26" office:value-type="time" office:time-value="PT07H30M25S">
            <text:p>07:30:25</text:p>
          </table:table-cell>
          <table:table-cell table:style-name="ce49" office:value-type="time" office:time-value="PT18H34M00S">
            <text:p>18:34:00</text:p>
          </table:table-cell>
          <table:table-cell table:formula="of:=[.N319]-[.M319]" office:value-type="float" office:value="0.460821759259259">
            <text:p>11:03:35</text:p>
          </table:table-cell>
          <table:table-cell office:value-type="float" office:value="0.311111111111111">
            <text:p>7:28</text:p>
          </table:table-cell>
          <table:table-cell office:value-type="float" office:value="0.772222222222222">
            <text:p>18:32</text:p>
          </table:table-cell>
          <table:table-cell table:formula="of:=[.Q319]-[.P319]" office:value-type="float" office:value="0.461111111111111">
            <text:p>11:04</text:p>
          </table:table-cell>
          <table:table-cell table:formula="of:=[.V319]-[.R319]" office:value-type="float" office:value="0.00170138888888888">
            <text:p>0:02:27</text:p>
          </table:table-cell>
          <table:table-cell table:style-name="ce26" office:value-type="time" office:time-value="PT07H26M43S">
            <text:p>07:26:43</text:p>
          </table:table-cell>
          <table:table-cell table:style-name="ce49" office:value-type="time" office:time-value="PT18H33M10S">
            <text:p>18:33:10</text:p>
          </table:table-cell>
          <table:table-cell table:formula="of:=[.U319]-[.T319]" office:value-type="float" office:value="0.4628125">
            <text:p>11:06:27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320]" office:value-type="date" office:date-value="2016-10-12">
            <text:p>Mi, </text:p>
          </table:table-cell>
          <table:table-cell office:value-type="date" office:date-value="2016-10-12">
            <text:p>12.10.2016</text:p>
          </table:table-cell>
          <table:table-cell table:number-columns-repeated="7"/>
          <table:table-cell table:number-columns-repeated="2"/>
          <table:table-cell table:formula="of:=[.K320]-[.J320]" office:value-type="float" office:value="0">
            <text:p>0:00</text:p>
          </table:table-cell>
          <table:table-cell table:style-name="ce26" office:value-type="time" office:time-value="PT07H31M58S">
            <text:p>07:31:58</text:p>
          </table:table-cell>
          <table:table-cell table:style-name="ce49" office:value-type="time" office:time-value="PT18H31M58S">
            <text:p>18:31:58</text:p>
          </table:table-cell>
          <table:table-cell table:formula="of:=[.N320]-[.M320]" office:value-type="float" office:value="0.458333333333333">
            <text:p>11:00:00</text:p>
          </table:table-cell>
          <table:table-cell office:value-type="float" office:value="0.311805555555556">
            <text:p>7:29</text:p>
          </table:table-cell>
          <table:table-cell office:value-type="float" office:value="0.770833333333333">
            <text:p>18:30</text:p>
          </table:table-cell>
          <table:table-cell table:formula="of:=[.Q320]-[.P320]" office:value-type="float" office:value="0.459027777777778">
            <text:p>11:01</text:p>
          </table:table-cell>
          <table:table-cell table:formula="of:=[.V320]-[.R320]" office:value-type="float" office:value="0.00142361111111106">
            <text:p>0:02:03</text:p>
          </table:table-cell>
          <table:table-cell table:style-name="ce26" office:value-type="time" office:time-value="PT07H28M10S">
            <text:p>07:28:10</text:p>
          </table:table-cell>
          <table:table-cell table:style-name="ce49" office:value-type="time" office:time-value="PT18H31M13S">
            <text:p>18:31:13</text:p>
          </table:table-cell>
          <table:table-cell table:formula="of:=[.U320]-[.T320]" office:value-type="float" office:value="0.460451388888889">
            <text:p>11:03:03</text:p>
          </table:table-cell>
          <table:table-cell table:number-columns-repeated="1002"/>
        </table:table-row>
        <table:table-row table:style-name="ro1">
          <table:table-cell table:formula="of:=[.B321]" office:value-type="date" office:date-value="2016-10-13">
            <text:p>Do, </text:p>
          </table:table-cell>
          <table:table-cell office:value-type="date" office:date-value="2016-10-13">
            <text:p>13.10.2016</text:p>
          </table:table-cell>
          <table:table-cell table:number-columns-repeated="7"/>
          <table:table-cell table:number-columns-repeated="2"/>
          <table:table-cell table:formula="of:=[.K321]-[.J321]" office:value-type="float" office:value="0">
            <text:p>0:00</text:p>
          </table:table-cell>
          <table:table-cell table:style-name="ce26" office:value-type="time" office:time-value="PT07H33M31S">
            <text:p>07:33:31</text:p>
          </table:table-cell>
          <table:table-cell table:style-name="ce49" office:value-type="time" office:time-value="PT18H29M56S">
            <text:p>18:29:56</text:p>
          </table:table-cell>
          <table:table-cell table:formula="of:=[.N321]-[.M321]" office:value-type="float" office:value="0.455844907407408">
            <text:p>10:56:25</text:p>
          </table:table-cell>
          <table:table-cell office:value-type="float" office:value="0.313194444444444">
            <text:p>7:31</text:p>
          </table:table-cell>
          <table:table-cell office:value-type="float" office:value="0.769444444444444">
            <text:p>18:28</text:p>
          </table:table-cell>
          <table:table-cell table:formula="of:=[.Q321]-[.P321]" office:value-type="float" office:value="0.45625">
            <text:p>10:57</text:p>
          </table:table-cell>
          <table:table-cell table:formula="of:=[.V321]-[.R321]" office:value-type="float" office:value="0.00184027777777779">
            <text:p>0:02:39</text:p>
          </table:table-cell>
          <table:table-cell table:style-name="ce26" office:value-type="time" office:time-value="PT07H29M38S">
            <text:p>07:29:38</text:p>
          </table:table-cell>
          <table:table-cell table:style-name="ce49" office:value-type="time" office:time-value="PT18H29M17S">
            <text:p>18:29:17</text:p>
          </table:table-cell>
          <table:table-cell table:formula="of:=[.U321]-[.T321]" office:value-type="float" office:value="0.458090277777778">
            <text:p>10:59:39</text:p>
          </table:table-cell>
          <table:table-cell table:number-columns-repeated="1002"/>
        </table:table-row>
        <table:table-row table:style-name="ro1">
          <table:table-cell table:formula="of:=[.B322]" office:value-type="date" office:date-value="2016-10-14">
            <text:p>Fr, </text:p>
          </table:table-cell>
          <table:table-cell office:value-type="date" office:date-value="2016-10-14">
            <text:p>14.10.2016</text:p>
          </table:table-cell>
          <table:table-cell table:number-columns-repeated="7"/>
          <table:table-cell table:number-columns-repeated="2"/>
          <table:table-cell table:formula="of:=[.K322]-[.J322]" office:value-type="float" office:value="0">
            <text:p>0:00</text:p>
          </table:table-cell>
          <table:table-cell table:style-name="ce26" office:value-type="time" office:time-value="PT07H35M04S">
            <text:p>07:35:04</text:p>
          </table:table-cell>
          <table:table-cell table:style-name="ce49" office:value-type="time" office:time-value="PT18H27M56S">
            <text:p>18:27:56</text:p>
          </table:table-cell>
          <table:table-cell table:formula="of:=[.N322]-[.M322]" office:value-type="float" office:value="0.45337962962963">
            <text:p>10:52:52</text:p>
          </table:table-cell>
          <table:table-cell office:value-type="float" office:value="0.313888888888889">
            <text:p>7:32</text:p>
          </table:table-cell>
          <table:table-cell office:value-type="float" office:value="0.768055555555556">
            <text:p>18:26</text:p>
          </table:table-cell>
          <table:table-cell table:formula="of:=[.Q322]-[.P322]" office:value-type="float" office:value="0.454166666666667">
            <text:p>10:54</text:p>
          </table:table-cell>
          <table:table-cell table:formula="of:=[.V322]-[.R322]" office:value-type="float" office:value="0.00156249999999991">
            <text:p>0:02:15</text:p>
          </table:table-cell>
          <table:table-cell table:style-name="ce26" office:value-type="time" office:time-value="PT07H31M06S">
            <text:p>07:31:06</text:p>
          </table:table-cell>
          <table:table-cell table:style-name="ce49" office:value-type="time" office:time-value="PT18H27M21S">
            <text:p>18:27:21</text:p>
          </table:table-cell>
          <table:table-cell table:formula="of:=[.U322]-[.T322]" office:value-type="float" office:value="0.455729166666667">
            <text:p>10:56:15</text:p>
          </table:table-cell>
          <table:table-cell table:number-columns-repeated="1002"/>
        </table:table-row>
        <table:table-row table:style-name="ro1">
          <table:table-cell table:formula="of:=[.B323]" office:value-type="date" office:date-value="2016-10-15">
            <text:p>Sa, </text:p>
          </table:table-cell>
          <table:table-cell office:value-type="date" office:date-value="2016-10-15">
            <text:p>15.10.2016</text:p>
          </table:table-cell>
          <table:table-cell table:number-columns-repeated="7"/>
          <table:table-cell table:number-columns-repeated="2"/>
          <table:table-cell table:formula="of:=[.K323]-[.J323]" office:value-type="float" office:value="0">
            <text:p>0:00</text:p>
          </table:table-cell>
          <table:table-cell table:style-name="ce26" office:value-type="time" office:time-value="PT07H36M38S">
            <text:p>07:36:38</text:p>
          </table:table-cell>
          <table:table-cell table:style-name="ce49" office:value-type="time" office:time-value="PT18H25M56S">
            <text:p>18:25:56</text:p>
          </table:table-cell>
          <table:table-cell table:formula="of:=[.N323]-[.M323]" office:value-type="float" office:value="0.450902777777778">
            <text:p>10:49:18</text:p>
          </table:table-cell>
          <table:table-cell office:value-type="float" office:value="0.315277777777778">
            <text:p>7:34</text:p>
          </table:table-cell>
          <table:table-cell office:value-type="float" office:value="0.766666666666667">
            <text:p>18:24</text:p>
          </table:table-cell>
          <table:table-cell table:formula="of:=[.Q323]-[.P323]" office:value-type="float" office:value="0.451388888888889">
            <text:p>10:50</text:p>
          </table:table-cell>
          <table:table-cell table:formula="of:=[.V323]-[.R323]" office:value-type="float" office:value="0.0019791666666667">
            <text:p>0:02:51</text:p>
          </table:table-cell>
          <table:table-cell table:style-name="ce26" office:value-type="time" office:time-value="PT07H32M35S">
            <text:p>07:32:35</text:p>
          </table:table-cell>
          <table:table-cell table:style-name="ce49" office:value-type="time" office:time-value="PT18H25M26S">
            <text:p>18:25:26</text:p>
          </table:table-cell>
          <table:table-cell table:formula="of:=[.U323]-[.T323]" office:value-type="float" office:value="0.453368055555556">
            <text:p>10:52:51</text:p>
          </table:table-cell>
          <table:table-cell table:number-columns-repeated="1002"/>
        </table:table-row>
        <table:table-row table:style-name="ro1">
          <table:table-cell table:formula="of:=[.B324]" office:value-type="date" office:date-value="2016-10-16">
            <text:p>So, </text:p>
          </table:table-cell>
          <table:table-cell office:value-type="date" office:date-value="2016-10-16">
            <text:p>16.10.2016</text:p>
          </table:table-cell>
          <table:table-cell table:number-columns-repeated="7"/>
          <table:table-cell table:number-columns-repeated="2"/>
          <table:table-cell table:formula="of:=[.K324]-[.J324]" office:value-type="float" office:value="0">
            <text:p>0:00</text:p>
          </table:table-cell>
          <table:table-cell table:style-name="ce26" office:value-type="time" office:time-value="PT07H38M11S">
            <text:p>07:38:11</text:p>
          </table:table-cell>
          <table:table-cell table:style-name="ce49" office:value-type="time" office:time-value="PT18H23M57S">
            <text:p>18:23:57</text:p>
          </table:table-cell>
          <table:table-cell table:formula="of:=[.N324]-[.M324]" office:value-type="float" office:value="0.448449074074074">
            <text:p>10:45:46</text:p>
          </table:table-cell>
          <table:table-cell office:value-type="float" office:value="0.315972222222222">
            <text:p>7:35</text:p>
          </table:table-cell>
          <table:table-cell office:value-type="float" office:value="0.765972222222222">
            <text:p>18:23</text:p>
          </table:table-cell>
          <table:table-cell table:formula="of:=[.Q324]-[.P324]" office:value-type="float" office:value="0.45">
            <text:p>10:48</text:p>
          </table:table-cell>
          <table:table-cell table:formula="of:=[.V324]-[.R324]" office:value-type="float" office:value="0.00103009259259262">
            <text:p>0:01:29</text:p>
          </table:table-cell>
          <table:table-cell table:style-name="ce26" office:value-type="time" office:time-value="PT07H34M04S">
            <text:p>07:34:04</text:p>
          </table:table-cell>
          <table:table-cell table:style-name="ce49" office:value-type="time" office:time-value="PT18H23M33S">
            <text:p>18:23:33</text:p>
          </table:table-cell>
          <table:table-cell table:formula="of:=[.U324]-[.T324]" office:value-type="float" office:value="0.451030092592593">
            <text:p>10:49:29</text:p>
          </table:table-cell>
          <table:table-cell table:number-columns-repeated="1002"/>
        </table:table-row>
        <table:table-row table:style-name="ro1">
          <table:table-cell table:formula="of:=[.B325]" office:value-type="date" office:date-value="2016-10-17">
            <text:p>Mo, </text:p>
          </table:table-cell>
          <table:table-cell office:value-type="date" office:date-value="2016-10-17">
            <text:p>17.10.2016</text:p>
          </table:table-cell>
          <table:table-cell table:number-columns-repeated="7"/>
          <table:table-cell table:number-columns-repeated="2"/>
          <table:table-cell table:formula="of:=[.K325]-[.J325]" office:value-type="float" office:value="0">
            <text:p>0:00</text:p>
          </table:table-cell>
          <table:table-cell table:style-name="ce26" office:value-type="time" office:time-value="PT07H39M46S">
            <text:p>07:39:46</text:p>
          </table:table-cell>
          <table:table-cell table:style-name="ce49" office:value-type="time" office:time-value="PT18H21M59S">
            <text:p>18:21:59</text:p>
          </table:table-cell>
          <table:table-cell table:formula="of:=[.N325]-[.M325]" office:value-type="float" office:value="0.445983796296296">
            <text:p>10:42:13</text:p>
          </table:table-cell>
          <table:table-cell office:value-type="float" office:value="0.317361111111111">
            <text:p>7:37</text:p>
          </table:table-cell>
          <table:table-cell office:value-type="float" office:value="0.764583333333334">
            <text:p>18:21</text:p>
          </table:table-cell>
          <table:table-cell table:formula="of:=[.Q325]-[.P325]" office:value-type="float" office:value="0.447222222222222">
            <text:p>10:44</text:p>
          </table:table-cell>
          <table:table-cell table:formula="of:=[.V325]-[.R325]" office:value-type="float" office:value="0.00146990740740743">
            <text:p>0:02:07</text:p>
          </table:table-cell>
          <table:table-cell table:style-name="ce26" office:value-type="time" office:time-value="PT07H35M33S">
            <text:p>07:35:33</text:p>
          </table:table-cell>
          <table:table-cell table:style-name="ce49" office:value-type="time" office:time-value="PT18H21M40S">
            <text:p>18:21:40</text:p>
          </table:table-cell>
          <table:table-cell table:formula="of:=[.U325]-[.T325]" office:value-type="float" office:value="0.44869212962963">
            <text:p>10:46:07</text:p>
          </table:table-cell>
          <table:table-cell table:number-columns-repeated="1002"/>
        </table:table-row>
        <table:table-row table:style-name="ro1">
          <table:table-cell table:formula="of:=[.B326]" office:value-type="date" office:date-value="2016-10-18">
            <text:p>Di, </text:p>
          </table:table-cell>
          <table:table-cell office:value-type="date" office:date-value="2016-10-18">
            <text:p>18.10.2016</text:p>
          </table:table-cell>
          <table:table-cell table:number-columns-repeated="7"/>
          <table:table-cell table:number-columns-repeated="2"/>
          <table:table-cell table:formula="of:=[.K326]-[.J326]" office:value-type="float" office:value="0">
            <text:p>0:00</text:p>
          </table:table-cell>
          <table:table-cell table:style-name="ce26" office:value-type="time" office:time-value="PT07H41M20S">
            <text:p>07:41:20</text:p>
          </table:table-cell>
          <table:table-cell table:style-name="ce49" office:value-type="time" office:time-value="PT18H20M02S">
            <text:p>18:20:02</text:p>
          </table:table-cell>
          <table:table-cell table:formula="of:=[.N326]-[.M326]" office:value-type="float" office:value="0.443541666666667">
            <text:p>10:38:42</text:p>
          </table:table-cell>
          <table:table-cell office:value-type="float" office:value="0.318055555555556">
            <text:p>7:38</text:p>
          </table:table-cell>
          <table:table-cell office:value-type="float" office:value="0.763194444444444">
            <text:p>18:19</text:p>
          </table:table-cell>
          <table:table-cell table:formula="of:=[.Q326]-[.P326]" office:value-type="float" office:value="0.445138888888889">
            <text:p>10:41</text:p>
          </table:table-cell>
          <table:table-cell table:formula="of:=[.V326]-[.R326]" office:value-type="float" office:value="0.00122685185185184">
            <text:p>0:01:46</text:p>
          </table:table-cell>
          <table:table-cell table:style-name="ce26" office:value-type="time" office:time-value="PT07H37M02S">
            <text:p>07:37:02</text:p>
          </table:table-cell>
          <table:table-cell table:style-name="ce49" office:value-type="time" office:time-value="PT18H19M48S">
            <text:p>18:19:48</text:p>
          </table:table-cell>
          <table:table-cell table:formula="of:=[.U326]-[.T326]" office:value-type="float" office:value="0.446365740740741">
            <text:p>10:42:46</text:p>
          </table:table-cell>
          <table:table-cell table:number-columns-repeated="1002"/>
        </table:table-row>
        <table:table-row table:style-name="ro1">
          <table:table-cell table:formula="of:=[.B327]" office:value-type="date" office:date-value="2016-10-19">
            <text:p>Mi, </text:p>
          </table:table-cell>
          <table:table-cell office:value-type="date" office:date-value="2016-10-19">
            <text:p>19.10.2016</text:p>
          </table:table-cell>
          <table:table-cell table:number-columns-repeated="7"/>
          <table:table-cell table:number-columns-repeated="2"/>
          <table:table-cell table:formula="of:=[.K327]-[.J327]" office:value-type="float" office:value="0">
            <text:p>0:00</text:p>
          </table:table-cell>
          <table:table-cell table:style-name="ce26" office:value-type="time" office:time-value="PT07H42M55S">
            <text:p>07:42:55</text:p>
          </table:table-cell>
          <table:table-cell table:style-name="ce49" office:value-type="time" office:time-value="PT18H18M06S">
            <text:p>18:18:06</text:p>
          </table:table-cell>
          <table:table-cell table:formula="of:=[.N327]-[.M327]" office:value-type="float" office:value="0.441099537037037">
            <text:p>10:35:11</text:p>
          </table:table-cell>
          <table:table-cell office:value-type="float" office:value="0.319444444444444">
            <text:p>7:40</text:p>
          </table:table-cell>
          <table:table-cell office:value-type="float" office:value="0.761805555555556">
            <text:p>18:17</text:p>
          </table:table-cell>
          <table:table-cell table:formula="of:=[.Q327]-[.P327]" office:value-type="float" office:value="0.442361111111111">
            <text:p>10:37</text:p>
          </table:table-cell>
          <table:table-cell table:formula="of:=[.V327]-[.R327]" office:value-type="float" office:value="0.00167824074074069">
            <text:p>0:02:25</text:p>
          </table:table-cell>
          <table:table-cell table:style-name="ce26" office:value-type="time" office:time-value="PT07H38M32S">
            <text:p>07:38:32</text:p>
          </table:table-cell>
          <table:table-cell table:style-name="ce49" office:value-type="time" office:time-value="PT18H17M57S">
            <text:p>18:17:57</text:p>
          </table:table-cell>
          <table:table-cell table:formula="of:=[.U327]-[.T327]" office:value-type="float" office:value="0.444039351851852">
            <text:p>10:39:25</text:p>
          </table:table-cell>
          <table:table-cell table:number-columns-repeated="1002"/>
        </table:table-row>
        <table:table-row table:style-name="ro1">
          <table:table-cell table:formula="of:=[.B328]" office:value-type="date" office:date-value="2016-10-20">
            <text:p>Do, </text:p>
          </table:table-cell>
          <table:table-cell office:value-type="date" office:date-value="2016-10-20">
            <text:p>20.10.2016</text:p>
          </table:table-cell>
          <table:table-cell table:number-columns-repeated="7"/>
          <table:table-cell table:number-columns-repeated="2"/>
          <table:table-cell table:formula="of:=[.K328]-[.J328]" office:value-type="float" office:value="0">
            <text:p>0:00</text:p>
          </table:table-cell>
          <table:table-cell table:style-name="ce26" office:value-type="time" office:time-value="PT07H44M30S">
            <text:p>07:44:30</text:p>
          </table:table-cell>
          <table:table-cell table:style-name="ce49" office:value-type="time" office:time-value="PT18H16M11S">
            <text:p>18:16:11</text:p>
          </table:table-cell>
          <table:table-cell table:formula="of:=[.N328]-[.M328]" office:value-type="float" office:value="0.438668981481481">
            <text:p>10:31:41</text:p>
          </table:table-cell>
          <table:table-cell office:value-type="float" office:value="0.320138888888889">
            <text:p>7:41</text:p>
          </table:table-cell>
          <table:table-cell office:value-type="float" office:value="0.760416666666667">
            <text:p>18:15</text:p>
          </table:table-cell>
          <table:table-cell table:formula="of:=[.Q328]-[.P328]" office:value-type="float" office:value="0.440277777777778">
            <text:p>10:34</text:p>
          </table:table-cell>
          <table:table-cell table:formula="of:=[.V328]-[.R328]" office:value-type="float" office:value="0.00144675925925919">
            <text:p>0:02:05</text:p>
          </table:table-cell>
          <table:table-cell table:style-name="ce26" office:value-type="time" office:time-value="PT07H40M02S">
            <text:p>07:40:02</text:p>
          </table:table-cell>
          <table:table-cell table:style-name="ce49" office:value-type="time" office:time-value="PT18H16M07S">
            <text:p>18:16:07</text:p>
          </table:table-cell>
          <table:table-cell table:formula="of:=[.U328]-[.T328]" office:value-type="float" office:value="0.441724537037037">
            <text:p>10:36:05</text:p>
          </table:table-cell>
          <table:table-cell table:number-columns-repeated="1002"/>
        </table:table-row>
        <table:table-row table:style-name="ro1">
          <table:table-cell table:formula="of:=[.B329]" office:value-type="date" office:date-value="2016-10-21">
            <text:p>Fr, </text:p>
          </table:table-cell>
          <table:table-cell office:value-type="date" office:date-value="2016-10-21">
            <text:p>21.10.2016</text:p>
          </table:table-cell>
          <table:table-cell table:number-columns-repeated="7"/>
          <table:table-cell table:number-columns-repeated="2"/>
          <table:table-cell table:formula="of:=[.K329]-[.J329]" office:value-type="float" office:value="0">
            <text:p>0:00</text:p>
          </table:table-cell>
          <table:table-cell table:style-name="ce26" office:value-type="time" office:time-value="PT07H46M05S">
            <text:p>07:46:05</text:p>
          </table:table-cell>
          <table:table-cell table:style-name="ce49" office:value-type="time" office:time-value="PT18H14M17S">
            <text:p>18:14:17</text:p>
          </table:table-cell>
          <table:table-cell table:formula="of:=[.N329]-[.M329]" office:value-type="float" office:value="0.43625">
            <text:p>10:28:12</text:p>
          </table:table-cell>
          <table:table-cell office:value-type="float" office:value="0.321527777777778">
            <text:p>7:43</text:p>
          </table:table-cell>
          <table:table-cell office:value-type="float" office:value="0.759027777777778">
            <text:p>18:13</text:p>
          </table:table-cell>
          <table:table-cell table:formula="of:=[.Q329]-[.P329]" office:value-type="float" office:value="0.4375">
            <text:p>10:30</text:p>
          </table:table-cell>
          <table:table-cell table:formula="of:=[.V329]-[.R329]" office:value-type="float" office:value="0.00192129629629617">
            <text:p>0:02:46</text:p>
          </table:table-cell>
          <table:table-cell table:style-name="ce26" office:value-type="time" office:time-value="PT07H41M32S">
            <text:p>07:41:32</text:p>
          </table:table-cell>
          <table:table-cell table:style-name="ce49" office:value-type="time" office:time-value="PT18H14M18S">
            <text:p>18:14:18</text:p>
          </table:table-cell>
          <table:table-cell table:formula="of:=[.U329]-[.T329]" office:value-type="float" office:value="0.439421296296296">
            <text:p>10:32:46</text:p>
          </table:table-cell>
          <table:table-cell table:number-columns-repeated="1002"/>
        </table:table-row>
        <table:table-row table:style-name="ro1">
          <table:table-cell table:formula="of:=[.B330]" office:value-type="date" office:date-value="2016-10-22">
            <text:p>Sa, </text:p>
          </table:table-cell>
          <table:table-cell office:value-type="date" office:date-value="2016-10-22">
            <text:p>22.10.2016</text:p>
          </table:table-cell>
          <table:table-cell table:number-columns-repeated="7"/>
          <table:table-cell table:number-columns-repeated="2"/>
          <table:table-cell table:formula="of:=[.K330]-[.J330]" office:value-type="float" office:value="0">
            <text:p>0:00</text:p>
          </table:table-cell>
          <table:table-cell table:style-name="ce26" office:value-type="time" office:time-value="PT07H47M40S">
            <text:p>07:47:40</text:p>
          </table:table-cell>
          <table:table-cell table:style-name="ce49" office:value-type="time" office:time-value="PT18H12M24S">
            <text:p>18:12:24</text:p>
          </table:table-cell>
          <table:table-cell table:formula="of:=[.N330]-[.M330]" office:value-type="float" office:value="0.433842592592593">
            <text:p>10:24:44</text:p>
          </table:table-cell>
          <table:table-cell office:value-type="float" office:value="0.322222222222222">
            <text:p>7:44</text:p>
          </table:table-cell>
          <table:table-cell office:value-type="float" office:value="0.758333333333333">
            <text:p>18:12</text:p>
          </table:table-cell>
          <table:table-cell table:formula="of:=[.Q330]-[.P330]" office:value-type="float" office:value="0.436111111111111">
            <text:p>10:28</text:p>
          </table:table-cell>
          <table:table-cell table:formula="of:=[.V330]-[.R330]" office:value-type="float" office:value="0.00100694444444432">
            <text:p>0:01:27</text:p>
          </table:table-cell>
          <table:table-cell table:style-name="ce26" office:value-type="time" office:time-value="PT07H43M03S">
            <text:p>07:43:03</text:p>
          </table:table-cell>
          <table:table-cell table:style-name="ce49" office:value-type="time" office:time-value="PT18H12M30S">
            <text:p>18:12:30</text:p>
          </table:table-cell>
          <table:table-cell table:formula="of:=[.U330]-[.T330]" office:value-type="float" office:value="0.437118055555555">
            <text:p>10:29:27</text:p>
          </table:table-cell>
          <table:table-cell table:number-columns-repeated="1002"/>
        </table:table-row>
        <table:table-row table:style-name="ro1">
          <table:table-cell table:formula="of:=[.B331]" office:value-type="date" office:date-value="2016-10-23">
            <text:p>So, </text:p>
          </table:table-cell>
          <table:table-cell office:value-type="date" office:date-value="2016-10-23">
            <text:p>23.10.2016</text:p>
          </table:table-cell>
          <table:table-cell table:number-columns-repeated="7"/>
          <table:table-cell table:number-columns-repeated="2"/>
          <table:table-cell table:formula="of:=[.K331]-[.J331]" office:value-type="float" office:value="0">
            <text:p>0:00</text:p>
          </table:table-cell>
          <table:table-cell table:style-name="ce26" office:value-type="time" office:time-value="PT07H49M16S">
            <text:p>07:49:16</text:p>
          </table:table-cell>
          <table:table-cell table:style-name="ce49" office:value-type="time" office:time-value="PT18H10M33S">
            <text:p>18:10:33</text:p>
          </table:table-cell>
          <table:table-cell table:formula="of:=[.N331]-[.M331]" office:value-type="float" office:value="0.431446759259259">
            <text:p>10:21:17</text:p>
          </table:table-cell>
          <table:table-cell office:value-type="float" office:value="0.323611111111111">
            <text:p>7:46</text:p>
          </table:table-cell>
          <table:table-cell office:value-type="float" office:value="0.756944444444444">
            <text:p>18:10</text:p>
          </table:table-cell>
          <table:table-cell table:formula="of:=[.Q331]-[.P331]" office:value-type="float" office:value="0.433333333333333">
            <text:p>10:24</text:p>
          </table:table-cell>
          <table:table-cell table:formula="of:=[.V331]-[.R331]" office:value-type="float" office:value="0.00150462962962955">
            <text:p>0:02:10</text:p>
          </table:table-cell>
          <table:table-cell table:style-name="ce26" office:value-type="time" office:time-value="PT07H44M33S">
            <text:p>07:44:33</text:p>
          </table:table-cell>
          <table:table-cell table:style-name="ce49" office:value-type="time" office:time-value="PT18H10M43S">
            <text:p>18:10:43</text:p>
          </table:table-cell>
          <table:table-cell table:formula="of:=[.U331]-[.T331]" office:value-type="float" office:value="0.434837962962963">
            <text:p>10:26:10</text:p>
          </table:table-cell>
          <table:table-cell table:number-columns-repeated="1002"/>
        </table:table-row>
        <table:table-row table:style-name="ro1">
          <table:table-cell table:formula="of:=[.B332]" office:value-type="date" office:date-value="2016-10-24">
            <text:p>Mo, </text:p>
          </table:table-cell>
          <table:table-cell office:value-type="date" office:date-value="2016-10-24">
            <text:p>24.10.2016</text:p>
          </table:table-cell>
          <table:table-cell table:number-columns-repeated="7"/>
          <table:table-cell table:number-columns-repeated="2"/>
          <table:table-cell table:formula="of:=[.K332]-[.J332]" office:value-type="float" office:value="0">
            <text:p>0:00</text:p>
          </table:table-cell>
          <table:table-cell table:style-name="ce26" office:value-type="time" office:time-value="PT07H50M52S">
            <text:p>07:50:52</text:p>
          </table:table-cell>
          <table:table-cell table:style-name="ce49" office:value-type="time" office:time-value="PT18H08M42S">
            <text:p>18:08:42</text:p>
          </table:table-cell>
          <table:table-cell table:formula="of:=[.N332]-[.M332]" office:value-type="float" office:value="0.429050925925926">
            <text:p>10:17:50</text:p>
          </table:table-cell>
          <table:table-cell office:value-type="float" office:value="0.324305555555556">
            <text:p>7:47</text:p>
          </table:table-cell>
          <table:table-cell office:value-type="float" office:value="0.755555555555556">
            <text:p>18:08</text:p>
          </table:table-cell>
          <table:table-cell table:formula="of:=[.Q332]-[.P332]" office:value-type="float" office:value="0.43125">
            <text:p>10:21</text:p>
          </table:table-cell>
          <table:table-cell table:formula="of:=[.V332]-[.R332]" office:value-type="float" office:value="0.00130787037037056">
            <text:p>0:01:53</text:p>
          </table:table-cell>
          <table:table-cell table:style-name="ce26" office:value-type="time" office:time-value="PT07H46M04S">
            <text:p>07:46:04</text:p>
          </table:table-cell>
          <table:table-cell table:style-name="ce49" office:value-type="time" office:time-value="PT18H08M57S">
            <text:p>18:08:57</text:p>
          </table:table-cell>
          <table:table-cell table:formula="of:=[.U332]-[.T332]" office:value-type="float" office:value="0.43255787037037">
            <text:p>10:22:53</text:p>
          </table:table-cell>
          <table:table-cell table:number-columns-repeated="1002"/>
        </table:table-row>
        <table:table-row table:style-name="ro1">
          <table:table-cell table:formula="of:=[.B333]" office:value-type="date" office:date-value="2016-10-25">
            <text:p>Di, </text:p>
          </table:table-cell>
          <table:table-cell office:value-type="date" office:date-value="2016-10-25">
            <text:p>25.10.2016</text:p>
          </table:table-cell>
          <table:table-cell table:number-columns-repeated="7"/>
          <table:table-cell table:number-columns-repeated="2"/>
          <table:table-cell table:formula="of:=[.K333]-[.J333]" office:value-type="float" office:value="0">
            <text:p>0:00</text:p>
          </table:table-cell>
          <table:table-cell table:style-name="ce26" office:value-type="time" office:time-value="PT07H52M28S">
            <text:p>07:52:28</text:p>
          </table:table-cell>
          <table:table-cell table:style-name="ce49" office:value-type="time" office:time-value="PT18H06M53S">
            <text:p>18:06:53</text:p>
          </table:table-cell>
          <table:table-cell table:formula="of:=[.N333]-[.M333]" office:value-type="float" office:value="0.426678240740741">
            <text:p>10:14:25</text:p>
          </table:table-cell>
          <table:table-cell office:value-type="float" office:value="0.325694444444444">
            <text:p>7:49</text:p>
          </table:table-cell>
          <table:table-cell office:value-type="float" office:value="0.754166666666667">
            <text:p>18:06</text:p>
          </table:table-cell>
          <table:table-cell table:formula="of:=[.Q333]-[.P333]" office:value-type="float" office:value="0.428472222222222">
            <text:p>10:17</text:p>
          </table:table-cell>
          <table:table-cell table:formula="of:=[.V333]-[.R333]" office:value-type="float" office:value="0.00182870370370347">
            <text:p>0:02:38</text:p>
          </table:table-cell>
          <table:table-cell table:style-name="ce26" office:value-type="time" office:time-value="PT07H47M35S">
            <text:p>07:47:35</text:p>
          </table:table-cell>
          <table:table-cell table:style-name="ce49" office:value-type="time" office:time-value="PT18H07M13S">
            <text:p>18:07:13</text:p>
          </table:table-cell>
          <table:table-cell table:formula="of:=[.U333]-[.T333]" office:value-type="float" office:value="0.430300925925926">
            <text:p>10:19:38</text:p>
          </table:table-cell>
          <table:table-cell table:number-columns-repeated="1002"/>
        </table:table-row>
        <table:table-row table:style-name="ro1">
          <table:table-cell table:formula="of:=[.B334]" office:value-type="date" office:date-value="2016-10-26">
            <text:p>Mi, </text:p>
          </table:table-cell>
          <table:table-cell office:value-type="date" office:date-value="2016-10-26">
            <text:p>26.10.2016</text:p>
          </table:table-cell>
          <table:table-cell table:number-columns-repeated="7"/>
          <table:table-cell table:number-columns-repeated="2"/>
          <table:table-cell table:formula="of:=[.K334]-[.J334]" office:value-type="float" office:value="0">
            <text:p>0:00</text:p>
          </table:table-cell>
          <table:table-cell table:style-name="ce26" office:value-type="time" office:time-value="PT07H54M04S">
            <text:p>07:54:04</text:p>
          </table:table-cell>
          <table:table-cell table:style-name="ce49" office:value-type="time" office:time-value="PT18H05M05S">
            <text:p>18:05:05</text:p>
          </table:table-cell>
          <table:table-cell table:formula="of:=[.N334]-[.M334]" office:value-type="float" office:value="0.42431712962963">
            <text:p>10:11:01</text:p>
          </table:table-cell>
          <table:table-cell office:value-type="float" office:value="0.326388888888889">
            <text:p>7:50</text:p>
          </table:table-cell>
          <table:table-cell office:value-type="float" office:value="0.752777777777778">
            <text:p>18:04</text:p>
          </table:table-cell>
          <table:table-cell table:formula="of:=[.Q334]-[.P334]" office:value-type="float" office:value="0.426388888888889">
            <text:p>10:14</text:p>
          </table:table-cell>
          <table:table-cell table:formula="of:=[.V334]-[.R334]" office:value-type="float" office:value="0.00165509259259267">
            <text:p>0:02:23</text:p>
          </table:table-cell>
          <table:table-cell table:style-name="ce26" office:value-type="time" office:time-value="PT07H49M07S">
            <text:p>07:49:07</text:p>
          </table:table-cell>
          <table:table-cell table:style-name="ce49" office:value-type="time" office:time-value="PT18H05M30S">
            <text:p>18:05:30</text:p>
          </table:table-cell>
          <table:table-cell table:formula="of:=[.U334]-[.T334]" office:value-type="float" office:value="0.428043981481482">
            <text:p>10:16:23</text:p>
          </table:table-cell>
          <table:table-cell table:number-columns-repeated="1002"/>
        </table:table-row>
        <table:table-row table:style-name="ro1">
          <table:table-cell table:formula="of:=[.B335]" office:value-type="date" office:date-value="2016-10-27">
            <text:p>Do, </text:p>
          </table:table-cell>
          <table:table-cell office:value-type="date" office:date-value="2016-10-27">
            <text:p>27.10.2016</text:p>
          </table:table-cell>
          <table:table-cell table:number-columns-repeated="7"/>
          <table:table-cell table:number-columns-repeated="2"/>
          <table:table-cell table:formula="of:=[.K335]-[.J335]" office:value-type="float" office:value="0">
            <text:p>0:00</text:p>
          </table:table-cell>
          <table:table-cell table:style-name="ce26" office:value-type="time" office:time-value="PT07H55M41S">
            <text:p>07:55:41</text:p>
          </table:table-cell>
          <table:table-cell table:style-name="ce49" office:value-type="time" office:time-value="PT18H03M18S">
            <text:p>18:03:18</text:p>
          </table:table-cell>
          <table:table-cell table:formula="of:=[.N335]-[.M335]" office:value-type="float" office:value="0.421956018518519">
            <text:p>10:07:37</text:p>
          </table:table-cell>
          <table:table-cell office:value-type="float" office:value="0.327777777777778">
            <text:p>7:52</text:p>
          </table:table-cell>
          <table:table-cell office:value-type="float" office:value="0.752083333333333">
            <text:p>18:03</text:p>
          </table:table-cell>
          <table:table-cell table:formula="of:=[.Q335]-[.P335]" office:value-type="float" office:value="0.424305555555556">
            <text:p>10:11</text:p>
          </table:table-cell>
          <table:table-cell table:formula="of:=[.V335]-[.R335]" office:value-type="float" office:value="0.00150462962962961">
            <text:p>0:02:10</text:p>
          </table:table-cell>
          <table:table-cell table:style-name="ce26" office:value-type="time" office:time-value="PT07H50M38S">
            <text:p>07:50:38</text:p>
          </table:table-cell>
          <table:table-cell table:style-name="ce49" office:value-type="time" office:time-value="PT18H03M48S">
            <text:p>18:03:48</text:p>
          </table:table-cell>
          <table:table-cell table:formula="of:=[.U335]-[.T335]" office:value-type="float" office:value="0.425810185185185">
            <text:p>10:13:10</text:p>
          </table:table-cell>
          <table:table-cell table:number-columns-repeated="1002"/>
        </table:table-row>
        <table:table-row table:style-name="ro1">
          <table:table-cell table:formula="of:=[.B336]" office:value-type="date" office:date-value="2016-10-28">
            <text:p>Fr, </text:p>
          </table:table-cell>
          <table:table-cell office:value-type="date" office:date-value="2016-10-28">
            <text:p>28.10.2016</text:p>
          </table:table-cell>
          <table:table-cell table:number-columns-repeated="7"/>
          <table:table-cell table:number-columns-repeated="2"/>
          <table:table-cell table:formula="of:=[.K336]-[.J336]" office:value-type="float" office:value="0">
            <text:p>0:00</text:p>
          </table:table-cell>
          <table:table-cell table:style-name="ce26" office:value-type="time" office:time-value="PT07H57M18S">
            <text:p>07:57:18</text:p>
          </table:table-cell>
          <table:table-cell table:style-name="ce49" office:value-type="time" office:time-value="PT18H01M32S">
            <text:p>18:01:32</text:p>
          </table:table-cell>
          <table:table-cell table:formula="of:=[.N336]-[.M336]" office:value-type="float" office:value="0.419606481481481">
            <text:p>10:04:14</text:p>
          </table:table-cell>
          <table:table-cell office:value-type="float" office:value="0.328472222222222">
            <text:p>7:53</text:p>
          </table:table-cell>
          <table:table-cell office:value-type="float" office:value="0.750694444444445">
            <text:p>18:01</text:p>
          </table:table-cell>
          <table:table-cell table:formula="of:=[.Q336]-[.P336]" office:value-type="float" office:value="0.422222222222222">
            <text:p>10:08</text:p>
          </table:table-cell>
          <table:table-cell table:formula="of:=[.V336]-[.R336]" office:value-type="float" office:value="0.00136574074074075">
            <text:p>0:01:58</text:p>
          </table:table-cell>
          <table:table-cell table:style-name="ce26" office:value-type="time" office:time-value="PT07H52M10S">
            <text:p>07:52:10</text:p>
          </table:table-cell>
          <table:table-cell table:style-name="ce49" office:value-type="time" office:time-value="PT18H02M08S">
            <text:p>18:02:08</text:p>
          </table:table-cell>
          <table:table-cell table:formula="of:=[.U336]-[.T336]" office:value-type="float" office:value="0.423587962962963">
            <text:p>10:09:58</text:p>
          </table:table-cell>
          <table:table-cell table:number-columns-repeated="1002"/>
        </table:table-row>
        <table:table-row table:style-name="ro1">
          <table:table-cell table:formula="of:=[.B337]" office:value-type="date" office:date-value="2016-10-29">
            <text:p>Sa, </text:p>
          </table:table-cell>
          <table:table-cell office:value-type="date" office:date-value="2016-10-29">
            <text:p>29.10.2016</text:p>
          </table:table-cell>
          <table:table-cell table:number-columns-repeated="7"/>
          <table:table-cell table:number-columns-repeated="2"/>
          <table:table-cell table:formula="of:=[.K337]-[.J337]" office:value-type="float" office:value="0">
            <text:p>0:00</text:p>
          </table:table-cell>
          <table:table-cell table:style-name="ce26" office:value-type="time" office:time-value="PT07H58M55S">
            <text:p>07:58:55</text:p>
          </table:table-cell>
          <table:table-cell table:style-name="ce49" office:value-type="time" office:time-value="PT17H59M48S">
            <text:p>17:59:48</text:p>
          </table:table-cell>
          <table:table-cell table:formula="of:=[.N337]-[.M337]" office:value-type="float" office:value="0.417280092592593">
            <text:p>10:00:53</text:p>
          </table:table-cell>
          <table:table-cell office:value-type="float" office:value="0.329861111111111">
            <text:p>7:55</text:p>
          </table:table-cell>
          <table:table-cell office:value-type="float" office:value="0.749305555555556">
            <text:p>17:59</text:p>
          </table:table-cell>
          <table:table-cell table:formula="of:=[.Q337]-[.P337]" office:value-type="float" office:value="0.419444444444444">
            <text:p>10:04</text:p>
          </table:table-cell>
          <table:table-cell table:formula="of:=[.V337]-[.R337]" office:value-type="float" office:value="0.00192129629629634">
            <text:p>0:02:46</text:p>
          </table:table-cell>
          <table:table-cell table:style-name="ce26" office:value-type="time" office:time-value="PT07H53M42S">
            <text:p>07:53:42</text:p>
          </table:table-cell>
          <table:table-cell table:style-name="ce49" office:value-type="time" office:time-value="PT18H00M28S">
            <text:p>18:00:28</text:p>
          </table:table-cell>
          <table:table-cell table:formula="of:=[.U337]-[.T337]" office:value-type="float" office:value="0.421365740740741">
            <text:p>10:06:46</text:p>
          </table:table-cell>
          <table:table-cell table:number-columns-repeated="1002"/>
        </table:table-row>
        <table:table-row table:style-name="ro1">
          <table:table-cell table:formula="of:=[.B338]" office:value-type="date" office:date-value="2016-10-30">
            <text:p>So, </text:p>
          </table:table-cell>
          <table:table-cell office:value-type="date" office:date-value="2016-10-30">
            <text:p>30.10.2016</text:p>
          </table:table-cell>
          <table:table-cell table:number-columns-repeated="7"/>
          <table:table-cell table:number-columns-repeated="2"/>
          <table:table-cell table:formula="of:=[.K338]-[.J338]" office:value-type="float" office:value="0">
            <text:p>0:00</text:p>
          </table:table-cell>
          <table:table-cell table:style-name="ce26" office:value-type="time" office:time-value="PT07H00M36S">
            <text:p>07:00:36</text:p>
          </table:table-cell>
          <table:table-cell table:style-name="ce49" office:value-type="time" office:time-value="PT16H58M01S">
            <text:p>16:58:01</text:p>
          </table:table-cell>
          <table:table-cell table:formula="of:=[.N338]-[.M338]" office:value-type="float" office:value="0.414872685185185">
            <text:p>9:57:25</text:p>
          </table:table-cell>
          <table:table-cell office:value-type="float" office:value="0.288888888888889">
            <text:p>6:56</text:p>
          </table:table-cell>
          <table:table-cell office:value-type="float" office:value="0.706944444444444">
            <text:p>16:58</text:p>
          </table:table-cell>
          <table:table-cell table:formula="of:=[.Q338]-[.P338]" office:value-type="float" office:value="0.418055555555556">
            <text:p>10:02</text:p>
          </table:table-cell>
          <table:table-cell table:formula="of:=[.V338]-[.R338]" office:value-type="float" office:value="0.00103009259259251">
            <text:p>0:01:29</text:p>
          </table:table-cell>
          <table:table-cell table:style-name="ce26" office:value-type="time" office:time-value="PT06H55M18S">
            <text:p>06:55:18</text:p>
          </table:table-cell>
          <table:table-cell table:style-name="ce49" office:value-type="time" office:time-value="PT16H58M47S">
            <text:p>16:58:47</text:p>
          </table:table-cell>
          <table:table-cell table:formula="of:=[.U338]-[.T338]" office:value-type="float" office:value="0.419085648148148">
            <text:p>10:03:29</text:p>
          </table:table-cell>
          <table:table-cell office:value-type="string">
            <text:p>Sommerzeit Ende</text:p>
          </table:table-cell>
          <table:table-cell table:number-columns-repeated="1001"/>
        </table:table-row>
        <table:table-row table:style-name="ro1">
          <table:table-cell table:formula="of:=[.B339]" office:value-type="date" office:date-value="2016-10-31">
            <text:p>Mo, </text:p>
          </table:table-cell>
          <table:table-cell office:value-type="date" office:date-value="2016-10-31">
            <text:p>31.10.2016</text:p>
          </table:table-cell>
          <table:table-cell table:number-columns-repeated="7"/>
          <table:table-cell table:number-columns-repeated="2"/>
          <table:table-cell table:formula="of:=[.K339]-[.J339]" office:value-type="float" office:value="0">
            <text:p>0:00</text:p>
          </table:table-cell>
          <table:table-cell table:style-name="ce26" office:value-type="time" office:time-value="PT07H02M13S">
            <text:p>07:02:13</text:p>
          </table:table-cell>
          <table:table-cell table:style-name="ce49" office:value-type="time" office:time-value="PT16H56M20S">
            <text:p>16:56:20</text:p>
          </table:table-cell>
          <table:table-cell table:formula="of:=[.N339]-[.M339]" office:value-type="float" office:value="0.412581018518519">
            <text:p>9:54:07</text:p>
          </table:table-cell>
          <table:table-cell office:value-type="float" office:value="0.290277777777778">
            <text:p>6:58</text:p>
          </table:table-cell>
          <table:table-cell office:value-type="float" office:value="0.705555555555556">
            <text:p>16:56</text:p>
          </table:table-cell>
          <table:table-cell table:formula="of:=[.Q339]-[.P339]" office:value-type="float" office:value="0.415277777777778">
            <text:p>9:58</text:p>
          </table:table-cell>
          <table:table-cell table:formula="of:=[.V339]-[.R339]" office:value-type="float" office:value="0.00163194444444442">
            <text:p>0:02:21</text:p>
          </table:table-cell>
          <table:table-cell table:style-name="ce26" office:value-type="time" office:time-value="PT06H56M50S">
            <text:p>06:56:50</text:p>
          </table:table-cell>
          <table:table-cell table:style-name="ce49" office:value-type="time" office:time-value="PT16H57M11S">
            <text:p>16:57:11</text:p>
          </table:table-cell>
          <table:table-cell table:formula="of:=[.U339]-[.T339]" office:value-type="float" office:value="0.416909722222222">
            <text:p>10:00:21</text:p>
          </table:table-cell>
          <table:table-cell table:number-columns-repeated="1002"/>
        </table:table-row>
        <table:table-row table:style-name="ro1">
          <table:table-cell table:formula="of:=[.B340]" office:value-type="date" office:date-value="2016-11-01">
            <text:p>Di, </text:p>
          </table:table-cell>
          <table:table-cell office:value-type="date" office:date-value="2016-11-01">
            <text:p>01.11.2016</text:p>
          </table:table-cell>
          <table:table-cell table:number-columns-repeated="7"/>
          <table:table-cell table:number-columns-repeated="2"/>
          <table:table-cell table:formula="of:=[.K340]-[.J340]" office:value-type="float" office:value="0">
            <text:p>0:00</text:p>
          </table:table-cell>
          <table:table-cell table:style-name="ce26" office:value-type="time" office:time-value="PT07H03M50S">
            <text:p>07:03:50</text:p>
          </table:table-cell>
          <table:table-cell table:style-name="ce49" office:value-type="time" office:time-value="PT16H54M41S">
            <text:p>16:54:41</text:p>
          </table:table-cell>
          <table:table-cell table:formula="of:=[.N340]-[.M340]" office:value-type="float" office:value="0.4103125">
            <text:p>9:50:51</text:p>
          </table:table-cell>
          <table:table-cell office:value-type="float" office:value="0.291666666666667">
            <text:p>7:00</text:p>
          </table:table-cell>
          <table:table-cell office:value-type="float" office:value="0.704861111111111">
            <text:p>16:55</text:p>
          </table:table-cell>
          <table:table-cell table:formula="of:=[.Q340]-[.P340]" office:value-type="float" office:value="0.413194444444445">
            <text:p>9:55</text:p>
          </table:table-cell>
          <table:table-cell table:formula="of:=[.V340]-[.R340]" office:value-type="float" office:value="0.00155092592592576">
            <text:p>0:02:14</text:p>
          </table:table-cell>
          <table:table-cell table:style-name="ce26" office:value-type="time" office:time-value="PT06H58M22S">
            <text:p>06:58:22</text:p>
          </table:table-cell>
          <table:table-cell table:style-name="ce49" office:value-type="time" office:time-value="PT16H55M36S">
            <text:p>16:55:36</text:p>
          </table:table-cell>
          <table:table-cell table:formula="of:=[.U340]-[.T340]" office:value-type="float" office:value="0.41474537037037">
            <text:p>9:57:14</text:p>
          </table:table-cell>
          <table:table-cell table:number-columns-repeated="1002"/>
        </table:table-row>
        <table:table-row table:style-name="ro1">
          <table:table-cell table:formula="of:=[.B341]" office:value-type="date" office:date-value="2016-11-02">
            <text:p>Mi, </text:p>
          </table:table-cell>
          <table:table-cell office:value-type="date" office:date-value="2016-11-02">
            <text:p>02.11.2016</text:p>
          </table:table-cell>
          <table:table-cell table:number-columns-repeated="7"/>
          <table:table-cell table:number-columns-repeated="2"/>
          <table:table-cell table:formula="of:=[.K341]-[.J341]" office:value-type="float" office:value="0">
            <text:p>0:00</text:p>
          </table:table-cell>
          <table:table-cell table:style-name="ce26" office:value-type="time" office:time-value="PT07H05M27S">
            <text:p>07:05:27</text:p>
          </table:table-cell>
          <table:table-cell table:style-name="ce49" office:value-type="time" office:time-value="PT16H53M03S">
            <text:p>16:53:03</text:p>
          </table:table-cell>
          <table:table-cell table:formula="of:=[.N341]-[.M341]" office:value-type="float" office:value="0.408055555555556">
            <text:p>9:47:36</text:p>
          </table:table-cell>
          <table:table-cell office:value-type="float" office:value="0.292361111111111">
            <text:p>7:01</text:p>
          </table:table-cell>
          <table:table-cell office:value-type="float" office:value="0.703472222222222">
            <text:p>16:53</text:p>
          </table:table-cell>
          <table:table-cell table:formula="of:=[.Q341]-[.P341]" office:value-type="float" office:value="0.411111111111111">
            <text:p>9:52</text:p>
          </table:table-cell>
          <table:table-cell table:formula="of:=[.V341]-[.R341]" office:value-type="float" office:value="0.00148148148148175">
            <text:p>0:02:08</text:p>
          </table:table-cell>
          <table:table-cell table:style-name="ce26" office:value-type="time" office:time-value="PT06H59M55S">
            <text:p>06:59:55</text:p>
          </table:table-cell>
          <table:table-cell table:style-name="ce49" office:value-type="time" office:time-value="PT16H54M03S">
            <text:p>16:54:03</text:p>
          </table:table-cell>
          <table:table-cell table:formula="of:=[.U341]-[.T341]" office:value-type="float" office:value="0.412592592592593">
            <text:p>9:54:08</text:p>
          </table:table-cell>
          <table:table-cell table:number-columns-repeated="1002"/>
        </table:table-row>
        <table:table-row table:style-name="ro1">
          <table:table-cell table:formula="of:=[.B342]" office:value-type="date" office:date-value="2016-11-03">
            <text:p>Do, </text:p>
          </table:table-cell>
          <table:table-cell office:value-type="date" office:date-value="2016-11-03">
            <text:p>03.11.2016</text:p>
          </table:table-cell>
          <table:table-cell table:number-columns-repeated="7"/>
          <table:table-cell table:number-columns-repeated="2"/>
          <table:table-cell table:formula="of:=[.K342]-[.J342]" office:value-type="float" office:value="0">
            <text:p>0:00</text:p>
          </table:table-cell>
          <table:table-cell table:style-name="ce26" office:value-type="time" office:time-value="PT07H07M04S">
            <text:p>07:07:04</text:p>
          </table:table-cell>
          <table:table-cell table:style-name="ce49" office:value-type="time" office:time-value="PT16H51M27S">
            <text:p>16:51:27</text:p>
          </table:table-cell>
          <table:table-cell table:formula="of:=[.N342]-[.M342]" office:value-type="float" office:value="0.405821759259259">
            <text:p>9:44:23</text:p>
          </table:table-cell>
          <table:table-cell office:value-type="float" office:value="0.29375">
            <text:p>7:03</text:p>
          </table:table-cell>
          <table:table-cell office:value-type="float" office:value="0.702777777777778">
            <text:p>16:52</text:p>
          </table:table-cell>
          <table:table-cell table:formula="of:=[.Q342]-[.P342]" office:value-type="float" office:value="0.409027777777778">
            <text:p>9:49</text:p>
          </table:table-cell>
          <table:table-cell table:formula="of:=[.V342]-[.R342]" office:value-type="float" office:value="0.00143518518518532">
            <text:p>0:02:04</text:p>
          </table:table-cell>
          <table:table-cell table:style-name="ce26" office:value-type="time" office:time-value="PT07H01M27S">
            <text:p>07:01:27</text:p>
          </table:table-cell>
          <table:table-cell table:style-name="ce49" office:value-type="time" office:time-value="PT16H52M31S">
            <text:p>16:52:31</text:p>
          </table:table-cell>
          <table:table-cell table:formula="of:=[.U342]-[.T342]" office:value-type="float" office:value="0.410462962962963">
            <text:p>9:51:04</text:p>
          </table:table-cell>
          <table:table-cell table:number-columns-repeated="1002"/>
        </table:table-row>
        <table:table-row table:style-name="ro1">
          <table:table-cell table:formula="of:=[.B343]" office:value-type="date" office:date-value="2016-11-04">
            <text:p>Fr, </text:p>
          </table:table-cell>
          <table:table-cell office:value-type="date" office:date-value="2016-11-04">
            <text:p>04.11.2016</text:p>
          </table:table-cell>
          <table:table-cell table:number-columns-repeated="7"/>
          <table:table-cell table:number-columns-repeated="2"/>
          <table:table-cell table:formula="of:=[.K343]-[.J343]" office:value-type="float" office:value="0">
            <text:p>0:00</text:p>
          </table:table-cell>
          <table:table-cell table:style-name="ce26" office:value-type="time" office:time-value="PT07H08M41S">
            <text:p>07:08:41</text:p>
          </table:table-cell>
          <table:table-cell table:style-name="ce49" office:value-type="time" office:time-value="PT16H49M52S">
            <text:p>16:49:52</text:p>
          </table:table-cell>
          <table:table-cell table:formula="of:=[.N343]-[.M343]" office:value-type="float" office:value="0.403599537037037">
            <text:p>9:41:11</text:p>
          </table:table-cell>
          <table:table-cell office:value-type="float" office:value="0.294444444444444">
            <text:p>7:04</text:p>
          </table:table-cell>
          <table:table-cell office:value-type="float" office:value="0.701388888888889">
            <text:p>16:50</text:p>
          </table:table-cell>
          <table:table-cell table:formula="of:=[.Q343]-[.P343]" office:value-type="float" office:value="0.406944444444444">
            <text:p>9:46</text:p>
          </table:table-cell>
          <table:table-cell table:formula="of:=[.V343]-[.R343]" office:value-type="float" office:value="0.00140046296296292">
            <text:p>0:02:01</text:p>
          </table:table-cell>
          <table:table-cell table:style-name="ce26" office:value-type="time" office:time-value="PT07H03M00S">
            <text:p>07:03:00</text:p>
          </table:table-cell>
          <table:table-cell table:style-name="ce49" office:value-type="time" office:time-value="PT16H51M01S">
            <text:p>16:51:01</text:p>
          </table:table-cell>
          <table:table-cell table:formula="of:=[.U343]-[.T343]" office:value-type="float" office:value="0.408344907407407">
            <text:p>9:48:01</text:p>
          </table:table-cell>
          <table:table-cell table:number-columns-repeated="1002"/>
        </table:table-row>
        <table:table-row table:style-name="ro1">
          <table:table-cell table:formula="of:=[.B344]" office:value-type="date" office:date-value="2016-11-05">
            <text:p>Sa, </text:p>
          </table:table-cell>
          <table:table-cell office:value-type="date" office:date-value="2016-11-05">
            <text:p>05.11.2016</text:p>
          </table:table-cell>
          <table:table-cell table:number-columns-repeated="7"/>
          <table:table-cell table:number-columns-repeated="2"/>
          <table:table-cell table:formula="of:=[.K344]-[.J344]" office:value-type="float" office:value="0">
            <text:p>0:00</text:p>
          </table:table-cell>
          <table:table-cell table:style-name="ce26" office:value-type="time" office:time-value="PT07H10M19S">
            <text:p>07:10:19</text:p>
          </table:table-cell>
          <table:table-cell table:style-name="ce49" office:value-type="time" office:time-value="PT16H48M19S">
            <text:p>16:48:19</text:p>
          </table:table-cell>
          <table:table-cell table:formula="of:=[.N344]-[.M344]" office:value-type="float" office:value="0.401388888888889">
            <text:p>9:38:00</text:p>
          </table:table-cell>
          <table:table-cell office:value-type="float" office:value="0.295833333333333">
            <text:p>7:06</text:p>
          </table:table-cell>
          <table:table-cell office:value-type="float" office:value="0.700694444444444">
            <text:p>16:49</text:p>
          </table:table-cell>
          <table:table-cell table:formula="of:=[.Q344]-[.P344]" office:value-type="float" office:value="0.404861111111111">
            <text:p>9:43</text:p>
          </table:table-cell>
          <table:table-cell table:formula="of:=[.V344]-[.R344]" office:value-type="float" office:value="0.00140046296296303">
            <text:p>0:02:01</text:p>
          </table:table-cell>
          <table:table-cell table:style-name="ce26" office:value-type="time" office:time-value="PT07H04M32S">
            <text:p>07:04:32</text:p>
          </table:table-cell>
          <table:table-cell table:style-name="ce49" office:value-type="time" office:time-value="PT16H49M33S">
            <text:p>16:49:33</text:p>
          </table:table-cell>
          <table:table-cell table:formula="of:=[.U344]-[.T344]" office:value-type="float" office:value="0.406261574074074">
            <text:p>9:45:01</text:p>
          </table:table-cell>
          <table:table-cell table:number-columns-repeated="1002"/>
        </table:table-row>
        <table:table-row table:style-name="ro1">
          <table:table-cell table:formula="of:=[.B345]" office:value-type="date" office:date-value="2016-11-06">
            <text:p>So, </text:p>
          </table:table-cell>
          <table:table-cell office:value-type="date" office:date-value="2016-11-06">
            <text:p>06.11.2016</text:p>
          </table:table-cell>
          <table:table-cell table:number-columns-repeated="7"/>
          <table:table-cell table:number-columns-repeated="2"/>
          <table:table-cell table:formula="of:=[.K345]-[.J345]" office:value-type="float" office:value="0">
            <text:p>0:00</text:p>
          </table:table-cell>
          <table:table-cell table:style-name="ce26" office:value-type="time" office:time-value="PT07H11M56S">
            <text:p>07:11:56</text:p>
          </table:table-cell>
          <table:table-cell table:style-name="ce49" office:value-type="time" office:time-value="PT16H46M48S">
            <text:p>16:46:48</text:p>
          </table:table-cell>
          <table:table-cell table:formula="of:=[.N345]-[.M345]" office:value-type="float" office:value="0.399212962962963">
            <text:p>9:34:52</text:p>
          </table:table-cell>
          <table:table-cell office:value-type="float" office:value="0.296527777777778">
            <text:p>7:07</text:p>
          </table:table-cell>
          <table:table-cell office:value-type="float" office:value="0.699305555555556">
            <text:p>16:47</text:p>
          </table:table-cell>
          <table:table-cell table:formula="of:=[.Q345]-[.P345]" office:value-type="float" office:value="0.402777777777778">
            <text:p>9:40</text:p>
          </table:table-cell>
          <table:table-cell table:formula="of:=[.V345]-[.R345]" office:value-type="float" office:value="0.00142361111111111">
            <text:p>0:02:03</text:p>
          </table:table-cell>
          <table:table-cell table:style-name="ce26" office:value-type="time" office:time-value="PT07H06M04S">
            <text:p>07:06:04</text:p>
          </table:table-cell>
          <table:table-cell table:style-name="ce49" office:value-type="time" office:time-value="PT16H48M07S">
            <text:p>16:48:07</text:p>
          </table:table-cell>
          <table:table-cell table:formula="of:=[.U345]-[.T345]" office:value-type="float" office:value="0.404201388888889">
            <text:p>9:42:03</text:p>
          </table:table-cell>
          <table:table-cell table:number-columns-repeated="1002"/>
        </table:table-row>
        <table:table-row table:style-name="ro1">
          <table:table-cell table:formula="of:=[.B346]" office:value-type="date" office:date-value="2016-11-07">
            <text:p>Mo, </text:p>
          </table:table-cell>
          <table:table-cell office:value-type="date" office:date-value="2016-11-07">
            <text:p>07.11.2016</text:p>
          </table:table-cell>
          <table:table-cell table:number-columns-repeated="7"/>
          <table:table-cell table:number-columns-repeated="2"/>
          <table:table-cell table:formula="of:=[.K346]-[.J346]" office:value-type="float" office:value="0">
            <text:p>0:00</text:p>
          </table:table-cell>
          <table:table-cell table:style-name="ce26" office:value-type="time" office:time-value="PT07H13M33S">
            <text:p>07:13:33</text:p>
          </table:table-cell>
          <table:table-cell table:style-name="ce49" office:value-type="time" office:time-value="PT16H45M18S">
            <text:p>16:45:18</text:p>
          </table:table-cell>
          <table:table-cell table:formula="of:=[.N346]-[.M346]" office:value-type="float" office:value="0.397048611111111">
            <text:p>9:31:45</text:p>
          </table:table-cell>
          <table:table-cell office:value-type="float" office:value="0.297916666666667">
            <text:p>7:09</text:p>
          </table:table-cell>
          <table:table-cell office:value-type="float" office:value="0.698611111111111">
            <text:p>16:46</text:p>
          </table:table-cell>
          <table:table-cell table:formula="of:=[.Q346]-[.P346]" office:value-type="float" office:value="0.400694444444444">
            <text:p>9:37</text:p>
          </table:table-cell>
          <table:table-cell table:formula="of:=[.V346]-[.R346]" office:value-type="float" office:value="0.00145833333333323">
            <text:p>0:02:06</text:p>
          </table:table-cell>
          <table:table-cell table:style-name="ce26" office:value-type="time" office:time-value="PT07H07M36S">
            <text:p>07:07:36</text:p>
          </table:table-cell>
          <table:table-cell table:style-name="ce49" office:value-type="time" office:time-value="PT16H46M42S">
            <text:p>16:46:42</text:p>
          </table:table-cell>
          <table:table-cell table:formula="of:=[.U346]-[.T346]" office:value-type="float" office:value="0.402152777777778">
            <text:p>9:39:06</text:p>
          </table:table-cell>
          <table:table-cell table:number-columns-repeated="1002"/>
        </table:table-row>
        <table:table-row table:style-name="ro1">
          <table:table-cell table:formula="of:=[.B347]" office:value-type="date" office:date-value="2016-11-08">
            <text:p>Di, </text:p>
          </table:table-cell>
          <table:table-cell office:value-type="date" office:date-value="2016-11-08">
            <text:p>08.11.2016</text:p>
          </table:table-cell>
          <table:table-cell table:number-columns-repeated="7"/>
          <table:table-cell table:number-columns-repeated="2"/>
          <table:table-cell table:formula="of:=[.K347]-[.J347]" office:value-type="float" office:value="0">
            <text:p>0:00</text:p>
          </table:table-cell>
          <table:table-cell table:style-name="ce26" office:value-type="time" office:time-value="PT07H15M09S">
            <text:p>07:15:09</text:p>
          </table:table-cell>
          <table:table-cell table:style-name="ce49" office:value-type="time" office:time-value="PT16H43M51S">
            <text:p>16:43:51</text:p>
          </table:table-cell>
          <table:table-cell table:formula="of:=[.N347]-[.M347]" office:value-type="float" office:value="0.394930555555555">
            <text:p>9:28:42</text:p>
          </table:table-cell>
          <table:table-cell office:value-type="float" office:value="0.298611111111111">
            <text:p>7:10</text:p>
          </table:table-cell>
          <table:table-cell office:value-type="float" office:value="0.697222222222222">
            <text:p>16:44</text:p>
          </table:table-cell>
          <table:table-cell table:formula="of:=[.Q347]-[.P347]" office:value-type="float" office:value="0.398611111111111">
            <text:p>9:34</text:p>
          </table:table-cell>
          <table:table-cell table:formula="of:=[.V347]-[.R347]" office:value-type="float" office:value="0.00151620370370359">
            <text:p>0:02:11</text:p>
          </table:table-cell>
          <table:table-cell table:style-name="ce26" office:value-type="time" office:time-value="PT07H09M08S">
            <text:p>07:09:08</text:p>
          </table:table-cell>
          <table:table-cell table:style-name="ce49" office:value-type="time" office:time-value="PT16H45M19S">
            <text:p>16:45:19</text:p>
          </table:table-cell>
          <table:table-cell table:formula="of:=[.U347]-[.T347]" office:value-type="float" office:value="0.400127314814815">
            <text:p>9:36:11</text:p>
          </table:table-cell>
          <table:table-cell table:number-columns-repeated="1002"/>
        </table:table-row>
        <table:table-row table:style-name="ro1">
          <table:table-cell table:formula="of:=[.B348]" office:value-type="date" office:date-value="2016-11-09">
            <text:p>Mi, </text:p>
          </table:table-cell>
          <table:table-cell office:value-type="date" office:date-value="2016-11-09">
            <text:p>09.11.2016</text:p>
          </table:table-cell>
          <table:table-cell table:number-columns-repeated="7"/>
          <table:table-cell table:number-columns-repeated="2"/>
          <table:table-cell table:formula="of:=[.K348]-[.J348]" office:value-type="float" office:value="0">
            <text:p>0:00</text:p>
          </table:table-cell>
          <table:table-cell table:style-name="ce26" office:value-type="time" office:time-value="PT07H16M46S">
            <text:p>07:16:46</text:p>
          </table:table-cell>
          <table:table-cell table:style-name="ce49" office:value-type="time" office:time-value="PT16H42M25S">
            <text:p>16:42:25</text:p>
          </table:table-cell>
          <table:table-cell table:formula="of:=[.N348]-[.M348]" office:value-type="float" office:value="0.3928125">
            <text:p>9:25:39</text:p>
          </table:table-cell>
          <table:table-cell office:value-type="float" office:value="0.3">
            <text:p>7:12</text:p>
          </table:table-cell>
          <table:table-cell office:value-type="float" office:value="0.696527777777778">
            <text:p>16:43</text:p>
          </table:table-cell>
          <table:table-cell table:formula="of:=[.Q348]-[.P348]" office:value-type="float" office:value="0.396527777777778">
            <text:p>9:31</text:p>
          </table:table-cell>
          <table:table-cell table:formula="of:=[.V348]-[.R348]" office:value-type="float" office:value="0.00159722222222208">
            <text:p>0:02:18</text:p>
          </table:table-cell>
          <table:table-cell table:style-name="ce26" office:value-type="time" office:time-value="PT07H10M40S">
            <text:p>07:10:40</text:p>
          </table:table-cell>
          <table:table-cell table:style-name="ce49" office:value-type="time" office:time-value="PT16H43M58S">
            <text:p>16:43:58</text:p>
          </table:table-cell>
          <table:table-cell table:formula="of:=[.U348]-[.T348]" office:value-type="float" office:value="0.398125">
            <text:p>9:33:18</text:p>
          </table:table-cell>
          <table:table-cell table:number-columns-repeated="1002"/>
        </table:table-row>
        <table:table-row table:style-name="ro1">
          <table:table-cell table:formula="of:=[.B349]" office:value-type="date" office:date-value="2016-11-10">
            <text:p>Do, </text:p>
          </table:table-cell>
          <table:table-cell office:value-type="date" office:date-value="2016-11-10">
            <text:p>10.11.2016</text:p>
          </table:table-cell>
          <table:table-cell table:number-columns-repeated="7"/>
          <table:table-cell table:number-columns-repeated="2"/>
          <table:table-cell table:formula="of:=[.K349]-[.J349]" office:value-type="float" office:value="0">
            <text:p>0:00</text:p>
          </table:table-cell>
          <table:table-cell table:style-name="ce26" office:value-type="time" office:time-value="PT07H18M22S">
            <text:p>07:18:22</text:p>
          </table:table-cell>
          <table:table-cell table:style-name="ce49" office:value-type="time" office:time-value="PT16H41M02S">
            <text:p>16:41:02</text:p>
          </table:table-cell>
          <table:table-cell table:formula="of:=[.N349]-[.M349]" office:value-type="float" office:value="0.390740740740741">
            <text:p>9:22:40</text:p>
          </table:table-cell>
          <table:table-cell office:value-type="float" office:value="0.300694444444444">
            <text:p>7:13</text:p>
          </table:table-cell>
          <table:table-cell office:value-type="float" office:value="0.695833333333333">
            <text:p>16:42</text:p>
          </table:table-cell>
          <table:table-cell table:formula="of:=[.Q349]-[.P349]" office:value-type="float" office:value="0.395138888888889">
            <text:p>9:29</text:p>
          </table:table-cell>
          <table:table-cell table:formula="of:=[.V349]-[.R349]" office:value-type="float" office:value="0.00100694444444466">
            <text:p>0:01:27</text:p>
          </table:table-cell>
          <table:table-cell table:style-name="ce26" office:value-type="time" office:time-value="PT07H12M12S">
            <text:p>07:12:12</text:p>
          </table:table-cell>
          <table:table-cell table:style-name="ce49" office:value-type="time" office:time-value="PT16H42M39S">
            <text:p>16:42:39</text:p>
          </table:table-cell>
          <table:table-cell table:formula="of:=[.U349]-[.T349]" office:value-type="float" office:value="0.396145833333333">
            <text:p>9:30:27</text:p>
          </table:table-cell>
          <table:table-cell table:number-columns-repeated="1002"/>
        </table:table-row>
        <table:table-row table:style-name="ro1">
          <table:table-cell table:formula="of:=[.B350]" office:value-type="date" office:date-value="2016-11-11">
            <text:p>Fr, </text:p>
          </table:table-cell>
          <table:table-cell office:value-type="date" office:date-value="2016-11-11">
            <text:p>11.11.2016</text:p>
          </table:table-cell>
          <table:table-cell table:number-columns-repeated="7"/>
          <table:table-cell table:number-columns-repeated="2"/>
          <table:table-cell table:formula="of:=[.K350]-[.J350]" office:value-type="float" office:value="0">
            <text:p>0:00</text:p>
          </table:table-cell>
          <table:table-cell table:style-name="ce26" office:value-type="time" office:time-value="PT07H19M58S">
            <text:p>07:19:58</text:p>
          </table:table-cell>
          <table:table-cell table:style-name="ce49" office:value-type="time" office:time-value="PT16H39M40S">
            <text:p>16:39:40</text:p>
          </table:table-cell>
          <table:table-cell table:formula="of:=[.N350]-[.M350]" office:value-type="float" office:value="0.388680555555556">
            <text:p>9:19:42</text:p>
          </table:table-cell>
          <table:table-cell office:value-type="float" office:value="0.302083333333333">
            <text:p>7:15</text:p>
          </table:table-cell>
          <table:table-cell office:value-type="float" office:value="0.694444444444444">
            <text:p>16:40</text:p>
          </table:table-cell>
          <table:table-cell table:formula="of:=[.Q350]-[.P350]" office:value-type="float" office:value="0.392361111111111">
            <text:p>9:25</text:p>
          </table:table-cell>
          <table:table-cell table:formula="of:=[.V350]-[.R350]" office:value-type="float" office:value="0.00184027777777757">
            <text:p>0:02:39</text:p>
          </table:table-cell>
          <table:table-cell table:style-name="ce26" office:value-type="time" office:time-value="PT07H13M43S">
            <text:p>07:13:43</text:p>
          </table:table-cell>
          <table:table-cell table:style-name="ce49" office:value-type="time" office:time-value="PT16H41M22S">
            <text:p>16:41:22</text:p>
          </table:table-cell>
          <table:table-cell table:formula="of:=[.U350]-[.T350]" office:value-type="float" office:value="0.394201388888889">
            <text:p>9:27:39</text:p>
          </table:table-cell>
          <table:table-cell table:number-columns-repeated="1002"/>
        </table:table-row>
        <table:table-row table:style-name="ro1">
          <table:table-cell table:formula="of:=[.B351]" office:value-type="date" office:date-value="2016-11-12">
            <text:p>Sa, </text:p>
          </table:table-cell>
          <table:table-cell office:value-type="date" office:date-value="2016-11-12">
            <text:p>12.11.2016</text:p>
          </table:table-cell>
          <table:table-cell table:number-columns-repeated="7"/>
          <table:table-cell table:number-columns-repeated="2"/>
          <table:table-cell table:formula="of:=[.K351]-[.J351]" office:value-type="float" office:value="0">
            <text:p>0:00</text:p>
          </table:table-cell>
          <table:table-cell table:style-name="ce26" office:value-type="time" office:time-value="PT07H21M34S">
            <text:p>07:21:34</text:p>
          </table:table-cell>
          <table:table-cell table:style-name="ce49" office:value-type="time" office:time-value="PT16H38M20S">
            <text:p>16:38:20</text:p>
          </table:table-cell>
          <table:table-cell table:formula="of:=[.N351]-[.M351]" office:value-type="float" office:value="0.386643518518519">
            <text:p>9:16:46</text:p>
          </table:table-cell>
          <table:table-cell office:value-type="float" office:value="0.303472222222222">
            <text:p>7:17</text:p>
          </table:table-cell>
          <table:table-cell office:value-type="float" office:value="0.69375">
            <text:p>16:39</text:p>
          </table:table-cell>
          <table:table-cell table:formula="of:=[.Q351]-[.P351]" office:value-type="float" office:value="0.390277777777778">
            <text:p>9:22</text:p>
          </table:table-cell>
          <table:table-cell table:formula="of:=[.V351]-[.R351]" office:value-type="float" office:value="0.00200231481481483">
            <text:p>0:02:53</text:p>
          </table:table-cell>
          <table:table-cell table:style-name="ce26" office:value-type="time" office:time-value="PT07H15M14S">
            <text:p>07:15:14</text:p>
          </table:table-cell>
          <table:table-cell table:style-name="ce49" office:value-type="time" office:time-value="PT16H40M07S">
            <text:p>16:40:07</text:p>
          </table:table-cell>
          <table:table-cell table:formula="of:=[.U351]-[.T351]" office:value-type="float" office:value="0.392280092592593">
            <text:p>9:24:53</text:p>
          </table:table-cell>
          <table:table-cell table:number-columns-repeated="1002"/>
        </table:table-row>
        <table:table-row table:style-name="ro1">
          <table:table-cell table:formula="of:=[.B352]" office:value-type="date" office:date-value="2016-11-13">
            <text:p>So, </text:p>
          </table:table-cell>
          <table:table-cell office:value-type="date" office:date-value="2016-11-13">
            <text:p>13.11.2016</text:p>
          </table:table-cell>
          <table:table-cell table:number-columns-repeated="7"/>
          <table:table-cell table:number-columns-repeated="2"/>
          <table:table-cell table:formula="of:=[.K352]-[.J352]" office:value-type="float" office:value="0">
            <text:p>0:00</text:p>
          </table:table-cell>
          <table:table-cell table:style-name="ce26" office:value-type="time" office:time-value="PT07H23M09S">
            <text:p>07:23:09</text:p>
          </table:table-cell>
          <table:table-cell table:style-name="ce49" office:value-type="time" office:time-value="PT16H37M03S">
            <text:p>16:37:03</text:p>
          </table:table-cell>
          <table:table-cell table:formula="of:=[.N352]-[.M352]" office:value-type="float" office:value="0.384652777777778">
            <text:p>9:13:54</text:p>
          </table:table-cell>
          <table:table-cell office:value-type="float" office:value="0.304166666666667">
            <text:p>7:18</text:p>
          </table:table-cell>
          <table:table-cell office:value-type="float" office:value="0.693055555555556">
            <text:p>16:38</text:p>
          </table:table-cell>
          <table:table-cell table:formula="of:=[.Q352]-[.P352]" office:value-type="float" office:value="0.388888888888889">
            <text:p>9:20</text:p>
          </table:table-cell>
          <table:table-cell table:formula="of:=[.V352]-[.R352]" office:value-type="float" office:value="0.00149305555555551">
            <text:p>0:02:09</text:p>
          </table:table-cell>
          <table:table-cell table:style-name="ce26" office:value-type="time" office:time-value="PT07H16M45S">
            <text:p>07:16:45</text:p>
          </table:table-cell>
          <table:table-cell table:style-name="ce49" office:value-type="time" office:time-value="PT16H38M54S">
            <text:p>16:38:54</text:p>
          </table:table-cell>
          <table:table-cell table:formula="of:=[.U352]-[.T352]" office:value-type="float" office:value="0.390381944444444">
            <text:p>9:22:09</text:p>
          </table:table-cell>
          <table:table-cell table:number-columns-repeated="1002"/>
        </table:table-row>
        <table:table-row table:style-name="ro1">
          <table:table-cell table:formula="of:=[.B353]" office:value-type="date" office:date-value="2016-11-14">
            <text:p>Mo, </text:p>
          </table:table-cell>
          <table:table-cell office:value-type="date" office:date-value="2016-11-14">
            <text:p>14.11.2016</text:p>
          </table:table-cell>
          <table:table-cell table:number-columns-repeated="7"/>
          <table:table-cell table:number-columns-repeated="2"/>
          <table:table-cell table:formula="of:=[.K353]-[.J353]" office:value-type="float" office:value="0">
            <text:p>0:00</text:p>
          </table:table-cell>
          <table:table-cell table:style-name="ce26" office:value-type="time" office:time-value="PT07H24M44S">
            <text:p>07:24:44</text:p>
          </table:table-cell>
          <table:table-cell table:style-name="ce49" office:value-type="time" office:time-value="PT16H35M47S">
            <text:p>16:35:47</text:p>
          </table:table-cell>
          <table:table-cell table:formula="of:=[.N353]-[.M353]" office:value-type="float" office:value="0.382673611111111">
            <text:p>9:11:03</text:p>
          </table:table-cell>
          <table:table-cell office:value-type="float" office:value="0.305555555555555">
            <text:p>7:20</text:p>
          </table:table-cell>
          <table:table-cell office:value-type="float" office:value="0.692361111111111">
            <text:p>16:37</text:p>
          </table:table-cell>
          <table:table-cell table:formula="of:=[.Q353]-[.P353]" office:value-type="float" office:value="0.386805555555556">
            <text:p>9:17</text:p>
          </table:table-cell>
          <table:table-cell table:formula="of:=[.V353]-[.R353]" office:value-type="float" office:value="0.00172453703703701">
            <text:p>0:02:29</text:p>
          </table:table-cell>
          <table:table-cell table:style-name="ce26" office:value-type="time" office:time-value="PT07H18M15S">
            <text:p>07:18:15</text:p>
          </table:table-cell>
          <table:table-cell table:style-name="ce49" office:value-type="time" office:time-value="PT16H37M44S">
            <text:p>16:37:44</text:p>
          </table:table-cell>
          <table:table-cell table:formula="of:=[.U353]-[.T353]" office:value-type="float" office:value="0.388530092592593">
            <text:p>9:19:29</text:p>
          </table:table-cell>
          <table:table-cell table:number-columns-repeated="1002"/>
        </table:table-row>
        <table:table-row table:style-name="ro1">
          <table:table-cell table:formula="of:=[.B354]" office:value-type="date" office:date-value="2016-11-15">
            <text:p>Di, </text:p>
          </table:table-cell>
          <table:table-cell office:value-type="date" office:date-value="2016-11-15">
            <text:p>15.11.2016</text:p>
          </table:table-cell>
          <table:table-cell table:number-columns-repeated="7"/>
          <table:table-cell table:number-columns-repeated="2"/>
          <table:table-cell table:formula="of:=[.K354]-[.J354]" office:value-type="float" office:value="0">
            <text:p>0:00</text:p>
          </table:table-cell>
          <table:table-cell table:style-name="ce26" office:value-type="time" office:time-value="PT07H26M18S">
            <text:p>07:26:18</text:p>
          </table:table-cell>
          <table:table-cell table:style-name="ce49" office:value-type="time" office:time-value="PT16H34M34S">
            <text:p>16:34:34</text:p>
          </table:table-cell>
          <table:table-cell table:formula="of:=[.N354]-[.M354]" office:value-type="float" office:value="0.380740740740741">
            <text:p>9:08:16</text:p>
          </table:table-cell>
          <table:table-cell office:value-type="float" office:value="0.30625">
            <text:p>7:21</text:p>
          </table:table-cell>
          <table:table-cell office:value-type="float" office:value="0.690972222222222">
            <text:p>16:35</text:p>
          </table:table-cell>
          <table:table-cell table:formula="of:=[.Q354]-[.P354]" office:value-type="float" office:value="0.384722222222222">
            <text:p>9:14</text:p>
          </table:table-cell>
          <table:table-cell table:formula="of:=[.V354]-[.R354]" office:value-type="float" office:value="0.00196759259259249">
            <text:p>0:02:50</text:p>
          </table:table-cell>
          <table:table-cell table:style-name="ce26" office:value-type="time" office:time-value="PT07H19M45S">
            <text:p>07:19:45</text:p>
          </table:table-cell>
          <table:table-cell table:style-name="ce49" office:value-type="time" office:time-value="PT16H36M35S">
            <text:p>16:36:35</text:p>
          </table:table-cell>
          <table:table-cell table:formula="of:=[.U354]-[.T354]" office:value-type="float" office:value="0.386689814814815">
            <text:p>9:16:50</text:p>
          </table:table-cell>
          <table:table-cell table:number-columns-repeated="1002"/>
        </table:table-row>
        <table:table-row table:style-name="ro1">
          <table:table-cell table:formula="of:=[.B355]" office:value-type="date" office:date-value="2016-11-16">
            <text:p>Mi, </text:p>
          </table:table-cell>
          <table:table-cell office:value-type="date" office:date-value="2016-11-16">
            <text:p>16.11.2016</text:p>
          </table:table-cell>
          <table:table-cell table:number-columns-repeated="7"/>
          <table:table-cell table:number-columns-repeated="2"/>
          <table:table-cell table:formula="of:=[.K355]-[.J355]" office:value-type="float" office:value="0">
            <text:p>0:00</text:p>
          </table:table-cell>
          <table:table-cell table:style-name="ce26" office:value-type="time" office:time-value="PT07H27M51S">
            <text:p>07:27:51</text:p>
          </table:table-cell>
          <table:table-cell table:style-name="ce49" office:value-type="time" office:time-value="PT16H33M23S">
            <text:p>16:33:23</text:p>
          </table:table-cell>
          <table:table-cell table:formula="of:=[.N355]-[.M355]" office:value-type="float" office:value="0.378842592592593">
            <text:p>9:05:32</text:p>
          </table:table-cell>
          <table:table-cell office:value-type="float" office:value="0.307638888888889">
            <text:p>7:23</text:p>
          </table:table-cell>
          <table:table-cell office:value-type="float" office:value="0.690277777777778">
            <text:p>16:34</text:p>
          </table:table-cell>
          <table:table-cell table:formula="of:=[.Q355]-[.P355]" office:value-type="float" office:value="0.382638888888889">
            <text:p>9:11</text:p>
          </table:table-cell>
          <table:table-cell table:formula="of:=[.V355]-[.R355]" office:value-type="float" office:value="0.00224537037037031">
            <text:p>0:03:14</text:p>
          </table:table-cell>
          <table:table-cell table:style-name="ce26" office:value-type="time" office:time-value="PT07H21M14S">
            <text:p>07:21:14</text:p>
          </table:table-cell>
          <table:table-cell table:style-name="ce49" office:value-type="time" office:time-value="PT16H35M28S">
            <text:p>16:35:28</text:p>
          </table:table-cell>
          <table:table-cell table:formula="of:=[.U355]-[.T355]" office:value-type="float" office:value="0.384884259259259">
            <text:p>9:14:14</text:p>
          </table:table-cell>
          <table:table-cell table:number-columns-repeated="1002"/>
        </table:table-row>
        <table:table-row table:style-name="ro1">
          <table:table-cell table:formula="of:=[.B356]" office:value-type="date" office:date-value="2016-11-17">
            <text:p>Do, </text:p>
          </table:table-cell>
          <table:table-cell office:value-type="date" office:date-value="2016-11-17">
            <text:p>17.11.2016</text:p>
          </table:table-cell>
          <table:table-cell table:number-columns-repeated="7"/>
          <table:table-cell table:number-columns-repeated="2"/>
          <table:table-cell table:formula="of:=[.K356]-[.J356]" office:value-type="float" office:value="0">
            <text:p>0:00</text:p>
          </table:table-cell>
          <table:table-cell table:style-name="ce26" office:value-type="time" office:time-value="PT07H29M24S">
            <text:p>07:29:24</text:p>
          </table:table-cell>
          <table:table-cell table:style-name="ce49" office:value-type="time" office:time-value="PT16H32M15S">
            <text:p>16:32:15</text:p>
          </table:table-cell>
          <table:table-cell table:formula="of:=[.N356]-[.M356]" office:value-type="float" office:value="0.376979166666667">
            <text:p>9:02:51</text:p>
          </table:table-cell>
          <table:table-cell office:value-type="float" office:value="0.308333333333333">
            <text:p>7:24</text:p>
          </table:table-cell>
          <table:table-cell office:value-type="float" office:value="0.689583333333333">
            <text:p>16:33</text:p>
          </table:table-cell>
          <table:table-cell table:formula="of:=[.Q356]-[.P356]" office:value-type="float" office:value="0.38125">
            <text:p>9:09</text:p>
          </table:table-cell>
          <table:table-cell table:formula="of:=[.V356]-[.R356]" office:value-type="float" office:value="0.00186342592592609">
            <text:p>0:02:41</text:p>
          </table:table-cell>
          <table:table-cell table:style-name="ce26" office:value-type="time" office:time-value="PT07H22M43S">
            <text:p>07:22:43</text:p>
          </table:table-cell>
          <table:table-cell table:style-name="ce49" office:value-type="time" office:time-value="PT16H34M24S">
            <text:p>16:34:24</text:p>
          </table:table-cell>
          <table:table-cell table:formula="of:=[.U356]-[.T356]" office:value-type="float" office:value="0.383113425925926">
            <text:p>9:11:41</text:p>
          </table:table-cell>
          <table:table-cell table:number-columns-repeated="1002"/>
        </table:table-row>
        <table:table-row table:style-name="ro1">
          <table:table-cell table:formula="of:=[.B357]" office:value-type="date" office:date-value="2016-11-18">
            <text:p>Fr, </text:p>
          </table:table-cell>
          <table:table-cell office:value-type="date" office:date-value="2016-11-18">
            <text:p>18.11.2016</text:p>
          </table:table-cell>
          <table:table-cell table:number-columns-repeated="7"/>
          <table:table-cell table:number-columns-repeated="2"/>
          <table:table-cell table:formula="of:=[.K357]-[.J357]" office:value-type="float" office:value="0">
            <text:p>0:00</text:p>
          </table:table-cell>
          <table:table-cell table:style-name="ce26" office:value-type="time" office:time-value="PT07H30M57S">
            <text:p>07:30:57</text:p>
          </table:table-cell>
          <table:table-cell table:style-name="ce49" office:value-type="time" office:time-value="PT16H31M09S">
            <text:p>16:31:09</text:p>
          </table:table-cell>
          <table:table-cell table:formula="of:=[.N357]-[.M357]" office:value-type="float" office:value="0.375138888888889">
            <text:p>9:00:12</text:p>
          </table:table-cell>
          <table:table-cell office:value-type="float" office:value="0.309722222222222">
            <text:p>7:26</text:p>
          </table:table-cell>
          <table:table-cell office:value-type="float" office:value="0.688888888888889">
            <text:p>16:32</text:p>
          </table:table-cell>
          <table:table-cell table:formula="of:=[.Q357]-[.P357]" office:value-type="float" office:value="0.379166666666667">
            <text:p>9:06</text:p>
          </table:table-cell>
          <table:table-cell table:formula="of:=[.V357]-[.R357]" office:value-type="float" office:value="0.00221064814814809">
            <text:p>0:03:11</text:p>
          </table:table-cell>
          <table:table-cell table:style-name="ce26" office:value-type="time" office:time-value="PT07H24M11S">
            <text:p>07:24:11</text:p>
          </table:table-cell>
          <table:table-cell table:style-name="ce49" office:value-type="time" office:time-value="PT16H33M22S">
            <text:p>16:33:22</text:p>
          </table:table-cell>
          <table:table-cell table:formula="of:=[.U357]-[.T357]" office:value-type="float" office:value="0.381377314814815">
            <text:p>9:09:11</text:p>
          </table:table-cell>
          <table:table-cell table:number-columns-repeated="1002"/>
        </table:table-row>
        <table:table-row table:style-name="ro1">
          <table:table-cell table:formula="of:=[.B358]" office:value-type="date" office:date-value="2016-11-19">
            <text:p>Sa, </text:p>
          </table:table-cell>
          <table:table-cell office:value-type="date" office:date-value="2016-11-19">
            <text:p>19.11.2016</text:p>
          </table:table-cell>
          <table:table-cell table:number-columns-repeated="7"/>
          <table:table-cell table:number-columns-repeated="2"/>
          <table:table-cell table:formula="of:=[.K358]-[.J358]" office:value-type="float" office:value="0">
            <text:p>0:00</text:p>
          </table:table-cell>
          <table:table-cell table:style-name="ce26" office:value-type="time" office:time-value="PT07H32M28S">
            <text:p>07:32:28</text:p>
          </table:table-cell>
          <table:table-cell table:style-name="ce49" office:value-type="time" office:time-value="PT16H30M05S">
            <text:p>16:30:05</text:p>
          </table:table-cell>
          <table:table-cell table:formula="of:=[.N358]-[.M358]" office:value-type="float" office:value="0.373344907407407">
            <text:p>8:57:37</text:p>
          </table:table-cell>
          <table:table-cell office:value-type="float" office:value="0.310416666666667">
            <text:p>7:27</text:p>
          </table:table-cell>
          <table:table-cell office:value-type="float" office:value="0.688194444444445">
            <text:p>16:31</text:p>
          </table:table-cell>
          <table:table-cell table:formula="of:=[.Q358]-[.P358]" office:value-type="float" office:value="0.377777777777778">
            <text:p>9:04</text:p>
          </table:table-cell>
          <table:table-cell table:formula="of:=[.V358]-[.R358]" office:value-type="float" office:value="0.00189814814814809">
            <text:p>0:02:44</text:p>
          </table:table-cell>
          <table:table-cell table:style-name="ce26" office:value-type="time" office:time-value="PT07H25M38S">
            <text:p>07:25:38</text:p>
          </table:table-cell>
          <table:table-cell table:style-name="ce49" office:value-type="time" office:time-value="PT16H32M22S">
            <text:p>16:32:22</text:p>
          </table:table-cell>
          <table:table-cell table:formula="of:=[.U358]-[.T358]" office:value-type="float" office:value="0.379675925925926">
            <text:p>9:06:44</text:p>
          </table:table-cell>
          <table:table-cell table:number-columns-repeated="1002"/>
        </table:table-row>
        <table:table-row table:style-name="ro1">
          <table:table-cell table:formula="of:=[.B359]" office:value-type="date" office:date-value="2016-11-20">
            <text:p>So, </text:p>
          </table:table-cell>
          <table:table-cell office:value-type="date" office:date-value="2016-11-20">
            <text:p>20.11.2016</text:p>
          </table:table-cell>
          <table:table-cell table:number-columns-repeated="7"/>
          <table:table-cell table:number-columns-repeated="2"/>
          <table:table-cell table:formula="of:=[.K359]-[.J359]" office:value-type="float" office:value="0">
            <text:p>0:00</text:p>
          </table:table-cell>
          <table:table-cell table:style-name="ce26" office:value-type="time" office:time-value="PT07H33M59S">
            <text:p>07:33:59</text:p>
          </table:table-cell>
          <table:table-cell table:style-name="ce49" office:value-type="time" office:time-value="PT16H29M04S">
            <text:p>16:29:04</text:p>
          </table:table-cell>
          <table:table-cell table:formula="of:=[.N359]-[.M359]" office:value-type="float" office:value="0.371585648148148">
            <text:p>8:55:05</text:p>
          </table:table-cell>
          <table:table-cell office:value-type="float" office:value="0.311805555555556">
            <text:p>7:29</text:p>
          </table:table-cell>
          <table:table-cell office:value-type="float" office:value="0.6875">
            <text:p>16:30</text:p>
          </table:table-cell>
          <table:table-cell table:formula="of:=[.Q359]-[.P359]" office:value-type="float" office:value="0.375694444444444">
            <text:p>9:01</text:p>
          </table:table-cell>
          <table:table-cell table:formula="of:=[.V359]-[.R359]" office:value-type="float" office:value="0.00231481481481488">
            <text:p>0:03:20</text:p>
          </table:table-cell>
          <table:table-cell table:style-name="ce26" office:value-type="time" office:time-value="PT07H27M05S">
            <text:p>07:27:05</text:p>
          </table:table-cell>
          <table:table-cell table:style-name="ce49" office:value-type="time" office:time-value="PT16H31M25S">
            <text:p>16:31:25</text:p>
          </table:table-cell>
          <table:table-cell table:formula="of:=[.U359]-[.T359]" office:value-type="float" office:value="0.378009259259259">
            <text:p>9:04:20</text:p>
          </table:table-cell>
          <table:table-cell table:number-columns-repeated="1002"/>
        </table:table-row>
        <table:table-row table:style-name="ro1">
          <table:table-cell table:formula="of:=[.B360]" office:value-type="date" office:date-value="2016-11-21">
            <text:p>Mo, </text:p>
          </table:table-cell>
          <table:table-cell office:value-type="date" office:date-value="2016-11-21">
            <text:p>21.11.2016</text:p>
          </table:table-cell>
          <table:table-cell table:number-columns-repeated="7"/>
          <table:table-cell table:number-columns-repeated="2"/>
          <table:table-cell table:formula="of:=[.K360]-[.J360]" office:value-type="float" office:value="0">
            <text:p>0:00</text:p>
          </table:table-cell>
          <table:table-cell table:style-name="ce26" office:value-type="time" office:time-value="PT07H35M29S">
            <text:p>07:35:29</text:p>
          </table:table-cell>
          <table:table-cell table:style-name="ce49" office:value-type="time" office:time-value="PT16H28M05S">
            <text:p>16:28:05</text:p>
          </table:table-cell>
          <table:table-cell table:formula="of:=[.N360]-[.M360]" office:value-type="float" office:value="0.369861111111111">
            <text:p>8:52:36</text:p>
          </table:table-cell>
          <table:table-cell office:value-type="float" office:value="0.3125">
            <text:p>7:30</text:p>
          </table:table-cell>
          <table:table-cell office:value-type="float" office:value="0.686805555555556">
            <text:p>16:29</text:p>
          </table:table-cell>
          <table:table-cell table:formula="of:=[.Q360]-[.P360]" office:value-type="float" office:value="0.374305555555556">
            <text:p>8:59</text:p>
          </table:table-cell>
          <table:table-cell table:formula="of:=[.V360]-[.R360]" office:value-type="float" office:value="0.00207175925925912">
            <text:p>0:02:59</text:p>
          </table:table-cell>
          <table:table-cell table:style-name="ce26" office:value-type="time" office:time-value="PT07H28M31S">
            <text:p>07:28:31</text:p>
          </table:table-cell>
          <table:table-cell table:style-name="ce49" office:value-type="time" office:time-value="PT16H30M30S">
            <text:p>16:30:30</text:p>
          </table:table-cell>
          <table:table-cell table:formula="of:=[.U360]-[.T360]" office:value-type="float" office:value="0.376377314814815">
            <text:p>9:01:59</text:p>
          </table:table-cell>
          <table:table-cell table:number-columns-repeated="1002"/>
        </table:table-row>
        <table:table-row table:style-name="ro1">
          <table:table-cell table:formula="of:=[.B361]" office:value-type="date" office:date-value="2016-11-22">
            <text:p>Di, </text:p>
          </table:table-cell>
          <table:table-cell office:value-type="date" office:date-value="2016-11-22">
            <text:p>22.11.2016</text:p>
          </table:table-cell>
          <table:table-cell table:number-columns-repeated="7"/>
          <table:table-cell table:number-columns-repeated="2"/>
          <table:table-cell table:formula="of:=[.K361]-[.J361]" office:value-type="float" office:value="0">
            <text:p>0:00</text:p>
          </table:table-cell>
          <table:table-cell table:style-name="ce26" office:value-type="time" office:time-value="PT07H36M58S">
            <text:p>07:36:58</text:p>
          </table:table-cell>
          <table:table-cell table:style-name="ce49" office:value-type="time" office:time-value="PT16H27M08S">
            <text:p>16:27:08</text:p>
          </table:table-cell>
          <table:table-cell table:formula="of:=[.N361]-[.M361]" office:value-type="float" office:value="0.368171296296296">
            <text:p>8:50:10</text:p>
          </table:table-cell>
          <table:table-cell office:value-type="float" office:value="0.313194444444444">
            <text:p>7:31</text:p>
          </table:table-cell>
          <table:table-cell office:value-type="float" office:value="0.686111111111111">
            <text:p>16:28</text:p>
          </table:table-cell>
          <table:table-cell table:formula="of:=[.Q361]-[.P361]" office:value-type="float" office:value="0.372916666666667">
            <text:p>8:57</text:p>
          </table:table-cell>
          <table:table-cell table:formula="of:=[.V361]-[.R361]" office:value-type="float" office:value="0.00187500000000013">
            <text:p>0:02:42</text:p>
          </table:table-cell>
          <table:table-cell table:style-name="ce26" office:value-type="time" office:time-value="PT07H29M56S">
            <text:p>07:29:56</text:p>
          </table:table-cell>
          <table:table-cell table:style-name="ce49" office:value-type="time" office:time-value="PT16H29M38S">
            <text:p>16:29:38</text:p>
          </table:table-cell>
          <table:table-cell table:formula="of:=[.U361]-[.T361]" office:value-type="float" office:value="0.374791666666667">
            <text:p>8:59:42</text:p>
          </table:table-cell>
          <table:table-cell table:number-columns-repeated="1002"/>
        </table:table-row>
        <table:table-row table:style-name="ro1">
          <table:table-cell table:formula="of:=[.B362]" office:value-type="date" office:date-value="2016-11-23">
            <text:p>Mi, </text:p>
          </table:table-cell>
          <table:table-cell office:value-type="date" office:date-value="2016-11-23">
            <text:p>23.11.2016</text:p>
          </table:table-cell>
          <table:table-cell table:number-columns-repeated="7"/>
          <table:table-cell table:number-columns-repeated="2"/>
          <table:table-cell table:formula="of:=[.K362]-[.J362]" office:value-type="float" office:value="0">
            <text:p>0:00</text:p>
          </table:table-cell>
          <table:table-cell table:style-name="ce26" office:value-type="time" office:time-value="PT07H38M25S">
            <text:p>07:38:25</text:p>
          </table:table-cell>
          <table:table-cell table:style-name="ce49" office:value-type="time" office:time-value="PT16H26M15S">
            <text:p>16:26:15</text:p>
          </table:table-cell>
          <table:table-cell table:formula="of:=[.N362]-[.M362]" office:value-type="float" office:value="0.366550925925926">
            <text:p>8:47:50</text:p>
          </table:table-cell>
          <table:table-cell office:value-type="float" office:value="0.314583333333333">
            <text:p>7:33</text:p>
          </table:table-cell>
          <table:table-cell office:value-type="float" office:value="0.686111111111111">
            <text:p>16:28</text:p>
          </table:table-cell>
          <table:table-cell table:formula="of:=[.Q362]-[.P362]" office:value-type="float" office:value="0.371527777777778">
            <text:p>8:55</text:p>
          </table:table-cell>
          <table:table-cell table:formula="of:=[.V362]-[.R362]" office:value-type="float" office:value="0.00171296296296286">
            <text:p>0:02:28</text:p>
          </table:table-cell>
          <table:table-cell table:style-name="ce26" office:value-type="time" office:time-value="PT07H31M20S">
            <text:p>07:31:20</text:p>
          </table:table-cell>
          <table:table-cell table:style-name="ce49" office:value-type="time" office:time-value="PT16H28M48S">
            <text:p>16:28:48</text:p>
          </table:table-cell>
          <table:table-cell table:formula="of:=[.U362]-[.T362]" office:value-type="float" office:value="0.373240740740741">
            <text:p>8:57:28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363]" office:value-type="date" office:date-value="2016-11-24">
            <text:p>Do, </text:p>
          </table:table-cell>
          <table:table-cell office:value-type="date" office:date-value="2016-11-24">
            <text:p>24.11.2016</text:p>
          </table:table-cell>
          <table:table-cell table:number-columns-repeated="7"/>
          <table:table-cell table:number-columns-repeated="2"/>
          <table:table-cell table:formula="of:=[.K363]-[.J363]" office:value-type="float" office:value="0">
            <text:p>0:00</text:p>
          </table:table-cell>
          <table:table-cell table:style-name="ce26" office:value-type="time" office:time-value="PT07H39M52S">
            <text:p>07:39:52</text:p>
          </table:table-cell>
          <table:table-cell table:style-name="ce49" office:value-type="time" office:time-value="PT16H25M24S">
            <text:p>16:25:24</text:p>
          </table:table-cell>
          <table:table-cell table:formula="of:=[.N363]-[.M363]" office:value-type="float" office:value="0.364953703703704">
            <text:p>8:45:32</text:p>
          </table:table-cell>
          <table:table-cell office:value-type="float" office:value="0.315277777777778">
            <text:p>7:34</text:p>
          </table:table-cell>
          <table:table-cell office:value-type="float" office:value="0.685416666666667">
            <text:p>16:27</text:p>
          </table:table-cell>
          <table:table-cell table:formula="of:=[.Q363]-[.P363]" office:value-type="float" office:value="0.370138888888889">
            <text:p>8:53</text:p>
          </table:table-cell>
          <table:table-cell table:formula="of:=[.V363]-[.R363]" office:value-type="float" office:value="0.00159722222222231">
            <text:p>0:02:18</text:p>
          </table:table-cell>
          <table:table-cell table:style-name="ce26" office:value-type="time" office:time-value="PT07H32M43S">
            <text:p>07:32:43</text:p>
          </table:table-cell>
          <table:table-cell table:style-name="ce49" office:value-type="time" office:time-value="PT16H28M01S">
            <text:p>16:28:01</text:p>
          </table:table-cell>
          <table:table-cell table:formula="of:=[.U363]-[.T363]" office:value-type="float" office:value="0.371736111111111">
            <text:p>8:55:18</text:p>
          </table:table-cell>
          <table:table-cell table:number-columns-repeated="1002"/>
        </table:table-row>
        <table:table-row table:style-name="ro1">
          <table:table-cell table:formula="of:=[.B364]" office:value-type="date" office:date-value="2016-11-25">
            <text:p>Fr, </text:p>
          </table:table-cell>
          <table:table-cell office:value-type="date" office:date-value="2016-11-25">
            <text:p>25.11.2016</text:p>
          </table:table-cell>
          <table:table-cell table:number-columns-repeated="7"/>
          <table:table-cell table:number-columns-repeated="2"/>
          <table:table-cell table:formula="of:=[.K364]-[.J364]" office:value-type="float" office:value="0">
            <text:p>0:00</text:p>
          </table:table-cell>
          <table:table-cell table:style-name="ce26" office:value-type="time" office:time-value="PT07H41M18S">
            <text:p>07:41:18</text:p>
          </table:table-cell>
          <table:table-cell table:style-name="ce49" office:value-type="time" office:time-value="PT16H24M35S">
            <text:p>16:24:35</text:p>
          </table:table-cell>
          <table:table-cell table:formula="of:=[.N364]-[.M364]" office:value-type="float" office:value="0.363391203703704">
            <text:p>8:43:17</text:p>
          </table:table-cell>
          <table:table-cell office:value-type="float" office:value="0.316666666666667">
            <text:p>7:36</text:p>
          </table:table-cell>
          <table:table-cell office:value-type="float" office:value="0.684722222222222">
            <text:p>16:26</text:p>
          </table:table-cell>
          <table:table-cell table:formula="of:=[.Q364]-[.P364]" office:value-type="float" office:value="0.368055555555556">
            <text:p>8:50</text:p>
          </table:table-cell>
          <table:table-cell table:formula="of:=[.V364]-[.R364]" office:value-type="float" office:value="0.00222222222222218">
            <text:p>0:03:12</text:p>
          </table:table-cell>
          <table:table-cell table:style-name="ce26" office:value-type="time" office:time-value="PT07H34M04S">
            <text:p>07:34:04</text:p>
          </table:table-cell>
          <table:table-cell table:style-name="ce49" office:value-type="time" office:time-value="PT16H27M16S">
            <text:p>16:27:16</text:p>
          </table:table-cell>
          <table:table-cell table:formula="of:=[.U364]-[.T364]" office:value-type="float" office:value="0.370277777777778">
            <text:p>8:53:12</text:p>
          </table:table-cell>
          <table:table-cell table:number-columns-repeated="1002"/>
        </table:table-row>
        <table:table-row table:style-name="ro1">
          <table:table-cell table:formula="of:=[.B365]" office:value-type="date" office:date-value="2016-11-26">
            <text:p>Sa, </text:p>
          </table:table-cell>
          <table:table-cell office:value-type="date" office:date-value="2016-11-26">
            <text:p>26.11.2016</text:p>
          </table:table-cell>
          <table:table-cell table:number-columns-repeated="7"/>
          <table:table-cell table:number-columns-repeated="2"/>
          <table:table-cell table:formula="of:=[.K365]-[.J365]" office:value-type="float" office:value="0">
            <text:p>0:00</text:p>
          </table:table-cell>
          <table:table-cell table:style-name="ce26" office:value-type="time" office:time-value="PT07H42M42S">
            <text:p>07:42:42</text:p>
          </table:table-cell>
          <table:table-cell table:style-name="ce49" office:value-type="time" office:time-value="PT16H23M49S">
            <text:p>16:23:49</text:p>
          </table:table-cell>
          <table:table-cell table:formula="of:=[.N365]-[.M365]" office:value-type="float" office:value="0.361886574074074">
            <text:p>8:41:07</text:p>
          </table:table-cell>
          <table:table-cell office:value-type="float" office:value="0.317361111111111">
            <text:p>7:37</text:p>
          </table:table-cell>
          <table:table-cell office:value-type="float" office:value="0.684027777777778">
            <text:p>16:25</text:p>
          </table:table-cell>
          <table:table-cell table:formula="of:=[.Q365]-[.P365]" office:value-type="float" office:value="0.366666666666667">
            <text:p>8:48</text:p>
          </table:table-cell>
          <table:table-cell table:formula="of:=[.V365]-[.R365]" office:value-type="float" office:value="0.00218750000000018">
            <text:p>0:03:09</text:p>
          </table:table-cell>
          <table:table-cell table:style-name="ce26" office:value-type="time" office:time-value="PT07H35M25S">
            <text:p>07:35:25</text:p>
          </table:table-cell>
          <table:table-cell table:style-name="ce49" office:value-type="time" office:time-value="PT16H26M34S">
            <text:p>16:26:34</text:p>
          </table:table-cell>
          <table:table-cell table:formula="of:=[.U365]-[.T365]" office:value-type="float" office:value="0.368854166666667">
            <text:p>8:51:09</text:p>
          </table:table-cell>
          <table:table-cell table:number-columns-repeated="1002"/>
        </table:table-row>
        <table:table-row table:style-name="ro1">
          <table:table-cell table:formula="of:=[.B366]" office:value-type="date" office:date-value="2016-11-27">
            <text:p>So, </text:p>
          </table:table-cell>
          <table:table-cell office:value-type="date" office:date-value="2016-11-27">
            <text:p>27.11.2016</text:p>
          </table:table-cell>
          <table:table-cell table:number-columns-repeated="7"/>
          <table:table-cell table:number-columns-repeated="2"/>
          <table:table-cell table:formula="of:=[.K366]-[.J366]" office:value-type="float" office:value="0">
            <text:p>0:00</text:p>
          </table:table-cell>
          <table:table-cell table:style-name="ce26" office:value-type="time" office:time-value="PT07H44M05S">
            <text:p>07:44:05</text:p>
          </table:table-cell>
          <table:table-cell table:style-name="ce49" office:value-type="time" office:time-value="PT16H23M07S">
            <text:p>16:23:07</text:p>
          </table:table-cell>
          <table:table-cell table:formula="of:=[.N366]-[.M366]" office:value-type="float" office:value="0.360439814814815">
            <text:p>8:39:02</text:p>
          </table:table-cell>
          <table:table-cell office:value-type="float" office:value="0.318055555555556">
            <text:p>7:38</text:p>
          </table:table-cell>
          <table:table-cell office:value-type="float" office:value="0.684027777777778">
            <text:p>16:25</text:p>
          </table:table-cell>
          <table:table-cell table:formula="of:=[.Q366]-[.P366]" office:value-type="float" office:value="0.365972222222222">
            <text:p>8:47</text:p>
          </table:table-cell>
          <table:table-cell table:formula="of:=[.V366]-[.R366]" office:value-type="float" office:value="0.00150462962962972">
            <text:p>0:02:10</text:p>
          </table:table-cell>
          <table:table-cell table:style-name="ce26" office:value-type="time" office:time-value="PT07H36M45S">
            <text:p>07:36:45</text:p>
          </table:table-cell>
          <table:table-cell table:style-name="ce49" office:value-type="time" office:time-value="PT16H25M55S">
            <text:p>16:25:55</text:p>
          </table:table-cell>
          <table:table-cell table:formula="of:=[.U366]-[.T366]" office:value-type="float" office:value="0.367476851851852">
            <text:p>8:49:10</text:p>
          </table:table-cell>
          <table:table-cell table:number-columns-repeated="1002"/>
        </table:table-row>
        <table:table-row table:style-name="ro1">
          <table:table-cell table:formula="of:=[.B367]" office:value-type="date" office:date-value="2016-11-28">
            <text:p>Mo, </text:p>
          </table:table-cell>
          <table:table-cell office:value-type="date" office:date-value="2016-11-28">
            <text:p>28.11.2016</text:p>
          </table:table-cell>
          <table:table-cell table:number-columns-repeated="7"/>
          <table:table-cell table:number-columns-repeated="2"/>
          <table:table-cell table:formula="of:=[.K367]-[.J367]" office:value-type="float" office:value="0">
            <text:p>0:00</text:p>
          </table:table-cell>
          <table:table-cell table:style-name="ce26" office:value-type="time" office:time-value="PT07H45M27S">
            <text:p>07:45:27</text:p>
          </table:table-cell>
          <table:table-cell table:style-name="ce49" office:value-type="time" office:time-value="PT16H22M26S">
            <text:p>16:22:26</text:p>
          </table:table-cell>
          <table:table-cell table:formula="of:=[.N367]-[.M367]" office:value-type="float" office:value="0.359016203703704">
            <text:p>8:36:59</text:p>
          </table:table-cell>
          <table:table-cell office:value-type="float" office:value="0.319444444444444">
            <text:p>7:40</text:p>
          </table:table-cell>
          <table:table-cell office:value-type="float" office:value="0.683333333333333">
            <text:p>16:24</text:p>
          </table:table-cell>
          <table:table-cell table:formula="of:=[.Q367]-[.P367]" office:value-type="float" office:value="0.363888888888889">
            <text:p>8:44</text:p>
          </table:table-cell>
          <table:table-cell table:formula="of:=[.V367]-[.R367]" office:value-type="float" office:value="0.00225694444444463">
            <text:p>0:03:15</text:p>
          </table:table-cell>
          <table:table-cell table:style-name="ce26" office:value-type="time" office:time-value="PT07H38M03S">
            <text:p>07:38:03</text:p>
          </table:table-cell>
          <table:table-cell table:style-name="ce49" office:value-type="time" office:time-value="PT16H25M18S">
            <text:p>16:25:18</text:p>
          </table:table-cell>
          <table:table-cell table:formula="of:=[.U367]-[.T367]" office:value-type="float" office:value="0.366145833333333">
            <text:p>8:47:15</text:p>
          </table:table-cell>
          <table:table-cell table:number-columns-repeated="1002"/>
        </table:table-row>
        <table:table-row table:style-name="ro1">
          <table:table-cell table:formula="of:=[.B368]" office:value-type="date" office:date-value="2016-11-29">
            <text:p>Di, </text:p>
          </table:table-cell>
          <table:table-cell office:value-type="date" office:date-value="2016-11-29">
            <text:p>29.11.2016</text:p>
          </table:table-cell>
          <table:table-cell table:number-columns-repeated="7"/>
          <table:table-cell table:number-columns-repeated="2"/>
          <table:table-cell table:formula="of:=[.K368]-[.J368]" office:value-type="float" office:value="0">
            <text:p>0:00</text:p>
          </table:table-cell>
          <table:table-cell table:style-name="ce26" office:value-type="time" office:time-value="PT07H46M47S">
            <text:p>07:46:47</text:p>
          </table:table-cell>
          <table:table-cell table:style-name="ce49" office:value-type="time" office:time-value="PT16H21M49S">
            <text:p>16:21:49</text:p>
          </table:table-cell>
          <table:table-cell table:formula="of:=[.N368]-[.M368]" office:value-type="float" office:value="0.357662037037037">
            <text:p>8:35:02</text:p>
          </table:table-cell>
          <table:table-cell office:value-type="float" office:value="0.320138888888889">
            <text:p>7:41</text:p>
          </table:table-cell>
          <table:table-cell office:value-type="float" office:value="0.682638888888889">
            <text:p>16:23</text:p>
          </table:table-cell>
          <table:table-cell table:formula="of:=[.Q368]-[.P368]" office:value-type="float" office:value="0.3625">
            <text:p>8:42</text:p>
          </table:table-cell>
          <table:table-cell table:formula="of:=[.V368]-[.R368]" office:value-type="float" office:value="0.00236111111111126">
            <text:p>0:03:24</text:p>
          </table:table-cell>
          <table:table-cell table:style-name="ce26" office:value-type="time" office:time-value="PT07H39M20S">
            <text:p>07:39:20</text:p>
          </table:table-cell>
          <table:table-cell table:style-name="ce49" office:value-type="time" office:time-value="PT16H24M44S">
            <text:p>16:24:44</text:p>
          </table:table-cell>
          <table:table-cell table:formula="of:=[.U368]-[.T368]" office:value-type="float" office:value="0.364861111111111">
            <text:p>8:45:24</text:p>
          </table:table-cell>
          <table:table-cell office:value-type="string">
            <text:p>Luftbefeuchter am Bett gewechselt</text:p>
          </table:table-cell>
          <table:table-cell table:number-columns-repeated="1001"/>
        </table:table-row>
        <table:table-row table:style-name="ro1">
          <table:table-cell table:formula="of:=[.B369]" office:value-type="date" office:date-value="2016-11-30">
            <text:p>Mi, </text:p>
          </table:table-cell>
          <table:table-cell office:value-type="date" office:date-value="2016-11-30">
            <text:p>30.11.2016</text:p>
          </table:table-cell>
          <table:table-cell table:number-columns-repeated="7"/>
          <table:table-cell table:number-columns-repeated="2"/>
          <table:table-cell table:formula="of:=[.K369]-[.J369]" office:value-type="float" office:value="0">
            <text:p>0:00</text:p>
          </table:table-cell>
          <table:table-cell table:style-name="ce26" office:value-type="time" office:time-value="PT07H48M05S">
            <text:p>07:48:05</text:p>
          </table:table-cell>
          <table:table-cell table:style-name="ce49" office:value-type="time" office:time-value="PT16H21M15S">
            <text:p>16:21:15</text:p>
          </table:table-cell>
          <table:table-cell table:formula="of:=[.N369]-[.M369]" office:value-type="float" office:value="0.356365740740741">
            <text:p>8:33:10</text:p>
          </table:table-cell>
          <table:table-cell office:value-type="float" office:value="0.320833333333333">
            <text:p>7:42</text:p>
          </table:table-cell>
          <table:table-cell office:value-type="float" office:value="0.682638888888889">
            <text:p>16:23</text:p>
          </table:table-cell>
          <table:table-cell table:formula="of:=[.Q369]-[.P369]" office:value-type="float" office:value="0.361805555555556">
            <text:p>8:41</text:p>
          </table:table-cell>
          <table:table-cell table:formula="of:=[.V369]-[.R369]" office:value-type="float" office:value="0.00182870370370369">
            <text:p>0:02:38</text:p>
          </table:table-cell>
          <table:table-cell table:style-name="ce26" office:value-type="time" office:time-value="PT07H40M35S">
            <text:p>07:40:35</text:p>
          </table:table-cell>
          <table:table-cell table:style-name="ce49" office:value-type="time" office:time-value="PT16H24M13S">
            <text:p>16:24:13</text:p>
          </table:table-cell>
          <table:table-cell table:formula="of:=[.U369]-[.T369]" office:value-type="float" office:value="0.363634259259259">
            <text:p>8:43:38</text:p>
          </table:table-cell>
          <table:table-cell table:number-columns-repeated="1002"/>
        </table:table-row>
        <table:table-row table:style-name="ro1">
          <table:table-cell table:formula="of:=[.B370]" office:value-type="date" office:date-value="2016-12-01">
            <text:p>Do, </text:p>
          </table:table-cell>
          <table:table-cell office:value-type="date" office:date-value="2016-12-01">
            <text:p>01.12.2016</text:p>
          </table:table-cell>
          <table:table-cell table:number-columns-repeated="7"/>
          <table:table-cell table:number-columns-repeated="2"/>
          <table:table-cell table:formula="of:=[.K370]-[.J370]" office:value-type="float" office:value="0">
            <text:p>0:00</text:p>
          </table:table-cell>
          <table:table-cell table:style-name="ce26" office:value-type="time" office:time-value="PT07H49M22S">
            <text:p>07:49:22</text:p>
          </table:table-cell>
          <table:table-cell table:style-name="ce49" office:value-type="time" office:time-value="PT16H20M43S">
            <text:p>16:20:43</text:p>
          </table:table-cell>
          <table:table-cell table:formula="of:=[.N370]-[.M370]" office:value-type="float" office:value="0.355104166666667">
            <text:p>8:31:21</text:p>
          </table:table-cell>
          <table:table-cell office:value-type="float" office:value="0.321527777777778">
            <text:p>7:43</text:p>
          </table:table-cell>
          <table:table-cell office:value-type="float" office:value="0.681944444444445">
            <text:p>16:22</text:p>
          </table:table-cell>
          <table:table-cell table:formula="of:=[.Q370]-[.P370]" office:value-type="float" office:value="0.360416666666667">
            <text:p>8:39</text:p>
          </table:table-cell>
          <table:table-cell table:formula="of:=[.V370]-[.R370]" office:value-type="float" office:value="0.00202546296296291">
            <text:p>0:02:55</text:p>
          </table:table-cell>
          <table:table-cell table:style-name="ce26" office:value-type="time" office:time-value="PT07H41M49S">
            <text:p>07:41:49</text:p>
          </table:table-cell>
          <table:table-cell table:style-name="ce49" office:value-type="time" office:time-value="PT16H23M44S">
            <text:p>16:23:44</text:p>
          </table:table-cell>
          <table:table-cell table:formula="of:=[.U370]-[.T370]" office:value-type="float" office:value="0.36244212962963">
            <text:p>8:41:55</text:p>
          </table:table-cell>
          <table:table-cell table:number-columns-repeated="1002"/>
        </table:table-row>
        <table:table-row table:style-name="ro1">
          <table:table-cell table:formula="of:=[.B371]" office:value-type="date" office:date-value="2016-12-02">
            <text:p>Fr, </text:p>
          </table:table-cell>
          <table:table-cell office:value-type="date" office:date-value="2016-12-02">
            <text:p>02.12.2016</text:p>
          </table:table-cell>
          <table:table-cell table:number-columns-repeated="7"/>
          <table:table-cell table:number-columns-repeated="2"/>
          <table:table-cell table:formula="of:=[.K371]-[.J371]" office:value-type="float" office:value="0">
            <text:p>0:00</text:p>
          </table:table-cell>
          <table:table-cell table:style-name="ce26" office:value-type="time" office:time-value="PT07H50M37S">
            <text:p>07:50:37</text:p>
          </table:table-cell>
          <table:table-cell table:style-name="ce49" office:value-type="time" office:time-value="PT16H20M15S">
            <text:p>16:20:15</text:p>
          </table:table-cell>
          <table:table-cell table:formula="of:=[.N371]-[.M371]" office:value-type="float" office:value="0.353912037037037">
            <text:p>8:29:38</text:p>
          </table:table-cell>
          <table:table-cell office:value-type="float" office:value="0.322916666666667">
            <text:p>7:45</text:p>
          </table:table-cell>
          <table:table-cell office:value-type="float" office:value="0.681944444444445">
            <text:p>16:22</text:p>
          </table:table-cell>
          <table:table-cell table:formula="of:=[.Q371]-[.P371]" office:value-type="float" office:value="0.359027777777778">
            <text:p>8:37</text:p>
          </table:table-cell>
          <table:table-cell table:formula="of:=[.V371]-[.R371]" office:value-type="float" office:value="0.00229166666666669">
            <text:p>0:03:18</text:p>
          </table:table-cell>
          <table:table-cell table:style-name="ce26" office:value-type="time" office:time-value="PT07H43M01S">
            <text:p>07:43:01</text:p>
          </table:table-cell>
          <table:table-cell table:style-name="ce49" office:value-type="time" office:time-value="PT16H23M19S">
            <text:p>16:23:19</text:p>
          </table:table-cell>
          <table:table-cell table:formula="of:=[.U371]-[.T371]" office:value-type="float" office:value="0.361319444444445">
            <text:p>8:40:18</text:p>
          </table:table-cell>
          <table:table-cell table:number-columns-repeated="1002"/>
        </table:table-row>
        <table:table-row table:style-name="ro1">
          <table:table-cell table:formula="of:=[.B372]" office:value-type="date" office:date-value="2016-12-03">
            <text:p>Sa, </text:p>
          </table:table-cell>
          <table:table-cell office:value-type="date" office:date-value="2016-12-03">
            <text:p>03.12.2016</text:p>
          </table:table-cell>
          <table:table-cell table:number-columns-repeated="7"/>
          <table:table-cell table:number-columns-repeated="2"/>
          <table:table-cell table:formula="of:=[.K372]-[.J372]" office:value-type="float" office:value="0">
            <text:p>0:00</text:p>
          </table:table-cell>
          <table:table-cell table:style-name="ce26" office:value-type="time" office:time-value="PT07H51M51S">
            <text:p>07:51:51</text:p>
          </table:table-cell>
          <table:table-cell table:style-name="ce49" office:value-type="time" office:time-value="PT16H19M49S">
            <text:p>16:19:49</text:p>
          </table:table-cell>
          <table:table-cell table:formula="of:=[.N372]-[.M372]" office:value-type="float" office:value="0.35275462962963">
            <text:p>8:27:58</text:p>
          </table:table-cell>
          <table:table-cell office:value-type="float" office:value="0.323611111111111">
            <text:p>7:46</text:p>
          </table:table-cell>
          <table:table-cell office:value-type="float" office:value="0.68125">
            <text:p>16:21</text:p>
          </table:table-cell>
          <table:table-cell table:formula="of:=[.Q372]-[.P372]" office:value-type="float" office:value="0.357638888888889">
            <text:p>8:35</text:p>
          </table:table-cell>
          <table:table-cell table:formula="of:=[.V372]-[.R372]" office:value-type="float" office:value="0.00259259259259259">
            <text:p>0:03:44</text:p>
          </table:table-cell>
          <table:table-cell table:style-name="ce26" office:value-type="time" office:time-value="PT07H44M12S">
            <text:p>07:44:12</text:p>
          </table:table-cell>
          <table:table-cell table:style-name="ce49" office:value-type="time" office:time-value="PT16H22M56S">
            <text:p>16:22:56</text:p>
          </table:table-cell>
          <table:table-cell table:formula="of:=[.U372]-[.T372]" office:value-type="float" office:value="0.360231481481481">
            <text:p>8:38:44</text:p>
          </table:table-cell>
          <table:table-cell table:number-columns-repeated="1002"/>
        </table:table-row>
        <table:table-row table:style-name="ro1">
          <table:table-cell table:formula="of:=[.B373]" office:value-type="date" office:date-value="2016-12-04">
            <text:p>So, </text:p>
          </table:table-cell>
          <table:table-cell office:value-type="date" office:date-value="2016-12-04">
            <text:p>04.12.2016</text:p>
          </table:table-cell>
          <table:table-cell table:number-columns-repeated="7"/>
          <table:table-cell table:number-columns-repeated="2"/>
          <table:table-cell table:formula="of:=[.K373]-[.J373]" office:value-type="float" office:value="0">
            <text:p>0:00</text:p>
          </table:table-cell>
          <table:table-cell table:style-name="ce26" office:value-type="time" office:time-value="PT07H53M02S">
            <text:p>07:53:02</text:p>
          </table:table-cell>
          <table:table-cell table:style-name="ce49" office:value-type="time" office:time-value="PT16H19M27S">
            <text:p>16:19:27</text:p>
          </table:table-cell>
          <table:table-cell table:formula="of:=[.N373]-[.M373]" office:value-type="float" office:value="0.351678240740741">
            <text:p>8:26:25</text:p>
          </table:table-cell>
          <table:table-cell office:value-type="float" office:value="0.324305555555556">
            <text:p>7:47</text:p>
          </table:table-cell>
          <table:table-cell office:value-type="float" office:value="0.68125">
            <text:p>16:21</text:p>
          </table:table-cell>
          <table:table-cell table:formula="of:=[.Q373]-[.P373]" office:value-type="float" office:value="0.356944444444444">
            <text:p>8:34</text:p>
          </table:table-cell>
          <table:table-cell table:formula="of:=[.V373]-[.R373]" office:value-type="float" office:value="0.00225694444444452">
            <text:p>0:03:15</text:p>
          </table:table-cell>
          <table:table-cell table:style-name="ce26" office:value-type="time" office:time-value="PT07H45M21S">
            <text:p>07:45:21</text:p>
          </table:table-cell>
          <table:table-cell table:style-name="ce49" office:value-type="time" office:time-value="PT16H22M36S">
            <text:p>16:22:36</text:p>
          </table:table-cell>
          <table:table-cell table:formula="of:=[.U373]-[.T373]" office:value-type="float" office:value="0.359201388888889">
            <text:p>8:37:15</text:p>
          </table:table-cell>
          <table:table-cell table:number-columns-repeated="1002"/>
        </table:table-row>
        <table:table-row table:style-name="ro1">
          <table:table-cell table:formula="of:=[.B374]" office:value-type="date" office:date-value="2016-12-05">
            <text:p>Mo, </text:p>
          </table:table-cell>
          <table:table-cell office:value-type="date" office:date-value="2016-12-05">
            <text:p>05.12.2016</text:p>
          </table:table-cell>
          <table:table-cell table:number-columns-repeated="7"/>
          <table:table-cell table:number-columns-repeated="2"/>
          <table:table-cell table:formula="of:=[.K374]-[.J374]" office:value-type="float" office:value="0">
            <text:p>0:00</text:p>
          </table:table-cell>
          <table:table-cell table:style-name="ce26" office:value-type="time" office:time-value="PT07H54M12S">
            <text:p>07:54:12</text:p>
          </table:table-cell>
          <table:table-cell table:style-name="ce49" office:value-type="time" office:time-value="PT16H19M07S">
            <text:p>16:19:07</text:p>
          </table:table-cell>
          <table:table-cell table:formula="of:=[.N374]-[.M374]" office:value-type="float" office:value="0.350636574074074">
            <text:p>8:24:55</text:p>
          </table:table-cell>
          <table:table-cell office:value-type="float" office:value="0.325">
            <text:p>7:48</text:p>
          </table:table-cell>
          <table:table-cell office:value-type="float" office:value="0.68125">
            <text:p>16:21</text:p>
          </table:table-cell>
          <table:table-cell table:formula="of:=[.Q374]-[.P374]" office:value-type="float" office:value="0.35625">
            <text:p>8:33</text:p>
          </table:table-cell>
          <table:table-cell table:formula="of:=[.V374]-[.R374]" office:value-type="float" office:value="0.00197916666666675">
            <text:p>0:02:51</text:p>
          </table:table-cell>
          <table:table-cell table:style-name="ce26" office:value-type="time" office:time-value="PT07H46M28S">
            <text:p>07:46:28</text:p>
          </table:table-cell>
          <table:table-cell table:style-name="ce49" office:value-type="time" office:time-value="PT16H22M19S">
            <text:p>16:22:19</text:p>
          </table:table-cell>
          <table:table-cell table:formula="of:=[.U374]-[.T374]" office:value-type="float" office:value="0.358229166666667">
            <text:p>8:35:51</text:p>
          </table:table-cell>
          <table:table-cell table:number-columns-repeated="1002"/>
        </table:table-row>
        <table:table-row table:style-name="ro1">
          <table:table-cell table:formula="of:=[.B375]" office:value-type="date" office:date-value="2016-12-06">
            <text:p>Di, </text:p>
          </table:table-cell>
          <table:table-cell office:value-type="date" office:date-value="2016-12-06">
            <text:p>06.12.2016</text:p>
          </table:table-cell>
          <table:table-cell table:number-columns-repeated="7"/>
          <table:table-cell table:number-columns-repeated="2"/>
          <table:table-cell table:formula="of:=[.K375]-[.J375]" office:value-type="float" office:value="0">
            <text:p>0:00</text:p>
          </table:table-cell>
          <table:table-cell table:style-name="ce26" office:value-type="time" office:time-value="PT07H55M20S">
            <text:p>07:55:20</text:p>
          </table:table-cell>
          <table:table-cell table:style-name="ce49" office:value-type="time" office:time-value="PT16H18M51S">
            <text:p>16:18:51</text:p>
          </table:table-cell>
          <table:table-cell table:formula="of:=[.N375]-[.M375]" office:value-type="float" office:value="0.349664351851852">
            <text:p>8:23:31</text:p>
          </table:table-cell>
          <table:table-cell office:value-type="float" office:value="0.325694444444444">
            <text:p>7:49</text:p>
          </table:table-cell>
          <table:table-cell office:value-type="float" office:value="0.68125">
            <text:p>16:21</text:p>
          </table:table-cell>
          <table:table-cell table:formula="of:=[.Q375]-[.P375]" office:value-type="float" office:value="0.355555555555556">
            <text:p>8:32</text:p>
          </table:table-cell>
          <table:table-cell table:formula="of:=[.V375]-[.R375]" office:value-type="float" office:value="0.00175925925925929">
            <text:p>0:02:32</text:p>
          </table:table-cell>
          <table:table-cell table:style-name="ce26" office:value-type="time" office:time-value="PT07H47M33S">
            <text:p>07:47:33</text:p>
          </table:table-cell>
          <table:table-cell table:style-name="ce49" office:value-type="time" office:time-value="PT16H22M05S">
            <text:p>16:22:05</text:p>
          </table:table-cell>
          <table:table-cell table:formula="of:=[.U375]-[.T375]" office:value-type="float" office:value="0.357314814814815">
            <text:p>8:34:32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376]" office:value-type="date" office:date-value="2016-12-07">
            <text:p>Mi, </text:p>
          </table:table-cell>
          <table:table-cell office:value-type="date" office:date-value="2016-12-07">
            <text:p>07.12.2016</text:p>
          </table:table-cell>
          <table:table-cell table:number-columns-repeated="7"/>
          <table:table-cell table:number-columns-repeated="2"/>
          <table:table-cell table:formula="of:=[.K376]-[.J376]" office:value-type="float" office:value="0">
            <text:p>0:00</text:p>
          </table:table-cell>
          <table:table-cell table:style-name="ce26" office:value-type="time" office:time-value="PT07H56M25S">
            <text:p>07:56:25</text:p>
          </table:table-cell>
          <table:table-cell table:style-name="ce49" office:value-type="time" office:time-value="PT16H18M37S">
            <text:p>16:18:37</text:p>
          </table:table-cell>
          <table:table-cell table:formula="of:=[.N376]-[.M376]" office:value-type="float" office:value="0.34875">
            <text:p>8:22:12</text:p>
          </table:table-cell>
          <table:table-cell office:value-type="float" office:value="0.326388888888889">
            <text:p>7:50</text:p>
          </table:table-cell>
          <table:table-cell office:value-type="float" office:value="0.680555555555555">
            <text:p>16:20</text:p>
          </table:table-cell>
          <table:table-cell table:formula="of:=[.Q376]-[.P376]" office:value-type="float" office:value="0.354166666666667">
            <text:p>8:30</text:p>
          </table:table-cell>
          <table:table-cell table:formula="of:=[.V376]-[.R376]" office:value-type="float" office:value="0.00229166666666664">
            <text:p>0:03:18</text:p>
          </table:table-cell>
          <table:table-cell table:style-name="ce26" office:value-type="time" office:time-value="PT07H48M36S">
            <text:p>07:48:36</text:p>
          </table:table-cell>
          <table:table-cell table:style-name="ce49" office:value-type="time" office:time-value="PT16H21M54S">
            <text:p>16:21:54</text:p>
          </table:table-cell>
          <table:table-cell table:formula="of:=[.U376]-[.T376]" office:value-type="float" office:value="0.356458333333333">
            <text:p>8:33:18</text:p>
          </table:table-cell>
          <table:table-cell table:number-columns-repeated="1002"/>
        </table:table-row>
        <table:table-row table:style-name="ro1">
          <table:table-cell table:formula="of:=[.B377]" office:value-type="date" office:date-value="2016-12-08">
            <text:p>Do, </text:p>
          </table:table-cell>
          <table:table-cell office:value-type="date" office:date-value="2016-12-08">
            <text:p>08.12.2016</text:p>
          </table:table-cell>
          <table:table-cell table:number-columns-repeated="7"/>
          <table:table-cell table:number-columns-repeated="2"/>
          <table:table-cell table:formula="of:=[.K377]-[.J377]" office:value-type="float" office:value="0">
            <text:p>0:00</text:p>
          </table:table-cell>
          <table:table-cell table:style-name="ce26" office:value-type="time" office:time-value="PT07H57M29S">
            <text:p>07:57:29</text:p>
          </table:table-cell>
          <table:table-cell table:style-name="ce49" office:value-type="time" office:time-value="PT16H18M27S">
            <text:p>16:18:27</text:p>
          </table:table-cell>
          <table:table-cell table:formula="of:=[.N377]-[.M377]" office:value-type="float" office:value="0.347893518518519">
            <text:p>8:20:58</text:p>
          </table:table-cell>
          <table:table-cell office:value-type="float" office:value="0.327083333333333">
            <text:p>7:51</text:p>
          </table:table-cell>
          <table:table-cell office:value-type="float" office:value="0.680555555555555">
            <text:p>16:20</text:p>
          </table:table-cell>
          <table:table-cell table:formula="of:=[.Q377]-[.P377]" office:value-type="float" office:value="0.353472222222222">
            <text:p>8:29</text:p>
          </table:table-cell>
          <table:table-cell table:formula="of:=[.V377]-[.R377]" office:value-type="float" office:value="0.00217592592592603">
            <text:p>0:03:08</text:p>
          </table:table-cell>
          <table:table-cell table:style-name="ce26" office:value-type="time" office:time-value="PT07H49M38S">
            <text:p>07:49:38</text:p>
          </table:table-cell>
          <table:table-cell table:style-name="ce49" office:value-type="time" office:time-value="PT16H21M46S">
            <text:p>16:21:46</text:p>
          </table:table-cell>
          <table:table-cell table:formula="of:=[.U377]-[.T377]" office:value-type="float" office:value="0.355648148148148">
            <text:p>8:32:08</text:p>
          </table:table-cell>
          <table:table-cell table:number-columns-repeated="1002"/>
        </table:table-row>
        <table:table-row table:style-name="ro1">
          <table:table-cell table:formula="of:=[.B378]" office:value-type="date" office:date-value="2016-12-09">
            <text:p>Fr, </text:p>
          </table:table-cell>
          <table:table-cell office:value-type="date" office:date-value="2016-12-09">
            <text:p>09.12.2016</text:p>
          </table:table-cell>
          <table:table-cell table:number-columns-repeated="7"/>
          <table:table-cell table:number-columns-repeated="2"/>
          <table:table-cell table:formula="of:=[.K378]-[.J378]" office:value-type="float" office:value="0">
            <text:p>0:00</text:p>
          </table:table-cell>
          <table:table-cell table:style-name="ce26" office:value-type="time" office:time-value="PT07H58M30S">
            <text:p>07:58:30</text:p>
          </table:table-cell>
          <table:table-cell table:style-name="ce49" office:value-type="time" office:time-value="PT16H18M20S">
            <text:p>16:18:20</text:p>
          </table:table-cell>
          <table:table-cell table:formula="of:=[.N378]-[.M378]" office:value-type="float" office:value="0.347106481481482">
            <text:p>8:19:50</text:p>
          </table:table-cell>
          <table:table-cell office:value-type="float" office:value="0.327777777777778">
            <text:p>7:52</text:p>
          </table:table-cell>
          <table:table-cell office:value-type="float" office:value="0.680555555555555">
            <text:p>16:20</text:p>
          </table:table-cell>
          <table:table-cell table:formula="of:=[.Q378]-[.P378]" office:value-type="float" office:value="0.352777777777778">
            <text:p>8:28</text:p>
          </table:table-cell>
          <table:table-cell table:formula="of:=[.V378]-[.R378]" office:value-type="float" office:value="0.00211805555555561">
            <text:p>0:03:03</text:p>
          </table:table-cell>
          <table:table-cell table:style-name="ce26" office:value-type="time" office:time-value="PT07H50M37S">
            <text:p>07:50:37</text:p>
          </table:table-cell>
          <table:table-cell table:style-name="ce49" office:value-type="time" office:time-value="PT16H21M40S">
            <text:p>16:21:40</text:p>
          </table:table-cell>
          <table:table-cell table:formula="of:=[.U378]-[.T378]" office:value-type="float" office:value="0.354895833333333">
            <text:p>8:31:03</text:p>
          </table:table-cell>
          <table:table-cell table:number-columns-repeated="1002"/>
        </table:table-row>
        <table:table-row table:style-name="ro1">
          <table:table-cell table:formula="of:=[.B379]" office:value-type="date" office:date-value="2016-12-10">
            <text:p>Sa, </text:p>
          </table:table-cell>
          <table:table-cell office:value-type="date" office:date-value="2016-12-10">
            <text:p>10.12.2016</text:p>
          </table:table-cell>
          <table:table-cell table:number-columns-repeated="7"/>
          <table:table-cell table:number-columns-repeated="2"/>
          <table:table-cell table:formula="of:=[.K379]-[.J379]" office:value-type="float" office:value="0">
            <text:p>0:00</text:p>
          </table:table-cell>
          <table:table-cell table:style-name="ce26" office:value-type="time" office:time-value="PT07H59M29S">
            <text:p>07:59:29</text:p>
          </table:table-cell>
          <table:table-cell table:style-name="ce49" office:value-type="time" office:time-value="PT16H18M16S">
            <text:p>16:18:16</text:p>
          </table:table-cell>
          <table:table-cell table:formula="of:=[.N379]-[.M379]" office:value-type="float" office:value="0.346377314814815">
            <text:p>8:18:47</text:p>
          </table:table-cell>
          <table:table-cell office:value-type="float" office:value="0.328472222222222">
            <text:p>7:53</text:p>
          </table:table-cell>
          <table:table-cell office:value-type="float" office:value="0.680555555555555">
            <text:p>16:20</text:p>
          </table:table-cell>
          <table:table-cell table:formula="of:=[.Q379]-[.P379]" office:value-type="float" office:value="0.352083333333333">
            <text:p>8:27</text:p>
          </table:table-cell>
          <table:table-cell table:formula="of:=[.V379]-[.R379]" office:value-type="float" office:value="0.00212962962962976">
            <text:p>0:03:04</text:p>
          </table:table-cell>
          <table:table-cell table:style-name="ce26" office:value-type="time" office:time-value="PT07H51M34S">
            <text:p>07:51:34</text:p>
          </table:table-cell>
          <table:table-cell table:style-name="ce49" office:value-type="time" office:time-value="PT16H21M38S">
            <text:p>16:21:38</text:p>
          </table:table-cell>
          <table:table-cell table:formula="of:=[.U379]-[.T379]" office:value-type="float" office:value="0.354212962962963">
            <text:p>8:30:04</text:p>
          </table:table-cell>
          <table:table-cell table:number-columns-repeated="1002"/>
        </table:table-row>
        <table:table-row table:style-name="ro1">
          <table:table-cell table:formula="of:=[.B380]" office:value-type="date" office:date-value="2016-12-11">
            <text:p>So, </text:p>
          </table:table-cell>
          <table:table-cell office:value-type="date" office:date-value="2016-12-11">
            <text:p>11.12.2016</text:p>
          </table:table-cell>
          <table:table-cell table:number-columns-repeated="7"/>
          <table:table-cell table:number-columns-repeated="2"/>
          <table:table-cell table:formula="of:=[.K380]-[.J380]" office:value-type="float" office:value="0">
            <text:p>0:00</text:p>
          </table:table-cell>
          <table:table-cell table:style-name="ce26" office:value-type="time" office:time-value="PT08H00M25S">
            <text:p>08:00:25</text:p>
          </table:table-cell>
          <table:table-cell table:style-name="ce49" office:value-type="time" office:time-value="PT16H18M15S">
            <text:p>16:18:15</text:p>
          </table:table-cell>
          <table:table-cell table:formula="of:=[.N380]-[.M380]" office:value-type="float" office:value="0.345717592592593">
            <text:p>8:17:50</text:p>
          </table:table-cell>
          <table:table-cell office:value-type="float" office:value="0.329166666666667">
            <text:p>7:54</text:p>
          </table:table-cell>
          <table:table-cell office:value-type="float" office:value="0.680555555555555">
            <text:p>16:20</text:p>
          </table:table-cell>
          <table:table-cell table:formula="of:=[.Q380]-[.P380]" office:value-type="float" office:value="0.351388888888889">
            <text:p>8:26</text:p>
          </table:table-cell>
          <table:table-cell table:formula="of:=[.V380]-[.R380]" office:value-type="float" office:value="0.00219907407407421">
            <text:p>0:03:10</text:p>
          </table:table-cell>
          <table:table-cell table:style-name="ce26" office:value-type="time" office:time-value="PT07H52M29S">
            <text:p>07:52:29</text:p>
          </table:table-cell>
          <table:table-cell table:style-name="ce49" office:value-type="time" office:time-value="PT16H21M39S">
            <text:p>16:21:39</text:p>
          </table:table-cell>
          <table:table-cell table:formula="of:=[.U380]-[.T380]" office:value-type="float" office:value="0.353587962962963">
            <text:p>8:29:10</text:p>
          </table:table-cell>
          <table:table-cell table:number-columns-repeated="1002"/>
        </table:table-row>
        <table:table-row table:style-name="ro1">
          <table:table-cell table:formula="of:=[.B381]" office:value-type="date" office:date-value="2016-12-12">
            <text:p>Mo, </text:p>
          </table:table-cell>
          <table:table-cell office:value-type="date" office:date-value="2016-12-12">
            <text:p>12.12.2016</text:p>
          </table:table-cell>
          <table:table-cell table:number-columns-repeated="7"/>
          <table:table-cell table:number-columns-repeated="2"/>
          <table:table-cell table:formula="of:=[.K381]-[.J381]" office:value-type="float" office:value="0">
            <text:p>0:00</text:p>
          </table:table-cell>
          <table:table-cell table:style-name="ce26" office:value-type="time" office:time-value="PT08H01M20S">
            <text:p>08:01:20</text:p>
          </table:table-cell>
          <table:table-cell table:style-name="ce49" office:value-type="time" office:time-value="PT16H18M17S">
            <text:p>16:18:17</text:p>
          </table:table-cell>
          <table:table-cell table:formula="of:=[.N381]-[.M381]" office:value-type="float" office:value="0.345104166666667">
            <text:p>8:16:57</text:p>
          </table:table-cell>
          <table:table-cell office:value-type="float" office:value="0.329861111111111">
            <text:p>7:55</text:p>
          </table:table-cell>
          <table:table-cell office:value-type="float" office:value="0.680555555555555">
            <text:p>16:20</text:p>
          </table:table-cell>
          <table:table-cell table:formula="of:=[.Q381]-[.P381]" office:value-type="float" office:value="0.350694444444444">
            <text:p>8:25</text:p>
          </table:table-cell>
          <table:table-cell table:formula="of:=[.V381]-[.R381]" office:value-type="float" office:value="0.00232638888888909">
            <text:p>0:03:21</text:p>
          </table:table-cell>
          <table:table-cell table:style-name="ce26" office:value-type="time" office:time-value="PT07H53M21S">
            <text:p>07:53:21</text:p>
          </table:table-cell>
          <table:table-cell table:style-name="ce49" office:value-type="time" office:time-value="PT16H21M42S">
            <text:p>16:21:42</text:p>
          </table:table-cell>
          <table:table-cell table:formula="of:=[.U381]-[.T381]" office:value-type="float" office:value="0.353020833333333">
            <text:p>8:28:21</text:p>
          </table:table-cell>
          <table:table-cell table:number-columns-repeated="1002"/>
        </table:table-row>
        <table:table-row table:style-name="ro1">
          <table:table-cell table:formula="of:=[.B382]" office:value-type="date" office:date-value="2016-12-13">
            <text:p>Di, </text:p>
          </table:table-cell>
          <table:table-cell office:value-type="date" office:date-value="2016-12-13">
            <text:p>13.12.2016</text:p>
          </table:table-cell>
          <table:table-cell table:number-columns-repeated="7"/>
          <table:table-cell table:number-columns-repeated="2"/>
          <table:table-cell table:formula="of:=[.K382]-[.J382]" office:value-type="float" office:value="0">
            <text:p>0:00</text:p>
          </table:table-cell>
          <table:table-cell table:style-name="ce26" office:value-type="time" office:time-value="PT08H02M11S">
            <text:p>08:02:11</text:p>
          </table:table-cell>
          <table:table-cell table:style-name="ce49" office:value-type="time" office:time-value="PT16H18M22S">
            <text:p>16:18:22</text:p>
          </table:table-cell>
          <table:table-cell table:formula="of:=[.N382]-[.M382]" office:value-type="float" office:value="0.344571759259259">
            <text:p>8:16:11</text:p>
          </table:table-cell>
          <table:table-cell office:value-type="float" office:value="0.330555555555556">
            <text:p>7:56</text:p>
          </table:table-cell>
          <table:table-cell office:value-type="float" office:value="0.680555555555555">
            <text:p>16:20</text:p>
          </table:table-cell>
          <table:table-cell table:formula="of:=[.Q382]-[.P382]" office:value-type="float" office:value="0.35">
            <text:p>8:24</text:p>
          </table:table-cell>
          <table:table-cell table:formula="of:=[.V382]-[.R382]" office:value-type="float" office:value="0.00251157407407421">
            <text:p>0:03:37</text:p>
          </table:table-cell>
          <table:table-cell table:style-name="ce26" office:value-type="time" office:time-value="PT07H54M12S">
            <text:p>07:54:12</text:p>
          </table:table-cell>
          <table:table-cell table:style-name="ce49" office:value-type="time" office:time-value="PT16H21M49S">
            <text:p>16:21:49</text:p>
          </table:table-cell>
          <table:table-cell table:formula="of:=[.U382]-[.T382]" office:value-type="float" office:value="0.352511574074074">
            <text:p>8:27:37</text:p>
          </table:table-cell>
          <table:table-cell table:number-columns-repeated="1002"/>
        </table:table-row>
        <table:table-row table:style-name="ro1">
          <table:table-cell table:formula="of:=[.B383]" office:value-type="date" office:date-value="2016-12-14">
            <text:p>Mi, </text:p>
          </table:table-cell>
          <table:table-cell office:value-type="date" office:date-value="2016-12-14">
            <text:p>14.12.2016</text:p>
          </table:table-cell>
          <table:table-cell table:number-columns-repeated="7"/>
          <table:table-cell table:number-columns-repeated="2"/>
          <table:table-cell table:formula="of:=[.K383]-[.J383]" office:value-type="float" office:value="0">
            <text:p>0:00</text:p>
          </table:table-cell>
          <table:table-cell table:style-name="ce26" office:value-type="time" office:time-value="PT08H03M00S">
            <text:p>08:03:00</text:p>
          </table:table-cell>
          <table:table-cell table:style-name="ce49" office:value-type="time" office:time-value="PT16H18M30S">
            <text:p>16:18:30</text:p>
          </table:table-cell>
          <table:table-cell table:formula="of:=[.N383]-[.M383]" office:value-type="float" office:value="0.344097222222222">
            <text:p>8:15:30</text:p>
          </table:table-cell>
          <table:table-cell office:value-type="float" office:value="0.33125">
            <text:p>7:57</text:p>
          </table:table-cell>
          <table:table-cell office:value-type="float" office:value="0.680555555555555">
            <text:p>16:20</text:p>
          </table:table-cell>
          <table:table-cell table:formula="of:=[.Q383]-[.P383]" office:value-type="float" office:value="0.349305555555555">
            <text:p>8:23</text:p>
          </table:table-cell>
          <table:table-cell table:formula="of:=[.V383]-[.R383]" office:value-type="float" office:value="0.00276620370370378">
            <text:p>0:03:59</text:p>
          </table:table-cell>
          <table:table-cell table:style-name="ce26" office:value-type="time" office:time-value="PT07H55M00S">
            <text:p>07:55:00</text:p>
          </table:table-cell>
          <table:table-cell table:style-name="ce49" office:value-type="time" office:time-value="PT16H21M59S">
            <text:p>16:21:59</text:p>
          </table:table-cell>
          <table:table-cell table:formula="of:=[.U383]-[.T383]" office:value-type="float" office:value="0.352071759259259">
            <text:p>8:26:59</text:p>
          </table:table-cell>
          <table:table-cell table:number-columns-repeated="1002"/>
        </table:table-row>
        <table:table-row table:style-name="ro1">
          <table:table-cell table:formula="of:=[.B384]" office:value-type="date" office:date-value="2016-12-15">
            <text:p>Do, </text:p>
          </table:table-cell>
          <table:table-cell office:value-type="date" office:date-value="2016-12-15">
            <text:p>15.12.2016</text:p>
          </table:table-cell>
          <table:table-cell table:number-columns-repeated="7"/>
          <table:table-cell table:number-columns-repeated="2"/>
          <table:table-cell table:formula="of:=[.K384]-[.J384]" office:value-type="float" office:value="0">
            <text:p>0:00</text:p>
          </table:table-cell>
          <table:table-cell table:style-name="ce26" office:value-type="time" office:time-value="PT08H03M47S">
            <text:p>08:03:47</text:p>
          </table:table-cell>
          <table:table-cell table:style-name="ce49" office:value-type="time" office:time-value="PT16H18M42S">
            <text:p>16:18:42</text:p>
          </table:table-cell>
          <table:table-cell table:formula="of:=[.N384]-[.M384]" office:value-type="float" office:value="0.34369212962963">
            <text:p>8:14:55</text:p>
          </table:table-cell>
          <table:table-cell office:value-type="float" office:value="0.331944444444444">
            <text:p>7:58</text:p>
          </table:table-cell>
          <table:table-cell office:value-type="float" office:value="0.68125">
            <text:p>16:21</text:p>
          </table:table-cell>
          <table:table-cell table:formula="of:=[.Q384]-[.P384]" office:value-type="float" office:value="0.349305555555556">
            <text:p>8:23</text:p>
          </table:table-cell>
          <table:table-cell table:formula="of:=[.V384]-[.R384]" office:value-type="float" office:value="0.00238425925925917">
            <text:p>0:03:26</text:p>
          </table:table-cell>
          <table:table-cell table:style-name="ce26" office:value-type="time" office:time-value="PT07H55M45S">
            <text:p>07:55:45</text:p>
          </table:table-cell>
          <table:table-cell table:style-name="ce49" office:value-type="time" office:time-value="PT16H22M11S">
            <text:p>16:22:11</text:p>
          </table:table-cell>
          <table:table-cell table:formula="of:=[.U384]-[.T384]" office:value-type="float" office:value="0.351689814814815">
            <text:p>8:26:26</text:p>
          </table:table-cell>
          <table:table-cell table:number-columns-repeated="1002"/>
        </table:table-row>
        <table:table-row table:style-name="ro1">
          <table:table-cell table:formula="of:=[.B385]" office:value-type="date" office:date-value="2016-12-16">
            <text:p>Fr, </text:p>
          </table:table-cell>
          <table:table-cell office:value-type="date" office:date-value="2016-12-16">
            <text:p>16.12.2016</text:p>
          </table:table-cell>
          <table:table-cell table:number-columns-repeated="7"/>
          <table:table-cell table:number-columns-repeated="2"/>
          <table:table-cell table:formula="of:=[.K385]-[.J385]" office:value-type="float" office:value="0">
            <text:p>0:00</text:p>
          </table:table-cell>
          <table:table-cell table:style-name="ce26" office:value-type="time" office:time-value="PT08H04M31S">
            <text:p>08:04:31</text:p>
          </table:table-cell>
          <table:table-cell table:style-name="ce49" office:value-type="time" office:time-value="PT16H18M56S">
            <text:p>16:18:56</text:p>
          </table:table-cell>
          <table:table-cell table:formula="of:=[.N385]-[.M385]" office:value-type="float" office:value="0.343344907407407">
            <text:p>8:14:25</text:p>
          </table:table-cell>
          <table:table-cell office:value-type="float" office:value="0.332638888888889">
            <text:p>7:59</text:p>
          </table:table-cell>
          <table:table-cell office:value-type="float" office:value="0.68125">
            <text:p>16:21</text:p>
          </table:table-cell>
          <table:table-cell table:formula="of:=[.Q385]-[.P385]" office:value-type="float" office:value="0.348611111111111">
            <text:p>8:22</text:p>
          </table:table-cell>
          <table:table-cell table:formula="of:=[.V385]-[.R385]" office:value-type="float" office:value="0.00276620370370373">
            <text:p>0:03:59</text:p>
          </table:table-cell>
          <table:table-cell table:style-name="ce26" office:value-type="time" office:time-value="PT07H56M28S">
            <text:p>07:56:28</text:p>
          </table:table-cell>
          <table:table-cell table:style-name="ce49" office:value-type="time" office:time-value="PT16H22M27S">
            <text:p>16:22:27</text:p>
          </table:table-cell>
          <table:table-cell table:formula="of:=[.U385]-[.T385]" office:value-type="float" office:value="0.351377314814815">
            <text:p>8:25:59</text:p>
          </table:table-cell>
          <table:table-cell table:number-columns-repeated="1002"/>
        </table:table-row>
        <table:table-row table:style-name="ro1">
          <table:table-cell table:formula="of:=[.B386]" office:value-type="date" office:date-value="2016-12-17">
            <text:p>Sa, </text:p>
          </table:table-cell>
          <table:table-cell office:value-type="date" office:date-value="2016-12-17">
            <text:p>17.12.2016</text:p>
          </table:table-cell>
          <table:table-cell table:number-columns-repeated="7"/>
          <table:table-cell table:number-columns-repeated="2"/>
          <table:table-cell table:formula="of:=[.K386]-[.J386]" office:value-type="float" office:value="0">
            <text:p>0:00</text:p>
          </table:table-cell>
          <table:table-cell table:style-name="ce26" office:value-type="time" office:time-value="PT08H05M12S">
            <text:p>08:05:12</text:p>
          </table:table-cell>
          <table:table-cell table:style-name="ce49" office:value-type="time" office:time-value="PT16H19M14S">
            <text:p>16:19:14</text:p>
          </table:table-cell>
          <table:table-cell table:formula="of:=[.N386]-[.M386]" office:value-type="float" office:value="0.343078703703704">
            <text:p>8:14:02</text:p>
          </table:table-cell>
          <table:table-cell office:value-type="float" office:value="0.332638888888889">
            <text:p>7:59</text:p>
          </table:table-cell>
          <table:table-cell office:value-type="float" office:value="0.68125">
            <text:p>16:21</text:p>
          </table:table-cell>
          <table:table-cell table:formula="of:=[.Q386]-[.P386]" office:value-type="float" office:value="0.348611111111111">
            <text:p>8:22</text:p>
          </table:table-cell>
          <table:table-cell table:formula="of:=[.V386]-[.R386]" office:value-type="float" office:value="0.00249999999999995">
            <text:p>0:03:36</text:p>
          </table:table-cell>
          <table:table-cell table:style-name="ce26" office:value-type="time" office:time-value="PT07H57M09S">
            <text:p>07:57:09</text:p>
          </table:table-cell>
          <table:table-cell table:style-name="ce49" office:value-type="time" office:time-value="PT16H22M45S">
            <text:p>16:22:45</text:p>
          </table:table-cell>
          <table:table-cell table:formula="of:=[.U386]-[.T386]" office:value-type="float" office:value="0.351111111111111">
            <text:p>8:25:36</text:p>
          </table:table-cell>
          <table:table-cell table:number-columns-repeated="1002"/>
        </table:table-row>
        <table:table-row table:style-name="ro1">
          <table:table-cell table:formula="of:=[.B387]" office:value-type="date" office:date-value="2016-12-18">
            <text:p>So, </text:p>
          </table:table-cell>
          <table:table-cell office:value-type="date" office:date-value="2016-12-18">
            <text:p>18.12.2016</text:p>
          </table:table-cell>
          <table:table-cell table:number-columns-repeated="7"/>
          <table:table-cell table:number-columns-repeated="2"/>
          <table:table-cell table:formula="of:=[.K387]-[.J387]" office:value-type="float" office:value="0">
            <text:p>0:00</text:p>
          </table:table-cell>
          <table:table-cell table:style-name="ce26" office:value-type="time" office:time-value="PT08H05M50S">
            <text:p>08:05:50</text:p>
          </table:table-cell>
          <table:table-cell table:style-name="ce49" office:value-type="time" office:time-value="PT16H19M35S">
            <text:p>16:19:35</text:p>
          </table:table-cell>
          <table:table-cell table:formula="of:=[.N387]-[.M387]" office:value-type="float" office:value="0.342881944444444">
            <text:p>8:13:45</text:p>
          </table:table-cell>
          <table:table-cell office:value-type="float" office:value="0.333333333333333">
            <text:p>8:00</text:p>
          </table:table-cell>
          <table:table-cell office:value-type="float" office:value="0.68125">
            <text:p>16:21</text:p>
          </table:table-cell>
          <table:table-cell table:formula="of:=[.Q387]-[.P387]" office:value-type="float" office:value="0.347916666666667">
            <text:p>8:21</text:p>
          </table:table-cell>
          <table:table-cell table:formula="of:=[.V387]-[.R387]" office:value-type="float" office:value="0.00300925925925927">
            <text:p>0:04:20</text:p>
          </table:table-cell>
          <table:table-cell table:style-name="ce26" office:value-type="time" office:time-value="PT07H57M46S">
            <text:p>07:57:46</text:p>
          </table:table-cell>
          <table:table-cell table:style-name="ce49" office:value-type="time" office:time-value="PT16H23M06S">
            <text:p>16:23:06</text:p>
          </table:table-cell>
          <table:table-cell table:formula="of:=[.U387]-[.T387]" office:value-type="float" office:value="0.350925925925926">
            <text:p>8:25:20</text:p>
          </table:table-cell>
          <table:table-cell table:number-columns-repeated="1002"/>
        </table:table-row>
        <table:table-row table:style-name="ro1">
          <table:table-cell table:formula="of:=[.B388]" office:value-type="date" office:date-value="2016-12-19">
            <text:p>Mo, </text:p>
          </table:table-cell>
          <table:table-cell office:value-type="date" office:date-value="2016-12-19">
            <text:p>19.12.2016</text:p>
          </table:table-cell>
          <table:table-cell table:number-columns-repeated="7"/>
          <table:table-cell table:number-columns-repeated="2"/>
          <table:table-cell table:formula="of:=[.K388]-[.J388]" office:value-type="float" office:value="0">
            <text:p>0:00</text:p>
          </table:table-cell>
          <table:table-cell table:style-name="ce26" office:value-type="time" office:time-value="PT08H06M26S">
            <text:p>08:06:26</text:p>
          </table:table-cell>
          <table:table-cell table:style-name="ce49" office:value-type="time" office:time-value="PT16H19M59S">
            <text:p>16:19:59</text:p>
          </table:table-cell>
          <table:table-cell table:formula="of:=[.N388]-[.M388]" office:value-type="float" office:value="0.342743055555556">
            <text:p>8:13:33</text:p>
          </table:table-cell>
          <table:table-cell office:value-type="float" office:value="0.333333333333333">
            <text:p>8:00</text:p>
          </table:table-cell>
          <table:table-cell office:value-type="float" office:value="0.681944444444445">
            <text:p>16:22</text:p>
          </table:table-cell>
          <table:table-cell table:formula="of:=[.Q388]-[.P388]" office:value-type="float" office:value="0.348611111111111">
            <text:p>8:22</text:p>
          </table:table-cell>
          <table:table-cell table:formula="of:=[.V388]-[.R388]" office:value-type="float" office:value="0.0021759259259258">
            <text:p>0:03:08</text:p>
          </table:table-cell>
          <table:table-cell table:style-name="ce26" office:value-type="time" office:time-value="PT07H58M22S">
            <text:p>07:58:22</text:p>
          </table:table-cell>
          <table:table-cell table:style-name="ce49" office:value-type="time" office:time-value="PT16H23M30S">
            <text:p>16:23:30</text:p>
          </table:table-cell>
          <table:table-cell table:formula="of:=[.U388]-[.T388]" office:value-type="float" office:value="0.350787037037037">
            <text:p>8:25:08</text:p>
          </table:table-cell>
          <table:table-cell table:number-columns-repeated="1002"/>
        </table:table-row>
        <table:table-row table:style-name="ro1">
          <table:table-cell table:formula="of:=[.B389]" office:value-type="date" office:date-value="2016-12-20">
            <text:p>Di, </text:p>
          </table:table-cell>
          <table:table-cell office:value-type="date" office:date-value="2016-12-20">
            <text:p>20.12.2016</text:p>
          </table:table-cell>
          <table:table-cell table:number-columns-repeated="7"/>
          <table:table-cell table:number-columns-repeated="2"/>
          <table:table-cell table:formula="of:=[.K389]-[.J389]" office:value-type="float" office:value="0">
            <text:p>0:00</text:p>
          </table:table-cell>
          <table:table-cell table:style-name="ce26" office:value-type="time" office:time-value="PT08H06M59S">
            <text:p>08:06:59</text:p>
          </table:table-cell>
          <table:table-cell table:style-name="ce49" office:value-type="time" office:time-value="PT16H20M26S">
            <text:p>16:20:26</text:p>
          </table:table-cell>
          <table:table-cell table:formula="of:=[.N389]-[.M389]" office:value-type="float" office:value="0.342673611111111">
            <text:p>8:13:27</text:p>
          </table:table-cell>
          <table:table-cell office:value-type="float" office:value="0.334027777777778">
            <text:p>8:01</text:p>
          </table:table-cell>
          <table:table-cell office:value-type="float" office:value="0.681944444444445">
            <text:p>16:22</text:p>
          </table:table-cell>
          <table:table-cell table:formula="of:=[.Q389]-[.P389]" office:value-type="float" office:value="0.347916666666667">
            <text:p>8:21</text:p>
          </table:table-cell>
          <table:table-cell table:formula="of:=[.V389]-[.R389]" office:value-type="float" office:value="0.00281249999999994">
            <text:p>0:04:03</text:p>
          </table:table-cell>
          <table:table-cell table:style-name="ce26" office:value-type="time" office:time-value="PT07H58M54S">
            <text:p>07:58:54</text:p>
          </table:table-cell>
          <table:table-cell table:style-name="ce49" office:value-type="time" office:time-value="PT16H23M57S">
            <text:p>16:23:57</text:p>
          </table:table-cell>
          <table:table-cell table:formula="of:=[.U389]-[.T389]" office:value-type="float" office:value="0.350729166666667">
            <text:p>8:25:03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390]" office:value-type="date" office:date-value="2016-12-21">
            <text:p>Mi, </text:p>
          </table:table-cell>
          <table:table-cell office:value-type="date" office:date-value="2016-12-21">
            <text:p>21.12.2016</text:p>
          </table:table-cell>
          <table:table-cell table:number-columns-repeated="7"/>
          <table:table-cell table:number-columns-repeated="2"/>
          <table:table-cell table:formula="of:=[.K390]-[.J390]" office:value-type="float" office:value="0">
            <text:p>0:00</text:p>
          </table:table-cell>
          <table:table-cell table:style-name="ce26" office:value-type="time" office:time-value="PT08H07M28S">
            <text:p>08:07:28</text:p>
          </table:table-cell>
          <table:table-cell table:style-name="ce49" office:value-type="time" office:time-value="PT16H20M55S">
            <text:p>16:20:55</text:p>
          </table:table-cell>
          <table:table-cell table:formula="of:=[.N390]-[.M390]" office:value-type="float" office:value="0.342673611111111">
            <text:p>8:13:27</text:p>
          </table:table-cell>
          <table:table-cell office:value-type="float" office:value="0.334722222222222">
            <text:p>8:02</text:p>
          </table:table-cell>
          <table:table-cell office:value-type="float" office:value="0.682638888888889">
            <text:p>16:23</text:p>
          </table:table-cell>
          <table:table-cell table:formula="of:=[.Q390]-[.P390]" office:value-type="float" office:value="0.347916666666667">
            <text:p>8:21</text:p>
          </table:table-cell>
          <table:table-cell table:formula="of:=[.V390]-[.R390]" office:value-type="float" office:value="0.00281249999999988">
            <text:p>0:04:03</text:p>
          </table:table-cell>
          <table:table-cell table:style-name="ce26" office:value-type="time" office:time-value="PT07H59M24S">
            <text:p>07:59:24</text:p>
          </table:table-cell>
          <table:table-cell table:style-name="ce49" office:value-type="time" office:time-value="PT16H24M27S">
            <text:p>16:24:27</text:p>
          </table:table-cell>
          <table:table-cell table:formula="of:=[.U390]-[.T390]" office:value-type="float" office:value="0.350729166666667">
            <text:p>8:25:03</text:p>
          </table:table-cell>
          <table:table-cell table:number-columns-repeated="1002"/>
        </table:table-row>
        <table:table-row table:style-name="ro1">
          <table:table-cell table:formula="of:=[.B391]" office:value-type="date" office:date-value="2016-12-22">
            <text:p>Do, </text:p>
          </table:table-cell>
          <table:table-cell office:value-type="date" office:date-value="2016-12-22">
            <text:p>22.12.2016</text:p>
          </table:table-cell>
          <table:table-cell table:number-columns-repeated="7"/>
          <table:table-cell table:number-columns-repeated="2"/>
          <table:table-cell table:formula="of:=[.K391]-[.J391]" office:value-type="float" office:value="0">
            <text:p>0:00</text:p>
          </table:table-cell>
          <table:table-cell table:style-name="ce26" office:value-type="time" office:time-value="PT08H07M55S">
            <text:p>08:07:55</text:p>
          </table:table-cell>
          <table:table-cell table:style-name="ce49" office:value-type="time" office:time-value="PT16H21M28S">
            <text:p>16:21:28</text:p>
          </table:table-cell>
          <table:table-cell table:formula="of:=[.N391]-[.M391]" office:value-type="float" office:value="0.342743055555555">
            <text:p>8:13:33</text:p>
          </table:table-cell>
          <table:table-cell office:value-type="float" office:value="0.334722222222222">
            <text:p>8:02</text:p>
          </table:table-cell>
          <table:table-cell office:value-type="float" office:value="0.682638888888889">
            <text:p>16:23</text:p>
          </table:table-cell>
          <table:table-cell table:formula="of:=[.Q391]-[.P391]" office:value-type="float" office:value="0.347916666666667">
            <text:p>8:21</text:p>
          </table:table-cell>
          <table:table-cell table:formula="of:=[.V391]-[.R391]" office:value-type="float" office:value="0.0028819444444444">
            <text:p>0:04:09</text:p>
          </table:table-cell>
          <table:table-cell table:style-name="ce26" office:value-type="time" office:time-value="PT07H59M51S">
            <text:p>07:59:51</text:p>
          </table:table-cell>
          <table:table-cell table:style-name="ce49" office:value-type="time" office:time-value="PT16H25M00S">
            <text:p>16:25:00</text:p>
          </table:table-cell>
          <table:table-cell table:formula="of:=[.U391]-[.T391]" office:value-type="float" office:value="0.350798611111111">
            <text:p>8:25:09</text:p>
          </table:table-cell>
          <table:table-cell table:number-columns-repeated="1002"/>
        </table:table-row>
        <table:table-row table:style-name="ro1">
          <table:table-cell table:formula="of:=[.B392]" office:value-type="date" office:date-value="2016-12-23">
            <text:p>Fr, </text:p>
          </table:table-cell>
          <table:table-cell office:value-type="date" office:date-value="2016-12-23">
            <text:p>23.12.2016</text:p>
          </table:table-cell>
          <table:table-cell table:number-columns-repeated="7"/>
          <table:table-cell table:number-columns-repeated="2"/>
          <table:table-cell table:formula="of:=[.K392]-[.J392]" office:value-type="float" office:value="0">
            <text:p>0:00</text:p>
          </table:table-cell>
          <table:table-cell table:style-name="ce26" office:value-type="time" office:time-value="PT08H08M19S">
            <text:p>08:08:19</text:p>
          </table:table-cell>
          <table:table-cell table:style-name="ce49" office:value-type="time" office:time-value="PT16H22M04S">
            <text:p>16:22:04</text:p>
          </table:table-cell>
          <table:table-cell table:formula="of:=[.N392]-[.M392]" office:value-type="float" office:value="0.342881944444444">
            <text:p>8:13:45</text:p>
          </table:table-cell>
          <table:table-cell office:value-type="float" office:value="0.334722222222222">
            <text:p>8:02</text:p>
          </table:table-cell>
          <table:table-cell office:value-type="float" office:value="0.683333333333333">
            <text:p>16:24</text:p>
          </table:table-cell>
          <table:table-cell table:formula="of:=[.Q392]-[.P392]" office:value-type="float" office:value="0.348611111111111">
            <text:p>8:22</text:p>
          </table:table-cell>
          <table:table-cell table:formula="of:=[.V392]-[.R392]" office:value-type="float" office:value="0.00230324074074068">
            <text:p>0:03:19</text:p>
          </table:table-cell>
          <table:table-cell table:style-name="ce26" office:value-type="time" office:time-value="PT08H00M16S">
            <text:p>08:00:16</text:p>
          </table:table-cell>
          <table:table-cell table:style-name="ce49" office:value-type="time" office:time-value="PT16H25M35S">
            <text:p>16:25:35</text:p>
          </table:table-cell>
          <table:table-cell table:formula="of:=[.U392]-[.T392]" office:value-type="float" office:value="0.350914351851852">
            <text:p>8:25:19</text:p>
          </table:table-cell>
          <table:table-cell table:number-columns-repeated="1002"/>
        </table:table-row>
        <table:table-row table:style-name="ro1">
          <table:table-cell table:formula="of:=[.B393]" office:value-type="date" office:date-value="2016-12-24">
            <text:p>Sa, </text:p>
          </table:table-cell>
          <table:table-cell office:value-type="date" office:date-value="2016-12-24">
            <text:p>24.12.2016</text:p>
          </table:table-cell>
          <table:table-cell table:number-columns-repeated="7"/>
          <table:table-cell table:number-columns-repeated="2"/>
          <table:table-cell table:formula="of:=[.K393]-[.J393]" office:value-type="float" office:value="0">
            <text:p>0:00</text:p>
          </table:table-cell>
          <table:table-cell table:style-name="ce26" office:value-type="time" office:time-value="PT08H08M40S">
            <text:p>08:08:40</text:p>
          </table:table-cell>
          <table:table-cell table:style-name="ce49" office:value-type="time" office:time-value="PT16H22M42S">
            <text:p>16:22:42</text:p>
          </table:table-cell>
          <table:table-cell table:formula="of:=[.N393]-[.M393]" office:value-type="float" office:value="0.343078703703704">
            <text:p>8:14:02</text:p>
          </table:table-cell>
          <table:table-cell office:value-type="float" office:value="0.335416666666667">
            <text:p>8:03</text:p>
          </table:table-cell>
          <table:table-cell office:value-type="float" office:value="0.683333333333333">
            <text:p>16:24</text:p>
          </table:table-cell>
          <table:table-cell table:formula="of:=[.Q393]-[.P393]" office:value-type="float" office:value="0.347916666666667">
            <text:p>8:21</text:p>
          </table:table-cell>
          <table:table-cell table:formula="of:=[.V393]-[.R393]" office:value-type="float" office:value="0.00319444444444456">
            <text:p>0:04:36</text:p>
          </table:table-cell>
          <table:table-cell table:style-name="ce26" office:value-type="time" office:time-value="PT08H00M37S">
            <text:p>08:00:37</text:p>
          </table:table-cell>
          <table:table-cell table:style-name="ce49" office:value-type="time" office:time-value="PT16H26M13S">
            <text:p>16:26:13</text:p>
          </table:table-cell>
          <table:table-cell table:formula="of:=[.U393]-[.T393]" office:value-type="float" office:value="0.351111111111111">
            <text:p>8:25:36</text:p>
          </table:table-cell>
          <table:table-cell table:number-columns-repeated="1002"/>
        </table:table-row>
        <table:table-row table:style-name="ro1">
          <table:table-cell table:formula="of:=[.B394]" office:value-type="date" office:date-value="2016-12-25">
            <text:p>So, </text:p>
          </table:table-cell>
          <table:table-cell office:value-type="date" office:date-value="2016-12-25">
            <text:p>25.12.2016</text:p>
          </table:table-cell>
          <table:table-cell table:number-columns-repeated="7"/>
          <table:table-cell table:number-columns-repeated="2"/>
          <table:table-cell table:formula="of:=[.K394]-[.J394]" office:value-type="float" office:value="0">
            <text:p>0:00</text:p>
          </table:table-cell>
          <table:table-cell table:style-name="ce26" office:value-type="time" office:time-value="PT08H08M58S">
            <text:p>08:08:58</text:p>
          </table:table-cell>
          <table:table-cell table:style-name="ce49" office:value-type="time" office:time-value="PT16H23M24S">
            <text:p>16:23:24</text:p>
          </table:table-cell>
          <table:table-cell table:formula="of:=[.N394]-[.M394]" office:value-type="float" office:value="0.343356481481481">
            <text:p>8:14:26</text:p>
          </table:table-cell>
          <table:table-cell office:value-type="float" office:value="0.335416666666667">
            <text:p>8:03</text:p>
          </table:table-cell>
          <table:table-cell office:value-type="float" office:value="0.684027777777778">
            <text:p>16:25</text:p>
          </table:table-cell>
          <table:table-cell table:formula="of:=[.Q394]-[.P394]" office:value-type="float" office:value="0.348611111111111">
            <text:p>8:22</text:p>
          </table:table-cell>
          <table:table-cell table:formula="of:=[.V394]-[.R394]" office:value-type="float" office:value="0.00275462962962975">
            <text:p>0:03:58</text:p>
          </table:table-cell>
          <table:table-cell table:style-name="ce26" office:value-type="time" office:time-value="PT08H00M56S">
            <text:p>08:00:56</text:p>
          </table:table-cell>
          <table:table-cell table:style-name="ce49" office:value-type="time" office:time-value="PT16H26M54S">
            <text:p>16:26:54</text:p>
          </table:table-cell>
          <table:table-cell table:formula="of:=[.U394]-[.T394]" office:value-type="float" office:value="0.351365740740741">
            <text:p>8:25:58</text:p>
          </table:table-cell>
          <table:table-cell table:number-columns-repeated="1002"/>
        </table:table-row>
        <table:table-row table:style-name="ro1">
          <table:table-cell table:formula="of:=[.B395]" office:value-type="date" office:date-value="2016-12-26">
            <text:p>Mo, </text:p>
          </table:table-cell>
          <table:table-cell office:value-type="date" office:date-value="2016-12-26">
            <text:p>26.12.2016</text:p>
          </table:table-cell>
          <table:table-cell table:number-columns-repeated="7"/>
          <table:table-cell table:number-columns-repeated="2"/>
          <table:table-cell table:formula="of:=[.K395]-[.J395]" office:value-type="float" office:value="0">
            <text:p>0:00</text:p>
          </table:table-cell>
          <table:table-cell table:style-name="ce26" office:value-type="time" office:time-value="PT08H09M13S">
            <text:p>08:09:13</text:p>
          </table:table-cell>
          <table:table-cell table:style-name="ce49" office:value-type="time" office:time-value="PT16H24M08S">
            <text:p>16:24:08</text:p>
          </table:table-cell>
          <table:table-cell table:formula="of:=[.N395]-[.M395]" office:value-type="float" office:value="0.34369212962963">
            <text:p>8:14:55</text:p>
          </table:table-cell>
          <table:table-cell office:value-type="float" office:value="0.335416666666667">
            <text:p>8:03</text:p>
          </table:table-cell>
          <table:table-cell office:value-type="float" office:value="0.684722222222222">
            <text:p>16:26</text:p>
          </table:table-cell>
          <table:table-cell table:formula="of:=[.Q395]-[.P395]" office:value-type="float" office:value="0.349305555555556">
            <text:p>8:23</text:p>
          </table:table-cell>
          <table:table-cell table:formula="of:=[.V395]-[.R395]" office:value-type="float" office:value="0.00237268518518496">
            <text:p>0:03:25</text:p>
          </table:table-cell>
          <table:table-cell table:style-name="ce26" office:value-type="time" office:time-value="PT08H01M12S">
            <text:p>08:01:12</text:p>
          </table:table-cell>
          <table:table-cell table:style-name="ce49" office:value-type="time" office:time-value="PT16H27M37S">
            <text:p>16:27:37</text:p>
          </table:table-cell>
          <table:table-cell table:formula="of:=[.U395]-[.T395]" office:value-type="float" office:value="0.351678240740741">
            <text:p>8:26:25</text:p>
          </table:table-cell>
          <table:table-cell/>
          <table:table-cell>
            <draw:frame table:end-cell-address="Tageslänge.AT445" table:end-x="2.048cm" table:end-y="0.025cm" draw:z-index="0" draw:name="Chart 2" draw:style-name="gr1" draw:text-style-name="P1" svg:width="43.3cm" svg:height="24.588cm" svg:x="0.153cm" svg:y="0.127cm">
              <draw:object draw:notify-on-update-of-ranges="Tageslänge.B24:Tageslänge.B773 Tageslänge.P1:Tageslänge.P3 Tageslänge.P24:Tageslänge.P773 Tageslänge.Q1:Tageslänge.Q3 Tageslänge.Q24:Tageslänge.Q773 Tageslänge.R1:Tageslänge.R3 Tageslänge.R24:Tageslänge.R773 Tageslänge.T1:Tageslänge.T3 Tageslänge.T24:Tageslänge.T773 Tageslänge.U1:Tageslänge.U3 Tageslänge.U24:Tageslänge.U773 Tageslänge.V1:Tageslänge.V3 Tageslänge.V24:Tageslänge.V77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0"/>
        </table:table-row>
        <table:table-row table:style-name="ro1">
          <table:table-cell table:formula="of:=[.B396]" office:value-type="date" office:date-value="2016-12-27">
            <text:p>Di, </text:p>
          </table:table-cell>
          <table:table-cell office:value-type="date" office:date-value="2016-12-27">
            <text:p>27.12.2016</text:p>
          </table:table-cell>
          <table:table-cell table:number-columns-repeated="7"/>
          <table:table-cell table:number-columns-repeated="2"/>
          <table:table-cell table:formula="of:=[.K396]-[.J396]" office:value-type="float" office:value="0">
            <text:p>0:00</text:p>
          </table:table-cell>
          <table:table-cell table:style-name="ce26" office:value-type="time" office:time-value="PT08H09M25S">
            <text:p>08:09:25</text:p>
          </table:table-cell>
          <table:table-cell table:style-name="ce49" office:value-type="time" office:time-value="PT16H24M55S">
            <text:p>16:24:55</text:p>
          </table:table-cell>
          <table:table-cell table:formula="of:=[.N396]-[.M396]" office:value-type="float" office:value="0.344097222222222">
            <text:p>8:15:30</text:p>
          </table:table-cell>
          <table:table-cell office:value-type="float" office:value="0.336111111111111">
            <text:p>8:04</text:p>
          </table:table-cell>
          <table:table-cell office:value-type="float" office:value="0.685416666666667">
            <text:p>16:27</text:p>
          </table:table-cell>
          <table:table-cell table:formula="of:=[.Q396]-[.P396]" office:value-type="float" office:value="0.349305555555556">
            <text:p>8:23</text:p>
          </table:table-cell>
          <table:table-cell table:formula="of:=[.V396]-[.R396]" office:value-type="float" office:value="0.00275462962962969">
            <text:p>0:03:58</text:p>
          </table:table-cell>
          <table:table-cell table:style-name="ce26" office:value-type="time" office:time-value="PT08H01M25S">
            <text:p>08:01:25</text:p>
          </table:table-cell>
          <table:table-cell table:style-name="ce49" office:value-type="time" office:time-value="PT16H28M23S">
            <text:p>16:28:23</text:p>
          </table:table-cell>
          <table:table-cell table:formula="of:=[.U396]-[.T396]" office:value-type="float" office:value="0.352060185185185">
            <text:p>8:26:58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397]" office:value-type="date" office:date-value="2016-12-28">
            <text:p>Mi, </text:p>
          </table:table-cell>
          <table:table-cell office:value-type="date" office:date-value="2016-12-28">
            <text:p>28.12.2016</text:p>
          </table:table-cell>
          <table:table-cell table:number-columns-repeated="7"/>
          <table:table-cell table:number-columns-repeated="2"/>
          <table:table-cell table:formula="of:=[.K397]-[.J397]" office:value-type="float" office:value="0">
            <text:p>0:00</text:p>
          </table:table-cell>
          <table:table-cell table:style-name="ce26" office:value-type="time" office:time-value="PT08H09M34S">
            <text:p>08:09:34</text:p>
          </table:table-cell>
          <table:table-cell table:style-name="ce49" office:value-type="time" office:time-value="PT16H25M45S">
            <text:p>16:25:45</text:p>
          </table:table-cell>
          <table:table-cell table:formula="of:=[.N397]-[.M397]" office:value-type="float" office:value="0.344571759259259">
            <text:p>8:16:11</text:p>
          </table:table-cell>
          <table:table-cell office:value-type="float" office:value="0.336111111111111">
            <text:p>8:04</text:p>
          </table:table-cell>
          <table:table-cell office:value-type="float" office:value="0.685416666666667">
            <text:p>16:27</text:p>
          </table:table-cell>
          <table:table-cell table:formula="of:=[.Q397]-[.P397]" office:value-type="float" office:value="0.349305555555556">
            <text:p>8:23</text:p>
          </table:table-cell>
          <table:table-cell table:formula="of:=[.V397]-[.R397]" office:value-type="float" office:value="0.00320601851851859">
            <text:p>0:04:37</text:p>
          </table:table-cell>
          <table:table-cell table:style-name="ce26" office:value-type="time" office:time-value="PT08H01M35S">
            <text:p>08:01:35</text:p>
          </table:table-cell>
          <table:table-cell table:style-name="ce49" office:value-type="time" office:time-value="PT16H29M12S">
            <text:p>16:29:12</text:p>
          </table:table-cell>
          <table:table-cell table:formula="of:=[.U397]-[.T397]" office:value-type="float" office:value="0.352511574074074">
            <text:p>8:27:37</text:p>
          </table:table-cell>
          <table:table-cell table:number-columns-repeated="1002"/>
        </table:table-row>
        <table:table-row table:style-name="ro1">
          <table:table-cell table:formula="of:=[.B398]" office:value-type="date" office:date-value="2016-12-29">
            <text:p>Do, </text:p>
          </table:table-cell>
          <table:table-cell office:value-type="date" office:date-value="2016-12-29">
            <text:p>29.12.2016</text:p>
          </table:table-cell>
          <table:table-cell table:number-columns-repeated="7"/>
          <table:table-cell table:number-columns-repeated="2"/>
          <table:table-cell table:formula="of:=[.K398]-[.J398]" office:value-type="float" office:value="0">
            <text:p>0:00</text:p>
          </table:table-cell>
          <table:table-cell table:style-name="ce26" office:value-type="time" office:time-value="PT08H09M40S">
            <text:p>08:09:40</text:p>
          </table:table-cell>
          <table:table-cell table:style-name="ce49" office:value-type="time" office:time-value="PT16H26M37S">
            <text:p>16:26:37</text:p>
          </table:table-cell>
          <table:table-cell table:formula="of:=[.N398]-[.M398]" office:value-type="float" office:value="0.345104166666667">
            <text:p>8:16:57</text:p>
          </table:table-cell>
          <table:table-cell office:value-type="float" office:value="0.336111111111111">
            <text:p>8:04</text:p>
          </table:table-cell>
          <table:table-cell office:value-type="float" office:value="0.686111111111111">
            <text:p>16:28</text:p>
          </table:table-cell>
          <table:table-cell table:formula="of:=[.Q398]-[.P398]" office:value-type="float" office:value="0.35">
            <text:p>8:24</text:p>
          </table:table-cell>
          <table:table-cell table:formula="of:=[.V398]-[.R398]" office:value-type="float" office:value="0.0030092592592591">
            <text:p>0:04:20</text:p>
          </table:table-cell>
          <table:table-cell table:style-name="ce26" office:value-type="time" office:time-value="PT08H01M42S">
            <text:p>08:01:42</text:p>
          </table:table-cell>
          <table:table-cell table:style-name="ce49" office:value-type="time" office:time-value="PT16H30M02S">
            <text:p>16:30:02</text:p>
          </table:table-cell>
          <table:table-cell table:formula="of:=[.U398]-[.T398]" office:value-type="float" office:value="0.353009259259259">
            <text:p>8:28:20</text:p>
          </table:table-cell>
          <table:table-cell table:number-columns-repeated="1002"/>
        </table:table-row>
        <table:table-row table:style-name="ro1">
          <table:table-cell table:formula="of:=[.B399]" office:value-type="date" office:date-value="2016-12-30">
            <text:p>Fr, </text:p>
          </table:table-cell>
          <table:table-cell office:value-type="date" office:date-value="2016-12-30">
            <text:p>30.12.2016</text:p>
          </table:table-cell>
          <table:table-cell table:number-columns-repeated="7"/>
          <table:table-cell table:number-columns-repeated="2"/>
          <table:table-cell table:formula="of:=[.K399]-[.J399]" office:value-type="float" office:value="0">
            <text:p>0:00</text:p>
          </table:table-cell>
          <table:table-cell table:style-name="ce26" office:value-type="time" office:time-value="PT08H09M43S">
            <text:p>08:09:43</text:p>
          </table:table-cell>
          <table:table-cell table:style-name="ce49" office:value-type="time" office:time-value="PT16H27M32S">
            <text:p>16:27:32</text:p>
          </table:table-cell>
          <table:table-cell table:formula="of:=[.N399]-[.M399]" office:value-type="float" office:value="0.345706018518518">
            <text:p>8:17:49</text:p>
          </table:table-cell>
          <table:table-cell office:value-type="float" office:value="0.336111111111111">
            <text:p>8:04</text:p>
          </table:table-cell>
          <table:table-cell office:value-type="float" office:value="0.686805555555556">
            <text:p>16:29</text:p>
          </table:table-cell>
          <table:table-cell table:formula="of:=[.Q399]-[.P399]" office:value-type="float" office:value="0.350694444444445">
            <text:p>8:25</text:p>
          </table:table-cell>
          <table:table-cell table:formula="of:=[.V399]-[.R399]" office:value-type="float" office:value="0.00289351851851838">
            <text:p>0:04:10</text:p>
          </table:table-cell>
          <table:table-cell table:style-name="ce26" office:value-type="time" office:time-value="PT08H01M46S">
            <text:p>08:01:46</text:p>
          </table:table-cell>
          <table:table-cell table:style-name="ce49" office:value-type="time" office:time-value="PT16H30M56S">
            <text:p>16:30:56</text:p>
          </table:table-cell>
          <table:table-cell table:formula="of:=[.U399]-[.T399]" office:value-type="float" office:value="0.353587962962963">
            <text:p>8:29:10</text:p>
          </table:table-cell>
          <table:table-cell table:number-columns-repeated="1002"/>
        </table:table-row>
        <table:table-row table:style-name="ro1">
          <table:table-cell table:formula="of:=[.B400]" office:value-type="date" office:date-value="2016-12-31">
            <text:p>Sa, </text:p>
          </table:table-cell>
          <table:table-cell office:value-type="date" office:date-value="2016-12-31">
            <text:p>31.12.2016</text:p>
          </table:table-cell>
          <table:table-cell table:number-columns-repeated="7"/>
          <table:table-cell table:number-columns-repeated="2"/>
          <table:table-cell table:formula="of:=[.K400]-[.J400]" office:value-type="float" office:value="0">
            <text:p>0:00</text:p>
          </table:table-cell>
          <table:table-cell table:style-name="ce26" office:value-type="time" office:time-value="PT08H09M42S">
            <text:p>08:09:42</text:p>
          </table:table-cell>
          <table:table-cell table:style-name="ce49" office:value-type="time" office:time-value="PT16H28M29S">
            <text:p>16:28:29</text:p>
          </table:table-cell>
          <table:table-cell table:formula="of:=[.N400]-[.M400]" office:value-type="float" office:value="0.346377314814815">
            <text:p>8:18:47</text:p>
          </table:table-cell>
          <table:table-cell office:value-type="float" office:value="0.336111111111111">
            <text:p>8:04</text:p>
          </table:table-cell>
          <table:table-cell office:value-type="float" office:value="0.6875">
            <text:p>16:30</text:p>
          </table:table-cell>
          <table:table-cell table:formula="of:=[.Q400]-[.P400]" office:value-type="float" office:value="0.351388888888889">
            <text:p>8:26</text:p>
          </table:table-cell>
          <table:table-cell table:formula="of:=[.V400]-[.R400]" office:value-type="float" office:value="0.00282407407407403">
            <text:p>0:04:04</text:p>
          </table:table-cell>
          <table:table-cell table:style-name="ce26" office:value-type="time" office:time-value="PT08H01M47S">
            <text:p>08:01:47</text:p>
          </table:table-cell>
          <table:table-cell table:style-name="ce49" office:value-type="time" office:time-value="PT16H31M51S">
            <text:p>16:31:51</text:p>
          </table:table-cell>
          <table:table-cell table:formula="of:=[.U400]-[.T400]" office:value-type="float" office:value="0.354212962962963">
            <text:p>8:30:04</text:p>
          </table:table-cell>
          <table:table-cell table:number-columns-repeated="1002"/>
        </table:table-row>
        <table:table-row table:style-name="ro1">
          <table:table-cell table:formula="of:=[.B401]" office:value-type="date" office:date-value="2017-01-01">
            <text:p>So, </text:p>
          </table:table-cell>
          <table:table-cell office:value-type="date" office:date-value="2017-01-01">
            <text:p>01.01.2017</text:p>
          </table:table-cell>
          <table:table-cell table:number-columns-repeated="7"/>
          <table:table-cell table:number-columns-repeated="2"/>
          <table:table-cell table:formula="of:=[.K401]-[.J401]" office:value-type="float" office:value="0">
            <text:p>0:00</text:p>
          </table:table-cell>
          <table:table-cell table:style-name="ce26" office:value-type="time" office:time-value="PT08H09M39S">
            <text:p>08:09:39</text:p>
          </table:table-cell>
          <table:table-cell table:style-name="ce49" office:value-type="time" office:time-value="PT16H29M29S">
            <text:p>16:29:29</text:p>
          </table:table-cell>
          <table:table-cell table:formula="of:=[.N401]-[.M401]" office:value-type="float" office:value="0.347106481481481">
            <text:p>8:19:50</text:p>
          </table:table-cell>
          <table:table-cell office:value-type="float" office:value="0.336111111111111">
            <text:p>8:04</text:p>
          </table:table-cell>
          <table:table-cell office:value-type="float" office:value="0.688194444444445">
            <text:p>16:31</text:p>
          </table:table-cell>
          <table:table-cell table:formula="of:=[.Q401]-[.P401]" office:value-type="float" office:value="0.352083333333333">
            <text:p>8:27</text:p>
          </table:table-cell>
          <table:table-cell table:formula="of:=[.V401]-[.R401]" office:value-type="float" office:value="0.00281249999999988">
            <text:p>0:04:03</text:p>
          </table:table-cell>
          <table:table-cell table:style-name="ce26" office:value-type="time" office:time-value="PT08H01M46S">
            <text:p>08:01:46</text:p>
          </table:table-cell>
          <table:table-cell table:style-name="ce49" office:value-type="time" office:time-value="PT16H32M49S">
            <text:p>16:32:49</text:p>
          </table:table-cell>
          <table:table-cell table:formula="of:=[.U401]-[.T401]" office:value-type="float" office:value="0.354895833333333">
            <text:p>8:31:03</text:p>
          </table:table-cell>
          <table:table-cell table:number-columns-repeated="1002"/>
        </table:table-row>
        <table:table-row table:style-name="ro1">
          <table:table-cell table:formula="of:=[.B402]" office:value-type="date" office:date-value="2017-01-02">
            <text:p>Mo, </text:p>
          </table:table-cell>
          <table:table-cell office:value-type="date" office:date-value="2017-01-02">
            <text:p>02.01.2017</text:p>
          </table:table-cell>
          <table:table-cell table:number-columns-repeated="7"/>
          <table:table-cell table:number-columns-repeated="2"/>
          <table:table-cell table:formula="of:=[.K402]-[.J402]" office:value-type="float" office:value="0">
            <text:p>0:00</text:p>
          </table:table-cell>
          <table:table-cell table:style-name="ce26" office:value-type="time" office:time-value="PT08H09M32S">
            <text:p>08:09:32</text:p>
          </table:table-cell>
          <table:table-cell table:style-name="ce49" office:value-type="time" office:time-value="PT16H30M31S">
            <text:p>16:30:31</text:p>
          </table:table-cell>
          <table:table-cell table:formula="of:=[.N402]-[.M402]" office:value-type="float" office:value="0.347905092592593">
            <text:p>8:20:59</text:p>
          </table:table-cell>
          <table:table-cell office:value-type="float" office:value="0.336111111111111">
            <text:p>8:04</text:p>
          </table:table-cell>
          <table:table-cell office:value-type="float" office:value="0.688888888888889">
            <text:p>16:32</text:p>
          </table:table-cell>
          <table:table-cell table:formula="of:=[.Q402]-[.P402]" office:value-type="float" office:value="0.352777777777778">
            <text:p>8:28</text:p>
          </table:table-cell>
          <table:table-cell table:formula="of:=[.V402]-[.R402]" office:value-type="float" office:value="0.00288194444444428">
            <text:p>0:04:09</text:p>
          </table:table-cell>
          <table:table-cell table:style-name="ce26" office:value-type="time" office:time-value="PT08H01M41S">
            <text:p>08:01:41</text:p>
          </table:table-cell>
          <table:table-cell table:style-name="ce49" office:value-type="time" office:time-value="PT16H33M50S">
            <text:p>16:33:50</text:p>
          </table:table-cell>
          <table:table-cell table:formula="of:=[.U402]-[.T402]" office:value-type="float" office:value="0.355659722222222">
            <text:p>8:32:09</text:p>
          </table:table-cell>
          <table:table-cell table:number-columns-repeated="1002"/>
        </table:table-row>
        <table:table-row table:style-name="ro1">
          <table:table-cell table:formula="of:=[.B403]" office:value-type="date" office:date-value="2017-01-03">
            <text:p>Di, </text:p>
          </table:table-cell>
          <table:table-cell office:value-type="date" office:date-value="2017-01-03">
            <text:p>03.01.2017</text:p>
          </table:table-cell>
          <table:table-cell table:number-columns-repeated="7"/>
          <table:table-cell table:number-columns-repeated="2"/>
          <table:table-cell table:formula="of:=[.K403]-[.J403]" office:value-type="float" office:value="0">
            <text:p>0:00</text:p>
          </table:table-cell>
          <table:table-cell table:style-name="ce26" office:value-type="time" office:time-value="PT08H09M23S">
            <text:p>08:09:23</text:p>
          </table:table-cell>
          <table:table-cell table:style-name="ce49" office:value-type="time" office:time-value="PT16H31M35S">
            <text:p>16:31:35</text:p>
          </table:table-cell>
          <table:table-cell table:formula="of:=[.N403]-[.M403]" office:value-type="float" office:value="0.34875">
            <text:p>8:22:12</text:p>
          </table:table-cell>
          <table:table-cell office:value-type="float" office:value="0.336111111111111">
            <text:p>8:04</text:p>
          </table:table-cell>
          <table:table-cell office:value-type="float" office:value="0.689583333333333">
            <text:p>16:33</text:p>
          </table:table-cell>
          <table:table-cell table:formula="of:=[.Q403]-[.P403]" office:value-type="float" office:value="0.353472222222222">
            <text:p>8:29</text:p>
          </table:table-cell>
          <table:table-cell table:formula="of:=[.V403]-[.R403]" office:value-type="float" office:value="0.00298611111111113">
            <text:p>0:04:18</text:p>
          </table:table-cell>
          <table:table-cell table:style-name="ce26" office:value-type="time" office:time-value="PT08H01M34S">
            <text:p>08:01:34</text:p>
          </table:table-cell>
          <table:table-cell table:style-name="ce49" office:value-type="time" office:time-value="PT16H34M52S">
            <text:p>16:34:52</text:p>
          </table:table-cell>
          <table:table-cell table:formula="of:=[.U403]-[.T403]" office:value-type="float" office:value="0.356458333333333">
            <text:p>8:33:18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404]" office:value-type="date" office:date-value="2017-01-04">
            <text:p>Mi, </text:p>
          </table:table-cell>
          <table:table-cell office:value-type="date" office:date-value="2017-01-04">
            <text:p>04.01.2017</text:p>
          </table:table-cell>
          <table:table-cell table:number-columns-repeated="7"/>
          <table:table-cell table:number-columns-repeated="2"/>
          <table:table-cell table:formula="of:=[.K404]-[.J404]" office:value-type="float" office:value="0">
            <text:p>0:00</text:p>
          </table:table-cell>
          <table:table-cell table:style-name="ce26" office:value-type="time" office:time-value="PT08H09M10S">
            <text:p>08:09:10</text:p>
          </table:table-cell>
          <table:table-cell table:style-name="ce49" office:value-type="time" office:time-value="PT16H32M42S">
            <text:p>16:32:42</text:p>
          </table:table-cell>
          <table:table-cell table:formula="of:=[.N404]-[.M404]" office:value-type="float" office:value="0.349675925925926">
            <text:p>8:23:32</text:p>
          </table:table-cell>
          <table:table-cell office:value-type="float" office:value="0.336111111111111">
            <text:p>8:04</text:p>
          </table:table-cell>
          <table:table-cell office:value-type="float" office:value="0.690277777777778">
            <text:p>16:34</text:p>
          </table:table-cell>
          <table:table-cell table:formula="of:=[.Q404]-[.P404]" office:value-type="float" office:value="0.354166666666667">
            <text:p>8:30</text:p>
          </table:table-cell>
          <table:table-cell table:formula="of:=[.V404]-[.R404]" office:value-type="float" office:value="0.00314814814814818">
            <text:p>0:04:32</text:p>
          </table:table-cell>
          <table:table-cell table:style-name="ce26" office:value-type="time" office:time-value="PT08H01M24S">
            <text:p>08:01:24</text:p>
          </table:table-cell>
          <table:table-cell table:style-name="ce49" office:value-type="time" office:time-value="PT16H35M56S">
            <text:p>16:35:56</text:p>
          </table:table-cell>
          <table:table-cell table:formula="of:=[.U404]-[.T404]" office:value-type="float" office:value="0.357314814814815">
            <text:p>8:34:32</text:p>
          </table:table-cell>
          <table:table-cell table:number-columns-repeated="1002"/>
        </table:table-row>
        <table:table-row table:style-name="ro1">
          <table:table-cell table:formula="of:=[.B405]" office:value-type="date" office:date-value="2017-01-05">
            <text:p>Do, </text:p>
          </table:table-cell>
          <table:table-cell office:value-type="date" office:date-value="2017-01-05">
            <text:p>05.01.2017</text:p>
          </table:table-cell>
          <table:table-cell table:number-columns-repeated="7"/>
          <table:table-cell table:number-columns-repeated="2"/>
          <table:table-cell table:formula="of:=[.K405]-[.J405]" office:value-type="float" office:value="0">
            <text:p>0:00</text:p>
          </table:table-cell>
          <table:table-cell table:style-name="ce26" office:value-type="time" office:time-value="PT08H08M54S">
            <text:p>08:08:54</text:p>
          </table:table-cell>
          <table:table-cell table:style-name="ce49" office:value-type="time" office:time-value="PT16H33M51S">
            <text:p>16:33:51</text:p>
          </table:table-cell>
          <table:table-cell table:formula="of:=[.N405]-[.M405]" office:value-type="float" office:value="0.350659722222222">
            <text:p>8:24:57</text:p>
          </table:table-cell>
          <table:table-cell office:value-type="float" office:value="0.336111111111111">
            <text:p>8:04</text:p>
          </table:table-cell>
          <table:table-cell office:value-type="float" office:value="0.690972222222222">
            <text:p>16:35</text:p>
          </table:table-cell>
          <table:table-cell table:formula="of:=[.Q405]-[.P405]" office:value-type="float" office:value="0.354861111111111">
            <text:p>8:31</text:p>
          </table:table-cell>
          <table:table-cell table:formula="of:=[.V405]-[.R405]" office:value-type="float" office:value="0.0033912037037036">
            <text:p>0:04:53</text:p>
          </table:table-cell>
          <table:table-cell table:style-name="ce26" office:value-type="time" office:time-value="PT08H01M10S">
            <text:p>08:01:10</text:p>
          </table:table-cell>
          <table:table-cell table:style-name="ce49" office:value-type="time" office:time-value="PT16H37M03S">
            <text:p>16:37:03</text:p>
          </table:table-cell>
          <table:table-cell table:formula="of:=[.U405]-[.T405]" office:value-type="float" office:value="0.358252314814815">
            <text:p>8:35:53</text:p>
          </table:table-cell>
          <table:table-cell table:number-columns-repeated="1002"/>
        </table:table-row>
        <table:table-row table:style-name="ro1">
          <table:table-cell table:formula="of:=[.B406]" office:value-type="date" office:date-value="2017-01-06">
            <text:p>Fr, </text:p>
          </table:table-cell>
          <table:table-cell office:value-type="date" office:date-value="2017-01-06">
            <text:p>06.01.2017</text:p>
          </table:table-cell>
          <table:table-cell table:number-columns-repeated="7"/>
          <table:table-cell table:number-columns-repeated="2"/>
          <table:table-cell table:formula="of:=[.K406]-[.J406]" office:value-type="float" office:value="0">
            <text:p>0:00</text:p>
          </table:table-cell>
          <table:table-cell table:style-name="ce26" office:value-type="time" office:time-value="PT08H08M36S">
            <text:p>08:08:36</text:p>
          </table:table-cell>
          <table:table-cell table:style-name="ce49" office:value-type="time" office:time-value="PT16H35M02S">
            <text:p>16:35:02</text:p>
          </table:table-cell>
          <table:table-cell table:formula="of:=[.N406]-[.M406]" office:value-type="float" office:value="0.351689814814815">
            <text:p>8:26:26</text:p>
          </table:table-cell>
          <table:table-cell office:value-type="float" office:value="0.335416666666667">
            <text:p>8:03</text:p>
          </table:table-cell>
          <table:table-cell office:value-type="float" office:value="0.691666666666667">
            <text:p>16:36</text:p>
          </table:table-cell>
          <table:table-cell table:formula="of:=[.Q406]-[.P406]" office:value-type="float" office:value="0.35625">
            <text:p>8:33</text:p>
          </table:table-cell>
          <table:table-cell table:formula="of:=[.V406]-[.R406]" office:value-type="float" office:value="0.00297453703703676">
            <text:p>0:04:17</text:p>
          </table:table-cell>
          <table:table-cell table:style-name="ce26" office:value-type="time" office:time-value="PT08H00M54S">
            <text:p>08:00:54</text:p>
          </table:table-cell>
          <table:table-cell table:style-name="ce49" office:value-type="time" office:time-value="PT16H38M11S">
            <text:p>16:38:11</text:p>
          </table:table-cell>
          <table:table-cell table:formula="of:=[.U406]-[.T406]" office:value-type="float" office:value="0.359224537037037">
            <text:p>8:37:17</text:p>
          </table:table-cell>
          <table:table-cell table:number-columns-repeated="1002"/>
        </table:table-row>
        <table:table-row table:style-name="ro1">
          <table:table-cell table:formula="of:=[.B407]" office:value-type="date" office:date-value="2017-01-07">
            <text:p>Sa, </text:p>
          </table:table-cell>
          <table:table-cell office:value-type="date" office:date-value="2017-01-07">
            <text:p>07.01.2017</text:p>
          </table:table-cell>
          <table:table-cell table:number-columns-repeated="7"/>
          <table:table-cell table:number-columns-repeated="2"/>
          <table:table-cell table:formula="of:=[.K407]-[.J407]" office:value-type="float" office:value="0">
            <text:p>0:00</text:p>
          </table:table-cell>
          <table:table-cell table:style-name="ce26" office:value-type="time" office:time-value="PT08H08M14S">
            <text:p>08:08:14</text:p>
          </table:table-cell>
          <table:table-cell table:style-name="ce49" office:value-type="time" office:time-value="PT16H36M15S">
            <text:p>16:36:15</text:p>
          </table:table-cell>
          <table:table-cell table:formula="of:=[.N407]-[.M407]" office:value-type="float" office:value="0.352789351851852">
            <text:p>8:28:01</text:p>
          </table:table-cell>
          <table:table-cell office:value-type="float" office:value="0.335416666666667">
            <text:p>8:03</text:p>
          </table:table-cell>
          <table:table-cell office:value-type="float" office:value="0.692361111111111">
            <text:p>16:37</text:p>
          </table:table-cell>
          <table:table-cell table:formula="of:=[.Q407]-[.P407]" office:value-type="float" office:value="0.356944444444444">
            <text:p>8:34</text:p>
          </table:table-cell>
          <table:table-cell table:formula="of:=[.V407]-[.R407]" office:value-type="float" office:value="0.0033217592592592">
            <text:p>0:04:47</text:p>
          </table:table-cell>
          <table:table-cell table:style-name="ce26" office:value-type="time" office:time-value="PT08H00M35S">
            <text:p>08:00:35</text:p>
          </table:table-cell>
          <table:table-cell table:style-name="ce49" office:value-type="time" office:time-value="PT16H39M22S">
            <text:p>16:39:22</text:p>
          </table:table-cell>
          <table:table-cell table:formula="of:=[.U407]-[.T407]" office:value-type="float" office:value="0.360266203703704">
            <text:p>8:38:47</text:p>
          </table:table-cell>
          <table:table-cell office:value-type="string">
            <text:p>neue Kanüle</text:p>
          </table:table-cell>
          <table:table-cell table:number-columns-repeated="1001"/>
        </table:table-row>
        <table:table-row table:style-name="ro1">
          <table:table-cell table:formula="of:=[.B408]" office:value-type="date" office:date-value="2017-01-08">
            <text:p>So, </text:p>
          </table:table-cell>
          <table:table-cell office:value-type="date" office:date-value="2017-01-08">
            <text:p>08.01.2017</text:p>
          </table:table-cell>
          <table:table-cell table:number-columns-repeated="7"/>
          <table:table-cell table:number-columns-repeated="2"/>
          <table:table-cell table:formula="of:=[.K408]-[.J408]" office:value-type="float" office:value="0">
            <text:p>0:00</text:p>
          </table:table-cell>
          <table:table-cell table:style-name="ce26" office:value-type="time" office:time-value="PT08H07M50S">
            <text:p>08:07:50</text:p>
          </table:table-cell>
          <table:table-cell table:style-name="ce49" office:value-type="time" office:time-value="PT16H37M30S">
            <text:p>16:37:30</text:p>
          </table:table-cell>
          <table:table-cell table:formula="of:=[.N408]-[.M408]" office:value-type="float" office:value="0.353935185185185">
            <text:p>8:29:40</text:p>
          </table:table-cell>
          <table:table-cell office:value-type="float" office:value="0.335416666666667">
            <text:p>8:03</text:p>
          </table:table-cell>
          <table:table-cell office:value-type="float" office:value="0.69375">
            <text:p>16:39</text:p>
          </table:table-cell>
          <table:table-cell table:formula="of:=[.Q408]-[.P408]" office:value-type="float" office:value="0.358333333333333">
            <text:p>8:36</text:p>
          </table:table-cell>
          <table:table-cell table:formula="of:=[.V408]-[.R408]" office:value-type="float" office:value="0.00302083333333331">
            <text:p>0:04:21</text:p>
          </table:table-cell>
          <table:table-cell table:style-name="ce26" office:value-type="time" office:time-value="PT08H00M13S">
            <text:p>08:00:13</text:p>
          </table:table-cell>
          <table:table-cell table:style-name="ce49" office:value-type="time" office:time-value="PT16H40M34S">
            <text:p>16:40:34</text:p>
          </table:table-cell>
          <table:table-cell table:formula="of:=[.U408]-[.T408]" office:value-type="float" office:value="0.361354166666667">
            <text:p>8:40:21</text:p>
          </table:table-cell>
          <table:table-cell table:number-columns-repeated="1002"/>
        </table:table-row>
        <table:table-row table:style-name="ro1">
          <table:table-cell table:formula="of:=[.B409]" office:value-type="date" office:date-value="2017-01-09">
            <text:p>Mo, </text:p>
          </table:table-cell>
          <table:table-cell office:value-type="date" office:date-value="2017-01-09">
            <text:p>09.01.2017</text:p>
          </table:table-cell>
          <table:table-cell table:number-columns-repeated="7"/>
          <table:table-cell table:number-columns-repeated="2"/>
          <table:table-cell table:formula="of:=[.K409]-[.J409]" office:value-type="float" office:value="0">
            <text:p>0:00</text:p>
          </table:table-cell>
          <table:table-cell table:style-name="ce26" office:value-type="time" office:time-value="PT08H07M22S">
            <text:p>08:07:22</text:p>
          </table:table-cell>
          <table:table-cell table:style-name="ce49" office:value-type="time" office:time-value="PT16H38M47S">
            <text:p>16:38:47</text:p>
          </table:table-cell>
          <table:table-cell table:formula="of:=[.N409]-[.M409]" office:value-type="float" office:value="0.355150462962963">
            <text:p>8:31:25</text:p>
          </table:table-cell>
          <table:table-cell office:value-type="float" office:value="0.334722222222222">
            <text:p>8:02</text:p>
          </table:table-cell>
          <table:table-cell office:value-type="float" office:value="0.694444444444444">
            <text:p>16:40</text:p>
          </table:table-cell>
          <table:table-cell table:formula="of:=[.Q409]-[.P409]" office:value-type="float" office:value="0.359722222222222">
            <text:p>8:38</text:p>
          </table:table-cell>
          <table:table-cell table:formula="of:=[.V409]-[.R409]" office:value-type="float" office:value="0.00276620370370362">
            <text:p>0:03:59</text:p>
          </table:table-cell>
          <table:table-cell table:style-name="ce26" office:value-type="time" office:time-value="PT07H59M49S">
            <text:p>07:59:49</text:p>
          </table:table-cell>
          <table:table-cell table:style-name="ce49" office:value-type="time" office:time-value="PT16H41M48S">
            <text:p>16:41:48</text:p>
          </table:table-cell>
          <table:table-cell table:formula="of:=[.U409]-[.T409]" office:value-type="float" office:value="0.362488425925926">
            <text:p>8:41:59</text:p>
          </table:table-cell>
          <table:table-cell table:number-columns-repeated="1002"/>
        </table:table-row>
        <table:table-row table:style-name="ro1">
          <table:table-cell table:formula="of:=[.B410]" office:value-type="date" office:date-value="2017-01-10">
            <text:p>Di, </text:p>
          </table:table-cell>
          <table:table-cell office:value-type="date" office:date-value="2017-01-10">
            <text:p>10.01.2017</text:p>
          </table:table-cell>
          <table:table-cell table:number-columns-repeated="7"/>
          <table:table-cell table:number-columns-repeated="2"/>
          <table:table-cell table:formula="of:=[.K410]-[.J410]" office:value-type="float" office:value="0">
            <text:p>0:00</text:p>
          </table:table-cell>
          <table:table-cell table:style-name="ce26" office:value-type="time" office:time-value="PT08H06M51S">
            <text:p>08:06:51</text:p>
          </table:table-cell>
          <table:table-cell table:style-name="ce49" office:value-type="time" office:time-value="PT16H40M05S">
            <text:p>16:40:05</text:p>
          </table:table-cell>
          <table:table-cell table:formula="of:=[.N410]-[.M410]" office:value-type="float" office:value="0.356412037037037">
            <text:p>8:33:14</text:p>
          </table:table-cell>
          <table:table-cell office:value-type="float" office:value="0.334722222222222">
            <text:p>8:02</text:p>
          </table:table-cell>
          <table:table-cell office:value-type="float" office:value="0.695138888888889">
            <text:p>16:41</text:p>
          </table:table-cell>
          <table:table-cell table:formula="of:=[.Q410]-[.P410]" office:value-type="float" office:value="0.360416666666667">
            <text:p>8:39</text:p>
          </table:table-cell>
          <table:table-cell table:formula="of:=[.V410]-[.R410]" office:value-type="float" office:value="0.00326388888888879">
            <text:p>0:04:42</text:p>
          </table:table-cell>
          <table:table-cell table:style-name="ce26" office:value-type="time" office:time-value="PT07H59M21S">
            <text:p>07:59:21</text:p>
          </table:table-cell>
          <table:table-cell table:style-name="ce49" office:value-type="time" office:time-value="PT16H43M03S">
            <text:p>16:43:03</text:p>
          </table:table-cell>
          <table:table-cell table:formula="of:=[.U410]-[.T410]" office:value-type="float" office:value="0.363680555555556">
            <text:p>8:43:42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411]" office:value-type="date" office:date-value="2017-01-11">
            <text:p>Mi, </text:p>
          </table:table-cell>
          <table:table-cell office:value-type="date" office:date-value="2017-01-11">
            <text:p>11.01.2017</text:p>
          </table:table-cell>
          <table:table-cell table:number-columns-repeated="7"/>
          <table:table-cell table:number-columns-repeated="2"/>
          <table:table-cell table:formula="of:=[.K411]-[.J411]" office:value-type="float" office:value="0">
            <text:p>0:00</text:p>
          </table:table-cell>
          <table:table-cell table:style-name="ce26" office:value-type="time" office:time-value="PT08H06M18S">
            <text:p>08:06:18</text:p>
          </table:table-cell>
          <table:table-cell table:style-name="ce49" office:value-type="time" office:time-value="PT16H41M26S">
            <text:p>16:41:26</text:p>
          </table:table-cell>
          <table:table-cell table:formula="of:=[.N411]-[.M411]" office:value-type="float" office:value="0.357731481481481">
            <text:p>8:35:08</text:p>
          </table:table-cell>
          <table:table-cell office:value-type="float" office:value="0.334722222222222">
            <text:p>8:02</text:p>
          </table:table-cell>
          <table:table-cell office:value-type="float" office:value="0.695833333333333">
            <text:p>16:42</text:p>
          </table:table-cell>
          <table:table-cell table:formula="of:=[.Q411]-[.P411]" office:value-type="float" office:value="0.361111111111111">
            <text:p>8:40</text:p>
          </table:table-cell>
          <table:table-cell table:formula="of:=[.V411]-[.R411]" office:value-type="float" office:value="0.00380787037037034">
            <text:p>0:05:29</text:p>
          </table:table-cell>
          <table:table-cell table:style-name="ce26" office:value-type="time" office:time-value="PT07H58M51S">
            <text:p>07:58:51</text:p>
          </table:table-cell>
          <table:table-cell table:style-name="ce49" office:value-type="time" office:time-value="PT16H44M20S">
            <text:p>16:44:20</text:p>
          </table:table-cell>
          <table:table-cell table:formula="of:=[.U411]-[.T411]" office:value-type="float" office:value="0.364918981481481">
            <text:p>8:45:29</text:p>
          </table:table-cell>
          <table:table-cell table:number-columns-repeated="1002"/>
        </table:table-row>
        <table:table-row table:style-name="ro1">
          <table:table-cell table:formula="of:=[.B412]" office:value-type="date" office:date-value="2017-01-12">
            <text:p>Do, </text:p>
          </table:table-cell>
          <table:table-cell office:value-type="date" office:date-value="2017-01-12">
            <text:p>12.01.2017</text:p>
          </table:table-cell>
          <table:table-cell table:number-columns-repeated="7"/>
          <table:table-cell table:number-columns-repeated="2"/>
          <table:table-cell table:formula="of:=[.K412]-[.J412]" office:value-type="float" office:value="0">
            <text:p>0:00</text:p>
          </table:table-cell>
          <table:table-cell table:style-name="ce26" office:value-type="time" office:time-value="PT08H05M42S">
            <text:p>08:05:42</text:p>
          </table:table-cell>
          <table:table-cell table:style-name="ce49" office:value-type="time" office:time-value="PT16H42M48S">
            <text:p>16:42:48</text:p>
          </table:table-cell>
          <table:table-cell table:formula="of:=[.N412]-[.M412]" office:value-type="float" office:value="0.359097222222222">
            <text:p>8:37:06</text:p>
          </table:table-cell>
          <table:table-cell office:value-type="float" office:value="0.334027777777778">
            <text:p>8:01</text:p>
          </table:table-cell>
          <table:table-cell office:value-type="float" office:value="0.697222222222222">
            <text:p>16:44</text:p>
          </table:table-cell>
          <table:table-cell table:formula="of:=[.Q412]-[.P412]" office:value-type="float" office:value="0.363194444444444">
            <text:p>8:43</text:p>
          </table:table-cell>
          <table:table-cell table:formula="of:=[.V412]-[.R412]" office:value-type="float" office:value="0.00302083333333342">
            <text:p>0:04:21</text:p>
          </table:table-cell>
          <table:table-cell table:style-name="ce26" office:value-type="time" office:time-value="PT07H58M18S">
            <text:p>07:58:18</text:p>
          </table:table-cell>
          <table:table-cell table:style-name="ce49" office:value-type="time" office:time-value="PT16H45M39S">
            <text:p>16:45:39</text:p>
          </table:table-cell>
          <table:table-cell table:formula="of:=[.U412]-[.T412]" office:value-type="float" office:value="0.366215277777778">
            <text:p>8:47:21</text:p>
          </table:table-cell>
          <table:table-cell table:number-columns-repeated="1002"/>
        </table:table-row>
        <table:table-row table:style-name="ro1">
          <table:table-cell table:formula="of:=[.B413]" office:value-type="date" office:date-value="2017-01-13">
            <text:p>Fr, </text:p>
          </table:table-cell>
          <table:table-cell office:value-type="date" office:date-value="2017-01-13">
            <text:p>13.01.2017</text:p>
          </table:table-cell>
          <table:table-cell table:number-columns-repeated="7"/>
          <table:table-cell table:number-columns-repeated="2"/>
          <table:table-cell table:formula="of:=[.K413]-[.J413]" office:value-type="float" office:value="0">
            <text:p>0:00</text:p>
          </table:table-cell>
          <table:table-cell table:style-name="ce26" office:value-type="time" office:time-value="PT08H05M03S">
            <text:p>08:05:03</text:p>
          </table:table-cell>
          <table:table-cell table:style-name="ce49" office:value-type="time" office:time-value="PT16H44M11S">
            <text:p>16:44:11</text:p>
          </table:table-cell>
          <table:table-cell table:formula="of:=[.N413]-[.M413]" office:value-type="float" office:value="0.360509259259259">
            <text:p>8:39:08</text:p>
          </table:table-cell>
          <table:table-cell office:value-type="float" office:value="0.333333333333333">
            <text:p>8:00</text:p>
          </table:table-cell>
          <table:table-cell office:value-type="float" office:value="0.697916666666667">
            <text:p>16:45</text:p>
          </table:table-cell>
          <table:table-cell table:formula="of:=[.Q413]-[.P413]" office:value-type="float" office:value="0.364583333333333">
            <text:p>8:45</text:p>
          </table:table-cell>
          <table:table-cell table:formula="of:=[.V413]-[.R413]" office:value-type="float" office:value="0.00296296296296306">
            <text:p>0:04:16</text:p>
          </table:table-cell>
          <table:table-cell table:style-name="ce26" office:value-type="time" office:time-value="PT07H57M43S">
            <text:p>07:57:43</text:p>
          </table:table-cell>
          <table:table-cell table:style-name="ce49" office:value-type="time" office:time-value="PT16H46M59S">
            <text:p>16:46:59</text:p>
          </table:table-cell>
          <table:table-cell table:formula="of:=[.U413]-[.T413]" office:value-type="float" office:value="0.367546296296296">
            <text:p>8:49:16</text:p>
          </table:table-cell>
          <table:table-cell table:number-columns-repeated="1002"/>
        </table:table-row>
        <table:table-row table:style-name="ro1">
          <table:table-cell table:formula="of:=[.B414]" office:value-type="date" office:date-value="2017-01-14">
            <text:p>Sa, </text:p>
          </table:table-cell>
          <table:table-cell office:value-type="date" office:date-value="2017-01-14">
            <text:p>14.01.2017</text:p>
          </table:table-cell>
          <table:table-cell table:number-columns-repeated="7"/>
          <table:table-cell table:number-columns-repeated="2"/>
          <table:table-cell table:formula="of:=[.K414]-[.J414]" office:value-type="float" office:value="0">
            <text:p>0:00</text:p>
          </table:table-cell>
          <table:table-cell table:style-name="ce26" office:value-type="time" office:time-value="PT08H04M21S">
            <text:p>08:04:21</text:p>
          </table:table-cell>
          <table:table-cell table:style-name="ce49" office:value-type="time" office:time-value="PT16H45M36S">
            <text:p>16:45:36</text:p>
          </table:table-cell>
          <table:table-cell table:formula="of:=[.N414]-[.M414]" office:value-type="float" office:value="0.361979166666667">
            <text:p>8:41:15</text:p>
          </table:table-cell>
          <table:table-cell office:value-type="float" office:value="0.333333333333333">
            <text:p>8:00</text:p>
          </table:table-cell>
          <table:table-cell office:value-type="float" office:value="0.698611111111111">
            <text:p>16:46</text:p>
          </table:table-cell>
          <table:table-cell table:formula="of:=[.Q414]-[.P414]" office:value-type="float" office:value="0.365277777777778">
            <text:p>8:46</text:p>
          </table:table-cell>
          <table:table-cell table:formula="of:=[.V414]-[.R414]" office:value-type="float" office:value="0.00366898148148143">
            <text:p>0:05:17</text:p>
          </table:table-cell>
          <table:table-cell table:style-name="ce26" office:value-type="time" office:time-value="PT07H57M04S">
            <text:p>07:57:04</text:p>
          </table:table-cell>
          <table:table-cell table:style-name="ce49" office:value-type="time" office:time-value="PT16H48M21S">
            <text:p>16:48:21</text:p>
          </table:table-cell>
          <table:table-cell table:formula="of:=[.U414]-[.T414]" office:value-type="float" office:value="0.368946759259259">
            <text:p>8:51:17</text:p>
          </table:table-cell>
          <table:table-cell table:number-columns-repeated="1002"/>
        </table:table-row>
        <table:table-row table:style-name="ro1">
          <table:table-cell table:formula="of:=[.B415]" office:value-type="date" office:date-value="2017-01-15">
            <text:p>So, </text:p>
          </table:table-cell>
          <table:table-cell office:value-type="date" office:date-value="2017-01-15">
            <text:p>15.01.2017</text:p>
          </table:table-cell>
          <table:table-cell table:number-columns-repeated="7"/>
          <table:table-cell table:number-columns-repeated="2"/>
          <table:table-cell table:formula="of:=[.K415]-[.J415]" office:value-type="float" office:value="0">
            <text:p>0:00</text:p>
          </table:table-cell>
          <table:table-cell table:style-name="ce26" office:value-type="time" office:time-value="PT08H03M36S">
            <text:p>08:03:36</text:p>
          </table:table-cell>
          <table:table-cell table:style-name="ce49" office:value-type="time" office:time-value="PT16H47M03S">
            <text:p>16:47:03</text:p>
          </table:table-cell>
          <table:table-cell table:formula="of:=[.N415]-[.M415]" office:value-type="float" office:value="0.363506944444444">
            <text:p>8:43:27</text:p>
          </table:table-cell>
          <table:table-cell office:value-type="float" office:value="0.332638888888889">
            <text:p>7:59</text:p>
          </table:table-cell>
          <table:table-cell office:value-type="float" office:value="0.7">
            <text:p>16:48</text:p>
          </table:table-cell>
          <table:table-cell table:formula="of:=[.Q415]-[.P415]" office:value-type="float" office:value="0.367361111111111">
            <text:p>8:49</text:p>
          </table:table-cell>
          <table:table-cell table:formula="of:=[.V415]-[.R415]" office:value-type="float" office:value="0.00300925925925904">
            <text:p>0:04:20</text:p>
          </table:table-cell>
          <table:table-cell table:style-name="ce26" office:value-type="time" office:time-value="PT07H56M23S">
            <text:p>07:56:23</text:p>
          </table:table-cell>
          <table:table-cell table:style-name="ce49" office:value-type="time" office:time-value="PT16H49M43S">
            <text:p>16:49:43</text:p>
          </table:table-cell>
          <table:table-cell table:formula="of:=[.U415]-[.T415]" office:value-type="float" office:value="0.37037037037037">
            <text:p>8:53:20</text:p>
          </table:table-cell>
          <table:table-cell table:number-columns-repeated="1002"/>
        </table:table-row>
        <table:table-row table:style-name="ro1">
          <table:table-cell table:formula="of:=[.B416]" office:value-type="date" office:date-value="2017-01-16">
            <text:p>Mo, </text:p>
          </table:table-cell>
          <table:table-cell office:value-type="date" office:date-value="2017-01-16">
            <text:p>16.01.2017</text:p>
          </table:table-cell>
          <table:table-cell table:number-columns-repeated="7"/>
          <table:table-cell table:number-columns-repeated="2"/>
          <table:table-cell table:formula="of:=[.K416]-[.J416]" office:value-type="float" office:value="0">
            <text:p>0:00</text:p>
          </table:table-cell>
          <table:table-cell table:style-name="ce26" office:value-type="time" office:time-value="PT08H02M49S">
            <text:p>08:02:49</text:p>
          </table:table-cell>
          <table:table-cell table:style-name="ce49" office:value-type="time" office:time-value="PT16H48M31S">
            <text:p>16:48:31</text:p>
          </table:table-cell>
          <table:table-cell table:formula="of:=[.N416]-[.M416]" office:value-type="float" office:value="0.365069444444445">
            <text:p>8:45:42</text:p>
          </table:table-cell>
          <table:table-cell office:value-type="float" office:value="0.331944444444444">
            <text:p>7:58</text:p>
          </table:table-cell>
          <table:table-cell office:value-type="float" office:value="0.700694444444444">
            <text:p>16:49</text:p>
          </table:table-cell>
          <table:table-cell table:formula="of:=[.Q416]-[.P416]" office:value-type="float" office:value="0.36875">
            <text:p>8:51</text:p>
          </table:table-cell>
          <table:table-cell table:formula="of:=[.V416]-[.R416]" office:value-type="float" office:value="0.00310185185185213">
            <text:p>0:04:28</text:p>
          </table:table-cell>
          <table:table-cell table:style-name="ce26" office:value-type="time" office:time-value="PT07H55M40S">
            <text:p>07:55:40</text:p>
          </table:table-cell>
          <table:table-cell table:style-name="ce49" office:value-type="time" office:time-value="PT16H51M08S">
            <text:p>16:51:08</text:p>
          </table:table-cell>
          <table:table-cell table:formula="of:=[.U416]-[.T416]" office:value-type="float" office:value="0.371851851851852">
            <text:p>8:55:28</text:p>
          </table:table-cell>
          <table:table-cell table:number-columns-repeated="1002"/>
        </table:table-row>
        <table:table-row table:style-name="ro1">
          <table:table-cell table:formula="of:=[.B417]" office:value-type="date" office:date-value="2017-01-17">
            <text:p>Di, </text:p>
          </table:table-cell>
          <table:table-cell office:value-type="date" office:date-value="2017-01-17">
            <text:p>17.01.2017</text:p>
          </table:table-cell>
          <table:table-cell table:number-columns-repeated="7"/>
          <table:table-cell table:number-columns-repeated="2"/>
          <table:table-cell table:formula="of:=[.K417]-[.J417]" office:value-type="float" office:value="0">
            <text:p>0:00</text:p>
          </table:table-cell>
          <table:table-cell table:style-name="ce26" office:value-type="time" office:time-value="PT08H01M59S">
            <text:p>08:01:59</text:p>
          </table:table-cell>
          <table:table-cell table:style-name="ce49" office:value-type="time" office:time-value="PT16H50M00S">
            <text:p>16:50:00</text:p>
          </table:table-cell>
          <table:table-cell table:formula="of:=[.N417]-[.M417]" office:value-type="float" office:value="0.366678240740741">
            <text:p>8:48:01</text:p>
          </table:table-cell>
          <table:table-cell office:value-type="float" office:value="0.331944444444444">
            <text:p>7:58</text:p>
          </table:table-cell>
          <table:table-cell office:value-type="float" office:value="0.702083333333333">
            <text:p>16:51</text:p>
          </table:table-cell>
          <table:table-cell table:formula="of:=[.Q417]-[.P417]" office:value-type="float" office:value="0.370138888888889">
            <text:p>8:53</text:p>
          </table:table-cell>
          <table:table-cell table:formula="of:=[.V417]-[.R417]" office:value-type="float" office:value="0.00324074074074082">
            <text:p>0:04:40</text:p>
          </table:table-cell>
          <table:table-cell table:style-name="ce26" office:value-type="time" office:time-value="PT07H54M53S">
            <text:p>07:54:53</text:p>
          </table:table-cell>
          <table:table-cell table:style-name="ce49" office:value-type="time" office:time-value="PT16H52M33S">
            <text:p>16:52:33</text:p>
          </table:table-cell>
          <table:table-cell table:formula="of:=[.U417]-[.T417]" office:value-type="float" office:value="0.37337962962963">
            <text:p>8:57:40</text:p>
          </table:table-cell>
          <table:table-cell table:number-columns-repeated="1002"/>
        </table:table-row>
        <table:table-row table:style-name="ro1">
          <table:table-cell table:formula="of:=[.B418]" office:value-type="date" office:date-value="2017-01-18">
            <text:p>Mi, </text:p>
          </table:table-cell>
          <table:table-cell office:value-type="date" office:date-value="2017-01-18">
            <text:p>18.01.2017</text:p>
          </table:table-cell>
          <table:table-cell table:number-columns-repeated="7"/>
          <table:table-cell table:number-columns-repeated="2"/>
          <table:table-cell table:formula="of:=[.K418]-[.J418]" office:value-type="float" office:value="0">
            <text:p>0:00</text:p>
          </table:table-cell>
          <table:table-cell table:style-name="ce26" office:value-type="time" office:time-value="PT08H01M06S">
            <text:p>08:01:06</text:p>
          </table:table-cell>
          <table:table-cell table:style-name="ce49" office:value-type="time" office:time-value="PT16H51M30S">
            <text:p>16:51:30</text:p>
          </table:table-cell>
          <table:table-cell table:formula="of:=[.N418]-[.M418]" office:value-type="float" office:value="0.368333333333333">
            <text:p>8:50:24</text:p>
          </table:table-cell>
          <table:table-cell office:value-type="float" office:value="0.33125">
            <text:p>7:57</text:p>
          </table:table-cell>
          <table:table-cell office:value-type="float" office:value="0.702777777777778">
            <text:p>16:52</text:p>
          </table:table-cell>
          <table:table-cell table:formula="of:=[.Q418]-[.P418]" office:value-type="float" office:value="0.371527777777778">
            <text:p>8:55</text:p>
          </table:table-cell>
          <table:table-cell table:formula="of:=[.V418]-[.R418]" office:value-type="float" office:value="0.00340277777777792">
            <text:p>0:04:54</text:p>
          </table:table-cell>
          <table:table-cell table:style-name="ce26" office:value-type="time" office:time-value="PT07H54M05S">
            <text:p>07:54:05</text:p>
          </table:table-cell>
          <table:table-cell table:style-name="ce49" office:value-type="time" office:time-value="PT16H53M59S">
            <text:p>16:53:59</text:p>
          </table:table-cell>
          <table:table-cell table:formula="of:=[.U418]-[.T418]" office:value-type="float" office:value="0.374930555555556">
            <text:p>8:59:54</text:p>
          </table:table-cell>
          <table:table-cell table:number-columns-repeated="1002"/>
        </table:table-row>
        <table:table-row table:style-name="ro1">
          <table:table-cell table:formula="of:=[.B419]" office:value-type="date" office:date-value="2017-01-19">
            <text:p>Do, </text:p>
          </table:table-cell>
          <table:table-cell office:value-type="date" office:date-value="2017-01-19">
            <text:p>19.01.2017</text:p>
          </table:table-cell>
          <table:table-cell table:number-columns-repeated="7"/>
          <table:table-cell table:number-columns-repeated="2"/>
          <table:table-cell table:formula="of:=[.K419]-[.J419]" office:value-type="float" office:value="0">
            <text:p>0:00</text:p>
          </table:table-cell>
          <table:table-cell table:style-name="ce26" office:value-type="time" office:time-value="PT08H00M11S">
            <text:p>08:00:11</text:p>
          </table:table-cell>
          <table:table-cell table:style-name="ce49" office:value-type="time" office:time-value="PT16H53M01S">
            <text:p>16:53:01</text:p>
          </table:table-cell>
          <table:table-cell table:formula="of:=[.N419]-[.M419]" office:value-type="float" office:value="0.370023148148148">
            <text:p>8:52:50</text:p>
          </table:table-cell>
          <table:table-cell office:value-type="float" office:value="0.330555555555556">
            <text:p>7:56</text:p>
          </table:table-cell>
          <table:table-cell office:value-type="float" office:value="0.703472222222222">
            <text:p>16:53</text:p>
          </table:table-cell>
          <table:table-cell table:formula="of:=[.Q419]-[.P419]" office:value-type="float" office:value="0.372916666666667">
            <text:p>8:57</text:p>
          </table:table-cell>
          <table:table-cell table:formula="of:=[.V419]-[.R419]" office:value-type="float" office:value="0.00362268518518533">
            <text:p>0:05:13</text:p>
          </table:table-cell>
          <table:table-cell table:style-name="ce26" office:value-type="time" office:time-value="PT07H53M14S">
            <text:p>07:53:14</text:p>
          </table:table-cell>
          <table:table-cell table:style-name="ce49" office:value-type="time" office:time-value="PT16H55M27S">
            <text:p>16:55:27</text:p>
          </table:table-cell>
          <table:table-cell table:formula="of:=[.U419]-[.T419]" office:value-type="float" office:value="0.376539351851852">
            <text:p>9:02:13</text:p>
          </table:table-cell>
          <table:table-cell table:number-columns-repeated="1002"/>
        </table:table-row>
        <table:table-row table:style-name="ro1">
          <table:table-cell table:formula="of:=[.B420]" office:value-type="date" office:date-value="2017-01-20">
            <text:p>Fr, </text:p>
          </table:table-cell>
          <table:table-cell office:value-type="date" office:date-value="2017-01-20">
            <text:p>20.01.2017</text:p>
          </table:table-cell>
          <table:table-cell table:number-columns-repeated="7"/>
          <table:table-cell table:number-columns-repeated="2"/>
          <table:table-cell table:formula="of:=[.K420]-[.J420]" office:value-type="float" office:value="0">
            <text:p>0:00</text:p>
          </table:table-cell>
          <table:table-cell table:style-name="ce26" office:value-type="time" office:time-value="PT07H59M13S">
            <text:p>07:59:13</text:p>
          </table:table-cell>
          <table:table-cell table:style-name="ce49" office:value-type="time" office:time-value="PT16H54M34S">
            <text:p>16:54:34</text:p>
          </table:table-cell>
          <table:table-cell table:formula="of:=[.N420]-[.M420]" office:value-type="float" office:value="0.371770833333333">
            <text:p>8:55:21</text:p>
          </table:table-cell>
          <table:table-cell office:value-type="float" office:value="0.329861111111111">
            <text:p>7:55</text:p>
          </table:table-cell>
          <table:table-cell office:value-type="float" office:value="0.704861111111111">
            <text:p>16:55</text:p>
          </table:table-cell>
          <table:table-cell table:formula="of:=[.Q420]-[.P420]" office:value-type="float" office:value="0.375">
            <text:p>9:00</text:p>
          </table:table-cell>
          <table:table-cell table:formula="of:=[.V420]-[.R420]" office:value-type="float" office:value="0.00318287037037046">
            <text:p>0:04:35</text:p>
          </table:table-cell>
          <table:table-cell table:style-name="ce26" office:value-type="time" office:time-value="PT07H52M20S">
            <text:p>07:52:20</text:p>
          </table:table-cell>
          <table:table-cell table:style-name="ce49" office:value-type="time" office:time-value="PT16H56M55S">
            <text:p>16:56:55</text:p>
          </table:table-cell>
          <table:table-cell table:formula="of:=[.U420]-[.T420]" office:value-type="float" office:value="0.378182870370371">
            <text:p>9:04:35</text:p>
          </table:table-cell>
          <table:table-cell table:number-columns-repeated="1002"/>
        </table:table-row>
        <table:table-row table:style-name="ro1">
          <table:table-cell table:formula="of:=[.B421]" office:value-type="date" office:date-value="2017-01-21">
            <text:p>Sa, </text:p>
          </table:table-cell>
          <table:table-cell office:value-type="date" office:date-value="2017-01-21">
            <text:p>21.01.2017</text:p>
          </table:table-cell>
          <table:table-cell table:number-columns-repeated="7"/>
          <table:table-cell table:number-columns-repeated="2"/>
          <table:table-cell table:formula="of:=[.K421]-[.J421]" office:value-type="float" office:value="0">
            <text:p>0:00</text:p>
          </table:table-cell>
          <table:table-cell table:style-name="ce26" office:value-type="time" office:time-value="PT07H58M13S">
            <text:p>07:58:13</text:p>
          </table:table-cell>
          <table:table-cell table:style-name="ce49" office:value-type="time" office:time-value="PT16H56M07S">
            <text:p>16:56:07</text:p>
          </table:table-cell>
          <table:table-cell table:formula="of:=[.N421]-[.M421]" office:value-type="float" office:value="0.373541666666667">
            <text:p>8:57:54</text:p>
          </table:table-cell>
          <table:table-cell office:value-type="float" office:value="0.329166666666667">
            <text:p>7:54</text:p>
          </table:table-cell>
          <table:table-cell office:value-type="float" office:value="0.705555555555556">
            <text:p>16:56</text:p>
          </table:table-cell>
          <table:table-cell table:formula="of:=[.Q421]-[.P421]" office:value-type="float" office:value="0.376388888888889">
            <text:p>9:02</text:p>
          </table:table-cell>
          <table:table-cell table:formula="of:=[.V421]-[.R421]" office:value-type="float" office:value="0.00347222222222215">
            <text:p>0:05:00</text:p>
          </table:table-cell>
          <table:table-cell table:style-name="ce26" office:value-type="time" office:time-value="PT07H51M24S">
            <text:p>07:51:24</text:p>
          </table:table-cell>
          <table:table-cell table:style-name="ce49" office:value-type="time" office:time-value="PT16H58M24S">
            <text:p>16:58:24</text:p>
          </table:table-cell>
          <table:table-cell table:formula="of:=[.U421]-[.T421]" office:value-type="float" office:value="0.379861111111111">
            <text:p>9:07:00</text:p>
          </table:table-cell>
          <table:table-cell table:number-columns-repeated="1002"/>
        </table:table-row>
        <table:table-row table:style-name="ro1">
          <table:table-cell table:formula="of:=[.B422]" office:value-type="date" office:date-value="2017-01-22">
            <text:p>So, </text:p>
          </table:table-cell>
          <table:table-cell office:value-type="date" office:date-value="2017-01-22">
            <text:p>22.01.2017</text:p>
          </table:table-cell>
          <table:table-cell table:number-columns-repeated="7"/>
          <table:table-cell table:number-columns-repeated="2"/>
          <table:table-cell table:formula="of:=[.K422]-[.J422]" office:value-type="float" office:value="0">
            <text:p>0:00</text:p>
          </table:table-cell>
          <table:table-cell table:style-name="ce26" office:value-type="time" office:time-value="PT07H57M10S">
            <text:p>07:57:10</text:p>
          </table:table-cell>
          <table:table-cell table:style-name="ce49" office:value-type="time" office:time-value="PT16H57M42S">
            <text:p>16:57:42</text:p>
          </table:table-cell>
          <table:table-cell table:formula="of:=[.N422]-[.M422]" office:value-type="float" office:value="0.37537037037037">
            <text:p>9:00:32</text:p>
          </table:table-cell>
          <table:table-cell office:value-type="float" office:value="0.328472222222222">
            <text:p>7:53</text:p>
          </table:table-cell>
          <table:table-cell office:value-type="float" office:value="0.706944444444444">
            <text:p>16:58</text:p>
          </table:table-cell>
          <table:table-cell table:formula="of:=[.Q422]-[.P422]" office:value-type="float" office:value="0.378472222222222">
            <text:p>9:05</text:p>
          </table:table-cell>
          <table:table-cell table:formula="of:=[.V422]-[.R422]" office:value-type="float" office:value="0.00311342592592589">
            <text:p>0:04:29</text:p>
          </table:table-cell>
          <table:table-cell table:style-name="ce26" office:value-type="time" office:time-value="PT07H50M25S">
            <text:p>07:50:25</text:p>
          </table:table-cell>
          <table:table-cell table:style-name="ce49" office:value-type="time" office:time-value="PT16H59M54S">
            <text:p>16:59:54</text:p>
          </table:table-cell>
          <table:table-cell table:formula="of:=[.U422]-[.T422]" office:value-type="float" office:value="0.381585648148148">
            <text:p>9:09:29</text:p>
          </table:table-cell>
          <table:table-cell table:number-columns-repeated="1002"/>
        </table:table-row>
        <table:table-row table:style-name="ro1">
          <table:table-cell table:formula="of:=[.B423]" office:value-type="date" office:date-value="2017-01-23">
            <text:p>Mo, </text:p>
          </table:table-cell>
          <table:table-cell office:value-type="date" office:date-value="2017-01-23">
            <text:p>23.01.2017</text:p>
          </table:table-cell>
          <table:table-cell table:number-columns-repeated="7"/>
          <table:table-cell table:number-columns-repeated="2"/>
          <table:table-cell table:formula="of:=[.K423]-[.J423]" office:value-type="float" office:value="0">
            <text:p>0:00</text:p>
          </table:table-cell>
          <table:table-cell table:style-name="ce26" office:value-type="time" office:time-value="PT07H56M05S">
            <text:p>07:56:05</text:p>
          </table:table-cell>
          <table:table-cell table:style-name="ce49" office:value-type="time" office:time-value="PT16H59M17S">
            <text:p>16:59:17</text:p>
          </table:table-cell>
          <table:table-cell table:formula="of:=[.N423]-[.M423]" office:value-type="float" office:value="0.377222222222222">
            <text:p>9:03:12</text:p>
          </table:table-cell>
          <table:table-cell office:value-type="float" office:value="0.327777777777778">
            <text:p>7:52</text:p>
          </table:table-cell>
          <table:table-cell office:value-type="float" office:value="0.707638888888889">
            <text:p>16:59</text:p>
          </table:table-cell>
          <table:table-cell table:formula="of:=[.Q423]-[.P423]" office:value-type="float" office:value="0.379861111111111">
            <text:p>9:07</text:p>
          </table:table-cell>
          <table:table-cell table:formula="of:=[.V423]-[.R423]" office:value-type="float" office:value="0.00348379629629636">
            <text:p>0:05:01</text:p>
          </table:table-cell>
          <table:table-cell table:style-name="ce26" office:value-type="time" office:time-value="PT07H49M24S">
            <text:p>07:49:24</text:p>
          </table:table-cell>
          <table:table-cell table:style-name="ce49" office:value-type="time" office:time-value="PT17H01M25S">
            <text:p>17:01:25</text:p>
          </table:table-cell>
          <table:table-cell table:formula="of:=[.U423]-[.T423]" office:value-type="float" office:value="0.383344907407407">
            <text:p>9:12:01</text:p>
          </table:table-cell>
          <table:table-cell table:number-columns-repeated="1002"/>
        </table:table-row>
        <table:table-row table:style-name="ro1">
          <table:table-cell table:formula="of:=[.B424]" office:value-type="date" office:date-value="2017-01-24">
            <text:p>Di, </text:p>
          </table:table-cell>
          <table:table-cell office:value-type="date" office:date-value="2017-01-24">
            <text:p>24.01.2017</text:p>
          </table:table-cell>
          <table:table-cell table:number-columns-repeated="7"/>
          <table:table-cell table:number-columns-repeated="2"/>
          <table:table-cell table:formula="of:=[.K424]-[.J424]" office:value-type="float" office:value="0">
            <text:p>0:00</text:p>
          </table:table-cell>
          <table:table-cell table:style-name="ce26" office:value-type="time" office:time-value="PT07H54M58S">
            <text:p>07:54:58</text:p>
          </table:table-cell>
          <table:table-cell table:style-name="ce49" office:value-type="time" office:time-value="PT17H00M53S">
            <text:p>17:00:53</text:p>
          </table:table-cell>
          <table:table-cell table:formula="of:=[.N424]-[.M424]" office:value-type="float" office:value="0.379108796296296">
            <text:p>9:05:55</text:p>
          </table:table-cell>
          <table:table-cell office:value-type="float" office:value="0.327083333333333">
            <text:p>7:51</text:p>
          </table:table-cell>
          <table:table-cell office:value-type="float" office:value="0.709027777777778">
            <text:p>17:01</text:p>
          </table:table-cell>
          <table:table-cell table:formula="of:=[.Q424]-[.P424]" office:value-type="float" office:value="0.381944444444444">
            <text:p>9:10</text:p>
          </table:table-cell>
          <table:table-cell table:formula="of:=[.V424]-[.R424]" office:value-type="float" office:value="0.00319444444444461">
            <text:p>0:04:36</text:p>
          </table:table-cell>
          <table:table-cell table:style-name="ce26" office:value-type="time" office:time-value="PT07H48M21S">
            <text:p>07:48:21</text:p>
          </table:table-cell>
          <table:table-cell table:style-name="ce49" office:value-type="time" office:time-value="PT17H02M57S">
            <text:p>17:02:57</text:p>
          </table:table-cell>
          <table:table-cell table:formula="of:=[.U424]-[.T424]" office:value-type="float" office:value="0.385138888888889">
            <text:p>9:14:36</text:p>
          </table:table-cell>
          <table:table-cell table:number-columns-repeated="1002"/>
        </table:table-row>
        <table:table-row table:style-name="ro1">
          <table:table-cell table:formula="of:=[.B425]" office:value-type="date" office:date-value="2017-01-25">
            <text:p>Mi, </text:p>
          </table:table-cell>
          <table:table-cell office:value-type="date" office:date-value="2017-01-25">
            <text:p>25.01.2017</text:p>
          </table:table-cell>
          <table:table-cell table:number-columns-repeated="7"/>
          <table:table-cell table:number-columns-repeated="2"/>
          <table:table-cell table:formula="of:=[.K425]-[.J425]" office:value-type="float" office:value="0">
            <text:p>0:00</text:p>
          </table:table-cell>
          <table:table-cell table:style-name="ce26" office:value-type="time" office:time-value="PT07H53M48S">
            <text:p>07:53:48</text:p>
          </table:table-cell>
          <table:table-cell table:style-name="ce49" office:value-type="time" office:time-value="PT17H02M29S">
            <text:p>17:02:29</text:p>
          </table:table-cell>
          <table:table-cell table:formula="of:=[.N425]-[.M425]" office:value-type="float" office:value="0.381030092592593">
            <text:p>9:08:41</text:p>
          </table:table-cell>
          <table:table-cell office:value-type="float" office:value="0.326388888888889">
            <text:p>7:50</text:p>
          </table:table-cell>
          <table:table-cell office:value-type="float" office:value="0.710416666666667">
            <text:p>17:03</text:p>
          </table:table-cell>
          <table:table-cell table:formula="of:=[.Q425]-[.P425]" office:value-type="float" office:value="0.384027777777778">
            <text:p>9:13</text:p>
          </table:table-cell>
          <table:table-cell table:formula="of:=[.V425]-[.R425]" office:value-type="float" office:value="0.00292824074074066">
            <text:p>0:04:13</text:p>
          </table:table-cell>
          <table:table-cell table:style-name="ce26" office:value-type="time" office:time-value="PT07H47M16S">
            <text:p>07:47:16</text:p>
          </table:table-cell>
          <table:table-cell table:style-name="ce49" office:value-type="time" office:time-value="PT17H04M29S">
            <text:p>17:04:29</text:p>
          </table:table-cell>
          <table:table-cell table:formula="of:=[.U425]-[.T425]" office:value-type="float" office:value="0.386956018518518">
            <text:p>9:17:13</text:p>
          </table:table-cell>
          <table:table-cell table:number-columns-repeated="1002"/>
        </table:table-row>
        <table:table-row table:style-name="ro1">
          <table:table-cell table:formula="of:=[.B426]" office:value-type="date" office:date-value="2017-01-26">
            <text:p>Do, </text:p>
          </table:table-cell>
          <table:table-cell office:value-type="date" office:date-value="2017-01-26">
            <text:p>26.01.2017</text:p>
          </table:table-cell>
          <table:table-cell table:number-columns-repeated="7"/>
          <table:table-cell table:number-columns-repeated="2"/>
          <table:table-cell table:formula="of:=[.K426]-[.J426]" office:value-type="float" office:value="0">
            <text:p>0:00</text:p>
          </table:table-cell>
          <table:table-cell table:style-name="ce26" office:value-type="time" office:time-value="PT07H52M36S">
            <text:p>07:52:36</text:p>
          </table:table-cell>
          <table:table-cell table:style-name="ce49" office:value-type="time" office:time-value="PT17H04M07S">
            <text:p>17:04:07</text:p>
          </table:table-cell>
          <table:table-cell table:formula="of:=[.N426]-[.M426]" office:value-type="float" office:value="0.382997685185185">
            <text:p>9:11:31</text:p>
          </table:table-cell>
          <table:table-cell office:value-type="float" office:value="0.325694444444444">
            <text:p>7:49</text:p>
          </table:table-cell>
          <table:table-cell office:value-type="float" office:value="0.711111111111111">
            <text:p>17:04</text:p>
          </table:table-cell>
          <table:table-cell table:formula="of:=[.Q426]-[.P426]" office:value-type="float" office:value="0.385416666666667">
            <text:p>9:15</text:p>
          </table:table-cell>
          <table:table-cell table:formula="of:=[.V426]-[.R426]" office:value-type="float" office:value="0.00339120370370349">
            <text:p>0:04:53</text:p>
          </table:table-cell>
          <table:table-cell table:style-name="ce26" office:value-type="time" office:time-value="PT07H46M09S">
            <text:p>07:46:09</text:p>
          </table:table-cell>
          <table:table-cell table:style-name="ce49" office:value-type="time" office:time-value="PT17H06M02S">
            <text:p>17:06:02</text:p>
          </table:table-cell>
          <table:table-cell table:formula="of:=[.U426]-[.T426]" office:value-type="float" office:value="0.38880787037037">
            <text:p>9:19:53</text:p>
          </table:table-cell>
          <table:table-cell table:number-columns-repeated="1002"/>
        </table:table-row>
        <table:table-row table:style-name="ro1">
          <table:table-cell table:formula="of:=[.B427]" office:value-type="date" office:date-value="2017-01-27">
            <text:p>Fr, </text:p>
          </table:table-cell>
          <table:table-cell office:value-type="date" office:date-value="2017-01-27">
            <text:p>27.01.2017</text:p>
          </table:table-cell>
          <table:table-cell table:number-columns-repeated="7"/>
          <table:table-cell table:number-columns-repeated="2"/>
          <table:table-cell table:formula="of:=[.K427]-[.J427]" office:value-type="float" office:value="0">
            <text:p>0:00</text:p>
          </table:table-cell>
          <table:table-cell table:style-name="ce26" office:value-type="time" office:time-value="PT07H51M22S">
            <text:p>07:51:22</text:p>
          </table:table-cell>
          <table:table-cell table:style-name="ce49" office:value-type="time" office:time-value="PT17H05M44S">
            <text:p>17:05:44</text:p>
          </table:table-cell>
          <table:table-cell table:formula="of:=[.N427]-[.M427]" office:value-type="float" office:value="0.384976851851852">
            <text:p>9:14:22</text:p>
          </table:table-cell>
          <table:table-cell office:value-type="float" office:value="0.325">
            <text:p>7:48</text:p>
          </table:table-cell>
          <table:table-cell office:value-type="float" office:value="0.7125">
            <text:p>17:06</text:p>
          </table:table-cell>
          <table:table-cell table:formula="of:=[.Q427]-[.P427]" office:value-type="float" office:value="0.3875">
            <text:p>9:18</text:p>
          </table:table-cell>
          <table:table-cell table:formula="of:=[.V427]-[.R427]" office:value-type="float" office:value="0.00319444444444444">
            <text:p>0:04:36</text:p>
          </table:table-cell>
          <table:table-cell table:style-name="ce26" office:value-type="time" office:time-value="PT07H44M59S">
            <text:p>07:44:59</text:p>
          </table:table-cell>
          <table:table-cell table:style-name="ce49" office:value-type="time" office:time-value="PT17H07M35S">
            <text:p>17:07:35</text:p>
          </table:table-cell>
          <table:table-cell table:formula="of:=[.U427]-[.T427]" office:value-type="float" office:value="0.390694444444444">
            <text:p>9:22:36</text:p>
          </table:table-cell>
          <table:table-cell table:number-columns-repeated="1002"/>
        </table:table-row>
        <table:table-row table:style-name="ro1">
          <table:table-cell table:formula="of:=[.B428]" office:value-type="date" office:date-value="2017-01-28">
            <text:p>Sa, </text:p>
          </table:table-cell>
          <table:table-cell office:value-type="date" office:date-value="2017-01-28">
            <text:p>28.01.2017</text:p>
          </table:table-cell>
          <table:table-cell table:number-columns-repeated="7"/>
          <table:table-cell table:number-columns-repeated="2"/>
          <table:table-cell table:formula="of:=[.K428]-[.J428]" office:value-type="float" office:value="0">
            <text:p>0:00</text:p>
          </table:table-cell>
          <table:table-cell table:style-name="ce26" office:value-type="time" office:time-value="PT07H50M06S">
            <text:p>07:50:06</text:p>
          </table:table-cell>
          <table:table-cell table:style-name="ce49" office:value-type="time" office:time-value="PT17H07M23S">
            <text:p>17:07:23</text:p>
          </table:table-cell>
          <table:table-cell table:formula="of:=[.N428]-[.M428]" office:value-type="float" office:value="0.387002314814815">
            <text:p>9:17:17</text:p>
          </table:table-cell>
          <table:table-cell office:value-type="float" office:value="0.324305555555556">
            <text:p>7:47</text:p>
          </table:table-cell>
          <table:table-cell office:value-type="float" office:value="0.713194444444445">
            <text:p>17:07</text:p>
          </table:table-cell>
          <table:table-cell table:formula="of:=[.Q428]-[.P428]" office:value-type="float" office:value="0.388888888888889">
            <text:p>9:20</text:p>
          </table:table-cell>
          <table:table-cell table:formula="of:=[.V428]-[.R428]" office:value-type="float" office:value="0.00372685185185184">
            <text:p>0:05:22</text:p>
          </table:table-cell>
          <table:table-cell table:style-name="ce26" office:value-type="time" office:time-value="PT07H43M47S">
            <text:p>07:43:47</text:p>
          </table:table-cell>
          <table:table-cell table:style-name="ce49" office:value-type="time" office:time-value="PT17H09M09S">
            <text:p>17:09:09</text:p>
          </table:table-cell>
          <table:table-cell table:formula="of:=[.U428]-[.T428]" office:value-type="float" office:value="0.392615740740741">
            <text:p>9:25:22</text:p>
          </table:table-cell>
          <table:table-cell table:number-columns-repeated="1002"/>
        </table:table-row>
        <table:table-row table:style-name="ro1">
          <table:table-cell table:formula="of:=[.B429]" office:value-type="date" office:date-value="2017-01-29">
            <text:p>So, </text:p>
          </table:table-cell>
          <table:table-cell office:value-type="date" office:date-value="2017-01-29">
            <text:p>29.01.2017</text:p>
          </table:table-cell>
          <table:table-cell table:number-columns-repeated="7"/>
          <table:table-cell table:number-columns-repeated="2"/>
          <table:table-cell table:formula="of:=[.K429]-[.J429]" office:value-type="float" office:value="0">
            <text:p>0:00</text:p>
          </table:table-cell>
          <table:table-cell table:style-name="ce26" office:value-type="time" office:time-value="PT07H48M47S">
            <text:p>07:48:47</text:p>
          </table:table-cell>
          <table:table-cell table:style-name="ce49" office:value-type="time" office:time-value="PT17H09M02S">
            <text:p>17:09:02</text:p>
          </table:table-cell>
          <table:table-cell table:formula="of:=[.N429]-[.M429]" office:value-type="float" office:value="0.3890625">
            <text:p>9:20:15</text:p>
          </table:table-cell>
          <table:table-cell office:value-type="float" office:value="0.323611111111111">
            <text:p>7:46</text:p>
          </table:table-cell>
          <table:table-cell office:value-type="float" office:value="0.714583333333333">
            <text:p>17:09</text:p>
          </table:table-cell>
          <table:table-cell table:formula="of:=[.Q429]-[.P429]" office:value-type="float" office:value="0.390972222222222">
            <text:p>9:23</text:p>
          </table:table-cell>
          <table:table-cell table:formula="of:=[.V429]-[.R429]" office:value-type="float" office:value="0.00358796296296299">
            <text:p>0:05:10</text:p>
          </table:table-cell>
          <table:table-cell table:style-name="ce26" office:value-type="time" office:time-value="PT07H42M33S">
            <text:p>07:42:33</text:p>
          </table:table-cell>
          <table:table-cell table:style-name="ce49" office:value-type="time" office:time-value="PT17H10M43S">
            <text:p>17:10:43</text:p>
          </table:table-cell>
          <table:table-cell table:formula="of:=[.U429]-[.T429]" office:value-type="float" office:value="0.394560185185185">
            <text:p>9:28:10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430]" office:value-type="date" office:date-value="2017-01-30">
            <text:p>Mo, </text:p>
          </table:table-cell>
          <table:table-cell office:value-type="date" office:date-value="2017-01-30">
            <text:p>30.01.2017</text:p>
          </table:table-cell>
          <table:table-cell table:number-columns-repeated="7"/>
          <table:table-cell table:number-columns-repeated="2"/>
          <table:table-cell table:formula="of:=[.K430]-[.J430]" office:value-type="float" office:value="0">
            <text:p>0:00</text:p>
          </table:table-cell>
          <table:table-cell table:style-name="ce26" office:value-type="time" office:time-value="PT07H47M27S">
            <text:p>07:47:27</text:p>
          </table:table-cell>
          <table:table-cell table:style-name="ce49" office:value-type="time" office:time-value="PT17H10M41S">
            <text:p>17:10:41</text:p>
          </table:table-cell>
          <table:table-cell table:formula="of:=[.N430]-[.M430]" office:value-type="float" office:value="0.391134259259259">
            <text:p>9:23:14</text:p>
          </table:table-cell>
          <table:table-cell office:value-type="float" office:value="0.322222222222222">
            <text:p>7:44</text:p>
          </table:table-cell>
          <table:table-cell office:value-type="float" office:value="0.715277777777778">
            <text:p>17:10</text:p>
          </table:table-cell>
          <table:table-cell table:formula="of:=[.Q430]-[.P430]" office:value-type="float" office:value="0.393055555555556">
            <text:p>9:26</text:p>
          </table:table-cell>
          <table:table-cell table:formula="of:=[.V430]-[.R430]" office:value-type="float" office:value="0.00348379629629625">
            <text:p>0:05:01</text:p>
          </table:table-cell>
          <table:table-cell table:style-name="ce26" office:value-type="time" office:time-value="PT07H41M17S">
            <text:p>07:41:17</text:p>
          </table:table-cell>
          <table:table-cell table:style-name="ce49" office:value-type="time" office:time-value="PT17H12M18S">
            <text:p>17:12:18</text:p>
          </table:table-cell>
          <table:table-cell table:formula="of:=[.U430]-[.T430]" office:value-type="float" office:value="0.396539351851852">
            <text:p>9:31:01</text:p>
          </table:table-cell>
          <table:table-cell table:number-columns-repeated="1002"/>
        </table:table-row>
        <table:table-row table:style-name="ro1">
          <table:table-cell table:formula="of:=[.B431]" office:value-type="date" office:date-value="2017-01-31">
            <text:p>Di, </text:p>
          </table:table-cell>
          <table:table-cell office:value-type="date" office:date-value="2017-01-31">
            <text:p>31.01.2017</text:p>
          </table:table-cell>
          <table:table-cell table:number-columns-repeated="7"/>
          <table:table-cell table:number-columns-repeated="2"/>
          <table:table-cell table:formula="of:=[.K431]-[.J431]" office:value-type="float" office:value="0">
            <text:p>0:00</text:p>
          </table:table-cell>
          <table:table-cell table:style-name="ce26" office:value-type="time" office:time-value="PT07H46M04S">
            <text:p>07:46:04</text:p>
          </table:table-cell>
          <table:table-cell table:style-name="ce49" office:value-type="time" office:time-value="PT17H12M21S">
            <text:p>17:12:21</text:p>
          </table:table-cell>
          <table:table-cell table:formula="of:=[.N431]-[.M431]" office:value-type="float" office:value="0.393252314814815">
            <text:p>9:26:17</text:p>
          </table:table-cell>
          <table:table-cell office:value-type="float" office:value="0.321527777777778">
            <text:p>7:43</text:p>
          </table:table-cell>
          <table:table-cell office:value-type="float" office:value="0.716666666666667">
            <text:p>17:12</text:p>
          </table:table-cell>
          <table:table-cell table:formula="of:=[.Q431]-[.P431]" office:value-type="float" office:value="0.395138888888889">
            <text:p>9:29</text:p>
          </table:table-cell>
          <table:table-cell table:formula="of:=[.V431]-[.R431]" office:value-type="float" office:value="0.00339120370370372">
            <text:p>0:04:53</text:p>
          </table:table-cell>
          <table:table-cell table:style-name="ce26" office:value-type="time" office:time-value="PT07H40M00S">
            <text:p>07:40:00</text:p>
          </table:table-cell>
          <table:table-cell table:style-name="ce49" office:value-type="time" office:time-value="PT17H13M53S">
            <text:p>17:13:53</text:p>
          </table:table-cell>
          <table:table-cell table:formula="of:=[.U431]-[.T431]" office:value-type="float" office:value="0.398530092592593">
            <text:p>9:33:53</text:p>
          </table:table-cell>
          <table:table-cell table:number-columns-repeated="1002"/>
        </table:table-row>
        <table:table-row table:style-name="ro1">
          <table:table-cell table:formula="of:=[.B432]" office:value-type="date" office:date-value="2017-02-01">
            <text:p>Mi, </text:p>
          </table:table-cell>
          <table:table-cell office:value-type="date" office:date-value="2017-02-01">
            <text:p>01.02.2017</text:p>
          </table:table-cell>
          <table:table-cell table:number-columns-repeated="7"/>
          <table:table-cell table:number-columns-repeated="2"/>
          <table:table-cell table:formula="of:=[.K432]-[.J432]" office:value-type="float" office:value="0">
            <text:p>0:00</text:p>
          </table:table-cell>
          <table:table-cell table:style-name="ce26" office:value-type="time" office:time-value="PT07H44M40S">
            <text:p>07:44:40</text:p>
          </table:table-cell>
          <table:table-cell table:style-name="ce49" office:value-type="time" office:time-value="PT17H14M01S">
            <text:p>17:14:01</text:p>
          </table:table-cell>
          <table:table-cell table:formula="of:=[.N432]-[.M432]" office:value-type="float" office:value="0.395381944444444">
            <text:p>9:29:21</text:p>
          </table:table-cell>
          <table:table-cell office:value-type="float" office:value="0.320833333333333">
            <text:p>7:42</text:p>
          </table:table-cell>
          <table:table-cell office:value-type="float" office:value="0.718055555555556">
            <text:p>17:14</text:p>
          </table:table-cell>
          <table:table-cell table:formula="of:=[.Q432]-[.P432]" office:value-type="float" office:value="0.397222222222222">
            <text:p>9:32</text:p>
          </table:table-cell>
          <table:table-cell table:formula="of:=[.V432]-[.R432]" office:value-type="float" office:value="0.0033333333333333">
            <text:p>0:04:48</text:p>
          </table:table-cell>
          <table:table-cell table:style-name="ce26" office:value-type="time" office:time-value="PT07H38M40S">
            <text:p>07:38:40</text:p>
          </table:table-cell>
          <table:table-cell table:style-name="ce49" office:value-type="time" office:time-value="PT17H15M28S">
            <text:p>17:15:28</text:p>
          </table:table-cell>
          <table:table-cell table:formula="of:=[.U432]-[.T432]" office:value-type="float" office:value="0.400555555555556">
            <text:p>9:36:48</text:p>
          </table:table-cell>
          <table:table-cell table:number-columns-repeated="1002"/>
        </table:table-row>
        <table:table-row table:style-name="ro1">
          <table:table-cell table:formula="of:=[.B433]" office:value-type="date" office:date-value="2017-02-02">
            <text:p>Do, </text:p>
          </table:table-cell>
          <table:table-cell office:value-type="date" office:date-value="2017-02-02">
            <text:p>02.02.2017</text:p>
          </table:table-cell>
          <table:table-cell table:number-columns-repeated="7"/>
          <table:table-cell table:number-columns-repeated="2"/>
          <table:table-cell table:formula="of:=[.K433]-[.J433]" office:value-type="float" office:value="0">
            <text:p>0:00</text:p>
          </table:table-cell>
          <table:table-cell table:style-name="ce26" office:value-type="time" office:time-value="PT07H43M13S">
            <text:p>07:43:13</text:p>
          </table:table-cell>
          <table:table-cell table:style-name="ce49" office:value-type="time" office:time-value="PT17H15M41S">
            <text:p>17:15:41</text:p>
          </table:table-cell>
          <table:table-cell table:formula="of:=[.N433]-[.M433]" office:value-type="float" office:value="0.397546296296296">
            <text:p>9:32:28</text:p>
          </table:table-cell>
          <table:table-cell office:value-type="float" office:value="0.319444444444444">
            <text:p>7:40</text:p>
          </table:table-cell>
          <table:table-cell office:value-type="float" office:value="0.71875">
            <text:p>17:15</text:p>
          </table:table-cell>
          <table:table-cell table:formula="of:=[.Q433]-[.P433]" office:value-type="float" office:value="0.399305555555556">
            <text:p>9:35</text:p>
          </table:table-cell>
          <table:table-cell table:formula="of:=[.V433]-[.R433]" office:value-type="float" office:value="0.00331018518518522">
            <text:p>0:04:46</text:p>
          </table:table-cell>
          <table:table-cell table:style-name="ce26" office:value-type="time" office:time-value="PT07H37M18S">
            <text:p>07:37:18</text:p>
          </table:table-cell>
          <table:table-cell table:style-name="ce49" office:value-type="time" office:time-value="PT17H17M04S">
            <text:p>17:17:04</text:p>
          </table:table-cell>
          <table:table-cell table:formula="of:=[.U433]-[.T433]" office:value-type="float" office:value="0.402615740740741">
            <text:p>9:39:46</text:p>
          </table:table-cell>
          <table:table-cell table:number-columns-repeated="1002"/>
        </table:table-row>
        <table:table-row table:style-name="ro1">
          <table:table-cell table:formula="of:=[.B434]" office:value-type="date" office:date-value="2017-02-03">
            <text:p>Fr, </text:p>
          </table:table-cell>
          <table:table-cell office:value-type="date" office:date-value="2017-02-03">
            <text:p>03.02.2017</text:p>
          </table:table-cell>
          <table:table-cell table:number-columns-repeated="7"/>
          <table:table-cell table:number-columns-repeated="2"/>
          <table:table-cell table:formula="of:=[.K434]-[.J434]" office:value-type="float" office:value="0">
            <text:p>0:00</text:p>
          </table:table-cell>
          <table:table-cell table:style-name="ce26" office:value-type="time" office:time-value="PT07H41M45S">
            <text:p>07:41:45</text:p>
          </table:table-cell>
          <table:table-cell table:style-name="ce49" office:value-type="time" office:time-value="PT17H17M22S">
            <text:p>17:17:22</text:p>
          </table:table-cell>
          <table:table-cell table:formula="of:=[.N434]-[.M434]" office:value-type="float" office:value="0.399733796296296">
            <text:p>9:35:37</text:p>
          </table:table-cell>
          <table:table-cell office:value-type="float" office:value="0.31875">
            <text:p>7:39</text:p>
          </table:table-cell>
          <table:table-cell office:value-type="float" office:value="0.720138888888889">
            <text:p>17:17</text:p>
          </table:table-cell>
          <table:table-cell table:formula="of:=[.Q434]-[.P434]" office:value-type="float" office:value="0.401388888888889">
            <text:p>9:38</text:p>
          </table:table-cell>
          <table:table-cell table:formula="of:=[.V434]-[.R434]" office:value-type="float" office:value="0.0032870370370372">
            <text:p>0:04:44</text:p>
          </table:table-cell>
          <table:table-cell table:style-name="ce26" office:value-type="time" office:time-value="PT07H35M55S">
            <text:p>07:35:55</text:p>
          </table:table-cell>
          <table:table-cell table:style-name="ce49" office:value-type="time" office:time-value="PT17H18M39S">
            <text:p>17:18:39</text:p>
          </table:table-cell>
          <table:table-cell table:formula="of:=[.U434]-[.T434]" office:value-type="float" office:value="0.404675925925926">
            <text:p>9:42:44</text:p>
          </table:table-cell>
          <table:table-cell table:number-columns-repeated="1002"/>
        </table:table-row>
        <table:table-row table:style-name="ro1">
          <table:table-cell table:formula="of:=[.B435]" office:value-type="date" office:date-value="2017-02-04">
            <text:p>Sa, </text:p>
          </table:table-cell>
          <table:table-cell office:value-type="date" office:date-value="2017-02-04">
            <text:p>04.02.2017</text:p>
          </table:table-cell>
          <table:table-cell table:number-columns-repeated="7"/>
          <table:table-cell table:number-columns-repeated="2"/>
          <table:table-cell table:formula="of:=[.K435]-[.J435]" office:value-type="float" office:value="0">
            <text:p>0:00</text:p>
          </table:table-cell>
          <table:table-cell table:style-name="ce26" office:value-type="time" office:time-value="PT07H40M15S">
            <text:p>07:40:15</text:p>
          </table:table-cell>
          <table:table-cell table:style-name="ce49" office:value-type="time" office:time-value="PT17H19M02S">
            <text:p>17:19:02</text:p>
          </table:table-cell>
          <table:table-cell table:formula="of:=[.N435]-[.M435]" office:value-type="float" office:value="0.40193287037037">
            <text:p>9:38:47</text:p>
          </table:table-cell>
          <table:table-cell office:value-type="float" office:value="0.318055555555556">
            <text:p>7:38</text:p>
          </table:table-cell>
          <table:table-cell office:value-type="float" office:value="0.720833333333333">
            <text:p>17:18</text:p>
          </table:table-cell>
          <table:table-cell table:formula="of:=[.Q435]-[.P435]" office:value-type="float" office:value="0.402777777777778">
            <text:p>9:40</text:p>
          </table:table-cell>
          <table:table-cell table:formula="of:=[.V435]-[.R435]" office:value-type="float" office:value="0.00399305555555535">
            <text:p>0:05:45</text:p>
          </table:table-cell>
          <table:table-cell table:style-name="ce26" office:value-type="time" office:time-value="PT07H34M30S">
            <text:p>07:34:30</text:p>
          </table:table-cell>
          <table:table-cell table:style-name="ce49" office:value-type="time" office:time-value="PT17H20M15S">
            <text:p>17:20:15</text:p>
          </table:table-cell>
          <table:table-cell table:formula="of:=[.U435]-[.T435]" office:value-type="float" office:value="0.406770833333333">
            <text:p>9:45:45</text:p>
          </table:table-cell>
          <table:table-cell table:number-columns-repeated="1002"/>
        </table:table-row>
        <table:table-row table:style-name="ro1">
          <table:table-cell table:formula="of:=[.B436]" office:value-type="date" office:date-value="2017-02-05">
            <text:p>So, </text:p>
          </table:table-cell>
          <table:table-cell office:value-type="date" office:date-value="2017-02-05">
            <text:p>05.02.2017</text:p>
          </table:table-cell>
          <table:table-cell table:number-columns-repeated="7"/>
          <table:table-cell table:number-columns-repeated="2"/>
          <table:table-cell table:formula="of:=[.K436]-[.J436]" office:value-type="float" office:value="0">
            <text:p>0:00</text:p>
          </table:table-cell>
          <table:table-cell table:style-name="ce26" office:value-type="time" office:time-value="PT07H38M43S">
            <text:p>07:38:43</text:p>
          </table:table-cell>
          <table:table-cell table:style-name="ce49" office:value-type="time" office:time-value="PT17H20M43S">
            <text:p>17:20:43</text:p>
          </table:table-cell>
          <table:table-cell table:formula="of:=[.N436]-[.M436]" office:value-type="float" office:value="0.404166666666667">
            <text:p>9:42:00</text:p>
          </table:table-cell>
          <table:table-cell office:value-type="float" office:value="0.316666666666667">
            <text:p>7:36</text:p>
          </table:table-cell>
          <table:table-cell office:value-type="float" office:value="0.722222222222222">
            <text:p>17:20</text:p>
          </table:table-cell>
          <table:table-cell table:formula="of:=[.Q436]-[.P436]" office:value-type="float" office:value="0.405555555555556">
            <text:p>9:44</text:p>
          </table:table-cell>
          <table:table-cell table:formula="of:=[.V436]-[.R436]" office:value-type="float" office:value="0.00333333333333324">
            <text:p>0:04:48</text:p>
          </table:table-cell>
          <table:table-cell table:style-name="ce26" office:value-type="time" office:time-value="PT07H33M03S">
            <text:p>07:33:03</text:p>
          </table:table-cell>
          <table:table-cell table:style-name="ce49" office:value-type="time" office:time-value="PT17H21M51S">
            <text:p>17:21:51</text:p>
          </table:table-cell>
          <table:table-cell table:formula="of:=[.U436]-[.T436]" office:value-type="float" office:value="0.408888888888889">
            <text:p>9:48:48</text:p>
          </table:table-cell>
          <table:table-cell table:number-columns-repeated="1002"/>
        </table:table-row>
        <table:table-row table:style-name="ro1">
          <table:table-cell table:formula="of:=[.B437]" office:value-type="date" office:date-value="2017-02-06">
            <text:p>Mo, </text:p>
          </table:table-cell>
          <table:table-cell office:value-type="date" office:date-value="2017-02-06">
            <text:p>06.02.2017</text:p>
          </table:table-cell>
          <table:table-cell table:number-columns-repeated="7"/>
          <table:table-cell table:number-columns-repeated="2"/>
          <table:table-cell table:formula="of:=[.K437]-[.J437]" office:value-type="float" office:value="0">
            <text:p>0:00</text:p>
          </table:table-cell>
          <table:table-cell table:style-name="ce26" office:value-type="time" office:time-value="PT07H37M10S">
            <text:p>07:37:10</text:p>
          </table:table-cell>
          <table:table-cell table:style-name="ce49" office:value-type="time" office:time-value="PT17H22M24S">
            <text:p>17:22:24</text:p>
          </table:table-cell>
          <table:table-cell table:formula="of:=[.N437]-[.M437]" office:value-type="float" office:value="0.406412037037037">
            <text:p>9:45:14</text:p>
          </table:table-cell>
          <table:table-cell office:value-type="float" office:value="0.315972222222222">
            <text:p>7:35</text:p>
          </table:table-cell>
          <table:table-cell office:value-type="float" office:value="0.723611111111111">
            <text:p>17:22</text:p>
          </table:table-cell>
          <table:table-cell table:formula="of:=[.Q437]-[.P437]" office:value-type="float" office:value="0.407638888888889">
            <text:p>9:47</text:p>
          </table:table-cell>
          <table:table-cell table:formula="of:=[.V437]-[.R437]" office:value-type="float" office:value="0.00339120370370366">
            <text:p>0:04:53</text:p>
          </table:table-cell>
          <table:table-cell table:style-name="ce26" office:value-type="time" office:time-value="PT07H31M34S">
            <text:p>07:31:34</text:p>
          </table:table-cell>
          <table:table-cell table:style-name="ce49" office:value-type="time" office:time-value="PT17H23M27S">
            <text:p>17:23:27</text:p>
          </table:table-cell>
          <table:table-cell table:formula="of:=[.U437]-[.T437]" office:value-type="float" office:value="0.411030092592593">
            <text:p>9:51:53</text:p>
          </table:table-cell>
          <table:table-cell table:number-columns-repeated="1002"/>
        </table:table-row>
        <table:table-row table:style-name="ro1">
          <table:table-cell table:formula="of:=[.B438]" office:value-type="date" office:date-value="2017-02-07">
            <text:p>Di, </text:p>
          </table:table-cell>
          <table:table-cell office:value-type="date" office:date-value="2017-02-07">
            <text:p>07.02.2017</text:p>
          </table:table-cell>
          <table:table-cell table:number-columns-repeated="7"/>
          <table:table-cell table:number-columns-repeated="2"/>
          <table:table-cell table:formula="of:=[.K438]-[.J438]" office:value-type="float" office:value="0">
            <text:p>0:00</text:p>
          </table:table-cell>
          <table:table-cell table:style-name="ce26" office:value-type="time" office:time-value="PT07H35M34S">
            <text:p>07:35:34</text:p>
          </table:table-cell>
          <table:table-cell table:style-name="ce49" office:value-type="time" office:time-value="PT17H24M05S">
            <text:p>17:24:05</text:p>
          </table:table-cell>
          <table:table-cell table:formula="of:=[.N438]-[.M438]" office:value-type="float" office:value="0.40869212962963">
            <text:p>9:48:31</text:p>
          </table:table-cell>
          <table:table-cell office:value-type="float" office:value="0.314583333333333">
            <text:p>7:33</text:p>
          </table:table-cell>
          <table:table-cell office:value-type="float" office:value="0.724305555555556">
            <text:p>17:23</text:p>
          </table:table-cell>
          <table:table-cell table:formula="of:=[.Q438]-[.P438]" office:value-type="float" office:value="0.409722222222222">
            <text:p>9:50</text:p>
          </table:table-cell>
          <table:table-cell table:formula="of:=[.V438]-[.R438]" office:value-type="float" office:value="0.00346064814814812">
            <text:p>0:04:59</text:p>
          </table:table-cell>
          <table:table-cell table:style-name="ce26" office:value-type="time" office:time-value="PT07H30M04S">
            <text:p>07:30:04</text:p>
          </table:table-cell>
          <table:table-cell table:style-name="ce49" office:value-type="time" office:time-value="PT17H25M03S">
            <text:p>17:25:03</text:p>
          </table:table-cell>
          <table:table-cell table:formula="of:=[.U438]-[.T438]" office:value-type="float" office:value="0.41318287037037">
            <text:p>9:54:59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439]" office:value-type="date" office:date-value="2017-02-08">
            <text:p>Mi, </text:p>
          </table:table-cell>
          <table:table-cell office:value-type="date" office:date-value="2017-02-08">
            <text:p>08.02.2017</text:p>
          </table:table-cell>
          <table:table-cell table:number-columns-repeated="7"/>
          <table:table-cell table:number-columns-repeated="2"/>
          <table:table-cell table:formula="of:=[.K439]-[.J439]" office:value-type="float" office:value="0">
            <text:p>0:00</text:p>
          </table:table-cell>
          <table:table-cell table:style-name="ce26" office:value-type="time" office:time-value="PT07H33M58S">
            <text:p>07:33:58</text:p>
          </table:table-cell>
          <table:table-cell table:style-name="ce49" office:value-type="time" office:time-value="PT17H25M46S">
            <text:p>17:25:46</text:p>
          </table:table-cell>
          <table:table-cell table:formula="of:=[.N439]-[.M439]" office:value-type="float" office:value="0.410972222222222">
            <text:p>9:51:48</text:p>
          </table:table-cell>
          <table:table-cell office:value-type="float" office:value="0.313888888888889">
            <text:p>7:32</text:p>
          </table:table-cell>
          <table:table-cell office:value-type="float" office:value="0.725694444444444">
            <text:p>17:25</text:p>
          </table:table-cell>
          <table:table-cell table:formula="of:=[.Q439]-[.P439]" office:value-type="float" office:value="0.411805555555556">
            <text:p>9:53</text:p>
          </table:table-cell>
          <table:table-cell table:formula="of:=[.V439]-[.R439]" office:value-type="float" office:value="0.00356481481481458">
            <text:p>0:05:08</text:p>
          </table:table-cell>
          <table:table-cell table:style-name="ce26" office:value-type="time" office:time-value="PT07H28M32S">
            <text:p>07:28:32</text:p>
          </table:table-cell>
          <table:table-cell table:style-name="ce49" office:value-type="time" office:time-value="PT17H26M40S">
            <text:p>17:26:40</text:p>
          </table:table-cell>
          <table:table-cell table:formula="of:=[.U439]-[.T439]" office:value-type="float" office:value="0.41537037037037">
            <text:p>9:58:08</text:p>
          </table:table-cell>
          <table:table-cell table:number-columns-repeated="1002"/>
        </table:table-row>
        <table:table-row table:style-name="ro1">
          <table:table-cell table:formula="of:=[.B440]" office:value-type="date" office:date-value="2017-02-09">
            <text:p>Do, </text:p>
          </table:table-cell>
          <table:table-cell office:value-type="date" office:date-value="2017-02-09">
            <text:p>09.02.2017</text:p>
          </table:table-cell>
          <table:table-cell table:number-columns-repeated="7"/>
          <table:table-cell table:number-columns-repeated="2"/>
          <table:table-cell table:formula="of:=[.K440]-[.J440]" office:value-type="float" office:value="0">
            <text:p>0:00</text:p>
          </table:table-cell>
          <table:table-cell table:style-name="ce26" office:value-type="time" office:time-value="PT07H32M19S">
            <text:p>07:32:19</text:p>
          </table:table-cell>
          <table:table-cell table:style-name="ce49" office:value-type="time" office:time-value="PT17H27M27S">
            <text:p>17:27:27</text:p>
          </table:table-cell>
          <table:table-cell table:formula="of:=[.N440]-[.M440]" office:value-type="float" office:value="0.413287037037037">
            <text:p>9:55:08</text:p>
          </table:table-cell>
          <table:table-cell office:value-type="float" office:value="0.3125">
            <text:p>7:30</text:p>
          </table:table-cell>
          <table:table-cell office:value-type="float" office:value="0.726388888888889">
            <text:p>17:26</text:p>
          </table:table-cell>
          <table:table-cell table:formula="of:=[.Q440]-[.P440]" office:value-type="float" office:value="0.413888888888889">
            <text:p>9:56</text:p>
          </table:table-cell>
          <table:table-cell table:formula="of:=[.V440]-[.R440]" office:value-type="float" office:value="0.00368055555555552">
            <text:p>0:05:18</text:p>
          </table:table-cell>
          <table:table-cell table:style-name="ce26" office:value-type="time" office:time-value="PT07H26M58S">
            <text:p>07:26:58</text:p>
          </table:table-cell>
          <table:table-cell table:style-name="ce49" office:value-type="time" office:time-value="PT17H28M16S">
            <text:p>17:28:16</text:p>
          </table:table-cell>
          <table:table-cell table:formula="of:=[.U440]-[.T440]" office:value-type="float" office:value="0.417569444444444">
            <text:p>10:01:18</text:p>
          </table:table-cell>
          <table:table-cell table:number-columns-repeated="1002"/>
        </table:table-row>
        <table:table-row table:style-name="ro1">
          <table:table-cell table:formula="of:=[.B441]" office:value-type="date" office:date-value="2017-02-10">
            <text:p>Fr, </text:p>
          </table:table-cell>
          <table:table-cell office:value-type="date" office:date-value="2017-02-10">
            <text:p>10.02.2017</text:p>
          </table:table-cell>
          <table:table-cell table:number-columns-repeated="7"/>
          <table:table-cell table:number-columns-repeated="2"/>
          <table:table-cell table:formula="of:=[.K441]-[.J441]" office:value-type="float" office:value="0">
            <text:p>0:00</text:p>
          </table:table-cell>
          <table:table-cell table:style-name="ce26" office:value-type="time" office:time-value="PT07H30M39S">
            <text:p>07:30:39</text:p>
          </table:table-cell>
          <table:table-cell table:style-name="ce49" office:value-type="time" office:time-value="PT17H29M08S">
            <text:p>17:29:08</text:p>
          </table:table-cell>
          <table:table-cell table:formula="of:=[.N441]-[.M441]" office:value-type="float" office:value="0.415613425925926">
            <text:p>9:58:29</text:p>
          </table:table-cell>
          <table:table-cell office:value-type="float" office:value="0.311805555555556">
            <text:p>7:29</text:p>
          </table:table-cell>
          <table:table-cell office:value-type="float" office:value="0.727777777777778">
            <text:p>17:28</text:p>
          </table:table-cell>
          <table:table-cell table:formula="of:=[.Q441]-[.P441]" office:value-type="float" office:value="0.415972222222222">
            <text:p>9:59</text:p>
          </table:table-cell>
          <table:table-cell table:formula="of:=[.V441]-[.R441]" office:value-type="float" office:value="0.00379629629629624">
            <text:p>0:05:28</text:p>
          </table:table-cell>
          <table:table-cell table:style-name="ce26" office:value-type="time" office:time-value="PT07H25M24S">
            <text:p>07:25:24</text:p>
          </table:table-cell>
          <table:table-cell table:style-name="ce49" office:value-type="time" office:time-value="PT17H29M52S">
            <text:p>17:29:52</text:p>
          </table:table-cell>
          <table:table-cell table:formula="of:=[.U441]-[.T441]" office:value-type="float" office:value="0.419768518518518">
            <text:p>10:04:28</text:p>
          </table:table-cell>
          <table:table-cell table:number-columns-repeated="1002"/>
        </table:table-row>
        <table:table-row table:style-name="ro1">
          <table:table-cell table:formula="of:=[.B442]" office:value-type="date" office:date-value="2017-02-11">
            <text:p>Sa, </text:p>
          </table:table-cell>
          <table:table-cell office:value-type="date" office:date-value="2017-02-11">
            <text:p>11.02.2017</text:p>
          </table:table-cell>
          <table:table-cell table:number-columns-repeated="7"/>
          <table:table-cell table:number-columns-repeated="2"/>
          <table:table-cell table:formula="of:=[.K442]-[.J442]" office:value-type="float" office:value="0">
            <text:p>0:00</text:p>
          </table:table-cell>
          <table:table-cell table:style-name="ce26" office:value-type="time" office:time-value="PT07H28M58S">
            <text:p>07:28:58</text:p>
          </table:table-cell>
          <table:table-cell table:style-name="ce49" office:value-type="time" office:time-value="PT17H30M49S">
            <text:p>17:30:49</text:p>
          </table:table-cell>
          <table:table-cell table:formula="of:=[.N442]-[.M442]" office:value-type="float" office:value="0.417951388888889">
            <text:p>10:01:51</text:p>
          </table:table-cell>
          <table:table-cell office:value-type="float" office:value="0.310416666666667">
            <text:p>7:27</text:p>
          </table:table-cell>
          <table:table-cell office:value-type="float" office:value="0.729166666666667">
            <text:p>17:30</text:p>
          </table:table-cell>
          <table:table-cell table:formula="of:=[.Q442]-[.P442]" office:value-type="float" office:value="0.41875">
            <text:p>10:03</text:p>
          </table:table-cell>
          <table:table-cell table:formula="of:=[.V442]-[.R442]" office:value-type="float" office:value="0.00325231481481486">
            <text:p>0:04:41</text:p>
          </table:table-cell>
          <table:table-cell table:style-name="ce26" office:value-type="time" office:time-value="PT07H23M47S">
            <text:p>07:23:47</text:p>
          </table:table-cell>
          <table:table-cell table:style-name="ce49" office:value-type="time" office:time-value="PT17H31M28S">
            <text:p>17:31:28</text:p>
          </table:table-cell>
          <table:table-cell table:formula="of:=[.U442]-[.T442]" office:value-type="float" office:value="0.422002314814815">
            <text:p>10:07:41</text:p>
          </table:table-cell>
          <table:table-cell table:number-columns-repeated="1002"/>
        </table:table-row>
        <table:table-row table:style-name="ro1">
          <table:table-cell table:formula="of:=[.B443]" office:value-type="date" office:date-value="2017-02-12">
            <text:p>So, </text:p>
          </table:table-cell>
          <table:table-cell office:value-type="date" office:date-value="2017-02-12">
            <text:p>12.02.2017</text:p>
          </table:table-cell>
          <table:table-cell table:number-columns-repeated="7"/>
          <table:table-cell table:number-columns-repeated="2"/>
          <table:table-cell table:formula="of:=[.K443]-[.J443]" office:value-type="float" office:value="0">
            <text:p>0:00</text:p>
          </table:table-cell>
          <table:table-cell table:style-name="ce26" office:value-type="time" office:time-value="PT07H27M15S">
            <text:p>07:27:15</text:p>
          </table:table-cell>
          <table:table-cell table:style-name="ce49" office:value-type="time" office:time-value="PT17H32M30S">
            <text:p>17:32:30</text:p>
          </table:table-cell>
          <table:table-cell table:formula="of:=[.N443]-[.M443]" office:value-type="float" office:value="0.4203125">
            <text:p>10:05:15</text:p>
          </table:table-cell>
          <table:table-cell office:value-type="float" office:value="0.309027777777778">
            <text:p>7:25</text:p>
          </table:table-cell>
          <table:table-cell office:value-type="float" office:value="0.729861111111111">
            <text:p>17:31</text:p>
          </table:table-cell>
          <table:table-cell table:formula="of:=[.Q443]-[.P443]" office:value-type="float" office:value="0.420833333333333">
            <text:p>10:06</text:p>
          </table:table-cell>
          <table:table-cell table:formula="of:=[.V443]-[.R443]" office:value-type="float" office:value="0.00341435185185196">
            <text:p>0:04:55</text:p>
          </table:table-cell>
          <table:table-cell table:style-name="ce26" office:value-type="time" office:time-value="PT07H22M09S">
            <text:p>07:22:09</text:p>
          </table:table-cell>
          <table:table-cell table:style-name="ce49" office:value-type="time" office:time-value="PT17H33M04S">
            <text:p>17:33:04</text:p>
          </table:table-cell>
          <table:table-cell table:formula="of:=[.U443]-[.T443]" office:value-type="float" office:value="0.424247685185185">
            <text:p>10:10:55</text:p>
          </table:table-cell>
          <table:table-cell table:number-columns-repeated="1002"/>
        </table:table-row>
        <table:table-row table:style-name="ro1">
          <table:table-cell table:formula="of:=[.B444]" office:value-type="date" office:date-value="2017-02-13">
            <text:p>Mo, </text:p>
          </table:table-cell>
          <table:table-cell office:value-type="date" office:date-value="2017-02-13">
            <text:p>13.02.2017</text:p>
          </table:table-cell>
          <table:table-cell table:number-columns-repeated="7"/>
          <table:table-cell table:number-columns-repeated="2"/>
          <table:table-cell table:formula="of:=[.K444]-[.J444]" office:value-type="float" office:value="0">
            <text:p>0:00</text:p>
          </table:table-cell>
          <table:table-cell table:style-name="ce26" office:value-type="time" office:time-value="PT07H25M31S">
            <text:p>07:25:31</text:p>
          </table:table-cell>
          <table:table-cell table:style-name="ce49" office:value-type="time" office:time-value="PT17H34M11S">
            <text:p>17:34:11</text:p>
          </table:table-cell>
          <table:table-cell table:formula="of:=[.N444]-[.M444]" office:value-type="float" office:value="0.422685185185185">
            <text:p>10:08:40</text:p>
          </table:table-cell>
          <table:table-cell office:value-type="float" office:value="0.308333333333333">
            <text:p>7:24</text:p>
          </table:table-cell>
          <table:table-cell office:value-type="float" office:value="0.73125">
            <text:p>17:33</text:p>
          </table:table-cell>
          <table:table-cell table:formula="of:=[.Q444]-[.P444]" office:value-type="float" office:value="0.422916666666667">
            <text:p>10:09</text:p>
          </table:table-cell>
          <table:table-cell table:formula="of:=[.V444]-[.R444]" office:value-type="float" office:value="0.0035879629629631">
            <text:p>0:05:10</text:p>
          </table:table-cell>
          <table:table-cell table:style-name="ce26" office:value-type="time" office:time-value="PT07H20M30S">
            <text:p>07:20:30</text:p>
          </table:table-cell>
          <table:table-cell table:style-name="ce49" office:value-type="time" office:time-value="PT17H34M40S">
            <text:p>17:34:40</text:p>
          </table:table-cell>
          <table:table-cell table:formula="of:=[.U444]-[.T444]" office:value-type="float" office:value="0.42650462962963">
            <text:p>10:14:10</text:p>
          </table:table-cell>
          <table:table-cell table:number-columns-repeated="1002"/>
        </table:table-row>
        <table:table-row table:style-name="ro1">
          <table:table-cell table:formula="of:=[.B445]" office:value-type="date" office:date-value="2017-02-14">
            <text:p>Di, </text:p>
          </table:table-cell>
          <table:table-cell office:value-type="date" office:date-value="2017-02-14">
            <text:p>14.02.2017</text:p>
          </table:table-cell>
          <table:table-cell table:number-columns-repeated="7"/>
          <table:table-cell table:number-columns-repeated="2"/>
          <table:table-cell table:formula="of:=[.K445]-[.J445]" office:value-type="float" office:value="0">
            <text:p>0:00</text:p>
          </table:table-cell>
          <table:table-cell table:style-name="ce26" office:value-type="time" office:time-value="PT07H23M45S">
            <text:p>07:23:45</text:p>
          </table:table-cell>
          <table:table-cell table:style-name="ce49" office:value-type="time" office:time-value="PT17H35M52S">
            <text:p>17:35:52</text:p>
          </table:table-cell>
          <table:table-cell table:formula="of:=[.N445]-[.M445]" office:value-type="float" office:value="0.425081018518518">
            <text:p>10:12:07</text:p>
          </table:table-cell>
          <table:table-cell office:value-type="float" office:value="0.306944444444444">
            <text:p>7:22</text:p>
          </table:table-cell>
          <table:table-cell office:value-type="float" office:value="0.731944444444444">
            <text:p>17:34</text:p>
          </table:table-cell>
          <table:table-cell table:formula="of:=[.Q445]-[.P445]" office:value-type="float" office:value="0.425">
            <text:p>10:12</text:p>
          </table:table-cell>
          <table:table-cell table:formula="of:=[.V445]-[.R445]" office:value-type="float" office:value="0.00376157407407413">
            <text:p>0:05:25</text:p>
          </table:table-cell>
          <table:table-cell table:style-name="ce26" office:value-type="time" office:time-value="PT07H18M50S">
            <text:p>07:18:50</text:p>
          </table:table-cell>
          <table:table-cell table:style-name="ce49" office:value-type="time" office:time-value="PT17H36M15S">
            <text:p>17:36:15</text:p>
          </table:table-cell>
          <table:table-cell table:formula="of:=[.U445]-[.T445]" office:value-type="float" office:value="0.428761574074074">
            <text:p>10:17:25</text:p>
          </table:table-cell>
          <table:table-cell table:number-columns-repeated="1002"/>
        </table:table-row>
        <table:table-row table:style-name="ro1">
          <table:table-cell table:formula="of:=[.B446]" office:value-type="date" office:date-value="2017-02-15">
            <text:p>Mi, </text:p>
          </table:table-cell>
          <table:table-cell office:value-type="date" office:date-value="2017-02-15">
            <text:p>15.02.2017</text:p>
          </table:table-cell>
          <table:table-cell table:number-columns-repeated="7"/>
          <table:table-cell table:number-columns-repeated="2"/>
          <table:table-cell table:formula="of:=[.K446]-[.J446]" office:value-type="float" office:value="0">
            <text:p>0:00</text:p>
          </table:table-cell>
          <table:table-cell table:style-name="ce26" office:value-type="time" office:time-value="PT07H21M58S">
            <text:p>07:21:58</text:p>
          </table:table-cell>
          <table:table-cell table:style-name="ce49" office:value-type="time" office:time-value="PT17H37M32S">
            <text:p>17:37:32</text:p>
          </table:table-cell>
          <table:table-cell table:formula="of:=[.N446]-[.M446]" office:value-type="float" office:value="0.427476851851852">
            <text:p>10:15:34</text:p>
          </table:table-cell>
          <table:table-cell office:value-type="float" office:value="0.305555555555555">
            <text:p>7:20</text:p>
          </table:table-cell>
          <table:table-cell office:value-type="float" office:value="0.733333333333334">
            <text:p>17:36</text:p>
          </table:table-cell>
          <table:table-cell table:formula="of:=[.Q446]-[.P446]" office:value-type="float" office:value="0.427777777777778">
            <text:p>10:16</text:p>
          </table:table-cell>
          <table:table-cell table:formula="of:=[.V446]-[.R446]" office:value-type="float" office:value="0.00327546296296288">
            <text:p>0:04:43</text:p>
          </table:table-cell>
          <table:table-cell table:style-name="ce26" office:value-type="time" office:time-value="PT07H17M08S">
            <text:p>07:17:08</text:p>
          </table:table-cell>
          <table:table-cell table:style-name="ce49" office:value-type="time" office:time-value="PT17H37M51S">
            <text:p>17:37:51</text:p>
          </table:table-cell>
          <table:table-cell table:formula="of:=[.U446]-[.T446]" office:value-type="float" office:value="0.431053240740741">
            <text:p>10:20:43</text:p>
          </table:table-cell>
          <table:table-cell table:number-columns-repeated="1002"/>
        </table:table-row>
        <table:table-row table:style-name="ro1">
          <table:table-cell table:formula="of:=[.B447]" office:value-type="date" office:date-value="2017-02-16">
            <text:p>Do, </text:p>
          </table:table-cell>
          <table:table-cell office:value-type="date" office:date-value="2017-02-16">
            <text:p>16.02.2017</text:p>
          </table:table-cell>
          <table:table-cell table:number-columns-repeated="7"/>
          <table:table-cell table:number-columns-repeated="2"/>
          <table:table-cell table:formula="of:=[.K447]-[.J447]" office:value-type="float" office:value="0">
            <text:p>0:00</text:p>
          </table:table-cell>
          <table:table-cell table:style-name="ce26" office:value-type="time" office:time-value="PT07H20M10S">
            <text:p>07:20:10</text:p>
          </table:table-cell>
          <table:table-cell table:style-name="ce49" office:value-type="time" office:time-value="PT17H39M13S">
            <text:p>17:39:13</text:p>
          </table:table-cell>
          <table:table-cell table:formula="of:=[.N447]-[.M447]" office:value-type="float" office:value="0.429895833333333">
            <text:p>10:19:03</text:p>
          </table:table-cell>
          <table:table-cell office:value-type="float" office:value="0.304861111111111">
            <text:p>7:19</text:p>
          </table:table-cell>
          <table:table-cell office:value-type="float" office:value="0.734722222222222">
            <text:p>17:38</text:p>
          </table:table-cell>
          <table:table-cell table:formula="of:=[.Q447]-[.P447]" office:value-type="float" office:value="0.429861111111111">
            <text:p>10:19</text:p>
          </table:table-cell>
          <table:table-cell table:formula="of:=[.V447]-[.R447]" office:value-type="float" office:value="0.00348379629629642">
            <text:p>0:05:01</text:p>
          </table:table-cell>
          <table:table-cell table:style-name="ce26" office:value-type="time" office:time-value="PT07H15M25S">
            <text:p>07:15:25</text:p>
          </table:table-cell>
          <table:table-cell table:style-name="ce49" office:value-type="time" office:time-value="PT17H39M26S">
            <text:p>17:39:26</text:p>
          </table:table-cell>
          <table:table-cell table:formula="of:=[.U447]-[.T447]" office:value-type="float" office:value="0.433344907407408">
            <text:p>10:24:01</text:p>
          </table:table-cell>
          <table:table-cell table:number-columns-repeated="1002"/>
        </table:table-row>
        <table:table-row table:style-name="ro1">
          <table:table-cell table:formula="of:=[.B448]" office:value-type="date" office:date-value="2017-02-17">
            <text:p>Fr, </text:p>
          </table:table-cell>
          <table:table-cell office:value-type="date" office:date-value="2017-02-17">
            <text:p>17.02.2017</text:p>
          </table:table-cell>
          <table:table-cell table:number-columns-repeated="7"/>
          <table:table-cell table:number-columns-repeated="2"/>
          <table:table-cell table:formula="of:=[.K448]-[.J448]" office:value-type="float" office:value="0">
            <text:p>0:00</text:p>
          </table:table-cell>
          <table:table-cell table:style-name="ce26" office:value-type="time" office:time-value="PT07H18M21S">
            <text:p>07:18:21</text:p>
          </table:table-cell>
          <table:table-cell table:style-name="ce49" office:value-type="time" office:time-value="PT17H40M53S">
            <text:p>17:40:53</text:p>
          </table:table-cell>
          <table:table-cell table:formula="of:=[.N448]-[.M448]" office:value-type="float" office:value="0.432314814814815">
            <text:p>10:22:32</text:p>
          </table:table-cell>
          <table:table-cell office:value-type="float" office:value="0.303472222222222">
            <text:p>7:17</text:p>
          </table:table-cell>
          <table:table-cell office:value-type="float" office:value="0.735416666666667">
            <text:p>17:39</text:p>
          </table:table-cell>
          <table:table-cell table:formula="of:=[.Q448]-[.P448]" office:value-type="float" office:value="0.431944444444444">
            <text:p>10:22</text:p>
          </table:table-cell>
          <table:table-cell table:formula="of:=[.V448]-[.R448]" office:value-type="float" office:value="0.00371527777777775">
            <text:p>0:05:21</text:p>
          </table:table-cell>
          <table:table-cell table:style-name="ce26" office:value-type="time" office:time-value="PT07H13M40S">
            <text:p>07:13:40</text:p>
          </table:table-cell>
          <table:table-cell table:style-name="ce49" office:value-type="time" office:time-value="PT17H41M01S">
            <text:p>17:41:01</text:p>
          </table:table-cell>
          <table:table-cell table:formula="of:=[.U448]-[.T448]" office:value-type="float" office:value="0.435659722222222">
            <text:p>10:27:21</text:p>
          </table:table-cell>
          <table:table-cell table:number-columns-repeated="1002"/>
        </table:table-row>
        <table:table-row table:style-name="ro1">
          <table:table-cell table:formula="of:=[.B449]" office:value-type="date" office:date-value="2017-02-18">
            <text:p>Sa, </text:p>
          </table:table-cell>
          <table:table-cell office:value-type="date" office:date-value="2017-02-18">
            <text:p>18.02.2017</text:p>
          </table:table-cell>
          <table:table-cell table:number-columns-repeated="7"/>
          <table:table-cell table:number-columns-repeated="2"/>
          <table:table-cell table:formula="of:=[.K449]-[.J449]" office:value-type="float" office:value="0">
            <text:p>0:00</text:p>
          </table:table-cell>
          <table:table-cell table:style-name="ce26" office:value-type="time" office:time-value="PT07H16M30S">
            <text:p>07:16:30</text:p>
          </table:table-cell>
          <table:table-cell table:style-name="ce49" office:value-type="time" office:time-value="PT17H42M33S">
            <text:p>17:42:33</text:p>
          </table:table-cell>
          <table:table-cell table:formula="of:=[.N449]-[.M449]" office:value-type="float" office:value="0.434756944444444">
            <text:p>10:26:03</text:p>
          </table:table-cell>
          <table:table-cell office:value-type="float" office:value="0.302083333333333">
            <text:p>7:15</text:p>
          </table:table-cell>
          <table:table-cell office:value-type="float" office:value="0.736805555555556">
            <text:p>17:41</text:p>
          </table:table-cell>
          <table:table-cell table:formula="of:=[.Q449]-[.P449]" office:value-type="float" office:value="0.434722222222222">
            <text:p>10:26</text:p>
          </table:table-cell>
          <table:table-cell table:formula="of:=[.V449]-[.R449]" office:value-type="float" office:value="0.00325231481481469">
            <text:p>0:04:41</text:p>
          </table:table-cell>
          <table:table-cell table:style-name="ce26" office:value-type="time" office:time-value="PT07H11M55S">
            <text:p>07:11:55</text:p>
          </table:table-cell>
          <table:table-cell table:style-name="ce49" office:value-type="time" office:time-value="PT17H42M36S">
            <text:p>17:42:36</text:p>
          </table:table-cell>
          <table:table-cell table:formula="of:=[.U449]-[.T449]" office:value-type="float" office:value="0.437974537037037">
            <text:p>10:30:41</text:p>
          </table:table-cell>
          <table:table-cell table:number-columns-repeated="1002"/>
        </table:table-row>
        <table:table-row table:style-name="ro1">
          <table:table-cell table:formula="of:=[.B450]" office:value-type="date" office:date-value="2017-02-19">
            <text:p>So, </text:p>
          </table:table-cell>
          <table:table-cell office:value-type="date" office:date-value="2017-02-19">
            <text:p>19.02.2017</text:p>
          </table:table-cell>
          <table:table-cell table:number-columns-repeated="7"/>
          <table:table-cell table:number-columns-repeated="2"/>
          <table:table-cell table:formula="of:=[.K450]-[.J450]" office:value-type="float" office:value="0">
            <text:p>0:00</text:p>
          </table:table-cell>
          <table:table-cell table:style-name="ce26" office:value-type="time" office:time-value="PT07H14M39S">
            <text:p>07:14:39</text:p>
          </table:table-cell>
          <table:table-cell table:style-name="ce49" office:value-type="time" office:time-value="PT17H44M13S">
            <text:p>17:44:13</text:p>
          </table:table-cell>
          <table:table-cell table:formula="of:=[.N450]-[.M450]" office:value-type="float" office:value="0.437199074074074">
            <text:p>10:29:34</text:p>
          </table:table-cell>
          <table:table-cell office:value-type="float" office:value="0.300694444444444">
            <text:p>7:13</text:p>
          </table:table-cell>
          <table:table-cell office:value-type="float" office:value="0.7375">
            <text:p>17:42</text:p>
          </table:table-cell>
          <table:table-cell table:formula="of:=[.Q450]-[.P450]" office:value-type="float" office:value="0.436805555555555">
            <text:p>10:29</text:p>
          </table:table-cell>
          <table:table-cell table:formula="of:=[.V450]-[.R450]" office:value-type="float" office:value="0.00350694444444477">
            <text:p>0:05:03</text:p>
          </table:table-cell>
          <table:table-cell table:style-name="ce26" office:value-type="time" office:time-value="PT07H10M08S">
            <text:p>07:10:08</text:p>
          </table:table-cell>
          <table:table-cell table:style-name="ce49" office:value-type="time" office:time-value="PT17H44M11S">
            <text:p>17:44:11</text:p>
          </table:table-cell>
          <table:table-cell table:formula="of:=[.U450]-[.T450]" office:value-type="float" office:value="0.4403125">
            <text:p>10:34:03</text:p>
          </table:table-cell>
          <table:table-cell table:number-columns-repeated="1002"/>
        </table:table-row>
        <table:table-row table:style-name="ro1">
          <table:table-cell table:formula="of:=[.B451]" office:value-type="date" office:date-value="2017-02-20">
            <text:p>Mo, </text:p>
          </table:table-cell>
          <table:table-cell office:value-type="date" office:date-value="2017-02-20">
            <text:p>20.02.2017</text:p>
          </table:table-cell>
          <table:table-cell table:number-columns-repeated="7"/>
          <table:table-cell table:number-columns-repeated="2"/>
          <table:table-cell table:formula="of:=[.K451]-[.J451]" office:value-type="float" office:value="0">
            <text:p>0:00</text:p>
          </table:table-cell>
          <table:table-cell table:style-name="ce26" office:value-type="time" office:time-value="PT07H12M46S">
            <text:p>07:12:46</text:p>
          </table:table-cell>
          <table:table-cell table:style-name="ce49" office:value-type="time" office:time-value="PT17H45M53S">
            <text:p>17:45:53</text:p>
          </table:table-cell>
          <table:table-cell table:formula="of:=[.N451]-[.M451]" office:value-type="float" office:value="0.439664351851852">
            <text:p>10:33:07</text:p>
          </table:table-cell>
          <table:table-cell office:value-type="float" office:value="0.3">
            <text:p>7:12</text:p>
          </table:table-cell>
          <table:table-cell office:value-type="float" office:value="0.738888888888889">
            <text:p>17:44</text:p>
          </table:table-cell>
          <table:table-cell table:formula="of:=[.Q451]-[.P451]" office:value-type="float" office:value="0.438888888888889">
            <text:p>10:32</text:p>
          </table:table-cell>
          <table:table-cell table:formula="of:=[.V451]-[.R451]" office:value-type="float" office:value="0.00376157407407396">
            <text:p>0:05:25</text:p>
          </table:table-cell>
          <table:table-cell table:style-name="ce26" office:value-type="time" office:time-value="PT07H08M21S">
            <text:p>07:08:21</text:p>
          </table:table-cell>
          <table:table-cell table:style-name="ce49" office:value-type="time" office:time-value="PT17H45M46S">
            <text:p>17:45:46</text:p>
          </table:table-cell>
          <table:table-cell table:formula="of:=[.U451]-[.T451]" office:value-type="float" office:value="0.442650462962963">
            <text:p>10:37:25</text:p>
          </table:table-cell>
          <table:table-cell table:number-columns-repeated="1002"/>
        </table:table-row>
        <table:table-row table:style-name="ro1">
          <table:table-cell table:formula="of:=[.B452]" office:value-type="date" office:date-value="2017-02-21">
            <text:p>Di, </text:p>
          </table:table-cell>
          <table:table-cell office:value-type="date" office:date-value="2017-02-21">
            <text:p>21.02.2017</text:p>
          </table:table-cell>
          <table:table-cell table:number-columns-repeated="7"/>
          <table:table-cell table:number-columns-repeated="2"/>
          <table:table-cell table:formula="of:=[.K452]-[.J452]" office:value-type="float" office:value="0">
            <text:p>0:00</text:p>
          </table:table-cell>
          <table:table-cell table:style-name="ce26" office:value-type="time" office:time-value="PT07H10M52S">
            <text:p>07:10:52</text:p>
          </table:table-cell>
          <table:table-cell table:style-name="ce49" office:value-type="time" office:time-value="PT17H47M32S">
            <text:p>17:47:32</text:p>
          </table:table-cell>
          <table:table-cell table:formula="of:=[.N452]-[.M452]" office:value-type="float" office:value="0.44212962962963">
            <text:p>10:36:40</text:p>
          </table:table-cell>
          <table:table-cell office:value-type="float" office:value="0.298611111111111">
            <text:p>7:10</text:p>
          </table:table-cell>
          <table:table-cell office:value-type="float" office:value="0.740277777777778">
            <text:p>17:46</text:p>
          </table:table-cell>
          <table:table-cell table:formula="of:=[.Q452]-[.P452]" office:value-type="float" office:value="0.441666666666667">
            <text:p>10:36</text:p>
          </table:table-cell>
          <table:table-cell table:formula="of:=[.V452]-[.R452]" office:value-type="float" office:value="0.00333333333333341">
            <text:p>0:04:48</text:p>
          </table:table-cell>
          <table:table-cell table:style-name="ce26" office:value-type="time" office:time-value="PT07H06M32S">
            <text:p>07:06:32</text:p>
          </table:table-cell>
          <table:table-cell table:style-name="ce49" office:value-type="time" office:time-value="PT17H47M20S">
            <text:p>17:47:20</text:p>
          </table:table-cell>
          <table:table-cell table:formula="of:=[.U452]-[.T452]" office:value-type="float" office:value="0.445">
            <text:p>10:40:48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453]" office:value-type="date" office:date-value="2017-02-22">
            <text:p>Mi, </text:p>
          </table:table-cell>
          <table:table-cell office:value-type="date" office:date-value="2017-02-22">
            <text:p>22.02.2017</text:p>
          </table:table-cell>
          <table:table-cell table:number-columns-repeated="7"/>
          <table:table-cell table:number-columns-repeated="2"/>
          <table:table-cell table:formula="of:=[.K453]-[.J453]" office:value-type="float" office:value="0">
            <text:p>0:00</text:p>
          </table:table-cell>
          <table:table-cell table:style-name="ce26" office:value-type="time" office:time-value="PT07H08M57S">
            <text:p>07:08:57</text:p>
          </table:table-cell>
          <table:table-cell table:style-name="ce49" office:value-type="time" office:time-value="PT17H49M11S">
            <text:p>17:49:11</text:p>
          </table:table-cell>
          <table:table-cell table:formula="of:=[.N453]-[.M453]" office:value-type="float" office:value="0.444606481481481">
            <text:p>10:40:14</text:p>
          </table:table-cell>
          <table:table-cell office:value-type="float" office:value="0.297222222222222">
            <text:p>7:08</text:p>
          </table:table-cell>
          <table:table-cell office:value-type="float" office:value="0.740972222222222">
            <text:p>17:47</text:p>
          </table:table-cell>
          <table:table-cell table:formula="of:=[.Q453]-[.P453]" office:value-type="float" office:value="0.44375">
            <text:p>10:39</text:p>
          </table:table-cell>
          <table:table-cell table:formula="of:=[.V453]-[.R453]" office:value-type="float" office:value="0.00361111111111101">
            <text:p>0:05:12</text:p>
          </table:table-cell>
          <table:table-cell table:style-name="ce26" office:value-type="time" office:time-value="PT07H04M42S">
            <text:p>07:04:42</text:p>
          </table:table-cell>
          <table:table-cell table:style-name="ce49" office:value-type="time" office:time-value="PT17H48M54S">
            <text:p>17:48:54</text:p>
          </table:table-cell>
          <table:table-cell table:formula="of:=[.U453]-[.T453]" office:value-type="float" office:value="0.447361111111111">
            <text:p>10:44:12</text:p>
          </table:table-cell>
          <table:table-cell table:number-columns-repeated="1002"/>
        </table:table-row>
        <table:table-row table:style-name="ro1">
          <table:table-cell table:formula="of:=[.B454]" office:value-type="date" office:date-value="2017-02-23">
            <text:p>Do, </text:p>
          </table:table-cell>
          <table:table-cell office:value-type="date" office:date-value="2017-02-23">
            <text:p>23.02.2017</text:p>
          </table:table-cell>
          <table:table-cell table:number-columns-repeated="7"/>
          <table:table-cell table:number-columns-repeated="2"/>
          <table:table-cell table:formula="of:=[.K454]-[.J454]" office:value-type="float" office:value="0">
            <text:p>0:00</text:p>
          </table:table-cell>
          <table:table-cell table:style-name="ce26" office:value-type="time" office:time-value="PT07H07M02S">
            <text:p>07:07:02</text:p>
          </table:table-cell>
          <table:table-cell table:style-name="ce49" office:value-type="time" office:time-value="PT17H50M50S">
            <text:p>17:50:50</text:p>
          </table:table-cell>
          <table:table-cell table:formula="of:=[.N454]-[.M454]" office:value-type="float" office:value="0.447083333333333">
            <text:p>10:43:48</text:p>
          </table:table-cell>
          <table:table-cell office:value-type="float" office:value="0.295833333333333">
            <text:p>7:06</text:p>
          </table:table-cell>
          <table:table-cell office:value-type="float" office:value="0.742361111111111">
            <text:p>17:49</text:p>
          </table:table-cell>
          <table:table-cell table:formula="of:=[.Q454]-[.P454]" office:value-type="float" office:value="0.446527777777778">
            <text:p>10:43</text:p>
          </table:table-cell>
          <table:table-cell table:formula="of:=[.V454]-[.R454]" office:value-type="float" office:value="0.00320601851851854">
            <text:p>0:04:37</text:p>
          </table:table-cell>
          <table:table-cell table:style-name="ce26" office:value-type="time" office:time-value="PT07H02M51S">
            <text:p>07:02:51</text:p>
          </table:table-cell>
          <table:table-cell table:style-name="ce49" office:value-type="time" office:time-value="PT17H50M28S">
            <text:p>17:50:28</text:p>
          </table:table-cell>
          <table:table-cell table:formula="of:=[.U454]-[.T454]" office:value-type="float" office:value="0.449733796296296">
            <text:p>10:47:37</text:p>
          </table:table-cell>
          <table:table-cell table:number-columns-repeated="1002"/>
        </table:table-row>
        <table:table-row table:style-name="ro1">
          <table:table-cell table:formula="of:=[.B455]" office:value-type="date" office:date-value="2017-02-24">
            <text:p>Fr, </text:p>
          </table:table-cell>
          <table:table-cell office:value-type="date" office:date-value="2017-02-24">
            <text:p>24.02.2017</text:p>
          </table:table-cell>
          <table:table-cell table:number-columns-repeated="7"/>
          <table:table-cell table:number-columns-repeated="2"/>
          <table:table-cell table:formula="of:=[.K455]-[.J455]" office:value-type="float" office:value="0">
            <text:p>0:00</text:p>
          </table:table-cell>
          <table:table-cell table:style-name="ce26" office:value-type="time" office:time-value="PT07H05M05S">
            <text:p>07:05:05</text:p>
          </table:table-cell>
          <table:table-cell table:style-name="ce49" office:value-type="time" office:time-value="PT17H52M28S">
            <text:p>17:52:28</text:p>
          </table:table-cell>
          <table:table-cell table:formula="of:=[.N455]-[.M455]" office:value-type="float" office:value="0.449571759259259">
            <text:p>10:47:23</text:p>
          </table:table-cell>
          <table:table-cell office:value-type="float" office:value="0.294444444444444">
            <text:p>7:04</text:p>
          </table:table-cell>
          <table:table-cell office:value-type="float" office:value="0.743055555555555">
            <text:p>17:50</text:p>
          </table:table-cell>
          <table:table-cell table:formula="of:=[.Q455]-[.P455]" office:value-type="float" office:value="0.448611111111111">
            <text:p>10:46</text:p>
          </table:table-cell>
          <table:table-cell table:formula="of:=[.V455]-[.R455]" office:value-type="float" office:value="0.00348379629629653">
            <text:p>0:05:01</text:p>
          </table:table-cell>
          <table:table-cell table:style-name="ce26" office:value-type="time" office:time-value="PT07H01M00S">
            <text:p>07:01:00</text:p>
          </table:table-cell>
          <table:table-cell table:style-name="ce49" office:value-type="time" office:time-value="PT17H52M01S">
            <text:p>17:52:01</text:p>
          </table:table-cell>
          <table:table-cell table:formula="of:=[.U455]-[.T455]" office:value-type="float" office:value="0.452094907407407">
            <text:p>10:51:01</text:p>
          </table:table-cell>
          <table:table-cell table:number-columns-repeated="1002"/>
        </table:table-row>
        <table:table-row table:style-name="ro1">
          <table:table-cell table:formula="of:=[.B456]" office:value-type="date" office:date-value="2017-02-25">
            <text:p>Sa, </text:p>
          </table:table-cell>
          <table:table-cell office:value-type="date" office:date-value="2017-02-25">
            <text:p>25.02.2017</text:p>
          </table:table-cell>
          <table:table-cell table:number-columns-repeated="7"/>
          <table:table-cell table:number-columns-repeated="2"/>
          <table:table-cell table:formula="of:=[.K456]-[.J456]" office:value-type="float" office:value="0">
            <text:p>0:00</text:p>
          </table:table-cell>
          <table:table-cell table:style-name="ce26" office:value-type="time" office:time-value="PT07H03M07S">
            <text:p>07:03:07</text:p>
          </table:table-cell>
          <table:table-cell table:style-name="ce49" office:value-type="time" office:time-value="PT17H54M07S">
            <text:p>17:54:07</text:p>
          </table:table-cell>
          <table:table-cell table:formula="of:=[.N456]-[.M456]" office:value-type="float" office:value="0.452083333333333">
            <text:p>10:51:00</text:p>
          </table:table-cell>
          <table:table-cell office:value-type="float" office:value="0.293055555555556">
            <text:p>7:02</text:p>
          </table:table-cell>
          <table:table-cell office:value-type="float" office:value="0.744444444444445">
            <text:p>17:52</text:p>
          </table:table-cell>
          <table:table-cell table:formula="of:=[.Q456]-[.P456]" office:value-type="float" office:value="0.451388888888889">
            <text:p>10:50</text:p>
          </table:table-cell>
          <table:table-cell table:formula="of:=[.V456]-[.R456]" office:value-type="float" office:value="0.00309027777777771">
            <text:p>0:04:27</text:p>
          </table:table-cell>
          <table:table-cell table:style-name="ce26" office:value-type="time" office:time-value="PT06H59M07S">
            <text:p>06:59:07</text:p>
          </table:table-cell>
          <table:table-cell table:style-name="ce49" office:value-type="time" office:time-value="PT17H53M34S">
            <text:p>17:53:34</text:p>
          </table:table-cell>
          <table:table-cell table:formula="of:=[.U456]-[.T456]" office:value-type="float" office:value="0.454479166666667">
            <text:p>10:54:27</text:p>
          </table:table-cell>
          <table:table-cell table:number-columns-repeated="1002"/>
        </table:table-row>
        <table:table-row table:style-name="ro1">
          <table:table-cell table:formula="of:=[.B457]" office:value-type="date" office:date-value="2017-02-26">
            <text:p>So, </text:p>
          </table:table-cell>
          <table:table-cell office:value-type="date" office:date-value="2017-02-26">
            <text:p>26.02.2017</text:p>
          </table:table-cell>
          <table:table-cell table:number-columns-repeated="7"/>
          <table:table-cell table:number-columns-repeated="2"/>
          <table:table-cell table:formula="of:=[.K457]-[.J457]" office:value-type="float" office:value="0">
            <text:p>0:00</text:p>
          </table:table-cell>
          <table:table-cell table:style-name="ce26" office:value-type="time" office:time-value="PT07H01M09S">
            <text:p>07:01:09</text:p>
          </table:table-cell>
          <table:table-cell table:style-name="ce49" office:value-type="time" office:time-value="PT17H55M45S">
            <text:p>17:55:45</text:p>
          </table:table-cell>
          <table:table-cell table:formula="of:=[.N457]-[.M457]" office:value-type="float" office:value="0.454583333333333">
            <text:p>10:54:36</text:p>
          </table:table-cell>
          <table:table-cell office:value-type="float" office:value="0.291666666666667">
            <text:p>7:00</text:p>
          </table:table-cell>
          <table:table-cell office:value-type="float" office:value="0.745138888888889">
            <text:p>17:53</text:p>
          </table:table-cell>
          <table:table-cell table:formula="of:=[.Q457]-[.P457]" office:value-type="float" office:value="0.453472222222222">
            <text:p>10:53</text:p>
          </table:table-cell>
          <table:table-cell table:formula="of:=[.V457]-[.R457]" office:value-type="float" office:value="0.00339120370370366">
            <text:p>0:04:53</text:p>
          </table:table-cell>
          <table:table-cell table:style-name="ce26" office:value-type="time" office:time-value="PT06H57M14S">
            <text:p>06:57:14</text:p>
          </table:table-cell>
          <table:table-cell table:style-name="ce49" office:value-type="time" office:time-value="PT17H55M07S">
            <text:p>17:55:07</text:p>
          </table:table-cell>
          <table:table-cell table:formula="of:=[.U457]-[.T457]" office:value-type="float" office:value="0.456863425925926">
            <text:p>10:57:53</text:p>
          </table:table-cell>
          <table:table-cell table:number-columns-repeated="1002"/>
        </table:table-row>
        <table:table-row table:style-name="ro1">
          <table:table-cell table:formula="of:=[.B458]" office:value-type="date" office:date-value="2017-02-27">
            <text:p>Mo, </text:p>
          </table:table-cell>
          <table:table-cell office:value-type="date" office:date-value="2017-02-27">
            <text:p>27.02.2017</text:p>
          </table:table-cell>
          <table:table-cell table:number-columns-repeated="7"/>
          <table:table-cell table:number-columns-repeated="2"/>
          <table:table-cell table:formula="of:=[.K458]-[.J458]" office:value-type="float" office:value="0">
            <text:p>0:00</text:p>
          </table:table-cell>
          <table:table-cell table:style-name="ce26" office:value-type="time" office:time-value="PT06H59M09S">
            <text:p>06:59:09</text:p>
          </table:table-cell>
          <table:table-cell table:style-name="ce49" office:value-type="time" office:time-value="PT17H57M23S">
            <text:p>17:57:23</text:p>
          </table:table-cell>
          <table:table-cell table:formula="of:=[.N458]-[.M458]" office:value-type="float" office:value="0.457106481481481">
            <text:p>10:58:14</text:p>
          </table:table-cell>
          <table:table-cell office:value-type="float" office:value="0.290972222222222">
            <text:p>6:59</text:p>
          </table:table-cell>
          <table:table-cell office:value-type="float" office:value="0.746527777777778">
            <text:p>17:55</text:p>
          </table:table-cell>
          <table:table-cell table:formula="of:=[.Q458]-[.P458]" office:value-type="float" office:value="0.455555555555556">
            <text:p>10:56</text:p>
          </table:table-cell>
          <table:table-cell table:formula="of:=[.V458]-[.R458]" office:value-type="float" office:value="0.00370370370370343">
            <text:p>0:05:20</text:p>
          </table:table-cell>
          <table:table-cell table:style-name="ce26" office:value-type="time" office:time-value="PT06H55M20S">
            <text:p>06:55:20</text:p>
          </table:table-cell>
          <table:table-cell table:style-name="ce49" office:value-type="time" office:time-value="PT17H56M40S">
            <text:p>17:56:40</text:p>
          </table:table-cell>
          <table:table-cell table:formula="of:=[.U458]-[.T458]" office:value-type="float" office:value="0.459259259259259">
            <text:p>11:01:20</text:p>
          </table:table-cell>
          <table:table-cell table:number-columns-repeated="1002"/>
        </table:table-row>
        <table:table-row table:style-name="ro1">
          <table:table-cell table:formula="of:=[.B459]" office:value-type="date" office:date-value="2017-02-28">
            <text:p>Di, </text:p>
          </table:table-cell>
          <table:table-cell office:value-type="date" office:date-value="2017-02-28">
            <text:p>28.02.2017</text:p>
          </table:table-cell>
          <table:table-cell table:number-columns-repeated="7"/>
          <table:table-cell table:number-columns-repeated="2"/>
          <table:table-cell table:formula="of:=[.K459]-[.J459]" office:value-type="float" office:value="0">
            <text:p>0:00</text:p>
          </table:table-cell>
          <table:table-cell table:style-name="ce26" office:value-type="time" office:time-value="PT06H57M09S">
            <text:p>06:57:09</text:p>
          </table:table-cell>
          <table:table-cell table:style-name="ce49" office:value-type="time" office:time-value="PT17H59M00S">
            <text:p>17:59:00</text:p>
          </table:table-cell>
          <table:table-cell table:formula="of:=[.N459]-[.M459]" office:value-type="float" office:value="0.459618055555556">
            <text:p>11:01:51</text:p>
          </table:table-cell>
          <table:table-cell office:value-type="float" office:value="0.289583333333333">
            <text:p>6:57</text:p>
          </table:table-cell>
          <table:table-cell office:value-type="float" office:value="0.747222222222222">
            <text:p>17:56</text:p>
          </table:table-cell>
          <table:table-cell table:formula="of:=[.Q459]-[.P459]" office:value-type="float" office:value="0.457638888888889">
            <text:p>10:59</text:p>
          </table:table-cell>
          <table:table-cell table:formula="of:=[.V459]-[.R459]" office:value-type="float" office:value="0.00402777777777757">
            <text:p>0:05:48</text:p>
          </table:table-cell>
          <table:table-cell table:style-name="ce26" office:value-type="time" office:time-value="PT06H53M25S">
            <text:p>06:53:25</text:p>
          </table:table-cell>
          <table:table-cell table:style-name="ce49" office:value-type="time" office:time-value="PT17H58M13S">
            <text:p>17:58:13</text:p>
          </table:table-cell>
          <table:table-cell table:formula="of:=[.U459]-[.T459]" office:value-type="float" office:value="0.461666666666667">
            <text:p>11:04:48</text:p>
          </table:table-cell>
          <table:table-cell table:number-columns-repeated="1002"/>
        </table:table-row>
        <table:table-row table:style-name="ro1">
          <table:table-cell table:formula="of:=[.B460]" office:value-type="date" office:date-value="2017-03-01">
            <text:p>Mi, </text:p>
          </table:table-cell>
          <table:table-cell office:value-type="date" office:date-value="2017-03-01">
            <text:p>01.03.2017</text:p>
          </table:table-cell>
          <table:table-cell table:number-columns-repeated="7"/>
          <table:table-cell table:number-columns-repeated="2"/>
          <table:table-cell table:formula="of:=[.K460]-[.J460]" office:value-type="float" office:value="0">
            <text:p>0:00</text:p>
          </table:table-cell>
          <table:table-cell table:style-name="ce26" office:value-type="time" office:time-value="PT06H55M08S">
            <text:p>06:55:08</text:p>
          </table:table-cell>
          <table:table-cell table:style-name="ce49" office:value-type="time" office:time-value="PT18H00M38S">
            <text:p>18:00:38</text:p>
          </table:table-cell>
          <table:table-cell table:formula="of:=[.N460]-[.M460]" office:value-type="float" office:value="0.462152777777778">
            <text:p>11:05:30</text:p>
          </table:table-cell>
          <table:table-cell office:value-type="float" office:value="0.288194444444444">
            <text:p>6:55</text:p>
          </table:table-cell>
          <table:table-cell office:value-type="float" office:value="0.748611111111111">
            <text:p>17:58</text:p>
          </table:table-cell>
          <table:table-cell table:formula="of:=[.Q460]-[.P460]" office:value-type="float" office:value="0.460416666666667">
            <text:p>11:03</text:p>
          </table:table-cell>
          <table:table-cell table:formula="of:=[.V460]-[.R460]" office:value-type="float" office:value="0.00365740740740739">
            <text:p>0:05:16</text:p>
          </table:table-cell>
          <table:table-cell table:style-name="ce26" office:value-type="time" office:time-value="PT06H51M29S">
            <text:p>06:51:29</text:p>
          </table:table-cell>
          <table:table-cell table:style-name="ce49" office:value-type="time" office:time-value="PT17H59M45S">
            <text:p>17:59:45</text:p>
          </table:table-cell>
          <table:table-cell table:formula="of:=[.U460]-[.T460]" office:value-type="float" office:value="0.464074074074074">
            <text:p>11:08:16</text:p>
          </table:table-cell>
          <table:table-cell table:number-columns-repeated="1002"/>
        </table:table-row>
        <table:table-row table:style-name="ro1">
          <table:table-cell table:formula="of:=[.B461]" office:value-type="date" office:date-value="2017-03-02">
            <text:p>Do, </text:p>
          </table:table-cell>
          <table:table-cell office:value-type="date" office:date-value="2017-03-02">
            <text:p>02.03.2017</text:p>
          </table:table-cell>
          <table:table-cell table:number-columns-repeated="7"/>
          <table:table-cell table:number-columns-repeated="2"/>
          <table:table-cell table:formula="of:=[.K461]-[.J461]" office:value-type="float" office:value="0">
            <text:p>0:00</text:p>
          </table:table-cell>
          <table:table-cell table:style-name="ce26" office:value-type="time" office:time-value="PT06H53M07S">
            <text:p>06:53:07</text:p>
          </table:table-cell>
          <table:table-cell table:style-name="ce49" office:value-type="time" office:time-value="PT18H02M15S">
            <text:p>18:02:15</text:p>
          </table:table-cell>
          <table:table-cell table:formula="of:=[.N461]-[.M461]" office:value-type="float" office:value="0.464675925925926">
            <text:p>11:09:08</text:p>
          </table:table-cell>
          <table:table-cell office:value-type="float" office:value="0.286805555555556">
            <text:p>6:53</text:p>
          </table:table-cell>
          <table:table-cell office:value-type="float" office:value="0.75">
            <text:p>18:00</text:p>
          </table:table-cell>
          <table:table-cell table:formula="of:=[.Q461]-[.P461]" office:value-type="float" office:value="0.463194444444444">
            <text:p>11:07</text:p>
          </table:table-cell>
          <table:table-cell table:formula="of:=[.V461]-[.R461]" office:value-type="float" office:value="0.00329861111111118">
            <text:p>0:04:45</text:p>
          </table:table-cell>
          <table:table-cell table:style-name="ce26" office:value-type="time" office:time-value="PT06H49M32S">
            <text:p>06:49:32</text:p>
          </table:table-cell>
          <table:table-cell table:style-name="ce49" office:value-type="time" office:time-value="PT18H01M17S">
            <text:p>18:01:17</text:p>
          </table:table-cell>
          <table:table-cell table:formula="of:=[.U461]-[.T461]" office:value-type="float" office:value="0.466493055555556">
            <text:p>11:11:45</text:p>
          </table:table-cell>
          <table:table-cell table:number-columns-repeated="1002"/>
        </table:table-row>
        <table:table-row table:style-name="ro1">
          <table:table-cell table:formula="of:=[.B462]" office:value-type="date" office:date-value="2017-03-03">
            <text:p>Fr, </text:p>
          </table:table-cell>
          <table:table-cell office:value-type="date" office:date-value="2017-03-03">
            <text:p>03.03.2017</text:p>
          </table:table-cell>
          <table:table-cell table:number-columns-repeated="7"/>
          <table:table-cell table:number-columns-repeated="2"/>
          <table:table-cell table:formula="of:=[.K462]-[.J462]" office:value-type="float" office:value="0">
            <text:p>0:00</text:p>
          </table:table-cell>
          <table:table-cell table:style-name="ce26" office:value-type="time" office:time-value="PT06H51M05S">
            <text:p>06:51:05</text:p>
          </table:table-cell>
          <table:table-cell table:style-name="ce49" office:value-type="time" office:time-value="PT18H03M51S">
            <text:p>18:03:51</text:p>
          </table:table-cell>
          <table:table-cell table:formula="of:=[.N462]-[.M462]" office:value-type="float" office:value="0.467199074074074">
            <text:p>11:12:46</text:p>
          </table:table-cell>
          <table:table-cell office:value-type="float" office:value="0.285416666666667">
            <text:p>6:51</text:p>
          </table:table-cell>
          <table:table-cell office:value-type="float" office:value="0.750694444444445">
            <text:p>18:01</text:p>
          </table:table-cell>
          <table:table-cell table:formula="of:=[.Q462]-[.P462]" office:value-type="float" office:value="0.465277777777778">
            <text:p>11:10</text:p>
          </table:table-cell>
          <table:table-cell table:formula="of:=[.V462]-[.R462]" office:value-type="float" office:value="0.0036226851851851">
            <text:p>0:05:13</text:p>
          </table:table-cell>
          <table:table-cell table:style-name="ce26" office:value-type="time" office:time-value="PT06H47M35S">
            <text:p>06:47:35</text:p>
          </table:table-cell>
          <table:table-cell table:style-name="ce49" office:value-type="time" office:time-value="PT18H02M48S">
            <text:p>18:02:48</text:p>
          </table:table-cell>
          <table:table-cell table:formula="of:=[.U462]-[.T462]" office:value-type="float" office:value="0.468900462962963">
            <text:p>11:15:13</text:p>
          </table:table-cell>
          <table:table-cell table:number-columns-repeated="1002"/>
        </table:table-row>
        <table:table-row table:style-name="ro1">
          <table:table-cell table:formula="of:=[.B463]" office:value-type="date" office:date-value="2017-03-04">
            <text:p>Sa, </text:p>
          </table:table-cell>
          <table:table-cell office:value-type="date" office:date-value="2017-03-04">
            <text:p>04.03.2017</text:p>
          </table:table-cell>
          <table:table-cell table:number-columns-repeated="7"/>
          <table:table-cell table:number-columns-repeated="2"/>
          <table:table-cell table:formula="of:=[.K463]-[.J463]" office:value-type="float" office:value="0">
            <text:p>0:00</text:p>
          </table:table-cell>
          <table:table-cell table:style-name="ce26" office:value-type="time" office:time-value="PT06H49M02S">
            <text:p>06:49:02</text:p>
          </table:table-cell>
          <table:table-cell table:style-name="ce49" office:value-type="time" office:time-value="PT18H05M28S">
            <text:p>18:05:28</text:p>
          </table:table-cell>
          <table:table-cell table:formula="of:=[.N463]-[.M463]" office:value-type="float" office:value="0.46974537037037">
            <text:p>11:16:26</text:p>
          </table:table-cell>
          <table:table-cell office:value-type="float" office:value="0.284027777777778">
            <text:p>6:49</text:p>
          </table:table-cell>
          <table:table-cell office:value-type="float" office:value="0.752083333333333">
            <text:p>18:03</text:p>
          </table:table-cell>
          <table:table-cell table:formula="of:=[.Q463]-[.P463]" office:value-type="float" office:value="0.468055555555556">
            <text:p>11:14</text:p>
          </table:table-cell>
          <table:table-cell table:formula="of:=[.V463]-[.R463]" office:value-type="float" office:value="0.00326388888888907">
            <text:p>0:04:42</text:p>
          </table:table-cell>
          <table:table-cell table:style-name="ce26" office:value-type="time" office:time-value="PT06H45M38S">
            <text:p>06:45:38</text:p>
          </table:table-cell>
          <table:table-cell table:style-name="ce49" office:value-type="time" office:time-value="PT18H04M20S">
            <text:p>18:04:20</text:p>
          </table:table-cell>
          <table:table-cell table:formula="of:=[.U463]-[.T463]" office:value-type="float" office:value="0.471319444444445">
            <text:p>11:18:42</text:p>
          </table:table-cell>
          <table:table-cell table:number-columns-repeated="1002"/>
        </table:table-row>
        <table:table-row table:style-name="ro1">
          <table:table-cell table:formula="of:=[.B464]" office:value-type="date" office:date-value="2017-03-05">
            <text:p>So, </text:p>
          </table:table-cell>
          <table:table-cell office:value-type="date" office:date-value="2017-03-05">
            <text:p>05.03.2017</text:p>
          </table:table-cell>
          <table:table-cell table:number-columns-repeated="7"/>
          <table:table-cell table:number-columns-repeated="2"/>
          <table:table-cell table:formula="of:=[.K464]-[.J464]" office:value-type="float" office:value="0">
            <text:p>0:00</text:p>
          </table:table-cell>
          <table:table-cell table:style-name="ce26" office:value-type="time" office:time-value="PT06H46M58S">
            <text:p>06:46:58</text:p>
          </table:table-cell>
          <table:table-cell table:style-name="ce49" office:value-type="time" office:time-value="PT18H07M04S">
            <text:p>18:07:04</text:p>
          </table:table-cell>
          <table:table-cell table:formula="of:=[.N464]-[.M464]" office:value-type="float" office:value="0.472291666666667">
            <text:p>11:20:06</text:p>
          </table:table-cell>
          <table:table-cell office:value-type="float" office:value="0.282638888888889">
            <text:p>6:47</text:p>
          </table:table-cell>
          <table:table-cell office:value-type="float" office:value="0.752777777777778">
            <text:p>18:04</text:p>
          </table:table-cell>
          <table:table-cell table:formula="of:=[.Q464]-[.P464]" office:value-type="float" office:value="0.470138888888889">
            <text:p>11:17</text:p>
          </table:table-cell>
          <table:table-cell table:formula="of:=[.V464]-[.R464]" office:value-type="float" office:value="0.00361111111111095">
            <text:p>0:05:12</text:p>
          </table:table-cell>
          <table:table-cell table:style-name="ce26" office:value-type="time" office:time-value="PT06H43M39S">
            <text:p>06:43:39</text:p>
          </table:table-cell>
          <table:table-cell table:style-name="ce49" office:value-type="time" office:time-value="PT18H05M51S">
            <text:p>18:05:51</text:p>
          </table:table-cell>
          <table:table-cell table:formula="of:=[.U464]-[.T464]" office:value-type="float" office:value="0.47375">
            <text:p>11:22:12</text:p>
          </table:table-cell>
          <table:table-cell table:number-columns-repeated="1002"/>
        </table:table-row>
        <table:table-row table:style-name="ro1">
          <table:table-cell table:formula="of:=[.B465]" office:value-type="date" office:date-value="2017-03-06">
            <text:p>Mo, </text:p>
          </table:table-cell>
          <table:table-cell office:value-type="date" office:date-value="2017-03-06">
            <text:p>06.03.2017</text:p>
          </table:table-cell>
          <table:table-cell table:number-columns-repeated="7"/>
          <table:table-cell table:number-columns-repeated="2"/>
          <table:table-cell table:formula="of:=[.K465]-[.J465]" office:value-type="float" office:value="0">
            <text:p>0:00</text:p>
          </table:table-cell>
          <table:table-cell table:style-name="ce26" office:value-type="time" office:time-value="PT06H44M54S">
            <text:p>06:44:54</text:p>
          </table:table-cell>
          <table:table-cell table:style-name="ce49" office:value-type="time" office:time-value="PT18H08M40S">
            <text:p>18:08:40</text:p>
          </table:table-cell>
          <table:table-cell table:formula="of:=[.N465]-[.M465]" office:value-type="float" office:value="0.474837962962963">
            <text:p>11:23:46</text:p>
          </table:table-cell>
          <table:table-cell office:value-type="float" office:value="0.28125">
            <text:p>6:45</text:p>
          </table:table-cell>
          <table:table-cell office:value-type="float" office:value="0.754166666666667">
            <text:p>18:06</text:p>
          </table:table-cell>
          <table:table-cell table:formula="of:=[.Q465]-[.P465]" office:value-type="float" office:value="0.472916666666667">
            <text:p>11:21</text:p>
          </table:table-cell>
          <table:table-cell table:formula="of:=[.V465]-[.R465]" office:value-type="float" office:value="0.00326388888888873">
            <text:p>0:04:42</text:p>
          </table:table-cell>
          <table:table-cell table:style-name="ce26" office:value-type="time" office:time-value="PT06H41M40S">
            <text:p>06:41:40</text:p>
          </table:table-cell>
          <table:table-cell table:style-name="ce49" office:value-type="time" office:time-value="PT18H07M22S">
            <text:p>18:07:22</text:p>
          </table:table-cell>
          <table:table-cell table:formula="of:=[.U465]-[.T465]" office:value-type="float" office:value="0.476180555555555">
            <text:p>11:25:42</text:p>
          </table:table-cell>
          <table:table-cell table:number-columns-repeated="1002"/>
        </table:table-row>
        <table:table-row table:style-name="ro1">
          <table:table-cell table:formula="of:=[.B466]" office:value-type="date" office:date-value="2017-03-07">
            <text:p>Di, </text:p>
          </table:table-cell>
          <table:table-cell office:value-type="date" office:date-value="2017-03-07">
            <text:p>07.03.2017</text:p>
          </table:table-cell>
          <table:table-cell table:number-columns-repeated="7"/>
          <table:table-cell table:number-columns-repeated="2"/>
          <table:table-cell table:formula="of:=[.K466]-[.J466]" office:value-type="float" office:value="0">
            <text:p>0:00</text:p>
          </table:table-cell>
          <table:table-cell table:style-name="ce26" office:value-type="time" office:time-value="PT06H42M50S">
            <text:p>06:42:50</text:p>
          </table:table-cell>
          <table:table-cell table:style-name="ce49" office:value-type="time" office:time-value="PT18H10M16S">
            <text:p>18:10:16</text:p>
          </table:table-cell>
          <table:table-cell table:formula="of:=[.N466]-[.M466]" office:value-type="float" office:value="0.477384259259259">
            <text:p>11:27:26</text:p>
          </table:table-cell>
          <table:table-cell office:value-type="float" office:value="0.279861111111111">
            <text:p>6:43</text:p>
          </table:table-cell>
          <table:table-cell office:value-type="float" office:value="0.754861111111111">
            <text:p>18:07</text:p>
          </table:table-cell>
          <table:table-cell table:formula="of:=[.Q466]-[.P466]" office:value-type="float" office:value="0.475">
            <text:p>11:24</text:p>
          </table:table-cell>
          <table:table-cell table:formula="of:=[.V466]-[.R466]" office:value-type="float" office:value="0.00359953703703697">
            <text:p>0:05:11</text:p>
          </table:table-cell>
          <table:table-cell table:style-name="ce26" office:value-type="time" office:time-value="PT06H39M41S">
            <text:p>06:39:41</text:p>
          </table:table-cell>
          <table:table-cell table:style-name="ce49" office:value-type="time" office:time-value="PT18H08M52S">
            <text:p>18:08:52</text:p>
          </table:table-cell>
          <table:table-cell table:formula="of:=[.U466]-[.T466]" office:value-type="float" office:value="0.478599537037037">
            <text:p>11:29:11</text:p>
          </table:table-cell>
          <table:table-cell office:value-type="string">
            <text:p>Mobilfilter gewechselt</text:p>
          </table:table-cell>
          <table:table-cell table:number-columns-repeated="1001"/>
        </table:table-row>
        <table:table-row table:style-name="ro1">
          <table:table-cell table:formula="of:=[.B467]" office:value-type="date" office:date-value="2017-03-08">
            <text:p>Mi, </text:p>
          </table:table-cell>
          <table:table-cell office:value-type="date" office:date-value="2017-03-08">
            <text:p>08.03.2017</text:p>
          </table:table-cell>
          <table:table-cell table:number-columns-repeated="7"/>
          <table:table-cell table:number-columns-repeated="2"/>
          <table:table-cell table:formula="of:=[.K467]-[.J467]" office:value-type="float" office:value="0">
            <text:p>0:00</text:p>
          </table:table-cell>
          <table:table-cell table:style-name="ce26" office:value-type="time" office:time-value="PT06H40M45S">
            <text:p>06:40:45</text:p>
          </table:table-cell>
          <table:table-cell table:style-name="ce49" office:value-type="time" office:time-value="PT18H11M51S">
            <text:p>18:11:51</text:p>
          </table:table-cell>
          <table:table-cell table:formula="of:=[.N467]-[.M467]" office:value-type="float" office:value="0.479930555555556">
            <text:p>11:31:06</text:p>
          </table:table-cell>
          <table:table-cell office:value-type="float" office:value="0.278472222222222">
            <text:p>6:41</text:p>
          </table:table-cell>
          <table:table-cell office:value-type="float" office:value="0.75625">
            <text:p>18:09</text:p>
          </table:table-cell>
          <table:table-cell table:formula="of:=[.Q467]-[.P467]" office:value-type="float" office:value="0.477777777777778">
            <text:p>11:28</text:p>
          </table:table-cell>
          <table:table-cell table:formula="of:=[.V467]-[.R467]" office:value-type="float" office:value="0.00326388888888895">
            <text:p>0:04:42</text:p>
          </table:table-cell>
          <table:table-cell table:style-name="ce26" office:value-type="time" office:time-value="PT06H37M41S">
            <text:p>06:37:41</text:p>
          </table:table-cell>
          <table:table-cell table:style-name="ce49" office:value-type="time" office:time-value="PT18H10M23S">
            <text:p>18:10:23</text:p>
          </table:table-cell>
          <table:table-cell table:formula="of:=[.U467]-[.T467]" office:value-type="float" office:value="0.481041666666667">
            <text:p>11:32:42</text:p>
          </table:table-cell>
          <table:table-cell table:number-columns-repeated="1002"/>
        </table:table-row>
        <table:table-row table:style-name="ro1">
          <table:table-cell table:formula="of:=[.B468]" office:value-type="date" office:date-value="2017-03-09">
            <text:p>Do, </text:p>
          </table:table-cell>
          <table:table-cell office:value-type="date" office:date-value="2017-03-09">
            <text:p>09.03.2017</text:p>
          </table:table-cell>
          <table:table-cell table:number-columns-repeated="7"/>
          <table:table-cell table:number-columns-repeated="2"/>
          <table:table-cell table:formula="of:=[.K468]-[.J468]" office:value-type="float" office:value="0">
            <text:p>0:00</text:p>
          </table:table-cell>
          <table:table-cell table:style-name="ce26" office:value-type="time" office:time-value="PT06H38M39S">
            <text:p>06:38:39</text:p>
          </table:table-cell>
          <table:table-cell table:style-name="ce49" office:value-type="time" office:time-value="PT18H13M26S">
            <text:p>18:13:26</text:p>
          </table:table-cell>
          <table:table-cell table:formula="of:=[.N468]-[.M468]" office:value-type="float" office:value="0.482488425925926">
            <text:p>11:34:47</text:p>
          </table:table-cell>
          <table:table-cell office:value-type="float" office:value="0.277083333333333">
            <text:p>6:39</text:p>
          </table:table-cell>
          <table:table-cell office:value-type="float" office:value="0.756944444444444">
            <text:p>18:10</text:p>
          </table:table-cell>
          <table:table-cell table:formula="of:=[.Q468]-[.P468]" office:value-type="float" office:value="0.479861111111111">
            <text:p>11:31</text:p>
          </table:table-cell>
          <table:table-cell table:formula="of:=[.V468]-[.R468]" office:value-type="float" office:value="0.0036226851851851">
            <text:p>0:05:13</text:p>
          </table:table-cell>
          <table:table-cell table:style-name="ce26" office:value-type="time" office:time-value="PT06H35M40S">
            <text:p>06:35:40</text:p>
          </table:table-cell>
          <table:table-cell table:style-name="ce49" office:value-type="time" office:time-value="PT18H11M53S">
            <text:p>18:11:53</text:p>
          </table:table-cell>
          <table:table-cell table:formula="of:=[.U468]-[.T468]" office:value-type="float" office:value="0.483483796296296">
            <text:p>11:36:13</text:p>
          </table:table-cell>
          <table:table-cell table:number-columns-repeated="1002"/>
        </table:table-row>
        <table:table-row table:style-name="ro1">
          <table:table-cell table:formula="of:=[.B469]" office:value-type="date" office:date-value="2017-03-10">
            <text:p>Fr, </text:p>
          </table:table-cell>
          <table:table-cell office:value-type="date" office:date-value="2017-03-10">
            <text:p>10.03.2017</text:p>
          </table:table-cell>
          <table:table-cell table:number-columns-repeated="7"/>
          <table:table-cell table:number-columns-repeated="2"/>
          <table:table-cell table:formula="of:=[.K469]-[.J469]" office:value-type="float" office:value="0">
            <text:p>0:00</text:p>
          </table:table-cell>
          <table:table-cell table:style-name="ce26" office:value-type="time" office:time-value="PT06H36M33S">
            <text:p>06:36:33</text:p>
          </table:table-cell>
          <table:table-cell table:style-name="ce49" office:value-type="time" office:time-value="PT18H15M01S">
            <text:p>18:15:01</text:p>
          </table:table-cell>
          <table:table-cell table:formula="of:=[.N469]-[.M469]" office:value-type="float" office:value="0.485046296296296">
            <text:p>11:38:28</text:p>
          </table:table-cell>
          <table:table-cell office:value-type="float" office:value="0.275694444444444">
            <text:p>6:37</text:p>
          </table:table-cell>
          <table:table-cell office:value-type="float" office:value="0.758333333333333">
            <text:p>18:12</text:p>
          </table:table-cell>
          <table:table-cell table:formula="of:=[.Q469]-[.P469]" office:value-type="float" office:value="0.482638888888889">
            <text:p>11:35</text:p>
          </table:table-cell>
          <table:table-cell table:formula="of:=[.V469]-[.R469]" office:value-type="float" office:value="0.00328703703703714">
            <text:p>0:04:44</text:p>
          </table:table-cell>
          <table:table-cell table:style-name="ce26" office:value-type="time" office:time-value="PT06H33M39S">
            <text:p>06:33:39</text:p>
          </table:table-cell>
          <table:table-cell table:style-name="ce49" office:value-type="time" office:time-value="PT18H13M23S">
            <text:p>18:13:23</text:p>
          </table:table-cell>
          <table:table-cell table:formula="of:=[.U469]-[.T469]" office:value-type="float" office:value="0.485925925925926">
            <text:p>11:39:44</text:p>
          </table:table-cell>
          <table:table-cell table:number-columns-repeated="1002"/>
        </table:table-row>
        <table:table-row table:style-name="ro1">
          <table:table-cell table:formula="of:=[.B470]" office:value-type="date" office:date-value="2017-03-11">
            <text:p>Sa, </text:p>
          </table:table-cell>
          <table:table-cell office:value-type="date" office:date-value="2017-03-11">
            <text:p>11.03.2017</text:p>
          </table:table-cell>
          <table:table-cell table:number-columns-repeated="7"/>
          <table:table-cell table:number-columns-repeated="2"/>
          <table:table-cell table:formula="of:=[.K470]-[.J470]" office:value-type="float" office:value="0">
            <text:p>0:00</text:p>
          </table:table-cell>
          <table:table-cell table:style-name="ce26" office:value-type="time" office:time-value="PT06H34M27S">
            <text:p>06:34:27</text:p>
          </table:table-cell>
          <table:table-cell table:style-name="ce49" office:value-type="time" office:time-value="PT18H16M36S">
            <text:p>18:16:36</text:p>
          </table:table-cell>
          <table:table-cell table:formula="of:=[.N470]-[.M470]" office:value-type="float" office:value="0.487604166666667">
            <text:p>11:42:09</text:p>
          </table:table-cell>
          <table:table-cell office:value-type="float" office:value="0.274305555555555">
            <text:p>6:35</text:p>
          </table:table-cell>
          <table:table-cell office:value-type="float" office:value="0.759027777777778">
            <text:p>18:13</text:p>
          </table:table-cell>
          <table:table-cell table:formula="of:=[.Q470]-[.P470]" office:value-type="float" office:value="0.484722222222222">
            <text:p>11:38</text:p>
          </table:table-cell>
          <table:table-cell table:formula="of:=[.V470]-[.R470]" office:value-type="float" office:value="0.0036342592592592">
            <text:p>0:05:14</text:p>
          </table:table-cell>
          <table:table-cell table:style-name="ce26" office:value-type="time" office:time-value="PT06H31M38S">
            <text:p>06:31:38</text:p>
          </table:table-cell>
          <table:table-cell table:style-name="ce49" office:value-type="time" office:time-value="PT18H14M52S">
            <text:p>18:14:52</text:p>
          </table:table-cell>
          <table:table-cell table:formula="of:=[.U470]-[.T470]" office:value-type="float" office:value="0.488356481481482">
            <text:p>11:43:14</text:p>
          </table:table-cell>
          <table:table-cell table:number-columns-repeated="1002"/>
        </table:table-row>
        <table:table-row table:style-name="ro1">
          <table:table-cell table:formula="of:=[.B471]" office:value-type="date" office:date-value="2017-03-12">
            <text:p>So, </text:p>
          </table:table-cell>
          <table:table-cell office:value-type="date" office:date-value="2017-03-12">
            <text:p>12.03.2017</text:p>
          </table:table-cell>
          <table:table-cell table:number-columns-repeated="7"/>
          <table:table-cell table:number-columns-repeated="2"/>
          <table:table-cell table:formula="of:=[.K471]-[.J471]" office:value-type="float" office:value="0">
            <text:p>0:00</text:p>
          </table:table-cell>
          <table:table-cell table:style-name="ce26" office:value-type="time" office:time-value="PT06H32M20S">
            <text:p>06:32:20</text:p>
          </table:table-cell>
          <table:table-cell table:style-name="ce49" office:value-type="time" office:time-value="PT18H18M11S">
            <text:p>18:18:11</text:p>
          </table:table-cell>
          <table:table-cell table:formula="of:=[.N471]-[.M471]" office:value-type="float" office:value="0.490173611111111">
            <text:p>11:45:51</text:p>
          </table:table-cell>
          <table:table-cell office:value-type="float" office:value="0.272916666666667">
            <text:p>6:33</text:p>
          </table:table-cell>
          <table:table-cell office:value-type="float" office:value="0.760416666666667">
            <text:p>18:15</text:p>
          </table:table-cell>
          <table:table-cell table:formula="of:=[.Q471]-[.P471]" office:value-type="float" office:value="0.4875">
            <text:p>11:42</text:p>
          </table:table-cell>
          <table:table-cell table:formula="of:=[.V471]-[.R471]" office:value-type="float" office:value="0.00331018518518511">
            <text:p>0:04:46</text:p>
          </table:table-cell>
          <table:table-cell table:style-name="ce26" office:value-type="time" office:time-value="PT06H29M36S">
            <text:p>06:29:36</text:p>
          </table:table-cell>
          <table:table-cell table:style-name="ce49" office:value-type="time" office:time-value="PT18H16M22S">
            <text:p>18:16:22</text:p>
          </table:table-cell>
          <table:table-cell table:formula="of:=[.U471]-[.T471]" office:value-type="float" office:value="0.490810185185185">
            <text:p>11:46:46</text:p>
          </table:table-cell>
          <table:table-cell table:number-columns-repeated="1002"/>
        </table:table-row>
        <table:table-row table:style-name="ro1">
          <table:table-cell table:formula="of:=[.B472]" office:value-type="date" office:date-value="2017-03-13">
            <text:p>Mo, </text:p>
          </table:table-cell>
          <table:table-cell office:value-type="date" office:date-value="2017-03-13">
            <text:p>13.03.2017</text:p>
          </table:table-cell>
          <table:table-cell table:number-columns-repeated="7"/>
          <table:table-cell table:number-columns-repeated="2"/>
          <table:table-cell table:formula="of:=[.K472]-[.J472]" office:value-type="float" office:value="0">
            <text:p>0:00</text:p>
          </table:table-cell>
          <table:table-cell table:style-name="ce26" office:value-type="time" office:time-value="PT06H30M13S">
            <text:p>06:30:13</text:p>
          </table:table-cell>
          <table:table-cell table:style-name="ce49" office:value-type="time" office:time-value="PT18H19M45S">
            <text:p>18:19:45</text:p>
          </table:table-cell>
          <table:table-cell table:formula="of:=[.N472]-[.M472]" office:value-type="float" office:value="0.492731481481481">
            <text:p>11:49:32</text:p>
          </table:table-cell>
          <table:table-cell office:value-type="float" office:value="0.271527777777778">
            <text:p>6:31</text:p>
          </table:table-cell>
          <table:table-cell office:value-type="float" office:value="0.761111111111111">
            <text:p>18:16</text:p>
          </table:table-cell>
          <table:table-cell table:formula="of:=[.Q472]-[.P472]" office:value-type="float" office:value="0.489583333333333">
            <text:p>11:45</text:p>
          </table:table-cell>
          <table:table-cell table:formula="of:=[.V472]-[.R472]" office:value-type="float" office:value="0.00366898148148131">
            <text:p>0:05:17</text:p>
          </table:table-cell>
          <table:table-cell table:style-name="ce26" office:value-type="time" office:time-value="PT06H27M34S">
            <text:p>06:27:34</text:p>
          </table:table-cell>
          <table:table-cell table:style-name="ce49" office:value-type="time" office:time-value="PT18H17M51S">
            <text:p>18:17:51</text:p>
          </table:table-cell>
          <table:table-cell table:formula="of:=[.U472]-[.T472]" office:value-type="float" office:value="0.493252314814815">
            <text:p>11:50:17</text:p>
          </table:table-cell>
          <table:table-cell table:number-columns-repeated="1002"/>
        </table:table-row>
        <table:table-row table:style-name="ro1">
          <table:table-cell table:formula="of:=[.B473]" office:value-type="date" office:date-value="2017-03-14">
            <text:p>Di, </text:p>
          </table:table-cell>
          <table:table-cell office:value-type="date" office:date-value="2017-03-14">
            <text:p>14.03.2017</text:p>
          </table:table-cell>
          <table:table-cell table:number-columns-repeated="7"/>
          <table:table-cell table:number-columns-repeated="2"/>
          <table:table-cell table:formula="of:=[.K473]-[.J473]" office:value-type="float" office:value="0">
            <text:p>0:00</text:p>
          </table:table-cell>
          <table:table-cell table:style-name="ce26" office:value-type="time" office:time-value="PT06H28M05S">
            <text:p>06:28:05</text:p>
          </table:table-cell>
          <table:table-cell table:style-name="ce49" office:value-type="time" office:time-value="PT18H21M19S">
            <text:p>18:21:19</text:p>
          </table:table-cell>
          <table:table-cell table:formula="of:=[.N473]-[.M473]" office:value-type="float" office:value="0.495300925925926">
            <text:p>11:53:14</text:p>
          </table:table-cell>
          <table:table-cell office:value-type="float" office:value="0.270138888888889">
            <text:p>6:29</text:p>
          </table:table-cell>
          <table:table-cell office:value-type="float" office:value="0.7625">
            <text:p>18:18</text:p>
          </table:table-cell>
          <table:table-cell table:formula="of:=[.Q473]-[.P473]" office:value-type="float" office:value="0.492361111111111">
            <text:p>11:49</text:p>
          </table:table-cell>
          <table:table-cell table:formula="of:=[.V473]-[.R473]" office:value-type="float" office:value="0.0033333333333333">
            <text:p>0:04:48</text:p>
          </table:table-cell>
          <table:table-cell table:style-name="ce26" office:value-type="time" office:time-value="PT06H25M32S">
            <text:p>06:25:32</text:p>
          </table:table-cell>
          <table:table-cell table:style-name="ce49" office:value-type="time" office:time-value="PT18H19M20S">
            <text:p>18:19:20</text:p>
          </table:table-cell>
          <table:table-cell table:formula="of:=[.U473]-[.T473]" office:value-type="float" office:value="0.495694444444445">
            <text:p>11:53:48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474]" office:value-type="date" office:date-value="2017-03-15">
            <text:p>Mi, </text:p>
          </table:table-cell>
          <table:table-cell office:value-type="date" office:date-value="2017-03-15">
            <text:p>15.03.2017</text:p>
          </table:table-cell>
          <table:table-cell table:number-columns-repeated="7"/>
          <table:table-cell table:number-columns-repeated="2"/>
          <table:table-cell table:formula="of:=[.K474]-[.J474]" office:value-type="float" office:value="0">
            <text:p>0:00</text:p>
          </table:table-cell>
          <table:table-cell table:style-name="ce26" office:value-type="time" office:time-value="PT06H25M57S">
            <text:p>06:25:57</text:p>
          </table:table-cell>
          <table:table-cell table:style-name="ce49" office:value-type="time" office:time-value="PT18H22M53S">
            <text:p>18:22:53</text:p>
          </table:table-cell>
          <table:table-cell table:formula="of:=[.N474]-[.M474]" office:value-type="float" office:value="0.49787037037037">
            <text:p>11:56:56</text:p>
          </table:table-cell>
          <table:table-cell office:value-type="float" office:value="0.26875">
            <text:p>6:27</text:p>
          </table:table-cell>
          <table:table-cell office:value-type="float" office:value="0.763194444444444">
            <text:p>18:19</text:p>
          </table:table-cell>
          <table:table-cell table:formula="of:=[.Q474]-[.P474]" office:value-type="float" office:value="0.494444444444444">
            <text:p>11:52</text:p>
          </table:table-cell>
          <table:table-cell table:formula="of:=[.V474]-[.R474]" office:value-type="float" office:value="0.00370370370370365">
            <text:p>0:05:20</text:p>
          </table:table-cell>
          <table:table-cell table:style-name="ce26" office:value-type="time" office:time-value="PT06H23M29S">
            <text:p>06:23:29</text:p>
          </table:table-cell>
          <table:table-cell table:style-name="ce49" office:value-type="time" office:time-value="PT18H20M49S">
            <text:p>18:20:49</text:p>
          </table:table-cell>
          <table:table-cell table:formula="of:=[.U474]-[.T474]" office:value-type="float" office:value="0.498148148148148">
            <text:p>11:57:20</text:p>
          </table:table-cell>
          <table:table-cell table:number-columns-repeated="1002"/>
        </table:table-row>
        <table:table-row table:style-name="ro1">
          <table:table-cell table:formula="of:=[.B475]" office:value-type="date" office:date-value="2017-03-16">
            <text:p>Do, </text:p>
          </table:table-cell>
          <table:table-cell office:value-type="date" office:date-value="2017-03-16">
            <text:p>16.03.2017</text:p>
          </table:table-cell>
          <table:table-cell table:number-columns-repeated="7"/>
          <table:table-cell table:number-columns-repeated="2"/>
          <table:table-cell table:formula="of:=[.K475]-[.J475]" office:value-type="float" office:value="0">
            <text:p>0:00</text:p>
          </table:table-cell>
          <table:table-cell table:style-name="ce26" office:value-type="time" office:time-value="PT06H23M49S">
            <text:p>06:23:49</text:p>
          </table:table-cell>
          <table:table-cell table:style-name="ce49" office:value-type="time" office:time-value="PT18H24M27S">
            <text:p>18:24:27</text:p>
          </table:table-cell>
          <table:table-cell table:formula="of:=[.N475]-[.M475]" office:value-type="float" office:value="0.500439814814815">
            <text:p>12:00:38</text:p>
          </table:table-cell>
          <table:table-cell office:value-type="float" office:value="0.267361111111111">
            <text:p>6:25</text:p>
          </table:table-cell>
          <table:table-cell office:value-type="float" office:value="0.764583333333334">
            <text:p>18:21</text:p>
          </table:table-cell>
          <table:table-cell table:formula="of:=[.Q475]-[.P475]" office:value-type="float" office:value="0.497222222222222">
            <text:p>11:56</text:p>
          </table:table-cell>
          <table:table-cell table:formula="of:=[.V475]-[.R475]" office:value-type="float" office:value="0.00337962962962962">
            <text:p>0:04:52</text:p>
          </table:table-cell>
          <table:table-cell table:style-name="ce26" office:value-type="time" office:time-value="PT06H21M26S">
            <text:p>06:21:26</text:p>
          </table:table-cell>
          <table:table-cell table:style-name="ce49" office:value-type="time" office:time-value="PT18H22M18S">
            <text:p>18:22:18</text:p>
          </table:table-cell>
          <table:table-cell table:formula="of:=[.U475]-[.T475]" office:value-type="float" office:value="0.500601851851852">
            <text:p>12:00:52</text:p>
          </table:table-cell>
          <table:table-cell table:number-columns-repeated="1002"/>
        </table:table-row>
        <table:table-row table:style-name="ro1">
          <table:table-cell table:formula="of:=[.B476]" office:value-type="date" office:date-value="2017-03-17">
            <text:p>Fr, </text:p>
          </table:table-cell>
          <table:table-cell office:value-type="date" office:date-value="2017-03-17">
            <text:p>17.03.2017</text:p>
          </table:table-cell>
          <table:table-cell table:number-columns-repeated="7"/>
          <table:table-cell table:number-columns-repeated="2"/>
          <table:table-cell table:formula="of:=[.K476]-[.J476]" office:value-type="float" office:value="0">
            <text:p>0:00</text:p>
          </table:table-cell>
          <table:table-cell table:style-name="ce26" office:value-type="time" office:time-value="PT06H21M41S">
            <text:p>06:21:41</text:p>
          </table:table-cell>
          <table:table-cell table:style-name="ce49" office:value-type="time" office:time-value="PT18H26M00S">
            <text:p>18:26:00</text:p>
          </table:table-cell>
          <table:table-cell table:formula="of:=[.N476]-[.M476]" office:value-type="float" office:value="0.502997685185185">
            <text:p>12:04:19</text:p>
          </table:table-cell>
          <table:table-cell office:value-type="float" office:value="0.265972222222222">
            <text:p>6:23</text:p>
          </table:table-cell>
          <table:table-cell office:value-type="float" office:value="0.765277777777778">
            <text:p>18:22</text:p>
          </table:table-cell>
          <table:table-cell table:formula="of:=[.Q476]-[.P476]" office:value-type="float" office:value="0.499305555555556">
            <text:p>11:59</text:p>
          </table:table-cell>
          <table:table-cell table:formula="of:=[.V476]-[.R476]" office:value-type="float" office:value="0.00373842592592599">
            <text:p>0:05:23</text:p>
          </table:table-cell>
          <table:table-cell table:style-name="ce26" office:value-type="time" office:time-value="PT06H19M23S">
            <text:p>06:19:23</text:p>
          </table:table-cell>
          <table:table-cell table:style-name="ce49" office:value-type="time" office:time-value="PT18H23M46S">
            <text:p>18:23:46</text:p>
          </table:table-cell>
          <table:table-cell table:formula="of:=[.U476]-[.T476]" office:value-type="float" office:value="0.503043981481482">
            <text:p>12:04:23</text:p>
          </table:table-cell>
          <table:table-cell table:number-columns-repeated="1002"/>
        </table:table-row>
        <table:table-row table:style-name="ro1">
          <table:table-cell table:formula="of:=[.B477]" office:value-type="date" office:date-value="2017-03-18">
            <text:p>Sa, </text:p>
          </table:table-cell>
          <table:table-cell office:value-type="date" office:date-value="2017-03-18">
            <text:p>18.03.2017</text:p>
          </table:table-cell>
          <table:table-cell table:number-columns-repeated="7"/>
          <table:table-cell table:number-columns-repeated="2"/>
          <table:table-cell table:formula="of:=[.K477]-[.J477]" office:value-type="float" office:value="0">
            <text:p>0:00</text:p>
          </table:table-cell>
          <table:table-cell table:style-name="ce26" office:value-type="time" office:time-value="PT06H19M33S">
            <text:p>06:19:33</text:p>
          </table:table-cell>
          <table:table-cell table:style-name="ce49" office:value-type="time" office:time-value="PT18H27M34S">
            <text:p>18:27:34</text:p>
          </table:table-cell>
          <table:table-cell table:formula="of:=[.N477]-[.M477]" office:value-type="float" office:value="0.50556712962963">
            <text:p>12:08:01</text:p>
          </table:table-cell>
          <table:table-cell office:value-type="float" office:value="0.264583333333333">
            <text:p>6:21</text:p>
          </table:table-cell>
          <table:table-cell office:value-type="float" office:value="0.766666666666667">
            <text:p>18:24</text:p>
          </table:table-cell>
          <table:table-cell table:formula="of:=[.Q477]-[.P477]" office:value-type="float" office:value="0.502083333333333">
            <text:p>12:03</text:p>
          </table:table-cell>
          <table:table-cell table:formula="of:=[.V477]-[.R477]" office:value-type="float" office:value="0.00341435185185213">
            <text:p>0:04:55</text:p>
          </table:table-cell>
          <table:table-cell table:style-name="ce26" office:value-type="time" office:time-value="PT06H17M20S">
            <text:p>06:17:20</text:p>
          </table:table-cell>
          <table:table-cell table:style-name="ce49" office:value-type="time" office:time-value="PT18H25M15S">
            <text:p>18:25:15</text:p>
          </table:table-cell>
          <table:table-cell table:formula="of:=[.U477]-[.T477]" office:value-type="float" office:value="0.505497685185185">
            <text:p>12:07:55</text:p>
          </table:table-cell>
          <table:table-cell table:number-columns-repeated="1002"/>
        </table:table-row>
        <table:table-row table:style-name="ro1">
          <table:table-cell table:formula="of:=[.B478]" office:value-type="date" office:date-value="2017-03-19">
            <text:p>So, </text:p>
          </table:table-cell>
          <table:table-cell office:value-type="date" office:date-value="2017-03-19">
            <text:p>19.03.2017</text:p>
          </table:table-cell>
          <table:table-cell table:number-columns-repeated="7"/>
          <table:table-cell table:number-columns-repeated="2"/>
          <table:table-cell table:formula="of:=[.K478]-[.J478]" office:value-type="float" office:value="0">
            <text:p>0:00</text:p>
          </table:table-cell>
          <table:table-cell table:style-name="ce26" office:value-type="time" office:time-value="PT06H17M24S">
            <text:p>06:17:24</text:p>
          </table:table-cell>
          <table:table-cell table:style-name="ce49" office:value-type="time" office:time-value="PT18H29M07S">
            <text:p>18:29:07</text:p>
          </table:table-cell>
          <table:table-cell table:formula="of:=[.N478]-[.M478]" office:value-type="float" office:value="0.508136574074074">
            <text:p>12:11:43</text:p>
          </table:table-cell>
          <table:table-cell office:value-type="float" office:value="0.263194444444444">
            <text:p>6:19</text:p>
          </table:table-cell>
          <table:table-cell office:value-type="float" office:value="0.767361111111111">
            <text:p>18:25</text:p>
          </table:table-cell>
          <table:table-cell table:formula="of:=[.Q478]-[.P478]" office:value-type="float" office:value="0.504166666666667">
            <text:p>12:06</text:p>
          </table:table-cell>
          <table:table-cell table:formula="of:=[.V478]-[.R478]" office:value-type="float" office:value="0.00377314814814822">
            <text:p>0:05:26</text:p>
          </table:table-cell>
          <table:table-cell table:style-name="ce26" office:value-type="time" office:time-value="PT06H15M17S">
            <text:p>06:15:17</text:p>
          </table:table-cell>
          <table:table-cell table:style-name="ce49" office:value-type="time" office:time-value="PT18H26M43S">
            <text:p>18:26:43</text:p>
          </table:table-cell>
          <table:table-cell table:formula="of:=[.U478]-[.T478]" office:value-type="float" office:value="0.507939814814815">
            <text:p>12:11:26</text:p>
          </table:table-cell>
          <table:table-cell table:number-columns-repeated="1002"/>
        </table:table-row>
        <table:table-row table:style-name="ro1">
          <table:table-cell table:formula="of:=[.B479]" office:value-type="date" office:date-value="2017-03-20">
            <text:p>Mo, </text:p>
          </table:table-cell>
          <table:table-cell office:value-type="date" office:date-value="2017-03-20">
            <text:p>20.03.2017</text:p>
          </table:table-cell>
          <table:table-cell table:number-columns-repeated="7"/>
          <table:table-cell table:number-columns-repeated="2"/>
          <table:table-cell table:formula="of:=[.K479]-[.J479]" office:value-type="float" office:value="0">
            <text:p>0:00</text:p>
          </table:table-cell>
          <table:table-cell table:style-name="ce26" office:value-type="time" office:time-value="PT06H15M16S">
            <text:p>06:15:16</text:p>
          </table:table-cell>
          <table:table-cell table:style-name="ce49" office:value-type="time" office:time-value="PT18H30M40S">
            <text:p>18:30:40</text:p>
          </table:table-cell>
          <table:table-cell table:formula="of:=[.N479]-[.M479]" office:value-type="float" office:value="0.510694444444445">
            <text:p>12:15:24</text:p>
          </table:table-cell>
          <table:table-cell office:value-type="float" office:value="0.261805555555556">
            <text:p>6:17</text:p>
          </table:table-cell>
          <table:table-cell office:value-type="float" office:value="0.76875">
            <text:p>18:27</text:p>
          </table:table-cell>
          <table:table-cell table:formula="of:=[.Q479]-[.P479]" office:value-type="float" office:value="0.506944444444444">
            <text:p>12:10</text:p>
          </table:table-cell>
          <table:table-cell table:formula="of:=[.V479]-[.R479]" office:value-type="float" office:value="0.00344907407407435">
            <text:p>0:04:58</text:p>
          </table:table-cell>
          <table:table-cell table:style-name="ce26" office:value-type="time" office:time-value="PT06H13M13S">
            <text:p>06:13:13</text:p>
          </table:table-cell>
          <table:table-cell table:style-name="ce49" office:value-type="time" office:time-value="PT18H28M11S">
            <text:p>18:28:11</text:p>
          </table:table-cell>
          <table:table-cell table:formula="of:=[.U479]-[.T479]" office:value-type="float" office:value="0.510393518518519">
            <text:p>12:14:58</text:p>
          </table:table-cell>
          <table:table-cell table:number-columns-repeated="1002"/>
        </table:table-row>
        <table:table-row table:style-name="ro1">
          <table:table-cell table:formula="of:=[.B480]" office:value-type="date" office:date-value="2017-03-21">
            <text:p>Di, </text:p>
          </table:table-cell>
          <table:table-cell office:value-type="date" office:date-value="2017-03-21">
            <text:p>21.03.2017</text:p>
          </table:table-cell>
          <table:table-cell table:number-columns-repeated="7"/>
          <table:table-cell table:number-columns-repeated="2"/>
          <table:table-cell table:formula="of:=[.K480]-[.J480]" office:value-type="float" office:value="0">
            <text:p>0:00</text:p>
          </table:table-cell>
          <table:table-cell table:style-name="ce26" office:value-type="time" office:time-value="PT06H13M07S">
            <text:p>06:13:07</text:p>
          </table:table-cell>
          <table:table-cell table:style-name="ce49" office:value-type="time" office:time-value="PT18H32M13S">
            <text:p>18:32:13</text:p>
          </table:table-cell>
          <table:table-cell table:formula="of:=[.N480]-[.M480]" office:value-type="float" office:value="0.513263888888889">
            <text:p>12:19:06</text:p>
          </table:table-cell>
          <table:table-cell office:value-type="float" office:value="0.261111111111111">
            <text:p>6:16</text:p>
          </table:table-cell>
          <table:table-cell office:value-type="float" office:value="0.769444444444444">
            <text:p>18:28</text:p>
          </table:table-cell>
          <table:table-cell table:formula="of:=[.Q480]-[.P480]" office:value-type="float" office:value="0.508333333333333">
            <text:p>12:12</text:p>
          </table:table-cell>
          <table:table-cell table:formula="of:=[.V480]-[.R480]" office:value-type="float" office:value="0.00451388888888871">
            <text:p>0:06:30</text:p>
          </table:table-cell>
          <table:table-cell table:style-name="ce26" office:value-type="time" office:time-value="PT06H11M09S">
            <text:p>06:11:09</text:p>
          </table:table-cell>
          <table:table-cell table:style-name="ce49" office:value-type="time" office:time-value="PT18H29M39S">
            <text:p>18:29:39</text:p>
          </table:table-cell>
          <table:table-cell table:formula="of:=[.U480]-[.T480]" office:value-type="float" office:value="0.512847222222222">
            <text:p>12:18:30</text:p>
          </table:table-cell>
          <table:table-cell table:number-columns-repeated="1002"/>
        </table:table-row>
        <table:table-row table:style-name="ro1">
          <table:table-cell table:formula="of:=[.B481]" office:value-type="date" office:date-value="2017-03-22">
            <text:p>Mi, </text:p>
          </table:table-cell>
          <table:table-cell office:value-type="date" office:date-value="2017-03-22">
            <text:p>22.03.2017</text:p>
          </table:table-cell>
          <table:table-cell table:number-columns-repeated="7"/>
          <table:table-cell table:number-columns-repeated="2"/>
          <table:table-cell table:formula="of:=[.K481]-[.J481]" office:value-type="float" office:value="0">
            <text:p>0:00</text:p>
          </table:table-cell>
          <table:table-cell table:style-name="ce26" office:value-type="time" office:time-value="PT06H10M58S">
            <text:p>06:10:58</text:p>
          </table:table-cell>
          <table:table-cell table:style-name="ce49" office:value-type="time" office:time-value="PT18H33M46S">
            <text:p>18:33:46</text:p>
          </table:table-cell>
          <table:table-cell table:formula="of:=[.N481]-[.M481]" office:value-type="float" office:value="0.515833333333333">
            <text:p>12:22:48</text:p>
          </table:table-cell>
          <table:table-cell office:value-type="float" office:value="0.258333333333333">
            <text:p>6:12</text:p>
          </table:table-cell>
          <table:table-cell office:value-type="float" office:value="0.770138888888889">
            <text:p>18:29</text:p>
          </table:table-cell>
          <table:table-cell table:formula="of:=[.Q481]-[.P481]" office:value-type="float" office:value="0.511805555555556">
            <text:p>12:17</text:p>
          </table:table-cell>
          <table:table-cell table:formula="of:=[.V481]-[.R481]" office:value-type="float" office:value="0.00347222222222221">
            <text:p>0:05:00</text:p>
          </table:table-cell>
          <table:table-cell table:style-name="ce26" office:value-type="time" office:time-value="PT06H09M06S">
            <text:p>06:09:06</text:p>
          </table:table-cell>
          <table:table-cell table:style-name="ce49" office:value-type="time" office:time-value="PT18H31M06S">
            <text:p>18:31:06</text:p>
          </table:table-cell>
          <table:table-cell table:formula="of:=[.U481]-[.T481]" office:value-type="float" office:value="0.515277777777778">
            <text:p>12:22:00</text:p>
          </table:table-cell>
          <table:table-cell table:number-columns-repeated="1002"/>
        </table:table-row>
        <table:table-row table:style-name="ro1">
          <table:table-cell table:formula="of:=[.B482]" office:value-type="date" office:date-value="2017-03-23">
            <text:p>Do, </text:p>
          </table:table-cell>
          <table:table-cell office:value-type="date" office:date-value="2017-03-23">
            <text:p>23.03.2017</text:p>
          </table:table-cell>
          <table:table-cell table:number-columns-repeated="7"/>
          <table:table-cell table:number-columns-repeated="2"/>
          <table:table-cell table:formula="of:=[.K482]-[.J482]" office:value-type="float" office:value="0">
            <text:p>0:00</text:p>
          </table:table-cell>
          <table:table-cell table:style-name="ce26" office:value-type="time" office:time-value="PT06H08M49S">
            <text:p>06:08:49</text:p>
          </table:table-cell>
          <table:table-cell table:style-name="ce49" office:value-type="time" office:time-value="PT18H35M19S">
            <text:p>18:35:19</text:p>
          </table:table-cell>
          <table:table-cell table:formula="of:=[.N482]-[.M482]" office:value-type="float" office:value="0.518402777777778">
            <text:p>12:26:30</text:p>
          </table:table-cell>
          <table:table-cell office:value-type="float" office:value="0.256944444444444">
            <text:p>6:10</text:p>
          </table:table-cell>
          <table:table-cell office:value-type="float" office:value="0.771527777777778">
            <text:p>18:31</text:p>
          </table:table-cell>
          <table:table-cell table:formula="of:=[.Q482]-[.P482]" office:value-type="float" office:value="0.514583333333333">
            <text:p>12:21</text:p>
          </table:table-cell>
          <table:table-cell table:formula="of:=[.V482]-[.R482]" office:value-type="float" office:value="0.00314814814814834">
            <text:p>0:04:32</text:p>
          </table:table-cell>
          <table:table-cell table:style-name="ce26" office:value-type="time" office:time-value="PT06H07M02S">
            <text:p>06:07:02</text:p>
          </table:table-cell>
          <table:table-cell table:style-name="ce49" office:value-type="time" office:time-value="PT18H32M34S">
            <text:p>18:32:34</text:p>
          </table:table-cell>
          <table:table-cell table:formula="of:=[.U482]-[.T482]" office:value-type="float" office:value="0.517731481481482">
            <text:p>12:25:32</text:p>
          </table:table-cell>
          <table:table-cell table:number-columns-repeated="1002"/>
        </table:table-row>
        <table:table-row table:style-name="ro1">
          <table:table-cell table:formula="of:=[.B483]" office:value-type="date" office:date-value="2017-03-24">
            <text:p>Fr, </text:p>
          </table:table-cell>
          <table:table-cell office:value-type="date" office:date-value="2017-03-24">
            <text:p>24.03.2017</text:p>
          </table:table-cell>
          <table:table-cell table:number-columns-repeated="7"/>
          <table:table-cell table:number-columns-repeated="2"/>
          <table:table-cell table:formula="of:=[.K483]-[.J483]" office:value-type="float" office:value="0">
            <text:p>0:00</text:p>
          </table:table-cell>
          <table:table-cell table:style-name="ce26" office:value-type="time" office:time-value="PT06H06M41S">
            <text:p>06:06:41</text:p>
          </table:table-cell>
          <table:table-cell table:style-name="ce49" office:value-type="time" office:time-value="PT18H36M52S">
            <text:p>18:36:52</text:p>
          </table:table-cell>
          <table:table-cell table:formula="of:=[.N483]-[.M483]" office:value-type="float" office:value="0.520960648148148">
            <text:p>12:30:11</text:p>
          </table:table-cell>
          <table:table-cell office:value-type="float" office:value="0.255555555555556">
            <text:p>6:08</text:p>
          </table:table-cell>
          <table:table-cell office:value-type="float" office:value="0.772222222222222">
            <text:p>18:32</text:p>
          </table:table-cell>
          <table:table-cell table:formula="of:=[.Q483]-[.P483]" office:value-type="float" office:value="0.516666666666667">
            <text:p>12:24</text:p>
          </table:table-cell>
          <table:table-cell table:formula="of:=[.V483]-[.R483]" office:value-type="float" office:value="0.0035185185185187">
            <text:p>0:05:04</text:p>
          </table:table-cell>
          <table:table-cell table:style-name="ce26" office:value-type="time" office:time-value="PT06H04M58S">
            <text:p>06:04:58</text:p>
          </table:table-cell>
          <table:table-cell table:style-name="ce49" office:value-type="time" office:time-value="PT18H34M02S">
            <text:p>18:34:02</text:p>
          </table:table-cell>
          <table:table-cell table:formula="of:=[.U483]-[.T483]" office:value-type="float" office:value="0.520185185185185">
            <text:p>12:29:04</text:p>
          </table:table-cell>
          <table:table-cell table:number-columns-repeated="1002"/>
        </table:table-row>
        <table:table-row table:style-name="ro1">
          <table:table-cell table:formula="of:=[.B484]" office:value-type="date" office:date-value="2017-03-25">
            <text:p>Sa, </text:p>
          </table:table-cell>
          <table:table-cell office:value-type="date" office:date-value="2017-03-25">
            <text:p>25.03.2017</text:p>
          </table:table-cell>
          <table:table-cell table:number-columns-repeated="7"/>
          <table:table-cell table:number-columns-repeated="2"/>
          <table:table-cell table:formula="of:=[.K484]-[.J484]" office:value-type="float" office:value="0">
            <text:p>0:00</text:p>
          </table:table-cell>
          <table:table-cell table:style-name="ce26" office:value-type="time" office:time-value="PT06H04M32S">
            <text:p>06:04:32</text:p>
          </table:table-cell>
          <table:table-cell table:style-name="ce49" office:value-type="time" office:time-value="PT18H38M24S">
            <text:p>18:38:24</text:p>
          </table:table-cell>
          <table:table-cell table:formula="of:=[.N484]-[.M484]" office:value-type="float" office:value="0.523518518518519">
            <text:p>12:33:52</text:p>
          </table:table-cell>
          <table:table-cell office:value-type="float" office:value="0.254166666666667">
            <text:p>6:06</text:p>
          </table:table-cell>
          <table:table-cell office:value-type="float" office:value="0.773611111111111">
            <text:p>18:34</text:p>
          </table:table-cell>
          <table:table-cell table:formula="of:=[.Q484]-[.P484]" office:value-type="float" office:value="0.519444444444444">
            <text:p>12:28</text:p>
          </table:table-cell>
          <table:table-cell table:formula="of:=[.V484]-[.R484]" office:value-type="float" office:value="0.00317129629629631">
            <text:p>0:04:34</text:p>
          </table:table-cell>
          <table:table-cell table:style-name="ce26" office:value-type="time" office:time-value="PT06H02M55S">
            <text:p>06:02:55</text:p>
          </table:table-cell>
          <table:table-cell table:style-name="ce49" office:value-type="time" office:time-value="PT18H35M29S">
            <text:p>18:35:29</text:p>
          </table:table-cell>
          <table:table-cell table:formula="of:=[.U484]-[.T484]" office:value-type="float" office:value="0.522615740740741">
            <text:p>12:32:34</text:p>
          </table:table-cell>
          <table:table-cell table:number-columns-repeated="1002"/>
        </table:table-row>
        <table:table-row table:style-name="ro1">
          <table:table-cell table:formula="of:=[.B485]" office:value-type="date" office:date-value="2017-03-26">
            <text:p>So, </text:p>
          </table:table-cell>
          <table:table-cell office:value-type="date" office:date-value="2017-03-26">
            <text:p>26.03.2017</text:p>
          </table:table-cell>
          <table:table-cell table:number-columns-repeated="7"/>
          <table:table-cell table:number-columns-repeated="2"/>
          <table:table-cell table:formula="of:=[.K485]-[.J485]" office:value-type="float" office:value="0">
            <text:p>0:00</text:p>
          </table:table-cell>
          <table:table-cell table:style-name="ce26" office:value-type="time" office:time-value="PT07H02M28S">
            <text:p>07:02:28</text:p>
          </table:table-cell>
          <table:table-cell table:style-name="ce49" office:value-type="time" office:time-value="PT19H39M53S">
            <text:p>19:39:53</text:p>
          </table:table-cell>
          <table:table-cell table:formula="of:=[.N485]-[.M485]" office:value-type="float" office:value="0.525983796296296">
            <text:p>12:37:25</text:p>
          </table:table-cell>
          <table:table-cell office:value-type="float" office:value="0.294444444444444">
            <text:p>7:04</text:p>
          </table:table-cell>
          <table:table-cell office:value-type="float" office:value="0.815972222222222">
            <text:p>19:35</text:p>
          </table:table-cell>
          <table:table-cell table:formula="of:=[.Q485]-[.P485]" office:value-type="float" office:value="0.521527777777778">
            <text:p>12:31</text:p>
          </table:table-cell>
          <table:table-cell table:formula="of:=[.V485]-[.R485]" office:value-type="float" office:value="0.00343749999999998">
            <text:p>0:04:57</text:p>
          </table:table-cell>
          <table:table-cell table:style-name="ce26" office:value-type="time" office:time-value="PT07H00M56S">
            <text:p>07:00:56</text:p>
          </table:table-cell>
          <table:table-cell table:style-name="ce49" office:value-type="time" office:time-value="PT19H36M53S">
            <text:p>19:36:53</text:p>
          </table:table-cell>
          <table:table-cell table:formula="of:=[.U485]-[.T485]" office:value-type="float" office:value="0.524965277777778">
            <text:p>12:35:57</text:p>
          </table:table-cell>
          <table:table-cell table:number-columns-repeated="1002"/>
        </table:table-row>
        <table:table-row table:style-name="ro1">
          <table:table-cell table:formula="of:=[.B486]" office:value-type="date" office:date-value="2017-03-27">
            <text:p>Mo, </text:p>
          </table:table-cell>
          <table:table-cell office:value-type="date" office:date-value="2017-03-27">
            <text:p>27.03.2017</text:p>
          </table:table-cell>
          <table:table-cell table:number-columns-repeated="7"/>
          <table:table-cell table:number-columns-repeated="2"/>
          <table:table-cell table:formula="of:=[.K486]-[.J486]" office:value-type="float" office:value="0">
            <text:p>0:00</text:p>
          </table:table-cell>
          <table:table-cell table:style-name="ce26" office:value-type="time" office:time-value="PT07H00M20S">
            <text:p>07:00:20</text:p>
          </table:table-cell>
          <table:table-cell table:style-name="ce49" office:value-type="time" office:time-value="PT19H41M25S">
            <text:p>19:41:25</text:p>
          </table:table-cell>
          <table:table-cell table:formula="of:=[.N486]-[.M486]" office:value-type="float" office:value="0.528530092592593">
            <text:p>12:41:05</text:p>
          </table:table-cell>
          <table:table-cell office:value-type="float" office:value="0.293055555555556">
            <text:p>7:02</text:p>
          </table:table-cell>
          <table:table-cell office:value-type="float" office:value="0.817361111111111">
            <text:p>19:37</text:p>
          </table:table-cell>
          <table:table-cell table:formula="of:=[.Q486]-[.P486]" office:value-type="float" office:value="0.524305555555556">
            <text:p>12:35</text:p>
          </table:table-cell>
          <table:table-cell table:formula="of:=[.V486]-[.R486]" office:value-type="float" office:value="0.00309027777777793">
            <text:p>0:04:27</text:p>
          </table:table-cell>
          <table:table-cell table:style-name="ce26" office:value-type="time" office:time-value="PT06H58M53S">
            <text:p>06:58:53</text:p>
          </table:table-cell>
          <table:table-cell table:style-name="ce49" office:value-type="time" office:time-value="PT19H38M20S">
            <text:p>19:38:20</text:p>
          </table:table-cell>
          <table:table-cell table:formula="of:=[.U486]-[.T486]" office:value-type="float" office:value="0.527395833333333">
            <text:p>12:39:27</text:p>
          </table:table-cell>
          <table:table-cell table:number-columns-repeated="1002"/>
        </table:table-row>
        <table:table-row table:style-name="ro1">
          <table:table-cell table:formula="of:=[.B487]" office:value-type="date" office:date-value="2017-03-28">
            <text:p>Di, </text:p>
          </table:table-cell>
          <table:table-cell office:value-type="date" office:date-value="2017-03-28">
            <text:p>28.03.2017</text:p>
          </table:table-cell>
          <table:table-cell table:number-columns-repeated="7"/>
          <table:table-cell table:number-columns-repeated="2"/>
          <table:table-cell table:formula="of:=[.K487]-[.J487]" office:value-type="float" office:value="0">
            <text:p>0:00</text:p>
          </table:table-cell>
          <table:table-cell table:style-name="ce26" office:value-type="time" office:time-value="PT06H58M11S">
            <text:p>06:58:11</text:p>
          </table:table-cell>
          <table:table-cell table:style-name="ce49" office:value-type="time" office:time-value="PT19H42M57S">
            <text:p>19:42:57</text:p>
          </table:table-cell>
          <table:table-cell table:formula="of:=[.N487]-[.M487]" office:value-type="float" office:value="0.531087962962963">
            <text:p>12:44:46</text:p>
          </table:table-cell>
          <table:table-cell office:value-type="float" office:value="0.291666666666667">
            <text:p>7:00</text:p>
          </table:table-cell>
          <table:table-cell office:value-type="float" office:value="0.818055555555556">
            <text:p>19:38</text:p>
          </table:table-cell>
          <table:table-cell table:formula="of:=[.Q487]-[.P487]" office:value-type="float" office:value="0.526388888888889">
            <text:p>12:38</text:p>
          </table:table-cell>
          <table:table-cell table:formula="of:=[.V487]-[.R487]" office:value-type="float" office:value="0.00344907407407424">
            <text:p>0:04:58</text:p>
          </table:table-cell>
          <table:table-cell table:style-name="ce26" office:value-type="time" office:time-value="PT06H56M49S">
            <text:p>06:56:49</text:p>
          </table:table-cell>
          <table:table-cell table:style-name="ce49" office:value-type="time" office:time-value="PT19H39M47S">
            <text:p>19:39:47</text:p>
          </table:table-cell>
          <table:table-cell table:formula="of:=[.U487]-[.T487]" office:value-type="float" office:value="0.529837962962963">
            <text:p>12:42:58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488]" office:value-type="date" office:date-value="2017-03-29">
            <text:p>Mi, </text:p>
          </table:table-cell>
          <table:table-cell office:value-type="date" office:date-value="2017-03-29">
            <text:p>29.03.2017</text:p>
          </table:table-cell>
          <table:table-cell table:number-columns-repeated="7"/>
          <table:table-cell table:number-columns-repeated="2"/>
          <table:table-cell table:formula="of:=[.K488]-[.J488]" office:value-type="float" office:value="0">
            <text:p>0:00</text:p>
          </table:table-cell>
          <table:table-cell table:style-name="ce26" office:value-type="time" office:time-value="PT06H56M03S">
            <text:p>06:56:03</text:p>
          </table:table-cell>
          <table:table-cell table:style-name="ce49" office:value-type="time" office:time-value="PT19H44M30S">
            <text:p>19:44:30</text:p>
          </table:table-cell>
          <table:table-cell table:formula="of:=[.N488]-[.M488]" office:value-type="float" office:value="0.533645833333333">
            <text:p>12:48:27</text:p>
          </table:table-cell>
          <table:table-cell office:value-type="float" office:value="0.290277777777778">
            <text:p>6:58</text:p>
          </table:table-cell>
          <table:table-cell office:value-type="float" office:value="0.819444444444444">
            <text:p>19:40</text:p>
          </table:table-cell>
          <table:table-cell table:formula="of:=[.Q488]-[.P488]" office:value-type="float" office:value="0.529166666666667">
            <text:p>12:42</text:p>
          </table:table-cell>
          <table:table-cell table:formula="of:=[.V488]-[.R488]" office:value-type="float" office:value="0.00310185185185174">
            <text:p>0:04:28</text:p>
          </table:table-cell>
          <table:table-cell table:style-name="ce26" office:value-type="time" office:time-value="PT06H54M46S">
            <text:p>06:54:46</text:p>
          </table:table-cell>
          <table:table-cell table:style-name="ce49" office:value-type="time" office:time-value="PT19H41M14S">
            <text:p>19:41:14</text:p>
          </table:table-cell>
          <table:table-cell table:formula="of:=[.U488]-[.T488]" office:value-type="float" office:value="0.532268518518519">
            <text:p>12:46:28</text:p>
          </table:table-cell>
          <table:table-cell table:number-columns-repeated="1002"/>
        </table:table-row>
        <table:table-row table:style-name="ro1">
          <table:table-cell table:formula="of:=[.B489]" office:value-type="date" office:date-value="2017-03-30">
            <text:p>Do, </text:p>
          </table:table-cell>
          <table:table-cell office:value-type="date" office:date-value="2017-03-30">
            <text:p>30.03.2017</text:p>
          </table:table-cell>
          <table:table-cell table:number-columns-repeated="7"/>
          <table:table-cell table:number-columns-repeated="2"/>
          <table:table-cell table:formula="of:=[.K489]-[.J489]" office:value-type="float" office:value="0">
            <text:p>0:00</text:p>
          </table:table-cell>
          <table:table-cell table:style-name="ce26" office:value-type="time" office:time-value="PT06H53M55S">
            <text:p>06:53:55</text:p>
          </table:table-cell>
          <table:table-cell table:style-name="ce49" office:value-type="time" office:time-value="PT19H46M02S">
            <text:p>19:46:02</text:p>
          </table:table-cell>
          <table:table-cell table:formula="of:=[.N489]-[.M489]" office:value-type="float" office:value="0.53619212962963">
            <text:p>12:52:07</text:p>
          </table:table-cell>
          <table:table-cell office:value-type="float" office:value="0.288888888888889">
            <text:p>6:56</text:p>
          </table:table-cell>
          <table:table-cell office:value-type="float" office:value="0.820138888888889">
            <text:p>19:41</text:p>
          </table:table-cell>
          <table:table-cell table:formula="of:=[.Q489]-[.P489]" office:value-type="float" office:value="0.53125">
            <text:p>12:45</text:p>
          </table:table-cell>
          <table:table-cell table:formula="of:=[.V489]-[.R489]" office:value-type="float" office:value="0.00346064814814828">
            <text:p>0:04:59</text:p>
          </table:table-cell>
          <table:table-cell table:style-name="ce26" office:value-type="time" office:time-value="PT06H52M43S">
            <text:p>06:52:43</text:p>
          </table:table-cell>
          <table:table-cell table:style-name="ce49" office:value-type="time" office:time-value="PT19H42M42S">
            <text:p>19:42:42</text:p>
          </table:table-cell>
          <table:table-cell table:formula="of:=[.U489]-[.T489]" office:value-type="float" office:value="0.534710648148148">
            <text:p>12:49:59</text:p>
          </table:table-cell>
          <table:table-cell table:number-columns-repeated="1002"/>
        </table:table-row>
        <table:table-row table:style-name="ro1">
          <table:table-cell table:formula="of:=[.B490]" office:value-type="date" office:date-value="2017-03-31">
            <text:p>Fr, </text:p>
          </table:table-cell>
          <table:table-cell office:value-type="date" office:date-value="2017-03-31">
            <text:p>31.03.2017</text:p>
          </table:table-cell>
          <table:table-cell table:number-columns-repeated="7"/>
          <table:table-cell table:number-columns-repeated="2"/>
          <table:table-cell table:formula="of:=[.K490]-[.J490]" office:value-type="float" office:value="0">
            <text:p>0:00</text:p>
          </table:table-cell>
          <table:table-cell table:style-name="ce26" office:value-type="time" office:time-value="PT06H51M47S">
            <text:p>06:51:47</text:p>
          </table:table-cell>
          <table:table-cell table:style-name="ce49" office:value-type="time" office:time-value="PT19H47M34S">
            <text:p>19:47:34</text:p>
          </table:table-cell>
          <table:table-cell table:formula="of:=[.N490]-[.M490]" office:value-type="float" office:value="0.538738425925926">
            <text:p>12:55:47</text:p>
          </table:table-cell>
          <table:table-cell office:value-type="float" office:value="0.2875">
            <text:p>6:54</text:p>
          </table:table-cell>
          <table:table-cell office:value-type="float" office:value="0.821527777777778">
            <text:p>19:43</text:p>
          </table:table-cell>
          <table:table-cell table:formula="of:=[.Q490]-[.P490]" office:value-type="float" office:value="0.534027777777778">
            <text:p>12:49</text:p>
          </table:table-cell>
          <table:table-cell table:formula="of:=[.V490]-[.R490]" office:value-type="float" office:value="0.00311342592592601">
            <text:p>0:04:29</text:p>
          </table:table-cell>
          <table:table-cell table:style-name="ce26" office:value-type="time" office:time-value="PT06H50M40S">
            <text:p>06:50:40</text:p>
          </table:table-cell>
          <table:table-cell table:style-name="ce49" office:value-type="time" office:time-value="PT19H44M09S">
            <text:p>19:44:09</text:p>
          </table:table-cell>
          <table:table-cell table:formula="of:=[.U490]-[.T490]" office:value-type="float" office:value="0.537141203703704">
            <text:p>12:53:29</text:p>
          </table:table-cell>
          <table:table-cell table:number-columns-repeated="1002"/>
        </table:table-row>
        <table:table-row table:style-name="ro1">
          <table:table-cell table:formula="of:=[.B491]" office:value-type="date" office:date-value="2017-04-01">
            <text:p>Sa, </text:p>
          </table:table-cell>
          <table:table-cell office:value-type="date" office:date-value="2017-04-01">
            <text:p>01.04.2017</text:p>
          </table:table-cell>
          <table:table-cell table:number-columns-repeated="7"/>
          <table:table-cell table:number-columns-repeated="2"/>
          <table:table-cell table:formula="of:=[.K491]-[.J491]" office:value-type="float" office:value="0">
            <text:p>0:00</text:p>
          </table:table-cell>
          <table:table-cell table:style-name="ce26" office:value-type="time" office:time-value="PT06H49M39S">
            <text:p>06:49:39</text:p>
          </table:table-cell>
          <table:table-cell table:style-name="ce49" office:value-type="time" office:time-value="PT19H49M06S">
            <text:p>19:49:06</text:p>
          </table:table-cell>
          <table:table-cell table:formula="of:=[.N491]-[.M491]" office:value-type="float" office:value="0.541284722222222">
            <text:p>12:59:27</text:p>
          </table:table-cell>
          <table:table-cell office:value-type="float" office:value="0.286111111111111">
            <text:p>6:52</text:p>
          </table:table-cell>
          <table:table-cell office:value-type="float" office:value="0.822222222222222">
            <text:p>19:44</text:p>
          </table:table-cell>
          <table:table-cell table:formula="of:=[.Q491]-[.P491]" office:value-type="float" office:value="0.536111111111111">
            <text:p>12:52</text:p>
          </table:table-cell>
          <table:table-cell table:formula="of:=[.V491]-[.R491]" office:value-type="float" office:value="0.00346064814814817">
            <text:p>0:04:59</text:p>
          </table:table-cell>
          <table:table-cell table:style-name="ce26" office:value-type="time" office:time-value="PT06H48M37S">
            <text:p>06:48:37</text:p>
          </table:table-cell>
          <table:table-cell table:style-name="ce49" office:value-type="time" office:time-value="PT19H45M36S">
            <text:p>19:45:36</text:p>
          </table:table-cell>
          <table:table-cell table:formula="of:=[.U491]-[.T491]" office:value-type="float" office:value="0.539571759259259">
            <text:p>12:56:59</text:p>
          </table:table-cell>
          <table:table-cell table:number-columns-repeated="1002"/>
        </table:table-row>
        <table:table-row table:style-name="ro1">
          <table:table-cell table:formula="of:=[.B492]" office:value-type="date" office:date-value="2017-04-02">
            <text:p>So, </text:p>
          </table:table-cell>
          <table:table-cell office:value-type="date" office:date-value="2017-04-02">
            <text:p>02.04.2017</text:p>
          </table:table-cell>
          <table:table-cell table:number-columns-repeated="7"/>
          <table:table-cell table:number-columns-repeated="2"/>
          <table:table-cell table:formula="of:=[.K492]-[.J492]" office:value-type="float" office:value="0">
            <text:p>0:00</text:p>
          </table:table-cell>
          <table:table-cell table:style-name="ce26" office:value-type="time" office:time-value="PT06H47M32S">
            <text:p>06:47:32</text:p>
          </table:table-cell>
          <table:table-cell table:style-name="ce49" office:value-type="time" office:time-value="PT19H50M38S">
            <text:p>19:50:38</text:p>
          </table:table-cell>
          <table:table-cell table:formula="of:=[.N492]-[.M492]" office:value-type="float" office:value="0.543819444444445">
            <text:p>13:03:06</text:p>
          </table:table-cell>
          <table:table-cell office:value-type="float" office:value="0.284722222222222">
            <text:p>6:50</text:p>
          </table:table-cell>
          <table:table-cell office:value-type="float" office:value="0.823611111111111">
            <text:p>19:46</text:p>
          </table:table-cell>
          <table:table-cell table:formula="of:=[.Q492]-[.P492]" office:value-type="float" office:value="0.538888888888889">
            <text:p>12:56</text:p>
          </table:table-cell>
          <table:table-cell table:formula="of:=[.V492]-[.R492]" office:value-type="float" office:value="0.00310185185185186">
            <text:p>0:04:28</text:p>
          </table:table-cell>
          <table:table-cell table:style-name="ce26" office:value-type="time" office:time-value="PT06H46M35S">
            <text:p>06:46:35</text:p>
          </table:table-cell>
          <table:table-cell table:style-name="ce49" office:value-type="time" office:time-value="PT19H47M03S">
            <text:p>19:47:03</text:p>
          </table:table-cell>
          <table:table-cell table:formula="of:=[.U492]-[.T492]" office:value-type="float" office:value="0.541990740740741">
            <text:p>13:00:28</text:p>
          </table:table-cell>
          <table:table-cell table:number-columns-repeated="1002"/>
        </table:table-row>
        <table:table-row table:style-name="ro1">
          <table:table-cell table:formula="of:=[.B493]" office:value-type="date" office:date-value="2017-04-03">
            <text:p>Mo, </text:p>
          </table:table-cell>
          <table:table-cell office:value-type="date" office:date-value="2017-04-03">
            <text:p>03.04.2017</text:p>
          </table:table-cell>
          <table:table-cell table:number-columns-repeated="7"/>
          <table:table-cell table:number-columns-repeated="2"/>
          <table:table-cell table:formula="of:=[.K493]-[.J493]" office:value-type="float" office:value="0">
            <text:p>0:00</text:p>
          </table:table-cell>
          <table:table-cell table:style-name="ce26" office:value-type="time" office:time-value="PT06H45M25S">
            <text:p>06:45:25</text:p>
          </table:table-cell>
          <table:table-cell table:style-name="ce49" office:value-type="time" office:time-value="PT19H52M10S">
            <text:p>19:52:10</text:p>
          </table:table-cell>
          <table:table-cell table:formula="of:=[.N493]-[.M493]" office:value-type="float" office:value="0.546354166666667">
            <text:p>13:06:45</text:p>
          </table:table-cell>
          <table:table-cell office:value-type="float" office:value="0.283333333333333">
            <text:p>6:48</text:p>
          </table:table-cell>
          <table:table-cell office:value-type="float" office:value="0.824305555555556">
            <text:p>19:47</text:p>
          </table:table-cell>
          <table:table-cell table:formula="of:=[.Q493]-[.P493]" office:value-type="float" office:value="0.540972222222222">
            <text:p>12:59</text:p>
          </table:table-cell>
          <table:table-cell table:formula="of:=[.V493]-[.R493]" office:value-type="float" office:value="0.00343750000000009">
            <text:p>0:04:57</text:p>
          </table:table-cell>
          <table:table-cell table:style-name="ce26" office:value-type="time" office:time-value="PT06H44M33S">
            <text:p>06:44:33</text:p>
          </table:table-cell>
          <table:table-cell table:style-name="ce49" office:value-type="time" office:time-value="PT19H48M30S">
            <text:p>19:48:30</text:p>
          </table:table-cell>
          <table:table-cell table:formula="of:=[.U493]-[.T493]" office:value-type="float" office:value="0.544409722222222">
            <text:p>13:03:57</text:p>
          </table:table-cell>
          <table:table-cell table:number-columns-repeated="1002"/>
        </table:table-row>
        <table:table-row table:style-name="ro1">
          <table:table-cell table:formula="of:=[.B494]" office:value-type="date" office:date-value="2017-04-04">
            <text:p>Di, </text:p>
          </table:table-cell>
          <table:table-cell office:value-type="date" office:date-value="2017-04-04">
            <text:p>04.04.2017</text:p>
          </table:table-cell>
          <table:table-cell table:number-columns-repeated="7"/>
          <table:table-cell table:number-columns-repeated="2"/>
          <table:table-cell table:formula="of:=[.K494]-[.J494]" office:value-type="float" office:value="0">
            <text:p>0:00</text:p>
          </table:table-cell>
          <table:table-cell table:style-name="ce26" office:value-type="time" office:time-value="PT06H43M18S">
            <text:p>06:43:18</text:p>
          </table:table-cell>
          <table:table-cell table:style-name="ce49" office:value-type="time" office:time-value="PT19H53M42S">
            <text:p>19:53:42</text:p>
          </table:table-cell>
          <table:table-cell table:formula="of:=[.N494]-[.M494]" office:value-type="float" office:value="0.548888888888889">
            <text:p>13:10:24</text:p>
          </table:table-cell>
          <table:table-cell office:value-type="float" office:value="0.281944444444444">
            <text:p>6:46</text:p>
          </table:table-cell>
          <table:table-cell office:value-type="float" office:value="0.825">
            <text:p>19:48</text:p>
          </table:table-cell>
          <table:table-cell table:formula="of:=[.Q494]-[.P494]" office:value-type="float" office:value="0.543055555555556">
            <text:p>13:02</text:p>
          </table:table-cell>
          <table:table-cell table:formula="of:=[.V494]-[.R494]" office:value-type="float" office:value="0.00376157407407396">
            <text:p>0:05:25</text:p>
          </table:table-cell>
          <table:table-cell table:style-name="ce26" office:value-type="time" office:time-value="PT06H42M31S">
            <text:p>06:42:31</text:p>
          </table:table-cell>
          <table:table-cell table:style-name="ce49" office:value-type="time" office:time-value="PT19H49M56S">
            <text:p>19:49:56</text:p>
          </table:table-cell>
          <table:table-cell table:formula="of:=[.U494]-[.T494]" office:value-type="float" office:value="0.54681712962963">
            <text:p>13:07:25</text:p>
          </table:table-cell>
          <table:table-cell table:number-columns-repeated="1002"/>
        </table:table-row>
        <table:table-row table:style-name="ro1">
          <table:table-cell table:formula="of:=[.B495]" office:value-type="date" office:date-value="2017-04-05">
            <text:p>Mi, </text:p>
          </table:table-cell>
          <table:table-cell office:value-type="date" office:date-value="2017-04-05">
            <text:p>05.04.2017</text:p>
          </table:table-cell>
          <table:table-cell table:number-columns-repeated="7"/>
          <table:table-cell table:number-columns-repeated="2"/>
          <table:table-cell table:formula="of:=[.K495]-[.J495]" office:value-type="float" office:value="0">
            <text:p>0:00</text:p>
          </table:table-cell>
          <table:table-cell table:style-name="ce26" office:value-type="time" office:time-value="PT06H41M11S">
            <text:p>06:41:11</text:p>
          </table:table-cell>
          <table:table-cell table:style-name="ce49" office:value-type="time" office:time-value="PT19H55M14S">
            <text:p>19:55:14</text:p>
          </table:table-cell>
          <table:table-cell table:formula="of:=[.N495]-[.M495]" office:value-type="float" office:value="0.551423611111111">
            <text:p>13:14:03</text:p>
          </table:table-cell>
          <table:table-cell office:value-type="float" office:value="0.280555555555556">
            <text:p>6:44</text:p>
          </table:table-cell>
          <table:table-cell office:value-type="float" office:value="0.826388888888889">
            <text:p>19:50</text:p>
          </table:table-cell>
          <table:table-cell table:formula="of:=[.Q495]-[.P495]" office:value-type="float" office:value="0.545833333333333">
            <text:p>13:06</text:p>
          </table:table-cell>
          <table:table-cell table:formula="of:=[.V495]-[.R495]" office:value-type="float" office:value="0.00339120370370383">
            <text:p>0:04:53</text:p>
          </table:table-cell>
          <table:table-cell table:style-name="ce26" office:value-type="time" office:time-value="PT06H40M30S">
            <text:p>06:40:30</text:p>
          </table:table-cell>
          <table:table-cell table:style-name="ce49" office:value-type="time" office:time-value="PT19H51M23S">
            <text:p>19:51:23</text:p>
          </table:table-cell>
          <table:table-cell table:formula="of:=[.U495]-[.T495]" office:value-type="float" office:value="0.549224537037037">
            <text:p>13:10:53</text:p>
          </table:table-cell>
          <table:table-cell table:number-columns-repeated="1002"/>
        </table:table-row>
        <table:table-row table:style-name="ro1">
          <table:table-cell table:formula="of:=[.B496]" office:value-type="date" office:date-value="2017-04-06">
            <text:p>Do, </text:p>
          </table:table-cell>
          <table:table-cell office:value-type="date" office:date-value="2017-04-06">
            <text:p>06.04.2017</text:p>
          </table:table-cell>
          <table:table-cell table:number-columns-repeated="7"/>
          <table:table-cell table:number-columns-repeated="2"/>
          <table:table-cell table:formula="of:=[.K496]-[.J496]" office:value-type="float" office:value="0">
            <text:p>0:00</text:p>
          </table:table-cell>
          <table:table-cell table:style-name="ce26" office:value-type="time" office:time-value="PT06H39M05S">
            <text:p>06:39:05</text:p>
          </table:table-cell>
          <table:table-cell table:style-name="ce49" office:value-type="time" office:time-value="PT19H56M46S">
            <text:p>19:56:46</text:p>
          </table:table-cell>
          <table:table-cell table:formula="of:=[.N496]-[.M496]" office:value-type="float" office:value="0.553946759259259">
            <text:p>13:17:41</text:p>
          </table:table-cell>
          <table:table-cell office:value-type="float" office:value="0.279166666666667">
            <text:p>6:42</text:p>
          </table:table-cell>
          <table:table-cell office:value-type="float" office:value="0.827083333333333">
            <text:p>19:51</text:p>
          </table:table-cell>
          <table:table-cell table:formula="of:=[.Q496]-[.P496]" office:value-type="float" office:value="0.547916666666667">
            <text:p>13:09</text:p>
          </table:table-cell>
          <table:table-cell table:formula="of:=[.V496]-[.R496]" office:value-type="float" office:value="0.00371527777777769">
            <text:p>0:05:21</text:p>
          </table:table-cell>
          <table:table-cell table:style-name="ce26" office:value-type="time" office:time-value="PT06H38M29S">
            <text:p>06:38:29</text:p>
          </table:table-cell>
          <table:table-cell table:style-name="ce49" office:value-type="time" office:time-value="PT19H52M50S">
            <text:p>19:52:50</text:p>
          </table:table-cell>
          <table:table-cell table:formula="of:=[.U496]-[.T496]" office:value-type="float" office:value="0.551631944444445">
            <text:p>13:14:21</text:p>
          </table:table-cell>
          <table:table-cell table:number-columns-repeated="1002"/>
        </table:table-row>
        <table:table-row table:style-name="ro1">
          <table:table-cell table:formula="of:=[.B497]" office:value-type="date" office:date-value="2017-04-07">
            <text:p>Fr, </text:p>
          </table:table-cell>
          <table:table-cell office:value-type="date" office:date-value="2017-04-07">
            <text:p>07.04.2017</text:p>
          </table:table-cell>
          <table:table-cell table:number-columns-repeated="7"/>
          <table:table-cell table:number-columns-repeated="2"/>
          <table:table-cell table:formula="of:=[.K497]-[.J497]" office:value-type="float" office:value="0">
            <text:p>0:00</text:p>
          </table:table-cell>
          <table:table-cell table:style-name="ce26" office:value-type="time" office:time-value="PT06H37M00S">
            <text:p>06:37:00</text:p>
          </table:table-cell>
          <table:table-cell table:style-name="ce49" office:value-type="time" office:time-value="PT19H58M18S">
            <text:p>19:58:18</text:p>
          </table:table-cell>
          <table:table-cell table:formula="of:=[.N497]-[.M497]" office:value-type="float" office:value="0.556458333333333">
            <text:p>13:21:18</text:p>
          </table:table-cell>
          <table:table-cell office:value-type="float" office:value="0.277777777777778">
            <text:p>6:40</text:p>
          </table:table-cell>
          <table:table-cell office:value-type="float" office:value="0.828472222222222">
            <text:p>19:53</text:p>
          </table:table-cell>
          <table:table-cell table:formula="of:=[.Q497]-[.P497]" office:value-type="float" office:value="0.550694444444444">
            <text:p>13:13</text:p>
          </table:table-cell>
          <table:table-cell table:formula="of:=[.V497]-[.R497]" office:value-type="float" office:value="0.00333333333333341">
            <text:p>0:04:48</text:p>
          </table:table-cell>
          <table:table-cell table:style-name="ce26" office:value-type="time" office:time-value="PT06H36M29S">
            <text:p>06:36:29</text:p>
          </table:table-cell>
          <table:table-cell table:style-name="ce49" office:value-type="time" office:time-value="PT19H54M17S">
            <text:p>19:54:17</text:p>
          </table:table-cell>
          <table:table-cell table:formula="of:=[.U497]-[.T497]" office:value-type="float" office:value="0.554027777777778">
            <text:p>13:17:48</text:p>
          </table:table-cell>
          <table:table-cell table:number-columns-repeated="1002"/>
        </table:table-row>
        <table:table-row table:style-name="ro1">
          <table:table-cell table:formula="of:=[.B498]" office:value-type="date" office:date-value="2017-04-08">
            <text:p>Sa, </text:p>
          </table:table-cell>
          <table:table-cell office:value-type="date" office:date-value="2017-04-08">
            <text:p>08.04.2017</text:p>
          </table:table-cell>
          <table:table-cell table:number-columns-repeated="7"/>
          <table:table-cell table:number-columns-repeated="2"/>
          <table:table-cell table:formula="of:=[.K498]-[.J498]" office:value-type="float" office:value="0">
            <text:p>0:00</text:p>
          </table:table-cell>
          <table:table-cell table:style-name="ce26" office:value-type="time" office:time-value="PT06H34M55S">
            <text:p>06:34:55</text:p>
          </table:table-cell>
          <table:table-cell table:style-name="ce49" office:value-type="time" office:time-value="PT19H59M50S">
            <text:p>19:59:50</text:p>
          </table:table-cell>
          <table:table-cell table:formula="of:=[.N498]-[.M498]" office:value-type="float" office:value="0.558969907407407">
            <text:p>13:24:55</text:p>
          </table:table-cell>
          <table:table-cell office:value-type="float" office:value="0.276388888888889">
            <text:p>6:38</text:p>
          </table:table-cell>
          <table:table-cell office:value-type="float" office:value="0.829166666666667">
            <text:p>19:54</text:p>
          </table:table-cell>
          <table:table-cell table:formula="of:=[.Q498]-[.P498]" office:value-type="float" office:value="0.552777777777778">
            <text:p>13:16</text:p>
          </table:table-cell>
          <table:table-cell table:formula="of:=[.V498]-[.R498]" office:value-type="float" office:value="0.00364583333333313">
            <text:p>0:05:15</text:p>
          </table:table-cell>
          <table:table-cell table:style-name="ce26" office:value-type="time" office:time-value="PT06H34M29S">
            <text:p>06:34:29</text:p>
          </table:table-cell>
          <table:table-cell table:style-name="ce49" office:value-type="time" office:time-value="PT19H55M44S">
            <text:p>19:55:44</text:p>
          </table:table-cell>
          <table:table-cell table:formula="of:=[.U498]-[.T498]" office:value-type="float" office:value="0.556423611111111">
            <text:p>13:21:15</text:p>
          </table:table-cell>
          <table:table-cell table:number-columns-repeated="1002"/>
        </table:table-row>
        <table:table-row table:style-name="ro1">
          <table:table-cell table:formula="of:=[.B499]" office:value-type="date" office:date-value="2017-04-09">
            <text:p>So, </text:p>
          </table:table-cell>
          <table:table-cell office:value-type="date" office:date-value="2017-04-09">
            <text:p>09.04.2017</text:p>
          </table:table-cell>
          <table:table-cell table:number-columns-repeated="7"/>
          <table:table-cell table:number-columns-repeated="2"/>
          <table:table-cell table:formula="of:=[.K499]-[.J499]" office:value-type="float" office:value="0">
            <text:p>0:00</text:p>
          </table:table-cell>
          <table:table-cell table:style-name="ce26" office:value-type="time" office:time-value="PT06H32M50S">
            <text:p>06:32:50</text:p>
          </table:table-cell>
          <table:table-cell table:style-name="ce49" office:value-type="time" office:time-value="PT20H01M23S">
            <text:p>20:01:23</text:p>
          </table:table-cell>
          <table:table-cell table:formula="of:=[.N499]-[.M499]" office:value-type="float" office:value="0.561493055555556">
            <text:p>13:28:33</text:p>
          </table:table-cell>
          <table:table-cell office:value-type="float" office:value="0.275">
            <text:p>6:36</text:p>
          </table:table-cell>
          <table:table-cell office:value-type="float" office:value="0.830555555555556">
            <text:p>19:56</text:p>
          </table:table-cell>
          <table:table-cell table:formula="of:=[.Q499]-[.P499]" office:value-type="float" office:value="0.555555555555556">
            <text:p>13:20</text:p>
          </table:table-cell>
          <table:table-cell table:formula="of:=[.V499]-[.R499]" office:value-type="float" office:value="0.00326388888888873">
            <text:p>0:04:42</text:p>
          </table:table-cell>
          <table:table-cell table:style-name="ce26" office:value-type="time" office:time-value="PT06H32M29S">
            <text:p>06:32:29</text:p>
          </table:table-cell>
          <table:table-cell table:style-name="ce49" office:value-type="time" office:time-value="PT19H57M11S">
            <text:p>19:57:11</text:p>
          </table:table-cell>
          <table:table-cell table:formula="of:=[.U499]-[.T499]" office:value-type="float" office:value="0.558819444444444">
            <text:p>13:24:42</text:p>
          </table:table-cell>
          <table:table-cell table:number-columns-repeated="1002"/>
        </table:table-row>
        <table:table-row table:style-name="ro1">
          <table:table-cell table:formula="of:=[.B500]" office:value-type="date" office:date-value="2017-04-10">
            <text:p>Mo, </text:p>
          </table:table-cell>
          <table:table-cell office:value-type="date" office:date-value="2017-04-10">
            <text:p>10.04.2017</text:p>
          </table:table-cell>
          <table:table-cell table:number-columns-repeated="7"/>
          <table:table-cell table:number-columns-repeated="2"/>
          <table:table-cell table:formula="of:=[.K500]-[.J500]" office:value-type="float" office:value="0">
            <text:p>0:00</text:p>
          </table:table-cell>
          <table:table-cell table:style-name="ce26" office:value-type="time" office:time-value="PT06H30M46S">
            <text:p>06:30:46</text:p>
          </table:table-cell>
          <table:table-cell table:style-name="ce49" office:value-type="time" office:time-value="PT20H02M55S">
            <text:p>20:02:55</text:p>
          </table:table-cell>
          <table:table-cell table:formula="of:=[.N500]-[.M500]" office:value-type="float" office:value="0.563993055555556">
            <text:p>13:32:09</text:p>
          </table:table-cell>
          <table:table-cell office:value-type="float" office:value="0.273611111111111">
            <text:p>6:34</text:p>
          </table:table-cell>
          <table:table-cell office:value-type="float" office:value="0.83125">
            <text:p>19:57</text:p>
          </table:table-cell>
          <table:table-cell table:formula="of:=[.Q500]-[.P500]" office:value-type="float" office:value="0.557638888888889">
            <text:p>13:23</text:p>
          </table:table-cell>
          <table:table-cell table:formula="of:=[.V500]-[.R500]" office:value-type="float" office:value="0.00355324074074081">
            <text:p>0:05:07</text:p>
          </table:table-cell>
          <table:table-cell table:style-name="ce26" office:value-type="time" office:time-value="PT06H30M31S">
            <text:p>06:30:31</text:p>
          </table:table-cell>
          <table:table-cell table:style-name="ce49" office:value-type="time" office:time-value="PT19H58M38S">
            <text:p>19:58:38</text:p>
          </table:table-cell>
          <table:table-cell table:formula="of:=[.U500]-[.T500]" office:value-type="float" office:value="0.56119212962963">
            <text:p>13:28:07</text:p>
          </table:table-cell>
          <table:table-cell table:number-columns-repeated="1002"/>
        </table:table-row>
        <table:table-row table:style-name="ro1">
          <table:table-cell table:formula="of:=[.B501]" office:value-type="date" office:date-value="2017-04-11">
            <text:p>Di, </text:p>
          </table:table-cell>
          <table:table-cell office:value-type="date" office:date-value="2017-04-11">
            <text:p>11.04.2017</text:p>
          </table:table-cell>
          <table:table-cell table:number-columns-repeated="7"/>
          <table:table-cell table:number-columns-repeated="2"/>
          <table:table-cell table:formula="of:=[.K501]-[.J501]" office:value-type="float" office:value="0">
            <text:p>0:00</text:p>
          </table:table-cell>
          <table:table-cell table:style-name="ce26" office:value-type="time" office:time-value="PT06H28M43S">
            <text:p>06:28:43</text:p>
          </table:table-cell>
          <table:table-cell table:style-name="ce49" office:value-type="time" office:time-value="PT20H04M27S">
            <text:p>20:04:27</text:p>
          </table:table-cell>
          <table:table-cell table:formula="of:=[.N501]-[.M501]" office:value-type="float" office:value="0.566481481481481">
            <text:p>13:35:44</text:p>
          </table:table-cell>
          <table:table-cell office:value-type="float" office:value="0.272222222222222">
            <text:p>6:32</text:p>
          </table:table-cell>
          <table:table-cell office:value-type="float" office:value="0.832638888888889">
            <text:p>19:59</text:p>
          </table:table-cell>
          <table:table-cell table:formula="of:=[.Q501]-[.P501]" office:value-type="float" office:value="0.560416666666667">
            <text:p>13:27</text:p>
          </table:table-cell>
          <table:table-cell table:formula="of:=[.V501]-[.R501]" office:value-type="float" office:value="0.00315972222222227">
            <text:p>0:04:33</text:p>
          </table:table-cell>
          <table:table-cell table:style-name="ce26" office:value-type="time" office:time-value="PT06H28M32S">
            <text:p>06:28:32</text:p>
          </table:table-cell>
          <table:table-cell table:style-name="ce49" office:value-type="time" office:time-value="PT20H00M05S">
            <text:p>20:00:05</text:p>
          </table:table-cell>
          <table:table-cell table:formula="of:=[.U501]-[.T501]" office:value-type="float" office:value="0.563576388888889">
            <text:p>13:31:33</text:p>
          </table:table-cell>
          <table:table-cell table:number-columns-repeated="1002"/>
        </table:table-row>
        <table:table-row table:style-name="ro1">
          <table:table-cell table:formula="of:=[.B502]" office:value-type="date" office:date-value="2017-04-12">
            <text:p>Mi, </text:p>
          </table:table-cell>
          <table:table-cell office:value-type="date" office:date-value="2017-04-12">
            <text:p>12.04.2017</text:p>
          </table:table-cell>
          <table:table-cell table:number-columns-repeated="7"/>
          <table:table-cell table:number-columns-repeated="2"/>
          <table:table-cell table:formula="of:=[.K502]-[.J502]" office:value-type="float" office:value="0">
            <text:p>0:00</text:p>
          </table:table-cell>
          <table:table-cell table:style-name="ce26" office:value-type="time" office:time-value="PT06H26M40S">
            <text:p>06:26:40</text:p>
          </table:table-cell>
          <table:table-cell table:style-name="ce49" office:value-type="time" office:time-value="PT20H05M59S">
            <text:p>20:05:59</text:p>
          </table:table-cell>
          <table:table-cell table:formula="of:=[.N502]-[.M502]" office:value-type="float" office:value="0.568969907407408">
            <text:p>13:39:19</text:p>
          </table:table-cell>
          <table:table-cell office:value-type="float" office:value="0.270833333333333">
            <text:p>6:30</text:p>
          </table:table-cell>
          <table:table-cell office:value-type="float" office:value="0.833333333333333">
            <text:p>20:00</text:p>
          </table:table-cell>
          <table:table-cell table:formula="of:=[.Q502]-[.P502]" office:value-type="float" office:value="0.5625">
            <text:p>13:30</text:p>
          </table:table-cell>
          <table:table-cell table:formula="of:=[.V502]-[.R502]" office:value-type="float" office:value="0.00344907407407402">
            <text:p>0:04:58</text:p>
          </table:table-cell>
          <table:table-cell table:style-name="ce26" office:value-type="time" office:time-value="PT06H26M34S">
            <text:p>06:26:34</text:p>
          </table:table-cell>
          <table:table-cell table:style-name="ce49" office:value-type="time" office:time-value="PT20H01M32S">
            <text:p>20:01:32</text:p>
          </table:table-cell>
          <table:table-cell table:formula="of:=[.U502]-[.T502]" office:value-type="float" office:value="0.565949074074074">
            <text:p>13:34:58</text:p>
          </table:table-cell>
          <table:table-cell table:number-columns-repeated="1002"/>
        </table:table-row>
        <table:table-row table:style-name="ro1">
          <table:table-cell table:formula="of:=[.B503]" office:value-type="date" office:date-value="2017-04-13">
            <text:p>Do, </text:p>
          </table:table-cell>
          <table:table-cell office:value-type="date" office:date-value="2017-04-13">
            <text:p>13.04.2017</text:p>
          </table:table-cell>
          <table:table-cell table:number-columns-repeated="7"/>
          <table:table-cell table:number-columns-repeated="2"/>
          <table:table-cell table:formula="of:=[.K503]-[.J503]" office:value-type="float" office:value="0">
            <text:p>0:00</text:p>
          </table:table-cell>
          <table:table-cell table:style-name="ce26" office:value-type="time" office:time-value="PT06H24M38S">
            <text:p>06:24:38</text:p>
          </table:table-cell>
          <table:table-cell table:style-name="ce49" office:value-type="time" office:time-value="PT20H07M31S">
            <text:p>20:07:31</text:p>
          </table:table-cell>
          <table:table-cell table:formula="of:=[.N503]-[.M503]" office:value-type="float" office:value="0.571446759259259">
            <text:p>13:42:53</text:p>
          </table:table-cell>
          <table:table-cell office:value-type="float" office:value="0.269444444444444">
            <text:p>6:28</text:p>
          </table:table-cell>
          <table:table-cell office:value-type="float" office:value="0.834027777777778">
            <text:p>20:01</text:p>
          </table:table-cell>
          <table:table-cell table:formula="of:=[.Q503]-[.P503]" office:value-type="float" office:value="0.564583333333333">
            <text:p>13:33</text:p>
          </table:table-cell>
          <table:table-cell table:formula="of:=[.V503]-[.R503]" office:value-type="float" office:value="0.00372685185185184">
            <text:p>0:05:22</text:p>
          </table:table-cell>
          <table:table-cell table:style-name="ce26" office:value-type="time" office:time-value="PT06H24M37S">
            <text:p>06:24:37</text:p>
          </table:table-cell>
          <table:table-cell table:style-name="ce49" office:value-type="time" office:time-value="PT20H02M59S">
            <text:p>20:02:59</text:p>
          </table:table-cell>
          <table:table-cell table:formula="of:=[.U503]-[.T503]" office:value-type="float" office:value="0.568310185185185">
            <text:p>13:38:22</text:p>
          </table:table-cell>
          <table:table-cell table:number-columns-repeated="1002"/>
        </table:table-row>
        <table:table-row table:style-name="ro1">
          <table:table-cell table:formula="of:=[.B504]" office:value-type="date" office:date-value="2017-04-14">
            <text:p>Fr, </text:p>
          </table:table-cell>
          <table:table-cell office:value-type="date" office:date-value="2017-04-14">
            <text:p>14.04.2017</text:p>
          </table:table-cell>
          <table:table-cell table:number-columns-repeated="7"/>
          <table:table-cell table:number-columns-repeated="2"/>
          <table:table-cell table:formula="of:=[.K504]-[.J504]" office:value-type="float" office:value="0">
            <text:p>0:00</text:p>
          </table:table-cell>
          <table:table-cell table:style-name="ce26" office:value-type="time" office:time-value="PT06H22M36S">
            <text:p>06:22:36</text:p>
          </table:table-cell>
          <table:table-cell table:style-name="ce49" office:value-type="time" office:time-value="PT20H09M03S">
            <text:p>20:09:03</text:p>
          </table:table-cell>
          <table:table-cell table:formula="of:=[.N504]-[.M504]" office:value-type="float" office:value="0.573923611111111">
            <text:p>13:46:27</text:p>
          </table:table-cell>
          <table:table-cell office:value-type="float" office:value="0.268055555555556">
            <text:p>6:26</text:p>
          </table:table-cell>
          <table:table-cell office:value-type="float" office:value="0.835416666666667">
            <text:p>20:03</text:p>
          </table:table-cell>
          <table:table-cell table:formula="of:=[.Q504]-[.P504]" office:value-type="float" office:value="0.567361111111111">
            <text:p>13:37</text:p>
          </table:table-cell>
          <table:table-cell table:formula="of:=[.V504]-[.R504]" office:value-type="float" office:value="0.00328703703703714">
            <text:p>0:04:44</text:p>
          </table:table-cell>
          <table:table-cell table:style-name="ce26" office:value-type="time" office:time-value="PT06H22M41S">
            <text:p>06:22:41</text:p>
          </table:table-cell>
          <table:table-cell table:style-name="ce49" office:value-type="time" office:time-value="PT20H04M25S">
            <text:p>20:04:25</text:p>
          </table:table-cell>
          <table:table-cell table:formula="of:=[.U504]-[.T504]" office:value-type="float" office:value="0.570648148148148">
            <text:p>13:41:44</text:p>
          </table:table-cell>
          <table:table-cell table:number-columns-repeated="1002"/>
        </table:table-row>
        <table:table-row table:style-name="ro1">
          <table:table-cell table:formula="of:=[.B505]" office:value-type="date" office:date-value="2017-04-15">
            <text:p>Sa, </text:p>
          </table:table-cell>
          <table:table-cell office:value-type="date" office:date-value="2017-04-15">
            <text:p>15.04.2017</text:p>
          </table:table-cell>
          <table:table-cell table:number-columns-repeated="7"/>
          <table:table-cell table:number-columns-repeated="2"/>
          <table:table-cell table:formula="of:=[.K505]-[.J505]" office:value-type="float" office:value="0">
            <text:p>0:00</text:p>
          </table:table-cell>
          <table:table-cell table:style-name="ce26" office:value-type="time" office:time-value="PT06H20M35S">
            <text:p>06:20:35</text:p>
          </table:table-cell>
          <table:table-cell table:style-name="ce49" office:value-type="time" office:time-value="PT20H10M35S">
            <text:p>20:10:35</text:p>
          </table:table-cell>
          <table:table-cell table:formula="of:=[.N505]-[.M505]" office:value-type="float" office:value="0.576388888888889">
            <text:p>13:50:00</text:p>
          </table:table-cell>
          <table:table-cell office:value-type="float" office:value="0.266666666666667">
            <text:p>6:24</text:p>
          </table:table-cell>
          <table:table-cell office:value-type="float" office:value="0.836111111111111">
            <text:p>20:04</text:p>
          </table:table-cell>
          <table:table-cell table:formula="of:=[.Q505]-[.P505]" office:value-type="float" office:value="0.569444444444444">
            <text:p>13:40</text:p>
          </table:table-cell>
          <table:table-cell table:formula="of:=[.V505]-[.R505]" office:value-type="float" office:value="0.00355324074074104">
            <text:p>0:05:07</text:p>
          </table:table-cell>
          <table:table-cell table:style-name="ce26" office:value-type="time" office:time-value="PT06H20M45S">
            <text:p>06:20:45</text:p>
          </table:table-cell>
          <table:table-cell table:style-name="ce49" office:value-type="time" office:time-value="PT20H05M52S">
            <text:p>20:05:52</text:p>
          </table:table-cell>
          <table:table-cell table:formula="of:=[.U505]-[.T505]" office:value-type="float" office:value="0.572997685185185">
            <text:p>13:45:07</text:p>
          </table:table-cell>
          <table:table-cell table:number-columns-repeated="1002"/>
        </table:table-row>
        <table:table-row table:style-name="ro1">
          <table:table-cell table:formula="of:=[.B506]" office:value-type="date" office:date-value="2017-04-16">
            <text:p>So, </text:p>
          </table:table-cell>
          <table:table-cell office:value-type="date" office:date-value="2017-04-16">
            <text:p>16.04.2017</text:p>
          </table:table-cell>
          <table:table-cell table:number-columns-repeated="7"/>
          <table:table-cell table:number-columns-repeated="2"/>
          <table:table-cell table:formula="of:=[.K506]-[.J506]" office:value-type="float" office:value="0">
            <text:p>0:00</text:p>
          </table:table-cell>
          <table:table-cell table:style-name="ce26" office:value-type="time" office:time-value="PT06H18M35S">
            <text:p>06:18:35</text:p>
          </table:table-cell>
          <table:table-cell table:style-name="ce49" office:value-type="time" office:time-value="PT20H12M07S">
            <text:p>20:12:07</text:p>
          </table:table-cell>
          <table:table-cell table:formula="of:=[.N506]-[.M506]" office:value-type="float" office:value="0.578842592592593">
            <text:p>13:53:32</text:p>
          </table:table-cell>
          <table:table-cell office:value-type="float" office:value="0.265277777777778">
            <text:p>6:22</text:p>
          </table:table-cell>
          <table:table-cell office:value-type="float" office:value="0.8375">
            <text:p>20:06</text:p>
          </table:table-cell>
          <table:table-cell table:formula="of:=[.Q506]-[.P506]" office:value-type="float" office:value="0.572222222222222">
            <text:p>13:44</text:p>
          </table:table-cell>
          <table:table-cell table:formula="of:=[.V506]-[.R506]" office:value-type="float" office:value="0.00311342592592601">
            <text:p>0:04:29</text:p>
          </table:table-cell>
          <table:table-cell table:style-name="ce26" office:value-type="time" office:time-value="PT06H18M50S">
            <text:p>06:18:50</text:p>
          </table:table-cell>
          <table:table-cell table:style-name="ce49" office:value-type="time" office:time-value="PT20H07M19S">
            <text:p>20:07:19</text:p>
          </table:table-cell>
          <table:table-cell table:formula="of:=[.U506]-[.T506]" office:value-type="float" office:value="0.575335648148148">
            <text:p>13:48:29</text:p>
          </table:table-cell>
          <table:table-cell table:number-columns-repeated="1002"/>
        </table:table-row>
        <table:table-row table:style-name="ro1">
          <table:table-cell table:formula="of:=[.B507]" office:value-type="date" office:date-value="2017-04-17">
            <text:p>Mo, </text:p>
          </table:table-cell>
          <table:table-cell office:value-type="date" office:date-value="2017-04-17">
            <text:p>17.04.2017</text:p>
          </table:table-cell>
          <table:table-cell table:number-columns-repeated="7"/>
          <table:table-cell table:number-columns-repeated="2"/>
          <table:table-cell table:formula="of:=[.K507]-[.J507]" office:value-type="float" office:value="0">
            <text:p>0:00</text:p>
          </table:table-cell>
          <table:table-cell table:style-name="ce26" office:value-type="time" office:time-value="PT06H16M36S">
            <text:p>06:16:36</text:p>
          </table:table-cell>
          <table:table-cell table:style-name="ce49" office:value-type="time" office:time-value="PT20H13M39S">
            <text:p>20:13:39</text:p>
          </table:table-cell>
          <table:table-cell table:formula="of:=[.N507]-[.M507]" office:value-type="float" office:value="0.581284722222222">
            <text:p>13:57:03</text:p>
          </table:table-cell>
          <table:table-cell office:value-type="float" office:value="0.263888888888889">
            <text:p>6:20</text:p>
          </table:table-cell>
          <table:table-cell office:value-type="float" office:value="0.838194444444444">
            <text:p>20:07</text:p>
          </table:table-cell>
          <table:table-cell table:formula="of:=[.Q507]-[.P507]" office:value-type="float" office:value="0.574305555555556">
            <text:p>13:47</text:p>
          </table:table-cell>
          <table:table-cell table:formula="of:=[.V507]-[.R507]" office:value-type="float" office:value="0.00335648148148138">
            <text:p>0:04:50</text:p>
          </table:table-cell>
          <table:table-cell table:style-name="ce26" office:value-type="time" office:time-value="PT06H16M56S">
            <text:p>06:16:56</text:p>
          </table:table-cell>
          <table:table-cell table:style-name="ce49" office:value-type="time" office:time-value="PT20H08M46S">
            <text:p>20:08:46</text:p>
          </table:table-cell>
          <table:table-cell table:formula="of:=[.U507]-[.T507]" office:value-type="float" office:value="0.577662037037037">
            <text:p>13:51:50</text:p>
          </table:table-cell>
          <table:table-cell table:number-columns-repeated="1002"/>
        </table:table-row>
        <table:table-row table:style-name="ro1">
          <table:table-cell table:formula="of:=[.B508]" office:value-type="date" office:date-value="2017-04-18">
            <text:p>Di, </text:p>
          </table:table-cell>
          <table:table-cell office:value-type="date" office:date-value="2017-04-18">
            <text:p>18.04.2017</text:p>
          </table:table-cell>
          <table:table-cell table:number-columns-repeated="7"/>
          <table:table-cell table:number-columns-repeated="2"/>
          <table:table-cell table:formula="of:=[.K508]-[.J508]" office:value-type="float" office:value="0">
            <text:p>0:00</text:p>
          </table:table-cell>
          <table:table-cell table:style-name="ce26" office:value-type="time" office:time-value="PT06H14M37S">
            <text:p>06:14:37</text:p>
          </table:table-cell>
          <table:table-cell table:style-name="ce49" office:value-type="time" office:time-value="PT20H15M10S">
            <text:p>20:15:10</text:p>
          </table:table-cell>
          <table:table-cell table:formula="of:=[.N508]-[.M508]" office:value-type="float" office:value="0.583715277777778">
            <text:p>14:00:33</text:p>
          </table:table-cell>
          <table:table-cell office:value-type="float" office:value="0.2625">
            <text:p>6:18</text:p>
          </table:table-cell>
          <table:table-cell office:value-type="float" office:value="0.839583333333333">
            <text:p>20:09</text:p>
          </table:table-cell>
          <table:table-cell table:formula="of:=[.Q508]-[.P508]" office:value-type="float" office:value="0.577083333333333">
            <text:p>13:51</text:p>
          </table:table-cell>
          <table:table-cell table:formula="of:=[.V508]-[.R508]" office:value-type="float" office:value="0.0028935185185186">
            <text:p>0:04:10</text:p>
          </table:table-cell>
          <table:table-cell table:style-name="ce26" office:value-type="time" office:time-value="PT06H15M03S">
            <text:p>06:15:03</text:p>
          </table:table-cell>
          <table:table-cell table:style-name="ce49" office:value-type="time" office:time-value="PT20H10M13S">
            <text:p>20:10:13</text:p>
          </table:table-cell>
          <table:table-cell table:formula="of:=[.U508]-[.T508]" office:value-type="float" office:value="0.579976851851852">
            <text:p>13:55:10</text:p>
          </table:table-cell>
          <table:table-cell office:value-type="string">
            <text:p>Mobil+Bettfilter gewechselt (auch Grobfilter)</text:p>
          </table:table-cell>
          <table:table-cell table:number-columns-repeated="1001"/>
        </table:table-row>
        <table:table-row table:style-name="ro1">
          <table:table-cell table:formula="of:=[.B509]" office:value-type="date" office:date-value="2017-04-19">
            <text:p>Mi, </text:p>
          </table:table-cell>
          <table:table-cell office:value-type="date" office:date-value="2017-04-19">
            <text:p>19.04.2017</text:p>
          </table:table-cell>
          <table:table-cell table:number-columns-repeated="7"/>
          <table:table-cell table:number-columns-repeated="2"/>
          <table:table-cell table:formula="of:=[.K509]-[.J509]" office:value-type="float" office:value="0">
            <text:p>0:00</text:p>
          </table:table-cell>
          <table:table-cell table:style-name="ce26" office:value-type="time" office:time-value="PT06H12M40S">
            <text:p>06:12:40</text:p>
          </table:table-cell>
          <table:table-cell table:style-name="ce49" office:value-type="time" office:time-value="PT20H16M42S">
            <text:p>20:16:42</text:p>
          </table:table-cell>
          <table:table-cell table:formula="of:=[.N509]-[.M509]" office:value-type="float" office:value="0.586134259259259">
            <text:p>14:04:02</text:p>
          </table:table-cell>
          <table:table-cell office:value-type="float" office:value="0.261805555555556">
            <text:p>6:17</text:p>
          </table:table-cell>
          <table:table-cell office:value-type="float" office:value="0.840277777777778">
            <text:p>20:10</text:p>
          </table:table-cell>
          <table:table-cell table:formula="of:=[.Q509]-[.P509]" office:value-type="float" office:value="0.578472222222222">
            <text:p>13:53</text:p>
          </table:table-cell>
          <table:table-cell table:formula="of:=[.V509]-[.R509]" office:value-type="float" office:value="0.00381944444444426">
            <text:p>0:05:30</text:p>
          </table:table-cell>
          <table:table-cell table:style-name="ce26" office:value-type="time" office:time-value="PT06H13M10S">
            <text:p>06:13:10</text:p>
          </table:table-cell>
          <table:table-cell table:style-name="ce49" office:value-type="time" office:time-value="PT20H11M40S">
            <text:p>20:11:40</text:p>
          </table:table-cell>
          <table:table-cell table:formula="of:=[.U509]-[.T509]" office:value-type="float" office:value="0.582291666666667">
            <text:p>13:58:30</text:p>
          </table:table-cell>
          <table:table-cell table:number-columns-repeated="1002"/>
        </table:table-row>
        <table:table-row table:style-name="ro1">
          <table:table-cell table:formula="of:=[.B510]" office:value-type="date" office:date-value="2017-04-20">
            <text:p>Do, </text:p>
          </table:table-cell>
          <table:table-cell office:value-type="date" office:date-value="2017-04-20">
            <text:p>20.04.2017</text:p>
          </table:table-cell>
          <table:table-cell table:number-columns-repeated="7"/>
          <table:table-cell table:number-columns-repeated="2"/>
          <table:table-cell table:formula="of:=[.K510]-[.J510]" office:value-type="float" office:value="0">
            <text:p>0:00</text:p>
          </table:table-cell>
          <table:table-cell table:style-name="ce26" office:value-type="time" office:time-value="PT06H10M43S">
            <text:p>06:10:43</text:p>
          </table:table-cell>
          <table:table-cell table:style-name="ce49" office:value-type="time" office:time-value="PT20H18M14S">
            <text:p>20:18:14</text:p>
          </table:table-cell>
          <table:table-cell table:formula="of:=[.N510]-[.M510]" office:value-type="float" office:value="0.588553240740741">
            <text:p>14:07:31</text:p>
          </table:table-cell>
          <table:table-cell office:value-type="float" office:value="0.260416666666667">
            <text:p>6:15</text:p>
          </table:table-cell>
          <table:table-cell office:value-type="float" office:value="0.841666666666667">
            <text:p>20:12</text:p>
          </table:table-cell>
          <table:table-cell table:formula="of:=[.Q510]-[.P510]" office:value-type="float" office:value="0.58125">
            <text:p>13:57</text:p>
          </table:table-cell>
          <table:table-cell table:formula="of:=[.V510]-[.R510]" office:value-type="float" office:value="0.00332175925925915">
            <text:p>0:04:47</text:p>
          </table:table-cell>
          <table:table-cell table:style-name="ce26" office:value-type="time" office:time-value="PT06H11M19S">
            <text:p>06:11:19</text:p>
          </table:table-cell>
          <table:table-cell table:style-name="ce49" office:value-type="time" office:time-value="PT20H13M06S">
            <text:p>20:13:06</text:p>
          </table:table-cell>
          <table:table-cell table:formula="of:=[.U510]-[.T510]" office:value-type="float" office:value="0.584571759259259">
            <text:p>14:01:47</text:p>
          </table:table-cell>
          <table:table-cell table:number-columns-repeated="1002"/>
        </table:table-row>
        <table:table-row table:style-name="ro1">
          <table:table-cell table:formula="of:=[.B511]" office:value-type="date" office:date-value="2017-04-21">
            <text:p>Fr, </text:p>
          </table:table-cell>
          <table:table-cell office:value-type="date" office:date-value="2017-04-21">
            <text:p>21.04.2017</text:p>
          </table:table-cell>
          <table:table-cell table:number-columns-repeated="7"/>
          <table:table-cell table:number-columns-repeated="2"/>
          <table:table-cell table:formula="of:=[.K511]-[.J511]" office:value-type="float" office:value="0">
            <text:p>0:00</text:p>
          </table:table-cell>
          <table:table-cell table:style-name="ce26" office:value-type="time" office:time-value="PT06H08M47S">
            <text:p>06:08:47</text:p>
          </table:table-cell>
          <table:table-cell table:style-name="ce49" office:value-type="time" office:time-value="PT20H19M46S">
            <text:p>20:19:46</text:p>
          </table:table-cell>
          <table:table-cell table:formula="of:=[.N511]-[.M511]" office:value-type="float" office:value="0.590960648148148">
            <text:p>14:10:59</text:p>
          </table:table-cell>
          <table:table-cell office:value-type="float" office:value="0.259027777777778">
            <text:p>6:13</text:p>
          </table:table-cell>
          <table:table-cell office:value-type="float" office:value="0.842361111111111">
            <text:p>20:13</text:p>
          </table:table-cell>
          <table:table-cell table:formula="of:=[.Q511]-[.P511]" office:value-type="float" office:value="0.583333333333333">
            <text:p>14:00</text:p>
          </table:table-cell>
          <table:table-cell table:formula="of:=[.V511]-[.R511]" office:value-type="float" office:value="0.00353009259259252">
            <text:p>0:05:05</text:p>
          </table:table-cell>
          <table:table-cell table:style-name="ce26" office:value-type="time" office:time-value="PT06H09M28S">
            <text:p>06:09:28</text:p>
          </table:table-cell>
          <table:table-cell table:style-name="ce49" office:value-type="time" office:time-value="PT20H14M33S">
            <text:p>20:14:33</text:p>
          </table:table-cell>
          <table:table-cell table:formula="of:=[.U511]-[.T511]" office:value-type="float" office:value="0.586863425925926">
            <text:p>14:05:05</text:p>
          </table:table-cell>
          <table:table-cell table:number-columns-repeated="1002"/>
        </table:table-row>
        <table:table-row table:style-name="ro1">
          <table:table-cell table:formula="of:=[.B512]" office:value-type="date" office:date-value="2017-04-22">
            <text:p>Sa, </text:p>
          </table:table-cell>
          <table:table-cell office:value-type="date" office:date-value="2017-04-22">
            <text:p>22.04.2017</text:p>
          </table:table-cell>
          <table:table-cell table:number-columns-repeated="7"/>
          <table:table-cell table:number-columns-repeated="2"/>
          <table:table-cell table:formula="of:=[.K512]-[.J512]" office:value-type="float" office:value="0">
            <text:p>0:00</text:p>
          </table:table-cell>
          <table:table-cell table:style-name="ce26" office:value-type="time" office:time-value="PT06H06M52S">
            <text:p>06:06:52</text:p>
          </table:table-cell>
          <table:table-cell table:style-name="ce49" office:value-type="time" office:time-value="PT20H21M18S">
            <text:p>20:21:18</text:p>
          </table:table-cell>
          <table:table-cell table:formula="of:=[.N512]-[.M512]" office:value-type="float" office:value="0.593356481481482">
            <text:p>14:14:26</text:p>
          </table:table-cell>
          <table:table-cell office:value-type="float" office:value="0.257638888888889">
            <text:p>6:11</text:p>
          </table:table-cell>
          <table:table-cell office:value-type="float" office:value="0.843055555555556">
            <text:p>20:14</text:p>
          </table:table-cell>
          <table:table-cell table:formula="of:=[.Q512]-[.P512]" office:value-type="float" office:value="0.585416666666667">
            <text:p>14:03</text:p>
          </table:table-cell>
          <table:table-cell table:formula="of:=[.V512]-[.R512]" office:value-type="float" office:value="0.00372685185185184">
            <text:p>0:05:22</text:p>
          </table:table-cell>
          <table:table-cell table:style-name="ce26" office:value-type="time" office:time-value="PT06H07M38S">
            <text:p>06:07:38</text:p>
          </table:table-cell>
          <table:table-cell table:style-name="ce49" office:value-type="time" office:time-value="PT20H16M00S">
            <text:p>20:16:00</text:p>
          </table:table-cell>
          <table:table-cell table:formula="of:=[.U512]-[.T512]" office:value-type="float" office:value="0.589143518518519">
            <text:p>14:08:22</text:p>
          </table:table-cell>
          <table:table-cell table:number-columns-repeated="1002"/>
        </table:table-row>
        <table:table-row table:style-name="ro1">
          <table:table-cell table:formula="of:=[.B513]" office:value-type="date" office:date-value="2017-04-23">
            <text:p>So, </text:p>
          </table:table-cell>
          <table:table-cell office:value-type="date" office:date-value="2017-04-23">
            <text:p>23.04.2017</text:p>
          </table:table-cell>
          <table:table-cell table:number-columns-repeated="7"/>
          <table:table-cell table:number-columns-repeated="2"/>
          <table:table-cell table:formula="of:=[.K513]-[.J513]" office:value-type="float" office:value="0">
            <text:p>0:00</text:p>
          </table:table-cell>
          <table:table-cell table:style-name="ce26" office:value-type="time" office:time-value="PT06H04M59S">
            <text:p>06:04:59</text:p>
          </table:table-cell>
          <table:table-cell table:style-name="ce49" office:value-type="time" office:time-value="PT20H22M49S">
            <text:p>20:22:49</text:p>
          </table:table-cell>
          <table:table-cell table:formula="of:=[.N513]-[.M513]" office:value-type="float" office:value="0.595717592592593">
            <text:p>14:17:50</text:p>
          </table:table-cell>
          <table:table-cell office:value-type="float" office:value="0.25625">
            <text:p>6:09</text:p>
          </table:table-cell>
          <table:table-cell office:value-type="float" office:value="0.844444444444444">
            <text:p>20:16</text:p>
          </table:table-cell>
          <table:table-cell table:formula="of:=[.Q513]-[.P513]" office:value-type="float" office:value="0.588194444444444">
            <text:p>14:07</text:p>
          </table:table-cell>
          <table:table-cell table:formula="of:=[.V513]-[.R513]" office:value-type="float" office:value="0.0031944444444445">
            <text:p>0:04:36</text:p>
          </table:table-cell>
          <table:table-cell table:style-name="ce26" office:value-type="time" office:time-value="PT06H05M50S">
            <text:p>06:05:50</text:p>
          </table:table-cell>
          <table:table-cell table:style-name="ce49" office:value-type="time" office:time-value="PT20H17M26S">
            <text:p>20:17:26</text:p>
          </table:table-cell>
          <table:table-cell table:formula="of:=[.U513]-[.T513]" office:value-type="float" office:value="0.591388888888889">
            <text:p>14:11:36</text:p>
          </table:table-cell>
          <table:table-cell table:number-columns-repeated="1002"/>
        </table:table-row>
        <table:table-row table:style-name="ro1">
          <table:table-cell table:formula="of:=[.B514]" office:value-type="date" office:date-value="2017-04-24">
            <text:p>Mo, </text:p>
          </table:table-cell>
          <table:table-cell office:value-type="date" office:date-value="2017-04-24">
            <text:p>24.04.2017</text:p>
          </table:table-cell>
          <table:table-cell table:number-columns-repeated="7"/>
          <table:table-cell table:number-columns-repeated="2"/>
          <table:table-cell table:formula="of:=[.K514]-[.J514]" office:value-type="float" office:value="0">
            <text:p>0:00</text:p>
          </table:table-cell>
          <table:table-cell table:style-name="ce26" office:value-type="time" office:time-value="PT06H03M06S">
            <text:p>06:03:06</text:p>
          </table:table-cell>
          <table:table-cell table:style-name="ce49" office:value-type="time" office:time-value="PT20H24M21S">
            <text:p>20:24:21</text:p>
          </table:table-cell>
          <table:table-cell table:formula="of:=[.N514]-[.M514]" office:value-type="float" office:value="0.598090277777778">
            <text:p>14:21:15</text:p>
          </table:table-cell>
          <table:table-cell office:value-type="float" office:value="0.254861111111111">
            <text:p>6:07</text:p>
          </table:table-cell>
          <table:table-cell office:value-type="float" office:value="0.845138888888889">
            <text:p>20:17</text:p>
          </table:table-cell>
          <table:table-cell table:formula="of:=[.Q514]-[.P514]" office:value-type="float" office:value="0.590277777777778">
            <text:p>14:10</text:p>
          </table:table-cell>
          <table:table-cell table:formula="of:=[.V514]-[.R514]" office:value-type="float" office:value="0.0033680555555553">
            <text:p>0:04:51</text:p>
          </table:table-cell>
          <table:table-cell table:style-name="ce26" office:value-type="time" office:time-value="PT06H04M02S">
            <text:p>06:04:02</text:p>
          </table:table-cell>
          <table:table-cell table:style-name="ce49" office:value-type="time" office:time-value="PT20H18M53S">
            <text:p>20:18:53</text:p>
          </table:table-cell>
          <table:table-cell table:formula="of:=[.U514]-[.T514]" office:value-type="float" office:value="0.593645833333333">
            <text:p>14:14:51</text:p>
          </table:table-cell>
          <table:table-cell table:number-columns-repeated="1002"/>
        </table:table-row>
        <table:table-row table:style-name="ro1">
          <table:table-cell table:formula="of:=[.B515]" office:value-type="date" office:date-value="2017-04-25">
            <text:p>Di, </text:p>
          </table:table-cell>
          <table:table-cell office:value-type="date" office:date-value="2017-04-25">
            <text:p>25.04.2017</text:p>
          </table:table-cell>
          <table:table-cell table:number-columns-repeated="7"/>
          <table:table-cell table:number-columns-repeated="2"/>
          <table:table-cell table:formula="of:=[.K515]-[.J515]" office:value-type="float" office:value="0">
            <text:p>0:00</text:p>
          </table:table-cell>
          <table:table-cell table:style-name="ce26" office:value-type="time" office:time-value="PT06H01M14S">
            <text:p>06:01:14</text:p>
          </table:table-cell>
          <table:table-cell table:style-name="ce49" office:value-type="time" office:time-value="PT20H25M52S">
            <text:p>20:25:52</text:p>
          </table:table-cell>
          <table:table-cell table:formula="of:=[.N515]-[.M515]" office:value-type="float" office:value="0.600439814814815">
            <text:p>14:24:38</text:p>
          </table:table-cell>
          <table:table-cell office:value-type="float" office:value="0.254166666666667">
            <text:p>6:06</text:p>
          </table:table-cell>
          <table:table-cell office:value-type="float" office:value="0.846527777777778">
            <text:p>20:19</text:p>
          </table:table-cell>
          <table:table-cell table:formula="of:=[.Q515]-[.P515]" office:value-type="float" office:value="0.592361111111111">
            <text:p>14:13</text:p>
          </table:table-cell>
          <table:table-cell table:formula="of:=[.V515]-[.R515]" office:value-type="float" office:value="0.00351851851851848">
            <text:p>0:05:04</text:p>
          </table:table-cell>
          <table:table-cell table:style-name="ce26" office:value-type="time" office:time-value="PT06H02M15S">
            <text:p>06:02:15</text:p>
          </table:table-cell>
          <table:table-cell table:style-name="ce49" office:value-type="time" office:time-value="PT20H20M19S">
            <text:p>20:20:19</text:p>
          </table:table-cell>
          <table:table-cell table:formula="of:=[.U515]-[.T515]" office:value-type="float" office:value="0.59587962962963">
            <text:p>14:18:04</text:p>
          </table:table-cell>
          <table:table-cell table:number-columns-repeated="1002"/>
        </table:table-row>
        <table:table-row table:style-name="ro1">
          <table:table-cell table:formula="of:=[.B516]" office:value-type="date" office:date-value="2017-04-26">
            <text:p>Mi, </text:p>
          </table:table-cell>
          <table:table-cell office:value-type="date" office:date-value="2017-04-26">
            <text:p>26.04.2017</text:p>
          </table:table-cell>
          <table:table-cell table:number-columns-repeated="7"/>
          <table:table-cell table:number-columns-repeated="2"/>
          <table:table-cell table:formula="of:=[.K516]-[.J516]" office:value-type="float" office:value="0">
            <text:p>0:00</text:p>
          </table:table-cell>
          <table:table-cell table:style-name="ce26" office:value-type="time" office:time-value="PT05H59M23S">
            <text:p>05:59:23</text:p>
          </table:table-cell>
          <table:table-cell table:style-name="ce49" office:value-type="time" office:time-value="PT20H27M24S">
            <text:p>20:27:24</text:p>
          </table:table-cell>
          <table:table-cell table:formula="of:=[.N516]-[.M516]" office:value-type="float" office:value="0.602789351851852">
            <text:p>14:28:01</text:p>
          </table:table-cell>
          <table:table-cell office:value-type="float" office:value="0.252777777777778">
            <text:p>6:04</text:p>
          </table:table-cell>
          <table:table-cell office:value-type="float" office:value="0.847222222222222">
            <text:p>20:20</text:p>
          </table:table-cell>
          <table:table-cell table:formula="of:=[.Q516]-[.P516]" office:value-type="float" office:value="0.594444444444445">
            <text:p>14:16</text:p>
          </table:table-cell>
          <table:table-cell table:formula="of:=[.V516]-[.R516]" office:value-type="float" office:value="0.00364583333333324">
            <text:p>0:05:15</text:p>
          </table:table-cell>
          <table:table-cell table:style-name="ce26" office:value-type="time" office:time-value="PT06H00M30S">
            <text:p>06:00:30</text:p>
          </table:table-cell>
          <table:table-cell table:style-name="ce49" office:value-type="time" office:time-value="PT20H21M45S">
            <text:p>20:21:45</text:p>
          </table:table-cell>
          <table:table-cell table:formula="of:=[.U516]-[.T516]" office:value-type="float" office:value="0.598090277777778">
            <text:p>14:21:15</text:p>
          </table:table-cell>
          <table:table-cell table:number-columns-repeated="1002"/>
        </table:table-row>
        <table:table-row table:style-name="ro1">
          <table:table-cell table:formula="of:=[.B517]" office:value-type="date" office:date-value="2017-04-27">
            <text:p>Do, </text:p>
          </table:table-cell>
          <table:table-cell office:value-type="date" office:date-value="2017-04-27">
            <text:p>27.04.2017</text:p>
          </table:table-cell>
          <table:table-cell table:number-columns-repeated="7"/>
          <table:table-cell table:number-columns-repeated="2"/>
          <table:table-cell table:formula="of:=[.K517]-[.J517]" office:value-type="float" office:value="0">
            <text:p>0:00</text:p>
          </table:table-cell>
          <table:table-cell table:style-name="ce26" office:value-type="time" office:time-value="PT05H57M34S">
            <text:p>05:57:34</text:p>
          </table:table-cell>
          <table:table-cell table:style-name="ce49" office:value-type="time" office:time-value="PT20H28M55S">
            <text:p>20:28:55</text:p>
          </table:table-cell>
          <table:table-cell table:formula="of:=[.N517]-[.M517]" office:value-type="float" office:value="0.605104166666667">
            <text:p>14:31:21</text:p>
          </table:table-cell>
          <table:table-cell office:value-type="float" office:value="0.251388888888889">
            <text:p>6:02</text:p>
          </table:table-cell>
          <table:table-cell office:value-type="float" office:value="0.848611111111111">
            <text:p>20:22</text:p>
          </table:table-cell>
          <table:table-cell table:formula="of:=[.Q517]-[.P517]" office:value-type="float" office:value="0.597222222222222">
            <text:p>14:20</text:p>
          </table:table-cell>
          <table:table-cell table:formula="of:=[.V517]-[.R517]" office:value-type="float" office:value="0.00307870370370344">
            <text:p>0:04:26</text:p>
          </table:table-cell>
          <table:table-cell table:style-name="ce26" office:value-type="time" office:time-value="PT05H58M45S">
            <text:p>05:58:45</text:p>
          </table:table-cell>
          <table:table-cell table:style-name="ce49" office:value-type="time" office:time-value="PT20H23M11S">
            <text:p>20:23:11</text:p>
          </table:table-cell>
          <table:table-cell table:formula="of:=[.U517]-[.T517]" office:value-type="float" office:value="0.600300925925926">
            <text:p>14:24:26</text:p>
          </table:table-cell>
          <table:table-cell table:number-columns-repeated="1002"/>
        </table:table-row>
        <table:table-row table:style-name="ro1">
          <table:table-cell table:formula="of:=[.B518]" office:value-type="date" office:date-value="2017-04-28">
            <text:p>Fr, </text:p>
          </table:table-cell>
          <table:table-cell office:value-type="date" office:date-value="2017-04-28">
            <text:p>28.04.2017</text:p>
          </table:table-cell>
          <table:table-cell table:number-columns-repeated="7"/>
          <table:table-cell table:number-columns-repeated="2"/>
          <table:table-cell table:formula="of:=[.K518]-[.J518]" office:value-type="float" office:value="0">
            <text:p>0:00</text:p>
          </table:table-cell>
          <table:table-cell table:style-name="ce26" office:value-type="time" office:time-value="PT05H55M46S">
            <text:p>05:55:46</text:p>
          </table:table-cell>
          <table:table-cell table:style-name="ce49" office:value-type="time" office:time-value="PT20H30M26S">
            <text:p>20:30:26</text:p>
          </table:table-cell>
          <table:table-cell table:formula="of:=[.N518]-[.M518]" office:value-type="float" office:value="0.607407407407407">
            <text:p>14:34:40</text:p>
          </table:table-cell>
          <table:table-cell office:value-type="float" office:value="0.25">
            <text:p>6:00</text:p>
          </table:table-cell>
          <table:table-cell office:value-type="float" office:value="0.849305555555556">
            <text:p>20:23</text:p>
          </table:table-cell>
          <table:table-cell table:formula="of:=[.Q518]-[.P518]" office:value-type="float" office:value="0.599305555555556">
            <text:p>14:23</text:p>
          </table:table-cell>
          <table:table-cell table:formula="of:=[.V518]-[.R518]" office:value-type="float" office:value="0.00318287037037035">
            <text:p>0:04:35</text:p>
          </table:table-cell>
          <table:table-cell table:style-name="ce26" office:value-type="time" office:time-value="PT05H57M02S">
            <text:p>05:57:02</text:p>
          </table:table-cell>
          <table:table-cell table:style-name="ce49" office:value-type="time" office:time-value="PT20H24M37S">
            <text:p>20:24:37</text:p>
          </table:table-cell>
          <table:table-cell table:formula="of:=[.U518]-[.T518]" office:value-type="float" office:value="0.602488425925926">
            <text:p>14:27:35</text:p>
          </table:table-cell>
          <table:table-cell table:number-columns-repeated="1002"/>
        </table:table-row>
        <table:table-row table:style-name="ro1">
          <table:table-cell table:formula="of:=[.B519]" office:value-type="date" office:date-value="2017-04-29">
            <text:p>Sa, </text:p>
          </table:table-cell>
          <table:table-cell office:value-type="date" office:date-value="2017-04-29">
            <text:p>29.04.2017</text:p>
          </table:table-cell>
          <table:table-cell table:number-columns-repeated="7"/>
          <table:table-cell table:number-columns-repeated="2"/>
          <table:table-cell table:formula="of:=[.K519]-[.J519]" office:value-type="float" office:value="0">
            <text:p>0:00</text:p>
          </table:table-cell>
          <table:table-cell table:style-name="ce26" office:value-type="time" office:time-value="PT05H53M59S">
            <text:p>05:53:59</text:p>
          </table:table-cell>
          <table:table-cell table:style-name="ce49" office:value-type="time" office:time-value="PT20H31M56S">
            <text:p>20:31:56</text:p>
          </table:table-cell>
          <table:table-cell table:formula="of:=[.N519]-[.M519]" office:value-type="float" office:value="0.6096875">
            <text:p>14:37:57</text:p>
          </table:table-cell>
          <table:table-cell office:value-type="float" office:value="0.249305555555556">
            <text:p>5:59</text:p>
          </table:table-cell>
          <table:table-cell office:value-type="float" office:value="0.850694444444444">
            <text:p>20:25</text:p>
          </table:table-cell>
          <table:table-cell table:formula="of:=[.Q519]-[.P519]" office:value-type="float" office:value="0.601388888888889">
            <text:p>14:26</text:p>
          </table:table-cell>
          <table:table-cell table:formula="of:=[.V519]-[.R519]" office:value-type="float" office:value="0.00327546296296299">
            <text:p>0:04:43</text:p>
          </table:table-cell>
          <table:table-cell table:style-name="ce26" office:value-type="time" office:time-value="PT05H55M20S">
            <text:p>05:55:20</text:p>
          </table:table-cell>
          <table:table-cell table:style-name="ce49" office:value-type="time" office:time-value="PT20H26M03S">
            <text:p>20:26:03</text:p>
          </table:table-cell>
          <table:table-cell table:formula="of:=[.U519]-[.T519]" office:value-type="float" office:value="0.604664351851852">
            <text:p>14:30:43</text:p>
          </table:table-cell>
          <table:table-cell table:number-columns-repeated="1002"/>
        </table:table-row>
        <table:table-row table:style-name="ro1">
          <table:table-cell table:formula="of:=[.B520]" office:value-type="date" office:date-value="2017-04-30">
            <text:p>So, </text:p>
          </table:table-cell>
          <table:table-cell office:value-type="date" office:date-value="2017-04-30">
            <text:p>30.04.2017</text:p>
          </table:table-cell>
          <table:table-cell table:number-columns-repeated="7"/>
          <table:table-cell table:number-columns-repeated="2"/>
          <table:table-cell table:formula="of:=[.K520]-[.J520]" office:value-type="float" office:value="0">
            <text:p>0:00</text:p>
          </table:table-cell>
          <table:table-cell table:style-name="ce26" office:value-type="time" office:time-value="PT05H52M13S">
            <text:p>05:52:13</text:p>
          </table:table-cell>
          <table:table-cell table:style-name="ce49" office:value-type="time" office:time-value="PT20H33M27S">
            <text:p>20:33:27</text:p>
          </table:table-cell>
          <table:table-cell table:formula="of:=[.N520]-[.M520]" office:value-type="float" office:value="0.611967592592593">
            <text:p>14:41:14</text:p>
          </table:table-cell>
          <table:table-cell office:value-type="float" office:value="0.247916666666667">
            <text:p>5:57</text:p>
          </table:table-cell>
          <table:table-cell office:value-type="float" office:value="0.851388888888889">
            <text:p>20:26</text:p>
          </table:table-cell>
          <table:table-cell table:formula="of:=[.Q520]-[.P520]" office:value-type="float" office:value="0.603472222222222">
            <text:p>14:29</text:p>
          </table:table-cell>
          <table:table-cell table:formula="of:=[.V520]-[.R520]" office:value-type="float" office:value="0.00333333333333363">
            <text:p>0:04:48</text:p>
          </table:table-cell>
          <table:table-cell table:style-name="ce26" office:value-type="time" office:time-value="PT05H53M40S">
            <text:p>05:53:40</text:p>
          </table:table-cell>
          <table:table-cell table:style-name="ce49" office:value-type="time" office:time-value="PT20H27M28S">
            <text:p>20:27:28</text:p>
          </table:table-cell>
          <table:table-cell table:formula="of:=[.U520]-[.T520]" office:value-type="float" office:value="0.606805555555556">
            <text:p>14:33:48</text:p>
          </table:table-cell>
          <table:table-cell table:number-columns-repeated="1002"/>
        </table:table-row>
        <table:table-row table:style-name="ro1">
          <table:table-cell table:formula="of:=[.B521]" office:value-type="date" office:date-value="2017-05-01">
            <text:p>Mo, </text:p>
          </table:table-cell>
          <table:table-cell office:value-type="date" office:date-value="2017-05-01">
            <text:p>01.05.2017</text:p>
          </table:table-cell>
          <table:table-cell table:number-columns-repeated="7"/>
          <table:table-cell table:number-columns-repeated="2"/>
          <table:table-cell table:formula="of:=[.K521]-[.J521]" office:value-type="float" office:value="0">
            <text:p>0:00</text:p>
          </table:table-cell>
          <table:table-cell table:style-name="ce26" office:value-type="time" office:time-value="PT05H50M29S">
            <text:p>05:50:29</text:p>
          </table:table-cell>
          <table:table-cell table:style-name="ce49" office:value-type="time" office:time-value="PT20H34M57S">
            <text:p>20:34:57</text:p>
          </table:table-cell>
          <table:table-cell table:formula="of:=[.N521]-[.M521]" office:value-type="float" office:value="0.614212962962963">
            <text:p>14:44:28</text:p>
          </table:table-cell>
          <table:table-cell office:value-type="float" office:value="0.246527777777778">
            <text:p>5:55</text:p>
          </table:table-cell>
          <table:table-cell office:value-type="float" office:value="0.852083333333333">
            <text:p>20:27</text:p>
          </table:table-cell>
          <table:table-cell table:formula="of:=[.Q521]-[.P521]" office:value-type="float" office:value="0.605555555555555">
            <text:p>14:32</text:p>
          </table:table-cell>
          <table:table-cell table:formula="of:=[.V521]-[.R521]" office:value-type="float" office:value="0.00339120370370383">
            <text:p>0:04:53</text:p>
          </table:table-cell>
          <table:table-cell table:style-name="ce26" office:value-type="time" office:time-value="PT05H52M00S">
            <text:p>05:52:00</text:p>
          </table:table-cell>
          <table:table-cell table:style-name="ce49" office:value-type="time" office:time-value="PT20H28M53S">
            <text:p>20:28:53</text:p>
          </table:table-cell>
          <table:table-cell table:formula="of:=[.U521]-[.T521]" office:value-type="float" office:value="0.608946759259259">
            <text:p>14:36:53</text:p>
          </table:table-cell>
          <table:table-cell table:number-columns-repeated="1002"/>
        </table:table-row>
        <table:table-row table:style-name="ro1">
          <table:table-cell table:formula="of:=[.B522]" office:value-type="date" office:date-value="2017-05-02">
            <text:p>Di, </text:p>
          </table:table-cell>
          <table:table-cell office:value-type="date" office:date-value="2017-05-02">
            <text:p>02.05.2017</text:p>
          </table:table-cell>
          <table:table-cell table:number-columns-repeated="7"/>
          <table:table-cell table:number-columns-repeated="2"/>
          <table:table-cell table:formula="of:=[.K522]-[.J522]" office:value-type="float" office:value="0">
            <text:p>0:00</text:p>
          </table:table-cell>
          <table:table-cell table:style-name="ce26" office:value-type="time" office:time-value="PT05H48M46S">
            <text:p>05:48:46</text:p>
          </table:table-cell>
          <table:table-cell table:style-name="ce49" office:value-type="time" office:time-value="PT20H36M27S">
            <text:p>20:36:27</text:p>
          </table:table-cell>
          <table:table-cell table:formula="of:=[.N522]-[.M522]" office:value-type="float" office:value="0.61644675925926">
            <text:p>14:47:41</text:p>
          </table:table-cell>
          <table:table-cell office:value-type="float" office:value="0.245833333333333">
            <text:p>5:54</text:p>
          </table:table-cell>
          <table:table-cell office:value-type="float" office:value="0.853472222222222">
            <text:p>20:29</text:p>
          </table:table-cell>
          <table:table-cell table:formula="of:=[.Q522]-[.P522]" office:value-type="float" office:value="0.607638888888889">
            <text:p>14:35</text:p>
          </table:table-cell>
          <table:table-cell table:formula="of:=[.V522]-[.R522]" office:value-type="float" office:value="0.00342592592592583">
            <text:p>0:04:56</text:p>
          </table:table-cell>
          <table:table-cell table:style-name="ce26" office:value-type="time" office:time-value="PT05H50M22S">
            <text:p>05:50:22</text:p>
          </table:table-cell>
          <table:table-cell table:style-name="ce49" office:value-type="time" office:time-value="PT20H30M18S">
            <text:p>20:30:18</text:p>
          </table:table-cell>
          <table:table-cell table:formula="of:=[.U522]-[.T522]" office:value-type="float" office:value="0.611064814814815">
            <text:p>14:39:56</text:p>
          </table:table-cell>
          <table:table-cell table:number-columns-repeated="1002"/>
        </table:table-row>
        <table:table-row table:style-name="ro1">
          <table:table-cell table:formula="of:=[.B523]" office:value-type="date" office:date-value="2017-05-03">
            <text:p>Mi, </text:p>
          </table:table-cell>
          <table:table-cell office:value-type="date" office:date-value="2017-05-03">
            <text:p>03.05.2017</text:p>
          </table:table-cell>
          <table:table-cell table:number-columns-repeated="7"/>
          <table:table-cell table:number-columns-repeated="2"/>
          <table:table-cell table:formula="of:=[.K523]-[.J523]" office:value-type="float" office:value="0">
            <text:p>0:00</text:p>
          </table:table-cell>
          <table:table-cell table:style-name="ce26" office:value-type="time" office:time-value="PT05H47M04S">
            <text:p>05:47:04</text:p>
          </table:table-cell>
          <table:table-cell table:style-name="ce49" office:value-type="time" office:time-value="PT20H37M57S">
            <text:p>20:37:57</text:p>
          </table:table-cell>
          <table:table-cell table:formula="of:=[.N523]-[.M523]" office:value-type="float" office:value="0.618668981481482">
            <text:p>14:50:53</text:p>
          </table:table-cell>
          <table:table-cell office:value-type="float" office:value="0.244444444444444">
            <text:p>5:52</text:p>
          </table:table-cell>
          <table:table-cell office:value-type="float" office:value="0.854166666666667">
            <text:p>20:30</text:p>
          </table:table-cell>
          <table:table-cell table:formula="of:=[.Q523]-[.P523]" office:value-type="float" office:value="0.609722222222222">
            <text:p>14:38</text:p>
          </table:table-cell>
          <table:table-cell table:formula="of:=[.V523]-[.R523]" office:value-type="float" office:value="0.00344907407407413">
            <text:p>0:04:58</text:p>
          </table:table-cell>
          <table:table-cell table:style-name="ce26" office:value-type="time" office:time-value="PT05H48M45S">
            <text:p>05:48:45</text:p>
          </table:table-cell>
          <table:table-cell table:style-name="ce49" office:value-type="time" office:time-value="PT20H31M43S">
            <text:p>20:31:43</text:p>
          </table:table-cell>
          <table:table-cell table:formula="of:=[.U523]-[.T523]" office:value-type="float" office:value="0.613171296296296">
            <text:p>14:42:58</text:p>
          </table:table-cell>
          <table:table-cell table:number-columns-repeated="1002"/>
        </table:table-row>
        <table:table-row table:style-name="ro1">
          <table:table-cell table:formula="of:=[.B524]" office:value-type="date" office:date-value="2017-05-04">
            <text:p>Do, </text:p>
          </table:table-cell>
          <table:table-cell office:value-type="date" office:date-value="2017-05-04">
            <text:p>04.05.2017</text:p>
          </table:table-cell>
          <table:table-cell table:number-columns-repeated="7"/>
          <table:table-cell table:number-columns-repeated="2"/>
          <table:table-cell table:formula="of:=[.K524]-[.J524]" office:value-type="float" office:value="0">
            <text:p>0:00</text:p>
          </table:table-cell>
          <table:table-cell table:style-name="ce26" office:value-type="time" office:time-value="PT05H45M24S">
            <text:p>05:45:24</text:p>
          </table:table-cell>
          <table:table-cell table:style-name="ce49" office:value-type="time" office:time-value="PT20H39M26S">
            <text:p>20:39:26</text:p>
          </table:table-cell>
          <table:table-cell table:formula="of:=[.N524]-[.M524]" office:value-type="float" office:value="0.620856481481482">
            <text:p>14:54:02</text:p>
          </table:table-cell>
          <table:table-cell office:value-type="float" office:value="0.243055555555556">
            <text:p>5:50</text:p>
          </table:table-cell>
          <table:table-cell office:value-type="float" office:value="0.855555555555556">
            <text:p>20:32</text:p>
          </table:table-cell>
          <table:table-cell table:formula="of:=[.Q524]-[.P524]" office:value-type="float" office:value="0.6125">
            <text:p>14:42</text:p>
          </table:table-cell>
          <table:table-cell table:formula="of:=[.V524]-[.R524]" office:value-type="float" office:value="0.00274305555555565">
            <text:p>0:03:57</text:p>
          </table:table-cell>
          <table:table-cell table:style-name="ce26" office:value-type="time" office:time-value="PT05H47M10S">
            <text:p>05:47:10</text:p>
          </table:table-cell>
          <table:table-cell table:style-name="ce49" office:value-type="time" office:time-value="PT20H33M07S">
            <text:p>20:33:07</text:p>
          </table:table-cell>
          <table:table-cell table:formula="of:=[.U524]-[.T524]" office:value-type="float" office:value="0.615243055555556">
            <text:p>14:45:57</text:p>
          </table:table-cell>
          <table:table-cell table:number-columns-repeated="1002"/>
        </table:table-row>
        <table:table-row table:style-name="ro1">
          <table:table-cell table:formula="of:=[.B525]" office:value-type="date" office:date-value="2017-05-05">
            <text:p>Fr, </text:p>
          </table:table-cell>
          <table:table-cell office:value-type="date" office:date-value="2017-05-05">
            <text:p>05.05.2017</text:p>
          </table:table-cell>
          <table:table-cell table:number-columns-repeated="7"/>
          <table:table-cell table:number-columns-repeated="2"/>
          <table:table-cell table:formula="of:=[.K525]-[.J525]" office:value-type="float" office:value="0">
            <text:p>0:00</text:p>
          </table:table-cell>
          <table:table-cell table:style-name="ce26" office:value-type="time" office:time-value="PT05H43M45S">
            <text:p>05:43:45</text:p>
          </table:table-cell>
          <table:table-cell table:style-name="ce49" office:value-type="time" office:time-value="PT20H40M55S">
            <text:p>20:40:55</text:p>
          </table:table-cell>
          <table:table-cell table:formula="of:=[.N525]-[.M525]" office:value-type="float" office:value="0.623032407407407">
            <text:p>14:57:10</text:p>
          </table:table-cell>
          <table:table-cell office:value-type="float" office:value="0.242361111111111">
            <text:p>5:49</text:p>
          </table:table-cell>
          <table:table-cell office:value-type="float" office:value="0.85625">
            <text:p>20:33</text:p>
          </table:table-cell>
          <table:table-cell table:formula="of:=[.Q525]-[.P525]" office:value-type="float" office:value="0.613888888888889">
            <text:p>14:44</text:p>
          </table:table-cell>
          <table:table-cell table:formula="of:=[.V525]-[.R525]" office:value-type="float" office:value="0.00340277777777764">
            <text:p>0:04:54</text:p>
          </table:table-cell>
          <table:table-cell table:style-name="ce26" office:value-type="time" office:time-value="PT05H45M37S">
            <text:p>05:45:37</text:p>
          </table:table-cell>
          <table:table-cell table:style-name="ce49" office:value-type="time" office:time-value="PT20H34M31S">
            <text:p>20:34:31</text:p>
          </table:table-cell>
          <table:table-cell table:formula="of:=[.U525]-[.T525]" office:value-type="float" office:value="0.617291666666667">
            <text:p>14:48:54</text:p>
          </table:table-cell>
          <table:table-cell table:number-columns-repeated="1002"/>
        </table:table-row>
        <table:table-row table:style-name="ro1">
          <table:table-cell table:formula="of:=[.B526]" office:value-type="date" office:date-value="2017-05-06">
            <text:p>Sa, </text:p>
          </table:table-cell>
          <table:table-cell office:value-type="date" office:date-value="2017-05-06">
            <text:p>06.05.2017</text:p>
          </table:table-cell>
          <table:table-cell table:number-columns-repeated="7"/>
          <table:table-cell table:number-columns-repeated="2"/>
          <table:table-cell table:formula="of:=[.K526]-[.J526]" office:value-type="float" office:value="0">
            <text:p>0:00</text:p>
          </table:table-cell>
          <table:table-cell table:style-name="ce26" office:value-type="time" office:time-value="PT05H42M08S">
            <text:p>05:42:08</text:p>
          </table:table-cell>
          <table:table-cell table:style-name="ce49" office:value-type="time" office:time-value="PT20H42M23S">
            <text:p>20:42:23</text:p>
          </table:table-cell>
          <table:table-cell table:formula="of:=[.N526]-[.M526]" office:value-type="float" office:value="0.625173611111111">
            <text:p>15:00:15</text:p>
          </table:table-cell>
          <table:table-cell office:value-type="float" office:value="0.240972222222222">
            <text:p>5:47</text:p>
          </table:table-cell>
          <table:table-cell office:value-type="float" office:value="0.856944444444444">
            <text:p>20:34</text:p>
          </table:table-cell>
          <table:table-cell table:formula="of:=[.Q526]-[.P526]" office:value-type="float" office:value="0.615972222222222">
            <text:p>14:47</text:p>
          </table:table-cell>
          <table:table-cell table:formula="of:=[.V526]-[.R526]" office:value-type="float" office:value="0.00336805555555564">
            <text:p>0:04:51</text:p>
          </table:table-cell>
          <table:table-cell table:style-name="ce26" office:value-type="time" office:time-value="PT05H44M04S">
            <text:p>05:44:04</text:p>
          </table:table-cell>
          <table:table-cell table:style-name="ce49" office:value-type="time" office:time-value="PT20H35M55S">
            <text:p>20:35:55</text:p>
          </table:table-cell>
          <table:table-cell table:formula="of:=[.U526]-[.T526]" office:value-type="float" office:value="0.619340277777778">
            <text:p>14:51:51</text:p>
          </table:table-cell>
          <table:table-cell table:number-columns-repeated="1002"/>
        </table:table-row>
        <table:table-row table:style-name="ro1">
          <table:table-cell table:formula="of:=[.B527]" office:value-type="date" office:date-value="2017-05-07">
            <text:p>So, </text:p>
          </table:table-cell>
          <table:table-cell office:value-type="date" office:date-value="2017-05-07">
            <text:p>07.05.2017</text:p>
          </table:table-cell>
          <table:table-cell table:number-columns-repeated="7"/>
          <table:table-cell table:number-columns-repeated="2"/>
          <table:table-cell table:formula="of:=[.K527]-[.J527]" office:value-type="float" office:value="0">
            <text:p>0:00</text:p>
          </table:table-cell>
          <table:table-cell table:style-name="ce26" office:value-type="time" office:time-value="PT05H40M33S">
            <text:p>05:40:33</text:p>
          </table:table-cell>
          <table:table-cell table:style-name="ce49" office:value-type="time" office:time-value="PT20H43M52S">
            <text:p>20:43:52</text:p>
          </table:table-cell>
          <table:table-cell table:formula="of:=[.N527]-[.M527]" office:value-type="float" office:value="0.627303240740741">
            <text:p>15:03:19</text:p>
          </table:table-cell>
          <table:table-cell office:value-type="float" office:value="0.240277777777778">
            <text:p>5:46</text:p>
          </table:table-cell>
          <table:table-cell office:value-type="float" office:value="0.858333333333333">
            <text:p>20:36</text:p>
          </table:table-cell>
          <table:table-cell table:formula="of:=[.Q527]-[.P527]" office:value-type="float" office:value="0.618055555555556">
            <text:p>14:50</text:p>
          </table:table-cell>
          <table:table-cell table:formula="of:=[.V527]-[.R527]" office:value-type="float" office:value="0.00328703703703714">
            <text:p>0:04:44</text:p>
          </table:table-cell>
          <table:table-cell table:style-name="ce26" office:value-type="time" office:time-value="PT05H42M34S">
            <text:p>05:42:34</text:p>
          </table:table-cell>
          <table:table-cell table:style-name="ce49" office:value-type="time" office:time-value="PT20H37M18S">
            <text:p>20:37:18</text:p>
          </table:table-cell>
          <table:table-cell table:formula="of:=[.U527]-[.T527]" office:value-type="float" office:value="0.621342592592593">
            <text:p>14:54:44</text:p>
          </table:table-cell>
          <table:table-cell table:number-columns-repeated="1002"/>
        </table:table-row>
        <table:table-row table:style-name="ro1">
          <table:table-cell table:formula="of:=[.B528]" office:value-type="date" office:date-value="2017-05-08">
            <text:p>Mo, </text:p>
          </table:table-cell>
          <table:table-cell office:value-type="date" office:date-value="2017-05-08">
            <text:p>08.05.2017</text:p>
          </table:table-cell>
          <table:table-cell table:number-columns-repeated="7"/>
          <table:table-cell table:number-columns-repeated="2"/>
          <table:table-cell table:formula="of:=[.K528]-[.J528]" office:value-type="float" office:value="0">
            <text:p>0:00</text:p>
          </table:table-cell>
          <table:table-cell table:style-name="ce26" office:value-type="time" office:time-value="PT05H38M59S">
            <text:p>05:38:59</text:p>
          </table:table-cell>
          <table:table-cell table:style-name="ce49" office:value-type="time" office:time-value="PT20H45M19S">
            <text:p>20:45:19</text:p>
          </table:table-cell>
          <table:table-cell table:formula="of:=[.N528]-[.M528]" office:value-type="float" office:value="0.629398148148148">
            <text:p>15:06:20</text:p>
          </table:table-cell>
          <table:table-cell office:value-type="float" office:value="0.238888888888889">
            <text:p>5:44</text:p>
          </table:table-cell>
          <table:table-cell office:value-type="float" office:value="0.859027777777778">
            <text:p>20:37</text:p>
          </table:table-cell>
          <table:table-cell table:formula="of:=[.Q528]-[.P528]" office:value-type="float" office:value="0.620138888888889">
            <text:p>14:53</text:p>
          </table:table-cell>
          <table:table-cell table:formula="of:=[.V528]-[.R528]" office:value-type="float" office:value="0.00319444444444439">
            <text:p>0:04:36</text:p>
          </table:table-cell>
          <table:table-cell table:style-name="ce26" office:value-type="time" office:time-value="PT05H41M05S">
            <text:p>05:41:05</text:p>
          </table:table-cell>
          <table:table-cell table:style-name="ce49" office:value-type="time" office:time-value="PT20H38M41S">
            <text:p>20:38:41</text:p>
          </table:table-cell>
          <table:table-cell table:formula="of:=[.U528]-[.T528]" office:value-type="float" office:value="0.623333333333333">
            <text:p>14:57:36</text:p>
          </table:table-cell>
          <table:table-cell table:number-columns-repeated="1002"/>
        </table:table-row>
        <table:table-row table:style-name="ro1">
          <table:table-cell table:formula="of:=[.B529]" office:value-type="date" office:date-value="2017-05-09">
            <text:p>Di, </text:p>
          </table:table-cell>
          <table:table-cell office:value-type="date" office:date-value="2017-05-09">
            <text:p>09.05.2017</text:p>
          </table:table-cell>
          <table:table-cell table:number-columns-repeated="7"/>
          <table:table-cell table:number-columns-repeated="2"/>
          <table:table-cell table:formula="of:=[.K529]-[.J529]" office:value-type="float" office:value="0">
            <text:p>0:00</text:p>
          </table:table-cell>
          <table:table-cell table:style-name="ce26" office:value-type="time" office:time-value="PT05H37M27S">
            <text:p>05:37:27</text:p>
          </table:table-cell>
          <table:table-cell table:style-name="ce49" office:value-type="time" office:time-value="PT20H46M46S">
            <text:p>20:46:46</text:p>
          </table:table-cell>
          <table:table-cell table:formula="of:=[.N529]-[.M529]" office:value-type="float" office:value="0.631469907407407">
            <text:p>15:09:19</text:p>
          </table:table-cell>
          <table:table-cell office:value-type="float" office:value="0.238194444444444">
            <text:p>5:43</text:p>
          </table:table-cell>
          <table:table-cell office:value-type="float" office:value="0.859722222222222">
            <text:p>20:38</text:p>
          </table:table-cell>
          <table:table-cell table:formula="of:=[.Q529]-[.P529]" office:value-type="float" office:value="0.621527777777778">
            <text:p>14:55</text:p>
          </table:table-cell>
          <table:table-cell table:formula="of:=[.V529]-[.R529]" office:value-type="float" office:value="0.00377314814814844">
            <text:p>0:05:26</text:p>
          </table:table-cell>
          <table:table-cell table:style-name="ce26" office:value-type="time" office:time-value="PT05H39M37S">
            <text:p>05:39:37</text:p>
          </table:table-cell>
          <table:table-cell table:style-name="ce49" office:value-type="time" office:time-value="PT20H40M03S">
            <text:p>20:40:03</text:p>
          </table:table-cell>
          <table:table-cell table:formula="of:=[.U529]-[.T529]" office:value-type="float" office:value="0.625300925925926">
            <text:p>15:00:26</text:p>
          </table:table-cell>
          <table:table-cell table:number-columns-repeated="1002"/>
        </table:table-row>
        <table:table-row table:style-name="ro1">
          <table:table-cell table:formula="of:=[.B530]" office:value-type="date" office:date-value="2017-05-10">
            <text:p>Mi, </text:p>
          </table:table-cell>
          <table:table-cell office:value-type="date" office:date-value="2017-05-10">
            <text:p>10.05.2017</text:p>
          </table:table-cell>
          <table:table-cell table:number-columns-repeated="7"/>
          <table:table-cell table:number-columns-repeated="2"/>
          <table:table-cell table:formula="of:=[.K530]-[.J530]" office:value-type="float" office:value="0">
            <text:p>0:00</text:p>
          </table:table-cell>
          <table:table-cell table:style-name="ce26" office:value-type="time" office:time-value="PT05H35M56S">
            <text:p>05:35:56</text:p>
          </table:table-cell>
          <table:table-cell table:style-name="ce49" office:value-type="time" office:time-value="PT20H48M13S">
            <text:p>20:48:13</text:p>
          </table:table-cell>
          <table:table-cell table:formula="of:=[.N530]-[.M530]" office:value-type="float" office:value="0.633530092592592">
            <text:p>15:12:17</text:p>
          </table:table-cell>
          <table:table-cell office:value-type="float" office:value="0.236805555555556">
            <text:p>5:41</text:p>
          </table:table-cell>
          <table:table-cell office:value-type="float" office:value="0.861111111111111">
            <text:p>20:40</text:p>
          </table:table-cell>
          <table:table-cell table:formula="of:=[.Q530]-[.P530]" office:value-type="float" office:value="0.624305555555555">
            <text:p>14:59</text:p>
          </table:table-cell>
          <table:table-cell table:formula="of:=[.V530]-[.R530]" office:value-type="float" office:value="0.00293981481481498">
            <text:p>0:04:14</text:p>
          </table:table-cell>
          <table:table-cell table:style-name="ce26" office:value-type="time" office:time-value="PT05H38M11S">
            <text:p>05:38:11</text:p>
          </table:table-cell>
          <table:table-cell table:style-name="ce49" office:value-type="time" office:time-value="PT20H41M25S">
            <text:p>20:41:25</text:p>
          </table:table-cell>
          <table:table-cell table:formula="of:=[.U530]-[.T530]" office:value-type="float" office:value="0.62724537037037">
            <text:p>15:03:14</text:p>
          </table:table-cell>
          <table:table-cell table:number-columns-repeated="1002"/>
        </table:table-row>
        <table:table-row table:style-name="ro1">
          <table:table-cell table:formula="of:=[.B531]" office:value-type="date" office:date-value="2017-05-11">
            <text:p>Do, </text:p>
          </table:table-cell>
          <table:table-cell office:value-type="date" office:date-value="2017-05-11">
            <text:p>11.05.2017</text:p>
          </table:table-cell>
          <table:table-cell table:number-columns-repeated="7"/>
          <table:table-cell table:number-columns-repeated="2"/>
          <table:table-cell table:formula="of:=[.K531]-[.J531]" office:value-type="float" office:value="0">
            <text:p>0:00</text:p>
          </table:table-cell>
          <table:table-cell table:style-name="ce26" office:value-type="time" office:time-value="PT05H34M27S">
            <text:p>05:34:27</text:p>
          </table:table-cell>
          <table:table-cell table:style-name="ce49" office:value-type="time" office:time-value="PT20H49M38S">
            <text:p>20:49:38</text:p>
          </table:table-cell>
          <table:table-cell table:formula="of:=[.N531]-[.M531]" office:value-type="float" office:value="0.635543981481481">
            <text:p>15:15:11</text:p>
          </table:table-cell>
          <table:table-cell office:value-type="float" office:value="0.236111111111111">
            <text:p>5:40</text:p>
          </table:table-cell>
          <table:table-cell office:value-type="float" office:value="0.861805555555556">
            <text:p>20:41</text:p>
          </table:table-cell>
          <table:table-cell table:formula="of:=[.Q531]-[.P531]" office:value-type="float" office:value="0.625694444444444">
            <text:p>15:01</text:p>
          </table:table-cell>
          <table:table-cell table:formula="of:=[.V531]-[.R531]" office:value-type="float" office:value="0.00346064814814839">
            <text:p>0:04:59</text:p>
          </table:table-cell>
          <table:table-cell table:style-name="ce26" office:value-type="time" office:time-value="PT05H36M47S">
            <text:p>05:36:47</text:p>
          </table:table-cell>
          <table:table-cell table:style-name="ce49" office:value-type="time" office:time-value="PT20H42M46S">
            <text:p>20:42:46</text:p>
          </table:table-cell>
          <table:table-cell table:formula="of:=[.U531]-[.T531]" office:value-type="float" office:value="0.629155092592593">
            <text:p>15:05:59</text:p>
          </table:table-cell>
          <table:table-cell table:number-columns-repeated="1002"/>
        </table:table-row>
        <table:table-row table:style-name="ro1">
          <table:table-cell table:formula="of:=[.B532]" office:value-type="date" office:date-value="2017-05-12">
            <text:p>Fr, </text:p>
          </table:table-cell>
          <table:table-cell office:value-type="date" office:date-value="2017-05-12">
            <text:p>12.05.2017</text:p>
          </table:table-cell>
          <table:table-cell table:number-columns-repeated="7"/>
          <table:table-cell table:number-columns-repeated="2"/>
          <table:table-cell table:formula="of:=[.K532]-[.J532]" office:value-type="float" office:value="0">
            <text:p>0:00</text:p>
          </table:table-cell>
          <table:table-cell table:style-name="ce26" office:value-type="time" office:time-value="PT05H33M01S">
            <text:p>05:33:01</text:p>
          </table:table-cell>
          <table:table-cell table:style-name="ce49" office:value-type="time" office:time-value="PT20H51M04S">
            <text:p>20:51:04</text:p>
          </table:table-cell>
          <table:table-cell table:formula="of:=[.N532]-[.M532]" office:value-type="float" office:value="0.637534722222222">
            <text:p>15:18:03</text:p>
          </table:table-cell>
          <table:table-cell office:value-type="float" office:value="0.235416666666667">
            <text:p>5:39</text:p>
          </table:table-cell>
          <table:table-cell office:value-type="float" office:value="0.863194444444444">
            <text:p>20:43</text:p>
          </table:table-cell>
          <table:table-cell table:formula="of:=[.Q532]-[.P532]" office:value-type="float" office:value="0.627777777777778">
            <text:p>15:04</text:p>
          </table:table-cell>
          <table:table-cell table:formula="of:=[.V532]-[.R532]" office:value-type="float" office:value="0.00326388888888884">
            <text:p>0:04:42</text:p>
          </table:table-cell>
          <table:table-cell table:style-name="ce26" office:value-type="time" office:time-value="PT05H35M25S">
            <text:p>05:35:25</text:p>
          </table:table-cell>
          <table:table-cell table:style-name="ce49" office:value-type="time" office:time-value="PT20H44M07S">
            <text:p>20:44:07</text:p>
          </table:table-cell>
          <table:table-cell table:formula="of:=[.U532]-[.T532]" office:value-type="float" office:value="0.631041666666667">
            <text:p>15:08:42</text:p>
          </table:table-cell>
          <table:table-cell table:number-columns-repeated="1002"/>
        </table:table-row>
        <table:table-row table:style-name="ro1">
          <table:table-cell table:formula="of:=[.B533]" office:value-type="date" office:date-value="2017-05-13">
            <text:p>Sa, </text:p>
          </table:table-cell>
          <table:table-cell office:value-type="date" office:date-value="2017-05-13">
            <text:p>13.05.2017</text:p>
          </table:table-cell>
          <table:table-cell table:number-columns-repeated="7"/>
          <table:table-cell table:number-columns-repeated="2"/>
          <table:table-cell table:formula="of:=[.K533]-[.J533]" office:value-type="float" office:value="0">
            <text:p>0:00</text:p>
          </table:table-cell>
          <table:table-cell table:style-name="ce26" office:value-type="time" office:time-value="PT05H31M35S">
            <text:p>05:31:35</text:p>
          </table:table-cell>
          <table:table-cell table:style-name="ce49" office:value-type="time" office:time-value="PT20H52M28S">
            <text:p>20:52:28</text:p>
          </table:table-cell>
          <table:table-cell table:formula="of:=[.N533]-[.M533]" office:value-type="float" office:value="0.639502314814815">
            <text:p>15:20:53</text:p>
          </table:table-cell>
          <table:table-cell office:value-type="float" office:value="0.234027777777778">
            <text:p>5:37</text:p>
          </table:table-cell>
          <table:table-cell office:value-type="float" office:value="0.863888888888889">
            <text:p>20:44</text:p>
          </table:table-cell>
          <table:table-cell table:formula="of:=[.Q533]-[.P533]" office:value-type="float" office:value="0.629861111111111">
            <text:p>15:07</text:p>
          </table:table-cell>
          <table:table-cell table:formula="of:=[.V533]-[.R533]" office:value-type="float" office:value="0.00302083333333325">
            <text:p>0:04:21</text:p>
          </table:table-cell>
          <table:table-cell table:style-name="ce26" office:value-type="time" office:time-value="PT05H34M05S">
            <text:p>05:34:05</text:p>
          </table:table-cell>
          <table:table-cell table:style-name="ce49" office:value-type="time" office:time-value="PT20H45M26S">
            <text:p>20:45:26</text:p>
          </table:table-cell>
          <table:table-cell table:formula="of:=[.U533]-[.T533]" office:value-type="float" office:value="0.632881944444444">
            <text:p>15:11:21</text:p>
          </table:table-cell>
          <table:table-cell table:number-columns-repeated="1002"/>
        </table:table-row>
        <table:table-row table:style-name="ro1">
          <table:table-cell table:formula="of:=[.B534]" office:value-type="date" office:date-value="2017-05-14">
            <text:p>So, </text:p>
          </table:table-cell>
          <table:table-cell office:value-type="date" office:date-value="2017-05-14">
            <text:p>14.05.2017</text:p>
          </table:table-cell>
          <table:table-cell table:number-columns-repeated="7"/>
          <table:table-cell table:number-columns-repeated="2"/>
          <table:table-cell table:formula="of:=[.K534]-[.J534]" office:value-type="float" office:value="0">
            <text:p>0:00</text:p>
          </table:table-cell>
          <table:table-cell table:style-name="ce26" office:value-type="time" office:time-value="PT05H30M12S">
            <text:p>05:30:12</text:p>
          </table:table-cell>
          <table:table-cell table:style-name="ce49" office:value-type="time" office:time-value="PT20H53M52S">
            <text:p>20:53:52</text:p>
          </table:table-cell>
          <table:table-cell table:formula="of:=[.N534]-[.M534]" office:value-type="float" office:value="0.641435185185185">
            <text:p>15:23:40</text:p>
          </table:table-cell>
          <table:table-cell office:value-type="float" office:value="0.233333333333333">
            <text:p>5:36</text:p>
          </table:table-cell>
          <table:table-cell office:value-type="float" office:value="0.864583333333333">
            <text:p>20:45</text:p>
          </table:table-cell>
          <table:table-cell table:formula="of:=[.Q534]-[.P534]" office:value-type="float" office:value="0.63125">
            <text:p>15:09</text:p>
          </table:table-cell>
          <table:table-cell table:formula="of:=[.V534]-[.R534]" office:value-type="float" office:value="0.0034722222222221">
            <text:p>0:05:00</text:p>
          </table:table-cell>
          <table:table-cell table:style-name="ce26" office:value-type="time" office:time-value="PT05H32M46S">
            <text:p>05:32:46</text:p>
          </table:table-cell>
          <table:table-cell table:style-name="ce49" office:value-type="time" office:time-value="PT20H46M46S">
            <text:p>20:46:46</text:p>
          </table:table-cell>
          <table:table-cell table:formula="of:=[.U534]-[.T534]" office:value-type="float" office:value="0.634722222222222">
            <text:p>15:14:00</text:p>
          </table:table-cell>
          <table:table-cell table:number-columns-repeated="1002"/>
        </table:table-row>
        <table:table-row table:style-name="ro1">
          <table:table-cell table:formula="of:=[.B535]" office:value-type="date" office:date-value="2017-05-15">
            <text:p>Mo, </text:p>
          </table:table-cell>
          <table:table-cell office:value-type="date" office:date-value="2017-05-15">
            <text:p>15.05.2017</text:p>
          </table:table-cell>
          <table:table-cell table:number-columns-repeated="7"/>
          <table:table-cell table:number-columns-repeated="2"/>
          <table:table-cell table:formula="of:=[.K535]-[.J535]" office:value-type="float" office:value="0">
            <text:p>0:00</text:p>
          </table:table-cell>
          <table:table-cell table:style-name="ce26" office:value-type="time" office:time-value="PT05H28M51S">
            <text:p>05:28:51</text:p>
          </table:table-cell>
          <table:table-cell table:style-name="ce49" office:value-type="time" office:time-value="PT20H55M15S">
            <text:p>20:55:15</text:p>
          </table:table-cell>
          <table:table-cell table:formula="of:=[.N535]-[.M535]" office:value-type="float" office:value="0.643333333333333">
            <text:p>15:26:24</text:p>
          </table:table-cell>
          <table:table-cell office:value-type="float" office:value="0.232638888888889">
            <text:p>5:35</text:p>
          </table:table-cell>
          <table:table-cell office:value-type="float" office:value="0.865277777777778">
            <text:p>20:46</text:p>
          </table:table-cell>
          <table:table-cell table:formula="of:=[.Q535]-[.P535]" office:value-type="float" office:value="0.632638888888889">
            <text:p>15:11</text:p>
          </table:table-cell>
          <table:table-cell table:formula="of:=[.V535]-[.R535]" office:value-type="float" office:value="0.00386574074074086">
            <text:p>0:05:34</text:p>
          </table:table-cell>
          <table:table-cell table:style-name="ce26" office:value-type="time" office:time-value="PT05H31M30S">
            <text:p>05:31:30</text:p>
          </table:table-cell>
          <table:table-cell table:style-name="ce49" office:value-type="time" office:time-value="PT20H48M04S">
            <text:p>20:48:04</text:p>
          </table:table-cell>
          <table:table-cell table:formula="of:=[.U535]-[.T535]" office:value-type="float" office:value="0.63650462962963">
            <text:p>15:16:34</text:p>
          </table:table-cell>
          <table:table-cell table:number-columns-repeated="1002"/>
        </table:table-row>
        <table:table-row table:style-name="ro1">
          <table:table-cell table:formula="of:=[.B536]" office:value-type="date" office:date-value="2017-05-16">
            <text:p>Di, </text:p>
          </table:table-cell>
          <table:table-cell office:value-type="date" office:date-value="2017-05-16">
            <text:p>16.05.2017</text:p>
          </table:table-cell>
          <table:table-cell table:number-columns-repeated="7"/>
          <table:table-cell table:number-columns-repeated="2"/>
          <table:table-cell table:formula="of:=[.K536]-[.J536]" office:value-type="float" office:value="0">
            <text:p>0:00</text:p>
          </table:table-cell>
          <table:table-cell table:style-name="ce26" office:value-type="time" office:time-value="PT05H27M32S">
            <text:p>05:27:32</text:p>
          </table:table-cell>
          <table:table-cell table:style-name="ce49" office:value-type="time" office:time-value="PT20H56M37S">
            <text:p>20:56:37</text:p>
          </table:table-cell>
          <table:table-cell table:formula="of:=[.N536]-[.M536]" office:value-type="float" office:value="0.645196759259259">
            <text:p>15:29:05</text:p>
          </table:table-cell>
          <table:table-cell office:value-type="float" office:value="0.23125">
            <text:p>5:33</text:p>
          </table:table-cell>
          <table:table-cell office:value-type="float" office:value="0.866666666666667">
            <text:p>20:48</text:p>
          </table:table-cell>
          <table:table-cell table:formula="of:=[.Q536]-[.P536]" office:value-type="float" office:value="0.635416666666667">
            <text:p>15:15</text:p>
          </table:table-cell>
          <table:table-cell table:formula="of:=[.V536]-[.R536]" office:value-type="float" office:value="0.00285879629629615">
            <text:p>0:04:07</text:p>
          </table:table-cell>
          <table:table-cell table:style-name="ce26" office:value-type="time" office:time-value="PT05H30M15S">
            <text:p>05:30:15</text:p>
          </table:table-cell>
          <table:table-cell table:style-name="ce49" office:value-type="time" office:time-value="PT20H49M22S">
            <text:p>20:49:22</text:p>
          </table:table-cell>
          <table:table-cell table:formula="of:=[.U536]-[.T536]" office:value-type="float" office:value="0.638275462962963">
            <text:p>15:19:07</text:p>
          </table:table-cell>
          <table:table-cell table:number-columns-repeated="1002"/>
        </table:table-row>
        <table:table-row table:style-name="ro1">
          <table:table-cell table:formula="of:=[.B537]" office:value-type="date" office:date-value="2017-05-17">
            <text:p>Mi, </text:p>
          </table:table-cell>
          <table:table-cell office:value-type="date" office:date-value="2017-05-17">
            <text:p>17.05.2017</text:p>
          </table:table-cell>
          <table:table-cell table:number-columns-repeated="7"/>
          <table:table-cell table:number-columns-repeated="2"/>
          <table:table-cell table:formula="of:=[.K537]-[.J537]" office:value-type="float" office:value="0">
            <text:p>0:00</text:p>
          </table:table-cell>
          <table:table-cell table:style-name="ce26" office:value-type="time" office:time-value="PT05H26M15S">
            <text:p>05:26:15</text:p>
          </table:table-cell>
          <table:table-cell table:style-name="ce49" office:value-type="time" office:time-value="PT20H57M58S">
            <text:p>20:57:58</text:p>
          </table:table-cell>
          <table:table-cell table:formula="of:=[.N537]-[.M537]" office:value-type="float" office:value="0.647025462962963">
            <text:p>15:31:43</text:p>
          </table:table-cell>
          <table:table-cell office:value-type="float" office:value="0.230555555555556">
            <text:p>5:32</text:p>
          </table:table-cell>
          <table:table-cell office:value-type="float" office:value="0.867361111111111">
            <text:p>20:49</text:p>
          </table:table-cell>
          <table:table-cell table:formula="of:=[.Q537]-[.P537]" office:value-type="float" office:value="0.636805555555556">
            <text:p>15:17</text:p>
          </table:table-cell>
          <table:table-cell table:formula="of:=[.V537]-[.R537]" office:value-type="float" office:value="0.00319444444444428">
            <text:p>0:04:36</text:p>
          </table:table-cell>
          <table:table-cell table:style-name="ce26" office:value-type="time" office:time-value="PT05H29M02S">
            <text:p>05:29:02</text:p>
          </table:table-cell>
          <table:table-cell table:style-name="ce49" office:value-type="time" office:time-value="PT20H50M38S">
            <text:p>20:50:38</text:p>
          </table:table-cell>
          <table:table-cell table:formula="of:=[.U537]-[.T537]" office:value-type="float" office:value="0.64">
            <text:p>15:21:36</text:p>
          </table:table-cell>
          <table:table-cell table:number-columns-repeated="1002"/>
        </table:table-row>
        <table:table-row table:style-name="ro1">
          <table:table-cell table:formula="of:=[.B538]" office:value-type="date" office:date-value="2017-05-18">
            <text:p>Do, </text:p>
          </table:table-cell>
          <table:table-cell office:value-type="date" office:date-value="2017-05-18">
            <text:p>18.05.2017</text:p>
          </table:table-cell>
          <table:table-cell table:number-columns-repeated="7"/>
          <table:table-cell table:number-columns-repeated="2"/>
          <table:table-cell table:formula="of:=[.K538]-[.J538]" office:value-type="float" office:value="0">
            <text:p>0:00</text:p>
          </table:table-cell>
          <table:table-cell table:style-name="ce26" office:value-type="time" office:time-value="PT05H24M59S">
            <text:p>05:24:59</text:p>
          </table:table-cell>
          <table:table-cell table:style-name="ce49" office:value-type="time" office:time-value="PT20H59M18S">
            <text:p>20:59:18</text:p>
          </table:table-cell>
          <table:table-cell table:formula="of:=[.N538]-[.M538]" office:value-type="float" office:value="0.648831018518519">
            <text:p>15:34:19</text:p>
          </table:table-cell>
          <table:table-cell office:value-type="float" office:value="0.229861111111111">
            <text:p>5:31</text:p>
          </table:table-cell>
          <table:table-cell office:value-type="float" office:value="0.868055555555555">
            <text:p>20:50</text:p>
          </table:table-cell>
          <table:table-cell table:formula="of:=[.Q538]-[.P538]" office:value-type="float" office:value="0.638194444444444">
            <text:p>15:19</text:p>
          </table:table-cell>
          <table:table-cell table:formula="of:=[.V538]-[.R538]" office:value-type="float" office:value="0.00350694444444444">
            <text:p>0:05:03</text:p>
          </table:table-cell>
          <table:table-cell table:style-name="ce26" office:value-type="time" office:time-value="PT05H27M51S">
            <text:p>05:27:51</text:p>
          </table:table-cell>
          <table:table-cell table:style-name="ce49" office:value-type="time" office:time-value="PT20H51M54S">
            <text:p>20:51:54</text:p>
          </table:table-cell>
          <table:table-cell table:formula="of:=[.U538]-[.T538]" office:value-type="float" office:value="0.641701388888889">
            <text:p>15:24:03</text:p>
          </table:table-cell>
          <table:table-cell table:number-columns-repeated="1002"/>
        </table:table-row>
        <table:table-row table:style-name="ro1">
          <table:table-cell table:formula="of:=[.B539]" office:value-type="date" office:date-value="2017-05-19">
            <text:p>Fr, </text:p>
          </table:table-cell>
          <table:table-cell office:value-type="date" office:date-value="2017-05-19">
            <text:p>19.05.2017</text:p>
          </table:table-cell>
          <table:table-cell table:number-columns-repeated="7"/>
          <table:table-cell table:number-columns-repeated="2"/>
          <table:table-cell table:formula="of:=[.K539]-[.J539]" office:value-type="float" office:value="0">
            <text:p>0:00</text:p>
          </table:table-cell>
          <table:table-cell table:style-name="ce26" office:value-type="time" office:time-value="PT05H23M46S">
            <text:p>05:23:46</text:p>
          </table:table-cell>
          <table:table-cell table:style-name="ce49" office:value-type="time" office:time-value="PT21H00M37S">
            <text:p>21:00:37</text:p>
          </table:table-cell>
          <table:table-cell table:formula="of:=[.N539]-[.M539]" office:value-type="float" office:value="0.650590277777778">
            <text:p>15:36:51</text:p>
          </table:table-cell>
          <table:table-cell office:value-type="float" office:value="0.229166666666667">
            <text:p>5:30</text:p>
          </table:table-cell>
          <table:table-cell office:value-type="float" office:value="0.869444444444444">
            <text:p>20:52</text:p>
          </table:table-cell>
          <table:table-cell table:formula="of:=[.Q539]-[.P539]" office:value-type="float" office:value="0.640277777777778">
            <text:p>15:22</text:p>
          </table:table-cell>
          <table:table-cell table:formula="of:=[.V539]-[.R539]" office:value-type="float" office:value="0.00309027777777771">
            <text:p>0:04:27</text:p>
          </table:table-cell>
          <table:table-cell table:style-name="ce26" office:value-type="time" office:time-value="PT05H26M42S">
            <text:p>05:26:42</text:p>
          </table:table-cell>
          <table:table-cell table:style-name="ce49" office:value-type="time" office:time-value="PT20H53M09S">
            <text:p>20:53:09</text:p>
          </table:table-cell>
          <table:table-cell table:formula="of:=[.U539]-[.T539]" office:value-type="float" office:value="0.643368055555556">
            <text:p>15:26:27</text:p>
          </table:table-cell>
          <table:table-cell table:number-columns-repeated="1002"/>
        </table:table-row>
        <table:table-row table:style-name="ro1">
          <table:table-cell table:formula="of:=[.B540]" office:value-type="date" office:date-value="2017-05-20">
            <text:p>Sa, </text:p>
          </table:table-cell>
          <table:table-cell office:value-type="date" office:date-value="2017-05-20">
            <text:p>20.05.2017</text:p>
          </table:table-cell>
          <table:table-cell table:number-columns-repeated="7"/>
          <table:table-cell table:number-columns-repeated="2"/>
          <table:table-cell table:formula="of:=[.K540]-[.J540]" office:value-type="float" office:value="0">
            <text:p>0:00</text:p>
          </table:table-cell>
          <table:table-cell table:style-name="ce26" office:value-type="time" office:time-value="PT05H22M36S">
            <text:p>05:22:36</text:p>
          </table:table-cell>
          <table:table-cell table:style-name="ce49" office:value-type="time" office:time-value="PT21H01M55S">
            <text:p>21:01:55</text:p>
          </table:table-cell>
          <table:table-cell table:formula="of:=[.N540]-[.M540]" office:value-type="float" office:value="0.652303240740741">
            <text:p>15:39:19</text:p>
          </table:table-cell>
          <table:table-cell office:value-type="float" office:value="0.228472222222222">
            <text:p>5:29</text:p>
          </table:table-cell>
          <table:table-cell office:value-type="float" office:value="0.870138888888889">
            <text:p>20:53</text:p>
          </table:table-cell>
          <table:table-cell table:formula="of:=[.Q540]-[.P540]" office:value-type="float" office:value="0.641666666666667">
            <text:p>15:24</text:p>
          </table:table-cell>
          <table:table-cell table:formula="of:=[.V540]-[.R540]" office:value-type="float" office:value="0.00332175925925904">
            <text:p>0:04:47</text:p>
          </table:table-cell>
          <table:table-cell table:style-name="ce26" office:value-type="time" office:time-value="PT05H25M36S">
            <text:p>05:25:36</text:p>
          </table:table-cell>
          <table:table-cell table:style-name="ce49" office:value-type="time" office:time-value="PT20H54M23S">
            <text:p>20:54:23</text:p>
          </table:table-cell>
          <table:table-cell table:formula="of:=[.U540]-[.T540]" office:value-type="float" office:value="0.644988425925926">
            <text:p>15:28:47</text:p>
          </table:table-cell>
          <table:table-cell table:number-columns-repeated="1002"/>
        </table:table-row>
        <table:table-row table:style-name="ro1">
          <table:table-cell table:formula="of:=[.B541]" office:value-type="date" office:date-value="2017-05-21">
            <text:p>So, </text:p>
          </table:table-cell>
          <table:table-cell office:value-type="date" office:date-value="2017-05-21">
            <text:p>21.05.2017</text:p>
          </table:table-cell>
          <table:table-cell table:number-columns-repeated="7"/>
          <table:table-cell table:number-columns-repeated="2"/>
          <table:table-cell table:formula="of:=[.K541]-[.J541]" office:value-type="float" office:value="0">
            <text:p>0:00</text:p>
          </table:table-cell>
          <table:table-cell table:style-name="ce26" office:value-type="time" office:time-value="PT05H21M27S">
            <text:p>05:21:27</text:p>
          </table:table-cell>
          <table:table-cell table:style-name="ce49" office:value-type="time" office:time-value="PT21H03M12S">
            <text:p>21:03:12</text:p>
          </table:table-cell>
          <table:table-cell table:formula="of:=[.N541]-[.M541]" office:value-type="float" office:value="0.653993055555556">
            <text:p>15:41:45</text:p>
          </table:table-cell>
          <table:table-cell office:value-type="float" office:value="0.227777777777778">
            <text:p>5:28</text:p>
          </table:table-cell>
          <table:table-cell office:value-type="float" office:value="0.870833333333333">
            <text:p>20:54</text:p>
          </table:table-cell>
          <table:table-cell table:formula="of:=[.Q541]-[.P541]" office:value-type="float" office:value="0.643055555555555">
            <text:p>15:26</text:p>
          </table:table-cell>
          <table:table-cell table:formula="of:=[.V541]-[.R541]" office:value-type="float" office:value="0.00351851851851848">
            <text:p>0:05:04</text:p>
          </table:table-cell>
          <table:table-cell table:style-name="ce26" office:value-type="time" office:time-value="PT05H24M31S">
            <text:p>05:24:31</text:p>
          </table:table-cell>
          <table:table-cell table:style-name="ce49" office:value-type="time" office:time-value="PT20H55M35S">
            <text:p>20:55:35</text:p>
          </table:table-cell>
          <table:table-cell table:formula="of:=[.U541]-[.T541]" office:value-type="float" office:value="0.646574074074074">
            <text:p>15:31:04</text:p>
          </table:table-cell>
          <table:table-cell table:number-columns-repeated="1002"/>
        </table:table-row>
        <table:table-row table:style-name="ro1">
          <table:table-cell table:formula="of:=[.B542]" office:value-type="date" office:date-value="2017-05-22">
            <text:p>Mo, </text:p>
          </table:table-cell>
          <table:table-cell office:value-type="date" office:date-value="2017-05-22">
            <text:p>22.05.2017</text:p>
          </table:table-cell>
          <table:table-cell table:number-columns-repeated="7"/>
          <table:table-cell table:number-columns-repeated="2"/>
          <table:table-cell table:formula="of:=[.K542]-[.J542]" office:value-type="float" office:value="0">
            <text:p>0:00</text:p>
          </table:table-cell>
          <table:table-cell table:style-name="ce26" office:value-type="time" office:time-value="PT05H20M21S">
            <text:p>05:20:21</text:p>
          </table:table-cell>
          <table:table-cell table:style-name="ce49" office:value-type="time" office:time-value="PT21H04M28S">
            <text:p>21:04:28</text:p>
          </table:table-cell>
          <table:table-cell table:formula="of:=[.N542]-[.M542]" office:value-type="float" office:value="0.655636574074074">
            <text:p>15:44:07</text:p>
          </table:table-cell>
          <table:table-cell office:value-type="float" office:value="0.226388888888889">
            <text:p>5:26</text:p>
          </table:table-cell>
          <table:table-cell office:value-type="float" office:value="0.871527777777778">
            <text:p>20:55</text:p>
          </table:table-cell>
          <table:table-cell table:formula="of:=[.Q542]-[.P542]" office:value-type="float" office:value="0.645138888888889">
            <text:p>15:29</text:p>
          </table:table-cell>
          <table:table-cell table:formula="of:=[.V542]-[.R542]" office:value-type="float" office:value="0.00298611111111091">
            <text:p>0:04:18</text:p>
          </table:table-cell>
          <table:table-cell table:style-name="ce26" office:value-type="time" office:time-value="PT05H23M29S">
            <text:p>05:23:29</text:p>
          </table:table-cell>
          <table:table-cell table:style-name="ce49" office:value-type="time" office:time-value="PT20H56M47S">
            <text:p>20:56:47</text:p>
          </table:table-cell>
          <table:table-cell table:formula="of:=[.U542]-[.T542]" office:value-type="float" office:value="0.648125">
            <text:p>15:33:18</text:p>
          </table:table-cell>
          <table:table-cell table:number-columns-repeated="1002"/>
        </table:table-row>
        <table:table-row table:style-name="ro1">
          <table:table-cell table:formula="of:=[.B543]" office:value-type="date" office:date-value="2017-05-23">
            <text:p>Di, </text:p>
          </table:table-cell>
          <table:table-cell office:value-type="date" office:date-value="2017-05-23">
            <text:p>23.05.2017</text:p>
          </table:table-cell>
          <table:table-cell table:number-columns-repeated="7"/>
          <table:table-cell table:number-columns-repeated="2"/>
          <table:table-cell table:formula="of:=[.K543]-[.J543]" office:value-type="float" office:value="0">
            <text:p>0:00</text:p>
          </table:table-cell>
          <table:table-cell table:style-name="ce26" office:value-type="time" office:time-value="PT05H19M17S">
            <text:p>05:19:17</text:p>
          </table:table-cell>
          <table:table-cell table:style-name="ce49" office:value-type="time" office:time-value="PT21H05M42S">
            <text:p>21:05:42</text:p>
          </table:table-cell>
          <table:table-cell table:formula="of:=[.N543]-[.M543]" office:value-type="float" office:value="0.657233796296296">
            <text:p>15:46:25</text:p>
          </table:table-cell>
          <table:table-cell office:value-type="float" office:value="0.225694444444444">
            <text:p>5:25</text:p>
          </table:table-cell>
          <table:table-cell office:value-type="float" office:value="0.872222222222222">
            <text:p>20:56</text:p>
          </table:table-cell>
          <table:table-cell table:formula="of:=[.Q543]-[.P543]" office:value-type="float" office:value="0.646527777777778">
            <text:p>15:31</text:p>
          </table:table-cell>
          <table:table-cell table:formula="of:=[.V543]-[.R543]" office:value-type="float" office:value="0.00311342592592578">
            <text:p>0:04:29</text:p>
          </table:table-cell>
          <table:table-cell table:style-name="ce26" office:value-type="time" office:time-value="PT05H22M29S">
            <text:p>05:22:29</text:p>
          </table:table-cell>
          <table:table-cell table:style-name="ce49" office:value-type="time" office:time-value="PT20H57M58S">
            <text:p>20:57:58</text:p>
          </table:table-cell>
          <table:table-cell table:formula="of:=[.U543]-[.T543]" office:value-type="float" office:value="0.649641203703704">
            <text:p>15:35:29</text:p>
          </table:table-cell>
          <table:table-cell table:number-columns-repeated="1002"/>
        </table:table-row>
        <table:table-row table:style-name="ro1">
          <table:table-cell table:formula="of:=[.B544]" office:value-type="date" office:date-value="2017-05-24">
            <text:p>Mi, </text:p>
          </table:table-cell>
          <table:table-cell office:value-type="date" office:date-value="2017-05-24">
            <text:p>24.05.2017</text:p>
          </table:table-cell>
          <table:table-cell table:number-columns-repeated="7"/>
          <table:table-cell table:number-columns-repeated="2"/>
          <table:table-cell table:formula="of:=[.K544]-[.J544]" office:value-type="float" office:value="0">
            <text:p>0:00</text:p>
          </table:table-cell>
          <table:table-cell table:style-name="ce26" office:value-type="time" office:time-value="PT05H18M15S">
            <text:p>05:18:15</text:p>
          </table:table-cell>
          <table:table-cell table:style-name="ce49" office:value-type="time" office:time-value="PT21H06M55S">
            <text:p>21:06:55</text:p>
          </table:table-cell>
          <table:table-cell table:formula="of:=[.N544]-[.M544]" office:value-type="float" office:value="0.658796296296296">
            <text:p>15:48:40</text:p>
          </table:table-cell>
          <table:table-cell office:value-type="float" office:value="0.225">
            <text:p>5:24</text:p>
          </table:table-cell>
          <table:table-cell office:value-type="float" office:value="0.872916666666667">
            <text:p>20:57</text:p>
          </table:table-cell>
          <table:table-cell table:formula="of:=[.Q544]-[.P544]" office:value-type="float" office:value="0.647916666666667">
            <text:p>15:33</text:p>
          </table:table-cell>
          <table:table-cell table:formula="of:=[.V544]-[.R544]" office:value-type="float" office:value="0.00319444444444428">
            <text:p>0:04:36</text:p>
          </table:table-cell>
          <table:table-cell table:style-name="ce26" office:value-type="time" office:time-value="PT05H21M31S">
            <text:p>05:21:31</text:p>
          </table:table-cell>
          <table:table-cell table:style-name="ce49" office:value-type="time" office:time-value="PT20H59M07S">
            <text:p>20:59:07</text:p>
          </table:table-cell>
          <table:table-cell table:formula="of:=[.U544]-[.T544]" office:value-type="float" office:value="0.651111111111111">
            <text:p>15:37:36</text:p>
          </table:table-cell>
          <table:table-cell table:number-columns-repeated="1002"/>
        </table:table-row>
        <table:table-row table:style-name="ro1">
          <table:table-cell table:formula="of:=[.B545]" office:value-type="date" office:date-value="2017-05-25">
            <text:p>Do, </text:p>
          </table:table-cell>
          <table:table-cell office:value-type="date" office:date-value="2017-05-25">
            <text:p>25.05.2017</text:p>
          </table:table-cell>
          <table:table-cell table:number-columns-repeated="7"/>
          <table:table-cell table:number-columns-repeated="2"/>
          <table:table-cell table:formula="of:=[.K545]-[.J545]" office:value-type="float" office:value="0">
            <text:p>0:00</text:p>
          </table:table-cell>
          <table:table-cell table:style-name="ce26" office:value-type="time" office:time-value="PT05H17M15S">
            <text:p>05:17:15</text:p>
          </table:table-cell>
          <table:table-cell table:style-name="ce49" office:value-type="time" office:time-value="PT21H08M07S">
            <text:p>21:08:07</text:p>
          </table:table-cell>
          <table:table-cell table:formula="of:=[.N545]-[.M545]" office:value-type="float" office:value="0.660324074074074">
            <text:p>15:50:52</text:p>
          </table:table-cell>
          <table:table-cell office:value-type="float" office:value="0.225">
            <text:p>5:24</text:p>
          </table:table-cell>
          <table:table-cell office:value-type="float" office:value="0.874305555555556">
            <text:p>20:59</text:p>
          </table:table-cell>
          <table:table-cell table:formula="of:=[.Q545]-[.P545]" office:value-type="float" office:value="0.649305555555556">
            <text:p>15:35</text:p>
          </table:table-cell>
          <table:table-cell table:formula="of:=[.V545]-[.R545]" office:value-type="float" office:value="0.00324074074074077">
            <text:p>0:04:40</text:p>
          </table:table-cell>
          <table:table-cell table:style-name="ce26" office:value-type="time" office:time-value="PT05H20M35S">
            <text:p>05:20:35</text:p>
          </table:table-cell>
          <table:table-cell table:style-name="ce49" office:value-type="time" office:time-value="PT21H00M15S">
            <text:p>21:00:15</text:p>
          </table:table-cell>
          <table:table-cell table:formula="of:=[.U545]-[.T545]" office:value-type="float" office:value="0.652546296296296">
            <text:p>15:39:40</text:p>
          </table:table-cell>
          <table:table-cell table:number-columns-repeated="1002"/>
        </table:table-row>
        <table:table-row table:style-name="ro1">
          <table:table-cell table:formula="of:=[.B546]" office:value-type="date" office:date-value="2017-05-26">
            <text:p>Fr, </text:p>
          </table:table-cell>
          <table:table-cell office:value-type="date" office:date-value="2017-05-26">
            <text:p>26.05.2017</text:p>
          </table:table-cell>
          <table:table-cell table:number-columns-repeated="7"/>
          <table:table-cell table:number-columns-repeated="2"/>
          <table:table-cell table:formula="of:=[.K546]-[.J546]" office:value-type="float" office:value="0">
            <text:p>0:00</text:p>
          </table:table-cell>
          <table:table-cell table:style-name="ce26" office:value-type="time" office:time-value="PT05H16M18S">
            <text:p>05:16:18</text:p>
          </table:table-cell>
          <table:table-cell table:style-name="ce49" office:value-type="time" office:time-value="PT21H09M17S">
            <text:p>21:09:17</text:p>
          </table:table-cell>
          <table:table-cell table:formula="of:=[.N546]-[.M546]" office:value-type="float" office:value="0.661793981481481">
            <text:p>15:52:59</text:p>
          </table:table-cell>
          <table:table-cell office:value-type="float" office:value="0.224305555555556">
            <text:p>5:23</text:p>
          </table:table-cell>
          <table:table-cell office:value-type="float" office:value="0.875">
            <text:p>21:00</text:p>
          </table:table-cell>
          <table:table-cell table:formula="of:=[.Q546]-[.P546]" office:value-type="float" office:value="0.650694444444444">
            <text:p>15:37</text:p>
          </table:table-cell>
          <table:table-cell table:formula="of:=[.V546]-[.R546]" office:value-type="float" office:value="0.00322916666666673">
            <text:p>0:04:39</text:p>
          </table:table-cell>
          <table:table-cell table:style-name="ce26" office:value-type="time" office:time-value="PT05H19M42S">
            <text:p>05:19:42</text:p>
          </table:table-cell>
          <table:table-cell table:style-name="ce49" office:value-type="time" office:time-value="PT21H01M21S">
            <text:p>21:01:21</text:p>
          </table:table-cell>
          <table:table-cell table:formula="of:=[.U546]-[.T546]" office:value-type="float" office:value="0.653923611111111">
            <text:p>15:41:39</text:p>
          </table:table-cell>
          <table:table-cell table:number-columns-repeated="1002"/>
        </table:table-row>
        <table:table-row table:style-name="ro1">
          <table:table-cell table:formula="of:=[.B547]" office:value-type="date" office:date-value="2017-05-27">
            <text:p>Sa, </text:p>
          </table:table-cell>
          <table:table-cell office:value-type="date" office:date-value="2017-05-27">
            <text:p>27.05.2017</text:p>
          </table:table-cell>
          <table:table-cell table:number-columns-repeated="7"/>
          <table:table-cell table:number-columns-repeated="2"/>
          <table:table-cell table:formula="of:=[.K547]-[.J547]" office:value-type="float" office:value="0">
            <text:p>0:00</text:p>
          </table:table-cell>
          <table:table-cell table:style-name="ce26" office:value-type="time" office:time-value="PT05H15M24S">
            <text:p>05:15:24</text:p>
          </table:table-cell>
          <table:table-cell table:style-name="ce49" office:value-type="time" office:time-value="PT21H10M26S">
            <text:p>21:10:26</text:p>
          </table:table-cell>
          <table:table-cell table:formula="of:=[.N547]-[.M547]" office:value-type="float" office:value="0.663217592592593">
            <text:p>15:55:02</text:p>
          </table:table-cell>
          <table:table-cell office:value-type="float" office:value="0.223611111111111">
            <text:p>5:22</text:p>
          </table:table-cell>
          <table:table-cell office:value-type="float" office:value="0.875694444444444">
            <text:p>21:01</text:p>
          </table:table-cell>
          <table:table-cell table:formula="of:=[.Q547]-[.P547]" office:value-type="float" office:value="0.652083333333333">
            <text:p>15:39</text:p>
          </table:table-cell>
          <table:table-cell table:formula="of:=[.V547]-[.R547]" office:value-type="float" office:value="0.00318287037037035">
            <text:p>0:04:35</text:p>
          </table:table-cell>
          <table:table-cell table:style-name="ce26" office:value-type="time" office:time-value="PT05H18M51S">
            <text:p>05:18:51</text:p>
          </table:table-cell>
          <table:table-cell table:style-name="ce49" office:value-type="time" office:time-value="PT21H02M26S">
            <text:p>21:02:26</text:p>
          </table:table-cell>
          <table:table-cell table:formula="of:=[.U547]-[.T547]" office:value-type="float" office:value="0.655266203703704">
            <text:p>15:43:35</text:p>
          </table:table-cell>
          <table:table-cell table:number-columns-repeated="1002"/>
        </table:table-row>
        <table:table-row table:style-name="ro1">
          <table:table-cell table:formula="of:=[.B548]" office:value-type="date" office:date-value="2017-05-28">
            <text:p>So, </text:p>
          </table:table-cell>
          <table:table-cell office:value-type="date" office:date-value="2017-05-28">
            <text:p>28.05.2017</text:p>
          </table:table-cell>
          <table:table-cell table:number-columns-repeated="7"/>
          <table:table-cell table:number-columns-repeated="2"/>
          <table:table-cell table:formula="of:=[.K548]-[.J548]" office:value-type="float" office:value="0">
            <text:p>0:00</text:p>
          </table:table-cell>
          <table:table-cell table:style-name="ce26" office:value-type="time" office:time-value="PT05H14M32S">
            <text:p>05:14:32</text:p>
          </table:table-cell>
          <table:table-cell table:style-name="ce49" office:value-type="time" office:time-value="PT21H11M33S">
            <text:p>21:11:33</text:p>
          </table:table-cell>
          <table:table-cell table:formula="of:=[.N548]-[.M548]" office:value-type="float" office:value="0.664594907407407">
            <text:p>15:57:01</text:p>
          </table:table-cell>
          <table:table-cell office:value-type="float" office:value="0.222916666666667">
            <text:p>5:21</text:p>
          </table:table-cell>
          <table:table-cell office:value-type="float" office:value="0.876388888888889">
            <text:p>21:02</text:p>
          </table:table-cell>
          <table:table-cell table:formula="of:=[.Q548]-[.P548]" office:value-type="float" office:value="0.653472222222223">
            <text:p>15:41</text:p>
          </table:table-cell>
          <table:table-cell table:formula="of:=[.V548]-[.R548]" office:value-type="float" office:value="0.00309027777777748">
            <text:p>0:04:27</text:p>
          </table:table-cell>
          <table:table-cell table:style-name="ce26" office:value-type="time" office:time-value="PT05H18M03S">
            <text:p>05:18:03</text:p>
          </table:table-cell>
          <table:table-cell table:style-name="ce49" office:value-type="time" office:time-value="PT21H03M30S">
            <text:p>21:03:30</text:p>
          </table:table-cell>
          <table:table-cell table:formula="of:=[.U548]-[.T548]" office:value-type="float" office:value="0.6565625">
            <text:p>15:45:27</text:p>
          </table:table-cell>
          <table:table-cell table:number-columns-repeated="1002"/>
        </table:table-row>
        <table:table-row table:style-name="ro1">
          <table:table-cell table:formula="of:=[.B549]" office:value-type="date" office:date-value="2017-05-29">
            <text:p>Mo, </text:p>
          </table:table-cell>
          <table:table-cell office:value-type="date" office:date-value="2017-05-29">
            <text:p>29.05.2017</text:p>
          </table:table-cell>
          <table:table-cell table:number-columns-repeated="7"/>
          <table:table-cell table:number-columns-repeated="2"/>
          <table:table-cell table:formula="of:=[.K549]-[.J549]" office:value-type="float" office:value="0">
            <text:p>0:00</text:p>
          </table:table-cell>
          <table:table-cell table:style-name="ce26" office:value-type="time" office:time-value="PT05H13M42S">
            <text:p>05:13:42</text:p>
          </table:table-cell>
          <table:table-cell table:style-name="ce49" office:value-type="time" office:time-value="PT21H12M39S">
            <text:p>21:12:39</text:p>
          </table:table-cell>
          <table:table-cell table:formula="of:=[.N549]-[.M549]" office:value-type="float" office:value="0.6659375">
            <text:p>15:58:57</text:p>
          </table:table-cell>
          <table:table-cell office:value-type="float" office:value="0.222222222222222">
            <text:p>5:20</text:p>
          </table:table-cell>
          <table:table-cell office:value-type="float" office:value="0.877083333333333">
            <text:p>21:03</text:p>
          </table:table-cell>
          <table:table-cell table:formula="of:=[.Q549]-[.P549]" office:value-type="float" office:value="0.654861111111111">
            <text:p>15:43</text:p>
          </table:table-cell>
          <table:table-cell table:formula="of:=[.V549]-[.R549]" office:value-type="float" office:value="0.00295138888888902">
            <text:p>0:04:15</text:p>
          </table:table-cell>
          <table:table-cell table:style-name="ce26" office:value-type="time" office:time-value="PT05H17M17S">
            <text:p>05:17:17</text:p>
          </table:table-cell>
          <table:table-cell table:style-name="ce49" office:value-type="time" office:time-value="PT21H04M32S">
            <text:p>21:04:32</text:p>
          </table:table-cell>
          <table:table-cell table:formula="of:=[.U549]-[.T549]" office:value-type="float" office:value="0.6578125">
            <text:p>15:47:15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550]" office:value-type="date" office:date-value="2017-05-30">
            <text:p>Di, </text:p>
          </table:table-cell>
          <table:table-cell office:value-type="date" office:date-value="2017-05-30">
            <text:p>30.05.2017</text:p>
          </table:table-cell>
          <table:table-cell table:number-columns-repeated="7"/>
          <table:table-cell table:number-columns-repeated="2"/>
          <table:table-cell table:formula="of:=[.K550]-[.J550]" office:value-type="float" office:value="0">
            <text:p>0:00</text:p>
          </table:table-cell>
          <table:table-cell table:style-name="ce26" office:value-type="time" office:time-value="PT05H12M55S">
            <text:p>05:12:55</text:p>
          </table:table-cell>
          <table:table-cell table:style-name="ce49" office:value-type="time" office:time-value="PT21H13M43S">
            <text:p>21:13:43</text:p>
          </table:table-cell>
          <table:table-cell table:formula="of:=[.N550]-[.M550]" office:value-type="float" office:value="0.667222222222222">
            <text:p>16:00:48</text:p>
          </table:table-cell>
          <table:table-cell office:value-type="float" office:value="0.221527777777778">
            <text:p>5:19</text:p>
          </table:table-cell>
          <table:table-cell office:value-type="float" office:value="0.877777777777778">
            <text:p>21:04</text:p>
          </table:table-cell>
          <table:table-cell table:formula="of:=[.Q550]-[.P550]" office:value-type="float" office:value="0.65625">
            <text:p>15:45</text:p>
          </table:table-cell>
          <table:table-cell table:formula="of:=[.V550]-[.R550]" office:value-type="float" office:value="0.00277777777777799">
            <text:p>0:04:00</text:p>
          </table:table-cell>
          <table:table-cell table:style-name="ce26" office:value-type="time" office:time-value="PT05H16M33S">
            <text:p>05:16:33</text:p>
          </table:table-cell>
          <table:table-cell table:style-name="ce49" office:value-type="time" office:time-value="PT21H05M33S">
            <text:p>21:05:33</text:p>
          </table:table-cell>
          <table:table-cell table:formula="of:=[.U550]-[.T550]" office:value-type="float" office:value="0.659027777777778">
            <text:p>15:49:00</text:p>
          </table:table-cell>
          <table:table-cell table:number-columns-repeated="1002"/>
        </table:table-row>
        <table:table-row table:style-name="ro1">
          <table:table-cell table:formula="of:=[.B551]" office:value-type="date" office:date-value="2017-05-31">
            <text:p>Mi, </text:p>
          </table:table-cell>
          <table:table-cell office:value-type="date" office:date-value="2017-05-31">
            <text:p>31.05.2017</text:p>
          </table:table-cell>
          <table:table-cell table:number-columns-repeated="7"/>
          <table:table-cell table:number-columns-repeated="2"/>
          <table:table-cell table:formula="of:=[.K551]-[.J551]" office:value-type="float" office:value="0">
            <text:p>0:00</text:p>
          </table:table-cell>
          <table:table-cell table:style-name="ce26" office:value-type="time" office:time-value="PT05H12M11S">
            <text:p>05:12:11</text:p>
          </table:table-cell>
          <table:table-cell table:style-name="ce49" office:value-type="time" office:time-value="PT21H14M45S">
            <text:p>21:14:45</text:p>
          </table:table-cell>
          <table:table-cell table:formula="of:=[.N551]-[.M551]" office:value-type="float" office:value="0.668449074074074">
            <text:p>16:02:34</text:p>
          </table:table-cell>
          <table:table-cell office:value-type="float" office:value="0.221527777777778">
            <text:p>5:19</text:p>
          </table:table-cell>
          <table:table-cell office:value-type="float" office:value="0.878472222222222">
            <text:p>21:05</text:p>
          </table:table-cell>
          <table:table-cell table:formula="of:=[.Q551]-[.P551]" office:value-type="float" office:value="0.656944444444445">
            <text:p>15:46</text:p>
          </table:table-cell>
          <table:table-cell table:formula="of:=[.V551]-[.R551]" office:value-type="float" office:value="0.00324074074074066">
            <text:p>0:04:40</text:p>
          </table:table-cell>
          <table:table-cell table:style-name="ce26" office:value-type="time" office:time-value="PT05H15M52S">
            <text:p>05:15:52</text:p>
          </table:table-cell>
          <table:table-cell table:style-name="ce49" office:value-type="time" office:time-value="PT21H06M32S">
            <text:p>21:06:32</text:p>
          </table:table-cell>
          <table:table-cell table:formula="of:=[.U551]-[.T551]" office:value-type="float" office:value="0.660185185185185">
            <text:p>15:50:40</text:p>
          </table:table-cell>
          <table:table-cell table:number-columns-repeated="1002"/>
        </table:table-row>
        <table:table-row table:style-name="ro1">
          <table:table-cell table:formula="of:=[.B552]" office:value-type="date" office:date-value="2017-06-01">
            <text:p>Do, </text:p>
          </table:table-cell>
          <table:table-cell office:value-type="date" office:date-value="2017-06-01">
            <text:p>01.06.2017</text:p>
          </table:table-cell>
          <table:table-cell table:number-columns-repeated="7"/>
          <table:table-cell table:number-columns-repeated="2"/>
          <table:table-cell table:formula="of:=[.K552]-[.J552]" office:value-type="float" office:value="0">
            <text:p>0:00</text:p>
          </table:table-cell>
          <table:table-cell table:style-name="ce26" office:value-type="time" office:time-value="PT05H11M29S">
            <text:p>05:11:29</text:p>
          </table:table-cell>
          <table:table-cell table:style-name="ce49" office:value-type="time" office:time-value="PT21H15M45S">
            <text:p>21:15:45</text:p>
          </table:table-cell>
          <table:table-cell table:formula="of:=[.N552]-[.M552]" office:value-type="float" office:value="0.66962962962963">
            <text:p>16:04:16</text:p>
          </table:table-cell>
          <table:table-cell office:value-type="float" office:value="0.220833333333333">
            <text:p>5:18</text:p>
          </table:table-cell>
          <table:table-cell office:value-type="float" office:value="0.879166666666667">
            <text:p>21:06</text:p>
          </table:table-cell>
          <table:table-cell table:formula="of:=[.Q552]-[.P552]" office:value-type="float" office:value="0.658333333333333">
            <text:p>15:48</text:p>
          </table:table-cell>
          <table:table-cell table:formula="of:=[.V552]-[.R552]" office:value-type="float" office:value="0.00296296296296283">
            <text:p>0:04:16</text:p>
          </table:table-cell>
          <table:table-cell table:style-name="ce26" office:value-type="time" office:time-value="PT05H15M13S">
            <text:p>05:15:13</text:p>
          </table:table-cell>
          <table:table-cell table:style-name="ce49" office:value-type="time" office:time-value="PT21H07M29S">
            <text:p>21:07:29</text:p>
          </table:table-cell>
          <table:table-cell table:formula="of:=[.U552]-[.T552]" office:value-type="float" office:value="0.661296296296296">
            <text:p>15:52:16</text:p>
          </table:table-cell>
          <table:table-cell table:number-columns-repeated="1002"/>
        </table:table-row>
        <table:table-row table:style-name="ro1">
          <table:table-cell table:formula="of:=[.B553]" office:value-type="date" office:date-value="2017-06-02">
            <text:p>Fr, </text:p>
          </table:table-cell>
          <table:table-cell office:value-type="date" office:date-value="2017-06-02">
            <text:p>02.06.2017</text:p>
          </table:table-cell>
          <table:table-cell table:number-columns-repeated="7"/>
          <table:table-cell table:number-columns-repeated="2"/>
          <table:table-cell table:formula="of:=[.K553]-[.J553]" office:value-type="float" office:value="0">
            <text:p>0:00</text:p>
          </table:table-cell>
          <table:table-cell table:style-name="ce26" office:value-type="time" office:time-value="PT05H10M50S">
            <text:p>05:10:50</text:p>
          </table:table-cell>
          <table:table-cell table:style-name="ce49" office:value-type="time" office:time-value="PT21H16M44S">
            <text:p>21:16:44</text:p>
          </table:table-cell>
          <table:table-cell table:formula="of:=[.N553]-[.M553]" office:value-type="float" office:value="0.670763888888889">
            <text:p>16:05:54</text:p>
          </table:table-cell>
          <table:table-cell office:value-type="float" office:value="0.220138888888889">
            <text:p>5:17</text:p>
          </table:table-cell>
          <table:table-cell office:value-type="float" office:value="0.879861111111111">
            <text:p>21:07</text:p>
          </table:table-cell>
          <table:table-cell table:formula="of:=[.Q553]-[.P553]" office:value-type="float" office:value="0.659722222222222">
            <text:p>15:50</text:p>
          </table:table-cell>
          <table:table-cell table:formula="of:=[.V553]-[.R553]" office:value-type="float" office:value="0.00263888888888886">
            <text:p>0:03:48</text:p>
          </table:table-cell>
          <table:table-cell table:style-name="ce26" office:value-type="time" office:time-value="PT05H14M37S">
            <text:p>05:14:37</text:p>
          </table:table-cell>
          <table:table-cell table:style-name="ce49" office:value-type="time" office:time-value="PT21H08M25S">
            <text:p>21:08:25</text:p>
          </table:table-cell>
          <table:table-cell table:formula="of:=[.U553]-[.T553]" office:value-type="float" office:value="0.662361111111111">
            <text:p>15:53:48</text:p>
          </table:table-cell>
          <table:table-cell table:number-columns-repeated="1002"/>
        </table:table-row>
        <table:table-row table:style-name="ro1">
          <table:table-cell table:formula="of:=[.B554]" office:value-type="date" office:date-value="2017-06-03">
            <text:p>Sa, </text:p>
          </table:table-cell>
          <table:table-cell office:value-type="date" office:date-value="2017-06-03">
            <text:p>03.06.2017</text:p>
          </table:table-cell>
          <table:table-cell table:number-columns-repeated="7"/>
          <table:table-cell table:number-columns-repeated="2"/>
          <table:table-cell table:formula="of:=[.K554]-[.J554]" office:value-type="float" office:value="0">
            <text:p>0:00</text:p>
          </table:table-cell>
          <table:table-cell table:style-name="ce26" office:value-type="time" office:time-value="PT05H10M14S">
            <text:p>05:10:14</text:p>
          </table:table-cell>
          <table:table-cell table:style-name="ce49" office:value-type="time" office:time-value="PT21H17M40S">
            <text:p>21:17:40</text:p>
          </table:table-cell>
          <table:table-cell table:formula="of:=[.N554]-[.M554]" office:value-type="float" office:value="0.671828703703704">
            <text:p>16:07:26</text:p>
          </table:table-cell>
          <table:table-cell office:value-type="float" office:value="0.220138888888889">
            <text:p>5:17</text:p>
          </table:table-cell>
          <table:table-cell office:value-type="float" office:value="0.880555555555556">
            <text:p>21:08</text:p>
          </table:table-cell>
          <table:table-cell table:formula="of:=[.Q554]-[.P554]" office:value-type="float" office:value="0.660416666666667">
            <text:p>15:51</text:p>
          </table:table-cell>
          <table:table-cell table:formula="of:=[.V554]-[.R554]" office:value-type="float" office:value="0.00295138888888891">
            <text:p>0:04:15</text:p>
          </table:table-cell>
          <table:table-cell table:style-name="ce26" office:value-type="time" office:time-value="PT05H14M03S">
            <text:p>05:14:03</text:p>
          </table:table-cell>
          <table:table-cell table:style-name="ce49" office:value-type="time" office:time-value="PT21H09M18S">
            <text:p>21:09:18</text:p>
          </table:table-cell>
          <table:table-cell table:formula="of:=[.U554]-[.T554]" office:value-type="float" office:value="0.663368055555556">
            <text:p>15:55:15</text:p>
          </table:table-cell>
          <table:table-cell table:number-columns-repeated="1002"/>
        </table:table-row>
        <table:table-row table:style-name="ro1">
          <table:table-cell table:formula="of:=[.B555]" office:value-type="date" office:date-value="2017-06-04">
            <text:p>So, </text:p>
          </table:table-cell>
          <table:table-cell office:value-type="date" office:date-value="2017-06-04">
            <text:p>04.06.2017</text:p>
          </table:table-cell>
          <table:table-cell table:number-columns-repeated="7"/>
          <table:table-cell table:number-columns-repeated="2"/>
          <table:table-cell table:formula="of:=[.K555]-[.J555]" office:value-type="float" office:value="0">
            <text:p>0:00</text:p>
          </table:table-cell>
          <table:table-cell table:style-name="ce26" office:value-type="time" office:time-value="PT05H09M40S">
            <text:p>05:09:40</text:p>
          </table:table-cell>
          <table:table-cell table:style-name="ce49" office:value-type="time" office:time-value="PT21H18M34S">
            <text:p>21:18:34</text:p>
          </table:table-cell>
          <table:table-cell table:formula="of:=[.N555]-[.M555]" office:value-type="float" office:value="0.672847222222222">
            <text:p>16:08:54</text:p>
          </table:table-cell>
          <table:table-cell office:value-type="float" office:value="0.219444444444444">
            <text:p>5:16</text:p>
          </table:table-cell>
          <table:table-cell office:value-type="float" office:value="0.880555555555556">
            <text:p>21:08</text:p>
          </table:table-cell>
          <table:table-cell table:formula="of:=[.Q555]-[.P555]" office:value-type="float" office:value="0.661111111111111">
            <text:p>15:52</text:p>
          </table:table-cell>
          <table:table-cell table:formula="of:=[.V555]-[.R555]" office:value-type="float" office:value="0.00321759259259258">
            <text:p>0:04:38</text:p>
          </table:table-cell>
          <table:table-cell table:style-name="ce26" office:value-type="time" office:time-value="PT05H13M32S">
            <text:p>05:13:32</text:p>
          </table:table-cell>
          <table:table-cell table:style-name="ce49" office:value-type="time" office:time-value="PT21H10M10S">
            <text:p>21:10:10</text:p>
          </table:table-cell>
          <table:table-cell table:formula="of:=[.U555]-[.T555]" office:value-type="float" office:value="0.664328703703704">
            <text:p>15:56:38</text:p>
          </table:table-cell>
          <table:table-cell table:number-columns-repeated="1002"/>
        </table:table-row>
        <table:table-row table:style-name="ro1">
          <table:table-cell table:formula="of:=[.B556]" office:value-type="date" office:date-value="2017-06-05">
            <text:p>Mo, </text:p>
          </table:table-cell>
          <table:table-cell office:value-type="date" office:date-value="2017-06-05">
            <text:p>05.06.2017</text:p>
          </table:table-cell>
          <table:table-cell table:number-columns-repeated="7"/>
          <table:table-cell table:number-columns-repeated="2"/>
          <table:table-cell table:formula="of:=[.K556]-[.J556]" office:value-type="float" office:value="0">
            <text:p>0:00</text:p>
          </table:table-cell>
          <table:table-cell table:style-name="ce26" office:value-type="time" office:time-value="PT05H09M09S">
            <text:p>05:09:09</text:p>
          </table:table-cell>
          <table:table-cell table:style-name="ce49" office:value-type="time" office:time-value="PT21H19M27S">
            <text:p>21:19:27</text:p>
          </table:table-cell>
          <table:table-cell table:formula="of:=[.N556]-[.M556]" office:value-type="float" office:value="0.673819444444445">
            <text:p>16:10:18</text:p>
          </table:table-cell>
          <table:table-cell office:value-type="float" office:value="0.219444444444444">
            <text:p>5:16</text:p>
          </table:table-cell>
          <table:table-cell office:value-type="float" office:value="0.88125">
            <text:p>21:09</text:p>
          </table:table-cell>
          <table:table-cell table:formula="of:=[.Q556]-[.P556]" office:value-type="float" office:value="0.661805555555556">
            <text:p>15:53</text:p>
          </table:table-cell>
          <table:table-cell table:formula="of:=[.V556]-[.R556]" office:value-type="float" office:value="0.00342592592592583">
            <text:p>0:04:56</text:p>
          </table:table-cell>
          <table:table-cell table:style-name="ce26" office:value-type="time" office:time-value="PT05H13M04S">
            <text:p>05:13:04</text:p>
          </table:table-cell>
          <table:table-cell table:style-name="ce49" office:value-type="time" office:time-value="PT21H11M00S">
            <text:p>21:11:00</text:p>
          </table:table-cell>
          <table:table-cell table:formula="of:=[.U556]-[.T556]" office:value-type="float" office:value="0.665231481481481">
            <text:p>15:57:56</text:p>
          </table:table-cell>
          <table:table-cell table:number-columns-repeated="1002"/>
        </table:table-row>
        <table:table-row table:style-name="ro1">
          <table:table-cell table:formula="of:=[.B557]" office:value-type="date" office:date-value="2017-06-06">
            <text:p>Di, </text:p>
          </table:table-cell>
          <table:table-cell office:value-type="date" office:date-value="2017-06-06">
            <text:p>06.06.2017</text:p>
          </table:table-cell>
          <table:table-cell table:number-columns-repeated="7"/>
          <table:table-cell table:number-columns-repeated="2"/>
          <table:table-cell table:formula="of:=[.K557]-[.J557]" office:value-type="float" office:value="0">
            <text:p>0:00</text:p>
          </table:table-cell>
          <table:table-cell table:style-name="ce26" office:value-type="time" office:time-value="PT05H08M41S">
            <text:p>05:08:41</text:p>
          </table:table-cell>
          <table:table-cell table:style-name="ce49" office:value-type="time" office:time-value="PT21H20M17S">
            <text:p>21:20:17</text:p>
          </table:table-cell>
          <table:table-cell table:formula="of:=[.N557]-[.M557]" office:value-type="float" office:value="0.674722222222222">
            <text:p>16:11:36</text:p>
          </table:table-cell>
          <table:table-cell office:value-type="float" office:value="0.21875">
            <text:p>5:15</text:p>
          </table:table-cell>
          <table:table-cell office:value-type="float" office:value="0.881944444444444">
            <text:p>21:10</text:p>
          </table:table-cell>
          <table:table-cell table:formula="of:=[.Q557]-[.P557]" office:value-type="float" office:value="0.663194444444444">
            <text:p>15:55</text:p>
          </table:table-cell>
          <table:table-cell table:formula="of:=[.V557]-[.R557]" office:value-type="float" office:value="0.00289351851851849">
            <text:p>0:04:10</text:p>
          </table:table-cell>
          <table:table-cell table:style-name="ce26" office:value-type="time" office:time-value="PT05H12M38S">
            <text:p>05:12:38</text:p>
          </table:table-cell>
          <table:table-cell table:style-name="ce49" office:value-type="time" office:time-value="PT21H11M48S">
            <text:p>21:11:48</text:p>
          </table:table-cell>
          <table:table-cell table:formula="of:=[.U557]-[.T557]" office:value-type="float" office:value="0.666087962962963">
            <text:p>15:59:10</text:p>
          </table:table-cell>
          <table:table-cell table:number-columns-repeated="1002"/>
        </table:table-row>
        <table:table-row table:style-name="ro1">
          <table:table-cell table:formula="of:=[.B558]" office:value-type="date" office:date-value="2017-06-07">
            <text:p>Mi, </text:p>
          </table:table-cell>
          <table:table-cell office:value-type="date" office:date-value="2017-06-07">
            <text:p>07.06.2017</text:p>
          </table:table-cell>
          <table:table-cell table:number-columns-repeated="7"/>
          <table:table-cell table:number-columns-repeated="2"/>
          <table:table-cell table:formula="of:=[.K558]-[.J558]" office:value-type="float" office:value="0">
            <text:p>0:00</text:p>
          </table:table-cell>
          <table:table-cell table:style-name="ce26" office:value-type="time" office:time-value="PT05H08M16S">
            <text:p>05:08:16</text:p>
          </table:table-cell>
          <table:table-cell table:style-name="ce49" office:value-type="time" office:time-value="PT21H21M05S">
            <text:p>21:21:05</text:p>
          </table:table-cell>
          <table:table-cell table:formula="of:=[.N558]-[.M558]" office:value-type="float" office:value="0.67556712962963">
            <text:p>16:12:49</text:p>
          </table:table-cell>
          <table:table-cell office:value-type="float" office:value="0.21875">
            <text:p>5:15</text:p>
          </table:table-cell>
          <table:table-cell office:value-type="float" office:value="0.882638888888889">
            <text:p>21:11</text:p>
          </table:table-cell>
          <table:table-cell table:formula="of:=[.Q558]-[.P558]" office:value-type="float" office:value="0.663888888888889">
            <text:p>15:56</text:p>
          </table:table-cell>
          <table:table-cell table:formula="of:=[.V558]-[.R558]" office:value-type="float" office:value="0.00298611111111113">
            <text:p>0:04:18</text:p>
          </table:table-cell>
          <table:table-cell table:style-name="ce26" office:value-type="time" office:time-value="PT05H12M15S">
            <text:p>05:12:15</text:p>
          </table:table-cell>
          <table:table-cell table:style-name="ce49" office:value-type="time" office:time-value="PT21H12M33S">
            <text:p>21:12:33</text:p>
          </table:table-cell>
          <table:table-cell table:formula="of:=[.U558]-[.T558]" office:value-type="float" office:value="0.666875">
            <text:p>16:00:18</text:p>
          </table:table-cell>
          <table:table-cell office:value-type="string">
            <text:p>Luftbefeuchter am Bett gewechselt</text:p>
          </table:table-cell>
          <table:table-cell table:number-columns-repeated="6"/>
          <table:table-cell office:value-type="string">
            <text:p>neu</text:p>
          </table:table-cell>
          <table:table-cell office:value-type="string">
            <text:p>-</text:p>
          </table:table-cell>
          <table:table-cell table:number-columns-repeated="993"/>
        </table:table-row>
        <table:table-row table:style-name="ro1">
          <table:table-cell table:formula="of:=[.B559]" office:value-type="date" office:date-value="2017-06-08">
            <text:p>Do, </text:p>
          </table:table-cell>
          <table:table-cell office:value-type="date" office:date-value="2017-06-08">
            <text:p>08.06.2017</text:p>
          </table:table-cell>
          <table:table-cell table:number-columns-repeated="7"/>
          <table:table-cell table:number-columns-repeated="2"/>
          <table:table-cell table:formula="of:=[.K559]-[.J559]" office:value-type="float" office:value="0">
            <text:p>0:00</text:p>
          </table:table-cell>
          <table:table-cell table:style-name="ce26" office:value-type="time" office:time-value="PT05H07M53S">
            <text:p>05:07:53</text:p>
          </table:table-cell>
          <table:table-cell table:style-name="ce49" office:value-type="time" office:time-value="PT21H21M51S">
            <text:p>21:21:51</text:p>
          </table:table-cell>
          <table:table-cell table:formula="of:=[.N559]-[.M559]" office:value-type="float" office:value="0.676365740740741">
            <text:p>16:13:58</text:p>
          </table:table-cell>
          <table:table-cell office:value-type="float" office:value="0.218055555555556">
            <text:p>5:14</text:p>
          </table:table-cell>
          <table:table-cell office:value-type="float" office:value="0.883333333333333">
            <text:p>21:12</text:p>
          </table:table-cell>
          <table:table-cell table:formula="of:=[.Q559]-[.P559]" office:value-type="float" office:value="0.665277777777778">
            <text:p>15:58</text:p>
          </table:table-cell>
          <table:table-cell table:formula="of:=[.V559]-[.R559]" office:value-type="float" office:value="0.00234953703703722">
            <text:p>0:03:23</text:p>
          </table:table-cell>
          <table:table-cell table:style-name="ce26" office:value-type="time" office:time-value="PT05H11M54S">
            <text:p>05:11:54</text:p>
          </table:table-cell>
          <table:table-cell table:style-name="ce49" office:value-type="time" office:time-value="PT21H13M17S">
            <text:p>21:13:17</text:p>
          </table:table-cell>
          <table:table-cell table:formula="of:=[.U559]-[.T559]" office:value-type="float" office:value="0.667627314814815">
            <text:p>16:01:23</text:p>
          </table:table-cell>
          <table:table-cell table:number-columns-repeated="1002"/>
        </table:table-row>
        <table:table-row table:style-name="ro1">
          <table:table-cell table:formula="of:=[.B560]" office:value-type="date" office:date-value="2017-06-09">
            <text:p>Fr, </text:p>
          </table:table-cell>
          <table:table-cell office:value-type="date" office:date-value="2017-06-09">
            <text:p>09.06.2017</text:p>
          </table:table-cell>
          <table:table-cell table:number-columns-repeated="7"/>
          <table:table-cell table:number-columns-repeated="2"/>
          <table:table-cell table:formula="of:=[.K560]-[.J560]" office:value-type="float" office:value="0">
            <text:p>0:00</text:p>
          </table:table-cell>
          <table:table-cell table:style-name="ce26" office:value-type="time" office:time-value="PT05H07M33S">
            <text:p>05:07:33</text:p>
          </table:table-cell>
          <table:table-cell table:style-name="ce49" office:value-type="time" office:time-value="PT21H22M34S">
            <text:p>21:22:34</text:p>
          </table:table-cell>
          <table:table-cell table:formula="of:=[.N560]-[.M560]" office:value-type="float" office:value="0.677094907407407">
            <text:p>16:15:01</text:p>
          </table:table-cell>
          <table:table-cell office:value-type="float" office:value="0.218055555555556">
            <text:p>5:14</text:p>
          </table:table-cell>
          <table:table-cell office:value-type="float" office:value="0.883333333333333">
            <text:p>21:12</text:p>
          </table:table-cell>
          <table:table-cell table:formula="of:=[.Q560]-[.P560]" office:value-type="float" office:value="0.665277777777778">
            <text:p>15:58</text:p>
          </table:table-cell>
          <table:table-cell table:formula="of:=[.V560]-[.R560]" office:value-type="float" office:value="0.00304398148148177">
            <text:p>0:04:23</text:p>
          </table:table-cell>
          <table:table-cell table:style-name="ce26" office:value-type="time" office:time-value="PT05H11M36S">
            <text:p>05:11:36</text:p>
          </table:table-cell>
          <table:table-cell table:style-name="ce49" office:value-type="time" office:time-value="PT21H13M59S">
            <text:p>21:13:59</text:p>
          </table:table-cell>
          <table:table-cell table:formula="of:=[.U560]-[.T560]" office:value-type="float" office:value="0.668321759259259">
            <text:p>16:02:23</text:p>
          </table:table-cell>
          <table:table-cell table:number-columns-repeated="1002"/>
        </table:table-row>
        <table:table-row table:style-name="ro1">
          <table:table-cell table:formula="of:=[.B561]" office:value-type="date" office:date-value="2017-06-10">
            <text:p>Sa, </text:p>
          </table:table-cell>
          <table:table-cell office:value-type="date" office:date-value="2017-06-10">
            <text:p>10.06.2017</text:p>
          </table:table-cell>
          <table:table-cell table:number-columns-repeated="7"/>
          <table:table-cell table:number-columns-repeated="2"/>
          <table:table-cell table:formula="of:=[.K561]-[.J561]" office:value-type="float" office:value="0">
            <text:p>0:00</text:p>
          </table:table-cell>
          <table:table-cell table:style-name="ce26" office:value-type="time" office:time-value="PT05H07M16S">
            <text:p>05:07:16</text:p>
          </table:table-cell>
          <table:table-cell table:style-name="ce49" office:value-type="time" office:time-value="PT21H23M16S">
            <text:p>21:23:16</text:p>
          </table:table-cell>
          <table:table-cell table:formula="of:=[.N561]-[.M561]" office:value-type="float" office:value="0.677777777777778">
            <text:p>16:16:00</text:p>
          </table:table-cell>
          <table:table-cell office:value-type="float" office:value="0.218055555555556">
            <text:p>5:14</text:p>
          </table:table-cell>
          <table:table-cell office:value-type="float" office:value="0.884027777777778">
            <text:p>21:13</text:p>
          </table:table-cell>
          <table:table-cell table:formula="of:=[.Q561]-[.P561]" office:value-type="float" office:value="0.665972222222222">
            <text:p>15:59</text:p>
          </table:table-cell>
          <table:table-cell table:formula="of:=[.V561]-[.R561]" office:value-type="float" office:value="0.00297453703703721">
            <text:p>0:04:17</text:p>
          </table:table-cell>
          <table:table-cell table:style-name="ce26" office:value-type="time" office:time-value="PT05H11M21S">
            <text:p>05:11:21</text:p>
          </table:table-cell>
          <table:table-cell table:style-name="ce49" office:value-type="time" office:time-value="PT21H14M38S">
            <text:p>21:14:38</text:p>
          </table:table-cell>
          <table:table-cell table:formula="of:=[.U561]-[.T561]" office:value-type="float" office:value="0.668946759259259">
            <text:p>16:03:17</text:p>
          </table:table-cell>
          <table:table-cell table:number-columns-repeated="1002"/>
        </table:table-row>
        <table:table-row table:style-name="ro1">
          <table:table-cell table:formula="of:=[.B562]" office:value-type="date" office:date-value="2017-06-11">
            <text:p>So, </text:p>
          </table:table-cell>
          <table:table-cell office:value-type="date" office:date-value="2017-06-11">
            <text:p>11.06.2017</text:p>
          </table:table-cell>
          <table:table-cell table:number-columns-repeated="7"/>
          <table:table-cell table:number-columns-repeated="2"/>
          <table:table-cell table:formula="of:=[.K562]-[.J562]" office:value-type="float" office:value="0">
            <text:p>0:00</text:p>
          </table:table-cell>
          <table:table-cell table:style-name="ce26" office:value-type="time" office:time-value="PT05H07M02S">
            <text:p>05:07:02</text:p>
          </table:table-cell>
          <table:table-cell table:style-name="ce49" office:value-type="time" office:time-value="PT21H23M54S">
            <text:p>21:23:54</text:p>
          </table:table-cell>
          <table:table-cell table:formula="of:=[.N562]-[.M562]" office:value-type="float" office:value="0.67837962962963">
            <text:p>16:16:52</text:p>
          </table:table-cell>
          <table:table-cell office:value-type="float" office:value="0.218055555555556">
            <text:p>5:14</text:p>
          </table:table-cell>
          <table:table-cell office:value-type="float" office:value="0.884722222222222">
            <text:p>21:14</text:p>
          </table:table-cell>
          <table:table-cell table:formula="of:=[.Q562]-[.P562]" office:value-type="float" office:value="0.666666666666667">
            <text:p>16:00</text:p>
          </table:table-cell>
          <table:table-cell table:formula="of:=[.V562]-[.R562]" office:value-type="float" office:value="0.00284722222222211">
            <text:p>0:04:06</text:p>
          </table:table-cell>
          <table:table-cell table:style-name="ce26" office:value-type="time" office:time-value="PT05H11M09S">
            <text:p>05:11:09</text:p>
          </table:table-cell>
          <table:table-cell table:style-name="ce49" office:value-type="time" office:time-value="PT21H15M15S">
            <text:p>21:15:15</text:p>
          </table:table-cell>
          <table:table-cell table:formula="of:=[.U562]-[.T562]" office:value-type="float" office:value="0.669513888888889">
            <text:p>16:04:06</text:p>
          </table:table-cell>
          <table:table-cell table:number-columns-repeated="1002"/>
        </table:table-row>
        <table:table-row table:style-name="ro1">
          <table:table-cell table:formula="of:=[.B563]" office:value-type="date" office:date-value="2017-06-12">
            <text:p>Mo, </text:p>
          </table:table-cell>
          <table:table-cell office:value-type="date" office:date-value="2017-06-12">
            <text:p>12.06.2017</text:p>
          </table:table-cell>
          <table:table-cell table:number-columns-repeated="7"/>
          <table:table-cell table:number-columns-repeated="2"/>
          <table:table-cell table:formula="of:=[.K563]-[.J563]" office:value-type="float" office:value="0">
            <text:p>0:00</text:p>
          </table:table-cell>
          <table:table-cell table:style-name="ce26" office:value-type="time" office:time-value="PT05H06M50S">
            <text:p>05:06:50</text:p>
          </table:table-cell>
          <table:table-cell table:style-name="ce49" office:value-type="time" office:time-value="PT21H24M31S">
            <text:p>21:24:31</text:p>
          </table:table-cell>
          <table:table-cell table:formula="of:=[.N563]-[.M563]" office:value-type="float" office:value="0.678946759259259">
            <text:p>16:17:41</text:p>
          </table:table-cell>
          <table:table-cell office:value-type="float" office:value="0.217361111111111">
            <text:p>5:13</text:p>
          </table:table-cell>
          <table:table-cell office:value-type="float" office:value="0.884722222222222">
            <text:p>21:14</text:p>
          </table:table-cell>
          <table:table-cell table:formula="of:=[.Q563]-[.P563]" office:value-type="float" office:value="0.667361111111111">
            <text:p>16:01</text:p>
          </table:table-cell>
          <table:table-cell table:formula="of:=[.V563]-[.R563]" office:value-type="float" office:value="0.00267361111111097">
            <text:p>0:03:51</text:p>
          </table:table-cell>
          <table:table-cell table:style-name="ce26" office:value-type="time" office:time-value="PT05H10M59S">
            <text:p>05:10:59</text:p>
          </table:table-cell>
          <table:table-cell table:style-name="ce49" office:value-type="time" office:time-value="PT21H15M50S">
            <text:p>21:15:50</text:p>
          </table:table-cell>
          <table:table-cell table:formula="of:=[.U563]-[.T563]" office:value-type="float" office:value="0.670034722222222">
            <text:p>16:04:51</text:p>
          </table:table-cell>
          <table:table-cell table:number-columns-repeated="1002"/>
        </table:table-row>
        <table:table-row table:style-name="ro1">
          <table:table-cell table:formula="of:=[.B564]" office:value-type="date" office:date-value="2017-06-13">
            <text:p>Di, </text:p>
          </table:table-cell>
          <table:table-cell office:value-type="date" office:date-value="2017-06-13">
            <text:p>13.06.2017</text:p>
          </table:table-cell>
          <table:table-cell table:number-columns-repeated="7"/>
          <table:table-cell table:number-columns-repeated="2"/>
          <table:table-cell table:formula="of:=[.K564]-[.J564]" office:value-type="float" office:value="0">
            <text:p>0:00</text:p>
          </table:table-cell>
          <table:table-cell table:style-name="ce26" office:value-type="time" office:time-value="PT05H06M42S">
            <text:p>05:06:42</text:p>
          </table:table-cell>
          <table:table-cell table:style-name="ce49" office:value-type="time" office:time-value="PT21H25M04S">
            <text:p>21:25:04</text:p>
          </table:table-cell>
          <table:table-cell table:formula="of:=[.N564]-[.M564]" office:value-type="float" office:value="0.679421296296296">
            <text:p>16:18:22</text:p>
          </table:table-cell>
          <table:table-cell office:value-type="float" office:value="0.217361111111111">
            <text:p>5:13</text:p>
          </table:table-cell>
          <table:table-cell office:value-type="float" office:value="0.885416666666667">
            <text:p>21:15</text:p>
          </table:table-cell>
          <table:table-cell table:formula="of:=[.Q564]-[.P564]" office:value-type="float" office:value="0.668055555555555">
            <text:p>16:02</text:p>
          </table:table-cell>
          <table:table-cell table:formula="of:=[.V564]-[.R564]" office:value-type="float" office:value="0.00245370370370368">
            <text:p>0:03:32</text:p>
          </table:table-cell>
          <table:table-cell table:style-name="ce26" office:value-type="time" office:time-value="PT05H10M51S">
            <text:p>05:10:51</text:p>
          </table:table-cell>
          <table:table-cell table:style-name="ce49" office:value-type="time" office:time-value="PT21H16M23S">
            <text:p>21:16:23</text:p>
          </table:table-cell>
          <table:table-cell table:formula="of:=[.U564]-[.T564]" office:value-type="float" office:value="0.670509259259259">
            <text:p>16:05:32</text:p>
          </table:table-cell>
          <table:table-cell table:number-columns-repeated="1002"/>
        </table:table-row>
        <table:table-row table:style-name="ro1">
          <table:table-cell table:formula="of:=[.B565]" office:value-type="date" office:date-value="2017-06-14">
            <text:p>Mi, </text:p>
          </table:table-cell>
          <table:table-cell office:value-type="date" office:date-value="2017-06-14">
            <text:p>14.06.2017</text:p>
          </table:table-cell>
          <table:table-cell table:number-columns-repeated="7"/>
          <table:table-cell table:number-columns-repeated="2"/>
          <table:table-cell table:formula="of:=[.K565]-[.J565]" office:value-type="float" office:value="0">
            <text:p>0:00</text:p>
          </table:table-cell>
          <table:table-cell table:style-name="ce26" office:value-type="time" office:time-value="PT05H06M36S">
            <text:p>05:06:36</text:p>
          </table:table-cell>
          <table:table-cell table:style-name="ce49" office:value-type="time" office:time-value="PT21H25M36S">
            <text:p>21:25:36</text:p>
          </table:table-cell>
          <table:table-cell table:formula="of:=[.N565]-[.M565]" office:value-type="float" office:value="0.679861111111111">
            <text:p>16:19:00</text:p>
          </table:table-cell>
          <table:table-cell office:value-type="float" office:value="0.217361111111111">
            <text:p>5:13</text:p>
          </table:table-cell>
          <table:table-cell office:value-type="float" office:value="0.885416666666667">
            <text:p>21:15</text:p>
          </table:table-cell>
          <table:table-cell table:formula="of:=[.Q565]-[.P565]" office:value-type="float" office:value="0.668055555555555">
            <text:p>16:02</text:p>
          </table:table-cell>
          <table:table-cell table:formula="of:=[.V565]-[.R565]" office:value-type="float" office:value="0.00284722222222222">
            <text:p>0:04:06</text:p>
          </table:table-cell>
          <table:table-cell table:style-name="ce26" office:value-type="time" office:time-value="PT05H10M47S">
            <text:p>05:10:47</text:p>
          </table:table-cell>
          <table:table-cell table:style-name="ce49" office:value-type="time" office:time-value="PT21H16M53S">
            <text:p>21:16:53</text:p>
          </table:table-cell>
          <table:table-cell table:formula="of:=[.U565]-[.T565]" office:value-type="float" office:value="0.670902777777778">
            <text:p>16:06:06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/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neu</text:p>
          </table:table-cell>
          <table:table-cell office:value-type="string">
            <text:p>-</text:p>
          </table:table-cell>
          <table:table-cell table:number-columns-repeated="993"/>
        </table:table-row>
        <table:table-row table:style-name="ro1">
          <table:table-cell table:formula="of:=[.B566]" office:value-type="date" office:date-value="2017-06-15">
            <text:p>Do, </text:p>
          </table:table-cell>
          <table:table-cell office:value-type="date" office:date-value="2017-06-15">
            <text:p>15.06.2017</text:p>
          </table:table-cell>
          <table:table-cell table:number-columns-repeated="7"/>
          <table:table-cell table:number-columns-repeated="2"/>
          <table:table-cell table:formula="of:=[.K566]-[.J566]" office:value-type="float" office:value="0">
            <text:p>0:00</text:p>
          </table:table-cell>
          <table:table-cell table:style-name="ce26" office:value-type="time" office:time-value="PT05H06M33S">
            <text:p>05:06:33</text:p>
          </table:table-cell>
          <table:table-cell table:style-name="ce49" office:value-type="time" office:time-value="PT21H26M04S">
            <text:p>21:26:04</text:p>
          </table:table-cell>
          <table:table-cell table:formula="of:=[.N566]-[.M566]" office:value-type="float" office:value="0.680219907407407">
            <text:p>16:19:31</text:p>
          </table:table-cell>
          <table:table-cell office:value-type="float" office:value="0.217361111111111">
            <text:p>5:13</text:p>
          </table:table-cell>
          <table:table-cell office:value-type="float" office:value="0.886111111111111">
            <text:p>21:16</text:p>
          </table:table-cell>
          <table:table-cell table:formula="of:=[.Q566]-[.P566]" office:value-type="float" office:value="0.66875">
            <text:p>16:03</text:p>
          </table:table-cell>
          <table:table-cell table:formula="of:=[.V566]-[.R566]" office:value-type="float" office:value="0.00248842592592602">
            <text:p>0:03:35</text:p>
          </table:table-cell>
          <table:table-cell table:style-name="ce26" office:value-type="time" office:time-value="PT05H10M45S">
            <text:p>05:10:45</text:p>
          </table:table-cell>
          <table:table-cell table:style-name="ce49" office:value-type="time" office:time-value="PT21H17M20S">
            <text:p>21:17:20</text:p>
          </table:table-cell>
          <table:table-cell table:formula="of:=[.U566]-[.T566]" office:value-type="float" office:value="0.671238425925926">
            <text:p>16:06:35</text:p>
          </table:table-cell>
          <table:table-cell table:number-columns-repeated="7"/>
          <table:table-cell office:value-type="string">
            <text:p>-</text:p>
          </table:table-cell>
          <table:table-cell office:value-type="string">
            <text:p>neu</text:p>
          </table:table-cell>
          <table:table-cell table:number-columns-repeated="993"/>
        </table:table-row>
        <table:table-row table:style-name="ro1">
          <table:table-cell table:formula="of:=[.B567]" office:value-type="date" office:date-value="2017-06-16">
            <text:p>Fr, </text:p>
          </table:table-cell>
          <table:table-cell office:value-type="date" office:date-value="2017-06-16">
            <text:p>16.06.2017</text:p>
          </table:table-cell>
          <table:table-cell table:number-columns-repeated="7"/>
          <table:table-cell table:number-columns-repeated="2"/>
          <table:table-cell table:formula="of:=[.K567]-[.J567]" office:value-type="float" office:value="0">
            <text:p>0:00</text:p>
          </table:table-cell>
          <table:table-cell table:style-name="ce26" office:value-type="time" office:time-value="PT05H06M33S">
            <text:p>05:06:33</text:p>
          </table:table-cell>
          <table:table-cell table:style-name="ce49" office:value-type="time" office:time-value="PT21H26M30S">
            <text:p>21:26:30</text:p>
          </table:table-cell>
          <table:table-cell table:formula="of:=[.N567]-[.M567]" office:value-type="float" office:value="0.680520833333333">
            <text:p>16:19:57</text:p>
          </table:table-cell>
          <table:table-cell office:value-type="float" office:value="0.217361111111111">
            <text:p>5:13</text:p>
          </table:table-cell>
          <table:table-cell office:value-type="float" office:value="0.886111111111111">
            <text:p>21:16</text:p>
          </table:table-cell>
          <table:table-cell table:formula="of:=[.Q567]-[.P567]" office:value-type="float" office:value="0.66875">
            <text:p>16:03</text:p>
          </table:table-cell>
          <table:table-cell table:formula="of:=[.V567]-[.R567]" office:value-type="float" office:value="0.00278935185185192">
            <text:p>0:04:01</text:p>
          </table:table-cell>
          <table:table-cell table:style-name="ce26" office:value-type="time" office:time-value="PT05H10M45S">
            <text:p>05:10:45</text:p>
          </table:table-cell>
          <table:table-cell table:style-name="ce49" office:value-type="time" office:time-value="PT21H17M46S">
            <text:p>21:17:46</text:p>
          </table:table-cell>
          <table:table-cell table:formula="of:=[.U567]-[.T567]" office:value-type="float" office:value="0.671539351851852">
            <text:p>16:07:01</text:p>
          </table:table-cell>
          <table:table-cell table:number-columns-repeated="1002"/>
        </table:table-row>
        <table:table-row table:style-name="ro1">
          <table:table-cell table:formula="of:=[.B568]" office:value-type="date" office:date-value="2017-06-17">
            <text:p>Sa, </text:p>
          </table:table-cell>
          <table:table-cell office:value-type="date" office:date-value="2017-06-17">
            <text:p>17.06.2017</text:p>
          </table:table-cell>
          <table:table-cell table:number-columns-repeated="7"/>
          <table:table-cell table:number-columns-repeated="2"/>
          <table:table-cell table:formula="of:=[.K568]-[.J568]" office:value-type="float" office:value="0">
            <text:p>0:00</text:p>
          </table:table-cell>
          <table:table-cell table:style-name="ce26" office:value-type="time" office:time-value="PT05H06M35S">
            <text:p>05:06:35</text:p>
          </table:table-cell>
          <table:table-cell table:style-name="ce49" office:value-type="time" office:time-value="PT21H26M54S">
            <text:p>21:26:54</text:p>
          </table:table-cell>
          <table:table-cell table:formula="of:=[.N568]-[.M568]" office:value-type="float" office:value="0.680775462962963">
            <text:p>16:20:19</text:p>
          </table:table-cell>
          <table:table-cell office:value-type="float" office:value="0.217361111111111">
            <text:p>5:13</text:p>
          </table:table-cell>
          <table:table-cell office:value-type="float" office:value="0.886111111111111">
            <text:p>21:16</text:p>
          </table:table-cell>
          <table:table-cell table:formula="of:=[.Q568]-[.P568]" office:value-type="float" office:value="0.66875">
            <text:p>16:03</text:p>
          </table:table-cell>
          <table:table-cell table:formula="of:=[.V568]-[.R568]" office:value-type="float" office:value="0.00299768518518528">
            <text:p>0:04:19</text:p>
          </table:table-cell>
          <table:table-cell table:style-name="ce26" office:value-type="time" office:time-value="PT05H10M49S">
            <text:p>05:10:49</text:p>
          </table:table-cell>
          <table:table-cell table:style-name="ce49" office:value-type="time" office:time-value="PT21H18M08S">
            <text:p>21:18:08</text:p>
          </table:table-cell>
          <table:table-cell table:formula="of:=[.U568]-[.T568]" office:value-type="float" office:value="0.671747685185185">
            <text:p>16:07:19</text:p>
          </table:table-cell>
          <table:table-cell table:number-columns-repeated="1002"/>
        </table:table-row>
        <table:table-row table:style-name="ro1">
          <table:table-cell table:formula="of:=[.B569]" office:value-type="date" office:date-value="2017-06-18">
            <text:p>So, </text:p>
          </table:table-cell>
          <table:table-cell office:value-type="date" office:date-value="2017-06-18">
            <text:p>18.06.2017</text:p>
          </table:table-cell>
          <table:table-cell table:number-columns-repeated="7"/>
          <table:table-cell table:number-columns-repeated="2"/>
          <table:table-cell table:formula="of:=[.K569]-[.J569]" office:value-type="float" office:value="0">
            <text:p>0:00</text:p>
          </table:table-cell>
          <table:table-cell table:style-name="ce26" office:value-type="time" office:time-value="PT05H06M41S">
            <text:p>05:06:41</text:p>
          </table:table-cell>
          <table:table-cell table:style-name="ce49" office:value-type="time" office:time-value="PT21H27M15S">
            <text:p>21:27:15</text:p>
          </table:table-cell>
          <table:table-cell table:formula="of:=[.N569]-[.M569]" office:value-type="float" office:value="0.680949074074074">
            <text:p>16:20:34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569]-[.P569]" office:value-type="float" office:value="0.669444444444444">
            <text:p>16:04</text:p>
          </table:table-cell>
          <table:table-cell table:formula="of:=[.V569]-[.R569]" office:value-type="float" office:value="0.00248842592592591">
            <text:p>0:03:35</text:p>
          </table:table-cell>
          <table:table-cell table:style-name="ce26" office:value-type="time" office:time-value="PT05H10M54S">
            <text:p>05:10:54</text:p>
          </table:table-cell>
          <table:table-cell table:style-name="ce49" office:value-type="time" office:time-value="PT21H18M29S">
            <text:p>21:18:29</text:p>
          </table:table-cell>
          <table:table-cell table:formula="of:=[.U569]-[.T569]" office:value-type="float" office:value="0.67193287037037">
            <text:p>16:07:35</text:p>
          </table:table-cell>
          <table:table-cell table:number-columns-repeated="1002"/>
        </table:table-row>
        <table:table-row table:style-name="ro1">
          <table:table-cell table:formula="of:=[.B570]" office:value-type="date" office:date-value="2017-06-19">
            <text:p>Mo, </text:p>
          </table:table-cell>
          <table:table-cell office:value-type="date" office:date-value="2017-06-19">
            <text:p>19.06.2017</text:p>
          </table:table-cell>
          <table:table-cell table:number-columns-repeated="7"/>
          <table:table-cell table:number-columns-repeated="2"/>
          <table:table-cell table:formula="of:=[.K570]-[.J570]" office:value-type="float" office:value="0">
            <text:p>0:00</text:p>
          </table:table-cell>
          <table:table-cell table:style-name="ce26" office:value-type="time" office:time-value="PT05H06M49S">
            <text:p>05:06:49</text:p>
          </table:table-cell>
          <table:table-cell table:style-name="ce49" office:value-type="time" office:time-value="PT21H27M33S">
            <text:p>21:27:33</text:p>
          </table:table-cell>
          <table:table-cell table:formula="of:=[.N570]-[.M570]" office:value-type="float" office:value="0.681064814814815">
            <text:p>16:20:44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570]-[.P570]" office:value-type="float" office:value="0.669444444444444">
            <text:p>16:04</text:p>
          </table:table-cell>
          <table:table-cell table:formula="of:=[.V570]-[.R570]" office:value-type="float" office:value="0.00258101851851844">
            <text:p>0:03:43</text:p>
          </table:table-cell>
          <table:table-cell table:style-name="ce26" office:value-type="time" office:time-value="PT05H11M03S">
            <text:p>05:11:03</text:p>
          </table:table-cell>
          <table:table-cell table:style-name="ce49" office:value-type="time" office:time-value="PT21H18M46S">
            <text:p>21:18:46</text:p>
          </table:table-cell>
          <table:table-cell table:formula="of:=[.U570]-[.T570]" office:value-type="float" office:value="0.672025462962963">
            <text:p>16:07:43</text:p>
          </table:table-cell>
          <table:table-cell table:number-columns-repeated="1002"/>
        </table:table-row>
        <table:table-row table:style-name="ro1">
          <table:table-cell table:formula="of:=[.B571]" office:value-type="date" office:date-value="2017-06-20">
            <text:p>Di, </text:p>
          </table:table-cell>
          <table:table-cell office:value-type="date" office:date-value="2017-06-20">
            <text:p>20.06.2017</text:p>
          </table:table-cell>
          <table:table-cell table:number-columns-repeated="7"/>
          <table:table-cell table:number-columns-repeated="2"/>
          <table:table-cell table:formula="of:=[.K571]-[.J571]" office:value-type="float" office:value="0">
            <text:p>0:00</text:p>
          </table:table-cell>
          <table:table-cell table:style-name="ce26" office:value-type="time" office:time-value="PT05H07M00S">
            <text:p>05:07:00</text:p>
          </table:table-cell>
          <table:table-cell table:style-name="ce49" office:value-type="time" office:time-value="PT21H27M48S">
            <text:p>21:27:48</text:p>
          </table:table-cell>
          <table:table-cell table:formula="of:=[.N571]-[.M571]" office:value-type="float" office:value="0.681111111111111">
            <text:p>16:20:48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571]-[.P571]" office:value-type="float" office:value="0.669444444444444">
            <text:p>16:04</text:p>
          </table:table-cell>
          <table:table-cell table:formula="of:=[.V571]-[.R571]" office:value-type="float" office:value="0.00262731481481493">
            <text:p>0:03:47</text:p>
          </table:table-cell>
          <table:table-cell table:style-name="ce26" office:value-type="time" office:time-value="PT05H11M14S">
            <text:p>05:11:14</text:p>
          </table:table-cell>
          <table:table-cell table:style-name="ce49" office:value-type="time" office:time-value="PT21H19M01S">
            <text:p>21:19:01</text:p>
          </table:table-cell>
          <table:table-cell table:formula="of:=[.U571]-[.T571]" office:value-type="float" office:value="0.672071759259259">
            <text:p>16:07:47</text:p>
          </table:table-cell>
          <table:table-cell table:number-columns-repeated="1002"/>
        </table:table-row>
        <table:table-row table:style-name="ro1">
          <table:table-cell table:formula="of:=[.B572]" office:value-type="date" office:date-value="2017-06-21">
            <text:p>Mi, </text:p>
          </table:table-cell>
          <table:table-cell office:value-type="date" office:date-value="2017-06-21">
            <text:p>21.06.2017</text:p>
          </table:table-cell>
          <table:table-cell table:number-columns-repeated="7"/>
          <table:table-cell table:number-columns-repeated="2"/>
          <table:table-cell table:formula="of:=[.K572]-[.J572]" office:value-type="float" office:value="0">
            <text:p>0:00</text:p>
          </table:table-cell>
          <table:table-cell table:style-name="ce26" office:value-type="time" office:time-value="PT05H07M14S">
            <text:p>05:07:14</text:p>
          </table:table-cell>
          <table:table-cell table:style-name="ce49" office:value-type="time" office:time-value="PT21H28M00S">
            <text:p>21:28:00</text:p>
          </table:table-cell>
          <table:table-cell table:formula="of:=[.N572]-[.M572]" office:value-type="float" office:value="0.681087962962963">
            <text:p>16:20:46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572]-[.P572]" office:value-type="float" office:value="0.669444444444444">
            <text:p>16:04</text:p>
          </table:table-cell>
          <table:table-cell table:formula="of:=[.V572]-[.R572]" office:value-type="float" office:value="0.00261574074074067">
            <text:p>0:03:46</text:p>
          </table:table-cell>
          <table:table-cell table:style-name="ce26" office:value-type="time" office:time-value="PT05H11M28S">
            <text:p>05:11:28</text:p>
          </table:table-cell>
          <table:table-cell table:style-name="ce49" office:value-type="time" office:time-value="PT21H19M14S">
            <text:p>21:19:14</text:p>
          </table:table-cell>
          <table:table-cell table:formula="of:=[.U572]-[.T572]" office:value-type="float" office:value="0.672060185185185">
            <text:p>16:07:46</text:p>
          </table:table-cell>
          <table:table-cell table:number-columns-repeated="1002"/>
        </table:table-row>
        <table:table-row table:style-name="ro1">
          <table:table-cell table:formula="of:=[.B573]" office:value-type="date" office:date-value="2017-06-22">
            <text:p>Do, </text:p>
          </table:table-cell>
          <table:table-cell office:value-type="date" office:date-value="2017-06-22">
            <text:p>22.06.2017</text:p>
          </table:table-cell>
          <table:table-cell table:number-columns-repeated="7"/>
          <table:table-cell table:number-columns-repeated="2"/>
          <table:table-cell table:formula="of:=[.K573]-[.J573]" office:value-type="float" office:value="0">
            <text:p>0:00</text:p>
          </table:table-cell>
          <table:table-cell table:style-name="ce26" office:value-type="time" office:time-value="PT05H07M30S">
            <text:p>05:07:30</text:p>
          </table:table-cell>
          <table:table-cell table:style-name="ce49" office:value-type="time" office:time-value="PT21H28M10S">
            <text:p>21:28:10</text:p>
          </table:table-cell>
          <table:table-cell table:formula="of:=[.N573]-[.M573]" office:value-type="float" office:value="0.681018518518519">
            <text:p>16:20:40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573]-[.P573]" office:value-type="float" office:value="0.669444444444444">
            <text:p>16:04</text:p>
          </table:table-cell>
          <table:table-cell table:formula="of:=[.V573]-[.R573]" office:value-type="float" office:value="0.00254629629629632">
            <text:p>0:03:40</text:p>
          </table:table-cell>
          <table:table-cell table:style-name="ce26" office:value-type="time" office:time-value="PT05H11M44S">
            <text:p>05:11:44</text:p>
          </table:table-cell>
          <table:table-cell table:style-name="ce49" office:value-type="time" office:time-value="PT21H19M24S">
            <text:p>21:19:24</text:p>
          </table:table-cell>
          <table:table-cell table:formula="of:=[.U573]-[.T573]" office:value-type="float" office:value="0.671990740740741">
            <text:p>16:07:40</text:p>
          </table:table-cell>
          <table:table-cell table:number-columns-repeated="1002"/>
        </table:table-row>
        <table:table-row table:style-name="ro1">
          <table:table-cell table:formula="of:=[.B574]" office:value-type="date" office:date-value="2017-06-23">
            <text:p>Fr, </text:p>
          </table:table-cell>
          <table:table-cell office:value-type="date" office:date-value="2017-06-23">
            <text:p>23.06.2017</text:p>
          </table:table-cell>
          <table:table-cell table:number-columns-repeated="7"/>
          <table:table-cell table:number-columns-repeated="2"/>
          <table:table-cell table:formula="of:=[.K574]-[.J574]" office:value-type="float" office:value="0">
            <text:p>0:00</text:p>
          </table:table-cell>
          <table:table-cell table:style-name="ce26" office:value-type="time" office:time-value="PT05H07M49S">
            <text:p>05:07:49</text:p>
          </table:table-cell>
          <table:table-cell table:style-name="ce49" office:value-type="time" office:time-value="PT21H28M17S">
            <text:p>21:28:17</text:p>
          </table:table-cell>
          <table:table-cell table:formula="of:=[.N574]-[.M574]" office:value-type="float" office:value="0.68087962962963">
            <text:p>16:20:28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574]-[.P574]" office:value-type="float" office:value="0.669444444444444">
            <text:p>16:04</text:p>
          </table:table-cell>
          <table:table-cell table:formula="of:=[.V574]-[.R574]" office:value-type="float" office:value="0.00241898148148134">
            <text:p>0:03:29</text:p>
          </table:table-cell>
          <table:table-cell table:style-name="ce26" office:value-type="time" office:time-value="PT05H12M02S">
            <text:p>05:12:02</text:p>
          </table:table-cell>
          <table:table-cell table:style-name="ce49" office:value-type="time" office:time-value="PT21H19M31S">
            <text:p>21:19:31</text:p>
          </table:table-cell>
          <table:table-cell table:formula="of:=[.U574]-[.T574]" office:value-type="float" office:value="0.671863425925926">
            <text:p>16:07:29</text:p>
          </table:table-cell>
          <table:table-cell table:number-columns-repeated="1002"/>
        </table:table-row>
        <table:table-row table:style-name="ro1">
          <table:table-cell table:formula="of:=[.B575]" office:value-type="date" office:date-value="2017-06-24">
            <text:p>Sa, </text:p>
          </table:table-cell>
          <table:table-cell office:value-type="date" office:date-value="2017-06-24">
            <text:p>24.06.2017</text:p>
          </table:table-cell>
          <table:table-cell table:number-columns-repeated="7"/>
          <table:table-cell table:number-columns-repeated="2"/>
          <table:table-cell table:formula="of:=[.K575]-[.J575]" office:value-type="float" office:value="0">
            <text:p>0:00</text:p>
          </table:table-cell>
          <table:table-cell table:style-name="ce26" office:value-type="time" office:time-value="PT05H08M11S">
            <text:p>05:08:11</text:p>
          </table:table-cell>
          <table:table-cell table:style-name="ce49" office:value-type="time" office:time-value="PT21H28M21S">
            <text:p>21:28:21</text:p>
          </table:table-cell>
          <table:table-cell table:formula="of:=[.N575]-[.M575]" office:value-type="float" office:value="0.680671296296296">
            <text:p>16:20:10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575]-[.P575]" office:value-type="float" office:value="0.669444444444444">
            <text:p>16:04</text:p>
          </table:table-cell>
          <table:table-cell table:formula="of:=[.V575]-[.R575]" office:value-type="float" office:value="0.00222222222222213">
            <text:p>0:03:12</text:p>
          </table:table-cell>
          <table:table-cell table:style-name="ce26" office:value-type="time" office:time-value="PT05H12M24S">
            <text:p>05:12:24</text:p>
          </table:table-cell>
          <table:table-cell table:style-name="ce49" office:value-type="time" office:time-value="PT21H19M36S">
            <text:p>21:19:36</text:p>
          </table:table-cell>
          <table:table-cell table:formula="of:=[.U575]-[.T575]" office:value-type="float" office:value="0.671666666666667">
            <text:p>16:07:12</text:p>
          </table:table-cell>
          <table:table-cell table:number-columns-repeated="1002"/>
        </table:table-row>
        <table:table-row table:style-name="ro1">
          <table:table-cell table:formula="of:=[.B576]" office:value-type="date" office:date-value="2017-06-25">
            <text:p>So, </text:p>
          </table:table-cell>
          <table:table-cell office:value-type="date" office:date-value="2017-06-25">
            <text:p>25.06.2017</text:p>
          </table:table-cell>
          <table:table-cell table:number-columns-repeated="7"/>
          <table:table-cell table:number-columns-repeated="2"/>
          <table:table-cell table:formula="of:=[.K576]-[.J576]" office:value-type="float" office:value="0">
            <text:p>0:00</text:p>
          </table:table-cell>
          <table:table-cell table:style-name="ce26" office:value-type="time" office:time-value="PT05H08M35S">
            <text:p>05:08:35</text:p>
          </table:table-cell>
          <table:table-cell table:style-name="ce49" office:value-type="time" office:time-value="PT21H28M22S">
            <text:p>21:28:22</text:p>
          </table:table-cell>
          <table:table-cell table:formula="of:=[.N576]-[.M576]" office:value-type="float" office:value="0.680405092592593">
            <text:p>16:19:47</text:p>
          </table:table-cell>
          <table:table-cell office:value-type="float" office:value="0.21875">
            <text:p>5:15</text:p>
          </table:table-cell>
          <table:table-cell office:value-type="float" office:value="0.8875">
            <text:p>21:18</text:p>
          </table:table-cell>
          <table:table-cell table:formula="of:=[.Q576]-[.P576]" office:value-type="float" office:value="0.66875">
            <text:p>16:03</text:p>
          </table:table-cell>
          <table:table-cell table:formula="of:=[.V576]-[.R576]" office:value-type="float" office:value="0.00266203703703693">
            <text:p>0:03:50</text:p>
          </table:table-cell>
          <table:table-cell table:style-name="ce26" office:value-type="time" office:time-value="PT05H12M47S">
            <text:p>05:12:47</text:p>
          </table:table-cell>
          <table:table-cell table:style-name="ce49" office:value-type="time" office:time-value="PT21H19M37S">
            <text:p>21:19:37</text:p>
          </table:table-cell>
          <table:table-cell table:formula="of:=[.U576]-[.T576]" office:value-type="float" office:value="0.671412037037037">
            <text:p>16:06:50</text:p>
          </table:table-cell>
          <table:table-cell table:number-columns-repeated="1002"/>
        </table:table-row>
        <table:table-row table:style-name="ro1">
          <table:table-cell table:formula="of:=[.B577]" office:value-type="date" office:date-value="2017-06-26">
            <text:p>Mo, </text:p>
          </table:table-cell>
          <table:table-cell office:value-type="date" office:date-value="2017-06-26">
            <text:p>26.06.2017</text:p>
          </table:table-cell>
          <table:table-cell table:number-columns-repeated="7"/>
          <table:table-cell table:number-columns-repeated="2"/>
          <table:table-cell table:formula="of:=[.K577]-[.J577]" office:value-type="float" office:value="0">
            <text:p>0:00</text:p>
          </table:table-cell>
          <table:table-cell table:style-name="ce26" office:value-type="time" office:time-value="PT05H09M02S">
            <text:p>05:09:02</text:p>
          </table:table-cell>
          <table:table-cell table:style-name="ce49" office:value-type="time" office:time-value="PT21H28M20S">
            <text:p>21:28:20</text:p>
          </table:table-cell>
          <table:table-cell table:formula="of:=[.N577]-[.M577]" office:value-type="float" office:value="0.680069444444444">
            <text:p>16:19:18</text:p>
          </table:table-cell>
          <table:table-cell office:value-type="float" office:value="0.21875">
            <text:p>5:15</text:p>
          </table:table-cell>
          <table:table-cell office:value-type="float" office:value="0.8875">
            <text:p>21:18</text:p>
          </table:table-cell>
          <table:table-cell table:formula="of:=[.Q577]-[.P577]" office:value-type="float" office:value="0.66875">
            <text:p>16:03</text:p>
          </table:table-cell>
          <table:table-cell table:formula="of:=[.V577]-[.R577]" office:value-type="float" office:value="0.00236111111111104">
            <text:p>0:03:24</text:p>
          </table:table-cell>
          <table:table-cell table:style-name="ce26" office:value-type="time" office:time-value="PT05H13M13S">
            <text:p>05:13:13</text:p>
          </table:table-cell>
          <table:table-cell table:style-name="ce49" office:value-type="time" office:time-value="PT21H19M37S">
            <text:p>21:19:37</text:p>
          </table:table-cell>
          <table:table-cell table:formula="of:=[.U577]-[.T577]" office:value-type="float" office:value="0.671111111111111">
            <text:p>16:06:24</text:p>
          </table:table-cell>
          <table:table-cell table:number-columns-repeated="1002"/>
        </table:table-row>
        <table:table-row table:style-name="ro1">
          <table:table-cell table:formula="of:=[.B578]" office:value-type="date" office:date-value="2017-06-27">
            <text:p>Di, </text:p>
          </table:table-cell>
          <table:table-cell office:value-type="date" office:date-value="2017-06-27">
            <text:p>27.06.2017</text:p>
          </table:table-cell>
          <table:table-cell table:number-columns-repeated="7"/>
          <table:table-cell office:value-type="float" office:value="0.215972222222222">
            <text:p>5:11</text:p>
          </table:table-cell>
          <table:table-cell office:value-type="float" office:value="0.893055555555556">
            <text:p>21:26</text:p>
          </table:table-cell>
          <table:table-cell table:formula="of:=[.K578]-[.J578]" office:value-type="float" office:value="0.677083333333333">
            <text:p>16:15</text:p>
          </table:table-cell>
          <table:table-cell table:style-name="ce26" office:value-type="time" office:time-value="PT05H09M31S">
            <text:p>05:09:31</text:p>
          </table:table-cell>
          <table:table-cell table:style-name="ce49" office:value-type="time" office:time-value="PT21H28M16S">
            <text:p>21:28:16</text:p>
          </table:table-cell>
          <table:table-cell table:formula="of:=[.N578]-[.M578]" office:value-type="float" office:value="0.6796875">
            <text:p>16:18:45</text:p>
          </table:table-cell>
          <table:table-cell office:value-type="float" office:value="0.219444444444444">
            <text:p>5:16</text:p>
          </table:table-cell>
          <table:table-cell office:value-type="float" office:value="0.8875">
            <text:p>21:18</text:p>
          </table:table-cell>
          <table:table-cell table:formula="of:=[.Q578]-[.P578]" office:value-type="float" office:value="0.668055555555556">
            <text:p>16:02</text:p>
          </table:table-cell>
          <table:table-cell table:formula="of:=[.V578]-[.R578]" office:value-type="float" office:value="0.00268518518518512">
            <text:p>0:03:52</text:p>
          </table:table-cell>
          <table:table-cell table:style-name="ce26" office:value-type="time" office:time-value="PT05H13M41S">
            <text:p>05:13:41</text:p>
          </table:table-cell>
          <table:table-cell table:style-name="ce49" office:value-type="time" office:time-value="PT21H19M33S">
            <text:p>21:19:33</text:p>
          </table:table-cell>
          <table:table-cell table:formula="of:=[.U578]-[.T578]" office:value-type="float" office:value="0.670740740740741">
            <text:p>16:05:52</text:p>
          </table:table-cell>
          <table:table-cell table:number-columns-repeated="1002"/>
        </table:table-row>
        <table:table-row table:style-name="ro1">
          <table:table-cell table:formula="of:=[.B579]" office:value-type="date" office:date-value="2017-06-28">
            <text:p>Mi, </text:p>
          </table:table-cell>
          <table:table-cell office:value-type="date" office:date-value="2017-06-28">
            <text:p>28.06.2017</text:p>
          </table:table-cell>
          <table:table-cell table:number-columns-repeated="7"/>
          <table:table-cell office:value-type="float" office:value="0.216666666666667">
            <text:p>5:12</text:p>
          </table:table-cell>
          <table:table-cell office:value-type="float" office:value="0.893055555555556">
            <text:p>21:26</text:p>
          </table:table-cell>
          <table:table-cell table:formula="of:=[.K579]-[.J579]" office:value-type="float" office:value="0.676388888888889">
            <text:p>16:14</text:p>
          </table:table-cell>
          <table:table-cell table:style-name="ce26" office:value-type="time" office:time-value="PT05H10M03S">
            <text:p>05:10:03</text:p>
          </table:table-cell>
          <table:table-cell table:style-name="ce49" office:value-type="time" office:time-value="PT21H28M08S">
            <text:p>21:28:08</text:p>
          </table:table-cell>
          <table:table-cell table:formula="of:=[.N579]-[.M579]" office:value-type="float" office:value="0.679224537037037">
            <text:p>16:18:05</text:p>
          </table:table-cell>
          <table:table-cell office:value-type="float" office:value="0.219444444444444">
            <text:p>5:16</text:p>
          </table:table-cell>
          <table:table-cell office:value-type="float" office:value="0.8875">
            <text:p>21:18</text:p>
          </table:table-cell>
          <table:table-cell table:formula="of:=[.Q579]-[.P579]" office:value-type="float" office:value="0.668055555555556">
            <text:p>16:02</text:p>
          </table:table-cell>
          <table:table-cell table:formula="of:=[.V579]-[.R579]" office:value-type="float" office:value="0.00225694444444446">
            <text:p>0:03:15</text:p>
          </table:table-cell>
          <table:table-cell table:style-name="ce26" office:value-type="time" office:time-value="PT05H14M12S">
            <text:p>05:14:12</text:p>
          </table:table-cell>
          <table:table-cell table:style-name="ce49" office:value-type="time" office:time-value="PT21H19M27S">
            <text:p>21:19:27</text:p>
          </table:table-cell>
          <table:table-cell table:formula="of:=[.U579]-[.T579]" office:value-type="float" office:value="0.6703125">
            <text:p>16:05:15</text:p>
          </table:table-cell>
          <table:table-cell table:number-columns-repeated="1002"/>
        </table:table-row>
        <table:table-row table:style-name="ro1">
          <table:table-cell table:formula="of:=[.B580]" office:value-type="date" office:date-value="2017-06-29">
            <text:p>Do, </text:p>
          </table:table-cell>
          <table:table-cell office:value-type="date" office:date-value="2017-06-29">
            <text:p>29.06.2017</text:p>
          </table:table-cell>
          <table:table-cell table:number-columns-repeated="7"/>
          <table:table-cell office:value-type="float" office:value="0.216666666666667">
            <text:p>5:12</text:p>
          </table:table-cell>
          <table:table-cell office:value-type="float" office:value="0.893055555555556">
            <text:p>21:26</text:p>
          </table:table-cell>
          <table:table-cell table:formula="of:=[.K580]-[.J580]" office:value-type="float" office:value="0.676388888888889">
            <text:p>16:14</text:p>
          </table:table-cell>
          <table:table-cell table:style-name="ce26" office:value-type="time" office:time-value="PT05H10M37S">
            <text:p>05:10:37</text:p>
          </table:table-cell>
          <table:table-cell table:style-name="ce49" office:value-type="time" office:time-value="PT21H27M58S">
            <text:p>21:27:58</text:p>
          </table:table-cell>
          <table:table-cell table:formula="of:=[.N580]-[.M580]" office:value-type="float" office:value="0.678715277777778">
            <text:p>16:17:21</text:p>
          </table:table-cell>
          <table:table-cell office:value-type="float" office:value="0.220138888888889">
            <text:p>5:17</text:p>
          </table:table-cell>
          <table:table-cell office:value-type="float" office:value="0.8875">
            <text:p>21:18</text:p>
          </table:table-cell>
          <table:table-cell table:formula="of:=[.Q580]-[.P580]" office:value-type="float" office:value="0.667361111111111">
            <text:p>16:01</text:p>
          </table:table-cell>
          <table:table-cell table:formula="of:=[.V580]-[.R580]" office:value-type="float" office:value="0.00246527777777783">
            <text:p>0:03:33</text:p>
          </table:table-cell>
          <table:table-cell table:style-name="ce26" office:value-type="time" office:time-value="PT05H14M45S">
            <text:p>05:14:45</text:p>
          </table:table-cell>
          <table:table-cell table:style-name="ce49" office:value-type="time" office:time-value="PT21H19M18S">
            <text:p>21:19:18</text:p>
          </table:table-cell>
          <table:table-cell table:formula="of:=[.U580]-[.T580]" office:value-type="float" office:value="0.669826388888889">
            <text:p>16:04:33</text:p>
          </table:table-cell>
          <table:table-cell table:number-columns-repeated="1002"/>
        </table:table-row>
        <table:table-row table:style-name="ro1">
          <table:table-cell table:formula="of:=[.B581]" office:value-type="date" office:date-value="2017-06-30">
            <text:p>Fr, </text:p>
          </table:table-cell>
          <table:table-cell office:value-type="date" office:date-value="2017-06-30">
            <text:p>30.06.2017</text:p>
          </table:table-cell>
          <table:table-cell table:number-columns-repeated="7"/>
          <table:table-cell office:value-type="float" office:value="0.217361111111111">
            <text:p>5:13</text:p>
          </table:table-cell>
          <table:table-cell office:value-type="float" office:value="0.893055555555556">
            <text:p>21:26</text:p>
          </table:table-cell>
          <table:table-cell table:formula="of:=[.K581]-[.J581]" office:value-type="float" office:value="0.675694444444444">
            <text:p>16:13</text:p>
          </table:table-cell>
          <table:table-cell table:style-name="ce26" office:value-type="time" office:time-value="PT05H11M14S">
            <text:p>05:11:14</text:p>
          </table:table-cell>
          <table:table-cell table:style-name="ce49" office:value-type="time" office:time-value="PT21H27M45S">
            <text:p>21:27:45</text:p>
          </table:table-cell>
          <table:table-cell table:formula="of:=[.N581]-[.M581]" office:value-type="float" office:value="0.678136574074074">
            <text:p>16:16:31</text:p>
          </table:table-cell>
          <table:table-cell office:value-type="float" office:value="0.220138888888889">
            <text:p>5:17</text:p>
          </table:table-cell>
          <table:table-cell office:value-type="float" office:value="0.886805555555556">
            <text:p>21:17</text:p>
          </table:table-cell>
          <table:table-cell table:formula="of:=[.Q581]-[.P581]" office:value-type="float" office:value="0.666666666666667">
            <text:p>16:00</text:p>
          </table:table-cell>
          <table:table-cell table:formula="of:=[.V581]-[.R581]" office:value-type="float" office:value="0.00261574074074078">
            <text:p>0:03:46</text:p>
          </table:table-cell>
          <table:table-cell table:style-name="ce26" office:value-type="time" office:time-value="PT05H15M20S">
            <text:p>05:15:20</text:p>
          </table:table-cell>
          <table:table-cell table:style-name="ce49" office:value-type="time" office:time-value="PT21H19M06S">
            <text:p>21:19:06</text:p>
          </table:table-cell>
          <table:table-cell table:formula="of:=[.U581]-[.T581]" office:value-type="float" office:value="0.669282407407408">
            <text:p>16:03:46</text:p>
          </table:table-cell>
          <table:table-cell table:number-columns-repeated="1002"/>
        </table:table-row>
        <table:table-row table:style-name="ro1">
          <table:table-cell table:formula="of:=[.B582]" office:value-type="date" office:date-value="2017-07-01">
            <text:p>Sa, </text:p>
          </table:table-cell>
          <table:table-cell office:value-type="date" office:date-value="2017-07-01">
            <text:p>01.07.2017</text:p>
          </table:table-cell>
          <table:table-cell table:number-columns-repeated="7"/>
          <table:table-cell office:value-type="float" office:value="0.218055555555556">
            <text:p>5:14</text:p>
          </table:table-cell>
          <table:table-cell office:value-type="float" office:value="0.892361111111111">
            <text:p>21:25</text:p>
          </table:table-cell>
          <table:table-cell table:formula="of:=[.K582]-[.J582]" office:value-type="float" office:value="0.674305555555555">
            <text:p>16:11</text:p>
          </table:table-cell>
          <table:table-cell table:style-name="ce26" office:value-type="time" office:time-value="PT05H11M53S">
            <text:p>05:11:53</text:p>
          </table:table-cell>
          <table:table-cell table:style-name="ce49" office:value-type="time" office:time-value="PT21H27M29S">
            <text:p>21:27:29</text:p>
          </table:table-cell>
          <table:table-cell table:formula="of:=[.N582]-[.M582]" office:value-type="float" office:value="0.6775">
            <text:p>16:15:36</text:p>
          </table:table-cell>
          <table:table-cell office:value-type="float" office:value="0.220833333333333">
            <text:p>5:18</text:p>
          </table:table-cell>
          <table:table-cell office:value-type="float" office:value="0.886805555555556">
            <text:p>21:17</text:p>
          </table:table-cell>
          <table:table-cell table:formula="of:=[.Q582]-[.P582]" office:value-type="float" office:value="0.665972222222222">
            <text:p>15:59</text:p>
          </table:table-cell>
          <table:table-cell table:formula="of:=[.V582]-[.R582]" office:value-type="float" office:value="0.00271990740740735">
            <text:p>0:03:55</text:p>
          </table:table-cell>
          <table:table-cell table:style-name="ce26" office:value-type="time" office:time-value="PT05H15M57S">
            <text:p>05:15:57</text:p>
          </table:table-cell>
          <table:table-cell table:style-name="ce49" office:value-type="time" office:time-value="PT21H18M52S">
            <text:p>21:18:52</text:p>
          </table:table-cell>
          <table:table-cell table:formula="of:=[.U582]-[.T582]" office:value-type="float" office:value="0.66869212962963">
            <text:p>16:02:55</text:p>
          </table:table-cell>
          <table:table-cell table:number-columns-repeated="1002"/>
        </table:table-row>
        <table:table-row table:style-name="ro1">
          <table:table-cell table:formula="of:=[.B583]" office:value-type="date" office:date-value="2017-07-02">
            <text:p>So, </text:p>
          </table:table-cell>
          <table:table-cell office:value-type="date" office:date-value="2017-07-02">
            <text:p>02.07.2017</text:p>
          </table:table-cell>
          <table:table-cell table:number-columns-repeated="7"/>
          <table:table-cell office:value-type="float" office:value="0.218055555555556">
            <text:p>5:14</text:p>
          </table:table-cell>
          <table:table-cell office:value-type="float" office:value="0.892361111111111">
            <text:p>21:25</text:p>
          </table:table-cell>
          <table:table-cell table:formula="of:=[.K583]-[.J583]" office:value-type="float" office:value="0.674305555555555">
            <text:p>16:11</text:p>
          </table:table-cell>
          <table:table-cell table:style-name="ce26" office:value-type="time" office:time-value="PT05H12M34S">
            <text:p>05:12:34</text:p>
          </table:table-cell>
          <table:table-cell table:style-name="ce49" office:value-type="time" office:time-value="PT21H27M10S">
            <text:p>21:27:10</text:p>
          </table:table-cell>
          <table:table-cell table:formula="of:=[.N583]-[.M583]" office:value-type="float" office:value="0.676805555555555">
            <text:p>16:14:36</text:p>
          </table:table-cell>
          <table:table-cell office:value-type="float" office:value="0.220833333333333">
            <text:p>5:18</text:p>
          </table:table-cell>
          <table:table-cell office:value-type="float" office:value="0.886805555555556">
            <text:p>21:17</text:p>
          </table:table-cell>
          <table:table-cell table:formula="of:=[.Q583]-[.P583]" office:value-type="float" office:value="0.665972222222222">
            <text:p>15:59</text:p>
          </table:table-cell>
          <table:table-cell table:formula="of:=[.V583]-[.R583]" office:value-type="float" office:value="0.00206018518518514">
            <text:p>0:02:58</text:p>
          </table:table-cell>
          <table:table-cell table:style-name="ce26" office:value-type="time" office:time-value="PT05H16M37S">
            <text:p>05:16:37</text:p>
          </table:table-cell>
          <table:table-cell table:style-name="ce49" office:value-type="time" office:time-value="PT21H18M35S">
            <text:p>21:18:35</text:p>
          </table:table-cell>
          <table:table-cell table:formula="of:=[.U583]-[.T583]" office:value-type="float" office:value="0.668032407407407">
            <text:p>16:01:58</text:p>
          </table:table-cell>
          <table:table-cell table:number-columns-repeated="1002"/>
        </table:table-row>
        <table:table-row table:style-name="ro1">
          <table:table-cell table:formula="of:=[.B584]" office:value-type="date" office:date-value="2017-07-03">
            <text:p>Mo, </text:p>
          </table:table-cell>
          <table:table-cell office:value-type="date" office:date-value="2017-07-03">
            <text:p>03.07.2017</text:p>
          </table:table-cell>
          <table:table-cell table:number-columns-repeated="7"/>
          <table:table-cell office:value-type="float" office:value="0.21875">
            <text:p>5:15</text:p>
          </table:table-cell>
          <table:table-cell office:value-type="float" office:value="0.892361111111111">
            <text:p>21:25</text:p>
          </table:table-cell>
          <table:table-cell table:formula="of:=[.K584]-[.J584]" office:value-type="float" office:value="0.673611111111111">
            <text:p>16:10</text:p>
          </table:table-cell>
          <table:table-cell table:style-name="ce26" office:value-type="time" office:time-value="PT05H13M18S">
            <text:p>05:13:18</text:p>
          </table:table-cell>
          <table:table-cell table:style-name="ce49" office:value-type="time" office:time-value="PT21H26M48S">
            <text:p>21:26:48</text:p>
          </table:table-cell>
          <table:table-cell table:formula="of:=[.N584]-[.M584]" office:value-type="float" office:value="0.676041666666667">
            <text:p>16:13:30</text:p>
          </table:table-cell>
          <table:table-cell office:value-type="float" office:value="0.221527777777778">
            <text:p>5:19</text:p>
          </table:table-cell>
          <table:table-cell office:value-type="float" office:value="0.886805555555556">
            <text:p>21:17</text:p>
          </table:table-cell>
          <table:table-cell table:formula="of:=[.Q584]-[.P584]" office:value-type="float" office:value="0.665277777777778">
            <text:p>15:58</text:p>
          </table:table-cell>
          <table:table-cell table:formula="of:=[.V584]-[.R584]" office:value-type="float" office:value="0.00203703703703717">
            <text:p>0:02:56</text:p>
          </table:table-cell>
          <table:table-cell table:style-name="ce26" office:value-type="time" office:time-value="PT05H17M19S">
            <text:p>05:17:19</text:p>
          </table:table-cell>
          <table:table-cell table:style-name="ce49" office:value-type="time" office:time-value="PT21H18M15S">
            <text:p>21:18:15</text:p>
          </table:table-cell>
          <table:table-cell table:formula="of:=[.U584]-[.T584]" office:value-type="float" office:value="0.667314814814815">
            <text:p>16:00:56</text:p>
          </table:table-cell>
          <table:table-cell table:number-columns-repeated="1002"/>
        </table:table-row>
        <table:table-row table:style-name="ro1">
          <table:table-cell table:formula="of:=[.B585]" office:value-type="date" office:date-value="2017-07-04">
            <text:p>Di, </text:p>
          </table:table-cell>
          <table:table-cell office:value-type="date" office:date-value="2017-07-04">
            <text:p>04.07.2017</text:p>
          </table:table-cell>
          <table:table-cell table:number-columns-repeated="7"/>
          <table:table-cell office:value-type="float" office:value="0.219444444444444">
            <text:p>5:16</text:p>
          </table:table-cell>
          <table:table-cell office:value-type="float" office:value="0.891666666666667">
            <text:p>21:24</text:p>
          </table:table-cell>
          <table:table-cell table:formula="of:=[.K585]-[.J585]" office:value-type="float" office:value="0.672222222222222">
            <text:p>16:08</text:p>
          </table:table-cell>
          <table:table-cell table:style-name="ce26" office:value-type="time" office:time-value="PT05H14M04S">
            <text:p>05:14:04</text:p>
          </table:table-cell>
          <table:table-cell table:style-name="ce49" office:value-type="time" office:time-value="PT21H26M24S">
            <text:p>21:26:24</text:p>
          </table:table-cell>
          <table:table-cell table:formula="of:=[.N585]-[.M585]" office:value-type="float" office:value="0.675231481481482">
            <text:p>16:12:20</text:p>
          </table:table-cell>
          <table:table-cell office:value-type="float" office:value="0.222222222222222">
            <text:p>5:20</text:p>
          </table:table-cell>
          <table:table-cell office:value-type="float" office:value="0.886111111111111">
            <text:p>21:16</text:p>
          </table:table-cell>
          <table:table-cell table:formula="of:=[.Q585]-[.P585]" office:value-type="float" office:value="0.663888888888889">
            <text:p>15:56</text:p>
          </table:table-cell>
          <table:table-cell table:formula="of:=[.V585]-[.R585]" office:value-type="float" office:value="0.00267361111111108">
            <text:p>0:03:51</text:p>
          </table:table-cell>
          <table:table-cell table:style-name="ce26" office:value-type="time" office:time-value="PT05H18M02S">
            <text:p>05:18:02</text:p>
          </table:table-cell>
          <table:table-cell table:style-name="ce49" office:value-type="time" office:time-value="PT21H17M53S">
            <text:p>21:17:53</text:p>
          </table:table-cell>
          <table:table-cell table:formula="of:=[.U585]-[.T585]" office:value-type="float" office:value="0.6665625">
            <text:p>15:59:51</text:p>
          </table:table-cell>
          <table:table-cell table:number-columns-repeated="1002"/>
        </table:table-row>
        <table:table-row table:style-name="ro1">
          <table:table-cell table:formula="of:=[.B586]" office:value-type="date" office:date-value="2017-07-05">
            <text:p>Mi, </text:p>
          </table:table-cell>
          <table:table-cell office:value-type="date" office:date-value="2017-07-05">
            <text:p>05.07.2017</text:p>
          </table:table-cell>
          <table:table-cell table:number-columns-repeated="7"/>
          <table:table-cell office:value-type="float" office:value="0.219444444444444">
            <text:p>5:16</text:p>
          </table:table-cell>
          <table:table-cell office:value-type="float" office:value="0.891666666666667">
            <text:p>21:24</text:p>
          </table:table-cell>
          <table:table-cell table:formula="of:=[.K586]-[.J586]" office:value-type="float" office:value="0.672222222222222">
            <text:p>16:08</text:p>
          </table:table-cell>
          <table:table-cell table:style-name="ce26" office:value-type="time" office:time-value="PT05H14M52S">
            <text:p>05:14:52</text:p>
          </table:table-cell>
          <table:table-cell table:style-name="ce49" office:value-type="time" office:time-value="PT21H25M56S">
            <text:p>21:25:56</text:p>
          </table:table-cell>
          <table:table-cell table:formula="of:=[.N586]-[.M586]" office:value-type="float" office:value="0.674351851851852">
            <text:p>16:11:04</text:p>
          </table:table-cell>
          <table:table-cell office:value-type="float" office:value="0.222222222222222">
            <text:p>5:20</text:p>
          </table:table-cell>
          <table:table-cell office:value-type="float" office:value="0.886111111111111">
            <text:p>21:16</text:p>
          </table:table-cell>
          <table:table-cell table:formula="of:=[.Q586]-[.P586]" office:value-type="float" office:value="0.663888888888889">
            <text:p>15:56</text:p>
          </table:table-cell>
          <table:table-cell table:formula="of:=[.V586]-[.R586]" office:value-type="float" office:value="0.00185185185185188">
            <text:p>0:02:40</text:p>
          </table:table-cell>
          <table:table-cell table:style-name="ce26" office:value-type="time" office:time-value="PT05H18M48S">
            <text:p>05:18:48</text:p>
          </table:table-cell>
          <table:table-cell table:style-name="ce49" office:value-type="time" office:time-value="PT21H17M28S">
            <text:p>21:17:28</text:p>
          </table:table-cell>
          <table:table-cell table:formula="of:=[.U586]-[.T586]" office:value-type="float" office:value="0.665740740740741">
            <text:p>15:58:40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587]" office:value-type="date" office:date-value="2017-07-06">
            <text:p>Do, </text:p>
          </table:table-cell>
          <table:table-cell office:value-type="date" office:date-value="2017-07-06">
            <text:p>06.07.2017</text:p>
          </table:table-cell>
          <table:table-cell table:number-columns-repeated="7"/>
          <table:table-cell office:value-type="float" office:value="0.220138888888889">
            <text:p>5:17</text:p>
          </table:table-cell>
          <table:table-cell office:value-type="float" office:value="0.890972222222222">
            <text:p>21:23</text:p>
          </table:table-cell>
          <table:table-cell table:formula="of:=[.K587]-[.J587]" office:value-type="float" office:value="0.670833333333333">
            <text:p>16:06</text:p>
          </table:table-cell>
          <table:table-cell table:style-name="ce26" office:value-type="time" office:time-value="PT05H15M42S">
            <text:p>05:15:42</text:p>
          </table:table-cell>
          <table:table-cell table:style-name="ce49" office:value-type="time" office:time-value="PT21H25M26S">
            <text:p>21:25:26</text:p>
          </table:table-cell>
          <table:table-cell table:formula="of:=[.N587]-[.M587]" office:value-type="float" office:value="0.673425925925926">
            <text:p>16:09:44</text:p>
          </table:table-cell>
          <table:table-cell office:value-type="float" office:value="0.222916666666667">
            <text:p>5:21</text:p>
          </table:table-cell>
          <table:table-cell office:value-type="float" office:value="0.885416666666667">
            <text:p>21:15</text:p>
          </table:table-cell>
          <table:table-cell table:formula="of:=[.Q587]-[.P587]" office:value-type="float" office:value="0.6625">
            <text:p>15:54</text:p>
          </table:table-cell>
          <table:table-cell table:formula="of:=[.V587]-[.R587]" office:value-type="float" office:value="0.00237268518518519">
            <text:p>0:03:25</text:p>
          </table:table-cell>
          <table:table-cell table:style-name="ce26" office:value-type="time" office:time-value="PT05H19M35S">
            <text:p>05:19:35</text:p>
          </table:table-cell>
          <table:table-cell table:style-name="ce49" office:value-type="time" office:time-value="PT21H17M00S">
            <text:p>21:17:00</text:p>
          </table:table-cell>
          <table:table-cell table:formula="of:=[.U587]-[.T587]" office:value-type="float" office:value="0.664872685185185">
            <text:p>15:57:25</text:p>
          </table:table-cell>
          <table:table-cell table:number-columns-repeated="1002"/>
        </table:table-row>
        <table:table-row table:style-name="ro1">
          <table:table-cell table:formula="of:=[.B588]" office:value-type="date" office:date-value="2017-07-07">
            <text:p>Fr, </text:p>
          </table:table-cell>
          <table:table-cell office:value-type="date" office:date-value="2017-07-07">
            <text:p>07.07.2017</text:p>
          </table:table-cell>
          <table:table-cell table:number-columns-repeated="7"/>
          <table:table-cell office:value-type="float" office:value="0.220833333333333">
            <text:p>5:18</text:p>
          </table:table-cell>
          <table:table-cell office:value-type="float" office:value="0.890972222222222">
            <text:p>21:23</text:p>
          </table:table-cell>
          <table:table-cell table:formula="of:=[.K588]-[.J588]" office:value-type="float" office:value="0.670138888888889">
            <text:p>16:05</text:p>
          </table:table-cell>
          <table:table-cell table:style-name="ce26" office:value-type="time" office:time-value="PT05H16M34S">
            <text:p>05:16:34</text:p>
          </table:table-cell>
          <table:table-cell table:style-name="ce49" office:value-type="time" office:time-value="PT21H24M53S">
            <text:p>21:24:53</text:p>
          </table:table-cell>
          <table:table-cell table:formula="of:=[.N588]-[.M588]" office:value-type="float" office:value="0.67244212962963">
            <text:p>16:08:19</text:p>
          </table:table-cell>
          <table:table-cell office:value-type="float" office:value="0.223611111111111">
            <text:p>5:22</text:p>
          </table:table-cell>
          <table:table-cell office:value-type="float" office:value="0.885416666666667">
            <text:p>21:15</text:p>
          </table:table-cell>
          <table:table-cell table:formula="of:=[.Q588]-[.P588]" office:value-type="float" office:value="0.661805555555556">
            <text:p>15:53</text:p>
          </table:table-cell>
          <table:table-cell table:formula="of:=[.V588]-[.R588]" office:value-type="float" office:value="0.00214120370370363">
            <text:p>0:03:05</text:p>
          </table:table-cell>
          <table:table-cell table:style-name="ce26" office:value-type="time" office:time-value="PT05H20M25S">
            <text:p>05:20:25</text:p>
          </table:table-cell>
          <table:table-cell table:style-name="ce49" office:value-type="time" office:time-value="PT21H16M30S">
            <text:p>21:16:30</text:p>
          </table:table-cell>
          <table:table-cell table:formula="of:=[.U588]-[.T588]" office:value-type="float" office:value="0.663946759259259">
            <text:p>15:56:05</text:p>
          </table:table-cell>
          <table:table-cell table:number-columns-repeated="1002"/>
        </table:table-row>
        <table:table-row table:style-name="ro1">
          <table:table-cell table:formula="of:=[.B589]" office:value-type="date" office:date-value="2017-07-08">
            <text:p>Sa, </text:p>
          </table:table-cell>
          <table:table-cell office:value-type="date" office:date-value="2017-07-08">
            <text:p>08.07.2017</text:p>
          </table:table-cell>
          <table:table-cell table:number-columns-repeated="7"/>
          <table:table-cell office:value-type="float" office:value="0.221527777777778">
            <text:p>5:19</text:p>
          </table:table-cell>
          <table:table-cell office:value-type="float" office:value="0.890277777777778">
            <text:p>21:22</text:p>
          </table:table-cell>
          <table:table-cell table:formula="of:=[.K589]-[.J589]" office:value-type="float" office:value="0.66875">
            <text:p>16:03</text:p>
          </table:table-cell>
          <table:table-cell table:style-name="ce26" office:value-type="time" office:time-value="PT05H17M28S">
            <text:p>05:17:28</text:p>
          </table:table-cell>
          <table:table-cell table:style-name="ce49" office:value-type="time" office:time-value="PT21H24M17S">
            <text:p>21:24:17</text:p>
          </table:table-cell>
          <table:table-cell table:formula="of:=[.N589]-[.M589]" office:value-type="float" office:value="0.671400462962963">
            <text:p>16:06:49</text:p>
          </table:table-cell>
          <table:table-cell office:value-type="float" office:value="0.224305555555556">
            <text:p>5:23</text:p>
          </table:table-cell>
          <table:table-cell office:value-type="float" office:value="0.884722222222222">
            <text:p>21:14</text:p>
          </table:table-cell>
          <table:table-cell table:formula="of:=[.Q589]-[.P589]" office:value-type="float" office:value="0.660416666666667">
            <text:p>15:51</text:p>
          </table:table-cell>
          <table:table-cell table:formula="of:=[.V589]-[.R589]" office:value-type="float" office:value="0.00255787037037036">
            <text:p>0:03:41</text:p>
          </table:table-cell>
          <table:table-cell table:style-name="ce26" office:value-type="time" office:time-value="PT05H21M16S">
            <text:p>05:21:16</text:p>
          </table:table-cell>
          <table:table-cell table:style-name="ce49" office:value-type="time" office:time-value="PT21H15M57S">
            <text:p>21:15:57</text:p>
          </table:table-cell>
          <table:table-cell table:formula="of:=[.U589]-[.T589]" office:value-type="float" office:value="0.662974537037037">
            <text:p>15:54:41</text:p>
          </table:table-cell>
          <table:table-cell table:number-columns-repeated="1002"/>
        </table:table-row>
        <table:table-row table:style-name="ro1">
          <table:table-cell table:formula="of:=[.B590]" office:value-type="date" office:date-value="2017-07-09">
            <text:p>So, </text:p>
          </table:table-cell>
          <table:table-cell office:value-type="date" office:date-value="2017-07-09">
            <text:p>09.07.2017</text:p>
          </table:table-cell>
          <table:table-cell table:number-columns-repeated="7"/>
          <table:table-cell office:value-type="float" office:value="0.222222222222222">
            <text:p>5:20</text:p>
          </table:table-cell>
          <table:table-cell office:value-type="float" office:value="0.890277777777778">
            <text:p>21:22</text:p>
          </table:table-cell>
          <table:table-cell table:formula="of:=[.K590]-[.J590]" office:value-type="float" office:value="0.668055555555556">
            <text:p>16:02</text:p>
          </table:table-cell>
          <table:table-cell table:style-name="ce26" office:value-type="time" office:time-value="PT05H18M24S">
            <text:p>05:18:24</text:p>
          </table:table-cell>
          <table:table-cell table:style-name="ce49" office:value-type="time" office:time-value="PT21H23M39S">
            <text:p>21:23:39</text:p>
          </table:table-cell>
          <table:table-cell table:formula="of:=[.N590]-[.M590]" office:value-type="float" office:value="0.6703125">
            <text:p>16:05:15</text:p>
          </table:table-cell>
          <table:table-cell office:value-type="float" office:value="0.225">
            <text:p>5:24</text:p>
          </table:table-cell>
          <table:table-cell office:value-type="float" office:value="0.884722222222222">
            <text:p>21:14</text:p>
          </table:table-cell>
          <table:table-cell table:formula="of:=[.Q590]-[.P590]" office:value-type="float" office:value="0.659722222222222">
            <text:p>15:50</text:p>
          </table:table-cell>
          <table:table-cell table:formula="of:=[.V590]-[.R590]" office:value-type="float" office:value="0.00222222222222201">
            <text:p>0:03:12</text:p>
          </table:table-cell>
          <table:table-cell table:style-name="ce26" office:value-type="time" office:time-value="PT05H22M09S">
            <text:p>05:22:09</text:p>
          </table:table-cell>
          <table:table-cell table:style-name="ce49" office:value-type="time" office:time-value="PT21H15M21S">
            <text:p>21:15:21</text:p>
          </table:table-cell>
          <table:table-cell table:formula="of:=[.U590]-[.T590]" office:value-type="float" office:value="0.661944444444444">
            <text:p>15:53:12</text:p>
          </table:table-cell>
          <table:table-cell table:number-columns-repeated="1002"/>
        </table:table-row>
        <table:table-row table:style-name="ro1">
          <table:table-cell table:formula="of:=[.B591]" office:value-type="date" office:date-value="2017-07-10">
            <text:p>Mo, </text:p>
          </table:table-cell>
          <table:table-cell office:value-type="date" office:date-value="2017-07-10">
            <text:p>10.07.2017</text:p>
          </table:table-cell>
          <table:table-cell table:number-columns-repeated="7"/>
          <table:table-cell office:value-type="float" office:value="0.222916666666667">
            <text:p>5:21</text:p>
          </table:table-cell>
          <table:table-cell office:value-type="float" office:value="0.889583333333333">
            <text:p>21:21</text:p>
          </table:table-cell>
          <table:table-cell table:formula="of:=[.K591]-[.J591]" office:value-type="float" office:value="0.666666666666667">
            <text:p>16:00</text:p>
          </table:table-cell>
          <table:table-cell table:style-name="ce26" office:value-type="time" office:time-value="PT05H19M21S">
            <text:p>05:19:21</text:p>
          </table:table-cell>
          <table:table-cell table:style-name="ce49" office:value-type="time" office:time-value="PT21H22M58S">
            <text:p>21:22:58</text:p>
          </table:table-cell>
          <table:table-cell table:formula="of:=[.N591]-[.M591]" office:value-type="float" office:value="0.669178240740741">
            <text:p>16:03:37</text:p>
          </table:table-cell>
          <table:table-cell office:value-type="float" office:value="0.225694444444444">
            <text:p>5:25</text:p>
          </table:table-cell>
          <table:table-cell office:value-type="float" office:value="0.884027777777778">
            <text:p>21:13</text:p>
          </table:table-cell>
          <table:table-cell table:formula="of:=[.Q591]-[.P591]" office:value-type="float" office:value="0.658333333333333">
            <text:p>15:48</text:p>
          </table:table-cell>
          <table:table-cell table:formula="of:=[.V591]-[.R591]" office:value-type="float" office:value="0.00253472222222206">
            <text:p>0:03:39</text:p>
          </table:table-cell>
          <table:table-cell table:style-name="ce26" office:value-type="time" office:time-value="PT05H23M04S">
            <text:p>05:23:04</text:p>
          </table:table-cell>
          <table:table-cell table:style-name="ce49" office:value-type="time" office:time-value="PT21H14M43S">
            <text:p>21:14:43</text:p>
          </table:table-cell>
          <table:table-cell table:formula="of:=[.U591]-[.T591]" office:value-type="float" office:value="0.660868055555556">
            <text:p>15:51:39</text:p>
          </table:table-cell>
          <table:table-cell table:number-columns-repeated="1002"/>
        </table:table-row>
        <table:table-row table:style-name="ro1">
          <table:table-cell table:formula="of:=[.B592]" office:value-type="date" office:date-value="2017-07-11">
            <text:p>Di, </text:p>
          </table:table-cell>
          <table:table-cell office:value-type="date" office:date-value="2017-07-11">
            <text:p>11.07.2017</text:p>
          </table:table-cell>
          <table:table-cell table:number-columns-repeated="7"/>
          <table:table-cell office:value-type="float" office:value="0.223611111111111">
            <text:p>5:22</text:p>
          </table:table-cell>
          <table:table-cell office:value-type="float" office:value="0.888888888888889">
            <text:p>21:20</text:p>
          </table:table-cell>
          <table:table-cell table:formula="of:=[.K592]-[.J592]" office:value-type="float" office:value="0.665277777777778">
            <text:p>15:58</text:p>
          </table:table-cell>
          <table:table-cell table:style-name="ce26" office:value-type="time" office:time-value="PT05H20M21S">
            <text:p>05:20:21</text:p>
          </table:table-cell>
          <table:table-cell table:style-name="ce49" office:value-type="time" office:time-value="PT21H22M14S">
            <text:p>21:22:14</text:p>
          </table:table-cell>
          <table:table-cell table:formula="of:=[.N592]-[.M592]" office:value-type="float" office:value="0.667974537037037">
            <text:p>16:01:53</text:p>
          </table:table-cell>
          <table:table-cell office:value-type="float" office:value="0.225694444444444">
            <text:p>5:25</text:p>
          </table:table-cell>
          <table:table-cell office:value-type="float" office:value="0.883333333333333">
            <text:p>21:12</text:p>
          </table:table-cell>
          <table:table-cell table:formula="of:=[.Q592]-[.P592]" office:value-type="float" office:value="0.657638888888889">
            <text:p>15:47</text:p>
          </table:table-cell>
          <table:table-cell table:formula="of:=[.V592]-[.R592]" office:value-type="float" office:value="0.00211805555555566">
            <text:p>0:03:03</text:p>
          </table:table-cell>
          <table:table-cell table:style-name="ce26" office:value-type="time" office:time-value="PT05H24M00S">
            <text:p>05:24:00</text:p>
          </table:table-cell>
          <table:table-cell table:style-name="ce49" office:value-type="time" office:time-value="PT21H14M03S">
            <text:p>21:14:03</text:p>
          </table:table-cell>
          <table:table-cell table:formula="of:=[.U592]-[.T592]" office:value-type="float" office:value="0.659756944444445">
            <text:p>15:50:03</text:p>
          </table:table-cell>
          <table:table-cell table:number-columns-repeated="1002"/>
        </table:table-row>
        <table:table-row table:style-name="ro1">
          <table:table-cell table:formula="of:=[.B593]" office:value-type="date" office:date-value="2017-07-12">
            <text:p>Mi, </text:p>
          </table:table-cell>
          <table:table-cell office:value-type="date" office:date-value="2017-07-12">
            <text:p>12.07.2017</text:p>
          </table:table-cell>
          <table:table-cell table:number-columns-repeated="7"/>
          <table:table-cell office:value-type="float" office:value="0.224305555555556">
            <text:p>5:23</text:p>
          </table:table-cell>
          <table:table-cell office:value-type="float" office:value="0.888194444444444">
            <text:p>21:19</text:p>
          </table:table-cell>
          <table:table-cell table:formula="of:=[.K593]-[.J593]" office:value-type="float" office:value="0.663888888888889">
            <text:p>15:56</text:p>
          </table:table-cell>
          <table:table-cell table:style-name="ce26" office:value-type="time" office:time-value="PT05H21M22S">
            <text:p>05:21:22</text:p>
          </table:table-cell>
          <table:table-cell table:style-name="ce49" office:value-type="time" office:time-value="PT21H21M28S">
            <text:p>21:21:28</text:p>
          </table:table-cell>
          <table:table-cell table:formula="of:=[.N593]-[.M593]" office:value-type="float" office:value="0.666736111111111">
            <text:p>16:00:06</text:p>
          </table:table-cell>
          <table:table-cell office:value-type="float" office:value="0.226388888888889">
            <text:p>5:26</text:p>
          </table:table-cell>
          <table:table-cell office:value-type="float" office:value="0.883333333333333">
            <text:p>21:12</text:p>
          </table:table-cell>
          <table:table-cell table:formula="of:=[.Q593]-[.P593]" office:value-type="float" office:value="0.656944444444444">
            <text:p>15:46</text:p>
          </table:table-cell>
          <table:table-cell table:formula="of:=[.V593]-[.R593]" office:value-type="float" office:value="0.00163194444444437">
            <text:p>0:02:21</text:p>
          </table:table-cell>
          <table:table-cell table:style-name="ce26" office:value-type="time" office:time-value="PT05H24M58S">
            <text:p>05:24:58</text:p>
          </table:table-cell>
          <table:table-cell table:style-name="ce49" office:value-type="time" office:time-value="PT21H13M19S">
            <text:p>21:13:19</text:p>
          </table:table-cell>
          <table:table-cell table:formula="of:=[.U593]-[.T593]" office:value-type="float" office:value="0.658576388888889">
            <text:p>15:48:21</text:p>
          </table:table-cell>
          <table:table-cell table:number-columns-repeated="1002"/>
        </table:table-row>
        <table:table-row table:style-name="ro1">
          <table:table-cell table:formula="of:=[.B594]" office:value-type="date" office:date-value="2017-07-13">
            <text:p>Do, </text:p>
          </table:table-cell>
          <table:table-cell office:value-type="date" office:date-value="2017-07-13">
            <text:p>13.07.2017</text:p>
          </table:table-cell>
          <table:table-cell table:number-columns-repeated="7"/>
          <table:table-cell office:value-type="float" office:value="0.225">
            <text:p>5:24</text:p>
          </table:table-cell>
          <table:table-cell office:value-type="float" office:value="0.888194444444444">
            <text:p>21:19</text:p>
          </table:table-cell>
          <table:table-cell table:formula="of:=[.K594]-[.J594]" office:value-type="float" office:value="0.663194444444444">
            <text:p>15:55</text:p>
          </table:table-cell>
          <table:table-cell table:style-name="ce26" office:value-type="time" office:time-value="PT05H22M25S">
            <text:p>05:22:25</text:p>
          </table:table-cell>
          <table:table-cell table:style-name="ce49" office:value-type="time" office:time-value="PT21H20M39S">
            <text:p>21:20:39</text:p>
          </table:table-cell>
          <table:table-cell table:formula="of:=[.N594]-[.M594]" office:value-type="float" office:value="0.665439814814815">
            <text:p>15:58:14</text:p>
          </table:table-cell>
          <table:table-cell office:value-type="float" office:value="0.227083333333333">
            <text:p>5:27</text:p>
          </table:table-cell>
          <table:table-cell office:value-type="float" office:value="0.882638888888889">
            <text:p>21:11</text:p>
          </table:table-cell>
          <table:table-cell table:formula="of:=[.Q594]-[.P594]" office:value-type="float" office:value="0.655555555555556">
            <text:p>15:44</text:p>
          </table:table-cell>
          <table:table-cell table:formula="of:=[.V594]-[.R594]" office:value-type="float" office:value="0.00180555555555562">
            <text:p>0:02:36</text:p>
          </table:table-cell>
          <table:table-cell table:style-name="ce26" office:value-type="time" office:time-value="PT05H25M58S">
            <text:p>05:25:58</text:p>
          </table:table-cell>
          <table:table-cell table:style-name="ce49" office:value-type="time" office:time-value="PT21H12M34S">
            <text:p>21:12:34</text:p>
          </table:table-cell>
          <table:table-cell table:formula="of:=[.U594]-[.T594]" office:value-type="float" office:value="0.657361111111111">
            <text:p>15:46:36</text:p>
          </table:table-cell>
          <table:table-cell table:number-columns-repeated="1002"/>
        </table:table-row>
        <table:table-row table:style-name="ro1">
          <table:table-cell table:formula="of:=[.B595]" office:value-type="date" office:date-value="2017-07-14">
            <text:p>Fr, </text:p>
          </table:table-cell>
          <table:table-cell office:value-type="date" office:date-value="2017-07-14">
            <text:p>14.07.2017</text:p>
          </table:table-cell>
          <table:table-cell table:number-columns-repeated="7"/>
          <table:table-cell office:value-type="float" office:value="0.225694444444444">
            <text:p>5:25</text:p>
          </table:table-cell>
          <table:table-cell office:value-type="float" office:value="0.8875">
            <text:p>21:18</text:p>
          </table:table-cell>
          <table:table-cell table:formula="of:=[.K595]-[.J595]" office:value-type="float" office:value="0.661805555555556">
            <text:p>15:53</text:p>
          </table:table-cell>
          <table:table-cell table:style-name="ce26" office:value-type="time" office:time-value="PT05H23M29S">
            <text:p>05:23:29</text:p>
          </table:table-cell>
          <table:table-cell table:style-name="ce49" office:value-type="time" office:time-value="PT21H19M48S">
            <text:p>21:19:48</text:p>
          </table:table-cell>
          <table:table-cell table:formula="of:=[.N595]-[.M595]" office:value-type="float" office:value="0.664108796296296">
            <text:p>15:56:19</text:p>
          </table:table-cell>
          <table:table-cell office:value-type="float" office:value="0.227777777777778">
            <text:p>5:28</text:p>
          </table:table-cell>
          <table:table-cell office:value-type="float" office:value="0.881944444444444">
            <text:p>21:10</text:p>
          </table:table-cell>
          <table:table-cell table:formula="of:=[.Q595]-[.P595]" office:value-type="float" office:value="0.654166666666667">
            <text:p>15:42</text:p>
          </table:table-cell>
          <table:table-cell table:formula="of:=[.V595]-[.R595]" office:value-type="float" office:value="0.00193287037037038">
            <text:p>0:02:47</text:p>
          </table:table-cell>
          <table:table-cell table:style-name="ce26" office:value-type="time" office:time-value="PT05H26M59S">
            <text:p>05:26:59</text:p>
          </table:table-cell>
          <table:table-cell table:style-name="ce49" office:value-type="time" office:time-value="PT21H11M46S">
            <text:p>21:11:46</text:p>
          </table:table-cell>
          <table:table-cell table:formula="of:=[.U595]-[.T595]" office:value-type="float" office:value="0.656099537037037">
            <text:p>15:44:47</text:p>
          </table:table-cell>
          <table:table-cell table:number-columns-repeated="1002"/>
        </table:table-row>
        <table:table-row table:style-name="ro1">
          <table:table-cell table:formula="of:=[.B596]" office:value-type="date" office:date-value="2017-07-15">
            <text:p>Sa, </text:p>
          </table:table-cell>
          <table:table-cell office:value-type="date" office:date-value="2017-07-15">
            <text:p>15.07.2017</text:p>
          </table:table-cell>
          <table:table-cell table:number-columns-repeated="7"/>
          <table:table-cell office:value-type="float" office:value="0.226388888888889">
            <text:p>5:26</text:p>
          </table:table-cell>
          <table:table-cell office:value-type="float" office:value="0.886805555555556">
            <text:p>21:17</text:p>
          </table:table-cell>
          <table:table-cell table:formula="of:=[.K596]-[.J596]" office:value-type="float" office:value="0.660416666666667">
            <text:p>15:51</text:p>
          </table:table-cell>
          <table:table-cell table:style-name="ce26" office:value-type="time" office:time-value="PT05H24M35S">
            <text:p>05:24:35</text:p>
          </table:table-cell>
          <table:table-cell table:style-name="ce49" office:value-type="time" office:time-value="PT21H18M53S">
            <text:p>21:18:53</text:p>
          </table:table-cell>
          <table:table-cell table:formula="of:=[.N596]-[.M596]" office:value-type="float" office:value="0.662708333333333">
            <text:p>15:54:18</text:p>
          </table:table-cell>
          <table:table-cell office:value-type="float" office:value="0.228472222222222">
            <text:p>5:29</text:p>
          </table:table-cell>
          <table:table-cell office:value-type="float" office:value="0.88125">
            <text:p>21:09</text:p>
          </table:table-cell>
          <table:table-cell table:formula="of:=[.Q596]-[.P596]" office:value-type="float" office:value="0.652777777777778">
            <text:p>15:40</text:p>
          </table:table-cell>
          <table:table-cell table:formula="of:=[.V596]-[.R596]" office:value-type="float" office:value="0.00201388888888865">
            <text:p>0:02:54</text:p>
          </table:table-cell>
          <table:table-cell table:style-name="ce26" office:value-type="time" office:time-value="PT05H28M01S">
            <text:p>05:28:01</text:p>
          </table:table-cell>
          <table:table-cell table:style-name="ce49" office:value-type="time" office:time-value="PT21H10M55S">
            <text:p>21:10:55</text:p>
          </table:table-cell>
          <table:table-cell table:formula="of:=[.U596]-[.T596]" office:value-type="float" office:value="0.654791666666667">
            <text:p>15:42:54</text:p>
          </table:table-cell>
          <table:table-cell table:number-columns-repeated="1002"/>
        </table:table-row>
        <table:table-row table:style-name="ro1">
          <table:table-cell table:formula="of:=[.B597]" office:value-type="date" office:date-value="2017-07-16">
            <text:p>So, </text:p>
          </table:table-cell>
          <table:table-cell office:value-type="date" office:date-value="2017-07-16">
            <text:p>16.07.2017</text:p>
          </table:table-cell>
          <table:table-cell table:number-columns-repeated="7"/>
          <table:table-cell office:value-type="float" office:value="0.227083333333333">
            <text:p>5:27</text:p>
          </table:table-cell>
          <table:table-cell office:value-type="float" office:value="0.886111111111111">
            <text:p>21:16</text:p>
          </table:table-cell>
          <table:table-cell table:formula="of:=[.K597]-[.J597]" office:value-type="float" office:value="0.659027777777778">
            <text:p>15:49</text:p>
          </table:table-cell>
          <table:table-cell table:style-name="ce26" office:value-type="time" office:time-value="PT05H25M43S">
            <text:p>05:25:43</text:p>
          </table:table-cell>
          <table:table-cell table:style-name="ce49" office:value-type="time" office:time-value="PT21H17M57S">
            <text:p>21:17:57</text:p>
          </table:table-cell>
          <table:table-cell table:formula="of:=[.N597]-[.M597]" office:value-type="float" office:value="0.661273148148148">
            <text:p>15:52:14</text:p>
          </table:table-cell>
          <table:table-cell office:value-type="float" office:value="0.229166666666667">
            <text:p>5:30</text:p>
          </table:table-cell>
          <table:table-cell office:value-type="float" office:value="0.880555555555556">
            <text:p>21:08</text:p>
          </table:table-cell>
          <table:table-cell table:formula="of:=[.Q597]-[.P597]" office:value-type="float" office:value="0.651388888888889">
            <text:p>15:38</text:p>
          </table:table-cell>
          <table:table-cell table:formula="of:=[.V597]-[.R597]" office:value-type="float" office:value="0.00204861111111121">
            <text:p>0:02:57</text:p>
          </table:table-cell>
          <table:table-cell table:style-name="ce26" office:value-type="time" office:time-value="PT05H29M05S">
            <text:p>05:29:05</text:p>
          </table:table-cell>
          <table:table-cell table:style-name="ce49" office:value-type="time" office:time-value="PT21H10M02S">
            <text:p>21:10:02</text:p>
          </table:table-cell>
          <table:table-cell table:formula="of:=[.U597]-[.T597]" office:value-type="float" office:value="0.6534375">
            <text:p>15:40:57</text:p>
          </table:table-cell>
          <table:table-cell table:number-columns-repeated="1002"/>
        </table:table-row>
        <table:table-row table:style-name="ro1">
          <table:table-cell table:formula="of:=[.B598]" office:value-type="date" office:date-value="2017-07-17">
            <text:p>Mo, </text:p>
          </table:table-cell>
          <table:table-cell office:value-type="date" office:date-value="2017-07-17">
            <text:p>17.07.2017</text:p>
          </table:table-cell>
          <table:table-cell table:number-columns-repeated="7"/>
          <table:table-cell office:value-type="float" office:value="0.227777777777778">
            <text:p>5:28</text:p>
          </table:table-cell>
          <table:table-cell office:value-type="float" office:value="0.885416666666667">
            <text:p>21:15</text:p>
          </table:table-cell>
          <table:table-cell table:formula="of:=[.K598]-[.J598]" office:value-type="float" office:value="0.657638888888889">
            <text:p>15:47</text:p>
          </table:table-cell>
          <table:table-cell table:style-name="ce26" office:value-type="time" office:time-value="PT05H26M51S">
            <text:p>05:26:51</text:p>
          </table:table-cell>
          <table:table-cell table:style-name="ce49" office:value-type="time" office:time-value="PT21H16M58S">
            <text:p>21:16:58</text:p>
          </table:table-cell>
          <table:table-cell table:formula="of:=[.N598]-[.M598]" office:value-type="float" office:value="0.659803240740741">
            <text:p>15:50:07</text:p>
          </table:table-cell>
          <table:table-cell office:value-type="float" office:value="0.229861111111111">
            <text:p>5:31</text:p>
          </table:table-cell>
          <table:table-cell office:value-type="float" office:value="0.880555555555556">
            <text:p>21:08</text:p>
          </table:table-cell>
          <table:table-cell table:formula="of:=[.Q598]-[.P598]" office:value-type="float" office:value="0.650694444444444">
            <text:p>15:37</text:p>
          </table:table-cell>
          <table:table-cell table:formula="of:=[.V598]-[.R598]" office:value-type="float" office:value="0.00135416666666688">
            <text:p>0:01:57</text:p>
          </table:table-cell>
          <table:table-cell table:style-name="ce26" office:value-type="time" office:time-value="PT05H30M10S">
            <text:p>05:30:10</text:p>
          </table:table-cell>
          <table:table-cell table:style-name="ce49" office:value-type="time" office:time-value="PT21H09M07S">
            <text:p>21:09:07</text:p>
          </table:table-cell>
          <table:table-cell table:formula="of:=[.U598]-[.T598]" office:value-type="float" office:value="0.652048611111111">
            <text:p>15:38:57</text:p>
          </table:table-cell>
          <table:table-cell table:number-columns-repeated="1002"/>
        </table:table-row>
        <table:table-row table:style-name="ro1">
          <table:table-cell table:formula="of:=[.B599]" office:value-type="date" office:date-value="2017-07-18">
            <text:p>Di, </text:p>
          </table:table-cell>
          <table:table-cell office:value-type="date" office:date-value="2017-07-18">
            <text:p>18.07.2017</text:p>
          </table:table-cell>
          <table:table-cell table:number-columns-repeated="7"/>
          <table:table-cell office:value-type="float" office:value="0.228472222222222">
            <text:p>5:29</text:p>
          </table:table-cell>
          <table:table-cell office:value-type="float" office:value="0.884722222222222">
            <text:p>21:14</text:p>
          </table:table-cell>
          <table:table-cell table:formula="of:=[.K599]-[.J599]" office:value-type="float" office:value="0.65625">
            <text:p>15:45</text:p>
          </table:table-cell>
          <table:table-cell table:style-name="ce26" office:value-type="time" office:time-value="PT05H28M02S">
            <text:p>05:28:02</text:p>
          </table:table-cell>
          <table:table-cell table:style-name="ce49" office:value-type="time" office:time-value="PT21H15M57S">
            <text:p>21:15:57</text:p>
          </table:table-cell>
          <table:table-cell table:formula="of:=[.N599]-[.M599]" office:value-type="float" office:value="0.658275462962963">
            <text:p>15:47:55</text:p>
          </table:table-cell>
          <table:table-cell office:value-type="float" office:value="0.23125">
            <text:p>5:33</text:p>
          </table:table-cell>
          <table:table-cell office:value-type="float" office:value="0.879861111111111">
            <text:p>21:07</text:p>
          </table:table-cell>
          <table:table-cell table:formula="of:=[.Q599]-[.P599]" office:value-type="float" office:value="0.648611111111111">
            <text:p>15:34</text:p>
          </table:table-cell>
          <table:table-cell table:formula="of:=[.V599]-[.R599]" office:value-type="float" office:value="0.00200231481481472">
            <text:p>0:02:53</text:p>
          </table:table-cell>
          <table:table-cell table:style-name="ce26" office:value-type="time" office:time-value="PT05H31M16S">
            <text:p>05:31:16</text:p>
          </table:table-cell>
          <table:table-cell table:style-name="ce49" office:value-type="time" office:time-value="PT21H08M09S">
            <text:p>21:08:09</text:p>
          </table:table-cell>
          <table:table-cell table:formula="of:=[.U599]-[.T599]" office:value-type="float" office:value="0.650613425925926">
            <text:p>15:36:53</text:p>
          </table:table-cell>
          <table:table-cell table:number-columns-repeated="1002"/>
        </table:table-row>
        <table:table-row table:style-name="ro1">
          <table:table-cell table:formula="of:=[.B600]" office:value-type="date" office:date-value="2017-07-19">
            <text:p>Mi, </text:p>
          </table:table-cell>
          <table:table-cell office:value-type="date" office:date-value="2017-07-19">
            <text:p>19.07.2017</text:p>
          </table:table-cell>
          <table:table-cell table:number-columns-repeated="7"/>
          <table:table-cell office:value-type="float" office:value="0.229166666666667">
            <text:p>5:30</text:p>
          </table:table-cell>
          <table:table-cell office:value-type="float" office:value="0.884027777777778">
            <text:p>21:13</text:p>
          </table:table-cell>
          <table:table-cell table:formula="of:=[.K600]-[.J600]" office:value-type="float" office:value="0.654861111111111">
            <text:p>15:43</text:p>
          </table:table-cell>
          <table:table-cell table:style-name="ce26" office:value-type="time" office:time-value="PT05H29M13S">
            <text:p>05:29:13</text:p>
          </table:table-cell>
          <table:table-cell table:style-name="ce49" office:value-type="time" office:time-value="PT21H14M53S">
            <text:p>21:14:53</text:p>
          </table:table-cell>
          <table:table-cell table:formula="of:=[.N600]-[.M600]" office:value-type="float" office:value="0.656712962962963">
            <text:p>15:45:40</text:p>
          </table:table-cell>
          <table:table-cell office:value-type="float" office:value="0.231944444444444">
            <text:p>5:34</text:p>
          </table:table-cell>
          <table:table-cell office:value-type="float" office:value="0.879166666666667">
            <text:p>21:06</text:p>
          </table:table-cell>
          <table:table-cell table:formula="of:=[.Q600]-[.P600]" office:value-type="float" office:value="0.647222222222222">
            <text:p>15:32</text:p>
          </table:table-cell>
          <table:table-cell table:formula="of:=[.V600]-[.R600]" office:value-type="float" office:value="0.00192129629629623">
            <text:p>0:02:46</text:p>
          </table:table-cell>
          <table:table-cell table:style-name="ce26" office:value-type="time" office:time-value="PT05H32M24S">
            <text:p>05:32:24</text:p>
          </table:table-cell>
          <table:table-cell table:style-name="ce49" office:value-type="time" office:time-value="PT21H07M10S">
            <text:p>21:07:10</text:p>
          </table:table-cell>
          <table:table-cell table:formula="of:=[.U600]-[.T600]" office:value-type="float" office:value="0.649143518518519">
            <text:p>15:34:46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1]" office:value-type="date" office:date-value="2017-07-20">
            <text:p>Do, </text:p>
          </table:table-cell>
          <table:table-cell office:value-type="date" office:date-value="2017-07-20">
            <text:p>20.07.2017</text:p>
          </table:table-cell>
          <table:table-cell table:number-columns-repeated="7"/>
          <table:table-cell office:value-type="float" office:value="0.229861111111111">
            <text:p>5:31</text:p>
          </table:table-cell>
          <table:table-cell office:value-type="float" office:value="0.883333333333333">
            <text:p>21:12</text:p>
          </table:table-cell>
          <table:table-cell table:formula="of:=[.K601]-[.J601]" office:value-type="float" office:value="0.653472222222222">
            <text:p>15:41</text:p>
          </table:table-cell>
          <table:table-cell table:style-name="ce26" office:value-type="time" office:time-value="PT05H30M26S">
            <text:p>05:30:26</text:p>
          </table:table-cell>
          <table:table-cell table:style-name="ce49" office:value-type="time" office:time-value="PT21H13M47S">
            <text:p>21:13:47</text:p>
          </table:table-cell>
          <table:table-cell table:formula="of:=[.N601]-[.M601]" office:value-type="float" office:value="0.655104166666667">
            <text:p>15:43:21</text:p>
          </table:table-cell>
          <table:table-cell office:value-type="float" office:value="0.232638888888889">
            <text:p>5:35</text:p>
          </table:table-cell>
          <table:table-cell office:value-type="float" office:value="0.878472222222222">
            <text:p>21:05</text:p>
          </table:table-cell>
          <table:table-cell table:formula="of:=[.Q601]-[.P601]" office:value-type="float" office:value="0.645833333333334">
            <text:p>15:30</text:p>
          </table:table-cell>
          <table:table-cell table:formula="of:=[.V601]-[.R601]" office:value-type="float" office:value="0.00180555555555539">
            <text:p>0:02:36</text:p>
          </table:table-cell>
          <table:table-cell table:style-name="ce26" office:value-type="time" office:time-value="PT05H33M32S">
            <text:p>05:33:32</text:p>
          </table:table-cell>
          <table:table-cell table:style-name="ce49" office:value-type="time" office:time-value="PT21H06M08S">
            <text:p>21:06:08</text:p>
          </table:table-cell>
          <table:table-cell table:formula="of:=[.U601]-[.T601]" office:value-type="float" office:value="0.647638888888889">
            <text:p>15:32:36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2]" office:value-type="date" office:date-value="2017-07-21">
            <text:p>Fr, </text:p>
          </table:table-cell>
          <table:table-cell office:value-type="date" office:date-value="2017-07-21">
            <text:p>21.07.2017</text:p>
          </table:table-cell>
          <table:table-cell table:number-columns-repeated="7"/>
          <table:table-cell office:value-type="float" office:value="0.23125">
            <text:p>5:33</text:p>
          </table:table-cell>
          <table:table-cell office:value-type="float" office:value="0.882638888888889">
            <text:p>21:11</text:p>
          </table:table-cell>
          <table:table-cell table:formula="of:=[.K602]-[.J602]" office:value-type="float" office:value="0.651388888888889">
            <text:p>15:38</text:p>
          </table:table-cell>
          <table:table-cell table:style-name="ce26" office:value-type="time" office:time-value="PT05H31M39S">
            <text:p>05:31:39</text:p>
          </table:table-cell>
          <table:table-cell table:style-name="ce49" office:value-type="time" office:time-value="PT21H12M38S">
            <text:p>21:12:38</text:p>
          </table:table-cell>
          <table:table-cell table:formula="of:=[.N602]-[.M602]" office:value-type="float" office:value="0.653460648148148">
            <text:p>15:40:59</text:p>
          </table:table-cell>
          <table:table-cell office:value-type="float" office:value="0.233333333333333">
            <text:p>5:36</text:p>
          </table:table-cell>
          <table:table-cell office:value-type="float" office:value="0.877777777777778">
            <text:p>21:04</text:p>
          </table:table-cell>
          <table:table-cell table:formula="of:=[.Q602]-[.P602]" office:value-type="float" office:value="0.644444444444444">
            <text:p>15:28</text:p>
          </table:table-cell>
          <table:table-cell table:formula="of:=[.V602]-[.R602]" office:value-type="float" office:value="0.00163194444444448">
            <text:p>0:02:21</text:p>
          </table:table-cell>
          <table:table-cell table:style-name="ce26" office:value-type="time" office:time-value="PT05H34M42S">
            <text:p>05:34:42</text:p>
          </table:table-cell>
          <table:table-cell table:style-name="ce49" office:value-type="time" office:time-value="PT21H05M03S">
            <text:p>21:05:03</text:p>
          </table:table-cell>
          <table:table-cell table:formula="of:=[.U602]-[.T602]" office:value-type="float" office:value="0.646076388888889">
            <text:p>15:30:21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3]" office:value-type="date" office:date-value="2017-07-22">
            <text:p>Sa, </text:p>
          </table:table-cell>
          <table:table-cell office:value-type="date" office:date-value="2017-07-22">
            <text:p>22.07.2017</text:p>
          </table:table-cell>
          <table:table-cell table:number-columns-repeated="7"/>
          <table:table-cell office:value-type="float" office:value="0.231944444444444">
            <text:p>5:34</text:p>
          </table:table-cell>
          <table:table-cell office:value-type="float" office:value="0.88125">
            <text:p>21:09</text:p>
          </table:table-cell>
          <table:table-cell table:formula="of:=[.K603]-[.J603]" office:value-type="float" office:value="0.649305555555556">
            <text:p>15:35</text:p>
          </table:table-cell>
          <table:table-cell table:style-name="ce26" office:value-type="time" office:time-value="PT05H32M54S">
            <text:p>05:32:54</text:p>
          </table:table-cell>
          <table:table-cell table:style-name="ce49" office:value-type="time" office:time-value="PT21H11M28S">
            <text:p>21:11:28</text:p>
          </table:table-cell>
          <table:table-cell table:formula="of:=[.N603]-[.M603]" office:value-type="float" office:value="0.651782407407407">
            <text:p>15:38:34</text:p>
          </table:table-cell>
          <table:table-cell office:value-type="float" office:value="0.234027777777778">
            <text:p>5:37</text:p>
          </table:table-cell>
          <table:table-cell office:value-type="float" office:value="0.876388888888889">
            <text:p>21:02</text:p>
          </table:table-cell>
          <table:table-cell table:formula="of:=[.Q603]-[.P603]" office:value-type="float" office:value="0.642361111111111">
            <text:p>15:25</text:p>
          </table:table-cell>
          <table:table-cell table:formula="of:=[.V603]-[.R603]" office:value-type="float" office:value="0.00212962962962937">
            <text:p>0:03:04</text:p>
          </table:table-cell>
          <table:table-cell table:style-name="ce26" office:value-type="time" office:time-value="PT05H35M53S">
            <text:p>05:35:53</text:p>
          </table:table-cell>
          <table:table-cell table:style-name="ce49" office:value-type="time" office:time-value="PT21H03M57S">
            <text:p>21:03:57</text:p>
          </table:table-cell>
          <table:table-cell table:formula="of:=[.U603]-[.T603]" office:value-type="float" office:value="0.644490740740741">
            <text:p>15:28:04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4]" office:value-type="date" office:date-value="2017-07-23">
            <text:p>So, </text:p>
          </table:table-cell>
          <table:table-cell office:value-type="date" office:date-value="2017-07-23">
            <text:p>23.07.2017</text:p>
          </table:table-cell>
          <table:table-cell table:number-columns-repeated="7"/>
          <table:table-cell office:value-type="float" office:value="0.232638888888889">
            <text:p>5:35</text:p>
          </table:table-cell>
          <table:table-cell office:value-type="float" office:value="0.880555555555556">
            <text:p>21:08</text:p>
          </table:table-cell>
          <table:table-cell table:formula="of:=[.K604]-[.J604]" office:value-type="float" office:value="0.647916666666667">
            <text:p>15:33</text:p>
          </table:table-cell>
          <table:table-cell table:style-name="ce26" office:value-type="time" office:time-value="PT05H34M10S">
            <text:p>05:34:10</text:p>
          </table:table-cell>
          <table:table-cell table:style-name="ce49" office:value-type="time" office:time-value="PT21H10M15S">
            <text:p>21:10:15</text:p>
          </table:table-cell>
          <table:table-cell table:formula="of:=[.N604]-[.M604]" office:value-type="float" office:value="0.65005787037037">
            <text:p>15:36:05</text:p>
          </table:table-cell>
          <table:table-cell office:value-type="float" office:value="0.234722222222222">
            <text:p>5:38</text:p>
          </table:table-cell>
          <table:table-cell office:value-type="float" office:value="0.875694444444444">
            <text:p>21:01</text:p>
          </table:table-cell>
          <table:table-cell table:formula="of:=[.Q604]-[.P604]" office:value-type="float" office:value="0.640972222222222">
            <text:p>15:23</text:p>
          </table:table-cell>
          <table:table-cell table:formula="of:=[.V604]-[.R604]" office:value-type="float" office:value="0.001886574074074">
            <text:p>0:02:43</text:p>
          </table:table-cell>
          <table:table-cell table:style-name="ce26" office:value-type="time" office:time-value="PT05H37M05S">
            <text:p>05:37:05</text:p>
          </table:table-cell>
          <table:table-cell table:style-name="ce49" office:value-type="time" office:time-value="PT21H02M48S">
            <text:p>21:02:48</text:p>
          </table:table-cell>
          <table:table-cell table:formula="of:=[.U604]-[.T604]" office:value-type="float" office:value="0.642858796296296">
            <text:p>15:25:43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5]" office:value-type="date" office:date-value="2017-07-24">
            <text:p>Mo, </text:p>
          </table:table-cell>
          <table:table-cell office:value-type="date" office:date-value="2017-07-24">
            <text:p>24.07.2017</text:p>
          </table:table-cell>
          <table:table-cell table:number-columns-repeated="7"/>
          <table:table-cell office:value-type="float" office:value="0.233333333333333">
            <text:p>5:36</text:p>
          </table:table-cell>
          <table:table-cell office:value-type="float" office:value="0.879861111111111">
            <text:p>21:07</text:p>
          </table:table-cell>
          <table:table-cell table:formula="of:=[.K605]-[.J605]" office:value-type="float" office:value="0.646527777777778">
            <text:p>15:31</text:p>
          </table:table-cell>
          <table:table-cell table:style-name="ce26" office:value-type="time" office:time-value="PT05H35M27S">
            <text:p>05:35:27</text:p>
          </table:table-cell>
          <table:table-cell table:style-name="ce49" office:value-type="time" office:time-value="PT21H09M00S">
            <text:p>21:09:00</text:p>
          </table:table-cell>
          <table:table-cell table:formula="of:=[.N605]-[.M605]" office:value-type="float" office:value="0.648298611111111">
            <text:p>15:33:33</text:p>
          </table:table-cell>
          <table:table-cell office:value-type="float" office:value="0.235416666666667">
            <text:p>5:39</text:p>
          </table:table-cell>
          <table:table-cell office:value-type="float" office:value="0.875">
            <text:p>21:00</text:p>
          </table:table-cell>
          <table:table-cell table:formula="of:=[.Q605]-[.P605]" office:value-type="float" office:value="0.639583333333333">
            <text:p>15:21</text:p>
          </table:table-cell>
          <table:table-cell table:formula="of:=[.V605]-[.R605]" office:value-type="float" office:value="0.00162037037037055">
            <text:p>0:02:20</text:p>
          </table:table-cell>
          <table:table-cell table:style-name="ce26" office:value-type="time" office:time-value="PT05H38M17S">
            <text:p>05:38:17</text:p>
          </table:table-cell>
          <table:table-cell table:style-name="ce49" office:value-type="time" office:time-value="PT21H01M37S">
            <text:p>21:01:37</text:p>
          </table:table-cell>
          <table:table-cell table:formula="of:=[.U605]-[.T605]" office:value-type="float" office:value="0.641203703703704">
            <text:p>15:23:20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6]" office:value-type="date" office:date-value="2017-07-25">
            <text:p>Di, </text:p>
          </table:table-cell>
          <table:table-cell office:value-type="date" office:date-value="2017-07-25">
            <text:p>25.07.2017</text:p>
          </table:table-cell>
          <table:table-cell table:number-columns-repeated="7"/>
          <table:table-cell office:value-type="float" office:value="0.234722222222222">
            <text:p>5:38</text:p>
          </table:table-cell>
          <table:table-cell office:value-type="float" office:value="0.879166666666667">
            <text:p>21:06</text:p>
          </table:table-cell>
          <table:table-cell table:formula="of:=[.K606]-[.J606]" office:value-type="float" office:value="0.644444444444445">
            <text:p>15:28</text:p>
          </table:table-cell>
          <table:table-cell table:style-name="ce26" office:value-type="time" office:time-value="PT05H36M45S">
            <text:p>05:36:45</text:p>
          </table:table-cell>
          <table:table-cell table:style-name="ce49" office:value-type="time" office:time-value="PT21H07M43S">
            <text:p>21:07:43</text:p>
          </table:table-cell>
          <table:table-cell table:formula="of:=[.N606]-[.M606]" office:value-type="float" office:value="0.64650462962963">
            <text:p>15:30:58</text:p>
          </table:table-cell>
          <table:table-cell office:value-type="float" office:value="0.236805555555556">
            <text:p>5:41</text:p>
          </table:table-cell>
          <table:table-cell office:value-type="float" office:value="0.874305555555556">
            <text:p>20:59</text:p>
          </table:table-cell>
          <table:table-cell table:formula="of:=[.Q606]-[.P606]" office:value-type="float" office:value="0.6375">
            <text:p>15:18</text:p>
          </table:table-cell>
          <table:table-cell table:formula="of:=[.V606]-[.R606]" office:value-type="float" office:value="0.00201388888888887">
            <text:p>0:02:54</text:p>
          </table:table-cell>
          <table:table-cell table:style-name="ce26" office:value-type="time" office:time-value="PT05H39M31S">
            <text:p>05:39:31</text:p>
          </table:table-cell>
          <table:table-cell table:style-name="ce49" office:value-type="time" office:time-value="PT21H00M25S">
            <text:p>21:00:25</text:p>
          </table:table-cell>
          <table:table-cell table:formula="of:=[.U606]-[.T606]" office:value-type="float" office:value="0.639513888888889">
            <text:p>15:20:54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7]" office:value-type="date" office:date-value="2017-07-26">
            <text:p>Mi, </text:p>
          </table:table-cell>
          <table:table-cell office:value-type="date" office:date-value="2017-07-26">
            <text:p>26.07.2017</text:p>
          </table:table-cell>
          <table:table-cell table:number-columns-repeated="7"/>
          <table:table-cell office:value-type="float" office:value="0.235416666666667">
            <text:p>5:39</text:p>
          </table:table-cell>
          <table:table-cell office:value-type="float" office:value="0.877777777777778">
            <text:p>21:04</text:p>
          </table:table-cell>
          <table:table-cell table:formula="of:=[.K607]-[.J607]" office:value-type="float" office:value="0.642361111111111">
            <text:p>15:25</text:p>
          </table:table-cell>
          <table:table-cell table:style-name="ce26" office:value-type="time" office:time-value="PT05H38M03S">
            <text:p>05:38:03</text:p>
          </table:table-cell>
          <table:table-cell table:style-name="ce49" office:value-type="time" office:time-value="PT21H06M24S">
            <text:p>21:06:24</text:p>
          </table:table-cell>
          <table:table-cell table:formula="of:=[.N607]-[.M607]" office:value-type="float" office:value="0.6446875">
            <text:p>15:28:21</text:p>
          </table:table-cell>
          <table:table-cell office:value-type="float" office:value="0.2375">
            <text:p>5:42</text:p>
          </table:table-cell>
          <table:table-cell office:value-type="float" office:value="0.873611111111111">
            <text:p>20:58</text:p>
          </table:table-cell>
          <table:table-cell table:formula="of:=[.Q607]-[.P607]" office:value-type="float" office:value="0.636111111111111">
            <text:p>15:16</text:p>
          </table:table-cell>
          <table:table-cell table:formula="of:=[.V607]-[.R607]" office:value-type="float" office:value="0.00167824074074086">
            <text:p>0:02:25</text:p>
          </table:table-cell>
          <table:table-cell table:style-name="ce26" office:value-type="time" office:time-value="PT05H40M45S">
            <text:p>05:40:45</text:p>
          </table:table-cell>
          <table:table-cell table:style-name="ce49" office:value-type="time" office:time-value="PT20H59M10S">
            <text:p>20:59:10</text:p>
          </table:table-cell>
          <table:table-cell table:formula="of:=[.U607]-[.T607]" office:value-type="float" office:value="0.637789351851852">
            <text:p>15:18:25</text:p>
          </table:table-cell>
          <table:table-cell office:value-type="string">
            <text:p>Mobil+Bettfilter gewechselt</text:p>
          </table:table-cell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8]" office:value-type="date" office:date-value="2017-07-27">
            <text:p>Do, </text:p>
          </table:table-cell>
          <table:table-cell office:value-type="date" office:date-value="2017-07-27">
            <text:p>27.07.2017</text:p>
          </table:table-cell>
          <table:table-cell table:number-columns-repeated="7"/>
          <table:table-cell office:value-type="float" office:value="0.236111111111111">
            <text:p>5:40</text:p>
          </table:table-cell>
          <table:table-cell office:value-type="float" office:value="0.877083333333333">
            <text:p>21:03</text:p>
          </table:table-cell>
          <table:table-cell table:formula="of:=[.K608]-[.J608]" office:value-type="float" office:value="0.640972222222222">
            <text:p>15:23</text:p>
          </table:table-cell>
          <table:table-cell table:style-name="ce26" office:value-type="time" office:time-value="PT05H39M23S">
            <text:p>05:39:23</text:p>
          </table:table-cell>
          <table:table-cell table:style-name="ce49" office:value-type="time" office:time-value="PT21H05M03S">
            <text:p>21:05:03</text:p>
          </table:table-cell>
          <table:table-cell table:formula="of:=[.N608]-[.M608]" office:value-type="float" office:value="0.642824074074074">
            <text:p>15:25:40</text:p>
          </table:table-cell>
          <table:table-cell office:value-type="float" office:value="0.238194444444444">
            <text:p>5:43</text:p>
          </table:table-cell>
          <table:table-cell office:value-type="float" office:value="0.872222222222222">
            <text:p>20:56</text:p>
          </table:table-cell>
          <table:table-cell table:formula="of:=[.Q608]-[.P608]" office:value-type="float" office:value="0.634027777777778">
            <text:p>15:13</text:p>
          </table:table-cell>
          <table:table-cell table:formula="of:=[.V608]-[.R608]" office:value-type="float" office:value="0.00200231481481461">
            <text:p>0:02:53</text:p>
          </table:table-cell>
          <table:table-cell table:style-name="ce26" office:value-type="time" office:time-value="PT05H42M00S">
            <text:p>05:42:00</text:p>
          </table:table-cell>
          <table:table-cell table:style-name="ce49" office:value-type="time" office:time-value="PT20H57M53S">
            <text:p>20:57:53</text:p>
          </table:table-cell>
          <table:table-cell table:formula="of:=[.U608]-[.T608]" office:value-type="float" office:value="0.636030092592592">
            <text:p>15:15:53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09]" office:value-type="date" office:date-value="2017-07-28">
            <text:p>Fr, </text:p>
          </table:table-cell>
          <table:table-cell office:value-type="date" office:date-value="2017-07-28">
            <text:p>28.07.2017</text:p>
          </table:table-cell>
          <table:table-cell table:number-columns-repeated="7"/>
          <table:table-cell office:value-type="float" office:value="0.2375">
            <text:p>5:42</text:p>
          </table:table-cell>
          <table:table-cell office:value-type="float" office:value="0.876388888888889">
            <text:p>21:02</text:p>
          </table:table-cell>
          <table:table-cell table:formula="of:=[.K609]-[.J609]" office:value-type="float" office:value="0.638888888888889">
            <text:p>15:20</text:p>
          </table:table-cell>
          <table:table-cell table:style-name="ce26" office:value-type="time" office:time-value="PT05H40M43S">
            <text:p>05:40:43</text:p>
          </table:table-cell>
          <table:table-cell table:style-name="ce49" office:value-type="time" office:time-value="PT21H03M39S">
            <text:p>21:03:39</text:p>
          </table:table-cell>
          <table:table-cell table:formula="of:=[.N609]-[.M609]" office:value-type="float" office:value="0.640925925925926">
            <text:p>15:22:56</text:p>
          </table:table-cell>
          <table:table-cell office:value-type="float" office:value="0.238888888888889">
            <text:p>5:44</text:p>
          </table:table-cell>
          <table:table-cell office:value-type="float" office:value="0.871527777777778">
            <text:p>20:55</text:p>
          </table:table-cell>
          <table:table-cell table:formula="of:=[.Q609]-[.P609]" office:value-type="float" office:value="0.632638888888889">
            <text:p>15:11</text:p>
          </table:table-cell>
          <table:table-cell table:formula="of:=[.V609]-[.R609]" office:value-type="float" office:value="0.00160879629629607">
            <text:p>0:02:19</text:p>
          </table:table-cell>
          <table:table-cell table:style-name="ce26" office:value-type="time" office:time-value="PT05H43M16S">
            <text:p>05:43:16</text:p>
          </table:table-cell>
          <table:table-cell table:style-name="ce49" office:value-type="time" office:time-value="PT20H56M35S">
            <text:p>20:56:35</text:p>
          </table:table-cell>
          <table:table-cell table:formula="of:=[.U609]-[.T609]" office:value-type="float" office:value="0.634247685185185">
            <text:p>15:13:19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0]" office:value-type="date" office:date-value="2017-07-29">
            <text:p>Sa, </text:p>
          </table:table-cell>
          <table:table-cell office:value-type="date" office:date-value="2017-07-29">
            <text:p>29.07.2017</text:p>
          </table:table-cell>
          <table:table-cell table:number-columns-repeated="7"/>
          <table:table-cell office:value-type="float" office:value="0.238194444444444">
            <text:p>5:43</text:p>
          </table:table-cell>
          <table:table-cell office:value-type="float" office:value="0.875">
            <text:p>21:00</text:p>
          </table:table-cell>
          <table:table-cell table:formula="of:=[.K610]-[.J610]" office:value-type="float" office:value="0.636805555555555">
            <text:p>15:17</text:p>
          </table:table-cell>
          <table:table-cell table:style-name="ce26" office:value-type="time" office:time-value="PT05H42M04S">
            <text:p>05:42:04</text:p>
          </table:table-cell>
          <table:table-cell table:style-name="ce49" office:value-type="time" office:time-value="PT21H02M14S">
            <text:p>21:02:14</text:p>
          </table:table-cell>
          <table:table-cell table:formula="of:=[.N610]-[.M610]" office:value-type="float" office:value="0.63900462962963">
            <text:p>15:20:10</text:p>
          </table:table-cell>
          <table:table-cell office:value-type="float" office:value="0.240277777777778">
            <text:p>5:46</text:p>
          </table:table-cell>
          <table:table-cell office:value-type="float" office:value="0.870833333333333">
            <text:p>20:54</text:p>
          </table:table-cell>
          <table:table-cell table:formula="of:=[.Q610]-[.P610]" office:value-type="float" office:value="0.630555555555555">
            <text:p>15:08</text:p>
          </table:table-cell>
          <table:table-cell table:formula="of:=[.V610]-[.R610]" office:value-type="float" office:value="0.00187500000000007">
            <text:p>0:02:42</text:p>
          </table:table-cell>
          <table:table-cell table:style-name="ce26" office:value-type="time" office:time-value="PT05H44M32S">
            <text:p>05:44:32</text:p>
          </table:table-cell>
          <table:table-cell table:style-name="ce49" office:value-type="time" office:time-value="PT20H55M14S">
            <text:p>20:55:14</text:p>
          </table:table-cell>
          <table:table-cell table:formula="of:=[.U610]-[.T610]" office:value-type="float" office:value="0.632430555555555">
            <text:p>15:10:42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1]" office:value-type="date" office:date-value="2017-07-30">
            <text:p>So, </text:p>
          </table:table-cell>
          <table:table-cell office:value-type="date" office:date-value="2017-07-30">
            <text:p>30.07.2017</text:p>
          </table:table-cell>
          <table:table-cell table:number-columns-repeated="7"/>
          <table:table-cell office:value-type="float" office:value="0.238888888888889">
            <text:p>5:44</text:p>
          </table:table-cell>
          <table:table-cell office:value-type="float" office:value="0.874305555555556">
            <text:p>20:59</text:p>
          </table:table-cell>
          <table:table-cell table:formula="of:=[.K611]-[.J611]" office:value-type="float" office:value="0.635416666666667">
            <text:p>15:15</text:p>
          </table:table-cell>
          <table:table-cell table:style-name="ce26" office:value-type="time" office:time-value="PT05H43M26S">
            <text:p>05:43:26</text:p>
          </table:table-cell>
          <table:table-cell table:style-name="ce49" office:value-type="time" office:time-value="PT21H00M47S">
            <text:p>21:00:47</text:p>
          </table:table-cell>
          <table:table-cell table:formula="of:=[.N611]-[.M611]" office:value-type="float" office:value="0.637048611111111">
            <text:p>15:17:21</text:p>
          </table:table-cell>
          <table:table-cell office:value-type="float" office:value="0.240972222222222">
            <text:p>5:47</text:p>
          </table:table-cell>
          <table:table-cell office:value-type="float" office:value="0.869444444444444">
            <text:p>20:52</text:p>
          </table:table-cell>
          <table:table-cell table:formula="of:=[.Q611]-[.P611]" office:value-type="float" office:value="0.628472222222222">
            <text:p>15:05</text:p>
          </table:table-cell>
          <table:table-cell table:formula="of:=[.V611]-[.R611]" office:value-type="float" office:value="0.00211805555555544">
            <text:p>0:03:03</text:p>
          </table:table-cell>
          <table:table-cell table:style-name="ce26" office:value-type="time" office:time-value="PT05H45M49S">
            <text:p>05:45:49</text:p>
          </table:table-cell>
          <table:table-cell table:style-name="ce49" office:value-type="time" office:time-value="PT20H53M52S">
            <text:p>20:53:52</text:p>
          </table:table-cell>
          <table:table-cell table:formula="of:=[.U611]-[.T611]" office:value-type="float" office:value="0.630590277777778">
            <text:p>15:08:03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2]" office:value-type="date" office:date-value="2017-07-31">
            <text:p>Mo, </text:p>
          </table:table-cell>
          <table:table-cell office:value-type="date" office:date-value="2017-07-31">
            <text:p>31.07.2017</text:p>
          </table:table-cell>
          <table:table-cell table:number-columns-repeated="7"/>
          <table:table-cell office:value-type="float" office:value="0.240277777777778">
            <text:p>5:46</text:p>
          </table:table-cell>
          <table:table-cell office:value-type="float" office:value="0.872916666666667">
            <text:p>20:57</text:p>
          </table:table-cell>
          <table:table-cell table:formula="of:=[.K612]-[.J612]" office:value-type="float" office:value="0.632638888888889">
            <text:p>15:11</text:p>
          </table:table-cell>
          <table:table-cell table:style-name="ce26" office:value-type="time" office:time-value="PT05H44M48S">
            <text:p>05:44:48</text:p>
          </table:table-cell>
          <table:table-cell table:style-name="ce49" office:value-type="time" office:time-value="PT20H59M19S">
            <text:p>20:59:19</text:p>
          </table:table-cell>
          <table:table-cell table:formula="of:=[.N612]-[.M612]" office:value-type="float" office:value="0.635081018518518">
            <text:p>15:14:31</text:p>
          </table:table-cell>
          <table:table-cell office:value-type="float" office:value="0.241666666666667">
            <text:p>5:48</text:p>
          </table:table-cell>
          <table:table-cell office:value-type="float" office:value="0.86875">
            <text:p>20:51</text:p>
          </table:table-cell>
          <table:table-cell table:formula="of:=[.Q612]-[.P612]" office:value-type="float" office:value="0.627083333333333">
            <text:p>15:03</text:p>
          </table:table-cell>
          <table:table-cell table:formula="of:=[.V612]-[.R612]" office:value-type="float" office:value="0.00163194444444459">
            <text:p>0:02:21</text:p>
          </table:table-cell>
          <table:table-cell table:style-name="ce26" office:value-type="time" office:time-value="PT05H47M07S">
            <text:p>05:47:07</text:p>
          </table:table-cell>
          <table:table-cell table:style-name="ce49" office:value-type="time" office:time-value="PT20H52M28S">
            <text:p>20:52:28</text:p>
          </table:table-cell>
          <table:table-cell table:formula="of:=[.U612]-[.T612]" office:value-type="float" office:value="0.628715277777778">
            <text:p>15:05:21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3]" office:value-type="date" office:date-value="2017-08-01">
            <text:p>Di, </text:p>
          </table:table-cell>
          <table:table-cell office:value-type="date" office:date-value="2017-08-01">
            <text:p>01.08.2017</text:p>
          </table:table-cell>
          <table:table-cell table:number-columns-repeated="7"/>
          <table:table-cell office:value-type="float" office:value="0.240972222222222">
            <text:p>5:47</text:p>
          </table:table-cell>
          <table:table-cell office:value-type="float" office:value="0.872222222222222">
            <text:p>20:56</text:p>
          </table:table-cell>
          <table:table-cell table:formula="of:=[.K613]-[.J613]" office:value-type="float" office:value="0.63125">
            <text:p>15:09</text:p>
          </table:table-cell>
          <table:table-cell table:style-name="ce26" office:value-type="time" office:time-value="PT05H46M11S">
            <text:p>05:46:11</text:p>
          </table:table-cell>
          <table:table-cell table:style-name="ce49" office:value-type="time" office:time-value="PT20H57M48S">
            <text:p>20:57:48</text:p>
          </table:table-cell>
          <table:table-cell table:formula="of:=[.N613]-[.M613]" office:value-type="float" office:value="0.63306712962963">
            <text:p>15:11:37</text:p>
          </table:table-cell>
          <table:table-cell office:value-type="float" office:value="0.242361111111111">
            <text:p>5:49</text:p>
          </table:table-cell>
          <table:table-cell office:value-type="float" office:value="0.868055555555555">
            <text:p>20:50</text:p>
          </table:table-cell>
          <table:table-cell table:formula="of:=[.Q613]-[.P613]" office:value-type="float" office:value="0.625694444444444">
            <text:p>15:01</text:p>
          </table:table-cell>
          <table:table-cell table:formula="of:=[.V613]-[.R613]" office:value-type="float" office:value="0.00112268518518521">
            <text:p>0:01:37</text:p>
          </table:table-cell>
          <table:table-cell table:style-name="ce26" office:value-type="time" office:time-value="PT05H48M25S">
            <text:p>05:48:25</text:p>
          </table:table-cell>
          <table:table-cell table:style-name="ce49" office:value-type="time" office:time-value="PT20H51M02S">
            <text:p>20:51:02</text:p>
          </table:table-cell>
          <table:table-cell table:formula="of:=[.U613]-[.T613]" office:value-type="float" office:value="0.62681712962963">
            <text:p>15:02:37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4]" office:value-type="date" office:date-value="2017-08-02">
            <text:p>Mi, </text:p>
          </table:table-cell>
          <table:table-cell office:value-type="date" office:date-value="2017-08-02">
            <text:p>02.08.2017</text:p>
          </table:table-cell>
          <table:table-cell table:number-columns-repeated="7"/>
          <table:table-cell office:value-type="float" office:value="0.241666666666667">
            <text:p>5:48</text:p>
          </table:table-cell>
          <table:table-cell office:value-type="float" office:value="0.870833333333333">
            <text:p>20:54</text:p>
          </table:table-cell>
          <table:table-cell table:formula="of:=[.K614]-[.J614]" office:value-type="float" office:value="0.629166666666667">
            <text:p>15:06</text:p>
          </table:table-cell>
          <table:table-cell table:style-name="ce26" office:value-type="time" office:time-value="PT05H47M34S">
            <text:p>05:47:34</text:p>
          </table:table-cell>
          <table:table-cell table:style-name="ce49" office:value-type="time" office:time-value="PT20H56M16S">
            <text:p>20:56:16</text:p>
          </table:table-cell>
          <table:table-cell table:formula="of:=[.N614]-[.M614]" office:value-type="float" office:value="0.631041666666667">
            <text:p>15:08:42</text:p>
          </table:table-cell>
          <table:table-cell office:value-type="float" office:value="0.24375">
            <text:p>5:51</text:p>
          </table:table-cell>
          <table:table-cell office:value-type="float" office:value="0.866666666666667">
            <text:p>20:48</text:p>
          </table:table-cell>
          <table:table-cell table:formula="of:=[.Q614]-[.P614]" office:value-type="float" office:value="0.622916666666667">
            <text:p>14:57</text:p>
          </table:table-cell>
          <table:table-cell table:formula="of:=[.V614]-[.R614]" office:value-type="float" office:value="0.00196759259259238">
            <text:p>0:02:50</text:p>
          </table:table-cell>
          <table:table-cell table:style-name="ce26" office:value-type="time" office:time-value="PT05H49M44S">
            <text:p>05:49:44</text:p>
          </table:table-cell>
          <table:table-cell table:style-name="ce49" office:value-type="time" office:time-value="PT20H49M34S">
            <text:p>20:49:34</text:p>
          </table:table-cell>
          <table:table-cell table:formula="of:=[.U614]-[.T614]" office:value-type="float" office:value="0.624884259259259">
            <text:p>14:59:50</text:p>
          </table:table-cell>
          <table:table-cell office:value-type="string">
            <text:p>Mobil+Bettfilter gewechselt</text:p>
          </table:table-cell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5]" office:value-type="date" office:date-value="2017-08-03">
            <text:p>Do, </text:p>
          </table:table-cell>
          <table:table-cell office:value-type="date" office:date-value="2017-08-03">
            <text:p>03.08.2017</text:p>
          </table:table-cell>
          <table:table-cell table:number-columns-repeated="7"/>
          <table:table-cell office:value-type="float" office:value="0.243055555555556">
            <text:p>5:50</text:p>
          </table:table-cell>
          <table:table-cell office:value-type="float" office:value="0.870138888888889">
            <text:p>20:53</text:p>
          </table:table-cell>
          <table:table-cell table:formula="of:=[.K615]-[.J615]" office:value-type="float" office:value="0.627083333333333">
            <text:p>15:03</text:p>
          </table:table-cell>
          <table:table-cell table:style-name="ce26" office:value-type="time" office:time-value="PT05H48M58S">
            <text:p>05:48:58</text:p>
          </table:table-cell>
          <table:table-cell table:style-name="ce49" office:value-type="time" office:time-value="PT20H54M42S">
            <text:p>20:54:42</text:p>
          </table:table-cell>
          <table:table-cell table:formula="of:=[.N615]-[.M615]" office:value-type="float" office:value="0.628981481481482">
            <text:p>15:05:44</text:p>
          </table:table-cell>
          <table:table-cell office:value-type="float" office:value="0.244444444444444">
            <text:p>5:52</text:p>
          </table:table-cell>
          <table:table-cell office:value-type="float" office:value="0.865972222222222">
            <text:p>20:47</text:p>
          </table:table-cell>
          <table:table-cell table:formula="of:=[.Q615]-[.P615]" office:value-type="float" office:value="0.621527777777778">
            <text:p>14:55</text:p>
          </table:table-cell>
          <table:table-cell table:formula="of:=[.V615]-[.R615]" office:value-type="float" office:value="0.00141203703703707">
            <text:p>0:02:02</text:p>
          </table:table-cell>
          <table:table-cell table:style-name="ce26" office:value-type="time" office:time-value="PT05H51M03S">
            <text:p>05:51:03</text:p>
          </table:table-cell>
          <table:table-cell table:style-name="ce49" office:value-type="time" office:time-value="PT20H48M05S">
            <text:p>20:48:05</text:p>
          </table:table-cell>
          <table:table-cell table:formula="of:=[.U615]-[.T615]" office:value-type="float" office:value="0.622939814814815">
            <text:p>14:57:02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6]" office:value-type="date" office:date-value="2017-08-04">
            <text:p>Fr, </text:p>
          </table:table-cell>
          <table:table-cell office:value-type="date" office:date-value="2017-08-04">
            <text:p>04.08.2017</text:p>
          </table:table-cell>
          <table:table-cell table:number-columns-repeated="7"/>
          <table:table-cell office:value-type="float" office:value="0.24375">
            <text:p>5:51</text:p>
          </table:table-cell>
          <table:table-cell office:value-type="float" office:value="0.86875">
            <text:p>20:51</text:p>
          </table:table-cell>
          <table:table-cell table:formula="of:=[.K616]-[.J616]" office:value-type="float" office:value="0.625">
            <text:p>15:00</text:p>
          </table:table-cell>
          <table:table-cell table:style-name="ce26" office:value-type="time" office:time-value="PT05H50M23S">
            <text:p>05:50:23</text:p>
          </table:table-cell>
          <table:table-cell table:style-name="ce49" office:value-type="time" office:time-value="PT20H53M06S">
            <text:p>20:53:06</text:p>
          </table:table-cell>
          <table:table-cell table:formula="of:=[.N616]-[.M616]" office:value-type="float" office:value="0.626886574074074">
            <text:p>15:02:43</text:p>
          </table:table-cell>
          <table:table-cell office:value-type="float" office:value="0.245138888888889">
            <text:p>5:53</text:p>
          </table:table-cell>
          <table:table-cell office:value-type="float" office:value="0.864583333333333">
            <text:p>20:45</text:p>
          </table:table-cell>
          <table:table-cell table:formula="of:=[.Q616]-[.P616]" office:value-type="float" office:value="0.619444444444444">
            <text:p>14:52</text:p>
          </table:table-cell>
          <table:table-cell table:formula="of:=[.V616]-[.R616]" office:value-type="float" office:value="0.00152777777777768">
            <text:p>0:02:12</text:p>
          </table:table-cell>
          <table:table-cell table:style-name="ce26" office:value-type="time" office:time-value="PT05H52M22S">
            <text:p>05:52:22</text:p>
          </table:table-cell>
          <table:table-cell table:style-name="ce49" office:value-type="time" office:time-value="PT20H46M34S">
            <text:p>20:46:34</text:p>
          </table:table-cell>
          <table:table-cell table:formula="of:=[.U616]-[.T616]" office:value-type="float" office:value="0.620972222222222">
            <text:p>14:54:12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7]" office:value-type="date" office:date-value="2017-08-05">
            <text:p>Sa, </text:p>
          </table:table-cell>
          <table:table-cell office:value-type="date" office:date-value="2017-08-05">
            <text:p>05.08.2017</text:p>
          </table:table-cell>
          <table:table-cell table:number-columns-repeated="7"/>
          <table:table-cell office:value-type="float" office:value="0.245138888888889">
            <text:p>5:53</text:p>
          </table:table-cell>
          <table:table-cell office:value-type="float" office:value="0.868055555555555">
            <text:p>20:50</text:p>
          </table:table-cell>
          <table:table-cell table:formula="of:=[.K617]-[.J617]" office:value-type="float" office:value="0.622916666666667">
            <text:p>14:57</text:p>
          </table:table-cell>
          <table:table-cell table:style-name="ce26" office:value-type="time" office:time-value="PT05H51M47S">
            <text:p>05:51:47</text:p>
          </table:table-cell>
          <table:table-cell table:style-name="ce49" office:value-type="time" office:time-value="PT20H51M29S">
            <text:p>20:51:29</text:p>
          </table:table-cell>
          <table:table-cell table:formula="of:=[.N617]-[.M617]" office:value-type="float" office:value="0.624791666666667">
            <text:p>14:59:42</text:p>
          </table:table-cell>
          <table:table-cell office:value-type="float" office:value="0.246527777777778">
            <text:p>5:55</text:p>
          </table:table-cell>
          <table:table-cell office:value-type="float" office:value="0.863888888888889">
            <text:p>20:44</text:p>
          </table:table-cell>
          <table:table-cell table:formula="of:=[.Q617]-[.P617]" office:value-type="float" office:value="0.617361111111111">
            <text:p>14:49</text:p>
          </table:table-cell>
          <table:table-cell table:formula="of:=[.V617]-[.R617]" office:value-type="float" office:value="0.00162037037037022">
            <text:p>0:02:20</text:p>
          </table:table-cell>
          <table:table-cell table:style-name="ce26" office:value-type="time" office:time-value="PT05H53M42S">
            <text:p>05:53:42</text:p>
          </table:table-cell>
          <table:table-cell table:style-name="ce49" office:value-type="time" office:time-value="PT20H45M02S">
            <text:p>20:45:02</text:p>
          </table:table-cell>
          <table:table-cell table:formula="of:=[.U617]-[.T617]" office:value-type="float" office:value="0.618981481481481">
            <text:p>14:51:20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8]" office:value-type="date" office:date-value="2017-08-06">
            <text:p>So, </text:p>
          </table:table-cell>
          <table:table-cell office:value-type="date" office:date-value="2017-08-06">
            <text:p>06.08.2017</text:p>
          </table:table-cell>
          <table:table-cell table:number-columns-repeated="7"/>
          <table:table-cell office:value-type="float" office:value="0.245833333333333">
            <text:p>5:54</text:p>
          </table:table-cell>
          <table:table-cell office:value-type="float" office:value="0.866666666666667">
            <text:p>20:48</text:p>
          </table:table-cell>
          <table:table-cell table:formula="of:=[.K618]-[.J618]" office:value-type="float" office:value="0.620833333333333">
            <text:p>14:54</text:p>
          </table:table-cell>
          <table:table-cell table:style-name="ce26" office:value-type="time" office:time-value="PT05H53M12S">
            <text:p>05:53:12</text:p>
          </table:table-cell>
          <table:table-cell table:style-name="ce49" office:value-type="time" office:time-value="PT20H49M50S">
            <text:p>20:49:50</text:p>
          </table:table-cell>
          <table:table-cell table:formula="of:=[.N618]-[.M618]" office:value-type="float" office:value="0.622662037037037">
            <text:p>14:56:38</text:p>
          </table:table-cell>
          <table:table-cell office:value-type="float" office:value="0.247222222222222">
            <text:p>5:56</text:p>
          </table:table-cell>
          <table:table-cell office:value-type="float" office:value="0.8625">
            <text:p>20:42</text:p>
          </table:table-cell>
          <table:table-cell table:formula="of:=[.Q618]-[.P618]" office:value-type="float" office:value="0.615277777777778">
            <text:p>14:46</text:p>
          </table:table-cell>
          <table:table-cell table:formula="of:=[.V618]-[.R618]" office:value-type="float" office:value="0.00168981481481489">
            <text:p>0:02:26</text:p>
          </table:table-cell>
          <table:table-cell table:style-name="ce26" office:value-type="time" office:time-value="PT05H55M02S">
            <text:p>05:55:02</text:p>
          </table:table-cell>
          <table:table-cell table:style-name="ce49" office:value-type="time" office:time-value="PT20H43M28S">
            <text:p>20:43:28</text:p>
          </table:table-cell>
          <table:table-cell table:formula="of:=[.U618]-[.T618]" office:value-type="float" office:value="0.616967592592593">
            <text:p>14:48:26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19]" office:value-type="date" office:date-value="2017-08-07">
            <text:p>Mo, </text:p>
          </table:table-cell>
          <table:table-cell office:value-type="date" office:date-value="2017-08-07">
            <text:p>07.08.2017</text:p>
          </table:table-cell>
          <table:table-cell table:number-columns-repeated="7"/>
          <table:table-cell office:value-type="float" office:value="0.246527777777778">
            <text:p>5:55</text:p>
          </table:table-cell>
          <table:table-cell office:value-type="float" office:value="0.865277777777778">
            <text:p>20:46</text:p>
          </table:table-cell>
          <table:table-cell table:formula="of:=[.K619]-[.J619]" office:value-type="float" office:value="0.61875">
            <text:p>14:51</text:p>
          </table:table-cell>
          <table:table-cell table:style-name="ce26" office:value-type="time" office:time-value="PT05H54M38S">
            <text:p>05:54:38</text:p>
          </table:table-cell>
          <table:table-cell table:style-name="ce49" office:value-type="time" office:time-value="PT20H48M10S">
            <text:p>20:48:10</text:p>
          </table:table-cell>
          <table:table-cell table:formula="of:=[.N619]-[.M619]" office:value-type="float" office:value="0.620509259259259">
            <text:p>14:53:32</text:p>
          </table:table-cell>
          <table:table-cell office:value-type="float" office:value="0.247916666666667">
            <text:p>5:57</text:p>
          </table:table-cell>
          <table:table-cell office:value-type="float" office:value="0.861805555555556">
            <text:p>20:41</text:p>
          </table:table-cell>
          <table:table-cell table:formula="of:=[.Q619]-[.P619]" office:value-type="float" office:value="0.613888888888889">
            <text:p>14:44</text:p>
          </table:table-cell>
          <table:table-cell table:formula="of:=[.V619]-[.R619]" office:value-type="float" office:value="0.00103009259259246">
            <text:p>0:01:29</text:p>
          </table:table-cell>
          <table:table-cell table:style-name="ce26" office:value-type="time" office:time-value="PT05H56M23S">
            <text:p>05:56:23</text:p>
          </table:table-cell>
          <table:table-cell table:style-name="ce49" office:value-type="time" office:time-value="PT20H41M52S">
            <text:p>20:41:52</text:p>
          </table:table-cell>
          <table:table-cell table:formula="of:=[.U619]-[.T619]" office:value-type="float" office:value="0.614918981481481">
            <text:p>14:45:29</text:p>
          </table:table-cell>
          <table:table-cell/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20]" office:value-type="date" office:date-value="2017-08-08">
            <text:p>Di, </text:p>
          </table:table-cell>
          <table:table-cell office:value-type="date" office:date-value="2017-08-08">
            <text:p>08.08.2017</text:p>
          </table:table-cell>
          <table:table-cell table:number-columns-repeated="7"/>
          <table:table-cell office:value-type="float" office:value="0.247916666666667">
            <text:p>5:57</text:p>
          </table:table-cell>
          <table:table-cell office:value-type="float" office:value="0.864583333333333">
            <text:p>20:45</text:p>
          </table:table-cell>
          <table:table-cell table:formula="of:=[.K620]-[.J620]" office:value-type="float" office:value="0.616666666666667">
            <text:p>14:48</text:p>
          </table:table-cell>
          <table:table-cell table:style-name="ce26" office:value-type="time" office:time-value="PT05H56M04S">
            <text:p>05:56:04</text:p>
          </table:table-cell>
          <table:table-cell table:style-name="ce49" office:value-type="time" office:time-value="PT20H46M28S">
            <text:p>20:46:28</text:p>
          </table:table-cell>
          <table:table-cell table:formula="of:=[.N620]-[.M620]" office:value-type="float" office:value="0.618333333333333">
            <text:p>14:50:24</text:p>
          </table:table-cell>
          <table:table-cell office:value-type="float" office:value="0.249305555555556">
            <text:p>5:59</text:p>
          </table:table-cell>
          <table:table-cell office:value-type="float" office:value="0.860416666666667">
            <text:p>20:39</text:p>
          </table:table-cell>
          <table:table-cell table:formula="of:=[.Q620]-[.P620]" office:value-type="float" office:value="0.611111111111111">
            <text:p>14:40</text:p>
          </table:table-cell>
          <table:table-cell table:formula="of:=[.V620]-[.R620]" office:value-type="float" office:value="0.00174768518518542">
            <text:p>0:02:31</text:p>
          </table:table-cell>
          <table:table-cell table:style-name="ce26" office:value-type="time" office:time-value="PT05H57M44S">
            <text:p>05:57:44</text:p>
          </table:table-cell>
          <table:table-cell table:style-name="ce49" office:value-type="time" office:time-value="PT20H40M15S">
            <text:p>20:40:15</text:p>
          </table:table-cell>
          <table:table-cell table:formula="of:=[.U620]-[.T620]" office:value-type="float" office:value="0.612858796296296">
            <text:p>14:42:31</text:p>
          </table:table-cell>
          <table:table-cell office:value-type="string">
            <text:p>Mobil+Bettfilter gewechselt</text:p>
          </table:table-cell>
          <table:table-cell table:style-name="ce75" table:number-columns-repeated="2"/>
          <table:table-cell table:style-name="ce83"/>
          <table:table-cell table:style-name="ce86" table:number-columns-repeated="2"/>
          <table:table-cell table:style-name="ce91"/>
          <table:table-cell table:number-columns-repeated="995"/>
        </table:table-row>
        <table:table-row table:style-name="ro1">
          <table:table-cell table:formula="of:=[.B621]" office:value-type="date" office:date-value="2017-08-09">
            <text:p>Mi, </text:p>
          </table:table-cell>
          <table:table-cell office:value-type="date" office:date-value="2017-08-09">
            <text:p>09.08.2017</text:p>
          </table:table-cell>
          <table:table-cell table:number-columns-repeated="7"/>
          <table:table-cell office:value-type="float" office:value="0.248611111111111">
            <text:p>5:58</text:p>
          </table:table-cell>
          <table:table-cell office:value-type="float" office:value="0.863194444444444">
            <text:p>20:43</text:p>
          </table:table-cell>
          <table:table-cell table:formula="of:=[.K621]-[.J621]" office:value-type="float" office:value="0.614583333333333">
            <text:p>14:45</text:p>
          </table:table-cell>
          <table:table-cell table:style-name="ce26" office:value-type="time" office:time-value="PT05H57M30S">
            <text:p>05:57:30</text:p>
          </table:table-cell>
          <table:table-cell table:style-name="ce49" office:value-type="time" office:time-value="PT20H44M44S">
            <text:p>20:44:44</text:p>
          </table:table-cell>
          <table:table-cell table:formula="of:=[.N621]-[.M621]" office:value-type="float" office:value="0.616134259259259">
            <text:p>14:47:14</text:p>
          </table:table-cell>
          <table:table-cell office:value-type="float" office:value="0.25">
            <text:p>6:00</text:p>
          </table:table-cell>
          <table:table-cell office:value-type="float" office:value="0.859027777777778">
            <text:p>20:37</text:p>
          </table:table-cell>
          <table:table-cell table:formula="of:=[.Q621]-[.P621]" office:value-type="float" office:value="0.609027777777778">
            <text:p>14:37</text:p>
          </table:table-cell>
          <table:table-cell table:formula="of:=[.V621]-[.R621]" office:value-type="float" office:value="0.00175925925925913">
            <text:p>0:02:32</text:p>
          </table:table-cell>
          <table:table-cell table:style-name="ce26" office:value-type="time" office:time-value="PT05H59M05S">
            <text:p>05:59:05</text:p>
          </table:table-cell>
          <table:table-cell table:style-name="ce49" office:value-type="time" office:time-value="PT20H38M37S">
            <text:p>20:38:37</text:p>
          </table:table-cell>
          <table:table-cell table:formula="of:=[.U621]-[.T621]" office:value-type="float" office:value="0.610787037037037">
            <text:p>14:39:32</text:p>
          </table:table-cell>
          <table:table-cell table:number-columns-repeated="1002"/>
        </table:table-row>
        <table:table-row table:style-name="ro1">
          <table:table-cell table:formula="of:=[.B622]" office:value-type="date" office:date-value="2017-08-10">
            <text:p>Do, </text:p>
          </table:table-cell>
          <table:table-cell office:value-type="date" office:date-value="2017-08-10">
            <text:p>10.08.2017</text:p>
          </table:table-cell>
          <table:table-cell table:number-columns-repeated="7"/>
          <table:table-cell office:value-type="float" office:value="0.25">
            <text:p>6:00</text:p>
          </table:table-cell>
          <table:table-cell office:value-type="float" office:value="0.861805555555556">
            <text:p>20:41</text:p>
          </table:table-cell>
          <table:table-cell table:formula="of:=[.K622]-[.J622]" office:value-type="float" office:value="0.611805555555556">
            <text:p>14:41</text:p>
          </table:table-cell>
          <table:table-cell table:style-name="ce26" office:value-type="time" office:time-value="PT05H58M56S">
            <text:p>05:58:56</text:p>
          </table:table-cell>
          <table:table-cell table:style-name="ce49" office:value-type="time" office:time-value="PT20H43M00S">
            <text:p>20:43:00</text:p>
          </table:table-cell>
          <table:table-cell table:formula="of:=[.N622]-[.M622]" office:value-type="float" office:value="0.613935185185185">
            <text:p>14:44:04</text:p>
          </table:table-cell>
          <table:table-cell office:value-type="float" office:value="0.250694444444444">
            <text:p>6:01</text:p>
          </table:table-cell>
          <table:table-cell office:value-type="float" office:value="0.858333333333333">
            <text:p>20:36</text:p>
          </table:table-cell>
          <table:table-cell table:formula="of:=[.Q622]-[.P622]" office:value-type="float" office:value="0.607638888888889">
            <text:p>14:35</text:p>
          </table:table-cell>
          <table:table-cell table:formula="of:=[.V622]-[.R622]" office:value-type="float" office:value="0.00105324074074065">
            <text:p>0:01:31</text:p>
          </table:table-cell>
          <table:table-cell table:style-name="ce26" office:value-type="time" office:time-value="PT06H00M26S">
            <text:p>06:00:26</text:p>
          </table:table-cell>
          <table:table-cell table:style-name="ce49" office:value-type="time" office:time-value="PT20H36M57S">
            <text:p>20:36:57</text:p>
          </table:table-cell>
          <table:table-cell table:formula="of:=[.U622]-[.T622]" office:value-type="float" office:value="0.60869212962963">
            <text:p>14:36:31</text:p>
          </table:table-cell>
          <table:table-cell table:number-columns-repeated="1002"/>
        </table:table-row>
        <table:table-row table:style-name="ro1">
          <table:table-cell table:formula="of:=[.B623]" office:value-type="date" office:date-value="2017-08-11">
            <text:p>Fr, </text:p>
          </table:table-cell>
          <table:table-cell office:value-type="date" office:date-value="2017-08-11">
            <text:p>11.08.2017</text:p>
          </table:table-cell>
          <table:table-cell table:number-columns-repeated="7"/>
          <table:table-cell office:value-type="float" office:value="0.250694444444444">
            <text:p>6:01</text:p>
          </table:table-cell>
          <table:table-cell office:value-type="float" office:value="0.861111111111111">
            <text:p>20:40</text:p>
          </table:table-cell>
          <table:table-cell table:formula="of:=[.K623]-[.J623]" office:value-type="float" office:value="0.610416666666667">
            <text:p>14:39</text:p>
          </table:table-cell>
          <table:table-cell table:style-name="ce26" office:value-type="time" office:time-value="PT06H00M22S">
            <text:p>06:00:22</text:p>
          </table:table-cell>
          <table:table-cell table:style-name="ce49" office:value-type="time" office:time-value="PT20H41M14S">
            <text:p>20:41:14</text:p>
          </table:table-cell>
          <table:table-cell table:formula="of:=[.N623]-[.M623]" office:value-type="float" office:value="0.611712962962963">
            <text:p>14:40:52</text:p>
          </table:table-cell>
          <table:table-cell office:value-type="float" office:value="0.252083333333333">
            <text:p>6:03</text:p>
          </table:table-cell>
          <table:table-cell office:value-type="float" office:value="0.856944444444444">
            <text:p>20:34</text:p>
          </table:table-cell>
          <table:table-cell table:formula="of:=[.Q623]-[.P623]" office:value-type="float" office:value="0.604861111111111">
            <text:p>14:31</text:p>
          </table:table-cell>
          <table:table-cell table:formula="of:=[.V623]-[.R623]" office:value-type="float" office:value="0.00171296296296286">
            <text:p>0:02:28</text:p>
          </table:table-cell>
          <table:table-cell table:style-name="ce26" office:value-type="time" office:time-value="PT06H01M48S">
            <text:p>06:01:48</text:p>
          </table:table-cell>
          <table:table-cell table:style-name="ce49" office:value-type="time" office:time-value="PT20H35M16S">
            <text:p>20:35:16</text:p>
          </table:table-cell>
          <table:table-cell table:formula="of:=[.U623]-[.T623]" office:value-type="float" office:value="0.606574074074074">
            <text:p>14:33:28</text:p>
          </table:table-cell>
          <table:table-cell table:number-columns-repeated="1002"/>
        </table:table-row>
        <table:table-row table:style-name="ro1">
          <table:table-cell table:formula="of:=[.B624]" office:value-type="date" office:date-value="2017-08-12">
            <text:p>Sa, </text:p>
          </table:table-cell>
          <table:table-cell office:value-type="date" office:date-value="2017-08-12">
            <text:p>12.08.2017</text:p>
          </table:table-cell>
          <table:table-cell table:number-columns-repeated="7"/>
          <table:table-cell office:value-type="float" office:value="0.251388888888889">
            <text:p>6:02</text:p>
          </table:table-cell>
          <table:table-cell office:value-type="float" office:value="0.859722222222222">
            <text:p>20:38</text:p>
          </table:table-cell>
          <table:table-cell table:formula="of:=[.K624]-[.J624]" office:value-type="float" office:value="0.608333333333333">
            <text:p>14:36</text:p>
          </table:table-cell>
          <table:table-cell table:style-name="ce26" office:value-type="time" office:time-value="PT06H01M49S">
            <text:p>06:01:49</text:p>
          </table:table-cell>
          <table:table-cell table:style-name="ce49" office:value-type="time" office:time-value="PT20H39M26S">
            <text:p>20:39:26</text:p>
          </table:table-cell>
          <table:table-cell table:formula="of:=[.N624]-[.M624]" office:value-type="float" office:value="0.609456018518519">
            <text:p>14:37:37</text:p>
          </table:table-cell>
          <table:table-cell office:value-type="float" office:value="0.252777777777778">
            <text:p>6:04</text:p>
          </table:table-cell>
          <table:table-cell office:value-type="float" office:value="0.855555555555556">
            <text:p>20:32</text:p>
          </table:table-cell>
          <table:table-cell table:formula="of:=[.Q624]-[.P624]" office:value-type="float" office:value="0.602777777777778">
            <text:p>14:28</text:p>
          </table:table-cell>
          <table:table-cell table:formula="of:=[.V624]-[.R624]" office:value-type="float" office:value="0.00165509259259267">
            <text:p>0:02:23</text:p>
          </table:table-cell>
          <table:table-cell table:style-name="ce26" office:value-type="time" office:time-value="PT06H03M10S">
            <text:p>06:03:10</text:p>
          </table:table-cell>
          <table:table-cell table:style-name="ce49" office:value-type="time" office:time-value="PT20H33M33S">
            <text:p>20:33:33</text:p>
          </table:table-cell>
          <table:table-cell table:formula="of:=[.U624]-[.T624]" office:value-type="float" office:value="0.604432870370371">
            <text:p>14:30:23</text:p>
          </table:table-cell>
          <table:table-cell table:number-columns-repeated="1002"/>
        </table:table-row>
        <table:table-row table:style-name="ro1">
          <table:table-cell table:formula="of:=[.B625]" office:value-type="date" office:date-value="2017-08-13">
            <text:p>So, </text:p>
          </table:table-cell>
          <table:table-cell office:value-type="date" office:date-value="2017-08-13">
            <text:p>13.08.2017</text:p>
          </table:table-cell>
          <table:table-cell table:number-columns-repeated="7"/>
          <table:table-cell office:value-type="float" office:value="0.252777777777778">
            <text:p>6:04</text:p>
          </table:table-cell>
          <table:table-cell office:value-type="float" office:value="0.858333333333333">
            <text:p>20:36</text:p>
          </table:table-cell>
          <table:table-cell table:formula="of:=[.K625]-[.J625]" office:value-type="float" office:value="0.605555555555556">
            <text:p>14:32</text:p>
          </table:table-cell>
          <table:table-cell table:style-name="ce26" office:value-type="time" office:time-value="PT06H03M16S">
            <text:p>06:03:16</text:p>
          </table:table-cell>
          <table:table-cell table:style-name="ce49" office:value-type="time" office:time-value="PT20H37M38S">
            <text:p>20:37:38</text:p>
          </table:table-cell>
          <table:table-cell table:formula="of:=[.N625]-[.M625]" office:value-type="float" office:value="0.607199074074074">
            <text:p>14:34:22</text:p>
          </table:table-cell>
          <table:table-cell office:value-type="float" office:value="0.253472222222222">
            <text:p>6:05</text:p>
          </table:table-cell>
          <table:table-cell office:value-type="float" office:value="0.854861111111111">
            <text:p>20:31</text:p>
          </table:table-cell>
          <table:table-cell table:formula="of:=[.Q625]-[.P625]" office:value-type="float" office:value="0.601388888888889">
            <text:p>14:26</text:p>
          </table:table-cell>
          <table:table-cell table:formula="of:=[.V625]-[.R625]" office:value-type="float" office:value="0.000902777777777808">
            <text:p>0:01:18</text:p>
          </table:table-cell>
          <table:table-cell table:style-name="ce26" office:value-type="time" office:time-value="PT06H04M32S">
            <text:p>06:04:32</text:p>
          </table:table-cell>
          <table:table-cell table:style-name="ce49" office:value-type="time" office:time-value="PT20H31M50S">
            <text:p>20:31:50</text:p>
          </table:table-cell>
          <table:table-cell table:formula="of:=[.U625]-[.T625]" office:value-type="float" office:value="0.602291666666667">
            <text:p>14:27:18</text:p>
          </table:table-cell>
          <table:table-cell table:number-columns-repeated="1002"/>
        </table:table-row>
        <table:table-row table:style-name="ro1">
          <table:table-cell table:formula="of:=[.B626]" office:value-type="date" office:date-value="2017-08-14">
            <text:p>Mo, </text:p>
          </table:table-cell>
          <table:table-cell office:value-type="date" office:date-value="2017-08-14">
            <text:p>14.08.2017</text:p>
          </table:table-cell>
          <table:table-cell table:number-columns-repeated="7"/>
          <table:table-cell office:value-type="float" office:value="0.253472222222222">
            <text:p>6:05</text:p>
          </table:table-cell>
          <table:table-cell office:value-type="float" office:value="0.856944444444444">
            <text:p>20:34</text:p>
          </table:table-cell>
          <table:table-cell table:formula="of:=[.K626]-[.J626]" office:value-type="float" office:value="0.603472222222222">
            <text:p>14:29</text:p>
          </table:table-cell>
          <table:table-cell table:style-name="ce26" office:value-type="time" office:time-value="PT06H04M43S">
            <text:p>06:04:43</text:p>
          </table:table-cell>
          <table:table-cell table:style-name="ce49" office:value-type="time" office:time-value="PT20H35M48S">
            <text:p>20:35:48</text:p>
          </table:table-cell>
          <table:table-cell table:formula="of:=[.N626]-[.M626]" office:value-type="float" office:value="0.604918981481482">
            <text:p>14:31:05</text:p>
          </table:table-cell>
          <table:table-cell office:value-type="float" office:value="0.254861111111111">
            <text:p>6:07</text:p>
          </table:table-cell>
          <table:table-cell office:value-type="float" office:value="0.853472222222222">
            <text:p>20:29</text:p>
          </table:table-cell>
          <table:table-cell table:formula="of:=[.Q626]-[.P626]" office:value-type="float" office:value="0.598611111111111">
            <text:p>14:22</text:p>
          </table:table-cell>
          <table:table-cell table:formula="of:=[.V626]-[.R626]" office:value-type="float" office:value="0.00151620370370353">
            <text:p>0:02:11</text:p>
          </table:table-cell>
          <table:table-cell table:style-name="ce26" office:value-type="time" office:time-value="PT06H05M54S">
            <text:p>06:05:54</text:p>
          </table:table-cell>
          <table:table-cell table:style-name="ce49" office:value-type="time" office:time-value="PT20H30M05S">
            <text:p>20:30:05</text:p>
          </table:table-cell>
          <table:table-cell table:formula="of:=[.U626]-[.T626]" office:value-type="float" office:value="0.600127314814815">
            <text:p>14:24:11</text:p>
          </table:table-cell>
          <table:table-cell table:number-columns-repeated="1002"/>
        </table:table-row>
        <table:table-row table:style-name="ro1">
          <table:table-cell table:formula="of:=[.B627]" office:value-type="date" office:date-value="2017-08-15">
            <text:p>Di, </text:p>
          </table:table-cell>
          <table:table-cell office:value-type="date" office:date-value="2017-08-15">
            <text:p>15.08.2017</text:p>
          </table:table-cell>
          <table:table-cell table:number-columns-repeated="7"/>
          <table:table-cell table:number-columns-repeated="2"/>
          <table:table-cell table:formula="of:=[.K627]-[.J627]" office:value-type="float" office:value="0">
            <text:p>0:00</text:p>
          </table:table-cell>
          <table:table-cell table:style-name="ce26" office:value-type="time" office:time-value="PT06H06M10S">
            <text:p>06:06:10</text:p>
          </table:table-cell>
          <table:table-cell table:style-name="ce49" office:value-type="time" office:time-value="PT20H33M57S">
            <text:p>20:33:57</text:p>
          </table:table-cell>
          <table:table-cell table:formula="of:=[.N627]-[.M627]" office:value-type="float" office:value="0.602627314814815">
            <text:p>14:27:47</text:p>
          </table:table-cell>
          <table:table-cell table:number-columns-repeated="2"/>
          <table:table-cell table:formula="of:=[.Q627]-[.P627]" office:value-type="float" office:value="0">
            <text:p>0:00</text:p>
          </table:table-cell>
          <table:table-cell table:formula="of:=[.V627]-[.R627]" office:value-type="float" office:value="0.597951388888889">
            <text:p>14:21:03</text:p>
          </table:table-cell>
          <table:table-cell table:style-name="ce26" office:value-type="time" office:time-value="PT06H07M16S">
            <text:p>06:07:16</text:p>
          </table:table-cell>
          <table:table-cell table:style-name="ce49" office:value-type="time" office:time-value="PT20H28M19S">
            <text:p>20:28:19</text:p>
          </table:table-cell>
          <table:table-cell table:formula="of:=[.U627]-[.T627]" office:value-type="float" office:value="0.597951388888889">
            <text:p>14:21:03</text:p>
          </table:table-cell>
          <table:table-cell table:number-columns-repeated="1002"/>
        </table:table-row>
        <table:table-row table:style-name="ro1">
          <table:table-cell table:formula="of:=[.B628]" office:value-type="date" office:date-value="2017-08-16">
            <text:p>Mi, </text:p>
          </table:table-cell>
          <table:table-cell office:value-type="date" office:date-value="2017-08-16">
            <text:p>16.08.2017</text:p>
          </table:table-cell>
          <table:table-cell table:number-columns-repeated="7"/>
          <table:table-cell table:number-columns-repeated="2"/>
          <table:table-cell table:formula="of:=[.K628]-[.J628]" office:value-type="float" office:value="0">
            <text:p>0:00</text:p>
          </table:table-cell>
          <table:table-cell table:style-name="ce26" office:value-type="time" office:time-value="PT06H07M37S">
            <text:p>06:07:37</text:p>
          </table:table-cell>
          <table:table-cell table:style-name="ce49" office:value-type="time" office:time-value="PT20H32M04S">
            <text:p>20:32:04</text:p>
          </table:table-cell>
          <table:table-cell table:formula="of:=[.N628]-[.M628]" office:value-type="float" office:value="0.6003125">
            <text:p>14:24:27</text:p>
          </table:table-cell>
          <table:table-cell table:number-columns-repeated="2"/>
          <table:table-cell table:formula="of:=[.Q628]-[.P628]" office:value-type="float" office:value="0">
            <text:p>0:00</text:p>
          </table:table-cell>
          <table:table-cell table:formula="of:=[.V628]-[.R628]" office:value-type="float" office:value="0.595763888888889">
            <text:p>14:17:54</text:p>
          </table:table-cell>
          <table:table-cell table:style-name="ce26" office:value-type="time" office:time-value="PT06H08M38S">
            <text:p>06:08:38</text:p>
          </table:table-cell>
          <table:table-cell table:style-name="ce49" office:value-type="time" office:time-value="PT20H26M32S">
            <text:p>20:26:32</text:p>
          </table:table-cell>
          <table:table-cell table:formula="of:=[.U628]-[.T628]" office:value-type="float" office:value="0.595763888888889">
            <text:p>14:17:54</text:p>
          </table:table-cell>
          <table:table-cell table:number-columns-repeated="1002"/>
        </table:table-row>
        <table:table-row table:style-name="ro1">
          <table:table-cell table:formula="of:=[.B629]" office:value-type="date" office:date-value="2017-08-17">
            <text:p>Do, </text:p>
          </table:table-cell>
          <table:table-cell office:value-type="date" office:date-value="2017-08-17">
            <text:p>17.08.2017</text:p>
          </table:table-cell>
          <table:table-cell table:number-columns-repeated="7"/>
          <table:table-cell table:number-columns-repeated="2"/>
          <table:table-cell table:formula="of:=[.K629]-[.J629]" office:value-type="float" office:value="0">
            <text:p>0:00</text:p>
          </table:table-cell>
          <table:table-cell table:style-name="ce26" office:value-type="time" office:time-value="PT06H09M05S">
            <text:p>06:09:05</text:p>
          </table:table-cell>
          <table:table-cell table:style-name="ce49" office:value-type="time" office:time-value="PT20H30M11S">
            <text:p>20:30:11</text:p>
          </table:table-cell>
          <table:table-cell table:formula="of:=[.N629]-[.M629]" office:value-type="float" office:value="0.597986111111111">
            <text:p>14:21:06</text:p>
          </table:table-cell>
          <table:table-cell office:value-type="float" office:value="0.257638888888889">
            <text:p>6:11</text:p>
          </table:table-cell>
          <table:table-cell office:value-type="float" office:value="0.849305555555556">
            <text:p>20:23</text:p>
          </table:table-cell>
          <table:table-cell table:formula="of:=[.Q629]-[.P629]" office:value-type="float" office:value="0.591666666666667">
            <text:p>14:12</text:p>
          </table:table-cell>
          <table:table-cell table:formula="of:=[.V629]-[.R629]" office:value-type="float" office:value="0.00188657407407411">
            <text:p>0:02:43</text:p>
          </table:table-cell>
          <table:table-cell table:style-name="ce26" office:value-type="time" office:time-value="PT06H10M00S">
            <text:p>06:10:00</text:p>
          </table:table-cell>
          <table:table-cell table:style-name="ce49" office:value-type="time" office:time-value="PT20H24M43S">
            <text:p>20:24:43</text:p>
          </table:table-cell>
          <table:table-cell table:formula="of:=[.U629]-[.T629]" office:value-type="float" office:value="0.593553240740741">
            <text:p>14:14:43</text:p>
          </table:table-cell>
          <table:table-cell table:number-columns-repeated="1002"/>
        </table:table-row>
        <table:table-row table:style-name="ro1">
          <table:table-cell table:formula="of:=[.B630]" office:value-type="date" office:date-value="2017-08-18">
            <text:p>Fr, </text:p>
          </table:table-cell>
          <table:table-cell office:value-type="date" office:date-value="2017-08-18">
            <text:p>18.08.2017</text:p>
          </table:table-cell>
          <table:table-cell table:number-columns-repeated="7"/>
          <table:table-cell office:value-type="float" office:value="0.257638888888889">
            <text:p>6:11</text:p>
          </table:table-cell>
          <table:table-cell office:value-type="float" office:value="0.852083333333333">
            <text:p>20:27</text:p>
          </table:table-cell>
          <table:table-cell table:formula="of:=[.K630]-[.J630]" office:value-type="float" office:value="0.594444444444444">
            <text:p>14:16</text:p>
          </table:table-cell>
          <table:table-cell table:style-name="ce26" office:value-type="time" office:time-value="PT06H10M32S">
            <text:p>06:10:32</text:p>
          </table:table-cell>
          <table:table-cell table:style-name="ce49" office:value-type="time" office:time-value="PT20H28M17S">
            <text:p>20:28:17</text:p>
          </table:table-cell>
          <table:table-cell table:formula="of:=[.N630]-[.M630]" office:value-type="float" office:value="0.595659722222222">
            <text:p>14:17:45</text:p>
          </table:table-cell>
          <table:table-cell office:value-type="float" office:value="0.258333333333333">
            <text:p>6:12</text:p>
          </table:table-cell>
          <table:table-cell office:value-type="float" office:value="0.848611111111111">
            <text:p>20:22</text:p>
          </table:table-cell>
          <table:table-cell table:formula="of:=[.Q630]-[.P630]" office:value-type="float" office:value="0.590277777777778">
            <text:p>14:10</text:p>
          </table:table-cell>
          <table:table-cell table:formula="of:=[.V630]-[.R630]" office:value-type="float" office:value="0.00105324074074087">
            <text:p>0:01:31</text:p>
          </table:table-cell>
          <table:table-cell table:style-name="ce26" office:value-type="time" office:time-value="PT06H11M23S">
            <text:p>06:11:23</text:p>
          </table:table-cell>
          <table:table-cell table:style-name="ce49" office:value-type="time" office:time-value="PT20H22M54S">
            <text:p>20:22:54</text:p>
          </table:table-cell>
          <table:table-cell table:formula="of:=[.U630]-[.T630]" office:value-type="float" office:value="0.591331018518519">
            <text:p>14:11:31</text:p>
          </table:table-cell>
          <table:table-cell table:number-columns-repeated="1002"/>
        </table:table-row>
        <table:table-row table:style-name="ro1">
          <table:table-cell table:formula="of:=[.B631]" office:value-type="date" office:date-value="2017-08-19">
            <text:p>Sa, </text:p>
          </table:table-cell>
          <table:table-cell office:value-type="date" office:date-value="2017-08-19">
            <text:p>19.08.2017</text:p>
          </table:table-cell>
          <table:table-cell table:number-columns-repeated="7"/>
          <table:table-cell office:value-type="float" office:value="0.259027777777778">
            <text:p>6:13</text:p>
          </table:table-cell>
          <table:table-cell office:value-type="float" office:value="0.850694444444444">
            <text:p>20:25</text:p>
          </table:table-cell>
          <table:table-cell table:formula="of:=[.K631]-[.J631]" office:value-type="float" office:value="0.591666666666667">
            <text:p>14:12</text:p>
          </table:table-cell>
          <table:table-cell table:style-name="ce26" office:value-type="time" office:time-value="PT06H11M59S">
            <text:p>06:11:59</text:p>
          </table:table-cell>
          <table:table-cell table:style-name="ce49" office:value-type="time" office:time-value="PT20H26M21S">
            <text:p>20:26:21</text:p>
          </table:table-cell>
          <table:table-cell table:formula="of:=[.N631]-[.M631]" office:value-type="float" office:value="0.593310185185185">
            <text:p>14:14:22</text:p>
          </table:table-cell>
          <table:table-cell office:value-type="float" office:value="0.259722222222222">
            <text:p>6:14</text:p>
          </table:table-cell>
          <table:table-cell office:value-type="float" office:value="0.847222222222222">
            <text:p>20:20</text:p>
          </table:table-cell>
          <table:table-cell table:formula="of:=[.Q631]-[.P631]" office:value-type="float" office:value="0.5875">
            <text:p>14:06</text:p>
          </table:table-cell>
          <table:table-cell table:formula="of:=[.V631]-[.R631]" office:value-type="float" office:value="0.00159722222222225">
            <text:p>0:02:18</text:p>
          </table:table-cell>
          <table:table-cell table:style-name="ce26" office:value-type="time" office:time-value="PT06H12M45S">
            <text:p>06:12:45</text:p>
          </table:table-cell>
          <table:table-cell table:style-name="ce49" office:value-type="time" office:time-value="PT20H21M03S">
            <text:p>20:21:03</text:p>
          </table:table-cell>
          <table:table-cell table:formula="of:=[.U631]-[.T631]" office:value-type="float" office:value="0.589097222222222">
            <text:p>14:08:18</text:p>
          </table:table-cell>
          <table:table-cell table:number-columns-repeated="1002"/>
        </table:table-row>
        <table:table-row table:style-name="ro1">
          <table:table-cell table:formula="of:=[.B632]" office:value-type="date" office:date-value="2017-08-20">
            <text:p>So, </text:p>
          </table:table-cell>
          <table:table-cell office:value-type="date" office:date-value="2017-08-20">
            <text:p>20.08.2017</text:p>
          </table:table-cell>
          <table:table-cell table:number-columns-repeated="7"/>
          <table:table-cell office:value-type="float" office:value="0.259722222222222">
            <text:p>6:14</text:p>
          </table:table-cell>
          <table:table-cell office:value-type="float" office:value="0.849305555555556">
            <text:p>20:23</text:p>
          </table:table-cell>
          <table:table-cell table:formula="of:=[.K632]-[.J632]" office:value-type="float" office:value="0.589583333333333">
            <text:p>14:09</text:p>
          </table:table-cell>
          <table:table-cell table:style-name="ce26" office:value-type="time" office:time-value="PT06H13M27S">
            <text:p>06:13:27</text:p>
          </table:table-cell>
          <table:table-cell table:style-name="ce49" office:value-type="time" office:time-value="PT20H24M25S">
            <text:p>20:24:25</text:p>
          </table:table-cell>
          <table:table-cell table:formula="of:=[.N632]-[.M632]" office:value-type="float" office:value="0.590949074074074">
            <text:p>14:10:58</text:p>
          </table:table-cell>
          <table:table-cell office:value-type="float" office:value="0.260416666666667">
            <text:p>6:15</text:p>
          </table:table-cell>
          <table:table-cell office:value-type="float" office:value="0.845833333333333">
            <text:p>20:18</text:p>
          </table:table-cell>
          <table:table-cell table:formula="of:=[.Q632]-[.P632]" office:value-type="float" office:value="0.585416666666667">
            <text:p>14:03</text:p>
          </table:table-cell>
          <table:table-cell table:formula="of:=[.V632]-[.R632]" office:value-type="float" office:value="0.00144675925925908">
            <text:p>0:02:05</text:p>
          </table:table-cell>
          <table:table-cell table:style-name="ce26" office:value-type="time" office:time-value="PT06H14M07S">
            <text:p>06:14:07</text:p>
          </table:table-cell>
          <table:table-cell table:style-name="ce49" office:value-type="time" office:time-value="PT20H19M12S">
            <text:p>20:19:12</text:p>
          </table:table-cell>
          <table:table-cell table:formula="of:=[.U632]-[.T632]" office:value-type="float" office:value="0.586863425925926">
            <text:p>14:05:05</text:p>
          </table:table-cell>
          <table:table-cell table:number-columns-repeated="1002"/>
        </table:table-row>
        <table:table-row table:style-name="ro1">
          <table:table-cell table:formula="of:=[.B633]" office:value-type="date" office:date-value="2017-08-21">
            <text:p>Mo, </text:p>
          </table:table-cell>
          <table:table-cell office:value-type="date" office:date-value="2017-08-21">
            <text:p>21.08.2017</text:p>
          </table:table-cell>
          <table:table-cell table:number-columns-repeated="7"/>
          <table:table-cell office:value-type="float" office:value="0.261111111111111">
            <text:p>6:16</text:p>
          </table:table-cell>
          <table:table-cell office:value-type="float" office:value="0.847916666666667">
            <text:p>20:21</text:p>
          </table:table-cell>
          <table:table-cell table:formula="of:=[.K633]-[.J633]" office:value-type="float" office:value="0.586805555555556">
            <text:p>14:05</text:p>
          </table:table-cell>
          <table:table-cell table:style-name="ce26" office:value-type="time" office:time-value="PT06H14M54S">
            <text:p>06:14:54</text:p>
          </table:table-cell>
          <table:table-cell table:style-name="ce49" office:value-type="time" office:time-value="PT20H22M27S">
            <text:p>20:22:27</text:p>
          </table:table-cell>
          <table:table-cell table:formula="of:=[.N633]-[.M633]" office:value-type="float" office:value="0.588576388888889">
            <text:p>14:07:33</text:p>
          </table:table-cell>
          <table:table-cell office:value-type="float" office:value="0.261111111111111">
            <text:p>6:16</text:p>
          </table:table-cell>
          <table:table-cell office:value-type="float" office:value="0.844444444444444">
            <text:p>20:16</text:p>
          </table:table-cell>
          <table:table-cell table:formula="of:=[.Q633]-[.P633]" office:value-type="float" office:value="0.583333333333333">
            <text:p>14:00</text:p>
          </table:table-cell>
          <table:table-cell table:formula="of:=[.V633]-[.R633]" office:value-type="float" office:value="0.00127314814814805">
            <text:p>0:01:50</text:p>
          </table:table-cell>
          <table:table-cell table:style-name="ce26" office:value-type="time" office:time-value="PT06H15M30S">
            <text:p>06:15:30</text:p>
          </table:table-cell>
          <table:table-cell table:style-name="ce49" office:value-type="time" office:time-value="PT20H17M20S">
            <text:p>20:17:20</text:p>
          </table:table-cell>
          <table:table-cell table:formula="of:=[.U633]-[.T633]" office:value-type="float" office:value="0.584606481481481">
            <text:p>14:01:50</text:p>
          </table:table-cell>
          <table:table-cell table:number-columns-repeated="1002"/>
        </table:table-row>
        <table:table-row table:style-name="ro1">
          <table:table-cell table:formula="of:=[.B634]" office:value-type="date" office:date-value="2017-08-22">
            <text:p>Di, </text:p>
          </table:table-cell>
          <table:table-cell office:value-type="date" office:date-value="2017-08-22">
            <text:p>22.08.2017</text:p>
          </table:table-cell>
          <table:table-cell table:number-columns-repeated="7"/>
          <table:table-cell office:value-type="float" office:value="0.261805555555556">
            <text:p>6:17</text:p>
          </table:table-cell>
          <table:table-cell office:value-type="float" office:value="0.846527777777778">
            <text:p>20:19</text:p>
          </table:table-cell>
          <table:table-cell table:formula="of:=[.K634]-[.J634]" office:value-type="float" office:value="0.584722222222222">
            <text:p>14:02</text:p>
          </table:table-cell>
          <table:table-cell table:style-name="ce26" office:value-type="time" office:time-value="PT06H16M22S">
            <text:p>06:16:22</text:p>
          </table:table-cell>
          <table:table-cell table:style-name="ce49" office:value-type="time" office:time-value="PT20H20M29S">
            <text:p>20:20:29</text:p>
          </table:table-cell>
          <table:table-cell table:formula="of:=[.N634]-[.M634]" office:value-type="float" office:value="0.58619212962963">
            <text:p>14:04:07</text:p>
          </table:table-cell>
          <table:table-cell office:value-type="float" office:value="0.2625">
            <text:p>6:18</text:p>
          </table:table-cell>
          <table:table-cell office:value-type="float" office:value="0.843055555555556">
            <text:p>20:14</text:p>
          </table:table-cell>
          <table:table-cell table:formula="of:=[.Q634]-[.P634]" office:value-type="float" office:value="0.580555555555555">
            <text:p>13:56</text:p>
          </table:table-cell>
          <table:table-cell table:formula="of:=[.V634]-[.R634]" office:value-type="float" office:value="0.00178240740740743">
            <text:p>0:02:34</text:p>
          </table:table-cell>
          <table:table-cell table:style-name="ce26" office:value-type="time" office:time-value="PT06H16M52S">
            <text:p>06:16:52</text:p>
          </table:table-cell>
          <table:table-cell table:style-name="ce49" office:value-type="time" office:time-value="PT20H15M26S">
            <text:p>20:15:26</text:p>
          </table:table-cell>
          <table:table-cell table:formula="of:=[.U634]-[.T634]" office:value-type="float" office:value="0.582337962962963">
            <text:p>13:58:34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635]" office:value-type="date" office:date-value="2017-08-23">
            <text:p>Mi, </text:p>
          </table:table-cell>
          <table:table-cell office:value-type="date" office:date-value="2017-08-23">
            <text:p>23.08.2017</text:p>
          </table:table-cell>
          <table:table-cell table:number-columns-repeated="7"/>
          <table:table-cell office:value-type="float" office:value="0.2625">
            <text:p>6:18</text:p>
          </table:table-cell>
          <table:table-cell office:value-type="float" office:value="0.845138888888889">
            <text:p>20:17</text:p>
          </table:table-cell>
          <table:table-cell table:formula="of:=[.K635]-[.J635]" office:value-type="float" office:value="0.582638888888889">
            <text:p>13:59</text:p>
          </table:table-cell>
          <table:table-cell table:style-name="ce26" office:value-type="time" office:time-value="PT06H17M49S">
            <text:p>06:17:49</text:p>
          </table:table-cell>
          <table:table-cell table:style-name="ce49" office:value-type="time" office:time-value="PT20H18M30S">
            <text:p>20:18:30</text:p>
          </table:table-cell>
          <table:table-cell table:formula="of:=[.N635]-[.M635]" office:value-type="float" office:value="0.58380787037037">
            <text:p>14:00:41</text:p>
          </table:table-cell>
          <table:table-cell office:value-type="float" office:value="0.263194444444444">
            <text:p>6:19</text:p>
          </table:table-cell>
          <table:table-cell office:value-type="float" office:value="0.841666666666667">
            <text:p>20:12</text:p>
          </table:table-cell>
          <table:table-cell table:formula="of:=[.Q635]-[.P635]" office:value-type="float" office:value="0.578472222222222">
            <text:p>13:53</text:p>
          </table:table-cell>
          <table:table-cell table:formula="of:=[.V635]-[.R635]" office:value-type="float" office:value="0.0015856481481481">
            <text:p>0:02:17</text:p>
          </table:table-cell>
          <table:table-cell table:style-name="ce26" office:value-type="time" office:time-value="PT06H18M15S">
            <text:p>06:18:15</text:p>
          </table:table-cell>
          <table:table-cell table:style-name="ce49" office:value-type="time" office:time-value="PT20H13M32S">
            <text:p>20:13:32</text:p>
          </table:table-cell>
          <table:table-cell table:formula="of:=[.U635]-[.T635]" office:value-type="float" office:value="0.58005787037037">
            <text:p>13:55:17</text:p>
          </table:table-cell>
          <table:table-cell table:number-columns-repeated="1002"/>
        </table:table-row>
        <table:table-row table:style-name="ro1">
          <table:table-cell table:formula="of:=[.B636]" office:value-type="date" office:date-value="2017-08-24">
            <text:p>Do, </text:p>
          </table:table-cell>
          <table:table-cell office:value-type="date" office:date-value="2017-08-24">
            <text:p>24.08.2017</text:p>
          </table:table-cell>
          <table:table-cell table:number-columns-repeated="7"/>
          <table:table-cell office:value-type="float" office:value="0.263888888888889">
            <text:p>6:20</text:p>
          </table:table-cell>
          <table:table-cell office:value-type="float" office:value="0.84375">
            <text:p>20:15</text:p>
          </table:table-cell>
          <table:table-cell table:formula="of:=[.K636]-[.J636]" office:value-type="float" office:value="0.579861111111111">
            <text:p>13:55</text:p>
          </table:table-cell>
          <table:table-cell table:style-name="ce26" office:value-type="time" office:time-value="PT06H19M17S">
            <text:p>06:19:17</text:p>
          </table:table-cell>
          <table:table-cell table:style-name="ce49" office:value-type="time" office:time-value="PT20H16M30S">
            <text:p>20:16:30</text:p>
          </table:table-cell>
          <table:table-cell table:formula="of:=[.N636]-[.M636]" office:value-type="float" office:value="0.581400462962963">
            <text:p>13:57:13</text:p>
          </table:table-cell>
          <table:table-cell office:value-type="float" office:value="0.263888888888889">
            <text:p>6:20</text:p>
          </table:table-cell>
          <table:table-cell office:value-type="float" office:value="0.840277777777778">
            <text:p>20:10</text:p>
          </table:table-cell>
          <table:table-cell table:formula="of:=[.Q636]-[.P636]" office:value-type="float" office:value="0.576388888888889">
            <text:p>13:50</text:p>
          </table:table-cell>
          <table:table-cell table:formula="of:=[.V636]-[.R636]" office:value-type="float" office:value="0.00138888888888888">
            <text:p>0:02:00</text:p>
          </table:table-cell>
          <table:table-cell table:style-name="ce26" office:value-type="time" office:time-value="PT06H19M37S">
            <text:p>06:19:37</text:p>
          </table:table-cell>
          <table:table-cell table:style-name="ce49" office:value-type="time" office:time-value="PT20H11M37S">
            <text:p>20:11:37</text:p>
          </table:table-cell>
          <table:table-cell table:formula="of:=[.U636]-[.T636]" office:value-type="float" office:value="0.577777777777778">
            <text:p>13:52:00</text:p>
          </table:table-cell>
          <table:table-cell table:number-columns-repeated="1002"/>
        </table:table-row>
        <table:table-row table:style-name="ro1">
          <table:table-cell table:formula="of:=[.B637]" office:value-type="date" office:date-value="2017-08-25">
            <text:p>Fr, </text:p>
          </table:table-cell>
          <table:table-cell office:value-type="date" office:date-value="2017-08-25">
            <text:p>25.08.2017</text:p>
          </table:table-cell>
          <table:table-cell table:number-columns-repeated="7"/>
          <table:table-cell office:value-type="float" office:value="0.264583333333333">
            <text:p>6:21</text:p>
          </table:table-cell>
          <table:table-cell office:value-type="float" office:value="0.842361111111111">
            <text:p>20:13</text:p>
          </table:table-cell>
          <table:table-cell table:formula="of:=[.K637]-[.J637]" office:value-type="float" office:value="0.577777777777778">
            <text:p>13:52</text:p>
          </table:table-cell>
          <table:table-cell table:style-name="ce26" office:value-type="time" office:time-value="PT06H20M45S">
            <text:p>06:20:45</text:p>
          </table:table-cell>
          <table:table-cell table:style-name="ce49" office:value-type="time" office:time-value="PT20H14M29S">
            <text:p>20:14:29</text:p>
          </table:table-cell>
          <table:table-cell table:formula="of:=[.N637]-[.M637]" office:value-type="float" office:value="0.578981481481482">
            <text:p>13:53:44</text:p>
          </table:table-cell>
          <table:table-cell office:value-type="float" office:value="0.265277777777778">
            <text:p>6:22</text:p>
          </table:table-cell>
          <table:table-cell office:value-type="float" office:value="0.839583333333333">
            <text:p>20:09</text:p>
          </table:table-cell>
          <table:table-cell table:formula="of:=[.Q637]-[.P637]" office:value-type="float" office:value="0.574305555555555">
            <text:p>13:47</text:p>
          </table:table-cell>
          <table:table-cell table:formula="of:=[.V637]-[.R637]" office:value-type="float" office:value="0.00118055555555574">
            <text:p>0:01:42</text:p>
          </table:table-cell>
          <table:table-cell table:style-name="ce26" office:value-type="time" office:time-value="PT06H21M00S">
            <text:p>06:21:00</text:p>
          </table:table-cell>
          <table:table-cell table:style-name="ce49" office:value-type="time" office:time-value="PT20H09M42S">
            <text:p>20:09:42</text:p>
          </table:table-cell>
          <table:table-cell table:formula="of:=[.U637]-[.T637]" office:value-type="float" office:value="0.575486111111111">
            <text:p>13:48:42</text:p>
          </table:table-cell>
          <table:table-cell table:number-columns-repeated="1002"/>
        </table:table-row>
        <table:table-row table:style-name="ro1">
          <table:table-cell table:formula="of:=[.B638]" office:value-type="date" office:date-value="2017-08-26">
            <text:p>Sa, </text:p>
          </table:table-cell>
          <table:table-cell office:value-type="date" office:date-value="2017-08-26">
            <text:p>26.08.2017</text:p>
          </table:table-cell>
          <table:table-cell table:number-columns-repeated="7"/>
          <table:table-cell office:value-type="float" office:value="0.265972222222222">
            <text:p>6:23</text:p>
          </table:table-cell>
          <table:table-cell office:value-type="float" office:value="0.840972222222222">
            <text:p>20:11</text:p>
          </table:table-cell>
          <table:table-cell table:formula="of:=[.K638]-[.J638]" office:value-type="float" office:value="0.575">
            <text:p>13:48</text:p>
          </table:table-cell>
          <table:table-cell table:style-name="ce26" office:value-type="time" office:time-value="PT06H22M12S">
            <text:p>06:22:12</text:p>
          </table:table-cell>
          <table:table-cell table:style-name="ce49" office:value-type="time" office:time-value="PT20H12M27S">
            <text:p>20:12:27</text:p>
          </table:table-cell>
          <table:table-cell table:formula="of:=[.N638]-[.M638]" office:value-type="float" office:value="0.5765625">
            <text:p>13:50:15</text:p>
          </table:table-cell>
          <table:table-cell office:value-type="float" office:value="0.265972222222222">
            <text:p>6:23</text:p>
          </table:table-cell>
          <table:table-cell office:value-type="float" office:value="0.838194444444444">
            <text:p>20:07</text:p>
          </table:table-cell>
          <table:table-cell table:formula="of:=[.Q638]-[.P638]" office:value-type="float" office:value="0.572222222222222">
            <text:p>13:44</text:p>
          </table:table-cell>
          <table:table-cell table:formula="of:=[.V638]-[.R638]" office:value-type="float" office:value="0.000960648148148002">
            <text:p>0:01:23</text:p>
          </table:table-cell>
          <table:table-cell table:style-name="ce26" office:value-type="time" office:time-value="PT06H22M22S">
            <text:p>06:22:22</text:p>
          </table:table-cell>
          <table:table-cell table:style-name="ce49" office:value-type="time" office:time-value="PT20H07M45S">
            <text:p>20:07:45</text:p>
          </table:table-cell>
          <table:table-cell table:formula="of:=[.U638]-[.T638]" office:value-type="float" office:value="0.57318287037037">
            <text:p>13:45:23</text:p>
          </table:table-cell>
          <table:table-cell table:number-columns-repeated="1002"/>
        </table:table-row>
        <table:table-row table:style-name="ro1">
          <table:table-cell table:formula="of:=[.B639]" office:value-type="date" office:date-value="2017-08-27">
            <text:p>So, </text:p>
          </table:table-cell>
          <table:table-cell office:value-type="date" office:date-value="2017-08-27">
            <text:p>27.08.2017</text:p>
          </table:table-cell>
          <table:table-cell table:number-columns-repeated="7"/>
          <table:table-cell office:value-type="float" office:value="0.266666666666667">
            <text:p>6:24</text:p>
          </table:table-cell>
          <table:table-cell office:value-type="float" office:value="0.839583333333333">
            <text:p>20:09</text:p>
          </table:table-cell>
          <table:table-cell table:formula="of:=[.K639]-[.J639]" office:value-type="float" office:value="0.572916666666667">
            <text:p>13:45</text:p>
          </table:table-cell>
          <table:table-cell table:style-name="ce26" office:value-type="time" office:time-value="PT06H23M39S">
            <text:p>06:23:39</text:p>
          </table:table-cell>
          <table:table-cell table:style-name="ce49" office:value-type="time" office:time-value="PT20H10M25S">
            <text:p>20:10:25</text:p>
          </table:table-cell>
          <table:table-cell table:formula="of:=[.N639]-[.M639]" office:value-type="float" office:value="0.574143518518518">
            <text:p>13:46:46</text:p>
          </table:table-cell>
          <table:table-cell office:value-type="float" office:value="0.267361111111111">
            <text:p>6:25</text:p>
          </table:table-cell>
          <table:table-cell office:value-type="float" office:value="0.836805555555555">
            <text:p>20:05</text:p>
          </table:table-cell>
          <table:table-cell table:formula="of:=[.Q639]-[.P639]" office:value-type="float" office:value="0.569444444444444">
            <text:p>13:40</text:p>
          </table:table-cell>
          <table:table-cell table:formula="of:=[.V639]-[.R639]" office:value-type="float" office:value="0.00142361111111122">
            <text:p>0:02:03</text:p>
          </table:table-cell>
          <table:table-cell table:style-name="ce26" office:value-type="time" office:time-value="PT06H23M45S">
            <text:p>06:23:45</text:p>
          </table:table-cell>
          <table:table-cell table:style-name="ce49" office:value-type="time" office:time-value="PT20H05M48S">
            <text:p>20:05:48</text:p>
          </table:table-cell>
          <table:table-cell table:formula="of:=[.U639]-[.T639]" office:value-type="float" office:value="0.570868055555556">
            <text:p>13:42:03</text:p>
          </table:table-cell>
          <table:table-cell table:number-columns-repeated="1002"/>
        </table:table-row>
        <table:table-row table:style-name="ro1">
          <table:table-cell table:formula="of:=[.B640]" office:value-type="date" office:date-value="2017-08-28">
            <text:p>Mo, </text:p>
          </table:table-cell>
          <table:table-cell office:value-type="date" office:date-value="2017-08-28">
            <text:p>28.08.2017</text:p>
          </table:table-cell>
          <table:table-cell table:number-columns-repeated="7"/>
          <table:table-cell office:value-type="float" office:value="0.268055555555556">
            <text:p>6:26</text:p>
          </table:table-cell>
          <table:table-cell office:value-type="float" office:value="0.838194444444444">
            <text:p>20:07</text:p>
          </table:table-cell>
          <table:table-cell table:formula="of:=[.K640]-[.J640]" office:value-type="float" office:value="0.570138888888889">
            <text:p>13:41</text:p>
          </table:table-cell>
          <table:table-cell table:style-name="ce26" office:value-type="time" office:time-value="PT06H25M07S">
            <text:p>06:25:07</text:p>
          </table:table-cell>
          <table:table-cell table:style-name="ce49" office:value-type="time" office:time-value="PT20H08M22S">
            <text:p>20:08:22</text:p>
          </table:table-cell>
          <table:table-cell table:formula="of:=[.N640]-[.M640]" office:value-type="float" office:value="0.571701388888889">
            <text:p>13:43:15</text:p>
          </table:table-cell>
          <table:table-cell office:value-type="float" office:value="0.268055555555556">
            <text:p>6:26</text:p>
          </table:table-cell>
          <table:table-cell office:value-type="float" office:value="0.835416666666667">
            <text:p>20:03</text:p>
          </table:table-cell>
          <table:table-cell table:formula="of:=[.Q640]-[.P640]" office:value-type="float" office:value="0.567361111111111">
            <text:p>13:37</text:p>
          </table:table-cell>
          <table:table-cell table:formula="of:=[.V640]-[.R640]" office:value-type="float" office:value="0.00119212962962967">
            <text:p>0:01:43</text:p>
          </table:table-cell>
          <table:table-cell table:style-name="ce26" office:value-type="time" office:time-value="PT06H25M07S">
            <text:p>06:25:07</text:p>
          </table:table-cell>
          <table:table-cell table:style-name="ce49" office:value-type="time" office:time-value="PT20H03M50S">
            <text:p>20:03:50</text:p>
          </table:table-cell>
          <table:table-cell table:formula="of:=[.U640]-[.T640]" office:value-type="float" office:value="0.568553240740741">
            <text:p>13:38:43</text:p>
          </table:table-cell>
          <table:table-cell table:number-columns-repeated="1002"/>
        </table:table-row>
        <table:table-row table:style-name="ro1">
          <table:table-cell table:formula="of:=[.B641]" office:value-type="date" office:date-value="2017-08-29">
            <text:p>Di, </text:p>
          </table:table-cell>
          <table:table-cell office:value-type="date" office:date-value="2017-08-29">
            <text:p>29.08.2017</text:p>
          </table:table-cell>
          <table:table-cell table:number-columns-repeated="7"/>
          <table:table-cell office:value-type="float" office:value="0.26875">
            <text:p>6:27</text:p>
          </table:table-cell>
          <table:table-cell office:value-type="float" office:value="0.836805555555555">
            <text:p>20:05</text:p>
          </table:table-cell>
          <table:table-cell table:formula="of:=[.K641]-[.J641]" office:value-type="float" office:value="0.568055555555555">
            <text:p>13:38</text:p>
          </table:table-cell>
          <table:table-cell table:style-name="ce26" office:value-type="time" office:time-value="PT06H26M34S">
            <text:p>06:26:34</text:p>
          </table:table-cell>
          <table:table-cell table:style-name="ce49" office:value-type="time" office:time-value="PT20H06M18S">
            <text:p>20:06:18</text:p>
          </table:table-cell>
          <table:table-cell table:formula="of:=[.N641]-[.M641]" office:value-type="float" office:value="0.569259259259259">
            <text:p>13:39:44</text:p>
          </table:table-cell>
          <table:table-cell office:value-type="float" office:value="0.26875">
            <text:p>6:27</text:p>
          </table:table-cell>
          <table:table-cell office:value-type="float" office:value="0.834027777777778">
            <text:p>20:01</text:p>
          </table:table-cell>
          <table:table-cell table:formula="of:=[.Q641]-[.P641]" office:value-type="float" office:value="0.565277777777778">
            <text:p>13:34</text:p>
          </table:table-cell>
          <table:table-cell table:formula="of:=[.V641]-[.R641]" office:value-type="float" office:value="0.000949074074074185">
            <text:p>0:01:22</text:p>
          </table:table-cell>
          <table:table-cell table:style-name="ce26" office:value-type="time" office:time-value="PT06H26M29S">
            <text:p>06:26:29</text:p>
          </table:table-cell>
          <table:table-cell table:style-name="ce49" office:value-type="time" office:time-value="PT20H01M51S">
            <text:p>20:01:51</text:p>
          </table:table-cell>
          <table:table-cell table:formula="of:=[.U641]-[.T641]" office:value-type="float" office:value="0.566226851851852">
            <text:p>13:35:22</text:p>
          </table:table-cell>
          <table:table-cell office:value-type="string">
            <text:p>Bettfilter gewechselt</text:p>
          </table:table-cell>
          <table:table-cell table:number-columns-repeated="1001"/>
        </table:table-row>
        <table:table-row table:style-name="ro1">
          <table:table-cell table:formula="of:=[.B642]" office:value-type="date" office:date-value="2017-08-30">
            <text:p>Mi, </text:p>
          </table:table-cell>
          <table:table-cell office:value-type="date" office:date-value="2017-08-30">
            <text:p>30.08.2017</text:p>
          </table:table-cell>
          <table:table-cell table:number-columns-repeated="7"/>
          <table:table-cell office:value-type="float" office:value="0.270138888888889">
            <text:p>6:29</text:p>
          </table:table-cell>
          <table:table-cell office:value-type="float" office:value="0.835416666666667">
            <text:p>20:03</text:p>
          </table:table-cell>
          <table:table-cell table:formula="of:=[.K642]-[.J642]" office:value-type="float" office:value="0.565277777777778">
            <text:p>13:34</text:p>
          </table:table-cell>
          <table:table-cell table:style-name="ce26" office:value-type="time" office:time-value="PT06H28M02S">
            <text:p>06:28:02</text:p>
          </table:table-cell>
          <table:table-cell table:style-name="ce49" office:value-type="time" office:time-value="PT20H04M14S">
            <text:p>20:04:14</text:p>
          </table:table-cell>
          <table:table-cell table:formula="of:=[.N642]-[.M642]" office:value-type="float" office:value="0.566805555555556">
            <text:p>13:36:12</text:p>
          </table:table-cell>
          <table:table-cell office:value-type="float" office:value="0.270138888888889">
            <text:p>6:29</text:p>
          </table:table-cell>
          <table:table-cell office:value-type="float" office:value="0.832638888888889">
            <text:p>19:59</text:p>
          </table:table-cell>
          <table:table-cell table:formula="of:=[.Q642]-[.P642]" office:value-type="float" office:value="0.5625">
            <text:p>13:30</text:p>
          </table:table-cell>
          <table:table-cell table:formula="of:=[.V642]-[.R642]" office:value-type="float" office:value="0.00138888888888866">
            <text:p>0:02:00</text:p>
          </table:table-cell>
          <table:table-cell table:style-name="ce26" office:value-type="time" office:time-value="PT06H27M52S">
            <text:p>06:27:52</text:p>
          </table:table-cell>
          <table:table-cell table:style-name="ce49" office:value-type="time" office:time-value="PT19H59M52S">
            <text:p>19:59:52</text:p>
          </table:table-cell>
          <table:table-cell table:formula="of:=[.U642]-[.T642]" office:value-type="float" office:value="0.563888888888889">
            <text:p>13:32:00</text:p>
          </table:table-cell>
          <table:table-cell table:number-columns-repeated="1002"/>
        </table:table-row>
        <table:table-row table:style-name="ro1">
          <table:table-cell table:formula="of:=[.B643]" office:value-type="date" office:date-value="2017-08-31">
            <text:p>Do, </text:p>
          </table:table-cell>
          <table:table-cell office:value-type="date" office:date-value="2017-08-31">
            <text:p>31.08.2017</text:p>
          </table:table-cell>
          <table:table-cell table:number-columns-repeated="7"/>
          <table:table-cell office:value-type="float" office:value="0.270833333333333">
            <text:p>6:30</text:p>
          </table:table-cell>
          <table:table-cell office:value-type="float" office:value="0.834027777777778">
            <text:p>20:01</text:p>
          </table:table-cell>
          <table:table-cell table:formula="of:=[.K643]-[.J643]" office:value-type="float" office:value="0.563194444444444">
            <text:p>13:31</text:p>
          </table:table-cell>
          <table:table-cell table:style-name="ce26" office:value-type="time" office:time-value="PT06H29M29S">
            <text:p>06:29:29</text:p>
          </table:table-cell>
          <table:table-cell table:style-name="ce49" office:value-type="time" office:time-value="PT20H02M09S">
            <text:p>20:02:09</text:p>
          </table:table-cell>
          <table:table-cell table:formula="of:=[.N643]-[.M643]" office:value-type="float" office:value="0.564351851851852">
            <text:p>13:32:40</text:p>
          </table:table-cell>
          <table:table-cell office:value-type="float" office:value="0.270833333333333">
            <text:p>6:30</text:p>
          </table:table-cell>
          <table:table-cell office:value-type="float" office:value="0.83125">
            <text:p>19:57</text:p>
          </table:table-cell>
          <table:table-cell table:formula="of:=[.Q643]-[.P643]" office:value-type="float" office:value="0.560416666666667">
            <text:p>13:27</text:p>
          </table:table-cell>
          <table:table-cell table:formula="of:=[.V643]-[.R643]" office:value-type="float" office:value="0.00113425925925947">
            <text:p>0:01:38</text:p>
          </table:table-cell>
          <table:table-cell table:style-name="ce26" office:value-type="time" office:time-value="PT06H29M14S">
            <text:p>06:29:14</text:p>
          </table:table-cell>
          <table:table-cell table:style-name="ce49" office:value-type="time" office:time-value="PT19H57M52S">
            <text:p>19:57:52</text:p>
          </table:table-cell>
          <table:table-cell table:formula="of:=[.U643]-[.T643]" office:value-type="float" office:value="0.561550925925926">
            <text:p>13:28:38</text:p>
          </table:table-cell>
          <table:table-cell table:number-columns-repeated="1002"/>
        </table:table-row>
        <table:table-row table:style-name="ro1">
          <table:table-cell table:formula="of:=[.B644]" office:value-type="date" office:date-value="2017-09-01">
            <text:p>Fr, </text:p>
          </table:table-cell>
          <table:table-cell office:value-type="date" office:date-value="2017-09-01">
            <text:p>01.09.2017</text:p>
          </table:table-cell>
          <table:table-cell table:number-columns-repeated="7"/>
          <table:table-cell office:value-type="float" office:value="0.272222222222222">
            <text:p>6:32</text:p>
          </table:table-cell>
          <table:table-cell office:value-type="float" office:value="0.832638888888889">
            <text:p>19:59</text:p>
          </table:table-cell>
          <table:table-cell table:formula="of:=[.K644]-[.J644]" office:value-type="float" office:value="0.560416666666667">
            <text:p>13:27</text:p>
          </table:table-cell>
          <table:table-cell table:style-name="ce26" office:value-type="time" office:time-value="PT06H30M56S">
            <text:p>06:30:56</text:p>
          </table:table-cell>
          <table:table-cell table:style-name="ce49" office:value-type="time" office:time-value="PT20H00M03S">
            <text:p>20:00:03</text:p>
          </table:table-cell>
          <table:table-cell table:formula="of:=[.N644]-[.M644]" office:value-type="float" office:value="0.561886574074074">
            <text:p>13:29:07</text:p>
          </table:table-cell>
          <table:table-cell office:value-type="float" office:value="0.271527777777778">
            <text:p>6:31</text:p>
          </table:table-cell>
          <table:table-cell office:value-type="float" office:value="0.829861111111111">
            <text:p>19:55</text:p>
          </table:table-cell>
          <table:table-cell table:formula="of:=[.Q644]-[.P644]" office:value-type="float" office:value="0.558333333333333">
            <text:p>13:24</text:p>
          </table:table-cell>
          <table:table-cell table:formula="of:=[.V644]-[.R644]" office:value-type="float" office:value="0.000868055555555358">
            <text:p>0:01:15</text:p>
          </table:table-cell>
          <table:table-cell table:style-name="ce26" office:value-type="time" office:time-value="PT06H30M36S">
            <text:p>06:30:36</text:p>
          </table:table-cell>
          <table:table-cell table:style-name="ce49" office:value-type="time" office:time-value="PT19H55M51S">
            <text:p>19:55:51</text:p>
          </table:table-cell>
          <table:table-cell table:formula="of:=[.U644]-[.T644]" office:value-type="float" office:value="0.559201388888889">
            <text:p>13:25:15</text:p>
          </table:table-cell>
          <table:table-cell table:number-columns-repeated="1002"/>
        </table:table-row>
        <table:table-row table:style-name="ro1">
          <table:table-cell table:formula="of:=[.B645]" office:value-type="date" office:date-value="2017-09-02">
            <text:p>Sa, </text:p>
          </table:table-cell>
          <table:table-cell office:value-type="date" office:date-value="2017-09-02">
            <text:p>02.09.2017</text:p>
          </table:table-cell>
          <table:table-cell table:number-columns-repeated="7"/>
          <table:table-cell table:number-columns-repeated="2"/>
          <table:table-cell table:formula="of:=[.K645]-[.J645]" office:value-type="float" office:value="0">
            <text:p>0:00</text:p>
          </table:table-cell>
          <table:table-cell table:style-name="ce26" office:value-type="time" office:time-value="PT06H32M24S">
            <text:p>06:32:24</text:p>
          </table:table-cell>
          <table:table-cell table:style-name="ce49" office:value-type="time" office:time-value="PT19H57M57S">
            <text:p>19:57:57</text:p>
          </table:table-cell>
          <table:table-cell table:formula="of:=[.N645]-[.M645]" office:value-type="float" office:value="0.559409722222222">
            <text:p>13:25:33</text:p>
          </table:table-cell>
          <table:table-cell table:number-columns-repeated="2"/>
          <table:table-cell table:formula="of:=[.Q645]-[.P645]" office:value-type="float" office:value="0">
            <text:p>0:00</text:p>
          </table:table-cell>
          <table:table-cell table:formula="of:=[.V645]-[.R645]" office:value-type="float" office:value="0.556851851851852">
            <text:p>13:21:52</text:p>
          </table:table-cell>
          <table:table-cell table:style-name="ce26" office:value-type="time" office:time-value="PT06H31M58S">
            <text:p>06:31:58</text:p>
          </table:table-cell>
          <table:table-cell table:style-name="ce49" office:value-type="time" office:time-value="PT19H53M50S">
            <text:p>19:53:50</text:p>
          </table:table-cell>
          <table:table-cell table:formula="of:=[.U645]-[.T645]" office:value-type="float" office:value="0.556851851851852">
            <text:p>13:21:52</text:p>
          </table:table-cell>
          <table:table-cell table:number-columns-repeated="1002"/>
        </table:table-row>
        <table:table-row table:style-name="ro1">
          <table:table-cell table:formula="of:=[.B646]" office:value-type="date" office:date-value="2017-09-03">
            <text:p>So, </text:p>
          </table:table-cell>
          <table:table-cell office:value-type="date" office:date-value="2017-09-03">
            <text:p>03.09.2017</text:p>
          </table:table-cell>
          <table:table-cell table:number-columns-repeated="7"/>
          <table:table-cell office:value-type="float" office:value="0.273611111111111">
            <text:p>6:34</text:p>
          </table:table-cell>
          <table:table-cell office:value-type="float" office:value="0.829166666666667">
            <text:p>19:54</text:p>
          </table:table-cell>
          <table:table-cell table:formula="of:=[.K646]-[.J646]" office:value-type="float" office:value="0.555555555555556">
            <text:p>13:20</text:p>
          </table:table-cell>
          <table:table-cell table:style-name="ce26" office:value-type="time" office:time-value="PT06H33M51S">
            <text:p>06:33:51</text:p>
          </table:table-cell>
          <table:table-cell table:style-name="ce49" office:value-type="time" office:time-value="PT19H55M51S">
            <text:p>19:55:51</text:p>
          </table:table-cell>
          <table:table-cell table:formula="of:=[.N646]-[.M646]" office:value-type="float" office:value="0.556944444444444">
            <text:p>13:22:00</text:p>
          </table:table-cell>
          <table:table-cell office:value-type="float" office:value="0.273611111111111">
            <text:p>6:34</text:p>
          </table:table-cell>
          <table:table-cell office:value-type="float" office:value="0.827083333333333">
            <text:p>19:51</text:p>
          </table:table-cell>
          <table:table-cell table:formula="of:=[.Q646]-[.P646]" office:value-type="float" office:value="0.553472222222222">
            <text:p>13:17</text:p>
          </table:table-cell>
          <table:table-cell table:formula="of:=[.V646]-[.R646]" office:value-type="float" office:value="0.00101851851851831">
            <text:p>0:01:28</text:p>
          </table:table-cell>
          <table:table-cell table:style-name="ce26" office:value-type="time" office:time-value="PT06H33M21S">
            <text:p>06:33:21</text:p>
          </table:table-cell>
          <table:table-cell table:style-name="ce49" office:value-type="time" office:time-value="PT19H51M49S">
            <text:p>19:51:49</text:p>
          </table:table-cell>
          <table:table-cell table:formula="of:=[.U646]-[.T646]" office:value-type="float" office:value="0.554490740740741">
            <text:p>13:18:28</text:p>
          </table:table-cell>
          <table:table-cell table:number-columns-repeated="1002"/>
        </table:table-row>
        <table:table-row table:style-name="ro1">
          <table:table-cell table:formula="of:=[.B647]" office:value-type="date" office:date-value="2017-09-04">
            <text:p>Mo, </text:p>
          </table:table-cell>
          <table:table-cell office:value-type="date" office:date-value="2017-09-04">
            <text:p>04.09.2017</text:p>
          </table:table-cell>
          <table:table-cell table:number-columns-repeated="7"/>
          <table:table-cell office:value-type="float" office:value="0.275">
            <text:p>6:36</text:p>
          </table:table-cell>
          <table:table-cell office:value-type="float" office:value="0.827777777777778">
            <text:p>19:52</text:p>
          </table:table-cell>
          <table:table-cell table:formula="of:=[.K647]-[.J647]" office:value-type="float" office:value="0.552777777777778">
            <text:p>13:16</text:p>
          </table:table-cell>
          <table:table-cell table:style-name="ce26" office:value-type="time" office:time-value="PT06H35M18S">
            <text:p>06:35:18</text:p>
          </table:table-cell>
          <table:table-cell table:style-name="ce49" office:value-type="time" office:time-value="PT19H53M44S">
            <text:p>19:53:44</text:p>
          </table:table-cell>
          <table:table-cell table:formula="of:=[.N647]-[.M647]" office:value-type="float" office:value="0.554467592592593">
            <text:p>13:18:26</text:p>
          </table:table-cell>
          <table:table-cell office:value-type="float" office:value="0.275">
            <text:p>6:36</text:p>
          </table:table-cell>
          <table:table-cell office:value-type="float" office:value="0.825694444444444">
            <text:p>19:49</text:p>
          </table:table-cell>
          <table:table-cell table:formula="of:=[.Q647]-[.P647]" office:value-type="float" office:value="0.550694444444444">
            <text:p>13:13</text:p>
          </table:table-cell>
          <table:table-cell table:formula="of:=[.V647]-[.R647]" office:value-type="float" office:value="0.00143518518518537">
            <text:p>0:02:04</text:p>
          </table:table-cell>
          <table:table-cell table:style-name="ce26" office:value-type="time" office:time-value="PT06H34M43S">
            <text:p>06:34:43</text:p>
          </table:table-cell>
          <table:table-cell table:style-name="ce49" office:value-type="time" office:time-value="PT19H49M47S">
            <text:p>19:49:47</text:p>
          </table:table-cell>
          <table:table-cell table:formula="of:=[.U647]-[.T647]" office:value-type="float" office:value="0.55212962962963">
            <text:p>13:15:04</text:p>
          </table:table-cell>
          <table:table-cell table:number-columns-repeated="1002"/>
        </table:table-row>
        <table:table-row table:style-name="ro1">
          <table:table-cell table:formula="of:=[.B648]" office:value-type="date" office:date-value="2017-09-05">
            <text:p>Di, </text:p>
          </table:table-cell>
          <table:table-cell office:value-type="date" office:date-value="2017-09-05">
            <text:p>05.09.2017</text:p>
          </table:table-cell>
          <table:table-cell table:number-columns-repeated="7"/>
          <table:table-cell office:value-type="float" office:value="0.275694444444444">
            <text:p>6:37</text:p>
          </table:table-cell>
          <table:table-cell office:value-type="float" office:value="0.826388888888889">
            <text:p>19:50</text:p>
          </table:table-cell>
          <table:table-cell table:formula="of:=[.K648]-[.J648]" office:value-type="float" office:value="0.550694444444444">
            <text:p>13:13</text:p>
          </table:table-cell>
          <table:table-cell table:style-name="ce26" office:value-type="time" office:time-value="PT06H36M45S">
            <text:p>06:36:45</text:p>
          </table:table-cell>
          <table:table-cell table:style-name="ce49" office:value-type="time" office:time-value="PT19H51M36S">
            <text:p>19:51:36</text:p>
          </table:table-cell>
          <table:table-cell table:formula="of:=[.N648]-[.M648]" office:value-type="float" office:value="0.551979166666667">
            <text:p>13:14:51</text:p>
          </table:table-cell>
          <table:table-cell office:value-type="float" office:value="0.275694444444444">
            <text:p>6:37</text:p>
          </table:table-cell>
          <table:table-cell office:value-type="float" office:value="0.824305555555556">
            <text:p>19:47</text:p>
          </table:table-cell>
          <table:table-cell table:formula="of:=[.Q648]-[.P648]" office:value-type="float" office:value="0.548611111111111">
            <text:p>13:10</text:p>
          </table:table-cell>
          <table:table-cell table:formula="of:=[.V648]-[.R648]" office:value-type="float" office:value="0.00114583333333318">
            <text:p>0:01:39</text:p>
          </table:table-cell>
          <table:table-cell table:style-name="ce26" office:value-type="time" office:time-value="PT06H36M05S">
            <text:p>06:36:05</text:p>
          </table:table-cell>
          <table:table-cell table:style-name="ce49" office:value-type="time" office:time-value="PT19H47M44S">
            <text:p>19:47:44</text:p>
          </table:table-cell>
          <table:table-cell table:formula="of:=[.U648]-[.T648]" office:value-type="float" office:value="0.549756944444444">
            <text:p>13:11:39</text:p>
          </table:table-cell>
          <table:table-cell table:number-columns-repeated="1002"/>
        </table:table-row>
        <table:table-row table:style-name="ro1">
          <table:table-cell table:formula="of:=[.B649]" office:value-type="date" office:date-value="2017-09-06">
            <text:p>Mi, </text:p>
          </table:table-cell>
          <table:table-cell office:value-type="date" office:date-value="2017-09-06">
            <text:p>06.09.2017</text:p>
          </table:table-cell>
          <table:table-cell table:number-columns-repeated="7"/>
          <table:table-cell office:value-type="float" office:value="0.277083333333333">
            <text:p>6:39</text:p>
          </table:table-cell>
          <table:table-cell office:value-type="float" office:value="0.825">
            <text:p>19:48</text:p>
          </table:table-cell>
          <table:table-cell table:formula="of:=[.K649]-[.J649]" office:value-type="float" office:value="0.547916666666667">
            <text:p>13:09</text:p>
          </table:table-cell>
          <table:table-cell table:style-name="ce26" office:value-type="time" office:time-value="PT06H38M13S">
            <text:p>06:38:13</text:p>
          </table:table-cell>
          <table:table-cell table:style-name="ce49" office:value-type="time" office:time-value="PT19H49M28S">
            <text:p>19:49:28</text:p>
          </table:table-cell>
          <table:table-cell table:formula="of:=[.N649]-[.M649]" office:value-type="float" office:value="0.549479166666667">
            <text:p>13:11:15</text:p>
          </table:table-cell>
          <table:table-cell office:value-type="float" office:value="0.276388888888889">
            <text:p>6:38</text:p>
          </table:table-cell>
          <table:table-cell office:value-type="float" office:value="0.822916666666667">
            <text:p>19:45</text:p>
          </table:table-cell>
          <table:table-cell table:formula="of:=[.Q649]-[.P649]" office:value-type="float" office:value="0.546527777777778">
            <text:p>13:07</text:p>
          </table:table-cell>
          <table:table-cell table:formula="of:=[.V649]-[.R649]" office:value-type="float" office:value="0.000856481481481541">
            <text:p>0:01:14</text:p>
          </table:table-cell>
          <table:table-cell table:style-name="ce26" office:value-type="time" office:time-value="PT06H37M27S">
            <text:p>06:37:27</text:p>
          </table:table-cell>
          <table:table-cell table:style-name="ce49" office:value-type="time" office:time-value="PT19H45M41S">
            <text:p>19:45:41</text:p>
          </table:table-cell>
          <table:table-cell table:formula="of:=[.U649]-[.T649]" office:value-type="float" office:value="0.547384259259259">
            <text:p>13:08:14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650]" office:value-type="date" office:date-value="2017-09-07">
            <text:p>Do, </text:p>
          </table:table-cell>
          <table:table-cell office:value-type="date" office:date-value="2017-09-07">
            <text:p>07.09.2017</text:p>
          </table:table-cell>
          <table:table-cell table:number-columns-repeated="7"/>
          <table:table-cell office:value-type="float" office:value="0.277777777777778">
            <text:p>6:40</text:p>
          </table:table-cell>
          <table:table-cell office:value-type="float" office:value="0.823611111111111">
            <text:p>19:46</text:p>
          </table:table-cell>
          <table:table-cell table:formula="of:=[.K650]-[.J650]" office:value-type="float" office:value="0.545833333333333">
            <text:p>13:06</text:p>
          </table:table-cell>
          <table:table-cell table:style-name="ce26" office:value-type="time" office:time-value="PT06H39M40S">
            <text:p>06:39:40</text:p>
          </table:table-cell>
          <table:table-cell table:style-name="ce49" office:value-type="time" office:time-value="PT19H47M20S">
            <text:p>19:47:20</text:p>
          </table:table-cell>
          <table:table-cell table:formula="of:=[.N650]-[.M650]" office:value-type="float" office:value="0.546990740740741">
            <text:p>13:07:40</text:p>
          </table:table-cell>
          <table:table-cell office:value-type="float" office:value="0.277777777777778">
            <text:p>6:40</text:p>
          </table:table-cell>
          <table:table-cell office:value-type="float" office:value="0.821527777777778">
            <text:p>19:43</text:p>
          </table:table-cell>
          <table:table-cell table:formula="of:=[.Q650]-[.P650]" office:value-type="float" office:value="0.54375">
            <text:p>13:03</text:p>
          </table:table-cell>
          <table:table-cell table:formula="of:=[.V650]-[.R650]" office:value-type="float" office:value="0.00126157407407412">
            <text:p>0:01:49</text:p>
          </table:table-cell>
          <table:table-cell table:style-name="ce26" office:value-type="time" office:time-value="PT06H38M49S">
            <text:p>06:38:49</text:p>
          </table:table-cell>
          <table:table-cell table:style-name="ce49" office:value-type="time" office:time-value="PT19H43M38S">
            <text:p>19:43:38</text:p>
          </table:table-cell>
          <table:table-cell table:formula="of:=[.U650]-[.T650]" office:value-type="float" office:value="0.545011574074074">
            <text:p>13:04:49</text:p>
          </table:table-cell>
          <table:table-cell table:number-columns-repeated="1002"/>
        </table:table-row>
        <table:table-row table:style-name="ro1">
          <table:table-cell table:formula="of:=[.B651]" office:value-type="date" office:date-value="2017-09-08">
            <text:p>Fr, </text:p>
          </table:table-cell>
          <table:table-cell office:value-type="date" office:date-value="2017-09-08">
            <text:p>08.09.2017</text:p>
          </table:table-cell>
          <table:table-cell table:number-columns-repeated="7"/>
          <table:table-cell office:value-type="float" office:value="0.279166666666667">
            <text:p>6:42</text:p>
          </table:table-cell>
          <table:table-cell office:value-type="float" office:value="0.822222222222222">
            <text:p>19:44</text:p>
          </table:table-cell>
          <table:table-cell table:formula="of:=[.K651]-[.J651]" office:value-type="float" office:value="0.543055555555556">
            <text:p>13:02</text:p>
          </table:table-cell>
          <table:table-cell table:style-name="ce26" office:value-type="time" office:time-value="PT06H41M07S">
            <text:p>06:41:07</text:p>
          </table:table-cell>
          <table:table-cell table:style-name="ce49" office:value-type="time" office:time-value="PT19H45M11S">
            <text:p>19:45:11</text:p>
          </table:table-cell>
          <table:table-cell table:formula="of:=[.N651]-[.M651]" office:value-type="float" office:value="0.544490740740741">
            <text:p>13:04:04</text:p>
          </table:table-cell>
          <table:table-cell office:value-type="float" office:value="0.278472222222222">
            <text:p>6:41</text:p>
          </table:table-cell>
          <table:table-cell office:value-type="float" office:value="0.820138888888889">
            <text:p>19:41</text:p>
          </table:table-cell>
          <table:table-cell table:formula="of:=[.Q651]-[.P651]" office:value-type="float" office:value="0.541666666666667">
            <text:p>13:00</text:p>
          </table:table-cell>
          <table:table-cell table:formula="of:=[.V651]-[.R651]" office:value-type="float" office:value="0.000960648148148335">
            <text:p>0:01:23</text:p>
          </table:table-cell>
          <table:table-cell table:style-name="ce26" office:value-type="time" office:time-value="PT06H40M12S">
            <text:p>06:40:12</text:p>
          </table:table-cell>
          <table:table-cell table:style-name="ce49" office:value-type="time" office:time-value="PT19H41M35S">
            <text:p>19:41:35</text:p>
          </table:table-cell>
          <table:table-cell table:formula="of:=[.U651]-[.T651]" office:value-type="float" office:value="0.542627314814815">
            <text:p>13:01:23</text:p>
          </table:table-cell>
          <table:table-cell table:number-columns-repeated="1002"/>
        </table:table-row>
        <table:table-row table:style-name="ro1">
          <table:table-cell table:formula="of:=[.B652]" office:value-type="date" office:date-value="2017-09-09">
            <text:p>Sa, </text:p>
          </table:table-cell>
          <table:table-cell office:value-type="date" office:date-value="2017-09-09">
            <text:p>09.09.2017</text:p>
          </table:table-cell>
          <table:table-cell table:number-columns-repeated="7"/>
          <table:table-cell office:value-type="float" office:value="0.279861111111111">
            <text:p>6:43</text:p>
          </table:table-cell>
          <table:table-cell office:value-type="float" office:value="0.820833333333333">
            <text:p>19:42</text:p>
          </table:table-cell>
          <table:table-cell table:formula="of:=[.K652]-[.J652]" office:value-type="float" office:value="0.540972222222222">
            <text:p>12:59</text:p>
          </table:table-cell>
          <table:table-cell table:style-name="ce26" office:value-type="time" office:time-value="PT06H42M34S">
            <text:p>06:42:34</text:p>
          </table:table-cell>
          <table:table-cell table:style-name="ce49" office:value-type="time" office:time-value="PT19H43M02S">
            <text:p>19:43:02</text:p>
          </table:table-cell>
          <table:table-cell table:formula="of:=[.N652]-[.M652]" office:value-type="float" office:value="0.541990740740741">
            <text:p>13:00:28</text:p>
          </table:table-cell>
          <table:table-cell office:value-type="float" office:value="0.279166666666667">
            <text:p>6:42</text:p>
          </table:table-cell>
          <table:table-cell office:value-type="float" office:value="0.818055555555556">
            <text:p>19:38</text:p>
          </table:table-cell>
          <table:table-cell table:formula="of:=[.Q652]-[.P652]" office:value-type="float" office:value="0.538888888888889">
            <text:p>12:56</text:p>
          </table:table-cell>
          <table:table-cell table:formula="of:=[.V652]-[.R652]" office:value-type="float" office:value="0.00135416666666688">
            <text:p>0:01:57</text:p>
          </table:table-cell>
          <table:table-cell table:style-name="ce26" office:value-type="time" office:time-value="PT06H41M34S">
            <text:p>06:41:34</text:p>
          </table:table-cell>
          <table:table-cell table:style-name="ce49" office:value-type="time" office:time-value="PT19H39M31S">
            <text:p>19:39:31</text:p>
          </table:table-cell>
          <table:table-cell table:formula="of:=[.U652]-[.T652]" office:value-type="float" office:value="0.540243055555556">
            <text:p>12:57:57</text:p>
          </table:table-cell>
          <table:table-cell table:number-columns-repeated="1002"/>
        </table:table-row>
        <table:table-row table:style-name="ro1">
          <table:table-cell table:formula="of:=[.B653]" office:value-type="date" office:date-value="2017-09-10">
            <text:p>So, </text:p>
          </table:table-cell>
          <table:table-cell office:value-type="date" office:date-value="2017-09-10">
            <text:p>10.09.2017</text:p>
          </table:table-cell>
          <table:table-cell table:number-columns-repeated="7"/>
          <table:table-cell office:value-type="float" office:value="0.28125">
            <text:p>6:45</text:p>
          </table:table-cell>
          <table:table-cell office:value-type="float" office:value="0.81875">
            <text:p>19:39</text:p>
          </table:table-cell>
          <table:table-cell table:formula="of:=[.K653]-[.J653]" office:value-type="float" office:value="0.5375">
            <text:p>12:54</text:p>
          </table:table-cell>
          <table:table-cell table:style-name="ce26" office:value-type="time" office:time-value="PT06H44M02S">
            <text:p>06:44:02</text:p>
          </table:table-cell>
          <table:table-cell table:style-name="ce49" office:value-type="time" office:time-value="PT19H40M53S">
            <text:p>19:40:53</text:p>
          </table:table-cell>
          <table:table-cell table:formula="of:=[.N653]-[.M653]" office:value-type="float" office:value="0.539479166666666">
            <text:p>12:56:51</text:p>
          </table:table-cell>
          <table:table-cell office:value-type="float" office:value="0.280555555555556">
            <text:p>6:44</text:p>
          </table:table-cell>
          <table:table-cell office:value-type="float" office:value="0.816666666666667">
            <text:p>19:36</text:p>
          </table:table-cell>
          <table:table-cell table:formula="of:=[.Q653]-[.P653]" office:value-type="float" office:value="0.536111111111111">
            <text:p>12:52</text:p>
          </table:table-cell>
          <table:table-cell table:formula="of:=[.V653]-[.R653]" office:value-type="float" office:value="0.00173611111111116">
            <text:p>0:02:30</text:p>
          </table:table-cell>
          <table:table-cell table:style-name="ce26" office:value-type="time" office:time-value="PT06H42M56S">
            <text:p>06:42:56</text:p>
          </table:table-cell>
          <table:table-cell table:style-name="ce49" office:value-type="time" office:time-value="PT19H37M26S">
            <text:p>19:37:26</text:p>
          </table:table-cell>
          <table:table-cell table:formula="of:=[.U653]-[.T653]" office:value-type="float" office:value="0.537847222222222">
            <text:p>12:54:30</text:p>
          </table:table-cell>
          <table:table-cell table:number-columns-repeated="1002"/>
        </table:table-row>
        <table:table-row table:style-name="ro1">
          <table:table-cell table:formula="of:=[.B654]" office:value-type="date" office:date-value="2017-09-11">
            <text:p>Mo, </text:p>
          </table:table-cell>
          <table:table-cell office:value-type="date" office:date-value="2017-09-11">
            <text:p>11.09.2017</text:p>
          </table:table-cell>
          <table:table-cell table:number-columns-repeated="7"/>
          <table:table-cell office:value-type="float" office:value="0.281944444444444">
            <text:p>6:46</text:p>
          </table:table-cell>
          <table:table-cell office:value-type="float" office:value="0.817361111111111">
            <text:p>19:37</text:p>
          </table:table-cell>
          <table:table-cell table:formula="of:=[.K654]-[.J654]" office:value-type="float" office:value="0.535416666666667">
            <text:p>12:51</text:p>
          </table:table-cell>
          <table:table-cell table:style-name="ce26" office:value-type="time" office:time-value="PT06H45M29S">
            <text:p>06:45:29</text:p>
          </table:table-cell>
          <table:table-cell table:style-name="ce49" office:value-type="time" office:time-value="PT19H38M43S">
            <text:p>19:38:43</text:p>
          </table:table-cell>
          <table:table-cell table:formula="of:=[.N654]-[.M654]" office:value-type="float" office:value="0.536967592592593">
            <text:p>12:53:14</text:p>
          </table:table-cell>
          <table:table-cell office:value-type="float" office:value="0.28125">
            <text:p>6:45</text:p>
          </table:table-cell>
          <table:table-cell office:value-type="float" office:value="0.815277777777778">
            <text:p>19:34</text:p>
          </table:table-cell>
          <table:table-cell table:formula="of:=[.Q654]-[.P654]" office:value-type="float" office:value="0.534027777777778">
            <text:p>12:49</text:p>
          </table:table-cell>
          <table:table-cell table:formula="of:=[.V654]-[.R654]" office:value-type="float" office:value="0.00143518518518526">
            <text:p>0:02:04</text:p>
          </table:table-cell>
          <table:table-cell table:style-name="ce26" office:value-type="time" office:time-value="PT06H44M18S">
            <text:p>06:44:18</text:p>
          </table:table-cell>
          <table:table-cell table:style-name="ce49" office:value-type="time" office:time-value="PT19H35M22S">
            <text:p>19:35:22</text:p>
          </table:table-cell>
          <table:table-cell table:formula="of:=[.U654]-[.T654]" office:value-type="float" office:value="0.535462962962963">
            <text:p>12:51:04</text:p>
          </table:table-cell>
          <table:table-cell table:number-columns-repeated="1002"/>
        </table:table-row>
        <table:table-row table:style-name="ro1">
          <table:table-cell table:formula="of:=[.B655]" office:value-type="date" office:date-value="2017-09-12">
            <text:p>Di, </text:p>
          </table:table-cell>
          <table:table-cell office:value-type="date" office:date-value="2017-09-12">
            <text:p>12.09.2017</text:p>
          </table:table-cell>
          <table:table-cell table:number-columns-repeated="7"/>
          <table:table-cell office:value-type="float" office:value="0.283333333333333">
            <text:p>6:48</text:p>
          </table:table-cell>
          <table:table-cell office:value-type="float" office:value="0.815972222222222">
            <text:p>19:35</text:p>
          </table:table-cell>
          <table:table-cell table:formula="of:=[.K655]-[.J655]" office:value-type="float" office:value="0.532638888888889">
            <text:p>12:47</text:p>
          </table:table-cell>
          <table:table-cell table:style-name="ce26" office:value-type="time" office:time-value="PT06H46M56S">
            <text:p>06:46:56</text:p>
          </table:table-cell>
          <table:table-cell table:style-name="ce49" office:value-type="time" office:time-value="PT19H36M34S">
            <text:p>19:36:34</text:p>
          </table:table-cell>
          <table:table-cell table:formula="of:=[.N655]-[.M655]" office:value-type="float" office:value="0.534467592592593">
            <text:p>12:49:38</text:p>
          </table:table-cell>
          <table:table-cell office:value-type="float" office:value="0.282638888888889">
            <text:p>6:47</text:p>
          </table:table-cell>
          <table:table-cell office:value-type="float" office:value="0.813888888888889">
            <text:p>19:32</text:p>
          </table:table-cell>
          <table:table-cell table:formula="of:=[.Q655]-[.P655]" office:value-type="float" office:value="0.53125">
            <text:p>12:45</text:p>
          </table:table-cell>
          <table:table-cell table:formula="of:=[.V655]-[.R655]" office:value-type="float" office:value="0.00181712962962932">
            <text:p>0:02:37</text:p>
          </table:table-cell>
          <table:table-cell table:style-name="ce26" office:value-type="time" office:time-value="PT06H45M40S">
            <text:p>06:45:40</text:p>
          </table:table-cell>
          <table:table-cell table:style-name="ce49" office:value-type="time" office:time-value="PT19H33M17S">
            <text:p>19:33:17</text:p>
          </table:table-cell>
          <table:table-cell table:formula="of:=[.U655]-[.T655]" office:value-type="float" office:value="0.53306712962963">
            <text:p>12:47:37</text:p>
          </table:table-cell>
          <table:table-cell table:number-columns-repeated="1002"/>
        </table:table-row>
        <table:table-row table:style-name="ro1">
          <table:table-cell table:formula="of:=[.B656]" office:value-type="date" office:date-value="2017-09-13">
            <text:p>Mi, </text:p>
          </table:table-cell>
          <table:table-cell office:value-type="date" office:date-value="2017-09-13">
            <text:p>13.09.2017</text:p>
          </table:table-cell>
          <table:table-cell table:number-columns-repeated="7"/>
          <table:table-cell office:value-type="float" office:value="0.284027777777778">
            <text:p>6:49</text:p>
          </table:table-cell>
          <table:table-cell office:value-type="float" office:value="0.814583333333333">
            <text:p>19:33</text:p>
          </table:table-cell>
          <table:table-cell table:formula="of:=[.K656]-[.J656]" office:value-type="float" office:value="0.530555555555556">
            <text:p>12:44</text:p>
          </table:table-cell>
          <table:table-cell table:style-name="ce26" office:value-type="time" office:time-value="PT06H48M23S">
            <text:p>06:48:23</text:p>
          </table:table-cell>
          <table:table-cell table:style-name="ce49" office:value-type="time" office:time-value="PT19H34M24S">
            <text:p>19:34:24</text:p>
          </table:table-cell>
          <table:table-cell table:formula="of:=[.N656]-[.M656]" office:value-type="float" office:value="0.531956018518519">
            <text:p>12:46:01</text:p>
          </table:table-cell>
          <table:table-cell office:value-type="float" office:value="0.283333333333333">
            <text:p>6:48</text:p>
          </table:table-cell>
          <table:table-cell office:value-type="float" office:value="0.8125">
            <text:p>19:30</text:p>
          </table:table-cell>
          <table:table-cell table:formula="of:=[.Q656]-[.P656]" office:value-type="float" office:value="0.529166666666667">
            <text:p>12:42</text:p>
          </table:table-cell>
          <table:table-cell table:formula="of:=[.V656]-[.R656]" office:value-type="float" office:value="0.00149305555555557">
            <text:p>0:02:09</text:p>
          </table:table-cell>
          <table:table-cell table:style-name="ce26" office:value-type="time" office:time-value="PT06H47M03S">
            <text:p>06:47:03</text:p>
          </table:table-cell>
          <table:table-cell table:style-name="ce49" office:value-type="time" office:time-value="PT19H31M12S">
            <text:p>19:31:12</text:p>
          </table:table-cell>
          <table:table-cell table:formula="of:=[.U656]-[.T656]" office:value-type="float" office:value="0.530659722222222">
            <text:p>12:44:09</text:p>
          </table:table-cell>
          <table:table-cell table:number-columns-repeated="1002"/>
        </table:table-row>
        <table:table-row table:style-name="ro1">
          <table:table-cell table:formula="of:=[.B657]" office:value-type="date" office:date-value="2017-09-14">
            <text:p>Do, </text:p>
          </table:table-cell>
          <table:table-cell office:value-type="date" office:date-value="2017-09-14">
            <text:p>14.09.2017</text:p>
          </table:table-cell>
          <table:table-cell table:number-columns-repeated="7"/>
          <table:table-cell office:value-type="float" office:value="0.284722222222222">
            <text:p>6:50</text:p>
          </table:table-cell>
          <table:table-cell office:value-type="float" office:value="0.813194444444444">
            <text:p>19:31</text:p>
          </table:table-cell>
          <table:table-cell table:formula="of:=[.K657]-[.J657]" office:value-type="float" office:value="0.528472222222222">
            <text:p>12:41</text:p>
          </table:table-cell>
          <table:table-cell table:style-name="ce26" office:value-type="time" office:time-value="PT06H49M51S">
            <text:p>06:49:51</text:p>
          </table:table-cell>
          <table:table-cell table:style-name="ce49" office:value-type="time" office:time-value="PT19H32M14S">
            <text:p>19:32:14</text:p>
          </table:table-cell>
          <table:table-cell table:formula="of:=[.N657]-[.M657]" office:value-type="float" office:value="0.52943287037037">
            <text:p>12:42:23</text:p>
          </table:table-cell>
          <table:table-cell office:value-type="float" office:value="0.284027777777778">
            <text:p>6:49</text:p>
          </table:table-cell>
          <table:table-cell office:value-type="float" office:value="0.811111111111111">
            <text:p>19:28</text:p>
          </table:table-cell>
          <table:table-cell table:formula="of:=[.Q657]-[.P657]" office:value-type="float" office:value="0.527083333333333">
            <text:p>12:39</text:p>
          </table:table-cell>
          <table:table-cell table:formula="of:=[.V657]-[.R657]" office:value-type="float" office:value="0.0011805555555553">
            <text:p>0:01:42</text:p>
          </table:table-cell>
          <table:table-cell table:style-name="ce26" office:value-type="time" office:time-value="PT06H48M25S">
            <text:p>06:48:25</text:p>
          </table:table-cell>
          <table:table-cell table:style-name="ce49" office:value-type="time" office:time-value="PT19H29M07S">
            <text:p>19:29:07</text:p>
          </table:table-cell>
          <table:table-cell table:formula="of:=[.U657]-[.T657]" office:value-type="float" office:value="0.528263888888889">
            <text:p>12:40:42</text:p>
          </table:table-cell>
          <table:table-cell table:number-columns-repeated="1002"/>
        </table:table-row>
        <table:table-row table:style-name="ro1">
          <table:table-cell table:formula="of:=[.B658]" office:value-type="date" office:date-value="2017-09-15">
            <text:p>Fr, </text:p>
          </table:table-cell>
          <table:table-cell office:value-type="date" office:date-value="2017-09-15">
            <text:p>15.09.2017</text:p>
          </table:table-cell>
          <table:table-cell table:number-columns-repeated="7"/>
          <table:table-cell office:value-type="float" office:value="0.286111111111111">
            <text:p>6:52</text:p>
          </table:table-cell>
          <table:table-cell office:value-type="float" office:value="0.811805555555556">
            <text:p>19:29</text:p>
          </table:table-cell>
          <table:table-cell table:formula="of:=[.K658]-[.J658]" office:value-type="float" office:value="0.525694444444444">
            <text:p>12:37</text:p>
          </table:table-cell>
          <table:table-cell table:style-name="ce26" office:value-type="time" office:time-value="PT06H51M18S">
            <text:p>06:51:18</text:p>
          </table:table-cell>
          <table:table-cell table:style-name="ce49" office:value-type="time" office:time-value="PT19H30M04S">
            <text:p>19:30:04</text:p>
          </table:table-cell>
          <table:table-cell table:formula="of:=[.N658]-[.M658]" office:value-type="float" office:value="0.526921296296296">
            <text:p>12:38:46</text:p>
          </table:table-cell>
          <table:table-cell office:value-type="float" office:value="0.285416666666667">
            <text:p>6:51</text:p>
          </table:table-cell>
          <table:table-cell office:value-type="float" office:value="0.809722222222222">
            <text:p>19:26</text:p>
          </table:table-cell>
          <table:table-cell table:formula="of:=[.Q658]-[.P658]" office:value-type="float" office:value="0.524305555555556">
            <text:p>12:35</text:p>
          </table:table-cell>
          <table:table-cell table:formula="of:=[.V658]-[.R658]" office:value-type="float" office:value="0.0015624999999998">
            <text:p>0:02:15</text:p>
          </table:table-cell>
          <table:table-cell table:style-name="ce26" office:value-type="time" office:time-value="PT06H49M47S">
            <text:p>06:49:47</text:p>
          </table:table-cell>
          <table:table-cell table:style-name="ce49" office:value-type="time" office:time-value="PT19H27M02S">
            <text:p>19:27:02</text:p>
          </table:table-cell>
          <table:table-cell table:formula="of:=[.U658]-[.T658]" office:value-type="float" office:value="0.525868055555555">
            <text:p>12:37:15</text:p>
          </table:table-cell>
          <table:table-cell table:number-columns-repeated="1002"/>
        </table:table-row>
        <table:table-row table:style-name="ro1">
          <table:table-cell table:formula="of:=[.B659]" office:value-type="date" office:date-value="2017-09-16">
            <text:p>Sa, </text:p>
          </table:table-cell>
          <table:table-cell office:value-type="date" office:date-value="2017-09-16">
            <text:p>16.09.2017</text:p>
          </table:table-cell>
          <table:table-cell table:number-columns-repeated="7"/>
          <table:table-cell office:value-type="float" office:value="0.286805555555556">
            <text:p>6:53</text:p>
          </table:table-cell>
          <table:table-cell office:value-type="float" office:value="0.810416666666666">
            <text:p>19:27</text:p>
          </table:table-cell>
          <table:table-cell table:formula="of:=[.K659]-[.J659]" office:value-type="float" office:value="0.523611111111111">
            <text:p>12:34</text:p>
          </table:table-cell>
          <table:table-cell table:style-name="ce26" office:value-type="time" office:time-value="PT06H52M46S">
            <text:p>06:52:46</text:p>
          </table:table-cell>
          <table:table-cell table:style-name="ce49" office:value-type="time" office:time-value="PT19H27M53S">
            <text:p>19:27:53</text:p>
          </table:table-cell>
          <table:table-cell table:formula="of:=[.N659]-[.M659]" office:value-type="float" office:value="0.524386574074074">
            <text:p>12:35:07</text:p>
          </table:table-cell>
          <table:table-cell office:value-type="float" office:value="0.286111111111111">
            <text:p>6:52</text:p>
          </table:table-cell>
          <table:table-cell office:value-type="float" office:value="0.808333333333333">
            <text:p>19:24</text:p>
          </table:table-cell>
          <table:table-cell table:formula="of:=[.Q659]-[.P659]" office:value-type="float" office:value="0.522222222222222">
            <text:p>12:32</text:p>
          </table:table-cell>
          <table:table-cell table:formula="of:=[.V659]-[.R659]" office:value-type="float" office:value="0.00123842592592605">
            <text:p>0:01:47</text:p>
          </table:table-cell>
          <table:table-cell table:style-name="ce26" office:value-type="time" office:time-value="PT06H51M10S">
            <text:p>06:51:10</text:p>
          </table:table-cell>
          <table:table-cell table:style-name="ce49" office:value-type="time" office:time-value="PT19H24M57S">
            <text:p>19:24:57</text:p>
          </table:table-cell>
          <table:table-cell table:formula="of:=[.U659]-[.T659]" office:value-type="float" office:value="0.523460648148148">
            <text:p>12:33:47</text:p>
          </table:table-cell>
          <table:table-cell table:number-columns-repeated="1002"/>
        </table:table-row>
        <table:table-row table:style-name="ro1">
          <table:table-cell table:formula="of:=[.B660]" office:value-type="date" office:date-value="2017-09-17">
            <text:p>So, </text:p>
          </table:table-cell>
          <table:table-cell office:value-type="date" office:date-value="2017-09-17">
            <text:p>17.09.2017</text:p>
          </table:table-cell>
          <table:table-cell table:number-columns-repeated="7"/>
          <table:table-cell table:number-columns-repeated="2"/>
          <table:table-cell table:formula="of:=[.K660]-[.J660]" office:value-type="float" office:value="0">
            <text:p>0:00</text:p>
          </table:table-cell>
          <table:table-cell table:style-name="ce26" office:value-type="time" office:time-value="PT06H54M13S">
            <text:p>06:54:13</text:p>
          </table:table-cell>
          <table:table-cell table:style-name="ce49" office:value-type="time" office:time-value="PT19H25M43S">
            <text:p>19:25:43</text:p>
          </table:table-cell>
          <table:table-cell table:formula="of:=[.N660]-[.M660]" office:value-type="float" office:value="0.521875">
            <text:p>12:31:30</text:p>
          </table:table-cell>
          <table:table-cell table:number-columns-repeated="2"/>
          <table:table-cell table:formula="of:=[.Q660]-[.P660]" office:value-type="float" office:value="0">
            <text:p>0:00</text:p>
          </table:table-cell>
          <table:table-cell table:formula="of:=[.V660]-[.R660]" office:value-type="float" office:value="0.521053240740741">
            <text:p>12:30:19</text:p>
          </table:table-cell>
          <table:table-cell table:style-name="ce26" office:value-type="time" office:time-value="PT06H52M32S">
            <text:p>06:52:32</text:p>
          </table:table-cell>
          <table:table-cell table:style-name="ce49" office:value-type="time" office:time-value="PT19H22M51S">
            <text:p>19:22:51</text:p>
          </table:table-cell>
          <table:table-cell table:formula="of:=[.U660]-[.T660]" office:value-type="float" office:value="0.521053240740741">
            <text:p>12:30:19</text:p>
          </table:table-cell>
          <table:table-cell table:number-columns-repeated="1002"/>
        </table:table-row>
        <table:table-row table:style-name="ro1">
          <table:table-cell table:formula="of:=[.B661]" office:value-type="date" office:date-value="2017-09-18">
            <text:p>Mo, </text:p>
          </table:table-cell>
          <table:table-cell office:value-type="date" office:date-value="2017-09-18">
            <text:p>18.09.2017</text:p>
          </table:table-cell>
          <table:table-cell table:number-columns-repeated="7"/>
          <table:table-cell table:number-columns-repeated="2"/>
          <table:table-cell table:formula="of:=[.K661]-[.J661]" office:value-type="float" office:value="0">
            <text:p>0:00</text:p>
          </table:table-cell>
          <table:table-cell table:style-name="ce26" office:value-type="time" office:time-value="PT06H55M41S">
            <text:p>06:55:41</text:p>
          </table:table-cell>
          <table:table-cell table:style-name="ce49" office:value-type="time" office:time-value="PT19H23M32S">
            <text:p>19:23:32</text:p>
          </table:table-cell>
          <table:table-cell table:formula="of:=[.N661]-[.M661]" office:value-type="float" office:value="0.519340277777778">
            <text:p>12:27:51</text:p>
          </table:table-cell>
          <table:table-cell table:number-columns-repeated="2"/>
          <table:table-cell table:formula="of:=[.Q661]-[.P661]" office:value-type="float" office:value="0">
            <text:p>0:00</text:p>
          </table:table-cell>
          <table:table-cell table:formula="of:=[.V661]-[.R661]" office:value-type="float" office:value="0.518645833333333">
            <text:p>12:26:51</text:p>
          </table:table-cell>
          <table:table-cell table:style-name="ce26" office:value-type="time" office:time-value="PT06H53M55S">
            <text:p>06:53:55</text:p>
          </table:table-cell>
          <table:table-cell table:style-name="ce49" office:value-type="time" office:time-value="PT19H20M46S">
            <text:p>19:20:46</text:p>
          </table:table-cell>
          <table:table-cell table:formula="of:=[.U661]-[.T661]" office:value-type="float" office:value="0.518645833333333">
            <text:p>12:26:51</text:p>
          </table:table-cell>
          <table:table-cell table:number-columns-repeated="1002"/>
        </table:table-row>
        <table:table-row table:style-name="ro1">
          <table:table-cell table:formula="of:=[.B662]" office:value-type="date" office:date-value="2017-09-19">
            <text:p>Di, </text:p>
          </table:table-cell>
          <table:table-cell office:value-type="date" office:date-value="2017-09-19">
            <text:p>19.09.2017</text:p>
          </table:table-cell>
          <table:table-cell table:number-columns-repeated="7"/>
          <table:table-cell office:value-type="float" office:value="0.290277777777778">
            <text:p>6:58</text:p>
          </table:table-cell>
          <table:table-cell office:value-type="float" office:value="0.805555555555555">
            <text:p>19:20</text:p>
          </table:table-cell>
          <table:table-cell table:formula="of:=[.K662]-[.J662]" office:value-type="float" office:value="0.515277777777778">
            <text:p>12:22</text:p>
          </table:table-cell>
          <table:table-cell table:style-name="ce26" office:value-type="time" office:time-value="PT06H57M08S">
            <text:p>06:57:08</text:p>
          </table:table-cell>
          <table:table-cell table:style-name="ce49" office:value-type="time" office:time-value="PT19H21M22S">
            <text:p>19:21:22</text:p>
          </table:table-cell>
          <table:table-cell table:formula="of:=[.N662]-[.M662]" office:value-type="float" office:value="0.516828703703704">
            <text:p>12:24:14</text:p>
          </table:table-cell>
          <table:table-cell office:value-type="float" office:value="0.288888888888889">
            <text:p>6:56</text:p>
          </table:table-cell>
          <table:table-cell office:value-type="float" office:value="0.804166666666667">
            <text:p>19:18</text:p>
          </table:table-cell>
          <table:table-cell table:formula="of:=[.Q662]-[.P662]" office:value-type="float" office:value="0.515277777777778">
            <text:p>12:22</text:p>
          </table:table-cell>
          <table:table-cell table:formula="of:=[.V662]-[.R662]" office:value-type="float" office:value="0.000949074074073963">
            <text:p>0:01:22</text:p>
          </table:table-cell>
          <table:table-cell table:style-name="ce26" office:value-type="time" office:time-value="PT06H55M18S">
            <text:p>06:55:18</text:p>
          </table:table-cell>
          <table:table-cell table:style-name="ce49" office:value-type="time" office:time-value="PT19H18M40S">
            <text:p>19:18:40</text:p>
          </table:table-cell>
          <table:table-cell table:formula="of:=[.U662]-[.T662]" office:value-type="float" office:value="0.516226851851852">
            <text:p>12:23:22</text:p>
          </table:table-cell>
          <table:table-cell table:number-columns-repeated="1002"/>
        </table:table-row>
        <table:table-row table:style-name="ro1">
          <table:table-cell table:formula="of:=[.B663]" office:value-type="date" office:date-value="2017-09-20">
            <text:p>Mi, </text:p>
          </table:table-cell>
          <table:table-cell office:value-type="date" office:date-value="2017-09-20">
            <text:p>20.09.2017</text:p>
          </table:table-cell>
          <table:table-cell table:number-columns-repeated="7"/>
          <table:table-cell office:value-type="float" office:value="0.290972222222222">
            <text:p>6:59</text:p>
          </table:table-cell>
          <table:table-cell office:value-type="float" office:value="0.804166666666667">
            <text:p>19:18</text:p>
          </table:table-cell>
          <table:table-cell table:formula="of:=[.K663]-[.J663]" office:value-type="float" office:value="0.513194444444444">
            <text:p>12:19</text:p>
          </table:table-cell>
          <table:table-cell table:style-name="ce26" office:value-type="time" office:time-value="PT06H58M36S">
            <text:p>06:58:36</text:p>
          </table:table-cell>
          <table:table-cell table:style-name="ce49" office:value-type="time" office:time-value="PT19H19M11S">
            <text:p>19:19:11</text:p>
          </table:table-cell>
          <table:table-cell table:formula="of:=[.N663]-[.M663]" office:value-type="float" office:value="0.514293981481482">
            <text:p>12:20:35</text:p>
          </table:table-cell>
          <table:table-cell office:value-type="float" office:value="0.290277777777778">
            <text:p>6:58</text:p>
          </table:table-cell>
          <table:table-cell office:value-type="float" office:value="0.802777777777778">
            <text:p>19:16</text:p>
          </table:table-cell>
          <table:table-cell table:formula="of:=[.Q663]-[.P663]" office:value-type="float" office:value="0.5125">
            <text:p>12:18</text:p>
          </table:table-cell>
          <table:table-cell table:formula="of:=[.V663]-[.R663]" office:value-type="float" office:value="0.00133101851851869">
            <text:p>0:01:55</text:p>
          </table:table-cell>
          <table:table-cell table:style-name="ce26" office:value-type="time" office:time-value="PT06H56M40S">
            <text:p>06:56:40</text:p>
          </table:table-cell>
          <table:table-cell table:style-name="ce49" office:value-type="time" office:time-value="PT19H16M35S">
            <text:p>19:16:35</text:p>
          </table:table-cell>
          <table:table-cell table:formula="of:=[.U663]-[.T663]" office:value-type="float" office:value="0.513831018518519">
            <text:p>12:19:55</text:p>
          </table:table-cell>
          <table:table-cell table:number-columns-repeated="1002"/>
        </table:table-row>
        <table:table-row table:style-name="ro1">
          <table:table-cell table:formula="of:=[.B664]" office:value-type="date" office:date-value="2017-09-21">
            <text:p>Do, </text:p>
          </table:table-cell>
          <table:table-cell office:value-type="date" office:date-value="2017-09-21">
            <text:p>21.09.2017</text:p>
          </table:table-cell>
          <table:table-cell table:number-columns-repeated="7"/>
          <table:table-cell office:value-type="float" office:value="0.293055555555556">
            <text:p>7:02</text:p>
          </table:table-cell>
          <table:table-cell office:value-type="float" office:value="0.801388888888889">
            <text:p>19:14</text:p>
          </table:table-cell>
          <table:table-cell table:formula="of:=[.K664]-[.J664]" office:value-type="float" office:value="0.508333333333333">
            <text:p>12:12</text:p>
          </table:table-cell>
          <table:table-cell table:style-name="ce26" office:value-type="time" office:time-value="PT07H00M04S">
            <text:p>07:00:04</text:p>
          </table:table-cell>
          <table:table-cell table:style-name="ce49" office:value-type="time" office:time-value="PT19H17M01S">
            <text:p>19:17:01</text:p>
          </table:table-cell>
          <table:table-cell table:formula="of:=[.N664]-[.M664]" office:value-type="float" office:value="0.511770833333333">
            <text:p>12:16:57</text:p>
          </table:table-cell>
          <table:table-cell office:value-type="float" office:value="0.291666666666667">
            <text:p>7:00</text:p>
          </table:table-cell>
          <table:table-cell office:value-type="float" office:value="0.799305555555556">
            <text:p>19:11</text:p>
          </table:table-cell>
          <table:table-cell table:formula="of:=[.Q664]-[.P664]" office:value-type="float" office:value="0.507638888888889">
            <text:p>12:11</text:p>
          </table:table-cell>
          <table:table-cell table:formula="of:=[.V664]-[.R664]" office:value-type="float" office:value="0.00378472222222215">
            <text:p>0:05:27</text:p>
          </table:table-cell>
          <table:table-cell table:style-name="ce26" office:value-type="time" office:time-value="PT06H58M03S">
            <text:p>06:58:03</text:p>
          </table:table-cell>
          <table:table-cell table:style-name="ce49" office:value-type="time" office:time-value="PT19H14M30S">
            <text:p>19:14:30</text:p>
          </table:table-cell>
          <table:table-cell table:formula="of:=[.U664]-[.T664]" office:value-type="float" office:value="0.511423611111111">
            <text:p>12:16:27</text:p>
          </table:table-cell>
          <table:table-cell table:number-columns-repeated="1002"/>
        </table:table-row>
        <table:table-row table:style-name="ro1">
          <table:table-cell table:formula="of:=[.B665]" office:value-type="date" office:date-value="2017-09-22">
            <text:p>Fr, </text:p>
          </table:table-cell>
          <table:table-cell office:value-type="date" office:date-value="2017-09-22">
            <text:p>22.09.2017</text:p>
          </table:table-cell>
          <table:table-cell table:number-columns-repeated="7"/>
          <table:table-cell office:value-type="float" office:value="0.294444444444444">
            <text:p>7:04</text:p>
          </table:table-cell>
          <table:table-cell office:value-type="float" office:value="0.799305555555556">
            <text:p>19:11</text:p>
          </table:table-cell>
          <table:table-cell table:formula="of:=[.K665]-[.J665]" office:value-type="float" office:value="0.504861111111111">
            <text:p>12:07</text:p>
          </table:table-cell>
          <table:table-cell table:style-name="ce26" office:value-type="time" office:time-value="PT07H01M32S">
            <text:p>07:01:32</text:p>
          </table:table-cell>
          <table:table-cell table:style-name="ce49" office:value-type="time" office:time-value="PT19H14M51S">
            <text:p>19:14:51</text:p>
          </table:table-cell>
          <table:table-cell table:formula="of:=[.N665]-[.M665]" office:value-type="float" office:value="0.509247685185185">
            <text:p>12:13:19</text:p>
          </table:table-cell>
          <table:table-cell office:value-type="float" office:value="0.293055555555556">
            <text:p>7:02</text:p>
          </table:table-cell>
          <table:table-cell office:value-type="float" office:value="0.797916666666667">
            <text:p>19:09</text:p>
          </table:table-cell>
          <table:table-cell table:formula="of:=[.Q665]-[.P665]" office:value-type="float" office:value="0.504861111111111">
            <text:p>12:07</text:p>
          </table:table-cell>
          <table:table-cell table:formula="of:=[.V665]-[.R665]" office:value-type="float" office:value="0.0041435185185188">
            <text:p>0:05:58</text:p>
          </table:table-cell>
          <table:table-cell table:style-name="ce26" office:value-type="time" office:time-value="PT06H59M26S">
            <text:p>06:59:26</text:p>
          </table:table-cell>
          <table:table-cell table:style-name="ce49" office:value-type="time" office:time-value="PT19H12M24S">
            <text:p>19:12:24</text:p>
          </table:table-cell>
          <table:table-cell table:formula="of:=[.U665]-[.T665]" office:value-type="float" office:value="0.50900462962963">
            <text:p>12:12:58</text:p>
          </table:table-cell>
          <table:table-cell table:number-columns-repeated="1002"/>
        </table:table-row>
        <table:table-row table:style-name="ro1">
          <table:table-cell table:formula="of:=[.B666]" office:value-type="date" office:date-value="2017-09-23">
            <text:p>Sa, </text:p>
          </table:table-cell>
          <table:table-cell office:value-type="date" office:date-value="2017-09-23">
            <text:p>23.09.2017</text:p>
          </table:table-cell>
          <table:table-cell table:number-columns-repeated="7"/>
          <table:table-cell office:value-type="float" office:value="0.295138888888889">
            <text:p>7:05</text:p>
          </table:table-cell>
          <table:table-cell office:value-type="float" office:value="0.797916666666667">
            <text:p>19:09</text:p>
          </table:table-cell>
          <table:table-cell table:formula="of:=[.K666]-[.J666]" office:value-type="float" office:value="0.502777777777778">
            <text:p>12:04</text:p>
          </table:table-cell>
          <table:table-cell table:style-name="ce26" office:value-type="time" office:time-value="PT07H03M00S">
            <text:p>07:03:00</text:p>
          </table:table-cell>
          <table:table-cell table:style-name="ce49" office:value-type="time" office:time-value="PT19H12M40S">
            <text:p>19:12:40</text:p>
          </table:table-cell>
          <table:table-cell table:formula="of:=[.N666]-[.M666]" office:value-type="float" office:value="0.506712962962963">
            <text:p>12:09:40</text:p>
          </table:table-cell>
          <table:table-cell office:value-type="float" office:value="0.29375">
            <text:p>7:03</text:p>
          </table:table-cell>
          <table:table-cell office:value-type="float" office:value="0.796527777777778">
            <text:p>19:07</text:p>
          </table:table-cell>
          <table:table-cell table:formula="of:=[.Q666]-[.P666]" office:value-type="float" office:value="0.502777777777778">
            <text:p>12:04</text:p>
          </table:table-cell>
          <table:table-cell table:formula="of:=[.V666]-[.R666]" office:value-type="float" office:value="0.00381944444444438">
            <text:p>0:05:30</text:p>
          </table:table-cell>
          <table:table-cell table:style-name="ce26" office:value-type="time" office:time-value="PT07H00M49S">
            <text:p>07:00:49</text:p>
          </table:table-cell>
          <table:table-cell table:style-name="ce49" office:value-type="time" office:time-value="PT19H10M19S">
            <text:p>19:10:19</text:p>
          </table:table-cell>
          <table:table-cell table:formula="of:=[.U666]-[.T666]" office:value-type="float" office:value="0.506597222222222">
            <text:p>12:09:30</text:p>
          </table:table-cell>
          <table:table-cell table:number-columns-repeated="1002"/>
        </table:table-row>
        <table:table-row table:style-name="ro1">
          <table:table-cell table:formula="of:=[.B667]" office:value-type="date" office:date-value="2017-09-24">
            <text:p>So, </text:p>
          </table:table-cell>
          <table:table-cell office:value-type="date" office:date-value="2017-09-24">
            <text:p>24.09.2017</text:p>
          </table:table-cell>
          <table:table-cell table:number-columns-repeated="7"/>
          <table:table-cell office:value-type="float" office:value="0.296527777777778">
            <text:p>7:07</text:p>
          </table:table-cell>
          <table:table-cell office:value-type="float" office:value="0.796527777777778">
            <text:p>19:07</text:p>
          </table:table-cell>
          <table:table-cell table:formula="of:=[.K667]-[.J667]" office:value-type="float" office:value="0.5">
            <text:p>12:00</text:p>
          </table:table-cell>
          <table:table-cell table:style-name="ce26" office:value-type="time" office:time-value="PT07H04M29S">
            <text:p>07:04:29</text:p>
          </table:table-cell>
          <table:table-cell table:style-name="ce49" office:value-type="time" office:time-value="PT19H10M30S">
            <text:p>19:10:30</text:p>
          </table:table-cell>
          <table:table-cell table:formula="of:=[.N667]-[.M667]" office:value-type="float" office:value="0.504178240740741">
            <text:p>12:06:01</text:p>
          </table:table-cell>
          <table:table-cell office:value-type="float" office:value="0.295138888888889">
            <text:p>7:05</text:p>
          </table:table-cell>
          <table:table-cell office:value-type="float" office:value="0.795138888888889">
            <text:p>19:05</text:p>
          </table:table-cell>
          <table:table-cell table:formula="of:=[.Q667]-[.P667]" office:value-type="float" office:value="0.5">
            <text:p>12:00</text:p>
          </table:table-cell>
          <table:table-cell table:formula="of:=[.V667]-[.R667]" office:value-type="float" office:value="0.00417824074074052">
            <text:p>0:06:01</text:p>
          </table:table-cell>
          <table:table-cell table:style-name="ce26" office:value-type="time" office:time-value="PT07H02M13S">
            <text:p>07:02:13</text:p>
          </table:table-cell>
          <table:table-cell table:style-name="ce49" office:value-type="time" office:time-value="PT19H08M14S">
            <text:p>19:08:14</text:p>
          </table:table-cell>
          <table:table-cell table:formula="of:=[.U667]-[.T667]" office:value-type="float" office:value="0.50417824074074">
            <text:p>12:06:01</text:p>
          </table:table-cell>
          <table:table-cell table:number-columns-repeated="1002"/>
        </table:table-row>
        <table:table-row table:style-name="ro1">
          <table:table-cell table:formula="of:=[.B668]" office:value-type="date" office:date-value="2017-09-25">
            <text:p>Mo, </text:p>
          </table:table-cell>
          <table:table-cell office:value-type="date" office:date-value="2017-09-25">
            <text:p>25.09.2017</text:p>
          </table:table-cell>
          <table:table-cell table:number-columns-repeated="7"/>
          <table:table-cell office:value-type="float" office:value="0.297222222222222">
            <text:p>7:08</text:p>
          </table:table-cell>
          <table:table-cell office:value-type="float" office:value="0.795138888888889">
            <text:p>19:05</text:p>
          </table:table-cell>
          <table:table-cell table:formula="of:=[.K668]-[.J668]" office:value-type="float" office:value="0.497916666666667">
            <text:p>11:57</text:p>
          </table:table-cell>
          <table:table-cell table:style-name="ce26" office:value-type="time" office:time-value="PT07H05M57S">
            <text:p>07:05:57</text:p>
          </table:table-cell>
          <table:table-cell table:style-name="ce49" office:value-type="time" office:time-value="PT19H08M20S">
            <text:p>19:08:20</text:p>
          </table:table-cell>
          <table:table-cell table:formula="of:=[.N668]-[.M668]" office:value-type="float" office:value="0.501655092592593">
            <text:p>12:02:23</text:p>
          </table:table-cell>
          <table:table-cell office:value-type="float" office:value="0.295833333333333">
            <text:p>7:06</text:p>
          </table:table-cell>
          <table:table-cell office:value-type="float" office:value="0.79375">
            <text:p>19:03</text:p>
          </table:table-cell>
          <table:table-cell table:formula="of:=[.Q668]-[.P668]" office:value-type="float" office:value="0.497916666666667">
            <text:p>11:57</text:p>
          </table:table-cell>
          <table:table-cell table:formula="of:=[.V668]-[.R668]" office:value-type="float" office:value="0.00385416666666644">
            <text:p>0:05:33</text:p>
          </table:table-cell>
          <table:table-cell table:style-name="ce26" office:value-type="time" office:time-value="PT07H03M36S">
            <text:p>07:03:36</text:p>
          </table:table-cell>
          <table:table-cell table:style-name="ce49" office:value-type="time" office:time-value="PT19H06M09S">
            <text:p>19:06:09</text:p>
          </table:table-cell>
          <table:table-cell table:formula="of:=[.U668]-[.T668]" office:value-type="float" office:value="0.501770833333333">
            <text:p>12:02:33</text:p>
          </table:table-cell>
          <table:table-cell table:number-columns-repeated="1002"/>
        </table:table-row>
        <table:table-row table:style-name="ro1">
          <table:table-cell table:formula="of:=[.B669]" office:value-type="date" office:date-value="2017-09-26">
            <text:p>Di, </text:p>
          </table:table-cell>
          <table:table-cell office:value-type="date" office:date-value="2017-09-26">
            <text:p>26.09.2017</text:p>
          </table:table-cell>
          <table:table-cell table:number-columns-repeated="7"/>
          <table:table-cell office:value-type="float" office:value="0.298611111111111">
            <text:p>7:10</text:p>
          </table:table-cell>
          <table:table-cell office:value-type="float" office:value="0.79375">
            <text:p>19:03</text:p>
          </table:table-cell>
          <table:table-cell table:formula="of:=[.K669]-[.J669]" office:value-type="float" office:value="0.495138888888889">
            <text:p>11:53</text:p>
          </table:table-cell>
          <table:table-cell table:style-name="ce26" office:value-type="time" office:time-value="PT07H07M26S">
            <text:p>07:07:26</text:p>
          </table:table-cell>
          <table:table-cell table:style-name="ce49" office:value-type="time" office:time-value="PT19H06M11S">
            <text:p>19:06:11</text:p>
          </table:table-cell>
          <table:table-cell table:formula="of:=[.N669]-[.M669]" office:value-type="float" office:value="0.499131944444445">
            <text:p>11:58:45</text:p>
          </table:table-cell>
          <table:table-cell office:value-type="float" office:value="0.296527777777778">
            <text:p>7:07</text:p>
          </table:table-cell>
          <table:table-cell office:value-type="float" office:value="0.792361111111111">
            <text:p>19:01</text:p>
          </table:table-cell>
          <table:table-cell table:formula="of:=[.Q669]-[.P669]" office:value-type="float" office:value="0.495833333333333">
            <text:p>11:54</text:p>
          </table:table-cell>
          <table:table-cell table:formula="of:=[.V669]-[.R669]" office:value-type="float" office:value="0.0035185185185187">
            <text:p>0:05:04</text:p>
          </table:table-cell>
          <table:table-cell table:style-name="ce26" office:value-type="time" office:time-value="PT07H05M00S">
            <text:p>07:05:00</text:p>
          </table:table-cell>
          <table:table-cell table:style-name="ce49" office:value-type="time" office:time-value="PT19H04M04S">
            <text:p>19:04:04</text:p>
          </table:table-cell>
          <table:table-cell table:formula="of:=[.U669]-[.T669]" office:value-type="float" office:value="0.499351851851852">
            <text:p>11:59:04</text:p>
          </table:table-cell>
          <table:table-cell table:number-columns-repeated="1002"/>
        </table:table-row>
        <table:table-row table:style-name="ro1">
          <table:table-cell table:formula="of:=[.B670]" office:value-type="date" office:date-value="2017-09-27">
            <text:p>Mi, </text:p>
          </table:table-cell>
          <table:table-cell office:value-type="date" office:date-value="2017-09-27">
            <text:p>27.09.2017</text:p>
          </table:table-cell>
          <table:table-cell table:number-columns-repeated="7"/>
          <table:table-cell office:value-type="float" office:value="0.299305555555556">
            <text:p>7:11</text:p>
          </table:table-cell>
          <table:table-cell office:value-type="float" office:value="0.792361111111111">
            <text:p>19:01</text:p>
          </table:table-cell>
          <table:table-cell table:formula="of:=[.K670]-[.J670]" office:value-type="float" office:value="0.493055555555555">
            <text:p>11:50</text:p>
          </table:table-cell>
          <table:table-cell table:style-name="ce26" office:value-type="time" office:time-value="PT07H08M55S">
            <text:p>07:08:55</text:p>
          </table:table-cell>
          <table:table-cell table:style-name="ce49" office:value-type="time" office:time-value="PT19H04M01S">
            <text:p>19:04:01</text:p>
          </table:table-cell>
          <table:table-cell table:formula="of:=[.N670]-[.M670]" office:value-type="float" office:value="0.496597222222222">
            <text:p>11:55:06</text:p>
          </table:table-cell>
          <table:table-cell office:value-type="float" office:value="0.297916666666667">
            <text:p>7:09</text:p>
          </table:table-cell>
          <table:table-cell office:value-type="float" office:value="0.790972222222222">
            <text:p>18:59</text:p>
          </table:table-cell>
          <table:table-cell table:formula="of:=[.Q670]-[.P670]" office:value-type="float" office:value="0.493055555555556">
            <text:p>11:50</text:p>
          </table:table-cell>
          <table:table-cell table:formula="of:=[.V670]-[.R670]" office:value-type="float" office:value="0.00388888888888889">
            <text:p>0:05:36</text:p>
          </table:table-cell>
          <table:table-cell table:style-name="ce26" office:value-type="time" office:time-value="PT07H06M24S">
            <text:p>07:06:24</text:p>
          </table:table-cell>
          <table:table-cell table:style-name="ce49" office:value-type="time" office:time-value="PT19H02M00S">
            <text:p>19:02:00</text:p>
          </table:table-cell>
          <table:table-cell table:formula="of:=[.U670]-[.T670]" office:value-type="float" office:value="0.496944444444445">
            <text:p>11:55:36</text:p>
          </table:table-cell>
          <table:table-cell table:number-columns-repeated="1002"/>
        </table:table-row>
        <table:table-row table:style-name="ro1">
          <table:table-cell table:formula="of:=[.B671]" office:value-type="date" office:date-value="2017-09-28">
            <text:p>Do, </text:p>
          </table:table-cell>
          <table:table-cell office:value-type="date" office:date-value="2017-09-28">
            <text:p>28.09.2017</text:p>
          </table:table-cell>
          <table:table-cell table:number-columns-repeated="7"/>
          <table:table-cell office:value-type="float" office:value="0.300694444444444">
            <text:p>7:13</text:p>
          </table:table-cell>
          <table:table-cell office:value-type="float" office:value="0.790277777777778">
            <text:p>18:58</text:p>
          </table:table-cell>
          <table:table-cell table:formula="of:=[.K671]-[.J671]" office:value-type="float" office:value="0.489583333333333">
            <text:p>11:45</text:p>
          </table:table-cell>
          <table:table-cell table:style-name="ce26" office:value-type="time" office:time-value="PT07H10M24S">
            <text:p>07:10:24</text:p>
          </table:table-cell>
          <table:table-cell table:style-name="ce49" office:value-type="time" office:time-value="PT19H01M52S">
            <text:p>19:01:52</text:p>
          </table:table-cell>
          <table:table-cell table:formula="of:=[.N671]-[.M671]" office:value-type="float" office:value="0.494074074074074">
            <text:p>11:51:28</text:p>
          </table:table-cell>
          <table:table-cell office:value-type="float" office:value="0.298611111111111">
            <text:p>7:10</text:p>
          </table:table-cell>
          <table:table-cell office:value-type="float" office:value="0.789583333333333">
            <text:p>18:57</text:p>
          </table:table-cell>
          <table:table-cell table:formula="of:=[.Q671]-[.P671]" office:value-type="float" office:value="0.490972222222222">
            <text:p>11:47</text:p>
          </table:table-cell>
          <table:table-cell table:formula="of:=[.V671]-[.R671]" office:value-type="float" office:value="0.00356481481481474">
            <text:p>0:05:08</text:p>
          </table:table-cell>
          <table:table-cell table:style-name="ce26" office:value-type="time" office:time-value="PT07H07M48S">
            <text:p>07:07:48</text:p>
          </table:table-cell>
          <table:table-cell table:style-name="ce49" office:value-type="time" office:time-value="PT18H59M56S">
            <text:p>18:59:56</text:p>
          </table:table-cell>
          <table:table-cell table:formula="of:=[.U671]-[.T671]" office:value-type="float" office:value="0.494537037037037">
            <text:p>11:52:08</text:p>
          </table:table-cell>
          <table:table-cell table:number-columns-repeated="1002"/>
        </table:table-row>
        <table:table-row table:style-name="ro1">
          <table:table-cell table:formula="of:=[.B672]" office:value-type="date" office:date-value="2017-09-29">
            <text:p>Fr, </text:p>
          </table:table-cell>
          <table:table-cell office:value-type="date" office:date-value="2017-09-29">
            <text:p>29.09.2017</text:p>
          </table:table-cell>
          <table:table-cell table:number-columns-repeated="7"/>
          <table:table-cell office:value-type="float" office:value="0.301388888888889">
            <text:p>7:14</text:p>
          </table:table-cell>
          <table:table-cell office:value-type="float" office:value="0.788888888888889">
            <text:p>18:56</text:p>
          </table:table-cell>
          <table:table-cell table:formula="of:=[.K672]-[.J672]" office:value-type="float" office:value="0.4875">
            <text:p>11:42</text:p>
          </table:table-cell>
          <table:table-cell table:style-name="ce26" office:value-type="time" office:time-value="PT07H11M53S">
            <text:p>07:11:53</text:p>
          </table:table-cell>
          <table:table-cell table:style-name="ce49" office:value-type="time" office:time-value="PT18H59M43S">
            <text:p>18:59:43</text:p>
          </table:table-cell>
          <table:table-cell table:formula="of:=[.N672]-[.M672]" office:value-type="float" office:value="0.491550925925926">
            <text:p>11:47:50</text:p>
          </table:table-cell>
          <table:table-cell office:value-type="float" office:value="0.3">
            <text:p>7:12</text:p>
          </table:table-cell>
          <table:table-cell office:value-type="float" office:value="0.788194444444444">
            <text:p>18:55</text:p>
          </table:table-cell>
          <table:table-cell table:formula="of:=[.Q672]-[.P672]" office:value-type="float" office:value="0.488194444444444">
            <text:p>11:43</text:p>
          </table:table-cell>
          <table:table-cell table:formula="of:=[.V672]-[.R672]" office:value-type="float" office:value="0.00393518518518521">
            <text:p>0:05:40</text:p>
          </table:table-cell>
          <table:table-cell table:style-name="ce26" office:value-type="time" office:time-value="PT07H09M12S">
            <text:p>07:09:12</text:p>
          </table:table-cell>
          <table:table-cell table:style-name="ce49" office:value-type="time" office:time-value="PT18H57M52S">
            <text:p>18:57:52</text:p>
          </table:table-cell>
          <table:table-cell table:formula="of:=[.U672]-[.T672]" office:value-type="float" office:value="0.49212962962963">
            <text:p>11:48:40</text:p>
          </table:table-cell>
          <table:table-cell table:number-columns-repeated="1002"/>
        </table:table-row>
        <table:table-row table:style-name="ro1">
          <table:table-cell table:formula="of:=[.B673]" office:value-type="date" office:date-value="2017-09-30">
            <text:p>Sa, </text:p>
          </table:table-cell>
          <table:table-cell office:value-type="date" office:date-value="2017-09-30">
            <text:p>30.09.2017</text:p>
          </table:table-cell>
          <table:table-cell table:number-columns-repeated="7"/>
          <table:table-cell office:value-type="float" office:value="0.302777777777778">
            <text:p>7:16</text:p>
          </table:table-cell>
          <table:table-cell office:value-type="float" office:value="0.7875">
            <text:p>18:54</text:p>
          </table:table-cell>
          <table:table-cell table:formula="of:=[.K673]-[.J673]" office:value-type="float" office:value="0.484722222222222">
            <text:p>11:38</text:p>
          </table:table-cell>
          <table:table-cell table:style-name="ce26" office:value-type="time" office:time-value="PT07H13M23S">
            <text:p>07:13:23</text:p>
          </table:table-cell>
          <table:table-cell table:style-name="ce49" office:value-type="time" office:time-value="PT18H57M34S">
            <text:p>18:57:34</text:p>
          </table:table-cell>
          <table:table-cell table:formula="of:=[.N673]-[.M673]" office:value-type="float" office:value="0.489016203703704">
            <text:p>11:44:11</text:p>
          </table:table-cell>
          <table:table-cell office:value-type="float" office:value="0.300694444444444">
            <text:p>7:13</text:p>
          </table:table-cell>
          <table:table-cell office:value-type="float" office:value="0.786805555555556">
            <text:p>18:53</text:p>
          </table:table-cell>
          <table:table-cell table:formula="of:=[.Q673]-[.P673]" office:value-type="float" office:value="0.486111111111111">
            <text:p>11:40</text:p>
          </table:table-cell>
          <table:table-cell table:formula="of:=[.V673]-[.R673]" office:value-type="float" office:value="0.00361111111111112">
            <text:p>0:05:12</text:p>
          </table:table-cell>
          <table:table-cell table:style-name="ce26" office:value-type="time" office:time-value="PT07H10M36S">
            <text:p>07:10:36</text:p>
          </table:table-cell>
          <table:table-cell table:style-name="ce49" office:value-type="time" office:time-value="PT18H55M48S">
            <text:p>18:55:48</text:p>
          </table:table-cell>
          <table:table-cell table:formula="of:=[.U673]-[.T673]" office:value-type="float" office:value="0.489722222222222">
            <text:p>11:45:12</text:p>
          </table:table-cell>
          <table:table-cell table:number-columns-repeated="1002"/>
        </table:table-row>
        <table:table-row table:style-name="ro1">
          <table:table-cell table:formula="of:=[.B674]" office:value-type="date" office:date-value="2017-10-01">
            <text:p>So, </text:p>
          </table:table-cell>
          <table:table-cell office:value-type="date" office:date-value="2017-10-01">
            <text:p>01.10.2017</text:p>
          </table:table-cell>
          <table:table-cell table:number-columns-repeated="7"/>
          <table:table-cell office:value-type="float" office:value="0.303472222222222">
            <text:p>7:17</text:p>
          </table:table-cell>
          <table:table-cell office:value-type="float" office:value="0.786111111111111">
            <text:p>18:52</text:p>
          </table:table-cell>
          <table:table-cell table:formula="of:=[.K674]-[.J674]" office:value-type="float" office:value="0.482638888888889">
            <text:p>11:35</text:p>
          </table:table-cell>
          <table:table-cell table:style-name="ce26" office:value-type="time" office:time-value="PT07H14M52S">
            <text:p>07:14:52</text:p>
          </table:table-cell>
          <table:table-cell table:style-name="ce49" office:value-type="time" office:time-value="PT18H55M26S">
            <text:p>18:55:26</text:p>
          </table:table-cell>
          <table:table-cell table:formula="of:=[.N674]-[.M674]" office:value-type="float" office:value="0.48650462962963">
            <text:p>11:40:34</text:p>
          </table:table-cell>
          <table:table-cell office:value-type="float" office:value="0.301388888888889">
            <text:p>7:14</text:p>
          </table:table-cell>
          <table:table-cell office:value-type="float" office:value="0.785416666666667">
            <text:p>18:51</text:p>
          </table:table-cell>
          <table:table-cell table:formula="of:=[.Q674]-[.P674]" office:value-type="float" office:value="0.484027777777778">
            <text:p>11:37</text:p>
          </table:table-cell>
          <table:table-cell table:formula="of:=[.V674]-[.R674]" office:value-type="float" office:value="0.00328703703703692">
            <text:p>0:04:44</text:p>
          </table:table-cell>
          <table:table-cell table:style-name="ce26" office:value-type="time" office:time-value="PT07H12M01S">
            <text:p>07:12:01</text:p>
          </table:table-cell>
          <table:table-cell table:style-name="ce49" office:value-type="time" office:time-value="PT18H53M45S">
            <text:p>18:53:45</text:p>
          </table:table-cell>
          <table:table-cell table:formula="of:=[.U674]-[.T674]" office:value-type="float" office:value="0.487314814814815">
            <text:p>11:41:44</text:p>
          </table:table-cell>
          <table:table-cell table:number-columns-repeated="1002"/>
        </table:table-row>
        <table:table-row table:style-name="ro1">
          <table:table-cell table:formula="of:=[.B675]" office:value-type="date" office:date-value="2017-10-02">
            <text:p>Mo, </text:p>
          </table:table-cell>
          <table:table-cell office:value-type="date" office:date-value="2017-10-02">
            <text:p>02.10.2017</text:p>
          </table:table-cell>
          <table:table-cell table:number-columns-repeated="7"/>
          <table:table-cell office:value-type="float" office:value="0.304861111111111">
            <text:p>7:19</text:p>
          </table:table-cell>
          <table:table-cell office:value-type="float" office:value="0.784722222222222">
            <text:p>18:50</text:p>
          </table:table-cell>
          <table:table-cell table:formula="of:=[.K675]-[.J675]" office:value-type="float" office:value="0.479861111111111">
            <text:p>11:31</text:p>
          </table:table-cell>
          <table:table-cell table:style-name="ce26" office:value-type="time" office:time-value="PT07H16M22S">
            <text:p>07:16:22</text:p>
          </table:table-cell>
          <table:table-cell table:style-name="ce49" office:value-type="time" office:time-value="PT18H53M18S">
            <text:p>18:53:18</text:p>
          </table:table-cell>
          <table:table-cell table:formula="of:=[.N675]-[.M675]" office:value-type="float" office:value="0.483981481481482">
            <text:p>11:36:56</text:p>
          </table:table-cell>
          <table:table-cell office:value-type="float" office:value="0.302777777777778">
            <text:p>7:16</text:p>
          </table:table-cell>
          <table:table-cell office:value-type="float" office:value="0.784027777777778">
            <text:p>18:49</text:p>
          </table:table-cell>
          <table:table-cell table:formula="of:=[.Q675]-[.P675]" office:value-type="float" office:value="0.48125">
            <text:p>11:33</text:p>
          </table:table-cell>
          <table:table-cell table:formula="of:=[.V675]-[.R675]" office:value-type="float" office:value="0.00365740740740739">
            <text:p>0:05:16</text:p>
          </table:table-cell>
          <table:table-cell table:style-name="ce26" office:value-type="time" office:time-value="PT07H13M26S">
            <text:p>07:13:26</text:p>
          </table:table-cell>
          <table:table-cell table:style-name="ce49" office:value-type="time" office:time-value="PT18H51M42S">
            <text:p>18:51:42</text:p>
          </table:table-cell>
          <table:table-cell table:formula="of:=[.U675]-[.T675]" office:value-type="float" office:value="0.484907407407407">
            <text:p>11:38:16</text:p>
          </table:table-cell>
          <table:table-cell table:number-columns-repeated="1002"/>
        </table:table-row>
        <table:table-row table:style-name="ro1">
          <table:table-cell table:formula="of:=[.B676]" office:value-type="date" office:date-value="2017-10-03">
            <text:p>Di, </text:p>
          </table:table-cell>
          <table:table-cell office:value-type="date" office:date-value="2017-10-03">
            <text:p>03.10.2017</text:p>
          </table:table-cell>
          <table:table-cell table:number-columns-repeated="7"/>
          <table:table-cell office:value-type="float" office:value="0.304861111111111">
            <text:p>7:19</text:p>
          </table:table-cell>
          <table:table-cell office:value-type="float" office:value="0.784722222222222">
            <text:p>18:50</text:p>
          </table:table-cell>
          <table:table-cell table:formula="of:=[.K676]-[.J676]" office:value-type="float" office:value="0.479861111111111">
            <text:p>11:31</text:p>
          </table:table-cell>
          <table:table-cell table:style-name="ce26" office:value-type="time" office:time-value="PT07H17M52S">
            <text:p>07:17:52</text:p>
          </table:table-cell>
          <table:table-cell table:style-name="ce49" office:value-type="time" office:time-value="PT18H51M11S">
            <text:p>18:51:11</text:p>
          </table:table-cell>
          <table:table-cell table:formula="of:=[.N676]-[.M676]" office:value-type="float" office:value="0.481469907407407">
            <text:p>11:33:19</text:p>
          </table:table-cell>
          <table:table-cell office:value-type="float" office:value="0.302777777777778">
            <text:p>7:16</text:p>
          </table:table-cell>
          <table:table-cell office:value-type="float" office:value="0.784027777777778">
            <text:p>18:49</text:p>
          </table:table-cell>
          <table:table-cell table:formula="of:=[.Q676]-[.P676]" office:value-type="float" office:value="0.48125">
            <text:p>11:33</text:p>
          </table:table-cell>
          <table:table-cell table:formula="of:=[.V676]-[.R676]" office:value-type="float" office:value="0.00126157407407396">
            <text:p>0:01:49</text:p>
          </table:table-cell>
          <table:table-cell table:style-name="ce26" office:value-type="time" office:time-value="PT07H14M51S">
            <text:p>07:14:51</text:p>
          </table:table-cell>
          <table:table-cell table:style-name="ce49" office:value-type="time" office:time-value="PT18H49M40S">
            <text:p>18:49:40</text:p>
          </table:table-cell>
          <table:table-cell table:formula="of:=[.U676]-[.T676]" office:value-type="float" office:value="0.482511574074074">
            <text:p>11:34:49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677]" office:value-type="date" office:date-value="2017-10-04">
            <text:p>Mi, </text:p>
          </table:table-cell>
          <table:table-cell office:value-type="date" office:date-value="2017-10-04">
            <text:p>04.10.2017</text:p>
          </table:table-cell>
          <table:table-cell table:number-columns-repeated="7"/>
          <table:table-cell office:value-type="float" office:value="0.305555555555555">
            <text:p>7:20</text:p>
          </table:table-cell>
          <table:table-cell office:value-type="float" office:value="0.783333333333333">
            <text:p>18:48</text:p>
          </table:table-cell>
          <table:table-cell table:formula="of:=[.K677]-[.J677]" office:value-type="float" office:value="0.477777777777778">
            <text:p>11:28</text:p>
          </table:table-cell>
          <table:table-cell table:style-name="ce26" office:value-type="time" office:time-value="PT07H19M23S">
            <text:p>07:19:23</text:p>
          </table:table-cell>
          <table:table-cell table:style-name="ce49" office:value-type="time" office:time-value="PT18H49M04S">
            <text:p>18:49:04</text:p>
          </table:table-cell>
          <table:table-cell table:formula="of:=[.N677]-[.M677]" office:value-type="float" office:value="0.478946759259259">
            <text:p>11:29:41</text:p>
          </table:table-cell>
          <table:table-cell office:value-type="float" office:value="0.303472222222222">
            <text:p>7:17</text:p>
          </table:table-cell>
          <table:table-cell office:value-type="float" office:value="0.782638888888889">
            <text:p>18:47</text:p>
          </table:table-cell>
          <table:table-cell table:formula="of:=[.Q677]-[.P677]" office:value-type="float" office:value="0.479166666666667">
            <text:p>11:30</text:p>
          </table:table-cell>
          <table:table-cell table:formula="of:=[.V677]-[.R677]" office:value-type="float" office:value="0.000949074074073852">
            <text:p>0:01:22</text:p>
          </table:table-cell>
          <table:table-cell table:style-name="ce26" office:value-type="time" office:time-value="PT07H16M16S">
            <text:p>07:16:16</text:p>
          </table:table-cell>
          <table:table-cell table:style-name="ce49" office:value-type="time" office:time-value="PT18H47M38S">
            <text:p>18:47:38</text:p>
          </table:table-cell>
          <table:table-cell table:formula="of:=[.U677]-[.T677]" office:value-type="float" office:value="0.480115740740741">
            <text:p>11:31:22</text:p>
          </table:table-cell>
          <table:table-cell table:number-columns-repeated="1002"/>
        </table:table-row>
        <table:table-row table:style-name="ro1">
          <table:table-cell table:formula="of:=[.B678]" office:value-type="date" office:date-value="2017-10-05">
            <text:p>Do, </text:p>
          </table:table-cell>
          <table:table-cell office:value-type="date" office:date-value="2017-10-05">
            <text:p>05.10.2017</text:p>
          </table:table-cell>
          <table:table-cell table:number-columns-repeated="7"/>
          <table:table-cell office:value-type="float" office:value="0.306944444444444">
            <text:p>7:22</text:p>
          </table:table-cell>
          <table:table-cell office:value-type="float" office:value="0.781944444444445">
            <text:p>18:46</text:p>
          </table:table-cell>
          <table:table-cell table:formula="of:=[.K678]-[.J678]" office:value-type="float" office:value="0.475">
            <text:p>11:24</text:p>
          </table:table-cell>
          <table:table-cell table:style-name="ce26" office:value-type="time" office:time-value="PT07H20M53S">
            <text:p>07:20:53</text:p>
          </table:table-cell>
          <table:table-cell table:style-name="ce49" office:value-type="time" office:time-value="PT18H46M57S">
            <text:p>18:46:57</text:p>
          </table:table-cell>
          <table:table-cell table:formula="of:=[.N678]-[.M678]" office:value-type="float" office:value="0.476435185185185">
            <text:p>11:26:04</text:p>
          </table:table-cell>
          <table:table-cell office:value-type="float" office:value="0.304861111111111">
            <text:p>7:19</text:p>
          </table:table-cell>
          <table:table-cell office:value-type="float" office:value="0.78125">
            <text:p>18:45</text:p>
          </table:table-cell>
          <table:table-cell table:formula="of:=[.Q678]-[.P678]" office:value-type="float" office:value="0.476388888888889">
            <text:p>11:26</text:p>
          </table:table-cell>
          <table:table-cell table:formula="of:=[.V678]-[.R678]" office:value-type="float" office:value="0.00131944444444437">
            <text:p>0:01:54</text:p>
          </table:table-cell>
          <table:table-cell table:style-name="ce26" office:value-type="time" office:time-value="PT07H17M42S">
            <text:p>07:17:42</text:p>
          </table:table-cell>
          <table:table-cell table:style-name="ce49" office:value-type="time" office:time-value="PT18H45M36S">
            <text:p>18:45:36</text:p>
          </table:table-cell>
          <table:table-cell table:formula="of:=[.U678]-[.T678]" office:value-type="float" office:value="0.477708333333333">
            <text:p>11:27:54</text:p>
          </table:table-cell>
          <table:table-cell table:number-columns-repeated="1002"/>
        </table:table-row>
        <table:table-row table:style-name="ro1">
          <table:table-cell table:formula="of:=[.B679]" office:value-type="date" office:date-value="2017-10-06">
            <text:p>Fr, </text:p>
          </table:table-cell>
          <table:table-cell office:value-type="date" office:date-value="2017-10-06">
            <text:p>06.10.2017</text:p>
          </table:table-cell>
          <table:table-cell table:number-columns-repeated="7"/>
          <table:table-cell office:value-type="float" office:value="0.307638888888889">
            <text:p>7:23</text:p>
          </table:table-cell>
          <table:table-cell office:value-type="float" office:value="0.780555555555556">
            <text:p>18:44</text:p>
          </table:table-cell>
          <table:table-cell table:formula="of:=[.K679]-[.J679]" office:value-type="float" office:value="0.472916666666667">
            <text:p>11:21</text:p>
          </table:table-cell>
          <table:table-cell table:style-name="ce26" office:value-type="time" office:time-value="PT07H22M24S">
            <text:p>07:22:24</text:p>
          </table:table-cell>
          <table:table-cell table:style-name="ce49" office:value-type="time" office:time-value="PT18H44M51S">
            <text:p>18:44:51</text:p>
          </table:table-cell>
          <table:table-cell table:formula="of:=[.N679]-[.M679]" office:value-type="float" office:value="0.473923611111111">
            <text:p>11:22:27</text:p>
          </table:table-cell>
          <table:table-cell office:value-type="float" office:value="0.305555555555555">
            <text:p>7:20</text:p>
          </table:table-cell>
          <table:table-cell office:value-type="float" office:value="0.779861111111111">
            <text:p>18:43</text:p>
          </table:table-cell>
          <table:table-cell table:formula="of:=[.Q679]-[.P679]" office:value-type="float" office:value="0.474305555555556">
            <text:p>11:23</text:p>
          </table:table-cell>
          <table:table-cell table:formula="of:=[.V679]-[.R679]" office:value-type="float" office:value="0.00100694444444438">
            <text:p>0:01:27</text:p>
          </table:table-cell>
          <table:table-cell table:style-name="ce26" office:value-type="time" office:time-value="PT07H19M08S">
            <text:p>07:19:08</text:p>
          </table:table-cell>
          <table:table-cell table:style-name="ce49" office:value-type="time" office:time-value="PT18H43M35S">
            <text:p>18:43:35</text:p>
          </table:table-cell>
          <table:table-cell table:formula="of:=[.U679]-[.T679]" office:value-type="float" office:value="0.4753125">
            <text:p>11:24:27</text:p>
          </table:table-cell>
          <table:table-cell table:number-columns-repeated="1002"/>
        </table:table-row>
        <table:table-row table:style-name="ro1">
          <table:table-cell table:formula="of:=[.B680]" office:value-type="date" office:date-value="2017-10-07">
            <text:p>Sa, </text:p>
          </table:table-cell>
          <table:table-cell office:value-type="date" office:date-value="2017-10-07">
            <text:p>07.10.2017</text:p>
          </table:table-cell>
          <table:table-cell table:number-columns-repeated="7"/>
          <table:table-cell office:value-type="float" office:value="0.309027777777778">
            <text:p>7:25</text:p>
          </table:table-cell>
          <table:table-cell office:value-type="float" office:value="0.779166666666667">
            <text:p>18:42</text:p>
          </table:table-cell>
          <table:table-cell table:formula="of:=[.K680]-[.J680]" office:value-type="float" office:value="0.470138888888889">
            <text:p>11:17</text:p>
          </table:table-cell>
          <table:table-cell table:style-name="ce26" office:value-type="time" office:time-value="PT07H23M55S">
            <text:p>07:23:55</text:p>
          </table:table-cell>
          <table:table-cell table:style-name="ce49" office:value-type="time" office:time-value="PT18H42M46S">
            <text:p>18:42:46</text:p>
          </table:table-cell>
          <table:table-cell table:formula="of:=[.N680]-[.M680]" office:value-type="float" office:value="0.471423611111111">
            <text:p>11:18:51</text:p>
          </table:table-cell>
          <table:table-cell office:value-type="float" office:value="0.306944444444444">
            <text:p>7:22</text:p>
          </table:table-cell>
          <table:table-cell office:value-type="float" office:value="0.778472222222222">
            <text:p>18:41</text:p>
          </table:table-cell>
          <table:table-cell table:formula="of:=[.Q680]-[.P680]" office:value-type="float" office:value="0.471527777777778">
            <text:p>11:19</text:p>
          </table:table-cell>
          <table:table-cell table:formula="of:=[.V680]-[.R680]" office:value-type="float" office:value="0.00140046296296276">
            <text:p>0:02:01</text:p>
          </table:table-cell>
          <table:table-cell table:style-name="ce26" office:value-type="time" office:time-value="PT07H20M34S">
            <text:p>07:20:34</text:p>
          </table:table-cell>
          <table:table-cell table:style-name="ce49" office:value-type="time" office:time-value="PT18H41M35S">
            <text:p>18:41:35</text:p>
          </table:table-cell>
          <table:table-cell table:formula="of:=[.U680]-[.T680]" office:value-type="float" office:value="0.472928240740741">
            <text:p>11:21:01</text:p>
          </table:table-cell>
          <table:table-cell table:number-columns-repeated="1002"/>
        </table:table-row>
        <table:table-row table:style-name="ro1">
          <table:table-cell table:formula="of:=[.B681]" office:value-type="date" office:date-value="2017-10-08">
            <text:p>So, </text:p>
          </table:table-cell>
          <table:table-cell office:value-type="date" office:date-value="2017-10-08">
            <text:p>08.10.2017</text:p>
          </table:table-cell>
          <table:table-cell table:number-columns-repeated="7"/>
          <table:table-cell office:value-type="float" office:value="0.309722222222222">
            <text:p>7:26</text:p>
          </table:table-cell>
          <table:table-cell office:value-type="float" office:value="0.777083333333333">
            <text:p>18:39</text:p>
          </table:table-cell>
          <table:table-cell table:formula="of:=[.K681]-[.J681]" office:value-type="float" office:value="0.467361111111111">
            <text:p>11:13</text:p>
          </table:table-cell>
          <table:table-cell table:style-name="ce26" office:value-type="time" office:time-value="PT07H25M27S">
            <text:p>07:25:27</text:p>
          </table:table-cell>
          <table:table-cell table:style-name="ce49" office:value-type="time" office:time-value="PT18H40M41S">
            <text:p>18:40:41</text:p>
          </table:table-cell>
          <table:table-cell table:formula="of:=[.N681]-[.M681]" office:value-type="float" office:value="0.468912037037037">
            <text:p>11:15:14</text:p>
          </table:table-cell>
          <table:table-cell office:value-type="float" office:value="0.307638888888889">
            <text:p>7:23</text:p>
          </table:table-cell>
          <table:table-cell office:value-type="float" office:value="0.777083333333333">
            <text:p>18:39</text:p>
          </table:table-cell>
          <table:table-cell table:formula="of:=[.Q681]-[.P681]" office:value-type="float" office:value="0.469444444444444">
            <text:p>11:16</text:p>
          </table:table-cell>
          <table:table-cell table:formula="of:=[.V681]-[.R681]" office:value-type="float" office:value="0.00108796296296321">
            <text:p>0:01:34</text:p>
          </table:table-cell>
          <table:table-cell table:style-name="ce26" office:value-type="time" office:time-value="PT07H22M01S">
            <text:p>07:22:01</text:p>
          </table:table-cell>
          <table:table-cell table:style-name="ce49" office:value-type="time" office:time-value="PT18H39M35S">
            <text:p>18:39:35</text:p>
          </table:table-cell>
          <table:table-cell table:formula="of:=[.U681]-[.T681]" office:value-type="float" office:value="0.470532407407407">
            <text:p>11:17:34</text:p>
          </table:table-cell>
          <table:table-cell table:number-columns-repeated="1002"/>
        </table:table-row>
        <table:table-row table:style-name="ro1">
          <table:table-cell table:formula="of:=[.B682]" office:value-type="date" office:date-value="2017-10-09">
            <text:p>Mo, </text:p>
          </table:table-cell>
          <table:table-cell office:value-type="date" office:date-value="2017-10-09">
            <text:p>09.10.2017</text:p>
          </table:table-cell>
          <table:table-cell table:number-columns-repeated="7"/>
          <table:table-cell office:value-type="float" office:value="0.311111111111111">
            <text:p>7:28</text:p>
          </table:table-cell>
          <table:table-cell office:value-type="float" office:value="0.775694444444445">
            <text:p>18:37</text:p>
          </table:table-cell>
          <table:table-cell table:formula="of:=[.K682]-[.J682]" office:value-type="float" office:value="0.464583333333333">
            <text:p>11:09</text:p>
          </table:table-cell>
          <table:table-cell table:style-name="ce26" office:value-type="time" office:time-value="PT07H26M58S">
            <text:p>07:26:58</text:p>
          </table:table-cell>
          <table:table-cell table:style-name="ce49" office:value-type="time" office:time-value="PT18H38M36S">
            <text:p>18:38:36</text:p>
          </table:table-cell>
          <table:table-cell table:formula="of:=[.N682]-[.M682]" office:value-type="float" office:value="0.466412037037037">
            <text:p>11:11:38</text:p>
          </table:table-cell>
          <table:table-cell office:value-type="float" office:value="0.309027777777778">
            <text:p>7:25</text:p>
          </table:table-cell>
          <table:table-cell office:value-type="float" office:value="0.775694444444445">
            <text:p>18:37</text:p>
          </table:table-cell>
          <table:table-cell table:formula="of:=[.Q682]-[.P682]" office:value-type="float" office:value="0.466666666666667">
            <text:p>11:12</text:p>
          </table:table-cell>
          <table:table-cell table:formula="of:=[.V682]-[.R682]" office:value-type="float" office:value="0.00148148148148136">
            <text:p>0:02:08</text:p>
          </table:table-cell>
          <table:table-cell table:style-name="ce26" office:value-type="time" office:time-value="PT07H23M27S">
            <text:p>07:23:27</text:p>
          </table:table-cell>
          <table:table-cell table:style-name="ce49" office:value-type="time" office:time-value="PT18H37M35S">
            <text:p>18:37:35</text:p>
          </table:table-cell>
          <table:table-cell table:formula="of:=[.U682]-[.T682]" office:value-type="float" office:value="0.468148148148148">
            <text:p>11:14:08</text:p>
          </table:table-cell>
          <table:table-cell table:number-columns-repeated="1002"/>
        </table:table-row>
        <table:table-row table:style-name="ro1">
          <table:table-cell table:formula="of:=[.B683]" office:value-type="date" office:date-value="2017-10-10">
            <text:p>Di, </text:p>
          </table:table-cell>
          <table:table-cell office:value-type="date" office:date-value="2017-10-10">
            <text:p>10.10.2017</text:p>
          </table:table-cell>
          <table:table-cell table:number-columns-repeated="7"/>
          <table:table-cell office:value-type="float" office:value="0.311805555555556">
            <text:p>7:29</text:p>
          </table:table-cell>
          <table:table-cell office:value-type="float" office:value="0.774305555555555">
            <text:p>18:35</text:p>
          </table:table-cell>
          <table:table-cell table:formula="of:=[.K683]-[.J683]" office:value-type="float" office:value="0.4625">
            <text:p>11:06</text:p>
          </table:table-cell>
          <table:table-cell table:style-name="ce26" office:value-type="time" office:time-value="PT07H28M31S">
            <text:p>07:28:31</text:p>
          </table:table-cell>
          <table:table-cell table:style-name="ce49" office:value-type="time" office:time-value="PT18H36M33S">
            <text:p>18:36:33</text:p>
          </table:table-cell>
          <table:table-cell table:formula="of:=[.N683]-[.M683]" office:value-type="float" office:value="0.463912037037037">
            <text:p>11:08:02</text:p>
          </table:table-cell>
          <table:table-cell office:value-type="float" office:value="0.309722222222222">
            <text:p>7:26</text:p>
          </table:table-cell>
          <table:table-cell office:value-type="float" office:value="0.774305555555555">
            <text:p>18:35</text:p>
          </table:table-cell>
          <table:table-cell table:formula="of:=[.Q683]-[.P683]" office:value-type="float" office:value="0.464583333333333">
            <text:p>11:09</text:p>
          </table:table-cell>
          <table:table-cell table:formula="of:=[.V683]-[.R683]" office:value-type="float" office:value="0.00119212962962983">
            <text:p>0:01:43</text:p>
          </table:table-cell>
          <table:table-cell table:style-name="ce26" office:value-type="time" office:time-value="PT07H24M54S">
            <text:p>07:24:54</text:p>
          </table:table-cell>
          <table:table-cell table:style-name="ce49" office:value-type="time" office:time-value="PT18H35M37S">
            <text:p>18:35:37</text:p>
          </table:table-cell>
          <table:table-cell table:formula="of:=[.U683]-[.T683]" office:value-type="float" office:value="0.465775462962963">
            <text:p>11:10:43</text:p>
          </table:table-cell>
          <table:table-cell table:number-columns-repeated="1002"/>
        </table:table-row>
        <table:table-row table:style-name="ro1">
          <table:table-cell table:formula="of:=[.B684]" office:value-type="date" office:date-value="2017-10-11">
            <text:p>Mi, </text:p>
          </table:table-cell>
          <table:table-cell office:value-type="date" office:date-value="2017-10-11">
            <text:p>11.10.2017</text:p>
          </table:table-cell>
          <table:table-cell table:number-columns-repeated="7"/>
          <table:table-cell office:value-type="float" office:value="0.313194444444444">
            <text:p>7:31</text:p>
          </table:table-cell>
          <table:table-cell office:value-type="float" office:value="0.772916666666667">
            <text:p>18:33</text:p>
          </table:table-cell>
          <table:table-cell table:formula="of:=[.K684]-[.J684]" office:value-type="float" office:value="0.459722222222222">
            <text:p>11:02</text:p>
          </table:table-cell>
          <table:table-cell table:style-name="ce26" office:value-type="time" office:time-value="PT07H30M03S">
            <text:p>07:30:03</text:p>
          </table:table-cell>
          <table:table-cell table:style-name="ce49" office:value-type="time" office:time-value="PT18H34M30S">
            <text:p>18:34:30</text:p>
          </table:table-cell>
          <table:table-cell table:formula="of:=[.N684]-[.M684]" office:value-type="float" office:value="0.461423611111111">
            <text:p>11:04:27</text:p>
          </table:table-cell>
          <table:table-cell office:value-type="float" office:value="0.310416666666667">
            <text:p>7:27</text:p>
          </table:table-cell>
          <table:table-cell office:value-type="float" office:value="0.772916666666667">
            <text:p>18:33</text:p>
          </table:table-cell>
          <table:table-cell table:formula="of:=[.Q684]-[.P684]" office:value-type="float" office:value="0.4625">
            <text:p>11:06</text:p>
          </table:table-cell>
          <table:table-cell table:formula="of:=[.V684]-[.R684]" office:value-type="float" office:value="0.000902777777777808">
            <text:p>0:01:18</text:p>
          </table:table-cell>
          <table:table-cell table:style-name="ce26" office:value-type="time" office:time-value="PT07H26M21S">
            <text:p>07:26:21</text:p>
          </table:table-cell>
          <table:table-cell table:style-name="ce49" office:value-type="time" office:time-value="PT18H33M39S">
            <text:p>18:33:39</text:p>
          </table:table-cell>
          <table:table-cell table:formula="of:=[.U684]-[.T684]" office:value-type="float" office:value="0.463402777777778">
            <text:p>11:07:18</text:p>
          </table:table-cell>
          <table:table-cell office:value-type="string">
            <text:p>Mobil+Bettfilter gewechselt</text:p>
          </table:table-cell>
          <table:table-cell table:number-columns-repeated="1001"/>
        </table:table-row>
        <table:table-row table:style-name="ro1">
          <table:table-cell table:formula="of:=[.B685]" office:value-type="date" office:date-value="2017-10-12">
            <text:p>Do, </text:p>
          </table:table-cell>
          <table:table-cell office:value-type="date" office:date-value="2017-10-12">
            <text:p>12.10.2017</text:p>
          </table:table-cell>
          <table:table-cell table:number-columns-repeated="7"/>
          <table:table-cell office:value-type="float" office:value="0.313888888888889">
            <text:p>7:32</text:p>
          </table:table-cell>
          <table:table-cell office:value-type="float" office:value="0.771527777777778">
            <text:p>18:31</text:p>
          </table:table-cell>
          <table:table-cell table:formula="of:=[.K685]-[.J685]" office:value-type="float" office:value="0.457638888888889">
            <text:p>10:59</text:p>
          </table:table-cell>
          <table:table-cell table:style-name="ce26" office:value-type="time" office:time-value="PT07H31M35S">
            <text:p>07:31:35</text:p>
          </table:table-cell>
          <table:table-cell table:style-name="ce49" office:value-type="time" office:time-value="PT18H32M27S">
            <text:p>18:32:27</text:p>
          </table:table-cell>
          <table:table-cell table:formula="of:=[.N685]-[.M685]" office:value-type="float" office:value="0.458935185185185">
            <text:p>11:00:52</text:p>
          </table:table-cell>
          <table:table-cell office:value-type="float" office:value="0.311805555555556">
            <text:p>7:29</text:p>
          </table:table-cell>
          <table:table-cell office:value-type="float" office:value="0.771527777777778">
            <text:p>18:31</text:p>
          </table:table-cell>
          <table:table-cell table:formula="of:=[.Q685]-[.P685]" office:value-type="float" office:value="0.459722222222222">
            <text:p>11:02</text:p>
          </table:table-cell>
          <table:table-cell table:formula="of:=[.V685]-[.R685]" office:value-type="float" office:value="0.00129629629629635">
            <text:p>0:01:52</text:p>
          </table:table-cell>
          <table:table-cell table:style-name="ce26" office:value-type="time" office:time-value="PT07H27M49S">
            <text:p>07:27:49</text:p>
          </table:table-cell>
          <table:table-cell table:style-name="ce49" office:value-type="time" office:time-value="PT18H31M41S">
            <text:p>18:31:41</text:p>
          </table:table-cell>
          <table:table-cell table:formula="of:=[.U685]-[.T685]" office:value-type="float" office:value="0.461018518518518">
            <text:p>11:03:52</text:p>
          </table:table-cell>
          <table:table-cell table:number-columns-repeated="1002"/>
        </table:table-row>
        <table:table-row table:style-name="ro1">
          <table:table-cell table:formula="of:=[.B686]" office:value-type="date" office:date-value="2017-10-13">
            <text:p>Fr, </text:p>
          </table:table-cell>
          <table:table-cell office:value-type="date" office:date-value="2017-10-13">
            <text:p>13.10.2017</text:p>
          </table:table-cell>
          <table:table-cell table:number-columns-repeated="7"/>
          <table:table-cell office:value-type="float" office:value="0.315277777777778">
            <text:p>7:34</text:p>
          </table:table-cell>
          <table:table-cell office:value-type="float" office:value="0.770138888888889">
            <text:p>18:29</text:p>
          </table:table-cell>
          <table:table-cell table:formula="of:=[.K686]-[.J686]" office:value-type="float" office:value="0.454861111111111">
            <text:p>10:55</text:p>
          </table:table-cell>
          <table:table-cell table:style-name="ce26" office:value-type="time" office:time-value="PT07H33M08S">
            <text:p>07:33:08</text:p>
          </table:table-cell>
          <table:table-cell table:style-name="ce49" office:value-type="time" office:time-value="PT18H30M26S">
            <text:p>18:30:26</text:p>
          </table:table-cell>
          <table:table-cell table:formula="of:=[.N686]-[.M686]" office:value-type="float" office:value="0.456458333333333">
            <text:p>10:57:18</text:p>
          </table:table-cell>
          <table:table-cell office:value-type="float" office:value="0.3125">
            <text:p>7:30</text:p>
          </table:table-cell>
          <table:table-cell office:value-type="float" office:value="0.770138888888889">
            <text:p>18:29</text:p>
          </table:table-cell>
          <table:table-cell table:formula="of:=[.Q686]-[.P686]" office:value-type="float" office:value="0.457638888888889">
            <text:p>10:59</text:p>
          </table:table-cell>
          <table:table-cell table:formula="of:=[.V686]-[.R686]" office:value-type="float" office:value="0.00101851851851842">
            <text:p>0:01:28</text:p>
          </table:table-cell>
          <table:table-cell table:style-name="ce26" office:value-type="time" office:time-value="PT07H29M17S">
            <text:p>07:29:17</text:p>
          </table:table-cell>
          <table:table-cell table:style-name="ce49" office:value-type="time" office:time-value="PT18H29M45S">
            <text:p>18:29:45</text:p>
          </table:table-cell>
          <table:table-cell table:formula="of:=[.U686]-[.T686]" office:value-type="float" office:value="0.458657407407407">
            <text:p>11:00:28</text:p>
          </table:table-cell>
          <table:table-cell table:number-columns-repeated="1002"/>
        </table:table-row>
        <table:table-row table:style-name="ro1">
          <table:table-cell table:formula="of:=[.B687]" office:value-type="date" office:date-value="2017-10-14">
            <text:p>Sa, </text:p>
          </table:table-cell>
          <table:table-cell office:value-type="date" office:date-value="2017-10-14">
            <text:p>14.10.2017</text:p>
          </table:table-cell>
          <table:table-cell table:number-columns-repeated="7"/>
          <table:table-cell office:value-type="float" office:value="0.315972222222222">
            <text:p>7:35</text:p>
          </table:table-cell>
          <table:table-cell office:value-type="float" office:value="0.76875">
            <text:p>18:27</text:p>
          </table:table-cell>
          <table:table-cell table:formula="of:=[.K687]-[.J687]" office:value-type="float" office:value="0.452777777777778">
            <text:p>10:52</text:p>
          </table:table-cell>
          <table:table-cell table:style-name="ce26" office:value-type="time" office:time-value="PT07H34M41S">
            <text:p>07:34:41</text:p>
          </table:table-cell>
          <table:table-cell table:style-name="ce49" office:value-type="time" office:time-value="PT18H28M25S">
            <text:p>18:28:25</text:p>
          </table:table-cell>
          <table:table-cell table:formula="of:=[.N687]-[.M687]" office:value-type="float" office:value="0.453981481481482">
            <text:p>10:53:44</text:p>
          </table:table-cell>
          <table:table-cell office:value-type="float" office:value="0.313888888888889">
            <text:p>7:32</text:p>
          </table:table-cell>
          <table:table-cell office:value-type="float" office:value="0.76875">
            <text:p>18:27</text:p>
          </table:table-cell>
          <table:table-cell table:formula="of:=[.Q687]-[.P687]" office:value-type="float" office:value="0.454861111111111">
            <text:p>10:55</text:p>
          </table:table-cell>
          <table:table-cell table:formula="of:=[.V687]-[.R687]" office:value-type="float" office:value="0.00143518518518521">
            <text:p>0:02:04</text:p>
          </table:table-cell>
          <table:table-cell table:style-name="ce26" office:value-type="time" office:time-value="PT07H30M45S">
            <text:p>07:30:45</text:p>
          </table:table-cell>
          <table:table-cell table:style-name="ce49" office:value-type="time" office:time-value="PT18H27M49S">
            <text:p>18:27:49</text:p>
          </table:table-cell>
          <table:table-cell table:formula="of:=[.U687]-[.T687]" office:value-type="float" office:value="0.456296296296296">
            <text:p>10:57:04</text:p>
          </table:table-cell>
          <table:table-cell table:number-columns-repeated="1002"/>
        </table:table-row>
        <table:table-row table:style-name="ro1">
          <table:table-cell table:formula="of:=[.B688]" office:value-type="date" office:date-value="2017-10-15">
            <text:p>So, </text:p>
          </table:table-cell>
          <table:table-cell office:value-type="date" office:date-value="2017-10-15">
            <text:p>15.10.2017</text:p>
          </table:table-cell>
          <table:table-cell table:number-columns-repeated="7"/>
          <table:table-cell office:value-type="float" office:value="0.317361111111111">
            <text:p>7:37</text:p>
          </table:table-cell>
          <table:table-cell office:value-type="float" office:value="0.767361111111111">
            <text:p>18:25</text:p>
          </table:table-cell>
          <table:table-cell table:formula="of:=[.K688]-[.J688]" office:value-type="float" office:value="0.45">
            <text:p>10:48</text:p>
          </table:table-cell>
          <table:table-cell table:style-name="ce26" office:value-type="time" office:time-value="PT07H36M15S">
            <text:p>07:36:15</text:p>
          </table:table-cell>
          <table:table-cell table:style-name="ce49" office:value-type="time" office:time-value="PT18H26M25S">
            <text:p>18:26:25</text:p>
          </table:table-cell>
          <table:table-cell table:formula="of:=[.N688]-[.M688]" office:value-type="float" office:value="0.45150462962963">
            <text:p>10:50:10</text:p>
          </table:table-cell>
          <table:table-cell office:value-type="float" office:value="0.314583333333333">
            <text:p>7:33</text:p>
          </table:table-cell>
          <table:table-cell office:value-type="float" office:value="0.767361111111111">
            <text:p>18:25</text:p>
          </table:table-cell>
          <table:table-cell table:formula="of:=[.Q688]-[.P688]" office:value-type="float" office:value="0.452777777777778">
            <text:p>10:52</text:p>
          </table:table-cell>
          <table:table-cell table:formula="of:=[.V688]-[.R688]" office:value-type="float" office:value="0.00116898148148153">
            <text:p>0:01:41</text:p>
          </table:table-cell>
          <table:table-cell table:style-name="ce26" office:value-type="time" office:time-value="PT07H32M13S">
            <text:p>07:32:13</text:p>
          </table:table-cell>
          <table:table-cell table:style-name="ce49" office:value-type="time" office:time-value="PT18H25M54S">
            <text:p>18:25:54</text:p>
          </table:table-cell>
          <table:table-cell table:formula="of:=[.U688]-[.T688]" office:value-type="float" office:value="0.453946759259259">
            <text:p>10:53:41</text:p>
          </table:table-cell>
          <table:table-cell table:number-columns-repeated="1002"/>
        </table:table-row>
        <table:table-row table:style-name="ro1">
          <table:table-cell table:formula="of:=[.B689]" office:value-type="date" office:date-value="2017-10-16">
            <text:p>Mo, </text:p>
          </table:table-cell>
          <table:table-cell office:value-type="date" office:date-value="2017-10-16">
            <text:p>16.10.2017</text:p>
          </table:table-cell>
          <table:table-cell table:number-columns-repeated="7"/>
          <table:table-cell office:value-type="float" office:value="0.31875">
            <text:p>7:39</text:p>
          </table:table-cell>
          <table:table-cell office:value-type="float" office:value="0.765972222222222">
            <text:p>18:23</text:p>
          </table:table-cell>
          <table:table-cell table:formula="of:=[.K689]-[.J689]" office:value-type="float" office:value="0.447222222222222">
            <text:p>10:44</text:p>
          </table:table-cell>
          <table:table-cell table:style-name="ce26" office:value-type="time" office:time-value="PT07H37M49S">
            <text:p>07:37:49</text:p>
          </table:table-cell>
          <table:table-cell table:style-name="ce49" office:value-type="time" office:time-value="PT18H24M26S">
            <text:p>18:24:26</text:p>
          </table:table-cell>
          <table:table-cell table:formula="of:=[.N689]-[.M689]" office:value-type="float" office:value="0.449039351851852">
            <text:p>10:46:37</text:p>
          </table:table-cell>
          <table:table-cell office:value-type="float" office:value="0.315972222222222">
            <text:p>7:35</text:p>
          </table:table-cell>
          <table:table-cell office:value-type="float" office:value="0.765972222222222">
            <text:p>18:23</text:p>
          </table:table-cell>
          <table:table-cell table:formula="of:=[.Q689]-[.P689]" office:value-type="float" office:value="0.45">
            <text:p>10:48</text:p>
          </table:table-cell>
          <table:table-cell table:formula="of:=[.V689]-[.R689]" office:value-type="float" office:value="0.00159722222222214">
            <text:p>0:02:18</text:p>
          </table:table-cell>
          <table:table-cell table:style-name="ce26" office:value-type="time" office:time-value="PT07H33M42S">
            <text:p>07:33:42</text:p>
          </table:table-cell>
          <table:table-cell table:style-name="ce49" office:value-type="time" office:time-value="PT18H24M00S">
            <text:p>18:24:00</text:p>
          </table:table-cell>
          <table:table-cell table:formula="of:=[.U689]-[.T689]" office:value-type="float" office:value="0.451597222222222">
            <text:p>10:50:18</text:p>
          </table:table-cell>
          <table:table-cell table:number-columns-repeated="1002"/>
        </table:table-row>
        <table:table-row table:style-name="ro1">
          <table:table-cell table:formula="of:=[.B690]" office:value-type="date" office:date-value="2017-10-17">
            <text:p>Di, </text:p>
          </table:table-cell>
          <table:table-cell office:value-type="date" office:date-value="2017-10-17">
            <text:p>17.10.2017</text:p>
          </table:table-cell>
          <table:table-cell table:number-columns-repeated="7"/>
          <table:table-cell office:value-type="float" office:value="0.319444444444444">
            <text:p>7:40</text:p>
          </table:table-cell>
          <table:table-cell office:value-type="float" office:value="0.764583333333334">
            <text:p>18:21</text:p>
          </table:table-cell>
          <table:table-cell table:formula="of:=[.K690]-[.J690]" office:value-type="float" office:value="0.445138888888889">
            <text:p>10:41</text:p>
          </table:table-cell>
          <table:table-cell table:style-name="ce26" office:value-type="time" office:time-value="PT07H39M23S">
            <text:p>07:39:23</text:p>
          </table:table-cell>
          <table:table-cell table:style-name="ce49" office:value-type="time" office:time-value="PT18H22M28S">
            <text:p>18:22:28</text:p>
          </table:table-cell>
          <table:table-cell table:formula="of:=[.N690]-[.M690]" office:value-type="float" office:value="0.446585648148148">
            <text:p>10:43:05</text:p>
          </table:table-cell>
          <table:table-cell office:value-type="float" office:value="0.316666666666667">
            <text:p>7:36</text:p>
          </table:table-cell>
          <table:table-cell office:value-type="float" office:value="0.764583333333334">
            <text:p>18:21</text:p>
          </table:table-cell>
          <table:table-cell table:formula="of:=[.Q690]-[.P690]" office:value-type="float" office:value="0.447916666666667">
            <text:p>10:45</text:p>
          </table:table-cell>
          <table:table-cell table:formula="of:=[.V690]-[.R690]" office:value-type="float" office:value="0.0013425925925924">
            <text:p>0:01:56</text:p>
          </table:table-cell>
          <table:table-cell table:style-name="ce26" office:value-type="time" office:time-value="PT07H35M11S">
            <text:p>07:35:11</text:p>
          </table:table-cell>
          <table:table-cell table:style-name="ce49" office:value-type="time" office:time-value="PT18H22M07S">
            <text:p>18:22:07</text:p>
          </table:table-cell>
          <table:table-cell table:formula="of:=[.U690]-[.T690]" office:value-type="float" office:value="0.449259259259259">
            <text:p>10:46:56</text:p>
          </table:table-cell>
          <table:table-cell table:number-columns-repeated="1002"/>
        </table:table-row>
        <table:table-row table:style-name="ro1">
          <table:table-cell table:formula="of:=[.B691]" office:value-type="date" office:date-value="2017-10-18">
            <text:p>Mi, </text:p>
          </table:table-cell>
          <table:table-cell office:value-type="date" office:date-value="2017-10-18">
            <text:p>18.10.2017</text:p>
          </table:table-cell>
          <table:table-cell table:number-columns-repeated="7"/>
          <table:table-cell office:value-type="float" office:value="0.320833333333333">
            <text:p>7:42</text:p>
          </table:table-cell>
          <table:table-cell office:value-type="float" office:value="0.763194444444444">
            <text:p>18:19</text:p>
          </table:table-cell>
          <table:table-cell table:formula="of:=[.K691]-[.J691]" office:value-type="float" office:value="0.442361111111111">
            <text:p>10:37</text:p>
          </table:table-cell>
          <table:table-cell table:style-name="ce26" office:value-type="time" office:time-value="PT07H40M57S">
            <text:p>07:40:57</text:p>
          </table:table-cell>
          <table:table-cell table:style-name="ce49" office:value-type="time" office:time-value="PT18H20M31S">
            <text:p>18:20:31</text:p>
          </table:table-cell>
          <table:table-cell table:formula="of:=[.N691]-[.M691]" office:value-type="float" office:value="0.444143518518519">
            <text:p>10:39:34</text:p>
          </table:table-cell>
          <table:table-cell office:value-type="float" office:value="0.318055555555556">
            <text:p>7:38</text:p>
          </table:table-cell>
          <table:table-cell office:value-type="float" office:value="0.763194444444444">
            <text:p>18:19</text:p>
          </table:table-cell>
          <table:table-cell table:formula="of:=[.Q691]-[.P691]" office:value-type="float" office:value="0.445138888888889">
            <text:p>10:41</text:p>
          </table:table-cell>
          <table:table-cell table:formula="of:=[.V691]-[.R691]" office:value-type="float" office:value="0.00178240740740759">
            <text:p>0:02:34</text:p>
          </table:table-cell>
          <table:table-cell table:style-name="ce26" office:value-type="time" office:time-value="PT07H36M41S">
            <text:p>07:36:41</text:p>
          </table:table-cell>
          <table:table-cell table:style-name="ce49" office:value-type="time" office:time-value="PT18H20M15S">
            <text:p>18:20:15</text:p>
          </table:table-cell>
          <table:table-cell table:formula="of:=[.U691]-[.T691]" office:value-type="float" office:value="0.446921296296296">
            <text:p>10:43:34</text:p>
          </table:table-cell>
          <table:table-cell table:number-columns-repeated="1002"/>
        </table:table-row>
        <table:table-row table:style-name="ro1">
          <table:table-cell table:formula="of:=[.B692]" office:value-type="date" office:date-value="2017-10-19">
            <text:p>Do, </text:p>
          </table:table-cell>
          <table:table-cell office:value-type="date" office:date-value="2017-10-19">
            <text:p>19.10.2017</text:p>
          </table:table-cell>
          <table:table-cell table:number-columns-repeated="7"/>
          <table:table-cell office:value-type="float" office:value="0.321527777777778">
            <text:p>7:43</text:p>
          </table:table-cell>
          <table:table-cell office:value-type="float" office:value="0.761805555555556">
            <text:p>18:17</text:p>
          </table:table-cell>
          <table:table-cell table:formula="of:=[.K692]-[.J692]" office:value-type="float" office:value="0.440277777777778">
            <text:p>10:34</text:p>
          </table:table-cell>
          <table:table-cell table:style-name="ce26" office:value-type="time" office:time-value="PT07H42M32S">
            <text:p>07:42:32</text:p>
          </table:table-cell>
          <table:table-cell table:style-name="ce49" office:value-type="time" office:time-value="PT18H18M34S">
            <text:p>18:18:34</text:p>
          </table:table-cell>
          <table:table-cell table:formula="of:=[.N692]-[.M692]" office:value-type="float" office:value="0.441689814814815">
            <text:p>10:36:02</text:p>
          </table:table-cell>
          <table:table-cell office:value-type="float" office:value="0.31875">
            <text:p>7:39</text:p>
          </table:table-cell>
          <table:table-cell office:value-type="float" office:value="0.761805555555556">
            <text:p>18:17</text:p>
          </table:table-cell>
          <table:table-cell table:formula="of:=[.Q692]-[.P692]" office:value-type="float" office:value="0.443055555555556">
            <text:p>10:38</text:p>
          </table:table-cell>
          <table:table-cell table:formula="of:=[.V692]-[.R692]" office:value-type="float" office:value="0.00153935185185183">
            <text:p>0:02:13</text:p>
          </table:table-cell>
          <table:table-cell table:style-name="ce26" office:value-type="time" office:time-value="PT07H38M10S">
            <text:p>07:38:10</text:p>
          </table:table-cell>
          <table:table-cell table:style-name="ce49" office:value-type="time" office:time-value="PT18H18M23S">
            <text:p>18:18:23</text:p>
          </table:table-cell>
          <table:table-cell table:formula="of:=[.U692]-[.T692]" office:value-type="float" office:value="0.444594907407407">
            <text:p>10:40:13</text:p>
          </table:table-cell>
          <table:table-cell table:number-columns-repeated="1002"/>
        </table:table-row>
        <table:table-row table:style-name="ro1">
          <table:table-cell table:formula="of:=[.B693]" office:value-type="date" office:date-value="2017-10-20">
            <text:p>Fr, </text:p>
          </table:table-cell>
          <table:table-cell office:value-type="date" office:date-value="2017-10-20">
            <text:p>20.10.2017</text:p>
          </table:table-cell>
          <table:table-cell table:number-columns-repeated="7"/>
          <table:table-cell office:value-type="float" office:value="0.322916666666667">
            <text:p>7:45</text:p>
          </table:table-cell>
          <table:table-cell office:value-type="float" office:value="0.760416666666667">
            <text:p>18:15</text:p>
          </table:table-cell>
          <table:table-cell table:formula="of:=[.K693]-[.J693]" office:value-type="float" office:value="0.4375">
            <text:p>10:30</text:p>
          </table:table-cell>
          <table:table-cell table:style-name="ce26" office:value-type="time" office:time-value="PT07H44M06S">
            <text:p>07:44:06</text:p>
          </table:table-cell>
          <table:table-cell table:style-name="ce49" office:value-type="time" office:time-value="PT18H16M39S">
            <text:p>18:16:39</text:p>
          </table:table-cell>
          <table:table-cell table:formula="of:=[.N693]-[.M693]" office:value-type="float" office:value="0.439270833333333">
            <text:p>10:32:33</text:p>
          </table:table-cell>
          <table:table-cell office:value-type="float" office:value="0.320138888888889">
            <text:p>7:41</text:p>
          </table:table-cell>
          <table:table-cell office:value-type="float" office:value="0.761111111111111">
            <text:p>18:16</text:p>
          </table:table-cell>
          <table:table-cell table:formula="of:=[.Q693]-[.P693]" office:value-type="float" office:value="0.440972222222222">
            <text:p>10:35</text:p>
          </table:table-cell>
          <table:table-cell table:formula="of:=[.V693]-[.R693]" office:value-type="float" office:value="0.00130787037037045">
            <text:p>0:01:53</text:p>
          </table:table-cell>
          <table:table-cell table:style-name="ce26" office:value-type="time" office:time-value="PT07H39M40S">
            <text:p>07:39:40</text:p>
          </table:table-cell>
          <table:table-cell table:style-name="ce49" office:value-type="time" office:time-value="PT18H16M33S">
            <text:p>18:16:33</text:p>
          </table:table-cell>
          <table:table-cell table:formula="of:=[.U693]-[.T693]" office:value-type="float" office:value="0.442280092592593">
            <text:p>10:36:53</text:p>
          </table:table-cell>
          <table:table-cell table:number-columns-repeated="1002"/>
        </table:table-row>
        <table:table-row table:style-name="ro1">
          <table:table-cell table:formula="of:=[.B694]" office:value-type="date" office:date-value="2017-10-21">
            <text:p>Sa, </text:p>
          </table:table-cell>
          <table:table-cell office:value-type="date" office:date-value="2017-10-21">
            <text:p>21.10.2017</text:p>
          </table:table-cell>
          <table:table-cell table:number-columns-repeated="7"/>
          <table:table-cell office:value-type="float" office:value="0.323611111111111">
            <text:p>7:46</text:p>
          </table:table-cell>
          <table:table-cell office:value-type="float" office:value="0.759027777777778">
            <text:p>18:13</text:p>
          </table:table-cell>
          <table:table-cell table:formula="of:=[.K694]-[.J694]" office:value-type="float" office:value="0.435416666666667">
            <text:p>10:27</text:p>
          </table:table-cell>
          <table:table-cell table:style-name="ce26" office:value-type="time" office:time-value="PT07H45M42S">
            <text:p>07:45:42</text:p>
          </table:table-cell>
          <table:table-cell table:style-name="ce49" office:value-type="time" office:time-value="PT18H14M45S">
            <text:p>18:14:45</text:p>
          </table:table-cell>
          <table:table-cell table:formula="of:=[.N694]-[.M694]" office:value-type="float" office:value="0.436840277777778">
            <text:p>10:29:03</text:p>
          </table:table-cell>
          <table:table-cell office:value-type="float" office:value="0.320833333333333">
            <text:p>7:42</text:p>
          </table:table-cell>
          <table:table-cell office:value-type="float" office:value="0.759722222222222">
            <text:p>18:14</text:p>
          </table:table-cell>
          <table:table-cell table:formula="of:=[.Q694]-[.P694]" office:value-type="float" office:value="0.438888888888889">
            <text:p>10:32</text:p>
          </table:table-cell>
          <table:table-cell table:formula="of:=[.V694]-[.R694]" office:value-type="float" office:value="0.00108796296296287">
            <text:p>0:01:34</text:p>
          </table:table-cell>
          <table:table-cell table:style-name="ce26" office:value-type="time" office:time-value="PT07H41M10S">
            <text:p>07:41:10</text:p>
          </table:table-cell>
          <table:table-cell table:style-name="ce49" office:value-type="time" office:time-value="PT18H14M44S">
            <text:p>18:14:44</text:p>
          </table:table-cell>
          <table:table-cell table:formula="of:=[.U694]-[.T694]" office:value-type="float" office:value="0.439976851851852">
            <text:p>10:33:34</text:p>
          </table:table-cell>
          <table:table-cell table:number-columns-repeated="1002"/>
        </table:table-row>
        <table:table-row table:style-name="ro1">
          <table:table-cell table:formula="of:=[.B695]" office:value-type="date" office:date-value="2017-10-22">
            <text:p>So, </text:p>
          </table:table-cell>
          <table:table-cell office:value-type="date" office:date-value="2017-10-22">
            <text:p>22.10.2017</text:p>
          </table:table-cell>
          <table:table-cell table:number-columns-repeated="7"/>
          <table:table-cell office:value-type="float" office:value="0.325">
            <text:p>7:48</text:p>
          </table:table-cell>
          <table:table-cell office:value-type="float" office:value="0.758333333333333">
            <text:p>18:12</text:p>
          </table:table-cell>
          <table:table-cell table:formula="of:=[.K695]-[.J695]" office:value-type="float" office:value="0.433333333333333">
            <text:p>10:24</text:p>
          </table:table-cell>
          <table:table-cell table:style-name="ce26" office:value-type="time" office:time-value="PT07H47M17S">
            <text:p>07:47:17</text:p>
          </table:table-cell>
          <table:table-cell table:style-name="ce49" office:value-type="time" office:time-value="PT18H12M52S">
            <text:p>18:12:52</text:p>
          </table:table-cell>
          <table:table-cell table:formula="of:=[.N695]-[.M695]" office:value-type="float" office:value="0.43443287037037">
            <text:p>10:25:35</text:p>
          </table:table-cell>
          <table:table-cell office:value-type="float" office:value="0.322222222222222">
            <text:p>7:44</text:p>
          </table:table-cell>
          <table:table-cell office:value-type="float" office:value="0.758333333333333">
            <text:p>18:12</text:p>
          </table:table-cell>
          <table:table-cell table:formula="of:=[.Q695]-[.P695]" office:value-type="float" office:value="0.436111111111111">
            <text:p>10:28</text:p>
          </table:table-cell>
          <table:table-cell table:formula="of:=[.V695]-[.R695]" office:value-type="float" office:value="0.00156250000000024">
            <text:p>0:02:15</text:p>
          </table:table-cell>
          <table:table-cell table:style-name="ce26" office:value-type="time" office:time-value="PT07H42M41S">
            <text:p>07:42:41</text:p>
          </table:table-cell>
          <table:table-cell table:style-name="ce49" office:value-type="time" office:time-value="PT18H12M56S">
            <text:p>18:12:56</text:p>
          </table:table-cell>
          <table:table-cell table:formula="of:=[.U695]-[.T695]" office:value-type="float" office:value="0.437673611111111">
            <text:p>10:30:15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/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997"/>
        </table:table-row>
        <table:table-row table:style-name="ro1">
          <table:table-cell table:formula="of:=[.B696]" office:value-type="date" office:date-value="2017-10-23">
            <text:p>Mo, </text:p>
          </table:table-cell>
          <table:table-cell office:value-type="date" office:date-value="2017-10-23">
            <text:p>23.10.2017</text:p>
          </table:table-cell>
          <table:table-cell table:number-columns-repeated="7"/>
          <table:table-cell office:value-type="float" office:value="0.326388888888889">
            <text:p>7:50</text:p>
          </table:table-cell>
          <table:table-cell office:value-type="float" office:value="0.756944444444444">
            <text:p>18:10</text:p>
          </table:table-cell>
          <table:table-cell table:formula="of:=[.K696]-[.J696]" office:value-type="float" office:value="0.430555555555556">
            <text:p>10:20</text:p>
          </table:table-cell>
          <table:table-cell table:style-name="ce26" office:value-type="time" office:time-value="PT07H48M53S">
            <text:p>07:48:53</text:p>
          </table:table-cell>
          <table:table-cell table:style-name="ce49" office:value-type="time" office:time-value="PT18H11M00S">
            <text:p>18:11:00</text:p>
          </table:table-cell>
          <table:table-cell table:formula="of:=[.N696]-[.M696]" office:value-type="float" office:value="0.432025462962963">
            <text:p>10:22:07</text:p>
          </table:table-cell>
          <table:table-cell office:value-type="float" office:value="0.322916666666667">
            <text:p>7:45</text:p>
          </table:table-cell>
          <table:table-cell office:value-type="float" office:value="0.756944444444444">
            <text:p>18:10</text:p>
          </table:table-cell>
          <table:table-cell table:formula="of:=[.Q696]-[.P696]" office:value-type="float" office:value="0.434027777777778">
            <text:p>10:25</text:p>
          </table:table-cell>
          <table:table-cell table:formula="of:=[.V696]-[.R696]" office:value-type="float" office:value="0.0013657407407407">
            <text:p>0:01:58</text:p>
          </table:table-cell>
          <table:table-cell table:style-name="ce26" office:value-type="time" office:time-value="PT07H44M11S">
            <text:p>07:44:11</text:p>
          </table:table-cell>
          <table:table-cell table:style-name="ce49" office:value-type="time" office:time-value="PT18H11M09S">
            <text:p>18:11:09</text:p>
          </table:table-cell>
          <table:table-cell table:formula="of:=[.U696]-[.T696]" office:value-type="float" office:value="0.435393518518519">
            <text:p>10:26:58</text:p>
          </table:table-cell>
          <table:table-cell table:number-columns-repeated="1002"/>
        </table:table-row>
        <table:table-row table:style-name="ro1">
          <table:table-cell table:formula="of:=[.B697]" office:value-type="date" office:date-value="2017-10-24">
            <text:p>Di, </text:p>
          </table:table-cell>
          <table:table-cell office:value-type="date" office:date-value="2017-10-24">
            <text:p>24.10.2017</text:p>
          </table:table-cell>
          <table:table-cell table:number-columns-repeated="7"/>
          <table:table-cell office:value-type="float" office:value="0.327083333333333">
            <text:p>7:51</text:p>
          </table:table-cell>
          <table:table-cell office:value-type="float" office:value="0.755555555555556">
            <text:p>18:08</text:p>
          </table:table-cell>
          <table:table-cell table:formula="of:=[.K697]-[.J697]" office:value-type="float" office:value="0.428472222222222">
            <text:p>10:17</text:p>
          </table:table-cell>
          <table:table-cell table:style-name="ce26" office:value-type="time" office:time-value="PT07H50M29S">
            <text:p>07:50:29</text:p>
          </table:table-cell>
          <table:table-cell table:style-name="ce49" office:value-type="time" office:time-value="PT18H09M09S">
            <text:p>18:09:09</text:p>
          </table:table-cell>
          <table:table-cell table:formula="of:=[.N697]-[.M697]" office:value-type="float" office:value="0.42962962962963">
            <text:p>10:18:40</text:p>
          </table:table-cell>
          <table:table-cell office:value-type="float" office:value="0.324305555555556">
            <text:p>7:47</text:p>
          </table:table-cell>
          <table:table-cell office:value-type="float" office:value="0.755555555555556">
            <text:p>18:08</text:p>
          </table:table-cell>
          <table:table-cell table:formula="of:=[.Q697]-[.P697]" office:value-type="float" office:value="0.43125">
            <text:p>10:21</text:p>
          </table:table-cell>
          <table:table-cell table:formula="of:=[.V697]-[.R697]" office:value-type="float" office:value="0.00186342592592609">
            <text:p>0:02:41</text:p>
          </table:table-cell>
          <table:table-cell table:style-name="ce26" office:value-type="time" office:time-value="PT07H45M42S">
            <text:p>07:45:42</text:p>
          </table:table-cell>
          <table:table-cell table:style-name="ce49" office:value-type="time" office:time-value="PT18H09M23S">
            <text:p>18:09:23</text:p>
          </table:table-cell>
          <table:table-cell table:formula="of:=[.U697]-[.T697]" office:value-type="float" office:value="0.433113425925926">
            <text:p>10:23:41</text:p>
          </table:table-cell>
          <table:table-cell table:number-columns-repeated="1002"/>
        </table:table-row>
        <table:table-row table:style-name="ro1">
          <table:table-cell table:formula="of:=[.B698]" office:value-type="date" office:date-value="2017-10-25">
            <text:p>Mi, </text:p>
          </table:table-cell>
          <table:table-cell office:value-type="date" office:date-value="2017-10-25">
            <text:p>25.10.2017</text:p>
          </table:table-cell>
          <table:table-cell table:number-columns-repeated="7"/>
          <table:table-cell office:value-type="float" office:value="0.328472222222222">
            <text:p>7:53</text:p>
          </table:table-cell>
          <table:table-cell office:value-type="float" office:value="0.754166666666667">
            <text:p>18:06</text:p>
          </table:table-cell>
          <table:table-cell table:formula="of:=[.K698]-[.J698]" office:value-type="float" office:value="0.425694444444444">
            <text:p>10:13</text:p>
          </table:table-cell>
          <table:table-cell table:style-name="ce26" office:value-type="time" office:time-value="PT07H52M05S">
            <text:p>07:52:05</text:p>
          </table:table-cell>
          <table:table-cell table:style-name="ce49" office:value-type="time" office:time-value="PT18H07M19S">
            <text:p>18:07:19</text:p>
          </table:table-cell>
          <table:table-cell table:formula="of:=[.N698]-[.M698]" office:value-type="float" office:value="0.42724537037037">
            <text:p>10:15:14</text:p>
          </table:table-cell>
          <table:table-cell office:value-type="float" office:value="0.325">
            <text:p>7:48</text:p>
          </table:table-cell>
          <table:table-cell office:value-type="float" office:value="0.754861111111111">
            <text:p>18:07</text:p>
          </table:table-cell>
          <table:table-cell table:formula="of:=[.Q698]-[.P698]" office:value-type="float" office:value="0.429861111111111">
            <text:p>10:19</text:p>
          </table:table-cell>
          <table:table-cell table:formula="of:=[.V698]-[.R698]" office:value-type="float" office:value="0.000983796296296191">
            <text:p>0:01:25</text:p>
          </table:table-cell>
          <table:table-cell table:style-name="ce26" office:value-type="time" office:time-value="PT07H47M13S">
            <text:p>07:47:13</text:p>
          </table:table-cell>
          <table:table-cell table:style-name="ce49" office:value-type="time" office:time-value="PT18H07M38S">
            <text:p>18:07:38</text:p>
          </table:table-cell>
          <table:table-cell table:formula="of:=[.U698]-[.T698]" office:value-type="float" office:value="0.430844907407407">
            <text:p>10:20:25</text:p>
          </table:table-cell>
          <table:table-cell table:number-columns-repeated="1002"/>
        </table:table-row>
        <table:table-row table:style-name="ro1">
          <table:table-cell table:formula="of:=[.B699]" office:value-type="date" office:date-value="2017-10-26">
            <text:p>Do, </text:p>
          </table:table-cell>
          <table:table-cell office:value-type="date" office:date-value="2017-10-26">
            <text:p>26.10.2017</text:p>
          </table:table-cell>
          <table:table-cell table:number-columns-repeated="7"/>
          <table:table-cell office:value-type="float" office:value="0.329861111111111">
            <text:p>7:55</text:p>
          </table:table-cell>
          <table:table-cell office:value-type="float" office:value="0.752777777777778">
            <text:p>18:04</text:p>
          </table:table-cell>
          <table:table-cell table:formula="of:=[.K699]-[.J699]" office:value-type="float" office:value="0.422916666666667">
            <text:p>10:09</text:p>
          </table:table-cell>
          <table:table-cell table:style-name="ce26" office:value-type="time" office:time-value="PT07H53M41S">
            <text:p>07:53:41</text:p>
          </table:table-cell>
          <table:table-cell table:style-name="ce49" office:value-type="time" office:time-value="PT18H05M31S">
            <text:p>18:05:31</text:p>
          </table:table-cell>
          <table:table-cell table:formula="of:=[.N699]-[.M699]" office:value-type="float" office:value="0.424884259259259">
            <text:p>10:11:50</text:p>
          </table:table-cell>
          <table:table-cell office:value-type="float" office:value="0.326388888888889">
            <text:p>7:50</text:p>
          </table:table-cell>
          <table:table-cell office:value-type="float" office:value="0.753472222222222">
            <text:p>18:05</text:p>
          </table:table-cell>
          <table:table-cell table:formula="of:=[.Q699]-[.P699]" office:value-type="float" office:value="0.427083333333333">
            <text:p>10:15</text:p>
          </table:table-cell>
          <table:table-cell table:formula="of:=[.V699]-[.R699]" office:value-type="float" office:value="0.00150462962962961">
            <text:p>0:02:10</text:p>
          </table:table-cell>
          <table:table-cell table:style-name="ce26" office:value-type="time" office:time-value="PT07H48M45S">
            <text:p>07:48:45</text:p>
          </table:table-cell>
          <table:table-cell table:style-name="ce49" office:value-type="time" office:time-value="PT18H05M55S">
            <text:p>18:05:55</text:p>
          </table:table-cell>
          <table:table-cell table:formula="of:=[.U699]-[.T699]" office:value-type="float" office:value="0.428587962962963">
            <text:p>10:17:10</text:p>
          </table:table-cell>
          <table:table-cell table:number-columns-repeated="1002"/>
        </table:table-row>
        <table:table-row table:style-name="ro1">
          <table:table-cell table:formula="of:=[.B700]" office:value-type="date" office:date-value="2017-10-27">
            <text:p>Fr, </text:p>
          </table:table-cell>
          <table:table-cell office:value-type="date" office:date-value="2017-10-27">
            <text:p>27.10.2017</text:p>
          </table:table-cell>
          <table:table-cell table:number-columns-repeated="7"/>
          <table:table-cell office:value-type="float" office:value="0.330555555555556">
            <text:p>7:56</text:p>
          </table:table-cell>
          <table:table-cell office:value-type="float" office:value="0.751388888888889">
            <text:p>18:02</text:p>
          </table:table-cell>
          <table:table-cell table:formula="of:=[.K700]-[.J700]" office:value-type="float" office:value="0.420833333333334">
            <text:p>10:06</text:p>
          </table:table-cell>
          <table:table-cell table:style-name="ce26" office:value-type="time" office:time-value="PT07H55M18S">
            <text:p>07:55:18</text:p>
          </table:table-cell>
          <table:table-cell table:style-name="ce49" office:value-type="time" office:time-value="PT18H03M44S">
            <text:p>18:03:44</text:p>
          </table:table-cell>
          <table:table-cell table:formula="of:=[.N700]-[.M700]" office:value-type="float" office:value="0.422523148148148">
            <text:p>10:08:26</text:p>
          </table:table-cell>
          <table:table-cell office:value-type="float" office:value="0.327083333333333">
            <text:p>7:51</text:p>
          </table:table-cell>
          <table:table-cell office:value-type="float" office:value="0.752083333333333">
            <text:p>18:03</text:p>
          </table:table-cell>
          <table:table-cell table:formula="of:=[.Q700]-[.P700]" office:value-type="float" office:value="0.425">
            <text:p>10:12</text:p>
          </table:table-cell>
          <table:table-cell table:formula="of:=[.V700]-[.R700]" office:value-type="float" office:value="0.00135416666666671">
            <text:p>0:01:57</text:p>
          </table:table-cell>
          <table:table-cell table:style-name="ce26" office:value-type="time" office:time-value="PT07H50M16S">
            <text:p>07:50:16</text:p>
          </table:table-cell>
          <table:table-cell table:style-name="ce49" office:value-type="time" office:time-value="PT18H04M13S">
            <text:p>18:04:13</text:p>
          </table:table-cell>
          <table:table-cell table:formula="of:=[.U700]-[.T700]" office:value-type="float" office:value="0.426354166666667">
            <text:p>10:13:57</text:p>
          </table:table-cell>
          <table:table-cell table:number-columns-repeated="1002"/>
        </table:table-row>
        <table:table-row table:style-name="ro1">
          <table:table-cell table:style-name="ce4" table:formula="of:=[.B701]" office:value-type="date" office:date-value="2017-10-28">
            <text:p>Sa, </text:p>
          </table:table-cell>
          <table:table-cell table:style-name="ce7" office:value-type="date" office:date-value="2017-10-28">
            <text:p>28.10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31944444444444">
            <text:p>7:58</text:p>
          </table:table-cell>
          <table:table-cell table:style-name="ce43" office:value-type="float" office:value="0.750694444444445">
            <text:p>18:01</text:p>
          </table:table-cell>
          <table:table-cell table:style-name="ce43" table:formula="of:=[.K701]-[.J701]" office:value-type="float" office:value="0.41875">
            <text:p>10:03</text:p>
          </table:table-cell>
          <table:table-cell table:style-name="ce27" office:value-type="time" office:time-value="PT07H56M54S">
            <text:p>07:56:54</text:p>
          </table:table-cell>
          <table:table-cell table:style-name="ce50" office:value-type="time" office:time-value="PT18H01M58S">
            <text:p>18:01:58</text:p>
          </table:table-cell>
          <table:table-cell table:style-name="ce53" table:formula="of:=[.N701]-[.M701]" office:value-type="float" office:value="0.420185185185185">
            <text:p>10:05:04</text:p>
          </table:table-cell>
          <table:table-cell table:style-name="ce57" office:value-type="float" office:value="0.328472222222222">
            <text:p>7:53</text:p>
          </table:table-cell>
          <table:table-cell table:style-name="ce43" office:value-type="float" office:value="0.751388888888889">
            <text:p>18:02</text:p>
          </table:table-cell>
          <table:table-cell table:style-name="ce43" table:formula="of:=[.Q701]-[.P701]" office:value-type="float" office:value="0.422916666666667">
            <text:p>10:09</text:p>
          </table:table-cell>
          <table:table-cell table:formula="of:=[.V701]-[.R701]" office:value-type="float" office:value="0.00120370370370337">
            <text:p>0:01:44</text:p>
          </table:table-cell>
          <table:table-cell table:style-name="ce27" office:value-type="time" office:time-value="PT07H51M48S">
            <text:p>07:51:48</text:p>
          </table:table-cell>
          <table:table-cell table:style-name="ce50" office:value-type="time" office:time-value="PT18H02M32S">
            <text:p>18:02:32</text:p>
          </table:table-cell>
          <table:table-cell table:style-name="ce53" table:formula="of:=[.U701]-[.T701]" office:value-type="float" office:value="0.42412037037037">
            <text:p>10:10:4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02]" office:value-type="date" office:date-value="2017-10-29">
            <text:p>So, </text:p>
          </table:table-cell>
          <table:table-cell table:style-name="ce7" office:value-type="date" office:date-value="2017-10-29">
            <text:p>29.10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290972222222222">
            <text:p>6:59</text:p>
          </table:table-cell>
          <table:table-cell table:style-name="ce43" office:value-type="float" office:value="0.707638888888889">
            <text:p>16:59</text:p>
          </table:table-cell>
          <table:table-cell table:style-name="ce43" table:formula="of:=[.K702]-[.J702]" office:value-type="float" office:value="0.416666666666667">
            <text:p>10:00</text:p>
          </table:table-cell>
          <table:table-cell table:style-name="ce27" office:value-type="time" office:time-value="PT06H58M35S">
            <text:p>06:58:35</text:p>
          </table:table-cell>
          <table:table-cell table:style-name="ce50" office:value-type="time" office:time-value="PT17H00M09S">
            <text:p>17:00:09</text:p>
          </table:table-cell>
          <table:table-cell table:style-name="ce53" table:formula="of:=[.N702]-[.M702]" office:value-type="float" office:value="0.41775462962963">
            <text:p>10:01:34</text:p>
          </table:table-cell>
          <table:table-cell table:style-name="ce57" office:value-type="float" office:value="0.288194444444444">
            <text:p>6:55</text:p>
          </table:table-cell>
          <table:table-cell table:style-name="ce43" office:value-type="float" office:value="0.708333333333333">
            <text:p>17:00</text:p>
          </table:table-cell>
          <table:table-cell table:style-name="ce43" table:formula="of:=[.Q702]-[.P702]" office:value-type="float" office:value="0.420138888888889">
            <text:p>10:05</text:p>
          </table:table-cell>
          <table:table-cell table:formula="of:=[.V702]-[.R702]" office:value-type="float" office:value="0.00166666666666671">
            <text:p>0:02:24</text:p>
          </table:table-cell>
          <table:table-cell table:style-name="ce27" office:value-type="time" office:time-value="PT06H53M24S">
            <text:p>06:53:24</text:p>
          </table:table-cell>
          <table:table-cell table:style-name="ce50" office:value-type="time" office:time-value="PT17H00M48S">
            <text:p>17:00:48</text:p>
          </table:table-cell>
          <table:table-cell table:style-name="ce53" table:formula="of:=[.U702]-[.T702]" office:value-type="float" office:value="0.421805555555556">
            <text:p>10:07:2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03]" office:value-type="date" office:date-value="2017-10-30">
            <text:p>Mo, </text:p>
          </table:table-cell>
          <table:table-cell office:value-type="date" office:date-value="2017-10-30">
            <text:p>30.10.2017</text:p>
          </table:table-cell>
          <table:table-cell table:number-columns-repeated="7"/>
          <table:table-cell office:value-type="float" office:value="0.292361111111111">
            <text:p>7:01</text:p>
          </table:table-cell>
          <table:table-cell office:value-type="float" office:value="0.70625">
            <text:p>16:57</text:p>
          </table:table-cell>
          <table:table-cell table:formula="of:=[.K703]-[.J703]" office:value-type="float" office:value="0.413888888888889">
            <text:p>9:56</text:p>
          </table:table-cell>
          <table:table-cell table:style-name="ce26" office:value-type="time" office:time-value="PT07H00M12S">
            <text:p>07:00:12</text:p>
          </table:table-cell>
          <table:table-cell table:style-name="ce49" office:value-type="time" office:time-value="PT16H58M26S">
            <text:p>16:58:26</text:p>
          </table:table-cell>
          <table:table-cell table:formula="of:=[.N703]-[.M703]" office:value-type="float" office:value="0.415439814814815">
            <text:p>9:58:14</text:p>
          </table:table-cell>
          <table:table-cell office:value-type="float" office:value="0.288888888888889">
            <text:p>6:56</text:p>
          </table:table-cell>
          <table:table-cell office:value-type="float" office:value="0.706944444444444">
            <text:p>16:58</text:p>
          </table:table-cell>
          <table:table-cell table:formula="of:=[.Q703]-[.P703]" office:value-type="float" office:value="0.418055555555556">
            <text:p>10:02</text:p>
          </table:table-cell>
          <table:table-cell table:formula="of:=[.V703]-[.R703]" office:value-type="float" office:value="0.00155092592592604">
            <text:p>0:02:14</text:p>
          </table:table-cell>
          <table:table-cell table:style-name="ce26" office:value-type="time" office:time-value="PT06H54M56S">
            <text:p>06:54:56</text:p>
          </table:table-cell>
          <table:table-cell table:style-name="ce49" office:value-type="time" office:time-value="PT16H59M10S">
            <text:p>16:59:10</text:p>
          </table:table-cell>
          <table:table-cell table:formula="of:=[.U703]-[.T703]" office:value-type="float" office:value="0.419606481481482">
            <text:p>10:04:14</text:p>
          </table:table-cell>
          <table:table-cell table:number-columns-repeated="1002"/>
        </table:table-row>
        <table:table-row table:style-name="ro1">
          <table:table-cell table:formula="of:=[.B704]" office:value-type="date" office:date-value="2017-10-31">
            <text:p>Di, </text:p>
          </table:table-cell>
          <table:table-cell office:value-type="date" office:date-value="2017-10-31">
            <text:p>31.10.2017</text:p>
          </table:table-cell>
          <table:table-cell table:number-columns-repeated="7"/>
          <table:table-cell office:value-type="float" office:value="0.29375">
            <text:p>7:03</text:p>
          </table:table-cell>
          <table:table-cell office:value-type="float" office:value="0.704861111111111">
            <text:p>16:55</text:p>
          </table:table-cell>
          <table:table-cell table:formula="of:=[.K704]-[.J704]" office:value-type="float" office:value="0.411111111111111">
            <text:p>9:52</text:p>
          </table:table-cell>
          <table:table-cell table:style-name="ce26" office:value-type="time" office:time-value="PT07H01M49S">
            <text:p>07:01:49</text:p>
          </table:table-cell>
          <table:table-cell table:style-name="ce49" office:value-type="time" office:time-value="PT16H56M45S">
            <text:p>16:56:45</text:p>
          </table:table-cell>
          <table:table-cell table:formula="of:=[.N704]-[.M704]" office:value-type="float" office:value="0.413148148148148">
            <text:p>9:54:56</text:p>
          </table:table-cell>
          <table:table-cell office:value-type="float" office:value="0.290277777777778">
            <text:p>6:58</text:p>
          </table:table-cell>
          <table:table-cell office:value-type="float" office:value="0.70625">
            <text:p>16:57</text:p>
          </table:table-cell>
          <table:table-cell table:formula="of:=[.Q704]-[.P704]" office:value-type="float" office:value="0.415972222222222">
            <text:p>9:59</text:p>
          </table:table-cell>
          <table:table-cell table:formula="of:=[.V704]-[.R704]" office:value-type="float" office:value="0.00145833333333339">
            <text:p>0:02:06</text:p>
          </table:table-cell>
          <table:table-cell table:style-name="ce26" office:value-type="time" office:time-value="PT06H56M28S">
            <text:p>06:56:28</text:p>
          </table:table-cell>
          <table:table-cell table:style-name="ce49" office:value-type="time" office:time-value="PT16H57M34S">
            <text:p>16:57:34</text:p>
          </table:table-cell>
          <table:table-cell table:formula="of:=[.U704]-[.T704]" office:value-type="float" office:value="0.417430555555556">
            <text:p>10:01:06</text:p>
          </table:table-cell>
          <table:table-cell table:number-columns-repeated="1002"/>
        </table:table-row>
        <table:table-row table:style-name="ro1">
          <table:table-cell table:formula="of:=[.B705]" office:value-type="date" office:date-value="2017-11-01">
            <text:p>Mi, </text:p>
          </table:table-cell>
          <table:table-cell office:value-type="date" office:date-value="2017-11-01">
            <text:p>01.11.2017</text:p>
          </table:table-cell>
          <table:table-cell table:number-columns-repeated="7"/>
          <table:table-cell table:number-columns-repeated="2"/>
          <table:table-cell table:formula="of:=[.K705]-[.J705]" office:value-type="float" office:value="0">
            <text:p>0:00</text:p>
          </table:table-cell>
          <table:table-cell table:style-name="ce26" office:value-type="time" office:time-value="PT07H03M26S">
            <text:p>07:03:26</text:p>
          </table:table-cell>
          <table:table-cell table:style-name="ce49" office:value-type="time" office:time-value="PT16H55M05S">
            <text:p>16:55:05</text:p>
          </table:table-cell>
          <table:table-cell table:formula="of:=[.N705]-[.M705]" office:value-type="float" office:value="0.410868055555556">
            <text:p>9:51:39</text:p>
          </table:table-cell>
          <table:table-cell table:number-columns-repeated="2"/>
          <table:table-cell table:formula="of:=[.Q705]-[.P705]" office:value-type="float" office:value="0">
            <text:p>0:00</text:p>
          </table:table-cell>
          <table:table-cell table:formula="of:=[.V705]-[.R705]" office:value-type="float" office:value="0.415266203703704">
            <text:p>9:57:59</text:p>
          </table:table-cell>
          <table:table-cell table:style-name="ce26" office:value-type="time" office:time-value="PT06H58M00S">
            <text:p>06:58:00</text:p>
          </table:table-cell>
          <table:table-cell table:style-name="ce49" office:value-type="time" office:time-value="PT16H55M59S">
            <text:p>16:55:59</text:p>
          </table:table-cell>
          <table:table-cell table:formula="of:=[.U705]-[.T705]" office:value-type="float" office:value="0.415266203703704">
            <text:p>9:57:59</text:p>
          </table:table-cell>
          <table:table-cell office:value-type="string">
            <text:p>gew.</text:p>
          </table:table-cell>
          <table:table-cell table:number-columns-repeated="2" office:value-type="string">
            <text:p>neu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997"/>
        </table:table-row>
        <table:table-row table:style-name="ro1">
          <table:table-cell table:formula="of:=[.B706]" office:value-type="date" office:date-value="2017-11-02">
            <text:p>Do, </text:p>
          </table:table-cell>
          <table:table-cell office:value-type="date" office:date-value="2017-11-02">
            <text:p>02.11.2017</text:p>
          </table:table-cell>
          <table:table-cell table:number-columns-repeated="7"/>
          <table:table-cell table:number-columns-repeated="2"/>
          <table:table-cell table:formula="of:=[.K706]-[.J706]" office:value-type="float" office:value="0">
            <text:p>0:00</text:p>
          </table:table-cell>
          <table:table-cell table:style-name="ce26" office:value-type="time" office:time-value="PT07H05M03S">
            <text:p>07:05:03</text:p>
          </table:table-cell>
          <table:table-cell table:style-name="ce49" office:value-type="time" office:time-value="PT16H53M26S">
            <text:p>16:53:26</text:p>
          </table:table-cell>
          <table:table-cell table:formula="of:=[.N706]-[.M706]" office:value-type="float" office:value="0.408599537037037">
            <text:p>9:48:23</text:p>
          </table:table-cell>
          <table:table-cell office:value-type="float" office:value="0.292361111111111">
            <text:p>7:01</text:p>
          </table:table-cell>
          <table:table-cell office:value-type="float" office:value="0.703472222222222">
            <text:p>16:53</text:p>
          </table:table-cell>
          <table:table-cell table:formula="of:=[.Q706]-[.P706]" office:value-type="float" office:value="0.411111111111111">
            <text:p>9:52</text:p>
          </table:table-cell>
          <table:table-cell table:formula="of:=[.V706]-[.R706]" office:value-type="float" office:value="0.002002314814815">
            <text:p>0:02:53</text:p>
          </table:table-cell>
          <table:table-cell table:style-name="ce26" office:value-type="time" office:time-value="PT06H59M32S">
            <text:p>06:59:32</text:p>
          </table:table-cell>
          <table:table-cell table:style-name="ce49" office:value-type="time" office:time-value="PT16H54M25S">
            <text:p>16:54:25</text:p>
          </table:table-cell>
          <table:table-cell table:formula="of:=[.U706]-[.T706]" office:value-type="float" office:value="0.413113425925926">
            <text:p>9:54:53</text:p>
          </table:table-cell>
          <table:table-cell table:number-columns-repeated="1002"/>
        </table:table-row>
        <table:table-row table:style-name="ro1">
          <table:table-cell table:formula="of:=[.B707]" office:value-type="date" office:date-value="2017-11-03">
            <text:p>Fr, </text:p>
          </table:table-cell>
          <table:table-cell office:value-type="date" office:date-value="2017-11-03">
            <text:p>03.11.2017</text:p>
          </table:table-cell>
          <table:table-cell table:number-columns-repeated="7"/>
          <table:table-cell office:value-type="float" office:value="0.297222222222222">
            <text:p>7:08</text:p>
          </table:table-cell>
          <table:table-cell office:value-type="float" office:value="0.702083333333333">
            <text:p>16:51</text:p>
          </table:table-cell>
          <table:table-cell table:formula="of:=[.K707]-[.J707]" office:value-type="float" office:value="0.404861111111111">
            <text:p>9:43</text:p>
          </table:table-cell>
          <table:table-cell table:style-name="ce26" office:value-type="time" office:time-value="PT07H06M41S">
            <text:p>07:06:41</text:p>
          </table:table-cell>
          <table:table-cell table:style-name="ce49" office:value-type="time" office:time-value="PT16H51M50S">
            <text:p>16:51:50</text:p>
          </table:table-cell>
          <table:table-cell table:formula="of:=[.N707]-[.M707]" office:value-type="float" office:value="0.406354166666667">
            <text:p>9:45:09</text:p>
          </table:table-cell>
          <table:table-cell office:value-type="float" office:value="0.293055555555556">
            <text:p>7:02</text:p>
          </table:table-cell>
          <table:table-cell office:value-type="float" office:value="0.702777777777778">
            <text:p>16:52</text:p>
          </table:table-cell>
          <table:table-cell table:formula="of:=[.Q707]-[.P707]" office:value-type="float" office:value="0.409722222222222">
            <text:p>9:50</text:p>
          </table:table-cell>
          <table:table-cell table:formula="of:=[.V707]-[.R707]" office:value-type="float" office:value="0.00125000000000008">
            <text:p>0:01:48</text:p>
          </table:table-cell>
          <table:table-cell table:style-name="ce26" office:value-type="time" office:time-value="PT07H01M05S">
            <text:p>07:01:05</text:p>
          </table:table-cell>
          <table:table-cell table:style-name="ce49" office:value-type="time" office:time-value="PT16H52M53S">
            <text:p>16:52:53</text:p>
          </table:table-cell>
          <table:table-cell table:formula="of:=[.U707]-[.T707]" office:value-type="float" office:value="0.410972222222222">
            <text:p>9:51:48</text:p>
          </table:table-cell>
          <table:table-cell table:number-columns-repeated="1002"/>
        </table:table-row>
        <table:table-row table:style-name="ro1">
          <table:table-cell table:style-name="ce4" table:formula="of:=[.B708]" office:value-type="date" office:date-value="2017-11-04">
            <text:p>Sa, </text:p>
          </table:table-cell>
          <table:table-cell table:style-name="ce7" office:value-type="date" office:date-value="2017-11-04">
            <text:p>04.11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297916666666667">
            <text:p>7:09</text:p>
          </table:table-cell>
          <table:table-cell table:style-name="ce43" office:value-type="float" office:value="0.700694444444444">
            <text:p>16:49</text:p>
          </table:table-cell>
          <table:table-cell table:style-name="ce43" table:formula="of:=[.K708]-[.J708]" office:value-type="float" office:value="0.402777777777778">
            <text:p>9:40</text:p>
          </table:table-cell>
          <table:table-cell table:style-name="ce27" office:value-type="time" office:time-value="PT07H08M18S">
            <text:p>07:08:18</text:p>
          </table:table-cell>
          <table:table-cell table:style-name="ce50" office:value-type="time" office:time-value="PT16H50M15S">
            <text:p>16:50:15</text:p>
          </table:table-cell>
          <table:table-cell table:style-name="ce53" table:formula="of:=[.N708]-[.M708]" office:value-type="float" office:value="0.404131944444444">
            <text:p>9:41:57</text:p>
          </table:table-cell>
          <table:table-cell table:style-name="ce57" office:value-type="float" office:value="0.294444444444444">
            <text:p>7:04</text:p>
          </table:table-cell>
          <table:table-cell table:style-name="ce43" office:value-type="float" office:value="0.701388888888889">
            <text:p>16:50</text:p>
          </table:table-cell>
          <table:table-cell table:style-name="ce43" table:formula="of:=[.Q708]-[.P708]" office:value-type="float" office:value="0.406944444444444">
            <text:p>9:46</text:p>
          </table:table-cell>
          <table:table-cell table:formula="of:=[.V708]-[.R708]" office:value-type="float" office:value="0.00192129629629639">
            <text:p>0:02:46</text:p>
          </table:table-cell>
          <table:table-cell table:style-name="ce27" office:value-type="time" office:time-value="PT07H02M37S">
            <text:p>07:02:37</text:p>
          </table:table-cell>
          <table:table-cell table:style-name="ce50" office:value-type="time" office:time-value="PT16H51M23S">
            <text:p>16:51:23</text:p>
          </table:table-cell>
          <table:table-cell table:style-name="ce53" table:formula="of:=[.U708]-[.T708]" office:value-type="float" office:value="0.408865740740741">
            <text:p>9:48:46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09]" office:value-type="date" office:date-value="2017-11-05">
            <text:p>So, </text:p>
          </table:table-cell>
          <table:table-cell table:style-name="ce7" office:value-type="date" office:date-value="2017-11-05">
            <text:p>05.11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299305555555556">
            <text:p>7:11</text:p>
          </table:table-cell>
          <table:table-cell table:style-name="ce43" office:value-type="float" office:value="0.699305555555556">
            <text:p>16:47</text:p>
          </table:table-cell>
          <table:table-cell table:style-name="ce43" table:formula="of:=[.K709]-[.J709]" office:value-type="float" office:value="0.4">
            <text:p>9:36</text:p>
          </table:table-cell>
          <table:table-cell table:style-name="ce27" office:value-type="time" office:time-value="PT07H09M55S">
            <text:p>07:09:55</text:p>
          </table:table-cell>
          <table:table-cell table:style-name="ce50" office:value-type="time" office:time-value="PT16H48M41S">
            <text:p>16:48:41</text:p>
          </table:table-cell>
          <table:table-cell table:style-name="ce53" table:formula="of:=[.N709]-[.M709]" office:value-type="float" office:value="0.401921296296296">
            <text:p>9:38:46</text:p>
          </table:table-cell>
          <table:table-cell table:style-name="ce57" office:value-type="float" office:value="0.295138888888889">
            <text:p>7:05</text:p>
          </table:table-cell>
          <table:table-cell table:style-name="ce43" office:value-type="float" office:value="0.700694444444444">
            <text:p>16:49</text:p>
          </table:table-cell>
          <table:table-cell table:style-name="ce43" table:formula="of:=[.Q709]-[.P709]" office:value-type="float" office:value="0.405555555555555">
            <text:p>9:44</text:p>
          </table:table-cell>
          <table:table-cell table:formula="of:=[.V709]-[.R709]" office:value-type="float" office:value="0.00122685185185184">
            <text:p>0:01:46</text:p>
          </table:table-cell>
          <table:table-cell table:style-name="ce27" office:value-type="time" office:time-value="PT07H04M09S">
            <text:p>07:04:09</text:p>
          </table:table-cell>
          <table:table-cell table:style-name="ce50" office:value-type="time" office:time-value="PT16H49M55S">
            <text:p>16:49:55</text:p>
          </table:table-cell>
          <table:table-cell table:style-name="ce53" table:formula="of:=[.U709]-[.T709]" office:value-type="float" office:value="0.406782407407407">
            <text:p>9:45:46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/>
          <table:table-cell table:style-name="ce76" office:value-type="string">
            <text:p>neu</text:p>
          </table:table-cell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10]" office:value-type="date" office:date-value="2017-11-06">
            <text:p>Mo, </text:p>
          </table:table-cell>
          <table:table-cell office:value-type="date" office:date-value="2017-11-06">
            <text:p>06.11.2017</text:p>
          </table:table-cell>
          <table:table-cell table:number-columns-repeated="7"/>
          <table:table-cell office:value-type="float" office:value="0.3">
            <text:p>7:12</text:p>
          </table:table-cell>
          <table:table-cell office:value-type="float" office:value="0.698611111111111">
            <text:p>16:46</text:p>
          </table:table-cell>
          <table:table-cell table:formula="of:=[.K710]-[.J710]" office:value-type="float" office:value="0.398611111111111">
            <text:p>9:34</text:p>
          </table:table-cell>
          <table:table-cell table:style-name="ce26" office:value-type="time" office:time-value="PT07H11M32S">
            <text:p>07:11:32</text:p>
          </table:table-cell>
          <table:table-cell table:style-name="ce49" office:value-type="time" office:time-value="PT16H47M10S">
            <text:p>16:47:10</text:p>
          </table:table-cell>
          <table:table-cell table:formula="of:=[.N710]-[.M710]" office:value-type="float" office:value="0.399745370370371">
            <text:p>9:35:38</text:p>
          </table:table-cell>
          <table:table-cell office:value-type="float" office:value="0.296527777777778">
            <text:p>7:07</text:p>
          </table:table-cell>
          <table:table-cell office:value-type="float" office:value="0.699305555555556">
            <text:p>16:47</text:p>
          </table:table-cell>
          <table:table-cell table:formula="of:=[.Q710]-[.P710]" office:value-type="float" office:value="0.402777777777778">
            <text:p>9:40</text:p>
          </table:table-cell>
          <table:table-cell table:formula="of:=[.V710]-[.R710]" office:value-type="float" office:value="0.00192129629629628">
            <text:p>0:02:46</text:p>
          </table:table-cell>
          <table:table-cell table:style-name="ce26" office:value-type="time" office:time-value="PT07H05M42S">
            <text:p>07:05:42</text:p>
          </table:table-cell>
          <table:table-cell table:style-name="ce49" office:value-type="time" office:time-value="PT16H48M28S">
            <text:p>16:48:28</text:p>
          </table:table-cell>
          <table:table-cell table:formula="of:=[.U710]-[.T710]" office:value-type="float" office:value="0.404699074074074">
            <text:p>9:42:46</text:p>
          </table:table-cell>
          <table:table-cell table:number-columns-repeated="1002"/>
        </table:table-row>
        <table:table-row table:style-name="ro1">
          <table:table-cell table:formula="of:=[.B711]" office:value-type="date" office:date-value="2017-11-07">
            <text:p>Di, </text:p>
          </table:table-cell>
          <table:table-cell office:value-type="date" office:date-value="2017-11-07">
            <text:p>07.11.2017</text:p>
          </table:table-cell>
          <table:table-cell table:number-columns-repeated="7"/>
          <table:table-cell office:value-type="float" office:value="0.301388888888889">
            <text:p>7:14</text:p>
          </table:table-cell>
          <table:table-cell office:value-type="float" office:value="0.697222222222222">
            <text:p>16:44</text:p>
          </table:table-cell>
          <table:table-cell table:formula="of:=[.K711]-[.J711]" office:value-type="float" office:value="0.395833333333333">
            <text:p>9:30</text:p>
          </table:table-cell>
          <table:table-cell table:style-name="ce26" office:value-type="time" office:time-value="PT07H13M09S">
            <text:p>07:13:09</text:p>
          </table:table-cell>
          <table:table-cell table:style-name="ce49" office:value-type="time" office:time-value="PT16H45M40S">
            <text:p>16:45:40</text:p>
          </table:table-cell>
          <table:table-cell table:formula="of:=[.N711]-[.M711]" office:value-type="float" office:value="0.397581018518519">
            <text:p>9:32:31</text:p>
          </table:table-cell>
          <table:table-cell office:value-type="float" office:value="0.297222222222222">
            <text:p>7:08</text:p>
          </table:table-cell>
          <table:table-cell office:value-type="float" office:value="0.698611111111111">
            <text:p>16:46</text:p>
          </table:table-cell>
          <table:table-cell table:formula="of:=[.Q711]-[.P711]" office:value-type="float" office:value="0.401388888888889">
            <text:p>9:38</text:p>
          </table:table-cell>
          <table:table-cell table:formula="of:=[.V711]-[.R711]" office:value-type="float" office:value="0.00126157407407412">
            <text:p>0:01:49</text:p>
          </table:table-cell>
          <table:table-cell table:style-name="ce26" office:value-type="time" office:time-value="PT07H07M14S">
            <text:p>07:07:14</text:p>
          </table:table-cell>
          <table:table-cell table:style-name="ce49" office:value-type="time" office:time-value="PT16H47M03S">
            <text:p>16:47:03</text:p>
          </table:table-cell>
          <table:table-cell table:formula="of:=[.U711]-[.T711]" office:value-type="float" office:value="0.402650462962963">
            <text:p>9:39:49</text:p>
          </table:table-cell>
          <table:table-cell table:number-columns-repeated="2" office:value-type="string">
            <text:p>neu</text:p>
          </table:table-cell>
          <table:table-cell/>
          <table:table-cell table:number-columns-repeated="2" office:value-type="string">
            <text:p>neu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eu</text:p>
          </table:table-cell>
          <table:table-cell table:number-columns-repeated="993"/>
        </table:table-row>
        <table:table-row table:style-name="ro1">
          <table:table-cell table:formula="of:=[.B712]" office:value-type="date" office:date-value="2017-11-08">
            <text:p>Mi, </text:p>
          </table:table-cell>
          <table:table-cell office:value-type="date" office:date-value="2017-11-08">
            <text:p>08.11.2017</text:p>
          </table:table-cell>
          <table:table-cell table:number-columns-repeated="7"/>
          <table:table-cell office:value-type="float" office:value="0.302777777777778">
            <text:p>7:16</text:p>
          </table:table-cell>
          <table:table-cell office:value-type="float" office:value="0.696527777777778">
            <text:p>16:43</text:p>
          </table:table-cell>
          <table:table-cell table:formula="of:=[.K712]-[.J712]" office:value-type="float" office:value="0.39375">
            <text:p>9:27</text:p>
          </table:table-cell>
          <table:table-cell table:style-name="ce26" office:value-type="time" office:time-value="PT07H14M46S">
            <text:p>07:14:46</text:p>
          </table:table-cell>
          <table:table-cell table:style-name="ce49" office:value-type="time" office:time-value="PT16H44M12S">
            <text:p>16:44:12</text:p>
          </table:table-cell>
          <table:table-cell table:formula="of:=[.N712]-[.M712]" office:value-type="float" office:value="0.395439814814815">
            <text:p>9:29:26</text:p>
          </table:table-cell>
          <table:table-cell office:value-type="float" office:value="0.298611111111111">
            <text:p>7:10</text:p>
          </table:table-cell>
          <table:table-cell office:value-type="float" office:value="0.697916666666667">
            <text:p>16:45</text:p>
          </table:table-cell>
          <table:table-cell table:formula="of:=[.Q712]-[.P712]" office:value-type="float" office:value="0.399305555555555">
            <text:p>9:35</text:p>
          </table:table-cell>
          <table:table-cell table:formula="of:=[.V712]-[.R712]" office:value-type="float" office:value="0.00130787037037056">
            <text:p>0:01:53</text:p>
          </table:table-cell>
          <table:table-cell table:style-name="ce26" office:value-type="time" office:time-value="PT07H08M46S">
            <text:p>07:08:46</text:p>
          </table:table-cell>
          <table:table-cell table:style-name="ce49" office:value-type="time" office:time-value="PT16H45M39S">
            <text:p>16:45:39</text:p>
          </table:table-cell>
          <table:table-cell table:formula="of:=[.U712]-[.T712]" office:value-type="float" office:value="0.400613425925926">
            <text:p>9:36:53</text:p>
          </table:table-cell>
          <table:table-cell table:number-columns-repeated="1002"/>
        </table:table-row>
        <table:table-row table:style-name="ro1">
          <table:table-cell table:formula="of:=[.B713]" office:value-type="date" office:date-value="2017-11-09">
            <text:p>Do, </text:p>
          </table:table-cell>
          <table:table-cell office:value-type="date" office:date-value="2017-11-09">
            <text:p>09.11.2017</text:p>
          </table:table-cell>
          <table:table-cell table:number-columns-repeated="7"/>
          <table:table-cell office:value-type="float" office:value="0.303472222222222">
            <text:p>7:17</text:p>
          </table:table-cell>
          <table:table-cell office:value-type="float" office:value="0.695138888888889">
            <text:p>16:41</text:p>
          </table:table-cell>
          <table:table-cell table:formula="of:=[.K713]-[.J713]" office:value-type="float" office:value="0.391666666666667">
            <text:p>9:24</text:p>
          </table:table-cell>
          <table:table-cell table:style-name="ce26" office:value-type="time" office:time-value="PT07H16M22S">
            <text:p>07:16:22</text:p>
          </table:table-cell>
          <table:table-cell table:style-name="ce49" office:value-type="time" office:time-value="PT16H42M46S">
            <text:p>16:42:46</text:p>
          </table:table-cell>
          <table:table-cell table:formula="of:=[.N713]-[.M713]" office:value-type="float" office:value="0.393333333333333">
            <text:p>9:26:24</text:p>
          </table:table-cell>
          <table:table-cell office:value-type="float" office:value="0.3">
            <text:p>7:12</text:p>
          </table:table-cell>
          <table:table-cell office:value-type="float" office:value="0.696527777777778">
            <text:p>16:43</text:p>
          </table:table-cell>
          <table:table-cell table:formula="of:=[.Q713]-[.P713]" office:value-type="float" office:value="0.396527777777778">
            <text:p>9:31</text:p>
          </table:table-cell>
          <table:table-cell table:formula="of:=[.V713]-[.R713]" office:value-type="float" office:value="0.00208333333333333">
            <text:p>0:03:00</text:p>
          </table:table-cell>
          <table:table-cell table:style-name="ce26" office:value-type="time" office:time-value="PT07H10M18S">
            <text:p>07:10:18</text:p>
          </table:table-cell>
          <table:table-cell table:style-name="ce49" office:value-type="time" office:time-value="PT16H44M18S">
            <text:p>16:44:18</text:p>
          </table:table-cell>
          <table:table-cell table:formula="of:=[.U713]-[.T713]" office:value-type="float" office:value="0.398611111111111">
            <text:p>9:34:00</text:p>
          </table:table-cell>
          <table:table-cell table:number-columns-repeated="1002"/>
        </table:table-row>
        <table:table-row table:style-name="ro1">
          <table:table-cell table:formula="of:=[.B714]" office:value-type="date" office:date-value="2017-11-10">
            <text:p>Fr, </text:p>
          </table:table-cell>
          <table:table-cell office:value-type="date" office:date-value="2017-11-10">
            <text:p>10.11.2017</text:p>
          </table:table-cell>
          <table:table-cell table:number-columns-repeated="7"/>
          <table:table-cell office:value-type="float" office:value="0.304861111111111">
            <text:p>7:19</text:p>
          </table:table-cell>
          <table:table-cell office:value-type="float" office:value="0.694444444444444">
            <text:p>16:40</text:p>
          </table:table-cell>
          <table:table-cell table:formula="of:=[.K714]-[.J714]" office:value-type="float" office:value="0.389583333333333">
            <text:p>9:21</text:p>
          </table:table-cell>
          <table:table-cell table:style-name="ce26" office:value-type="time" office:time-value="PT07H17M59S">
            <text:p>07:17:59</text:p>
          </table:table-cell>
          <table:table-cell table:style-name="ce49" office:value-type="time" office:time-value="PT16H41M22S">
            <text:p>16:41:22</text:p>
          </table:table-cell>
          <table:table-cell table:formula="of:=[.N714]-[.M714]" office:value-type="float" office:value="0.391238425925926">
            <text:p>9:23:23</text:p>
          </table:table-cell>
          <table:table-cell office:value-type="float" office:value="0.300694444444444">
            <text:p>7:13</text:p>
          </table:table-cell>
          <table:table-cell office:value-type="float" office:value="0.695833333333333">
            <text:p>16:42</text:p>
          </table:table-cell>
          <table:table-cell table:formula="of:=[.Q714]-[.P714]" office:value-type="float" office:value="0.395138888888889">
            <text:p>9:29</text:p>
          </table:table-cell>
          <table:table-cell table:formula="of:=[.V714]-[.R714]" office:value-type="float" office:value="0.00148148148148164">
            <text:p>0:02:08</text:p>
          </table:table-cell>
          <table:table-cell table:style-name="ce26" office:value-type="time" office:time-value="PT07H11M50S">
            <text:p>07:11:50</text:p>
          </table:table-cell>
          <table:table-cell table:style-name="ce49" office:value-type="time" office:time-value="PT16H42M58S">
            <text:p>16:42:58</text:p>
          </table:table-cell>
          <table:table-cell table:formula="of:=[.U714]-[.T714]" office:value-type="float" office:value="0.39662037037037">
            <text:p>9:31:08</text:p>
          </table:table-cell>
          <table:table-cell table:number-columns-repeated="1002"/>
        </table:table-row>
        <table:table-row table:style-name="ro1">
          <table:table-cell table:style-name="ce4" table:formula="of:=[.B715]" office:value-type="date" office:date-value="2017-11-11">
            <text:p>Sa, </text:p>
          </table:table-cell>
          <table:table-cell table:style-name="ce7" office:value-type="date" office:date-value="2017-11-11">
            <text:p>11.11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0625">
            <text:p>7:21</text:p>
          </table:table-cell>
          <table:table-cell table:style-name="ce43" office:value-type="float" office:value="0.69375">
            <text:p>16:39</text:p>
          </table:table-cell>
          <table:table-cell table:style-name="ce43" table:formula="of:=[.K715]-[.J715]" office:value-type="float" office:value="0.3875">
            <text:p>9:18</text:p>
          </table:table-cell>
          <table:table-cell table:style-name="ce27" office:value-type="time" office:time-value="PT07H19M35S">
            <text:p>07:19:35</text:p>
          </table:table-cell>
          <table:table-cell table:style-name="ce50" office:value-type="time" office:time-value="PT16H39M59S">
            <text:p>16:39:59</text:p>
          </table:table-cell>
          <table:table-cell table:style-name="ce53" table:formula="of:=[.N715]-[.M715]" office:value-type="float" office:value="0.389166666666667">
            <text:p>9:20:24</text:p>
          </table:table-cell>
          <table:table-cell table:style-name="ce57" office:value-type="float" office:value="0.302083333333333">
            <text:p>7:15</text:p>
          </table:table-cell>
          <table:table-cell table:style-name="ce43" office:value-type="float" office:value="0.695138888888889">
            <text:p>16:41</text:p>
          </table:table-cell>
          <table:table-cell table:style-name="ce43" table:formula="of:=[.Q715]-[.P715]" office:value-type="float" office:value="0.393055555555556">
            <text:p>9:26</text:p>
          </table:table-cell>
          <table:table-cell table:formula="of:=[.V715]-[.R715]" office:value-type="float" office:value="0.00162037037037022">
            <text:p>0:02:20</text:p>
          </table:table-cell>
          <table:table-cell table:style-name="ce27" office:value-type="time" office:time-value="PT07H13M21S">
            <text:p>07:13:21</text:p>
          </table:table-cell>
          <table:table-cell table:style-name="ce50" office:value-type="time" office:time-value="PT16H41M41S">
            <text:p>16:41:41</text:p>
          </table:table-cell>
          <table:table-cell table:style-name="ce53" table:formula="of:=[.U715]-[.T715]" office:value-type="float" office:value="0.394675925925926">
            <text:p>9:28:20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16]" office:value-type="date" office:date-value="2017-11-12">
            <text:p>So, </text:p>
          </table:table-cell>
          <table:table-cell table:style-name="ce7" office:value-type="date" office:date-value="2017-11-12">
            <text:p>12.11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06944444444444">
            <text:p>7:22</text:p>
          </table:table-cell>
          <table:table-cell table:style-name="ce43" office:value-type="float" office:value="0.692361111111111">
            <text:p>16:37</text:p>
          </table:table-cell>
          <table:table-cell table:style-name="ce43" table:formula="of:=[.K716]-[.J716]" office:value-type="float" office:value="0.385416666666667">
            <text:p>9:15</text:p>
          </table:table-cell>
          <table:table-cell table:style-name="ce27" office:value-type="time" office:time-value="PT07H21M10S">
            <text:p>07:21:10</text:p>
          </table:table-cell>
          <table:table-cell table:style-name="ce50" office:value-type="time" office:time-value="PT16H38M39S">
            <text:p>16:38:39</text:p>
          </table:table-cell>
          <table:table-cell table:style-name="ce53" table:formula="of:=[.N716]-[.M716]" office:value-type="float" office:value="0.387141203703704">
            <text:p>9:17:29</text:p>
          </table:table-cell>
          <table:table-cell table:style-name="ce57" office:value-type="float" office:value="0.302777777777778">
            <text:p>7:16</text:p>
          </table:table-cell>
          <table:table-cell table:style-name="ce43" office:value-type="float" office:value="0.69375">
            <text:p>16:39</text:p>
          </table:table-cell>
          <table:table-cell table:style-name="ce43" table:formula="of:=[.Q716]-[.P716]" office:value-type="float" office:value="0.390972222222222">
            <text:p>9:23</text:p>
          </table:table-cell>
          <table:table-cell table:formula="of:=[.V716]-[.R716]" office:value-type="float" office:value="0.00177083333333317">
            <text:p>0:02:33</text:p>
          </table:table-cell>
          <table:table-cell table:style-name="ce27" office:value-type="time" office:time-value="PT07H14M52S">
            <text:p>07:14:52</text:p>
          </table:table-cell>
          <table:table-cell table:style-name="ce50" office:value-type="time" office:time-value="PT16H40M25S">
            <text:p>16:40:25</text:p>
          </table:table-cell>
          <table:table-cell table:style-name="ce53" table:formula="of:=[.U716]-[.T716]" office:value-type="float" office:value="0.392743055555555">
            <text:p>9:25:33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17]" office:value-type="date" office:date-value="2017-11-13">
            <text:p>Mo, </text:p>
          </table:table-cell>
          <table:table-cell office:value-type="date" office:date-value="2017-11-13">
            <text:p>13.11.2017</text:p>
          </table:table-cell>
          <table:table-cell table:number-columns-repeated="7"/>
          <table:table-cell office:value-type="float" office:value="0.308333333333333">
            <text:p>7:24</text:p>
          </table:table-cell>
          <table:table-cell office:value-type="float" office:value="0.691666666666667">
            <text:p>16:36</text:p>
          </table:table-cell>
          <table:table-cell table:formula="of:=[.K717]-[.J717]" office:value-type="float" office:value="0.383333333333334">
            <text:p>9:12</text:p>
          </table:table-cell>
          <table:table-cell table:style-name="ce26" office:value-type="time" office:time-value="PT07H22M46S">
            <text:p>07:22:46</text:p>
          </table:table-cell>
          <table:table-cell table:style-name="ce49" office:value-type="time" office:time-value="PT16H37M21S">
            <text:p>16:37:21</text:p>
          </table:table-cell>
          <table:table-cell table:formula="of:=[.N717]-[.M717]" office:value-type="float" office:value="0.385127314814815">
            <text:p>9:14:35</text:p>
          </table:table-cell>
          <table:table-cell office:value-type="float" office:value="0.304166666666667">
            <text:p>7:18</text:p>
          </table:table-cell>
          <table:table-cell office:value-type="float" office:value="0.693055555555556">
            <text:p>16:38</text:p>
          </table:table-cell>
          <table:table-cell table:formula="of:=[.Q717]-[.P717]" office:value-type="float" office:value="0.388888888888889">
            <text:p>9:20</text:p>
          </table:table-cell>
          <table:table-cell table:formula="of:=[.V717]-[.R717]" office:value-type="float" office:value="0.00195601851851851">
            <text:p>0:02:49</text:p>
          </table:table-cell>
          <table:table-cell table:style-name="ce26" office:value-type="time" office:time-value="PT07H16M23S">
            <text:p>07:16:23</text:p>
          </table:table-cell>
          <table:table-cell table:style-name="ce49" office:value-type="time" office:time-value="PT16H39M12S">
            <text:p>16:39:12</text:p>
          </table:table-cell>
          <table:table-cell table:formula="of:=[.U717]-[.T717]" office:value-type="float" office:value="0.390844907407407">
            <text:p>9:22:49</text:p>
          </table:table-cell>
          <table:table-cell table:number-columns-repeated="1002"/>
        </table:table-row>
        <table:table-row table:style-name="ro1">
          <table:table-cell table:formula="of:=[.B718]" office:value-type="date" office:date-value="2017-11-14">
            <text:p>Di, </text:p>
          </table:table-cell>
          <table:table-cell office:value-type="date" office:date-value="2017-11-14">
            <text:p>14.11.2017</text:p>
          </table:table-cell>
          <table:table-cell table:number-columns-repeated="7"/>
          <table:table-cell office:value-type="float" office:value="0.309027777777778">
            <text:p>7:25</text:p>
          </table:table-cell>
          <table:table-cell office:value-type="float" office:value="0.690972222222222">
            <text:p>16:35</text:p>
          </table:table-cell>
          <table:table-cell table:formula="of:=[.K718]-[.J718]" office:value-type="float" office:value="0.381944444444444">
            <text:p>9:10</text:p>
          </table:table-cell>
          <table:table-cell table:style-name="ce26" office:value-type="time" office:time-value="PT07H24M21S">
            <text:p>07:24:21</text:p>
          </table:table-cell>
          <table:table-cell table:style-name="ce49" office:value-type="time" office:time-value="PT16H36M05S">
            <text:p>16:36:05</text:p>
          </table:table-cell>
          <table:table-cell table:formula="of:=[.N718]-[.M718]" office:value-type="float" office:value="0.383148148148148">
            <text:p>9:11:44</text:p>
          </table:table-cell>
          <table:table-cell office:value-type="float" office:value="0.304861111111111">
            <text:p>7:19</text:p>
          </table:table-cell>
          <table:table-cell office:value-type="float" office:value="0.692361111111111">
            <text:p>16:37</text:p>
          </table:table-cell>
          <table:table-cell table:formula="of:=[.Q718]-[.P718]" office:value-type="float" office:value="0.3875">
            <text:p>9:18</text:p>
          </table:table-cell>
          <table:table-cell table:formula="of:=[.V718]-[.R718]" office:value-type="float" office:value="0.00146990740740727">
            <text:p>0:02:07</text:p>
          </table:table-cell>
          <table:table-cell table:style-name="ce26" office:value-type="time" office:time-value="PT07H17M53S">
            <text:p>07:17:53</text:p>
          </table:table-cell>
          <table:table-cell table:style-name="ce49" office:value-type="time" office:time-value="PT16H38M00S">
            <text:p>16:38:00</text:p>
          </table:table-cell>
          <table:table-cell table:formula="of:=[.U718]-[.T718]" office:value-type="float" office:value="0.388969907407407">
            <text:p>9:20:07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/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/>
          <table:table-cell table:number-columns-repeated="2" office:value-type="string">
            <text:p>neu</text:p>
          </table:table-cell>
          <table:table-cell table:number-columns-repeated="993"/>
        </table:table-row>
        <table:table-row table:style-name="ro1">
          <table:table-cell table:formula="of:=[.B719]" office:value-type="date" office:date-value="2017-11-15">
            <text:p>Mi, </text:p>
          </table:table-cell>
          <table:table-cell office:value-type="date" office:date-value="2017-11-15">
            <text:p>15.11.2017</text:p>
          </table:table-cell>
          <table:table-cell table:number-columns-repeated="7"/>
          <table:table-cell office:value-type="float" office:value="0.310416666666667">
            <text:p>7:27</text:p>
          </table:table-cell>
          <table:table-cell office:value-type="float" office:value="0.689583333333333">
            <text:p>16:33</text:p>
          </table:table-cell>
          <table:table-cell table:formula="of:=[.K719]-[.J719]" office:value-type="float" office:value="0.379166666666667">
            <text:p>9:06</text:p>
          </table:table-cell>
          <table:table-cell table:style-name="ce26" office:value-type="time" office:time-value="PT07H25M55S">
            <text:p>07:25:55</text:p>
          </table:table-cell>
          <table:table-cell table:style-name="ce49" office:value-type="time" office:time-value="PT16H34M52S">
            <text:p>16:34:52</text:p>
          </table:table-cell>
          <table:table-cell table:formula="of:=[.N719]-[.M719]" office:value-type="float" office:value="0.381215277777778">
            <text:p>9:08:57</text:p>
          </table:table-cell>
          <table:table-cell office:value-type="float" office:value="0.30625">
            <text:p>7:21</text:p>
          </table:table-cell>
          <table:table-cell office:value-type="float" office:value="0.691666666666667">
            <text:p>16:36</text:p>
          </table:table-cell>
          <table:table-cell table:formula="of:=[.Q719]-[.P719]" office:value-type="float" office:value="0.385416666666667">
            <text:p>9:15</text:p>
          </table:table-cell>
          <table:table-cell table:formula="of:=[.V719]-[.R719]" office:value-type="float" office:value="0.00171296296296275">
            <text:p>0:02:28</text:p>
          </table:table-cell>
          <table:table-cell table:style-name="ce26" office:value-type="time" office:time-value="PT07H19M23S">
            <text:p>07:19:23</text:p>
          </table:table-cell>
          <table:table-cell table:style-name="ce49" office:value-type="time" office:time-value="PT16H36M51S">
            <text:p>16:36:51</text:p>
          </table:table-cell>
          <table:table-cell table:formula="of:=[.U719]-[.T719]" office:value-type="float" office:value="0.38712962962963">
            <text:p>9:17:28</text:p>
          </table:table-cell>
          <table:table-cell table:number-columns-repeated="1002"/>
        </table:table-row>
        <table:table-row table:style-name="ro1">
          <table:table-cell table:formula="of:=[.B720]" office:value-type="date" office:date-value="2017-11-16">
            <text:p>Do, </text:p>
          </table:table-cell>
          <table:table-cell office:value-type="date" office:date-value="2017-11-16">
            <text:p>16.11.2017</text:p>
          </table:table-cell>
          <table:table-cell table:number-columns-repeated="7"/>
          <table:table-cell office:value-type="float" office:value="0.311111111111111">
            <text:p>7:28</text:p>
          </table:table-cell>
          <table:table-cell office:value-type="float" office:value="0.688888888888889">
            <text:p>16:32</text:p>
          </table:table-cell>
          <table:table-cell table:formula="of:=[.K720]-[.J720]" office:value-type="float" office:value="0.377777777777778">
            <text:p>9:04</text:p>
          </table:table-cell>
          <table:table-cell table:style-name="ce26" office:value-type="time" office:time-value="PT07H27M29S">
            <text:p>07:27:29</text:p>
          </table:table-cell>
          <table:table-cell table:style-name="ce49" office:value-type="time" office:time-value="PT16H33M40S">
            <text:p>16:33:40</text:p>
          </table:table-cell>
          <table:table-cell table:formula="of:=[.N720]-[.M720]" office:value-type="float" office:value="0.379293981481481">
            <text:p>9:06:11</text:p>
          </table:table-cell>
          <table:table-cell office:value-type="float" office:value="0.306944444444444">
            <text:p>7:22</text:p>
          </table:table-cell>
          <table:table-cell office:value-type="float" office:value="0.690972222222222">
            <text:p>16:35</text:p>
          </table:table-cell>
          <table:table-cell table:formula="of:=[.Q720]-[.P720]" office:value-type="float" office:value="0.384027777777778">
            <text:p>9:13</text:p>
          </table:table-cell>
          <table:table-cell table:formula="of:=[.V720]-[.R720]" office:value-type="float" office:value="0.00129629629629618">
            <text:p>0:01:52</text:p>
          </table:table-cell>
          <table:table-cell table:style-name="ce26" office:value-type="time" office:time-value="PT07H20M52S">
            <text:p>07:20:52</text:p>
          </table:table-cell>
          <table:table-cell table:style-name="ce49" office:value-type="time" office:time-value="PT16H35M44S">
            <text:p>16:35:44</text:p>
          </table:table-cell>
          <table:table-cell table:formula="of:=[.U720]-[.T720]" office:value-type="float" office:value="0.385324074074074">
            <text:p>9:14:52</text:p>
          </table:table-cell>
          <table:table-cell table:number-columns-repeated="1002"/>
        </table:table-row>
        <table:table-row table:style-name="ro1">
          <table:table-cell table:formula="of:=[.B721]" office:value-type="date" office:date-value="2017-11-17">
            <text:p>Fr, </text:p>
          </table:table-cell>
          <table:table-cell office:value-type="date" office:date-value="2017-11-17">
            <text:p>17.11.2017</text:p>
          </table:table-cell>
          <table:table-cell table:number-columns-repeated="7"/>
          <table:table-cell office:value-type="float" office:value="0.3125">
            <text:p>7:30</text:p>
          </table:table-cell>
          <table:table-cell office:value-type="float" office:value="0.688194444444445">
            <text:p>16:31</text:p>
          </table:table-cell>
          <table:table-cell table:formula="of:=[.K721]-[.J721]" office:value-type="float" office:value="0.375694444444445">
            <text:p>9:01</text:p>
          </table:table-cell>
          <table:table-cell table:style-name="ce26" office:value-type="time" office:time-value="PT07H29M02S">
            <text:p>07:29:02</text:p>
          </table:table-cell>
          <table:table-cell table:style-name="ce49" office:value-type="time" office:time-value="PT16H32M31S">
            <text:p>16:32:31</text:p>
          </table:table-cell>
          <table:table-cell table:formula="of:=[.N721]-[.M721]" office:value-type="float" office:value="0.377418981481481">
            <text:p>9:03:29</text:p>
          </table:table-cell>
          <table:table-cell office:value-type="float" office:value="0.308333333333333">
            <text:p>7:24</text:p>
          </table:table-cell>
          <table:table-cell office:value-type="float" office:value="0.689583333333333">
            <text:p>16:33</text:p>
          </table:table-cell>
          <table:table-cell table:formula="of:=[.Q721]-[.P721]" office:value-type="float" office:value="0.38125">
            <text:p>9:09</text:p>
          </table:table-cell>
          <table:table-cell table:formula="of:=[.V721]-[.R721]" office:value-type="float" office:value="0.00229166666666675">
            <text:p>0:03:18</text:p>
          </table:table-cell>
          <table:table-cell table:style-name="ce26" office:value-type="time" office:time-value="PT07H22M21S">
            <text:p>07:22:21</text:p>
          </table:table-cell>
          <table:table-cell table:style-name="ce49" office:value-type="time" office:time-value="PT16H34M39S">
            <text:p>16:34:39</text:p>
          </table:table-cell>
          <table:table-cell table:formula="of:=[.U721]-[.T721]" office:value-type="float" office:value="0.383541666666667">
            <text:p>9:12:18</text:p>
          </table:table-cell>
          <table:table-cell table:number-columns-repeated="1002"/>
        </table:table-row>
        <table:table-row table:style-name="ro1">
          <table:table-cell table:style-name="ce4" table:formula="of:=[.B722]" office:value-type="date" office:date-value="2017-11-18">
            <text:p>Sa, </text:p>
          </table:table-cell>
          <table:table-cell table:style-name="ce7" office:value-type="date" office:date-value="2017-11-18">
            <text:p>18.11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13888888888889">
            <text:p>7:32</text:p>
          </table:table-cell>
          <table:table-cell table:style-name="ce43" office:value-type="float" office:value="0.6875">
            <text:p>16:30</text:p>
          </table:table-cell>
          <table:table-cell table:style-name="ce43" table:formula="of:=[.K722]-[.J722]" office:value-type="float" office:value="0.373611111111111">
            <text:p>8:58</text:p>
          </table:table-cell>
          <table:table-cell table:style-name="ce27" office:value-type="time" office:time-value="PT07H30M34S">
            <text:p>07:30:34</text:p>
          </table:table-cell>
          <table:table-cell table:style-name="ce50" office:value-type="time" office:time-value="PT16H31M24S">
            <text:p>16:31:24</text:p>
          </table:table-cell>
          <table:table-cell table:style-name="ce53" table:formula="of:=[.N722]-[.M722]" office:value-type="float" office:value="0.375578703703704">
            <text:p>9:00:50</text:p>
          </table:table-cell>
          <table:table-cell table:style-name="ce57" office:value-type="float" office:value="0.309027777777778">
            <text:p>7:25</text:p>
          </table:table-cell>
          <table:table-cell table:style-name="ce43" office:value-type="float" office:value="0.688888888888889">
            <text:p>16:32</text:p>
          </table:table-cell>
          <table:table-cell table:style-name="ce43" table:formula="of:=[.Q722]-[.P722]" office:value-type="float" office:value="0.379861111111111">
            <text:p>9:07</text:p>
          </table:table-cell>
          <table:table-cell table:style-name="ce62" table:formula="of:=[.V722]-[.R722]" office:value-type="float" office:value="0.00193287037037032">
            <text:p>0:02:47</text:p>
          </table:table-cell>
          <table:table-cell table:style-name="ce27" office:value-type="time" office:time-value="PT07H23M50S">
            <text:p>07:23:50</text:p>
          </table:table-cell>
          <table:table-cell table:style-name="ce50" office:value-type="time" office:time-value="PT16H33M37S">
            <text:p>16:33:37</text:p>
          </table:table-cell>
          <table:table-cell table:style-name="ce53" table:formula="of:=[.U722]-[.T722]" office:value-type="float" office:value="0.381793981481482">
            <text:p>9:09:4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23]" office:value-type="date" office:date-value="2017-11-19">
            <text:p>So, </text:p>
          </table:table-cell>
          <table:table-cell table:style-name="ce7" office:value-type="date" office:date-value="2017-11-19">
            <text:p>19.11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14583333333333">
            <text:p>7:33</text:p>
          </table:table-cell>
          <table:table-cell table:style-name="ce43" office:value-type="float" office:value="0.686805555555556">
            <text:p>16:29</text:p>
          </table:table-cell>
          <table:table-cell table:style-name="ce43" table:formula="of:=[.K723]-[.J723]" office:value-type="float" office:value="0.372222222222222">
            <text:p>8:56</text:p>
          </table:table-cell>
          <table:table-cell table:style-name="ce27" office:value-type="time" office:time-value="PT07H32M06S">
            <text:p>07:32:06</text:p>
          </table:table-cell>
          <table:table-cell table:style-name="ce50" office:value-type="time" office:time-value="PT16H30M20S">
            <text:p>16:30:20</text:p>
          </table:table-cell>
          <table:table-cell table:style-name="ce53" table:formula="of:=[.N723]-[.M723]" office:value-type="float" office:value="0.373773148148148">
            <text:p>8:58:14</text:p>
          </table:table-cell>
          <table:table-cell table:style-name="ce57" office:value-type="float" office:value="0.310416666666667">
            <text:p>7:27</text:p>
          </table:table-cell>
          <table:table-cell table:style-name="ce43" office:value-type="float" office:value="0.688194444444445">
            <text:p>16:31</text:p>
          </table:table-cell>
          <table:table-cell table:style-name="ce43" table:formula="of:=[.Q723]-[.P723]" office:value-type="float" office:value="0.377777777777778">
            <text:p>9:04</text:p>
          </table:table-cell>
          <table:table-cell table:style-name="ce62" table:formula="of:=[.V723]-[.R723]" office:value-type="float" office:value="0.00231481481481488">
            <text:p>0:03:20</text:p>
          </table:table-cell>
          <table:table-cell table:style-name="ce27" office:value-type="time" office:time-value="PT07H25M17S">
            <text:p>07:25:17</text:p>
          </table:table-cell>
          <table:table-cell table:style-name="ce50" office:value-type="time" office:time-value="PT16H32M37S">
            <text:p>16:32:37</text:p>
          </table:table-cell>
          <table:table-cell table:style-name="ce53" table:formula="of:=[.U723]-[.T723]" office:value-type="float" office:value="0.380092592592593">
            <text:p>9:07:20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24]" office:value-type="date" office:date-value="2017-11-20">
            <text:p>Mo, </text:p>
          </table:table-cell>
          <table:table-cell office:value-type="date" office:date-value="2017-11-20">
            <text:p>20.11.2017</text:p>
          </table:table-cell>
          <table:table-cell table:number-columns-repeated="7"/>
          <table:table-cell office:value-type="float" office:value="0.315972222222222">
            <text:p>7:35</text:p>
          </table:table-cell>
          <table:table-cell office:value-type="float" office:value="0.686111111111111">
            <text:p>16:28</text:p>
          </table:table-cell>
          <table:table-cell table:formula="of:=[.K724]-[.J724]" office:value-type="float" office:value="0.370138888888889">
            <text:p>8:53</text:p>
          </table:table-cell>
          <table:table-cell table:style-name="ce26" office:value-type="time" office:time-value="PT07H33M37S">
            <text:p>07:33:37</text:p>
          </table:table-cell>
          <table:table-cell table:style-name="ce49" office:value-type="time" office:time-value="PT16H29M18S">
            <text:p>16:29:18</text:p>
          </table:table-cell>
          <table:table-cell table:formula="of:=[.N724]-[.M724]" office:value-type="float" office:value="0.372002314814815">
            <text:p>8:55:41</text:p>
          </table:table-cell>
          <table:table-cell office:value-type="float" office:value="0.311111111111111">
            <text:p>7:28</text:p>
          </table:table-cell>
          <table:table-cell office:value-type="float" office:value="0.6875">
            <text:p>16:30</text:p>
          </table:table-cell>
          <table:table-cell table:formula="of:=[.Q724]-[.P724]" office:value-type="float" office:value="0.376388888888889">
            <text:p>9:02</text:p>
          </table:table-cell>
          <table:table-cell table:formula="of:=[.V724]-[.R724]" office:value-type="float" office:value="0.00202546296296291">
            <text:p>0:02:55</text:p>
          </table:table-cell>
          <table:table-cell table:style-name="ce26" office:value-type="time" office:time-value="PT07H26M44S">
            <text:p>07:26:44</text:p>
          </table:table-cell>
          <table:table-cell table:style-name="ce49" office:value-type="time" office:time-value="PT16H31M39S">
            <text:p>16:31:39</text:p>
          </table:table-cell>
          <table:table-cell table:formula="of:=[.U724]-[.T724]" office:value-type="float" office:value="0.378414351851852">
            <text:p>9:04:55</text:p>
          </table:table-cell>
          <table:table-cell table:number-columns-repeated="1002"/>
        </table:table-row>
        <table:table-row table:style-name="ro1">
          <table:table-cell table:formula="of:=[.B725]" office:value-type="date" office:date-value="2017-11-21">
            <text:p>Di, </text:p>
          </table:table-cell>
          <table:table-cell office:value-type="date" office:date-value="2017-11-21">
            <text:p>21.11.2017</text:p>
          </table:table-cell>
          <table:table-cell table:number-columns-repeated="7"/>
          <table:table-cell office:value-type="float" office:value="0.316666666666667">
            <text:p>7:36</text:p>
          </table:table-cell>
          <table:table-cell office:value-type="float" office:value="0.685416666666667">
            <text:p>16:27</text:p>
          </table:table-cell>
          <table:table-cell table:formula="of:=[.K725]-[.J725]" office:value-type="float" office:value="0.36875">
            <text:p>8:51</text:p>
          </table:table-cell>
          <table:table-cell table:style-name="ce26" office:value-type="time" office:time-value="PT07H35M07S">
            <text:p>07:35:07</text:p>
          </table:table-cell>
          <table:table-cell table:style-name="ce49" office:value-type="time" office:time-value="PT16H28M19S">
            <text:p>16:28:19</text:p>
          </table:table-cell>
          <table:table-cell table:formula="of:=[.N725]-[.M725]" office:value-type="float" office:value="0.370277777777778">
            <text:p>8:53:12</text:p>
          </table:table-cell>
          <table:table-cell office:value-type="float" office:value="0.3125">
            <text:p>7:30</text:p>
          </table:table-cell>
          <table:table-cell office:value-type="float" office:value="0.686805555555556">
            <text:p>16:29</text:p>
          </table:table-cell>
          <table:table-cell table:formula="of:=[.Q725]-[.P725]" office:value-type="float" office:value="0.374305555555556">
            <text:p>8:59</text:p>
          </table:table-cell>
          <table:table-cell table:formula="of:=[.V725]-[.R725]" office:value-type="float" office:value="0.00246527777777772">
            <text:p>0:03:33</text:p>
          </table:table-cell>
          <table:table-cell table:style-name="ce26" office:value-type="time" office:time-value="PT07H28M10S">
            <text:p>07:28:10</text:p>
          </table:table-cell>
          <table:table-cell table:style-name="ce49" office:value-type="time" office:time-value="PT16H30M43S">
            <text:p>16:30:43</text:p>
          </table:table-cell>
          <table:table-cell table:formula="of:=[.U725]-[.T725]" office:value-type="float" office:value="0.376770833333333">
            <text:p>9:02:33</text:p>
          </table:table-cell>
          <table:table-cell table:number-columns-repeated="1002"/>
        </table:table-row>
        <table:table-row table:style-name="ro1">
          <table:table-cell table:formula="of:=[.B726]" office:value-type="date" office:date-value="2017-11-22">
            <text:p>Mi, </text:p>
          </table:table-cell>
          <table:table-cell office:value-type="date" office:date-value="2017-11-22">
            <text:p>22.11.2017</text:p>
          </table:table-cell>
          <table:table-cell table:number-columns-repeated="7"/>
          <table:table-cell office:value-type="float" office:value="0.318055555555556">
            <text:p>7:38</text:p>
          </table:table-cell>
          <table:table-cell office:value-type="float" office:value="0.684722222222222">
            <text:p>16:26</text:p>
          </table:table-cell>
          <table:table-cell table:formula="of:=[.K726]-[.J726]" office:value-type="float" office:value="0.366666666666667">
            <text:p>8:48</text:p>
          </table:table-cell>
          <table:table-cell table:style-name="ce26" office:value-type="time" office:time-value="PT07H36M36S">
            <text:p>07:36:36</text:p>
          </table:table-cell>
          <table:table-cell table:style-name="ce49" office:value-type="time" office:time-value="PT16H27M22S">
            <text:p>16:27:22</text:p>
          </table:table-cell>
          <table:table-cell table:formula="of:=[.N726]-[.M726]" office:value-type="float" office:value="0.368587962962963">
            <text:p>8:50:46</text:p>
          </table:table-cell>
          <table:table-cell office:value-type="float" office:value="0.313194444444444">
            <text:p>7:31</text:p>
          </table:table-cell>
          <table:table-cell office:value-type="float" office:value="0.686805555555556">
            <text:p>16:29</text:p>
          </table:table-cell>
          <table:table-cell table:formula="of:=[.Q726]-[.P726]" office:value-type="float" office:value="0.373611111111111">
            <text:p>8:58</text:p>
          </table:table-cell>
          <table:table-cell table:formula="of:=[.V726]-[.R726]" office:value-type="float" office:value="0.00156249999999991">
            <text:p>0:02:15</text:p>
          </table:table-cell>
          <table:table-cell table:style-name="ce26" office:value-type="time" office:time-value="PT07H29M35S">
            <text:p>07:29:35</text:p>
          </table:table-cell>
          <table:table-cell table:style-name="ce49" office:value-type="time" office:time-value="PT16H29M50S">
            <text:p>16:29:50</text:p>
          </table:table-cell>
          <table:table-cell table:formula="of:=[.U726]-[.T726]" office:value-type="float" office:value="0.375173611111111">
            <text:p>9:00:15</text:p>
          </table:table-cell>
          <table:table-cell table:number-columns-repeated="1002"/>
        </table:table-row>
        <table:table-row table:style-name="ro1">
          <table:table-cell table:formula="of:=[.B727]" office:value-type="date" office:date-value="2017-11-23">
            <text:p>Do, </text:p>
          </table:table-cell>
          <table:table-cell office:value-type="date" office:date-value="2017-11-23">
            <text:p>23.11.2017</text:p>
          </table:table-cell>
          <table:table-cell table:number-columns-repeated="7"/>
          <table:table-cell office:value-type="float" office:value="0.31875">
            <text:p>7:39</text:p>
          </table:table-cell>
          <table:table-cell office:value-type="float" office:value="0.684027777777778">
            <text:p>16:25</text:p>
          </table:table-cell>
          <table:table-cell table:formula="of:=[.K727]-[.J727]" office:value-type="float" office:value="0.365277777777778">
            <text:p>8:46</text:p>
          </table:table-cell>
          <table:table-cell table:style-name="ce26" office:value-type="time" office:time-value="PT07H38M04S">
            <text:p>07:38:04</text:p>
          </table:table-cell>
          <table:table-cell table:style-name="ce49" office:value-type="time" office:time-value="PT16H26M27S">
            <text:p>16:26:27</text:p>
          </table:table-cell>
          <table:table-cell table:formula="of:=[.N727]-[.M727]" office:value-type="float" office:value="0.366932870370371">
            <text:p>8:48:23</text:p>
          </table:table-cell>
          <table:table-cell office:value-type="float" office:value="0.313888888888889">
            <text:p>7:32</text:p>
          </table:table-cell>
          <table:table-cell office:value-type="float" office:value="0.686111111111111">
            <text:p>16:28</text:p>
          </table:table-cell>
          <table:table-cell table:formula="of:=[.Q727]-[.P727]" office:value-type="float" office:value="0.372222222222222">
            <text:p>8:56</text:p>
          </table:table-cell>
          <table:table-cell table:formula="of:=[.V727]-[.R727]" office:value-type="float" office:value="0.00140046296296303">
            <text:p>0:02:01</text:p>
          </table:table-cell>
          <table:table-cell table:style-name="ce26" office:value-type="time" office:time-value="PT07H30M59S">
            <text:p>07:30:59</text:p>
          </table:table-cell>
          <table:table-cell table:style-name="ce49" office:value-type="time" office:time-value="PT16H29M00S">
            <text:p>16:29:00</text:p>
          </table:table-cell>
          <table:table-cell table:formula="of:=[.U727]-[.T727]" office:value-type="float" office:value="0.373622685185185">
            <text:p>8:58:01</text:p>
          </table:table-cell>
          <table:table-cell table:number-columns-repeated="1002"/>
        </table:table-row>
        <table:table-row table:style-name="ro1">
          <table:table-cell table:formula="of:=[.B728]" office:value-type="date" office:date-value="2017-11-24">
            <text:p>Fr, </text:p>
          </table:table-cell>
          <table:table-cell office:value-type="date" office:date-value="2017-11-24">
            <text:p>24.11.2017</text:p>
          </table:table-cell>
          <table:table-cell table:number-columns-repeated="7"/>
          <table:table-cell office:value-type="float" office:value="0.320138888888889">
            <text:p>7:41</text:p>
          </table:table-cell>
          <table:table-cell office:value-type="float" office:value="0.683333333333333">
            <text:p>16:24</text:p>
          </table:table-cell>
          <table:table-cell table:formula="of:=[.K728]-[.J728]" office:value-type="float" office:value="0.363194444444444">
            <text:p>8:43</text:p>
          </table:table-cell>
          <table:table-cell table:style-name="ce26" office:value-type="time" office:time-value="PT07H39M31S">
            <text:p>07:39:31</text:p>
          </table:table-cell>
          <table:table-cell table:style-name="ce49" office:value-type="time" office:time-value="PT16H25M36S">
            <text:p>16:25:36</text:p>
          </table:table-cell>
          <table:table-cell table:formula="of:=[.N728]-[.M728]" office:value-type="float" office:value="0.365335648148148">
            <text:p>8:46:05</text:p>
          </table:table-cell>
          <table:table-cell office:value-type="float" office:value="0.315277777777778">
            <text:p>7:34</text:p>
          </table:table-cell>
          <table:table-cell office:value-type="float" office:value="0.685416666666667">
            <text:p>16:27</text:p>
          </table:table-cell>
          <table:table-cell table:formula="of:=[.Q728]-[.P728]" office:value-type="float" office:value="0.370138888888889">
            <text:p>8:53</text:p>
          </table:table-cell>
          <table:table-cell table:formula="of:=[.V728]-[.R728]" office:value-type="float" office:value="0.00196759259259249">
            <text:p>0:02:50</text:p>
          </table:table-cell>
          <table:table-cell table:style-name="ce26" office:value-type="time" office:time-value="PT07H32M22S">
            <text:p>07:32:22</text:p>
          </table:table-cell>
          <table:table-cell table:style-name="ce49" office:value-type="time" office:time-value="PT16H28M12S">
            <text:p>16:28:12</text:p>
          </table:table-cell>
          <table:table-cell table:formula="of:=[.U728]-[.T728]" office:value-type="float" office:value="0.372106481481481">
            <text:p>8:55:50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/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997"/>
        </table:table-row>
        <table:table-row table:style-name="ro1">
          <table:table-cell table:style-name="ce4" table:formula="of:=[.B729]" office:value-type="date" office:date-value="2017-11-25">
            <text:p>Sa, </text:p>
          </table:table-cell>
          <table:table-cell table:style-name="ce7" office:value-type="date" office:date-value="2017-11-25">
            <text:p>25.11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20833333333333">
            <text:p>7:42</text:p>
          </table:table-cell>
          <table:table-cell table:style-name="ce43" office:value-type="float" office:value="0.682638888888889">
            <text:p>16:23</text:p>
          </table:table-cell>
          <table:table-cell table:style-name="ce43" table:formula="of:=[.K729]-[.J729]" office:value-type="float" office:value="0.361805555555556">
            <text:p>8:41</text:p>
          </table:table-cell>
          <table:table-cell table:style-name="ce27" office:value-type="time" office:time-value="PT07H40M57S">
            <text:p>07:40:57</text:p>
          </table:table-cell>
          <table:table-cell table:style-name="ce50" office:value-type="time" office:time-value="PT16H24M47S">
            <text:p>16:24:47</text:p>
          </table:table-cell>
          <table:table-cell table:style-name="ce53" table:formula="of:=[.N729]-[.M729]" office:value-type="float" office:value="0.363773148148148">
            <text:p>8:43:50</text:p>
          </table:table-cell>
          <table:table-cell table:style-name="ce57" office:value-type="float" office:value="0.315972222222222">
            <text:p>7:35</text:p>
          </table:table-cell>
          <table:table-cell table:style-name="ce43" office:value-type="float" office:value="0.684722222222222">
            <text:p>16:26</text:p>
          </table:table-cell>
          <table:table-cell table:style-name="ce43" table:formula="of:=[.Q729]-[.P729]" office:value-type="float" office:value="0.36875">
            <text:p>8:51</text:p>
          </table:table-cell>
          <table:table-cell table:style-name="ce62" table:formula="of:=[.V729]-[.R729]" office:value-type="float" office:value="0.00188657407407389">
            <text:p>0:02:43</text:p>
          </table:table-cell>
          <table:table-cell table:style-name="ce27" office:value-type="time" office:time-value="PT07H33M44S">
            <text:p>07:33:44</text:p>
          </table:table-cell>
          <table:table-cell table:style-name="ce50" office:value-type="time" office:time-value="PT16H27M27S">
            <text:p>16:27:27</text:p>
          </table:table-cell>
          <table:table-cell table:style-name="ce53" table:formula="of:=[.U729]-[.T729]" office:value-type="float" office:value="0.370636574074074">
            <text:p>8:53:43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30]" office:value-type="date" office:date-value="2017-11-26">
            <text:p>So, </text:p>
          </table:table-cell>
          <table:table-cell table:style-name="ce7" office:value-type="date" office:date-value="2017-11-26">
            <text:p>26.11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22222222222222">
            <text:p>7:44</text:p>
          </table:table-cell>
          <table:table-cell table:style-name="ce43" office:value-type="float" office:value="0.681944444444445">
            <text:p>16:22</text:p>
          </table:table-cell>
          <table:table-cell table:style-name="ce43" table:formula="of:=[.K730]-[.J730]" office:value-type="float" office:value="0.359722222222222">
            <text:p>8:38</text:p>
          </table:table-cell>
          <table:table-cell table:style-name="ce27" office:value-type="time" office:time-value="PT07H42M22S">
            <text:p>07:42:22</text:p>
          </table:table-cell>
          <table:table-cell table:style-name="ce50" office:value-type="time" office:time-value="PT16H24M00S">
            <text:p>16:24:00</text:p>
          </table:table-cell>
          <table:table-cell table:style-name="ce53" table:formula="of:=[.N730]-[.M730]" office:value-type="float" office:value="0.36224537037037">
            <text:p>8:41:38</text:p>
          </table:table-cell>
          <table:table-cell table:style-name="ce57" office:value-type="float" office:value="0.317361111111111">
            <text:p>7:37</text:p>
          </table:table-cell>
          <table:table-cell table:style-name="ce43" office:value-type="float" office:value="0.684027777777778">
            <text:p>16:25</text:p>
          </table:table-cell>
          <table:table-cell table:style-name="ce43" table:formula="of:=[.Q730]-[.P730]" office:value-type="float" office:value="0.366666666666667">
            <text:p>8:48</text:p>
          </table:table-cell>
          <table:table-cell table:style-name="ce62" table:formula="of:=[.V730]-[.R730]" office:value-type="float" office:value="0.00253472222222223">
            <text:p>0:03:39</text:p>
          </table:table-cell>
          <table:table-cell table:style-name="ce27" office:value-type="time" office:time-value="PT07H35M05S">
            <text:p>07:35:05</text:p>
          </table:table-cell>
          <table:table-cell table:style-name="ce50" office:value-type="time" office:time-value="PT16H26M44S">
            <text:p>16:26:44</text:p>
          </table:table-cell>
          <table:table-cell table:style-name="ce53" table:formula="of:=[.U730]-[.T730]" office:value-type="float" office:value="0.369201388888889">
            <text:p>8:51:39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31]" office:value-type="date" office:date-value="2017-11-27">
            <text:p>Mo, </text:p>
          </table:table-cell>
          <table:table-cell office:value-type="date" office:date-value="2017-11-27">
            <text:p>27.11.2017</text:p>
          </table:table-cell>
          <table:table-cell table:number-columns-repeated="7"/>
          <table:table-cell office:value-type="float" office:value="0.322916666666667">
            <text:p>7:45</text:p>
          </table:table-cell>
          <table:table-cell office:value-type="float" office:value="0.681944444444445">
            <text:p>16:22</text:p>
          </table:table-cell>
          <table:table-cell table:formula="of:=[.K731]-[.J731]" office:value-type="float" office:value="0.359027777777778">
            <text:p>8:37</text:p>
          </table:table-cell>
          <table:table-cell table:style-name="ce26" office:value-type="time" office:time-value="PT07H43M45S">
            <text:p>07:43:45</text:p>
          </table:table-cell>
          <table:table-cell table:style-name="ce49" office:value-type="time" office:time-value="PT16H23M17S">
            <text:p>16:23:17</text:p>
          </table:table-cell>
          <table:table-cell table:formula="of:=[.N731]-[.M731]" office:value-type="float" office:value="0.360787037037037">
            <text:p>8:39:32</text:p>
          </table:table-cell>
          <table:table-cell office:value-type="float" office:value="0.318055555555556">
            <text:p>7:38</text:p>
          </table:table-cell>
          <table:table-cell office:value-type="float" office:value="0.684027777777778">
            <text:p>16:25</text:p>
          </table:table-cell>
          <table:table-cell table:formula="of:=[.Q731]-[.P731]" office:value-type="float" office:value="0.365972222222222">
            <text:p>8:47</text:p>
          </table:table-cell>
          <table:table-cell table:formula="of:=[.V731]-[.R731]" office:value-type="float" office:value="0.00184027777777779">
            <text:p>0:02:39</text:p>
          </table:table-cell>
          <table:table-cell table:style-name="ce26" office:value-type="time" office:time-value="PT07H36M25S">
            <text:p>07:36:25</text:p>
          </table:table-cell>
          <table:table-cell table:style-name="ce49" office:value-type="time" office:time-value="PT16H26M04S">
            <text:p>16:26:04</text:p>
          </table:table-cell>
          <table:table-cell table:formula="of:=[.U731]-[.T731]" office:value-type="float" office:value="0.3678125">
            <text:p>8:49:39</text:p>
          </table:table-cell>
          <table:table-cell table:number-columns-repeated="1002"/>
        </table:table-row>
        <table:table-row table:style-name="ro1">
          <table:table-cell table:formula="of:=[.B732]" office:value-type="date" office:date-value="2017-11-28">
            <text:p>Di, </text:p>
          </table:table-cell>
          <table:table-cell office:value-type="date" office:date-value="2017-11-28">
            <text:p>28.11.2017</text:p>
          </table:table-cell>
          <table:table-cell table:number-columns-repeated="7"/>
          <table:table-cell office:value-type="float" office:value="0.323611111111111">
            <text:p>7:46</text:p>
          </table:table-cell>
          <table:table-cell office:value-type="float" office:value="0.68125">
            <text:p>16:21</text:p>
          </table:table-cell>
          <table:table-cell table:formula="of:=[.K732]-[.J732]" office:value-type="float" office:value="0.357638888888889">
            <text:p>8:35</text:p>
          </table:table-cell>
          <table:table-cell table:style-name="ce26" office:value-type="time" office:time-value="PT07H45M07S">
            <text:p>07:45:07</text:p>
          </table:table-cell>
          <table:table-cell table:style-name="ce49" office:value-type="time" office:time-value="PT16H22M36S">
            <text:p>16:22:36</text:p>
          </table:table-cell>
          <table:table-cell table:formula="of:=[.N732]-[.M732]" office:value-type="float" office:value="0.359363425925926">
            <text:p>8:37:29</text:p>
          </table:table-cell>
          <table:table-cell office:value-type="float" office:value="0.31875">
            <text:p>7:39</text:p>
          </table:table-cell>
          <table:table-cell office:value-type="float" office:value="0.683333333333333">
            <text:p>16:24</text:p>
          </table:table-cell>
          <table:table-cell table:formula="of:=[.Q732]-[.P732]" office:value-type="float" office:value="0.364583333333333">
            <text:p>8:45</text:p>
          </table:table-cell>
          <table:table-cell table:formula="of:=[.V732]-[.R732]" office:value-type="float" office:value="0.00187500000000002">
            <text:p>0:02:42</text:p>
          </table:table-cell>
          <table:table-cell table:style-name="ce26" office:value-type="time" office:time-value="PT07H37M44S">
            <text:p>07:37:44</text:p>
          </table:table-cell>
          <table:table-cell table:style-name="ce49" office:value-type="time" office:time-value="PT16H25M26S">
            <text:p>16:25:26</text:p>
          </table:table-cell>
          <table:table-cell table:formula="of:=[.U732]-[.T732]" office:value-type="float" office:value="0.366458333333333">
            <text:p>8:47:42</text:p>
          </table:table-cell>
          <table:table-cell office:value-type="string">
            <text:p>gew.</text:p>
          </table:table-cell>
          <table:table-cell office:value-type="string">
            <text:p>-</text:p>
          </table:table-cell>
          <table:table-cell/>
          <table:table-cell office:value-type="string">
            <text:p>gew.</text:p>
          </table:table-cell>
          <table:table-cell office:value-type="string">
            <text:p>-</text:p>
          </table:table-cell>
          <table:table-cell table:number-columns-repeated="997"/>
        </table:table-row>
        <table:table-row table:style-name="ro1">
          <table:table-cell table:formula="of:=[.B733]" office:value-type="date" office:date-value="2017-11-29">
            <text:p>Mi, </text:p>
          </table:table-cell>
          <table:table-cell office:value-type="date" office:date-value="2017-11-29">
            <text:p>29.11.2017</text:p>
          </table:table-cell>
          <table:table-cell table:number-columns-repeated="7"/>
          <table:table-cell office:value-type="float" office:value="0.325">
            <text:p>7:48</text:p>
          </table:table-cell>
          <table:table-cell office:value-type="float" office:value="0.680555555555555">
            <text:p>16:20</text:p>
          </table:table-cell>
          <table:table-cell table:formula="of:=[.K733]-[.J733]" office:value-type="float" office:value="0.355555555555555">
            <text:p>8:32</text:p>
          </table:table-cell>
          <table:table-cell table:style-name="ce26" office:value-type="time" office:time-value="PT07H46M27S">
            <text:p>07:46:27</text:p>
          </table:table-cell>
          <table:table-cell table:style-name="ce49" office:value-type="time" office:time-value="PT16H21M58S">
            <text:p>16:21:58</text:p>
          </table:table-cell>
          <table:table-cell table:formula="of:=[.N733]-[.M733]" office:value-type="float" office:value="0.357997685185185">
            <text:p>8:35:31</text:p>
          </table:table-cell>
          <table:table-cell office:value-type="float" office:value="0.320138888888889">
            <text:p>7:41</text:p>
          </table:table-cell>
          <table:table-cell office:value-type="float" office:value="0.682638888888889">
            <text:p>16:23</text:p>
          </table:table-cell>
          <table:table-cell table:formula="of:=[.Q733]-[.P733]" office:value-type="float" office:value="0.3625">
            <text:p>8:42</text:p>
          </table:table-cell>
          <table:table-cell table:formula="of:=[.V733]-[.R733]" office:value-type="float" office:value="0.00267361111111125">
            <text:p>0:03:51</text:p>
          </table:table-cell>
          <table:table-cell table:style-name="ce26" office:value-type="time" office:time-value="PT07H39M01S">
            <text:p>07:39:01</text:p>
          </table:table-cell>
          <table:table-cell table:style-name="ce49" office:value-type="time" office:time-value="PT16H24M52S">
            <text:p>16:24:52</text:p>
          </table:table-cell>
          <table:table-cell table:formula="of:=[.U733]-[.T733]" office:value-type="float" office:value="0.365173611111111">
            <text:p>8:45:51</text:p>
          </table:table-cell>
          <table:table-cell table:number-columns-repeated="1002"/>
        </table:table-row>
        <table:table-row table:style-name="ro1">
          <table:table-cell table:formula="of:=[.B734]" office:value-type="date" office:date-value="2017-11-30">
            <text:p>Do, </text:p>
          </table:table-cell>
          <table:table-cell office:value-type="date" office:date-value="2017-11-30">
            <text:p>30.11.2017</text:p>
          </table:table-cell>
          <table:table-cell table:number-columns-repeated="7"/>
          <table:table-cell office:value-type="float" office:value="0.325694444444444">
            <text:p>7:49</text:p>
          </table:table-cell>
          <table:table-cell office:value-type="float" office:value="0.680555555555555">
            <text:p>16:20</text:p>
          </table:table-cell>
          <table:table-cell table:formula="of:=[.K734]-[.J734]" office:value-type="float" office:value="0.354861111111111">
            <text:p>8:31</text:p>
          </table:table-cell>
          <table:table-cell table:style-name="ce26" office:value-type="time" office:time-value="PT07H47M46S">
            <text:p>07:47:46</text:p>
          </table:table-cell>
          <table:table-cell table:style-name="ce49" office:value-type="time" office:time-value="PT16H21M23S">
            <text:p>16:21:23</text:p>
          </table:table-cell>
          <table:table-cell table:formula="of:=[.N734]-[.M734]" office:value-type="float" office:value="0.356678240740741">
            <text:p>8:33:37</text:p>
          </table:table-cell>
          <table:table-cell office:value-type="float" office:value="0.320833333333333">
            <text:p>7:42</text:p>
          </table:table-cell>
          <table:table-cell office:value-type="float" office:value="0.682638888888889">
            <text:p>16:23</text:p>
          </table:table-cell>
          <table:table-cell table:formula="of:=[.Q734]-[.P734]" office:value-type="float" office:value="0.361805555555556">
            <text:p>8:41</text:p>
          </table:table-cell>
          <table:table-cell table:formula="of:=[.V734]-[.R734]" office:value-type="float" office:value="0.00211805555555566">
            <text:p>0:03:03</text:p>
          </table:table-cell>
          <table:table-cell table:style-name="ce26" office:value-type="time" office:time-value="PT07H40M17S">
            <text:p>07:40:17</text:p>
          </table:table-cell>
          <table:table-cell table:style-name="ce49" office:value-type="time" office:time-value="PT16H24M20S">
            <text:p>16:24:20</text:p>
          </table:table-cell>
          <table:table-cell table:formula="of:=[.U734]-[.T734]" office:value-type="float" office:value="0.363923611111111">
            <text:p>8:44:03</text:p>
          </table:table-cell>
          <table:table-cell table:number-columns-repeated="1002"/>
        </table:table-row>
        <table:table-row table:style-name="ro1">
          <table:table-cell table:formula="of:=[.B735]" office:value-type="date" office:date-value="2017-12-01">
            <text:p>Fr, </text:p>
          </table:table-cell>
          <table:table-cell office:value-type="date" office:date-value="2017-12-01">
            <text:p>01.12.2017</text:p>
          </table:table-cell>
          <table:table-cell table:number-columns-repeated="7"/>
          <table:table-cell office:value-type="float" office:value="0.326388888888889">
            <text:p>7:50</text:p>
          </table:table-cell>
          <table:table-cell office:value-type="float" office:value="0.679861111111111">
            <text:p>16:19</text:p>
          </table:table-cell>
          <table:table-cell table:formula="of:=[.K735]-[.J735]" office:value-type="float" office:value="0.353472222222222">
            <text:p>8:29</text:p>
          </table:table-cell>
          <table:table-cell table:style-name="ce45" office:value-type="time" office:time-value="PT07H49M03S">
            <text:p>07:49:03</text:p>
          </table:table-cell>
          <table:table-cell table:style-name="ce51" office:value-type="time" office:time-value="PT16H20M51S">
            <text:p>16:20:51</text:p>
          </table:table-cell>
          <table:table-cell table:formula="of:=[.N735]-[.M735]" office:value-type="float" office:value="0.355416666666667">
            <text:p>8:31:48</text:p>
          </table:table-cell>
          <table:table-cell office:value-type="float" office:value="0.321527777777778">
            <text:p>7:43</text:p>
          </table:table-cell>
          <table:table-cell office:value-type="float" office:value="0.681944444444445">
            <text:p>16:22</text:p>
          </table:table-cell>
          <table:table-cell table:formula="of:=[.Q735]-[.P735]" office:value-type="float" office:value="0.360416666666667">
            <text:p>8:39</text:p>
          </table:table-cell>
          <table:table-cell table:formula="of:=[.V735]-[.R735]" office:value-type="float" office:value="0.00231481481481466">
            <text:p>0:03:20</text:p>
          </table:table-cell>
          <table:table-cell table:style-name="ce45" office:value-type="time" office:time-value="PT07H41M31S">
            <text:p>07:41:31</text:p>
          </table:table-cell>
          <table:table-cell table:style-name="ce51" office:value-type="time" office:time-value="PT16H23M51S">
            <text:p>16:23:51</text:p>
          </table:table-cell>
          <table:table-cell table:formula="of:=[.U735]-[.T735]" office:value-type="float" office:value="0.362731481481481">
            <text:p>8:42:20</text:p>
          </table:table-cell>
          <table:table-cell table:number-columns-repeated="1002"/>
        </table:table-row>
        <table:table-row table:style-name="ro1">
          <table:table-cell table:style-name="ce4" table:formula="of:=[.B736]" office:value-type="date" office:date-value="2017-12-02">
            <text:p>Sa, </text:p>
          </table:table-cell>
          <table:table-cell table:style-name="ce7" office:value-type="date" office:date-value="2017-12-02">
            <text:p>02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27777777777778">
            <text:p>7:52</text:p>
          </table:table-cell>
          <table:table-cell table:style-name="ce43" office:value-type="float" office:value="0.679861111111111">
            <text:p>16:19</text:p>
          </table:table-cell>
          <table:table-cell table:style-name="ce43" table:formula="of:=[.K736]-[.J736]" office:value-type="float" office:value="0.352083333333333">
            <text:p>8:27</text:p>
          </table:table-cell>
          <table:table-cell table:style-name="ce27" office:value-type="time" office:time-value="PT07H50M19S">
            <text:p>07:50:19</text:p>
          </table:table-cell>
          <table:table-cell table:style-name="ce50" office:value-type="time" office:time-value="PT16H20M21S">
            <text:p>16:20:21</text:p>
          </table:table-cell>
          <table:table-cell table:style-name="ce53" table:formula="of:=[.N736]-[.M736]" office:value-type="float" office:value="0.354189814814815">
            <text:p>8:30:02</text:p>
          </table:table-cell>
          <table:table-cell table:style-name="ce57" office:value-type="float" office:value="0.322222222222222">
            <text:p>7:44</text:p>
          </table:table-cell>
          <table:table-cell table:style-name="ce43" office:value-type="float" office:value="0.681944444444445">
            <text:p>16:22</text:p>
          </table:table-cell>
          <table:table-cell table:style-name="ce43" table:formula="of:=[.Q736]-[.P736]" office:value-type="float" office:value="0.359722222222222">
            <text:p>8:38</text:p>
          </table:table-cell>
          <table:table-cell table:style-name="ce62" table:formula="of:=[.V736]-[.R736]" office:value-type="float" office:value="0.00185185185185172">
            <text:p>0:02:40</text:p>
          </table:table-cell>
          <table:table-cell table:style-name="ce27" office:value-type="time" office:time-value="PT07H42M44S">
            <text:p>07:42:44</text:p>
          </table:table-cell>
          <table:table-cell table:style-name="ce50" office:value-type="time" office:time-value="PT16H23M24S">
            <text:p>16:23:24</text:p>
          </table:table-cell>
          <table:table-cell table:style-name="ce53" table:formula="of:=[.U736]-[.T736]" office:value-type="float" office:value="0.361574074074074">
            <text:p>8:40:40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37]" office:value-type="date" office:date-value="2017-12-03">
            <text:p>So, </text:p>
          </table:table-cell>
          <table:table-cell table:style-name="ce7" office:value-type="date" office:date-value="2017-12-03">
            <text:p>03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28472222222222">
            <text:p>7:53</text:p>
          </table:table-cell>
          <table:table-cell table:style-name="ce43" office:value-type="float" office:value="0.679166666666667">
            <text:p>16:18</text:p>
          </table:table-cell>
          <table:table-cell table:style-name="ce43" table:formula="of:=[.K737]-[.J737]" office:value-type="float" office:value="0.350694444444444">
            <text:p>8:25</text:p>
          </table:table-cell>
          <table:table-cell table:style-name="ce27" office:value-type="time" office:time-value="PT07H51M33S">
            <text:p>07:51:33</text:p>
          </table:table-cell>
          <table:table-cell table:style-name="ce50" office:value-type="time" office:time-value="PT16H19M55S">
            <text:p>16:19:55</text:p>
          </table:table-cell>
          <table:table-cell table:style-name="ce53" table:formula="of:=[.N737]-[.M737]" office:value-type="float" office:value="0.353032407407407">
            <text:p>8:28:22</text:p>
          </table:table-cell>
          <table:table-cell table:style-name="ce57" office:value-type="float" office:value="0.323611111111111">
            <text:p>7:46</text:p>
          </table:table-cell>
          <table:table-cell table:style-name="ce43" office:value-type="float" office:value="0.681944444444445">
            <text:p>16:22</text:p>
          </table:table-cell>
          <table:table-cell table:style-name="ce43" table:formula="of:=[.Q737]-[.P737]" office:value-type="float" office:value="0.358333333333333">
            <text:p>8:36</text:p>
          </table:table-cell>
          <table:table-cell table:style-name="ce62" table:formula="of:=[.V737]-[.R737]" office:value-type="float" office:value="0.00215277777777778">
            <text:p>0:03:06</text:p>
          </table:table-cell>
          <table:table-cell table:style-name="ce27" office:value-type="time" office:time-value="PT07H43M55S">
            <text:p>07:43:55</text:p>
          </table:table-cell>
          <table:table-cell table:style-name="ce50" office:value-type="time" office:time-value="PT16H23M01S">
            <text:p>16:23:01</text:p>
          </table:table-cell>
          <table:table-cell table:style-name="ce53" table:formula="of:=[.U737]-[.T737]" office:value-type="float" office:value="0.360486111111111">
            <text:p>8:39:06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38]" office:value-type="date" office:date-value="2017-12-04">
            <text:p>Mo, </text:p>
          </table:table-cell>
          <table:table-cell office:value-type="date" office:date-value="2017-12-04">
            <text:p>04.12.2017</text:p>
          </table:table-cell>
          <table:table-cell table:number-columns-repeated="7"/>
          <table:table-cell office:value-type="float" office:value="0.329166666666667">
            <text:p>7:54</text:p>
          </table:table-cell>
          <table:table-cell office:value-type="float" office:value="0.679166666666667">
            <text:p>16:18</text:p>
          </table:table-cell>
          <table:table-cell table:formula="of:=[.K738]-[.J738]" office:value-type="float" office:value="0.35">
            <text:p>8:24</text:p>
          </table:table-cell>
          <table:table-cell table:style-name="ce26" office:value-type="time" office:time-value="PT07H52M45S">
            <text:p>07:52:45</text:p>
          </table:table-cell>
          <table:table-cell table:style-name="ce49" office:value-type="time" office:time-value="PT16H19M32S">
            <text:p>16:19:32</text:p>
          </table:table-cell>
          <table:table-cell table:formula="of:=[.N738]-[.M738]" office:value-type="float" office:value="0.35193287037037">
            <text:p>8:26:47</text:p>
          </table:table-cell>
          <table:table-cell office:value-type="float" office:value="0.324305555555556">
            <text:p>7:47</text:p>
          </table:table-cell>
          <table:table-cell office:value-type="float" office:value="0.68125">
            <text:p>16:21</text:p>
          </table:table-cell>
          <table:table-cell table:formula="of:=[.Q738]-[.P738]" office:value-type="float" office:value="0.356944444444444">
            <text:p>8:34</text:p>
          </table:table-cell>
          <table:table-cell table:formula="of:=[.V738]-[.R738]" office:value-type="float" office:value="0.00250000000000011">
            <text:p>0:03:36</text:p>
          </table:table-cell>
          <table:table-cell table:style-name="ce26" office:value-type="time" office:time-value="PT07H45M04S">
            <text:p>07:45:04</text:p>
          </table:table-cell>
          <table:table-cell table:style-name="ce49" office:value-type="time" office:time-value="PT16H22M40S">
            <text:p>16:22:40</text:p>
          </table:table-cell>
          <table:table-cell table:formula="of:=[.U738]-[.T738]" office:value-type="float" office:value="0.359444444444444">
            <text:p>8:37:36</text:p>
          </table:table-cell>
          <table:table-cell table:number-columns-repeated="1002"/>
        </table:table-row>
        <table:table-row table:style-name="ro1">
          <table:table-cell table:formula="of:=[.B739]" office:value-type="date" office:date-value="2017-12-05">
            <text:p>Di, </text:p>
          </table:table-cell>
          <table:table-cell office:value-type="date" office:date-value="2017-12-05">
            <text:p>05.12.2017</text:p>
          </table:table-cell>
          <table:table-cell table:number-columns-repeated="7"/>
          <table:table-cell office:value-type="float" office:value="0.329861111111111">
            <text:p>7:55</text:p>
          </table:table-cell>
          <table:table-cell office:value-type="float" office:value="0.678472222222222">
            <text:p>16:17</text:p>
          </table:table-cell>
          <table:table-cell table:formula="of:=[.K739]-[.J739]" office:value-type="float" office:value="0.348611111111111">
            <text:p>8:22</text:p>
          </table:table-cell>
          <table:table-cell table:style-name="ce26" office:value-type="time" office:time-value="PT07H53M55S">
            <text:p>07:53:55</text:p>
          </table:table-cell>
          <table:table-cell table:style-name="ce49" office:value-type="time" office:time-value="PT16H19M11S">
            <text:p>16:19:11</text:p>
          </table:table-cell>
          <table:table-cell table:formula="of:=[.N739]-[.M739]" office:value-type="float" office:value="0.35087962962963">
            <text:p>8:25:16</text:p>
          </table:table-cell>
          <table:table-cell office:value-type="float" office:value="0.325">
            <text:p>7:48</text:p>
          </table:table-cell>
          <table:table-cell office:value-type="float" office:value="0.68125">
            <text:p>16:21</text:p>
          </table:table-cell>
          <table:table-cell table:formula="of:=[.Q739]-[.P739]" office:value-type="float" office:value="0.35625">
            <text:p>8:33</text:p>
          </table:table-cell>
          <table:table-cell table:formula="of:=[.V739]-[.R739]" office:value-type="float" office:value="0.00222222222222224">
            <text:p>0:03:12</text:p>
          </table:table-cell>
          <table:table-cell table:style-name="ce26" office:value-type="time" office:time-value="PT07H46M11S">
            <text:p>07:46:11</text:p>
          </table:table-cell>
          <table:table-cell table:style-name="ce49" office:value-type="time" office:time-value="PT16H22M23S">
            <text:p>16:22:23</text:p>
          </table:table-cell>
          <table:table-cell table:formula="of:=[.U739]-[.T739]" office:value-type="float" office:value="0.358472222222222">
            <text:p>8:36:12</text:p>
          </table:table-cell>
          <table:table-cell office:value-type="string">
            <text:p>gew.</text:p>
          </table:table-cell>
          <table:table-cell table:number-columns-repeated="2" office:value-type="string">
            <text:p>neu</text:p>
          </table:table-cell>
          <table:table-cell office:value-type="string">
            <text:p>gew.</text:p>
          </table:table-cell>
          <table:table-cell table:number-columns-repeated="2" office:value-type="string">
            <text:p>neu</text:p>
          </table:table-cell>
          <table:table-cell office:value-type="string">
            <text:p>X</text:p>
          </table:table-cell>
          <table:table-cell table:number-columns-repeated="995"/>
        </table:table-row>
        <table:table-row table:style-name="ro1">
          <table:table-cell table:formula="of:=[.B740]" office:value-type="date" office:date-value="2017-12-06">
            <text:p>Mi, </text:p>
          </table:table-cell>
          <table:table-cell office:value-type="date" office:date-value="2017-12-06">
            <text:p>06.12.2017</text:p>
          </table:table-cell>
          <table:table-cell table:number-columns-repeated="7"/>
          <table:table-cell office:value-type="float" office:value="0.330555555555556">
            <text:p>7:56</text:p>
          </table:table-cell>
          <table:table-cell office:value-type="float" office:value="0.678472222222222">
            <text:p>16:17</text:p>
          </table:table-cell>
          <table:table-cell table:formula="of:=[.K740]-[.J740]" office:value-type="float" office:value="0.347916666666667">
            <text:p>8:21</text:p>
          </table:table-cell>
          <table:table-cell table:style-name="ce26" office:value-type="time" office:time-value="PT07H55M03S">
            <text:p>07:55:03</text:p>
          </table:table-cell>
          <table:table-cell table:style-name="ce49" office:value-type="time" office:time-value="PT16H18M54S">
            <text:p>16:18:54</text:p>
          </table:table-cell>
          <table:table-cell table:formula="of:=[.N740]-[.M740]" office:value-type="float" office:value="0.349895833333333">
            <text:p>8:23:51</text:p>
          </table:table-cell>
          <table:table-cell office:value-type="float" office:value="0.325694444444444">
            <text:p>7:49</text:p>
          </table:table-cell>
          <table:table-cell office:value-type="float" office:value="0.68125">
            <text:p>16:21</text:p>
          </table:table-cell>
          <table:table-cell table:formula="of:=[.Q740]-[.P740]" office:value-type="float" office:value="0.355555555555556">
            <text:p>8:32</text:p>
          </table:table-cell>
          <table:table-cell table:formula="of:=[.V740]-[.R740]" office:value-type="float" office:value="0.00197916666666681">
            <text:p>0:02:51</text:p>
          </table:table-cell>
          <table:table-cell table:style-name="ce26" office:value-type="time" office:time-value="PT07H47M17S">
            <text:p>07:47:17</text:p>
          </table:table-cell>
          <table:table-cell table:style-name="ce49" office:value-type="time" office:time-value="PT16H22M08S">
            <text:p>16:22:08</text:p>
          </table:table-cell>
          <table:table-cell table:formula="of:=[.U740]-[.T740]" office:value-type="float" office:value="0.357534722222222">
            <text:p>8:34:51</text:p>
          </table:table-cell>
          <table:table-cell table:number-columns-repeated="1002"/>
        </table:table-row>
        <table:table-row table:style-name="ro1">
          <table:table-cell table:formula="of:=[.B741]" office:value-type="date" office:date-value="2017-12-07">
            <text:p>Do, </text:p>
          </table:table-cell>
          <table:table-cell office:value-type="date" office:date-value="2017-12-07">
            <text:p>07.12.2017</text:p>
          </table:table-cell>
          <table:table-cell table:number-columns-repeated="7"/>
          <table:table-cell office:value-type="float" office:value="0.331944444444444">
            <text:p>7:58</text:p>
          </table:table-cell>
          <table:table-cell office:value-type="float" office:value="0.678472222222222">
            <text:p>16:17</text:p>
          </table:table-cell>
          <table:table-cell table:formula="of:=[.K741]-[.J741]" office:value-type="float" office:value="0.346527777777778">
            <text:p>8:19</text:p>
          </table:table-cell>
          <table:table-cell table:style-name="ce26" office:value-type="time" office:time-value="PT07H56M09S">
            <text:p>07:56:09</text:p>
          </table:table-cell>
          <table:table-cell table:style-name="ce49" office:value-type="time" office:time-value="PT16H18M40S">
            <text:p>16:18:40</text:p>
          </table:table-cell>
          <table:table-cell table:formula="of:=[.N741]-[.M741]" office:value-type="float" office:value="0.348969907407407">
            <text:p>8:22:31</text:p>
          </table:table-cell>
          <table:table-cell office:value-type="float" office:value="0.326388888888889">
            <text:p>7:50</text:p>
          </table:table-cell>
          <table:table-cell office:value-type="float" office:value="0.680555555555555">
            <text:p>16:20</text:p>
          </table:table-cell>
          <table:table-cell table:formula="of:=[.Q741]-[.P741]" office:value-type="float" office:value="0.354166666666667">
            <text:p>8:30</text:p>
          </table:table-cell>
          <table:table-cell table:formula="of:=[.V741]-[.R741]" office:value-type="float" office:value="0.00248842592592602">
            <text:p>0:03:35</text:p>
          </table:table-cell>
          <table:table-cell table:style-name="ce26" office:value-type="time" office:time-value="PT07H48M21S">
            <text:p>07:48:21</text:p>
          </table:table-cell>
          <table:table-cell table:style-name="ce49" office:value-type="time" office:time-value="PT16H21M56S">
            <text:p>16:21:56</text:p>
          </table:table-cell>
          <table:table-cell table:formula="of:=[.U741]-[.T741]" office:value-type="float" office:value="0.356655092592593">
            <text:p>8:33:35</text:p>
          </table:table-cell>
          <table:table-cell table:number-columns-repeated="1002"/>
        </table:table-row>
        <table:table-row table:style-name="ro1">
          <table:table-cell table:formula="of:=[.B742]" office:value-type="date" office:date-value="2017-12-08">
            <text:p>Fr, </text:p>
          </table:table-cell>
          <table:table-cell office:value-type="date" office:date-value="2017-12-08">
            <text:p>08.12.2017</text:p>
          </table:table-cell>
          <table:table-cell table:number-columns-repeated="7"/>
          <table:table-cell office:value-type="float" office:value="0.332638888888889">
            <text:p>7:59</text:p>
          </table:table-cell>
          <table:table-cell office:value-type="float" office:value="0.678472222222222">
            <text:p>16:17</text:p>
          </table:table-cell>
          <table:table-cell table:formula="of:=[.K742]-[.J742]" office:value-type="float" office:value="0.345833333333333">
            <text:p>8:18</text:p>
          </table:table-cell>
          <table:table-cell table:style-name="ce26" office:value-type="time" office:time-value="PT07H57M13S">
            <text:p>07:57:13</text:p>
          </table:table-cell>
          <table:table-cell table:style-name="ce49" office:value-type="time" office:time-value="PT16H18M29S">
            <text:p>16:18:29</text:p>
          </table:table-cell>
          <table:table-cell table:formula="of:=[.N742]-[.M742]" office:value-type="float" office:value="0.348101851851852">
            <text:p>8:21:16</text:p>
          </table:table-cell>
          <table:table-cell office:value-type="float" office:value="0.327083333333333">
            <text:p>7:51</text:p>
          </table:table-cell>
          <table:table-cell office:value-type="float" office:value="0.680555555555555">
            <text:p>16:20</text:p>
          </table:table-cell>
          <table:table-cell table:formula="of:=[.Q742]-[.P742]" office:value-type="float" office:value="0.353472222222222">
            <text:p>8:29</text:p>
          </table:table-cell>
          <table:table-cell table:formula="of:=[.V742]-[.R742]" office:value-type="float" office:value="0.00236111111111115">
            <text:p>0:03:24</text:p>
          </table:table-cell>
          <table:table-cell table:style-name="ce26" office:value-type="time" office:time-value="PT07H49M23S">
            <text:p>07:49:23</text:p>
          </table:table-cell>
          <table:table-cell table:style-name="ce49" office:value-type="time" office:time-value="PT16H21M47S">
            <text:p>16:21:47</text:p>
          </table:table-cell>
          <table:table-cell table:formula="of:=[.U742]-[.T742]" office:value-type="float" office:value="0.355833333333333">
            <text:p>8:32:24</text:p>
          </table:table-cell>
          <table:table-cell table:number-columns-repeated="1002"/>
        </table:table-row>
        <table:table-row table:style-name="ro1">
          <table:table-cell table:style-name="ce4" table:formula="of:=[.B743]" office:value-type="date" office:date-value="2017-12-09">
            <text:p>Sa, </text:p>
          </table:table-cell>
          <table:table-cell table:style-name="ce7" office:value-type="date" office:date-value="2017-12-09">
            <text:p>09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33333333333333">
            <text:p>8:00</text:p>
          </table:table-cell>
          <table:table-cell table:style-name="ce43" office:value-type="float" office:value="0.678472222222222">
            <text:p>16:17</text:p>
          </table:table-cell>
          <table:table-cell table:style-name="ce43" table:formula="of:=[.K743]-[.J743]" office:value-type="float" office:value="0.345138888888889">
            <text:p>8:17</text:p>
          </table:table-cell>
          <table:table-cell table:style-name="ce27" office:value-type="time" office:time-value="PT07H58M15S">
            <text:p>07:58:15</text:p>
          </table:table-cell>
          <table:table-cell table:style-name="ce50" office:value-type="time" office:time-value="PT16H18M21S">
            <text:p>16:18:21</text:p>
          </table:table-cell>
          <table:table-cell table:style-name="ce53" table:formula="of:=[.N743]-[.M743]" office:value-type="float" office:value="0.347291666666667">
            <text:p>8:20:06</text:p>
          </table:table-cell>
          <table:table-cell table:style-name="ce57" office:value-type="float" office:value="0.327777777777778">
            <text:p>7:52</text:p>
          </table:table-cell>
          <table:table-cell table:style-name="ce43" office:value-type="float" office:value="0.680555555555555">
            <text:p>16:20</text:p>
          </table:table-cell>
          <table:table-cell table:style-name="ce43" table:formula="of:=[.Q743]-[.P743]" office:value-type="float" office:value="0.352777777777778">
            <text:p>8:28</text:p>
          </table:table-cell>
          <table:table-cell table:style-name="ce62" table:formula="of:=[.V743]-[.R743]" office:value-type="float" office:value="0.00230324074074084">
            <text:p>0:03:19</text:p>
          </table:table-cell>
          <table:table-cell table:style-name="ce27" office:value-type="time" office:time-value="PT07H50M22S">
            <text:p>07:50:22</text:p>
          </table:table-cell>
          <table:table-cell table:style-name="ce50" office:value-type="time" office:time-value="PT16H21M41S">
            <text:p>16:21:41</text:p>
          </table:table-cell>
          <table:table-cell table:style-name="ce53" table:formula="of:=[.U743]-[.T743]" office:value-type="float" office:value="0.355081018518519">
            <text:p>8:31:19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44]" office:value-type="date" office:date-value="2017-12-10">
            <text:p>So, </text:p>
          </table:table-cell>
          <table:table-cell table:style-name="ce7" office:value-type="date" office:date-value="2017-12-10">
            <text:p>10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34027777777778">
            <text:p>8:01</text:p>
          </table:table-cell>
          <table:table-cell table:style-name="ce43" office:value-type="float" office:value="0.677777777777778">
            <text:p>16:16</text:p>
          </table:table-cell>
          <table:table-cell table:style-name="ce43" table:formula="of:=[.K744]-[.J744]" office:value-type="float" office:value="0.34375">
            <text:p>8:15</text:p>
          </table:table-cell>
          <table:table-cell table:style-name="ce27" office:value-type="time" office:time-value="PT07H59M15S">
            <text:p>07:59:15</text:p>
          </table:table-cell>
          <table:table-cell table:style-name="ce50" office:value-type="time" office:time-value="PT16H18M16S">
            <text:p>16:18:16</text:p>
          </table:table-cell>
          <table:table-cell table:style-name="ce53" table:formula="of:=[.N744]-[.M744]" office:value-type="float" office:value="0.346539351851852">
            <text:p>8:19:01</text:p>
          </table:table-cell>
          <table:table-cell table:style-name="ce57" office:value-type="float" office:value="0.328472222222222">
            <text:p>7:53</text:p>
          </table:table-cell>
          <table:table-cell table:style-name="ce43" office:value-type="float" office:value="0.680555555555555">
            <text:p>16:20</text:p>
          </table:table-cell>
          <table:table-cell table:style-name="ce43" table:formula="of:=[.Q744]-[.P744]" office:value-type="float" office:value="0.352083333333333">
            <text:p>8:27</text:p>
          </table:table-cell>
          <table:table-cell table:style-name="ce62" table:formula="of:=[.V744]-[.R744]" office:value-type="float" office:value="0.0022916666666668">
            <text:p>0:03:18</text:p>
          </table:table-cell>
          <table:table-cell table:style-name="ce27" office:value-type="time" office:time-value="PT07H51M20S">
            <text:p>07:51:20</text:p>
          </table:table-cell>
          <table:table-cell table:style-name="ce50" office:value-type="time" office:time-value="PT16H21M38S">
            <text:p>16:21:38</text:p>
          </table:table-cell>
          <table:table-cell table:style-name="ce53" table:formula="of:=[.U744]-[.T744]" office:value-type="float" office:value="0.354375">
            <text:p>8:30:18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45]" office:value-type="date" office:date-value="2017-12-11">
            <text:p>Mo, </text:p>
          </table:table-cell>
          <table:table-cell office:value-type="date" office:date-value="2017-12-11">
            <text:p>11.12.2017</text:p>
          </table:table-cell>
          <table:table-cell table:number-columns-repeated="7"/>
          <table:table-cell office:value-type="float" office:value="0.334722222222222">
            <text:p>8:02</text:p>
          </table:table-cell>
          <table:table-cell office:value-type="float" office:value="0.677777777777778">
            <text:p>16:16</text:p>
          </table:table-cell>
          <table:table-cell table:formula="of:=[.K745]-[.J745]" office:value-type="float" office:value="0.343055555555555">
            <text:p>8:14</text:p>
          </table:table-cell>
          <table:table-cell table:style-name="ce26" office:value-type="time" office:time-value="PT08H00M12S">
            <text:p>08:00:12</text:p>
          </table:table-cell>
          <table:table-cell table:style-name="ce49" office:value-type="time" office:time-value="PT16H18M14S">
            <text:p>16:18:14</text:p>
          </table:table-cell>
          <table:table-cell table:formula="of:=[.N745]-[.M745]" office:value-type="float" office:value="0.345856481481481">
            <text:p>8:18:02</text:p>
          </table:table-cell>
          <table:table-cell office:value-type="float" office:value="0.329166666666667">
            <text:p>7:54</text:p>
          </table:table-cell>
          <table:table-cell office:value-type="float" office:value="0.680555555555555">
            <text:p>16:20</text:p>
          </table:table-cell>
          <table:table-cell table:formula="of:=[.Q745]-[.P745]" office:value-type="float" office:value="0.351388888888889">
            <text:p>8:26</text:p>
          </table:table-cell>
          <table:table-cell table:formula="of:=[.V745]-[.R745]" office:value-type="float" office:value="0.00233796296296307">
            <text:p>0:03:22</text:p>
          </table:table-cell>
          <table:table-cell table:style-name="ce26" office:value-type="time" office:time-value="PT07H52M16S">
            <text:p>07:52:16</text:p>
          </table:table-cell>
          <table:table-cell table:style-name="ce49" office:value-type="time" office:time-value="PT16H21M38S">
            <text:p>16:21:38</text:p>
          </table:table-cell>
          <table:table-cell table:formula="of:=[.U745]-[.T745]" office:value-type="float" office:value="0.353726851851852">
            <text:p>8:29:22</text:p>
          </table:table-cell>
          <table:table-cell table:number-columns-repeated="1002"/>
        </table:table-row>
        <table:table-row table:style-name="ro1">
          <table:table-cell table:formula="of:=[.B746]" office:value-type="date" office:date-value="2017-12-12">
            <text:p>Di, </text:p>
          </table:table-cell>
          <table:table-cell office:value-type="date" office:date-value="2017-12-12">
            <text:p>12.12.2017</text:p>
          </table:table-cell>
          <table:table-cell table:number-columns-repeated="7"/>
          <table:table-cell office:value-type="float" office:value="0.335416666666667">
            <text:p>8:03</text:p>
          </table:table-cell>
          <table:table-cell office:value-type="float" office:value="0.677777777777778">
            <text:p>16:16</text:p>
          </table:table-cell>
          <table:table-cell table:formula="of:=[.K746]-[.J746]" office:value-type="float" office:value="0.342361111111111">
            <text:p>8:13</text:p>
          </table:table-cell>
          <table:table-cell table:style-name="ce26" office:value-type="time" office:time-value="PT08H01M06S">
            <text:p>08:01:06</text:p>
          </table:table-cell>
          <table:table-cell table:style-name="ce49" office:value-type="time" office:time-value="PT16H18M16S">
            <text:p>16:18:16</text:p>
          </table:table-cell>
          <table:table-cell table:formula="of:=[.N746]-[.M746]" office:value-type="float" office:value="0.34525462962963">
            <text:p>8:17:10</text:p>
          </table:table-cell>
          <table:table-cell office:value-type="float" office:value="0.329861111111111">
            <text:p>7:55</text:p>
          </table:table-cell>
          <table:table-cell office:value-type="float" office:value="0.680555555555555">
            <text:p>16:20</text:p>
          </table:table-cell>
          <table:table-cell table:formula="of:=[.Q746]-[.P746]" office:value-type="float" office:value="0.350694444444444">
            <text:p>8:25</text:p>
          </table:table-cell>
          <table:table-cell table:formula="of:=[.V746]-[.R746]" office:value-type="float" office:value="0.00245370370370379">
            <text:p>0:03:32</text:p>
          </table:table-cell>
          <table:table-cell table:style-name="ce26" office:value-type="time" office:time-value="PT07H53M09S">
            <text:p>07:53:09</text:p>
          </table:table-cell>
          <table:table-cell table:style-name="ce49" office:value-type="time" office:time-value="PT16H21M41S">
            <text:p>16:21:41</text:p>
          </table:table-cell>
          <table:table-cell table:formula="of:=[.U746]-[.T746]" office:value-type="float" office:value="0.353148148148148">
            <text:p>8:28:32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747]" office:value-type="date" office:date-value="2017-12-13">
            <text:p>Mi, </text:p>
          </table:table-cell>
          <table:table-cell office:value-type="date" office:date-value="2017-12-13">
            <text:p>13.12.2017</text:p>
          </table:table-cell>
          <table:table-cell table:number-columns-repeated="7"/>
          <table:table-cell office:value-type="float" office:value="0.336111111111111">
            <text:p>8:04</text:p>
          </table:table-cell>
          <table:table-cell office:value-type="float" office:value="0.678472222222222">
            <text:p>16:17</text:p>
          </table:table-cell>
          <table:table-cell table:formula="of:=[.K747]-[.J747]" office:value-type="float" office:value="0.342361111111111">
            <text:p>8:13</text:p>
          </table:table-cell>
          <table:table-cell table:style-name="ce26" office:value-type="time" office:time-value="PT08H01M59S">
            <text:p>08:01:59</text:p>
          </table:table-cell>
          <table:table-cell table:style-name="ce49" office:value-type="time" office:time-value="PT16H18M20S">
            <text:p>16:18:20</text:p>
          </table:table-cell>
          <table:table-cell table:formula="of:=[.N747]-[.M747]" office:value-type="float" office:value="0.3446875">
            <text:p>8:16:21</text:p>
          </table:table-cell>
          <table:table-cell office:value-type="float" office:value="0.330555555555556">
            <text:p>7:56</text:p>
          </table:table-cell>
          <table:table-cell office:value-type="float" office:value="0.680555555555555">
            <text:p>16:20</text:p>
          </table:table-cell>
          <table:table-cell table:formula="of:=[.Q747]-[.P747]" office:value-type="float" office:value="0.35">
            <text:p>8:24</text:p>
          </table:table-cell>
          <table:table-cell table:formula="of:=[.V747]-[.R747]" office:value-type="float" office:value="0.00262731481481487">
            <text:p>0:03:47</text:p>
          </table:table-cell>
          <table:table-cell table:style-name="ce26" office:value-type="time" office:time-value="PT07H54M00S">
            <text:p>07:54:00</text:p>
          </table:table-cell>
          <table:table-cell table:style-name="ce49" office:value-type="time" office:time-value="PT16H21M47S">
            <text:p>16:21:47</text:p>
          </table:table-cell>
          <table:table-cell table:formula="of:=[.U747]-[.T747]" office:value-type="float" office:value="0.352627314814815">
            <text:p>8:27:47</text:p>
          </table:table-cell>
          <table:table-cell table:number-columns-repeated="1002"/>
        </table:table-row>
        <table:table-row table:style-name="ro1">
          <table:table-cell table:formula="of:=[.B748]" office:value-type="date" office:date-value="2017-12-14">
            <text:p>Do, </text:p>
          </table:table-cell>
          <table:table-cell office:value-type="date" office:date-value="2017-12-14">
            <text:p>14.12.2017</text:p>
          </table:table-cell>
          <table:table-cell table:number-columns-repeated="7"/>
          <table:table-cell office:value-type="float" office:value="0.336111111111111">
            <text:p>8:04</text:p>
          </table:table-cell>
          <table:table-cell office:value-type="float" office:value="0.678472222222222">
            <text:p>16:17</text:p>
          </table:table-cell>
          <table:table-cell table:formula="of:=[.K748]-[.J748]" office:value-type="float" office:value="0.342361111111111">
            <text:p>8:13</text:p>
          </table:table-cell>
          <table:table-cell table:style-name="ce26" office:value-type="time" office:time-value="PT08H02M48S">
            <text:p>08:02:48</text:p>
          </table:table-cell>
          <table:table-cell table:style-name="ce49" office:value-type="time" office:time-value="PT16H18M28S">
            <text:p>16:18:28</text:p>
          </table:table-cell>
          <table:table-cell table:formula="of:=[.N748]-[.M748]" office:value-type="float" office:value="0.344212962962963">
            <text:p>8:15:40</text:p>
          </table:table-cell>
          <table:table-cell office:value-type="float" office:value="0.33125">
            <text:p>7:57</text:p>
          </table:table-cell>
          <table:table-cell office:value-type="float" office:value="0.680555555555555">
            <text:p>16:20</text:p>
          </table:table-cell>
          <table:table-cell table:formula="of:=[.Q748]-[.P748]" office:value-type="float" office:value="0.349305555555555">
            <text:p>8:23</text:p>
          </table:table-cell>
          <table:table-cell table:formula="of:=[.V748]-[.R748]" office:value-type="float" office:value="0.00287037037037058">
            <text:p>0:04:08</text:p>
          </table:table-cell>
          <table:table-cell table:style-name="ce26" office:value-type="time" office:time-value="PT07H54M48S">
            <text:p>07:54:48</text:p>
          </table:table-cell>
          <table:table-cell table:style-name="ce49" office:value-type="time" office:time-value="PT16H21M56S">
            <text:p>16:21:56</text:p>
          </table:table-cell>
          <table:table-cell table:formula="of:=[.U748]-[.T748]" office:value-type="float" office:value="0.352175925925926">
            <text:p>8:27:08</text:p>
          </table:table-cell>
          <table:table-cell table:number-columns-repeated="1002"/>
        </table:table-row>
        <table:table-row table:style-name="ro1">
          <table:table-cell table:formula="of:=[.B749]" office:value-type="date" office:date-value="2017-12-15">
            <text:p>Fr, </text:p>
          </table:table-cell>
          <table:table-cell office:value-type="date" office:date-value="2017-12-15">
            <text:p>15.12.2017</text:p>
          </table:table-cell>
          <table:table-cell table:number-columns-repeated="7"/>
          <table:table-cell office:value-type="float" office:value="0.336805555555556">
            <text:p>8:05</text:p>
          </table:table-cell>
          <table:table-cell office:value-type="float" office:value="0.678472222222222">
            <text:p>16:17</text:p>
          </table:table-cell>
          <table:table-cell table:formula="of:=[.K749]-[.J749]" office:value-type="float" office:value="0.341666666666667">
            <text:p>8:12</text:p>
          </table:table-cell>
          <table:table-cell table:style-name="ce26" office:value-type="time" office:time-value="PT08H03M36S">
            <text:p>08:03:36</text:p>
          </table:table-cell>
          <table:table-cell table:style-name="ce49" office:value-type="time" office:time-value="PT16H18M39S">
            <text:p>16:18:39</text:p>
          </table:table-cell>
          <table:table-cell table:formula="of:=[.N749]-[.M749]" office:value-type="float" office:value="0.343784722222222">
            <text:p>8:15:03</text:p>
          </table:table-cell>
          <table:table-cell office:value-type="float" office:value="0.331944444444444">
            <text:p>7:58</text:p>
          </table:table-cell>
          <table:table-cell office:value-type="float" office:value="0.680555555555555">
            <text:p>16:20</text:p>
          </table:table-cell>
          <table:table-cell table:formula="of:=[.Q749]-[.P749]" office:value-type="float" office:value="0.348611111111111">
            <text:p>8:22</text:p>
          </table:table-cell>
          <table:table-cell table:formula="of:=[.V749]-[.R749]" office:value-type="float" office:value="0.00317129629629659">
            <text:p>0:04:34</text:p>
          </table:table-cell>
          <table:table-cell table:style-name="ce26" office:value-type="time" office:time-value="PT07H55M34S">
            <text:p>07:55:34</text:p>
          </table:table-cell>
          <table:table-cell table:style-name="ce49" office:value-type="time" office:time-value="PT16H22M08S">
            <text:p>16:22:08</text:p>
          </table:table-cell>
          <table:table-cell table:formula="of:=[.U749]-[.T749]" office:value-type="float" office:value="0.351782407407408">
            <text:p>8:26:34</text:p>
          </table:table-cell>
          <table:table-cell table:number-columns-repeated="1002"/>
        </table:table-row>
        <table:table-row table:style-name="ro1">
          <table:table-cell table:style-name="ce4" table:formula="of:=[.B750]" office:value-type="date" office:date-value="2017-12-16">
            <text:p>Sa, </text:p>
          </table:table-cell>
          <table:table-cell table:style-name="ce7" office:value-type="date" office:date-value="2017-12-16">
            <text:p>16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375">
            <text:p>8:06</text:p>
          </table:table-cell>
          <table:table-cell table:style-name="ce43" office:value-type="float" office:value="0.678472222222222">
            <text:p>16:17</text:p>
          </table:table-cell>
          <table:table-cell table:style-name="ce43" table:formula="of:=[.K750]-[.J750]" office:value-type="float" office:value="0.340972222222222">
            <text:p>8:11</text:p>
          </table:table-cell>
          <table:table-cell table:style-name="ce27" office:value-type="time" office:time-value="PT08H04M20S">
            <text:p>08:04:20</text:p>
          </table:table-cell>
          <table:table-cell table:style-name="ce50" office:value-type="time" office:time-value="PT16H18M53S">
            <text:p>16:18:53</text:p>
          </table:table-cell>
          <table:table-cell table:style-name="ce53" table:formula="of:=[.N750]-[.M750]" office:value-type="float" office:value="0.3434375">
            <text:p>8:14:33</text:p>
          </table:table-cell>
          <table:table-cell table:style-name="ce57" office:value-type="float" office:value="0.331944444444444">
            <text:p>7:58</text:p>
          </table:table-cell>
          <table:table-cell table:style-name="ce43" office:value-type="float" office:value="0.68125">
            <text:p>16:21</text:p>
          </table:table-cell>
          <table:table-cell table:style-name="ce43" table:formula="of:=[.Q750]-[.P750]" office:value-type="float" office:value="0.349305555555556">
            <text:p>8:23</text:p>
          </table:table-cell>
          <table:table-cell table:style-name="ce62" table:formula="of:=[.V750]-[.R750]" office:value-type="float" office:value="0.00212962962962965">
            <text:p>0:03:04</text:p>
          </table:table-cell>
          <table:table-cell table:style-name="ce27" office:value-type="time" office:time-value="PT07H56M18S">
            <text:p>07:56:18</text:p>
          </table:table-cell>
          <table:table-cell table:style-name="ce50" office:value-type="time" office:time-value="PT16H22M22S">
            <text:p>16:22:22</text:p>
          </table:table-cell>
          <table:table-cell table:style-name="ce53" table:formula="of:=[.U750]-[.T750]" office:value-type="float" office:value="0.351435185185185">
            <text:p>8:26:0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51]" office:value-type="date" office:date-value="2017-12-17">
            <text:p>So, </text:p>
          </table:table-cell>
          <table:table-cell table:style-name="ce7" office:value-type="date" office:date-value="2017-12-17">
            <text:p>17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38194444444444">
            <text:p>8:07</text:p>
          </table:table-cell>
          <table:table-cell table:style-name="ce43" office:value-type="float" office:value="0.678472222222222">
            <text:p>16:17</text:p>
          </table:table-cell>
          <table:table-cell table:style-name="ce43" table:formula="of:=[.K751]-[.J751]" office:value-type="float" office:value="0.340277777777778">
            <text:p>8:10</text:p>
          </table:table-cell>
          <table:table-cell table:style-name="ce27" office:value-type="time" office:time-value="PT08H05M02S">
            <text:p>08:05:02</text:p>
          </table:table-cell>
          <table:table-cell table:style-name="ce50" office:value-type="time" office:time-value="PT16H19M10S">
            <text:p>16:19:10</text:p>
          </table:table-cell>
          <table:table-cell table:style-name="ce53" table:formula="of:=[.N751]-[.M751]" office:value-type="float" office:value="0.343148148148148">
            <text:p>8:14:08</text:p>
          </table:table-cell>
          <table:table-cell table:style-name="ce57" office:value-type="float" office:value="0.332638888888889">
            <text:p>7:59</text:p>
          </table:table-cell>
          <table:table-cell table:style-name="ce43" office:value-type="float" office:value="0.68125">
            <text:p>16:21</text:p>
          </table:table-cell>
          <table:table-cell table:style-name="ce43" table:formula="of:=[.Q751]-[.P751]" office:value-type="float" office:value="0.348611111111111">
            <text:p>8:22</text:p>
          </table:table-cell>
          <table:table-cell table:style-name="ce62" table:formula="of:=[.V751]-[.R751]" office:value-type="float" office:value="0.00255787037037036">
            <text:p>0:03:41</text:p>
          </table:table-cell>
          <table:table-cell table:style-name="ce27" office:value-type="time" office:time-value="PT07H56M59S">
            <text:p>07:56:59</text:p>
          </table:table-cell>
          <table:table-cell table:style-name="ce50" office:value-type="time" office:time-value="PT16H22M40S">
            <text:p>16:22:40</text:p>
          </table:table-cell>
          <table:table-cell table:style-name="ce53" table:formula="of:=[.U751]-[.T751]" office:value-type="float" office:value="0.351168981481481">
            <text:p>8:25:41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52]" office:value-type="date" office:date-value="2017-12-18">
            <text:p>Mo, </text:p>
          </table:table-cell>
          <table:table-cell office:value-type="date" office:date-value="2017-12-18">
            <text:p>18.12.2017</text:p>
          </table:table-cell>
          <table:table-cell table:number-columns-repeated="7"/>
          <table:table-cell office:value-type="float" office:value="0.338194444444444">
            <text:p>8:07</text:p>
          </table:table-cell>
          <table:table-cell office:value-type="float" office:value="0.679166666666667">
            <text:p>16:18</text:p>
          </table:table-cell>
          <table:table-cell table:formula="of:=[.K752]-[.J752]" office:value-type="float" office:value="0.340972222222222">
            <text:p>8:11</text:p>
          </table:table-cell>
          <table:table-cell table:style-name="ce26" office:value-type="time" office:time-value="PT08H05M41S">
            <text:p>08:05:41</text:p>
          </table:table-cell>
          <table:table-cell table:style-name="ce49" office:value-type="time" office:time-value="PT16H19M30S">
            <text:p>16:19:30</text:p>
          </table:table-cell>
          <table:table-cell table:formula="of:=[.N752]-[.M752]" office:value-type="float" office:value="0.342928240740741">
            <text:p>8:13:49</text:p>
          </table:table-cell>
          <table:table-cell office:value-type="float" office:value="0.333333333333333">
            <text:p>8:00</text:p>
          </table:table-cell>
          <table:table-cell office:value-type="float" office:value="0.68125">
            <text:p>16:21</text:p>
          </table:table-cell>
          <table:table-cell table:formula="of:=[.Q752]-[.P752]" office:value-type="float" office:value="0.347916666666667">
            <text:p>8:21</text:p>
          </table:table-cell>
          <table:table-cell table:formula="of:=[.V752]-[.R752]" office:value-type="float" office:value="0.00305555555555553">
            <text:p>0:04:24</text:p>
          </table:table-cell>
          <table:table-cell table:style-name="ce26" office:value-type="time" office:time-value="PT07H57M37S">
            <text:p>07:57:37</text:p>
          </table:table-cell>
          <table:table-cell table:style-name="ce49" office:value-type="time" office:time-value="PT16H23M01S">
            <text:p>16:23:01</text:p>
          </table:table-cell>
          <table:table-cell table:formula="of:=[.U752]-[.T752]" office:value-type="float" office:value="0.350972222222222">
            <text:p>8:25:24</text:p>
          </table:table-cell>
          <table:table-cell table:number-columns-repeated="1002"/>
        </table:table-row>
        <table:table-row table:style-name="ro1">
          <table:table-cell table:formula="of:=[.B753]" office:value-type="date" office:date-value="2017-12-19">
            <text:p>Di, </text:p>
          </table:table-cell>
          <table:table-cell office:value-type="date" office:date-value="2017-12-19">
            <text:p>19.12.2017</text:p>
          </table:table-cell>
          <table:table-cell table:number-columns-repeated="7"/>
          <table:table-cell office:value-type="float" office:value="0.338888888888889">
            <text:p>8:08</text:p>
          </table:table-cell>
          <table:table-cell office:value-type="float" office:value="0.679166666666667">
            <text:p>16:18</text:p>
          </table:table-cell>
          <table:table-cell table:formula="of:=[.K753]-[.J753]" office:value-type="float" office:value="0.340277777777778">
            <text:p>8:10</text:p>
          </table:table-cell>
          <table:table-cell table:style-name="ce26" office:value-type="time" office:time-value="PT08H06M17S">
            <text:p>08:06:17</text:p>
          </table:table-cell>
          <table:table-cell table:style-name="ce49" office:value-type="time" office:time-value="PT16H19M53S">
            <text:p>16:19:53</text:p>
          </table:table-cell>
          <table:table-cell table:formula="of:=[.N753]-[.M753]" office:value-type="float" office:value="0.342777777777778">
            <text:p>8:13:36</text:p>
          </table:table-cell>
          <table:table-cell office:value-type="float" office:value="0.333333333333333">
            <text:p>8:00</text:p>
          </table:table-cell>
          <table:table-cell office:value-type="float" office:value="0.681944444444445">
            <text:p>16:22</text:p>
          </table:table-cell>
          <table:table-cell table:formula="of:=[.Q753]-[.P753]" office:value-type="float" office:value="0.348611111111111">
            <text:p>8:22</text:p>
          </table:table-cell>
          <table:table-cell table:formula="of:=[.V753]-[.R753]" office:value-type="float" office:value="0.00221064814814809">
            <text:p>0:03:11</text:p>
          </table:table-cell>
          <table:table-cell table:style-name="ce26" office:value-type="time" office:time-value="PT07H58M13S">
            <text:p>07:58:13</text:p>
          </table:table-cell>
          <table:table-cell table:style-name="ce49" office:value-type="time" office:time-value="PT16H23M24S">
            <text:p>16:23:24</text:p>
          </table:table-cell>
          <table:table-cell table:formula="of:=[.U753]-[.T753]" office:value-type="float" office:value="0.350821759259259">
            <text:p>8:25:11</text:p>
          </table:table-cell>
          <table:table-cell table:number-columns-repeated="1002"/>
        </table:table-row>
        <table:table-row table:style-name="ro1">
          <table:table-cell table:formula="of:=[.B754]" office:value-type="date" office:date-value="2017-12-20">
            <text:p>Mi, </text:p>
          </table:table-cell>
          <table:table-cell office:value-type="date" office:date-value="2017-12-20">
            <text:p>20.12.2017</text:p>
          </table:table-cell>
          <table:table-cell table:number-columns-repeated="7"/>
          <table:table-cell office:value-type="float" office:value="0.339583333333333">
            <text:p>8:09</text:p>
          </table:table-cell>
          <table:table-cell office:value-type="float" office:value="0.679166666666667">
            <text:p>16:18</text:p>
          </table:table-cell>
          <table:table-cell table:formula="of:=[.K754]-[.J754]" office:value-type="float" office:value="0.339583333333333">
            <text:p>8:09</text:p>
          </table:table-cell>
          <table:table-cell table:style-name="ce26" office:value-type="time" office:time-value="PT08H06M51S">
            <text:p>08:06:51</text:p>
          </table:table-cell>
          <table:table-cell table:style-name="ce49" office:value-type="time" office:time-value="PT16H20M19S">
            <text:p>16:20:19</text:p>
          </table:table-cell>
          <table:table-cell table:formula="of:=[.N754]-[.M754]" office:value-type="float" office:value="0.342685185185185">
            <text:p>8:13:28</text:p>
          </table:table-cell>
          <table:table-cell office:value-type="float" office:value="0.334027777777778">
            <text:p>8:01</text:p>
          </table:table-cell>
          <table:table-cell office:value-type="float" office:value="0.681944444444445">
            <text:p>16:22</text:p>
          </table:table-cell>
          <table:table-cell table:formula="of:=[.Q754]-[.P754]" office:value-type="float" office:value="0.347916666666667">
            <text:p>8:21</text:p>
          </table:table-cell>
          <table:table-cell table:formula="of:=[.V754]-[.R754]" office:value-type="float" office:value="0.00282407407407409">
            <text:p>0:04:04</text:p>
          </table:table-cell>
          <table:table-cell table:style-name="ce26" office:value-type="time" office:time-value="PT07H58M46S">
            <text:p>07:58:46</text:p>
          </table:table-cell>
          <table:table-cell table:style-name="ce49" office:value-type="time" office:time-value="PT16H23M50S">
            <text:p>16:23:50</text:p>
          </table:table-cell>
          <table:table-cell table:formula="of:=[.U754]-[.T754]" office:value-type="float" office:value="0.350740740740741">
            <text:p>8:25:04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table:number-columns-repeated="2" office:value-type="string">
            <text:p>neu</text:p>
          </table:table-cell>
          <table:table-cell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755]" office:value-type="date" office:date-value="2017-12-21">
            <text:p>Do, </text:p>
          </table:table-cell>
          <table:table-cell office:value-type="date" office:date-value="2017-12-21">
            <text:p>21.12.2017</text:p>
          </table:table-cell>
          <table:table-cell table:number-columns-repeated="7"/>
          <table:table-cell office:value-type="float" office:value="0.339583333333333">
            <text:p>8:09</text:p>
          </table:table-cell>
          <table:table-cell office:value-type="float" office:value="0.679861111111111">
            <text:p>16:19</text:p>
          </table:table-cell>
          <table:table-cell table:formula="of:=[.K755]-[.J755]" office:value-type="float" office:value="0.340277777777778">
            <text:p>8:10</text:p>
          </table:table-cell>
          <table:table-cell table:style-name="ce26" office:value-type="time" office:time-value="PT08H07M21S">
            <text:p>08:07:21</text:p>
          </table:table-cell>
          <table:table-cell table:style-name="ce49" office:value-type="time" office:time-value="PT16H20M48S">
            <text:p>16:20:48</text:p>
          </table:table-cell>
          <table:table-cell table:formula="of:=[.N755]-[.M755]" office:value-type="float" office:value="0.342673611111111">
            <text:p>8:13:27</text:p>
          </table:table-cell>
          <table:table-cell office:value-type="float" office:value="0.334027777777778">
            <text:p>8:01</text:p>
          </table:table-cell>
          <table:table-cell office:value-type="float" office:value="0.682638888888889">
            <text:p>16:23</text:p>
          </table:table-cell>
          <table:table-cell table:formula="of:=[.Q755]-[.P755]" office:value-type="float" office:value="0.348611111111111">
            <text:p>8:22</text:p>
          </table:table-cell>
          <table:table-cell table:formula="of:=[.V755]-[.R755]" office:value-type="float" office:value="0.00211805555555566">
            <text:p>0:03:03</text:p>
          </table:table-cell>
          <table:table-cell table:style-name="ce26" office:value-type="time" office:time-value="PT07H59M17S">
            <text:p>07:59:17</text:p>
          </table:table-cell>
          <table:table-cell table:style-name="ce49" office:value-type="time" office:time-value="PT16H24M20S">
            <text:p>16:24:20</text:p>
          </table:table-cell>
          <table:table-cell table:formula="of:=[.U755]-[.T755]" office:value-type="float" office:value="0.350729166666667">
            <text:p>8:25:03</text:p>
          </table:table-cell>
          <table:table-cell table:number-columns-repeated="1002"/>
        </table:table-row>
        <table:table-row table:style-name="ro1">
          <table:table-cell table:formula="of:=[.B756]" office:value-type="date" office:date-value="2017-12-22">
            <text:p>Fr, </text:p>
          </table:table-cell>
          <table:table-cell office:value-type="date" office:date-value="2017-12-22">
            <text:p>22.12.2017</text:p>
          </table:table-cell>
          <table:table-cell table:number-columns-repeated="7"/>
          <table:table-cell office:value-type="float" office:value="0.340277777777778">
            <text:p>8:10</text:p>
          </table:table-cell>
          <table:table-cell office:value-type="float" office:value="0.679861111111111">
            <text:p>16:19</text:p>
          </table:table-cell>
          <table:table-cell table:formula="of:=[.K756]-[.J756]" office:value-type="float" office:value="0.339583333333333">
            <text:p>8:09</text:p>
          </table:table-cell>
          <table:table-cell table:style-name="ce26" office:value-type="time" office:time-value="PT08H07M49S">
            <text:p>08:07:49</text:p>
          </table:table-cell>
          <table:table-cell table:style-name="ce49" office:value-type="time" office:time-value="PT16H21M20S">
            <text:p>16:21:20</text:p>
          </table:table-cell>
          <table:table-cell table:formula="of:=[.N756]-[.M756]" office:value-type="float" office:value="0.342719907407407">
            <text:p>8:13:31</text:p>
          </table:table-cell>
          <table:table-cell office:value-type="float" office:value="0.334722222222222">
            <text:p>8:02</text:p>
          </table:table-cell>
          <table:table-cell office:value-type="float" office:value="0.682638888888889">
            <text:p>16:23</text:p>
          </table:table-cell>
          <table:table-cell table:formula="of:=[.Q756]-[.P756]" office:value-type="float" office:value="0.347916666666667">
            <text:p>8:21</text:p>
          </table:table-cell>
          <table:table-cell table:formula="of:=[.V756]-[.R756]" office:value-type="float" office:value="0.00284722222222222">
            <text:p>0:04:06</text:p>
          </table:table-cell>
          <table:table-cell table:style-name="ce26" office:value-type="time" office:time-value="PT07H59M45S">
            <text:p>07:59:45</text:p>
          </table:table-cell>
          <table:table-cell table:style-name="ce49" office:value-type="time" office:time-value="PT16H24M51S">
            <text:p>16:24:51</text:p>
          </table:table-cell>
          <table:table-cell table:formula="of:=[.U756]-[.T756]" office:value-type="float" office:value="0.350763888888889">
            <text:p>8:25:06</text:p>
          </table:table-cell>
          <table:table-cell table:number-columns-repeated="1002"/>
        </table:table-row>
        <table:table-row table:style-name="ro1">
          <table:table-cell table:style-name="ce4" table:formula="of:=[.B757]" office:value-type="date" office:date-value="2017-12-23">
            <text:p>Sa, </text:p>
          </table:table-cell>
          <table:table-cell table:style-name="ce7" office:value-type="date" office:date-value="2017-12-23">
            <text:p>23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40277777777778">
            <text:p>8:10</text:p>
          </table:table-cell>
          <table:table-cell table:style-name="ce43" office:value-type="float" office:value="0.680555555555555">
            <text:p>16:20</text:p>
          </table:table-cell>
          <table:table-cell table:style-name="ce43" table:formula="of:=[.K757]-[.J757]" office:value-type="float" office:value="0.340277777777778">
            <text:p>8:10</text:p>
          </table:table-cell>
          <table:table-cell table:style-name="ce27" office:value-type="time" office:time-value="PT08H08M14S">
            <text:p>08:08:14</text:p>
          </table:table-cell>
          <table:table-cell table:style-name="ce50" office:value-type="time" office:time-value="PT16H21M55S">
            <text:p>16:21:55</text:p>
          </table:table-cell>
          <table:table-cell table:style-name="ce53" table:formula="of:=[.N757]-[.M757]" office:value-type="float" office:value="0.342835648148148">
            <text:p>8:13:41</text:p>
          </table:table-cell>
          <table:table-cell table:style-name="ce57" office:value-type="float" office:value="0.334722222222222">
            <text:p>8:02</text:p>
          </table:table-cell>
          <table:table-cell table:style-name="ce43" office:value-type="float" office:value="0.683333333333333">
            <text:p>16:24</text:p>
          </table:table-cell>
          <table:table-cell table:style-name="ce43" table:formula="of:=[.Q757]-[.P757]" office:value-type="float" office:value="0.348611111111111">
            <text:p>8:22</text:p>
          </table:table-cell>
          <table:table-cell table:style-name="ce62" table:formula="of:=[.V757]-[.R757]" office:value-type="float" office:value="0.00226851851851845">
            <text:p>0:03:16</text:p>
          </table:table-cell>
          <table:table-cell table:style-name="ce27" office:value-type="time" office:time-value="PT08H00M10S">
            <text:p>08:00:10</text:p>
          </table:table-cell>
          <table:table-cell table:style-name="ce50" office:value-type="time" office:time-value="PT16H25M26S">
            <text:p>16:25:26</text:p>
          </table:table-cell>
          <table:table-cell table:style-name="ce53" table:formula="of:=[.U757]-[.T757]" office:value-type="float" office:value="0.35087962962963">
            <text:p>8:25:16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58]" office:value-type="date" office:date-value="2017-12-24">
            <text:p>So, </text:p>
          </table:table-cell>
          <table:table-cell table:style-name="ce7" office:value-type="date" office:date-value="2017-12-24">
            <text:p>24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40277777777778">
            <text:p>8:10</text:p>
          </table:table-cell>
          <table:table-cell table:style-name="ce43" office:value-type="float" office:value="0.680555555555555">
            <text:p>16:20</text:p>
          </table:table-cell>
          <table:table-cell table:style-name="ce43" table:formula="of:=[.K758]-[.J758]" office:value-type="float" office:value="0.340277777777778">
            <text:p>8:10</text:p>
          </table:table-cell>
          <table:table-cell table:style-name="ce27" office:value-type="time" office:time-value="PT08H08M35S">
            <text:p>08:08:35</text:p>
          </table:table-cell>
          <table:table-cell table:style-name="ce50" office:value-type="time" office:time-value="PT16H22M33S">
            <text:p>16:22:33</text:p>
          </table:table-cell>
          <table:table-cell table:style-name="ce53" table:formula="of:=[.N758]-[.M758]" office:value-type="float" office:value="0.343032407407407">
            <text:p>8:13:58</text:p>
          </table:table-cell>
          <table:table-cell table:style-name="ce57" office:value-type="float" office:value="0.335416666666667">
            <text:p>8:03</text:p>
          </table:table-cell>
          <table:table-cell table:style-name="ce43" office:value-type="float" office:value="0.683333333333333">
            <text:p>16:24</text:p>
          </table:table-cell>
          <table:table-cell table:style-name="ce43" table:formula="of:=[.Q758]-[.P758]" office:value-type="float" office:value="0.347916666666667">
            <text:p>8:21</text:p>
          </table:table-cell>
          <table:table-cell table:style-name="ce62" table:formula="of:=[.V758]-[.R758]" office:value-type="float" office:value="0.00314814814814812">
            <text:p>0:04:32</text:p>
          </table:table-cell>
          <table:table-cell table:style-name="ce27" office:value-type="time" office:time-value="PT08H00M32S">
            <text:p>08:00:32</text:p>
          </table:table-cell>
          <table:table-cell table:style-name="ce50" office:value-type="time" office:time-value="PT16H26M04S">
            <text:p>16:26:04</text:p>
          </table:table-cell>
          <table:table-cell table:style-name="ce53" table:formula="of:=[.U758]-[.T758]" office:value-type="float" office:value="0.351064814814815">
            <text:p>8:25:32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59]" office:value-type="date" office:date-value="2017-12-25">
            <text:p>Mo, </text:p>
          </table:table-cell>
          <table:table-cell office:value-type="date" office:date-value="2017-12-25">
            <text:p>25.12.2017</text:p>
          </table:table-cell>
          <table:table-cell table:number-columns-repeated="7"/>
          <table:table-cell office:value-type="float" office:value="0.340972222222222">
            <text:p>8:11</text:p>
          </table:table-cell>
          <table:table-cell office:value-type="float" office:value="0.68125">
            <text:p>16:21</text:p>
          </table:table-cell>
          <table:table-cell table:formula="of:=[.K759]-[.J759]" office:value-type="float" office:value="0.340277777777778">
            <text:p>8:10</text:p>
          </table:table-cell>
          <table:table-cell table:style-name="ce26" office:value-type="time" office:time-value="PT08H08M54S">
            <text:p>08:08:54</text:p>
          </table:table-cell>
          <table:table-cell table:style-name="ce49" office:value-type="time" office:time-value="PT16H23M13S">
            <text:p>16:23:13</text:p>
          </table:table-cell>
          <table:table-cell table:formula="of:=[.N759]-[.M759]" office:value-type="float" office:value="0.343275462962963">
            <text:p>8:14:19</text:p>
          </table:table-cell>
          <table:table-cell office:value-type="float" office:value="0.335416666666667">
            <text:p>8:03</text:p>
          </table:table-cell>
          <table:table-cell office:value-type="float" office:value="0.684027777777778">
            <text:p>16:25</text:p>
          </table:table-cell>
          <table:table-cell table:formula="of:=[.Q759]-[.P759]" office:value-type="float" office:value="0.348611111111111">
            <text:p>8:22</text:p>
          </table:table-cell>
          <table:table-cell table:formula="of:=[.V759]-[.R759]" office:value-type="float" office:value="0.00269675925925916">
            <text:p>0:03:53</text:p>
          </table:table-cell>
          <table:table-cell table:style-name="ce26" office:value-type="time" office:time-value="PT08H00M51S">
            <text:p>08:00:51</text:p>
          </table:table-cell>
          <table:table-cell table:style-name="ce49" office:value-type="time" office:time-value="PT16H26M44S">
            <text:p>16:26:44</text:p>
          </table:table-cell>
          <table:table-cell table:formula="of:=[.U759]-[.T759]" office:value-type="float" office:value="0.35130787037037">
            <text:p>8:25:53</text:p>
          </table:table-cell>
          <table:table-cell table:number-columns-repeated="1002"/>
        </table:table-row>
        <table:table-row table:style-name="ro1">
          <table:table-cell table:formula="of:=[.B760]" office:value-type="date" office:date-value="2017-12-26">
            <text:p>Di, </text:p>
          </table:table-cell>
          <table:table-cell office:value-type="date" office:date-value="2017-12-26">
            <text:p>26.12.2017</text:p>
          </table:table-cell>
          <table:table-cell table:number-columns-repeated="7"/>
          <table:table-cell office:value-type="float" office:value="0.340972222222222">
            <text:p>8:11</text:p>
          </table:table-cell>
          <table:table-cell office:value-type="float" office:value="0.681944444444445">
            <text:p>16:22</text:p>
          </table:table-cell>
          <table:table-cell table:formula="of:=[.K760]-[.J760]" office:value-type="float" office:value="0.340972222222222">
            <text:p>8:11</text:p>
          </table:table-cell>
          <table:table-cell table:style-name="ce26" office:value-type="time" office:time-value="PT08H09M10S">
            <text:p>08:09:10</text:p>
          </table:table-cell>
          <table:table-cell table:style-name="ce49" office:value-type="time" office:time-value="PT16H23M57S">
            <text:p>16:23:57</text:p>
          </table:table-cell>
          <table:table-cell table:formula="of:=[.N760]-[.M760]" office:value-type="float" office:value="0.343599537037037">
            <text:p>8:14:47</text:p>
          </table:table-cell>
          <table:table-cell office:value-type="float" office:value="0.335416666666667">
            <text:p>8:03</text:p>
          </table:table-cell>
          <table:table-cell office:value-type="float" office:value="0.684722222222222">
            <text:p>16:26</text:p>
          </table:table-cell>
          <table:table-cell table:formula="of:=[.Q760]-[.P760]" office:value-type="float" office:value="0.349305555555556">
            <text:p>8:23</text:p>
          </table:table-cell>
          <table:table-cell table:formula="of:=[.V760]-[.R760]" office:value-type="float" office:value="0.00229166666666653">
            <text:p>0:03:18</text:p>
          </table:table-cell>
          <table:table-cell table:style-name="ce26" office:value-type="time" office:time-value="PT08H01M08S">
            <text:p>08:01:08</text:p>
          </table:table-cell>
          <table:table-cell table:style-name="ce49" office:value-type="time" office:time-value="PT16H27M26S">
            <text:p>16:27:26</text:p>
          </table:table-cell>
          <table:table-cell table:formula="of:=[.U760]-[.T760]" office:value-type="float" office:value="0.351597222222222">
            <text:p>8:26:18</text:p>
          </table:table-cell>
          <table:table-cell table:number-columns-repeated="1002"/>
        </table:table-row>
        <table:table-row table:style-name="ro1">
          <table:table-cell table:formula="of:=[.B761]" office:value-type="date" office:date-value="2017-12-27">
            <text:p>Mi, </text:p>
          </table:table-cell>
          <table:table-cell office:value-type="date" office:date-value="2017-12-27">
            <text:p>27.12.2017</text:p>
          </table:table-cell>
          <table:table-cell table:number-columns-repeated="7"/>
          <table:table-cell office:value-type="float" office:value="0.340972222222222">
            <text:p>8:11</text:p>
          </table:table-cell>
          <table:table-cell office:value-type="float" office:value="0.682638888888889">
            <text:p>16:23</text:p>
          </table:table-cell>
          <table:table-cell table:formula="of:=[.K761]-[.J761]" office:value-type="float" office:value="0.341666666666667">
            <text:p>8:12</text:p>
          </table:table-cell>
          <table:table-cell table:style-name="ce26" office:value-type="time" office:time-value="PT08H09M22S">
            <text:p>08:09:22</text:p>
          </table:table-cell>
          <table:table-cell table:style-name="ce49" office:value-type="time" office:time-value="PT16H24M43S">
            <text:p>16:24:43</text:p>
          </table:table-cell>
          <table:table-cell table:formula="of:=[.N761]-[.M761]" office:value-type="float" office:value="0.343993055555556">
            <text:p>8:15:21</text:p>
          </table:table-cell>
          <table:table-cell office:value-type="float" office:value="0.336111111111111">
            <text:p>8:04</text:p>
          </table:table-cell>
          <table:table-cell office:value-type="float" office:value="0.684722222222222">
            <text:p>16:26</text:p>
          </table:table-cell>
          <table:table-cell table:formula="of:=[.Q761]-[.P761]" office:value-type="float" office:value="0.348611111111111">
            <text:p>8:22</text:p>
          </table:table-cell>
          <table:table-cell table:formula="of:=[.V761]-[.R761]" office:value-type="float" office:value="0.00335648148148127">
            <text:p>0:04:50</text:p>
          </table:table-cell>
          <table:table-cell table:style-name="ce26" office:value-type="time" office:time-value="PT08H01M22S">
            <text:p>08:01:22</text:p>
          </table:table-cell>
          <table:table-cell table:style-name="ce49" office:value-type="time" office:time-value="PT16H28M12S">
            <text:p>16:28:12</text:p>
          </table:table-cell>
          <table:table-cell table:formula="of:=[.U761]-[.T761]" office:value-type="float" office:value="0.351967592592593">
            <text:p>8:26:50</text:p>
          </table:table-cell>
          <table:table-cell table:number-columns-repeated="1002"/>
        </table:table-row>
        <table:table-row table:style-name="ro1">
          <table:table-cell table:formula="of:=[.B762]" office:value-type="date" office:date-value="2017-12-28">
            <text:p>Do, </text:p>
          </table:table-cell>
          <table:table-cell office:value-type="date" office:date-value="2017-12-28">
            <text:p>28.12.2017</text:p>
          </table:table-cell>
          <table:table-cell table:number-columns-repeated="7"/>
          <table:table-cell office:value-type="float" office:value="0.341666666666667">
            <text:p>8:12</text:p>
          </table:table-cell>
          <table:table-cell office:value-type="float" office:value="0.682638888888889">
            <text:p>16:23</text:p>
          </table:table-cell>
          <table:table-cell table:formula="of:=[.K762]-[.J762]" office:value-type="float" office:value="0.340972222222222">
            <text:p>8:11</text:p>
          </table:table-cell>
          <table:table-cell table:style-name="ce26" office:value-type="time" office:time-value="PT08H09M32S">
            <text:p>08:09:32</text:p>
          </table:table-cell>
          <table:table-cell table:style-name="ce49" office:value-type="time" office:time-value="PT16H25M32S">
            <text:p>16:25:32</text:p>
          </table:table-cell>
          <table:table-cell table:formula="of:=[.N762]-[.M762]" office:value-type="float" office:value="0.344444444444445">
            <text:p>8:16:00</text:p>
          </table:table-cell>
          <table:table-cell office:value-type="float" office:value="0.336111111111111">
            <text:p>8:04</text:p>
          </table:table-cell>
          <table:table-cell office:value-type="float" office:value="0.685416666666667">
            <text:p>16:27</text:p>
          </table:table-cell>
          <table:table-cell table:formula="of:=[.Q762]-[.P762]" office:value-type="float" office:value="0.349305555555556">
            <text:p>8:23</text:p>
          </table:table-cell>
          <table:table-cell table:formula="of:=[.V762]-[.R762]" office:value-type="float" office:value="0.00309027777777776">
            <text:p>0:04:27</text:p>
          </table:table-cell>
          <table:table-cell table:style-name="ce26" office:value-type="time" office:time-value="PT08H01M32S">
            <text:p>08:01:32</text:p>
          </table:table-cell>
          <table:table-cell table:style-name="ce49" office:value-type="time" office:time-value="PT16H28M59S">
            <text:p>16:28:59</text:p>
          </table:table-cell>
          <table:table-cell table:formula="of:=[.U762]-[.T762]" office:value-type="float" office:value="0.352395833333333">
            <text:p>8:27:27</text:p>
          </table:table-cell>
          <table:table-cell table:number-columns-repeated="1002"/>
        </table:table-row>
        <table:table-row table:style-name="ro1">
          <table:table-cell table:formula="of:=[.B763]" office:value-type="date" office:date-value="2017-12-29">
            <text:p>Fr, </text:p>
          </table:table-cell>
          <table:table-cell office:value-type="date" office:date-value="2017-12-29">
            <text:p>29.12.2017</text:p>
          </table:table-cell>
          <table:table-cell table:number-columns-repeated="7"/>
          <table:table-cell office:value-type="float" office:value="0.341666666666667">
            <text:p>8:12</text:p>
          </table:table-cell>
          <table:table-cell office:value-type="float" office:value="0.683333333333333">
            <text:p>16:24</text:p>
          </table:table-cell>
          <table:table-cell table:formula="of:=[.K763]-[.J763]" office:value-type="float" office:value="0.341666666666667">
            <text:p>8:12</text:p>
          </table:table-cell>
          <table:table-cell table:style-name="ce26" office:value-type="time" office:time-value="PT08H09M39S">
            <text:p>08:09:39</text:p>
          </table:table-cell>
          <table:table-cell table:style-name="ce49" office:value-type="time" office:time-value="PT16H26M24S">
            <text:p>16:26:24</text:p>
          </table:table-cell>
          <table:table-cell table:formula="of:=[.N763]-[.M763]" office:value-type="float" office:value="0.344965277777778">
            <text:p>8:16:45</text:p>
          </table:table-cell>
          <table:table-cell office:value-type="float" office:value="0.336111111111111">
            <text:p>8:04</text:p>
          </table:table-cell>
          <table:table-cell office:value-type="float" office:value="0.686111111111111">
            <text:p>16:28</text:p>
          </table:table-cell>
          <table:table-cell table:formula="of:=[.Q763]-[.P763]" office:value-type="float" office:value="0.35">
            <text:p>8:24</text:p>
          </table:table-cell>
          <table:table-cell table:formula="of:=[.V763]-[.R763]" office:value-type="float" office:value="0.00289351851851843">
            <text:p>0:04:10</text:p>
          </table:table-cell>
          <table:table-cell table:style-name="ce26" office:value-type="time" office:time-value="PT08H01M40S">
            <text:p>08:01:40</text:p>
          </table:table-cell>
          <table:table-cell table:style-name="ce49" office:value-type="time" office:time-value="PT16H29M50S">
            <text:p>16:29:50</text:p>
          </table:table-cell>
          <table:table-cell table:formula="of:=[.U763]-[.T763]" office:value-type="float" office:value="0.352893518518518">
            <text:p>8:28:10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style-name="ce4" table:formula="of:=[.B764]" office:value-type="date" office:date-value="2017-12-30">
            <text:p>Sa, </text:p>
          </table:table-cell>
          <table:table-cell table:style-name="ce7" office:value-type="date" office:date-value="2017-12-30">
            <text:p>30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41666666666667">
            <text:p>8:12</text:p>
          </table:table-cell>
          <table:table-cell table:style-name="ce43" office:value-type="float" office:value="0.684027777777778">
            <text:p>16:25</text:p>
          </table:table-cell>
          <table:table-cell table:style-name="ce43" table:formula="of:=[.K764]-[.J764]" office:value-type="float" office:value="0.342361111111111">
            <text:p>8:13</text:p>
          </table:table-cell>
          <table:table-cell table:style-name="ce27" office:value-type="time" office:time-value="PT08H09M42S">
            <text:p>08:09:42</text:p>
          </table:table-cell>
          <table:table-cell table:style-name="ce50" office:value-type="time" office:time-value="PT16H27M18S">
            <text:p>16:27:18</text:p>
          </table:table-cell>
          <table:table-cell table:style-name="ce53" table:formula="of:=[.N764]-[.M764]" office:value-type="float" office:value="0.345555555555555">
            <text:p>8:17:36</text:p>
          </table:table-cell>
          <table:table-cell table:style-name="ce57" office:value-type="float" office:value="0.336111111111111">
            <text:p>8:04</text:p>
          </table:table-cell>
          <table:table-cell table:style-name="ce43" office:value-type="float" office:value="0.686805555555556">
            <text:p>16:29</text:p>
          </table:table-cell>
          <table:table-cell table:style-name="ce43" table:formula="of:=[.Q764]-[.P764]" office:value-type="float" office:value="0.350694444444445">
            <text:p>8:25</text:p>
          </table:table-cell>
          <table:table-cell table:style-name="ce62" table:formula="of:=[.V764]-[.R764]" office:value-type="float" office:value="0.00274305555555543">
            <text:p>0:03:57</text:p>
          </table:table-cell>
          <table:table-cell table:style-name="ce27" office:value-type="time" office:time-value="PT08H01M45S">
            <text:p>08:01:45</text:p>
          </table:table-cell>
          <table:table-cell table:style-name="ce50" office:value-type="time" office:time-value="PT16H30M42S">
            <text:p>16:30:42</text:p>
          </table:table-cell>
          <table:table-cell table:style-name="ce53" table:formula="of:=[.U764]-[.T764]" office:value-type="float" office:value="0.3534375">
            <text:p>8:28:5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65]" office:value-type="date" office:date-value="2017-12-31">
            <text:p>So, </text:p>
          </table:table-cell>
          <table:table-cell table:style-name="ce7" office:value-type="date" office:date-value="2017-12-31">
            <text:p>31.12.2017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38"/>
          <table:table-cell table:style-name="ce43" office:value-type="float" office:value="0.341666666666667">
            <text:p>8:12</text:p>
          </table:table-cell>
          <table:table-cell table:style-name="ce43" office:value-type="float" office:value="0.684722222222222">
            <text:p>16:26</text:p>
          </table:table-cell>
          <table:table-cell table:style-name="ce43" table:formula="of:=[.K765]-[.J765]" office:value-type="float" office:value="0.343055555555556">
            <text:p>8:14</text:p>
          </table:table-cell>
          <table:table-cell table:style-name="ce27" office:value-type="time" office:time-value="PT08H09M42S">
            <text:p>08:09:42</text:p>
          </table:table-cell>
          <table:table-cell table:style-name="ce50" office:value-type="time" office:time-value="PT16H28M15S">
            <text:p>16:28:15</text:p>
          </table:table-cell>
          <table:table-cell table:style-name="ce53" table:formula="of:=[.N765]-[.M765]" office:value-type="float" office:value="0.346215277777778">
            <text:p>8:18:33</text:p>
          </table:table-cell>
          <table:table-cell table:style-name="ce57" office:value-type="float" office:value="0.336111111111111">
            <text:p>8:04</text:p>
          </table:table-cell>
          <table:table-cell table:style-name="ce43" office:value-type="float" office:value="0.6875">
            <text:p>16:30</text:p>
          </table:table-cell>
          <table:table-cell table:style-name="ce43" table:formula="of:=[.Q765]-[.P765]" office:value-type="float" office:value="0.351388888888889">
            <text:p>8:26</text:p>
          </table:table-cell>
          <table:table-cell table:style-name="ce62" table:formula="of:=[.V765]-[.R765]" office:value-type="float" office:value="0.0026736111111112">
            <text:p>0:03:51</text:p>
          </table:table-cell>
          <table:table-cell table:style-name="ce27" office:value-type="time" office:time-value="PT08H01M47S">
            <text:p>08:01:47</text:p>
          </table:table-cell>
          <table:table-cell table:style-name="ce50" office:value-type="time" office:time-value="PT16H31M38S">
            <text:p>16:31:38</text:p>
          </table:table-cell>
          <table:table-cell table:style-name="ce53" table:formula="of:=[.U765]-[.T765]" office:value-type="float" office:value="0.3540625">
            <text:p>8:29:51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66]" office:value-type="date" office:date-value="2018-01-01">
            <text:p>Mo, </text:p>
          </table:table-cell>
          <table:table-cell office:value-type="date" office:date-value="2018-01-01">
            <text:p>01.01.2018</text:p>
          </table:table-cell>
          <table:table-cell table:number-columns-repeated="4"/>
          <table:table-cell table:style-name="ce24" office:value-type="time" office:time-value="PT08H05M13S">
            <text:p>08:05:13</text:p>
          </table:table-cell>
          <table:table-cell table:style-name="ce31" office:value-type="time" office:time-value="PT16H40M31S">
            <text:p>16:40:31</text:p>
          </table:table-cell>
          <table:table-cell table:style-name="ce39" table:formula="of:=[.H766]-[.G766]" office:value-type="float" office:value="0.357847222222222">
            <text:p>8:35:18</text:p>
          </table:table-cell>
          <table:table-cell office:value-type="float" office:value="0.341666666666667">
            <text:p>8:12</text:p>
          </table:table-cell>
          <table:table-cell office:value-type="float" office:value="0.685416666666667">
            <text:p>16:27</text:p>
          </table:table-cell>
          <table:table-cell table:formula="of:=[.K766]-[.J766]" office:value-type="float" office:value="0.34375">
            <text:p>8:15</text:p>
          </table:table-cell>
          <table:table-cell office:value-type="float" office:value="0.340046296296296">
            <text:p>8:09:40</text:p>
          </table:table-cell>
          <table:table-cell office:value-type="float" office:value="0.686967592592593">
            <text:p>16:29:14</text:p>
          </table:table-cell>
          <table:table-cell table:formula="of:=[.N766]-[.M766]" office:value-type="float" office:value="0.346921296296296">
            <text:p>8:19:34</text:p>
          </table:table-cell>
          <table:table-cell office:value-type="float" office:value="0.336111111111111">
            <text:p>8:04</text:p>
          </table:table-cell>
          <table:table-cell office:value-type="float" office:value="0.688194444444445">
            <text:p>16:31</text:p>
          </table:table-cell>
          <table:table-cell table:formula="of:=[.Q766]-[.P766]" office:value-type="float" office:value="0.352083333333333">
            <text:p>8:27</text:p>
          </table:table-cell>
          <table:table-cell table:formula="of:=[.V766]-[.R766]" office:value-type="float" office:value="0.0026504629629629">
            <text:p>0:03:49</text:p>
          </table:table-cell>
          <table:table-cell office:value-type="float" office:value="0.334560185185185">
            <text:p>8:01:46</text:p>
          </table:table-cell>
          <table:table-cell office:value-type="float" office:value="0.689293981481482">
            <text:p>16:32:35</text:p>
          </table:table-cell>
          <table:table-cell table:formula="of:=[.U766]-[.T766]" office:value-type="float" office:value="0.354733796296296">
            <text:p>8:30:49</text:p>
          </table:table-cell>
          <table:table-cell table:number-columns-repeated="1002"/>
        </table:table-row>
        <table:table-row table:style-name="ro1">
          <table:table-cell table:formula="of:=[.B767]" office:value-type="date" office:date-value="2018-01-02">
            <text:p>Di, </text:p>
          </table:table-cell>
          <table:table-cell office:value-type="date" office:date-value="2018-01-02">
            <text:p>02.01.2018</text:p>
          </table:table-cell>
          <table:table-cell table:number-columns-repeated="4"/>
          <table:table-cell table:style-name="ce24" office:value-type="time" office:time-value="PT08H05M10S">
            <text:p>08:05:10</text:p>
          </table:table-cell>
          <table:table-cell table:style-name="ce31" office:value-type="time" office:time-value="PT16H41M30S">
            <text:p>16:41:30</text:p>
          </table:table-cell>
          <table:table-cell table:style-name="ce39" table:formula="of:=[.H767]-[.G767]" office:value-type="float" office:value="0.358564814814815">
            <text:p>8:36:20</text:p>
          </table:table-cell>
          <table:table-cell office:value-type="float" office:value="0.341666666666667">
            <text:p>8:12</text:p>
          </table:table-cell>
          <table:table-cell office:value-type="float" office:value="0.686111111111111">
            <text:p>16:28</text:p>
          </table:table-cell>
          <table:table-cell table:formula="of:=[.K767]-[.J767]" office:value-type="float" office:value="0.344444444444444">
            <text:p>8:16</text:p>
          </table:table-cell>
          <table:table-cell office:value-type="float" office:value="0.339976851851852">
            <text:p>8:09:34</text:p>
          </table:table-cell>
          <table:table-cell office:value-type="float" office:value="0.687685185185185">
            <text:p>16:30:16</text:p>
          </table:table-cell>
          <table:table-cell table:formula="of:=[.N767]-[.M767]" office:value-type="float" office:value="0.347708333333333">
            <text:p>8:20:42</text:p>
          </table:table-cell>
          <table:table-cell office:value-type="float" office:value="0.336111111111111">
            <text:p>8:04</text:p>
          </table:table-cell>
          <table:table-cell office:value-type="float" office:value="0.688194444444445">
            <text:p>16:31</text:p>
          </table:table-cell>
          <table:table-cell table:formula="of:=[.Q767]-[.P767]" office:value-type="float" office:value="0.352083333333333">
            <text:p>8:27</text:p>
          </table:table-cell>
          <table:table-cell table:formula="of:=[.V767]-[.R767]" office:value-type="float" office:value="0.0033912037037036">
            <text:p>0:04:53</text:p>
          </table:table-cell>
          <table:table-cell office:value-type="float" office:value="0.334513888888889">
            <text:p>8:01:42</text:p>
          </table:table-cell>
          <table:table-cell office:value-type="float" office:value="0.689988425925926">
            <text:p>16:33:35</text:p>
          </table:table-cell>
          <table:table-cell table:formula="of:=[.U767]-[.T767]" office:value-type="float" office:value="0.355474537037037">
            <text:p>8:31:53</text:p>
          </table:table-cell>
          <table:table-cell table:number-columns-repeated="1002"/>
        </table:table-row>
        <table:table-row table:style-name="ro1">
          <table:table-cell table:formula="of:=[.B768]" office:value-type="date" office:date-value="2018-01-03">
            <text:p>Mi, </text:p>
          </table:table-cell>
          <table:table-cell office:value-type="date" office:date-value="2018-01-03">
            <text:p>03.01.2018</text:p>
          </table:table-cell>
          <table:table-cell table:number-columns-repeated="4"/>
          <table:table-cell table:style-name="ce24" office:value-type="time" office:time-value="PT08H05M04S">
            <text:p>08:05:04</text:p>
          </table:table-cell>
          <table:table-cell table:style-name="ce31" office:value-type="time" office:time-value="PT16H42M31S">
            <text:p>16:42:31</text:p>
          </table:table-cell>
          <table:table-cell table:style-name="ce39" table:formula="of:=[.H768]-[.G768]" office:value-type="float" office:value="0.359340277777778">
            <text:p>8:37:27</text:p>
          </table:table-cell>
          <table:table-cell office:value-type="float" office:value="0.344444444444444">
            <text:p>8:16</text:p>
          </table:table-cell>
          <table:table-cell office:value-type="float" office:value="0.686805555555556">
            <text:p>16:29</text:p>
          </table:table-cell>
          <table:table-cell table:formula="of:=[.K768]-[.J768]" office:value-type="float" office:value="0.342361111111111">
            <text:p>8:13</text:p>
          </table:table-cell>
          <table:table-cell office:value-type="float" office:value="0.339872685185185">
            <text:p>8:09:25</text:p>
          </table:table-cell>
          <table:table-cell office:value-type="float" office:value="0.688414351851852">
            <text:p>16:31:19</text:p>
          </table:table-cell>
          <table:table-cell table:formula="of:=[.N768]-[.M768]" office:value-type="float" office:value="0.348541666666667">
            <text:p>8:21:54</text:p>
          </table:table-cell>
          <table:table-cell office:value-type="float" office:value="0.336111111111111">
            <text:p>8:04</text:p>
          </table:table-cell>
          <table:table-cell office:value-type="float" office:value="0.689583333333333">
            <text:p>16:33</text:p>
          </table:table-cell>
          <table:table-cell table:formula="of:=[.Q768]-[.P768]" office:value-type="float" office:value="0.353472222222222">
            <text:p>8:29</text:p>
          </table:table-cell>
          <table:table-cell table:formula="of:=[.V768]-[.R768]" office:value-type="float" office:value="0.00277777777777777">
            <text:p>0:04:00</text:p>
          </table:table-cell>
          <table:table-cell office:value-type="float" office:value="0.334444444444444">
            <text:p>8:01:36</text:p>
          </table:table-cell>
          <table:table-cell office:value-type="float" office:value="0.690694444444445">
            <text:p>16:34:36</text:p>
          </table:table-cell>
          <table:table-cell table:formula="of:=[.U768]-[.T768]" office:value-type="float" office:value="0.35625">
            <text:p>8:33:00</text:p>
          </table:table-cell>
          <table:table-cell table:number-columns-repeated="1002"/>
        </table:table-row>
        <table:table-row table:style-name="ro1">
          <table:table-cell table:formula="of:=[.B769]" office:value-type="date" office:date-value="2018-01-04">
            <text:p>Do, </text:p>
          </table:table-cell>
          <table:table-cell office:value-type="date" office:date-value="2018-01-04">
            <text:p>04.01.2018</text:p>
          </table:table-cell>
          <table:table-cell table:number-columns-repeated="4"/>
          <table:table-cell table:style-name="ce24" office:value-type="time" office:time-value="PT08H04M56S">
            <text:p>08:04:56</text:p>
          </table:table-cell>
          <table:table-cell table:style-name="ce31" office:value-type="time" office:time-value="PT16H43M34S">
            <text:p>16:43:34</text:p>
          </table:table-cell>
          <table:table-cell table:style-name="ce39" table:formula="of:=[.H769]-[.G769]" office:value-type="float" office:value="0.360162037037037">
            <text:p>8:38:38</text:p>
          </table:table-cell>
          <table:table-cell office:value-type="float" office:value="0.340972222222222">
            <text:p>8:11</text:p>
          </table:table-cell>
          <table:table-cell office:value-type="float" office:value="0.6875">
            <text:p>16:30</text:p>
          </table:table-cell>
          <table:table-cell table:formula="of:=[.K769]-[.J769]" office:value-type="float" office:value="0.346527777777778">
            <text:p>8:19</text:p>
          </table:table-cell>
          <table:table-cell office:value-type="float" office:value="0.339733796296296">
            <text:p>8:09:13</text:p>
          </table:table-cell>
          <table:table-cell office:value-type="float" office:value="0.689189814814815">
            <text:p>16:32:26</text:p>
          </table:table-cell>
          <table:table-cell table:formula="of:=[.N769]-[.M769]" office:value-type="float" office:value="0.349456018518519">
            <text:p>8:23:13</text:p>
          </table:table-cell>
          <table:table-cell office:value-type="float" office:value="0.336111111111111">
            <text:p>8:04</text:p>
          </table:table-cell>
          <table:table-cell office:value-type="float" office:value="0.690277777777778">
            <text:p>16:34</text:p>
          </table:table-cell>
          <table:table-cell table:formula="of:=[.Q769]-[.P769]" office:value-type="float" office:value="0.354166666666667">
            <text:p>8:30</text:p>
          </table:table-cell>
          <table:table-cell table:formula="of:=[.V769]-[.R769]" office:value-type="float" office:value="0.00293981481481481">
            <text:p>0:04:14</text:p>
          </table:table-cell>
          <table:table-cell office:value-type="float" office:value="0.334328703703704">
            <text:p>8:01:26</text:p>
          </table:table-cell>
          <table:table-cell office:value-type="float" office:value="0.691435185185185">
            <text:p>16:35:40</text:p>
          </table:table-cell>
          <table:table-cell table:formula="of:=[.U769]-[.T769]" office:value-type="float" office:value="0.357106481481481">
            <text:p>8:34:14</text:p>
          </table:table-cell>
          <table:table-cell table:number-columns-repeated="1002"/>
        </table:table-row>
        <table:table-row table:style-name="ro1">
          <table:table-cell table:formula="of:=[.B770]" office:value-type="date" office:date-value="2018-01-05">
            <text:p>Fr, </text:p>
          </table:table-cell>
          <table:table-cell office:value-type="date" office:date-value="2018-01-05">
            <text:p>05.01.2018</text:p>
          </table:table-cell>
          <table:table-cell table:number-columns-repeated="4"/>
          <table:table-cell table:style-name="ce24" office:value-type="time" office:time-value="PT08H04M44S">
            <text:p>08:04:44</text:p>
          </table:table-cell>
          <table:table-cell table:style-name="ce31" office:value-type="time" office:time-value="PT16H44M39S">
            <text:p>16:44:39</text:p>
          </table:table-cell>
          <table:table-cell table:style-name="ce39" table:formula="of:=[.H770]-[.G770]" office:value-type="float" office:value="0.361053240740741">
            <text:p>8:39:55</text:p>
          </table:table-cell>
          <table:table-cell office:value-type="float" office:value="0.340972222222222">
            <text:p>8:11</text:p>
          </table:table-cell>
          <table:table-cell office:value-type="float" office:value="0.688194444444445">
            <text:p>16:31</text:p>
          </table:table-cell>
          <table:table-cell table:formula="of:=[.K770]-[.J770]" office:value-type="float" office:value="0.347222222222222">
            <text:p>8:20</text:p>
          </table:table-cell>
          <table:table-cell office:value-type="float" office:value="0.339560185185185">
            <text:p>8:08:58</text:p>
          </table:table-cell>
          <table:table-cell office:value-type="float" office:value="0.689976851851852">
            <text:p>16:33:34</text:p>
          </table:table-cell>
          <table:table-cell table:formula="of:=[.N770]-[.M770]" office:value-type="float" office:value="0.350416666666667">
            <text:p>8:24:36</text:p>
          </table:table-cell>
          <table:table-cell office:value-type="float" office:value="0.336111111111111">
            <text:p>8:04</text:p>
          </table:table-cell>
          <table:table-cell office:value-type="float" office:value="0.690972222222222">
            <text:p>16:35</text:p>
          </table:table-cell>
          <table:table-cell table:formula="of:=[.Q770]-[.P770]" office:value-type="float" office:value="0.354861111111111">
            <text:p>8:31</text:p>
          </table:table-cell>
          <table:table-cell table:formula="of:=[.V770]-[.R770]" office:value-type="float" office:value="0.00314814814814807">
            <text:p>0:04:32</text:p>
          </table:table-cell>
          <table:table-cell office:value-type="float" office:value="0.334189814814815">
            <text:p>8:01:14</text:p>
          </table:table-cell>
          <table:table-cell office:value-type="float" office:value="0.692199074074074">
            <text:p>16:36:46</text:p>
          </table:table-cell>
          <table:table-cell table:formula="of:=[.U770]-[.T770]" office:value-type="float" office:value="0.358009259259259">
            <text:p>8:35:32</text:p>
          </table:table-cell>
          <table:table-cell table:number-columns-repeated="1002"/>
        </table:table-row>
        <table:table-row table:style-name="ro1">
          <table:table-cell table:style-name="ce4" table:formula="of:=[.B771]" office:value-type="date" office:date-value="2018-01-06">
            <text:p>Sa, </text:p>
          </table:table-cell>
          <table:table-cell table:style-name="ce7" office:value-type="date" office:date-value="2018-01-06">
            <text:p>06.01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5" office:value-type="time" office:time-value="PT08H04M30S">
            <text:p>08:04:30</text:p>
          </table:table-cell>
          <table:table-cell table:style-name="ce32" office:value-type="time" office:time-value="PT16H45M46S">
            <text:p>16:45:46</text:p>
          </table:table-cell>
          <table:table-cell table:style-name="ce40" table:formula="of:=[.H771]-[.G771]" office:value-type="float" office:value="0.361990740740741">
            <text:p>8:41:16</text:p>
          </table:table-cell>
          <table:table-cell table:style-name="ce43" office:value-type="float" office:value="0.340972222222222">
            <text:p>8:11</text:p>
          </table:table-cell>
          <table:table-cell table:style-name="ce43" office:value-type="float" office:value="0.689583333333333">
            <text:p>16:33</text:p>
          </table:table-cell>
          <table:table-cell table:style-name="ce43" table:formula="of:=[.K771]-[.J771]" office:value-type="float" office:value="0.348611111111111">
            <text:p>8:22</text:p>
          </table:table-cell>
          <table:table-cell table:style-name="ce47" office:value-type="float" office:value="0.339351851851852">
            <text:p>8:08:40</text:p>
          </table:table-cell>
          <table:table-cell table:style-name="ce53" office:value-type="float" office:value="0.690787037037037">
            <text:p>16:34:44</text:p>
          </table:table-cell>
          <table:table-cell table:style-name="ce53" table:formula="of:=[.N771]-[.M771]" office:value-type="float" office:value="0.351435185185185">
            <text:p>8:26:04</text:p>
          </table:table-cell>
          <table:table-cell table:style-name="ce57" office:value-type="float" office:value="0.336111111111111">
            <text:p>8:04</text:p>
          </table:table-cell>
          <table:table-cell table:style-name="ce43" office:value-type="float" office:value="0.691666666666667">
            <text:p>16:36</text:p>
          </table:table-cell>
          <table:table-cell table:style-name="ce43" table:formula="of:=[.Q771]-[.P771]" office:value-type="float" office:value="0.355555555555556">
            <text:p>8:32</text:p>
          </table:table-cell>
          <table:table-cell table:style-name="ce62" table:formula="of:=[.V771]-[.R771]" office:value-type="float" office:value="0.00342592592592583">
            <text:p>0:04:56</text:p>
          </table:table-cell>
          <table:table-cell table:style-name="ce47" office:value-type="float" office:value="0.33400462962963">
            <text:p>8:00:58</text:p>
          </table:table-cell>
          <table:table-cell table:style-name="ce53" office:value-type="float" office:value="0.692986111111111">
            <text:p>16:37:54</text:p>
          </table:table-cell>
          <table:table-cell table:style-name="ce53" table:formula="of:=[.U771]-[.T771]" office:value-type="float" office:value="0.358981481481482">
            <text:p>8:36:56</text:p>
          </table:table-cell>
          <table:table-cell table:style-name="ce69" office:value-type="string">
            <text:p>neu</text:p>
          </table:table-cell>
          <table:table-cell table:number-columns-repeated="2" table:style-name="ce76" office:value-type="string">
            <text:p>neu</text:p>
          </table:table-cell>
          <table:table-cell table:style-name="ce84" office:value-type="string">
            <text:p>neu</text:p>
          </table:table-cell>
          <table:table-cell table:number-columns-repeated="2" table:style-name="ce76" office:value-type="string">
            <text:p>neu</text:p>
          </table:table-cell>
          <table:table-cell table:style-name="ce92" office:value-type="string">
            <text:p>-</text:p>
          </table:table-cell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72]" office:value-type="date" office:date-value="2018-01-07">
            <text:p>So, </text:p>
          </table:table-cell>
          <table:table-cell table:style-name="ce7" office:value-type="date" office:date-value="2018-01-07">
            <text:p>07.01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5" office:value-type="time" office:time-value="PT08H04M12S">
            <text:p>08:04:12</text:p>
          </table:table-cell>
          <table:table-cell table:style-name="ce32" office:value-type="time" office:time-value="PT16H46M55S">
            <text:p>16:46:55</text:p>
          </table:table-cell>
          <table:table-cell table:style-name="ce40" table:formula="of:=[.H772]-[.G772]" office:value-type="float" office:value="0.362997685185185">
            <text:p>8:42:43</text:p>
          </table:table-cell>
          <table:table-cell table:style-name="ce43" office:value-type="float" office:value="0.340972222222222">
            <text:p>8:11</text:p>
          </table:table-cell>
          <table:table-cell table:style-name="ce43" office:value-type="float" office:value="0.690277777777778">
            <text:p>16:34</text:p>
          </table:table-cell>
          <table:table-cell table:style-name="ce43" table:formula="of:=[.K772]-[.J772]" office:value-type="float" office:value="0.349305555555555">
            <text:p>8:23</text:p>
          </table:table-cell>
          <table:table-cell table:style-name="ce47" office:value-type="float" office:value="0.33912037037037">
            <text:p>8:08:20</text:p>
          </table:table-cell>
          <table:table-cell table:style-name="ce53" office:value-type="float" office:value="0.691631944444444">
            <text:p>16:35:57</text:p>
          </table:table-cell>
          <table:table-cell table:style-name="ce53" table:formula="of:=[.N772]-[.M772]" office:value-type="float" office:value="0.352511574074074">
            <text:p>8:27:37</text:p>
          </table:table-cell>
          <table:table-cell table:style-name="ce57" office:value-type="float" office:value="0.335416666666667">
            <text:p>8:03</text:p>
          </table:table-cell>
          <table:table-cell table:style-name="ce43" office:value-type="float" office:value="0.692361111111111">
            <text:p>16:37</text:p>
          </table:table-cell>
          <table:table-cell table:style-name="ce43" table:formula="of:=[.Q772]-[.P772]" office:value-type="float" office:value="0.356944444444444">
            <text:p>8:34</text:p>
          </table:table-cell>
          <table:table-cell table:style-name="ce62" table:formula="of:=[.V772]-[.R772]" office:value-type="float" office:value="0.00305555555555537">
            <text:p>0:04:24</text:p>
          </table:table-cell>
          <table:table-cell table:style-name="ce47" office:value-type="float" office:value="0.333796296296296">
            <text:p>8:00:40</text:p>
          </table:table-cell>
          <table:table-cell table:style-name="ce53" office:value-type="float" office:value="0.693796296296296">
            <text:p>16:39:04</text:p>
          </table:table-cell>
          <table:table-cell table:style-name="ce53" table:formula="of:=[.U772]-[.T772]" office:value-type="float" office:value="0.36">
            <text:p>8:38:2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73]" office:value-type="date" office:date-value="2018-01-08">
            <text:p>Mo, </text:p>
          </table:table-cell>
          <table:table-cell office:value-type="date" office:date-value="2018-01-08">
            <text:p>08.01.2018</text:p>
          </table:table-cell>
          <table:table-cell table:number-columns-repeated="4"/>
          <table:table-cell table:style-name="ce24" office:value-type="time" office:time-value="PT08H03M52S">
            <text:p>08:03:52</text:p>
          </table:table-cell>
          <table:table-cell table:style-name="ce31" office:value-type="time" office:time-value="PT16H48M06S">
            <text:p>16:48:06</text:p>
          </table:table-cell>
          <table:table-cell table:style-name="ce39" table:formula="of:=[.H773]-[.G773]" office:value-type="float" office:value="0.364050925925926">
            <text:p>8:44:14</text:p>
          </table:table-cell>
          <table:table-cell office:value-type="float" office:value="0.340277777777778">
            <text:p>8:10</text:p>
          </table:table-cell>
          <table:table-cell office:value-type="float" office:value="0.690972222222222">
            <text:p>16:35</text:p>
          </table:table-cell>
          <table:table-cell table:formula="of:=[.K773]-[.J773]" office:value-type="float" office:value="0.350694444444445">
            <text:p>8:25</text:p>
          </table:table-cell>
          <table:table-cell office:value-type="float" office:value="0.338842592592593">
            <text:p>8:07:56</text:p>
          </table:table-cell>
          <table:table-cell office:value-type="float" office:value="0.6925">
            <text:p>16:37:12</text:p>
          </table:table-cell>
          <table:table-cell table:formula="of:=[.N773]-[.M773]" office:value-type="float" office:value="0.353657407407407">
            <text:p>8:29:16</text:p>
          </table:table-cell>
          <table:table-cell office:value-type="float" office:value="0.335416666666667">
            <text:p>8:03</text:p>
          </table:table-cell>
          <table:table-cell office:value-type="float" office:value="0.693055555555556">
            <text:p>16:38</text:p>
          </table:table-cell>
          <table:table-cell table:formula="of:=[.Q773]-[.P773]" office:value-type="float" office:value="0.357638888888889">
            <text:p>8:35</text:p>
          </table:table-cell>
          <table:table-cell table:formula="of:=[.V773]-[.R773]" office:value-type="float" office:value="0.00343750000000004">
            <text:p>0:04:57</text:p>
          </table:table-cell>
          <table:table-cell office:value-type="float" office:value="0.333553240740741">
            <text:p>8:00:19</text:p>
          </table:table-cell>
          <table:table-cell office:value-type="float" office:value="0.69462962962963">
            <text:p>16:40:16</text:p>
          </table:table-cell>
          <table:table-cell table:formula="of:=[.U773]-[.T773]" office:value-type="float" office:value="0.361076388888889">
            <text:p>8:39:57</text:p>
          </table:table-cell>
          <table:table-cell table:number-columns-repeated="1002"/>
        </table:table-row>
        <table:table-row table:style-name="ro1">
          <table:table-cell table:formula="of:=[.B774]" office:value-type="date" office:date-value="2018-01-09">
            <text:p>Di, </text:p>
          </table:table-cell>
          <table:table-cell office:value-type="date" office:date-value="2018-01-09">
            <text:p>09.01.2018</text:p>
          </table:table-cell>
          <table:table-cell table:number-columns-repeated="4"/>
          <table:table-cell table:style-name="ce24" office:value-type="time" office:time-value="PT08H03M30S">
            <text:p>08:03:30</text:p>
          </table:table-cell>
          <table:table-cell table:style-name="ce31" office:value-type="time" office:time-value="PT16H49M18S">
            <text:p>16:49:18</text:p>
          </table:table-cell>
          <table:table-cell table:style-name="ce39" table:formula="of:=[.H774]-[.G774]" office:value-type="float" office:value="0.365138888888889">
            <text:p>8:45:48</text:p>
          </table:table-cell>
          <table:table-cell office:value-type="float" office:value="0.340277777777778">
            <text:p>8:10</text:p>
          </table:table-cell>
          <table:table-cell office:value-type="float" office:value="0.691666666666667">
            <text:p>16:36</text:p>
          </table:table-cell>
          <table:table-cell table:formula="of:=[.K774]-[.J774]" office:value-type="float" office:value="0.351388888888889">
            <text:p>8:26</text:p>
          </table:table-cell>
          <table:table-cell office:value-type="float" office:value="0.338530092592593">
            <text:p>8:07:29</text:p>
          </table:table-cell>
          <table:table-cell office:value-type="float" office:value="0.69337962962963">
            <text:p>16:38:28</text:p>
          </table:table-cell>
          <table:table-cell table:formula="of:=[.N774]-[.M774]" office:value-type="float" office:value="0.354849537037037">
            <text:p>8:30:59</text:p>
          </table:table-cell>
          <table:table-cell office:value-type="float" office:value="0.335416666666667">
            <text:p>8:03</text:p>
          </table:table-cell>
          <table:table-cell office:value-type="float" office:value="0.694444444444444">
            <text:p>16:40</text:p>
          </table:table-cell>
          <table:table-cell table:formula="of:=[.Q774]-[.P774]" office:value-type="float" office:value="0.359027777777778">
            <text:p>8:37</text:p>
          </table:table-cell>
          <table:table-cell table:formula="of:=[.V774]-[.R774]" office:value-type="float" office:value="0.0031712962962962">
            <text:p>0:04:34</text:p>
          </table:table-cell>
          <table:table-cell office:value-type="float" office:value="0.333275462962963">
            <text:p>7:59:55</text:p>
          </table:table-cell>
          <table:table-cell office:value-type="float" office:value="0.695474537037037">
            <text:p>16:41:29</text:p>
          </table:table-cell>
          <table:table-cell table:formula="of:=[.U774]-[.T774]" office:value-type="float" office:value="0.362199074074074">
            <text:p>8:41:34</text:p>
          </table:table-cell>
          <table:table-cell table:number-columns-repeated="1002"/>
        </table:table-row>
        <table:table-row table:style-name="ro1">
          <table:table-cell table:formula="of:=[.B775]" office:value-type="date" office:date-value="2018-01-10">
            <text:p>Mi, </text:p>
          </table:table-cell>
          <table:table-cell office:value-type="date" office:date-value="2018-01-10">
            <text:p>10.01.2018</text:p>
          </table:table-cell>
          <table:table-cell table:number-columns-repeated="4"/>
          <table:table-cell table:style-name="ce24" office:value-type="time" office:time-value="PT08H03M04S">
            <text:p>08:03:04</text:p>
          </table:table-cell>
          <table:table-cell table:style-name="ce31" office:value-type="time" office:time-value="PT16H50M32S">
            <text:p>16:50:32</text:p>
          </table:table-cell>
          <table:table-cell table:style-name="ce39" table:formula="of:=[.H775]-[.G775]" office:value-type="float" office:value="0.366296296296296">
            <text:p>8:47:28</text:p>
          </table:table-cell>
          <table:table-cell office:value-type="float" office:value="0.339583333333333">
            <text:p>8:09</text:p>
          </table:table-cell>
          <table:table-cell office:value-type="float" office:value="0.693055555555556">
            <text:p>16:38</text:p>
          </table:table-cell>
          <table:table-cell table:formula="of:=[.K775]-[.J775]" office:value-type="float" office:value="0.353472222222222">
            <text:p>8:29</text:p>
          </table:table-cell>
          <table:table-cell office:value-type="float" office:value="0.33818287037037">
            <text:p>8:06:59</text:p>
          </table:table-cell>
          <table:table-cell office:value-type="float" office:value="0.694282407407407">
            <text:p>16:39:46</text:p>
          </table:table-cell>
          <table:table-cell table:formula="of:=[.N775]-[.M775]" office:value-type="float" office:value="0.356099537037037">
            <text:p>8:32:47</text:p>
          </table:table-cell>
          <table:table-cell office:value-type="float" office:value="0.334722222222222">
            <text:p>8:02</text:p>
          </table:table-cell>
          <table:table-cell office:value-type="float" office:value="0.695138888888889">
            <text:p>16:41</text:p>
          </table:table-cell>
          <table:table-cell table:formula="of:=[.Q775]-[.P775]" office:value-type="float" office:value="0.360416666666667">
            <text:p>8:39</text:p>
          </table:table-cell>
          <table:table-cell table:formula="of:=[.V775]-[.R775]" office:value-type="float" office:value="0.00296296296296306">
            <text:p>0:04:16</text:p>
          </table:table-cell>
          <table:table-cell office:value-type="float" office:value="0.332962962962963">
            <text:p>7:59:28</text:p>
          </table:table-cell>
          <table:table-cell office:value-type="float" office:value="0.696342592592593">
            <text:p>16:42:44</text:p>
          </table:table-cell>
          <table:table-cell table:formula="of:=[.U775]-[.T775]" office:value-type="float" office:value="0.36337962962963">
            <text:p>8:43:16</text:p>
          </table:table-cell>
          <table:table-cell table:number-columns-repeated="1002"/>
        </table:table-row>
        <table:table-row table:style-name="ro1">
          <table:table-cell table:formula="of:=[.B776]" office:value-type="date" office:date-value="2018-01-11">
            <text:p>Do, </text:p>
          </table:table-cell>
          <table:table-cell office:value-type="date" office:date-value="2018-01-11">
            <text:p>11.01.2018</text:p>
          </table:table-cell>
          <table:table-cell table:number-columns-repeated="4"/>
          <table:table-cell table:style-name="ce24" office:value-type="time" office:time-value="PT08H02M36S">
            <text:p>08:02:36</text:p>
          </table:table-cell>
          <table:table-cell table:style-name="ce31" office:value-type="time" office:time-value="PT16H51M48S">
            <text:p>16:51:48</text:p>
          </table:table-cell>
          <table:table-cell table:style-name="ce39" table:formula="of:=[.H776]-[.G776]" office:value-type="float" office:value="0.3675">
            <text:p>8:49:12</text:p>
          </table:table-cell>
          <table:table-cell office:value-type="float" office:value="0.339583333333333">
            <text:p>8:09</text:p>
          </table:table-cell>
          <table:table-cell office:value-type="float" office:value="0.69375">
            <text:p>16:39</text:p>
          </table:table-cell>
          <table:table-cell table:formula="of:=[.K776]-[.J776]" office:value-type="float" office:value="0.354166666666667">
            <text:p>8:30</text:p>
          </table:table-cell>
          <table:table-cell office:value-type="float" office:value="0.337800925925926">
            <text:p>8:06:26</text:p>
          </table:table-cell>
          <table:table-cell office:value-type="float" office:value="0.695208333333333">
            <text:p>16:41:06</text:p>
          </table:table-cell>
          <table:table-cell table:formula="of:=[.N776]-[.M776]" office:value-type="float" office:value="0.357407407407407">
            <text:p>8:34:40</text:p>
          </table:table-cell>
          <table:table-cell office:value-type="float" office:value="0.334722222222222">
            <text:p>8:02</text:p>
          </table:table-cell>
          <table:table-cell office:value-type="float" office:value="0.695833333333333">
            <text:p>16:42</text:p>
          </table:table-cell>
          <table:table-cell table:formula="of:=[.Q776]-[.P776]" office:value-type="float" office:value="0.361111111111111">
            <text:p>8:40</text:p>
          </table:table-cell>
          <table:table-cell table:formula="of:=[.V776]-[.R776]" office:value-type="float" office:value="0.00349537037037023">
            <text:p>0:05:02</text:p>
          </table:table-cell>
          <table:table-cell office:value-type="float" office:value="0.332627314814815">
            <text:p>7:58:59</text:p>
          </table:table-cell>
          <table:table-cell office:value-type="float" office:value="0.697233796296296">
            <text:p>16:44:01</text:p>
          </table:table-cell>
          <table:table-cell table:formula="of:=[.U776]-[.T776]" office:value-type="float" office:value="0.364606481481481">
            <text:p>8:45:02</text:p>
          </table:table-cell>
          <table:table-cell table:number-columns-repeated="1002"/>
        </table:table-row>
        <table:table-row table:style-name="ro1">
          <table:table-cell table:formula="of:=[.B777]" office:value-type="date" office:date-value="2018-01-12">
            <text:p>Fr, </text:p>
          </table:table-cell>
          <table:table-cell office:value-type="date" office:date-value="2018-01-12">
            <text:p>12.01.2018</text:p>
          </table:table-cell>
          <table:table-cell table:number-columns-repeated="4"/>
          <table:table-cell table:style-name="ce24" office:value-type="time" office:time-value="PT08H02M05S">
            <text:p>08:02:05</text:p>
          </table:table-cell>
          <table:table-cell table:style-name="ce31" office:value-type="time" office:time-value="PT16H53M05S">
            <text:p>16:53:05</text:p>
          </table:table-cell>
          <table:table-cell table:style-name="ce39" table:formula="of:=[.H777]-[.G777]" office:value-type="float" office:value="0.36875">
            <text:p>8:51:00</text:p>
          </table:table-cell>
          <table:table-cell office:value-type="float" office:value="0.338888888888889">
            <text:p>8:08</text:p>
          </table:table-cell>
          <table:table-cell office:value-type="float" office:value="0.694444444444444">
            <text:p>16:40</text:p>
          </table:table-cell>
          <table:table-cell table:formula="of:=[.K777]-[.J777]" office:value-type="float" office:value="0.355555555555556">
            <text:p>8:32</text:p>
          </table:table-cell>
          <table:table-cell office:value-type="float" office:value="0.337395833333333">
            <text:p>8:05:51</text:p>
          </table:table-cell>
          <table:table-cell office:value-type="float" office:value="0.696157407407407">
            <text:p>16:42:28</text:p>
          </table:table-cell>
          <table:table-cell table:formula="of:=[.N777]-[.M777]" office:value-type="float" office:value="0.358761574074074">
            <text:p>8:36:37</text:p>
          </table:table-cell>
          <table:table-cell office:value-type="float" office:value="0.334027777777778">
            <text:p>8:01</text:p>
          </table:table-cell>
          <table:table-cell office:value-type="float" office:value="0.696527777777778">
            <text:p>16:43</text:p>
          </table:table-cell>
          <table:table-cell table:formula="of:=[.Q777]-[.P777]" office:value-type="float" office:value="0.3625">
            <text:p>8:42</text:p>
          </table:table-cell>
          <table:table-cell table:formula="of:=[.V777]-[.R777]" office:value-type="float" office:value="0.00340277777777775">
            <text:p>0:04:54</text:p>
          </table:table-cell>
          <table:table-cell office:value-type="float" office:value="0.33224537037037">
            <text:p>7:58:26</text:p>
          </table:table-cell>
          <table:table-cell office:value-type="float" office:value="0.698148148148148">
            <text:p>16:45:20</text:p>
          </table:table-cell>
          <table:table-cell table:formula="of:=[.U777]-[.T777]" office:value-type="float" office:value="0.365902777777778">
            <text:p>8:46:54</text:p>
          </table:table-cell>
          <table:table-cell table:number-columns-repeated="1002"/>
        </table:table-row>
        <table:table-row table:style-name="ro1">
          <table:table-cell table:style-name="ce4" table:formula="of:=[.B778]" office:value-type="date" office:date-value="2018-01-13">
            <text:p>Sa, </text:p>
          </table:table-cell>
          <table:table-cell table:style-name="ce7" office:value-type="date" office:date-value="2018-01-13">
            <text:p>13.01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5" office:value-type="time" office:time-value="PT08H01M31S">
            <text:p>08:01:31</text:p>
          </table:table-cell>
          <table:table-cell table:style-name="ce32" office:value-type="time" office:time-value="PT16H54M23S">
            <text:p>16:54:23</text:p>
          </table:table-cell>
          <table:table-cell table:style-name="ce40" table:formula="of:=[.H778]-[.G778]" office:value-type="float" office:value="0.370046296296296">
            <text:p>8:52:52</text:p>
          </table:table-cell>
          <table:table-cell table:style-name="ce43" office:value-type="float" office:value="0.338888888888889">
            <text:p>8:08</text:p>
          </table:table-cell>
          <table:table-cell table:style-name="ce43" office:value-type="float" office:value="0.695833333333333">
            <text:p>16:42</text:p>
          </table:table-cell>
          <table:table-cell table:style-name="ce43" table:formula="of:=[.K778]-[.J778]" office:value-type="float" office:value="0.356944444444444">
            <text:p>8:34</text:p>
          </table:table-cell>
          <table:table-cell table:style-name="ce47" office:value-type="float" office:value="0.336944444444444">
            <text:p>8:05:12</text:p>
          </table:table-cell>
          <table:table-cell table:style-name="ce53" office:value-type="float" office:value="0.697118055555556">
            <text:p>16:43:51</text:p>
          </table:table-cell>
          <table:table-cell table:style-name="ce53" table:formula="of:=[.N778]-[.M778]" office:value-type="float" office:value="0.360173611111111">
            <text:p>8:38:39</text:p>
          </table:table-cell>
          <table:table-cell table:style-name="ce57" office:value-type="float" office:value="0.334027777777778">
            <text:p>8:01</text:p>
          </table:table-cell>
          <table:table-cell table:style-name="ce43" office:value-type="float" office:value="0.697916666666667">
            <text:p>16:45</text:p>
          </table:table-cell>
          <table:table-cell table:style-name="ce43" table:formula="of:=[.Q778]-[.P778]" office:value-type="float" office:value="0.363888888888889">
            <text:p>8:44</text:p>
          </table:table-cell>
          <table:table-cell table:style-name="ce62" table:formula="of:=[.V778]-[.R778]" office:value-type="float" office:value="0.00333333333333347">
            <text:p>0:04:48</text:p>
          </table:table-cell>
          <table:table-cell table:style-name="ce47" office:value-type="float" office:value="0.331840277777778">
            <text:p>7:57:51</text:p>
          </table:table-cell>
          <table:table-cell table:style-name="ce53" office:value-type="float" office:value="0.6990625">
            <text:p>16:46:39</text:p>
          </table:table-cell>
          <table:table-cell table:style-name="ce53" table:formula="of:=[.U778]-[.T778]" office:value-type="float" office:value="0.367222222222222">
            <text:p>8:48:48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79]" office:value-type="date" office:date-value="2018-01-14">
            <text:p>So, </text:p>
          </table:table-cell>
          <table:table-cell table:style-name="ce7" office:value-type="date" office:date-value="2018-01-14">
            <text:p>14.01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5" office:value-type="time" office:time-value="PT08H00M55S">
            <text:p>08:00:55</text:p>
          </table:table-cell>
          <table:table-cell table:style-name="ce32" office:value-type="time" office:time-value="PT16H55M43S">
            <text:p>16:55:43</text:p>
          </table:table-cell>
          <table:table-cell table:style-name="ce40" table:formula="of:=[.H779]-[.G779]" office:value-type="float" office:value="0.371388888888889">
            <text:p>8:54:48</text:p>
          </table:table-cell>
          <table:table-cell table:style-name="ce43" office:value-type="float" office:value="0.338194444444444">
            <text:p>8:07</text:p>
          </table:table-cell>
          <table:table-cell table:style-name="ce43" office:value-type="float" office:value="0.696527777777778">
            <text:p>16:43</text:p>
          </table:table-cell>
          <table:table-cell table:style-name="ce43" table:formula="of:=[.K779]-[.J779]" office:value-type="float" office:value="0.358333333333333">
            <text:p>8:36</text:p>
          </table:table-cell>
          <table:table-cell table:style-name="ce47" office:value-type="float" office:value="0.336469907407407">
            <text:p>8:04:31</text:p>
          </table:table-cell>
          <table:table-cell table:style-name="ce53" office:value-type="float" office:value="0.698101851851852">
            <text:p>16:45:16</text:p>
          </table:table-cell>
          <table:table-cell table:style-name="ce53" table:formula="of:=[.N779]-[.M779]" office:value-type="float" office:value="0.361631944444444">
            <text:p>8:40:45</text:p>
          </table:table-cell>
          <table:table-cell table:style-name="ce57" office:value-type="float" office:value="0.333333333333333">
            <text:p>8:00</text:p>
          </table:table-cell>
          <table:table-cell table:style-name="ce43" office:value-type="float" office:value="0.698611111111111">
            <text:p>16:46</text:p>
          </table:table-cell>
          <table:table-cell table:style-name="ce43" table:formula="of:=[.Q779]-[.P779]" office:value-type="float" office:value="0.365277777777778">
            <text:p>8:46</text:p>
          </table:table-cell>
          <table:table-cell table:style-name="ce62" table:formula="of:=[.V779]-[.R779]" office:value-type="float" office:value="0.00332175925925915">
            <text:p>0:04:47</text:p>
          </table:table-cell>
          <table:table-cell table:style-name="ce47" office:value-type="float" office:value="0.331412037037037">
            <text:p>7:57:14</text:p>
          </table:table-cell>
          <table:table-cell table:style-name="ce53" office:value-type="float" office:value="0.700011574074074">
            <text:p>16:48:01</text:p>
          </table:table-cell>
          <table:table-cell table:style-name="ce53" table:formula="of:=[.U779]-[.T779]" office:value-type="float" office:value="0.368599537037037">
            <text:p>8:50:4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80]" office:value-type="date" office:date-value="2018-01-15">
            <text:p>Mo, </text:p>
          </table:table-cell>
          <table:table-cell office:value-type="date" office:date-value="2018-01-15">
            <text:p>15.01.2018</text:p>
          </table:table-cell>
          <table:table-cell table:number-columns-repeated="4"/>
          <table:table-cell table:style-name="ce24" office:value-type="time" office:time-value="PT08H00M16S">
            <text:p>08:00:16</text:p>
          </table:table-cell>
          <table:table-cell table:style-name="ce31" office:value-type="time" office:time-value="PT16H57M04S">
            <text:p>16:57:04</text:p>
          </table:table-cell>
          <table:table-cell table:style-name="ce39" table:formula="of:=[.H780]-[.G780]" office:value-type="float" office:value="0.372777777777778">
            <text:p>8:56:48</text:p>
          </table:table-cell>
          <table:table-cell office:value-type="float" office:value="0.3375">
            <text:p>8:06</text:p>
          </table:table-cell>
          <table:table-cell office:value-type="float" office:value="0.697222222222222">
            <text:p>16:44</text:p>
          </table:table-cell>
          <table:table-cell table:formula="of:=[.K780]-[.J780]" office:value-type="float" office:value="0.359722222222222">
            <text:p>8:38</text:p>
          </table:table-cell>
          <table:table-cell office:value-type="float" office:value="0.335960648148148">
            <text:p>8:03:47</text:p>
          </table:table-cell>
          <table:table-cell office:value-type="float" office:value="0.699097222222222">
            <text:p>16:46:42</text:p>
          </table:table-cell>
          <table:table-cell table:formula="of:=[.N780]-[.M780]" office:value-type="float" office:value="0.363136574074074">
            <text:p>8:42:55</text:p>
          </table:table-cell>
          <table:table-cell office:value-type="float" office:value="0.332638888888889">
            <text:p>7:59</text:p>
          </table:table-cell>
          <table:table-cell office:value-type="float" office:value="0.699305555555556">
            <text:p>16:47</text:p>
          </table:table-cell>
          <table:table-cell table:formula="of:=[.Q780]-[.P780]" office:value-type="float" office:value="0.366666666666667">
            <text:p>8:48</text:p>
          </table:table-cell>
          <table:table-cell table:formula="of:=[.V780]-[.R780]" office:value-type="float" office:value="0.00335648148148149">
            <text:p>0:04:50</text:p>
          </table:table-cell>
          <table:table-cell office:value-type="float" office:value="0.3309375">
            <text:p>7:56:33</text:p>
          </table:table-cell>
          <table:table-cell office:value-type="float" office:value="0.700960648148148">
            <text:p>16:49:23</text:p>
          </table:table-cell>
          <table:table-cell table:formula="of:=[.U780]-[.T780]" office:value-type="float" office:value="0.370023148148148">
            <text:p>8:52:50</text:p>
          </table:table-cell>
          <table:table-cell table:number-columns-repeated="1002"/>
        </table:table-row>
        <table:table-row table:style-name="ro1">
          <table:table-cell table:formula="of:=[.B781]" office:value-type="date" office:date-value="2018-01-16">
            <text:p>Di, </text:p>
          </table:table-cell>
          <table:table-cell office:value-type="date" office:date-value="2018-01-16">
            <text:p>16.01.2018</text:p>
          </table:table-cell>
          <table:table-cell table:number-columns-repeated="4"/>
          <table:table-cell table:style-name="ce24" office:value-type="time" office:time-value="PT07H59M34S">
            <text:p>07:59:34</text:p>
          </table:table-cell>
          <table:table-cell table:style-name="ce31" office:value-type="time" office:time-value="PT16H58M26S">
            <text:p>16:58:26</text:p>
          </table:table-cell>
          <table:table-cell table:style-name="ce39" table:formula="of:=[.H781]-[.G781]" office:value-type="float" office:value="0.374212962962963">
            <text:p>8:58:52</text:p>
          </table:table-cell>
          <table:table-cell office:value-type="float" office:value="0.336805555555556">
            <text:p>8:05</text:p>
          </table:table-cell>
          <table:table-cell office:value-type="float" office:value="0.698611111111111">
            <text:p>16:46</text:p>
          </table:table-cell>
          <table:table-cell table:formula="of:=[.K781]-[.J781]" office:value-type="float" office:value="0.361805555555556">
            <text:p>8:41</text:p>
          </table:table-cell>
          <table:table-cell office:value-type="float" office:value="0.335416666666667">
            <text:p>8:03:00</text:p>
          </table:table-cell>
          <table:table-cell office:value-type="float" office:value="0.700104166666667">
            <text:p>16:48:09</text:p>
          </table:table-cell>
          <table:table-cell table:formula="of:=[.N781]-[.M781]" office:value-type="float" office:value="0.3646875">
            <text:p>8:45:09</text:p>
          </table:table-cell>
          <table:table-cell office:value-type="float" office:value="0.332638888888889">
            <text:p>7:59</text:p>
          </table:table-cell>
          <table:table-cell office:value-type="float" office:value="0.700694444444444">
            <text:p>16:49</text:p>
          </table:table-cell>
          <table:table-cell table:formula="of:=[.Q781]-[.P781]" office:value-type="float" office:value="0.368055555555555">
            <text:p>8:50</text:p>
          </table:table-cell>
          <table:table-cell table:formula="of:=[.V781]-[.R781]" office:value-type="float" office:value="0.00343749999999998">
            <text:p>0:04:57</text:p>
          </table:table-cell>
          <table:table-cell office:value-type="float" office:value="0.330439814814815">
            <text:p>7:55:50</text:p>
          </table:table-cell>
          <table:table-cell office:value-type="float" office:value="0.70193287037037">
            <text:p>16:50:47</text:p>
          </table:table-cell>
          <table:table-cell table:formula="of:=[.U781]-[.T781]" office:value-type="float" office:value="0.371493055555555">
            <text:p>8:54:57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782]" office:value-type="date" office:date-value="2018-01-17">
            <text:p>Mi, </text:p>
          </table:table-cell>
          <table:table-cell office:value-type="date" office:date-value="2018-01-17">
            <text:p>17.01.2018</text:p>
          </table:table-cell>
          <table:table-cell table:number-columns-repeated="4"/>
          <table:table-cell table:style-name="ce24" office:value-type="time" office:time-value="PT07H58M50S">
            <text:p>07:58:50</text:p>
          </table:table-cell>
          <table:table-cell table:style-name="ce31" office:value-type="time" office:time-value="PT16H59M50S">
            <text:p>16:59:50</text:p>
          </table:table-cell>
          <table:table-cell table:style-name="ce39" table:formula="of:=[.H782]-[.G782]" office:value-type="float" office:value="0.375694444444445">
            <text:p>9:01:00</text:p>
          </table:table-cell>
          <table:table-cell office:value-type="float" office:value="0.336805555555556">
            <text:p>8:05</text:p>
          </table:table-cell>
          <table:table-cell office:value-type="float" office:value="0.699305555555556">
            <text:p>16:47</text:p>
          </table:table-cell>
          <table:table-cell table:formula="of:=[.K782]-[.J782]" office:value-type="float" office:value="0.3625">
            <text:p>8:42</text:p>
          </table:table-cell>
          <table:table-cell office:value-type="float" office:value="0.334849537037037">
            <text:p>8:02:11</text:p>
          </table:table-cell>
          <table:table-cell office:value-type="float" office:value="0.701134259259259">
            <text:p>16:49:38</text:p>
          </table:table-cell>
          <table:table-cell table:formula="of:=[.N782]-[.M782]" office:value-type="float" office:value="0.366284722222222">
            <text:p>8:47:27</text:p>
          </table:table-cell>
          <table:table-cell office:value-type="float" office:value="0.331944444444444">
            <text:p>7:58</text:p>
          </table:table-cell>
          <table:table-cell office:value-type="float" office:value="0.701388888888889">
            <text:p>16:50</text:p>
          </table:table-cell>
          <table:table-cell table:formula="of:=[.Q782]-[.P782]" office:value-type="float" office:value="0.369444444444444">
            <text:p>8:52</text:p>
          </table:table-cell>
          <table:table-cell table:formula="of:=[.V782]-[.R782]" office:value-type="float" office:value="0.00355324074074098">
            <text:p>0:05:07</text:p>
          </table:table-cell>
          <table:table-cell office:value-type="float" office:value="0.329918981481481">
            <text:p>7:55:05</text:p>
          </table:table-cell>
          <table:table-cell office:value-type="float" office:value="0.702916666666667">
            <text:p>16:52:12</text:p>
          </table:table-cell>
          <table:table-cell table:formula="of:=[.U782]-[.T782]" office:value-type="float" office:value="0.372997685185185">
            <text:p>8:57:07</text:p>
          </table:table-cell>
          <table:table-cell table:number-columns-repeated="1002"/>
        </table:table-row>
        <table:table-row table:style-name="ro1">
          <table:table-cell table:formula="of:=[.B783]" office:value-type="date" office:date-value="2018-01-18">
            <text:p>Do, </text:p>
          </table:table-cell>
          <table:table-cell office:value-type="date" office:date-value="2018-01-18">
            <text:p>18.01.2018</text:p>
          </table:table-cell>
          <table:table-cell table:number-columns-repeated="4"/>
          <table:table-cell table:style-name="ce24" office:value-type="time" office:time-value="PT07H58M04S">
            <text:p>07:58:04</text:p>
          </table:table-cell>
          <table:table-cell table:style-name="ce31" office:value-type="time" office:time-value="PT17H01M14S">
            <text:p>17:01:14</text:p>
          </table:table-cell>
          <table:table-cell table:style-name="ce39" table:formula="of:=[.H783]-[.G783]" office:value-type="float" office:value="0.377199074074074">
            <text:p>9:03:10</text:p>
          </table:table-cell>
          <table:table-cell office:value-type="float" office:value="0.336111111111111">
            <text:p>8:04</text:p>
          </table:table-cell>
          <table:table-cell office:value-type="float" office:value="0.700694444444444">
            <text:p>16:49</text:p>
          </table:table-cell>
          <table:table-cell table:formula="of:=[.K783]-[.J783]" office:value-type="float" office:value="0.364583333333333">
            <text:p>8:45</text:p>
          </table:table-cell>
          <table:table-cell office:value-type="float" office:value="0.334247685185185">
            <text:p>8:01:19</text:p>
          </table:table-cell>
          <table:table-cell office:value-type="float" office:value="0.702175925925926">
            <text:p>16:51:08</text:p>
          </table:table-cell>
          <table:table-cell table:formula="of:=[.N783]-[.M783]" office:value-type="float" office:value="0.367928240740741">
            <text:p>8:49:49</text:p>
          </table:table-cell>
          <table:table-cell office:value-type="float" office:value="0.33125">
            <text:p>7:57</text:p>
          </table:table-cell>
          <table:table-cell office:value-type="float" office:value="0.702777777777778">
            <text:p>16:52</text:p>
          </table:table-cell>
          <table:table-cell table:formula="of:=[.Q783]-[.P783]" office:value-type="float" office:value="0.371527777777778">
            <text:p>8:55</text:p>
          </table:table-cell>
          <table:table-cell table:formula="of:=[.V783]-[.R783]" office:value-type="float" office:value="0.00302083333333319">
            <text:p>0:04:21</text:p>
          </table:table-cell>
          <table:table-cell office:value-type="float" office:value="0.329363425925926">
            <text:p>7:54:17</text:p>
          </table:table-cell>
          <table:table-cell office:value-type="float" office:value="0.703912037037037">
            <text:p>16:53:38</text:p>
          </table:table-cell>
          <table:table-cell table:formula="of:=[.U783]-[.T783]" office:value-type="float" office:value="0.374548611111111">
            <text:p>8:59:21</text:p>
          </table:table-cell>
          <table:table-cell table:number-columns-repeated="1002"/>
        </table:table-row>
        <table:table-row table:style-name="ro1">
          <table:table-cell table:formula="of:=[.B784]" office:value-type="date" office:date-value="2018-01-19">
            <text:p>Fr, </text:p>
          </table:table-cell>
          <table:table-cell office:value-type="date" office:date-value="2018-01-19">
            <text:p>19.01.2018</text:p>
          </table:table-cell>
          <table:table-cell table:number-columns-repeated="4"/>
          <table:table-cell table:style-name="ce24" office:value-type="time" office:time-value="PT07H57M14S">
            <text:p>07:57:14</text:p>
          </table:table-cell>
          <table:table-cell table:style-name="ce31" office:value-type="time" office:time-value="PT17H02M40S">
            <text:p>17:02:40</text:p>
          </table:table-cell>
          <table:table-cell table:style-name="ce39" table:formula="of:=[.H784]-[.G784]" office:value-type="float" office:value="0.378773148148148">
            <text:p>9:05:26</text:p>
          </table:table-cell>
          <table:table-cell office:value-type="float" office:value="0.335416666666667">
            <text:p>8:03</text:p>
          </table:table-cell>
          <table:table-cell office:value-type="float" office:value="0.701388888888889">
            <text:p>16:50</text:p>
          </table:table-cell>
          <table:table-cell table:formula="of:=[.K784]-[.J784]" office:value-type="float" office:value="0.365972222222222">
            <text:p>8:47</text:p>
          </table:table-cell>
          <table:table-cell office:value-type="float" office:value="0.333611111111111">
            <text:p>8:00:24</text:p>
          </table:table-cell>
          <table:table-cell office:value-type="float" office:value="0.703229166666667">
            <text:p>16:52:39</text:p>
          </table:table-cell>
          <table:table-cell table:formula="of:=[.N784]-[.M784]" office:value-type="float" office:value="0.369618055555556">
            <text:p>8:52:15</text:p>
          </table:table-cell>
          <table:table-cell office:value-type="float" office:value="0.330555555555556">
            <text:p>7:56</text:p>
          </table:table-cell>
          <table:table-cell office:value-type="float" office:value="0.703472222222222">
            <text:p>16:53</text:p>
          </table:table-cell>
          <table:table-cell table:formula="of:=[.Q784]-[.P784]" office:value-type="float" office:value="0.372916666666667">
            <text:p>8:57</text:p>
          </table:table-cell>
          <table:table-cell table:formula="of:=[.V784]-[.R784]" office:value-type="float" office:value="0.00322916666666689">
            <text:p>0:04:39</text:p>
          </table:table-cell>
          <table:table-cell office:value-type="float" office:value="0.328773148148148">
            <text:p>7:53:26</text:p>
          </table:table-cell>
          <table:table-cell office:value-type="float" office:value="0.704918981481482">
            <text:p>16:55:05</text:p>
          </table:table-cell>
          <table:table-cell table:formula="of:=[.U784]-[.T784]" office:value-type="float" office:value="0.376145833333333">
            <text:p>9:01:39</text:p>
          </table:table-cell>
          <table:table-cell table:number-columns-repeated="1002"/>
        </table:table-row>
        <table:table-row table:style-name="ro1">
          <table:table-cell table:style-name="ce4" table:formula="of:=[.B785]" office:value-type="date" office:date-value="2018-01-20">
            <text:p>Sa, </text:p>
          </table:table-cell>
          <table:table-cell table:style-name="ce7" office:value-type="date" office:date-value="2018-01-20">
            <text:p>20.01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5" office:value-type="time" office:time-value="PT07H56M23S">
            <text:p>07:56:23</text:p>
          </table:table-cell>
          <table:table-cell table:style-name="ce32" office:value-type="time" office:time-value="PT17H04M07S">
            <text:p>17:04:07</text:p>
          </table:table-cell>
          <table:table-cell table:style-name="ce40" table:formula="of:=[.H785]-[.G785]" office:value-type="float" office:value="0.38037037037037">
            <text:p>9:07:44</text:p>
          </table:table-cell>
          <table:table-cell table:style-name="ce43" office:value-type="float" office:value="0.334722222222222">
            <text:p>8:02</text:p>
          </table:table-cell>
          <table:table-cell table:style-name="ce43" office:value-type="float" office:value="0.702777777777778">
            <text:p>16:52</text:p>
          </table:table-cell>
          <table:table-cell table:style-name="ce43" table:formula="of:=[.K785]-[.J785]" office:value-type="float" office:value="0.368055555555556">
            <text:p>8:50</text:p>
          </table:table-cell>
          <table:table-cell table:style-name="ce47" office:value-type="float" office:value="0.332951388888889">
            <text:p>7:59:27</text:p>
          </table:table-cell>
          <table:table-cell table:style-name="ce53" office:value-type="float" office:value="0.704293981481481">
            <text:p>16:54:11</text:p>
          </table:table-cell>
          <table:table-cell table:style-name="ce53" table:formula="of:=[.N785]-[.M785]" office:value-type="float" office:value="0.371342592592592">
            <text:p>8:54:44</text:p>
          </table:table-cell>
          <table:table-cell table:style-name="ce57" office:value-type="float" office:value="0.329861111111111">
            <text:p>7:55</text:p>
          </table:table-cell>
          <table:table-cell table:style-name="ce43" office:value-type="float" office:value="0.704861111111111">
            <text:p>16:55</text:p>
          </table:table-cell>
          <table:table-cell table:style-name="ce43" table:formula="of:=[.Q785]-[.P785]" office:value-type="float" office:value="0.375">
            <text:p>9:00</text:p>
          </table:table-cell>
          <table:table-cell table:style-name="ce62" table:formula="of:=[.V785]-[.R785]" office:value-type="float" office:value="0.00277777777777755">
            <text:p>0:04:00</text:p>
          </table:table-cell>
          <table:table-cell table:style-name="ce47" office:value-type="float" office:value="0.328159722222222">
            <text:p>7:52:33</text:p>
          </table:table-cell>
          <table:table-cell table:style-name="ce53" office:value-type="float" office:value="0.7059375">
            <text:p>16:56:33</text:p>
          </table:table-cell>
          <table:table-cell table:style-name="ce53" table:formula="of:=[.U785]-[.T785]" office:value-type="float" office:value="0.377777777777778">
            <text:p>9:04:00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86]" office:value-type="date" office:date-value="2018-01-21">
            <text:p>So, </text:p>
          </table:table-cell>
          <table:table-cell table:style-name="ce7" office:value-type="date" office:date-value="2018-01-21">
            <text:p>21.01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5" office:value-type="time" office:time-value="PT07H55M29S">
            <text:p>07:55:29</text:p>
          </table:table-cell>
          <table:table-cell table:style-name="ce32" office:value-type="time" office:time-value="PT17H05M34S">
            <text:p>17:05:34</text:p>
          </table:table-cell>
          <table:table-cell table:style-name="ce40" table:formula="of:=[.H786]-[.G786]" office:value-type="float" office:value="0.382002314814815">
            <text:p>9:10:05</text:p>
          </table:table-cell>
          <table:table-cell table:style-name="ce43" office:value-type="float" office:value="0.334027777777778">
            <text:p>8:01</text:p>
          </table:table-cell>
          <table:table-cell table:style-name="ce43" office:value-type="float" office:value="0.703472222222222">
            <text:p>16:53</text:p>
          </table:table-cell>
          <table:table-cell table:style-name="ce43" table:formula="of:=[.K786]-[.J786]" office:value-type="float" office:value="0.369444444444444">
            <text:p>8:52</text:p>
          </table:table-cell>
          <table:table-cell table:style-name="ce47" office:value-type="float" office:value="0.332268518518518">
            <text:p>7:58:28</text:p>
          </table:table-cell>
          <table:table-cell table:style-name="ce53" office:value-type="float" office:value="0.70537037037037">
            <text:p>16:55:44</text:p>
          </table:table-cell>
          <table:table-cell table:style-name="ce53" table:formula="of:=[.N786]-[.M786]" office:value-type="float" office:value="0.373101851851852">
            <text:p>8:57:16</text:p>
          </table:table-cell>
          <table:table-cell table:style-name="ce57" office:value-type="float" office:value="0.329166666666667">
            <text:p>7:54</text:p>
          </table:table-cell>
          <table:table-cell table:style-name="ce43" office:value-type="float" office:value="0.705555555555556">
            <text:p>16:56</text:p>
          </table:table-cell>
          <table:table-cell table:style-name="ce43" table:formula="of:=[.Q786]-[.P786]" office:value-type="float" office:value="0.376388888888889">
            <text:p>9:02</text:p>
          </table:table-cell>
          <table:table-cell table:style-name="ce62" table:formula="of:=[.V786]-[.R786]" office:value-type="float" office:value="0.00306712962962952">
            <text:p>0:04:25</text:p>
          </table:table-cell>
          <table:table-cell table:style-name="ce47" office:value-type="float" office:value="0.327511574074074">
            <text:p>7:51:37</text:p>
          </table:table-cell>
          <table:table-cell table:style-name="ce53" office:value-type="float" office:value="0.706967592592593">
            <text:p>16:58:02</text:p>
          </table:table-cell>
          <table:table-cell table:style-name="ce53" table:formula="of:=[.U786]-[.T786]" office:value-type="float" office:value="0.379456018518518">
            <text:p>9:06:25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87]" office:value-type="date" office:date-value="2018-01-22">
            <text:p>Mo, </text:p>
          </table:table-cell>
          <table:table-cell office:value-type="date" office:date-value="2018-01-22">
            <text:p>22.01.2018</text:p>
          </table:table-cell>
          <table:table-cell table:number-columns-repeated="4"/>
          <table:table-cell table:style-name="ce24" office:value-type="time" office:time-value="PT07H54M33S">
            <text:p>07:54:33</text:p>
          </table:table-cell>
          <table:table-cell table:style-name="ce31" office:value-type="time" office:time-value="PT17H07M02S">
            <text:p>17:07:02</text:p>
          </table:table-cell>
          <table:table-cell table:style-name="ce39" table:formula="of:=[.H787]-[.G787]" office:value-type="float" office:value="0.383668981481481">
            <text:p>9:12:29</text:p>
          </table:table-cell>
          <table:table-cell office:value-type="float" office:value="0.333333333333333">
            <text:p>8:00</text:p>
          </table:table-cell>
          <table:table-cell office:value-type="float" office:value="0.704861111111111">
            <text:p>16:55</text:p>
          </table:table-cell>
          <table:table-cell table:formula="of:=[.K787]-[.J787]" office:value-type="float" office:value="0.371527777777778">
            <text:p>8:55</text:p>
          </table:table-cell>
          <table:table-cell office:value-type="float" office:value="0.331550925925926">
            <text:p>7:57:26</text:p>
          </table:table-cell>
          <table:table-cell office:value-type="float" office:value="0.706458333333333">
            <text:p>16:57:18</text:p>
          </table:table-cell>
          <table:table-cell table:formula="of:=[.N787]-[.M787]" office:value-type="float" office:value="0.374907407407407">
            <text:p>8:59:52</text:p>
          </table:table-cell>
          <table:table-cell office:value-type="float" office:value="0.329166666666667">
            <text:p>7:54</text:p>
          </table:table-cell>
          <table:table-cell office:value-type="float" office:value="0.706944444444444">
            <text:p>16:58</text:p>
          </table:table-cell>
          <table:table-cell table:formula="of:=[.Q787]-[.P787]" office:value-type="float" office:value="0.377777777777778">
            <text:p>9:04</text:p>
          </table:table-cell>
          <table:table-cell table:formula="of:=[.V787]-[.R787]" office:value-type="float" office:value="0.00337962962962962">
            <text:p>0:04:52</text:p>
          </table:table-cell>
          <table:table-cell office:value-type="float" office:value="0.326851851851852">
            <text:p>7:50:40</text:p>
          </table:table-cell>
          <table:table-cell office:value-type="float" office:value="0.708009259259259">
            <text:p>16:59:32</text:p>
          </table:table-cell>
          <table:table-cell table:formula="of:=[.U787]-[.T787]" office:value-type="float" office:value="0.381157407407407">
            <text:p>9:08:52</text:p>
          </table:table-cell>
          <table:table-cell table:number-columns-repeated="1002"/>
        </table:table-row>
        <table:table-row table:style-name="ro1">
          <table:table-cell table:formula="of:=[.B788]" office:value-type="date" office:date-value="2018-01-23">
            <text:p>Di, </text:p>
          </table:table-cell>
          <table:table-cell office:value-type="date" office:date-value="2018-01-23">
            <text:p>23.01.2018</text:p>
          </table:table-cell>
          <table:table-cell table:number-columns-repeated="4"/>
          <table:table-cell table:style-name="ce24" office:value-type="time" office:time-value="PT07H53M34S">
            <text:p>07:53:34</text:p>
          </table:table-cell>
          <table:table-cell table:style-name="ce31" office:value-type="time" office:time-value="PT17H08M31S">
            <text:p>17:08:31</text:p>
          </table:table-cell>
          <table:table-cell table:style-name="ce39" table:formula="of:=[.H788]-[.G788]" office:value-type="float" office:value="0.385381944444444">
            <text:p>9:14:57</text:p>
          </table:table-cell>
          <table:table-cell office:value-type="float" office:value="0.332638888888889">
            <text:p>7:59</text:p>
          </table:table-cell>
          <table:table-cell office:value-type="float" office:value="0.70625">
            <text:p>16:57</text:p>
          </table:table-cell>
          <table:table-cell table:formula="of:=[.K788]-[.J788]" office:value-type="float" office:value="0.373611111111111">
            <text:p>8:58</text:p>
          </table:table-cell>
          <table:table-cell office:value-type="float" office:value="0.330798611111111">
            <text:p>7:56:21</text:p>
          </table:table-cell>
          <table:table-cell office:value-type="float" office:value="0.70755787037037">
            <text:p>16:58:53</text:p>
          </table:table-cell>
          <table:table-cell table:formula="of:=[.N788]-[.M788]" office:value-type="float" office:value="0.376759259259259">
            <text:p>9:02:32</text:p>
          </table:table-cell>
          <table:table-cell office:value-type="float" office:value="0.328472222222222">
            <text:p>7:53</text:p>
          </table:table-cell>
          <table:table-cell office:value-type="float" office:value="0.707638888888889">
            <text:p>16:59</text:p>
          </table:table-cell>
          <table:table-cell table:formula="of:=[.Q788]-[.P788]" office:value-type="float" office:value="0.379166666666667">
            <text:p>9:06</text:p>
          </table:table-cell>
          <table:table-cell table:formula="of:=[.V788]-[.R788]" office:value-type="float" office:value="0.00374999999999998">
            <text:p>0:05:24</text:p>
          </table:table-cell>
          <table:table-cell office:value-type="float" office:value="0.326145833333333">
            <text:p>7:49:39</text:p>
          </table:table-cell>
          <table:table-cell office:value-type="float" office:value="0.7090625">
            <text:p>17:01:03</text:p>
          </table:table-cell>
          <table:table-cell table:formula="of:=[.U788]-[.T788]" office:value-type="float" office:value="0.382916666666667">
            <text:p>9:11:24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789]" office:value-type="date" office:date-value="2018-01-24">
            <text:p>Mi, </text:p>
          </table:table-cell>
          <table:table-cell office:value-type="date" office:date-value="2018-01-24">
            <text:p>24.01.2018</text:p>
          </table:table-cell>
          <table:table-cell table:number-columns-repeated="4"/>
          <table:table-cell table:style-name="ce24" office:value-type="time" office:time-value="PT07H52M33S">
            <text:p>07:52:33</text:p>
          </table:table-cell>
          <table:table-cell table:style-name="ce31" office:value-type="time" office:time-value="PT17H10M01S">
            <text:p>17:10:01</text:p>
          </table:table-cell>
          <table:table-cell table:style-name="ce39" table:formula="of:=[.H789]-[.G789]" office:value-type="float" office:value="0.38712962962963">
            <text:p>9:17:28</text:p>
          </table:table-cell>
          <table:table-cell office:value-type="float" office:value="0.331944444444444">
            <text:p>7:58</text:p>
          </table:table-cell>
          <table:table-cell office:value-type="float" office:value="0.706944444444444">
            <text:p>16:58</text:p>
          </table:table-cell>
          <table:table-cell table:formula="of:=[.K789]-[.J789]" office:value-type="float" office:value="0.375">
            <text:p>9:00</text:p>
          </table:table-cell>
          <table:table-cell office:value-type="float" office:value="0.330023148148148">
            <text:p>7:55:14</text:p>
          </table:table-cell>
          <table:table-cell office:value-type="float" office:value="0.708668981481481">
            <text:p>17:00:29</text:p>
          </table:table-cell>
          <table:table-cell table:formula="of:=[.N789]-[.M789]" office:value-type="float" office:value="0.378645833333333">
            <text:p>9:05:15</text:p>
          </table:table-cell>
          <table:table-cell office:value-type="float" office:value="0.327777777777778">
            <text:p>7:52</text:p>
          </table:table-cell>
          <table:table-cell office:value-type="float" office:value="0.709027777777778">
            <text:p>17:01</text:p>
          </table:table-cell>
          <table:table-cell table:formula="of:=[.Q789]-[.P789]" office:value-type="float" office:value="0.38125">
            <text:p>9:09</text:p>
          </table:table-cell>
          <table:table-cell table:formula="of:=[.V789]-[.R789]" office:value-type="float" office:value="0.00343750000000009">
            <text:p>0:04:57</text:p>
          </table:table-cell>
          <table:table-cell office:value-type="float" office:value="0.325428240740741">
            <text:p>7:48:37</text:p>
          </table:table-cell>
          <table:table-cell office:value-type="float" office:value="0.710115740740741">
            <text:p>17:02:34</text:p>
          </table:table-cell>
          <table:table-cell table:formula="of:=[.U789]-[.T789]" office:value-type="float" office:value="0.3846875">
            <text:p>9:13:57</text:p>
          </table:table-cell>
          <table:table-cell table:number-columns-repeated="1002"/>
        </table:table-row>
        <table:table-row table:style-name="ro1">
          <table:table-cell table:formula="of:=[.B790]" office:value-type="date" office:date-value="2018-01-25">
            <text:p>Do, </text:p>
          </table:table-cell>
          <table:table-cell office:value-type="date" office:date-value="2018-01-25">
            <text:p>25.01.2018</text:p>
          </table:table-cell>
          <table:table-cell table:number-columns-repeated="4"/>
          <table:table-cell table:style-name="ce24" office:value-type="time" office:time-value="PT07H51M30S">
            <text:p>07:51:30</text:p>
          </table:table-cell>
          <table:table-cell table:style-name="ce31" office:value-type="time" office:time-value="PT17H11M31S">
            <text:p>17:11:31</text:p>
          </table:table-cell>
          <table:table-cell table:style-name="ce39" table:formula="of:=[.H790]-[.G790]" office:value-type="float" office:value="0.388900462962963">
            <text:p>9:20:01</text:p>
          </table:table-cell>
          <table:table-cell office:value-type="float" office:value="0.33125">
            <text:p>7:57</text:p>
          </table:table-cell>
          <table:table-cell office:value-type="float" office:value="0.708333333333333">
            <text:p>17:00</text:p>
          </table:table-cell>
          <table:table-cell table:formula="of:=[.K790]-[.J790]" office:value-type="float" office:value="0.377083333333333">
            <text:p>9:03</text:p>
          </table:table-cell>
          <table:table-cell office:value-type="float" office:value="0.329224537037037">
            <text:p>7:54:05</text:p>
          </table:table-cell>
          <table:table-cell office:value-type="float" office:value="0.709791666666667">
            <text:p>17:02:06</text:p>
          </table:table-cell>
          <table:table-cell table:formula="of:=[.N790]-[.M790]" office:value-type="float" office:value="0.38056712962963">
            <text:p>9:08:01</text:p>
          </table:table-cell>
          <table:table-cell office:value-type="float" office:value="0.326388888888889">
            <text:p>7:50</text:p>
          </table:table-cell>
          <table:table-cell office:value-type="float" office:value="0.709722222222222">
            <text:p>17:02</text:p>
          </table:table-cell>
          <table:table-cell table:formula="of:=[.Q790]-[.P790]" office:value-type="float" office:value="0.383333333333333">
            <text:p>9:12</text:p>
          </table:table-cell>
          <table:table-cell table:formula="of:=[.V790]-[.R790]" office:value-type="float" office:value="0.00317129629629609">
            <text:p>0:04:34</text:p>
          </table:table-cell>
          <table:table-cell office:value-type="float" office:value="0.324675925925926">
            <text:p>7:47:32</text:p>
          </table:table-cell>
          <table:table-cell office:value-type="float" office:value="0.711180555555556">
            <text:p>17:04:06</text:p>
          </table:table-cell>
          <table:table-cell table:formula="of:=[.U790]-[.T790]" office:value-type="float" office:value="0.38650462962963">
            <text:p>9:16:34</text:p>
          </table:table-cell>
          <table:table-cell table:number-columns-repeated="1002"/>
        </table:table-row>
        <table:table-row table:style-name="ro1">
          <table:table-cell table:formula="of:=[.B791]" office:value-type="date" office:date-value="2018-01-26">
            <text:p>Fr, </text:p>
          </table:table-cell>
          <table:table-cell office:value-type="date" office:date-value="2018-01-26">
            <text:p>26.01.2018</text:p>
          </table:table-cell>
          <table:table-cell table:number-columns-repeated="4"/>
          <table:table-cell table:style-name="ce24" office:value-type="time" office:time-value="PT07H50M25S">
            <text:p>07:50:25</text:p>
          </table:table-cell>
          <table:table-cell table:style-name="ce31" office:value-type="time" office:time-value="PT17H13M02S">
            <text:p>17:13:02</text:p>
          </table:table-cell>
          <table:table-cell table:style-name="ce39" table:formula="of:=[.H791]-[.G791]" office:value-type="float" office:value="0.390706018518518">
            <text:p>9:22:37</text:p>
          </table:table-cell>
          <table:table-cell office:value-type="float" office:value="0.330555555555556">
            <text:p>7:56</text:p>
          </table:table-cell>
          <table:table-cell office:value-type="float" office:value="0.709027777777778">
            <text:p>17:01</text:p>
          </table:table-cell>
          <table:table-cell table:formula="of:=[.K791]-[.J791]" office:value-type="float" office:value="0.378472222222222">
            <text:p>9:05</text:p>
          </table:table-cell>
          <table:table-cell office:value-type="float" office:value="0.328402777777778">
            <text:p>7:52:54</text:p>
          </table:table-cell>
          <table:table-cell office:value-type="float" office:value="0.710914351851852">
            <text:p>17:03:43</text:p>
          </table:table-cell>
          <table:table-cell table:formula="of:=[.N791]-[.M791]" office:value-type="float" office:value="0.382511574074074">
            <text:p>9:10:49</text:p>
          </table:table-cell>
          <table:table-cell office:value-type="float" office:value="0.325694444444444">
            <text:p>7:49</text:p>
          </table:table-cell>
          <table:table-cell office:value-type="float" office:value="0.711111111111111">
            <text:p>17:04</text:p>
          </table:table-cell>
          <table:table-cell table:formula="of:=[.Q791]-[.P791]" office:value-type="float" office:value="0.385416666666667">
            <text:p>9:15</text:p>
          </table:table-cell>
          <table:table-cell table:formula="of:=[.V791]-[.R791]" office:value-type="float" office:value="0.00293981481481465">
            <text:p>0:04:14</text:p>
          </table:table-cell>
          <table:table-cell office:value-type="float" office:value="0.323900462962963">
            <text:p>7:46:25</text:p>
          </table:table-cell>
          <table:table-cell office:value-type="float" office:value="0.712256944444444">
            <text:p>17:05:39</text:p>
          </table:table-cell>
          <table:table-cell table:formula="of:=[.U791]-[.T791]" office:value-type="float" office:value="0.388356481481481">
            <text:p>9:19:14</text:p>
          </table:table-cell>
          <table:table-cell table:number-columns-repeated="1002"/>
        </table:table-row>
        <table:table-row table:style-name="ro1">
          <table:table-cell table:style-name="ce4" table:formula="of:=[.B792]" office:value-type="date" office:date-value="2018-01-27">
            <text:p>Sa, </text:p>
          </table:table-cell>
          <table:table-cell table:style-name="ce7" office:value-type="date" office:date-value="2018-01-27">
            <text:p>27.01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5" office:value-type="time" office:time-value="PT07H49M18S">
            <text:p>07:49:18</text:p>
          </table:table-cell>
          <table:table-cell table:style-name="ce32" office:value-type="time" office:time-value="PT17H14M34S">
            <text:p>17:14:34</text:p>
          </table:table-cell>
          <table:table-cell table:style-name="ce40" table:formula="of:=[.H792]-[.G792]" office:value-type="float" office:value="0.392546296296296">
            <text:p>9:25:16</text:p>
          </table:table-cell>
          <table:table-cell table:style-name="ce43" office:value-type="float" office:value="0.329166666666667">
            <text:p>7:54</text:p>
          </table:table-cell>
          <table:table-cell table:style-name="ce43" office:value-type="float" office:value="0.710416666666667">
            <text:p>17:03</text:p>
          </table:table-cell>
          <table:table-cell table:style-name="ce43" table:formula="of:=[.K792]-[.J792]" office:value-type="float" office:value="0.38125">
            <text:p>9:09</text:p>
          </table:table-cell>
          <table:table-cell table:style-name="ce47" office:value-type="float" office:value="0.327546296296296">
            <text:p>7:51:40</text:p>
          </table:table-cell>
          <table:table-cell table:style-name="ce53" office:value-type="float" office:value="0.712048611111111">
            <text:p>17:05:21</text:p>
          </table:table-cell>
          <table:table-cell table:style-name="ce53" table:formula="of:=[.N792]-[.M792]" office:value-type="float" office:value="0.384502314814815">
            <text:p>9:13:41</text:p>
          </table:table-cell>
          <table:table-cell table:style-name="ce57" office:value-type="float" office:value="0.325">
            <text:p>7:48</text:p>
          </table:table-cell>
          <table:table-cell table:style-name="ce43" office:value-type="float" office:value="0.711805555555555">
            <text:p>17:05</text:p>
          </table:table-cell>
          <table:table-cell table:style-name="ce43" table:formula="of:=[.Q792]-[.P792]" office:value-type="float" office:value="0.386805555555555">
            <text:p>9:17</text:p>
          </table:table-cell>
          <table:table-cell table:style-name="ce62" table:formula="of:=[.V792]-[.R792]" office:value-type="float" office:value="0.00342592592592605">
            <text:p>0:04:56</text:p>
          </table:table-cell>
          <table:table-cell table:style-name="ce47" office:value-type="float" office:value="0.323101851851852">
            <text:p>7:45:16</text:p>
          </table:table-cell>
          <table:table-cell table:style-name="ce53" office:value-type="float" office:value="0.713333333333333">
            <text:p>17:07:12</text:p>
          </table:table-cell>
          <table:table-cell table:style-name="ce53" table:formula="of:=[.U792]-[.T792]" office:value-type="float" office:value="0.390231481481481">
            <text:p>9:21:56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793]" office:value-type="date" office:date-value="2018-01-28">
            <text:p>So, </text:p>
          </table:table-cell>
          <table:table-cell table:style-name="ce7" office:value-type="date" office:date-value="2018-01-28">
            <text:p>28.01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5" office:value-type="time" office:time-value="PT07H48M08S">
            <text:p>07:48:08</text:p>
          </table:table-cell>
          <table:table-cell table:style-name="ce32" office:value-type="time" office:time-value="PT17H16M06S">
            <text:p>17:16:06</text:p>
          </table:table-cell>
          <table:table-cell table:style-name="ce40" table:formula="of:=[.H793]-[.G793]" office:value-type="float" office:value="0.394421296296296">
            <text:p>9:27:58</text:p>
          </table:table-cell>
          <table:table-cell table:style-name="ce43" office:value-type="float" office:value="0.328472222222222">
            <text:p>7:53</text:p>
          </table:table-cell>
          <table:table-cell table:style-name="ce43" office:value-type="float" office:value="0.711805555555555">
            <text:p>17:05</text:p>
          </table:table-cell>
          <table:table-cell table:style-name="ce43" table:formula="of:=[.K793]-[.J793]" office:value-type="float" office:value="0.383333333333333">
            <text:p>9:12</text:p>
          </table:table-cell>
          <table:table-cell table:style-name="ce47" office:value-type="float" office:value="0.326666666666667">
            <text:p>7:50:24</text:p>
          </table:table-cell>
          <table:table-cell table:style-name="ce53" office:value-type="float" office:value="0.71318287037037">
            <text:p>17:06:59</text:p>
          </table:table-cell>
          <table:table-cell table:style-name="ce53" table:formula="of:=[.N793]-[.M793]" office:value-type="float" office:value="0.386516203703704">
            <text:p>9:16:35</text:p>
          </table:table-cell>
          <table:table-cell table:style-name="ce57" office:value-type="float" office:value="0.324305555555556">
            <text:p>7:47</text:p>
          </table:table-cell>
          <table:table-cell table:style-name="ce43" office:value-type="float" office:value="0.713194444444445">
            <text:p>17:07</text:p>
          </table:table-cell>
          <table:table-cell table:style-name="ce43" table:formula="of:=[.Q793]-[.P793]" office:value-type="float" office:value="0.388888888888889">
            <text:p>9:20</text:p>
          </table:table-cell>
          <table:table-cell table:style-name="ce62" table:formula="of:=[.V793]-[.R793]" office:value-type="float" office:value="0.00325231481481469">
            <text:p>0:04:41</text:p>
          </table:table-cell>
          <table:table-cell table:style-name="ce47" office:value-type="float" office:value="0.322280092592593">
            <text:p>7:44:05</text:p>
          </table:table-cell>
          <table:table-cell table:style-name="ce53" office:value-type="float" office:value="0.714421296296296">
            <text:p>17:08:46</text:p>
          </table:table-cell>
          <table:table-cell table:style-name="ce53" table:formula="of:=[.U793]-[.T793]" office:value-type="float" office:value="0.392141203703704">
            <text:p>9:24:41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794]" office:value-type="date" office:date-value="2018-01-29">
            <text:p>Mo, </text:p>
          </table:table-cell>
          <table:table-cell office:value-type="date" office:date-value="2018-01-29">
            <text:p>29.01.2018</text:p>
          </table:table-cell>
          <table:table-cell table:number-columns-repeated="4"/>
          <table:table-cell table:style-name="ce24" office:value-type="time" office:time-value="PT07H46M57S">
            <text:p>07:46:57</text:p>
          </table:table-cell>
          <table:table-cell table:style-name="ce31" office:value-type="time" office:time-value="PT17H17M38S">
            <text:p>17:17:38</text:p>
          </table:table-cell>
          <table:table-cell table:style-name="ce39" table:formula="of:=[.H794]-[.G794]" office:value-type="float" office:value="0.39630787037037">
            <text:p>9:30:41</text:p>
          </table:table-cell>
          <table:table-cell office:value-type="float" office:value="0.327777777777778">
            <text:p>7:52</text:p>
          </table:table-cell>
          <table:table-cell office:value-type="float" office:value="0.7125">
            <text:p>17:06</text:p>
          </table:table-cell>
          <table:table-cell table:formula="of:=[.K794]-[.J794]" office:value-type="float" office:value="0.384722222222222">
            <text:p>9:14</text:p>
          </table:table-cell>
          <table:table-cell office:value-type="float" office:value="0.325763888888889">
            <text:p>7:49:06</text:p>
          </table:table-cell>
          <table:table-cell office:value-type="float" office:value="0.714328703703704">
            <text:p>17:08:38</text:p>
          </table:table-cell>
          <table:table-cell table:formula="of:=[.N794]-[.M794]" office:value-type="float" office:value="0.388564814814815">
            <text:p>9:19:32</text:p>
          </table:table-cell>
          <table:table-cell office:value-type="float" office:value="0.323611111111111">
            <text:p>7:46</text:p>
          </table:table-cell>
          <table:table-cell office:value-type="float" office:value="0.713888888888889">
            <text:p>17:08</text:p>
          </table:table-cell>
          <table:table-cell table:formula="of:=[.Q794]-[.P794]" office:value-type="float" office:value="0.390277777777778">
            <text:p>9:22</text:p>
          </table:table-cell>
          <table:table-cell table:formula="of:=[.V794]-[.R794]" office:value-type="float" office:value="0.00380787037037039">
            <text:p>0:05:29</text:p>
          </table:table-cell>
          <table:table-cell office:value-type="float" office:value="0.321423611111111">
            <text:p>7:42:51</text:p>
          </table:table-cell>
          <table:table-cell office:value-type="float" office:value="0.715509259259259">
            <text:p>17:10:20</text:p>
          </table:table-cell>
          <table:table-cell table:formula="of:=[.U794]-[.T794]" office:value-type="float" office:value="0.394085648148148">
            <text:p>9:27:29</text:p>
          </table:table-cell>
          <table:table-cell table:number-columns-repeated="1002"/>
        </table:table-row>
        <table:table-row table:style-name="ro1">
          <table:table-cell table:formula="of:=[.B795]" office:value-type="date" office:date-value="2018-01-30">
            <text:p>Di, </text:p>
          </table:table-cell>
          <table:table-cell office:value-type="date" office:date-value="2018-01-30">
            <text:p>30.01.2018</text:p>
          </table:table-cell>
          <table:table-cell table:number-columns-repeated="4"/>
          <table:table-cell table:style-name="ce24" office:value-type="time" office:time-value="PT07H45M43S">
            <text:p>07:45:43</text:p>
          </table:table-cell>
          <table:table-cell table:style-name="ce31" office:value-type="time" office:time-value="PT17H19M11S">
            <text:p>17:19:11</text:p>
          </table:table-cell>
          <table:table-cell table:style-name="ce39" table:formula="of:=[.H795]-[.G795]" office:value-type="float" office:value="0.398240740740741">
            <text:p>9:33:28</text:p>
          </table:table-cell>
          <table:table-cell office:value-type="float" office:value="0.326388888888889">
            <text:p>7:50</text:p>
          </table:table-cell>
          <table:table-cell office:value-type="float" office:value="0.713888888888889">
            <text:p>17:08</text:p>
          </table:table-cell>
          <table:table-cell table:formula="of:=[.K795]-[.J795]" office:value-type="float" office:value="0.3875">
            <text:p>9:18</text:p>
          </table:table-cell>
          <table:table-cell office:value-type="float" office:value="0.324837962962963">
            <text:p>7:47:46</text:p>
          </table:table-cell>
          <table:table-cell office:value-type="float" office:value="0.715474537037037">
            <text:p>17:10:17</text:p>
          </table:table-cell>
          <table:table-cell table:formula="of:=[.N795]-[.M795]" office:value-type="float" office:value="0.390636574074074">
            <text:p>9:22:31</text:p>
          </table:table-cell>
          <table:table-cell office:value-type="float" office:value="0.322916666666667">
            <text:p>7:45</text:p>
          </table:table-cell>
          <table:table-cell office:value-type="float" office:value="0.715277777777778">
            <text:p>17:10</text:p>
          </table:table-cell>
          <table:table-cell table:formula="of:=[.Q795]-[.P795]" office:value-type="float" office:value="0.392361111111111">
            <text:p>9:25</text:p>
          </table:table-cell>
          <table:table-cell table:formula="of:=[.V795]-[.R795]" office:value-type="float" office:value="0.00369212962962978">
            <text:p>0:05:19</text:p>
          </table:table-cell>
          <table:table-cell office:value-type="float" office:value="0.320555555555556">
            <text:p>7:41:36</text:p>
          </table:table-cell>
          <table:table-cell office:value-type="float" office:value="0.716608796296296">
            <text:p>17:11:55</text:p>
          </table:table-cell>
          <table:table-cell table:formula="of:=[.U795]-[.T795]" office:value-type="float" office:value="0.396053240740741">
            <text:p>9:30:19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796]" office:value-type="date" office:date-value="2018-01-31">
            <text:p>Mi, </text:p>
          </table:table-cell>
          <table:table-cell office:value-type="date" office:date-value="2018-01-31">
            <text:p>31.01.2018</text:p>
          </table:table-cell>
          <table:table-cell table:number-columns-repeated="4"/>
          <table:table-cell table:style-name="ce24" office:value-type="time" office:time-value="PT07H44M28S">
            <text:p>07:44:28</text:p>
          </table:table-cell>
          <table:table-cell table:style-name="ce31" office:value-type="time" office:time-value="PT17H20M44S">
            <text:p>17:20:44</text:p>
          </table:table-cell>
          <table:table-cell table:style-name="ce39" table:formula="of:=[.H796]-[.G796]" office:value-type="float" office:value="0.400185185185185">
            <text:p>9:36:16</text:p>
          </table:table-cell>
          <table:table-cell office:value-type="float" office:value="0.325694444444444">
            <text:p>7:49</text:p>
          </table:table-cell>
          <table:table-cell office:value-type="float" office:value="0.715277777777778">
            <text:p>17:10</text:p>
          </table:table-cell>
          <table:table-cell table:formula="of:=[.K796]-[.J796]" office:value-type="float" office:value="0.389583333333333">
            <text:p>9:21</text:p>
          </table:table-cell>
          <table:table-cell office:value-type="float" office:value="0.323888888888889">
            <text:p>7:46:24</text:p>
          </table:table-cell>
          <table:table-cell office:value-type="float" office:value="0.71662037037037">
            <text:p>17:11:56</text:p>
          </table:table-cell>
          <table:table-cell table:formula="of:=[.N796]-[.M796]" office:value-type="float" office:value="0.392731481481481">
            <text:p>9:25:32</text:p>
          </table:table-cell>
          <table:table-cell office:value-type="float" office:value="0.321527777777778">
            <text:p>7:43</text:p>
          </table:table-cell>
          <table:table-cell office:value-type="float" office:value="0.716666666666667">
            <text:p>17:12</text:p>
          </table:table-cell>
          <table:table-cell table:formula="of:=[.Q796]-[.P796]" office:value-type="float" office:value="0.395138888888889">
            <text:p>9:29</text:p>
          </table:table-cell>
          <table:table-cell table:formula="of:=[.V796]-[.R796]" office:value-type="float" office:value="0.00290509259259264">
            <text:p>0:04:11</text:p>
          </table:table-cell>
          <table:table-cell office:value-type="float" office:value="0.319664351851852">
            <text:p>7:40:19</text:p>
          </table:table-cell>
          <table:table-cell office:value-type="float" office:value="0.717708333333333">
            <text:p>17:13:30</text:p>
          </table:table-cell>
          <table:table-cell table:formula="of:=[.U796]-[.T796]" office:value-type="float" office:value="0.398043981481481">
            <text:p>9:33:11</text:p>
          </table:table-cell>
          <table:table-cell table:number-columns-repeated="1002"/>
        </table:table-row>
        <table:table-row table:style-name="ro1">
          <table:table-cell table:formula="of:=[.B797]" office:value-type="date" office:date-value="2018-02-01">
            <text:p>Do, </text:p>
          </table:table-cell>
          <table:table-cell office:value-type="date" office:date-value="2018-02-01">
            <text:p>01.02.2018</text:p>
          </table:table-cell>
          <table:table-cell table:number-columns-repeated="4"/>
          <table:table-cell table:style-name="ce26" office:value-type="time" office:time-value="PT07H43M10S">
            <text:p>07:43:10</text:p>
          </table:table-cell>
          <table:table-cell table:style-name="ce33" office:value-type="time" office:time-value="PT17H22M17S">
            <text:p>17:22:17</text:p>
          </table:table-cell>
          <table:table-cell table:style-name="ce39" table:formula="of:=[.H797]-[.G797]" office:value-type="float" office:value="0.402164351851852">
            <text:p>9:39:07</text:p>
          </table:table-cell>
          <table:table-cell office:value-type="float" office:value="0.325">
            <text:p>7:48</text:p>
          </table:table-cell>
          <table:table-cell office:value-type="float" office:value="0.715972222222222">
            <text:p>17:11</text:p>
          </table:table-cell>
          <table:table-cell table:formula="of:=[.K797]-[.J797]" office:value-type="float" office:value="0.390972222222222">
            <text:p>9:23</text:p>
          </table:table-cell>
          <table:table-cell office:value-type="float" office:value="0.322916666666667">
            <text:p>7:45:00</text:p>
          </table:table-cell>
          <table:table-cell office:value-type="float" office:value="0.717777777777778">
            <text:p>17:13:36</text:p>
          </table:table-cell>
          <table:table-cell table:formula="of:=[.N797]-[.M797]" office:value-type="float" office:value="0.394861111111111">
            <text:p>9:28:36</text:p>
          </table:table-cell>
          <table:table-cell office:value-type="float" office:value="0.320833333333333">
            <text:p>7:42</text:p>
          </table:table-cell>
          <table:table-cell office:value-type="float" office:value="0.717361111111111">
            <text:p>17:13</text:p>
          </table:table-cell>
          <table:table-cell table:formula="of:=[.Q797]-[.P797]" office:value-type="float" office:value="0.396527777777778">
            <text:p>9:31</text:p>
          </table:table-cell>
          <table:table-cell table:formula="of:=[.V797]-[.R797]" office:value-type="float" office:value="0.00354166666666667">
            <text:p>0:05:06</text:p>
          </table:table-cell>
          <table:table-cell office:value-type="float" office:value="0.318738425925926">
            <text:p>7:38:59</text:p>
          </table:table-cell>
          <table:table-cell office:value-type="float" office:value="0.71880787037037">
            <text:p>17:15:05</text:p>
          </table:table-cell>
          <table:table-cell table:formula="of:=[.U797]-[.T797]" office:value-type="float" office:value="0.400069444444444">
            <text:p>9:36:06</text:p>
          </table:table-cell>
          <table:table-cell table:number-columns-repeated="1002"/>
        </table:table-row>
        <table:table-row table:style-name="ro1">
          <table:table-cell table:formula="of:=[.B798]" office:value-type="date" office:date-value="2018-02-02">
            <text:p>Fr, </text:p>
          </table:table-cell>
          <table:table-cell office:value-type="date" office:date-value="2018-02-02">
            <text:p>02.02.2018</text:p>
          </table:table-cell>
          <table:table-cell table:number-columns-repeated="4"/>
          <table:table-cell table:style-name="ce26" office:value-type="time" office:time-value="PT07H41M51S">
            <text:p>07:41:51</text:p>
          </table:table-cell>
          <table:table-cell table:style-name="ce33" office:value-type="time" office:time-value="PT17H23M51S">
            <text:p>17:23:51</text:p>
          </table:table-cell>
          <table:table-cell table:style-name="ce39" table:formula="of:=[.H798]-[.G798]" office:value-type="float" office:value="0.404166666666667">
            <text:p>9:42:00</text:p>
          </table:table-cell>
          <table:table-cell office:value-type="float" office:value="0.323611111111111">
            <text:p>7:46</text:p>
          </table:table-cell>
          <table:table-cell office:value-type="float" office:value="0.717361111111111">
            <text:p>17:13</text:p>
          </table:table-cell>
          <table:table-cell table:formula="of:=[.K798]-[.J798]" office:value-type="float" office:value="0.39375">
            <text:p>9:27</text:p>
          </table:table-cell>
          <table:table-cell office:value-type="float" office:value="0.321921296296296">
            <text:p>7:43:34</text:p>
          </table:table-cell>
          <table:table-cell office:value-type="float" office:value="0.718946759259259">
            <text:p>17:15:17</text:p>
          </table:table-cell>
          <table:table-cell table:formula="of:=[.N798]-[.M798]" office:value-type="float" office:value="0.397025462962963">
            <text:p>9:31:43</text:p>
          </table:table-cell>
          <table:table-cell office:value-type="float" office:value="0.320138888888889">
            <text:p>7:41</text:p>
          </table:table-cell>
          <table:table-cell office:value-type="float" office:value="0.71875">
            <text:p>17:15</text:p>
          </table:table-cell>
          <table:table-cell table:formula="of:=[.Q798]-[.P798]" office:value-type="float" office:value="0.398611111111111">
            <text:p>9:34</text:p>
          </table:table-cell>
          <table:table-cell/>
          <table:table-cell office:value-type="float" office:value="0.317800925925926">
            <text:p>7:37:38</text:p>
          </table:table-cell>
          <table:table-cell office:value-type="float" office:value="0.719907407407407">
            <text:p>17:16:40</text:p>
          </table:table-cell>
          <table:table-cell table:formula="of:=[.U798]-[.T798]" office:value-type="float" office:value="0.402106481481481">
            <text:p>9:39:02</text:p>
          </table:table-cell>
          <table:table-cell table:number-columns-repeated="1002"/>
        </table:table-row>
        <table:table-row table:style-name="ro1">
          <table:table-cell table:style-name="ce4" table:formula="of:=[.B799]" office:value-type="date" office:date-value="2018-02-03">
            <text:p>Sa, </text:p>
          </table:table-cell>
          <table:table-cell table:style-name="ce7" office:value-type="date" office:date-value="2018-02-03">
            <text:p>03.02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40M30S">
            <text:p>07:40:30</text:p>
          </table:table-cell>
          <table:table-cell table:style-name="ce34" office:value-type="time" office:time-value="PT17H25M24S">
            <text:p>17:25:24</text:p>
          </table:table-cell>
          <table:table-cell table:style-name="ce40" table:formula="of:=[.H799]-[.G799]" office:value-type="float" office:value="0.406180555555556">
            <text:p>9:44:54</text:p>
          </table:table-cell>
          <table:table-cell table:style-name="ce43" office:value-type="float" office:value="0.322916666666667">
            <text:p>7:45</text:p>
          </table:table-cell>
          <table:table-cell table:style-name="ce43" office:value-type="float" office:value="0.71875">
            <text:p>17:15</text:p>
          </table:table-cell>
          <table:table-cell table:style-name="ce43" table:formula="of:=[.K799]-[.J799]" office:value-type="float" office:value="0.395833333333333">
            <text:p>9:30</text:p>
          </table:table-cell>
          <table:table-cell table:style-name="ce47" office:value-type="float" office:value="0.320902777777778">
            <text:p>7:42:06</text:p>
          </table:table-cell>
          <table:table-cell table:style-name="ce53" office:value-type="float" office:value="0.720104166666667">
            <text:p>17:16:57</text:p>
          </table:table-cell>
          <table:table-cell table:style-name="ce53" table:formula="of:=[.N799]-[.M799]" office:value-type="float" office:value="0.399201388888889">
            <text:p>9:34:51</text:p>
          </table:table-cell>
          <table:table-cell table:style-name="ce57" office:value-type="float" office:value="0.31875">
            <text:p>7:39</text:p>
          </table:table-cell>
          <table:table-cell table:style-name="ce43" office:value-type="float" office:value="0.719444444444445">
            <text:p>17:16</text:p>
          </table:table-cell>
          <table:table-cell table:style-name="ce43" table:formula="of:=[.Q799]-[.P799]" office:value-type="float" office:value="0.400694444444444">
            <text:p>9:37</text:p>
          </table:table-cell>
          <table:table-cell table:style-name="ce62"/>
          <table:table-cell table:style-name="ce47" office:value-type="float" office:value="0.316840277777778">
            <text:p>7:36:15</text:p>
          </table:table-cell>
          <table:table-cell table:style-name="ce53" office:value-type="float" office:value="0.721018518518519">
            <text:p>17:18:16</text:p>
          </table:table-cell>
          <table:table-cell table:style-name="ce53" table:formula="of:=[.U799]-[.T799]" office:value-type="float" office:value="0.404178240740741">
            <text:p>9:42:01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00]" office:value-type="date" office:date-value="2018-02-04">
            <text:p>So, </text:p>
          </table:table-cell>
          <table:table-cell table:style-name="ce7" office:value-type="date" office:date-value="2018-02-04">
            <text:p>04.02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39M07S">
            <text:p>07:39:07</text:p>
          </table:table-cell>
          <table:table-cell table:style-name="ce34" office:value-type="time" office:time-value="PT17H26M58S">
            <text:p>17:26:58</text:p>
          </table:table-cell>
          <table:table-cell table:style-name="ce40" table:formula="of:=[.H800]-[.G800]" office:value-type="float" office:value="0.408229166666667">
            <text:p>9:47:51</text:p>
          </table:table-cell>
          <table:table-cell table:style-name="ce43" office:value-type="float" office:value="0.321527777777778">
            <text:p>7:43</text:p>
          </table:table-cell>
          <table:table-cell table:style-name="ce43" office:value-type="float" office:value="0.719444444444445">
            <text:p>17:16</text:p>
          </table:table-cell>
          <table:table-cell table:style-name="ce43" table:formula="of:=[.K800]-[.J800]" office:value-type="float" office:value="0.397916666666667">
            <text:p>9:33</text:p>
          </table:table-cell>
          <table:table-cell table:style-name="ce47" office:value-type="float" office:value="0.319872685185185">
            <text:p>7:40:37</text:p>
          </table:table-cell>
          <table:table-cell table:style-name="ce53" office:value-type="float" office:value="0.721273148148148">
            <text:p>17:18:38</text:p>
          </table:table-cell>
          <table:table-cell table:style-name="ce53" table:formula="of:=[.N800]-[.M800]" office:value-type="float" office:value="0.401400462962963">
            <text:p>9:38:01</text:p>
          </table:table-cell>
          <table:table-cell table:style-name="ce57" office:value-type="float" office:value="0.318055555555556">
            <text:p>7:38</text:p>
          </table:table-cell>
          <table:table-cell table:style-name="ce43" office:value-type="float" office:value="0.720833333333333">
            <text:p>17:18</text:p>
          </table:table-cell>
          <table:table-cell table:style-name="ce43" table:formula="of:=[.Q800]-[.P800]" office:value-type="float" office:value="0.402777777777778">
            <text:p>9:40</text:p>
          </table:table-cell>
          <table:table-cell table:style-name="ce62"/>
          <table:table-cell table:style-name="ce47" office:value-type="float" office:value="0.315856481481481">
            <text:p>7:34:50</text:p>
          </table:table-cell>
          <table:table-cell table:style-name="ce53" office:value-type="float" office:value="0.722129629629629">
            <text:p>17:19:52</text:p>
          </table:table-cell>
          <table:table-cell table:style-name="ce53" table:formula="of:=[.U800]-[.T800]" office:value-type="float" office:value="0.406273148148148">
            <text:p>9:45:02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01]" office:value-type="date" office:date-value="2018-02-05">
            <text:p>Mo, </text:p>
          </table:table-cell>
          <table:table-cell office:value-type="date" office:date-value="2018-02-05">
            <text:p>05.02.2018</text:p>
          </table:table-cell>
          <table:table-cell table:number-columns-repeated="4"/>
          <table:table-cell table:style-name="ce26" office:value-type="time" office:time-value="PT07H37M43S">
            <text:p>07:37:43</text:p>
          </table:table-cell>
          <table:table-cell table:style-name="ce33" office:value-type="time" office:time-value="PT17H28M32S">
            <text:p>17:28:32</text:p>
          </table:table-cell>
          <table:table-cell table:style-name="ce39" table:formula="of:=[.H801]-[.G801]" office:value-type="float" office:value="0.410289351851852">
            <text:p>9:50:49</text:p>
          </table:table-cell>
          <table:table-cell office:value-type="float" office:value="0.320833333333333">
            <text:p>7:42</text:p>
          </table:table-cell>
          <table:table-cell office:value-type="float" office:value="0.720833333333333">
            <text:p>17:18</text:p>
          </table:table-cell>
          <table:table-cell table:formula="of:=[.K801]-[.J801]" office:value-type="float" office:value="0.4">
            <text:p>9:36</text:p>
          </table:table-cell>
          <table:table-cell office:value-type="float" office:value="0.31880787037037">
            <text:p>7:39:05</text:p>
          </table:table-cell>
          <table:table-cell office:value-type="float" office:value="0.72244212962963">
            <text:p>17:20:19</text:p>
          </table:table-cell>
          <table:table-cell table:formula="of:=[.N801]-[.M801]" office:value-type="float" office:value="0.403634259259259">
            <text:p>9:41:14</text:p>
          </table:table-cell>
          <table:table-cell office:value-type="float" office:value="0.316666666666667">
            <text:p>7:36</text:p>
          </table:table-cell>
          <table:table-cell office:value-type="float" office:value="0.722222222222222">
            <text:p>17:20</text:p>
          </table:table-cell>
          <table:table-cell table:formula="of:=[.Q801]-[.P801]" office:value-type="float" office:value="0.405555555555556">
            <text:p>9:44</text:p>
          </table:table-cell>
          <table:table-cell/>
          <table:table-cell office:value-type="float" office:value="0.314861111111111">
            <text:p>7:33:24</text:p>
          </table:table-cell>
          <table:table-cell office:value-type="float" office:value="0.723240740740741">
            <text:p>17:21:28</text:p>
          </table:table-cell>
          <table:table-cell table:formula="of:=[.U801]-[.T801]" office:value-type="float" office:value="0.40837962962963">
            <text:p>9:48:04</text:p>
          </table:table-cell>
          <table:table-cell table:number-columns-repeated="1002"/>
        </table:table-row>
        <table:table-row table:style-name="ro1">
          <table:table-cell table:formula="of:=[.B802]" office:value-type="date" office:date-value="2018-02-06">
            <text:p>Di, </text:p>
          </table:table-cell>
          <table:table-cell office:value-type="date" office:date-value="2018-02-06">
            <text:p>06.02.2018</text:p>
          </table:table-cell>
          <table:table-cell table:number-columns-repeated="4"/>
          <table:table-cell table:style-name="ce26" office:value-type="time" office:time-value="PT07H36M16S">
            <text:p>07:36:16</text:p>
          </table:table-cell>
          <table:table-cell table:style-name="ce33" office:value-type="time" office:time-value="PT17H30M06S">
            <text:p>17:30:06</text:p>
          </table:table-cell>
          <table:table-cell table:style-name="ce39" table:formula="of:=[.H802]-[.G802]" office:value-type="float" office:value="0.412384259259259">
            <text:p>9:53:50</text:p>
          </table:table-cell>
          <table:table-cell office:value-type="float" office:value="0.319444444444444">
            <text:p>7:40</text:p>
          </table:table-cell>
          <table:table-cell office:value-type="float" office:value="0.722222222222222">
            <text:p>17:20</text:p>
          </table:table-cell>
          <table:table-cell table:formula="of:=[.K802]-[.J802]" office:value-type="float" office:value="0.402777777777778">
            <text:p>9:40</text:p>
          </table:table-cell>
          <table:table-cell office:value-type="float" office:value="0.317731481481481">
            <text:p>7:37:32</text:p>
          </table:table-cell>
          <table:table-cell office:value-type="float" office:value="0.723611111111111">
            <text:p>17:22:00</text:p>
          </table:table-cell>
          <table:table-cell table:formula="of:=[.N802]-[.M802]" office:value-type="float" office:value="0.40587962962963">
            <text:p>9:44:28</text:p>
          </table:table-cell>
          <table:table-cell office:value-type="float" office:value="0.315972222222222">
            <text:p>7:35</text:p>
          </table:table-cell>
          <table:table-cell office:value-type="float" office:value="0.722916666666667">
            <text:p>17:21</text:p>
          </table:table-cell>
          <table:table-cell table:formula="of:=[.Q802]-[.P802]" office:value-type="float" office:value="0.406944444444445">
            <text:p>9:46</text:p>
          </table:table-cell>
          <table:table-cell/>
          <table:table-cell office:value-type="float" office:value="0.313842592592593">
            <text:p>7:31:56</text:p>
          </table:table-cell>
          <table:table-cell office:value-type="float" office:value="0.724351851851852">
            <text:p>17:23:04</text:p>
          </table:table-cell>
          <table:table-cell table:formula="of:=[.U802]-[.T802]" office:value-type="float" office:value="0.410509259259259">
            <text:p>9:51:08</text:p>
          </table:table-cell>
          <table:table-cell table:number-columns-repeated="1002"/>
        </table:table-row>
        <table:table-row table:style-name="ro1">
          <table:table-cell table:formula="of:=[.B803]" office:value-type="date" office:date-value="2018-02-07">
            <text:p>Mi, </text:p>
          </table:table-cell>
          <table:table-cell office:value-type="date" office:date-value="2018-02-07">
            <text:p>07.02.2018</text:p>
          </table:table-cell>
          <table:table-cell table:number-columns-repeated="4"/>
          <table:table-cell table:style-name="ce26" office:value-type="time" office:time-value="PT07H34M48S">
            <text:p>07:34:48</text:p>
          </table:table-cell>
          <table:table-cell table:style-name="ce33" office:value-type="time" office:time-value="PT17H31M41S">
            <text:p>17:31:41</text:p>
          </table:table-cell>
          <table:table-cell table:style-name="ce39" table:formula="of:=[.H803]-[.G803]" office:value-type="float" office:value="0.414502314814815">
            <text:p>9:56:53</text:p>
          </table:table-cell>
          <table:table-cell office:value-type="float" office:value="0.31875">
            <text:p>7:39</text:p>
          </table:table-cell>
          <table:table-cell office:value-type="float" office:value="0.722916666666667">
            <text:p>17:21</text:p>
          </table:table-cell>
          <table:table-cell table:formula="of:=[.K803]-[.J803]" office:value-type="float" office:value="0.404166666666667">
            <text:p>9:42</text:p>
          </table:table-cell>
          <table:table-cell office:value-type="float" office:value="0.316631944444444">
            <text:p>7:35:57</text:p>
          </table:table-cell>
          <table:table-cell office:value-type="float" office:value="0.724780092592593">
            <text:p>17:23:41</text:p>
          </table:table-cell>
          <table:table-cell table:formula="of:=[.N803]-[.M803]" office:value-type="float" office:value="0.408148148148148">
            <text:p>9:47:44</text:p>
          </table:table-cell>
          <table:table-cell office:value-type="float" office:value="0.315277777777778">
            <text:p>7:34</text:p>
          </table:table-cell>
          <table:table-cell office:value-type="float" office:value="0.724305555555556">
            <text:p>17:23</text:p>
          </table:table-cell>
          <table:table-cell table:formula="of:=[.Q803]-[.P803]" office:value-type="float" office:value="0.409027777777778">
            <text:p>9:49</text:p>
          </table:table-cell>
          <table:table-cell/>
          <table:table-cell office:value-type="float" office:value="0.312800925925926">
            <text:p>7:30:26</text:p>
          </table:table-cell>
          <table:table-cell office:value-type="float" office:value="0.725462962962963">
            <text:p>17:24:40</text:p>
          </table:table-cell>
          <table:table-cell table:formula="of:=[.U803]-[.T803]" office:value-type="float" office:value="0.412662037037037">
            <text:p>9:54:14</text:p>
          </table:table-cell>
          <table:table-cell table:number-columns-repeated="1002"/>
        </table:table-row>
        <table:table-row table:style-name="ro1">
          <table:table-cell table:formula="of:=[.B804]" office:value-type="date" office:date-value="2018-02-08">
            <text:p>Do, </text:p>
          </table:table-cell>
          <table:table-cell office:value-type="date" office:date-value="2018-02-08">
            <text:p>08.02.2018</text:p>
          </table:table-cell>
          <table:table-cell table:number-columns-repeated="4"/>
          <table:table-cell table:style-name="ce26" office:value-type="time" office:time-value="PT07H33M19S">
            <text:p>07:33:19</text:p>
          </table:table-cell>
          <table:table-cell table:style-name="ce33" office:value-type="time" office:time-value="PT17H33M15S">
            <text:p>17:33:15</text:p>
          </table:table-cell>
          <table:table-cell table:style-name="ce39" table:formula="of:=[.H804]-[.G804]" office:value-type="float" office:value="0.41662037037037">
            <text:p>9:59:56</text:p>
          </table:table-cell>
          <table:table-cell office:value-type="float" office:value="0.317361111111111">
            <text:p>7:37</text:p>
          </table:table-cell>
          <table:table-cell office:value-type="float" office:value="0.724305555555556">
            <text:p>17:23</text:p>
          </table:table-cell>
          <table:table-cell table:formula="of:=[.K804]-[.J804]" office:value-type="float" office:value="0.406944444444444">
            <text:p>9:46</text:p>
          </table:table-cell>
          <table:table-cell office:value-type="float" office:value="0.315520833333333">
            <text:p>7:34:21</text:p>
          </table:table-cell>
          <table:table-cell office:value-type="float" office:value="0.725949074074074">
            <text:p>17:25:22</text:p>
          </table:table-cell>
          <table:table-cell table:formula="of:=[.N804]-[.M804]" office:value-type="float" office:value="0.410428240740741">
            <text:p>9:51:01</text:p>
          </table:table-cell>
          <table:table-cell office:value-type="float" office:value="0.313888888888889">
            <text:p>7:32</text:p>
          </table:table-cell>
          <table:table-cell office:value-type="float" office:value="0.725">
            <text:p>17:24</text:p>
          </table:table-cell>
          <table:table-cell table:formula="of:=[.Q804]-[.P804]" office:value-type="float" office:value="0.411111111111111">
            <text:p>9:52</text:p>
          </table:table-cell>
          <table:table-cell/>
          <table:table-cell office:value-type="float" office:value="0.311736111111111">
            <text:p>7:28:54</text:p>
          </table:table-cell>
          <table:table-cell office:value-type="float" office:value="0.726574074074074">
            <text:p>17:26:16</text:p>
          </table:table-cell>
          <table:table-cell table:formula="of:=[.U804]-[.T804]" office:value-type="float" office:value="0.414837962962963">
            <text:p>9:57:22</text:p>
          </table:table-cell>
          <table:table-cell table:number-columns-repeated="1002"/>
        </table:table-row>
        <table:table-row table:style-name="ro1">
          <table:table-cell table:formula="of:=[.B805]" office:value-type="date" office:date-value="2018-02-09">
            <text:p>Fr, </text:p>
          </table:table-cell>
          <table:table-cell office:value-type="date" office:date-value="2018-02-09">
            <text:p>09.02.2018</text:p>
          </table:table-cell>
          <table:table-cell table:number-columns-repeated="4"/>
          <table:table-cell table:style-name="ce26" office:value-type="time" office:time-value="PT07H31M48S">
            <text:p>07:31:48</text:p>
          </table:table-cell>
          <table:table-cell table:style-name="ce33" office:value-type="time" office:time-value="PT17H34M49S">
            <text:p>17:34:49</text:p>
          </table:table-cell>
          <table:table-cell table:style-name="ce39" table:formula="of:=[.H805]-[.G805]" office:value-type="float" office:value="0.418761574074074">
            <text:p>10:03:01</text:p>
          </table:table-cell>
          <table:table-cell office:value-type="float" office:value="0.316666666666667">
            <text:p>7:36</text:p>
          </table:table-cell>
          <table:table-cell office:value-type="float" office:value="0.725694444444444">
            <text:p>17:25</text:p>
          </table:table-cell>
          <table:table-cell table:formula="of:=[.K805]-[.J805]" office:value-type="float" office:value="0.409027777777778">
            <text:p>9:49</text:p>
          </table:table-cell>
          <table:table-cell office:value-type="float" office:value="0.314386574074074">
            <text:p>7:32:43</text:p>
          </table:table-cell>
          <table:table-cell office:value-type="float" office:value="0.727118055555555">
            <text:p>17:27:03</text:p>
          </table:table-cell>
          <table:table-cell table:formula="of:=[.N805]-[.M805]" office:value-type="float" office:value="0.412731481481482">
            <text:p>9:54:20</text:p>
          </table:table-cell>
          <table:table-cell office:value-type="float" office:value="0.3125">
            <text:p>7:30</text:p>
          </table:table-cell>
          <table:table-cell office:value-type="float" office:value="0.726388888888889">
            <text:p>17:26</text:p>
          </table:table-cell>
          <table:table-cell table:formula="of:=[.Q805]-[.P805]" office:value-type="float" office:value="0.413888888888889">
            <text:p>9:56</text:p>
          </table:table-cell>
          <table:table-cell/>
          <table:table-cell office:value-type="float" office:value="0.310659722222222">
            <text:p>7:27:21</text:p>
          </table:table-cell>
          <table:table-cell office:value-type="float" office:value="0.727685185185185">
            <text:p>17:27:52</text:p>
          </table:table-cell>
          <table:table-cell table:formula="of:=[.U805]-[.T805]" office:value-type="float" office:value="0.417025462962963">
            <text:p>10:00:31</text:p>
          </table:table-cell>
          <table:table-cell table:number-columns-repeated="1002"/>
        </table:table-row>
        <table:table-row table:style-name="ro1">
          <table:table-cell table:style-name="ce4" table:formula="of:=[.B806]" office:value-type="date" office:date-value="2018-02-10">
            <text:p>Sa, </text:p>
          </table:table-cell>
          <table:table-cell table:style-name="ce7" office:value-type="date" office:date-value="2018-02-10">
            <text:p>10.02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30M15S">
            <text:p>07:30:15</text:p>
          </table:table-cell>
          <table:table-cell table:style-name="ce34" office:value-type="time" office:time-value="PT17H36M23S">
            <text:p>17:36:23</text:p>
          </table:table-cell>
          <table:table-cell table:style-name="ce40" table:formula="of:=[.H806]-[.G806]" office:value-type="float" office:value="0.420925925925926">
            <text:p>10:06:08</text:p>
          </table:table-cell>
          <table:table-cell table:style-name="ce43" office:value-type="float" office:value="0.315277777777778">
            <text:p>7:34</text:p>
          </table:table-cell>
          <table:table-cell table:style-name="ce43" office:value-type="float" office:value="0.727083333333333">
            <text:p>17:27</text:p>
          </table:table-cell>
          <table:table-cell table:style-name="ce43" table:formula="of:=[.K806]-[.J806]" office:value-type="float" office:value="0.411805555555556">
            <text:p>9:53</text:p>
          </table:table-cell>
          <table:table-cell table:style-name="ce47" office:value-type="float" office:value="0.313240740740741">
            <text:p>7:31:04</text:p>
          </table:table-cell>
          <table:table-cell table:style-name="ce53" office:value-type="float" office:value="0.728287037037037">
            <text:p>17:28:44</text:p>
          </table:table-cell>
          <table:table-cell table:style-name="ce53" table:formula="of:=[.N806]-[.M806]" office:value-type="float" office:value="0.415046296296296">
            <text:p>9:57:40</text:p>
          </table:table-cell>
          <table:table-cell table:style-name="ce57" office:value-type="float" office:value="0.311805555555556">
            <text:p>7:29</text:p>
          </table:table-cell>
          <table:table-cell table:style-name="ce43" office:value-type="float" office:value="0.727777777777778">
            <text:p>17:28</text:p>
          </table:table-cell>
          <table:table-cell table:style-name="ce43" table:formula="of:=[.Q806]-[.P806]" office:value-type="float" office:value="0.415972222222222">
            <text:p>9:59</text:p>
          </table:table-cell>
          <table:table-cell table:style-name="ce62"/>
          <table:table-cell table:style-name="ce47" office:value-type="float" office:value="0.309571759259259">
            <text:p>7:25:47</text:p>
          </table:table-cell>
          <table:table-cell table:style-name="ce53" office:value-type="float" office:value="0.728796296296296">
            <text:p>17:29:28</text:p>
          </table:table-cell>
          <table:table-cell table:style-name="ce53" table:formula="of:=[.U806]-[.T806]" office:value-type="float" office:value="0.419224537037037">
            <text:p>10:03:41</text:p>
          </table:table-cell>
          <table:table-cell table:style-name="ce69" office:value-type="string">
            <text:p>gew.</text:p>
          </table:table-cell>
          <table:table-cell table:number-columns-repeated="2" table:style-name="ce76" office:value-type="string">
            <text:p>neu</text:p>
          </table:table-cell>
          <table:table-cell table:style-name="ce84" office:value-type="string">
            <text:p>gew.</text:p>
          </table:table-cell>
          <table:table-cell table:number-columns-repeated="2" table:style-name="ce76" office:value-type="string">
            <text:p>neu</text:p>
          </table:table-cell>
          <table:table-cell table:style-name="ce92" office:value-type="string">
            <text:p>X</text:p>
          </table:table-cell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07]" office:value-type="date" office:date-value="2018-02-11">
            <text:p>So, </text:p>
          </table:table-cell>
          <table:table-cell table:style-name="ce7" office:value-type="date" office:date-value="2018-02-11">
            <text:p>11.02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28M41S">
            <text:p>07:28:41</text:p>
          </table:table-cell>
          <table:table-cell table:style-name="ce34" office:value-type="time" office:time-value="PT17H37M57S">
            <text:p>17:37:57</text:p>
          </table:table-cell>
          <table:table-cell table:style-name="ce40" table:formula="of:=[.H807]-[.G807]" office:value-type="float" office:value="0.423101851851852">
            <text:p>10:09:16</text:p>
          </table:table-cell>
          <table:table-cell table:style-name="ce43" office:value-type="float" office:value="0.313888888888889">
            <text:p>7:32</text:p>
          </table:table-cell>
          <table:table-cell table:style-name="ce43" office:value-type="float" office:value="0.727777777777778">
            <text:p>17:28</text:p>
          </table:table-cell>
          <table:table-cell table:style-name="ce43" table:formula="of:=[.K807]-[.J807]" office:value-type="float" office:value="0.413888888888889">
            <text:p>9:56</text:p>
          </table:table-cell>
          <table:table-cell table:style-name="ce47" office:value-type="float" office:value="0.312060185185185">
            <text:p>7:29:22</text:p>
          </table:table-cell>
          <table:table-cell table:style-name="ce53" office:value-type="float" office:value="0.729456018518519">
            <text:p>17:30:25</text:p>
          </table:table-cell>
          <table:table-cell table:style-name="ce53" table:formula="of:=[.N807]-[.M807]" office:value-type="float" office:value="0.417395833333333">
            <text:p>10:01:03</text:p>
          </table:table-cell>
          <table:table-cell table:style-name="ce57" office:value-type="float" office:value="0.310416666666667">
            <text:p>7:27</text:p>
          </table:table-cell>
          <table:table-cell table:style-name="ce43" office:value-type="float" office:value="0.728472222222222">
            <text:p>17:29</text:p>
          </table:table-cell>
          <table:table-cell table:style-name="ce43" table:formula="of:=[.Q807]-[.P807]" office:value-type="float" office:value="0.418055555555556">
            <text:p>10:02</text:p>
          </table:table-cell>
          <table:table-cell table:style-name="ce62"/>
          <table:table-cell table:style-name="ce47" office:value-type="float" office:value="0.308460648148148">
            <text:p>7:24:11</text:p>
          </table:table-cell>
          <table:table-cell table:style-name="ce53" office:value-type="float" office:value="0.729918981481482">
            <text:p>17:31:05</text:p>
          </table:table-cell>
          <table:table-cell table:style-name="ce53" table:formula="of:=[.U807]-[.T807]" office:value-type="float" office:value="0.421458333333333">
            <text:p>10:06:5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08]" office:value-type="date" office:date-value="2018-02-12">
            <text:p>Mo, </text:p>
          </table:table-cell>
          <table:table-cell office:value-type="date" office:date-value="2018-02-12">
            <text:p>12.02.2018</text:p>
          </table:table-cell>
          <table:table-cell table:number-columns-repeated="4"/>
          <table:table-cell table:style-name="ce26" office:value-type="time" office:time-value="PT07H27M06S">
            <text:p>07:27:06</text:p>
          </table:table-cell>
          <table:table-cell table:style-name="ce33" office:value-type="time" office:time-value="PT17H39M31S">
            <text:p>17:39:31</text:p>
          </table:table-cell>
          <table:table-cell table:style-name="ce39" table:formula="of:=[.H808]-[.G808]" office:value-type="float" office:value="0.425289351851852">
            <text:p>10:12:25</text:p>
          </table:table-cell>
          <table:table-cell office:value-type="float" office:value="0.313194444444444">
            <text:p>7:31</text:p>
          </table:table-cell>
          <table:table-cell office:value-type="float" office:value="0.729166666666667">
            <text:p>17:30</text:p>
          </table:table-cell>
          <table:table-cell table:formula="of:=[.K808]-[.J808]" office:value-type="float" office:value="0.415972222222222">
            <text:p>9:59</text:p>
          </table:table-cell>
          <table:table-cell office:value-type="float" office:value="0.31087962962963">
            <text:p>7:27:40</text:p>
          </table:table-cell>
          <table:table-cell office:value-type="float" office:value="0.730625">
            <text:p>17:32:06</text:p>
          </table:table-cell>
          <table:table-cell table:formula="of:=[.N808]-[.M808]" office:value-type="float" office:value="0.41974537037037">
            <text:p>10:04:26</text:p>
          </table:table-cell>
          <table:table-cell office:value-type="float" office:value="0.309722222222222">
            <text:p>7:26</text:p>
          </table:table-cell>
          <table:table-cell office:value-type="float" office:value="0.729861111111111">
            <text:p>17:31</text:p>
          </table:table-cell>
          <table:table-cell table:formula="of:=[.Q808]-[.P808]" office:value-type="float" office:value="0.420138888888889">
            <text:p>10:05</text:p>
          </table:table-cell>
          <table:table-cell/>
          <table:table-cell office:value-type="float" office:value="0.307326388888889">
            <text:p>7:22:33</text:p>
          </table:table-cell>
          <table:table-cell office:value-type="float" office:value="0.731018518518519">
            <text:p>17:32:40</text:p>
          </table:table-cell>
          <table:table-cell table:formula="of:=[.U808]-[.T808]" office:value-type="float" office:value="0.42369212962963">
            <text:p>10:10:07</text:p>
          </table:table-cell>
          <table:table-cell table:number-columns-repeated="1002"/>
        </table:table-row>
        <table:table-row table:style-name="ro1">
          <table:table-cell table:formula="of:=[.B809]" office:value-type="date" office:date-value="2018-02-13">
            <text:p>Di, </text:p>
          </table:table-cell>
          <table:table-cell office:value-type="date" office:date-value="2018-02-13">
            <text:p>13.02.2018</text:p>
          </table:table-cell>
          <table:table-cell table:number-columns-repeated="4"/>
          <table:table-cell table:style-name="ce26" office:value-type="time" office:time-value="PT07H25M29S">
            <text:p>07:25:29</text:p>
          </table:table-cell>
          <table:table-cell table:style-name="ce33" office:value-type="time" office:time-value="PT17H41M05S">
            <text:p>17:41:05</text:p>
          </table:table-cell>
          <table:table-cell table:style-name="ce39" table:formula="of:=[.H809]-[.G809]" office:value-type="float" office:value="0.4275">
            <text:p>10:15:36</text:p>
          </table:table-cell>
          <table:table-cell office:value-type="float" office:value="0.311805555555556">
            <text:p>7:29</text:p>
          </table:table-cell>
          <table:table-cell office:value-type="float" office:value="0.730555555555556">
            <text:p>17:32</text:p>
          </table:table-cell>
          <table:table-cell table:formula="of:=[.K809]-[.J809]" office:value-type="float" office:value="0.41875">
            <text:p>10:03</text:p>
          </table:table-cell>
          <table:table-cell office:value-type="float" office:value="0.309675925925926">
            <text:p>7:25:56</text:p>
          </table:table-cell>
          <table:table-cell office:value-type="float" office:value="0.731793981481481">
            <text:p>17:33:47</text:p>
          </table:table-cell>
          <table:table-cell table:formula="of:=[.N809]-[.M809]" office:value-type="float" office:value="0.422118055555556">
            <text:p>10:07:51</text:p>
          </table:table-cell>
          <table:table-cell office:value-type="float" office:value="0.308333333333333">
            <text:p>7:24</text:p>
          </table:table-cell>
          <table:table-cell office:value-type="float" office:value="0.730555555555556">
            <text:p>17:32</text:p>
          </table:table-cell>
          <table:table-cell table:formula="of:=[.Q809]-[.P809]" office:value-type="float" office:value="0.422222222222222">
            <text:p>10:08</text:p>
          </table:table-cell>
          <table:table-cell/>
          <table:table-cell office:value-type="float" office:value="0.306180555555556">
            <text:p>7:20:54</text:p>
          </table:table-cell>
          <table:table-cell office:value-type="float" office:value="0.73212962962963">
            <text:p>17:34:16</text:p>
          </table:table-cell>
          <table:table-cell table:formula="of:=[.U809]-[.T809]" office:value-type="float" office:value="0.425949074074074">
            <text:p>10:13:22</text:p>
          </table:table-cell>
          <table:table-cell table:number-columns-repeated="1002"/>
        </table:table-row>
        <table:table-row table:style-name="ro1">
          <table:table-cell table:formula="of:=[.B810]" office:value-type="date" office:date-value="2018-02-14">
            <text:p>Mi, </text:p>
          </table:table-cell>
          <table:table-cell office:value-type="date" office:date-value="2018-02-14">
            <text:p>14.02.2018</text:p>
          </table:table-cell>
          <table:table-cell table:number-columns-repeated="4"/>
          <table:table-cell table:style-name="ce26" office:value-type="time" office:time-value="PT07H23M50S">
            <text:p>07:23:50</text:p>
          </table:table-cell>
          <table:table-cell table:style-name="ce33" office:value-type="time" office:time-value="PT17H42M39S">
            <text:p>17:42:39</text:p>
          </table:table-cell>
          <table:table-cell table:style-name="ce39" table:formula="of:=[.H810]-[.G810]" office:value-type="float" office:value="0.429733796296296">
            <text:p>10:18:49</text:p>
          </table:table-cell>
          <table:table-cell office:value-type="float" office:value="0.310416666666667">
            <text:p>7:27</text:p>
          </table:table-cell>
          <table:table-cell office:value-type="float" office:value="0.73125">
            <text:p>17:33</text:p>
          </table:table-cell>
          <table:table-cell table:formula="of:=[.K810]-[.J810]" office:value-type="float" office:value="0.420833333333333">
            <text:p>10:06</text:p>
          </table:table-cell>
          <table:table-cell office:value-type="float" office:value="0.308460648148148">
            <text:p>7:24:11</text:p>
          </table:table-cell>
          <table:table-cell office:value-type="float" office:value="0.732951388888889">
            <text:p>17:35:27</text:p>
          </table:table-cell>
          <table:table-cell table:formula="of:=[.N810]-[.M810]" office:value-type="float" office:value="0.424490740740741">
            <text:p>10:11:16</text:p>
          </table:table-cell>
          <table:table-cell office:value-type="float" office:value="0.306944444444444">
            <text:p>7:22</text:p>
          </table:table-cell>
          <table:table-cell office:value-type="float" office:value="0.731944444444444">
            <text:p>17:34</text:p>
          </table:table-cell>
          <table:table-cell table:formula="of:=[.Q810]-[.P810]" office:value-type="float" office:value="0.425">
            <text:p>10:12</text:p>
          </table:table-cell>
          <table:table-cell/>
          <table:table-cell office:value-type="float" office:value="0.305023148148148">
            <text:p>7:19:14</text:p>
          </table:table-cell>
          <table:table-cell office:value-type="float" office:value="0.733240740740741">
            <text:p>17:35:52</text:p>
          </table:table-cell>
          <table:table-cell table:formula="of:=[.U810]-[.T810]" office:value-type="float" office:value="0.428217592592592">
            <text:p>10:16:38</text:p>
          </table:table-cell>
          <table:table-cell table:number-columns-repeated="1002"/>
        </table:table-row>
        <table:table-row table:style-name="ro1">
          <table:table-cell table:formula="of:=[.B811]" office:value-type="date" office:date-value="2018-02-15">
            <text:p>Do, </text:p>
          </table:table-cell>
          <table:table-cell office:value-type="date" office:date-value="2018-02-15">
            <text:p>15.02.2018</text:p>
          </table:table-cell>
          <table:table-cell table:number-columns-repeated="4"/>
          <table:table-cell table:style-name="ce26" office:value-type="time" office:time-value="PT07H22M11S">
            <text:p>07:22:11</text:p>
          </table:table-cell>
          <table:table-cell table:style-name="ce33" office:value-type="time" office:time-value="PT17H44M12S">
            <text:p>17:44:12</text:p>
          </table:table-cell>
          <table:table-cell table:style-name="ce39" table:formula="of:=[.H811]-[.G811]" office:value-type="float" office:value="0.431956018518519">
            <text:p>10:22:01</text:p>
          </table:table-cell>
          <table:table-cell office:value-type="float" office:value="0.309027777777778">
            <text:p>7:25</text:p>
          </table:table-cell>
          <table:table-cell office:value-type="float" office:value="0.732638888888889">
            <text:p>17:35</text:p>
          </table:table-cell>
          <table:table-cell table:formula="of:=[.K811]-[.J811]" office:value-type="float" office:value="0.423611111111111">
            <text:p>10:10</text:p>
          </table:table-cell>
          <table:table-cell office:value-type="float" office:value="0.307222222222222">
            <text:p>7:22:24</text:p>
          </table:table-cell>
          <table:table-cell office:value-type="float" office:value="0.73412037037037">
            <text:p>17:37:08</text:p>
          </table:table-cell>
          <table:table-cell table:formula="of:=[.N811]-[.M811]" office:value-type="float" office:value="0.426898148148148">
            <text:p>10:14:44</text:p>
          </table:table-cell>
          <table:table-cell office:value-type="float" office:value="0.30625">
            <text:p>7:21</text:p>
          </table:table-cell>
          <table:table-cell office:value-type="float" office:value="0.733333333333334">
            <text:p>17:36</text:p>
          </table:table-cell>
          <table:table-cell table:formula="of:=[.Q811]-[.P811]" office:value-type="float" office:value="0.427083333333334">
            <text:p>10:15</text:p>
          </table:table-cell>
          <table:table-cell/>
          <table:table-cell office:value-type="float" office:value="0.303842592592593">
            <text:p>7:17:32</text:p>
          </table:table-cell>
          <table:table-cell office:value-type="float" office:value="0.734351851851852">
            <text:p>17:37:28</text:p>
          </table:table-cell>
          <table:table-cell table:formula="of:=[.U811]-[.T811]" office:value-type="float" office:value="0.430509259259259">
            <text:p>10:19:56</text:p>
          </table:table-cell>
          <table:table-cell table:number-columns-repeated="1002"/>
        </table:table-row>
        <table:table-row table:style-name="ro1">
          <table:table-cell table:formula="of:=[.B812]" office:value-type="date" office:date-value="2018-02-16">
            <text:p>Fr, </text:p>
          </table:table-cell>
          <table:table-cell office:value-type="date" office:date-value="2018-02-16">
            <text:p>16.02.2018</text:p>
          </table:table-cell>
          <table:table-cell table:number-columns-repeated="4"/>
          <table:table-cell table:style-name="ce26" office:value-type="time" office:time-value="PT07H20M30S">
            <text:p>07:20:30</text:p>
          </table:table-cell>
          <table:table-cell table:style-name="ce33" office:value-type="time" office:time-value="PT17H45M46S">
            <text:p>17:45:46</text:p>
          </table:table-cell>
          <table:table-cell table:style-name="ce39" table:formula="of:=[.H812]-[.G812]" office:value-type="float" office:value="0.434212962962963">
            <text:p>10:25:16</text:p>
          </table:table-cell>
          <table:table-cell office:value-type="float" office:value="0.308333333333333">
            <text:p>7:24</text:p>
          </table:table-cell>
          <table:table-cell office:value-type="float" office:value="0.734027777777778">
            <text:p>17:37</text:p>
          </table:table-cell>
          <table:table-cell table:formula="of:=[.K812]-[.J812]" office:value-type="float" office:value="0.425694444444444">
            <text:p>10:13</text:p>
          </table:table-cell>
          <table:table-cell office:value-type="float" office:value="0.305972222222222">
            <text:p>7:20:36</text:p>
          </table:table-cell>
          <table:table-cell office:value-type="float" office:value="0.735277777777778">
            <text:p>17:38:48</text:p>
          </table:table-cell>
          <table:table-cell table:formula="of:=[.N812]-[.M812]" office:value-type="float" office:value="0.429305555555556">
            <text:p>10:18:12</text:p>
          </table:table-cell>
          <table:table-cell office:value-type="float" office:value="0.304861111111111">
            <text:p>7:19</text:p>
          </table:table-cell>
          <table:table-cell office:value-type="float" office:value="0.734027777777778">
            <text:p>17:37</text:p>
          </table:table-cell>
          <table:table-cell table:formula="of:=[.Q812]-[.P812]" office:value-type="float" office:value="0.429166666666667">
            <text:p>10:18</text:p>
          </table:table-cell>
          <table:table-cell/>
          <table:table-cell office:value-type="float" office:value="0.302662037037037">
            <text:p>7:15:50</text:p>
          </table:table-cell>
          <table:table-cell office:value-type="float" office:value="0.735451388888889">
            <text:p>17:39:03</text:p>
          </table:table-cell>
          <table:table-cell table:formula="of:=[.U812]-[.T812]" office:value-type="float" office:value="0.432789351851852">
            <text:p>10:23:13</text:p>
          </table:table-cell>
          <table:table-cell table:number-columns-repeated="1002"/>
        </table:table-row>
        <table:table-row table:style-name="ro1">
          <table:table-cell table:style-name="ce4" table:formula="of:=[.B813]" office:value-type="date" office:date-value="2018-02-17">
            <text:p>Sa, </text:p>
          </table:table-cell>
          <table:table-cell table:style-name="ce7" office:value-type="date" office:date-value="2018-02-17">
            <text:p>17.02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18M48S">
            <text:p>07:18:48</text:p>
          </table:table-cell>
          <table:table-cell table:style-name="ce34" office:value-type="time" office:time-value="PT17H47M19S">
            <text:p>17:47:19</text:p>
          </table:table-cell>
          <table:table-cell table:style-name="ce40" table:formula="of:=[.H813]-[.G813]" office:value-type="float" office:value="0.436469907407407">
            <text:p>10:28:31</text:p>
          </table:table-cell>
          <table:table-cell table:style-name="ce43" office:value-type="float" office:value="0.306944444444444">
            <text:p>7:22</text:p>
          </table:table-cell>
          <table:table-cell table:style-name="ce43" office:value-type="float" office:value="0.734722222222222">
            <text:p>17:38</text:p>
          </table:table-cell>
          <table:table-cell table:style-name="ce43" table:formula="of:=[.K813]-[.J813]" office:value-type="float" office:value="0.427777777777778">
            <text:p>10:16</text:p>
          </table:table-cell>
          <table:table-cell table:style-name="ce47" office:value-type="float" office:value="0.304710648148148">
            <text:p>7:18:47</text:p>
          </table:table-cell>
          <table:table-cell table:style-name="ce53" office:value-type="float" office:value="0.736446759259259">
            <text:p>17:40:29</text:p>
          </table:table-cell>
          <table:table-cell table:style-name="ce53" table:formula="of:=[.N813]-[.M813]" office:value-type="float" office:value="0.431736111111111">
            <text:p>10:21:42</text:p>
          </table:table-cell>
          <table:table-cell table:style-name="ce57" office:value-type="float" office:value="0.303472222222222">
            <text:p>7:17</text:p>
          </table:table-cell>
          <table:table-cell table:style-name="ce43" office:value-type="float" office:value="0.735416666666667">
            <text:p>17:39</text:p>
          </table:table-cell>
          <table:table-cell table:style-name="ce43" table:formula="of:=[.Q813]-[.P813]" office:value-type="float" office:value="0.431944444444444">
            <text:p>10:22</text:p>
          </table:table-cell>
          <table:table-cell table:style-name="ce62"/>
          <table:table-cell table:style-name="ce47" office:value-type="float" office:value="0.301458333333333">
            <text:p>7:14:06</text:p>
          </table:table-cell>
          <table:table-cell table:style-name="ce53" office:value-type="float" office:value="0.736550925925926">
            <text:p>17:40:38</text:p>
          </table:table-cell>
          <table:table-cell table:style-name="ce53" table:formula="of:=[.U813]-[.T813]" office:value-type="float" office:value="0.435092592592593">
            <text:p>10:26:32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14]" office:value-type="date" office:date-value="2018-02-18">
            <text:p>So, </text:p>
          </table:table-cell>
          <table:table-cell table:style-name="ce7" office:value-type="date" office:date-value="2018-02-18">
            <text:p>18.02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17M05S">
            <text:p>07:17:05</text:p>
          </table:table-cell>
          <table:table-cell table:style-name="ce34" office:value-type="time" office:time-value="PT17H48M52S">
            <text:p>17:48:52</text:p>
          </table:table-cell>
          <table:table-cell table:style-name="ce40" table:formula="of:=[.H814]-[.G814]" office:value-type="float" office:value="0.438738425925926">
            <text:p>10:31:47</text:p>
          </table:table-cell>
          <table:table-cell table:style-name="ce43" office:value-type="float" office:value="0.305555555555555">
            <text:p>7:20</text:p>
          </table:table-cell>
          <table:table-cell table:style-name="ce43" office:value-type="float" office:value="0.736111111111111">
            <text:p>17:40</text:p>
          </table:table-cell>
          <table:table-cell table:style-name="ce43" table:formula="of:=[.K814]-[.J814]" office:value-type="float" office:value="0.430555555555556">
            <text:p>10:20</text:p>
          </table:table-cell>
          <table:table-cell table:style-name="ce47" office:value-type="float" office:value="0.3034375">
            <text:p>7:16:57</text:p>
          </table:table-cell>
          <table:table-cell table:style-name="ce53" office:value-type="float" office:value="0.737604166666667">
            <text:p>17:42:09</text:p>
          </table:table-cell>
          <table:table-cell table:style-name="ce53" table:formula="of:=[.N814]-[.M814]" office:value-type="float" office:value="0.434166666666667">
            <text:p>10:25:12</text:p>
          </table:table-cell>
          <table:table-cell table:style-name="ce57" office:value-type="float" office:value="0.302777777777778">
            <text:p>7:16</text:p>
          </table:table-cell>
          <table:table-cell table:style-name="ce43" office:value-type="float" office:value="0.736111111111111">
            <text:p>17:40</text:p>
          </table:table-cell>
          <table:table-cell table:style-name="ce43" table:formula="of:=[.Q814]-[.P814]" office:value-type="float" office:value="0.433333333333333">
            <text:p>10:24</text:p>
          </table:table-cell>
          <table:table-cell table:style-name="ce62"/>
          <table:table-cell table:style-name="ce47" office:value-type="float" office:value="0.300231481481481">
            <text:p>7:12:20</text:p>
          </table:table-cell>
          <table:table-cell table:style-name="ce53" office:value-type="float" office:value="0.737650462962963">
            <text:p>17:42:13</text:p>
          </table:table-cell>
          <table:table-cell table:style-name="ce53" table:formula="of:=[.U814]-[.T814]" office:value-type="float" office:value="0.437418981481482">
            <text:p>10:29:53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15]" office:value-type="date" office:date-value="2018-02-19">
            <text:p>Mo, </text:p>
          </table:table-cell>
          <table:table-cell office:value-type="date" office:date-value="2018-02-19">
            <text:p>19.02.2018</text:p>
          </table:table-cell>
          <table:table-cell table:number-columns-repeated="4"/>
          <table:table-cell table:style-name="ce26" office:value-type="time" office:time-value="PT07H15M21S">
            <text:p>07:15:21</text:p>
          </table:table-cell>
          <table:table-cell table:style-name="ce33" office:value-type="time" office:time-value="PT17H50M25S">
            <text:p>17:50:25</text:p>
          </table:table-cell>
          <table:table-cell table:style-name="ce39" table:formula="of:=[.H815]-[.G815]" office:value-type="float" office:value="0.441018518518519">
            <text:p>10:35:04</text:p>
          </table:table-cell>
          <table:table-cell office:value-type="float" office:value="0.304166666666667">
            <text:p>7:18</text:p>
          </table:table-cell>
          <table:table-cell office:value-type="float" office:value="0.7375">
            <text:p>17:42</text:p>
          </table:table-cell>
          <table:table-cell table:formula="of:=[.K815]-[.J815]" office:value-type="float" office:value="0.433333333333333">
            <text:p>10:24</text:p>
          </table:table-cell>
          <table:table-cell office:value-type="float" office:value="0.302152777777778">
            <text:p>7:15:06</text:p>
          </table:table-cell>
          <table:table-cell office:value-type="float" office:value="0.738761574074074">
            <text:p>17:43:49</text:p>
          </table:table-cell>
          <table:table-cell table:formula="of:=[.N815]-[.M815]" office:value-type="float" office:value="0.436608796296296">
            <text:p>10:28:43</text:p>
          </table:table-cell>
          <table:table-cell office:value-type="float" office:value="0.301388888888889">
            <text:p>7:14</text:p>
          </table:table-cell>
          <table:table-cell office:value-type="float" office:value="0.7375">
            <text:p>17:42</text:p>
          </table:table-cell>
          <table:table-cell table:formula="of:=[.Q815]-[.P815]" office:value-type="float" office:value="0.436111111111111">
            <text:p>10:28</text:p>
          </table:table-cell>
          <table:table-cell/>
          <table:table-cell office:value-type="float" office:value="0.29900462962963">
            <text:p>7:10:34</text:p>
          </table:table-cell>
          <table:table-cell office:value-type="float" office:value="0.73875">
            <text:p>17:43:48</text:p>
          </table:table-cell>
          <table:table-cell table:formula="of:=[.U815]-[.T815]" office:value-type="float" office:value="0.43974537037037">
            <text:p>10:33:14</text:p>
          </table:table-cell>
          <table:table-cell table:number-columns-repeated="1002"/>
        </table:table-row>
        <table:table-row table:style-name="ro1">
          <table:table-cell table:formula="of:=[.B816]" office:value-type="date" office:date-value="2018-02-20">
            <text:p>Di, </text:p>
          </table:table-cell>
          <table:table-cell office:value-type="date" office:date-value="2018-02-20">
            <text:p>20.02.2018</text:p>
          </table:table-cell>
          <table:table-cell table:number-columns-repeated="4"/>
          <table:table-cell table:style-name="ce26" office:value-type="time" office:time-value="PT07H13M35S">
            <text:p>07:13:35</text:p>
          </table:table-cell>
          <table:table-cell table:style-name="ce33" office:value-type="time" office:time-value="PT17H51M57S">
            <text:p>17:51:57</text:p>
          </table:table-cell>
          <table:table-cell table:style-name="ce39" table:formula="of:=[.H816]-[.G816]" office:value-type="float" office:value="0.443310185185185">
            <text:p>10:38:22</text:p>
          </table:table-cell>
          <table:table-cell office:value-type="float" office:value="0.302777777777778">
            <text:p>7:16</text:p>
          </table:table-cell>
          <table:table-cell office:value-type="float" office:value="0.738194444444444">
            <text:p>17:43</text:p>
          </table:table-cell>
          <table:table-cell table:formula="of:=[.K816]-[.J816]" office:value-type="float" office:value="0.435416666666667">
            <text:p>10:27</text:p>
          </table:table-cell>
          <table:table-cell office:value-type="float" office:value="0.300844907407407">
            <text:p>7:13:13</text:p>
          </table:table-cell>
          <table:table-cell office:value-type="float" office:value="0.739907407407407">
            <text:p>17:45:28</text:p>
          </table:table-cell>
          <table:table-cell table:formula="of:=[.N816]-[.M816]" office:value-type="float" office:value="0.4390625">
            <text:p>10:32:15</text:p>
          </table:table-cell>
          <table:table-cell office:value-type="float" office:value="0.3">
            <text:p>7:12</text:p>
          </table:table-cell>
          <table:table-cell office:value-type="float" office:value="0.738888888888889">
            <text:p>17:44</text:p>
          </table:table-cell>
          <table:table-cell table:formula="of:=[.Q816]-[.P816]" office:value-type="float" office:value="0.438888888888889">
            <text:p>10:32</text:p>
          </table:table-cell>
          <table:table-cell/>
          <table:table-cell office:value-type="float" office:value="0.297766203703704">
            <text:p>7:08:47</text:p>
          </table:table-cell>
          <table:table-cell office:value-type="float" office:value="0.739849537037037">
            <text:p>17:45:23</text:p>
          </table:table-cell>
          <table:table-cell table:formula="of:=[.U816]-[.T816]" office:value-type="float" office:value="0.442083333333333">
            <text:p>10:36:36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817]" office:value-type="date" office:date-value="2018-02-21">
            <text:p>Mi, </text:p>
          </table:table-cell>
          <table:table-cell office:value-type="date" office:date-value="2018-02-21">
            <text:p>21.02.2018</text:p>
          </table:table-cell>
          <table:table-cell table:number-columns-repeated="4"/>
          <table:table-cell table:style-name="ce26" office:value-type="time" office:time-value="PT07H11M49S">
            <text:p>07:11:49</text:p>
          </table:table-cell>
          <table:table-cell table:style-name="ce33" office:value-type="time" office:time-value="PT17H53M29S">
            <text:p>17:53:29</text:p>
          </table:table-cell>
          <table:table-cell table:style-name="ce39" table:formula="of:=[.H817]-[.G817]" office:value-type="float" office:value="0.445601851851852">
            <text:p>10:41:40</text:p>
          </table:table-cell>
          <table:table-cell office:value-type="float" office:value="0.301388888888889">
            <text:p>7:14</text:p>
          </table:table-cell>
          <table:table-cell office:value-type="float" office:value="0.739583333333333">
            <text:p>17:45</text:p>
          </table:table-cell>
          <table:table-cell table:formula="of:=[.K817]-[.J817]" office:value-type="float" office:value="0.438194444444444">
            <text:p>10:31</text:p>
          </table:table-cell>
          <table:table-cell office:value-type="float" office:value="0.299537037037037">
            <text:p>7:11:20</text:p>
          </table:table-cell>
          <table:table-cell office:value-type="float" office:value="0.741064814814815">
            <text:p>17:47:08</text:p>
          </table:table-cell>
          <table:table-cell table:formula="of:=[.N817]-[.M817]" office:value-type="float" office:value="0.441527777777778">
            <text:p>10:35:48</text:p>
          </table:table-cell>
          <table:table-cell office:value-type="float" office:value="0.298611111111111">
            <text:p>7:10</text:p>
          </table:table-cell>
          <table:table-cell office:value-type="float" office:value="0.739583333333333">
            <text:p>17:45</text:p>
          </table:table-cell>
          <table:table-cell table:formula="of:=[.Q817]-[.P817]" office:value-type="float" office:value="0.440972222222222">
            <text:p>10:35</text:p>
          </table:table-cell>
          <table:table-cell/>
          <table:table-cell office:value-type="float" office:value="0.29650462962963">
            <text:p>7:06:58</text:p>
          </table:table-cell>
          <table:table-cell office:value-type="float" office:value="0.7409375">
            <text:p>17:46:57</text:p>
          </table:table-cell>
          <table:table-cell table:formula="of:=[.U817]-[.T817]" office:value-type="float" office:value="0.44443287037037">
            <text:p>10:39:59</text:p>
          </table:table-cell>
          <table:table-cell table:number-columns-repeated="1002"/>
        </table:table-row>
        <table:table-row table:style-name="ro1">
          <table:table-cell table:formula="of:=[.B818]" office:value-type="date" office:date-value="2018-02-22">
            <text:p>Do, </text:p>
          </table:table-cell>
          <table:table-cell office:value-type="date" office:date-value="2018-02-22">
            <text:p>22.02.2018</text:p>
          </table:table-cell>
          <table:table-cell table:number-columns-repeated="4"/>
          <table:table-cell table:style-name="ce26" office:value-type="time" office:time-value="PT07H10M01S">
            <text:p>07:10:01</text:p>
          </table:table-cell>
          <table:table-cell table:style-name="ce33" office:value-type="time" office:time-value="PT17H55M01S">
            <text:p>17:55:01</text:p>
          </table:table-cell>
          <table:table-cell table:style-name="ce39" table:formula="of:=[.H818]-[.G818]" office:value-type="float" office:value="0.447916666666667">
            <text:p>10:45:00</text:p>
          </table:table-cell>
          <table:table-cell office:value-type="float" office:value="0.3">
            <text:p>7:12</text:p>
          </table:table-cell>
          <table:table-cell office:value-type="float" office:value="0.740972222222222">
            <text:p>17:47</text:p>
          </table:table-cell>
          <table:table-cell table:formula="of:=[.K818]-[.J818]" office:value-type="float" office:value="0.440972222222222">
            <text:p>10:35</text:p>
          </table:table-cell>
          <table:table-cell office:value-type="float" office:value="0.298206018518519">
            <text:p>7:09:25</text:p>
          </table:table-cell>
          <table:table-cell office:value-type="float" office:value="0.742210648148148">
            <text:p>17:48:47</text:p>
          </table:table-cell>
          <table:table-cell table:formula="of:=[.N818]-[.M818]" office:value-type="float" office:value="0.44400462962963">
            <text:p>10:39:22</text:p>
          </table:table-cell>
          <table:table-cell office:value-type="float" office:value="0.297222222222222">
            <text:p>7:08</text:p>
          </table:table-cell>
          <table:table-cell office:value-type="float" office:value="0.740972222222222">
            <text:p>17:47</text:p>
          </table:table-cell>
          <table:table-cell table:formula="of:=[.Q818]-[.P818]" office:value-type="float" office:value="0.44375">
            <text:p>10:39</text:p>
          </table:table-cell>
          <table:table-cell/>
          <table:table-cell office:value-type="float" office:value="0.295243055555556">
            <text:p>7:05:09</text:p>
          </table:table-cell>
          <table:table-cell office:value-type="float" office:value="0.742025462962963">
            <text:p>17:48:31</text:p>
          </table:table-cell>
          <table:table-cell table:formula="of:=[.U818]-[.T818]" office:value-type="float" office:value="0.446782407407407">
            <text:p>10:43:22</text:p>
          </table:table-cell>
          <table:table-cell table:number-columns-repeated="1002"/>
        </table:table-row>
        <table:table-row table:style-name="ro1">
          <table:table-cell table:formula="of:=[.B819]" office:value-type="date" office:date-value="2018-02-23">
            <text:p>Fr, </text:p>
          </table:table-cell>
          <table:table-cell office:value-type="date" office:date-value="2018-02-23">
            <text:p>23.02.2018</text:p>
          </table:table-cell>
          <table:table-cell table:number-columns-repeated="4"/>
          <table:table-cell table:style-name="ce26" office:value-type="time" office:time-value="PT07H08M13S">
            <text:p>07:08:13</text:p>
          </table:table-cell>
          <table:table-cell table:style-name="ce33" office:value-type="time" office:time-value="PT17H56M33S">
            <text:p>17:56:33</text:p>
          </table:table-cell>
          <table:table-cell table:style-name="ce39" table:formula="of:=[.H819]-[.G819]" office:value-type="float" office:value="0.450231481481481">
            <text:p>10:48:20</text:p>
          </table:table-cell>
          <table:table-cell office:value-type="float" office:value="0.298611111111111">
            <text:p>7:10</text:p>
          </table:table-cell>
          <table:table-cell office:value-type="float" office:value="0.741666666666667">
            <text:p>17:48</text:p>
          </table:table-cell>
          <table:table-cell table:formula="of:=[.K819]-[.J819]" office:value-type="float" office:value="0.443055555555556">
            <text:p>10:38</text:p>
          </table:table-cell>
          <table:table-cell office:value-type="float" office:value="0.296875">
            <text:p>7:07:30</text:p>
          </table:table-cell>
          <table:table-cell office:value-type="float" office:value="0.743356481481481">
            <text:p>17:50:26</text:p>
          </table:table-cell>
          <table:table-cell table:formula="of:=[.N819]-[.M819]" office:value-type="float" office:value="0.446481481481481">
            <text:p>10:42:56</text:p>
          </table:table-cell>
          <table:table-cell office:value-type="float" office:value="0.296527777777778">
            <text:p>7:07</text:p>
          </table:table-cell>
          <table:table-cell office:value-type="float" office:value="0.741666666666667">
            <text:p>17:48</text:p>
          </table:table-cell>
          <table:table-cell table:formula="of:=[.Q819]-[.P819]" office:value-type="float" office:value="0.445138888888889">
            <text:p>10:41</text:p>
          </table:table-cell>
          <table:table-cell/>
          <table:table-cell office:value-type="float" office:value="0.293958333333333">
            <text:p>7:03:18</text:p>
          </table:table-cell>
          <table:table-cell office:value-type="float" office:value="0.743113425925926">
            <text:p>17:50:05</text:p>
          </table:table-cell>
          <table:table-cell table:formula="of:=[.U819]-[.T819]" office:value-type="float" office:value="0.449155092592593">
            <text:p>10:46:47</text:p>
          </table:table-cell>
          <table:table-cell table:number-columns-repeated="1002"/>
        </table:table-row>
        <table:table-row table:style-name="ro1">
          <table:table-cell table:style-name="ce4" table:formula="of:=[.B820]" office:value-type="date" office:date-value="2018-02-24">
            <text:p>Sa, </text:p>
          </table:table-cell>
          <table:table-cell table:style-name="ce7" office:value-type="date" office:date-value="2018-02-24">
            <text:p>24.02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06M24S">
            <text:p>07:06:24</text:p>
          </table:table-cell>
          <table:table-cell table:style-name="ce34" office:value-type="time" office:time-value="PT17H58M05S">
            <text:p>17:58:05</text:p>
          </table:table-cell>
          <table:table-cell table:style-name="ce40" table:formula="of:=[.H820]-[.G820]" office:value-type="float" office:value="0.45255787037037">
            <text:p>10:51:41</text:p>
          </table:table-cell>
          <table:table-cell table:style-name="ce43" office:value-type="float" office:value="0.297916666666667">
            <text:p>7:09</text:p>
          </table:table-cell>
          <table:table-cell table:style-name="ce43" office:value-type="float" office:value="0.743055555555555">
            <text:p>17:50</text:p>
          </table:table-cell>
          <table:table-cell table:style-name="ce43" table:formula="of:=[.K820]-[.J820]" office:value-type="float" office:value="0.445138888888889">
            <text:p>10:41</text:p>
          </table:table-cell>
          <table:table-cell table:style-name="ce47" office:value-type="float" office:value="0.295520833333333">
            <text:p>7:05:33</text:p>
          </table:table-cell>
          <table:table-cell table:style-name="ce53" office:value-type="float" office:value="0.744490740740741">
            <text:p>17:52:04</text:p>
          </table:table-cell>
          <table:table-cell table:style-name="ce53" table:formula="of:=[.N820]-[.M820]" office:value-type="float" office:value="0.448969907407407">
            <text:p>10:46:31</text:p>
          </table:table-cell>
          <table:table-cell table:style-name="ce57" office:value-type="float" office:value="0.295138888888889">
            <text:p>7:05</text:p>
          </table:table-cell>
          <table:table-cell table:style-name="ce43" office:value-type="float" office:value="0.743055555555555">
            <text:p>17:50</text:p>
          </table:table-cell>
          <table:table-cell table:style-name="ce43" table:formula="of:=[.Q820]-[.P820]" office:value-type="float" office:value="0.447916666666666">
            <text:p>10:45</text:p>
          </table:table-cell>
          <table:table-cell table:style-name="ce62"/>
          <table:table-cell table:style-name="ce47" office:value-type="float" office:value="0.292673611111111">
            <text:p>7:01:27</text:p>
          </table:table-cell>
          <table:table-cell table:style-name="ce53" office:value-type="float" office:value="0.744189814814815">
            <text:p>17:51:38</text:p>
          </table:table-cell>
          <table:table-cell table:style-name="ce53" table:formula="of:=[.U820]-[.T820]" office:value-type="float" office:value="0.451516203703704">
            <text:p>10:50:11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21]" office:value-type="date" office:date-value="2018-02-25">
            <text:p>So, </text:p>
          </table:table-cell>
          <table:table-cell table:style-name="ce7" office:value-type="date" office:date-value="2018-02-25">
            <text:p>25.02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04M33S">
            <text:p>07:04:33</text:p>
          </table:table-cell>
          <table:table-cell table:style-name="ce34" office:value-type="time" office:time-value="PT17H59M36S">
            <text:p>17:59:36</text:p>
          </table:table-cell>
          <table:table-cell table:style-name="ce40" table:formula="of:=[.H821]-[.G821]" office:value-type="float" office:value="0.454895833333333">
            <text:p>10:55:03</text:p>
          </table:table-cell>
          <table:table-cell table:style-name="ce43" office:value-type="float" office:value="0.296527777777778">
            <text:p>7:07</text:p>
          </table:table-cell>
          <table:table-cell table:style-name="ce43" office:value-type="float" office:value="0.744444444444445">
            <text:p>17:52</text:p>
          </table:table-cell>
          <table:table-cell table:style-name="ce43" table:formula="of:=[.K821]-[.J821]" office:value-type="float" office:value="0.447916666666667">
            <text:p>10:45</text:p>
          </table:table-cell>
          <table:table-cell table:style-name="ce47" office:value-type="float" office:value="0.294166666666667">
            <text:p>7:03:36</text:p>
          </table:table-cell>
          <table:table-cell table:style-name="ce53" office:value-type="float" office:value="0.745636574074074">
            <text:p>17:53:43</text:p>
          </table:table-cell>
          <table:table-cell table:style-name="ce53" table:formula="of:=[.N821]-[.M821]" office:value-type="float" office:value="0.451469907407407">
            <text:p>10:50:07</text:p>
          </table:table-cell>
          <table:table-cell table:style-name="ce57" office:value-type="float" office:value="0.29375">
            <text:p>7:03</text:p>
          </table:table-cell>
          <table:table-cell table:style-name="ce43" office:value-type="float" office:value="0.74375">
            <text:p>17:51</text:p>
          </table:table-cell>
          <table:table-cell table:style-name="ce43" table:formula="of:=[.Q821]-[.P821]" office:value-type="float" office:value="0.45">
            <text:p>10:48</text:p>
          </table:table-cell>
          <table:table-cell table:style-name="ce62"/>
          <table:table-cell table:style-name="ce47" office:value-type="float" office:value="0.291377314814815">
            <text:p>6:59:35</text:p>
          </table:table-cell>
          <table:table-cell table:style-name="ce53" office:value-type="float" office:value="0.745277777777778">
            <text:p>17:53:12</text:p>
          </table:table-cell>
          <table:table-cell table:style-name="ce53" table:formula="of:=[.U821]-[.T821]" office:value-type="float" office:value="0.453900462962963">
            <text:p>10:53:3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22]" office:value-type="date" office:date-value="2018-02-26">
            <text:p>Mo, </text:p>
          </table:table-cell>
          <table:table-cell office:value-type="date" office:date-value="2018-02-26">
            <text:p>26.02.2018</text:p>
          </table:table-cell>
          <table:table-cell table:number-columns-repeated="4"/>
          <table:table-cell table:style-name="ce26" office:value-type="time" office:time-value="PT07H02M42S">
            <text:p>07:02:42</text:p>
          </table:table-cell>
          <table:table-cell table:style-name="ce33" office:value-type="time" office:time-value="PT18H01M07S">
            <text:p>18:01:07</text:p>
          </table:table-cell>
          <table:table-cell table:style-name="ce39" table:formula="of:=[.H822]-[.G822]" office:value-type="float" office:value="0.457233796296296">
            <text:p>10:58:25</text:p>
          </table:table-cell>
          <table:table-cell office:value-type="float" office:value="0.295138888888889">
            <text:p>7:05</text:p>
          </table:table-cell>
          <table:table-cell office:value-type="float" office:value="0.745138888888889">
            <text:p>17:53</text:p>
          </table:table-cell>
          <table:table-cell table:formula="of:=[.K822]-[.J822]" office:value-type="float" office:value="0.45">
            <text:p>10:48</text:p>
          </table:table-cell>
          <table:table-cell office:value-type="float" office:value="0.292789351851852">
            <text:p>7:01:37</text:p>
          </table:table-cell>
          <table:table-cell office:value-type="float" office:value="0.746770833333333">
            <text:p>17:55:21</text:p>
          </table:table-cell>
          <table:table-cell table:formula="of:=[.N822]-[.M822]" office:value-type="float" office:value="0.453981481481481">
            <text:p>10:53:44</text:p>
          </table:table-cell>
          <table:table-cell office:value-type="float" office:value="0.292361111111111">
            <text:p>7:01</text:p>
          </table:table-cell>
          <table:table-cell office:value-type="float" office:value="0.745138888888889">
            <text:p>17:53</text:p>
          </table:table-cell>
          <table:table-cell table:formula="of:=[.Q822]-[.P822]" office:value-type="float" office:value="0.452777777777778">
            <text:p>10:52</text:p>
          </table:table-cell>
          <table:table-cell/>
          <table:table-cell office:value-type="float" office:value="0.29005787037037">
            <text:p>6:57:41</text:p>
          </table:table-cell>
          <table:table-cell office:value-type="float" office:value="0.746354166666667">
            <text:p>17:54:45</text:p>
          </table:table-cell>
          <table:table-cell table:formula="of:=[.U822]-[.T822]" office:value-type="float" office:value="0.456296296296296">
            <text:p>10:57:04</text:p>
          </table:table-cell>
          <table:table-cell table:number-columns-repeated="1002"/>
        </table:table-row>
        <table:table-row table:style-name="ro1">
          <table:table-cell table:formula="of:=[.B823]" office:value-type="date" office:date-value="2018-02-27">
            <text:p>Di, </text:p>
          </table:table-cell>
          <table:table-cell office:value-type="date" office:date-value="2018-02-27">
            <text:p>27.02.2018</text:p>
          </table:table-cell>
          <table:table-cell table:number-columns-repeated="4"/>
          <table:table-cell table:style-name="ce26" office:value-type="time" office:time-value="PT07H00M50S">
            <text:p>07:00:50</text:p>
          </table:table-cell>
          <table:table-cell table:style-name="ce33" office:value-type="time" office:time-value="PT18H02M38S">
            <text:p>18:02:38</text:p>
          </table:table-cell>
          <table:table-cell table:style-name="ce39" table:formula="of:=[.H823]-[.G823]" office:value-type="float" office:value="0.459583333333333">
            <text:p>11:01:48</text:p>
          </table:table-cell>
          <table:table-cell office:value-type="float" office:value="0.29375">
            <text:p>7:03</text:p>
          </table:table-cell>
          <table:table-cell office:value-type="float" office:value="0.746527777777778">
            <text:p>17:55</text:p>
          </table:table-cell>
          <table:table-cell table:formula="of:=[.K823]-[.J823]" office:value-type="float" office:value="0.452777777777778">
            <text:p>10:52</text:p>
          </table:table-cell>
          <table:table-cell office:value-type="float" office:value="0.291412037037037">
            <text:p>6:59:38</text:p>
          </table:table-cell>
          <table:table-cell office:value-type="float" office:value="0.747905092592593">
            <text:p>17:56:59</text:p>
          </table:table-cell>
          <table:table-cell table:formula="of:=[.N823]-[.M823]" office:value-type="float" office:value="0.456493055555556">
            <text:p>10:57:21</text:p>
          </table:table-cell>
          <table:table-cell office:value-type="float" office:value="0.290972222222222">
            <text:p>6:59</text:p>
          </table:table-cell>
          <table:table-cell office:value-type="float" office:value="0.746527777777778">
            <text:p>17:55</text:p>
          </table:table-cell>
          <table:table-cell table:formula="of:=[.Q823]-[.P823]" office:value-type="float" office:value="0.455555555555556">
            <text:p>10:56</text:p>
          </table:table-cell>
          <table:table-cell/>
          <table:table-cell office:value-type="float" office:value="0.288738425925926">
            <text:p>6:55:47</text:p>
          </table:table-cell>
          <table:table-cell office:value-type="float" office:value="0.747430555555556">
            <text:p>17:56:18</text:p>
          </table:table-cell>
          <table:table-cell table:formula="of:=[.U823]-[.T823]" office:value-type="float" office:value="0.45869212962963">
            <text:p>11:00:31</text:p>
          </table:table-cell>
          <table:table-cell table:number-columns-repeated="1002"/>
        </table:table-row>
        <table:table-row table:style-name="ro1">
          <table:table-cell table:formula="of:=[.B824]" office:value-type="date" office:date-value="2018-02-28">
            <text:p>Mi, </text:p>
          </table:table-cell>
          <table:table-cell office:value-type="date" office:date-value="2018-02-28">
            <text:p>28.02.2018</text:p>
          </table:table-cell>
          <table:table-cell table:number-columns-repeated="4"/>
          <table:table-cell table:style-name="ce26" office:value-type="time" office:time-value="PT06H58M57S">
            <text:p>06:58:57</text:p>
          </table:table-cell>
          <table:table-cell table:style-name="ce33" office:value-type="time" office:time-value="PT18H04M08S">
            <text:p>18:04:08</text:p>
          </table:table-cell>
          <table:table-cell table:style-name="ce39" table:formula="of:=[.H824]-[.G824]" office:value-type="float" office:value="0.46193287037037">
            <text:p>11:05:11</text:p>
          </table:table-cell>
          <table:table-cell office:value-type="float" office:value="0.292361111111111">
            <text:p>7:01</text:p>
          </table:table-cell>
          <table:table-cell office:value-type="float" office:value="0.747916666666667">
            <text:p>17:57</text:p>
          </table:table-cell>
          <table:table-cell table:formula="of:=[.K824]-[.J824]" office:value-type="float" office:value="0.455555555555555">
            <text:p>10:56</text:p>
          </table:table-cell>
          <table:table-cell office:value-type="float" office:value="0.290023148148148">
            <text:p>6:57:38</text:p>
          </table:table-cell>
          <table:table-cell office:value-type="float" office:value="0.749039351851852">
            <text:p>17:58:37</text:p>
          </table:table-cell>
          <table:table-cell table:formula="of:=[.N824]-[.M824]" office:value-type="float" office:value="0.459016203703704">
            <text:p>11:00:59</text:p>
          </table:table-cell>
          <table:table-cell office:value-type="float" office:value="0.289583333333333">
            <text:p>6:57</text:p>
          </table:table-cell>
          <table:table-cell office:value-type="float" office:value="0.747222222222222">
            <text:p>17:56</text:p>
          </table:table-cell>
          <table:table-cell table:formula="of:=[.Q824]-[.P824]" office:value-type="float" office:value="0.457638888888889">
            <text:p>10:59</text:p>
          </table:table-cell>
          <table:table-cell/>
          <table:table-cell office:value-type="float" office:value="0.287418981481481">
            <text:p>6:53:53</text:p>
          </table:table-cell>
          <table:table-cell office:value-type="float" office:value="0.748495370370371">
            <text:p>17:57:50</text:p>
          </table:table-cell>
          <table:table-cell table:formula="of:=[.U824]-[.T824]" office:value-type="float" office:value="0.461076388888889">
            <text:p>11:03:57</text:p>
          </table:table-cell>
          <table:table-cell table:number-columns-repeated="1002"/>
        </table:table-row>
        <table:table-row table:style-name="ro1">
          <table:table-cell table:formula="of:=[.B825]" office:value-type="date" office:date-value="2018-03-01">
            <text:p>Do, </text:p>
          </table:table-cell>
          <table:table-cell office:value-type="date" office:date-value="2018-03-01">
            <text:p>01.03.2018</text:p>
          </table:table-cell>
          <table:table-cell table:number-columns-repeated="4"/>
          <table:table-cell table:style-name="ce26" office:value-type="time" office:time-value="PT06H57M04S">
            <text:p>06:57:04</text:p>
          </table:table-cell>
          <table:table-cell table:style-name="ce33" office:value-type="time" office:time-value="PT18H05M39S">
            <text:p>18:05:39</text:p>
          </table:table-cell>
          <table:table-cell table:style-name="ce39" table:formula="of:=[.H825]-[.G825]" office:value-type="float" office:value="0.464293981481481">
            <text:p>11:08:35</text:p>
          </table:table-cell>
          <table:table-cell office:value-type="float" office:value="0.290972222222222">
            <text:p>6:59</text:p>
          </table:table-cell>
          <table:table-cell office:value-type="float" office:value="0.748611111111111">
            <text:p>17:58</text:p>
          </table:table-cell>
          <table:table-cell table:formula="of:=[.K825]-[.J825]" office:value-type="float" office:value="0.457638888888889">
            <text:p>10:59</text:p>
          </table:table-cell>
          <table:table-cell table:style-name="ce26" office:value-type="time" office:time-value="PT06H55M38S">
            <text:p>06:55:38</text:p>
          </table:table-cell>
          <table:table-cell table:style-name="ce49" office:value-type="time" office:time-value="PT18H00M14S">
            <text:p>18:00:14</text:p>
          </table:table-cell>
          <table:table-cell table:formula="of:=[.N825]-[.M825]" office:value-type="float" office:value="0.461527777777778">
            <text:p>11:04:36</text:p>
          </table:table-cell>
          <table:table-cell office:value-type="float" office:value="0.288194444444444">
            <text:p>6:55</text:p>
          </table:table-cell>
          <table:table-cell office:value-type="float" office:value="0.748611111111111">
            <text:p>17:58</text:p>
          </table:table-cell>
          <table:table-cell table:formula="of:=[.Q825]-[.P825]" office:value-type="float" office:value="0.460416666666667">
            <text:p>11:03</text:p>
          </table:table-cell>
          <table:table-cell/>
          <table:table-cell table:style-name="ce26" office:value-type="time" office:time-value="PT06H51M57S">
            <text:p>06:51:57</text:p>
          </table:table-cell>
          <table:table-cell table:style-name="ce49" office:value-type="time" office:time-value="PT17H59M22S">
            <text:p>17:59:22</text:p>
          </table:table-cell>
          <table:table-cell table:formula="of:=[.U825]-[.T825]" office:value-type="float" office:value="0.463483796296296">
            <text:p>11:07:25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826]" office:value-type="date" office:date-value="2018-03-02">
            <text:p>Fr, </text:p>
          </table:table-cell>
          <table:table-cell office:value-type="date" office:date-value="2018-03-02">
            <text:p>02.03.2018</text:p>
          </table:table-cell>
          <table:table-cell table:number-columns-repeated="4"/>
          <table:table-cell table:style-name="ce26" office:value-type="time" office:time-value="PT06H55M10S">
            <text:p>06:55:10</text:p>
          </table:table-cell>
          <table:table-cell table:style-name="ce33" office:value-type="time" office:time-value="PT18H07M08S">
            <text:p>18:07:08</text:p>
          </table:table-cell>
          <table:table-cell table:style-name="ce39" table:formula="of:=[.H826]-[.G826]" office:value-type="float" office:value="0.466643518518519">
            <text:p>11:11:58</text:p>
          </table:table-cell>
          <table:table-cell office:value-type="float" office:value="0.289583333333333">
            <text:p>6:57</text:p>
          </table:table-cell>
          <table:table-cell office:value-type="float" office:value="0.75">
            <text:p>18:00</text:p>
          </table:table-cell>
          <table:table-cell table:formula="of:=[.K826]-[.J826]" office:value-type="float" office:value="0.460416666666667">
            <text:p>11:03</text:p>
          </table:table-cell>
          <table:table-cell table:style-name="ce26" office:value-type="time" office:time-value="PT06H53M36S">
            <text:p>06:53:36</text:p>
          </table:table-cell>
          <table:table-cell table:style-name="ce49" office:value-type="time" office:time-value="PT18H01M51S">
            <text:p>18:01:51</text:p>
          </table:table-cell>
          <table:table-cell table:formula="of:=[.N826]-[.M826]" office:value-type="float" office:value="0.4640625">
            <text:p>11:08:15</text:p>
          </table:table-cell>
          <table:table-cell office:value-type="float" office:value="0.286805555555556">
            <text:p>6:53</text:p>
          </table:table-cell>
          <table:table-cell office:value-type="float" office:value="0.749305555555556">
            <text:p>17:59</text:p>
          </table:table-cell>
          <table:table-cell table:formula="of:=[.Q826]-[.P826]" office:value-type="float" office:value="0.4625">
            <text:p>11:06</text:p>
          </table:table-cell>
          <table:table-cell/>
          <table:table-cell table:style-name="ce26" office:value-type="time" office:time-value="PT06H50M01S">
            <text:p>06:50:01</text:p>
          </table:table-cell>
          <table:table-cell table:style-name="ce49" office:value-type="time" office:time-value="PT18H00M54S">
            <text:p>18:00:54</text:p>
          </table:table-cell>
          <table:table-cell table:formula="of:=[.U826]-[.T826]" office:value-type="float" office:value="0.465891203703704">
            <text:p>11:10:53</text:p>
          </table:table-cell>
          <table:table-cell table:number-columns-repeated="1002"/>
        </table:table-row>
        <table:table-row table:style-name="ro1">
          <table:table-cell table:style-name="ce4" table:formula="of:=[.B827]" office:value-type="date" office:date-value="2018-03-03">
            <text:p>Sa, </text:p>
          </table:table-cell>
          <table:table-cell table:style-name="ce7" office:value-type="date" office:date-value="2018-03-03">
            <text:p>03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53M15S">
            <text:p>06:53:15</text:p>
          </table:table-cell>
          <table:table-cell table:style-name="ce34" office:value-type="time" office:time-value="PT18H08M38S">
            <text:p>18:08:38</text:p>
          </table:table-cell>
          <table:table-cell table:style-name="ce40" table:formula="of:=[.H827]-[.G827]" office:value-type="float" office:value="0.469016203703704">
            <text:p>11:15:23</text:p>
          </table:table-cell>
          <table:table-cell table:style-name="ce43" office:value-type="float" office:value="0.288194444444444">
            <text:p>6:55</text:p>
          </table:table-cell>
          <table:table-cell table:style-name="ce43" office:value-type="float" office:value="0.750694444444445">
            <text:p>18:01</text:p>
          </table:table-cell>
          <table:table-cell table:style-name="ce43" table:formula="of:=[.K827]-[.J827]" office:value-type="float" office:value="0.4625">
            <text:p>11:06</text:p>
          </table:table-cell>
          <table:table-cell table:style-name="ce27" office:value-type="time" office:time-value="PT06H51M34S">
            <text:p>06:51:34</text:p>
          </table:table-cell>
          <table:table-cell table:style-name="ce50" office:value-type="time" office:time-value="PT18H03M28S">
            <text:p>18:03:28</text:p>
          </table:table-cell>
          <table:table-cell table:style-name="ce53" table:formula="of:=[.N827]-[.M827]" office:value-type="float" office:value="0.466597222222222">
            <text:p>11:11:54</text:p>
          </table:table-cell>
          <table:table-cell table:style-name="ce57" office:value-type="float" office:value="0.285416666666667">
            <text:p>6:51</text:p>
          </table:table-cell>
          <table:table-cell table:style-name="ce43" office:value-type="float" office:value="0.750694444444445">
            <text:p>18:01</text:p>
          </table:table-cell>
          <table:table-cell table:style-name="ce43" table:formula="of:=[.Q827]-[.P827]" office:value-type="float" office:value="0.465277777777778">
            <text:p>11:10</text:p>
          </table:table-cell>
          <table:table-cell table:style-name="ce62"/>
          <table:table-cell table:style-name="ce27" office:value-type="time" office:time-value="PT06H48M04S">
            <text:p>06:48:04</text:p>
          </table:table-cell>
          <table:table-cell table:style-name="ce50" office:value-type="time" office:time-value="PT18H02M26S">
            <text:p>18:02:26</text:p>
          </table:table-cell>
          <table:table-cell table:style-name="ce53" table:formula="of:=[.U827]-[.T827]" office:value-type="float" office:value="0.468310185185185">
            <text:p>11:14:22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28]" office:value-type="date" office:date-value="2018-03-04">
            <text:p>So, </text:p>
          </table:table-cell>
          <table:table-cell table:style-name="ce7" office:value-type="date" office:date-value="2018-03-04">
            <text:p>04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51M19S">
            <text:p>06:51:19</text:p>
          </table:table-cell>
          <table:table-cell table:style-name="ce34" office:value-type="time" office:time-value="PT18H10M08S">
            <text:p>18:10:08</text:p>
          </table:table-cell>
          <table:table-cell table:style-name="ce40" table:formula="of:=[.H828]-[.G828]" office:value-type="float" office:value="0.471400462962963">
            <text:p>11:18:49</text:p>
          </table:table-cell>
          <table:table-cell table:style-name="ce43" office:value-type="float" office:value="0.286805555555556">
            <text:p>6:53</text:p>
          </table:table-cell>
          <table:table-cell table:style-name="ce43" office:value-type="float" office:value="0.752083333333333">
            <text:p>18:03</text:p>
          </table:table-cell>
          <table:table-cell table:style-name="ce43" table:formula="of:=[.K828]-[.J828]" office:value-type="float" office:value="0.465277777777778">
            <text:p>11:10</text:p>
          </table:table-cell>
          <table:table-cell table:style-name="ce27" office:value-type="time" office:time-value="PT06H49M32S">
            <text:p>06:49:32</text:p>
          </table:table-cell>
          <table:table-cell table:style-name="ce50" office:value-type="time" office:time-value="PT18H05M04S">
            <text:p>18:05:04</text:p>
          </table:table-cell>
          <table:table-cell table:style-name="ce53" table:formula="of:=[.N828]-[.M828]" office:value-type="float" office:value="0.46912037037037">
            <text:p>11:15:32</text:p>
          </table:table-cell>
          <table:table-cell table:style-name="ce57" office:value-type="float" office:value="0.284027777777778">
            <text:p>6:49</text:p>
          </table:table-cell>
          <table:table-cell table:style-name="ce43" office:value-type="float" office:value="0.751388888888889">
            <text:p>18:02</text:p>
          </table:table-cell>
          <table:table-cell table:style-name="ce43" table:formula="of:=[.Q828]-[.P828]" office:value-type="float" office:value="0.467361111111111">
            <text:p>11:13</text:p>
          </table:table-cell>
          <table:table-cell table:style-name="ce62"/>
          <table:table-cell table:style-name="ce27" office:value-type="time" office:time-value="PT06H46M06S">
            <text:p>06:46:06</text:p>
          </table:table-cell>
          <table:table-cell table:style-name="ce50" office:value-type="time" office:time-value="PT18H03M58S">
            <text:p>18:03:58</text:p>
          </table:table-cell>
          <table:table-cell table:style-name="ce53" table:formula="of:=[.U828]-[.T828]" office:value-type="float" office:value="0.470740740740741">
            <text:p>11:17:52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29]" office:value-type="date" office:date-value="2018-03-05">
            <text:p>Mo, </text:p>
          </table:table-cell>
          <table:table-cell office:value-type="date" office:date-value="2018-03-05">
            <text:p>05.03.2018</text:p>
          </table:table-cell>
          <table:table-cell table:number-columns-repeated="4"/>
          <table:table-cell table:style-name="ce26" office:value-type="time" office:time-value="PT06H49M23S">
            <text:p>06:49:23</text:p>
          </table:table-cell>
          <table:table-cell table:style-name="ce33" office:value-type="time" office:time-value="PT18H11M37S">
            <text:p>18:11:37</text:p>
          </table:table-cell>
          <table:table-cell table:style-name="ce39" table:formula="of:=[.H829]-[.G829]" office:value-type="float" office:value="0.473773148148148">
            <text:p>11:22:14</text:p>
          </table:table-cell>
          <table:table-cell office:value-type="float" office:value="0.285416666666667">
            <text:p>6:51</text:p>
          </table:table-cell>
          <table:table-cell office:value-type="float" office:value="0.753472222222222">
            <text:p>18:05</text:p>
          </table:table-cell>
          <table:table-cell table:formula="of:=[.K829]-[.J829]" office:value-type="float" office:value="0.468055555555556">
            <text:p>11:14</text:p>
          </table:table-cell>
          <table:table-cell table:style-name="ce26" office:value-type="time" office:time-value="PT06H47M28S">
            <text:p>06:47:28</text:p>
          </table:table-cell>
          <table:table-cell table:style-name="ce49" office:value-type="time" office:time-value="PT18H06M41S">
            <text:p>18:06:41</text:p>
          </table:table-cell>
          <table:table-cell table:formula="of:=[.N829]-[.M829]" office:value-type="float" office:value="0.471678240740741">
            <text:p>11:19:13</text:p>
          </table:table-cell>
          <table:table-cell office:value-type="float" office:value="0.282638888888889">
            <text:p>6:47</text:p>
          </table:table-cell>
          <table:table-cell office:value-type="float" office:value="0.752777777777778">
            <text:p>18:04</text:p>
          </table:table-cell>
          <table:table-cell table:formula="of:=[.Q829]-[.P829]" office:value-type="float" office:value="0.470138888888889">
            <text:p>11:17</text:p>
          </table:table-cell>
          <table:table-cell/>
          <table:table-cell table:style-name="ce26" office:value-type="time" office:time-value="PT06H44M08S">
            <text:p>06:44:08</text:p>
          </table:table-cell>
          <table:table-cell table:style-name="ce49" office:value-type="time" office:time-value="PT18H05M29S">
            <text:p>18:05:29</text:p>
          </table:table-cell>
          <table:table-cell table:formula="of:=[.U829]-[.T829]" office:value-type="float" office:value="0.473159722222222">
            <text:p>11:21:21</text:p>
          </table:table-cell>
          <table:table-cell table:number-columns-repeated="1002"/>
        </table:table-row>
        <table:table-row table:style-name="ro1">
          <table:table-cell table:formula="of:=[.B830]" office:value-type="date" office:date-value="2018-03-06">
            <text:p>Di, </text:p>
          </table:table-cell>
          <table:table-cell office:value-type="date" office:date-value="2018-03-06">
            <text:p>06.03.2018</text:p>
          </table:table-cell>
          <table:table-cell table:number-columns-repeated="4"/>
          <table:table-cell table:style-name="ce26" office:value-type="time" office:time-value="PT06H47M26S">
            <text:p>06:47:26</text:p>
          </table:table-cell>
          <table:table-cell table:style-name="ce33" office:value-type="time" office:time-value="PT18H13M06S">
            <text:p>18:13:06</text:p>
          </table:table-cell>
          <table:table-cell table:style-name="ce39" table:formula="of:=[.H830]-[.G830]" office:value-type="float" office:value="0.476157407407407">
            <text:p>11:25:40</text:p>
          </table:table-cell>
          <table:table-cell office:value-type="float" office:value="0.283333333333333">
            <text:p>6:48</text:p>
          </table:table-cell>
          <table:table-cell office:value-type="float" office:value="0.754166666666667">
            <text:p>18:06</text:p>
          </table:table-cell>
          <table:table-cell table:formula="of:=[.K830]-[.J830]" office:value-type="float" office:value="0.470833333333333">
            <text:p>11:18</text:p>
          </table:table-cell>
          <table:table-cell table:style-name="ce26" office:value-type="time" office:time-value="PT06H45M24S">
            <text:p>06:45:24</text:p>
          </table:table-cell>
          <table:table-cell table:style-name="ce49" office:value-type="time" office:time-value="PT18H08M17S">
            <text:p>18:08:17</text:p>
          </table:table-cell>
          <table:table-cell table:formula="of:=[.N830]-[.M830]" office:value-type="float" office:value="0.474224537037037">
            <text:p>11:22:53</text:p>
          </table:table-cell>
          <table:table-cell office:value-type="float" office:value="0.28125">
            <text:p>6:45</text:p>
          </table:table-cell>
          <table:table-cell office:value-type="float" office:value="0.753472222222222">
            <text:p>18:05</text:p>
          </table:table-cell>
          <table:table-cell table:formula="of:=[.Q830]-[.P830]" office:value-type="float" office:value="0.472222222222222">
            <text:p>11:20</text:p>
          </table:table-cell>
          <table:table-cell/>
          <table:table-cell table:style-name="ce26" office:value-type="time" office:time-value="PT06H42M09S">
            <text:p>06:42:09</text:p>
          </table:table-cell>
          <table:table-cell table:style-name="ce49" office:value-type="time" office:time-value="PT18H07M00S">
            <text:p>18:07:00</text:p>
          </table:table-cell>
          <table:table-cell table:formula="of:=[.U830]-[.T830]" office:value-type="float" office:value="0.475590277777778">
            <text:p>11:24:51</text:p>
          </table:table-cell>
          <table:table-cell table:number-columns-repeated="1002"/>
        </table:table-row>
        <table:table-row table:style-name="ro1">
          <table:table-cell table:formula="of:=[.B831]" office:value-type="date" office:date-value="2018-03-07">
            <text:p>Mi, </text:p>
          </table:table-cell>
          <table:table-cell office:value-type="date" office:date-value="2018-03-07">
            <text:p>07.03.2018</text:p>
          </table:table-cell>
          <table:table-cell table:number-columns-repeated="4"/>
          <table:table-cell table:style-name="ce26" office:value-type="time" office:time-value="PT06H45M29S">
            <text:p>06:45:29</text:p>
          </table:table-cell>
          <table:table-cell table:style-name="ce33" office:value-type="time" office:time-value="PT18H14M34S">
            <text:p>18:14:34</text:p>
          </table:table-cell>
          <table:table-cell table:style-name="ce39" table:formula="of:=[.H831]-[.G831]" office:value-type="float" office:value="0.478530092592593">
            <text:p>11:29:05</text:p>
          </table:table-cell>
          <table:table-cell office:value-type="float" office:value="0.281944444444444">
            <text:p>6:46</text:p>
          </table:table-cell>
          <table:table-cell office:value-type="float" office:value="0.755555555555556">
            <text:p>18:08</text:p>
          </table:table-cell>
          <table:table-cell table:formula="of:=[.K831]-[.J831]" office:value-type="float" office:value="0.473611111111111">
            <text:p>11:22</text:p>
          </table:table-cell>
          <table:table-cell table:style-name="ce26" office:value-type="time" office:time-value="PT06H43M20S">
            <text:p>06:43:20</text:p>
          </table:table-cell>
          <table:table-cell table:style-name="ce49" office:value-type="time" office:time-value="PT18H09M52S">
            <text:p>18:09:52</text:p>
          </table:table-cell>
          <table:table-cell table:formula="of:=[.N831]-[.M831]" office:value-type="float" office:value="0.476759259259259">
            <text:p>11:26:32</text:p>
          </table:table-cell>
          <table:table-cell office:value-type="float" office:value="0.279861111111111">
            <text:p>6:43</text:p>
          </table:table-cell>
          <table:table-cell office:value-type="float" office:value="0.754861111111111">
            <text:p>18:07</text:p>
          </table:table-cell>
          <table:table-cell table:formula="of:=[.Q831]-[.P831]" office:value-type="float" office:value="0.475">
            <text:p>11:24</text:p>
          </table:table-cell>
          <table:table-cell/>
          <table:table-cell table:style-name="ce26" office:value-type="time" office:time-value="PT06H40M10S">
            <text:p>06:40:10</text:p>
          </table:table-cell>
          <table:table-cell table:style-name="ce49" office:value-type="time" office:time-value="PT18H08M30S">
            <text:p>18:08:30</text:p>
          </table:table-cell>
          <table:table-cell table:formula="of:=[.U831]-[.T831]" office:value-type="float" office:value="0.478009259259259">
            <text:p>11:28:20</text:p>
          </table:table-cell>
          <table:table-cell table:number-columns-repeated="1002"/>
        </table:table-row>
        <table:table-row table:style-name="ro1">
          <table:table-cell table:formula="of:=[.B832]" office:value-type="date" office:date-value="2018-03-08">
            <text:p>Do, </text:p>
          </table:table-cell>
          <table:table-cell office:value-type="date" office:date-value="2018-03-08">
            <text:p>08.03.2018</text:p>
          </table:table-cell>
          <table:table-cell table:number-columns-repeated="4"/>
          <table:table-cell table:style-name="ce26" office:value-type="time" office:time-value="PT06H43M31S">
            <text:p>06:43:31</text:p>
          </table:table-cell>
          <table:table-cell table:style-name="ce33" office:value-type="time" office:time-value="PT18H16M03S">
            <text:p>18:16:03</text:p>
          </table:table-cell>
          <table:table-cell table:style-name="ce39" table:formula="of:=[.H832]-[.G832]" office:value-type="float" office:value="0.480925925925926">
            <text:p>11:32:32</text:p>
          </table:table-cell>
          <table:table-cell office:value-type="float" office:value="0.280555555555556">
            <text:p>6:44</text:p>
          </table:table-cell>
          <table:table-cell office:value-type="float" office:value="0.75625">
            <text:p>18:09</text:p>
          </table:table-cell>
          <table:table-cell table:formula="of:=[.K832]-[.J832]" office:value-type="float" office:value="0.475694444444444">
            <text:p>11:25</text:p>
          </table:table-cell>
          <table:table-cell table:style-name="ce26" office:value-type="time" office:time-value="PT06H41M15S">
            <text:p>06:41:15</text:p>
          </table:table-cell>
          <table:table-cell table:style-name="ce49" office:value-type="time" office:time-value="PT18H11M28S">
            <text:p>18:11:28</text:p>
          </table:table-cell>
          <table:table-cell table:formula="of:=[.N832]-[.M832]" office:value-type="float" office:value="0.47931712962963">
            <text:p>11:30:13</text:p>
          </table:table-cell>
          <table:table-cell office:value-type="float" office:value="0.278472222222222">
            <text:p>6:41</text:p>
          </table:table-cell>
          <table:table-cell office:value-type="float" office:value="0.755555555555556">
            <text:p>18:08</text:p>
          </table:table-cell>
          <table:table-cell table:formula="of:=[.Q832]-[.P832]" office:value-type="float" office:value="0.477083333333333">
            <text:p>11:27</text:p>
          </table:table-cell>
          <table:table-cell/>
          <table:table-cell table:style-name="ce26" office:value-type="time" office:time-value="PT06H38M10S">
            <text:p>06:38:10</text:p>
          </table:table-cell>
          <table:table-cell table:style-name="ce49" office:value-type="time" office:time-value="PT18H10M01S">
            <text:p>18:10:01</text:p>
          </table:table-cell>
          <table:table-cell table:formula="of:=[.U832]-[.T832]" office:value-type="float" office:value="0.480451388888889">
            <text:p>11:31:51</text:p>
          </table:table-cell>
          <table:table-cell table:number-columns-repeated="1002"/>
        </table:table-row>
        <table:table-row table:style-name="ro1">
          <table:table-cell table:formula="of:=[.B833]" office:value-type="date" office:date-value="2018-03-09">
            <text:p>Fr, </text:p>
          </table:table-cell>
          <table:table-cell office:value-type="date" office:date-value="2018-03-09">
            <text:p>09.03.2018</text:p>
          </table:table-cell>
          <table:table-cell table:number-columns-repeated="4"/>
          <table:table-cell table:style-name="ce26" office:value-type="time" office:time-value="PT06H41M33S">
            <text:p>06:41:33</text:p>
          </table:table-cell>
          <table:table-cell table:style-name="ce33" office:value-type="time" office:time-value="PT18H17M31S">
            <text:p>18:17:31</text:p>
          </table:table-cell>
          <table:table-cell table:style-name="ce39" table:formula="of:=[.H833]-[.G833]" office:value-type="float" office:value="0.483310185185185">
            <text:p>11:35:58</text:p>
          </table:table-cell>
          <table:table-cell office:value-type="float" office:value="0.279166666666667">
            <text:p>6:42</text:p>
          </table:table-cell>
          <table:table-cell office:value-type="float" office:value="0.757638888888889">
            <text:p>18:11</text:p>
          </table:table-cell>
          <table:table-cell table:formula="of:=[.K833]-[.J833]" office:value-type="float" office:value="0.478472222222222">
            <text:p>11:29</text:p>
          </table:table-cell>
          <table:table-cell table:style-name="ce26" office:value-type="time" office:time-value="PT06H39M09S">
            <text:p>06:39:09</text:p>
          </table:table-cell>
          <table:table-cell table:style-name="ce49" office:value-type="time" office:time-value="PT18H13M03S">
            <text:p>18:13:03</text:p>
          </table:table-cell>
          <table:table-cell table:formula="of:=[.N833]-[.M833]" office:value-type="float" office:value="0.481875">
            <text:p>11:33:54</text:p>
          </table:table-cell>
          <table:table-cell office:value-type="float" office:value="0.277083333333333">
            <text:p>6:39</text:p>
          </table:table-cell>
          <table:table-cell office:value-type="float" office:value="0.756944444444444">
            <text:p>18:10</text:p>
          </table:table-cell>
          <table:table-cell table:formula="of:=[.Q833]-[.P833]" office:value-type="float" office:value="0.479861111111111">
            <text:p>11:31</text:p>
          </table:table-cell>
          <table:table-cell/>
          <table:table-cell table:style-name="ce26" office:value-type="time" office:time-value="PT06H36M09S">
            <text:p>06:36:09</text:p>
          </table:table-cell>
          <table:table-cell table:style-name="ce49" office:value-type="time" office:time-value="PT18H11M31S">
            <text:p>18:11:31</text:p>
          </table:table-cell>
          <table:table-cell table:formula="of:=[.U833]-[.T833]" office:value-type="float" office:value="0.482893518518519">
            <text:p>11:35:22</text:p>
          </table:table-cell>
          <table:table-cell table:number-columns-repeated="1002"/>
        </table:table-row>
        <table:table-row table:style-name="ro1">
          <table:table-cell table:style-name="ce4" table:formula="of:=[.B834]" office:value-type="date" office:date-value="2018-03-10">
            <text:p>Sa, </text:p>
          </table:table-cell>
          <table:table-cell table:style-name="ce7" office:value-type="date" office:date-value="2018-03-10">
            <text:p>10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39M34S">
            <text:p>06:39:34</text:p>
          </table:table-cell>
          <table:table-cell table:style-name="ce34" office:value-type="time" office:time-value="PT18H18M59S">
            <text:p>18:18:59</text:p>
          </table:table-cell>
          <table:table-cell table:style-name="ce40" table:formula="of:=[.H834]-[.G834]" office:value-type="float" office:value="0.485706018518518">
            <text:p>11:39:25</text:p>
          </table:table-cell>
          <table:table-cell table:style-name="ce43" office:value-type="float" office:value="0.277777777777778">
            <text:p>6:40</text:p>
          </table:table-cell>
          <table:table-cell table:style-name="ce43" office:value-type="float" office:value="0.759027777777778">
            <text:p>18:13</text:p>
          </table:table-cell>
          <table:table-cell table:style-name="ce43" table:formula="of:=[.K834]-[.J834]" office:value-type="float" office:value="0.48125">
            <text:p>11:33</text:p>
          </table:table-cell>
          <table:table-cell table:style-name="ce27" office:value-type="time" office:time-value="PT06H37M03S">
            <text:p>06:37:03</text:p>
          </table:table-cell>
          <table:table-cell table:style-name="ce50" office:value-type="time" office:time-value="PT18H14M38S">
            <text:p>18:14:38</text:p>
          </table:table-cell>
          <table:table-cell table:style-name="ce53" table:formula="of:=[.N834]-[.M834]" office:value-type="float" office:value="0.484432870370371">
            <text:p>11:37:35</text:p>
          </table:table-cell>
          <table:table-cell table:style-name="ce57" office:value-type="float" office:value="0.275694444444444">
            <text:p>6:37</text:p>
          </table:table-cell>
          <table:table-cell table:style-name="ce43" office:value-type="float" office:value="0.757638888888889">
            <text:p>18:11</text:p>
          </table:table-cell>
          <table:table-cell table:style-name="ce43" table:formula="of:=[.Q834]-[.P834]" office:value-type="float" office:value="0.481944444444444">
            <text:p>11:34</text:p>
          </table:table-cell>
          <table:table-cell table:style-name="ce62"/>
          <table:table-cell table:style-name="ce27" office:value-type="time" office:time-value="PT06H34M09S">
            <text:p>06:34:09</text:p>
          </table:table-cell>
          <table:table-cell table:style-name="ce50" office:value-type="time" office:time-value="PT18H13M01S">
            <text:p>18:13:01</text:p>
          </table:table-cell>
          <table:table-cell table:style-name="ce53" table:formula="of:=[.U834]-[.T834]" office:value-type="float" office:value="0.485324074074074">
            <text:p>11:38:52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35]" office:value-type="date" office:date-value="2018-03-11">
            <text:p>So, </text:p>
          </table:table-cell>
          <table:table-cell table:style-name="ce7" office:value-type="date" office:date-value="2018-03-11">
            <text:p>11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37M35S">
            <text:p>06:37:35</text:p>
          </table:table-cell>
          <table:table-cell table:style-name="ce34" office:value-type="time" office:time-value="PT18H20M26S">
            <text:p>18:20:26</text:p>
          </table:table-cell>
          <table:table-cell table:style-name="ce40" table:formula="of:=[.H835]-[.G835]" office:value-type="float" office:value="0.488090277777778">
            <text:p>11:42:51</text:p>
          </table:table-cell>
          <table:table-cell table:style-name="ce43" office:value-type="float" office:value="0.276388888888889">
            <text:p>6:38</text:p>
          </table:table-cell>
          <table:table-cell table:style-name="ce43" office:value-type="float" office:value="0.759722222222222">
            <text:p>18:14</text:p>
          </table:table-cell>
          <table:table-cell table:style-name="ce43" table:formula="of:=[.K835]-[.J835]" office:value-type="float" office:value="0.483333333333333">
            <text:p>11:36</text:p>
          </table:table-cell>
          <table:table-cell table:style-name="ce27" office:value-type="time" office:time-value="PT06H34M57S">
            <text:p>06:34:57</text:p>
          </table:table-cell>
          <table:table-cell table:style-name="ce50" office:value-type="time" office:time-value="PT18H16M13S">
            <text:p>18:16:13</text:p>
          </table:table-cell>
          <table:table-cell table:style-name="ce53" table:formula="of:=[.N835]-[.M835]" office:value-type="float" office:value="0.486990740740741">
            <text:p>11:41:16</text:p>
          </table:table-cell>
          <table:table-cell table:style-name="ce57" office:value-type="float" office:value="0.274305555555555">
            <text:p>6:35</text:p>
          </table:table-cell>
          <table:table-cell table:style-name="ce43" office:value-type="float" office:value="0.759027777777778">
            <text:p>18:13</text:p>
          </table:table-cell>
          <table:table-cell table:style-name="ce43" table:formula="of:=[.Q835]-[.P835]" office:value-type="float" office:value="0.484722222222222">
            <text:p>11:38</text:p>
          </table:table-cell>
          <table:table-cell table:style-name="ce62"/>
          <table:table-cell table:style-name="ce27" office:value-type="time" office:time-value="PT06H32M07S">
            <text:p>06:32:07</text:p>
          </table:table-cell>
          <table:table-cell table:style-name="ce50" office:value-type="time" office:time-value="PT18H14M31S">
            <text:p>18:14:31</text:p>
          </table:table-cell>
          <table:table-cell table:style-name="ce53" table:formula="of:=[.U835]-[.T835]" office:value-type="float" office:value="0.487777777777778">
            <text:p>11:42:2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36]" office:value-type="date" office:date-value="2018-03-12">
            <text:p>Mo, </text:p>
          </table:table-cell>
          <table:table-cell office:value-type="date" office:date-value="2018-03-12">
            <text:p>12.03.2018</text:p>
          </table:table-cell>
          <table:table-cell table:number-columns-repeated="4"/>
          <table:table-cell table:style-name="ce26" office:value-type="time" office:time-value="PT06H35M35S">
            <text:p>06:35:35</text:p>
          </table:table-cell>
          <table:table-cell table:style-name="ce33" office:value-type="time" office:time-value="PT18H21M54S">
            <text:p>18:21:54</text:p>
          </table:table-cell>
          <table:table-cell table:style-name="ce39" table:formula="of:=[.H836]-[.G836]" office:value-type="float" office:value="0.490497685185185">
            <text:p>11:46:19</text:p>
          </table:table-cell>
          <table:table-cell office:value-type="float" office:value="0.275">
            <text:p>6:36</text:p>
          </table:table-cell>
          <table:table-cell office:value-type="float" office:value="0.761111111111111">
            <text:p>18:16</text:p>
          </table:table-cell>
          <table:table-cell table:formula="of:=[.K836]-[.J836]" office:value-type="float" office:value="0.486111111111111">
            <text:p>11:40</text:p>
          </table:table-cell>
          <table:table-cell table:style-name="ce26" office:value-type="time" office:time-value="PT06H32M50S">
            <text:p>06:32:50</text:p>
          </table:table-cell>
          <table:table-cell table:style-name="ce49" office:value-type="time" office:time-value="PT18H17M48S">
            <text:p>18:17:48</text:p>
          </table:table-cell>
          <table:table-cell table:formula="of:=[.N836]-[.M836]" office:value-type="float" office:value="0.489560185185185">
            <text:p>11:44:58</text:p>
          </table:table-cell>
          <table:table-cell office:value-type="float" office:value="0.272916666666667">
            <text:p>6:33</text:p>
          </table:table-cell>
          <table:table-cell office:value-type="float" office:value="0.759722222222222">
            <text:p>18:14</text:p>
          </table:table-cell>
          <table:table-cell table:formula="of:=[.Q836]-[.P836]" office:value-type="float" office:value="0.486805555555556">
            <text:p>11:41</text:p>
          </table:table-cell>
          <table:table-cell/>
          <table:table-cell table:style-name="ce26" office:value-type="time" office:time-value="PT06H30M06S">
            <text:p>06:30:06</text:p>
          </table:table-cell>
          <table:table-cell table:style-name="ce49" office:value-type="time" office:time-value="PT18H16M00S">
            <text:p>18:16:00</text:p>
          </table:table-cell>
          <table:table-cell table:formula="of:=[.U836]-[.T836]" office:value-type="float" office:value="0.490208333333333">
            <text:p>11:45:54</text:p>
          </table:table-cell>
          <table:table-cell table:number-columns-repeated="1002"/>
        </table:table-row>
        <table:table-row table:style-name="ro1">
          <table:table-cell table:formula="of:=[.B837]" office:value-type="date" office:date-value="2018-03-13">
            <text:p>Di, </text:p>
          </table:table-cell>
          <table:table-cell office:value-type="date" office:date-value="2018-03-13">
            <text:p>13.03.2018</text:p>
          </table:table-cell>
          <table:table-cell table:number-columns-repeated="4"/>
          <table:table-cell table:style-name="ce26" office:value-type="time" office:time-value="PT06H33M35S">
            <text:p>06:33:35</text:p>
          </table:table-cell>
          <table:table-cell table:style-name="ce33" office:value-type="time" office:time-value="PT18H23M21S">
            <text:p>18:23:21</text:p>
          </table:table-cell>
          <table:table-cell table:style-name="ce39" table:formula="of:=[.H837]-[.G837]" office:value-type="float" office:value="0.492893518518519">
            <text:p>11:49:46</text:p>
          </table:table-cell>
          <table:table-cell office:value-type="float" office:value="0.273611111111111">
            <text:p>6:34</text:p>
          </table:table-cell>
          <table:table-cell office:value-type="float" office:value="0.761805555555556">
            <text:p>18:17</text:p>
          </table:table-cell>
          <table:table-cell table:formula="of:=[.K837]-[.J837]" office:value-type="float" office:value="0.488194444444445">
            <text:p>11:43</text:p>
          </table:table-cell>
          <table:table-cell table:style-name="ce26" office:value-type="time" office:time-value="PT06H30M43S">
            <text:p>06:30:43</text:p>
          </table:table-cell>
          <table:table-cell table:style-name="ce49" office:value-type="time" office:time-value="PT18H19M22S">
            <text:p>18:19:22</text:p>
          </table:table-cell>
          <table:table-cell table:formula="of:=[.N837]-[.M837]" office:value-type="float" office:value="0.492118055555556">
            <text:p>11:48:39</text:p>
          </table:table-cell>
          <table:table-cell office:value-type="float" office:value="0.271527777777778">
            <text:p>6:31</text:p>
          </table:table-cell>
          <table:table-cell office:value-type="float" office:value="0.761111111111111">
            <text:p>18:16</text:p>
          </table:table-cell>
          <table:table-cell table:formula="of:=[.Q837]-[.P837]" office:value-type="float" office:value="0.489583333333333">
            <text:p>11:45</text:p>
          </table:table-cell>
          <table:table-cell/>
          <table:table-cell table:style-name="ce26" office:value-type="time" office:time-value="PT06H28M04S">
            <text:p>06:28:04</text:p>
          </table:table-cell>
          <table:table-cell table:style-name="ce49" office:value-type="time" office:time-value="PT18H17M29S">
            <text:p>18:17:29</text:p>
          </table:table-cell>
          <table:table-cell table:formula="of:=[.U837]-[.T837]" office:value-type="float" office:value="0.492650462962963">
            <text:p>11:49:25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table:number-columns-repeated="2"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838]" office:value-type="date" office:date-value="2018-03-14">
            <text:p>Mi, </text:p>
          </table:table-cell>
          <table:table-cell office:value-type="date" office:date-value="2018-03-14">
            <text:p>14.03.2018</text:p>
          </table:table-cell>
          <table:table-cell table:number-columns-repeated="4"/>
          <table:table-cell table:style-name="ce26" office:value-type="time" office:time-value="PT06H31M35S">
            <text:p>06:31:35</text:p>
          </table:table-cell>
          <table:table-cell table:style-name="ce33" office:value-type="time" office:time-value="PT18H24M48S">
            <text:p>18:24:48</text:p>
          </table:table-cell>
          <table:table-cell table:style-name="ce39" table:formula="of:=[.H838]-[.G838]" office:value-type="float" office:value="0.495289351851852">
            <text:p>11:53:13</text:p>
          </table:table-cell>
          <table:table-cell office:value-type="float" office:value="0.272222222222222">
            <text:p>6:32</text:p>
          </table:table-cell>
          <table:table-cell office:value-type="float" office:value="0.763194444444444">
            <text:p>18:19</text:p>
          </table:table-cell>
          <table:table-cell table:formula="of:=[.K838]-[.J838]" office:value-type="float" office:value="0.490972222222222">
            <text:p>11:47</text:p>
          </table:table-cell>
          <table:table-cell table:style-name="ce26" office:value-type="time" office:time-value="PT06H28M36S">
            <text:p>06:28:36</text:p>
          </table:table-cell>
          <table:table-cell table:style-name="ce49" office:value-type="time" office:time-value="PT18H20M56S">
            <text:p>18:20:56</text:p>
          </table:table-cell>
          <table:table-cell table:formula="of:=[.N838]-[.M838]" office:value-type="float" office:value="0.494675925925926">
            <text:p>11:52:20</text:p>
          </table:table-cell>
          <table:table-cell office:value-type="float" office:value="0.270138888888889">
            <text:p>6:29</text:p>
          </table:table-cell>
          <table:table-cell office:value-type="float" office:value="0.761805555555556">
            <text:p>18:17</text:p>
          </table:table-cell>
          <table:table-cell table:formula="of:=[.Q838]-[.P838]" office:value-type="float" office:value="0.491666666666667">
            <text:p>11:48</text:p>
          </table:table-cell>
          <table:table-cell/>
          <table:table-cell table:style-name="ce26" office:value-type="time" office:time-value="PT06H26M01S">
            <text:p>06:26:01</text:p>
          </table:table-cell>
          <table:table-cell table:style-name="ce49" office:value-type="time" office:time-value="PT18H18M59S">
            <text:p>18:18:59</text:p>
          </table:table-cell>
          <table:table-cell table:formula="of:=[.U838]-[.T838]" office:value-type="float" office:value="0.495115740740741">
            <text:p>11:52:58</text:p>
          </table:table-cell>
          <table:table-cell table:number-columns-repeated="1002"/>
        </table:table-row>
        <table:table-row table:style-name="ro1">
          <table:table-cell table:formula="of:=[.B839]" office:value-type="date" office:date-value="2018-03-15">
            <text:p>Do, </text:p>
          </table:table-cell>
          <table:table-cell office:value-type="date" office:date-value="2018-03-15">
            <text:p>15.03.2018</text:p>
          </table:table-cell>
          <table:table-cell table:number-columns-repeated="4"/>
          <table:table-cell table:style-name="ce26" office:value-type="time" office:time-value="PT06H29M35S">
            <text:p>06:29:35</text:p>
          </table:table-cell>
          <table:table-cell table:style-name="ce33" office:value-type="time" office:time-value="PT18H26M15S">
            <text:p>18:26:15</text:p>
          </table:table-cell>
          <table:table-cell table:style-name="ce39" table:formula="of:=[.H839]-[.G839]" office:value-type="float" office:value="0.497685185185185">
            <text:p>11:56:40</text:p>
          </table:table-cell>
          <table:table-cell office:value-type="float" office:value="0.270833333333333">
            <text:p>6:30</text:p>
          </table:table-cell>
          <table:table-cell office:value-type="float" office:value="0.763888888888889">
            <text:p>18:20</text:p>
          </table:table-cell>
          <table:table-cell table:formula="of:=[.K839]-[.J839]" office:value-type="float" office:value="0.493055555555556">
            <text:p>11:50</text:p>
          </table:table-cell>
          <table:table-cell table:style-name="ce26" office:value-type="time" office:time-value="PT06H26M28S">
            <text:p>06:26:28</text:p>
          </table:table-cell>
          <table:table-cell table:style-name="ce49" office:value-type="time" office:time-value="PT18H22M30S">
            <text:p>18:22:30</text:p>
          </table:table-cell>
          <table:table-cell table:formula="of:=[.N839]-[.M839]" office:value-type="float" office:value="0.49724537037037">
            <text:p>11:56:02</text:p>
          </table:table-cell>
          <table:table-cell office:value-type="float" office:value="0.26875">
            <text:p>6:27</text:p>
          </table:table-cell>
          <table:table-cell office:value-type="float" office:value="0.763194444444444">
            <text:p>18:19</text:p>
          </table:table-cell>
          <table:table-cell table:formula="of:=[.Q839]-[.P839]" office:value-type="float" office:value="0.494444444444444">
            <text:p>11:52</text:p>
          </table:table-cell>
          <table:table-cell/>
          <table:table-cell table:style-name="ce26" office:value-type="time" office:time-value="PT06H23M59S">
            <text:p>06:23:59</text:p>
          </table:table-cell>
          <table:table-cell table:style-name="ce49" office:value-type="time" office:time-value="PT18H20M27S">
            <text:p>18:20:27</text:p>
          </table:table-cell>
          <table:table-cell table:formula="of:=[.U839]-[.T839]" office:value-type="float" office:value="0.497546296296296">
            <text:p>11:56:28</text:p>
          </table:table-cell>
          <table:table-cell table:number-columns-repeated="1002"/>
        </table:table-row>
        <table:table-row table:style-name="ro1">
          <table:table-cell table:formula="of:=[.B840]" office:value-type="date" office:date-value="2018-03-16">
            <text:p>Fr, </text:p>
          </table:table-cell>
          <table:table-cell office:value-type="date" office:date-value="2018-03-16">
            <text:p>16.03.2018</text:p>
          </table:table-cell>
          <table:table-cell table:number-columns-repeated="4"/>
          <table:table-cell table:style-name="ce26" office:value-type="time" office:time-value="PT06H27M34S">
            <text:p>06:27:34</text:p>
          </table:table-cell>
          <table:table-cell table:style-name="ce33" office:value-type="time" office:time-value="PT18H27M42S">
            <text:p>18:27:42</text:p>
          </table:table-cell>
          <table:table-cell table:style-name="ce39" table:formula="of:=[.H840]-[.G840]" office:value-type="float" office:value="0.500092592592593">
            <text:p>12:00:08</text:p>
          </table:table-cell>
          <table:table-cell office:value-type="float" office:value="0.269444444444444">
            <text:p>6:28</text:p>
          </table:table-cell>
          <table:table-cell office:value-type="float" office:value="0.765277777777778">
            <text:p>18:22</text:p>
          </table:table-cell>
          <table:table-cell table:formula="of:=[.K840]-[.J840]" office:value-type="float" office:value="0.495833333333333">
            <text:p>11:54</text:p>
          </table:table-cell>
          <table:table-cell table:style-name="ce26" office:value-type="time" office:time-value="PT06H24M20S">
            <text:p>06:24:20</text:p>
          </table:table-cell>
          <table:table-cell table:style-name="ce49" office:value-type="time" office:time-value="PT18H24M04S">
            <text:p>18:24:04</text:p>
          </table:table-cell>
          <table:table-cell table:formula="of:=[.N840]-[.M840]" office:value-type="float" office:value="0.499814814814815">
            <text:p>11:59:44</text:p>
          </table:table-cell>
          <table:table-cell office:value-type="float" office:value="0.267361111111111">
            <text:p>6:25</text:p>
          </table:table-cell>
          <table:table-cell office:value-type="float" office:value="0.763888888888889">
            <text:p>18:20</text:p>
          </table:table-cell>
          <table:table-cell table:formula="of:=[.Q840]-[.P840]" office:value-type="float" office:value="0.496527777777778">
            <text:p>11:55</text:p>
          </table:table-cell>
          <table:table-cell/>
          <table:table-cell table:style-name="ce26" office:value-type="time" office:time-value="PT06H21M56S">
            <text:p>06:21:56</text:p>
          </table:table-cell>
          <table:table-cell table:style-name="ce49" office:value-type="time" office:time-value="PT18H21M56S">
            <text:p>18:21:56</text:p>
          </table:table-cell>
          <table:table-cell table:formula="of:=[.U840]-[.T840]" office:value-type="float" office:value="0.5">
            <text:p>12:00:00</text:p>
          </table:table-cell>
          <table:table-cell table:number-columns-repeated="1002"/>
        </table:table-row>
        <table:table-row table:style-name="ro1">
          <table:table-cell table:style-name="ce4" table:formula="of:=[.B841]" office:value-type="date" office:date-value="2018-03-17">
            <text:p>Sa, </text:p>
          </table:table-cell>
          <table:table-cell table:style-name="ce7" office:value-type="date" office:date-value="2018-03-17">
            <text:p>17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25M33S">
            <text:p>06:25:33</text:p>
          </table:table-cell>
          <table:table-cell table:style-name="ce34" office:value-type="time" office:time-value="PT18H29M08S">
            <text:p>18:29:08</text:p>
          </table:table-cell>
          <table:table-cell table:style-name="ce40" table:formula="of:=[.H841]-[.G841]" office:value-type="float" office:value="0.502488425925926">
            <text:p>12:03:35</text:p>
          </table:table-cell>
          <table:table-cell table:style-name="ce43" office:value-type="float" office:value="0.267361111111111">
            <text:p>6:25</text:p>
          </table:table-cell>
          <table:table-cell table:style-name="ce43" office:value-type="float" office:value="0.766666666666667">
            <text:p>18:24</text:p>
          </table:table-cell>
          <table:table-cell table:style-name="ce43" table:formula="of:=[.K841]-[.J841]" office:value-type="float" office:value="0.499305555555555">
            <text:p>11:59</text:p>
          </table:table-cell>
          <table:table-cell table:style-name="ce27" office:value-type="time" office:time-value="PT06H22M12S">
            <text:p>06:22:12</text:p>
          </table:table-cell>
          <table:table-cell table:style-name="ce50" office:value-type="time" office:time-value="PT18H25M38S">
            <text:p>18:25:38</text:p>
          </table:table-cell>
          <table:table-cell table:style-name="ce53" table:formula="of:=[.N841]-[.M841]" office:value-type="float" office:value="0.502384259259259">
            <text:p>12:03:26</text:p>
          </table:table-cell>
          <table:table-cell table:style-name="ce57" office:value-type="float" office:value="0.265972222222222">
            <text:p>6:23</text:p>
          </table:table-cell>
          <table:table-cell table:style-name="ce43" office:value-type="float" office:value="0.765277777777778">
            <text:p>18:22</text:p>
          </table:table-cell>
          <table:table-cell table:style-name="ce43" table:formula="of:=[.Q841]-[.P841]" office:value-type="float" office:value="0.499305555555556">
            <text:p>11:59</text:p>
          </table:table-cell>
          <table:table-cell table:style-name="ce62"/>
          <table:table-cell table:style-name="ce27" office:value-type="time" office:time-value="PT06H19M53S">
            <text:p>06:19:53</text:p>
          </table:table-cell>
          <table:table-cell table:style-name="ce50" office:value-type="time" office:time-value="PT18H23M25S">
            <text:p>18:23:25</text:p>
          </table:table-cell>
          <table:table-cell table:style-name="ce53" table:formula="of:=[.U841]-[.T841]" office:value-type="float" office:value="0.502453703703704">
            <text:p>12:03:32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42]" office:value-type="date" office:date-value="2018-03-18">
            <text:p>So, </text:p>
          </table:table-cell>
          <table:table-cell table:style-name="ce7" office:value-type="date" office:date-value="2018-03-18">
            <text:p>18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23M32S">
            <text:p>06:23:32</text:p>
          </table:table-cell>
          <table:table-cell table:style-name="ce34" office:value-type="time" office:time-value="PT18H30M34S">
            <text:p>18:30:34</text:p>
          </table:table-cell>
          <table:table-cell table:style-name="ce40" table:formula="of:=[.H842]-[.G842]" office:value-type="float" office:value="0.504884259259259">
            <text:p>12:07:02</text:p>
          </table:table-cell>
          <table:table-cell table:style-name="ce43" office:value-type="float" office:value="0.265972222222222">
            <text:p>6:23</text:p>
          </table:table-cell>
          <table:table-cell table:style-name="ce43" office:value-type="float" office:value="0.767361111111111">
            <text:p>18:25</text:p>
          </table:table-cell>
          <table:table-cell table:style-name="ce43" table:formula="of:=[.K842]-[.J842]" office:value-type="float" office:value="0.501388888888889">
            <text:p>12:02</text:p>
          </table:table-cell>
          <table:table-cell table:style-name="ce27" office:value-type="time" office:time-value="PT06H20M04S">
            <text:p>06:20:04</text:p>
          </table:table-cell>
          <table:table-cell table:style-name="ce50" office:value-type="time" office:time-value="PT18H27M11S">
            <text:p>18:27:11</text:p>
          </table:table-cell>
          <table:table-cell table:style-name="ce53" table:formula="of:=[.N842]-[.M842]" office:value-type="float" office:value="0.50494212962963">
            <text:p>12:07:07</text:p>
          </table:table-cell>
          <table:table-cell table:style-name="ce57" office:value-type="float" office:value="0.264583333333333">
            <text:p>6:21</text:p>
          </table:table-cell>
          <table:table-cell table:style-name="ce43" office:value-type="float" office:value="0.765972222222222">
            <text:p>18:23</text:p>
          </table:table-cell>
          <table:table-cell table:style-name="ce43" table:formula="of:=[.Q842]-[.P842]" office:value-type="float" office:value="0.501388888888889">
            <text:p>12:02</text:p>
          </table:table-cell>
          <table:table-cell table:style-name="ce62"/>
          <table:table-cell table:style-name="ce27" office:value-type="time" office:time-value="PT06H17M50S">
            <text:p>06:17:50</text:p>
          </table:table-cell>
          <table:table-cell table:style-name="ce50" office:value-type="time" office:time-value="PT18H24M53S">
            <text:p>18:24:53</text:p>
          </table:table-cell>
          <table:table-cell table:style-name="ce53" table:formula="of:=[.U842]-[.T842]" office:value-type="float" office:value="0.504895833333333">
            <text:p>12:07:03</text:p>
          </table:table-cell>
          <table:table-cell table:style-name="ce69" office:value-type="string">
            <text:p>-</text:p>
          </table:table-cell>
          <table:table-cell table:number-columns-repeated="2" table:style-name="ce76" office:value-type="string">
            <text:p>-</text:p>
          </table:table-cell>
          <table:table-cell table:style-name="ce84" office:value-type="string">
            <text:p>gew.</text:p>
          </table:table-cell>
          <table:table-cell table:style-name="ce76" office:value-type="string">
            <text:p>neu</text:p>
          </table:table-cell>
          <table:table-cell table:style-name="ce76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43]" office:value-type="date" office:date-value="2018-03-19">
            <text:p>Mo, </text:p>
          </table:table-cell>
          <table:table-cell office:value-type="date" office:date-value="2018-03-19">
            <text:p>19.03.2018</text:p>
          </table:table-cell>
          <table:table-cell table:number-columns-repeated="4"/>
          <table:table-cell table:style-name="ce26" office:value-type="time" office:time-value="PT06H21M30S">
            <text:p>06:21:30</text:p>
          </table:table-cell>
          <table:table-cell table:style-name="ce33" office:value-type="time" office:time-value="PT18H32M01S">
            <text:p>18:32:01</text:p>
          </table:table-cell>
          <table:table-cell table:style-name="ce39" table:formula="of:=[.H843]-[.G843]" office:value-type="float" office:value="0.507303240740741">
            <text:p>12:10:31</text:p>
          </table:table-cell>
          <table:table-cell office:value-type="float" office:value="0.264583333333333">
            <text:p>6:21</text:p>
          </table:table-cell>
          <table:table-cell office:value-type="float" office:value="0.76875">
            <text:p>18:27</text:p>
          </table:table-cell>
          <table:table-cell table:formula="of:=[.K843]-[.J843]" office:value-type="float" office:value="0.504166666666667">
            <text:p>12:06</text:p>
          </table:table-cell>
          <table:table-cell table:style-name="ce26" office:value-type="time" office:time-value="PT06H17M56S">
            <text:p>06:17:56</text:p>
          </table:table-cell>
          <table:table-cell table:style-name="ce49" office:value-type="time" office:time-value="PT18H28M45S">
            <text:p>18:28:45</text:p>
          </table:table-cell>
          <table:table-cell table:formula="of:=[.N843]-[.M843]" office:value-type="float" office:value="0.507511574074074">
            <text:p>12:10:49</text:p>
          </table:table-cell>
          <table:table-cell office:value-type="float" office:value="0.263194444444444">
            <text:p>6:19</text:p>
          </table:table-cell>
          <table:table-cell office:value-type="float" office:value="0.767361111111111">
            <text:p>18:25</text:p>
          </table:table-cell>
          <table:table-cell table:formula="of:=[.Q843]-[.P843]" office:value-type="float" office:value="0.504166666666667">
            <text:p>12:06</text:p>
          </table:table-cell>
          <table:table-cell/>
          <table:table-cell table:style-name="ce26" office:value-type="time" office:time-value="PT06H15M46S">
            <text:p>06:15:46</text:p>
          </table:table-cell>
          <table:table-cell table:style-name="ce49" office:value-type="time" office:time-value="PT18H26M21S">
            <text:p>18:26:21</text:p>
          </table:table-cell>
          <table:table-cell table:formula="of:=[.U843]-[.T843]" office:value-type="float" office:value="0.507349537037037">
            <text:p>12:10:35</text:p>
          </table:table-cell>
          <table:table-cell table:number-columns-repeated="1002"/>
        </table:table-row>
        <table:table-row table:style-name="ro1">
          <table:table-cell table:formula="of:=[.B844]" office:value-type="date" office:date-value="2018-03-20">
            <text:p>Di, </text:p>
          </table:table-cell>
          <table:table-cell office:value-type="date" office:date-value="2018-03-20">
            <text:p>20.03.2018</text:p>
          </table:table-cell>
          <table:table-cell table:number-columns-repeated="4"/>
          <table:table-cell table:style-name="ce26" office:value-type="time" office:time-value="PT06H19M29S">
            <text:p>06:19:29</text:p>
          </table:table-cell>
          <table:table-cell table:style-name="ce33" office:value-type="time" office:time-value="PT18H33M27S">
            <text:p>18:33:27</text:p>
          </table:table-cell>
          <table:table-cell table:style-name="ce39" table:formula="of:=[.H844]-[.G844]" office:value-type="float" office:value="0.509699074074074">
            <text:p>12:13:58</text:p>
          </table:table-cell>
          <table:table-cell office:value-type="float" office:value="0.263194444444444">
            <text:p>6:19</text:p>
          </table:table-cell>
          <table:table-cell office:value-type="float" office:value="0.769444444444444">
            <text:p>18:28</text:p>
          </table:table-cell>
          <table:table-cell table:formula="of:=[.K844]-[.J844]" office:value-type="float" office:value="0.50625">
            <text:p>12:09</text:p>
          </table:table-cell>
          <table:table-cell table:style-name="ce26" office:value-type="time" office:time-value="PT06H15M47S">
            <text:p>06:15:47</text:p>
          </table:table-cell>
          <table:table-cell table:style-name="ce49" office:value-type="time" office:time-value="PT18H30M18S">
            <text:p>18:30:18</text:p>
          </table:table-cell>
          <table:table-cell table:formula="of:=[.N844]-[.M844]" office:value-type="float" office:value="0.510081018518518">
            <text:p>12:14:31</text:p>
          </table:table-cell>
          <table:table-cell office:value-type="float" office:value="0.261805555555556">
            <text:p>6:17</text:p>
          </table:table-cell>
          <table:table-cell office:value-type="float" office:value="0.768055555555556">
            <text:p>18:26</text:p>
          </table:table-cell>
          <table:table-cell table:formula="of:=[.Q844]-[.P844]" office:value-type="float" office:value="0.50625">
            <text:p>12:09</text:p>
          </table:table-cell>
          <table:table-cell/>
          <table:table-cell table:style-name="ce26" office:value-type="time" office:time-value="PT06H13M43S">
            <text:p>06:13:43</text:p>
          </table:table-cell>
          <table:table-cell table:style-name="ce49" office:value-type="time" office:time-value="PT18H27M49S">
            <text:p>18:27:49</text:p>
          </table:table-cell>
          <table:table-cell table:formula="of:=[.U844]-[.T844]" office:value-type="float" office:value="0.509791666666667">
            <text:p>12:14:06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5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845]" office:value-type="date" office:date-value="2018-03-21">
            <text:p>Mi, </text:p>
          </table:table-cell>
          <table:table-cell office:value-type="date" office:date-value="2018-03-21">
            <text:p>21.03.2018</text:p>
          </table:table-cell>
          <table:table-cell office:value-type="string">
            <text:p>8,57V</text:p>
          </table:table-cell>
          <table:table-cell table:number-columns-repeated="3"/>
          <table:table-cell table:style-name="ce26" office:value-type="time" office:time-value="PT06H17M27S">
            <text:p>06:17:27</text:p>
          </table:table-cell>
          <table:table-cell table:style-name="ce33" office:value-type="time" office:time-value="PT18H34M52S">
            <text:p>18:34:52</text:p>
          </table:table-cell>
          <table:table-cell table:style-name="ce39" table:formula="of:=[.H845]-[.G845]" office:value-type="float" office:value="0.512094907407407">
            <text:p>12:17:25</text:p>
          </table:table-cell>
          <table:table-cell office:value-type="float" office:value="0.261805555555556">
            <text:p>6:17</text:p>
          </table:table-cell>
          <table:table-cell office:value-type="float" office:value="0.770833333333333">
            <text:p>18:30</text:p>
          </table:table-cell>
          <table:table-cell table:formula="of:=[.K845]-[.J845]" office:value-type="float" office:value="0.509027777777778">
            <text:p>12:13</text:p>
          </table:table-cell>
          <table:table-cell table:style-name="ce26" office:value-type="time" office:time-value="PT06H13M38S">
            <text:p>06:13:38</text:p>
          </table:table-cell>
          <table:table-cell table:style-name="ce49" office:value-type="time" office:time-value="PT18H31M51S">
            <text:p>18:31:51</text:p>
          </table:table-cell>
          <table:table-cell table:formula="of:=[.N845]-[.M845]" office:value-type="float" office:value="0.512650462962963">
            <text:p>12:18:13</text:p>
          </table:table-cell>
          <table:table-cell office:value-type="float" office:value="0.260416666666667">
            <text:p>6:15</text:p>
          </table:table-cell>
          <table:table-cell office:value-type="float" office:value="0.769444444444444">
            <text:p>18:28</text:p>
          </table:table-cell>
          <table:table-cell table:formula="of:=[.Q845]-[.P845]" office:value-type="float" office:value="0.509027777777778">
            <text:p>12:13</text:p>
          </table:table-cell>
          <table:table-cell/>
          <table:table-cell table:style-name="ce26" office:value-type="time" office:time-value="PT06H11M39S">
            <text:p>06:11:39</text:p>
          </table:table-cell>
          <table:table-cell table:style-name="ce49" office:value-type="time" office:time-value="PT18H29M17S">
            <text:p>18:29:17</text:p>
          </table:table-cell>
          <table:table-cell table:formula="of:=[.U845]-[.T845]" office:value-type="float" office:value="0.51224537037037">
            <text:p>12:17:38</text:p>
          </table:table-cell>
          <table:table-cell table:number-columns-repeated="1002"/>
        </table:table-row>
        <table:table-row table:style-name="ro1">
          <table:table-cell table:formula="of:=[.B846]" office:value-type="date" office:date-value="2018-03-22">
            <text:p>Do, </text:p>
          </table:table-cell>
          <table:table-cell office:value-type="date" office:date-value="2018-03-22">
            <text:p>22.03.2018</text:p>
          </table:table-cell>
          <table:table-cell table:number-columns-repeated="4"/>
          <table:table-cell table:style-name="ce26" office:value-type="time" office:time-value="PT06H15M26S">
            <text:p>06:15:26</text:p>
          </table:table-cell>
          <table:table-cell table:style-name="ce33" office:value-type="time" office:time-value="PT18H36M18S">
            <text:p>18:36:18</text:p>
          </table:table-cell>
          <table:table-cell table:style-name="ce39" table:formula="of:=[.H846]-[.G846]" office:value-type="float" office:value="0.514490740740741">
            <text:p>12:20:52</text:p>
          </table:table-cell>
          <table:table-cell office:value-type="float" office:value="0.260416666666667">
            <text:p>6:15</text:p>
          </table:table-cell>
          <table:table-cell office:value-type="float" office:value="0.771527777777778">
            <text:p>18:31</text:p>
          </table:table-cell>
          <table:table-cell table:formula="of:=[.K846]-[.J846]" office:value-type="float" office:value="0.511111111111111">
            <text:p>12:16</text:p>
          </table:table-cell>
          <table:table-cell table:style-name="ce26" office:value-type="time" office:time-value="PT06H11M29S">
            <text:p>06:11:29</text:p>
          </table:table-cell>
          <table:table-cell table:style-name="ce49" office:value-type="time" office:time-value="PT18H33M24S">
            <text:p>18:33:24</text:p>
          </table:table-cell>
          <table:table-cell table:formula="of:=[.N846]-[.M846]" office:value-type="float" office:value="0.515219907407408">
            <text:p>12:21:55</text:p>
          </table:table-cell>
          <table:table-cell office:value-type="float" office:value="0.259027777777778">
            <text:p>6:13</text:p>
          </table:table-cell>
          <table:table-cell office:value-type="float" office:value="0.770138888888889">
            <text:p>18:29</text:p>
          </table:table-cell>
          <table:table-cell table:formula="of:=[.Q846]-[.P846]" office:value-type="float" office:value="0.511111111111111">
            <text:p>12:16</text:p>
          </table:table-cell>
          <table:table-cell/>
          <table:table-cell table:style-name="ce26" office:value-type="time" office:time-value="PT06H09M36S">
            <text:p>06:09:36</text:p>
          </table:table-cell>
          <table:table-cell table:style-name="ce49" office:value-type="time" office:time-value="PT18H30M45S">
            <text:p>18:30:45</text:p>
          </table:table-cell>
          <table:table-cell table:formula="of:=[.U846]-[.T846]" office:value-type="float" office:value="0.5146875">
            <text:p>12:21:09</text:p>
          </table:table-cell>
          <table:table-cell table:number-columns-repeated="1002"/>
        </table:table-row>
        <table:table-row table:style-name="ro1">
          <table:table-cell table:formula="of:=[.B847]" office:value-type="date" office:date-value="2018-03-23">
            <text:p>Fr, </text:p>
          </table:table-cell>
          <table:table-cell office:value-type="date" office:date-value="2018-03-23">
            <text:p>23.03.2018</text:p>
          </table:table-cell>
          <table:table-cell table:number-columns-repeated="4"/>
          <table:table-cell table:style-name="ce26" office:value-type="time" office:time-value="PT06H13M24S">
            <text:p>06:13:24</text:p>
          </table:table-cell>
          <table:table-cell table:style-name="ce33" office:value-type="time" office:time-value="PT18H37M44S">
            <text:p>18:37:44</text:p>
          </table:table-cell>
          <table:table-cell table:style-name="ce39" table:formula="of:=[.H847]-[.G847]" office:value-type="float" office:value="0.516898148148148">
            <text:p>12:24:20</text:p>
          </table:table-cell>
          <table:table-cell office:value-type="float" office:value="0.259027777777778">
            <text:p>6:13</text:p>
          </table:table-cell>
          <table:table-cell office:value-type="float" office:value="0.772916666666667">
            <text:p>18:33</text:p>
          </table:table-cell>
          <table:table-cell table:formula="of:=[.K847]-[.J847]" office:value-type="float" office:value="0.513888888888889">
            <text:p>12:20</text:p>
          </table:table-cell>
          <table:table-cell table:style-name="ce26" office:value-type="time" office:time-value="PT06H09M21S">
            <text:p>06:09:21</text:p>
          </table:table-cell>
          <table:table-cell table:style-name="ce49" office:value-type="time" office:time-value="PT18H34M56S">
            <text:p>18:34:56</text:p>
          </table:table-cell>
          <table:table-cell table:formula="of:=[.N847]-[.M847]" office:value-type="float" office:value="0.517766203703704">
            <text:p>12:25:35</text:p>
          </table:table-cell>
          <table:table-cell office:value-type="float" office:value="0.257638888888889">
            <text:p>6:11</text:p>
          </table:table-cell>
          <table:table-cell office:value-type="float" office:value="0.771527777777778">
            <text:p>18:31</text:p>
          </table:table-cell>
          <table:table-cell table:formula="of:=[.Q847]-[.P847]" office:value-type="float" office:value="0.513888888888889">
            <text:p>12:20</text:p>
          </table:table-cell>
          <table:table-cell/>
          <table:table-cell table:style-name="ce26" office:value-type="time" office:time-value="PT06H07M32S">
            <text:p>06:07:32</text:p>
          </table:table-cell>
          <table:table-cell table:style-name="ce49" office:value-type="time" office:time-value="PT18H32M13S">
            <text:p>18:32:13</text:p>
          </table:table-cell>
          <table:table-cell table:formula="of:=[.U847]-[.T847]" office:value-type="float" office:value="0.517141203703704">
            <text:p>12:24:41</text:p>
          </table:table-cell>
          <table:table-cell table:number-columns-repeated="2" office:value-type="string">
            <text:p>-</text:p>
          </table:table-cell>
          <table:table-cell office:value-type="string">
            <text:p>neu</text:p>
          </table:table-cell>
          <table:table-cell office:value-type="string">
            <text:p>gew.</text:p>
          </table:table-cell>
          <table:table-cell table:number-columns-repeated="2" office:value-type="string">
            <text:p>neu</text:p>
          </table:table-cell>
          <table:table-cell office:value-type="string">
            <text:p>-</text:p>
          </table:table-cell>
          <table:table-cell table:number-columns-repeated="995"/>
        </table:table-row>
        <table:table-row table:style-name="ro1">
          <table:table-cell table:style-name="ce4" table:formula="of:=[.B848]" office:value-type="date" office:date-value="2018-03-24">
            <text:p>Sa, </text:p>
          </table:table-cell>
          <table:table-cell table:style-name="ce7" office:value-type="date" office:date-value="2018-03-24">
            <text:p>24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11M22S">
            <text:p>06:11:22</text:p>
          </table:table-cell>
          <table:table-cell table:style-name="ce34" office:value-type="time" office:time-value="PT18H39M09S">
            <text:p>18:39:09</text:p>
          </table:table-cell>
          <table:table-cell table:style-name="ce40" table:formula="of:=[.H848]-[.G848]" office:value-type="float" office:value="0.519293981481481">
            <text:p>12:27:47</text:p>
          </table:table-cell>
          <table:table-cell table:style-name="ce43" office:value-type="float" office:value="0.256944444444444">
            <text:p>6:10</text:p>
          </table:table-cell>
          <table:table-cell table:style-name="ce43" office:value-type="float" office:value="0.774305555555555">
            <text:p>18:35</text:p>
          </table:table-cell>
          <table:table-cell table:style-name="ce43" table:formula="of:=[.K848]-[.J848]" office:value-type="float" office:value="0.517361111111111">
            <text:p>12:25</text:p>
          </table:table-cell>
          <table:table-cell table:style-name="ce27" office:value-type="time" office:time-value="PT06H07M12S">
            <text:p>06:07:12</text:p>
          </table:table-cell>
          <table:table-cell table:style-name="ce50" office:value-type="time" office:time-value="PT18H36M29S">
            <text:p>18:36:29</text:p>
          </table:table-cell>
          <table:table-cell table:style-name="ce53" table:formula="of:=[.N848]-[.M848]" office:value-type="float" office:value="0.520335648148148">
            <text:p>12:29:17</text:p>
          </table:table-cell>
          <table:table-cell table:style-name="ce57" office:value-type="float" office:value="0.25625">
            <text:p>6:09</text:p>
          </table:table-cell>
          <table:table-cell table:style-name="ce43" office:value-type="float" office:value="0.772222222222222">
            <text:p>18:32</text:p>
          </table:table-cell>
          <table:table-cell table:style-name="ce43" table:formula="of:=[.Q848]-[.P848]" office:value-type="float" office:value="0.515972222222222">
            <text:p>12:23</text:p>
          </table:table-cell>
          <table:table-cell table:style-name="ce62"/>
          <table:table-cell table:style-name="ce27" office:value-type="time" office:time-value="PT06H05M28S">
            <text:p>06:05:28</text:p>
          </table:table-cell>
          <table:table-cell table:style-name="ce50" office:value-type="time" office:time-value="PT18H33M40S">
            <text:p>18:33:40</text:p>
          </table:table-cell>
          <table:table-cell table:style-name="ce53" table:formula="of:=[.U848]-[.T848]" office:value-type="float" office:value="0.519583333333333">
            <text:p>12:28:12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49]" office:value-type="date" office:date-value="2018-03-25">
            <text:p>So, </text:p>
          </table:table-cell>
          <table:table-cell table:style-name="ce7" office:value-type="date" office:date-value="2018-03-25">
            <text:p>25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7H09M26S">
            <text:p>07:09:26</text:p>
          </table:table-cell>
          <table:table-cell table:style-name="ce34" office:value-type="time" office:time-value="PT19H40M31S">
            <text:p>19:40:31</text:p>
          </table:table-cell>
          <table:table-cell table:style-name="ce40" table:formula="of:=[.H849]-[.G849]" office:value-type="float" office:value="0.521585648148148">
            <text:p>12:31:05</text:p>
          </table:table-cell>
          <table:table-cell table:style-name="ce43" office:value-type="float" office:value="0.297222222222222">
            <text:p>7:08</text:p>
          </table:table-cell>
          <table:table-cell table:style-name="ce43" office:value-type="float" office:value="0.816666666666667">
            <text:p>19:36</text:p>
          </table:table-cell>
          <table:table-cell table:style-name="ce43" table:formula="of:=[.K849]-[.J849]" office:value-type="float" office:value="0.519444444444444">
            <text:p>12:28</text:p>
          </table:table-cell>
          <table:table-cell table:style-name="ce27" office:value-type="time" office:time-value="PT07H05M08S">
            <text:p>07:05:08</text:p>
          </table:table-cell>
          <table:table-cell table:style-name="ce50" office:value-type="time" office:time-value="PT19H37M58S">
            <text:p>19:37:58</text:p>
          </table:table-cell>
          <table:table-cell table:style-name="ce53" table:formula="of:=[.N849]-[.M849]" office:value-type="float" office:value="0.522800925925926">
            <text:p>12:32:50</text:p>
          </table:table-cell>
          <table:table-cell table:style-name="ce57" office:value-type="float" office:value="0.296527777777778">
            <text:p>7:07</text:p>
          </table:table-cell>
          <table:table-cell table:style-name="ce43" office:value-type="float" office:value="0.815277777777778">
            <text:p>19:34</text:p>
          </table:table-cell>
          <table:table-cell table:style-name="ce43" table:formula="of:=[.Q849]-[.P849]" office:value-type="float" office:value="0.51875">
            <text:p>12:27</text:p>
          </table:table-cell>
          <table:table-cell table:style-name="ce62"/>
          <table:table-cell table:style-name="ce27" office:value-type="time" office:time-value="PT07H03M30S">
            <text:p>07:03:30</text:p>
          </table:table-cell>
          <table:table-cell table:style-name="ce50" office:value-type="time" office:time-value="PT19H35M04S">
            <text:p>19:35:04</text:p>
          </table:table-cell>
          <table:table-cell table:style-name="ce53" table:formula="of:=[.U849]-[.T849]" office:value-type="float" office:value="0.521921296296296">
            <text:p>12:31:3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50]" office:value-type="date" office:date-value="2018-03-26">
            <text:p>Mo, </text:p>
          </table:table-cell>
          <table:table-cell office:value-type="date" office:date-value="2018-03-26">
            <text:p>26.03.2018</text:p>
          </table:table-cell>
          <table:table-cell table:number-columns-repeated="4"/>
          <table:table-cell table:style-name="ce26" office:value-type="time" office:time-value="PT07H07M24S">
            <text:p>07:07:24</text:p>
          </table:table-cell>
          <table:table-cell table:style-name="ce33" office:value-type="time" office:time-value="PT19H41M57S">
            <text:p>19:41:57</text:p>
          </table:table-cell>
          <table:table-cell table:style-name="ce39" table:formula="of:=[.H850]-[.G850]" office:value-type="float" office:value="0.523993055555555">
            <text:p>12:34:33</text:p>
          </table:table-cell>
          <table:table-cell office:value-type="float" office:value="0.295833333333333">
            <text:p>7:06</text:p>
          </table:table-cell>
          <table:table-cell office:value-type="float" office:value="0.818055555555556">
            <text:p>19:38</text:p>
          </table:table-cell>
          <table:table-cell table:formula="of:=[.K850]-[.J850]" office:value-type="float" office:value="0.522222222222222">
            <text:p>12:32</text:p>
          </table:table-cell>
          <table:table-cell table:style-name="ce26" office:value-type="time" office:time-value="PT07H03M00S">
            <text:p>07:03:00</text:p>
          </table:table-cell>
          <table:table-cell table:style-name="ce49" office:value-type="time" office:time-value="PT19H39M30S">
            <text:p>19:39:30</text:p>
          </table:table-cell>
          <table:table-cell table:formula="of:=[.N850]-[.M850]" office:value-type="float" office:value="0.525347222222222">
            <text:p>12:36:30</text:p>
          </table:table-cell>
          <table:table-cell office:value-type="float" office:value="0.295138888888889">
            <text:p>7:05</text:p>
          </table:table-cell>
          <table:table-cell office:value-type="float" office:value="0.815972222222222">
            <text:p>19:35</text:p>
          </table:table-cell>
          <table:table-cell table:formula="of:=[.Q850]-[.P850]" office:value-type="float" office:value="0.520833333333334">
            <text:p>12:30</text:p>
          </table:table-cell>
          <table:table-cell/>
          <table:table-cell table:style-name="ce26" office:value-type="time" office:time-value="PT07H01M26S">
            <text:p>07:01:26</text:p>
          </table:table-cell>
          <table:table-cell table:style-name="ce49" office:value-type="time" office:time-value="PT19H36M32S">
            <text:p>19:36:32</text:p>
          </table:table-cell>
          <table:table-cell table:formula="of:=[.U850]-[.T850]" office:value-type="float" office:value="0.524375">
            <text:p>12:35:06</text:p>
          </table:table-cell>
          <table:table-cell table:number-columns-repeated="1002"/>
        </table:table-row>
        <table:table-row table:style-name="ro1">
          <table:table-cell table:formula="of:=[.B851]" office:value-type="date" office:date-value="2018-03-27">
            <text:p>Di, </text:p>
          </table:table-cell>
          <table:table-cell office:value-type="date" office:date-value="2018-03-27">
            <text:p>27.03.2018</text:p>
          </table:table-cell>
          <table:table-cell office:value-type="string">
            <text:p>8,39V</text:p>
          </table:table-cell>
          <table:table-cell table:number-columns-repeated="3"/>
          <table:table-cell table:style-name="ce26" office:value-type="time" office:time-value="PT07H05M23S">
            <text:p>07:05:23</text:p>
          </table:table-cell>
          <table:table-cell table:style-name="ce33" office:value-type="time" office:time-value="PT19H43M22S">
            <text:p>19:43:22</text:p>
          </table:table-cell>
          <table:table-cell table:style-name="ce39" table:formula="of:=[.H851]-[.G851]" office:value-type="float" office:value="0.526377314814815">
            <text:p>12:37:59</text:p>
          </table:table-cell>
          <table:table-cell office:value-type="float" office:value="0.294444444444444">
            <text:p>7:04</text:p>
          </table:table-cell>
          <table:table-cell office:value-type="float" office:value="0.81875">
            <text:p>19:39</text:p>
          </table:table-cell>
          <table:table-cell table:formula="of:=[.K851]-[.J851]" office:value-type="float" office:value="0.524305555555556">
            <text:p>12:35</text:p>
          </table:table-cell>
          <table:table-cell table:style-name="ce26" office:value-type="time" office:time-value="PT07H00M51S">
            <text:p>07:00:51</text:p>
          </table:table-cell>
          <table:table-cell table:style-name="ce49" office:value-type="time" office:time-value="PT19H41M03S">
            <text:p>19:41:03</text:p>
          </table:table-cell>
          <table:table-cell table:formula="of:=[.N851]-[.M851]" office:value-type="float" office:value="0.527916666666667">
            <text:p>12:40:12</text:p>
          </table:table-cell>
          <table:table-cell office:value-type="float" office:value="0.29375">
            <text:p>7:03</text:p>
          </table:table-cell>
          <table:table-cell office:value-type="float" office:value="0.816666666666667">
            <text:p>19:36</text:p>
          </table:table-cell>
          <table:table-cell table:formula="of:=[.Q851]-[.P851]" office:value-type="float" office:value="0.522916666666667">
            <text:p>12:33</text:p>
          </table:table-cell>
          <table:table-cell/>
          <table:table-cell table:style-name="ce26" office:value-type="time" office:time-value="PT06H59M22S">
            <text:p>06:59:22</text:p>
          </table:table-cell>
          <table:table-cell table:style-name="ce49" office:value-type="time" office:time-value="PT19H37M59S">
            <text:p>19:37:59</text:p>
          </table:table-cell>
          <table:table-cell table:formula="of:=[.U851]-[.T851]" office:value-type="float" office:value="0.52681712962963">
            <text:p>12:38:37</text:p>
          </table:table-cell>
          <table:table-cell table:number-columns-repeated="2" office:value-type="string">
            <text:p>neu</text:p>
          </table:table-cell>
          <table:table-cell table:number-columns-repeated="5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852]" office:value-type="date" office:date-value="2018-03-28">
            <text:p>Mi, </text:p>
          </table:table-cell>
          <table:table-cell office:value-type="date" office:date-value="2018-03-28">
            <text:p>28.03.2018</text:p>
          </table:table-cell>
          <table:table-cell table:number-columns-repeated="4"/>
          <table:table-cell table:style-name="ce26" office:value-type="time" office:time-value="PT07H03M21S">
            <text:p>07:03:21</text:p>
          </table:table-cell>
          <table:table-cell table:style-name="ce33" office:value-type="time" office:time-value="PT19H44M47S">
            <text:p>19:44:47</text:p>
          </table:table-cell>
          <table:table-cell table:style-name="ce39" table:formula="of:=[.H852]-[.G852]" office:value-type="float" office:value="0.528773148148148">
            <text:p>12:41:26</text:p>
          </table:table-cell>
          <table:table-cell office:value-type="float" office:value="0.293055555555556">
            <text:p>7:02</text:p>
          </table:table-cell>
          <table:table-cell office:value-type="float" office:value="0.820138888888889">
            <text:p>19:41</text:p>
          </table:table-cell>
          <table:table-cell table:formula="of:=[.K852]-[.J852]" office:value-type="float" office:value="0.527083333333333">
            <text:p>12:39</text:p>
          </table:table-cell>
          <table:table-cell table:style-name="ce26" office:value-type="time" office:time-value="PT06H58M42S">
            <text:p>06:58:42</text:p>
          </table:table-cell>
          <table:table-cell table:style-name="ce49" office:value-type="time" office:time-value="PT19H42M35S">
            <text:p>19:42:35</text:p>
          </table:table-cell>
          <table:table-cell table:formula="of:=[.N852]-[.M852]" office:value-type="float" office:value="0.530474537037037">
            <text:p>12:43:53</text:p>
          </table:table-cell>
          <table:table-cell office:value-type="float" office:value="0.292361111111111">
            <text:p>7:01</text:p>
          </table:table-cell>
          <table:table-cell office:value-type="float" office:value="0.818055555555556">
            <text:p>19:38</text:p>
          </table:table-cell>
          <table:table-cell table:formula="of:=[.Q852]-[.P852]" office:value-type="float" office:value="0.525694444444444">
            <text:p>12:37</text:p>
          </table:table-cell>
          <table:table-cell/>
          <table:table-cell table:style-name="ce26" office:value-type="time" office:time-value="PT06H57M19S">
            <text:p>06:57:19</text:p>
          </table:table-cell>
          <table:table-cell table:style-name="ce49" office:value-type="time" office:time-value="PT19H39M26S">
            <text:p>19:39:26</text:p>
          </table:table-cell>
          <table:table-cell table:formula="of:=[.U852]-[.T852]" office:value-type="float" office:value="0.529247685185185">
            <text:p>12:42:07</text:p>
          </table:table-cell>
          <table:table-cell table:number-columns-repeated="1002"/>
        </table:table-row>
        <table:table-row table:style-name="ro1">
          <table:table-cell table:formula="of:=[.B853]" office:value-type="date" office:date-value="2018-03-29">
            <text:p>Do, </text:p>
          </table:table-cell>
          <table:table-cell office:value-type="date" office:date-value="2018-03-29">
            <text:p>29.03.2018</text:p>
          </table:table-cell>
          <table:table-cell table:number-columns-repeated="4"/>
          <table:table-cell table:style-name="ce26" office:value-type="time" office:time-value="PT07H01M20S">
            <text:p>07:01:20</text:p>
          </table:table-cell>
          <table:table-cell table:style-name="ce33" office:value-type="time" office:time-value="PT19H46M12S">
            <text:p>19:46:12</text:p>
          </table:table-cell>
          <table:table-cell table:style-name="ce39" table:formula="of:=[.H853]-[.G853]" office:value-type="float" office:value="0.531157407407407">
            <text:p>12:44:52</text:p>
          </table:table-cell>
          <table:table-cell office:value-type="float" office:value="0.291666666666667">
            <text:p>7:00</text:p>
          </table:table-cell>
          <table:table-cell office:value-type="float" office:value="0.820833333333333">
            <text:p>19:42</text:p>
          </table:table-cell>
          <table:table-cell table:formula="of:=[.K853]-[.J853]" office:value-type="float" office:value="0.529166666666667">
            <text:p>12:42</text:p>
          </table:table-cell>
          <table:table-cell table:style-name="ce26" office:value-type="time" office:time-value="PT06H56M34S">
            <text:p>06:56:34</text:p>
          </table:table-cell>
          <table:table-cell table:style-name="ce49" office:value-type="time" office:time-value="PT19H44M07S">
            <text:p>19:44:07</text:p>
          </table:table-cell>
          <table:table-cell table:formula="of:=[.N853]-[.M853]" office:value-type="float" office:value="0.533020833333334">
            <text:p>12:47:33</text:p>
          </table:table-cell>
          <table:table-cell office:value-type="float" office:value="0.290972222222222">
            <text:p>6:59</text:p>
          </table:table-cell>
          <table:table-cell office:value-type="float" office:value="0.81875">
            <text:p>19:39</text:p>
          </table:table-cell>
          <table:table-cell table:formula="of:=[.Q853]-[.P853]" office:value-type="float" office:value="0.527777777777778">
            <text:p>12:40</text:p>
          </table:table-cell>
          <table:table-cell/>
          <table:table-cell table:style-name="ce26" office:value-type="time" office:time-value="PT06H55M16S">
            <text:p>06:55:16</text:p>
          </table:table-cell>
          <table:table-cell table:style-name="ce49" office:value-type="time" office:time-value="PT19H40M53S">
            <text:p>19:40:53</text:p>
          </table:table-cell>
          <table:table-cell table:formula="of:=[.U853]-[.T853]" office:value-type="float" office:value="0.531678240740741">
            <text:p>12:45:37</text:p>
          </table:table-cell>
          <table:table-cell table:number-columns-repeated="1002"/>
        </table:table-row>
        <table:table-row table:style-name="ro1">
          <table:table-cell table:formula="of:=[.B854]" office:value-type="date" office:date-value="2018-03-30">
            <text:p>Fr, </text:p>
          </table:table-cell>
          <table:table-cell office:value-type="date" office:date-value="2018-03-30">
            <text:p>30.03.2018</text:p>
          </table:table-cell>
          <table:table-cell table:number-columns-repeated="4"/>
          <table:table-cell table:style-name="ce26" office:value-type="time" office:time-value="PT06H59M19S">
            <text:p>06:59:19</text:p>
          </table:table-cell>
          <table:table-cell table:style-name="ce33" office:value-type="time" office:time-value="PT19H47M37S">
            <text:p>19:47:37</text:p>
          </table:table-cell>
          <table:table-cell table:style-name="ce39" table:formula="of:=[.H854]-[.G854]" office:value-type="float" office:value="0.533541666666667">
            <text:p>12:48:18</text:p>
          </table:table-cell>
          <table:table-cell office:value-type="float" office:value="0.290277777777778">
            <text:p>6:58</text:p>
          </table:table-cell>
          <table:table-cell office:value-type="float" office:value="0.822222222222222">
            <text:p>19:44</text:p>
          </table:table-cell>
          <table:table-cell table:formula="of:=[.K854]-[.J854]" office:value-type="float" office:value="0.531944444444445">
            <text:p>12:46</text:p>
          </table:table-cell>
          <table:table-cell table:style-name="ce26" office:value-type="time" office:time-value="PT06H54M26S">
            <text:p>06:54:26</text:p>
          </table:table-cell>
          <table:table-cell table:style-name="ce49" office:value-type="time" office:time-value="PT19H45M40S">
            <text:p>19:45:40</text:p>
          </table:table-cell>
          <table:table-cell table:formula="of:=[.N854]-[.M854]" office:value-type="float" office:value="0.535578703703704">
            <text:p>12:51:14</text:p>
          </table:table-cell>
          <table:table-cell office:value-type="float" office:value="0.289583333333333">
            <text:p>6:57</text:p>
          </table:table-cell>
          <table:table-cell office:value-type="float" office:value="0.820138888888889">
            <text:p>19:41</text:p>
          </table:table-cell>
          <table:table-cell table:formula="of:=[.Q854]-[.P854]" office:value-type="float" office:value="0.530555555555555">
            <text:p>12:44</text:p>
          </table:table-cell>
          <table:table-cell/>
          <table:table-cell table:style-name="ce26" office:value-type="time" office:time-value="PT06H53M13S">
            <text:p>06:53:13</text:p>
          </table:table-cell>
          <table:table-cell table:style-name="ce49" office:value-type="time" office:time-value="PT19H42M20S">
            <text:p>19:42:20</text:p>
          </table:table-cell>
          <table:table-cell table:formula="of:=[.U854]-[.T854]" office:value-type="float" office:value="0.534108796296296">
            <text:p>12:49:07</text:p>
          </table:table-cell>
          <table:table-cell table:number-columns-repeated="1002"/>
        </table:table-row>
        <table:table-row table:style-name="ro1">
          <table:table-cell table:style-name="ce4" table:formula="of:=[.B855]" office:value-type="date" office:date-value="2018-03-31">
            <text:p>Sa, </text:p>
          </table:table-cell>
          <table:table-cell table:style-name="ce7" office:value-type="date" office:date-value="2018-03-31">
            <text:p>31.03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57M18S">
            <text:p>06:57:18</text:p>
          </table:table-cell>
          <table:table-cell table:style-name="ce34" office:value-type="time" office:time-value="PT19H49M02S">
            <text:p>19:49:02</text:p>
          </table:table-cell>
          <table:table-cell table:style-name="ce40" table:formula="of:=[.H855]-[.G855]" office:value-type="float" office:value="0.535925925925926">
            <text:p>12:51:44</text:p>
          </table:table-cell>
          <table:table-cell table:style-name="ce43" office:value-type="float" office:value="0.288194444444444">
            <text:p>6:55</text:p>
          </table:table-cell>
          <table:table-cell table:style-name="ce43" office:value-type="float" office:value="0.822916666666667">
            <text:p>19:45</text:p>
          </table:table-cell>
          <table:table-cell table:style-name="ce43" table:formula="of:=[.K855]-[.J855]" office:value-type="float" office:value="0.534722222222222">
            <text:p>12:50</text:p>
          </table:table-cell>
          <table:table-cell table:style-name="ce27" office:value-type="time" office:time-value="PT06H52M18S">
            <text:p>06:52:18</text:p>
          </table:table-cell>
          <table:table-cell table:style-name="ce50" office:value-type="time" office:time-value="PT19H47M12S">
            <text:p>19:47:12</text:p>
          </table:table-cell>
          <table:table-cell table:style-name="ce53" table:formula="of:=[.N855]-[.M855]" office:value-type="float" office:value="0.538125">
            <text:p>12:54:54</text:p>
          </table:table-cell>
          <table:table-cell table:style-name="ce57" office:value-type="float" office:value="0.2875">
            <text:p>6:54</text:p>
          </table:table-cell>
          <table:table-cell table:style-name="ce43" office:value-type="float" office:value="0.820833333333333">
            <text:p>19:42</text:p>
          </table:table-cell>
          <table:table-cell table:style-name="ce43" table:formula="of:=[.Q855]-[.P855]" office:value-type="float" office:value="0.533333333333333">
            <text:p>12:48</text:p>
          </table:table-cell>
          <table:table-cell table:style-name="ce62"/>
          <table:table-cell table:style-name="ce27" office:value-type="time" office:time-value="PT06H51M10S">
            <text:p>06:51:10</text:p>
          </table:table-cell>
          <table:table-cell table:style-name="ce50" office:value-type="time" office:time-value="PT19H43M47S">
            <text:p>19:43:47</text:p>
          </table:table-cell>
          <table:table-cell table:style-name="ce53" table:formula="of:=[.U855]-[.T855]" office:value-type="float" office:value="0.536539351851852">
            <text:p>12:52:3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56]" office:value-type="date" office:date-value="2018-04-01">
            <text:p>So, </text:p>
          </table:table-cell>
          <table:table-cell table:style-name="ce7" office:value-type="date" office:date-value="2018-04-01">
            <text:p>01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56M08S">
            <text:p>06:56:08</text:p>
          </table:table-cell>
          <table:table-cell table:style-name="ce34" office:value-type="time" office:time-value="PT19H49M52S">
            <text:p>19:49:52</text:p>
          </table:table-cell>
          <table:table-cell table:style-name="ce40" table:formula="of:=[.H856]-[.G856]" office:value-type="float" office:value="0.537314814814815">
            <text:p>12:53:44</text:p>
          </table:table-cell>
          <table:table-cell table:style-name="ce43" office:value-type="float" office:value="0.286805555555556">
            <text:p>6:53</text:p>
          </table:table-cell>
          <table:table-cell table:style-name="ce43" office:value-type="float" office:value="0.824305555555556">
            <text:p>19:47</text:p>
          </table:table-cell>
          <table:table-cell table:style-name="ce43" table:formula="of:=[.K856]-[.J856]" office:value-type="float" office:value="0.5375">
            <text:p>12:54</text:p>
          </table:table-cell>
          <table:table-cell table:style-name="ce27" office:value-type="time" office:time-value="PT06H50M10S">
            <text:p>06:50:10</text:p>
          </table:table-cell>
          <table:table-cell table:style-name="ce50" office:value-type="time" office:time-value="PT19H48M44S">
            <text:p>19:48:44</text:p>
          </table:table-cell>
          <table:table-cell table:style-name="ce53" table:formula="of:=[.N856]-[.M856]" office:value-type="float" office:value="0.540671296296296">
            <text:p>12:58:34</text:p>
          </table:table-cell>
          <table:table-cell table:style-name="ce57" office:value-type="float" office:value="0.286111111111111">
            <text:p>6:52</text:p>
          </table:table-cell>
          <table:table-cell table:style-name="ce43" office:value-type="float" office:value="0.822222222222222">
            <text:p>19:44</text:p>
          </table:table-cell>
          <table:table-cell table:style-name="ce43" table:formula="of:=[.Q856]-[.P856]" office:value-type="float" office:value="0.536111111111111">
            <text:p>12:52</text:p>
          </table:table-cell>
          <table:table-cell table:style-name="ce62"/>
          <table:table-cell table:style-name="ce27" office:value-type="time" office:time-value="PT06H49M07S">
            <text:p>06:49:07</text:p>
          </table:table-cell>
          <table:table-cell table:style-name="ce50" office:value-type="time" office:time-value="PT19H45M14S">
            <text:p>19:45:14</text:p>
          </table:table-cell>
          <table:table-cell table:style-name="ce53" table:formula="of:=[.U856]-[.T856]" office:value-type="float" office:value="0.538969907407407">
            <text:p>12:56:0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5" table:formula="of:=[.B857]" office:value-type="date" office:date-value="2018-04-02">
            <text:p>Mo, </text:p>
          </table:table-cell>
          <table:table-cell table:style-name="ce8" office:value-type="date" office:date-value="2018-04-02">
            <text:p>02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54M07S">
            <text:p>06:54:07</text:p>
          </table:table-cell>
          <table:table-cell table:style-name="ce35" office:value-type="time" office:time-value="PT19H51M17S">
            <text:p>19:51:17</text:p>
          </table:table-cell>
          <table:table-cell table:style-name="ce41" table:formula="of:=[.H857]-[.G857]" office:value-type="float" office:value="0.539699074074074">
            <text:p>12:57:10</text:p>
          </table:table-cell>
          <table:table-cell table:style-name="ce44" office:value-type="float" office:value="0.285416666666667">
            <text:p>6:51</text:p>
          </table:table-cell>
          <table:table-cell table:style-name="ce44" office:value-type="float" office:value="0.825">
            <text:p>19:48</text:p>
          </table:table-cell>
          <table:table-cell table:style-name="ce44" table:formula="of:=[.K857]-[.J857]" office:value-type="float" office:value="0.539583333333333">
            <text:p>12:57</text:p>
          </table:table-cell>
          <table:table-cell table:style-name="ce28" office:value-type="time" office:time-value="PT06H48M02S">
            <text:p>06:48:02</text:p>
          </table:table-cell>
          <table:table-cell table:style-name="ce54" office:value-type="time" office:time-value="PT19H50M16S">
            <text:p>19:50:16</text:p>
          </table:table-cell>
          <table:table-cell table:style-name="ce55" table:formula="of:=[.N857]-[.M857]" office:value-type="float" office:value="0.543217592592593">
            <text:p>13:02:14</text:p>
          </table:table-cell>
          <table:table-cell table:style-name="ce58" office:value-type="float" office:value="0.284722222222222">
            <text:p>6:50</text:p>
          </table:table-cell>
          <table:table-cell table:style-name="ce44" office:value-type="float" office:value="0.822916666666667">
            <text:p>19:45</text:p>
          </table:table-cell>
          <table:table-cell table:style-name="ce44" table:formula="of:=[.Q857]-[.P857]" office:value-type="float" office:value="0.538194444444444">
            <text:p>12:55</text:p>
          </table:table-cell>
          <table:table-cell table:style-name="ce63"/>
          <table:table-cell table:style-name="ce28" office:value-type="time" office:time-value="PT06H47M05S">
            <text:p>06:47:05</text:p>
          </table:table-cell>
          <table:table-cell table:style-name="ce54" office:value-type="time" office:time-value="PT19H46M41S">
            <text:p>19:46:41</text:p>
          </table:table-cell>
          <table:table-cell table:style-name="ce55" table:formula="of:=[.U857]-[.T857]" office:value-type="float" office:value="0.541388888888889">
            <text:p>12:59:36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58]" office:value-type="date" office:date-value="2018-04-03">
            <text:p>Di, </text:p>
          </table:table-cell>
          <table:table-cell table:style-name="ce8" office:value-type="date" office:date-value="2018-04-03">
            <text:p>03.04.2018</text:p>
          </table:table-cell>
          <table:table-cell table:style-name="ce12" office:value-type="string">
            <text:p>8.28V</text:p>
          </table:table-cell>
          <table:table-cell table:style-name="ce18"/>
          <table:table-cell table:style-name="ce8" table:number-columns-repeated="2"/>
          <table:table-cell table:style-name="ce28" office:value-type="time" office:time-value="PT06H52M07S">
            <text:p>06:52:07</text:p>
          </table:table-cell>
          <table:table-cell table:style-name="ce35" office:value-type="time" office:time-value="PT19H52M42S">
            <text:p>19:52:42</text:p>
          </table:table-cell>
          <table:table-cell table:style-name="ce41" table:formula="of:=[.H858]-[.G858]" office:value-type="float" office:value="0.542071759259259">
            <text:p>13:00:35</text:p>
          </table:table-cell>
          <table:table-cell table:style-name="ce44" office:value-type="float" office:value="0.284027777777778">
            <text:p>6:49</text:p>
          </table:table-cell>
          <table:table-cell table:style-name="ce44" office:value-type="float" office:value="0.826388888888889">
            <text:p>19:50</text:p>
          </table:table-cell>
          <table:table-cell table:style-name="ce44" table:formula="of:=[.K858]-[.J858]" office:value-type="float" office:value="0.542361111111111">
            <text:p>13:01</text:p>
          </table:table-cell>
          <table:table-cell table:style-name="ce28" office:value-type="time" office:time-value="PT06H45M55S">
            <text:p>06:45:55</text:p>
          </table:table-cell>
          <table:table-cell table:style-name="ce54" office:value-type="time" office:time-value="PT19H51M48S">
            <text:p>19:51:48</text:p>
          </table:table-cell>
          <table:table-cell table:style-name="ce55" table:formula="of:=[.N858]-[.M858]" office:value-type="float" office:value="0.545752314814815">
            <text:p>13:05:53</text:p>
          </table:table-cell>
          <table:table-cell table:style-name="ce58" office:value-type="float" office:value="0.283333333333333">
            <text:p>6:48</text:p>
          </table:table-cell>
          <table:table-cell table:style-name="ce44" office:value-type="float" office:value="0.824305555555556">
            <text:p>19:47</text:p>
          </table:table-cell>
          <table:table-cell table:style-name="ce44" table:formula="of:=[.Q858]-[.P858]" office:value-type="float" office:value="0.540972222222222">
            <text:p>12:59</text:p>
          </table:table-cell>
          <table:table-cell table:style-name="ce63"/>
          <table:table-cell table:style-name="ce28" office:value-type="time" office:time-value="PT06H45M03S">
            <text:p>06:45:03</text:p>
          </table:table-cell>
          <table:table-cell table:style-name="ce54" office:value-type="time" office:time-value="PT19H48M08S">
            <text:p>19:48:08</text:p>
          </table:table-cell>
          <table:table-cell table:style-name="ce55" table:formula="of:=[.U858]-[.T858]" office:value-type="float" office:value="0.54380787037037">
            <text:p>13:03:05</text:p>
          </table:table-cell>
          <table:table-cell table:style-name="ce70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85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59]" office:value-type="date" office:date-value="2018-04-04">
            <text:p>Mi, </text:p>
          </table:table-cell>
          <table:table-cell table:style-name="ce8" office:value-type="date" office:date-value="2018-04-04">
            <text:p>04.04.2018</text:p>
          </table:table-cell>
          <table:table-cell table:style-name="ce12" office:value-type="string">
            <text:p>25.8V</text:p>
          </table:table-cell>
          <table:table-cell table:style-name="ce18"/>
          <table:table-cell table:style-name="ce8" table:number-columns-repeated="2"/>
          <table:table-cell table:style-name="ce28" office:value-type="time" office:time-value="PT06H50M07S">
            <text:p>06:50:07</text:p>
          </table:table-cell>
          <table:table-cell table:style-name="ce35" office:value-type="time" office:time-value="PT19H54M06S">
            <text:p>19:54:06</text:p>
          </table:table-cell>
          <table:table-cell table:style-name="ce41" table:formula="of:=[.H859]-[.G859]" office:value-type="float" office:value="0.54443287037037">
            <text:p>13:03:59</text:p>
          </table:table-cell>
          <table:table-cell table:style-name="ce44" office:value-type="float" office:value="0.282638888888889">
            <text:p>6:47</text:p>
          </table:table-cell>
          <table:table-cell table:style-name="ce44" office:value-type="float" office:value="0.827083333333333">
            <text:p>19:51</text:p>
          </table:table-cell>
          <table:table-cell table:style-name="ce44" table:formula="of:=[.K859]-[.J859]" office:value-type="float" office:value="0.544444444444445">
            <text:p>13:04</text:p>
          </table:table-cell>
          <table:table-cell table:style-name="ce28" office:value-type="time" office:time-value="PT06H43M48S">
            <text:p>06:43:48</text:p>
          </table:table-cell>
          <table:table-cell table:style-name="ce54" office:value-type="time" office:time-value="PT19H53M20S">
            <text:p>19:53:20</text:p>
          </table:table-cell>
          <table:table-cell table:style-name="ce55" table:formula="of:=[.N859]-[.M859]" office:value-type="float" office:value="0.548287037037037">
            <text:p>13:09:32</text:p>
          </table:table-cell>
          <table:table-cell table:style-name="ce58" office:value-type="float" office:value="0.281944444444444">
            <text:p>6:46</text:p>
          </table:table-cell>
          <table:table-cell table:style-name="ce44" office:value-type="float" office:value="0.825">
            <text:p>19:48</text:p>
          </table:table-cell>
          <table:table-cell table:style-name="ce44" table:formula="of:=[.Q859]-[.P859]" office:value-type="float" office:value="0.543055555555556">
            <text:p>13:02</text:p>
          </table:table-cell>
          <table:table-cell table:style-name="ce63"/>
          <table:table-cell table:style-name="ce28" office:value-type="time" office:time-value="PT06H43M01S">
            <text:p>06:43:01</text:p>
          </table:table-cell>
          <table:table-cell table:style-name="ce54" office:value-type="time" office:time-value="PT19H49M35S">
            <text:p>19:49:35</text:p>
          </table:table-cell>
          <table:table-cell table:style-name="ce55" table:formula="of:=[.U859]-[.T859]" office:value-type="float" office:value="0.546226851851852">
            <text:p>13:06:34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60]" office:value-type="date" office:date-value="2018-04-05">
            <text:p>Do, </text:p>
          </table:table-cell>
          <table:table-cell table:style-name="ce8" office:value-type="date" office:date-value="2018-04-05">
            <text:p>05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48M08S">
            <text:p>06:48:08</text:p>
          </table:table-cell>
          <table:table-cell table:style-name="ce35" office:value-type="time" office:time-value="PT19H55M31S">
            <text:p>19:55:31</text:p>
          </table:table-cell>
          <table:table-cell table:style-name="ce41" table:formula="of:=[.H860]-[.G860]" office:value-type="float" office:value="0.546793981481482">
            <text:p>13:07:23</text:p>
          </table:table-cell>
          <table:table-cell table:style-name="ce44" office:value-type="float" office:value="0.28125">
            <text:p>6:45</text:p>
          </table:table-cell>
          <table:table-cell table:style-name="ce44" office:value-type="float" office:value="0.828472222222222">
            <text:p>19:53</text:p>
          </table:table-cell>
          <table:table-cell table:style-name="ce44" table:formula="of:=[.K860]-[.J860]" office:value-type="float" office:value="0.547222222222222">
            <text:p>13:08</text:p>
          </table:table-cell>
          <table:table-cell table:style-name="ce28" office:value-type="time" office:time-value="PT06H41M42S">
            <text:p>06:41:42</text:p>
          </table:table-cell>
          <table:table-cell table:style-name="ce54" office:value-type="time" office:time-value="PT19H54M52S">
            <text:p>19:54:52</text:p>
          </table:table-cell>
          <table:table-cell table:style-name="ce55" table:formula="of:=[.N860]-[.M860]" office:value-type="float" office:value="0.550810185185185">
            <text:p>13:13:10</text:p>
          </table:table-cell>
          <table:table-cell table:style-name="ce58" office:value-type="float" office:value="0.280555555555556">
            <text:p>6:44</text:p>
          </table:table-cell>
          <table:table-cell table:style-name="ce44" office:value-type="float" office:value="0.826388888888889">
            <text:p>19:50</text:p>
          </table:table-cell>
          <table:table-cell table:style-name="ce44" table:formula="of:=[.Q860]-[.P860]" office:value-type="float" office:value="0.545833333333333">
            <text:p>13:06</text:p>
          </table:table-cell>
          <table:table-cell table:style-name="ce63"/>
          <table:table-cell table:style-name="ce28" office:value-type="time" office:time-value="PT06H40M59S">
            <text:p>06:40:59</text:p>
          </table:table-cell>
          <table:table-cell table:style-name="ce54" office:value-type="time" office:time-value="PT19H51M02S">
            <text:p>19:51:02</text:p>
          </table:table-cell>
          <table:table-cell table:style-name="ce55" table:formula="of:=[.U860]-[.T860]" office:value-type="float" office:value="0.548645833333333">
            <text:p>13:10:03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61]" office:value-type="date" office:date-value="2018-04-06">
            <text:p>Fr, </text:p>
          </table:table-cell>
          <table:table-cell table:style-name="ce8" office:value-type="date" office:date-value="2018-04-06">
            <text:p>06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46M09S">
            <text:p>06:46:09</text:p>
          </table:table-cell>
          <table:table-cell table:style-name="ce35" office:value-type="time" office:time-value="PT19H56M56S">
            <text:p>19:56:56</text:p>
          </table:table-cell>
          <table:table-cell table:style-name="ce41" table:formula="of:=[.H861]-[.G861]" office:value-type="float" office:value="0.549155092592593">
            <text:p>13:10:47</text:p>
          </table:table-cell>
          <table:table-cell table:style-name="ce44" office:value-type="float" office:value="0.279861111111111">
            <text:p>6:43</text:p>
          </table:table-cell>
          <table:table-cell table:style-name="ce44" office:value-type="float" office:value="0.829166666666667">
            <text:p>19:54</text:p>
          </table:table-cell>
          <table:table-cell table:style-name="ce44" table:formula="of:=[.K861]-[.J861]" office:value-type="float" office:value="0.549305555555555">
            <text:p>13:11</text:p>
          </table:table-cell>
          <table:table-cell table:style-name="ce28" office:value-type="time" office:time-value="PT06H39M36S">
            <text:p>06:39:36</text:p>
          </table:table-cell>
          <table:table-cell table:style-name="ce54" office:value-type="time" office:time-value="PT19H56M24S">
            <text:p>19:56:24</text:p>
          </table:table-cell>
          <table:table-cell table:style-name="ce55" table:formula="of:=[.N861]-[.M861]" office:value-type="float" office:value="0.553333333333333">
            <text:p>13:16:48</text:p>
          </table:table-cell>
          <table:table-cell table:style-name="ce58" office:value-type="float" office:value="0.279166666666667">
            <text:p>6:42</text:p>
          </table:table-cell>
          <table:table-cell table:style-name="ce44" office:value-type="float" office:value="0.827083333333333">
            <text:p>19:51</text:p>
          </table:table-cell>
          <table:table-cell table:style-name="ce44" table:formula="of:=[.Q861]-[.P861]" office:value-type="float" office:value="0.547916666666667">
            <text:p>13:09</text:p>
          </table:table-cell>
          <table:table-cell table:style-name="ce63"/>
          <table:table-cell table:style-name="ce28" office:value-type="time" office:time-value="PT06H38M59S">
            <text:p>06:38:59</text:p>
          </table:table-cell>
          <table:table-cell table:style-name="ce54" office:value-type="time" office:time-value="PT19H52M29S">
            <text:p>19:52:29</text:p>
          </table:table-cell>
          <table:table-cell table:style-name="ce55" table:formula="of:=[.U861]-[.T861]" office:value-type="float" office:value="0.551041666666667">
            <text:p>13:13:30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4" table:formula="of:=[.B862]" office:value-type="date" office:date-value="2018-04-07">
            <text:p>Sa, </text:p>
          </table:table-cell>
          <table:table-cell table:style-name="ce7" office:value-type="date" office:date-value="2018-04-07">
            <text:p>07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44M10S">
            <text:p>06:44:10</text:p>
          </table:table-cell>
          <table:table-cell table:style-name="ce34" office:value-type="time" office:time-value="PT19H58M21S">
            <text:p>19:58:21</text:p>
          </table:table-cell>
          <table:table-cell table:style-name="ce40" table:formula="of:=[.H862]-[.G862]" office:value-type="float" office:value="0.551516203703704">
            <text:p>13:14:11</text:p>
          </table:table-cell>
          <table:table-cell table:style-name="ce43" office:value-type="float" office:value="0.278472222222222">
            <text:p>6:41</text:p>
          </table:table-cell>
          <table:table-cell table:style-name="ce43" office:value-type="float" office:value="0.830555555555556">
            <text:p>19:56</text:p>
          </table:table-cell>
          <table:table-cell table:style-name="ce43" table:formula="of:=[.K862]-[.J862]" office:value-type="float" office:value="0.552083333333333">
            <text:p>13:15</text:p>
          </table:table-cell>
          <table:table-cell table:style-name="ce27" office:value-type="time" office:time-value="PT06H37M30S">
            <text:p>06:37:30</text:p>
          </table:table-cell>
          <table:table-cell table:style-name="ce50" office:value-type="time" office:time-value="PT19H57M56S">
            <text:p>19:57:56</text:p>
          </table:table-cell>
          <table:table-cell table:style-name="ce53" table:formula="of:=[.N862]-[.M862]" office:value-type="float" office:value="0.555856481481481">
            <text:p>13:20:26</text:p>
          </table:table-cell>
          <table:table-cell table:style-name="ce57" office:value-type="float" office:value="0.277777777777778">
            <text:p>6:40</text:p>
          </table:table-cell>
          <table:table-cell table:style-name="ce43" office:value-type="float" office:value="0.827777777777778">
            <text:p>19:52</text:p>
          </table:table-cell>
          <table:table-cell table:style-name="ce43" table:formula="of:=[.Q862]-[.P862]" office:value-type="float" office:value="0.55">
            <text:p>13:12</text:p>
          </table:table-cell>
          <table:table-cell table:style-name="ce62"/>
          <table:table-cell table:style-name="ce27" office:value-type="time" office:time-value="PT06H36M58S">
            <text:p>06:36:58</text:p>
          </table:table-cell>
          <table:table-cell table:style-name="ce50" office:value-type="time" office:time-value="PT19H53M56S">
            <text:p>19:53:56</text:p>
          </table:table-cell>
          <table:table-cell table:style-name="ce53" table:formula="of:=[.U862]-[.T862]" office:value-type="float" office:value="0.553449074074074">
            <text:p>13:16:58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63]" office:value-type="date" office:date-value="2018-04-08">
            <text:p>So, </text:p>
          </table:table-cell>
          <table:table-cell table:style-name="ce7" office:value-type="date" office:date-value="2018-04-08">
            <text:p>08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42M12S">
            <text:p>06:42:12</text:p>
          </table:table-cell>
          <table:table-cell table:style-name="ce34" office:value-type="time" office:time-value="PT19H59M46S">
            <text:p>19:59:46</text:p>
          </table:table-cell>
          <table:table-cell table:style-name="ce40" table:formula="of:=[.H863]-[.G863]" office:value-type="float" office:value="0.553865740740741">
            <text:p>13:17:34</text:p>
          </table:table-cell>
          <table:table-cell table:style-name="ce43" office:value-type="float" office:value="0.277083333333333">
            <text:p>6:39</text:p>
          </table:table-cell>
          <table:table-cell table:style-name="ce43" office:value-type="float" office:value="0.831944444444444">
            <text:p>19:58</text:p>
          </table:table-cell>
          <table:table-cell table:style-name="ce43" table:formula="of:=[.K863]-[.J863]" office:value-type="float" office:value="0.554861111111111">
            <text:p>13:19</text:p>
          </table:table-cell>
          <table:table-cell table:style-name="ce27" office:value-type="time" office:time-value="PT06H35M25S">
            <text:p>06:35:25</text:p>
          </table:table-cell>
          <table:table-cell table:style-name="ce50" office:value-type="time" office:time-value="PT19H59M28S">
            <text:p>19:59:28</text:p>
          </table:table-cell>
          <table:table-cell table:style-name="ce53" table:formula="of:=[.N863]-[.M863]" office:value-type="float" office:value="0.558368055555555">
            <text:p>13:24:03</text:p>
          </table:table-cell>
          <table:table-cell table:style-name="ce57" office:value-type="float" office:value="0.276388888888889">
            <text:p>6:38</text:p>
          </table:table-cell>
          <table:table-cell table:style-name="ce43" office:value-type="float" office:value="0.829166666666667">
            <text:p>19:54</text:p>
          </table:table-cell>
          <table:table-cell table:style-name="ce43" table:formula="of:=[.Q863]-[.P863]" office:value-type="float" office:value="0.552777777777778">
            <text:p>13:16</text:p>
          </table:table-cell>
          <table:table-cell table:style-name="ce62"/>
          <table:table-cell table:style-name="ce27" office:value-type="time" office:time-value="PT06H34M58S">
            <text:p>06:34:58</text:p>
          </table:table-cell>
          <table:table-cell table:style-name="ce50" office:value-type="time" office:time-value="PT19H55M23S">
            <text:p>19:55:23</text:p>
          </table:table-cell>
          <table:table-cell table:style-name="ce53" table:formula="of:=[.U863]-[.T863]" office:value-type="float" office:value="0.555844907407407">
            <text:p>13:20:25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5" table:formula="of:=[.B864]" office:value-type="date" office:date-value="2018-04-09">
            <text:p>Mo, </text:p>
          </table:table-cell>
          <table:table-cell table:style-name="ce8" office:value-type="date" office:date-value="2018-04-09">
            <text:p>09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40M14S">
            <text:p>06:40:14</text:p>
          </table:table-cell>
          <table:table-cell table:style-name="ce35" office:value-type="time" office:time-value="PT20H01M11S">
            <text:p>20:01:11</text:p>
          </table:table-cell>
          <table:table-cell table:style-name="ce41" table:formula="of:=[.H864]-[.G864]" office:value-type="float" office:value="0.556215277777778">
            <text:p>13:20:57</text:p>
          </table:table-cell>
          <table:table-cell table:style-name="ce44" office:value-type="float" office:value="0.275694444444444">
            <text:p>6:37</text:p>
          </table:table-cell>
          <table:table-cell table:style-name="ce44" office:value-type="float" office:value="0.832638888888889">
            <text:p>19:59</text:p>
          </table:table-cell>
          <table:table-cell table:style-name="ce44" table:formula="of:=[.K864]-[.J864]" office:value-type="float" office:value="0.556944444444444">
            <text:p>13:22</text:p>
          </table:table-cell>
          <table:table-cell table:style-name="ce28" office:value-type="time" office:time-value="PT06H33M20S">
            <text:p>06:33:20</text:p>
          </table:table-cell>
          <table:table-cell table:style-name="ce54" office:value-type="time" office:time-value="PT20H01M00S">
            <text:p>20:01:00</text:p>
          </table:table-cell>
          <table:table-cell table:style-name="ce55" table:formula="of:=[.N864]-[.M864]" office:value-type="float" office:value="0.56087962962963">
            <text:p>13:27:40</text:p>
          </table:table-cell>
          <table:table-cell table:style-name="ce58" office:value-type="float" office:value="0.275">
            <text:p>6:36</text:p>
          </table:table-cell>
          <table:table-cell table:style-name="ce44" office:value-type="float" office:value="0.829861111111111">
            <text:p>19:55</text:p>
          </table:table-cell>
          <table:table-cell table:style-name="ce44" table:formula="of:=[.Q864]-[.P864]" office:value-type="float" office:value="0.554861111111111">
            <text:p>13:19</text:p>
          </table:table-cell>
          <table:table-cell table:style-name="ce63"/>
          <table:table-cell table:style-name="ce28" office:value-type="time" office:time-value="PT06H32M58S">
            <text:p>06:32:58</text:p>
          </table:table-cell>
          <table:table-cell table:style-name="ce54" office:value-type="time" office:time-value="PT19H56M50S">
            <text:p>19:56:50</text:p>
          </table:table-cell>
          <table:table-cell table:style-name="ce55" table:formula="of:=[.U864]-[.T864]" office:value-type="float" office:value="0.558240740740741">
            <text:p>13:23:52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65]" office:value-type="date" office:date-value="2018-04-10">
            <text:p>Di, </text:p>
          </table:table-cell>
          <table:table-cell table:style-name="ce8" office:value-type="date" office:date-value="2018-04-10">
            <text:p>10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38M17S">
            <text:p>06:38:17</text:p>
          </table:table-cell>
          <table:table-cell table:style-name="ce35" office:value-type="time" office:time-value="PT20H02M36S">
            <text:p>20:02:36</text:p>
          </table:table-cell>
          <table:table-cell table:style-name="ce41" table:formula="of:=[.H865]-[.G865]" office:value-type="float" office:value="0.558553240740741">
            <text:p>13:24:19</text:p>
          </table:table-cell>
          <table:table-cell table:style-name="ce44" office:value-type="float" office:value="0.273611111111111">
            <text:p>6:34</text:p>
          </table:table-cell>
          <table:table-cell table:style-name="ce44" office:value-type="float" office:value="0.834027777777778">
            <text:p>20:01</text:p>
          </table:table-cell>
          <table:table-cell table:style-name="ce44" table:formula="of:=[.K865]-[.J865]" office:value-type="float" office:value="0.560416666666667">
            <text:p>13:27</text:p>
          </table:table-cell>
          <table:table-cell table:style-name="ce28" office:value-type="time" office:time-value="PT06H31M16S">
            <text:p>06:31:16</text:p>
          </table:table-cell>
          <table:table-cell table:style-name="ce54" office:value-type="time" office:time-value="PT20H02M32S">
            <text:p>20:02:32</text:p>
          </table:table-cell>
          <table:table-cell table:style-name="ce55" table:formula="of:=[.N865]-[.M865]" office:value-type="float" office:value="0.56337962962963">
            <text:p>13:31:16</text:p>
          </table:table-cell>
          <table:table-cell table:style-name="ce58" office:value-type="float" office:value="0.273611111111111">
            <text:p>6:34</text:p>
          </table:table-cell>
          <table:table-cell table:style-name="ce44" office:value-type="float" office:value="0.83125">
            <text:p>19:57</text:p>
          </table:table-cell>
          <table:table-cell table:style-name="ce44" table:formula="of:=[.Q865]-[.P865]" office:value-type="float" office:value="0.557638888888889">
            <text:p>13:23</text:p>
          </table:table-cell>
          <table:table-cell table:style-name="ce63"/>
          <table:table-cell table:style-name="ce28" office:value-type="time" office:time-value="PT06H30M59S">
            <text:p>06:30:59</text:p>
          </table:table-cell>
          <table:table-cell table:style-name="ce54" office:value-type="time" office:time-value="PT19H58M17S">
            <text:p>19:58:17</text:p>
          </table:table-cell>
          <table:table-cell table:style-name="ce55" table:formula="of:=[.U865]-[.T865]" office:value-type="float" office:value="0.560625">
            <text:p>13:27:18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66]" office:value-type="date" office:date-value="2018-04-11">
            <text:p>Mi, </text:p>
          </table:table-cell>
          <table:table-cell table:style-name="ce8" office:value-type="date" office:date-value="2018-04-11">
            <text:p>11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36M20S">
            <text:p>06:36:20</text:p>
          </table:table-cell>
          <table:table-cell table:style-name="ce35" office:value-type="time" office:time-value="PT20H04M00S">
            <text:p>20:04:00</text:p>
          </table:table-cell>
          <table:table-cell table:style-name="ce41" table:formula="of:=[.H866]-[.G866]" office:value-type="float" office:value="0.56087962962963">
            <text:p>13:27:40</text:p>
          </table:table-cell>
          <table:table-cell table:style-name="ce44" office:value-type="float" office:value="0.272222222222222">
            <text:p>6:32</text:p>
          </table:table-cell>
          <table:table-cell table:style-name="ce44" office:value-type="float" office:value="0.834722222222222">
            <text:p>20:02</text:p>
          </table:table-cell>
          <table:table-cell table:style-name="ce44" table:formula="of:=[.K866]-[.J866]" office:value-type="float" office:value="0.5625">
            <text:p>13:30</text:p>
          </table:table-cell>
          <table:table-cell table:style-name="ce28" office:value-type="time" office:time-value="PT06H29M13S">
            <text:p>06:29:13</text:p>
          </table:table-cell>
          <table:table-cell table:style-name="ce54" office:value-type="time" office:time-value="PT20H04M04S">
            <text:p>20:04:04</text:p>
          </table:table-cell>
          <table:table-cell table:style-name="ce55" table:formula="of:=[.N866]-[.M866]" office:value-type="float" office:value="0.565868055555556">
            <text:p>13:34:51</text:p>
          </table:table-cell>
          <table:table-cell table:style-name="ce58" office:value-type="float" office:value="0.272222222222222">
            <text:p>6:32</text:p>
          </table:table-cell>
          <table:table-cell table:style-name="ce44" office:value-type="float" office:value="0.831944444444444">
            <text:p>19:58</text:p>
          </table:table-cell>
          <table:table-cell table:style-name="ce44" table:formula="of:=[.Q866]-[.P866]" office:value-type="float" office:value="0.559722222222222">
            <text:p>13:26</text:p>
          </table:table-cell>
          <table:table-cell table:style-name="ce63"/>
          <table:table-cell table:style-name="ce28" office:value-type="time" office:time-value="PT06H29M01S">
            <text:p>06:29:01</text:p>
          </table:table-cell>
          <table:table-cell table:style-name="ce54" office:value-type="time" office:time-value="PT19H59M44S">
            <text:p>19:59:44</text:p>
          </table:table-cell>
          <table:table-cell table:style-name="ce55" table:formula="of:=[.U866]-[.T866]" office:value-type="float" office:value="0.562997685185185">
            <text:p>13:30:43</text:p>
          </table:table-cell>
          <table:table-cell table:style-name="ce70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85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93" office:value-type="string">
            <text:p>X</text:p>
          </table:table-cell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67]" office:value-type="date" office:date-value="2018-04-12">
            <text:p>Do, </text:p>
          </table:table-cell>
          <table:table-cell table:style-name="ce8" office:value-type="date" office:date-value="2018-04-12">
            <text:p>12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34M24S">
            <text:p>06:34:24</text:p>
          </table:table-cell>
          <table:table-cell table:style-name="ce35" office:value-type="time" office:time-value="PT20H05M25S">
            <text:p>20:05:25</text:p>
          </table:table-cell>
          <table:table-cell table:style-name="ce41" table:formula="of:=[.H867]-[.G867]" office:value-type="float" office:value="0.563206018518519">
            <text:p>13:31:01</text:p>
          </table:table-cell>
          <table:table-cell table:style-name="ce44" office:value-type="float" office:value="0.270833333333333">
            <text:p>6:30</text:p>
          </table:table-cell>
          <table:table-cell table:style-name="ce44" office:value-type="float" office:value="0.836111111111111">
            <text:p>20:04</text:p>
          </table:table-cell>
          <table:table-cell table:style-name="ce44" table:formula="of:=[.K867]-[.J867]" office:value-type="float" office:value="0.565277777777778">
            <text:p>13:34</text:p>
          </table:table-cell>
          <table:table-cell table:style-name="ce28" office:value-type="time" office:time-value="PT06H27M10S">
            <text:p>06:27:10</text:p>
          </table:table-cell>
          <table:table-cell table:style-name="ce54" office:value-type="time" office:time-value="PT20H05M36S">
            <text:p>20:05:36</text:p>
          </table:table-cell>
          <table:table-cell table:style-name="ce55" table:formula="of:=[.N867]-[.M867]" office:value-type="float" office:value="0.568356481481481">
            <text:p>13:38:26</text:p>
          </table:table-cell>
          <table:table-cell table:style-name="ce58" office:value-type="float" office:value="0.270833333333333">
            <text:p>6:30</text:p>
          </table:table-cell>
          <table:table-cell table:style-name="ce44" office:value-type="float" office:value="0.833333333333333">
            <text:p>20:00</text:p>
          </table:table-cell>
          <table:table-cell table:style-name="ce44" table:formula="of:=[.Q867]-[.P867]" office:value-type="float" office:value="0.5625">
            <text:p>13:30</text:p>
          </table:table-cell>
          <table:table-cell table:style-name="ce63"/>
          <table:table-cell table:style-name="ce28" office:value-type="time" office:time-value="PT06H27M03S">
            <text:p>06:27:03</text:p>
          </table:table-cell>
          <table:table-cell table:style-name="ce54" office:value-type="time" office:time-value="PT20H01M11S">
            <text:p>20:01:11</text:p>
          </table:table-cell>
          <table:table-cell table:style-name="ce55" table:formula="of:=[.U867]-[.T867]" office:value-type="float" office:value="0.56537037037037">
            <text:p>13:34:08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68]" office:value-type="date" office:date-value="2018-04-13">
            <text:p>Fr, </text:p>
          </table:table-cell>
          <table:table-cell table:style-name="ce8" office:value-type="date" office:date-value="2018-04-13">
            <text:p>13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32M29S">
            <text:p>06:32:29</text:p>
          </table:table-cell>
          <table:table-cell table:style-name="ce35" office:value-type="time" office:time-value="PT20H06M50S">
            <text:p>20:06:50</text:p>
          </table:table-cell>
          <table:table-cell table:style-name="ce41" table:formula="of:=[.H868]-[.G868]" office:value-type="float" office:value="0.565520833333333">
            <text:p>13:34:21</text:p>
          </table:table-cell>
          <table:table-cell table:style-name="ce44" office:value-type="float" office:value="0.269444444444444">
            <text:p>6:28</text:p>
          </table:table-cell>
          <table:table-cell table:style-name="ce44" office:value-type="float" office:value="0.836805555555555">
            <text:p>20:05</text:p>
          </table:table-cell>
          <table:table-cell table:style-name="ce44" table:formula="of:=[.K868]-[.J868]" office:value-type="float" office:value="0.567361111111111">
            <text:p>13:37</text:p>
          </table:table-cell>
          <table:table-cell table:style-name="ce28" office:value-type="time" office:time-value="PT06H25M07S">
            <text:p>06:25:07</text:p>
          </table:table-cell>
          <table:table-cell table:style-name="ce54" office:value-type="time" office:time-value="PT20H07M08S">
            <text:p>20:07:08</text:p>
          </table:table-cell>
          <table:table-cell table:style-name="ce55" table:formula="of:=[.N868]-[.M868]" office:value-type="float" office:value="0.570844907407408">
            <text:p>13:42:01</text:p>
          </table:table-cell>
          <table:table-cell table:style-name="ce58" office:value-type="float" office:value="0.269444444444444">
            <text:p>6:28</text:p>
          </table:table-cell>
          <table:table-cell table:style-name="ce44" office:value-type="float" office:value="0.834027777777778">
            <text:p>20:01</text:p>
          </table:table-cell>
          <table:table-cell table:style-name="ce44" table:formula="of:=[.Q868]-[.P868]" office:value-type="float" office:value="0.564583333333333">
            <text:p>13:33</text:p>
          </table:table-cell>
          <table:table-cell table:style-name="ce63"/>
          <table:table-cell table:style-name="ce28" office:value-type="time" office:time-value="PT06H25M06S">
            <text:p>06:25:06</text:p>
          </table:table-cell>
          <table:table-cell table:style-name="ce54" office:value-type="time" office:time-value="PT20H02M37S">
            <text:p>20:02:37</text:p>
          </table:table-cell>
          <table:table-cell table:style-name="ce55" table:formula="of:=[.U868]-[.T868]" office:value-type="float" office:value="0.567719907407408">
            <text:p>13:37:31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4" table:formula="of:=[.B869]" office:value-type="date" office:date-value="2018-04-14">
            <text:p>Sa, </text:p>
          </table:table-cell>
          <table:table-cell table:style-name="ce7" office:value-type="date" office:date-value="2018-04-14">
            <text:p>14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30M34S">
            <text:p>06:30:34</text:p>
          </table:table-cell>
          <table:table-cell table:style-name="ce34" office:value-type="time" office:time-value="PT20H08M15S">
            <text:p>20:08:15</text:p>
          </table:table-cell>
          <table:table-cell table:style-name="ce40" table:formula="of:=[.H869]-[.G869]" office:value-type="float" office:value="0.567835648148148">
            <text:p>13:37:41</text:p>
          </table:table-cell>
          <table:table-cell table:style-name="ce43" office:value-type="float" office:value="0.268055555555556">
            <text:p>6:26</text:p>
          </table:table-cell>
          <table:table-cell table:style-name="ce43" office:value-type="float" office:value="0.838194444444444">
            <text:p>20:07</text:p>
          </table:table-cell>
          <table:table-cell table:style-name="ce43" table:formula="of:=[.K869]-[.J869]" office:value-type="float" office:value="0.570138888888889">
            <text:p>13:41</text:p>
          </table:table-cell>
          <table:table-cell table:style-name="ce27" office:value-type="time" office:time-value="PT06H23M05S">
            <text:p>06:23:05</text:p>
          </table:table-cell>
          <table:table-cell table:style-name="ce50" office:value-type="time" office:time-value="PT20H08M40S">
            <text:p>20:08:40</text:p>
          </table:table-cell>
          <table:table-cell table:style-name="ce53" table:formula="of:=[.N869]-[.M869]" office:value-type="float" office:value="0.573321759259259">
            <text:p>13:45:35</text:p>
          </table:table-cell>
          <table:table-cell table:style-name="ce57" office:value-type="float" office:value="0.268055555555556">
            <text:p>6:26</text:p>
          </table:table-cell>
          <table:table-cell table:style-name="ce43" office:value-type="float" office:value="0.835416666666667">
            <text:p>20:03</text:p>
          </table:table-cell>
          <table:table-cell table:style-name="ce43" table:formula="of:=[.Q869]-[.P869]" office:value-type="float" office:value="0.567361111111111">
            <text:p>13:37</text:p>
          </table:table-cell>
          <table:table-cell table:style-name="ce62"/>
          <table:table-cell table:style-name="ce27" office:value-type="time" office:time-value="PT06H23M09S">
            <text:p>06:23:09</text:p>
          </table:table-cell>
          <table:table-cell table:style-name="ce50" office:value-type="time" office:time-value="PT20H04M04S">
            <text:p>20:04:04</text:p>
          </table:table-cell>
          <table:table-cell table:style-name="ce53" table:formula="of:=[.U869]-[.T869]" office:value-type="float" office:value="0.570081018518519">
            <text:p>13:40:55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70]" office:value-type="date" office:date-value="2018-04-15">
            <text:p>So, </text:p>
          </table:table-cell>
          <table:table-cell table:style-name="ce7" office:value-type="date" office:date-value="2018-04-15">
            <text:p>15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28M40S">
            <text:p>06:28:40</text:p>
          </table:table-cell>
          <table:table-cell table:style-name="ce34" office:value-type="time" office:time-value="PT20H09M40S">
            <text:p>20:09:40</text:p>
          </table:table-cell>
          <table:table-cell table:style-name="ce40" table:formula="of:=[.H870]-[.G870]" office:value-type="float" office:value="0.570138888888889">
            <text:p>13:41:00</text:p>
          </table:table-cell>
          <table:table-cell table:style-name="ce43" office:value-type="float" office:value="0.266666666666667">
            <text:p>6:24</text:p>
          </table:table-cell>
          <table:table-cell table:style-name="ce43" office:value-type="float" office:value="0.838888888888889">
            <text:p>20:08</text:p>
          </table:table-cell>
          <table:table-cell table:style-name="ce43" table:formula="of:=[.K870]-[.J870]" office:value-type="float" office:value="0.572222222222222">
            <text:p>13:44</text:p>
          </table:table-cell>
          <table:table-cell table:style-name="ce27" office:value-type="time" office:time-value="PT06H21M04S">
            <text:p>06:21:04</text:p>
          </table:table-cell>
          <table:table-cell table:style-name="ce50" office:value-type="time" office:time-value="PT20H10M12S">
            <text:p>20:10:12</text:p>
          </table:table-cell>
          <table:table-cell table:style-name="ce53" table:formula="of:=[.N870]-[.M870]" office:value-type="float" office:value="0.575787037037037">
            <text:p>13:49:08</text:p>
          </table:table-cell>
          <table:table-cell table:style-name="ce57" office:value-type="float" office:value="0.267361111111111">
            <text:p>6:25</text:p>
          </table:table-cell>
          <table:table-cell table:style-name="ce43" office:value-type="float" office:value="0.836111111111111">
            <text:p>20:04</text:p>
          </table:table-cell>
          <table:table-cell table:style-name="ce43" table:formula="of:=[.Q870]-[.P870]" office:value-type="float" office:value="0.56875">
            <text:p>13:39</text:p>
          </table:table-cell>
          <table:table-cell table:style-name="ce62"/>
          <table:table-cell table:style-name="ce27" office:value-type="time" office:time-value="PT06H21M13S">
            <text:p>06:21:13</text:p>
          </table:table-cell>
          <table:table-cell table:style-name="ce50" office:value-type="time" office:time-value="PT20H05M31S">
            <text:p>20:05:31</text:p>
          </table:table-cell>
          <table:table-cell table:style-name="ce53" table:formula="of:=[.U870]-[.T870]" office:value-type="float" office:value="0.572430555555556">
            <text:p>13:44:18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5" table:formula="of:=[.B871]" office:value-type="date" office:date-value="2018-04-16">
            <text:p>Mo, </text:p>
          </table:table-cell>
          <table:table-cell table:style-name="ce8" office:value-type="date" office:date-value="2018-04-16">
            <text:p>16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26M46S">
            <text:p>06:26:46</text:p>
          </table:table-cell>
          <table:table-cell table:style-name="ce35" office:value-type="time" office:time-value="PT20H11M05S">
            <text:p>20:11:05</text:p>
          </table:table-cell>
          <table:table-cell table:style-name="ce41" table:formula="of:=[.H871]-[.G871]" office:value-type="float" office:value="0.57244212962963">
            <text:p>13:44:19</text:p>
          </table:table-cell>
          <table:table-cell table:style-name="ce44" office:value-type="float" office:value="0.265277777777778">
            <text:p>6:22</text:p>
          </table:table-cell>
          <table:table-cell table:style-name="ce44" office:value-type="float" office:value="0.840277777777778">
            <text:p>20:10</text:p>
          </table:table-cell>
          <table:table-cell table:style-name="ce44" table:formula="of:=[.K871]-[.J871]" office:value-type="float" office:value="0.575">
            <text:p>13:48</text:p>
          </table:table-cell>
          <table:table-cell table:style-name="ce28" office:value-type="time" office:time-value="PT06H19M04S">
            <text:p>06:19:04</text:p>
          </table:table-cell>
          <table:table-cell table:style-name="ce54" office:value-type="time" office:time-value="PT20H11M44S">
            <text:p>20:11:44</text:p>
          </table:table-cell>
          <table:table-cell table:style-name="ce55" table:formula="of:=[.N871]-[.M871]" office:value-type="float" office:value="0.578240740740741">
            <text:p>13:52:40</text:p>
          </table:table-cell>
          <table:table-cell table:style-name="ce58" office:value-type="float" office:value="0.265972222222222">
            <text:p>6:23</text:p>
          </table:table-cell>
          <table:table-cell table:style-name="ce44" office:value-type="float" office:value="0.836805555555555">
            <text:p>20:05</text:p>
          </table:table-cell>
          <table:table-cell table:style-name="ce44" table:formula="of:=[.Q871]-[.P871]" office:value-type="float" office:value="0.570833333333333">
            <text:p>13:42</text:p>
          </table:table-cell>
          <table:table-cell table:style-name="ce63"/>
          <table:table-cell table:style-name="ce28" office:value-type="time" office:time-value="PT06H19M18S">
            <text:p>06:19:18</text:p>
          </table:table-cell>
          <table:table-cell table:style-name="ce54" office:value-type="time" office:time-value="PT20H06M58S">
            <text:p>20:06:58</text:p>
          </table:table-cell>
          <table:table-cell table:style-name="ce55" table:formula="of:=[.U871]-[.T871]" office:value-type="float" office:value="0.574768518518519">
            <text:p>13:47:40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72]" office:value-type="date" office:date-value="2018-04-17">
            <text:p>Di, </text:p>
          </table:table-cell>
          <table:table-cell table:style-name="ce8" office:value-type="date" office:date-value="2018-04-17">
            <text:p>17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24M54S">
            <text:p>06:24:54</text:p>
          </table:table-cell>
          <table:table-cell table:style-name="ce35" office:value-type="time" office:time-value="PT20H12M29S">
            <text:p>20:12:29</text:p>
          </table:table-cell>
          <table:table-cell table:style-name="ce41" table:formula="of:=[.H872]-[.G872]" office:value-type="float" office:value="0.574710648148148">
            <text:p>13:47:35</text:p>
          </table:table-cell>
          <table:table-cell table:style-name="ce44" office:value-type="float" office:value="0.263888888888889">
            <text:p>6:20</text:p>
          </table:table-cell>
          <table:table-cell table:style-name="ce44" office:value-type="float" office:value="0.840972222222222">
            <text:p>20:11</text:p>
          </table:table-cell>
          <table:table-cell table:style-name="ce44" table:formula="of:=[.K872]-[.J872]" office:value-type="float" office:value="0.577083333333333">
            <text:p>13:51</text:p>
          </table:table-cell>
          <table:table-cell table:style-name="ce28" office:value-type="time" office:time-value="PT06H17M05S">
            <text:p>06:17:05</text:p>
          </table:table-cell>
          <table:table-cell table:style-name="ce54" office:value-type="time" office:time-value="PT20H13M16S">
            <text:p>20:13:16</text:p>
          </table:table-cell>
          <table:table-cell table:style-name="ce55" table:formula="of:=[.N872]-[.M872]" office:value-type="float" office:value="0.58068287037037">
            <text:p>13:56:11</text:p>
          </table:table-cell>
          <table:table-cell table:style-name="ce58" office:value-type="float" office:value="0.264583333333333">
            <text:p>6:21</text:p>
          </table:table-cell>
          <table:table-cell table:style-name="ce44" office:value-type="float" office:value="0.838194444444444">
            <text:p>20:07</text:p>
          </table:table-cell>
          <table:table-cell table:style-name="ce44" table:formula="of:=[.Q872]-[.P872]" office:value-type="float" office:value="0.573611111111111">
            <text:p>13:46</text:p>
          </table:table-cell>
          <table:table-cell table:style-name="ce63"/>
          <table:table-cell table:style-name="ce28" office:value-type="time" office:time-value="PT06H17M24S">
            <text:p>06:17:24</text:p>
          </table:table-cell>
          <table:table-cell table:style-name="ce54" office:value-type="time" office:time-value="PT20H08M25S">
            <text:p>20:08:25</text:p>
          </table:table-cell>
          <table:table-cell table:style-name="ce55" table:formula="of:=[.U872]-[.T872]" office:value-type="float" office:value="0.577094907407407">
            <text:p>13:51:01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73]" office:value-type="date" office:date-value="2018-04-18">
            <text:p>Mi, </text:p>
          </table:table-cell>
          <table:table-cell table:style-name="ce8" office:value-type="date" office:date-value="2018-04-18">
            <text:p>18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23M02S">
            <text:p>06:23:02</text:p>
          </table:table-cell>
          <table:table-cell table:style-name="ce35" office:value-type="time" office:time-value="PT20H13M54S">
            <text:p>20:13:54</text:p>
          </table:table-cell>
          <table:table-cell table:style-name="ce41" table:formula="of:=[.H873]-[.G873]" office:value-type="float" office:value="0.576990740740741">
            <text:p>13:50:52</text:p>
          </table:table-cell>
          <table:table-cell table:style-name="ce44" office:value-type="float" office:value="0.2625">
            <text:p>6:18</text:p>
          </table:table-cell>
          <table:table-cell table:style-name="ce44" office:value-type="float" office:value="0.842361111111111">
            <text:p>20:13</text:p>
          </table:table-cell>
          <table:table-cell table:style-name="ce44" table:formula="of:=[.K873]-[.J873]" office:value-type="float" office:value="0.579861111111111">
            <text:p>13:55</text:p>
          </table:table-cell>
          <table:table-cell table:style-name="ce28" office:value-type="time" office:time-value="PT06H15M06S">
            <text:p>06:15:06</text:p>
          </table:table-cell>
          <table:table-cell table:style-name="ce54" office:value-type="time" office:time-value="PT20H14M48S">
            <text:p>20:14:48</text:p>
          </table:table-cell>
          <table:table-cell table:style-name="ce55" table:formula="of:=[.N873]-[.M873]" office:value-type="float" office:value="0.583125">
            <text:p>13:59:42</text:p>
          </table:table-cell>
          <table:table-cell table:style-name="ce58" office:value-type="float" office:value="0.263194444444444">
            <text:p>6:19</text:p>
          </table:table-cell>
          <table:table-cell table:style-name="ce44" office:value-type="float" office:value="0.838888888888889">
            <text:p>20:08</text:p>
          </table:table-cell>
          <table:table-cell table:style-name="ce44" table:formula="of:=[.Q873]-[.P873]" office:value-type="float" office:value="0.575694444444444">
            <text:p>13:49</text:p>
          </table:table-cell>
          <table:table-cell table:style-name="ce63"/>
          <table:table-cell table:style-name="ce28" office:value-type="time" office:time-value="PT06H15M30S">
            <text:p>06:15:30</text:p>
          </table:table-cell>
          <table:table-cell table:style-name="ce54" office:value-type="time" office:time-value="PT20H09M52S">
            <text:p>20:09:52</text:p>
          </table:table-cell>
          <table:table-cell table:style-name="ce55" table:formula="of:=[.U873]-[.T873]" office:value-type="float" office:value="0.579421296296296">
            <text:p>13:54:22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74]" office:value-type="date" office:date-value="2018-04-19">
            <text:p>Do, </text:p>
          </table:table-cell>
          <table:table-cell table:style-name="ce8" office:value-type="date" office:date-value="2018-04-19">
            <text:p>19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21M11S">
            <text:p>06:21:11</text:p>
          </table:table-cell>
          <table:table-cell table:style-name="ce35" office:value-type="time" office:time-value="PT20H15M19S">
            <text:p>20:15:19</text:p>
          </table:table-cell>
          <table:table-cell table:style-name="ce41" table:formula="of:=[.H874]-[.G874]" office:value-type="float" office:value="0.579259259259259">
            <text:p>13:54:08</text:p>
          </table:table-cell>
          <table:table-cell table:style-name="ce44" office:value-type="float" office:value="0.261111111111111">
            <text:p>6:16</text:p>
          </table:table-cell>
          <table:table-cell table:style-name="ce44" office:value-type="float" office:value="0.843055555555556">
            <text:p>20:14</text:p>
          </table:table-cell>
          <table:table-cell table:style-name="ce44" table:formula="of:=[.K874]-[.J874]" office:value-type="float" office:value="0.581944444444444">
            <text:p>13:58</text:p>
          </table:table-cell>
          <table:table-cell table:style-name="ce28" office:value-type="time" office:time-value="PT06H13M08S">
            <text:p>06:13:08</text:p>
          </table:table-cell>
          <table:table-cell table:style-name="ce54" office:value-type="time" office:time-value="PT20H16M20S">
            <text:p>20:16:20</text:p>
          </table:table-cell>
          <table:table-cell table:style-name="ce55" table:formula="of:=[.N874]-[.M874]" office:value-type="float" office:value="0.585555555555556">
            <text:p>14:03:12</text:p>
          </table:table-cell>
          <table:table-cell table:style-name="ce58" office:value-type="float" office:value="0.261805555555556">
            <text:p>6:17</text:p>
          </table:table-cell>
          <table:table-cell table:style-name="ce44" office:value-type="float" office:value="0.840277777777778">
            <text:p>20:10</text:p>
          </table:table-cell>
          <table:table-cell table:style-name="ce44" table:formula="of:=[.Q874]-[.P874]" office:value-type="float" office:value="0.578472222222222">
            <text:p>13:53</text:p>
          </table:table-cell>
          <table:table-cell table:style-name="ce63"/>
          <table:table-cell table:style-name="ce28" office:value-type="time" office:time-value="PT06H13M38S">
            <text:p>06:13:38</text:p>
          </table:table-cell>
          <table:table-cell table:style-name="ce54" office:value-type="time" office:time-value="PT20H11M19S">
            <text:p>20:11:19</text:p>
          </table:table-cell>
          <table:table-cell table:style-name="ce55" table:formula="of:=[.U874]-[.T874]" office:value-type="float" office:value="0.581724537037037">
            <text:p>13:57:41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75]" office:value-type="date" office:date-value="2018-04-20">
            <text:p>Fr, </text:p>
          </table:table-cell>
          <table:table-cell table:style-name="ce8" office:value-type="date" office:date-value="2018-04-20">
            <text:p>20.04.2018</text:p>
          </table:table-cell>
          <table:table-cell table:style-name="ce12" office:value-type="string">
            <text:p>8.18V</text:p>
          </table:table-cell>
          <table:table-cell table:style-name="ce18"/>
          <table:table-cell table:style-name="ce8" table:number-columns-repeated="2"/>
          <table:table-cell table:style-name="ce28" office:value-type="time" office:time-value="PT06H19M21S">
            <text:p>06:19:21</text:p>
          </table:table-cell>
          <table:table-cell table:style-name="ce35" office:value-type="time" office:time-value="PT20H16M44S">
            <text:p>20:16:44</text:p>
          </table:table-cell>
          <table:table-cell table:style-name="ce41" table:formula="of:=[.H875]-[.G875]" office:value-type="float" office:value="0.581516203703704">
            <text:p>13:57:23</text:p>
          </table:table-cell>
          <table:table-cell table:style-name="ce44" office:value-type="float" office:value="0.259722222222222">
            <text:p>6:14</text:p>
          </table:table-cell>
          <table:table-cell table:style-name="ce44" office:value-type="float" office:value="0.844444444444444">
            <text:p>20:16</text:p>
          </table:table-cell>
          <table:table-cell table:style-name="ce44" table:formula="of:=[.K875]-[.J875]" office:value-type="float" office:value="0.584722222222222">
            <text:p>14:02</text:p>
          </table:table-cell>
          <table:table-cell table:style-name="ce28" office:value-type="time" office:time-value="PT06H11M11S">
            <text:p>06:11:11</text:p>
          </table:table-cell>
          <table:table-cell table:style-name="ce54" office:value-type="time" office:time-value="PT20H17M52S">
            <text:p>20:17:52</text:p>
          </table:table-cell>
          <table:table-cell table:style-name="ce55" table:formula="of:=[.N875]-[.M875]" office:value-type="float" office:value="0.587974537037037">
            <text:p>14:06:41</text:p>
          </table:table-cell>
          <table:table-cell table:style-name="ce58" office:value-type="float" office:value="0.260416666666667">
            <text:p>6:15</text:p>
          </table:table-cell>
          <table:table-cell table:style-name="ce44" office:value-type="float" office:value="0.840972222222222">
            <text:p>20:11</text:p>
          </table:table-cell>
          <table:table-cell table:style-name="ce44" table:formula="of:=[.Q875]-[.P875]" office:value-type="float" office:value="0.580555555555556">
            <text:p>13:56</text:p>
          </table:table-cell>
          <table:table-cell table:style-name="ce63"/>
          <table:table-cell table:style-name="ce28" office:value-type="time" office:time-value="PT06H11M46S">
            <text:p>06:11:46</text:p>
          </table:table-cell>
          <table:table-cell table:style-name="ce54" office:value-type="time" office:time-value="PT20H12M45S">
            <text:p>20:12:45</text:p>
          </table:table-cell>
          <table:table-cell table:style-name="ce55" table:formula="of:=[.U875]-[.T875]" office:value-type="float" office:value="0.584016203703704">
            <text:p>14:00:59</text:p>
          </table:table-cell>
          <table:table-cell table:style-name="ce70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85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4" table:formula="of:=[.B876]" office:value-type="date" office:date-value="2018-04-21">
            <text:p>Sa, </text:p>
          </table:table-cell>
          <table:table-cell table:style-name="ce7" office:value-type="date" office:date-value="2018-04-21">
            <text:p>21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17M32S">
            <text:p>06:17:32</text:p>
          </table:table-cell>
          <table:table-cell table:style-name="ce34" office:value-type="time" office:time-value="PT20H18M08S">
            <text:p>20:18:08</text:p>
          </table:table-cell>
          <table:table-cell table:style-name="ce40" table:formula="of:=[.H876]-[.G876]" office:value-type="float" office:value="0.58375">
            <text:p>14:00:36</text:p>
          </table:table-cell>
          <table:table-cell table:style-name="ce43" office:value-type="float" office:value="0.258333333333333">
            <text:p>6:12</text:p>
          </table:table-cell>
          <table:table-cell table:style-name="ce43" office:value-type="float" office:value="0.845138888888889">
            <text:p>20:17</text:p>
          </table:table-cell>
          <table:table-cell table:style-name="ce43" table:formula="of:=[.K876]-[.J876]" office:value-type="float" office:value="0.586805555555556">
            <text:p>14:05</text:p>
          </table:table-cell>
          <table:table-cell table:style-name="ce27" office:value-type="time" office:time-value="PT06H09M15S">
            <text:p>06:09:15</text:p>
          </table:table-cell>
          <table:table-cell table:style-name="ce50" office:value-type="time" office:time-value="PT20H19M24S">
            <text:p>20:19:24</text:p>
          </table:table-cell>
          <table:table-cell table:style-name="ce53" table:formula="of:=[.N876]-[.M876]" office:value-type="float" office:value="0.590381944444445">
            <text:p>14:10:09</text:p>
          </table:table-cell>
          <table:table-cell table:style-name="ce57" office:value-type="float" office:value="0.259027777777778">
            <text:p>6:13</text:p>
          </table:table-cell>
          <table:table-cell table:style-name="ce43" office:value-type="float" office:value="0.842361111111111">
            <text:p>20:13</text:p>
          </table:table-cell>
          <table:table-cell table:style-name="ce43" table:formula="of:=[.Q876]-[.P876]" office:value-type="float" office:value="0.583333333333333">
            <text:p>14:00</text:p>
          </table:table-cell>
          <table:table-cell table:style-name="ce62"/>
          <table:table-cell table:style-name="ce27" office:value-type="time" office:time-value="PT06H09M55S">
            <text:p>06:09:55</text:p>
          </table:table-cell>
          <table:table-cell table:style-name="ce50" office:value-type="time" office:time-value="PT20H14M12S">
            <text:p>20:14:12</text:p>
          </table:table-cell>
          <table:table-cell table:style-name="ce53" table:formula="of:=[.U876]-[.T876]" office:value-type="float" office:value="0.58630787037037">
            <text:p>14:04:1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77]" office:value-type="date" office:date-value="2018-04-22">
            <text:p>So, </text:p>
          </table:table-cell>
          <table:table-cell table:style-name="ce7" office:value-type="date" office:date-value="2018-04-22">
            <text:p>22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15M43S">
            <text:p>06:15:43</text:p>
          </table:table-cell>
          <table:table-cell table:style-name="ce34" office:value-type="time" office:time-value="PT20H19M33S">
            <text:p>20:19:33</text:p>
          </table:table-cell>
          <table:table-cell table:style-name="ce40" table:formula="of:=[.H877]-[.G877]" office:value-type="float" office:value="0.58599537037037">
            <text:p>14:03:50</text:p>
          </table:table-cell>
          <table:table-cell table:style-name="ce43" office:value-type="float" office:value="0.257638888888889">
            <text:p>6:11</text:p>
          </table:table-cell>
          <table:table-cell table:style-name="ce43" office:value-type="float" office:value="0.846527777777778">
            <text:p>20:19</text:p>
          </table:table-cell>
          <table:table-cell table:style-name="ce43" table:formula="of:=[.K877]-[.J877]" office:value-type="float" office:value="0.588888888888889">
            <text:p>14:08</text:p>
          </table:table-cell>
          <table:table-cell table:style-name="ce27" office:value-type="time" office:time-value="PT06H07M20S">
            <text:p>06:07:20</text:p>
          </table:table-cell>
          <table:table-cell table:style-name="ce50" office:value-type="time" office:time-value="PT20H20M56S">
            <text:p>20:20:56</text:p>
          </table:table-cell>
          <table:table-cell table:style-name="ce53" table:formula="of:=[.N877]-[.M877]" office:value-type="float" office:value="0.592777777777778">
            <text:p>14:13:36</text:p>
          </table:table-cell>
          <table:table-cell table:style-name="ce57" office:value-type="float" office:value="0.257638888888889">
            <text:p>6:11</text:p>
          </table:table-cell>
          <table:table-cell table:style-name="ce43" office:value-type="float" office:value="0.843055555555556">
            <text:p>20:14</text:p>
          </table:table-cell>
          <table:table-cell table:style-name="ce43" table:formula="of:=[.Q877]-[.P877]" office:value-type="float" office:value="0.585416666666667">
            <text:p>14:03</text:p>
          </table:table-cell>
          <table:table-cell table:style-name="ce62"/>
          <table:table-cell table:style-name="ce27" office:value-type="time" office:time-value="PT06H08M05S">
            <text:p>06:08:05</text:p>
          </table:table-cell>
          <table:table-cell table:style-name="ce50" office:value-type="time" office:time-value="PT20H15M39S">
            <text:p>20:15:39</text:p>
          </table:table-cell>
          <table:table-cell table:style-name="ce53" table:formula="of:=[.U877]-[.T877]" office:value-type="float" office:value="0.588587962962963">
            <text:p>14:07:3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5" table:formula="of:=[.B878]" office:value-type="date" office:date-value="2018-04-23">
            <text:p>Mo, </text:p>
          </table:table-cell>
          <table:table-cell table:style-name="ce8" office:value-type="date" office:date-value="2018-04-23">
            <text:p>23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13M56S">
            <text:p>06:13:56</text:p>
          </table:table-cell>
          <table:table-cell table:style-name="ce35" office:value-type="time" office:time-value="PT20H20M57S">
            <text:p>20:20:57</text:p>
          </table:table-cell>
          <table:table-cell table:style-name="ce41" table:formula="of:=[.H878]-[.G878]" office:value-type="float" office:value="0.588206018518519">
            <text:p>14:07:01</text:p>
          </table:table-cell>
          <table:table-cell table:style-name="ce44" office:value-type="float" office:value="0.25625">
            <text:p>6:09</text:p>
          </table:table-cell>
          <table:table-cell table:style-name="ce44" office:value-type="float" office:value="0.847916666666667">
            <text:p>20:21</text:p>
          </table:table-cell>
          <table:table-cell table:style-name="ce44" table:formula="of:=[.K878]-[.J878]" office:value-type="float" office:value="0.591666666666667">
            <text:p>14:12</text:p>
          </table:table-cell>
          <table:table-cell table:style-name="ce28" office:value-type="time" office:time-value="PT06H05M26S">
            <text:p>06:05:26</text:p>
          </table:table-cell>
          <table:table-cell table:style-name="ce54" office:value-type="time" office:time-value="PT20H22M27S">
            <text:p>20:22:27</text:p>
          </table:table-cell>
          <table:table-cell table:style-name="ce55" table:formula="of:=[.N878]-[.M878]" office:value-type="float" office:value="0.595150462962963">
            <text:p>14:17:01</text:p>
          </table:table-cell>
          <table:table-cell table:style-name="ce58" office:value-type="float" office:value="0.256944444444444">
            <text:p>6:10</text:p>
          </table:table-cell>
          <table:table-cell table:style-name="ce44" office:value-type="float" office:value="0.844444444444444">
            <text:p>20:16</text:p>
          </table:table-cell>
          <table:table-cell table:style-name="ce44" table:formula="of:=[.Q878]-[.P878]" office:value-type="float" office:value="0.5875">
            <text:p>14:06</text:p>
          </table:table-cell>
          <table:table-cell table:style-name="ce63"/>
          <table:table-cell table:style-name="ce28" office:value-type="time" office:time-value="PT06H06M16S">
            <text:p>06:06:16</text:p>
          </table:table-cell>
          <table:table-cell table:style-name="ce54" office:value-type="time" office:time-value="PT20H17M05S">
            <text:p>20:17:05</text:p>
          </table:table-cell>
          <table:table-cell table:style-name="ce55" table:formula="of:=[.U878]-[.T878]" office:value-type="float" office:value="0.590844907407407">
            <text:p>14:10:49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79]" office:value-type="date" office:date-value="2018-04-24">
            <text:p>Di, </text:p>
          </table:table-cell>
          <table:table-cell table:style-name="ce8" office:value-type="date" office:date-value="2018-04-24">
            <text:p>24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12M10S">
            <text:p>06:12:10</text:p>
          </table:table-cell>
          <table:table-cell table:style-name="ce35" office:value-type="time" office:time-value="PT20H22M22S">
            <text:p>20:22:22</text:p>
          </table:table-cell>
          <table:table-cell table:style-name="ce41" table:formula="of:=[.H879]-[.G879]" office:value-type="float" office:value="0.590416666666667">
            <text:p>14:10:12</text:p>
          </table:table-cell>
          <table:table-cell table:style-name="ce44" office:value-type="float" office:value="0.254861111111111">
            <text:p>6:07</text:p>
          </table:table-cell>
          <table:table-cell table:style-name="ce44" office:value-type="float" office:value="0.848611111111111">
            <text:p>20:22</text:p>
          </table:table-cell>
          <table:table-cell table:style-name="ce44" table:formula="of:=[.K879]-[.J879]" office:value-type="float" office:value="0.59375">
            <text:p>14:15</text:p>
          </table:table-cell>
          <table:table-cell table:style-name="ce28" office:value-type="time" office:time-value="PT06H03M33S">
            <text:p>06:03:33</text:p>
          </table:table-cell>
          <table:table-cell table:style-name="ce54" office:value-type="time" office:time-value="PT20H23M59S">
            <text:p>20:23:59</text:p>
          </table:table-cell>
          <table:table-cell table:style-name="ce55" table:formula="of:=[.N879]-[.M879]" office:value-type="float" office:value="0.597523148148148">
            <text:p>14:20:26</text:p>
          </table:table-cell>
          <table:table-cell table:style-name="ce58" office:value-type="float" office:value="0.255555555555556">
            <text:p>6:08</text:p>
          </table:table-cell>
          <table:table-cell table:style-name="ce44" office:value-type="float" office:value="0.845138888888889">
            <text:p>20:17</text:p>
          </table:table-cell>
          <table:table-cell table:style-name="ce44" table:formula="of:=[.Q879]-[.P879]" office:value-type="float" office:value="0.589583333333334">
            <text:p>14:09</text:p>
          </table:table-cell>
          <table:table-cell table:style-name="ce63"/>
          <table:table-cell table:style-name="ce28" office:value-type="time" office:time-value="PT06H04M28S">
            <text:p>06:04:28</text:p>
          </table:table-cell>
          <table:table-cell table:style-name="ce54" office:value-type="time" office:time-value="PT20H18M32S">
            <text:p>20:18:32</text:p>
          </table:table-cell>
          <table:table-cell table:style-name="ce55" table:formula="of:=[.U879]-[.T879]" office:value-type="float" office:value="0.593101851851852">
            <text:p>14:14:04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80]" office:value-type="date" office:date-value="2018-04-25">
            <text:p>Mi, </text:p>
          </table:table-cell>
          <table:table-cell table:style-name="ce8" office:value-type="date" office:date-value="2018-04-25">
            <text:p>25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10M24S">
            <text:p>06:10:24</text:p>
          </table:table-cell>
          <table:table-cell table:style-name="ce35" office:value-type="time" office:time-value="PT20H23M46S">
            <text:p>20:23:46</text:p>
          </table:table-cell>
          <table:table-cell table:style-name="ce41" table:formula="of:=[.H880]-[.G880]" office:value-type="float" office:value="0.592615740740741">
            <text:p>14:13:22</text:p>
          </table:table-cell>
          <table:table-cell table:style-name="ce44" office:value-type="float" office:value="0.253472222222222">
            <text:p>6:05</text:p>
          </table:table-cell>
          <table:table-cell table:style-name="ce44" office:value-type="float" office:value="0.85">
            <text:p>20:24</text:p>
          </table:table-cell>
          <table:table-cell table:style-name="ce44" table:formula="of:=[.K880]-[.J880]" office:value-type="float" office:value="0.596527777777778">
            <text:p>14:19</text:p>
          </table:table-cell>
          <table:table-cell table:style-name="ce28" office:value-type="time" office:time-value="PT06H01M41S">
            <text:p>06:01:41</text:p>
          </table:table-cell>
          <table:table-cell table:style-name="ce54" office:value-type="time" office:time-value="PT20H25M30S">
            <text:p>20:25:30</text:p>
          </table:table-cell>
          <table:table-cell table:style-name="ce55" table:formula="of:=[.N880]-[.M880]" office:value-type="float" office:value="0.599872685185185">
            <text:p>14:23:49</text:p>
          </table:table-cell>
          <table:table-cell table:style-name="ce58" office:value-type="float" office:value="0.254166666666667">
            <text:p>6:06</text:p>
          </table:table-cell>
          <table:table-cell table:style-name="ce44" office:value-type="float" office:value="0.845833333333333">
            <text:p>20:18</text:p>
          </table:table-cell>
          <table:table-cell table:style-name="ce44" table:formula="of:=[.Q880]-[.P880]" office:value-type="float" office:value="0.591666666666667">
            <text:p>14:12</text:p>
          </table:table-cell>
          <table:table-cell table:style-name="ce63"/>
          <table:table-cell table:style-name="ce28" office:value-type="time" office:time-value="PT06H02M41S">
            <text:p>06:02:41</text:p>
          </table:table-cell>
          <table:table-cell table:style-name="ce54" office:value-type="time" office:time-value="PT20H19M58S">
            <text:p>20:19:58</text:p>
          </table:table-cell>
          <table:table-cell table:style-name="ce55" table:formula="of:=[.U880]-[.T880]" office:value-type="float" office:value="0.595335648148148">
            <text:p>14:17:17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81]" office:value-type="date" office:date-value="2018-04-26">
            <text:p>Do, </text:p>
          </table:table-cell>
          <table:table-cell table:style-name="ce8" office:value-type="date" office:date-value="2018-04-26">
            <text:p>26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08M40S">
            <text:p>06:08:40</text:p>
          </table:table-cell>
          <table:table-cell table:style-name="ce35" office:value-type="time" office:time-value="PT20H25M11S">
            <text:p>20:25:11</text:p>
          </table:table-cell>
          <table:table-cell table:style-name="ce41" table:formula="of:=[.H881]-[.G881]" office:value-type="float" office:value="0.594803240740741">
            <text:p>14:16:31</text:p>
          </table:table-cell>
          <table:table-cell table:style-name="ce44" office:value-type="float" office:value="0.252083333333333">
            <text:p>6:03</text:p>
          </table:table-cell>
          <table:table-cell table:style-name="ce44" office:value-type="float" office:value="0.850694444444444">
            <text:p>20:25</text:p>
          </table:table-cell>
          <table:table-cell table:style-name="ce44" table:formula="of:=[.K881]-[.J881]" office:value-type="float" office:value="0.598611111111111">
            <text:p>14:22</text:p>
          </table:table-cell>
          <table:table-cell table:style-name="ce28" office:value-type="time" office:time-value="PT05H59M50S">
            <text:p>05:59:50</text:p>
          </table:table-cell>
          <table:table-cell table:style-name="ce54" office:value-type="time" office:time-value="PT20H27M02S">
            <text:p>20:27:02</text:p>
          </table:table-cell>
          <table:table-cell table:style-name="ce55" table:formula="of:=[.N881]-[.M881]" office:value-type="float" office:value="0.602222222222222">
            <text:p>14:27:12</text:p>
          </table:table-cell>
          <table:table-cell table:style-name="ce58" office:value-type="float" office:value="0.252777777777778">
            <text:p>6:04</text:p>
          </table:table-cell>
          <table:table-cell table:style-name="ce44" office:value-type="float" office:value="0.847222222222222">
            <text:p>20:20</text:p>
          </table:table-cell>
          <table:table-cell table:style-name="ce44" table:formula="of:=[.Q881]-[.P881]" office:value-type="float" office:value="0.594444444444445">
            <text:p>14:16</text:p>
          </table:table-cell>
          <table:table-cell table:style-name="ce63"/>
          <table:table-cell table:style-name="ce28" office:value-type="time" office:time-value="PT06H00M55S">
            <text:p>06:00:55</text:p>
          </table:table-cell>
          <table:table-cell table:style-name="ce54" office:value-type="time" office:time-value="PT20H21M24S">
            <text:p>20:21:24</text:p>
          </table:table-cell>
          <table:table-cell table:style-name="ce55" table:formula="of:=[.U881]-[.T881]" office:value-type="float" office:value="0.59755787037037">
            <text:p>14:20:29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82]" office:value-type="date" office:date-value="2018-04-27">
            <text:p>Fr, </text:p>
          </table:table-cell>
          <table:table-cell table:style-name="ce8" office:value-type="date" office:date-value="2018-04-27">
            <text:p>27.04.2018</text:p>
          </table:table-cell>
          <table:table-cell table:style-name="ce12" office:value-type="string">
            <text:p>7.70V</text:p>
          </table:table-cell>
          <table:table-cell table:style-name="ce18"/>
          <table:table-cell table:style-name="ce8" table:number-columns-repeated="2"/>
          <table:table-cell table:style-name="ce28" office:value-type="time" office:time-value="PT06H06M57S">
            <text:p>06:06:57</text:p>
          </table:table-cell>
          <table:table-cell table:style-name="ce35" office:value-type="time" office:time-value="PT20H26M35S">
            <text:p>20:26:35</text:p>
          </table:table-cell>
          <table:table-cell table:style-name="ce41" table:formula="of:=[.H882]-[.G882]" office:value-type="float" office:value="0.596967592592593">
            <text:p>14:19:38</text:p>
          </table:table-cell>
          <table:table-cell table:style-name="ce44" office:value-type="float" office:value="0.250694444444444">
            <text:p>6:01</text:p>
          </table:table-cell>
          <table:table-cell table:style-name="ce44" office:value-type="float" office:value="0.852083333333333">
            <text:p>20:27</text:p>
          </table:table-cell>
          <table:table-cell table:style-name="ce44" table:formula="of:=[.K882]-[.J882]" office:value-type="float" office:value="0.601388888888889">
            <text:p>14:26</text:p>
          </table:table-cell>
          <table:table-cell table:style-name="ce28" office:value-type="time" office:time-value="PT05H58M00S">
            <text:p>05:58:00</text:p>
          </table:table-cell>
          <table:table-cell table:style-name="ce54" office:value-type="time" office:time-value="PT20H28M33S">
            <text:p>20:28:33</text:p>
          </table:table-cell>
          <table:table-cell table:style-name="ce55" table:formula="of:=[.N882]-[.M882]" office:value-type="float" office:value="0.604548611111111">
            <text:p>14:30:33</text:p>
          </table:table-cell>
          <table:table-cell table:style-name="ce58" office:value-type="float" office:value="0.251388888888889">
            <text:p>6:02</text:p>
          </table:table-cell>
          <table:table-cell table:style-name="ce44" office:value-type="float" office:value="0.847916666666667">
            <text:p>20:21</text:p>
          </table:table-cell>
          <table:table-cell table:style-name="ce44" table:formula="of:=[.Q882]-[.P882]" office:value-type="float" office:value="0.596527777777778">
            <text:p>14:19</text:p>
          </table:table-cell>
          <table:table-cell table:style-name="ce63"/>
          <table:table-cell table:style-name="ce28" office:value-type="time" office:time-value="PT05H59M11S">
            <text:p>05:59:11</text:p>
          </table:table-cell>
          <table:table-cell table:style-name="ce54" office:value-type="time" office:time-value="PT20H22M50S">
            <text:p>20:22:50</text:p>
          </table:table-cell>
          <table:table-cell table:style-name="ce55" table:formula="of:=[.U882]-[.T882]" office:value-type="float" office:value="0.599756944444444">
            <text:p>14:23:39</text:p>
          </table:table-cell>
          <table:table-cell table:style-name="ce70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85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4" table:formula="of:=[.B883]" office:value-type="date" office:date-value="2018-04-28">
            <text:p>Sa, </text:p>
          </table:table-cell>
          <table:table-cell table:style-name="ce7" office:value-type="date" office:date-value="2018-04-28">
            <text:p>28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05M15S">
            <text:p>06:05:15</text:p>
          </table:table-cell>
          <table:table-cell table:style-name="ce34" office:value-type="time" office:time-value="PT20H27M59S">
            <text:p>20:27:59</text:p>
          </table:table-cell>
          <table:table-cell table:style-name="ce40" table:formula="of:=[.H883]-[.G883]" office:value-type="float" office:value="0.59912037037037">
            <text:p>14:22:44</text:p>
          </table:table-cell>
          <table:table-cell table:style-name="ce43" office:value-type="float" office:value="0.249305555555556">
            <text:p>5:59</text:p>
          </table:table-cell>
          <table:table-cell table:style-name="ce43" office:value-type="float" office:value="0.852777777777778">
            <text:p>20:28</text:p>
          </table:table-cell>
          <table:table-cell table:style-name="ce43" table:formula="of:=[.K883]-[.J883]" office:value-type="float" office:value="0.603472222222222">
            <text:p>14:29</text:p>
          </table:table-cell>
          <table:table-cell table:style-name="ce27" office:value-type="time" office:time-value="PT05H56M12S">
            <text:p>05:56:12</text:p>
          </table:table-cell>
          <table:table-cell table:style-name="ce50" office:value-type="time" office:time-value="PT20H30M04S">
            <text:p>20:30:04</text:p>
          </table:table-cell>
          <table:table-cell table:style-name="ce53" table:formula="of:=[.N883]-[.M883]" office:value-type="float" office:value="0.606851851851852">
            <text:p>14:33:52</text:p>
          </table:table-cell>
          <table:table-cell table:style-name="ce57" office:value-type="float" office:value="0.250694444444444">
            <text:p>6:01</text:p>
          </table:table-cell>
          <table:table-cell table:style-name="ce43" office:value-type="float" office:value="0.849305555555556">
            <text:p>20:23</text:p>
          </table:table-cell>
          <table:table-cell table:style-name="ce43" table:formula="of:=[.Q883]-[.P883]" office:value-type="float" office:value="0.598611111111111">
            <text:p>14:22</text:p>
          </table:table-cell>
          <table:table-cell table:style-name="ce62"/>
          <table:table-cell table:style-name="ce27" office:value-type="time" office:time-value="PT05H57M27S">
            <text:p>05:57:27</text:p>
          </table:table-cell>
          <table:table-cell table:style-name="ce50" office:value-type="time" office:time-value="PT20H24M16S">
            <text:p>20:24:16</text:p>
          </table:table-cell>
          <table:table-cell table:style-name="ce53" table:formula="of:=[.U883]-[.T883]" office:value-type="float" office:value="0.601956018518518">
            <text:p>14:26:49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84]" office:value-type="date" office:date-value="2018-04-29">
            <text:p>So, </text:p>
          </table:table-cell>
          <table:table-cell table:style-name="ce7" office:value-type="date" office:date-value="2018-04-29">
            <text:p>29.04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6H03M34S">
            <text:p>06:03:34</text:p>
          </table:table-cell>
          <table:table-cell table:style-name="ce34" office:value-type="time" office:time-value="PT20H29M23S">
            <text:p>20:29:23</text:p>
          </table:table-cell>
          <table:table-cell table:style-name="ce40" table:formula="of:=[.H884]-[.G884]" office:value-type="float" office:value="0.601261574074074">
            <text:p>14:25:49</text:p>
          </table:table-cell>
          <table:table-cell table:style-name="ce43" office:value-type="float" office:value="0.248611111111111">
            <text:p>5:58</text:p>
          </table:table-cell>
          <table:table-cell table:style-name="ce43" office:value-type="float" office:value="0.854166666666667">
            <text:p>20:30</text:p>
          </table:table-cell>
          <table:table-cell table:style-name="ce43" table:formula="of:=[.K884]-[.J884]" office:value-type="float" office:value="0.605555555555555">
            <text:p>14:32</text:p>
          </table:table-cell>
          <table:table-cell table:style-name="ce27" office:value-type="time" office:time-value="PT05H54M25S">
            <text:p>05:54:25</text:p>
          </table:table-cell>
          <table:table-cell table:style-name="ce50" office:value-type="time" office:time-value="PT20H31M34S">
            <text:p>20:31:34</text:p>
          </table:table-cell>
          <table:table-cell table:style-name="ce53" table:formula="of:=[.N884]-[.M884]" office:value-type="float" office:value="0.609131944444444">
            <text:p>14:37:09</text:p>
          </table:table-cell>
          <table:table-cell table:style-name="ce57" office:value-type="float" office:value="0.249305555555556">
            <text:p>5:59</text:p>
          </table:table-cell>
          <table:table-cell table:style-name="ce43" office:value-type="float" office:value="0.85">
            <text:p>20:24</text:p>
          </table:table-cell>
          <table:table-cell table:style-name="ce43" table:formula="of:=[.Q884]-[.P884]" office:value-type="float" office:value="0.600694444444444">
            <text:p>14:25</text:p>
          </table:table-cell>
          <table:table-cell table:style-name="ce62"/>
          <table:table-cell table:style-name="ce27" office:value-type="time" office:time-value="PT05H55M45S">
            <text:p>05:55:45</text:p>
          </table:table-cell>
          <table:table-cell table:style-name="ce50" office:value-type="time" office:time-value="PT20H25M42S">
            <text:p>20:25:42</text:p>
          </table:table-cell>
          <table:table-cell table:style-name="ce53" table:formula="of:=[.U884]-[.T884]" office:value-type="float" office:value="0.604131944444444">
            <text:p>14:29:5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5" table:formula="of:=[.B885]" office:value-type="date" office:date-value="2018-04-30">
            <text:p>Mo, </text:p>
          </table:table-cell>
          <table:table-cell table:style-name="ce8" office:value-type="date" office:date-value="2018-04-30">
            <text:p>30.04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01M55S">
            <text:p>06:01:55</text:p>
          </table:table-cell>
          <table:table-cell table:style-name="ce35" office:value-type="time" office:time-value="PT20H30M46S">
            <text:p>20:30:46</text:p>
          </table:table-cell>
          <table:table-cell table:style-name="ce41" table:formula="of:=[.H885]-[.G885]" office:value-type="float" office:value="0.603368055555555">
            <text:p>14:28:51</text:p>
          </table:table-cell>
          <table:table-cell table:style-name="ce44" office:value-type="float" office:value="0.247222222222222">
            <text:p>5:56</text:p>
          </table:table-cell>
          <table:table-cell table:style-name="ce44" office:value-type="float" office:value="0.854861111111111">
            <text:p>20:31</text:p>
          </table:table-cell>
          <table:table-cell table:style-name="ce44" table:formula="of:=[.K885]-[.J885]" office:value-type="float" office:value="0.607638888888889">
            <text:p>14:35</text:p>
          </table:table-cell>
          <table:table-cell table:style-name="ce28" office:value-type="time" office:time-value="PT05H52M39S">
            <text:p>05:52:39</text:p>
          </table:table-cell>
          <table:table-cell table:style-name="ce54" office:value-type="time" office:time-value="PT20H33M05S">
            <text:p>20:33:05</text:p>
          </table:table-cell>
          <table:table-cell table:style-name="ce55" table:formula="of:=[.N885]-[.M885]" office:value-type="float" office:value="0.611412037037037">
            <text:p>14:40:26</text:p>
          </table:table-cell>
          <table:table-cell table:style-name="ce58" office:value-type="float" office:value="0.247916666666667">
            <text:p>5:57</text:p>
          </table:table-cell>
          <table:table-cell table:style-name="ce44" office:value-type="float" office:value="0.851388888888889">
            <text:p>20:26</text:p>
          </table:table-cell>
          <table:table-cell table:style-name="ce44" table:formula="of:=[.Q885]-[.P885]" office:value-type="float" office:value="0.603472222222222">
            <text:p>14:29</text:p>
          </table:table-cell>
          <table:table-cell table:style-name="ce63"/>
          <table:table-cell table:style-name="ce28" office:value-type="time" office:time-value="PT05H54M04S">
            <text:p>05:54:04</text:p>
          </table:table-cell>
          <table:table-cell table:style-name="ce54" office:value-type="time" office:time-value="PT20H27M08S">
            <text:p>20:27:08</text:p>
          </table:table-cell>
          <table:table-cell table:style-name="ce55" table:formula="of:=[.U885]-[.T885]" office:value-type="float" office:value="0.606296296296296">
            <text:p>14:33:04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86]" office:value-type="date" office:date-value="2018-05-01">
            <text:p>Di, </text:p>
          </table:table-cell>
          <table:table-cell table:style-name="ce8" office:value-type="date" office:date-value="2018-05-01">
            <text:p>01.05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6H00M16S">
            <text:p>06:00:16</text:p>
          </table:table-cell>
          <table:table-cell table:style-name="ce35" office:value-type="time" office:time-value="PT20H32M10S">
            <text:p>20:32:10</text:p>
          </table:table-cell>
          <table:table-cell table:style-name="ce41" table:formula="of:=[.H886]-[.G886]" office:value-type="float" office:value="0.605486111111111">
            <text:p>14:31:54</text:p>
          </table:table-cell>
          <table:table-cell table:style-name="ce44" office:value-type="float" office:value="0.245833333333333">
            <text:p>5:54</text:p>
          </table:table-cell>
          <table:table-cell table:style-name="ce44" office:value-type="float" office:value="0.85625">
            <text:p>20:33</text:p>
          </table:table-cell>
          <table:table-cell table:style-name="ce44" table:formula="of:=[.K886]-[.J886]" office:value-type="float" office:value="0.610416666666667">
            <text:p>14:39</text:p>
          </table:table-cell>
          <table:table-cell table:style-name="ce48" office:value-type="float" office:value="0.244178240740741">
            <text:p>5:51:37</text:p>
          </table:table-cell>
          <table:table-cell table:style-name="ce55" office:value-type="float" office:value="0.856921296296296">
            <text:p>20:33:58</text:p>
          </table:table-cell>
          <table:table-cell table:style-name="ce55" table:formula="of:=[.N886]-[.M886]" office:value-type="float" office:value="0.612743055555556">
            <text:p>14:42:21</text:p>
          </table:table-cell>
          <table:table-cell table:style-name="ce58" office:value-type="float" office:value="0.247222222222222">
            <text:p>5:56</text:p>
          </table:table-cell>
          <table:table-cell table:style-name="ce44" office:value-type="float" office:value="0.852083333333333">
            <text:p>20:27</text:p>
          </table:table-cell>
          <table:table-cell table:style-name="ce44" table:formula="of:=[.Q886]-[.P886]" office:value-type="float" office:value="0.604861111111111">
            <text:p>14:31</text:p>
          </table:table-cell>
          <table:table-cell table:style-name="ce63"/>
          <table:table-cell table:style-name="ce48" office:value-type="float" office:value="0.245162037037037">
            <text:p>5:53:02</text:p>
          </table:table-cell>
          <table:table-cell table:style-name="ce55" office:value-type="float" office:value="0.852731481481482">
            <text:p>20:27:56</text:p>
          </table:table-cell>
          <table:table-cell table:style-name="ce55" table:formula="of:=[.U886]-[.T886]" office:value-type="float" office:value="0.607569444444445">
            <text:p>14:34:54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87]" office:value-type="date" office:date-value="2018-05-02">
            <text:p>Mi, </text:p>
          </table:table-cell>
          <table:table-cell table:style-name="ce8" office:value-type="date" office:date-value="2018-05-02">
            <text:p>02.05.2018</text:p>
          </table:table-cell>
          <table:table-cell table:style-name="ce12" office:value-type="string">
            <text:p>7,20V</text:p>
          </table:table-cell>
          <table:table-cell table:style-name="ce18"/>
          <table:table-cell table:style-name="ce8" table:number-columns-repeated="2"/>
          <table:table-cell table:style-name="ce28" office:value-type="time" office:time-value="PT05H58M40S">
            <text:p>05:58:40</text:p>
          </table:table-cell>
          <table:table-cell table:style-name="ce35" office:value-type="time" office:time-value="PT20H33M33S">
            <text:p>20:33:33</text:p>
          </table:table-cell>
          <table:table-cell table:style-name="ce41" table:formula="of:=[.H887]-[.G887]" office:value-type="float" office:value="0.60755787037037">
            <text:p>14:34:53</text:p>
          </table:table-cell>
          <table:table-cell table:style-name="ce44" office:value-type="float" office:value="0.244444444444444">
            <text:p>5:52</text:p>
          </table:table-cell>
          <table:table-cell table:style-name="ce44" office:value-type="float" office:value="0.856944444444444">
            <text:p>20:34</text:p>
          </table:table-cell>
          <table:table-cell table:style-name="ce44" table:formula="of:=[.K887]-[.J887]" office:value-type="float" office:value="0.6125">
            <text:p>14:42</text:p>
          </table:table-cell>
          <table:table-cell table:style-name="ce48" office:value-type="float" office:value="0.242986111111111">
            <text:p>5:49:54</text:p>
          </table:table-cell>
          <table:table-cell table:style-name="ce55" office:value-type="float" office:value="0.857962962962963">
            <text:p>20:35:28</text:p>
          </table:table-cell>
          <table:table-cell table:style-name="ce55" table:formula="of:=[.N887]-[.M887]" office:value-type="float" office:value="0.614976851851852">
            <text:p>14:45:34</text:p>
          </table:table-cell>
          <table:table-cell table:style-name="ce58" office:value-type="float" office:value="0.245833333333333">
            <text:p>5:54</text:p>
          </table:table-cell>
          <table:table-cell table:style-name="ce44" office:value-type="float" office:value="0.852777777777778">
            <text:p>20:28</text:p>
          </table:table-cell>
          <table:table-cell table:style-name="ce44" table:formula="of:=[.Q887]-[.P887]" office:value-type="float" office:value="0.606944444444444">
            <text:p>14:34</text:p>
          </table:table-cell>
          <table:table-cell table:style-name="ce63"/>
          <table:table-cell table:style-name="ce48" office:value-type="float" office:value="0.244016203703704">
            <text:p>5:51:23</text:p>
          </table:table-cell>
          <table:table-cell table:style-name="ce55" office:value-type="float" office:value="0.853715277777778">
            <text:p>20:29:21</text:p>
          </table:table-cell>
          <table:table-cell table:style-name="ce55" table:formula="of:=[.U887]-[.T887]" office:value-type="float" office:value="0.609699074074074">
            <text:p>14:37:58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88]" office:value-type="date" office:date-value="2018-05-03">
            <text:p>Do, </text:p>
          </table:table-cell>
          <table:table-cell table:style-name="ce8" office:value-type="date" office:date-value="2018-05-03">
            <text:p>03.05.2018</text:p>
          </table:table-cell>
          <table:table-cell table:style-name="ce12"/>
          <table:table-cell table:style-name="ce18"/>
          <table:table-cell table:style-name="ce8" table:number-columns-repeated="2"/>
          <table:table-cell table:style-name="ce28" office:value-type="time" office:time-value="PT05H57M04S">
            <text:p>05:57:04</text:p>
          </table:table-cell>
          <table:table-cell table:style-name="ce35" office:value-type="time" office:time-value="PT20H34M56S">
            <text:p>20:34:56</text:p>
          </table:table-cell>
          <table:table-cell table:style-name="ce41" table:formula="of:=[.H888]-[.G888]" office:value-type="float" office:value="0.60962962962963">
            <text:p>14:37:52</text:p>
          </table:table-cell>
          <table:table-cell table:style-name="ce44" office:value-type="float" office:value="0.24375">
            <text:p>5:51</text:p>
          </table:table-cell>
          <table:table-cell table:style-name="ce44" office:value-type="float" office:value="0.858333333333333">
            <text:p>20:36</text:p>
          </table:table-cell>
          <table:table-cell table:style-name="ce44" table:formula="of:=[.K888]-[.J888]" office:value-type="float" office:value="0.614583333333334">
            <text:p>14:45</text:p>
          </table:table-cell>
          <table:table-cell table:style-name="ce48" office:value-type="float" office:value="0.241793981481481">
            <text:p>5:48:11</text:p>
          </table:table-cell>
          <table:table-cell table:style-name="ce55" office:value-type="float" office:value="0.85900462962963">
            <text:p>20:36:58</text:p>
          </table:table-cell>
          <table:table-cell table:style-name="ce55" table:formula="of:=[.N888]-[.M888]" office:value-type="float" office:value="0.617210648148148">
            <text:p>14:48:47</text:p>
          </table:table-cell>
          <table:table-cell table:style-name="ce58" office:value-type="float" office:value="0.244444444444444">
            <text:p>5:52</text:p>
          </table:table-cell>
          <table:table-cell table:style-name="ce44" office:value-type="float" office:value="0.854166666666667">
            <text:p>20:30</text:p>
          </table:table-cell>
          <table:table-cell table:style-name="ce44" table:formula="of:=[.Q888]-[.P888]" office:value-type="float" office:value="0.609722222222222">
            <text:p>14:38</text:p>
          </table:table-cell>
          <table:table-cell table:style-name="ce63"/>
          <table:table-cell table:style-name="ce48" office:value-type="float" office:value="0.242893518518518">
            <text:p>5:49:46</text:p>
          </table:table-cell>
          <table:table-cell table:style-name="ce55" office:value-type="float" office:value="0.854699074074074">
            <text:p>20:30:46</text:p>
          </table:table-cell>
          <table:table-cell table:style-name="ce55" table:formula="of:=[.U888]-[.T888]" office:value-type="float" office:value="0.611805555555555">
            <text:p>14:41:00</text:p>
          </table:table-cell>
          <table:table-cell table:style-name="ce70"/>
          <table:table-cell table:style-name="ce77" table:number-columns-repeated="2"/>
          <table:table-cell table:style-name="ce85"/>
          <table:table-cell table:style-name="ce77" table:number-columns-repeated="2"/>
          <table:table-cell table:style-name="ce93"/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5" table:formula="of:=[.B889]" office:value-type="date" office:date-value="2018-05-04">
            <text:p>Fr, </text:p>
          </table:table-cell>
          <table:table-cell table:style-name="ce8" office:value-type="date" office:date-value="2018-05-04">
            <text:p>04.05.2018</text:p>
          </table:table-cell>
          <table:table-cell table:style-name="ce12" office:value-type="string">
            <text:p>9,6V</text:p>
          </table:table-cell>
          <table:table-cell table:style-name="ce18"/>
          <table:table-cell table:style-name="ce8" table:number-columns-repeated="2"/>
          <table:table-cell table:style-name="ce28" office:value-type="time" office:time-value="PT05H55M30S">
            <text:p>05:55:30</text:p>
          </table:table-cell>
          <table:table-cell table:style-name="ce35" office:value-type="time" office:time-value="PT20H36M18S">
            <text:p>20:36:18</text:p>
          </table:table-cell>
          <table:table-cell table:style-name="ce41" table:formula="of:=[.H889]-[.G889]" office:value-type="float" office:value="0.611666666666667">
            <text:p>14:40:48</text:p>
          </table:table-cell>
          <table:table-cell table:style-name="ce44" office:value-type="float" office:value="0.242361111111111">
            <text:p>5:49</text:p>
          </table:table-cell>
          <table:table-cell table:style-name="ce44" office:value-type="float" office:value="0.859027777777778">
            <text:p>20:37</text:p>
          </table:table-cell>
          <table:table-cell table:style-name="ce44" table:formula="of:=[.K889]-[.J889]" office:value-type="float" office:value="0.616666666666667">
            <text:p>14:48</text:p>
          </table:table-cell>
          <table:table-cell table:style-name="ce48" office:value-type="float" office:value="0.240625">
            <text:p>5:46:30</text:p>
          </table:table-cell>
          <table:table-cell table:style-name="ce55" office:value-type="float" office:value="0.860034722222222">
            <text:p>20:38:27</text:p>
          </table:table-cell>
          <table:table-cell table:style-name="ce55" table:formula="of:=[.N889]-[.M889]" office:value-type="float" office:value="0.619409722222222">
            <text:p>14:51:57</text:p>
          </table:table-cell>
          <table:table-cell table:style-name="ce58" office:value-type="float" office:value="0.24375">
            <text:p>5:51</text:p>
          </table:table-cell>
          <table:table-cell table:style-name="ce44" office:value-type="float" office:value="0.854861111111111">
            <text:p>20:31</text:p>
          </table:table-cell>
          <table:table-cell table:style-name="ce44" table:formula="of:=[.Q889]-[.P889]" office:value-type="float" office:value="0.611111111111111">
            <text:p>14:40</text:p>
          </table:table-cell>
          <table:table-cell table:style-name="ce63"/>
          <table:table-cell table:style-name="ce48" office:value-type="float" office:value="0.241782407407407">
            <text:p>5:48:10</text:p>
          </table:table-cell>
          <table:table-cell table:style-name="ce55" office:value-type="float" office:value="0.855671296296296">
            <text:p>20:32:10</text:p>
          </table:table-cell>
          <table:table-cell table:style-name="ce55" table:formula="of:=[.U889]-[.T889]" office:value-type="float" office:value="0.613888888888889">
            <text:p>14:44:00</text:p>
          </table:table-cell>
          <table:table-cell table:style-name="ce70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85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98"/>
          <table:table-cell table:style-name="ce105"/>
          <table:table-cell table:style-name="ce110" table:number-columns-repeated="993"/>
        </table:table-row>
        <table:table-row table:style-name="ro1">
          <table:table-cell table:style-name="ce4" table:formula="of:=[.B890]" office:value-type="date" office:date-value="2018-05-05">
            <text:p>Sa, </text:p>
          </table:table-cell>
          <table:table-cell table:style-name="ce7" office:value-type="date" office:date-value="2018-05-05">
            <text:p>05.05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5H53M57S">
            <text:p>05:53:57</text:p>
          </table:table-cell>
          <table:table-cell table:style-name="ce34" office:value-type="time" office:time-value="PT20H37M41S">
            <text:p>20:37:41</text:p>
          </table:table-cell>
          <table:table-cell table:style-name="ce40" table:formula="of:=[.H890]-[.G890]" office:value-type="float" office:value="0.613703703703704">
            <text:p>14:43:44</text:p>
          </table:table-cell>
          <table:table-cell table:style-name="ce43" office:value-type="float" office:value="0.240972222222222">
            <text:p>5:47</text:p>
          </table:table-cell>
          <table:table-cell table:style-name="ce43" office:value-type="float" office:value="0.860416666666667">
            <text:p>20:39</text:p>
          </table:table-cell>
          <table:table-cell table:style-name="ce43" table:formula="of:=[.K890]-[.J890]" office:value-type="float" office:value="0.619444444444444">
            <text:p>14:52</text:p>
          </table:table-cell>
          <table:table-cell table:style-name="ce47" office:value-type="float" office:value="0.239467592592593">
            <text:p>5:44:50</text:p>
          </table:table-cell>
          <table:table-cell table:style-name="ce53" office:value-type="float" office:value="0.861064814814815">
            <text:p>20:39:56</text:p>
          </table:table-cell>
          <table:table-cell table:style-name="ce53" table:formula="of:=[.N890]-[.M890]" office:value-type="float" office:value="0.621597222222222">
            <text:p>14:55:06</text:p>
          </table:table-cell>
          <table:table-cell table:style-name="ce57" office:value-type="float" office:value="0.242361111111111">
            <text:p>5:49</text:p>
          </table:table-cell>
          <table:table-cell table:style-name="ce43" office:value-type="float" office:value="0.85625">
            <text:p>20:33</text:p>
          </table:table-cell>
          <table:table-cell table:style-name="ce43" table:formula="of:=[.Q890]-[.P890]" office:value-type="float" office:value="0.613888888888889">
            <text:p>14:44</text:p>
          </table:table-cell>
          <table:table-cell table:style-name="ce62"/>
          <table:table-cell table:style-name="ce47" office:value-type="float" office:value="0.24068287037037">
            <text:p>5:46:35</text:p>
          </table:table-cell>
          <table:table-cell table:style-name="ce53" office:value-type="float" office:value="0.856655092592593">
            <text:p>20:33:35</text:p>
          </table:table-cell>
          <table:table-cell table:style-name="ce53" table:formula="of:=[.U890]-[.T890]" office:value-type="float" office:value="0.615972222222222">
            <text:p>14:47:00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91]" office:value-type="date" office:date-value="2018-05-06">
            <text:p>So, </text:p>
          </table:table-cell>
          <table:table-cell table:style-name="ce7" office:value-type="date" office:date-value="2018-05-06">
            <text:p>06.05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5H52M26S">
            <text:p>05:52:26</text:p>
          </table:table-cell>
          <table:table-cell table:style-name="ce34" office:value-type="time" office:time-value="PT20H39M02S">
            <text:p>20:39:02</text:p>
          </table:table-cell>
          <table:table-cell table:style-name="ce40" table:formula="of:=[.H891]-[.G891]" office:value-type="float" office:value="0.615694444444444">
            <text:p>14:46:36</text:p>
          </table:table-cell>
          <table:table-cell table:style-name="ce43" office:value-type="float" office:value="0.240277777777778">
            <text:p>5:46</text:p>
          </table:table-cell>
          <table:table-cell table:style-name="ce43" office:value-type="float" office:value="0.861111111111111">
            <text:p>20:40</text:p>
          </table:table-cell>
          <table:table-cell table:style-name="ce43" table:formula="of:=[.K891]-[.J891]" office:value-type="float" office:value="0.620833333333333">
            <text:p>14:54</text:p>
          </table:table-cell>
          <table:table-cell table:style-name="ce47" office:value-type="float" office:value="0.238333333333333">
            <text:p>5:43:12</text:p>
          </table:table-cell>
          <table:table-cell table:style-name="ce53" office:value-type="float" office:value="0.862094907407407">
            <text:p>20:41:25</text:p>
          </table:table-cell>
          <table:table-cell table:style-name="ce53" table:formula="of:=[.N891]-[.M891]" office:value-type="float" office:value="0.623761574074074">
            <text:p>14:58:13</text:p>
          </table:table-cell>
          <table:table-cell table:style-name="ce57" office:value-type="float" office:value="0.241666666666667">
            <text:p>5:48</text:p>
          </table:table-cell>
          <table:table-cell table:style-name="ce43" office:value-type="float" office:value="0.856944444444444">
            <text:p>20:34</text:p>
          </table:table-cell>
          <table:table-cell table:style-name="ce43" table:formula="of:=[.Q891]-[.P891]" office:value-type="float" office:value="0.615277777777778">
            <text:p>14:46</text:p>
          </table:table-cell>
          <table:table-cell table:style-name="ce62"/>
          <table:table-cell table:style-name="ce47" office:value-type="float" office:value="0.239606481481481">
            <text:p>5:45:02</text:p>
          </table:table-cell>
          <table:table-cell table:style-name="ce53" office:value-type="float" office:value="0.857627314814815">
            <text:p>20:34:59</text:p>
          </table:table-cell>
          <table:table-cell table:style-name="ce53" table:formula="of:=[.U891]-[.T891]" office:value-type="float" office:value="0.618020833333333">
            <text:p>14:49:5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92]" office:value-type="date" office:date-value="2018-05-07">
            <text:p>Mo, </text:p>
          </table:table-cell>
          <table:table-cell office:value-type="date" office:date-value="2018-05-07">
            <text:p>07.05.2018</text:p>
          </table:table-cell>
          <table:table-cell table:number-columns-repeated="4"/>
          <table:table-cell table:style-name="ce28" office:value-type="time" office:time-value="PT05H50M56S">
            <text:p>05:50:56</text:p>
          </table:table-cell>
          <table:table-cell table:style-name="ce35" office:value-type="time" office:time-value="PT20H40M24S">
            <text:p>20:40:24</text:p>
          </table:table-cell>
          <table:table-cell table:style-name="ce41" table:formula="of:=[.H892]-[.G892]" office:value-type="float" office:value="0.617685185185185">
            <text:p>14:49:28</text:p>
          </table:table-cell>
          <table:table-cell office:value-type="float" office:value="0.238888888888889">
            <text:p>5:44</text:p>
          </table:table-cell>
          <table:table-cell office:value-type="float" office:value="0.861805555555556">
            <text:p>20:41</text:p>
          </table:table-cell>
          <table:table-cell table:formula="of:=[.K892]-[.J892]" office:value-type="float" office:value="0.622916666666667">
            <text:p>14:57</text:p>
          </table:table-cell>
          <table:table-cell office:value-type="float" office:value="0.237222222222222">
            <text:p>5:41:36</text:p>
          </table:table-cell>
          <table:table-cell office:value-type="float" office:value="0.863125">
            <text:p>20:42:54</text:p>
          </table:table-cell>
          <table:table-cell table:formula="of:=[.N892]-[.M892]" office:value-type="float" office:value="0.625902777777778">
            <text:p>15:01:18</text:p>
          </table:table-cell>
          <table:table-cell office:value-type="float" office:value="0.240277777777778">
            <text:p>5:46</text:p>
          </table:table-cell>
          <table:table-cell office:value-type="float" office:value="0.857638888888889">
            <text:p>20:35</text:p>
          </table:table-cell>
          <table:table-cell table:formula="of:=[.Q892]-[.P892]" office:value-type="float" office:value="0.617361111111111">
            <text:p>14:49</text:p>
          </table:table-cell>
          <table:table-cell/>
          <table:table-cell office:value-type="float" office:value="0.238541666666667">
            <text:p>5:43:30</text:p>
          </table:table-cell>
          <table:table-cell office:value-type="float" office:value="0.858587962962963">
            <text:p>20:36:22</text:p>
          </table:table-cell>
          <table:table-cell table:formula="of:=[.U892]-[.T892]" office:value-type="float" office:value="0.620046296296296">
            <text:p>14:52:52</text:p>
          </table:table-cell>
          <table:table-cell table:number-columns-repeated="1002"/>
        </table:table-row>
        <table:table-row table:style-name="ro1">
          <table:table-cell table:formula="of:=[.B893]" office:value-type="date" office:date-value="2018-05-08">
            <text:p>Di, </text:p>
          </table:table-cell>
          <table:table-cell office:value-type="date" office:date-value="2018-05-08">
            <text:p>08.05.2018</text:p>
          </table:table-cell>
          <table:table-cell table:number-columns-repeated="4"/>
          <table:table-cell table:style-name="ce28" office:value-type="time" office:time-value="PT05H49M28S">
            <text:p>05:49:28</text:p>
          </table:table-cell>
          <table:table-cell table:style-name="ce35" office:value-type="time" office:time-value="PT20H41M45S">
            <text:p>20:41:45</text:p>
          </table:table-cell>
          <table:table-cell table:style-name="ce41" table:formula="of:=[.H893]-[.G893]" office:value-type="float" office:value="0.619641203703704">
            <text:p>14:52:17</text:p>
          </table:table-cell>
          <table:table-cell office:value-type="float" office:value="0.2375">
            <text:p>5:42</text:p>
          </table:table-cell>
          <table:table-cell office:value-type="float" office:value="0.863194444444444">
            <text:p>20:43</text:p>
          </table:table-cell>
          <table:table-cell table:formula="of:=[.K893]-[.J893]" office:value-type="float" office:value="0.625694444444444">
            <text:p>15:01</text:p>
          </table:table-cell>
          <table:table-cell office:value-type="float" office:value="0.236122685185185">
            <text:p>5:40:01</text:p>
          </table:table-cell>
          <table:table-cell office:value-type="float" office:value="0.864143518518519">
            <text:p>20:44:22</text:p>
          </table:table-cell>
          <table:table-cell table:formula="of:=[.N893]-[.M893]" office:value-type="float" office:value="0.628020833333333">
            <text:p>15:04:21</text:p>
          </table:table-cell>
          <table:table-cell office:value-type="float" office:value="0.239583333333333">
            <text:p>5:45</text:p>
          </table:table-cell>
          <table:table-cell office:value-type="float" office:value="0.859027777777778">
            <text:p>20:37</text:p>
          </table:table-cell>
          <table:table-cell table:formula="of:=[.Q893]-[.P893]" office:value-type="float" office:value="0.619444444444444">
            <text:p>14:52</text:p>
          </table:table-cell>
          <table:table-cell/>
          <table:table-cell office:value-type="float" office:value="0.2375">
            <text:p>5:42:00</text:p>
          </table:table-cell>
          <table:table-cell office:value-type="float" office:value="0.859548611111111">
            <text:p>20:37:45</text:p>
          </table:table-cell>
          <table:table-cell table:formula="of:=[.U893]-[.T893]" office:value-type="float" office:value="0.622048611111111">
            <text:p>14:55:45</text:p>
          </table:table-cell>
          <table:table-cell table:number-columns-repeated="1002"/>
        </table:table-row>
        <table:table-row table:style-name="ro1">
          <table:table-cell table:formula="of:=[.B894]" office:value-type="date" office:date-value="2018-05-09">
            <text:p>Mi, </text:p>
          </table:table-cell>
          <table:table-cell office:value-type="date" office:date-value="2018-05-09">
            <text:p>09.05.2018</text:p>
          </table:table-cell>
          <table:table-cell office:value-type="string">
            <text:p>9,45V</text:p>
          </table:table-cell>
          <table:table-cell table:number-columns-repeated="3"/>
          <table:table-cell table:style-name="ce28" office:value-type="time" office:time-value="PT05H48M01S">
            <text:p>05:48:01</text:p>
          </table:table-cell>
          <table:table-cell table:style-name="ce35" office:value-type="time" office:time-value="PT20H43M06S">
            <text:p>20:43:06</text:p>
          </table:table-cell>
          <table:table-cell table:style-name="ce41" table:formula="of:=[.H894]-[.G894]" office:value-type="float" office:value="0.621585648148148">
            <text:p>14:55:05</text:p>
          </table:table-cell>
          <table:table-cell office:value-type="float" office:value="0.236805555555556">
            <text:p>5:41</text:p>
          </table:table-cell>
          <table:table-cell office:value-type="float" office:value="0.863888888888889">
            <text:p>20:44</text:p>
          </table:table-cell>
          <table:table-cell table:formula="of:=[.K894]-[.J894]" office:value-type="float" office:value="0.627083333333333">
            <text:p>15:03</text:p>
          </table:table-cell>
          <table:table-cell office:value-type="float" office:value="0.235034722222222">
            <text:p>5:38:27</text:p>
          </table:table-cell>
          <table:table-cell office:value-type="float" office:value="0.865150462962963">
            <text:p>20:45:49</text:p>
          </table:table-cell>
          <table:table-cell table:formula="of:=[.N894]-[.M894]" office:value-type="float" office:value="0.630115740740741">
            <text:p>15:07:22</text:p>
          </table:table-cell>
          <table:table-cell office:value-type="float" office:value="0.238194444444444">
            <text:p>5:43</text:p>
          </table:table-cell>
          <table:table-cell office:value-type="float" office:value="0.859722222222222">
            <text:p>20:38</text:p>
          </table:table-cell>
          <table:table-cell table:formula="of:=[.Q894]-[.P894]" office:value-type="float" office:value="0.621527777777778">
            <text:p>14:55</text:p>
          </table:table-cell>
          <table:table-cell/>
          <table:table-cell office:value-type="float" office:value="0.236469907407407">
            <text:p>5:40:31</text:p>
          </table:table-cell>
          <table:table-cell office:value-type="float" office:value="0.860509259259259">
            <text:p>20:39:08</text:p>
          </table:table-cell>
          <table:table-cell table:formula="of:=[.U894]-[.T894]" office:value-type="float" office:value="0.624039351851852">
            <text:p>14:58:37</text:p>
          </table:table-cell>
          <table:table-cell table:number-columns-repeated="1002"/>
        </table:table-row>
        <table:table-row table:style-name="ro1">
          <table:table-cell table:formula="of:=[.B895]" office:value-type="date" office:date-value="2018-05-10">
            <text:p>Do, </text:p>
          </table:table-cell>
          <table:table-cell office:value-type="date" office:date-value="2018-05-10">
            <text:p>10.05.2018</text:p>
          </table:table-cell>
          <table:table-cell table:number-columns-repeated="4"/>
          <table:table-cell table:style-name="ce28" office:value-type="time" office:time-value="PT05H46M36S">
            <text:p>05:46:36</text:p>
          </table:table-cell>
          <table:table-cell table:style-name="ce35" office:value-type="time" office:time-value="PT20H44M26S">
            <text:p>20:44:26</text:p>
          </table:table-cell>
          <table:table-cell table:style-name="ce41" table:formula="of:=[.H895]-[.G895]" office:value-type="float" office:value="0.62349537037037">
            <text:p>14:57:50</text:p>
          </table:table-cell>
          <table:table-cell office:value-type="float" office:value="0.235416666666667">
            <text:p>5:39</text:p>
          </table:table-cell>
          <table:table-cell office:value-type="float" office:value="0.865277777777778">
            <text:p>20:46</text:p>
          </table:table-cell>
          <table:table-cell table:formula="of:=[.K895]-[.J895]" office:value-type="float" office:value="0.629861111111111">
            <text:p>15:07</text:p>
          </table:table-cell>
          <table:table-cell office:value-type="float" office:value="0.233981481481481">
            <text:p>5:36:56</text:p>
          </table:table-cell>
          <table:table-cell office:value-type="float" office:value="0.866157407407407">
            <text:p>20:47:16</text:p>
          </table:table-cell>
          <table:table-cell table:formula="of:=[.N895]-[.M895]" office:value-type="float" office:value="0.632175925925926">
            <text:p>15:10:20</text:p>
          </table:table-cell>
          <table:table-cell office:value-type="float" office:value="0.2375">
            <text:p>5:42</text:p>
          </table:table-cell>
          <table:table-cell office:value-type="float" office:value="0.861111111111111">
            <text:p>20:40</text:p>
          </table:table-cell>
          <table:table-cell table:formula="of:=[.Q895]-[.P895]" office:value-type="float" office:value="0.623611111111111">
            <text:p>14:58</text:p>
          </table:table-cell>
          <table:table-cell/>
          <table:table-cell office:value-type="float" office:value="0.235462962962963">
            <text:p>5:39:04</text:p>
          </table:table-cell>
          <table:table-cell office:value-type="float" office:value="0.861458333333333">
            <text:p>20:40:30</text:p>
          </table:table-cell>
          <table:table-cell table:formula="of:=[.U895]-[.T895]" office:value-type="float" office:value="0.62599537037037">
            <text:p>15:01:26</text:p>
          </table:table-cell>
          <table:table-cell table:number-columns-repeated="1002"/>
        </table:table-row>
        <table:table-row table:style-name="ro1">
          <table:table-cell table:formula="of:=[.B896]" office:value-type="date" office:date-value="2018-05-11">
            <text:p>Fr, </text:p>
          </table:table-cell>
          <table:table-cell office:value-type="date" office:date-value="2018-05-11">
            <text:p>11.05.2018</text:p>
          </table:table-cell>
          <table:table-cell table:number-columns-repeated="4"/>
          <table:table-cell table:style-name="ce28" office:value-type="time" office:time-value="PT05H45M13S">
            <text:p>05:45:13</text:p>
          </table:table-cell>
          <table:table-cell table:style-name="ce35" office:value-type="time" office:time-value="PT20H45M46S">
            <text:p>20:45:46</text:p>
          </table:table-cell>
          <table:table-cell table:style-name="ce41" table:formula="of:=[.H896]-[.G896]" office:value-type="float" office:value="0.625381944444444">
            <text:p>15:00:33</text:p>
          </table:table-cell>
          <table:table-cell office:value-type="float" office:value="0.234722222222222">
            <text:p>5:38</text:p>
          </table:table-cell>
          <table:table-cell office:value-type="float" office:value="0.865972222222222">
            <text:p>20:47</text:p>
          </table:table-cell>
          <table:table-cell table:formula="of:=[.K896]-[.J896]" office:value-type="float" office:value="0.63125">
            <text:p>15:09</text:p>
          </table:table-cell>
          <table:table-cell office:value-type="float" office:value="0.232939814814815">
            <text:p>5:35:26</text:p>
          </table:table-cell>
          <table:table-cell office:value-type="float" office:value="0.867152777777778">
            <text:p>20:48:42</text:p>
          </table:table-cell>
          <table:table-cell table:formula="of:=[.N896]-[.M896]" office:value-type="float" office:value="0.634212962962963">
            <text:p>15:13:16</text:p>
          </table:table-cell>
          <table:table-cell office:value-type="float" office:value="0.236111111111111">
            <text:p>5:40</text:p>
          </table:table-cell>
          <table:table-cell office:value-type="float" office:value="0.861805555555556">
            <text:p>20:41</text:p>
          </table:table-cell>
          <table:table-cell table:formula="of:=[.Q896]-[.P896]" office:value-type="float" office:value="0.625694444444444">
            <text:p>15:01</text:p>
          </table:table-cell>
          <table:table-cell/>
          <table:table-cell office:value-type="float" office:value="0.234479166666667">
            <text:p>5:37:39</text:p>
          </table:table-cell>
          <table:table-cell office:value-type="float" office:value="0.862395833333333">
            <text:p>20:41:51</text:p>
          </table:table-cell>
          <table:table-cell table:formula="of:=[.U896]-[.T896]" office:value-type="float" office:value="0.627916666666667">
            <text:p>15:04:12</text:p>
          </table:table-cell>
          <table:table-cell office:value-type="string">
            <text:p>gew.</text:p>
          </table:table-cell>
          <table:table-cell table:number-columns-repeated="2" office:value-type="string">
            <text:p>-</text:p>
          </table:table-cell>
          <table:table-cell office:value-type="string">
            <text:p>gew.</text:p>
          </table:table-cell>
          <table:table-cell table:number-columns-repeated="3" office:value-type="string">
            <text:p>-</text:p>
          </table:table-cell>
          <table:table-cell table:number-columns-repeated="995"/>
        </table:table-row>
        <table:table-row table:style-name="ro1">
          <table:table-cell table:style-name="ce4" table:formula="of:=[.B897]" office:value-type="date" office:date-value="2018-05-12">
            <text:p>Sa, </text:p>
          </table:table-cell>
          <table:table-cell table:style-name="ce7" office:value-type="date" office:date-value="2018-05-12">
            <text:p>12.05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5H43M52S">
            <text:p>05:43:52</text:p>
          </table:table-cell>
          <table:table-cell table:style-name="ce34" office:value-type="time" office:time-value="PT20H47M05S">
            <text:p>20:47:05</text:p>
          </table:table-cell>
          <table:table-cell table:style-name="ce40" table:formula="of:=[.H897]-[.G897]" office:value-type="float" office:value="0.627233796296296">
            <text:p>15:03:13</text:p>
          </table:table-cell>
          <table:table-cell table:style-name="ce43" office:value-type="float" office:value="0.233333333333333">
            <text:p>5:36</text:p>
          </table:table-cell>
          <table:table-cell table:style-name="ce43" office:value-type="float" office:value="0.867361111111111">
            <text:p>20:49</text:p>
          </table:table-cell>
          <table:table-cell table:style-name="ce43" table:formula="of:=[.K897]-[.J897]" office:value-type="float" office:value="0.634027777777778">
            <text:p>15:13</text:p>
          </table:table-cell>
          <table:table-cell table:style-name="ce47" office:value-type="float" office:value="0.231921296296296">
            <text:p>5:33:58</text:p>
          </table:table-cell>
          <table:table-cell table:style-name="ce53" office:value-type="float" office:value="0.868148148148148">
            <text:p>20:50:08</text:p>
          </table:table-cell>
          <table:table-cell table:style-name="ce53" table:formula="of:=[.N897]-[.M897]" office:value-type="float" office:value="0.636226851851852">
            <text:p>15:16:10</text:p>
          </table:table-cell>
          <table:table-cell table:style-name="ce57" office:value-type="float" office:value="0.235416666666667">
            <text:p>5:39</text:p>
          </table:table-cell>
          <table:table-cell table:style-name="ce43" office:value-type="float" office:value="0.8625">
            <text:p>20:42</text:p>
          </table:table-cell>
          <table:table-cell table:style-name="ce43" table:formula="of:=[.Q897]-[.P897]" office:value-type="float" office:value="0.627083333333333">
            <text:p>15:03</text:p>
          </table:table-cell>
          <table:table-cell table:style-name="ce62"/>
          <table:table-cell table:style-name="ce47" office:value-type="float" office:value="0.233518518518519">
            <text:p>5:36:16</text:p>
          </table:table-cell>
          <table:table-cell table:style-name="ce53" office:value-type="float" office:value="0.863333333333333">
            <text:p>20:43:12</text:p>
          </table:table-cell>
          <table:table-cell table:style-name="ce53" table:formula="of:=[.U897]-[.T897]" office:value-type="float" office:value="0.629814814814815">
            <text:p>15:06:56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898]" office:value-type="date" office:date-value="2018-05-13">
            <text:p>So, </text:p>
          </table:table-cell>
          <table:table-cell table:style-name="ce7" office:value-type="date" office:date-value="2018-05-13">
            <text:p>13.05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5H42M32S">
            <text:p>05:42:32</text:p>
          </table:table-cell>
          <table:table-cell table:style-name="ce34" office:value-type="time" office:time-value="PT20H48M23S">
            <text:p>20:48:23</text:p>
          </table:table-cell>
          <table:table-cell table:style-name="ce40" table:formula="of:=[.H898]-[.G898]" office:value-type="float" office:value="0.6290625">
            <text:p>15:05:51</text:p>
          </table:table-cell>
          <table:table-cell table:style-name="ce43" office:value-type="float" office:value="0.232638888888889">
            <text:p>5:35</text:p>
          </table:table-cell>
          <table:table-cell table:style-name="ce43" office:value-type="float" office:value="0.868055555555555">
            <text:p>20:50</text:p>
          </table:table-cell>
          <table:table-cell table:style-name="ce43" table:formula="of:=[.K898]-[.J898]" office:value-type="float" office:value="0.635416666666667">
            <text:p>15:15</text:p>
          </table:table-cell>
          <table:table-cell table:style-name="ce47" office:value-type="float" office:value="0.230914351851852">
            <text:p>5:32:31</text:p>
          </table:table-cell>
          <table:table-cell table:style-name="ce53" office:value-type="float" office:value="0.869131944444444">
            <text:p>20:51:33</text:p>
          </table:table-cell>
          <table:table-cell table:style-name="ce53" table:formula="of:=[.N898]-[.M898]" office:value-type="float" office:value="0.638217592592593">
            <text:p>15:19:02</text:p>
          </table:table-cell>
          <table:table-cell table:style-name="ce57" office:value-type="float" office:value="0.234722222222222">
            <text:p>5:38</text:p>
          </table:table-cell>
          <table:table-cell table:style-name="ce43" office:value-type="float" office:value="0.863888888888889">
            <text:p>20:44</text:p>
          </table:table-cell>
          <table:table-cell table:style-name="ce43" table:formula="of:=[.Q898]-[.P898]" office:value-type="float" office:value="0.629166666666667">
            <text:p>15:06</text:p>
          </table:table-cell>
          <table:table-cell table:style-name="ce62"/>
          <table:table-cell table:style-name="ce47" office:value-type="float" office:value="0.232569444444444">
            <text:p>5:34:54</text:p>
          </table:table-cell>
          <table:table-cell table:style-name="ce53" office:value-type="float" office:value="0.864270833333333">
            <text:p>20:44:33</text:p>
          </table:table-cell>
          <table:table-cell table:style-name="ce53" table:formula="of:=[.U898]-[.T898]" office:value-type="float" office:value="0.631701388888889">
            <text:p>15:09:39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899]" office:value-type="date" office:date-value="2018-05-14">
            <text:p>Mo, </text:p>
          </table:table-cell>
          <table:table-cell office:value-type="date" office:date-value="2018-05-14">
            <text:p>14.05.2018</text:p>
          </table:table-cell>
          <table:table-cell table:number-columns-repeated="4"/>
          <table:table-cell table:style-name="ce28" office:value-type="time" office:time-value="PT05H41M14S">
            <text:p>05:41:14</text:p>
          </table:table-cell>
          <table:table-cell table:style-name="ce35" office:value-type="time" office:time-value="PT20H49M41S">
            <text:p>20:49:41</text:p>
          </table:table-cell>
          <table:table-cell table:style-name="ce41" table:formula="of:=[.H899]-[.G899]" office:value-type="float" office:value="0.630868055555555">
            <text:p>15:08:27</text:p>
          </table:table-cell>
          <table:table-cell office:value-type="float" office:value="0.231944444444444">
            <text:p>5:34</text:p>
          </table:table-cell>
          <table:table-cell office:value-type="float" office:value="0.86875">
            <text:p>20:51</text:p>
          </table:table-cell>
          <table:table-cell table:formula="of:=[.K899]-[.J899]" office:value-type="float" office:value="0.636805555555556">
            <text:p>15:17</text:p>
          </table:table-cell>
          <table:table-cell office:value-type="float" office:value="0.22994212962963">
            <text:p>5:31:07</text:p>
          </table:table-cell>
          <table:table-cell office:value-type="float" office:value="0.870104166666667">
            <text:p>20:52:57</text:p>
          </table:table-cell>
          <table:table-cell table:formula="of:=[.N899]-[.M899]" office:value-type="float" office:value="0.640162037037037">
            <text:p>15:21:50</text:p>
          </table:table-cell>
          <table:table-cell office:value-type="float" office:value="0.233333333333333">
            <text:p>5:36</text:p>
          </table:table-cell>
          <table:table-cell office:value-type="float" office:value="0.864583333333333">
            <text:p>20:45</text:p>
          </table:table-cell>
          <table:table-cell table:formula="of:=[.Q899]-[.P899]" office:value-type="float" office:value="0.63125">
            <text:p>15:09</text:p>
          </table:table-cell>
          <table:table-cell/>
          <table:table-cell office:value-type="float" office:value="0.231643518518519">
            <text:p>5:33:34</text:p>
          </table:table-cell>
          <table:table-cell office:value-type="float" office:value="0.865185185185185">
            <text:p>20:45:52</text:p>
          </table:table-cell>
          <table:table-cell table:formula="of:=[.U899]-[.T899]" office:value-type="float" office:value="0.633541666666667">
            <text:p>15:12:18</text:p>
          </table:table-cell>
          <table:table-cell table:number-columns-repeated="1002"/>
        </table:table-row>
        <table:table-row table:style-name="ro1">
          <table:table-cell table:formula="of:=[.B900]" office:value-type="date" office:date-value="2018-05-15">
            <text:p>Di, </text:p>
          </table:table-cell>
          <table:table-cell office:value-type="date" office:date-value="2018-05-15">
            <text:p>15.05.2018</text:p>
          </table:table-cell>
          <table:table-cell table:number-columns-repeated="4"/>
          <table:table-cell table:style-name="ce28" office:value-type="time" office:time-value="PT05H39M58S">
            <text:p>05:39:58</text:p>
          </table:table-cell>
          <table:table-cell table:style-name="ce35" office:value-type="time" office:time-value="PT20H50M58S">
            <text:p>20:50:58</text:p>
          </table:table-cell>
          <table:table-cell table:style-name="ce41" table:formula="of:=[.H900]-[.G900]" office:value-type="float" office:value="0.632638888888889">
            <text:p>15:11:00</text:p>
          </table:table-cell>
          <table:table-cell office:value-type="float" office:value="0.230555555555556">
            <text:p>5:32</text:p>
          </table:table-cell>
          <table:table-cell office:value-type="float" office:value="0.870138888888889">
            <text:p>20:53</text:p>
          </table:table-cell>
          <table:table-cell table:formula="of:=[.K900]-[.J900]" office:value-type="float" office:value="0.639583333333333">
            <text:p>15:21</text:p>
          </table:table-cell>
          <table:table-cell office:value-type="float" office:value="0.228981481481481">
            <text:p>5:29:44</text:p>
          </table:table-cell>
          <table:table-cell office:value-type="float" office:value="0.871064814814815">
            <text:p>20:54:20</text:p>
          </table:table-cell>
          <table:table-cell table:formula="of:=[.N900]-[.M900]" office:value-type="float" office:value="0.642083333333333">
            <text:p>15:24:36</text:p>
          </table:table-cell>
          <table:table-cell office:value-type="float" office:value="0.232638888888889">
            <text:p>5:35</text:p>
          </table:table-cell>
          <table:table-cell office:value-type="float" office:value="0.865277777777778">
            <text:p>20:46</text:p>
          </table:table-cell>
          <table:table-cell table:formula="of:=[.Q900]-[.P900]" office:value-type="float" office:value="0.632638888888889">
            <text:p>15:11</text:p>
          </table:table-cell>
          <table:table-cell/>
          <table:table-cell office:value-type="float" office:value="0.230740740740741">
            <text:p>5:32:16</text:p>
          </table:table-cell>
          <table:table-cell office:value-type="float" office:value="0.866099537037037">
            <text:p>20:47:11</text:p>
          </table:table-cell>
          <table:table-cell table:formula="of:=[.U900]-[.T900]" office:value-type="float" office:value="0.635358796296297">
            <text:p>15:14:55</text:p>
          </table:table-cell>
          <table:table-cell table:number-columns-repeated="1002"/>
        </table:table-row>
        <table:table-row table:style-name="ro1">
          <table:table-cell table:formula="of:=[.B901]" office:value-type="date" office:date-value="2018-05-16">
            <text:p>Mi, </text:p>
          </table:table-cell>
          <table:table-cell office:value-type="date" office:date-value="2018-05-16">
            <text:p>16.05.2018</text:p>
          </table:table-cell>
          <table:table-cell office:value-type="string">
            <text:p>9,34V</text:p>
          </table:table-cell>
          <table:table-cell table:number-columns-repeated="3"/>
          <table:table-cell table:style-name="ce28" office:value-type="time" office:time-value="PT05H38M43S">
            <text:p>05:38:43</text:p>
          </table:table-cell>
          <table:table-cell table:style-name="ce35" office:value-type="time" office:time-value="PT20H52M14S">
            <text:p>20:52:14</text:p>
          </table:table-cell>
          <table:table-cell table:style-name="ce41" table:formula="of:=[.H901]-[.G901]" office:value-type="float" office:value="0.634386574074074">
            <text:p>15:13:31</text:p>
          </table:table-cell>
          <table:table-cell office:value-type="float" office:value="0.229861111111111">
            <text:p>5:31</text:p>
          </table:table-cell>
          <table:table-cell office:value-type="float" office:value="0.870833333333333">
            <text:p>20:54</text:p>
          </table:table-cell>
          <table:table-cell table:formula="of:=[.K901]-[.J901]" office:value-type="float" office:value="0.640972222222222">
            <text:p>15:23</text:p>
          </table:table-cell>
          <table:table-cell office:value-type="float" office:value="0.228055555555556">
            <text:p>5:28:24</text:p>
          </table:table-cell>
          <table:table-cell office:value-type="float" office:value="0.872025462962963">
            <text:p>20:55:43</text:p>
          </table:table-cell>
          <table:table-cell table:formula="of:=[.N901]-[.M901]" office:value-type="float" office:value="0.643969907407407">
            <text:p>15:27:19</text:p>
          </table:table-cell>
          <table:table-cell office:value-type="float" office:value="0.231944444444444">
            <text:p>5:34</text:p>
          </table:table-cell>
          <table:table-cell office:value-type="float" office:value="0.865972222222222">
            <text:p>20:47</text:p>
          </table:table-cell>
          <table:table-cell table:formula="of:=[.Q901]-[.P901]" office:value-type="float" office:value="0.634027777777778">
            <text:p>15:13</text:p>
          </table:table-cell>
          <table:table-cell/>
          <table:table-cell office:value-type="float" office:value="0.229861111111111">
            <text:p>5:31:00</text:p>
          </table:table-cell>
          <table:table-cell office:value-type="float" office:value="0.867002314814815">
            <text:p>20:48:29</text:p>
          </table:table-cell>
          <table:table-cell table:formula="of:=[.U901]-[.T901]" office:value-type="float" office:value="0.637141203703704">
            <text:p>15:17:29</text:p>
          </table:table-cell>
          <table:table-cell office:value-type="string">
            <text:p>gew.</text:p>
          </table:table-cell>
          <table:table-cell table:number-columns-repeated="2" office:value-type="string">
            <text:p>neu</text:p>
          </table:table-cell>
          <table:table-cell office:value-type="string">
            <text:p>gew.</text:p>
          </table:table-cell>
          <table:table-cell table:number-columns-repeated="2" office:value-type="string">
            <text:p>neu</text:p>
          </table:table-cell>
          <table:table-cell office:value-type="string">
            <text:p>X</text:p>
          </table:table-cell>
          <table:table-cell table:number-columns-repeated="995"/>
        </table:table-row>
        <table:table-row table:style-name="ro1">
          <table:table-cell table:formula="of:=[.B902]" office:value-type="date" office:date-value="2018-05-17">
            <text:p>Do, </text:p>
          </table:table-cell>
          <table:table-cell office:value-type="date" office:date-value="2018-05-17">
            <text:p>17.05.2018</text:p>
          </table:table-cell>
          <table:table-cell table:number-columns-repeated="4"/>
          <table:table-cell table:style-name="ce28" office:value-type="time" office:time-value="PT05H37M31S">
            <text:p>05:37:31</text:p>
          </table:table-cell>
          <table:table-cell table:style-name="ce35" office:value-type="time" office:time-value="PT20H53M30S">
            <text:p>20:53:30</text:p>
          </table:table-cell>
          <table:table-cell table:style-name="ce41" table:formula="of:=[.H902]-[.G902]" office:value-type="float" office:value="0.636099537037037">
            <text:p>15:15:59</text:p>
          </table:table-cell>
          <table:table-cell office:value-type="float" office:value="0.229166666666667">
            <text:p>5:30</text:p>
          </table:table-cell>
          <table:table-cell office:value-type="float" office:value="0.872222222222222">
            <text:p>20:56</text:p>
          </table:table-cell>
          <table:table-cell table:formula="of:=[.K902]-[.J902]" office:value-type="float" office:value="0.643055555555556">
            <text:p>15:26</text:p>
          </table:table-cell>
          <table:table-cell office:value-type="float" office:value="0.227141203703704">
            <text:p>5:27:05</text:p>
          </table:table-cell>
          <table:table-cell office:value-type="float" office:value="0.872974537037037">
            <text:p>20:57:05</text:p>
          </table:table-cell>
          <table:table-cell table:formula="of:=[.N902]-[.M902]" office:value-type="float" office:value="0.645833333333334">
            <text:p>15:30:00</text:p>
          </table:table-cell>
          <table:table-cell office:value-type="float" office:value="0.230555555555556">
            <text:p>5:32</text:p>
          </table:table-cell>
          <table:table-cell office:value-type="float" office:value="0.867361111111111">
            <text:p>20:49</text:p>
          </table:table-cell>
          <table:table-cell table:formula="of:=[.Q902]-[.P902]" office:value-type="float" office:value="0.636805555555556">
            <text:p>15:17</text:p>
          </table:table-cell>
          <table:table-cell/>
          <table:table-cell office:value-type="float" office:value="0.22900462962963">
            <text:p>5:29:46</text:p>
          </table:table-cell>
          <table:table-cell office:value-type="float" office:value="0.867893518518518">
            <text:p>20:49:46</text:p>
          </table:table-cell>
          <table:table-cell table:formula="of:=[.U902]-[.T902]" office:value-type="float" office:value="0.638888888888889">
            <text:p>15:20:00</text:p>
          </table:table-cell>
          <table:table-cell table:number-columns-repeated="1002"/>
        </table:table-row>
        <table:table-row table:style-name="ro1">
          <table:table-cell table:formula="of:=[.B903]" office:value-type="date" office:date-value="2018-05-18">
            <text:p>Fr, </text:p>
          </table:table-cell>
          <table:table-cell office:value-type="date" office:date-value="2018-05-18">
            <text:p>18.05.2018</text:p>
          </table:table-cell>
          <table:table-cell table:number-columns-repeated="4"/>
          <table:table-cell table:style-name="ce28" office:value-type="time" office:time-value="PT05H36M21S">
            <text:p>05:36:21</text:p>
          </table:table-cell>
          <table:table-cell table:style-name="ce35" office:value-type="time" office:time-value="PT20H54M45S">
            <text:p>20:54:45</text:p>
          </table:table-cell>
          <table:table-cell table:style-name="ce41" table:formula="of:=[.H903]-[.G903]" office:value-type="float" office:value="0.637777777777778">
            <text:p>15:18:24</text:p>
          </table:table-cell>
          <table:table-cell office:value-type="float" office:value="0.227777777777778">
            <text:p>5:28</text:p>
          </table:table-cell>
          <table:table-cell office:value-type="float" office:value="0.872916666666667">
            <text:p>20:57</text:p>
          </table:table-cell>
          <table:table-cell table:formula="of:=[.K903]-[.J903]" office:value-type="float" office:value="0.645138888888889">
            <text:p>15:29</text:p>
          </table:table-cell>
          <table:table-cell office:value-type="float" office:value="0.226261574074074">
            <text:p>5:25:49</text:p>
          </table:table-cell>
          <table:table-cell office:value-type="float" office:value="0.873900462962963">
            <text:p>20:58:25</text:p>
          </table:table-cell>
          <table:table-cell table:formula="of:=[.N903]-[.M903]" office:value-type="float" office:value="0.647638888888889">
            <text:p>15:32:36</text:p>
          </table:table-cell>
          <table:table-cell office:value-type="float" office:value="0.229861111111111">
            <text:p>5:31</text:p>
          </table:table-cell>
          <table:table-cell office:value-type="float" office:value="0.868055555555555">
            <text:p>20:50</text:p>
          </table:table-cell>
          <table:table-cell table:formula="of:=[.Q903]-[.P903]" office:value-type="float" office:value="0.638194444444444">
            <text:p>15:19</text:p>
          </table:table-cell>
          <table:table-cell/>
          <table:table-cell office:value-type="float" office:value="0.228171296296296">
            <text:p>5:28:34</text:p>
          </table:table-cell>
          <table:table-cell office:value-type="float" office:value="0.868784722222222">
            <text:p>20:51:03</text:p>
          </table:table-cell>
          <table:table-cell table:formula="of:=[.U903]-[.T903]" office:value-type="float" office:value="0.640613425925926">
            <text:p>15:22:29</text:p>
          </table:table-cell>
          <table:table-cell table:number-columns-repeated="1002"/>
        </table:table-row>
        <table:table-row table:style-name="ro1">
          <table:table-cell table:style-name="ce4" table:formula="of:=[.B904]" office:value-type="date" office:date-value="2018-05-19">
            <text:p>Sa, </text:p>
          </table:table-cell>
          <table:table-cell table:style-name="ce7" office:value-type="date" office:date-value="2018-05-19">
            <text:p>19.05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5H35M12S">
            <text:p>05:35:12</text:p>
          </table:table-cell>
          <table:table-cell table:style-name="ce34" office:value-type="time" office:time-value="PT20H55M58S">
            <text:p>20:55:58</text:p>
          </table:table-cell>
          <table:table-cell table:style-name="ce40" table:formula="of:=[.H904]-[.G904]" office:value-type="float" office:value="0.639421296296296">
            <text:p>15:20:46</text:p>
          </table:table-cell>
          <table:table-cell table:style-name="ce43" office:value-type="float" office:value="0.227083333333333">
            <text:p>5:27</text:p>
          </table:table-cell>
          <table:table-cell table:style-name="ce43" office:value-type="float" office:value="0.873611111111111">
            <text:p>20:58</text:p>
          </table:table-cell>
          <table:table-cell table:style-name="ce43" table:formula="of:=[.K904]-[.J904]" office:value-type="float" office:value="0.646527777777778">
            <text:p>15:31</text:p>
          </table:table-cell>
          <table:table-cell table:style-name="ce47" office:value-type="float" office:value="0.225393518518518">
            <text:p>5:24:34</text:p>
          </table:table-cell>
          <table:table-cell table:style-name="ce53" office:value-type="float" office:value="0.874826388888889">
            <text:p>20:59:45</text:p>
          </table:table-cell>
          <table:table-cell table:style-name="ce53" table:formula="of:=[.N904]-[.M904]" office:value-type="float" office:value="0.64943287037037">
            <text:p>15:35:11</text:p>
          </table:table-cell>
          <table:table-cell table:style-name="ce57" office:value-type="float" office:value="0.229166666666667">
            <text:p>5:30</text:p>
          </table:table-cell>
          <table:table-cell table:style-name="ce43" office:value-type="float" office:value="0.86875">
            <text:p>20:51</text:p>
          </table:table-cell>
          <table:table-cell table:style-name="ce43" table:formula="of:=[.Q904]-[.P904]" office:value-type="float" office:value="0.639583333333333">
            <text:p>15:21</text:p>
          </table:table-cell>
          <table:table-cell table:style-name="ce62"/>
          <table:table-cell table:style-name="ce47" office:value-type="float" office:value="0.227361111111111">
            <text:p>5:27:24</text:p>
          </table:table-cell>
          <table:table-cell table:style-name="ce53" office:value-type="float" office:value="0.869652777777778">
            <text:p>20:52:18</text:p>
          </table:table-cell>
          <table:table-cell table:style-name="ce53" table:formula="of:=[.U904]-[.T904]" office:value-type="float" office:value="0.642291666666667">
            <text:p>15:24:54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style-name="ce4" table:formula="of:=[.B905]" office:value-type="date" office:date-value="2018-05-20">
            <text:p>So, </text:p>
          </table:table-cell>
          <table:table-cell table:style-name="ce7" office:value-type="date" office:date-value="2018-05-20">
            <text:p>20.05.2018</text:p>
          </table:table-cell>
          <table:table-cell table:style-name="ce11"/>
          <table:table-cell table:style-name="ce17"/>
          <table:table-cell table:style-name="ce7" table:number-columns-repeated="2"/>
          <table:table-cell table:style-name="ce27" office:value-type="time" office:time-value="PT05H34M06S">
            <text:p>05:34:06</text:p>
          </table:table-cell>
          <table:table-cell table:style-name="ce34" office:value-type="time" office:time-value="PT20H57M11S">
            <text:p>20:57:11</text:p>
          </table:table-cell>
          <table:table-cell table:style-name="ce40" table:formula="of:=[.H905]-[.G905]" office:value-type="float" office:value="0.641030092592593">
            <text:p>15:23:05</text:p>
          </table:table-cell>
          <table:table-cell table:style-name="ce43" office:value-type="float" office:value="0.226388888888889">
            <text:p>5:26</text:p>
          </table:table-cell>
          <table:table-cell table:style-name="ce43" office:value-type="float" office:value="0.874305555555556">
            <text:p>20:59</text:p>
          </table:table-cell>
          <table:table-cell table:style-name="ce43" table:formula="of:=[.K905]-[.J905]" office:value-type="float" office:value="0.647916666666667">
            <text:p>15:33</text:p>
          </table:table-cell>
          <table:table-cell table:style-name="ce47" office:value-type="float" office:value="0.224560185185185">
            <text:p>5:23:22</text:p>
          </table:table-cell>
          <table:table-cell table:style-name="ce53" office:value-type="float" office:value="0.875740740740741">
            <text:p>21:01:04</text:p>
          </table:table-cell>
          <table:table-cell table:style-name="ce53" table:formula="of:=[.N905]-[.M905]" office:value-type="float" office:value="0.651180555555555">
            <text:p>15:37:42</text:p>
          </table:table-cell>
          <table:table-cell table:style-name="ce57" office:value-type="float" office:value="0.228472222222222">
            <text:p>5:29</text:p>
          </table:table-cell>
          <table:table-cell table:style-name="ce43" office:value-type="float" office:value="0.869444444444444">
            <text:p>20:52</text:p>
          </table:table-cell>
          <table:table-cell table:style-name="ce43" table:formula="of:=[.Q905]-[.P905]" office:value-type="float" office:value="0.640972222222222">
            <text:p>15:23</text:p>
          </table:table-cell>
          <table:table-cell table:style-name="ce62"/>
          <table:table-cell table:style-name="ce47" office:value-type="float" office:value="0.226574074074074">
            <text:p>5:26:16</text:p>
          </table:table-cell>
          <table:table-cell table:style-name="ce53" office:value-type="float" office:value="0.870520833333333">
            <text:p>20:53:33</text:p>
          </table:table-cell>
          <table:table-cell table:style-name="ce53" table:formula="of:=[.U905]-[.T905]" office:value-type="float" office:value="0.643946759259259">
            <text:p>15:27:17</text:p>
          </table:table-cell>
          <table:table-cell table:style-name="ce69"/>
          <table:table-cell table:style-name="ce76" table:number-columns-repeated="2"/>
          <table:table-cell table:style-name="ce84"/>
          <table:table-cell table:style-name="ce76" table:number-columns-repeated="2"/>
          <table:table-cell table:style-name="ce92"/>
          <table:table-cell table:style-name="ce97"/>
          <table:table-cell table:style-name="ce104"/>
          <table:table-cell table:style-name="ce109" table:number-columns-repeated="993"/>
        </table:table-row>
        <table:table-row table:style-name="ro1">
          <table:table-cell table:formula="of:=[.B906]" office:value-type="date" office:date-value="2018-05-21">
            <text:p>Mo, </text:p>
          </table:table-cell>
          <table:table-cell office:value-type="date" office:date-value="2018-05-21">
            <text:p>21.05.2018</text:p>
          </table:table-cell>
          <table:table-cell table:number-columns-repeated="4"/>
          <table:table-cell table:style-name="ce28" office:value-type="time" office:time-value="PT05H33M02S">
            <text:p>05:33:02</text:p>
          </table:table-cell>
          <table:table-cell table:style-name="ce35" office:value-type="time" office:time-value="PT20H58M23S">
            <text:p>20:58:23</text:p>
          </table:table-cell>
          <table:table-cell table:style-name="ce41" table:formula="of:=[.H906]-[.G906]" office:value-type="float" office:value="0.642604166666667">
            <text:p>15:25:21</text:p>
          </table:table-cell>
          <table:table-cell office:value-type="float" office:value="0.225694444444444">
            <text:p>5:25</text:p>
          </table:table-cell>
          <table:table-cell office:value-type="float" office:value="0.875694444444444">
            <text:p>21:01</text:p>
          </table:table-cell>
          <table:table-cell table:formula="of:=[.K906]-[.J906]" office:value-type="float" office:value="0.65">
            <text:p>15:36</text:p>
          </table:table-cell>
          <table:table-cell office:value-type="float" office:value="0.22375">
            <text:p>5:22:12</text:p>
          </table:table-cell>
          <table:table-cell office:value-type="float" office:value="0.876643518518519">
            <text:p>21:02:22</text:p>
          </table:table-cell>
          <table:table-cell table:formula="of:=[.N906]-[.M906]" office:value-type="float" office:value="0.652893518518519">
            <text:p>15:40:10</text:p>
          </table:table-cell>
          <table:table-cell office:value-type="float" office:value="0.227777777777778">
            <text:p>5:28</text:p>
          </table:table-cell>
          <table:table-cell office:value-type="float" office:value="0.870833333333333">
            <text:p>20:54</text:p>
          </table:table-cell>
          <table:table-cell table:formula="of:=[.Q906]-[.P906]" office:value-type="float" office:value="0.643055555555555">
            <text:p>15:26</text:p>
          </table:table-cell>
          <table:table-cell/>
          <table:table-cell office:value-type="float" office:value="0.225810185185185">
            <text:p>5:25:10</text:p>
          </table:table-cell>
          <table:table-cell office:value-type="float" office:value="0.871365740740741">
            <text:p>20:54:46</text:p>
          </table:table-cell>
          <table:table-cell table:formula="of:=[.U906]-[.T906]" office:value-type="float" office:value="0.645555555555556">
            <text:p>15:29:36</text:p>
          </table:table-cell>
          <table:table-cell table:number-columns-repeated="1002"/>
        </table:table-row>
        <table:table-row table:style-name="ro1">
          <table:table-cell table:formula="of:=[.B907]" office:value-type="date" office:date-value="2018-05-22">
            <text:p>Di, </text:p>
          </table:table-cell>
          <table:table-cell office:value-type="date" office:date-value="2018-05-22">
            <text:p>22.05.2018</text:p>
          </table:table-cell>
          <table:table-cell table:number-columns-repeated="4"/>
          <table:table-cell table:style-name="ce28" office:value-type="time" office:time-value="PT05H32M00S">
            <text:p>05:32:00</text:p>
          </table:table-cell>
          <table:table-cell table:style-name="ce35" office:value-type="time" office:time-value="PT20H59M34S">
            <text:p>20:59:34</text:p>
          </table:table-cell>
          <table:table-cell table:style-name="ce41" table:formula="of:=[.H907]-[.G907]" office:value-type="float" office:value="0.644143518518519">
            <text:p>15:27:34</text:p>
          </table:table-cell>
          <table:table-cell office:value-type="float" office:value="0.225">
            <text:p>5:24</text:p>
          </table:table-cell>
          <table:table-cell office:value-type="float" office:value="0.876388888888889">
            <text:p>21:02</text:p>
          </table:table-cell>
          <table:table-cell table:formula="of:=[.K907]-[.J907]" office:value-type="float" office:value="0.651388888888889">
            <text:p>15:38</text:p>
          </table:table-cell>
          <table:table-cell office:value-type="float" office:value="0.222962962962963">
            <text:p>5:21:04</text:p>
          </table:table-cell>
          <table:table-cell office:value-type="float" office:value="0.877523148148148">
            <text:p>21:03:38</text:p>
          </table:table-cell>
          <table:table-cell table:formula="of:=[.N907]-[.M907]" office:value-type="float" office:value="0.654560185185185">
            <text:p>15:42:34</text:p>
          </table:table-cell>
          <table:table-cell office:value-type="float" office:value="0.227083333333333">
            <text:p>5:27</text:p>
          </table:table-cell>
          <table:table-cell office:value-type="float" office:value="0.871527777777778">
            <text:p>20:55</text:p>
          </table:table-cell>
          <table:table-cell table:formula="of:=[.Q907]-[.P907]" office:value-type="float" office:value="0.644444444444445">
            <text:p>15:28</text:p>
          </table:table-cell>
          <table:table-cell/>
          <table:table-cell office:value-type="float" office:value="0.225069444444444">
            <text:p>5:24:06</text:p>
          </table:table-cell>
          <table:table-cell office:value-type="float" office:value="0.872210648148148">
            <text:p>20:55:59</text:p>
          </table:table-cell>
          <table:table-cell table:formula="of:=[.U907]-[.T907]" office:value-type="float" office:value="0.647141203703704">
            <text:p>15:31:53</text:p>
          </table:table-cell>
          <table:table-cell table:number-columns-repeated="1002"/>
        </table:table-row>
        <table:table-row table:style-name="ro1">
          <table:table-cell table:formula="of:=[.B908]" office:value-type="date" office:date-value="2018-05-23">
            <text:p>Mi, </text:p>
          </table:table-cell>
          <table:table-cell office:value-type="date" office:date-value="2018-05-23">
            <text:p>23.05.2018</text:p>
          </table:table-cell>
          <table:table-cell office:value-type="string">
            <text:p>9,26V</text:p>
          </table:table-cell>
          <table:table-cell table:number-columns-repeated="3"/>
          <table:table-cell table:style-name="ce28" office:value-type="time" office:time-value="PT05H31M00S">
            <text:p>05:31:00</text:p>
          </table:table-cell>
          <table:table-cell table:style-name="ce35" office:value-type="time" office:time-value="PT21H00M43S">
            <text:p>21:00:43</text:p>
          </table:table-cell>
          <table:table-cell table:style-name="ce41" table:formula="of:=[.H908]-[.G908]" office:value-type="float" office:value="0.645636574074074">
            <text:p>15:29:43</text:p>
          </table:table-cell>
          <table:table-cell office:value-type="float" office:value="0.223611111111111">
            <text:p>5:22</text:p>
          </table:table-cell>
          <table:table-cell office:value-type="float" office:value="0.877083333333333">
            <text:p>21:03</text:p>
          </table:table-cell>
          <table:table-cell table:formula="of:=[.K908]-[.J908]" office:value-type="float" office:value="0.653472222222222">
            <text:p>15:41</text:p>
          </table:table-cell>
          <table:table-cell office:value-type="float" office:value="0.222210648148148">
            <text:p>5:19:59</text:p>
          </table:table-cell>
          <table:table-cell office:value-type="float" office:value="0.878391203703704">
            <text:p>21:04:53</text:p>
          </table:table-cell>
          <table:table-cell table:formula="of:=[.N908]-[.M908]" office:value-type="float" office:value="0.656180555555556">
            <text:p>15:44:54</text:p>
          </table:table-cell>
          <table:table-cell office:value-type="float" office:value="0.226388888888889">
            <text:p>5:26</text:p>
          </table:table-cell>
          <table:table-cell office:value-type="float" office:value="0.872222222222222">
            <text:p>20:56</text:p>
          </table:table-cell>
          <table:table-cell table:formula="of:=[.Q908]-[.P908]" office:value-type="float" office:value="0.645833333333334">
            <text:p>15:30</text:p>
          </table:table-cell>
          <table:table-cell/>
          <table:table-cell office:value-type="float" office:value="0.224363425925926">
            <text:p>5:23:05</text:p>
          </table:table-cell>
          <table:table-cell office:value-type="float" office:value="0.873032407407408">
            <text:p>20:57:10</text:p>
          </table:table-cell>
          <table:table-cell table:formula="of:=[.U908]-[.T908]" office:value-type="float" office:value="0.648668981481482">
            <text:p>15:34:05</text:p>
          </table:table-cell>
          <table:table-cell table:style-name="ce70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85" office:value-type="string">
            <text:p>gew.</text:p>
          </table:table-cell>
          <table:table-cell table:style-name="ce77" office:value-type="string">
            <text:p>neu</text:p>
          </table:table-cell>
          <table:table-cell table:style-name="ce77" office:value-type="string">
            <text:p>-</text:p>
          </table:table-cell>
          <table:table-cell table:style-name="ce93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909]" office:value-type="date" office:date-value="2018-05-24">
            <text:p>Do, </text:p>
          </table:table-cell>
          <table:table-cell office:value-type="date" office:date-value="2018-05-24">
            <text:p>24.05.2018</text:p>
          </table:table-cell>
          <table:table-cell table:number-columns-repeated="4"/>
          <table:table-cell table:style-name="ce28" office:value-type="time" office:time-value="PT05H30M02S">
            <text:p>05:30:02</text:p>
          </table:table-cell>
          <table:table-cell table:style-name="ce35" office:value-type="time" office:time-value="PT21H01M52S">
            <text:p>21:01:52</text:p>
          </table:table-cell>
          <table:table-cell table:style-name="ce41" table:formula="of:=[.H909]-[.G909]" office:value-type="float" office:value="0.647106481481482">
            <text:p>15:31:50</text:p>
          </table:table-cell>
          <table:table-cell office:value-type="float" office:value="0.222916666666667">
            <text:p>5:21</text:p>
          </table:table-cell>
          <table:table-cell office:value-type="float" office:value="0.877777777777778">
            <text:p>21:04</text:p>
          </table:table-cell>
          <table:table-cell table:formula="of:=[.K909]-[.J909]" office:value-type="float" office:value="0.654861111111111">
            <text:p>15:43</text:p>
          </table:table-cell>
          <table:table-cell office:value-type="float" office:value="0.221469907407407">
            <text:p>5:18:55</text:p>
          </table:table-cell>
          <table:table-cell office:value-type="float" office:value="0.879247685185185">
            <text:p>21:06:07</text:p>
          </table:table-cell>
          <table:table-cell table:formula="of:=[.N909]-[.M909]" office:value-type="float" office:value="0.657777777777778">
            <text:p>15:47:12</text:p>
          </table:table-cell>
          <table:table-cell office:value-type="float" office:value="0.225694444444444">
            <text:p>5:25</text:p>
          </table:table-cell>
          <table:table-cell office:value-type="float" office:value="0.872916666666667">
            <text:p>20:57</text:p>
          </table:table-cell>
          <table:table-cell table:formula="of:=[.Q909]-[.P909]" office:value-type="float" office:value="0.647222222222222">
            <text:p>15:32</text:p>
          </table:table-cell>
          <table:table-cell/>
          <table:table-cell office:value-type="float" office:value="0.223668981481481">
            <text:p>5:22:05</text:p>
          </table:table-cell>
          <table:table-cell office:value-type="float" office:value="0.873842592592593">
            <text:p>20:58:20</text:p>
          </table:table-cell>
          <table:table-cell table:formula="of:=[.U909]-[.T909]" office:value-type="float" office:value="0.650173611111111">
            <text:p>15:36:15</text:p>
          </table:table-cell>
          <table:table-cell table:number-columns-repeated="1002"/>
        </table:table-row>
        <table:table-row table:style-name="ro1">
          <table:table-cell table:formula="of:=[.B910]" office:value-type="date" office:date-value="2018-05-25">
            <text:p>Fr, </text:p>
          </table:table-cell>
          <table:table-cell office:value-type="date" office:date-value="2018-05-25">
            <text:p>25.05.2018</text:p>
          </table:table-cell>
          <table:table-cell table:number-columns-repeated="4"/>
          <table:table-cell table:style-name="ce28" office:value-type="time" office:time-value="PT05H29M06S">
            <text:p>05:29:06</text:p>
          </table:table-cell>
          <table:table-cell table:style-name="ce35" office:value-type="time" office:time-value="PT21H02M59S">
            <text:p>21:02:59</text:p>
          </table:table-cell>
          <table:table-cell table:style-name="ce41" table:formula="of:=[.H910]-[.G910]" office:value-type="float" office:value="0.648530092592593">
            <text:p>15:33:53</text:p>
          </table:table-cell>
          <table:table-cell office:value-type="float" office:value="0.222222222222222">
            <text:p>5:20</text:p>
          </table:table-cell>
          <table:table-cell office:value-type="float" office:value="0.879166666666667">
            <text:p>21:06</text:p>
          </table:table-cell>
          <table:table-cell table:formula="of:=[.K910]-[.J910]" office:value-type="float" office:value="0.656944444444445">
            <text:p>15:46</text:p>
          </table:table-cell>
          <table:table-cell office:value-type="float" office:value="0.220763888888889">
            <text:p>5:17:54</text:p>
          </table:table-cell>
          <table:table-cell office:value-type="float" office:value="0.880092592592593">
            <text:p>21:07:20</text:p>
          </table:table-cell>
          <table:table-cell table:formula="of:=[.N910]-[.M910]" office:value-type="float" office:value="0.659328703703704">
            <text:p>15:49:26</text:p>
          </table:table-cell>
          <table:table-cell office:value-type="float" office:value="0.225">
            <text:p>5:24</text:p>
          </table:table-cell>
          <table:table-cell office:value-type="float" office:value="0.873611111111111">
            <text:p>20:58</text:p>
          </table:table-cell>
          <table:table-cell table:formula="of:=[.Q910]-[.P910]" office:value-type="float" office:value="0.648611111111111">
            <text:p>15:34</text:p>
          </table:table-cell>
          <table:table-cell/>
          <table:table-cell office:value-type="float" office:value="0.223009259259259">
            <text:p>5:21:08</text:p>
          </table:table-cell>
          <table:table-cell office:value-type="float" office:value="0.874641203703704">
            <text:p>20:59:29</text:p>
          </table:table-cell>
          <table:table-cell table:formula="of:=[.U910]-[.T910]" office:value-type="float" office:value="0.651631944444445">
            <text:p>15:38:21</text:p>
          </table:table-cell>
          <table:table-cell table:number-columns-repeated="1002"/>
        </table:table-row>
        <table:table-row table:style-name="ro1">
          <table:table-cell table:formula="of:=[.B911]" office:value-type="date" office:date-value="2018-05-26">
            <text:p>Sa, </text:p>
          </table:table-cell>
          <table:table-cell office:value-type="date" office:date-value="2018-05-26">
            <text:p>26.05.2018</text:p>
          </table:table-cell>
          <table:table-cell table:number-columns-repeated="4"/>
          <table:table-cell table:style-name="ce28" office:value-type="time" office:time-value="PT05H28M13S">
            <text:p>05:28:13</text:p>
          </table:table-cell>
          <table:table-cell table:style-name="ce35" office:value-type="time" office:time-value="PT21H04M05S">
            <text:p>21:04:05</text:p>
          </table:table-cell>
          <table:table-cell table:style-name="ce41" table:formula="of:=[.H911]-[.G911]" office:value-type="float" office:value="0.649907407407407">
            <text:p>15:35:52</text:p>
          </table:table-cell>
          <table:table-cell office:value-type="float" office:value="0.221527777777778">
            <text:p>5:19</text:p>
          </table:table-cell>
          <table:table-cell office:value-type="float" office:value="0.879861111111111">
            <text:p>21:07</text:p>
          </table:table-cell>
          <table:table-cell table:formula="of:=[.K911]-[.J911]" office:value-type="float" office:value="0.658333333333334">
            <text:p>15:48</text:p>
          </table:table-cell>
          <table:table-cell office:value-type="float" office:value="0.220092592592593">
            <text:p>5:16:56</text:p>
          </table:table-cell>
          <table:table-cell office:value-type="float" office:value="0.880914351851852">
            <text:p>21:08:31</text:p>
          </table:table-cell>
          <table:table-cell table:formula="of:=[.N911]-[.M911]" office:value-type="float" office:value="0.660821759259259">
            <text:p>15:51:35</text:p>
          </table:table-cell>
          <table:table-cell office:value-type="float" office:value="0.224305555555556">
            <text:p>5:23</text:p>
          </table:table-cell>
          <table:table-cell office:value-type="float" office:value="0.874305555555556">
            <text:p>20:59</text:p>
          </table:table-cell>
          <table:table-cell table:formula="of:=[.Q911]-[.P911]" office:value-type="float" office:value="0.65">
            <text:p>15:36</text:p>
          </table:table-cell>
          <table:table-cell/>
          <table:table-cell office:value-type="float" office:value="0.222384259259259">
            <text:p>5:20:14</text:p>
          </table:table-cell>
          <table:table-cell office:value-type="float" office:value="0.875416666666667">
            <text:p>21:00:36</text:p>
          </table:table-cell>
          <table:table-cell table:formula="of:=[.U911]-[.T911]" office:value-type="float" office:value="0.653032407407407">
            <text:p>15:40:22</text:p>
          </table:table-cell>
          <table:table-cell table:number-columns-repeated="1002"/>
        </table:table-row>
        <table:table-row table:style-name="ro1">
          <table:table-cell table:formula="of:=[.B912]" office:value-type="date" office:date-value="2018-05-27">
            <text:p>So, </text:p>
          </table:table-cell>
          <table:table-cell office:value-type="date" office:date-value="2018-05-27">
            <text:p>27.05.2018</text:p>
          </table:table-cell>
          <table:table-cell table:number-columns-repeated="4"/>
          <table:table-cell table:style-name="ce28" office:value-type="time" office:time-value="PT05H27M22S">
            <text:p>05:27:22</text:p>
          </table:table-cell>
          <table:table-cell table:style-name="ce35" office:value-type="time" office:time-value="PT21H05M10S">
            <text:p>21:05:10</text:p>
          </table:table-cell>
          <table:table-cell table:style-name="ce41" table:formula="of:=[.H912]-[.G912]" office:value-type="float" office:value="0.65125">
            <text:p>15:37:48</text:p>
          </table:table-cell>
          <table:table-cell office:value-type="float" office:value="0.220833333333333">
            <text:p>5:18</text:p>
          </table:table-cell>
          <table:table-cell office:value-type="float" office:value="0.880555555555556">
            <text:p>21:08</text:p>
          </table:table-cell>
          <table:table-cell table:formula="of:=[.K912]-[.J912]" office:value-type="float" office:value="0.659722222222222">
            <text:p>15:50</text:p>
          </table:table-cell>
          <table:table-cell office:value-type="float" office:value="0.219444444444444">
            <text:p>5:16:00</text:p>
          </table:table-cell>
          <table:table-cell office:value-type="float" office:value="0.881724537037037">
            <text:p>21:09:41</text:p>
          </table:table-cell>
          <table:table-cell table:formula="of:=[.N912]-[.M912]" office:value-type="float" office:value="0.662280092592593">
            <text:p>15:53:41</text:p>
          </table:table-cell>
          <table:table-cell office:value-type="float" office:value="0.223611111111111">
            <text:p>5:22</text:p>
          </table:table-cell>
          <table:table-cell office:value-type="float" office:value="0.875694444444444">
            <text:p>21:01</text:p>
          </table:table-cell>
          <table:table-cell table:formula="of:=[.Q912]-[.P912]" office:value-type="float" office:value="0.652083333333333">
            <text:p>15:39</text:p>
          </table:table-cell>
          <table:table-cell/>
          <table:table-cell office:value-type="float" office:value="0.221770833333333">
            <text:p>5:19:21</text:p>
          </table:table-cell>
          <table:table-cell office:value-type="float" office:value="0.87619212962963">
            <text:p>21:01:43</text:p>
          </table:table-cell>
          <table:table-cell table:formula="of:=[.U912]-[.T912]" office:value-type="float" office:value="0.654421296296296">
            <text:p>15:42:22</text:p>
          </table:table-cell>
          <table:table-cell table:number-columns-repeated="1002"/>
        </table:table-row>
        <table:table-row table:style-name="ro1">
          <table:table-cell table:formula="of:=[.B913]" office:value-type="date" office:date-value="2018-05-28">
            <text:p>Mo, </text:p>
          </table:table-cell>
          <table:table-cell office:value-type="date" office:date-value="2018-05-28">
            <text:p>28.05.2018</text:p>
          </table:table-cell>
          <table:table-cell table:number-columns-repeated="4"/>
          <table:table-cell table:style-name="ce28" office:value-type="time" office:time-value="PT05H26M33S">
            <text:p>05:26:33</text:p>
          </table:table-cell>
          <table:table-cell table:style-name="ce35" office:value-type="time" office:time-value="PT21H06M13S">
            <text:p>21:06:13</text:p>
          </table:table-cell>
          <table:table-cell table:style-name="ce41" table:formula="of:=[.H913]-[.G913]" office:value-type="float" office:value="0.652546296296296">
            <text:p>15:39:40</text:p>
          </table:table-cell>
          <table:table-cell office:value-type="float" office:value="0.220833333333333">
            <text:p>5:18</text:p>
          </table:table-cell>
          <table:table-cell office:value-type="float" office:value="0.88125">
            <text:p>21:09</text:p>
          </table:table-cell>
          <table:table-cell table:formula="of:=[.K913]-[.J913]" office:value-type="float" office:value="0.660416666666667">
            <text:p>15:51</text:p>
          </table:table-cell>
          <table:table-cell office:value-type="float" office:value="0.218819444444444">
            <text:p>5:15:06</text:p>
          </table:table-cell>
          <table:table-cell office:value-type="float" office:value="0.882511574074074">
            <text:p>21:10:49</text:p>
          </table:table-cell>
          <table:table-cell table:formula="of:=[.N913]-[.M913]" office:value-type="float" office:value="0.66369212962963">
            <text:p>15:55:43</text:p>
          </table:table-cell>
          <table:table-cell office:value-type="float" office:value="0.222916666666667">
            <text:p>5:21</text:p>
          </table:table-cell>
          <table:table-cell office:value-type="float" office:value="0.876388888888889">
            <text:p>21:02</text:p>
          </table:table-cell>
          <table:table-cell table:formula="of:=[.Q913]-[.P913]" office:value-type="float" office:value="0.653472222222223">
            <text:p>15:41</text:p>
          </table:table-cell>
          <table:table-cell/>
          <table:table-cell office:value-type="float" office:value="0.22119212962963">
            <text:p>5:18:31</text:p>
          </table:table-cell>
          <table:table-cell office:value-type="float" office:value="0.87693287037037">
            <text:p>21:02:47</text:p>
          </table:table-cell>
          <table:table-cell table:formula="of:=[.U913]-[.T913]" office:value-type="float" office:value="0.655740740740741">
            <text:p>15:44:16</text:p>
          </table:table-cell>
          <table:table-cell table:number-columns-repeated="1002"/>
        </table:table-row>
        <table:table-row table:style-name="ro1">
          <table:table-cell table:formula="of:=[.B914]" office:value-type="date" office:date-value="2018-05-29">
            <text:p>Di, </text:p>
          </table:table-cell>
          <table:table-cell office:value-type="date" office:date-value="2018-05-29">
            <text:p>29.05.2018</text:p>
          </table:table-cell>
          <table:table-cell table:number-columns-repeated="4"/>
          <table:table-cell table:style-name="ce28" office:value-type="time" office:time-value="PT05H25M47S">
            <text:p>05:25:47</text:p>
          </table:table-cell>
          <table:table-cell table:style-name="ce35" office:value-type="time" office:time-value="PT21H07M15S">
            <text:p>21:07:15</text:p>
          </table:table-cell>
          <table:table-cell table:style-name="ce41" table:formula="of:=[.H914]-[.G914]" office:value-type="float" office:value="0.653796296296296">
            <text:p>15:41:28</text:p>
          </table:table-cell>
          <table:table-cell office:value-type="float" office:value="0.220138888888889">
            <text:p>5:17</text:p>
          </table:table-cell>
          <table:table-cell office:value-type="float" office:value="0.881944444444444">
            <text:p>21:10</text:p>
          </table:table-cell>
          <table:table-cell table:formula="of:=[.K914]-[.J914]" office:value-type="float" office:value="0.661805555555556">
            <text:p>15:53</text:p>
          </table:table-cell>
          <table:table-cell office:value-type="float" office:value="0.218229166666667">
            <text:p>5:14:15</text:p>
          </table:table-cell>
          <table:table-cell office:value-type="float" office:value="0.883287037037037">
            <text:p>21:11:56</text:p>
          </table:table-cell>
          <table:table-cell table:formula="of:=[.N914]-[.M914]" office:value-type="float" office:value="0.66505787037037">
            <text:p>15:57:41</text:p>
          </table:table-cell>
          <table:table-cell office:value-type="float" office:value="0.222222222222222">
            <text:p>5:20</text:p>
          </table:table-cell>
          <table:table-cell office:value-type="float" office:value="0.877083333333333">
            <text:p>21:03</text:p>
          </table:table-cell>
          <table:table-cell table:formula="of:=[.Q914]-[.P914]" office:value-type="float" office:value="0.654861111111111">
            <text:p>15:43</text:p>
          </table:table-cell>
          <table:table-cell/>
          <table:table-cell office:value-type="float" office:value="0.220636574074074">
            <text:p>5:17:43</text:p>
          </table:table-cell>
          <table:table-cell office:value-type="float" office:value="0.877662037037037">
            <text:p>21:03:50</text:p>
          </table:table-cell>
          <table:table-cell table:formula="of:=[.U914]-[.T914]" office:value-type="float" office:value="0.657025462962963">
            <text:p>15:46:07</text:p>
          </table:table-cell>
          <table:table-cell table:number-columns-repeated="1002"/>
        </table:table-row>
        <table:table-row table:style-name="ro1">
          <table:table-cell table:formula="of:=[.B915]" office:value-type="date" office:date-value="2018-05-30">
            <text:p>Mi, </text:p>
          </table:table-cell>
          <table:table-cell office:value-type="date" office:date-value="2018-05-30">
            <text:p>30.05.2018</text:p>
          </table:table-cell>
          <table:table-cell office:value-type="string">
            <text:p>9,20V</text:p>
          </table:table-cell>
          <table:table-cell table:number-columns-repeated="3"/>
          <table:table-cell table:style-name="ce28" office:value-type="time" office:time-value="PT05H25M03S">
            <text:p>05:25:03</text:p>
          </table:table-cell>
          <table:table-cell table:style-name="ce35" office:value-type="time" office:time-value="PT21H08M15S">
            <text:p>21:08:15</text:p>
          </table:table-cell>
          <table:table-cell table:style-name="ce41" table:formula="of:=[.H915]-[.G915]" office:value-type="float" office:value="0.655">
            <text:p>15:43:12</text:p>
          </table:table-cell>
          <table:table-cell office:value-type="float" office:value="0.219444444444444">
            <text:p>5:16</text:p>
          </table:table-cell>
          <table:table-cell office:value-type="float" office:value="0.882638888888889">
            <text:p>21:11</text:p>
          </table:table-cell>
          <table:table-cell table:formula="of:=[.K915]-[.J915]" office:value-type="float" office:value="0.663194444444444">
            <text:p>15:55</text:p>
          </table:table-cell>
          <table:table-cell office:value-type="float" office:value="0.217662037037037">
            <text:p>5:13:26</text:p>
          </table:table-cell>
          <table:table-cell office:value-type="float" office:value="0.884039351851852">
            <text:p>21:13:01</text:p>
          </table:table-cell>
          <table:table-cell table:formula="of:=[.N915]-[.M915]" office:value-type="float" office:value="0.666377314814815">
            <text:p>15:59:35</text:p>
          </table:table-cell>
          <table:table-cell office:value-type="float" office:value="0.222222222222222">
            <text:p>5:20</text:p>
          </table:table-cell>
          <table:table-cell office:value-type="float" office:value="0.877777777777778">
            <text:p>21:04</text:p>
          </table:table-cell>
          <table:table-cell table:formula="of:=[.Q915]-[.P915]" office:value-type="float" office:value="0.655555555555556">
            <text:p>15:44</text:p>
          </table:table-cell>
          <table:table-cell/>
          <table:table-cell office:value-type="float" office:value="0.220115740740741">
            <text:p>5:16:58</text:p>
          </table:table-cell>
          <table:table-cell office:value-type="float" office:value="0.87837962962963">
            <text:p>21:04:52</text:p>
          </table:table-cell>
          <table:table-cell table:formula="of:=[.U915]-[.T915]" office:value-type="float" office:value="0.658263888888889">
            <text:p>15:47:54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table:number-columns-repeated="2"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916]" office:value-type="date" office:date-value="2018-05-31">
            <text:p>Do, </text:p>
          </table:table-cell>
          <table:table-cell office:value-type="date" office:date-value="2018-05-31">
            <text:p>31.05.2018</text:p>
          </table:table-cell>
          <table:table-cell table:number-columns-repeated="4"/>
          <table:table-cell table:style-name="ce28" office:value-type="time" office:time-value="PT05H24M21S">
            <text:p>05:24:21</text:p>
          </table:table-cell>
          <table:table-cell table:style-name="ce35" office:value-type="time" office:time-value="PT21H09M14S">
            <text:p>21:09:14</text:p>
          </table:table-cell>
          <table:table-cell table:style-name="ce41" table:formula="of:=[.H916]-[.G916]" office:value-type="float" office:value="0.656168981481482">
            <text:p>15:44:53</text:p>
          </table:table-cell>
          <table:table-cell office:value-type="float" office:value="0.21875">
            <text:p>5:15</text:p>
          </table:table-cell>
          <table:table-cell office:value-type="float" office:value="0.883333333333333">
            <text:p>21:12</text:p>
          </table:table-cell>
          <table:table-cell table:formula="of:=[.K916]-[.J916]" office:value-type="float" office:value="0.664583333333333">
            <text:p>15:57</text:p>
          </table:table-cell>
          <table:table-cell office:value-type="float" office:value="0.21712962962963">
            <text:p>5:12:40</text:p>
          </table:table-cell>
          <table:table-cell office:value-type="float" office:value="0.884768518518519">
            <text:p>21:14:04</text:p>
          </table:table-cell>
          <table:table-cell table:formula="of:=[.N916]-[.M916]" office:value-type="float" office:value="0.667638888888889">
            <text:p>16:01:24</text:p>
          </table:table-cell>
          <table:table-cell office:value-type="float" office:value="0.221527777777778">
            <text:p>5:19</text:p>
          </table:table-cell>
          <table:table-cell office:value-type="float" office:value="0.878472222222222">
            <text:p>21:05</text:p>
          </table:table-cell>
          <table:table-cell table:formula="of:=[.Q916]-[.P916]" office:value-type="float" office:value="0.656944444444445">
            <text:p>15:46</text:p>
          </table:table-cell>
          <table:table-cell/>
          <table:table-cell office:value-type="float" office:value="0.219618055555556">
            <text:p>5:16:15</text:p>
          </table:table-cell>
          <table:table-cell office:value-type="float" office:value="0.879074074074074">
            <text:p>21:05:52</text:p>
          </table:table-cell>
          <table:table-cell table:formula="of:=[.U916]-[.T916]" office:value-type="float" office:value="0.659456018518519">
            <text:p>15:49:37</text:p>
          </table:table-cell>
          <table:table-cell table:number-columns-repeated="1002"/>
        </table:table-row>
        <table:table-row table:style-name="ro1">
          <table:table-cell table:formula="of:=[.B917]" office:value-type="date" office:date-value="2018-06-01">
            <text:p>Fr, </text:p>
          </table:table-cell>
          <table:table-cell office:value-type="date" office:date-value="2018-06-01">
            <text:p>01.06.2018</text:p>
          </table:table-cell>
          <table:table-cell table:number-columns-repeated="4"/>
          <table:table-cell table:number-columns-repeated="2"/>
          <table:table-cell table:style-name="ce41" table:formula="of:=[.H917]-[.G917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4027777777778">
            <text:p>21:13</text:p>
          </table:table-cell>
          <table:table-cell table:formula="of:=[.K917]-[.J917]" office:value-type="float" office:value="0.665972222222222">
            <text:p>15:59</text:p>
          </table:table-cell>
          <table:table-cell table:number-columns-repeated="2"/>
          <table:table-cell table:formula="of:=[.N917]-[.M917]" office:value-type="float" office:value="0">
            <text:p>0:00:00</text:p>
          </table:table-cell>
          <table:table-cell office:value-type="float" office:value="0.220833333333333">
            <text:p>5:18</text:p>
          </table:table-cell>
          <table:table-cell office:value-type="float" office:value="0.879166666666667">
            <text:p>21:06</text:p>
          </table:table-cell>
          <table:table-cell table:formula="of:=[.Q917]-[.P917]" office:value-type="float" office:value="0.658333333333333">
            <text:p>15:48</text:p>
          </table:table-cell>
          <table:table-cell/>
          <table:table-cell table:number-columns-repeated="2"/>
          <table:table-cell table:formula="of:=[.U917]-[.T917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18]" office:value-type="date" office:date-value="2018-06-02">
            <text:p>Sa, </text:p>
          </table:table-cell>
          <table:table-cell office:value-type="date" office:date-value="2018-06-02">
            <text:p>02.06.2018</text:p>
          </table:table-cell>
          <table:table-cell table:number-columns-repeated="4"/>
          <table:table-cell table:number-columns-repeated="2"/>
          <table:table-cell table:style-name="ce41" table:formula="of:=[.H918]-[.G918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4722222222222">
            <text:p>21:14</text:p>
          </table:table-cell>
          <table:table-cell table:formula="of:=[.K918]-[.J918]" office:value-type="float" office:value="0.666666666666667">
            <text:p>16:00</text:p>
          </table:table-cell>
          <table:table-cell table:number-columns-repeated="2"/>
          <table:table-cell table:formula="of:=[.N918]-[.M918]" office:value-type="float" office:value="0">
            <text:p>0:00:00</text:p>
          </table:table-cell>
          <table:table-cell office:value-type="float" office:value="0.220138888888889">
            <text:p>5:17</text:p>
          </table:table-cell>
          <table:table-cell office:value-type="float" office:value="0.879861111111111">
            <text:p>21:07</text:p>
          </table:table-cell>
          <table:table-cell table:formula="of:=[.Q918]-[.P918]" office:value-type="float" office:value="0.659722222222222">
            <text:p>15:50</text:p>
          </table:table-cell>
          <table:table-cell/>
          <table:table-cell table:number-columns-repeated="2"/>
          <table:table-cell table:formula="of:=[.U918]-[.T918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19]" office:value-type="date" office:date-value="2018-06-03">
            <text:p>So, </text:p>
          </table:table-cell>
          <table:table-cell office:value-type="date" office:date-value="2018-06-03">
            <text:p>03.06.2018</text:p>
          </table:table-cell>
          <table:table-cell table:number-columns-repeated="4"/>
          <table:table-cell table:number-columns-repeated="2"/>
          <table:table-cell table:style-name="ce41" table:formula="of:=[.H919]-[.G919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5416666666667">
            <text:p>21:15</text:p>
          </table:table-cell>
          <table:table-cell table:formula="of:=[.K919]-[.J919]" office:value-type="float" office:value="0.668055555555555">
            <text:p>16:02</text:p>
          </table:table-cell>
          <table:table-cell table:number-columns-repeated="2"/>
          <table:table-cell table:formula="of:=[.N919]-[.M919]" office:value-type="float" office:value="0">
            <text:p>0:00:00</text:p>
          </table:table-cell>
          <table:table-cell office:value-type="float" office:value="0.220138888888889">
            <text:p>5:17</text:p>
          </table:table-cell>
          <table:table-cell office:value-type="float" office:value="0.879861111111111">
            <text:p>21:07</text:p>
          </table:table-cell>
          <table:table-cell table:formula="of:=[.Q919]-[.P919]" office:value-type="float" office:value="0.659722222222222">
            <text:p>15:50</text:p>
          </table:table-cell>
          <table:table-cell/>
          <table:table-cell table:number-columns-repeated="2"/>
          <table:table-cell table:formula="of:=[.U919]-[.T919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0]" office:value-type="date" office:date-value="2018-06-04">
            <text:p>Mo, </text:p>
          </table:table-cell>
          <table:table-cell office:value-type="date" office:date-value="2018-06-04">
            <text:p>04.06.2018</text:p>
          </table:table-cell>
          <table:table-cell table:number-columns-repeated="4"/>
          <table:table-cell table:number-columns-repeated="2"/>
          <table:table-cell table:style-name="ce41" table:formula="of:=[.H920]-[.G920]" office:value-type="float" office:value="0">
            <text:p>0:00:00</text:p>
          </table:table-cell>
          <table:table-cell table:number-columns-repeated="2"/>
          <table:table-cell table:formula="of:=[.K920]-[.J920]" office:value-type="float" office:value="0">
            <text:p>0:00</text:p>
          </table:table-cell>
          <table:table-cell table:number-columns-repeated="2"/>
          <table:table-cell table:formula="of:=[.N920]-[.M920]" office:value-type="float" office:value="0">
            <text:p>0:00:00</text:p>
          </table:table-cell>
          <table:table-cell table:number-columns-repeated="2"/>
          <table:table-cell table:formula="of:=[.Q920]-[.P920]" office:value-type="float" office:value="0">
            <text:p>0:00</text:p>
          </table:table-cell>
          <table:table-cell/>
          <table:table-cell table:number-columns-repeated="2"/>
          <table:table-cell table:formula="of:=[.U920]-[.T920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1]" office:value-type="date" office:date-value="2018-06-05">
            <text:p>Di, </text:p>
          </table:table-cell>
          <table:table-cell office:value-type="date" office:date-value="2018-06-05">
            <text:p>05.06.2018</text:p>
          </table:table-cell>
          <table:table-cell table:number-columns-repeated="4"/>
          <table:table-cell table:number-columns-repeated="2"/>
          <table:table-cell table:style-name="ce41" table:formula="of:=[.H921]-[.G921]" office:value-type="float" office:value="0">
            <text:p>0:00:00</text:p>
          </table:table-cell>
          <table:table-cell table:number-columns-repeated="2"/>
          <table:table-cell table:formula="of:=[.K921]-[.J921]" office:value-type="float" office:value="0">
            <text:p>0:00</text:p>
          </table:table-cell>
          <table:table-cell table:number-columns-repeated="2"/>
          <table:table-cell table:formula="of:=[.N921]-[.M921]" office:value-type="float" office:value="0">
            <text:p>0:00:00</text:p>
          </table:table-cell>
          <table:table-cell table:number-columns-repeated="2"/>
          <table:table-cell table:formula="of:=[.Q921]-[.P921]" office:value-type="float" office:value="0">
            <text:p>0:00</text:p>
          </table:table-cell>
          <table:table-cell/>
          <table:table-cell table:number-columns-repeated="2"/>
          <table:table-cell table:formula="of:=[.U921]-[.T921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2]" office:value-type="date" office:date-value="2018-06-06">
            <text:p>Mi, </text:p>
          </table:table-cell>
          <table:table-cell office:value-type="date" office:date-value="2018-06-06">
            <text:p>06.06.2018</text:p>
          </table:table-cell>
          <table:table-cell table:number-columns-repeated="4"/>
          <table:table-cell table:number-columns-repeated="2"/>
          <table:table-cell table:style-name="ce41" table:formula="of:=[.H922]-[.G922]" office:value-type="float" office:value="0">
            <text:p>0:00:00</text:p>
          </table:table-cell>
          <table:table-cell office:value-type="float" office:value="0.215972222222222">
            <text:p>5:11</text:p>
          </table:table-cell>
          <table:table-cell office:value-type="float" office:value="0.8875">
            <text:p>21:18</text:p>
          </table:table-cell>
          <table:table-cell table:formula="of:=[.K922]-[.J922]" office:value-type="float" office:value="0.671527777777778">
            <text:p>16:07</text:p>
          </table:table-cell>
          <table:table-cell table:number-columns-repeated="2"/>
          <table:table-cell table:formula="of:=[.N922]-[.M922]" office:value-type="float" office:value="0">
            <text:p>0:00:00</text:p>
          </table:table-cell>
          <table:table-cell office:value-type="float" office:value="0.21875">
            <text:p>5:15</text:p>
          </table:table-cell>
          <table:table-cell office:value-type="float" office:value="0.881944444444444">
            <text:p>21:10</text:p>
          </table:table-cell>
          <table:table-cell table:formula="of:=[.Q922]-[.P922]" office:value-type="float" office:value="0.663194444444444">
            <text:p>15:55</text:p>
          </table:table-cell>
          <table:table-cell/>
          <table:table-cell table:number-columns-repeated="2"/>
          <table:table-cell table:formula="of:=[.U922]-[.T922]" office:value-type="float" office:value="0">
            <text:p>0:00:00</text:p>
          </table:table-cell>
          <table:table-cell office:value-type="string">
            <text:p>gew.</text:p>
          </table:table-cell>
          <table:table-cell table:number-columns-repeated="2" office:value-type="string">
            <text:p>neu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office:value-type="string">
            <text:p>autokl.</text:p>
          </table:table-cell>
          <table:table-cell/>
          <table:table-cell office:value-type="string">
            <text:p>Luftbefeuchter autokl.</text:p>
          </table:table-cell>
          <table:table-cell table:number-columns-repeated="992"/>
        </table:table-row>
        <table:table-row table:style-name="ro1">
          <table:table-cell table:formula="of:=[.B923]" office:value-type="date" office:date-value="2018-06-07">
            <text:p>Do, </text:p>
          </table:table-cell>
          <table:table-cell office:value-type="date" office:date-value="2018-06-07">
            <text:p>07.06.2018</text:p>
          </table:table-cell>
          <table:table-cell table:number-columns-repeated="4"/>
          <table:table-cell table:number-columns-repeated="2"/>
          <table:table-cell table:style-name="ce41" table:formula="of:=[.H923]-[.G923]" office:value-type="float" office:value="0">
            <text:p>0:00:00</text:p>
          </table:table-cell>
          <table:table-cell office:value-type="float" office:value="0.215972222222222">
            <text:p>5:11</text:p>
          </table:table-cell>
          <table:table-cell office:value-type="float" office:value="0.888194444444444">
            <text:p>21:19</text:p>
          </table:table-cell>
          <table:table-cell table:formula="of:=[.K923]-[.J923]" office:value-type="float" office:value="0.672222222222222">
            <text:p>16:08</text:p>
          </table:table-cell>
          <table:table-cell table:number-columns-repeated="2"/>
          <table:table-cell table:formula="of:=[.N923]-[.M923]" office:value-type="float" office:value="0">
            <text:p>0:00:00</text:p>
          </table:table-cell>
          <table:table-cell office:value-type="float" office:value="0.21875">
            <text:p>5:15</text:p>
          </table:table-cell>
          <table:table-cell office:value-type="float" office:value="0.882638888888889">
            <text:p>21:11</text:p>
          </table:table-cell>
          <table:table-cell table:formula="of:=[.Q923]-[.P923]" office:value-type="float" office:value="0.663888888888889">
            <text:p>15:56</text:p>
          </table:table-cell>
          <table:table-cell/>
          <table:table-cell table:number-columns-repeated="2"/>
          <table:table-cell table:formula="of:=[.U923]-[.T923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4]" office:value-type="date" office:date-value="2018-06-08">
            <text:p>Fr, </text:p>
          </table:table-cell>
          <table:table-cell office:value-type="date" office:date-value="2018-06-08">
            <text:p>08.06.2018</text:p>
          </table:table-cell>
          <table:table-cell table:number-columns-repeated="4"/>
          <table:table-cell table:number-columns-repeated="2"/>
          <table:table-cell table:style-name="ce41" table:formula="of:=[.H924]-[.G924]" office:value-type="float" office:value="0">
            <text:p>0:00:00</text:p>
          </table:table-cell>
          <table:table-cell office:value-type="float" office:value="0.215277777777778">
            <text:p>5:10</text:p>
          </table:table-cell>
          <table:table-cell office:value-type="float" office:value="0.888194444444444">
            <text:p>21:19</text:p>
          </table:table-cell>
          <table:table-cell table:formula="of:=[.K924]-[.J924]" office:value-type="float" office:value="0.672916666666667">
            <text:p>16:09</text:p>
          </table:table-cell>
          <table:table-cell table:number-columns-repeated="2"/>
          <table:table-cell table:formula="of:=[.N924]-[.M924]" office:value-type="float" office:value="0">
            <text:p>0:00:00</text:p>
          </table:table-cell>
          <table:table-cell office:value-type="float" office:value="0.21875">
            <text:p>5:15</text:p>
          </table:table-cell>
          <table:table-cell office:value-type="float" office:value="0.882638888888889">
            <text:p>21:11</text:p>
          </table:table-cell>
          <table:table-cell table:formula="of:=[.Q924]-[.P924]" office:value-type="float" office:value="0.663888888888889">
            <text:p>15:56</text:p>
          </table:table-cell>
          <table:table-cell/>
          <table:table-cell table:number-columns-repeated="2"/>
          <table:table-cell table:formula="of:=[.U924]-[.T924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5]" office:value-type="date" office:date-value="2018-06-09">
            <text:p>Sa, </text:p>
          </table:table-cell>
          <table:table-cell office:value-type="date" office:date-value="2018-06-09">
            <text:p>09.06.2018</text:p>
          </table:table-cell>
          <table:table-cell table:number-columns-repeated="4"/>
          <table:table-cell table:number-columns-repeated="2"/>
          <table:table-cell table:style-name="ce41" table:formula="of:=[.H925]-[.G925]" office:value-type="float" office:value="0">
            <text:p>0:00:00</text:p>
          </table:table-cell>
          <table:table-cell office:value-type="float" office:value="0.215277777777778">
            <text:p>5:10</text:p>
          </table:table-cell>
          <table:table-cell office:value-type="float" office:value="0.888888888888889">
            <text:p>21:20</text:p>
          </table:table-cell>
          <table:table-cell table:formula="of:=[.K925]-[.J925]" office:value-type="float" office:value="0.673611111111111">
            <text:p>16:10</text:p>
          </table:table-cell>
          <table:table-cell table:number-columns-repeated="2"/>
          <table:table-cell table:formula="of:=[.N925]-[.M925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3333333333333">
            <text:p>21:12</text:p>
          </table:table-cell>
          <table:table-cell table:formula="of:=[.Q925]-[.P925]" office:value-type="float" office:value="0.665277777777778">
            <text:p>15:58</text:p>
          </table:table-cell>
          <table:table-cell/>
          <table:table-cell table:number-columns-repeated="2"/>
          <table:table-cell table:formula="of:=[.U925]-[.T925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6]" office:value-type="date" office:date-value="2018-06-10">
            <text:p>So, </text:p>
          </table:table-cell>
          <table:table-cell office:value-type="date" office:date-value="2018-06-10">
            <text:p>10.06.2018</text:p>
          </table:table-cell>
          <table:table-cell table:number-columns-repeated="4"/>
          <table:table-cell table:number-columns-repeated="2"/>
          <table:table-cell table:style-name="ce41" table:formula="of:=[.H926]-[.G926]" office:value-type="float" office:value="0">
            <text:p>0:00:00</text:p>
          </table:table-cell>
          <table:table-cell office:value-type="float" office:value="0.215277777777778">
            <text:p>5:10</text:p>
          </table:table-cell>
          <table:table-cell office:value-type="float" office:value="0.889583333333333">
            <text:p>21:21</text:p>
          </table:table-cell>
          <table:table-cell table:formula="of:=[.K926]-[.J926]" office:value-type="float" office:value="0.674305555555556">
            <text:p>16:11</text:p>
          </table:table-cell>
          <table:table-cell table:number-columns-repeated="2"/>
          <table:table-cell table:formula="of:=[.N926]-[.M926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4027777777778">
            <text:p>21:13</text:p>
          </table:table-cell>
          <table:table-cell table:formula="of:=[.Q926]-[.P926]" office:value-type="float" office:value="0.665972222222222">
            <text:p>15:59</text:p>
          </table:table-cell>
          <table:table-cell/>
          <table:table-cell table:number-columns-repeated="2"/>
          <table:table-cell table:formula="of:=[.U926]-[.T926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7]" office:value-type="date" office:date-value="2018-06-11">
            <text:p>Mo, </text:p>
          </table:table-cell>
          <table:table-cell office:value-type="date" office:date-value="2018-06-11">
            <text:p>11.06.2018</text:p>
          </table:table-cell>
          <table:table-cell table:number-columns-repeated="4"/>
          <table:table-cell table:number-columns-repeated="2"/>
          <table:table-cell table:style-name="ce41" table:formula="of:=[.H927]-[.G927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0277777777778">
            <text:p>21:22</text:p>
          </table:table-cell>
          <table:table-cell table:formula="of:=[.K927]-[.J927]" office:value-type="float" office:value="0.675694444444444">
            <text:p>16:13</text:p>
          </table:table-cell>
          <table:table-cell table:number-columns-repeated="2"/>
          <table:table-cell table:formula="of:=[.N927]-[.M927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4027777777778">
            <text:p>21:13</text:p>
          </table:table-cell>
          <table:table-cell table:formula="of:=[.Q927]-[.P927]" office:value-type="float" office:value="0.665972222222222">
            <text:p>15:59</text:p>
          </table:table-cell>
          <table:table-cell/>
          <table:table-cell table:number-columns-repeated="2"/>
          <table:table-cell table:formula="of:=[.U927]-[.T927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8]" office:value-type="date" office:date-value="2018-06-12">
            <text:p>Di, </text:p>
          </table:table-cell>
          <table:table-cell office:value-type="date" office:date-value="2018-06-12">
            <text:p>12.06.2018</text:p>
          </table:table-cell>
          <table:table-cell table:number-columns-repeated="4"/>
          <table:table-cell table:number-columns-repeated="2"/>
          <table:table-cell table:style-name="ce41" table:formula="of:=[.H928]-[.G928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0277777777778">
            <text:p>21:22</text:p>
          </table:table-cell>
          <table:table-cell table:formula="of:=[.K928]-[.J928]" office:value-type="float" office:value="0.675694444444444">
            <text:p>16:13</text:p>
          </table:table-cell>
          <table:table-cell table:number-columns-repeated="2"/>
          <table:table-cell table:formula="of:=[.N928]-[.M928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4722222222222">
            <text:p>21:14</text:p>
          </table:table-cell>
          <table:table-cell table:formula="of:=[.Q928]-[.P928]" office:value-type="float" office:value="0.667361111111111">
            <text:p>16:01</text:p>
          </table:table-cell>
          <table:table-cell/>
          <table:table-cell table:number-columns-repeated="2"/>
          <table:table-cell table:formula="of:=[.U928]-[.T928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29]" office:value-type="date" office:date-value="2018-06-13">
            <text:p>Mi, </text:p>
          </table:table-cell>
          <table:table-cell office:value-type="date" office:date-value="2018-06-13">
            <text:p>13.06.2018</text:p>
          </table:table-cell>
          <table:table-cell table:number-columns-repeated="4"/>
          <table:table-cell table:number-columns-repeated="2"/>
          <table:table-cell table:style-name="ce41" table:formula="of:=[.H929]-[.G929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0972222222222">
            <text:p>21:23</text:p>
          </table:table-cell>
          <table:table-cell table:formula="of:=[.K929]-[.J929]" office:value-type="float" office:value="0.676388888888889">
            <text:p>16:14</text:p>
          </table:table-cell>
          <table:table-cell table:number-columns-repeated="2"/>
          <table:table-cell table:formula="of:=[.N929]-[.M929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5416666666667">
            <text:p>21:15</text:p>
          </table:table-cell>
          <table:table-cell table:formula="of:=[.Q929]-[.P929]" office:value-type="float" office:value="0.668055555555555">
            <text:p>16:02</text:p>
          </table:table-cell>
          <table:table-cell/>
          <table:table-cell table:number-columns-repeated="2"/>
          <table:table-cell table:formula="of:=[.U929]-[.T929]" office:value-type="float" office:value="0">
            <text:p>0:00:00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1">
          <table:table-cell table:formula="of:=[.B930]" office:value-type="date" office:date-value="2018-06-14">
            <text:p>Do, </text:p>
          </table:table-cell>
          <table:table-cell office:value-type="date" office:date-value="2018-06-14">
            <text:p>14.06.2018</text:p>
          </table:table-cell>
          <table:table-cell table:number-columns-repeated="4"/>
          <table:table-cell table:number-columns-repeated="2"/>
          <table:table-cell table:style-name="ce41" table:formula="of:=[.H930]-[.G930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0972222222222">
            <text:p>21:23</text:p>
          </table:table-cell>
          <table:table-cell table:formula="of:=[.K930]-[.J930]" office:value-type="float" office:value="0.676388888888889">
            <text:p>16:14</text:p>
          </table:table-cell>
          <table:table-cell table:number-columns-repeated="2"/>
          <table:table-cell table:formula="of:=[.N930]-[.M930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5416666666667">
            <text:p>21:15</text:p>
          </table:table-cell>
          <table:table-cell table:formula="of:=[.Q930]-[.P930]" office:value-type="float" office:value="0.668055555555555">
            <text:p>16:02</text:p>
          </table:table-cell>
          <table:table-cell/>
          <table:table-cell table:number-columns-repeated="2"/>
          <table:table-cell table:formula="of:=[.U930]-[.T930]" office:value-type="float" office:value="0">
            <text:p>0:00:00</text:p>
          </table:table-cell>
          <table:table-cell table:number-columns-repeated="3" office:value-type="string">
            <text:p>neu</text:p>
          </table:table-cell>
          <table:table-cell table:number-columns-repeated="4" office:value-type="string">
            <text:p>-</text:p>
          </table:table-cell>
          <table:table-cell office:value-type="string">
            <text:p>autokl.</text:p>
          </table:table-cell>
          <table:table-cell office:value-type="string">
            <text:p>-</text:p>
          </table:table-cell>
          <table:table-cell office:value-type="string">
            <text:p>Luftbefeuchter autokl.</text:p>
          </table:table-cell>
          <table:table-cell table:number-columns-repeated="992"/>
        </table:table-row>
        <table:table-row table:style-name="ro1">
          <table:table-cell table:formula="of:=[.B931]" office:value-type="date" office:date-value="2018-06-15">
            <text:p>Fr, </text:p>
          </table:table-cell>
          <table:table-cell office:value-type="date" office:date-value="2018-06-15">
            <text:p>15.06.2018</text:p>
          </table:table-cell>
          <table:table-cell table:number-columns-repeated="4"/>
          <table:table-cell table:number-columns-repeated="2"/>
          <table:table-cell table:style-name="ce41" table:formula="of:=[.H931]-[.G931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1666666666667">
            <text:p>21:24</text:p>
          </table:table-cell>
          <table:table-cell table:formula="of:=[.K931]-[.J931]" office:value-type="float" office:value="0.677083333333333">
            <text:p>16:15</text:p>
          </table:table-cell>
          <table:table-cell table:number-columns-repeated="2"/>
          <table:table-cell table:formula="of:=[.N931]-[.M931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6111111111111">
            <text:p>21:16</text:p>
          </table:table-cell>
          <table:table-cell table:formula="of:=[.Q931]-[.P931]" office:value-type="float" office:value="0.66875">
            <text:p>16:03</text:p>
          </table:table-cell>
          <table:table-cell/>
          <table:table-cell table:number-columns-repeated="2"/>
          <table:table-cell table:formula="of:=[.U931]-[.T931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32]" office:value-type="date" office:date-value="2018-06-16">
            <text:p>Sa, </text:p>
          </table:table-cell>
          <table:table-cell office:value-type="date" office:date-value="2018-06-16">
            <text:p>16.06.2018</text:p>
          </table:table-cell>
          <table:table-cell table:number-columns-repeated="4"/>
          <table:table-cell table:number-columns-repeated="2"/>
          <table:table-cell table:style-name="ce41" table:formula="of:=[.H932]-[.G932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1666666666667">
            <text:p>21:24</text:p>
          </table:table-cell>
          <table:table-cell table:formula="of:=[.K932]-[.J932]" office:value-type="float" office:value="0.677083333333333">
            <text:p>16:15</text:p>
          </table:table-cell>
          <table:table-cell table:number-columns-repeated="2"/>
          <table:table-cell table:formula="of:=[.N932]-[.M932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6111111111111">
            <text:p>21:16</text:p>
          </table:table-cell>
          <table:table-cell table:formula="of:=[.Q932]-[.P932]" office:value-type="float" office:value="0.66875">
            <text:p>16:03</text:p>
          </table:table-cell>
          <table:table-cell/>
          <table:table-cell table:number-columns-repeated="2"/>
          <table:table-cell table:formula="of:=[.U932]-[.T932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33]" office:value-type="date" office:date-value="2018-06-17">
            <text:p>So, </text:p>
          </table:table-cell>
          <table:table-cell office:value-type="date" office:date-value="2018-06-17">
            <text:p>17.06.2018</text:p>
          </table:table-cell>
          <table:table-cell table:number-columns-repeated="4"/>
          <table:table-cell table:number-columns-repeated="2"/>
          <table:table-cell table:style-name="ce41" table:formula="of:=[.H933]-[.G933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2361111111111">
            <text:p>21:25</text:p>
          </table:table-cell>
          <table:table-cell table:formula="of:=[.K933]-[.J933]" office:value-type="float" office:value="0.677777777777778">
            <text:p>16:16</text:p>
          </table:table-cell>
          <table:table-cell table:number-columns-repeated="2"/>
          <table:table-cell table:formula="of:=[.N933]-[.M933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6111111111111">
            <text:p>21:16</text:p>
          </table:table-cell>
          <table:table-cell table:formula="of:=[.Q933]-[.P933]" office:value-type="float" office:value="0.66875">
            <text:p>16:03</text:p>
          </table:table-cell>
          <table:table-cell/>
          <table:table-cell table:number-columns-repeated="2"/>
          <table:table-cell table:formula="of:=[.U933]-[.T933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34]" office:value-type="date" office:date-value="2018-06-18">
            <text:p>Mo, </text:p>
          </table:table-cell>
          <table:table-cell office:value-type="date" office:date-value="2018-06-18">
            <text:p>18.06.2018</text:p>
          </table:table-cell>
          <table:table-cell table:number-columns-repeated="4"/>
          <table:table-cell table:number-columns-repeated="2"/>
          <table:table-cell table:style-name="ce41" table:formula="of:=[.H934]-[.G934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2361111111111">
            <text:p>21:25</text:p>
          </table:table-cell>
          <table:table-cell table:formula="of:=[.K934]-[.J934]" office:value-type="float" office:value="0.677777777777778">
            <text:p>16:16</text:p>
          </table:table-cell>
          <table:table-cell table:number-columns-repeated="2"/>
          <table:table-cell table:formula="of:=[.N934]-[.M934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934]-[.P934]" office:value-type="float" office:value="0.669444444444444">
            <text:p>16:04</text:p>
          </table:table-cell>
          <table:table-cell/>
          <table:table-cell table:number-columns-repeated="2"/>
          <table:table-cell table:formula="of:=[.U934]-[.T934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35]" office:value-type="date" office:date-value="2018-06-19">
            <text:p>Di, </text:p>
          </table:table-cell>
          <table:table-cell office:value-type="date" office:date-value="2018-06-19">
            <text:p>19.06.2018</text:p>
          </table:table-cell>
          <table:table-cell table:number-columns-repeated="4"/>
          <table:table-cell table:number-columns-repeated="2"/>
          <table:table-cell table:style-name="ce41" table:formula="of:=[.H935]-[.G935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2361111111111">
            <text:p>21:25</text:p>
          </table:table-cell>
          <table:table-cell table:formula="of:=[.K935]-[.J935]" office:value-type="float" office:value="0.677777777777778">
            <text:p>16:16</text:p>
          </table:table-cell>
          <table:table-cell table:number-columns-repeated="2"/>
          <table:table-cell table:formula="of:=[.N935]-[.M935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935]-[.P935]" office:value-type="float" office:value="0.669444444444444">
            <text:p>16:04</text:p>
          </table:table-cell>
          <table:table-cell/>
          <table:table-cell table:number-columns-repeated="2"/>
          <table:table-cell table:formula="of:=[.U935]-[.T935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36]" office:value-type="date" office:date-value="2018-06-20">
            <text:p>Mi, </text:p>
          </table:table-cell>
          <table:table-cell office:value-type="date" office:date-value="2018-06-20">
            <text:p>20.06.2018</text:p>
          </table:table-cell>
          <table:table-cell office:value-type="string">
            <text:p>25,7V</text:p>
          </table:table-cell>
          <table:table-cell table:number-columns-repeated="3"/>
          <table:table-cell table:number-columns-repeated="2"/>
          <table:table-cell table:style-name="ce41" table:formula="of:=[.H936]-[.G936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2361111111111">
            <text:p>21:25</text:p>
          </table:table-cell>
          <table:table-cell table:formula="of:=[.K936]-[.J936]" office:value-type="float" office:value="0.677777777777778">
            <text:p>16:16</text:p>
          </table:table-cell>
          <table:table-cell table:number-columns-repeated="2"/>
          <table:table-cell table:formula="of:=[.N936]-[.M936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86805555555556">
            <text:p>21:17</text:p>
          </table:table-cell>
          <table:table-cell table:formula="of:=[.Q936]-[.P936]" office:value-type="float" office:value="0.669444444444444">
            <text:p>16:04</text:p>
          </table:table-cell>
          <table:table-cell/>
          <table:table-cell table:number-columns-repeated="2"/>
          <table:table-cell table:formula="of:=[.U936]-[.T936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37]" office:value-type="date" office:date-value="2018-06-21">
            <text:p>Do, </text:p>
          </table:table-cell>
          <table:table-cell office:value-type="date" office:date-value="2018-06-21">
            <text:p>21.06.2018</text:p>
          </table:table-cell>
          <table:table-cell office:value-type="string">
            <text:p>9,03V</text:p>
          </table:table-cell>
          <table:table-cell table:number-columns-repeated="3"/>
          <table:table-cell table:number-columns-repeated="2"/>
          <table:table-cell table:style-name="ce41" table:formula="of:=[.H937]-[.G937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3055555555556">
            <text:p>21:26</text:p>
          </table:table-cell>
          <table:table-cell table:formula="of:=[.K937]-[.J937]" office:value-type="float" office:value="0.678472222222222">
            <text:p>16:17</text:p>
          </table:table-cell>
          <table:table-cell table:number-columns-repeated="2"/>
          <table:table-cell table:formula="of:=[.N937]-[.M937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6805555555556">
            <text:p>21:17</text:p>
          </table:table-cell>
          <table:table-cell table:formula="of:=[.Q937]-[.P937]" office:value-type="float" office:value="0.66875">
            <text:p>16:03</text:p>
          </table:table-cell>
          <table:table-cell/>
          <table:table-cell table:number-columns-repeated="2"/>
          <table:table-cell table:formula="of:=[.U937]-[.T937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38]" office:value-type="date" office:date-value="2018-06-22">
            <text:p>Fr, </text:p>
          </table:table-cell>
          <table:table-cell office:value-type="date" office:date-value="2018-06-22">
            <text:p>22.06.2018</text:p>
          </table:table-cell>
          <table:table-cell table:number-columns-repeated="4"/>
          <table:table-cell table:number-columns-repeated="2"/>
          <table:table-cell table:style-name="ce41" table:formula="of:=[.H938]-[.G938]" office:value-type="float" office:value="0">
            <text:p>0:00:00</text:p>
          </table:table-cell>
          <table:table-cell office:value-type="float" office:value="0.214583333333333">
            <text:p>5:09</text:p>
          </table:table-cell>
          <table:table-cell office:value-type="float" office:value="0.893055555555556">
            <text:p>21:26</text:p>
          </table:table-cell>
          <table:table-cell table:formula="of:=[.K938]-[.J938]" office:value-type="float" office:value="0.678472222222222">
            <text:p>16:17</text:p>
          </table:table-cell>
          <table:table-cell table:number-columns-repeated="2"/>
          <table:table-cell table:formula="of:=[.N938]-[.M938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938]-[.P938]" office:value-type="float" office:value="0.669444444444444">
            <text:p>16:04</text:p>
          </table:table-cell>
          <table:table-cell/>
          <table:table-cell table:number-columns-repeated="2"/>
          <table:table-cell table:formula="of:=[.U938]-[.T938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39]" office:value-type="date" office:date-value="2018-06-23">
            <text:p>Sa, </text:p>
          </table:table-cell>
          <table:table-cell office:value-type="date" office:date-value="2018-06-23">
            <text:p>23.06.2018</text:p>
          </table:table-cell>
          <table:table-cell table:number-columns-repeated="4"/>
          <table:table-cell table:number-columns-repeated="2"/>
          <table:table-cell table:style-name="ce41" table:formula="of:=[.H939]-[.G939]" office:value-type="float" office:value="0">
            <text:p>0:00:00</text:p>
          </table:table-cell>
          <table:table-cell office:value-type="float" office:value="0.215277777777778">
            <text:p>5:10</text:p>
          </table:table-cell>
          <table:table-cell office:value-type="float" office:value="0.893055555555556">
            <text:p>21:26</text:p>
          </table:table-cell>
          <table:table-cell table:formula="of:=[.K939]-[.J939]" office:value-type="float" office:value="0.677777777777778">
            <text:p>16:16</text:p>
          </table:table-cell>
          <table:table-cell table:number-columns-repeated="2"/>
          <table:table-cell table:formula="of:=[.N939]-[.M939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939]-[.P939]" office:value-type="float" office:value="0.669444444444444">
            <text:p>16:04</text:p>
          </table:table-cell>
          <table:table-cell/>
          <table:table-cell table:number-columns-repeated="2"/>
          <table:table-cell table:formula="of:=[.U939]-[.T939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40]" office:value-type="date" office:date-value="2018-06-24">
            <text:p>So, </text:p>
          </table:table-cell>
          <table:table-cell office:value-type="date" office:date-value="2018-06-24">
            <text:p>24.06.2018</text:p>
          </table:table-cell>
          <table:table-cell table:number-columns-repeated="4"/>
          <table:table-cell table:number-columns-repeated="2"/>
          <table:table-cell table:style-name="ce41" table:formula="of:=[.H940]-[.G940]" office:value-type="float" office:value="0">
            <text:p>0:00:00</text:p>
          </table:table-cell>
          <table:table-cell office:value-type="float" office:value="0.215277777777778">
            <text:p>5:10</text:p>
          </table:table-cell>
          <table:table-cell office:value-type="float" office:value="0.893055555555556">
            <text:p>21:26</text:p>
          </table:table-cell>
          <table:table-cell table:formula="of:=[.K940]-[.J940]" office:value-type="float" office:value="0.677777777777778">
            <text:p>16:16</text:p>
          </table:table-cell>
          <table:table-cell table:number-columns-repeated="2"/>
          <table:table-cell table:formula="of:=[.N940]-[.M940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875">
            <text:p>21:18</text:p>
          </table:table-cell>
          <table:table-cell table:formula="of:=[.Q940]-[.P940]" office:value-type="float" office:value="0.669444444444444">
            <text:p>16:04</text:p>
          </table:table-cell>
          <table:table-cell/>
          <table:table-cell table:number-columns-repeated="2"/>
          <table:table-cell table:formula="of:=[.U940]-[.T940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41]" office:value-type="date" office:date-value="2018-06-25">
            <text:p>Mo, </text:p>
          </table:table-cell>
          <table:table-cell office:value-type="date" office:date-value="2018-06-25">
            <text:p>25.06.2018</text:p>
          </table:table-cell>
          <table:table-cell table:number-columns-repeated="4"/>
          <table:table-cell table:number-columns-repeated="2"/>
          <table:table-cell table:style-name="ce41" table:formula="of:=[.H941]-[.G941]" office:value-type="float" office:value="0">
            <text:p>0:00:00</text:p>
          </table:table-cell>
          <table:table-cell office:value-type="float" office:value="0.215277777777778">
            <text:p>5:10</text:p>
          </table:table-cell>
          <table:table-cell office:value-type="float" office:value="0.893055555555556">
            <text:p>21:26</text:p>
          </table:table-cell>
          <table:table-cell table:formula="of:=[.K941]-[.J941]" office:value-type="float" office:value="0.677777777777778">
            <text:p>16:16</text:p>
          </table:table-cell>
          <table:table-cell table:number-columns-repeated="2"/>
          <table:table-cell table:formula="of:=[.N941]-[.M941]" office:value-type="float" office:value="0">
            <text:p>0:00:00</text:p>
          </table:table-cell>
          <table:table-cell office:value-type="float" office:value="0.21875">
            <text:p>5:15</text:p>
          </table:table-cell>
          <table:table-cell office:value-type="float" office:value="0.8875">
            <text:p>21:18</text:p>
          </table:table-cell>
          <table:table-cell table:formula="of:=[.Q941]-[.P941]" office:value-type="float" office:value="0.66875">
            <text:p>16:03</text:p>
          </table:table-cell>
          <table:table-cell/>
          <table:table-cell table:number-columns-repeated="2"/>
          <table:table-cell table:formula="of:=[.U941]-[.T941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42]" office:value-type="date" office:date-value="2018-06-26">
            <text:p>Di, </text:p>
          </table:table-cell>
          <table:table-cell office:value-type="date" office:date-value="2018-06-26">
            <text:p>26.06.2018</text:p>
          </table:table-cell>
          <table:table-cell table:number-columns-repeated="4"/>
          <table:table-cell table:number-columns-repeated="2"/>
          <table:table-cell table:style-name="ce41" table:formula="of:=[.H942]-[.G942]" office:value-type="float" office:value="0">
            <text:p>0:00:00</text:p>
          </table:table-cell>
          <table:table-cell office:value-type="float" office:value="0.215972222222222">
            <text:p>5:11</text:p>
          </table:table-cell>
          <table:table-cell office:value-type="float" office:value="0.893055555555556">
            <text:p>21:26</text:p>
          </table:table-cell>
          <table:table-cell table:formula="of:=[.K942]-[.J942]" office:value-type="float" office:value="0.677083333333333">
            <text:p>16:15</text:p>
          </table:table-cell>
          <table:table-cell table:number-columns-repeated="2"/>
          <table:table-cell table:formula="of:=[.N942]-[.M942]" office:value-type="float" office:value="0">
            <text:p>0:00:00</text:p>
          </table:table-cell>
          <table:table-cell office:value-type="float" office:value="0.21875">
            <text:p>5:15</text:p>
          </table:table-cell>
          <table:table-cell office:value-type="float" office:value="0.8875">
            <text:p>21:18</text:p>
          </table:table-cell>
          <table:table-cell table:formula="of:=[.Q942]-[.P942]" office:value-type="float" office:value="0.66875">
            <text:p>16:03</text:p>
          </table:table-cell>
          <table:table-cell/>
          <table:table-cell table:number-columns-repeated="2"/>
          <table:table-cell table:formula="of:=[.U942]-[.T942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43]" office:value-type="date" office:date-value="2018-06-27">
            <text:p>Mi, </text:p>
          </table:table-cell>
          <table:table-cell office:value-type="date" office:date-value="2018-06-27">
            <text:p>27.06.2018</text:p>
          </table:table-cell>
          <table:table-cell table:number-columns-repeated="4"/>
          <table:table-cell table:number-columns-repeated="2"/>
          <table:table-cell table:style-name="ce41" table:formula="of:=[.H943]-[.G943]" office:value-type="float" office:value="0">
            <text:p>0:00:00</text:p>
          </table:table-cell>
          <table:table-cell office:value-type="float" office:value="0.215972222222222">
            <text:p>5:11</text:p>
          </table:table-cell>
          <table:table-cell office:value-type="float" office:value="0.893055555555556">
            <text:p>21:26</text:p>
          </table:table-cell>
          <table:table-cell table:formula="of:=[.K943]-[.J943]" office:value-type="float" office:value="0.677083333333333">
            <text:p>16:15</text:p>
          </table:table-cell>
          <table:table-cell table:number-columns-repeated="2"/>
          <table:table-cell table:formula="of:=[.N943]-[.M943]" office:value-type="float" office:value="0">
            <text:p>0:00:00</text:p>
          </table:table-cell>
          <table:table-cell office:value-type="float" office:value="0.219444444444444">
            <text:p>5:16</text:p>
          </table:table-cell>
          <table:table-cell office:value-type="float" office:value="0.8875">
            <text:p>21:18</text:p>
          </table:table-cell>
          <table:table-cell table:formula="of:=[.Q943]-[.P943]" office:value-type="float" office:value="0.668055555555556">
            <text:p>16:02</text:p>
          </table:table-cell>
          <table:table-cell/>
          <table:table-cell table:number-columns-repeated="2"/>
          <table:table-cell table:formula="of:=[.U943]-[.T943]" office:value-type="float" office:value="0">
            <text:p>0:00:00</text:p>
          </table:table-cell>
          <table:table-cell table:number-columns-repeated="3"/>
          <table:table-cell office:value-type="string">
            <text:p>gew.</text:p>
          </table:table-cell>
          <table:table-cell office:value-type="string">
            <text:p>neu</text:p>
          </table:table-cell>
          <table:table-cell table:number-columns-repeated="2" office:value-type="string">
            <text:p>-</text:p>
          </table:table-cell>
          <table:table-cell table:number-columns-repeated="995"/>
        </table:table-row>
        <table:table-row table:style-name="ro2">
          <table:table-cell table:formula="of:=[.B944]" office:value-type="date" office:date-value="2018-06-28">
            <text:p>Do, </text:p>
          </table:table-cell>
          <table:table-cell office:value-type="date" office:date-value="2018-06-28">
            <text:p>28.06.2018</text:p>
          </table:table-cell>
          <table:table-cell table:number-columns-repeated="4"/>
          <table:table-cell table:number-columns-repeated="2"/>
          <table:table-cell table:style-name="ce41" table:formula="of:=[.H944]-[.G944]" office:value-type="float" office:value="0">
            <text:p>0:00:00</text:p>
          </table:table-cell>
          <table:table-cell office:value-type="float" office:value="0.216666666666667">
            <text:p>5:12</text:p>
          </table:table-cell>
          <table:table-cell office:value-type="float" office:value="0.893055555555556">
            <text:p>21:26</text:p>
          </table:table-cell>
          <table:table-cell table:formula="of:=[.K944]-[.J944]" office:value-type="float" office:value="0.676388888888889">
            <text:p>16:14</text:p>
          </table:table-cell>
          <table:table-cell table:number-columns-repeated="2"/>
          <table:table-cell table:formula="of:=[.N944]-[.M944]" office:value-type="float" office:value="0">
            <text:p>0:00:00</text:p>
          </table:table-cell>
          <table:table-cell office:value-type="float" office:value="0.219444444444444">
            <text:p>5:16</text:p>
          </table:table-cell>
          <table:table-cell office:value-type="float" office:value="0.8875">
            <text:p>21:18</text:p>
          </table:table-cell>
          <table:table-cell table:formula="of:=[.Q944]-[.P944]" office:value-type="float" office:value="0.668055555555556">
            <text:p>16:02</text:p>
          </table:table-cell>
          <table:table-cell/>
          <table:table-cell table:number-columns-repeated="2"/>
          <table:table-cell table:formula="of:=[.U944]-[.T944]" office:value-type="float" office:value="0">
            <text:p>0:00:00</text:p>
          </table:table-cell>
          <table:table-cell office:value-type="string">
            <text:p>gew.</text:p>
          </table:table-cell>
          <table:table-cell office:value-type="string">
            <text:p>neu</text:p>
          </table:table-cell>
          <table:table-cell office:value-type="string">
            <text:p>-</text:p>
          </table:table-cell>
          <table:table-cell table:number-columns-repeated="999"/>
        </table:table-row>
        <table:table-row table:style-name="ro1">
          <table:table-cell table:formula="of:=[.B945]" office:value-type="date" office:date-value="2018-06-29">
            <text:p>Fr, </text:p>
          </table:table-cell>
          <table:table-cell office:value-type="date" office:date-value="2018-06-29">
            <text:p>29.06.2018</text:p>
          </table:table-cell>
          <table:table-cell table:number-columns-repeated="4"/>
          <table:table-cell table:number-columns-repeated="2"/>
          <table:table-cell table:style-name="ce41" table:formula="of:=[.H945]-[.G945]" office:value-type="float" office:value="0">
            <text:p>0:00:00</text:p>
          </table:table-cell>
          <table:table-cell office:value-type="float" office:value="0.216666666666667">
            <text:p>5:12</text:p>
          </table:table-cell>
          <table:table-cell office:value-type="float" office:value="0.893055555555556">
            <text:p>21:26</text:p>
          </table:table-cell>
          <table:table-cell table:formula="of:=[.K945]-[.J945]" office:value-type="float" office:value="0.676388888888889">
            <text:p>16:14</text:p>
          </table:table-cell>
          <table:table-cell table:number-columns-repeated="2"/>
          <table:table-cell table:formula="of:=[.N945]-[.M945]" office:value-type="float" office:value="0">
            <text:p>0:00:00</text:p>
          </table:table-cell>
          <table:table-cell office:value-type="float" office:value="0.219444444444444">
            <text:p>5:16</text:p>
          </table:table-cell>
          <table:table-cell office:value-type="float" office:value="0.8875">
            <text:p>21:18</text:p>
          </table:table-cell>
          <table:table-cell table:formula="of:=[.Q945]-[.P945]" office:value-type="float" office:value="0.668055555555555">
            <text:p>16:02</text:p>
          </table:table-cell>
          <table:table-cell/>
          <table:table-cell table:number-columns-repeated="2"/>
          <table:table-cell table:formula="of:=[.U945]-[.T945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46]" office:value-type="date" office:date-value="2018-06-30">
            <text:p>Sa, </text:p>
          </table:table-cell>
          <table:table-cell office:value-type="date" office:date-value="2018-06-30">
            <text:p>30.06.2018</text:p>
          </table:table-cell>
          <table:table-cell table:number-columns-repeated="4"/>
          <table:table-cell table:number-columns-repeated="2"/>
          <table:table-cell table:style-name="ce41" table:formula="of:=[.H946]-[.G946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93055555555556">
            <text:p>21:26</text:p>
          </table:table-cell>
          <table:table-cell table:formula="of:=[.K946]-[.J946]" office:value-type="float" office:value="0.675694444444444">
            <text:p>16:13</text:p>
          </table:table-cell>
          <table:table-cell table:number-columns-repeated="2"/>
          <table:table-cell table:formula="of:=[.N946]-[.M946]" office:value-type="float" office:value="0">
            <text:p>0:00:00</text:p>
          </table:table-cell>
          <table:table-cell office:value-type="float" office:value="0.220138888888889">
            <text:p>5:17</text:p>
          </table:table-cell>
          <table:table-cell office:value-type="float" office:value="0.886805555555556">
            <text:p>21:17</text:p>
          </table:table-cell>
          <table:table-cell table:formula="of:=[.Q946]-[.P946]" office:value-type="float" office:value="0.666666666666667">
            <text:p>16:00</text:p>
          </table:table-cell>
          <table:table-cell/>
          <table:table-cell table:number-columns-repeated="2"/>
          <table:table-cell table:formula="of:=[.U946]-[.T946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47]" office:value-type="date" office:date-value="2018-07-01">
            <text:p>So, </text:p>
          </table:table-cell>
          <table:table-cell office:value-type="date" office:date-value="2018-07-01">
            <text:p>01.07.2018</text:p>
          </table:table-cell>
          <table:table-cell table:number-columns-repeated="4"/>
          <table:table-cell table:number-columns-repeated="2"/>
          <table:table-cell table:style-name="ce41" table:formula="of:=[.H947]-[.G947]" office:value-type="float" office:value="0">
            <text:p>0:00:00</text:p>
          </table:table-cell>
          <table:table-cell office:value-type="float" office:value="0.217361111111111">
            <text:p>5:13</text:p>
          </table:table-cell>
          <table:table-cell office:value-type="float" office:value="0.892361111111111">
            <text:p>21:25</text:p>
          </table:table-cell>
          <table:table-cell table:formula="of:=[.K947]-[.J947]" office:value-type="float" office:value="0.675">
            <text:p>16:12</text:p>
          </table:table-cell>
          <table:table-cell table:number-columns-repeated="2"/>
          <table:table-cell table:formula="of:=[.N947]-[.M947]" office:value-type="float" office:value="0">
            <text:p>0:00:00</text:p>
          </table:table-cell>
          <table:table-cell office:value-type="float" office:value="0.220833333333333">
            <text:p>5:18</text:p>
          </table:table-cell>
          <table:table-cell office:value-type="float" office:value="0.886805555555556">
            <text:p>21:17</text:p>
          </table:table-cell>
          <table:table-cell table:formula="of:=[.Q947]-[.P947]" office:value-type="float" office:value="0.665972222222222">
            <text:p>15:59</text:p>
          </table:table-cell>
          <table:table-cell/>
          <table:table-cell table:number-columns-repeated="2"/>
          <table:table-cell table:formula="of:=[.U947]-[.T947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48]" office:value-type="date" office:date-value="2018-07-02">
            <text:p>Mo, </text:p>
          </table:table-cell>
          <table:table-cell office:value-type="date" office:date-value="2018-07-02">
            <text:p>02.07.2018</text:p>
          </table:table-cell>
          <table:table-cell table:number-columns-repeated="4"/>
          <table:table-cell table:number-columns-repeated="2"/>
          <table:table-cell table:style-name="ce41" table:formula="of:=[.H948]-[.G948]" office:value-type="float" office:value="0">
            <text:p>0:00:00</text:p>
          </table:table-cell>
          <table:table-cell office:value-type="float" office:value="0.218055555555556">
            <text:p>5:14</text:p>
          </table:table-cell>
          <table:table-cell office:value-type="float" office:value="0.892361111111111">
            <text:p>21:25</text:p>
          </table:table-cell>
          <table:table-cell table:formula="of:=[.K948]-[.J948]" office:value-type="float" office:value="0.674305555555556">
            <text:p>16:11</text:p>
          </table:table-cell>
          <table:table-cell table:number-columns-repeated="2"/>
          <table:table-cell table:formula="of:=[.N948]-[.M948]" office:value-type="float" office:value="0">
            <text:p>0:00:00</text:p>
          </table:table-cell>
          <table:table-cell office:value-type="float" office:value="0.220833333333333">
            <text:p>5:18</text:p>
          </table:table-cell>
          <table:table-cell office:value-type="float" office:value="0.886805555555556">
            <text:p>21:17</text:p>
          </table:table-cell>
          <table:table-cell table:formula="of:=[.Q948]-[.P948]" office:value-type="float" office:value="0.665972222222222">
            <text:p>15:59</text:p>
          </table:table-cell>
          <table:table-cell/>
          <table:table-cell table:number-columns-repeated="2"/>
          <table:table-cell table:formula="of:=[.U948]-[.T948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49]" office:value-type="date" office:date-value="2018-07-03">
            <text:p>Di, </text:p>
          </table:table-cell>
          <table:table-cell office:value-type="date" office:date-value="2018-07-03">
            <text:p>03.07.2018</text:p>
          </table:table-cell>
          <table:table-cell table:number-columns-repeated="4"/>
          <table:table-cell table:number-columns-repeated="2"/>
          <table:table-cell table:style-name="ce41" table:formula="of:=[.H949]-[.G949]" office:value-type="float" office:value="0">
            <text:p>0:00:00</text:p>
          </table:table-cell>
          <table:table-cell office:value-type="float" office:value="0.21875">
            <text:p>5:15</text:p>
          </table:table-cell>
          <table:table-cell office:value-type="float" office:value="0.892361111111111">
            <text:p>21:25</text:p>
          </table:table-cell>
          <table:table-cell table:formula="of:=[.K949]-[.J949]" office:value-type="float" office:value="0.673611111111111">
            <text:p>16:10</text:p>
          </table:table-cell>
          <table:table-cell table:number-columns-repeated="2"/>
          <table:table-cell table:formula="of:=[.N949]-[.M949]" office:value-type="float" office:value="0">
            <text:p>0:00:00</text:p>
          </table:table-cell>
          <table:table-cell office:value-type="float" office:value="0.221527777777778">
            <text:p>5:19</text:p>
          </table:table-cell>
          <table:table-cell office:value-type="float" office:value="0.886805555555556">
            <text:p>21:17</text:p>
          </table:table-cell>
          <table:table-cell table:formula="of:=[.Q949]-[.P949]" office:value-type="float" office:value="0.665277777777778">
            <text:p>15:58</text:p>
          </table:table-cell>
          <table:table-cell/>
          <table:table-cell table:number-columns-repeated="2"/>
          <table:table-cell table:formula="of:=[.U949]-[.T949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0]" office:value-type="date" office:date-value="2018-07-04">
            <text:p>Mi, </text:p>
          </table:table-cell>
          <table:table-cell office:value-type="date" office:date-value="2018-07-04">
            <text:p>04.07.2018</text:p>
          </table:table-cell>
          <table:table-cell table:number-columns-repeated="4"/>
          <table:table-cell table:number-columns-repeated="2"/>
          <table:table-cell table:style-name="ce41" table:formula="of:=[.H950]-[.G950]" office:value-type="float" office:value="0">
            <text:p>0:00:00</text:p>
          </table:table-cell>
          <table:table-cell office:value-type="float" office:value="0.21875">
            <text:p>5:15</text:p>
          </table:table-cell>
          <table:table-cell office:value-type="float" office:value="0.891666666666667">
            <text:p>21:24</text:p>
          </table:table-cell>
          <table:table-cell table:formula="of:=[.K950]-[.J950]" office:value-type="float" office:value="0.672916666666667">
            <text:p>16:09</text:p>
          </table:table-cell>
          <table:table-cell table:number-columns-repeated="2"/>
          <table:table-cell table:formula="of:=[.N950]-[.M950]" office:value-type="float" office:value="0">
            <text:p>0:00:00</text:p>
          </table:table-cell>
          <table:table-cell office:value-type="float" office:value="0.222222222222222">
            <text:p>5:20</text:p>
          </table:table-cell>
          <table:table-cell office:value-type="float" office:value="0.886111111111111">
            <text:p>21:16</text:p>
          </table:table-cell>
          <table:table-cell table:formula="of:=[.Q950]-[.P950]" office:value-type="float" office:value="0.663888888888889">
            <text:p>15:56</text:p>
          </table:table-cell>
          <table:table-cell/>
          <table:table-cell table:number-columns-repeated="2"/>
          <table:table-cell table:formula="of:=[.U950]-[.T950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1]" office:value-type="date" office:date-value="2018-07-05">
            <text:p>Do, </text:p>
          </table:table-cell>
          <table:table-cell office:value-type="date" office:date-value="2018-07-05">
            <text:p>05.07.2018</text:p>
          </table:table-cell>
          <table:table-cell table:number-columns-repeated="4"/>
          <table:table-cell table:number-columns-repeated="2"/>
          <table:table-cell table:style-name="ce41" table:formula="of:=[.H951]-[.G951]" office:value-type="float" office:value="0">
            <text:p>0:00:00</text:p>
          </table:table-cell>
          <table:table-cell office:value-type="float" office:value="0.219444444444444">
            <text:p>5:16</text:p>
          </table:table-cell>
          <table:table-cell office:value-type="float" office:value="0.891666666666667">
            <text:p>21:24</text:p>
          </table:table-cell>
          <table:table-cell table:formula="of:=[.K951]-[.J951]" office:value-type="float" office:value="0.672222222222222">
            <text:p>16:08</text:p>
          </table:table-cell>
          <table:table-cell table:number-columns-repeated="2"/>
          <table:table-cell table:formula="of:=[.N951]-[.M951]" office:value-type="float" office:value="0">
            <text:p>0:00:00</text:p>
          </table:table-cell>
          <table:table-cell office:value-type="float" office:value="0.222222222222222">
            <text:p>5:20</text:p>
          </table:table-cell>
          <table:table-cell office:value-type="float" office:value="0.886111111111111">
            <text:p>21:16</text:p>
          </table:table-cell>
          <table:table-cell table:formula="of:=[.Q951]-[.P951]" office:value-type="float" office:value="0.663888888888889">
            <text:p>15:56</text:p>
          </table:table-cell>
          <table:table-cell/>
          <table:table-cell table:number-columns-repeated="2"/>
          <table:table-cell table:formula="of:=[.U951]-[.T951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2]" office:value-type="date" office:date-value="2018-07-06">
            <text:p>Fr, </text:p>
          </table:table-cell>
          <table:table-cell office:value-type="date" office:date-value="2018-07-06">
            <text:p>06.07.2018</text:p>
          </table:table-cell>
          <table:table-cell table:number-columns-repeated="4"/>
          <table:table-cell table:number-columns-repeated="2"/>
          <table:table-cell table:style-name="ce41" table:formula="of:=[.H952]-[.G952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52]-[.M952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52]-[.T952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3]" office:value-type="date" office:date-value="2018-07-07">
            <text:p>Sa, </text:p>
          </table:table-cell>
          <table:table-cell office:value-type="date" office:date-value="2018-07-07">
            <text:p>07.07.2018</text:p>
          </table:table-cell>
          <table:table-cell table:number-columns-repeated="4"/>
          <table:table-cell table:number-columns-repeated="2"/>
          <table:table-cell table:style-name="ce41" table:formula="of:=[.H953]-[.G953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53]-[.M953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53]-[.T953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4]" office:value-type="date" office:date-value="2018-07-08">
            <text:p>So, </text:p>
          </table:table-cell>
          <table:table-cell office:value-type="date" office:date-value="2018-07-08">
            <text:p>08.07.2018</text:p>
          </table:table-cell>
          <table:table-cell table:number-columns-repeated="4"/>
          <table:table-cell table:number-columns-repeated="2"/>
          <table:table-cell table:style-name="ce41" table:formula="of:=[.H954]-[.G954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54]-[.M954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54]-[.T954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5]" office:value-type="date" office:date-value="2018-07-09">
            <text:p>Mo, </text:p>
          </table:table-cell>
          <table:table-cell office:value-type="date" office:date-value="2018-07-09">
            <text:p>09.07.2018</text:p>
          </table:table-cell>
          <table:table-cell table:number-columns-repeated="4"/>
          <table:table-cell table:number-columns-repeated="2"/>
          <table:table-cell table:style-name="ce41" table:formula="of:=[.H955]-[.G955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55]-[.M955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55]-[.T955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6]" office:value-type="date" office:date-value="2018-07-10">
            <text:p>Di, </text:p>
          </table:table-cell>
          <table:table-cell office:value-type="date" office:date-value="2018-07-10">
            <text:p>10.07.2018</text:p>
          </table:table-cell>
          <table:table-cell table:number-columns-repeated="4"/>
          <table:table-cell table:number-columns-repeated="2"/>
          <table:table-cell table:style-name="ce41" table:formula="of:=[.H956]-[.G956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56]-[.M956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56]-[.T956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7]" office:value-type="date" office:date-value="2018-07-11">
            <text:p>Mi, </text:p>
          </table:table-cell>
          <table:table-cell office:value-type="date" office:date-value="2018-07-11">
            <text:p>11.07.2018</text:p>
          </table:table-cell>
          <table:table-cell table:number-columns-repeated="4"/>
          <table:table-cell table:number-columns-repeated="2"/>
          <table:table-cell table:style-name="ce41" table:formula="of:=[.H957]-[.G957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57]-[.M957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57]-[.T957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8]" office:value-type="date" office:date-value="2018-07-12">
            <text:p>Do, </text:p>
          </table:table-cell>
          <table:table-cell office:value-type="date" office:date-value="2018-07-12">
            <text:p>12.07.2018</text:p>
          </table:table-cell>
          <table:table-cell table:number-columns-repeated="4"/>
          <table:table-cell table:number-columns-repeated="2"/>
          <table:table-cell table:style-name="ce41" table:formula="of:=[.H958]-[.G958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58]-[.M958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58]-[.T958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59]" office:value-type="date" office:date-value="2018-07-13">
            <text:p>Fr, </text:p>
          </table:table-cell>
          <table:table-cell office:value-type="date" office:date-value="2018-07-13">
            <text:p>13.07.2018</text:p>
          </table:table-cell>
          <table:table-cell table:number-columns-repeated="4"/>
          <table:table-cell table:number-columns-repeated="2"/>
          <table:table-cell table:style-name="ce41" table:formula="of:=[.H959]-[.G959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59]-[.M959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59]-[.T959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0]" office:value-type="date" office:date-value="2018-07-14">
            <text:p>Sa, </text:p>
          </table:table-cell>
          <table:table-cell office:value-type="date" office:date-value="2018-07-14">
            <text:p>14.07.2018</text:p>
          </table:table-cell>
          <table:table-cell table:number-columns-repeated="4"/>
          <table:table-cell table:number-columns-repeated="2"/>
          <table:table-cell table:style-name="ce41" table:formula="of:=[.H960]-[.G960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0]-[.M960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0]-[.T960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1]" office:value-type="date" office:date-value="2018-07-15">
            <text:p>So, </text:p>
          </table:table-cell>
          <table:table-cell office:value-type="date" office:date-value="2018-07-15">
            <text:p>15.07.2018</text:p>
          </table:table-cell>
          <table:table-cell table:number-columns-repeated="4"/>
          <table:table-cell table:number-columns-repeated="2"/>
          <table:table-cell table:style-name="ce41" table:formula="of:=[.H961]-[.G961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1]-[.M961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1]-[.T961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2]" office:value-type="date" office:date-value="2018-07-16">
            <text:p>Mo, </text:p>
          </table:table-cell>
          <table:table-cell office:value-type="date" office:date-value="2018-07-16">
            <text:p>16.07.2018</text:p>
          </table:table-cell>
          <table:table-cell table:number-columns-repeated="4"/>
          <table:table-cell table:number-columns-repeated="2"/>
          <table:table-cell table:style-name="ce41" table:formula="of:=[.H962]-[.G962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2]-[.M962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2]-[.T962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3]" office:value-type="date" office:date-value="2018-07-17">
            <text:p>Di, </text:p>
          </table:table-cell>
          <table:table-cell office:value-type="date" office:date-value="2018-07-17">
            <text:p>17.07.2018</text:p>
          </table:table-cell>
          <table:table-cell table:number-columns-repeated="4"/>
          <table:table-cell table:number-columns-repeated="2"/>
          <table:table-cell table:style-name="ce41" table:formula="of:=[.H963]-[.G963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3]-[.M963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3]-[.T963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4]" office:value-type="date" office:date-value="2018-07-18">
            <text:p>Mi, </text:p>
          </table:table-cell>
          <table:table-cell office:value-type="date" office:date-value="2018-07-18">
            <text:p>18.07.2018</text:p>
          </table:table-cell>
          <table:table-cell table:number-columns-repeated="4"/>
          <table:table-cell table:number-columns-repeated="2"/>
          <table:table-cell table:style-name="ce41" table:formula="of:=[.H964]-[.G964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4]-[.M964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4]-[.T964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5]" office:value-type="date" office:date-value="2018-07-19">
            <text:p>Do, </text:p>
          </table:table-cell>
          <table:table-cell office:value-type="date" office:date-value="2018-07-19">
            <text:p>19.07.2018</text:p>
          </table:table-cell>
          <table:table-cell table:number-columns-repeated="4"/>
          <table:table-cell table:number-columns-repeated="2"/>
          <table:table-cell table:style-name="ce41" table:formula="of:=[.H965]-[.G965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5]-[.M965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5]-[.T965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6]" office:value-type="date" office:date-value="2018-07-20">
            <text:p>Fr, </text:p>
          </table:table-cell>
          <table:table-cell office:value-type="date" office:date-value="2018-07-20">
            <text:p>20.07.2018</text:p>
          </table:table-cell>
          <table:table-cell table:number-columns-repeated="4"/>
          <table:table-cell table:number-columns-repeated="2"/>
          <table:table-cell table:style-name="ce41" table:formula="of:=[.H966]-[.G966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6]-[.M966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6]-[.T966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7]" office:value-type="date" office:date-value="2018-07-21">
            <text:p>Sa, </text:p>
          </table:table-cell>
          <table:table-cell office:value-type="date" office:date-value="2018-07-21">
            <text:p>21.07.2018</text:p>
          </table:table-cell>
          <table:table-cell table:number-columns-repeated="4"/>
          <table:table-cell table:number-columns-repeated="2"/>
          <table:table-cell table:style-name="ce41" table:formula="of:=[.H967]-[.G967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7]-[.M967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7]-[.T967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8]" office:value-type="date" office:date-value="2018-07-22">
            <text:p>So, </text:p>
          </table:table-cell>
          <table:table-cell office:value-type="date" office:date-value="2018-07-22">
            <text:p>22.07.2018</text:p>
          </table:table-cell>
          <table:table-cell table:number-columns-repeated="4"/>
          <table:table-cell table:number-columns-repeated="2"/>
          <table:table-cell table:style-name="ce41" table:formula="of:=[.H968]-[.G968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8]-[.M968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8]-[.T968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69]" office:value-type="date" office:date-value="2018-07-23">
            <text:p>Mo, </text:p>
          </table:table-cell>
          <table:table-cell office:value-type="date" office:date-value="2018-07-23">
            <text:p>23.07.2018</text:p>
          </table:table-cell>
          <table:table-cell table:number-columns-repeated="4"/>
          <table:table-cell table:number-columns-repeated="2"/>
          <table:table-cell table:style-name="ce41" table:formula="of:=[.H969]-[.G969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69]-[.M969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69]-[.T969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70]" office:value-type="date" office:date-value="2018-07-24">
            <text:p>Di, </text:p>
          </table:table-cell>
          <table:table-cell office:value-type="date" office:date-value="2018-07-24">
            <text:p>24.07.2018</text:p>
          </table:table-cell>
          <table:table-cell table:number-columns-repeated="4"/>
          <table:table-cell table:number-columns-repeated="2"/>
          <table:table-cell table:style-name="ce41" table:formula="of:=[.H970]-[.G970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70]-[.M970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70]-[.T970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71]" office:value-type="date" office:date-value="2018-07-25">
            <text:p>Mi, </text:p>
          </table:table-cell>
          <table:table-cell office:value-type="date" office:date-value="2018-07-25">
            <text:p>25.07.2018</text:p>
          </table:table-cell>
          <table:table-cell table:number-columns-repeated="4"/>
          <table:table-cell table:number-columns-repeated="2"/>
          <table:table-cell table:style-name="ce41" table:formula="of:=[.H971]-[.G971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71]-[.M971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71]-[.T971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72]" office:value-type="date" office:date-value="2018-07-26">
            <text:p>Do, </text:p>
          </table:table-cell>
          <table:table-cell office:value-type="date" office:date-value="2018-07-26">
            <text:p>26.07.2018</text:p>
          </table:table-cell>
          <table:table-cell table:number-columns-repeated="4"/>
          <table:table-cell table:number-columns-repeated="2"/>
          <table:table-cell table:style-name="ce41" table:formula="of:=[.H972]-[.G972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72]-[.M972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72]-[.T972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73]" office:value-type="date" office:date-value="2018-07-27">
            <text:p>Fr, </text:p>
          </table:table-cell>
          <table:table-cell office:value-type="date" office:date-value="2018-07-27">
            <text:p>27.07.2018</text:p>
          </table:table-cell>
          <table:table-cell table:number-columns-repeated="4"/>
          <table:table-cell table:number-columns-repeated="2"/>
          <table:table-cell table:style-name="ce41" table:formula="of:=[.H973]-[.G973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73]-[.M973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73]-[.T973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74]" office:value-type="date" office:date-value="2018-07-28">
            <text:p>Sa, </text:p>
          </table:table-cell>
          <table:table-cell office:value-type="date" office:date-value="2018-07-28">
            <text:p>28.07.2018</text:p>
          </table:table-cell>
          <table:table-cell table:number-columns-repeated="4"/>
          <table:table-cell table:number-columns-repeated="2"/>
          <table:table-cell table:style-name="ce41" table:formula="of:=[.H974]-[.G974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74]-[.M974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74]-[.T974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75]" office:value-type="date" office:date-value="2018-07-29">
            <text:p>So, </text:p>
          </table:table-cell>
          <table:table-cell office:value-type="date" office:date-value="2018-07-29">
            <text:p>29.07.2018</text:p>
          </table:table-cell>
          <table:table-cell table:number-columns-repeated="4"/>
          <table:table-cell table:number-columns-repeated="2"/>
          <table:table-cell table:style-name="ce41" table:formula="of:=[.H975]-[.G975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75]-[.M975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75]-[.T975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76]" office:value-type="date" office:date-value="2018-07-30">
            <text:p>Mo, </text:p>
          </table:table-cell>
          <table:table-cell office:value-type="date" office:date-value="2018-07-30">
            <text:p>30.07.2018</text:p>
          </table:table-cell>
          <table:table-cell table:number-columns-repeated="4"/>
          <table:table-cell table:number-columns-repeated="2"/>
          <table:table-cell table:style-name="ce41" table:formula="of:=[.H976]-[.G976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76]-[.M976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76]-[.T976]" office:value-type="float" office:value="0">
            <text:p>0:00:00</text:p>
          </table:table-cell>
          <table:table-cell table:number-columns-repeated="1002"/>
        </table:table-row>
        <table:table-row table:style-name="ro1">
          <table:table-cell table:formula="of:=[.B977]" office:value-type="date" office:date-value="2018-07-31">
            <text:p>Di, </text:p>
          </table:table-cell>
          <table:table-cell office:value-type="date" office:date-value="2018-07-31">
            <text:p>31.07.2018</text:p>
          </table:table-cell>
          <table:table-cell table:number-columns-repeated="4"/>
          <table:table-cell table:number-columns-repeated="2"/>
          <table:table-cell table:style-name="ce41" table:formula="of:=[.H977]-[.G977]" office:value-type="float" office:value="0">
            <text:p>0:00:00</text:p>
          </table:table-cell>
          <table:table-cell table:number-columns-repeated="3"/>
          <table:table-cell table:number-columns-repeated="2"/>
          <table:table-cell table:formula="of:=[.N977]-[.M977]" office:value-type="float" office:value="0">
            <text:p>0:00:00</text:p>
          </table:table-cell>
          <table:table-cell table:number-columns-repeated="4"/>
          <table:table-cell table:number-columns-repeated="2"/>
          <table:table-cell table:formula="of:=[.U977]-[.T977]" office:value-type="float" office:value="0">
            <text:p>0:00:00</text:p>
          </table:table-cell>
          <table:table-cell table:number-columns-repeated="1002"/>
        </table:table-row>
        <table:table-row table:style-name="ro1" table:number-rows-repeated="10475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terieladung 11.05." table:style-name="ta2" table:print="false">
        <table:table-column table:style-name="co12" table:number-columns-repeated="2" table:default-cell-style-name="ce111"/>
        <table:table-column table:style-name="co11" table:default-cell-style-name="ce112"/>
        <table:table-column table:style-name="co11" table:default-cell-style-name="ce113"/>
        <table:table-column table:style-name="co1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float" office:value="0.455555555555556">
            <text:p>10:56</text:p>
          </table:table-cell>
          <table:table-cell table:formula="of:=[.A2]-[.A$2]" office:value-type="float" office:value="0">
            <text:p>0:00</text:p>
          </table:table-cell>
          <table:table-cell office:value-type="float" office:value="0">
            <text:p>0 mA</text:p>
          </table:table-cell>
          <table:table-cell office:value-type="float" office:value="1.3">
            <text:p>1,30 V</text:p>
          </table:table-cell>
          <table:table-cell table:number-columns-repeated="1020"/>
        </table:table-row>
        <table:table-row table:style-name="ro1">
          <table:table-cell office:value-type="float" office:value="0.45625">
            <text:p>10:57</text:p>
          </table:table-cell>
          <table:table-cell table:formula="of:=[.A3]-[.A$2]" office:value-type="float" office:value="0.000694444444444386">
            <text:p>0:01</text:p>
          </table:table-cell>
          <table:table-cell office:value-type="float" office:value="327">
            <text:p>327 mA</text:p>
          </table:table-cell>
          <table:table-cell office:value-type="float" office:value="12.46">
            <text:p>12,46 V</text:p>
          </table:table-cell>
          <table:table-cell table:number-columns-repeated="1020"/>
        </table:table-row>
        <table:table-row table:style-name="ro1">
          <table:table-cell office:value-type="float" office:value="0.45625">
            <text:p>10:57</text:p>
          </table:table-cell>
          <table:table-cell table:formula="of:=[.A4]-[.A$2]" office:value-type="float" office:value="0.000694444444444386">
            <text:p>0:01</text:p>
          </table:table-cell>
          <table:table-cell office:value-type="float" office:value="430">
            <text:p>430 mA</text:p>
          </table:table-cell>
          <table:table-cell table:number-columns-repeated="1021"/>
        </table:table-row>
        <table:table-row table:style-name="ro1">
          <table:table-cell office:value-type="float" office:value="0.465972222222222">
            <text:p>11:11</text:p>
          </table:table-cell>
          <table:table-cell table:formula="of:=[.A5]-[.A$2]" office:value-type="float" office:value="0.0104166666666666">
            <text:p>0:15</text:p>
          </table:table-cell>
          <table:table-cell office:value-type="float" office:value="150">
            <text:p>150 mA</text:p>
          </table:table-cell>
          <table:table-cell office:value-type="float" office:value="12.43">
            <text:p>12,43 V</text:p>
          </table:table-cell>
          <table:table-cell table:number-columns-repeated="1020"/>
        </table:table-row>
        <table:table-row table:style-name="ro1">
          <table:table-cell office:value-type="float" office:value="0.466666666666667">
            <text:p>11:12</text:p>
          </table:table-cell>
          <table:table-cell table:formula="of:=[.A6]-[.A$2]" office:value-type="float" office:value="0.011111111111111">
            <text:p>0:16</text:p>
          </table:table-cell>
          <table:table-cell office:value-type="float" office:value="0">
            <text:p>0 mA</text:p>
          </table:table-cell>
          <table:table-cell table:number-columns-repeated="1021"/>
        </table:table-row>
        <table:table-row table:style-name="ro1">
          <table:table-cell office:value-type="float" office:value="0.469444444444444">
            <text:p>11:16</text:p>
          </table:table-cell>
          <table:table-cell table:formula="of:=[.A7]-[.A$2]" office:value-type="float" office:value="0.0138888888888888">
            <text:p>0:20</text:p>
          </table:table-cell>
          <table:table-cell office:value-type="float" office:value="220">
            <text:p>220 mA</text:p>
          </table:table-cell>
          <table:table-cell office:value-type="float" office:value="12.43">
            <text:p>12,43 V</text:p>
          </table:table-cell>
          <table:table-cell table:number-columns-repeated="1020"/>
        </table:table-row>
        <table:table-row table:style-name="ro1">
          <table:table-cell office:value-type="float" office:value="0.476388888888889">
            <text:p>11:26</text:p>
          </table:table-cell>
          <table:table-cell table:formula="of:=[.A8]-[.A$2]" office:value-type="float" office:value="0.0208333333333333">
            <text:p>0:30</text:p>
          </table:table-cell>
          <table:table-cell office:value-type="float" office:value="142">
            <text:p>142 mA</text:p>
          </table:table-cell>
          <table:table-cell office:value-type="float" office:value="12.43">
            <text:p>12,43 V</text:p>
          </table:table-cell>
          <table:table-cell table:number-columns-repeated="1020"/>
        </table:table-row>
        <table:table-row table:style-name="ro1">
          <table:table-cell office:value-type="float" office:value="0.479861111111111">
            <text:p>11:31</text:p>
          </table:table-cell>
          <table:table-cell table:formula="of:=[.A9]-[.A$2]" office:value-type="float" office:value="0.0243055555555555">
            <text:p>0:35</text:p>
          </table:table-cell>
          <table:table-cell office:value-type="float" office:value="143">
            <text:p>143 mA</text:p>
          </table:table-cell>
          <table:table-cell office:value-type="float" office:value="12.43">
            <text:p>12,43 V</text:p>
          </table:table-cell>
          <table:table-cell table:number-columns-repeated="1020"/>
        </table:table-row>
        <table:table-row table:style-name="ro1">
          <table:table-cell office:value-type="float" office:value="0.482638888888889">
            <text:p>11:35</text:p>
          </table:table-cell>
          <table:table-cell table:formula="of:=[.A10]-[.A$2]" office:value-type="float" office:value="0.0270833333333332">
            <text:p>0:39</text:p>
          </table:table-cell>
          <table:table-cell office:value-type="float" office:value="144">
            <text:p>144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/>
          <table:table-cell table:formula="of:=[.A11]-[.A$2]" office:value-type="float" office:value="-0.455555555555556">
            <text:p/>
          </table:table-cell>
          <table:table-cell table:number-columns-repeated="1022"/>
        </table:table-row>
        <table:table-row table:style-name="ro1">
          <table:table-cell office:value-type="float" office:value="0.484722222222222">
            <text:p>11:38</text:p>
          </table:table-cell>
          <table:table-cell table:formula="of:=[.A12]-[.A$2]" office:value-type="float" office:value="0.0291666666666666">
            <text:p>0:42</text:p>
          </table:table-cell>
          <table:table-cell office:value-type="float" office:value="0">
            <text:p>0 mA</text:p>
          </table:table-cell>
          <table:table-cell office:value-type="float" office:value="8.99">
            <text:p>8,99 V</text:p>
          </table:table-cell>
          <table:table-cell table:number-columns-repeated="1020"/>
        </table:table-row>
        <table:table-row table:style-name="ro1">
          <table:table-cell office:value-type="float" office:value="0.485416666666667">
            <text:p>11:39</text:p>
          </table:table-cell>
          <table:table-cell table:formula="of:=[.A13]-[.A$2]" office:value-type="float" office:value="0.029861111111111">
            <text:p>0:43</text:p>
          </table:table-cell>
          <table:table-cell office:value-type="float" office:value="172">
            <text:p>172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49375">
            <text:p>11:51</text:p>
          </table:table-cell>
          <table:table-cell table:formula="of:=[.A14]-[.A$2]" office:value-type="float" office:value="0.0381944444444444">
            <text:p>0:55</text:p>
          </table:table-cell>
          <table:table-cell office:value-type="float" office:value="143">
            <text:p>143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497916666666667">
            <text:p>11:57</text:p>
          </table:table-cell>
          <table:table-cell table:formula="of:=[.A15]-[.A$2]" office:value-type="float" office:value="0.042361111111111">
            <text:p>1:01</text:p>
          </table:table-cell>
          <table:table-cell office:value-type="float" office:value="145">
            <text:p>145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05555555555556">
            <text:p>12:08</text:p>
          </table:table-cell>
          <table:table-cell table:formula="of:=[.A16]-[.A$2]" office:value-type="float" office:value="0.0499999999999999">
            <text:p>1:12</text:p>
          </table:table-cell>
          <table:table-cell office:value-type="float" office:value="145">
            <text:p>145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10416666666667">
            <text:p>12:15</text:p>
          </table:table-cell>
          <table:table-cell table:formula="of:=[.A17]-[.A$2]" office:value-type="float" office:value="0.054861111111111">
            <text:p>1:19</text:p>
          </table:table-cell>
          <table:table-cell office:value-type="float" office:value="145">
            <text:p>145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15277777777778">
            <text:p>12:22</text:p>
          </table:table-cell>
          <table:table-cell table:formula="of:=[.A18]-[.A$2]" office:value-type="float" office:value="0.0597222222222222">
            <text:p>1:26</text:p>
          </table:table-cell>
          <table:table-cell office:value-type="float" office:value="145">
            <text:p>145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15972222222222">
            <text:p>12:23</text:p>
          </table:table-cell>
          <table:table-cell table:formula="of:=[.A19]-[.A$2]" office:value-type="float" office:value="0.0604166666666665">
            <text:p>1:27</text:p>
          </table:table-cell>
          <table:table-cell office:value-type="float" office:value="0">
            <text:p>0 mA</text:p>
          </table:table-cell>
          <table:table-cell office:value-type="float" office:value="11.1">
            <text:p>11,10 V</text:p>
          </table:table-cell>
          <table:table-cell table:number-columns-repeated="1020"/>
        </table:table-row>
        <table:table-row table:style-name="ro1">
          <table:table-cell office:value-type="float" office:value="0.516666666666667">
            <text:p>12:24</text:p>
          </table:table-cell>
          <table:table-cell table:formula="of:=[.A20]-[.A$2]" office:value-type="float" office:value="0.0611111111111111">
            <text:p>1:28</text:p>
          </table:table-cell>
          <table:table-cell office:value-type="float" office:value="0">
            <text:p>0 mA</text:p>
          </table:table-cell>
          <table:table-cell office:value-type="float" office:value="10.6">
            <text:p>10,60 V</text:p>
          </table:table-cell>
          <table:table-cell table:number-columns-repeated="1020"/>
        </table:table-row>
        <table:table-row table:style-name="ro1">
          <table:table-cell office:value-type="float" office:value="0.517361111111111">
            <text:p>12:25</text:p>
          </table:table-cell>
          <table:table-cell table:formula="of:=[.A21]-[.A$2]" office:value-type="float" office:value="0.0618055555555555">
            <text:p>1:29</text:p>
          </table:table-cell>
          <table:table-cell office:value-type="float" office:value="0">
            <text:p>0 mA</text:p>
          </table:table-cell>
          <table:table-cell office:value-type="float" office:value="10.08">
            <text:p>10,08 V</text:p>
          </table:table-cell>
          <table:table-cell table:number-columns-repeated="1020"/>
        </table:table-row>
        <table:table-row table:style-name="ro1">
          <table:table-cell office:value-type="float" office:value="0.518055555555556">
            <text:p>12:26</text:p>
          </table:table-cell>
          <table:table-cell table:formula="of:=[.A22]-[.A$2]" office:value-type="float" office:value="0.0625">
            <text:p>1:30</text:p>
          </table:table-cell>
          <table:table-cell office:value-type="float" office:value="0">
            <text:p>0 mA</text:p>
          </table:table-cell>
          <table:table-cell office:value-type="float" office:value="9.58">
            <text:p>9,58 V</text:p>
          </table:table-cell>
          <table:table-cell table:number-columns-repeated="1020"/>
        </table:table-row>
        <table:table-row table:style-name="ro1">
          <table:table-cell office:value-type="float" office:value="0.51875">
            <text:p>12:27</text:p>
          </table:table-cell>
          <table:table-cell table:formula="of:=[.A23]-[.A$2]" office:value-type="float" office:value="0.0631944444444443">
            <text:p>1:31</text:p>
          </table:table-cell>
          <table:table-cell office:value-type="float" office:value="0">
            <text:p>0 mA</text:p>
          </table:table-cell>
          <table:table-cell office:value-type="float" office:value="9.44">
            <text:p>9,44 V</text:p>
          </table:table-cell>
          <table:table-cell table:number-columns-repeated="1020"/>
        </table:table-row>
        <table:table-row table:style-name="ro1">
          <table:table-cell office:value-type="float" office:value="0.519444444444444">
            <text:p>12:28</text:p>
          </table:table-cell>
          <table:table-cell table:formula="of:=[.A24]-[.A$2]" office:value-type="float" office:value="0.0638888888888888">
            <text:p>1:32</text:p>
          </table:table-cell>
          <table:table-cell office:value-type="float" office:value="0">
            <text:p>0 mA</text:p>
          </table:table-cell>
          <table:table-cell office:value-type="float" office:value="9.34">
            <text:p>9,34 V</text:p>
          </table:table-cell>
          <table:table-cell table:number-columns-repeated="1020"/>
        </table:table-row>
        <table:table-row table:style-name="ro1">
          <table:table-cell office:value-type="float" office:value="0.520138888888889">
            <text:p>12:29</text:p>
          </table:table-cell>
          <table:table-cell table:formula="of:=[.A25]-[.A$2]" office:value-type="float" office:value="0.0645833333333332">
            <text:p>1:33</text:p>
          </table:table-cell>
          <table:table-cell office:value-type="float" office:value="0">
            <text:p>0 mA</text:p>
          </table:table-cell>
          <table:table-cell office:value-type="float" office:value="9.22">
            <text:p>9,22 V</text:p>
          </table:table-cell>
          <table:table-cell table:number-columns-repeated="1020"/>
        </table:table-row>
        <table:table-row table:style-name="ro1">
          <table:table-cell office:value-type="float" office:value="0.520833333333333">
            <text:p>12:30</text:p>
          </table:table-cell>
          <table:table-cell table:formula="of:=[.A26]-[.A$2]" office:value-type="float" office:value="0.0652777777777777">
            <text:p>1:34</text:p>
          </table:table-cell>
          <table:table-cell office:value-type="float" office:value="0">
            <text:p>0 mA</text:p>
          </table:table-cell>
          <table:table-cell office:value-type="float" office:value="9.12">
            <text:p>9,12 V</text:p>
          </table:table-cell>
          <table:table-cell table:number-columns-repeated="1020"/>
        </table:table-row>
        <table:table-row table:style-name="ro1">
          <table:table-cell office:value-type="float" office:value="0.521527777777778">
            <text:p>12:31</text:p>
          </table:table-cell>
          <table:table-cell table:formula="of:=[.A27]-[.A$2]" office:value-type="float" office:value="0.0659722222222224">
            <text:p>1:35</text:p>
          </table:table-cell>
          <table:table-cell office:value-type="float" office:value="0">
            <text:p>0 mA</text:p>
          </table:table-cell>
          <table:table-cell office:value-type="float" office:value="9.03">
            <text:p>9,03 V</text:p>
          </table:table-cell>
          <table:table-cell table:number-columns-repeated="1020"/>
        </table:table-row>
        <table:table-row table:style-name="ro1">
          <table:table-cell office:value-type="float" office:value="0.522222222222222">
            <text:p>12:32</text:p>
          </table:table-cell>
          <table:table-cell table:formula="of:=[.A28]-[.A$2]" office:value-type="float" office:value="0.0666666666666664">
            <text:p>1:36</text:p>
          </table:table-cell>
          <table:table-cell office:value-type="float" office:value="0">
            <text:p>0 mA</text:p>
          </table:table-cell>
          <table:table-cell office:value-type="float" office:value="8.99">
            <text:p>8,99 V</text:p>
          </table:table-cell>
          <table:table-cell table:number-columns-repeated="1020"/>
        </table:table-row>
        <table:table-row table:style-name="ro1">
          <table:table-cell office:value-type="float" office:value="0.522916666666667">
            <text:p>12:33</text:p>
          </table:table-cell>
          <table:table-cell table:formula="of:=[.A29]-[.A$2]" office:value-type="float" office:value="0.0673611111111114">
            <text:p>1:37</text:p>
          </table:table-cell>
          <table:table-cell office:value-type="float" office:value="0">
            <text:p>0 mA</text:p>
          </table:table-cell>
          <table:table-cell office:value-type="float" office:value="8.9">
            <text:p>8,90 V</text:p>
          </table:table-cell>
          <table:table-cell table:number-columns-repeated="1020"/>
        </table:table-row>
        <table:table-row table:style-name="ro1">
          <table:table-cell office:value-type="float" office:value="0.525">
            <text:p>12:36</text:p>
          </table:table-cell>
          <table:table-cell table:formula="of:=[.A30]-[.A$2]" office:value-type="float" office:value="0.0694444444444444">
            <text:p>1:40</text:p>
          </table:table-cell>
          <table:table-cell office:value-type="float" office:value="188">
            <text:p>188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27777777777778">
            <text:p>12:40</text:p>
          </table:table-cell>
          <table:table-cell table:formula="of:=[.A31]-[.A$2]" office:value-type="float" office:value="0.0722222222222221">
            <text:p>1:44</text:p>
          </table:table-cell>
          <table:table-cell office:value-type="float" office:value="156">
            <text:p>156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36111111111111">
            <text:p>12:52</text:p>
          </table:table-cell>
          <table:table-cell table:formula="of:=[.A32]-[.A$2]" office:value-type="float" office:value="0.0805555555555556">
            <text:p>1:56</text:p>
          </table:table-cell>
          <table:table-cell office:value-type="float" office:value="151">
            <text:p>151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52777777777778">
            <text:p>13:16</text:p>
          </table:table-cell>
          <table:table-cell table:formula="of:=[.A33]-[.A$2]" office:value-type="float" office:value="0.0972222222222222">
            <text:p>2:20</text:p>
          </table:table-cell>
          <table:table-cell office:value-type="float" office:value="158">
            <text:p>158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53472222222222">
            <text:p>13:17</text:p>
          </table:table-cell>
          <table:table-cell table:formula="of:=[.A34]-[.A$2]" office:value-type="float" office:value="0.0979166666666667">
            <text:p>2:21</text:p>
          </table:table-cell>
          <table:table-cell office:value-type="float" office:value="0">
            <text:p>0 mA</text:p>
          </table:table-cell>
          <table:table-cell office:value-type="float" office:value="11.17">
            <text:p>11,17 V</text:p>
          </table:table-cell>
          <table:table-cell table:number-columns-repeated="1020"/>
        </table:table-row>
        <table:table-row table:style-name="ro1">
          <table:table-cell office:value-type="float" office:value="0.554166666666667">
            <text:p>13:18</text:p>
          </table:table-cell>
          <table:table-cell table:formula="of:=[.A35]-[.A$2]" office:value-type="float" office:value="0.0986111111111114">
            <text:p>2:22</text:p>
          </table:table-cell>
          <table:table-cell office:value-type="float" office:value="0">
            <text:p>0 mA</text:p>
          </table:table-cell>
          <table:table-cell office:value-type="float" office:value="10.75">
            <text:p>10,75 V</text:p>
          </table:table-cell>
          <table:table-cell table:number-columns-repeated="1020"/>
        </table:table-row>
        <table:table-row table:style-name="ro1">
          <table:table-cell office:value-type="float" office:value="0.554861111111111">
            <text:p>13:19</text:p>
          </table:table-cell>
          <table:table-cell table:formula="of:=[.A36]-[.A$2]" office:value-type="float" office:value="0.0993055555555554">
            <text:p>2:23</text:p>
          </table:table-cell>
          <table:table-cell office:value-type="float" office:value="0">
            <text:p>0 mA</text:p>
          </table:table-cell>
          <table:table-cell office:value-type="float" office:value="10.42">
            <text:p>10,42 V</text:p>
          </table:table-cell>
          <table:table-cell table:number-columns-repeated="1020"/>
        </table:table-row>
        <table:table-row table:style-name="ro1">
          <table:table-cell office:value-type="float" office:value="0.555555555555556">
            <text:p>13:20</text:p>
          </table:table-cell>
          <table:table-cell table:formula="of:=[.A37]-[.A$2]" office:value-type="float" office:value="0.1">
            <text:p>2:24</text:p>
          </table:table-cell>
          <table:table-cell office:value-type="float" office:value="0">
            <text:p>0 mA</text:p>
          </table:table-cell>
          <table:table-cell office:value-type="float" office:value="10.14">
            <text:p>10,14 V</text:p>
          </table:table-cell>
          <table:table-cell table:number-columns-repeated="1020"/>
        </table:table-row>
        <table:table-row table:style-name="ro1">
          <table:table-cell office:value-type="float" office:value="0.55625">
            <text:p>13:21</text:p>
          </table:table-cell>
          <table:table-cell table:formula="of:=[.A38]-[.A$2]" office:value-type="float" office:value="0.100694444444444">
            <text:p>2:25</text:p>
          </table:table-cell>
          <table:table-cell office:value-type="float" office:value="0">
            <text:p>0 mA</text:p>
          </table:table-cell>
          <table:table-cell office:value-type="float" office:value="9.9">
            <text:p>9,90 V</text:p>
          </table:table-cell>
          <table:table-cell table:number-columns-repeated="1020"/>
        </table:table-row>
        <table:table-row table:style-name="ro1">
          <table:table-cell office:value-type="float" office:value="0.556944444444444">
            <text:p>13:22</text:p>
          </table:table-cell>
          <table:table-cell table:formula="of:=[.A39]-[.A$2]" office:value-type="float" office:value="0.101388888888888">
            <text:p>2:26</text:p>
          </table:table-cell>
          <table:table-cell office:value-type="float" office:value="0">
            <text:p>0 mA</text:p>
          </table:table-cell>
          <table:table-cell office:value-type="float" office:value="9.66">
            <text:p>9,66 V</text:p>
          </table:table-cell>
          <table:table-cell table:number-columns-repeated="1020"/>
        </table:table-row>
        <table:table-row table:style-name="ro1">
          <table:table-cell office:value-type="float" office:value="0.557638888888889">
            <text:p>13:23</text:p>
          </table:table-cell>
          <table:table-cell table:formula="of:=[.A40]-[.A$2]" office:value-type="float" office:value="0.102083333333333">
            <text:p>2:27</text:p>
          </table:table-cell>
          <table:table-cell office:value-type="float" office:value="0">
            <text:p>0 mA</text:p>
          </table:table-cell>
          <table:table-cell office:value-type="float" office:value="9.55">
            <text:p>9,55 V</text:p>
          </table:table-cell>
          <table:table-cell table:number-columns-repeated="1020"/>
        </table:table-row>
        <table:table-row table:style-name="ro1">
          <table:table-cell office:value-type="float" office:value="0.558333333333333">
            <text:p>13:24</text:p>
          </table:table-cell>
          <table:table-cell table:formula="of:=[.A41]-[.A$2]" office:value-type="float" office:value="0.102777777777777">
            <text:p>2:28</text:p>
          </table:table-cell>
          <table:table-cell office:value-type="float" office:value="0">
            <text:p>0 mA</text:p>
          </table:table-cell>
          <table:table-cell office:value-type="float" office:value="9.41">
            <text:p>9,41 V</text:p>
          </table:table-cell>
          <table:table-cell table:number-columns-repeated="1020"/>
        </table:table-row>
        <table:table-row table:style-name="ro1">
          <table:table-cell office:value-type="float" office:value="0.559027777777778">
            <text:p>13:25</text:p>
          </table:table-cell>
          <table:table-cell table:formula="of:=[.A42]-[.A$2]" office:value-type="float" office:value="0.103472222222222">
            <text:p>2:29</text:p>
          </table:table-cell>
          <table:table-cell office:value-type="float" office:value="0">
            <text:p>0 mA</text:p>
          </table:table-cell>
          <table:table-cell office:value-type="float" office:value="9.34">
            <text:p>9,34 V</text:p>
          </table:table-cell>
          <table:table-cell table:number-columns-repeated="1020"/>
        </table:table-row>
        <table:table-row table:style-name="ro1">
          <table:table-cell office:value-type="float" office:value="0.559722222222222">
            <text:p>13:26</text:p>
          </table:table-cell>
          <table:table-cell table:formula="of:=[.A43]-[.A$2]" office:value-type="float" office:value="0.104166666666666">
            <text:p>2:30</text:p>
          </table:table-cell>
          <table:table-cell office:value-type="float" office:value="0">
            <text:p>0 mA</text:p>
          </table:table-cell>
          <table:table-cell office:value-type="float" office:value="9.25">
            <text:p>9,25 V</text:p>
          </table:table-cell>
          <table:table-cell office:value-type="string">
            <text:p>Batterie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63888888888889">
            <text:p>13:32</text:p>
          </table:table-cell>
          <table:table-cell table:formula="of:=[.A45]-[.A$2]" office:value-type="float" office:value="0.108333333333333">
            <text:p>2:36</text:p>
          </table:table-cell>
          <table:table-cell office:value-type="float" office:value="0">
            <text:p>0 mA</text:p>
          </table:table-cell>
          <table:table-cell office:value-type="float" office:value="1.38">
            <text:p>1,38 V</text:p>
          </table:table-cell>
          <table:table-cell office:value-type="string">
            <text:p>Batterie 2</text:p>
          </table:table-cell>
          <table:table-cell table:number-columns-repeated="1019"/>
        </table:table-row>
        <table:table-row table:style-name="ro1">
          <table:table-cell office:value-type="float" office:value="0.564583333333333">
            <text:p>13:33</text:p>
          </table:table-cell>
          <table:table-cell table:formula="of:=[.A46]-[.A$2]" office:value-type="float" office:value="0.109027777777778">
            <text:p>2:37</text:p>
          </table:table-cell>
          <table:table-cell office:value-type="float" office:value="-2450">
            <text:p>-2450 mA</text:p>
          </table:table-cell>
          <table:table-cell office:value-type="float" office:value="7.2">
            <text:p>7,20 V</text:p>
          </table:table-cell>
          <table:table-cell table:number-columns-repeated="1020"/>
        </table:table-row>
        <table:table-row table:style-name="ro1">
          <table:table-cell/>
          <table:table-cell table:formula="of:=[.A47]-[.A$2]" office:value-type="float" office:value="-0.455555555555556">
            <text:p/>
          </table:table-cell>
          <table:table-cell table:number-columns-repeated="1022"/>
        </table:table-row>
        <table:table-row table:style-name="ro1">
          <table:table-cell office:value-type="float" office:value="0.56875">
            <text:p>13:39</text:p>
          </table:table-cell>
          <table:table-cell table:formula="of:=[.A48]-[.A$2]" office:value-type="float" office:value="0.113194444444444">
            <text:p>2:43</text:p>
          </table:table-cell>
          <table:table-cell office:value-type="float" office:value="0">
            <text:p>0 mA</text:p>
          </table:table-cell>
          <table:table-cell office:value-type="float" office:value="2.4">
            <text:p>2,40 V</text:p>
          </table:table-cell>
          <table:table-cell table:number-columns-repeated="1020"/>
        </table:table-row>
        <table:table-row table:style-name="ro1">
          <table:table-cell office:value-type="float" office:value="0.569444444444444">
            <text:p>13:40</text:p>
          </table:table-cell>
          <table:table-cell table:formula="of:=[.A49]-[.A$2]" office:value-type="float" office:value="0.113888888888889">
            <text:p>2:44</text:p>
          </table:table-cell>
          <table:table-cell office:value-type="float" office:value="900">
            <text:p>900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70138888888889">
            <text:p>13:41</text:p>
          </table:table-cell>
          <table:table-cell table:formula="of:=[.A50]-[.A$2]" office:value-type="float" office:value="0.114583333333333">
            <text:p>2:45</text:p>
          </table:table-cell>
          <table:table-cell office:value-type="float" office:value="544">
            <text:p>544 mA</text:p>
          </table:table-cell>
          <table:table-cell office:value-type="float" office:value="12.41">
            <text:p>12,41 V</text:p>
          </table:table-cell>
          <table:table-cell table:number-columns-repeated="1020"/>
        </table:table-row>
        <table:table-row table:style-name="ro1">
          <table:table-cell office:value-type="float" office:value="0.572222222222222">
            <text:p>13:44</text:p>
          </table:table-cell>
          <table:table-cell table:formula="of:=[.A51]-[.A$2]" office:value-type="float" office:value="0.116666666666667">
            <text:p>2:48</text:p>
          </table:table-cell>
          <table:table-cell office:value-type="float" office:value="609">
            <text:p>609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573611111111111">
            <text:p>13:46</text:p>
          </table:table-cell>
          <table:table-cell table:formula="of:=[.A52]-[.A$2]" office:value-type="float" office:value="0.118055555555556">
            <text:p>2:50</text:p>
          </table:table-cell>
          <table:table-cell office:value-type="float" office:value="505">
            <text:p>505 mA</text:p>
          </table:table-cell>
          <table:table-cell office:value-type="float" office:value="12.4">
            <text:p>12,40 V</text:p>
          </table:table-cell>
          <table:table-cell table:number-columns-repeated="1020"/>
        </table:table-row>
        <table:table-row table:style-name="ro1">
          <table:table-cell office:value-type="float" office:value="0.575694444444444">
            <text:p>13:49</text:p>
          </table:table-cell>
          <table:table-cell table:formula="of:=[.A53]-[.A$2]" office:value-type="float" office:value="0.120138888888889">
            <text:p>2:53</text:p>
          </table:table-cell>
          <table:table-cell office:value-type="float" office:value="397">
            <text:p>397 mA</text:p>
          </table:table-cell>
          <table:table-cell office:value-type="float" office:value="12.4">
            <text:p>12,40 V</text:p>
          </table:table-cell>
          <table:table-cell table:number-columns-repeated="1020"/>
        </table:table-row>
        <table:table-row table:style-name="ro1">
          <table:table-cell office:value-type="float" office:value="0.577083333333333">
            <text:p>13:51</text:p>
          </table:table-cell>
          <table:table-cell table:formula="of:=[.A54]-[.A$2]" office:value-type="float" office:value="0.121527777777778">
            <text:p>2:55</text:p>
          </table:table-cell>
          <table:table-cell office:value-type="float" office:value="328">
            <text:p>328 mA</text:p>
          </table:table-cell>
          <table:table-cell office:value-type="float" office:value="12.4">
            <text:p>12,40 V</text:p>
          </table:table-cell>
          <table:table-cell table:number-columns-repeated="1020"/>
        </table:table-row>
        <table:table-row table:style-name="ro1">
          <table:table-cell office:value-type="float" office:value="0.585416666666667">
            <text:p>14:03</text:p>
          </table:table-cell>
          <table:table-cell table:formula="of:=[.A55]-[.A$2]" office:value-type="float" office:value="0.129861111111111">
            <text:p>3:07</text:p>
          </table:table-cell>
          <table:table-cell office:value-type="float" office:value="164">
            <text:p>164 mA</text:p>
          </table:table-cell>
          <table:table-cell office:value-type="float" office:value="12.4">
            <text:p>12,40 V</text:p>
          </table:table-cell>
          <table:table-cell table:number-columns-repeated="1020"/>
        </table:table-row>
        <table:table-row table:style-name="ro1">
          <table:table-cell office:value-type="float" office:value="0.5875">
            <text:p>14:06</text:p>
          </table:table-cell>
          <table:table-cell table:formula="of:=[.A56]-[.A$2]" office:value-type="float" office:value="0.131944444444444">
            <text:p>3:10</text:p>
          </table:table-cell>
          <table:table-cell office:value-type="float" office:value="161">
            <text:p>161 mA</text:p>
          </table:table-cell>
          <table:table-cell office:value-type="float" office:value="12.4">
            <text:p>12,40 V</text:p>
          </table:table-cell>
          <table:table-cell table:number-columns-repeated="1020"/>
        </table:table-row>
        <table:table-row table:style-name="ro1">
          <table:table-cell office:value-type="float" office:value="0.592361111111111">
            <text:p>14:13</text:p>
          </table:table-cell>
          <table:table-cell table:formula="of:=[.A57]-[.A$2]" office:value-type="float" office:value="0.136805555555555">
            <text:p>3:17</text:p>
          </table:table-cell>
          <table:table-cell office:value-type="float" office:value="160">
            <text:p>160 mA</text:p>
          </table:table-cell>
          <table:table-cell office:value-type="float" office:value="12.4">
            <text:p>12,40 V</text:p>
          </table:table-cell>
          <table:table-cell table:number-columns-repeated="1020"/>
        </table:table-row>
        <table:table-row table:style-name="ro1">
          <table:table-cell office:value-type="float" office:value="0.604166666666667">
            <text:p>14:30</text:p>
          </table:table-cell>
          <table:table-cell table:formula="of:=[.A58]-[.A$2]" office:value-type="float" office:value="0.148611111111111">
            <text:p>3:34</text:p>
          </table:table-cell>
          <table:table-cell office:value-type="float" office:value="166">
            <text:p>166 mA</text:p>
          </table:table-cell>
          <table:table-cell office:value-type="float" office:value="12.41">
            <text:p>12,41 V</text:p>
          </table:table-cell>
          <table:table-cell table:number-columns-repeated="1020"/>
        </table:table-row>
        <table:table-row table:style-name="ro1">
          <table:table-cell office:value-type="float" office:value="0.610416666666667">
            <text:p>14:39</text:p>
          </table:table-cell>
          <table:table-cell table:formula="of:=[.A59]-[.A$2]" office:value-type="float" office:value="0.154861111111111">
            <text:p>3:43</text:p>
          </table:table-cell>
          <table:table-cell office:value-type="float" office:value="170">
            <text:p>170 mA</text:p>
          </table:table-cell>
          <table:table-cell office:value-type="float" office:value="12.41">
            <text:p>12,41 V</text:p>
          </table:table-cell>
          <table:table-cell table:number-columns-repeated="1020"/>
        </table:table-row>
        <table:table-row table:style-name="ro1">
          <table:table-cell office:value-type="float" office:value="0.611111111111111">
            <text:p>14:40</text:p>
          </table:table-cell>
          <table:table-cell table:formula="of:=[.A60]-[.A$2]" office:value-type="float" office:value="0.155555555555555">
            <text:p>3:44</text:p>
          </table:table-cell>
          <table:table-cell office:value-type="float" office:value="0">
            <text:p>0 mA</text:p>
          </table:table-cell>
          <table:table-cell office:value-type="float" office:value="11.18">
            <text:p>11,18 V</text:p>
          </table:table-cell>
          <table:table-cell table:number-columns-repeated="1020"/>
        </table:table-row>
        <table:table-row table:style-name="ro1">
          <table:table-cell office:value-type="float" office:value="0.611805555555556">
            <text:p>14:41</text:p>
          </table:table-cell>
          <table:table-cell table:formula="of:=[.A61]-[.A$2]" office:value-type="float" office:value="0.15625">
            <text:p>3:45</text:p>
          </table:table-cell>
          <table:table-cell office:value-type="float" office:value="0">
            <text:p>0 mA</text:p>
          </table:table-cell>
          <table:table-cell office:value-type="float" office:value="10.67">
            <text:p>10,67 V</text:p>
          </table:table-cell>
          <table:table-cell table:number-columns-repeated="1020"/>
        </table:table-row>
        <table:table-row table:style-name="ro1">
          <table:table-cell office:value-type="float" office:value="0.6125">
            <text:p>14:42</text:p>
          </table:table-cell>
          <table:table-cell table:formula="of:=[.A62]-[.A$2]" office:value-type="float" office:value="0.156944444444444">
            <text:p>3:46</text:p>
          </table:table-cell>
          <table:table-cell office:value-type="float" office:value="0">
            <text:p>0 mA</text:p>
          </table:table-cell>
          <table:table-cell table:number-columns-repeated="1021"/>
        </table:table-row>
        <table:table-row table:style-name="ro1">
          <table:table-cell office:value-type="float" office:value="0.613194444444444">
            <text:p>14:43</text:p>
          </table:table-cell>
          <table:table-cell table:formula="of:=[.A63]-[.A$2]" office:value-type="float" office:value="0.157638888888889">
            <text:p>3:47</text:p>
          </table:table-cell>
          <table:table-cell office:value-type="float" office:value="0">
            <text:p>0 mA</text:p>
          </table:table-cell>
          <table:table-cell table:number-columns-repeated="1021"/>
        </table:table-row>
        <table:table-row table:style-name="ro1">
          <table:table-cell office:value-type="float" office:value="0.613888888888889">
            <text:p>14:44</text:p>
          </table:table-cell>
          <table:table-cell table:formula="of:=[.A64]-[.A$2]" office:value-type="float" office:value="0.158333333333333">
            <text:p>3:48</text:p>
          </table:table-cell>
          <table:table-cell office:value-type="float" office:value="0">
            <text:p>0 mA</text:p>
          </table:table-cell>
          <table:table-cell table:number-columns-repeated="1021"/>
        </table:table-row>
        <table:table-row table:style-name="ro1">
          <table:table-cell office:value-type="float" office:value="0.614583333333333">
            <text:p>14:45</text:p>
          </table:table-cell>
          <table:table-cell table:formula="of:=[.A65]-[.A$2]" office:value-type="float" office:value="0.159027777777778">
            <text:p>3:49</text:p>
          </table:table-cell>
          <table:table-cell office:value-type="float" office:value="0">
            <text:p>0 mA</text:p>
          </table:table-cell>
          <table:table-cell table:number-columns-repeated="1021"/>
        </table:table-row>
        <table:table-row table:style-name="ro1">
          <table:table-cell office:value-type="float" office:value="0.615277777777778">
            <text:p>14:46</text:p>
          </table:table-cell>
          <table:table-cell table:formula="of:=[.A66]-[.A$2]" office:value-type="float" office:value="0.159722222222222">
            <text:p>3:50</text:p>
          </table:table-cell>
          <table:table-cell office:value-type="float" office:value="0">
            <text:p>0 mA</text:p>
          </table:table-cell>
          <table:table-cell office:value-type="float" office:value="9.8">
            <text:p>9,80 V</text:p>
          </table:table-cell>
          <table:table-cell table:number-columns-repeated="1020"/>
        </table:table-row>
        <table:table-row table:style-name="ro1">
          <table:table-cell office:value-type="float" office:value="0.615972222222222">
            <text:p>14:47</text:p>
          </table:table-cell>
          <table:table-cell table:formula="of:=[.A67]-[.A$2]" office:value-type="float" office:value="0.160416666666667">
            <text:p>3:51</text:p>
          </table:table-cell>
          <table:table-cell office:value-type="float" office:value="0">
            <text:p>0 mA</text:p>
          </table:table-cell>
          <table:table-cell office:value-type="float" office:value="9.66">
            <text:p>9,66 V</text:p>
          </table:table-cell>
          <table:table-cell table:number-columns-repeated="1020"/>
        </table:table-row>
        <table:table-row table:style-name="ro1">
          <table:table-cell office:value-type="float" office:value="0.616666666666667">
            <text:p>14:48</text:p>
          </table:table-cell>
          <table:table-cell table:formula="of:=[.A68]-[.A$2]" office:value-type="float" office:value="0.161111111111111">
            <text:p>3:52</text:p>
          </table:table-cell>
          <table:table-cell office:value-type="float" office:value="0">
            <text:p>0 mA</text:p>
          </table:table-cell>
          <table:table-cell office:value-type="float" office:value="9.57">
            <text:p>9,57 V</text:p>
          </table:table-cell>
          <table:table-cell table:number-columns-repeated="1020"/>
        </table:table-row>
        <table:table-row table:style-name="ro1">
          <table:table-cell office:value-type="float" office:value="0.617361111111111">
            <text:p>14:49</text:p>
          </table:table-cell>
          <table:table-cell table:formula="of:=[.A69]-[.A$2]" office:value-type="float" office:value="0.161805555555556">
            <text:p>3:53</text:p>
          </table:table-cell>
          <table:table-cell office:value-type="float" office:value="0">
            <text:p>0 mA</text:p>
          </table:table-cell>
          <table:table-cell office:value-type="float" office:value="9.48">
            <text:p>9,48 V</text:p>
          </table:table-cell>
          <table:table-cell table:number-columns-repeated="1020"/>
        </table:table-row>
        <table:table-row table:style-name="ro1">
          <table:table-cell office:value-type="float" office:value="0.618055555555556">
            <text:p>14:50</text:p>
          </table:table-cell>
          <table:table-cell table:formula="of:=[.A70]-[.A$2]" office:value-type="float" office:value="0.1625">
            <text:p>3:54</text:p>
          </table:table-cell>
          <table:table-cell office:value-type="float" office:value="0">
            <text:p>0 mA</text:p>
          </table:table-cell>
          <table:table-cell office:value-type="float" office:value="9.38">
            <text:p>9,38 V</text:p>
          </table:table-cell>
          <table:table-cell table:number-columns-repeated="1020"/>
        </table:table-row>
        <table:table-row table:style-name="ro1">
          <table:table-cell/>
          <table:table-cell table:formula="of:=[.A71]-[.A$2]" office:value-type="float" office:value="-0.455555555555556">
            <text:p/>
          </table:table-cell>
          <table:table-cell table:number-columns-repeated="1022"/>
        </table:table-row>
        <table:table-row table:style-name="ro1">
          <table:table-cell office:value-type="float" office:value="0.621527777777778">
            <text:p>14:55</text:p>
          </table:table-cell>
          <table:table-cell table:formula="of:=[.A72]-[.A$2]" office:value-type="float" office:value="0.165972222222222">
            <text:p>3:59</text:p>
          </table:table-cell>
          <table:table-cell office:value-type="float" office:value="0">
            <text:p>0 mA</text:p>
          </table:table-cell>
          <table:table-cell office:value-type="float" office:value="5.59">
            <text:p>5,59 V</text:p>
          </table:table-cell>
          <table:table-cell office:value-type="string">
            <text:p>Batterie1</text:p>
          </table:table-cell>
          <table:table-cell table:number-columns-repeated="1019"/>
        </table:table-row>
        <table:table-row table:style-name="ro1">
          <table:table-cell office:value-type="float" office:value="0.622916666666667">
            <text:p>14:57</text:p>
          </table:table-cell>
          <table:table-cell table:formula="of:=[.A73]-[.A$2]" office:value-type="float" office:value="0.167361111111111">
            <text:p>4:01</text:p>
          </table:table-cell>
          <table:table-cell office:value-type="float" office:value="209">
            <text:p>209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623611111111111">
            <text:p>14:58</text:p>
          </table:table-cell>
          <table:table-cell table:formula="of:=[.A74]-[.A$2]" office:value-type="float" office:value="0.168055555555555">
            <text:p>4:02</text:p>
          </table:table-cell>
          <table:table-cell office:value-type="float" office:value="203">
            <text:p>203 mA</text:p>
          </table:table-cell>
          <table:table-cell office:value-type="float" office:value="12.42">
            <text:p>12,42 V</text:p>
          </table:table-cell>
          <table:table-cell table:number-columns-repeated="1020"/>
        </table:table-row>
        <table:table-row table:style-name="ro1">
          <table:table-cell office:value-type="float" office:value="0.63125">
            <text:p>15:09</text:p>
          </table:table-cell>
          <table:table-cell table:formula="of:=[.A75]-[.A$2]" office:value-type="float" office:value="0.175694444444444">
            <text:p>4:13</text:p>
          </table:table-cell>
          <table:table-cell office:value-type="float" office:value="197">
            <text:p>197 mA</text:p>
          </table:table-cell>
          <table:table-cell office:value-type="float" office:value="12.41">
            <text:p>12,41 V</text:p>
          </table:table-cell>
          <table:table-cell table:number-columns-repeated="1020"/>
        </table:table-row>
        <table:table-row table:style-name="ro1">
          <table:table-cell office:value-type="float" office:value="0.633333333333333">
            <text:p>15:12</text:p>
          </table:table-cell>
          <table:table-cell table:formula="of:=[.A76]-[.A$2]" office:value-type="float" office:value="0.177777777777778">
            <text:p>4:16</text:p>
          </table:table-cell>
          <table:table-cell office:value-type="float" office:value="195">
            <text:p>195 mA</text:p>
          </table:table-cell>
          <table:table-cell office:value-type="float" office:value="12.41">
            <text:p>12,41 V</text:p>
          </table:table-cell>
          <table:table-cell table:number-columns-repeated="1020"/>
        </table:table-row>
        <table:table-row table:style-name="ro1">
          <table:table-cell office:value-type="float" office:value="0.634722222222222">
            <text:p>15:14</text:p>
          </table:table-cell>
          <table:table-cell table:formula="of:=[.A77]-[.A$2]" office:value-type="float" office:value="0.179166666666667">
            <text:p>4:18</text:p>
          </table:table-cell>
          <table:table-cell office:value-type="float" office:value="0">
            <text:p>0 mA</text:p>
          </table:table-cell>
          <table:table-cell office:value-type="float" office:value="10.7">
            <text:p>10,70 V</text:p>
          </table:table-cell>
          <table:table-cell table:number-columns-repeated="1020"/>
        </table:table-row>
        <table:table-row table:style-name="ro1">
          <table:table-cell office:value-type="float" office:value="0.635416666666667">
            <text:p>15:15</text:p>
          </table:table-cell>
          <table:table-cell table:formula="of:=[.A78]-[.A$2]" office:value-type="float" office:value="0.179861111111111">
            <text:p>4:19</text:p>
          </table:table-cell>
          <table:table-cell office:value-type="float" office:value="0">
            <text:p>0 mA</text:p>
          </table:table-cell>
          <table:table-cell office:value-type="float" office:value="10.06">
            <text:p>10,06 V</text:p>
          </table:table-cell>
          <table:table-cell table:number-columns-repeated="1020"/>
        </table:table-row>
        <table:table-row table:style-name="ro1">
          <table:table-cell office:value-type="float" office:value="0.636111111111111">
            <text:p>15:16</text:p>
          </table:table-cell>
          <table:table-cell table:formula="of:=[.A79]-[.A$2]" office:value-type="float" office:value="0.180555555555556">
            <text:p>4:20</text:p>
          </table:table-cell>
          <table:table-cell office:value-type="float" office:value="0">
            <text:p>0 mA</text:p>
          </table:table-cell>
          <table:table-cell office:value-type="float" office:value="9.58">
            <text:p>9,58 V</text:p>
          </table:table-cell>
          <table:table-cell table:number-columns-repeated="1020"/>
        </table:table-row>
        <table:table-row table:style-name="ro1">
          <table:table-cell office:value-type="float" office:value="0.636805555555556">
            <text:p>15:17</text:p>
          </table:table-cell>
          <table:table-cell table:formula="of:=[.A80]-[.A$2]" office:value-type="float" office:value="0.18125">
            <text:p>4:21</text:p>
          </table:table-cell>
          <table:table-cell office:value-type="float" office:value="0">
            <text:p>0 mA</text:p>
          </table:table-cell>
          <table:table-cell office:value-type="float" office:value="9.41">
            <text:p>9,41 V</text:p>
          </table:table-cell>
          <table:table-cell table:number-columns-repeated="1020"/>
        </table:table-row>
        <table:table-row table:style-name="ro1">
          <table:table-cell office:value-type="float" office:value="0.6375">
            <text:p>15:18</text:p>
          </table:table-cell>
          <table:table-cell table:formula="of:=[.A81]-[.A$2]" office:value-type="float" office:value="0.181944444444444">
            <text:p>4:22</text:p>
          </table:table-cell>
          <table:table-cell office:value-type="float" office:value="0">
            <text:p>0 mA</text:p>
          </table:table-cell>
          <table:table-cell office:value-type="float" office:value="9.28">
            <text:p>9,28 V</text:p>
          </table:table-cell>
          <table:table-cell table:number-columns-repeated="1020"/>
        </table:table-row>
        <table:table-row table:style-name="ro1">
          <table:table-cell office:value-type="float" office:value="0.638194444444444">
            <text:p>15:19</text:p>
          </table:table-cell>
          <table:table-cell table:formula="of:=[.A82]-[.A$2]" office:value-type="float" office:value="0.182638888888888">
            <text:p>4:23</text:p>
          </table:table-cell>
          <table:table-cell office:value-type="float" office:value="0">
            <text:p>0 mA</text:p>
          </table:table-cell>
          <table:table-cell office:value-type="float" office:value="9.15">
            <text:p>9,15 V</text:p>
          </table:table-cell>
          <table:table-cell table:number-columns-repeated="1020"/>
        </table:table-row>
        <table:table-row table:style-name="ro1">
          <table:table-cell office:value-type="float" office:value="0.638888888888889">
            <text:p>15:20</text:p>
          </table:table-cell>
          <table:table-cell table:formula="of:=[.A83]-[.A$2]" office:value-type="float" office:value="0.183333333333333">
            <text:p>4:24</text:p>
          </table:table-cell>
          <table:table-cell office:value-type="float" office:value="0">
            <text:p>0 mA</text:p>
          </table:table-cell>
          <table:table-cell office:value-type="float" office:value="9.06">
            <text:p>9,06 V</text:p>
          </table:table-cell>
          <table:table-cell table:number-columns-repeated="1020"/>
        </table:table-row>
        <table:table-row table:style-name="ro1">
          <table:table-cell office:value-type="float" office:value="0.639583333333333">
            <text:p>15:21</text:p>
          </table:table-cell>
          <table:table-cell table:formula="of:=[.A84]-[.A$2]" office:value-type="float" office:value="0.184027777777777">
            <text:p>4:25</text:p>
          </table:table-cell>
          <table:table-cell office:value-type="float" office:value="0">
            <text:p>0 mA</text:p>
          </table:table-cell>
          <table:table-cell office:value-type="float" office:value="8.98">
            <text:p>8,98 V</text:p>
          </table:table-cell>
          <table:table-cell table:number-columns-repeated="1020"/>
        </table:table-row>
        <table:table-row table:style-name="ro1">
          <table:table-cell office:value-type="float" office:value="0.640277777777778">
            <text:p>15:22</text:p>
          </table:table-cell>
          <table:table-cell table:formula="of:=[.A85]-[.A$2]" office:value-type="float" office:value="0.184722222222222">
            <text:p>4:26</text:p>
          </table:table-cell>
          <table:table-cell office:value-type="float" office:value="0">
            <text:p>0 mA</text:p>
          </table:table-cell>
          <table:table-cell office:value-type="float" office:value="8.9">
            <text:p>8,90 V</text:p>
          </table:table-cell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8000" number:language="de" number:country="DE">
      <number:number number:min-integer-digits="1"/>
    </number:number-style>
    <number:time-style style:name="N106P0" style:volatile="true">
      <number:hours/>
      <number:text>:</number:text>
      <number:minutes number:style="long"/>
    </number:time-style>
    <number:text-style style:name="N106">
      <number:text-content/>
      <style:map style:condition="value()&gt;=0" style:apply-style-name="N106P0"/>
    </number:text-style>
    <number:date-style style:name="N107">
      <number:day-of-week/>
      <number:text>, </number:text>
    </number:date-style>
    <number:number-style style:name="N108">
      <number:number number:decimal-places="0" number:min-integer-digits="1"/>
      <number:text> mA</number:text>
    </number:number-style>
    <number:number-style style:name="N109">
      <number:number number:decimal-places="2" number:min-integer-digits="1"/>
      <number:text> V</number:text>
    </number:number-style>
    <number:time-style style:name="N11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10">
      <number:text-content/>
      <style:map style:condition="value()&gt;=0" style:apply-style-name="N110P0"/>
    </number:text-style>
    <number:time-style style:name="N111P0" style:volatile="true">
      <number:hours/>
      <number:text>:</number:text>
      <number:minutes number:style="long"/>
      <number:text>:</number:text>
      <number:seconds number:style="long"/>
    </number:time-style>
    <number:text-style style:name="N111">
      <number:text-content/>
      <style:map style:condition="value()&gt;=0" style:apply-style-name="N111P0"/>
    </number:text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28.06.2018</text:date>, <text:time>16:01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geslänge" style:display-name="PageStyle_Tageslä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terieladung_20_11.05." style:display-name="PageStyle_Batterieladung 11.05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8T16:01:43.52</dc:date>
    <meta:document-statistic meta:table-count="2" meta:cell-count="15466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time-style style:name="N106P0" style:volatile="true">
      <number:hours/>
      <number:text>:</number:text>
      <number:minutes number:style="long"/>
    </number:time-style>
    <number:text-style style:name="N106">
      <number:text-content/>
      <style:map style:condition="value()&gt;=0" style:apply-style-name="N106P0"/>
    </number:text-style>
    <number:time-style style:name="N11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10">
      <number:text-content/>
      <style:map style:condition="value()&gt;=0" style:apply-style-name="N110P0"/>
    </number:text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8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solid" svg:stroke-width="0.026cm" svg:stroke-color="#878787"/>
    </style:style>
    <style:style style:name="ch2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8036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06">
      <style:chart-properties chart:display-label="true" chart:logarithmic="false" chart:minimum="0" chart:maximum="1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06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106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 style:data-style-name="N106">
      <style:chart-properties chart:symbol-type="none" chart:label-position="right">
        <chart:label-separator>
          <text:p>; </text:p>
        </chart:label-separator>
      </style:chart-properties>
      <style:graphic-properties svg:stroke-width="0.088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 style:data-style-name="N804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fo:font-family="Calibri" fo:font-size="10pt" style:font-size-asian="10pt" style:font-size-complex="10pt"/>
    </style:style>
    <style:style style:name="ch11" style:family="chart" style:data-style-name="N804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fo:font-family="Calibri" fo:font-size="10pt" style:font-size-asian="10pt" style:font-size-complex="10pt"/>
    </style:style>
    <style:style style:name="ch12" style:family="chart" style:data-style-name="N11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43.301cm" svg:height="24.589cm" xlink:href=".." xlink:type="simple" chart:class="chart:line" chart:style-name="ch1">
        <chart:legend chart:legend-position="end" svg:x="34.71cm" svg:y="1.357cm" style:legend-expansion="custom" chartooo:width="8.468cm" chartooo:height="2.344cm" style:legend-expansion-aspect-ratio="3.61262798634812" chart:style-name="ch2"/>
        <chart:plot-area chart:style-name="ch3" table:cell-range-address="Tageslänge.B24:Tageslänge.B773 Tageslänge.P1:Tageslänge.R3 Tageslänge.P24:Tageslänge.R773 Tageslänge.T1:Tageslänge.V3 Tageslänge.T24:Tageslänge.V773" chart:data-source-has-labels="both" svg:x="1.774cm" svg:y="1.535cm" svg:width="41.522cm" svg:height="22.824cm">
          <chartooo:coordinate-region svg:x="2.845cm" svg:y="1.734cm" svg:width="40.451cm" svg:height="20.735cm"/>
          <chart:axis chart:dimension="x" chart:name="primary-x" chart:style-name="ch4" chartooo:axis-type="auto">
            <chartooo:date-scale chart:base-time-unit="days"/>
            <chart:categories table:cell-range-address="Tageslänge.B24:Tageslänge.B7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geslänge.P24:Tageslänge.P773" chart:label-cell-address="Tageslänge.P1:Tageslänge.P3" chart:class="chart:line">
            <chart:data-point chart:repeated="750"/>
          </chart:series>
          <chart:series chart:style-name="ch8" chart:values-cell-range-address="Tageslänge.Q24:Tageslänge.Q773" chart:label-cell-address="Tageslänge.Q1:Tageslänge.Q3" chart:class="chart:line">
            <chart:data-point chart:repeated="750"/>
          </chart:series>
          <chart:series chart:style-name="ch9" chart:values-cell-range-address="Tageslänge.R24:Tageslänge.R773" chart:label-cell-address="Tageslänge.R1:Tageslänge.R3" chart:class="chart:line">
            <chart:data-point chart:repeated="750"/>
          </chart:series>
          <chart:series chart:style-name="ch10" chart:values-cell-range-address="Tageslänge.T24:Tageslänge.T773" chart:label-cell-address="Tageslänge.T1:Tageslänge.T3" chart:class="chart:line">
            <chart:data-point chart:repeated="750"/>
          </chart:series>
          <chart:series chart:style-name="ch11" chart:values-cell-range-address="Tageslänge.U24:Tageslänge.U773" chart:label-cell-address="Tageslänge.U1:Tageslänge.U3" chart:class="chart:line">
            <chart:data-point chart:repeated="750"/>
          </chart:series>
          <chart:series chart:style-name="ch12" chart:values-cell-range-address="Tageslänge.V24:Tageslänge.V773" chart:label-cell-address="Tageslänge.V1:Tageslänge.V3" chart:class="chart:line">
            <chart:data-point chart:repeated="7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ünchen: Sonnen- Wetterkontor -aufgang</text:p>
                <text:list>
                  <text:list-item>
                    <text:p>München: Sonnen-</text:p>
                  </text:list-item>
                  <text:list-item>
                    <text:p>Wetterkontor</text:p>
                  </text:list-item>
                  <text:list-item>
                    <text:p>-aufgang</text:p>
                  </text:list-item>
                </text:list>
                <draw:g>
                  <svg:desc>Tageslänge.P1:Tageslänge.P3</svg:desc>
                </draw:g>
              </table:table-cell>
              <table:table-cell office:value-type="string">
                <text:p>-untergang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-untergang</text:p>
                  </text:list-item>
                </text:list>
                <draw:g>
                  <svg:desc>Tageslänge.Q1:Tageslänge.Q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Tageslänge.R1:Tageslänge.R3</svg:desc>
                </draw:g>
              </table:table-cell>
              <table:table-cell office:value-type="string">
                <text:p>www.sonnenaufgang-sonnenuntergang.de -aufgang</text:p>
                <text:list>
                  <text:list-item>
                    <text:p/>
                  </text:list-item>
                  <text:list-item>
                    <text:p>www.sonnenaufgang-sonnenuntergang.de</text:p>
                  </text:list-item>
                  <text:list-item>
                    <text:p>-aufgang</text:p>
                  </text:list-item>
                </text:list>
                <draw:g>
                  <svg:desc>Tageslänge.T1:Tageslänge.T3</svg:desc>
                </draw:g>
              </table:table-cell>
              <table:table-cell office:value-type="string">
                <text:p>-untergang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-untergang</text:p>
                  </text:list-item>
                </text:list>
                <draw:g>
                  <svg:desc>Tageslänge.U1:Tageslänge.U3</svg:desc>
                </draw:g>
              </table:table-cell>
              <table:table-cell office:value-type="string">
                <text:p>Tagesläng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ageslänge</text:p>
                  </text:list-item>
                </text:list>
                <draw:g>
                  <svg:desc>Tageslänge.V1:Tageslänge.V3</svg:desc>
                </draw:g>
              </table:table-cell>
            </table:table-row>
          </table:table-header-rows>
          <table:table-rows>
            <table:table-row>
              <table:table-cell office:value-type="float" office:value="42359">
                <text:p>42360</text:p>
                <draw:g>
                  <svg:desc>Tageslänge.B24:Tageslänge.B773</svg:desc>
                </draw:g>
              </table:table-cell>
              <table:table-cell office:value-type="float" office:value="NaN">
                <text:p>NaN</text:p>
                <draw:g>
                  <svg:desc>Tageslänge.P24:Tageslänge.P773</svg:desc>
                </draw:g>
              </table:table-cell>
              <table:table-cell office:value-type="float" office:value="NaN">
                <text:p>NaN</text:p>
                <draw:g>
                  <svg:desc>Tageslänge.Q24:Tageslänge.Q773</svg:desc>
                </draw:g>
              </table:table-cell>
              <table:table-cell office:value-type="float" office:value="0.347916666666667">
                <text:p>0.347916666666667</text:p>
                <draw:g>
                  <svg:desc>Tageslänge.R24:Tageslänge.R773</svg:desc>
                </draw:g>
              </table:table-cell>
              <table:table-cell office:value-type="float" office:value="0.332662037037037">
                <text:p>0.332662037037037</text:p>
                <draw:g>
                  <svg:desc>Tageslänge.T24:Tageslänge.T773</svg:desc>
                </draw:g>
              </table:table-cell>
              <table:table-cell office:value-type="float" office:value="0.68337962962963">
                <text:p>0.68337962962963</text:p>
                <draw:g>
                  <svg:desc>Tageslänge.U24:Tageslänge.U773</svg:desc>
                </draw:g>
              </table:table-cell>
              <table:table-cell office:value-type="float" office:value="0.350717592592593">
                <text:p>0.350717592592593</text:p>
                <draw:g>
                  <svg:desc>Tageslänge.V24:Tageslänge.V773</svg:desc>
                </draw:g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2997685185185">
                <text:p>0.332997685185185</text:p>
              </table:table-cell>
              <table:table-cell office:value-type="float" office:value="0.683738425925926">
                <text:p>0.683738425925926</text:p>
              </table:table-cell>
              <table:table-cell office:value-type="float" office:value="0.350740740740741">
                <text:p>0.35074074074074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3310185185185">
                <text:p>0.333310185185185</text:p>
              </table:table-cell>
              <table:table-cell office:value-type="float" office:value="0.68412037037037">
                <text:p>0.68412037037037</text:p>
              </table:table-cell>
              <table:table-cell office:value-type="float" office:value="0.350810185185185">
                <text:p>0.350810185185185</text:p>
              </table:table-cell>
            </table:table-row>
            <table:table-row>
              <table:table-cell office:value-type="float" office:value="42362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3576388888889">
                <text:p>0.333576388888889</text:p>
              </table:table-cell>
              <table:table-cell office:value-type="float" office:value="0.684537037037037">
                <text:p>0.684537037037037</text:p>
              </table:table-cell>
              <table:table-cell office:value-type="float" office:value="0.350960648148148">
                <text:p>0.350960648148148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3819444444444">
                <text:p>0.333819444444444</text:p>
              </table:table-cell>
              <table:table-cell office:value-type="float" office:value="0.684988425925926">
                <text:p>0.684988425925926</text:p>
              </table:table-cell>
              <table:table-cell office:value-type="float" office:value="0.351168981481481">
                <text:p>0.351168981481481</text:p>
              </table:table-cell>
            </table:table-row>
            <table:table-row>
              <table:table-cell office:value-type="float" office:value="42364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4027777777778">
                <text:p>0.334027777777778</text:p>
              </table:table-cell>
              <table:table-cell office:value-type="float" office:value="0.685462962962963">
                <text:p>0.685462962962963</text:p>
              </table:table-cell>
              <table:table-cell office:value-type="float" office:value="0.351435185185185">
                <text:p>0.351435185185185</text:p>
              </table:table-cell>
            </table:table-row>
            <table:table-row>
              <table:table-cell office:value-type="float" office:value="42365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4201388888889">
                <text:p>0.334201388888889</text:p>
              </table:table-cell>
              <table:table-cell office:value-type="float" office:value="0.685972222222222">
                <text:p>0.685972222222222</text:p>
              </table:table-cell>
              <table:table-cell office:value-type="float" office:value="0.351770833333333">
                <text:p>0.351770833333333</text:p>
              </table:table-cell>
            </table:table-row>
            <table:table-row>
              <table:table-cell office:value-type="float" office:value="42366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4340277777778">
                <text:p>0.334340277777778</text:p>
              </table:table-cell>
              <table:table-cell office:value-type="float" office:value="0.686516203703704">
                <text:p>0.686516203703704</text:p>
              </table:table-cell>
              <table:table-cell office:value-type="float" office:value="0.352175925925926">
                <text:p>0.352175925925926</text:p>
              </table:table-cell>
            </table:table-row>
            <table:table-row>
              <table:table-cell office:value-type="float" office:value="42367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334456018518518">
                <text:p>0.334456018518518</text:p>
              </table:table-cell>
              <table:table-cell office:value-type="float" office:value="0.687083333333333">
                <text:p>0.687083333333333</text:p>
              </table:table-cell>
              <table:table-cell office:value-type="float" office:value="0.352627314814815">
                <text:p>0.352627314814815</text:p>
              </table:table-cell>
            </table:table-row>
            <table:table-row>
              <table:table-cell office:value-type="float" office:value="42368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334525462962963">
                <text:p>0.334525462962963</text:p>
              </table:table-cell>
              <table:table-cell office:value-type="float" office:value="0.687673611111111">
                <text:p>0.687673611111111</text:p>
              </table:table-cell>
              <table:table-cell office:value-type="float" office:value="0.353148148148148">
                <text:p>0.353148148148148</text:p>
              </table:table-cell>
            </table:table-row>
            <table:table-row>
              <table:table-cell office:value-type="float" office:value="42369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334571759259259">
                <text:p>0.334571759259259</text:p>
              </table:table-cell>
              <table:table-cell office:value-type="float" office:value="0.688298611111111">
                <text:p>0.688298611111111</text:p>
              </table:table-cell>
              <table:table-cell office:value-type="float" office:value="0.353726851851852">
                <text:p>0.353726851851852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0.334571759259259">
                <text:p>0.334571759259259</text:p>
              </table:table-cell>
              <table:table-cell office:value-type="float" office:value="0.688946759259259">
                <text:p>0.688946759259259</text:p>
              </table:table-cell>
              <table:table-cell office:value-type="float" office:value="0.354375">
                <text:p>0.354375</text:p>
              </table:table-cell>
            </table:table-row>
            <table:table-row>
              <table:table-cell office:value-type="float" office:value="42371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334548611111111">
                <text:p>0.334548611111111</text:p>
              </table:table-cell>
              <table:table-cell office:value-type="float" office:value="0.68962962962963">
                <text:p>0.68962962962963</text:p>
              </table:table-cell>
              <table:table-cell office:value-type="float" office:value="0.355081018518519">
                <text:p>0.355081018518519</text:p>
              </table:table-cell>
            </table:table-row>
            <table:table-row>
              <table:table-cell office:value-type="float" office:value="42372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334490740740741">
                <text:p>0.334490740740741</text:p>
              </table:table-cell>
              <table:table-cell office:value-type="float" office:value="0.690335648148148">
                <text:p>0.690335648148148</text:p>
              </table:table-cell>
              <table:table-cell office:value-type="float" office:value="0.355844907407407">
                <text:p>0.355844907407407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334398148148148">
                <text:p>0.334398148148148</text:p>
              </table:table-cell>
              <table:table-cell office:value-type="float" office:value="0.691053240740741">
                <text:p>0.691053240740741</text:p>
              </table:table-cell>
              <table:table-cell office:value-type="float" office:value="0.356655092592593">
                <text:p>0.356655092592593</text:p>
              </table:table-cell>
            </table:table-row>
            <table:table-row>
              <table:table-cell office:value-type="float" office:value="42374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861111111111">
                <text:p>0.354861111111111</text:p>
              </table:table-cell>
              <table:table-cell office:value-type="float" office:value="0.334270833333333">
                <text:p>0.334270833333333</text:p>
              </table:table-cell>
              <table:table-cell office:value-type="float" office:value="0.691805555555555">
                <text:p>0.691805555555555</text:p>
              </table:table-cell>
              <table:table-cell office:value-type="float" office:value="0.357534722222222">
                <text:p>0.357534722222222</text:p>
              </table:table-cell>
            </table:table-row>
            <table:table-row>
              <table:table-cell office:value-type="float" office:value="42375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25">
                <text:p>0.35625</text:p>
              </table:table-cell>
              <table:table-cell office:value-type="float" office:value="0.334108796296296">
                <text:p>0.334108796296296</text:p>
              </table:table-cell>
              <table:table-cell office:value-type="float" office:value="0.692581018518519">
                <text:p>0.692581018518519</text:p>
              </table:table-cell>
              <table:table-cell office:value-type="float" office:value="0.358472222222222">
                <text:p>0.358472222222222</text:p>
              </table:table-cell>
            </table:table-row>
            <table:table-row>
              <table:table-cell office:value-type="float" office:value="42376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944444444444">
                <text:p>0.356944444444444</text:p>
              </table:table-cell>
              <table:table-cell office:value-type="float" office:value="0.333912037037037">
                <text:p>0.333912037037037</text:p>
              </table:table-cell>
              <table:table-cell office:value-type="float" office:value="0.69337962962963">
                <text:p>0.69337962962963</text:p>
              </table:table-cell>
              <table:table-cell office:value-type="float" office:value="0.359467592592593">
                <text:p>0.359467592592593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38888888889">
                <text:p>0.357638888888889</text:p>
              </table:table-cell>
              <table:table-cell office:value-type="float" office:value="0.333680555555556">
                <text:p>0.333680555555556</text:p>
              </table:table-cell>
              <table:table-cell office:value-type="float" office:value="0.694201388888889">
                <text:p>0.694201388888889</text:p>
              </table:table-cell>
              <table:table-cell office:value-type="float" office:value="0.360520833333333">
                <text:p>0.360520833333333</text:p>
              </table:table-cell>
            </table:table-row>
            <table:table-row>
              <table:table-cell office:value-type="float" office:value="42378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333425925925926">
                <text:p>0.333425925925926</text:p>
              </table:table-cell>
              <table:table-cell office:value-type="float" office:value="0.695046296296296">
                <text:p>0.695046296296296</text:p>
              </table:table-cell>
              <table:table-cell office:value-type="float" office:value="0.36162037037037">
                <text:p>0.36162037037037</text:p>
              </table:table-cell>
            </table:table-row>
            <table:table-row>
              <table:table-cell office:value-type="float" office:value="42379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416666666667">
                <text:p>0.360416666666667</text:p>
              </table:table-cell>
              <table:table-cell office:value-type="float" office:value="0.333136574074074">
                <text:p>0.333136574074074</text:p>
              </table:table-cell>
              <table:table-cell office:value-type="float" office:value="0.695902777777778">
                <text:p>0.695902777777778</text:p>
              </table:table-cell>
              <table:table-cell office:value-type="float" office:value="0.362766203703704">
                <text:p>0.362766203703704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0.3328125">
                <text:p>0.3328125</text:p>
              </table:table-cell>
              <table:table-cell office:value-type="float" office:value="0.696782407407407">
                <text:p>0.696782407407407</text:p>
              </table:table-cell>
              <table:table-cell office:value-type="float" office:value="0.363969907407407">
                <text:p>0.363969907407407</text:p>
              </table:table-cell>
            </table:table-row>
            <table:table-row>
              <table:table-cell office:value-type="float" office:value="42381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0.332453703703704">
                <text:p>0.332453703703704</text:p>
              </table:table-cell>
              <table:table-cell office:value-type="float" office:value="0.697673611111111">
                <text:p>0.697673611111111</text:p>
              </table:table-cell>
              <table:table-cell office:value-type="float" office:value="0.365219907407407">
                <text:p>0.365219907407407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332060185185185">
                <text:p>0.332060185185185</text:p>
              </table:table-cell>
              <table:table-cell office:value-type="float" office:value="0.698587962962963">
                <text:p>0.698587962962963</text:p>
              </table:table-cell>
              <table:table-cell office:value-type="float" office:value="0.366527777777778">
                <text:p>0.366527777777778</text:p>
              </table:table-cell>
            </table:table-row>
            <table:table-row>
              <table:table-cell office:value-type="float" office:value="42383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331643518518519">
                <text:p>0.331643518518519</text:p>
              </table:table-cell>
              <table:table-cell office:value-type="float" office:value="0.699525462962963">
                <text:p>0.699525462962963</text:p>
              </table:table-cell>
              <table:table-cell office:value-type="float" office:value="0.367881944444445">
                <text:p>0.367881944444445</text:p>
              </table:table-cell>
            </table:table-row>
            <table:table-row>
              <table:table-cell office:value-type="float" office:value="42384">
                <text:p>4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33119212962963">
                <text:p>0.33119212962963</text:p>
              </table:table-cell>
              <table:table-cell office:value-type="float" office:value="0.700474537037037">
                <text:p>0.700474537037037</text:p>
              </table:table-cell>
              <table:table-cell office:value-type="float" office:value="0.369282407407407">
                <text:p>0.369282407407407</text:p>
              </table:table-cell>
            </table:table-row>
            <table:table-row>
              <table:table-cell office:value-type="float" office:value="42385">
                <text:p>4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361111111111">
                <text:p>0.367361111111111</text:p>
              </table:table-cell>
              <table:table-cell office:value-type="float" office:value="0.330706018518518">
                <text:p>0.330706018518518</text:p>
              </table:table-cell>
              <table:table-cell office:value-type="float" office:value="0.701435185185185">
                <text:p>0.701435185185185</text:p>
              </table:table-cell>
              <table:table-cell office:value-type="float" office:value="0.370729166666667">
                <text:p>0.370729166666667</text:p>
              </table:table-cell>
            </table:table-row>
            <table:table-row>
              <table:table-cell office:value-type="float" office:value="42386">
                <text:p>4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75">
                <text:p>0.36875</text:p>
              </table:table-cell>
              <table:table-cell office:value-type="float" office:value="0.330196759259259">
                <text:p>0.330196759259259</text:p>
              </table:table-cell>
              <table:table-cell office:value-type="float" office:value="0.702407407407407">
                <text:p>0.702407407407407</text:p>
              </table:table-cell>
              <table:table-cell office:value-type="float" office:value="0.372210648148148">
                <text:p>0.372210648148148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329652777777778">
                <text:p>0.329652777777778</text:p>
              </table:table-cell>
              <table:table-cell office:value-type="float" office:value="0.703402777777778">
                <text:p>0.703402777777778</text:p>
              </table:table-cell>
              <table:table-cell office:value-type="float" office:value="0.37375">
                <text:p>0.37375</text:p>
              </table:table-cell>
            </table:table-row>
            <table:table-row>
              <table:table-cell office:value-type="float" office:value="42388">
                <text:p>42390</text:p>
              </table:table-cell>
              <table:table-cell office:value-type="float" office:value="0.33125">
                <text:p>0.33125</text:p>
              </table:table-cell>
              <table:table-cell office:value-type="float" office:value="0.702777777777778">
                <text:p>0.702777777777778</text:p>
              </table:table-cell>
              <table:table-cell office:value-type="float" office:value="0.371527777777778">
                <text:p>0.371527777777778</text:p>
              </table:table-cell>
              <table:table-cell office:value-type="float" office:value="0.329085648148148">
                <text:p>0.329085648148148</text:p>
              </table:table-cell>
              <table:table-cell office:value-type="float" office:value="0.704398148148148">
                <text:p>0.704398148148148</text:p>
              </table:table-cell>
              <table:table-cell office:value-type="float" office:value="0.3753125">
                <text:p>0.3753125</text:p>
              </table:table-cell>
            </table:table-row>
            <table:table-row>
              <table:table-cell office:value-type="float" office:value="42389">
                <text:p>42390</text:p>
              </table:table-cell>
              <table:table-cell office:value-type="float" office:value="0.330555555555556">
                <text:p>0.330555555555556</text:p>
              </table:table-cell>
              <table:table-cell office:value-type="float" office:value="0.704166666666667">
                <text:p>0.704166666666667</text:p>
              </table:table-cell>
              <table:table-cell office:value-type="float" office:value="0.373611111111111">
                <text:p>0.373611111111111</text:p>
              </table:table-cell>
              <table:table-cell office:value-type="float" office:value="0.328483796296296">
                <text:p>0.328483796296296</text:p>
              </table:table-cell>
              <table:table-cell office:value-type="float" office:value="0.705416666666667">
                <text:p>0.705416666666667</text:p>
              </table:table-cell>
              <table:table-cell office:value-type="float" office:value="0.37693287037037">
                <text:p>0.37693287037037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0.329861111111111">
                <text:p>0.329861111111111</text:p>
              </table:table-cell>
              <table:table-cell office:value-type="float" office:value="0.704861111111111">
                <text:p>0.704861111111111</text:p>
              </table:table-cell>
              <table:table-cell office:value-type="float" office:value="0.375">
                <text:p>0.375</text:p>
              </table:table-cell>
              <table:table-cell office:value-type="float" office:value="0.327858796296296">
                <text:p>0.327858796296296</text:p>
              </table:table-cell>
              <table:table-cell office:value-type="float" office:value="0.706446759259259">
                <text:p>0.706446759259259</text:p>
              </table:table-cell>
              <table:table-cell office:value-type="float" office:value="0.378587962962963">
                <text:p>0.378587962962963</text:p>
              </table:table-cell>
            </table:table-row>
            <table:table-row>
              <table:table-cell office:value-type="float" office:value="42391">
                <text:p>42390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0.70625">
                <text:p>0.70625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0.327199074074074">
                <text:p>0.327199074074074</text:p>
              </table:table-cell>
              <table:table-cell office:value-type="float" office:value="0.707476851851852">
                <text:p>0.707476851851852</text:p>
              </table:table-cell>
              <table:table-cell office:value-type="float" office:value="0.380277777777778">
                <text:p>0.380277777777778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0.328472222222222">
                <text:p>0.328472222222222</text:p>
              </table:table-cell>
              <table:table-cell office:value-type="float" office:value="0.706944444444444">
                <text:p>0.706944444444444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0.326516203703704">
                <text:p>0.326516203703704</text:p>
              </table:table-cell>
              <table:table-cell office:value-type="float" office:value="0.708518518518519">
                <text:p>0.708518518518519</text:p>
              </table:table-cell>
              <table:table-cell office:value-type="float" office:value="0.382002314814815">
                <text:p>0.382002314814815</text:p>
              </table:table-cell>
            </table:table-row>
            <table:table-row>
              <table:table-cell office:value-type="float" office:value="42393">
                <text:p>42390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325810185185185">
                <text:p>0.325810185185185</text:p>
              </table:table-cell>
              <table:table-cell office:value-type="float" office:value="0.709571759259259">
                <text:p>0.709571759259259</text:p>
              </table:table-cell>
              <table:table-cell office:value-type="float" office:value="0.383761574074074">
                <text:p>0.383761574074074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0.327083333333333">
                <text:p>0.327083333333333</text:p>
              </table:table-cell>
              <table:table-cell office:value-type="float" office:value="0.709027777777778">
                <text:p>0.709027777777778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0.325069444444444">
                <text:p>0.325069444444444</text:p>
              </table:table-cell>
              <table:table-cell office:value-type="float" office:value="0.710636574074074">
                <text:p>0.710636574074074</text:p>
              </table:table-cell>
              <table:table-cell office:value-type="float" office:value="0.38556712962963">
                <text:p>0.38556712962963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710416666666667">
                <text:p>0.710416666666667</text:p>
              </table:table-cell>
              <table:table-cell office:value-type="float" office:value="0.384027777777778">
                <text:p>0.384027777777778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711701388888889">
                <text:p>0.711701388888889</text:p>
              </table:table-cell>
              <table:table-cell office:value-type="float" office:value="0.387395833333333">
                <text:p>0.387395833333333</text:p>
              </table:table-cell>
            </table:table-row>
            <table:table-row>
              <table:table-cell office:value-type="float" office:value="42396">
                <text:p>42400</text:p>
              </table:table-cell>
              <table:table-cell office:value-type="float" office:value="0.325694444444444">
                <text:p>0.32569444444444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323518518518519">
                <text:p>0.323518518518519</text:p>
              </table:table-cell>
              <table:table-cell office:value-type="float" office:value="0.712777777777778">
                <text:p>0.712777777777778</text:p>
              </table:table-cell>
              <table:table-cell office:value-type="float" office:value="0.389259259259259">
                <text:p>0.389259259259259</text:p>
              </table:table-cell>
            </table:table-row>
            <table:table-row>
              <table:table-cell office:value-type="float" office:value="42397">
                <text:p>42400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711805555555555">
                <text:p>0.711805555555555</text:p>
              </table:table-cell>
              <table:table-cell office:value-type="float" office:value="0.3875">
                <text:p>0.3875</text:p>
              </table:table-cell>
              <table:table-cell office:value-type="float" office:value="0.322708333333333">
                <text:p>0.322708333333333</text:p>
              </table:table-cell>
              <table:table-cell office:value-type="float" office:value="0.713865740740741">
                <text:p>0.713865740740741</text:p>
              </table:table-cell>
              <table:table-cell office:value-type="float" office:value="0.391157407407407">
                <text:p>0.391157407407407</text:p>
              </table:table-cell>
            </table:table-row>
            <table:table-row>
              <table:table-cell office:value-type="float" office:value="42398">
                <text:p>42400</text:p>
              </table:table-cell>
              <table:table-cell office:value-type="float" office:value="0.323611111111111">
                <text:p>0.323611111111111</text:p>
              </table:table-cell>
              <table:table-cell office:value-type="float" office:value="0.713888888888889">
                <text:p>0.713888888888889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321875">
                <text:p>0.321875</text:p>
              </table:table-cell>
              <table:table-cell office:value-type="float" office:value="0.714953703703704">
                <text:p>0.714953703703704</text:p>
              </table:table-cell>
              <table:table-cell office:value-type="float" office:value="0.393078703703704">
                <text:p>0.393078703703704</text:p>
              </table:table-cell>
            </table:table-row>
            <table:table-row>
              <table:table-cell office:value-type="float" office:value="42399">
                <text:p>42400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714583333333333">
                <text:p>0.714583333333333</text:p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0.321006944444444">
                <text:p>0.321006944444444</text:p>
              </table:table-cell>
              <table:table-cell office:value-type="float" office:value="0.716041666666667">
                <text:p>0.716041666666667</text:p>
              </table:table-cell>
              <table:table-cell office:value-type="float" office:value="0.395034722222222">
                <text:p>0.395034722222222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715972222222222">
                <text:p>0.715972222222222</text:p>
              </table:table-cell>
              <table:table-cell office:value-type="float" office:value="0.39375">
                <text:p>0.39375</text:p>
              </table:table-cell>
              <table:table-cell office:value-type="float" office:value="0.320127314814815">
                <text:p>0.320127314814815</text:p>
              </table:table-cell>
              <table:table-cell office:value-type="float" office:value="0.717141203703704">
                <text:p>0.717141203703704</text:p>
              </table:table-cell>
              <table:table-cell office:value-type="float" office:value="0.397013888888889">
                <text:p>0.397013888888889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319224537037037">
                <text:p>0.319224537037037</text:p>
              </table:table-cell>
              <table:table-cell office:value-type="float" office:value="0.718240740740741">
                <text:p>0.718240740740741</text:p>
              </table:table-cell>
              <table:table-cell office:value-type="float" office:value="0.399016203703704">
                <text:p>0.399016203703704</text:p>
              </table:table-cell>
            </table:table-row>
            <table:table-row>
              <table:table-cell office:value-type="float" office:value="42402">
                <text:p>42400</text:p>
              </table:table-cell>
              <table:table-cell office:value-type="float" office:value="0.320138888888889">
                <text:p>0.320138888888889</text:p>
              </table:table-cell>
              <table:table-cell office:value-type="float" office:value="0.718055555555556">
                <text:p>0.718055555555556</text:p>
              </table:table-cell>
              <table:table-cell office:value-type="float" office:value="0.397916666666667">
                <text:p>0.397916666666667</text:p>
              </table:table-cell>
              <table:table-cell office:value-type="float" office:value="0.318287037037037">
                <text:p>0.318287037037037</text:p>
              </table:table-cell>
              <table:table-cell office:value-type="float" office:value="0.719340277777778">
                <text:p>0.719340277777778</text:p>
              </table:table-cell>
              <table:table-cell office:value-type="float" office:value="0.401053240740741">
                <text:p>0.401053240740741</text:p>
              </table:table-cell>
            </table:table-row>
            <table:table-row>
              <table:table-cell office:value-type="float" office:value="42403">
                <text:p>42400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71875">
                <text:p>0.71875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0.317337962962963">
                <text:p>0.317337962962963</text:p>
              </table:table-cell>
              <table:table-cell office:value-type="float" office:value="0.720451388888889">
                <text:p>0.720451388888889</text:p>
              </table:table-cell>
              <table:table-cell office:value-type="float" office:value="0.403113425925926">
                <text:p>0.403113425925926</text:p>
              </table:table-cell>
            </table:table-row>
            <table:table-row>
              <table:table-cell office:value-type="float" office:value="42404">
                <text:p>42400</text:p>
              </table:table-cell>
              <table:table-cell office:value-type="float" office:value="0.318055555555556">
                <text:p>0.318055555555556</text:p>
              </table:table-cell>
              <table:table-cell office:value-type="float" office:value="0.720138888888889">
                <text:p>0.720138888888889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316365740740741">
                <text:p>0.316365740740741</text:p>
              </table:table-cell>
              <table:table-cell office:value-type="float" office:value="0.7215625">
                <text:p>0.7215625</text:p>
              </table:table-cell>
              <table:table-cell office:value-type="float" office:value="0.405196759259259">
                <text:p>0.405196759259259</text:p>
              </table:table-cell>
            </table:table-row>
            <table:table-row>
              <table:table-cell office:value-type="float" office:value="42405">
                <text:p>42410</text:p>
              </table:table-cell>
              <table:table-cell office:value-type="float" office:value="0.317361111111111">
                <text:p>0.317361111111111</text:p>
              </table:table-cell>
              <table:table-cell office:value-type="float" office:value="0.721527777777778">
                <text:p>0.721527777777778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0.315381944444444">
                <text:p>0.315381944444444</text:p>
              </table:table-cell>
              <table:table-cell office:value-type="float" office:value="0.722673611111111">
                <text:p>0.722673611111111</text:p>
              </table:table-cell>
              <table:table-cell office:value-type="float" office:value="0.407291666666667">
                <text:p>0.407291666666667</text:p>
              </table:table-cell>
            </table:table-row>
            <table:table-row>
              <table:table-cell office:value-type="float" office:value="42406">
                <text:p>42410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405555555555556">
                <text:p>0.405555555555556</text:p>
              </table:table-cell>
              <table:table-cell office:value-type="float" office:value="0.314363425925926">
                <text:p>0.314363425925926</text:p>
              </table:table-cell>
              <table:table-cell office:value-type="float" office:value="0.723784722222222">
                <text:p>0.723784722222222</text:p>
              </table:table-cell>
              <table:table-cell office:value-type="float" office:value="0.409421296296296">
                <text:p>0.409421296296296</text:p>
              </table:table-cell>
            </table:table-row>
            <table:table-row>
              <table:table-cell office:value-type="float" office:value="42407">
                <text:p>42410</text:p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0.723611111111111">
                <text:p>0.723611111111111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724895833333334">
                <text:p>0.724895833333334</text:p>
              </table:table-cell>
              <table:table-cell office:value-type="float" office:value="0.4115625">
                <text:p>0.4115625</text:p>
              </table:table-cell>
            </table:table-row>
            <table:table-row>
              <table:table-cell office:value-type="float" office:value="42408">
                <text:p>42410</text:p>
              </table:table-cell>
              <table:table-cell office:value-type="float" office:value="0.314583333333333">
                <text:p>0.314583333333333</text:p>
              </table:table-cell>
              <table:table-cell office:value-type="float" office:value="0.725">
                <text:p>0.725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312291666666667">
                <text:p>0.312291666666667</text:p>
              </table:table-cell>
              <table:table-cell office:value-type="float" office:value="0.726006944444445">
                <text:p>0.726006944444445</text:p>
              </table:table-cell>
              <table:table-cell office:value-type="float" office:value="0.413715277777778">
                <text:p>0.413715277777778</text:p>
              </table:table-cell>
            </table:table-row>
            <table:table-row>
              <table:table-cell office:value-type="float" office:value="42409">
                <text:p>42410</text:p>
              </table:table-cell>
              <table:table-cell office:value-type="float" office:value="0.313194444444444">
                <text:p>0.313194444444444</text:p>
              </table:table-cell>
              <table:table-cell office:value-type="float" office:value="0.725694444444444">
                <text:p>0.725694444444444</text:p>
              </table:table-cell>
              <table:table-cell office:value-type="float" office:value="0.4125">
                <text:p>0.4125</text:p>
              </table:table-cell>
              <table:table-cell office:value-type="float" office:value="0.311226851851852">
                <text:p>0.311226851851852</text:p>
              </table:table-cell>
              <table:table-cell office:value-type="float" office:value="0.727118055555555">
                <text:p>0.727118055555555</text:p>
              </table:table-cell>
              <table:table-cell office:value-type="float" office:value="0.415891203703704">
                <text:p>0.41589120370370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726388888888889">
                <text:p>0.726388888888889</text:p>
              </table:table-cell>
              <table:table-cell office:value-type="float" office:value="0.414583333333333">
                <text:p>0.414583333333333</text:p>
              </table:table-cell>
              <table:table-cell office:value-type="float" office:value="0.310138888888889">
                <text:p>0.310138888888889</text:p>
              </table:table-cell>
              <table:table-cell office:value-type="float" office:value="0.728229166666667">
                <text:p>0.728229166666667</text:p>
              </table:table-cell>
              <table:table-cell office:value-type="float" office:value="0.418090277777778">
                <text:p>0.418090277777778</text:p>
              </table:table-cell>
            </table:table-row>
            <table:table-row>
              <table:table-cell office:value-type="float" office:value="42411">
                <text:p>42410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727777777777778">
                <text:p>0.72777777777777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0.729340277777778">
                <text:p>0.729340277777778</text:p>
              </table:table-cell>
              <table:table-cell office:value-type="float" office:value="0.4203125">
                <text:p>0.4203125</text:p>
              </table:table-cell>
            </table:table-row>
            <table:table-row>
              <table:table-cell office:value-type="float" office:value="42412">
                <text:p>42410</text:p>
              </table:table-cell>
              <table:table-cell office:value-type="float" office:value="0.310416666666667">
                <text:p>0.310416666666667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41875">
                <text:p>0.41875</text:p>
              </table:table-cell>
              <table:table-cell office:value-type="float" office:value="0.307916666666667">
                <text:p>0.307916666666667</text:p>
              </table:table-cell>
              <table:table-cell office:value-type="float" office:value="0.730451388888889">
                <text:p>0.730451388888889</text:p>
              </table:table-cell>
              <table:table-cell office:value-type="float" office:value="0.422534722222222">
                <text:p>0.422534722222222</text:p>
              </table:table-cell>
            </table:table-row>
            <table:table-row>
              <table:table-cell office:value-type="float" office:value="42413">
                <text:p>42410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0.730555555555556">
                <text:p>0.730555555555556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0.306770833333333">
                <text:p>0.306770833333333</text:p>
              </table:table-cell>
              <table:table-cell office:value-type="float" office:value="0.7315625">
                <text:p>0.7315625</text:p>
              </table:table-cell>
              <table:table-cell office:value-type="float" office:value="0.424791666666667">
                <text:p>0.424791666666667</text:p>
              </table:table-cell>
            </table:table-row>
            <table:table-row>
              <table:table-cell office:value-type="float" office:value="42414">
                <text:p>42410</text:p>
              </table:table-cell>
              <table:table-cell office:value-type="float" office:value="0.307638888888889">
                <text:p>0.307638888888889</text:p>
              </table:table-cell>
              <table:table-cell office:value-type="float" office:value="0.73125">
                <text:p>0.73125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0.305625">
                <text:p>0.305625</text:p>
              </table:table-cell>
              <table:table-cell office:value-type="float" office:value="0.732673611111111">
                <text:p>0.732673611111111</text:p>
              </table:table-cell>
              <table:table-cell office:value-type="float" office:value="0.427048611111111">
                <text:p>0.427048611111111</text:p>
              </table:table-cell>
            </table:table-row>
            <table:table-row>
              <table:table-cell office:value-type="float" office:value="42415">
                <text:p>42420</text:p>
              </table:table-cell>
              <table:table-cell office:value-type="float" office:value="0.306944444444444">
                <text:p>0.306944444444444</text:p>
              </table:table-cell>
              <table:table-cell office:value-type="float" office:value="0.732638888888889">
                <text:p>0.732638888888889</text:p>
              </table:table-cell>
              <table:table-cell office:value-type="float" office:value="0.425694444444444">
                <text:p>0.425694444444444</text:p>
              </table:table-cell>
              <table:table-cell office:value-type="float" office:value="0.304456018518518">
                <text:p>0.304456018518518</text:p>
              </table:table-cell>
              <table:table-cell office:value-type="float" office:value="0.733784722222222">
                <text:p>0.733784722222222</text:p>
              </table:table-cell>
              <table:table-cell office:value-type="float" office:value="0.429328703703704">
                <text:p>0.429328703703704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303275462962963">
                <text:p>0.303275462962963</text:p>
              </table:table-cell>
              <table:table-cell office:value-type="float" office:value="0.734884259259259">
                <text:p>0.734884259259259</text:p>
              </table:table-cell>
              <table:table-cell office:value-type="float" office:value="0.431608796296296">
                <text:p>0.431608796296296</text:p>
              </table:table-cell>
            </table:table-row>
            <table:table-row>
              <table:table-cell office:value-type="float" office:value="42417">
                <text:p>42420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734722222222222">
                <text:p>0.734722222222222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735983796296296">
                <text:p>0.735983796296296</text:p>
              </table:table-cell>
              <table:table-cell office:value-type="float" office:value="0.433900462962963">
                <text:p>0.433900462962963</text:p>
              </table:table-cell>
            </table:table-row>
            <table:table-row>
              <table:table-cell office:value-type="float" office:value="42418">
                <text:p>42420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00868055555556">
                <text:p>0.300868055555556</text:p>
              </table:table-cell>
              <table:table-cell office:value-type="float" office:value="0.737094907407407">
                <text:p>0.737094907407407</text:p>
              </table:table-cell>
              <table:table-cell office:value-type="float" office:value="0.436226851851852">
                <text:p>0.436226851851852</text:p>
              </table:table-cell>
            </table:table-row>
            <table:table-row>
              <table:table-cell office:value-type="float" office:value="42419">
                <text:p>42420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736805555555556">
                <text:p>0.736805555555556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299641203703704">
                <text:p>0.299641203703704</text:p>
              </table:table-cell>
              <table:table-cell office:value-type="float" office:value="0.73818287037037">
                <text:p>0.73818287037037</text:p>
              </table:table-cell>
              <table:table-cell office:value-type="float" office:value="0.438541666666667">
                <text:p>0.438541666666667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38194444444444">
                <text:p>0.738194444444444</text:p>
              </table:table-cell>
              <table:table-cell office:value-type="float" office:value="0.4375">
                <text:p>0.4375</text:p>
              </table:table-cell>
              <table:table-cell office:value-type="float" office:value="0.298402777777778">
                <text:p>0.298402777777778</text:p>
              </table:table-cell>
              <table:table-cell office:value-type="float" office:value="0.739282407407407">
                <text:p>0.739282407407407</text:p>
              </table:table-cell>
              <table:table-cell office:value-type="float" office:value="0.44087962962963">
                <text:p>0.44087962962963</text:p>
              </table:table-cell>
            </table:table-row>
            <table:table-row>
              <table:table-cell office:value-type="float" office:value="42421">
                <text:p>42420</text:p>
              </table:table-cell>
              <table:table-cell office:value-type="float" office:value="0.299305555555556">
                <text:p>0.299305555555556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39583333333333">
                <text:p>0.439583333333333</text:p>
              </table:table-cell>
              <table:table-cell office:value-type="float" office:value="0.297152777777778">
                <text:p>0.297152777777778</text:p>
              </table:table-cell>
              <table:table-cell office:value-type="float" office:value="0.740381944444444">
                <text:p>0.740381944444444</text:p>
              </table:table-cell>
              <table:table-cell office:value-type="float" office:value="0.443229166666667">
                <text:p>0.443229166666667</text:p>
              </table:table-cell>
            </table:table-row>
            <table:table-row>
              <table:table-cell office:value-type="float" office:value="42422">
                <text:p>42420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740277777777778">
                <text:p>0.74027777777777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295891203703704">
                <text:p>0.295891203703704</text:p>
              </table:table-cell>
              <table:table-cell office:value-type="float" office:value="0.741469907407407">
                <text:p>0.741469907407407</text:p>
              </table:table-cell>
              <table:table-cell office:value-type="float" office:value="0.445578703703704">
                <text:p>0.445578703703704</text:p>
              </table:table-cell>
            </table:table-row>
            <table:table-row>
              <table:table-cell office:value-type="float" office:value="42423">
                <text:p>42420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0.741666666666667">
                <text:p>0.741666666666667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294618055555556">
                <text:p>0.294618055555556</text:p>
              </table:table-cell>
              <table:table-cell office:value-type="float" office:value="0.74255787037037">
                <text:p>0.74255787037037</text:p>
              </table:table-cell>
              <table:table-cell office:value-type="float" office:value="0.447939814814815">
                <text:p>0.447939814814815</text:p>
              </table:table-cell>
            </table:table-row>
            <table:table-row>
              <table:table-cell office:value-type="float" office:value="42424">
                <text:p>42420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42361111111111">
                <text:p>0.742361111111111</text:p>
              </table:table-cell>
              <table:table-cell office:value-type="float" office:value="0.446527777777778">
                <text:p>0.446527777777778</text:p>
              </table:table-cell>
              <table:table-cell office:value-type="float" office:value="0.293344907407407">
                <text:p>0.293344907407407</text:p>
              </table:table-cell>
              <table:table-cell office:value-type="float" office:value="0.743634259259259">
                <text:p>0.743634259259259</text:p>
              </table:table-cell>
              <table:table-cell office:value-type="float" office:value="0.450289351851852">
                <text:p>0.450289351851852</text:p>
              </table:table-cell>
            </table:table-row>
            <table:table-row>
              <table:table-cell office:value-type="float" office:value="42425">
                <text:p>42430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74375">
                <text:p>0.74375</text:p>
              </table:table-cell>
              <table:table-cell office:value-type="float" office:value="0.449305555555556">
                <text:p>0.449305555555556</text:p>
              </table:table-cell>
              <table:table-cell office:value-type="float" office:value="0.292048611111111">
                <text:p>0.292048611111111</text:p>
              </table:table-cell>
              <table:table-cell office:value-type="float" office:value="0.744722222222222">
                <text:p>0.744722222222222</text:p>
              </table:table-cell>
              <table:table-cell office:value-type="float" office:value="0.452673611111111">
                <text:p>0.452673611111111</text:p>
              </table:table-cell>
            </table:table-row>
            <table:table-row>
              <table:table-cell office:value-type="float" office:value="42426">
                <text:p>42430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744444444444445">
                <text:p>0.744444444444445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290740740740741">
                <text:p>0.290740740740741</text:p>
              </table:table-cell>
              <table:table-cell office:value-type="float" office:value="0.745798611111111">
                <text:p>0.745798611111111</text:p>
              </table:table-cell>
              <table:table-cell office:value-type="float" office:value="0.45505787037037">
                <text:p>0.45505787037037</text:p>
              </table:table-cell>
            </table:table-row>
            <table:table-row>
              <table:table-cell office:value-type="float" office:value="42427">
                <text:p>4243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745833333333333">
                <text:p>0.745833333333333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0.289421296296296">
                <text:p>0.289421296296296</text:p>
              </table:table-cell>
              <table:table-cell office:value-type="float" office:value="0.746875">
                <text:p>0.746875</text:p>
              </table:table-cell>
              <table:table-cell office:value-type="float" office:value="0.457453703703704">
                <text:p>0.457453703703704</text:p>
              </table:table-cell>
            </table:table-row>
            <table:table-row>
              <table:table-cell office:value-type="float" office:value="42428">
                <text:p>42430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746527777777778">
                <text:p>0.746527777777778</text:p>
              </table:table-cell>
              <table:table-cell office:value-type="float" office:value="0.45625">
                <text:p>0.45625</text:p>
              </table:table-cell>
              <table:table-cell office:value-type="float" office:value="0.288101851851852">
                <text:p>0.288101851851852</text:p>
              </table:table-cell>
              <table:table-cell office:value-type="float" office:value="0.747951388888889">
                <text:p>0.747951388888889</text:p>
              </table:table-cell>
              <table:table-cell office:value-type="float" office:value="0.459849537037037">
                <text:p>0.459849537037037</text:p>
              </table:table-cell>
            </table:table-row>
            <table:table-row>
              <table:table-cell office:value-type="float" office:value="42429">
                <text:p>42430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747916666666667">
                <text:p>0.747916666666667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0.286770833333333">
                <text:p>0.286770833333333</text:p>
              </table:table-cell>
              <table:table-cell office:value-type="float" office:value="0.749016203703704">
                <text:p>0.749016203703704</text:p>
              </table:table-cell>
              <table:table-cell office:value-type="float" office:value="0.46224537037037">
                <text:p>0.4622453703703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.2875">
                <text:p>0.2875</text:p>
              </table:table-cell>
              <table:table-cell office:value-type="float" office:value="0.748611111111111">
                <text:p>0.748611111111111</text:p>
              </table:table-cell>
              <table:table-cell office:value-type="float" office:value="0.461111111111111">
                <text:p>0.461111111111111</text:p>
              </table:table-cell>
              <table:table-cell office:value-type="float" office:value="0.285428240740741">
                <text:p>0.285428240740741</text:p>
              </table:table-cell>
              <table:table-cell office:value-type="float" office:value="0.750081018518519">
                <text:p>0.750081018518519</text:p>
              </table:table-cell>
              <table:table-cell office:value-type="float" office:value="0.464652777777778">
                <text:p>0.464652777777778</text:p>
              </table:table-cell>
            </table:table-row>
            <table:table-row>
              <table:table-cell office:value-type="float" office:value="42431">
                <text:p>42430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75">
                <text:p>0.75</text:p>
              </table:table-cell>
              <table:table-cell office:value-type="float" office:value="0.463888888888889">
                <text:p>0.463888888888889</text:p>
              </table:table-cell>
              <table:table-cell office:value-type="float" office:value="0.284074074074074">
                <text:p>0.284074074074074</text:p>
              </table:table-cell>
              <table:table-cell office:value-type="float" office:value="0.751145833333333">
                <text:p>0.751145833333333</text:p>
              </table:table-cell>
              <table:table-cell office:value-type="float" office:value="0.467071759259259">
                <text:p>0.467071759259259</text:p>
              </table:table-cell>
            </table:table-row>
            <table:table-row>
              <table:table-cell office:value-type="float" office:value="42432">
                <text:p>42430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750694444444445">
                <text:p>0.750694444444445</text:p>
              </table:table-cell>
              <table:table-cell office:value-type="float" office:value="0.465972222222222">
                <text:p>0.465972222222222</text:p>
              </table:table-cell>
              <table:table-cell office:value-type="float" office:value="0.282719907407407">
                <text:p>0.282719907407407</text:p>
              </table:table-cell>
              <table:table-cell office:value-type="float" office:value="0.752210648148148">
                <text:p>0.752210648148148</text:p>
              </table:table-cell>
              <table:table-cell office:value-type="float" office:value="0.469490740740741">
                <text:p>0.469490740740741</text:p>
              </table:table-cell>
            </table:table-row>
            <table:table-row>
              <table:table-cell office:value-type="float" office:value="42433">
                <text:p>42430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752083333333333">
                <text:p>0.752083333333333</text:p>
              </table:table-cell>
              <table:table-cell office:value-type="float" office:value="0.46875">
                <text:p>0.46875</text:p>
              </table:table-cell>
              <table:table-cell office:value-type="float" office:value="0.281354166666667">
                <text:p>0.281354166666667</text:p>
              </table:table-cell>
              <table:table-cell office:value-type="float" office:value="0.753263888888889">
                <text:p>0.753263888888889</text:p>
              </table:table-cell>
              <table:table-cell office:value-type="float" office:value="0.471909722222222">
                <text:p>0.471909722222222</text:p>
              </table:table-cell>
            </table:table-row>
            <table:table-row>
              <table:table-cell office:value-type="float" office:value="42434">
                <text:p>42430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753472222222222">
                <text:p>0.753472222222222</text:p>
              </table:table-cell>
              <table:table-cell office:value-type="float" office:value="0.471527777777778">
                <text:p>0.471527777777778</text:p>
              </table:table-cell>
              <table:table-cell office:value-type="float" office:value="0.279976851851852">
                <text:p>0.279976851851852</text:p>
              </table:table-cell>
              <table:table-cell office:value-type="float" office:value="0.75431712962963">
                <text:p>0.75431712962963</text:p>
              </table:table-cell>
              <table:table-cell office:value-type="float" office:value="0.474340277777778">
                <text:p>0.474340277777778</text:p>
              </table:table-cell>
            </table:table-row>
            <table:table-row>
              <table:table-cell office:value-type="float" office:value="42435">
                <text:p>42440</text:p>
              </table:table-cell>
              <table:table-cell office:value-type="float" office:value="0.28125">
                <text:p>0.28125</text:p>
              </table:table-cell>
              <table:table-cell office:value-type="float" office:value="0.754166666666667">
                <text:p>0.754166666666667</text:p>
              </table:table-cell>
              <table:table-cell office:value-type="float" office:value="0.472916666666667">
                <text:p>0.472916666666667</text:p>
              </table:table-cell>
              <table:table-cell office:value-type="float" office:value="0.278599537037037">
                <text:p>0.278599537037037</text:p>
              </table:table-cell>
              <table:table-cell office:value-type="float" office:value="0.75537037037037">
                <text:p>0.75537037037037</text:p>
              </table:table-cell>
              <table:table-cell office:value-type="float" office:value="0.476770833333333">
                <text:p>0.476770833333333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0.277222222222222">
                <text:p>0.277222222222222</text:p>
              </table:table-cell>
              <table:table-cell office:value-type="float" office:value="0.756412037037037">
                <text:p>0.756412037037037</text:p>
              </table:table-cell>
              <table:table-cell office:value-type="float" office:value="0.479189814814815">
                <text:p>0.479189814814815</text:p>
              </table:table-cell>
            </table:table-row>
            <table:table-row>
              <table:table-cell office:value-type="float" office:value="42437">
                <text:p>42440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0.75625">
                <text:p>0.75625</text:p>
              </table:table-cell>
              <table:table-cell office:value-type="float" office:value="0.477777777777778">
                <text:p>0.477777777777778</text:p>
              </table:table-cell>
              <table:table-cell office:value-type="float" office:value="0.275833333333333">
                <text:p>0.275833333333333</text:p>
              </table:table-cell>
              <table:table-cell office:value-type="float" office:value="0.757465277777778">
                <text:p>0.757465277777778</text:p>
              </table:table-cell>
              <table:table-cell office:value-type="float" office:value="0.481631944444445">
                <text:p>0.481631944444445</text:p>
              </table:table-cell>
            </table:table-row>
            <table:table-row>
              <table:table-cell office:value-type="float" office:value="42438">
                <text:p>42440</text:p>
              </table:table-cell>
              <table:table-cell office:value-type="float" office:value="0.277083333333333">
                <text:p>0.277083333333333</text:p>
              </table:table-cell>
              <table:table-cell office:value-type="float" office:value="0.757638888888889">
                <text:p>0.757638888888889</text:p>
              </table:table-cell>
              <table:table-cell office:value-type="float" office:value="0.480555555555555">
                <text:p>0.480555555555555</text:p>
              </table:table-cell>
              <table:table-cell office:value-type="float" office:value="0.27443287037037">
                <text:p>0.27443287037037</text:p>
              </table:table-cell>
              <table:table-cell office:value-type="float" office:value="0.758506944444445">
                <text:p>0.758506944444445</text:p>
              </table:table-cell>
              <table:table-cell office:value-type="float" office:value="0.484074074074074">
                <text:p>0.484074074074074</text:p>
              </table:table-cell>
            </table:table-row>
            <table:table-row>
              <table:table-cell office:value-type="float" office:value="42439">
                <text:p>42440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0.758333333333333">
                <text:p>0.758333333333333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273032407407407">
                <text:p>0.273032407407407</text:p>
              </table:table-cell>
              <table:table-cell office:value-type="float" office:value="0.759548611111111">
                <text:p>0.759548611111111</text:p>
              </table:table-cell>
              <table:table-cell office:value-type="float" office:value="0.486516203703704">
                <text:p>0.486516203703704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.273611111111111">
                <text:p>0.273611111111111</text:p>
              </table:table-cell>
              <table:table-cell office:value-type="float" office:value="0.759722222222222">
                <text:p>0.759722222222222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271631944444444">
                <text:p>0.271631944444444</text:p>
              </table:table-cell>
              <table:table-cell office:value-type="float" office:value="0.760578703703704">
                <text:p>0.760578703703704</text:p>
              </table:table-cell>
              <table:table-cell office:value-type="float" office:value="0.488946759259259">
                <text:p>0.488946759259259</text:p>
              </table:table-cell>
            </table:table-row>
            <table:table-row>
              <table:table-cell office:value-type="float" office:value="42441">
                <text:p>42440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0.488194444444444">
                <text:p>0.488194444444444</text:p>
              </table:table-cell>
              <table:table-cell office:value-type="float" office:value="0.270219907407407">
                <text:p>0.270219907407407</text:p>
              </table:table-cell>
              <table:table-cell office:value-type="float" office:value="0.76162037037037">
                <text:p>0.76162037037037</text:p>
              </table:table-cell>
              <table:table-cell office:value-type="float" office:value="0.491400462962963">
                <text:p>0.491400462962963</text:p>
              </table:table-cell>
            </table:table-row>
            <table:table-row>
              <table:table-cell office:value-type="float" office:value="42442">
                <text:p>42440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761805555555556">
                <text:p>0.761805555555556</text:p>
              </table:table-cell>
              <table:table-cell office:value-type="float" office:value="0.490972222222222">
                <text:p>0.490972222222222</text:p>
              </table:table-cell>
              <table:table-cell office:value-type="float" office:value="0.26880787037037">
                <text:p>0.26880787037037</text:p>
              </table:table-cell>
              <table:table-cell office:value-type="float" office:value="0.762650462962963">
                <text:p>0.762650462962963</text:p>
              </table:table-cell>
              <table:table-cell office:value-type="float" office:value="0.493842592592593">
                <text:p>0.493842592592593</text:p>
              </table:table-cell>
            </table:table-row>
            <table:table-row>
              <table:table-cell office:value-type="float" office:value="42443">
                <text:p>42440</text:p>
              </table:table-cell>
              <table:table-cell office:value-type="float" office:value="0.269444444444444">
                <text:p>0.269444444444444</text:p>
              </table:table-cell>
              <table:table-cell office:value-type="float" office:value="0.7625">
                <text:p>0.7625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267384259259259">
                <text:p>0.267384259259259</text:p>
              </table:table-cell>
              <table:table-cell office:value-type="float" office:value="0.763680555555556">
                <text:p>0.763680555555556</text:p>
              </table:table-cell>
              <table:table-cell office:value-type="float" office:value="0.496296296296296">
                <text:p>0.496296296296296</text:p>
              </table:table-cell>
            </table:table-row>
            <table:table-row>
              <table:table-cell office:value-type="float" office:value="42444">
                <text:p>42440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0.763888888888889">
                <text:p>0.76388888888888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0.265972222222222">
                <text:p>0.265972222222222</text:p>
              </table:table-cell>
              <table:table-cell office:value-type="float" office:value="0.764710648148148">
                <text:p>0.764710648148148</text:p>
              </table:table-cell>
              <table:table-cell office:value-type="float" office:value="0.498738425925926">
                <text:p>0.498738425925926</text:p>
              </table:table-cell>
            </table:table-row>
            <table:table-row>
              <table:table-cell office:value-type="float" office:value="42445">
                <text:p>4245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764583333333334">
                <text:p>0.764583333333334</text:p>
              </table:table-cell>
              <table:table-cell office:value-type="float" office:value="0.497916666666667">
                <text:p>0.497916666666667</text:p>
              </table:table-cell>
              <table:table-cell office:value-type="float" office:value="0.264548611111111">
                <text:p>0.264548611111111</text:p>
              </table:table-cell>
              <table:table-cell office:value-type="float" office:value="0.765729166666667">
                <text:p>0.765729166666667</text:p>
              </table:table-cell>
              <table:table-cell office:value-type="float" office:value="0.501180555555555">
                <text:p>0.501180555555555</text:p>
              </table:table-cell>
            </table:table-row>
            <table:table-row>
              <table:table-cell office:value-type="float" office:value="42446">
                <text:p>42450</text:p>
              </table:table-cell>
              <table:table-cell office:value-type="float" office:value="0.265277777777778">
                <text:p>0.265277777777778</text:p>
              </table:table-cell>
              <table:table-cell office:value-type="float" office:value="0.765277777777778">
                <text:p>0.765277777777778</text:p>
              </table:table-cell>
              <table:table-cell office:value-type="float" office:value="0.5">
                <text:p>0.5</text:p>
              </table:table-cell>
              <table:table-cell office:value-type="float" office:value="0.263113425925926">
                <text:p>0.263113425925926</text:p>
              </table:table-cell>
              <table:table-cell office:value-type="float" office:value="0.766759259259259">
                <text:p>0.766759259259259</text:p>
              </table:table-cell>
              <table:table-cell office:value-type="float" office:value="0.503645833333333">
                <text:p>0.503645833333333</text:p>
              </table:table-cell>
            </table:table-row>
            <table:table-row>
              <table:table-cell office:value-type="float" office:value="42447">
                <text:p>42450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502777777777778">
                <text:p>0.502777777777778</text:p>
              </table:table-cell>
              <table:table-cell office:value-type="float" office:value="0.261689814814815">
                <text:p>0.261689814814815</text:p>
              </table:table-cell>
              <table:table-cell office:value-type="float" office:value="0.767777777777778">
                <text:p>0.767777777777778</text:p>
              </table:table-cell>
              <table:table-cell office:value-type="float" office:value="0.506087962962963">
                <text:p>0.506087962962963</text:p>
              </table:table-cell>
            </table:table-row>
            <table:table-row>
              <table:table-cell office:value-type="float" office:value="42448">
                <text:p>42450</text:p>
              </table:table-cell>
              <table:table-cell office:value-type="float" office:value="0.2625">
                <text:p>0.2625</text:p>
              </table:table-cell>
              <table:table-cell office:value-type="float" office:value="0.767361111111111">
                <text:p>0.767361111111111</text:p>
              </table:table-cell>
              <table:table-cell office:value-type="float" office:value="0.504861111111111">
                <text:p>0.504861111111111</text:p>
              </table:table-cell>
              <table:table-cell office:value-type="float" office:value="0.260266203703704">
                <text:p>0.260266203703704</text:p>
              </table:table-cell>
              <table:table-cell office:value-type="float" office:value="0.768796296296296">
                <text:p>0.768796296296296</text:p>
              </table:table-cell>
              <table:table-cell office:value-type="float" office:value="0.508530092592593">
                <text:p>0.508530092592593</text:p>
              </table:table-cell>
            </table:table-row>
            <table:table-row>
              <table:table-cell office:value-type="float" office:value="42449">
                <text:p>42450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76875">
                <text:p>0.76875</text:p>
              </table:table-cell>
              <table:table-cell office:value-type="float" office:value="0.507638888888889">
                <text:p>0.507638888888889</text:p>
              </table:table-cell>
              <table:table-cell office:value-type="float" office:value="0.258831018518519">
                <text:p>0.258831018518519</text:p>
              </table:table-cell>
              <table:table-cell office:value-type="float" office:value="0.769814814814815">
                <text:p>0.769814814814815</text:p>
              </table:table-cell>
              <table:table-cell office:value-type="float" office:value="0.510983796296296">
                <text:p>0.510983796296296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0.259722222222222">
                <text:p>0.259722222222222</text:p>
              </table:table-cell>
              <table:table-cell office:value-type="float" office:value="0.769444444444444">
                <text:p>0.769444444444444</text:p>
              </table:table-cell>
              <table:table-cell office:value-type="float" office:value="0.509722222222222">
                <text:p>0.509722222222222</text:p>
              </table:table-cell>
              <table:table-cell office:value-type="float" office:value="0.257395833333333">
                <text:p>0.25739583333333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5134375">
                <text:p>0.5134375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5125">
                <text:p>0.5125</text:p>
              </table:table-cell>
              <table:table-cell office:value-type="float" office:value="0.255972222222222">
                <text:p>0.255972222222222</text:p>
              </table:table-cell>
              <table:table-cell office:value-type="float" office:value="0.771851851851852">
                <text:p>0.771851851851852</text:p>
              </table:table-cell>
              <table:table-cell office:value-type="float" office:value="0.51587962962963">
                <text:p>0.51587962962963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0.256944444444444">
                <text:p>0.256944444444444</text:p>
              </table:table-cell>
              <table:table-cell office:value-type="float" office:value="0.771527777777778">
                <text:p>0.771527777777778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0.254537037037037">
                <text:p>0.254537037037037</text:p>
              </table:table-cell>
              <table:table-cell office:value-type="float" office:value="0.772858796296296">
                <text:p>0.772858796296296</text:p>
              </table:table-cell>
              <table:table-cell office:value-type="float" office:value="0.518321759259259">
                <text:p>0.518321759259259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772916666666667">
                <text:p>0.772916666666667</text:p>
              </table:table-cell>
              <table:table-cell office:value-type="float" office:value="0.517361111111111">
                <text:p>0.517361111111111</text:p>
              </table:table-cell>
              <table:table-cell office:value-type="float" office:value="0.253101851851852">
                <text:p>0.253101851851852</text:p>
              </table:table-cell>
              <table:table-cell office:value-type="float" office:value="0.773877314814815">
                <text:p>0.773877314814815</text:p>
              </table:table-cell>
              <table:table-cell office:value-type="float" office:value="0.520775462962963">
                <text:p>0.520775462962963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0.773611111111111">
                <text:p>0.773611111111111</text:p>
              </table:table-cell>
              <table:table-cell office:value-type="float" office:value="0.519444444444444">
                <text:p>0.519444444444444</text:p>
              </table:table-cell>
              <table:table-cell office:value-type="float" office:value="0.251678240740741">
                <text:p>0.251678240740741</text:p>
              </table:table-cell>
              <table:table-cell office:value-type="float" office:value="0.774884259259259">
                <text:p>0.774884259259259</text:p>
              </table:table-cell>
              <table:table-cell office:value-type="float" office:value="0.523206018518519">
                <text:p>0.523206018518519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775">
                <text:p>0.775</text:p>
              </table:table-cell>
              <table:table-cell office:value-type="float" office:value="0.522222222222222">
                <text:p>0.522222222222222</text:p>
              </table:table-cell>
              <table:table-cell office:value-type="float" office:value="0.250243055555556">
                <text:p>0.250243055555556</text:p>
              </table:table-cell>
              <table:table-cell office:value-type="float" office:value="0.775902777777778">
                <text:p>0.775902777777778</text:p>
              </table:table-cell>
              <table:table-cell office:value-type="float" office:value="0.525659722222222">
                <text:p>0.52565972222222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817361111111111">
                <text:p>0.817361111111111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0.290543981481481">
                <text:p>0.290543981481481</text:p>
              </table:table-cell>
              <table:table-cell office:value-type="float" office:value="0.818530092592593">
                <text:p>0.818530092592593</text:p>
              </table:table-cell>
              <table:table-cell office:value-type="float" office:value="0.527986111111111">
                <text:p>0.527986111111111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81875">
                <text:p>0.81875</text:p>
              </table:table-cell>
              <table:table-cell office:value-type="float" office:value="0.527083333333333">
                <text:p>0.527083333333333</text:p>
              </table:table-cell>
              <table:table-cell office:value-type="float" office:value="0.289108796296296">
                <text:p>0.289108796296296</text:p>
              </table:table-cell>
              <table:table-cell office:value-type="float" office:value="0.819537037037037">
                <text:p>0.819537037037037</text:p>
              </table:table-cell>
              <table:table-cell office:value-type="float" office:value="0.530428240740741">
                <text:p>0.530428240740741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0.287685185185185">
                <text:p>0.287685185185185</text:p>
              </table:table-cell>
              <table:table-cell office:value-type="float" office:value="0.820555555555556">
                <text:p>0.820555555555556</text:p>
              </table:table-cell>
              <table:table-cell office:value-type="float" office:value="0.532870370370371">
                <text:p>0.532870370370371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820833333333333">
                <text:p>0.820833333333333</text:p>
              </table:table-cell>
              <table:table-cell office:value-type="float" office:value="0.531944444444444">
                <text:p>0.531944444444444</text:p>
              </table:table-cell>
              <table:table-cell office:value-type="float" office:value="0.286261574074074">
                <text:p>0.286261574074074</text:p>
              </table:table-cell>
              <table:table-cell office:value-type="float" office:value="0.8215625">
                <text:p>0.8215625</text:p>
              </table:table-cell>
              <table:table-cell office:value-type="float" office:value="0.535300925925926">
                <text:p>0.53530092592592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.2875">
                <text:p>0.2875</text:p>
              </table:table-cell>
              <table:table-cell office:value-type="float" office:value="0.821527777777778">
                <text:p>0.821527777777778</text:p>
              </table:table-cell>
              <table:table-cell office:value-type="float" office:value="0.534027777777778">
                <text:p>0.534027777777778</text:p>
              </table:table-cell>
              <table:table-cell office:value-type="float" office:value="0.284837962962963">
                <text:p>0.284837962962963</text:p>
              </table:table-cell>
              <table:table-cell office:value-type="float" office:value="0.822569444444444">
                <text:p>0.822569444444444</text:p>
              </table:table-cell>
              <table:table-cell office:value-type="float" office:value="0.537731481481482">
                <text:p>0.537731481481482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0.285416666666667">
                <text:p>0.285416666666667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0.536805555555556">
                <text:p>0.536805555555556</text:p>
              </table:table-cell>
              <table:table-cell office:value-type="float" office:value="0.283425925925926">
                <text:p>0.283425925925926</text:p>
              </table:table-cell>
              <table:table-cell office:value-type="float" office:value="0.823576388888889">
                <text:p>0.823576388888889</text:p>
              </table:table-cell>
              <table:table-cell office:value-type="float" office:value="0.540150462962963">
                <text:p>0.540150462962963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0.284027777777778">
                <text:p>0.284027777777778</text:p>
              </table:table-cell>
              <table:table-cell office:value-type="float" office:value="0.823611111111111">
                <text:p>0.823611111111111</text:p>
              </table:table-cell>
              <table:table-cell office:value-type="float" office:value="0.539583333333333">
                <text:p>0.539583333333333</text:p>
              </table:table-cell>
              <table:table-cell office:value-type="float" office:value="0.282002314814815">
                <text:p>0.282002314814815</text:p>
              </table:table-cell>
              <table:table-cell office:value-type="float" office:value="0.824583333333333">
                <text:p>0.824583333333333</text:p>
              </table:table-cell>
              <table:table-cell office:value-type="float" office:value="0.542581018518519">
                <text:p>0.542581018518519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824305555555556">
                <text:p>0.824305555555556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280601851851852">
                <text:p>0.280601851851852</text:p>
              </table:table-cell>
              <table:table-cell office:value-type="float" office:value="0.825590277777778">
                <text:p>0.825590277777778</text:p>
              </table:table-cell>
              <table:table-cell office:value-type="float" office:value="0.544988425925926">
                <text:p>0.544988425925926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0.28125">
                <text:p>0.28125</text:p>
              </table:table-cell>
              <table:table-cell office:value-type="float" office:value="0.825694444444444">
                <text:p>0.825694444444444</text:p>
              </table:table-cell>
              <table:table-cell office:value-type="float" office:value="0.544444444444444">
                <text:p>0.544444444444444</text:p>
              </table:table-cell>
              <table:table-cell office:value-type="float" office:value="0.279189814814815">
                <text:p>0.279189814814815</text:p>
              </table:table-cell>
              <table:table-cell office:value-type="float" office:value="0.826597222222222">
                <text:p>0.826597222222222</text:p>
              </table:table-cell>
              <table:table-cell office:value-type="float" office:value="0.547407407407408">
                <text:p>0.547407407407408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0.546527777777778">
                <text:p>0.546527777777778</text:p>
              </table:table-cell>
              <table:table-cell office:value-type="float" office:value="0.277789351851852">
                <text:p>0.277789351851852</text:p>
              </table:table-cell>
              <table:table-cell office:value-type="float" office:value="0.827592592592593">
                <text:p>0.827592592592593</text:p>
              </table:table-cell>
              <table:table-cell office:value-type="float" office:value="0.549803240740741">
                <text:p>0.549803240740741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0.827777777777778">
                <text:p>0.827777777777778</text:p>
              </table:table-cell>
              <table:table-cell office:value-type="float" office:value="0.549305555555555">
                <text:p>0.549305555555555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828599537037037">
                <text:p>0.828599537037037</text:p>
              </table:table-cell>
              <table:table-cell office:value-type="float" office:value="0.552210648148148">
                <text:p>0.552210648148148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0.277083333333333">
                <text:p>0.277083333333333</text:p>
              </table:table-cell>
              <table:table-cell office:value-type="float" office:value="0.828472222222222">
                <text:p>0.828472222222222</text:p>
              </table:table-cell>
              <table:table-cell office:value-type="float" office:value="0.551388888888889">
                <text:p>0.551388888888889</text:p>
              </table:table-cell>
              <table:table-cell office:value-type="float" office:value="0.275">
                <text:p>0.275</text:p>
              </table:table-cell>
              <table:table-cell office:value-type="float" office:value="0.829606481481481">
                <text:p>0.829606481481481</text:p>
              </table:table-cell>
              <table:table-cell office:value-type="float" office:value="0.554606481481482">
                <text:p>0.554606481481482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0.829861111111111">
                <text:p>0.829861111111111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0.273611111111111">
                <text:p>0.273611111111111</text:p>
              </table:table-cell>
              <table:table-cell office:value-type="float" office:value="0.830613425925926">
                <text:p>0.830613425925926</text:p>
              </table:table-cell>
              <table:table-cell office:value-type="float" office:value="0.557002314814815">
                <text:p>0.557002314814815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0.274305555555555">
                <text:p>0.274305555555555</text:p>
              </table:table-cell>
              <table:table-cell office:value-type="float" office:value="0.830555555555556">
                <text:p>0.830555555555556</text:p>
              </table:table-cell>
              <table:table-cell office:value-type="float" office:value="0.55625">
                <text:p>0.55625</text:p>
              </table:table-cell>
              <table:table-cell office:value-type="float" office:value="0.272233796296296">
                <text:p>0.272233796296296</text:p>
              </table:table-cell>
              <table:table-cell office:value-type="float" office:value="0.83162037037037">
                <text:p>0.83162037037037</text:p>
              </table:table-cell>
              <table:table-cell office:value-type="float" office:value="0.559386574074074">
                <text:p>0.559386574074074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83125">
                <text:p>0.83125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0.270856481481481">
                <text:p>0.270856481481481</text:p>
              </table:table-cell>
              <table:table-cell office:value-type="float" office:value="0.832627314814815">
                <text:p>0.832627314814815</text:p>
              </table:table-cell>
              <table:table-cell office:value-type="float" office:value="0.561770833333333">
                <text:p>0.561770833333333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0.271527777777778">
                <text:p>0.271527777777778</text:p>
              </table:table-cell>
              <table:table-cell office:value-type="float" office:value="0.832638888888889">
                <text:p>0.832638888888889</text:p>
              </table:table-cell>
              <table:table-cell office:value-type="float" office:value="0.561111111111111">
                <text:p>0.561111111111111</text:p>
              </table:table-cell>
              <table:table-cell office:value-type="float" office:value="0.269490740740741">
                <text:p>0.269490740740741</text:p>
              </table:table-cell>
              <table:table-cell office:value-type="float" office:value="0.833634259259259">
                <text:p>0.833634259259259</text:p>
              </table:table-cell>
              <table:table-cell office:value-type="float" office:value="0.564143518518519">
                <text:p>0.564143518518519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63194444444445">
                <text:p>0.563194444444445</text:p>
              </table:table-cell>
              <table:table-cell office:value-type="float" office:value="0.268125">
                <text:p>0.268125</text:p>
              </table:table-cell>
              <table:table-cell office:value-type="float" office:value="0.834641203703704">
                <text:p>0.834641203703704</text:p>
              </table:table-cell>
              <table:table-cell office:value-type="float" office:value="0.566516203703704">
                <text:p>0.566516203703704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0.26875">
                <text:p>0.26875</text:p>
              </table:table-cell>
              <table:table-cell office:value-type="float" office:value="0.834722222222222">
                <text:p>0.834722222222222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0.266770833333333">
                <text:p>0.266770833333333</text:p>
              </table:table-cell>
              <table:table-cell office:value-type="float" office:value="0.835648148148148">
                <text:p>0.835648148148148</text:p>
              </table:table-cell>
              <table:table-cell office:value-type="float" office:value="0.568877314814815">
                <text:p>0.568877314814815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0.835416666666667">
                <text:p>0.835416666666667</text:p>
              </table:table-cell>
              <table:table-cell office:value-type="float" office:value="0.567361111111111">
                <text:p>0.567361111111111</text:p>
              </table:table-cell>
              <table:table-cell office:value-type="float" office:value="0.265428240740741">
                <text:p>0.265428240740741</text:p>
              </table:table-cell>
              <table:table-cell office:value-type="float" office:value="0.836643518518518">
                <text:p>0.836643518518518</text:p>
              </table:table-cell>
              <table:table-cell office:value-type="float" office:value="0.571215277777778">
                <text:p>0.571215277777778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36805555555555">
                <text:p>0.836805555555555</text:p>
              </table:table-cell>
              <table:table-cell office:value-type="float" office:value="0.570138888888889">
                <text:p>0.570138888888889</text:p>
              </table:table-cell>
              <table:table-cell office:value-type="float" office:value="0.264085648148148">
                <text:p>0.264085648148148</text:p>
              </table:table-cell>
              <table:table-cell office:value-type="float" office:value="0.837650462962963">
                <text:p>0.837650462962963</text:p>
              </table:table-cell>
              <table:table-cell office:value-type="float" office:value="0.573564814814815">
                <text:p>0.573564814814815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0.265277777777778">
                <text:p>0.265277777777778</text:p>
              </table:table-cell>
              <table:table-cell office:value-type="float" office:value="0.8375">
                <text:p>0.8375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0.262766203703704">
                <text:p>0.262766203703704</text:p>
              </table:table-cell>
              <table:table-cell office:value-type="float" office:value="0.838657407407407">
                <text:p>0.838657407407407</text:p>
              </table:table-cell>
              <table:table-cell office:value-type="float" office:value="0.575891203703704">
                <text:p>0.575891203703704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838888888888889">
                <text:p>0.838888888888889</text:p>
              </table:table-cell>
              <table:table-cell office:value-type="float" office:value="0.575">
                <text:p>0.575</text:p>
              </table:table-cell>
              <table:table-cell office:value-type="float" office:value="0.261446759259259">
                <text:p>0.261446759259259</text:p>
              </table:table-cell>
              <table:table-cell office:value-type="float" office:value="0.839664351851852">
                <text:p>0.839664351851852</text:p>
              </table:table-cell>
              <table:table-cell office:value-type="float" office:value="0.578217592592593">
                <text:p>0.578217592592593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0.2625">
                <text:p>0.2625</text:p>
              </table:table-cell>
              <table:table-cell office:value-type="float" office:value="0.839583333333333">
                <text:p>0.839583333333333</text:p>
              </table:table-cell>
              <table:table-cell office:value-type="float" office:value="0.577083333333333">
                <text:p>0.577083333333333</text:p>
              </table:table-cell>
              <table:table-cell office:value-type="float" office:value="0.260127314814815">
                <text:p>0.260127314814815</text:p>
              </table:table-cell>
              <table:table-cell office:value-type="float" office:value="0.840671296296296">
                <text:p>0.840671296296296</text:p>
              </table:table-cell>
              <table:table-cell office:value-type="float" office:value="0.580543981481481">
                <text:p>0.580543981481481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840972222222222">
                <text:p>0.840972222222222</text:p>
              </table:table-cell>
              <table:table-cell office:value-type="float" office:value="0.579861111111111">
                <text:p>0.579861111111111</text:p>
              </table:table-cell>
              <table:table-cell office:value-type="float" office:value="0.258831018518519">
                <text:p>0.258831018518519</text:p>
              </table:table-cell>
              <table:table-cell office:value-type="float" office:value="0.841678240740741">
                <text:p>0.841678240740741</text:p>
              </table:table-cell>
              <table:table-cell office:value-type="float" office:value="0.582847222222222">
                <text:p>0.582847222222222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0.259722222222222">
                <text:p>0.259722222222222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581944444444444">
                <text:p>0.581944444444444</text:p>
              </table:table-cell>
              <table:table-cell office:value-type="float" office:value="0.257546296296296">
                <text:p>0.257546296296296</text:p>
              </table:table-cell>
              <table:table-cell office:value-type="float" office:value="0.842673611111111">
                <text:p>0.842673611111111</text:p>
              </table:table-cell>
              <table:table-cell office:value-type="float" office:value="0.585127314814815">
                <text:p>0.585127314814815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842361111111111">
                <text:p>0.842361111111111</text:p>
              </table:table-cell>
              <table:table-cell office:value-type="float" office:value="0.584027777777778">
                <text:p>0.584027777777778</text:p>
              </table:table-cell>
              <table:table-cell office:value-type="float" office:value="0.256261574074074">
                <text:p>0.256261574074074</text:p>
              </table:table-cell>
              <table:table-cell office:value-type="float" office:value="0.843680555555556">
                <text:p>0.843680555555556</text:p>
              </table:table-cell>
              <table:table-cell office:value-type="float" office:value="0.587418981481481">
                <text:p>0.587418981481481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0.257638888888889">
                <text:p>0.257638888888889</text:p>
              </table:table-cell>
              <table:table-cell office:value-type="float" office:value="0.84375">
                <text:p>0.84375</text:p>
              </table:table-cell>
              <table:table-cell office:value-type="float" office:value="0.586111111111111">
                <text:p>0.586111111111111</text:p>
              </table:table-cell>
              <table:table-cell office:value-type="float" office:value="0.255">
                <text:p>0.255</text:p>
              </table:table-cell>
              <table:table-cell office:value-type="float" office:value="0.8446875">
                <text:p>0.8446875</text:p>
              </table:table-cell>
              <table:table-cell office:value-type="float" office:value="0.5896875">
                <text:p>0.5896875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0.25625">
                <text:p>0.25625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0.588194444444444">
                <text:p>0.588194444444444</text:p>
              </table:table-cell>
              <table:table-cell office:value-type="float" office:value="0.253738425925926">
                <text:p>0.253738425925926</text:p>
              </table:table-cell>
              <table:table-cell office:value-type="float" office:value="0.84568287037037">
                <text:p>0.84568287037037</text:p>
              </table:table-cell>
              <table:table-cell office:value-type="float" office:value="0.591944444444444">
                <text:p>0.591944444444444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0.845833333333333">
                <text:p>0.845833333333333</text:p>
              </table:table-cell>
              <table:table-cell office:value-type="float" office:value="0.590972222222222">
                <text:p>0.590972222222222</text:p>
              </table:table-cell>
              <table:table-cell office:value-type="float" office:value="0.2525">
                <text:p>0.2525</text:p>
              </table:table-cell>
              <table:table-cell office:value-type="float" office:value="0.846678240740741">
                <text:p>0.846678240740741</text:p>
              </table:table-cell>
              <table:table-cell office:value-type="float" office:value="0.594178240740741">
                <text:p>0.594178240740741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0.846527777777778">
                <text:p>0.846527777777778</text:p>
              </table:table-cell>
              <table:table-cell office:value-type="float" office:value="0.593055555555556">
                <text:p>0.593055555555556</text:p>
              </table:table-cell>
              <table:table-cell office:value-type="float" office:value="0.251261574074074">
                <text:p>0.251261574074074</text:p>
              </table:table-cell>
              <table:table-cell office:value-type="float" office:value="0.847685185185185">
                <text:p>0.847685185185185</text:p>
              </table:table-cell>
              <table:table-cell office:value-type="float" office:value="0.596423611111111">
                <text:p>0.596423611111111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847916666666667">
                <text:p>0.847916666666667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250046296296296">
                <text:p>0.250046296296296</text:p>
              </table:table-cell>
              <table:table-cell office:value-type="float" office:value="0.848680555555556">
                <text:p>0.848680555555556</text:p>
              </table:table-cell>
              <table:table-cell office:value-type="float" office:value="0.598634259259259">
                <text:p>0.598634259259259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0.251388888888889">
                <text:p>0.251388888888889</text:p>
              </table:table-cell>
              <table:table-cell office:value-type="float" office:value="0.848611111111111">
                <text:p>0.848611111111111</text:p>
              </table:table-cell>
              <table:table-cell office:value-type="float" office:value="0.597222222222222">
                <text:p>0.597222222222222</text:p>
              </table:table-cell>
              <table:table-cell office:value-type="float" office:value="0.248842592592593">
                <text:p>0.248842592592593</text:p>
              </table:table-cell>
              <table:table-cell office:value-type="float" office:value="0.849675925925926">
                <text:p>0.849675925925926</text:p>
              </table:table-cell>
              <table:table-cell office:value-type="float" office:value="0.600833333333334">
                <text:p>0.600833333333334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0.25">
                <text:p>0.25</text:p>
              </table:table-cell>
              <table:table-cell office:value-type="float" office:value="0.849305555555556">
                <text:p>0.849305555555556</text:p>
              </table:table-cell>
              <table:table-cell office:value-type="float" office:value="0.599305555555556">
                <text:p>0.599305555555556</text:p>
              </table:table-cell>
              <table:table-cell office:value-type="float" office:value="0.247650462962963">
                <text:p>0.247650462962963</text:p>
              </table:table-cell>
              <table:table-cell office:value-type="float" office:value="0.850671296296296">
                <text:p>0.850671296296296</text:p>
              </table:table-cell>
              <table:table-cell office:value-type="float" office:value="0.603020833333333">
                <text:p>0.603020833333333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0.248611111111111">
                <text:p>0.248611111111111</text:p>
              </table:table-cell>
              <table:table-cell office:value-type="float" office:value="0.850694444444444">
                <text:p>0.850694444444444</text:p>
              </table:table-cell>
              <table:table-cell office:value-type="float" office:value="0.602083333333333">
                <text:p>0.602083333333333</text:p>
              </table:table-cell>
              <table:table-cell office:value-type="float" office:value="0.246481481481481">
                <text:p>0.246481481481481</text:p>
              </table:table-cell>
              <table:table-cell office:value-type="float" office:value="0.851655092592593">
                <text:p>0.851655092592593</text:p>
              </table:table-cell>
              <table:table-cell office:value-type="float" office:value="0.605173611111111">
                <text:p>0.605173611111111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.247916666666667">
                <text:p>0.247916666666667</text:p>
              </table:table-cell>
              <table:table-cell office:value-type="float" office:value="0.851388888888889">
                <text:p>0.851388888888889</text:p>
              </table:table-cell>
              <table:table-cell office:value-type="float" office:value="0.603472222222222">
                <text:p>0.603472222222222</text:p>
              </table:table-cell>
              <table:table-cell office:value-type="float" office:value="0.2453125">
                <text:p>0.2453125</text:p>
              </table:table-cell>
              <table:table-cell office:value-type="float" office:value="0.852650462962963">
                <text:p>0.852650462962963</text:p>
              </table:table-cell>
              <table:table-cell office:value-type="float" office:value="0.607337962962963">
                <text:p>0.60733796296296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0.852777777777778">
                <text:p>0.852777777777778</text:p>
              </table:table-cell>
              <table:table-cell office:value-type="float" office:value="0.60625">
                <text:p>0.60625</text:p>
              </table:table-cell>
              <table:table-cell office:value-type="float" office:value="0.244166666666667">
                <text:p>0.244166666666667</text:p>
              </table:table-cell>
              <table:table-cell office:value-type="float" office:value="0.853634259259259">
                <text:p>0.853634259259259</text:p>
              </table:table-cell>
              <table:table-cell office:value-type="float" office:value="0.609467592592593">
                <text:p>0.609467592592593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0.853472222222222">
                <text:p>0.853472222222222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0.243043981481481">
                <text:p>0.243043981481481</text:p>
              </table:table-cell>
              <table:table-cell office:value-type="float" office:value="0.854618055555556">
                <text:p>0.854618055555556</text:p>
              </table:table-cell>
              <table:table-cell office:value-type="float" office:value="0.611574074074074">
                <text:p>0.611574074074074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854861111111111">
                <text:p>0.854861111111111</text:p>
              </table:table-cell>
              <table:table-cell office:value-type="float" office:value="0.610416666666667">
                <text:p>0.610416666666667</text:p>
              </table:table-cell>
              <table:table-cell office:value-type="float" office:value="0.241921296296296">
                <text:p>0.241921296296296</text:p>
              </table:table-cell>
              <table:table-cell office:value-type="float" office:value="0.855601851851852">
                <text:p>0.855601851851852</text:p>
              </table:table-cell>
              <table:table-cell office:value-type="float" office:value="0.613680555555556">
                <text:p>0.613680555555556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0.6125">
                <text:p>0.6125</text:p>
              </table:table-cell>
              <table:table-cell office:value-type="float" office:value="0.240821759259259">
                <text:p>0.240821759259259</text:p>
              </table:table-cell>
              <table:table-cell office:value-type="float" office:value="0.856574074074074">
                <text:p>0.856574074074074</text:p>
              </table:table-cell>
              <table:table-cell office:value-type="float" office:value="0.615752314814815">
                <text:p>0.615752314814815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85625">
                <text:p>0.85625</text:p>
              </table:table-cell>
              <table:table-cell office:value-type="float" office:value="0.614583333333333">
                <text:p>0.614583333333333</text:p>
              </table:table-cell>
              <table:table-cell office:value-type="float" office:value="0.23974537037037">
                <text:p>0.23974537037037</text:p>
              </table:table-cell>
              <table:table-cell office:value-type="float" office:value="0.857546296296296">
                <text:p>0.857546296296296</text:p>
              </table:table-cell>
              <table:table-cell office:value-type="float" office:value="0.617800925925926">
                <text:p>0.61780092592592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0.240972222222222">
                <text:p>0.240972222222222</text:p>
              </table:table-cell>
              <table:table-cell office:value-type="float" office:value="0.857638888888889">
                <text:p>0.857638888888889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238680555555556">
                <text:p>0.238680555555556</text:p>
              </table:table-cell>
              <table:table-cell office:value-type="float" office:value="0.858506944444444">
                <text:p>0.858506944444444</text:p>
              </table:table-cell>
              <table:table-cell office:value-type="float" office:value="0.619826388888889">
                <text:p>0.619826388888889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0.61875">
                <text:p>0.61875</text:p>
              </table:table-cell>
              <table:table-cell office:value-type="float" office:value="0.237638888888889">
                <text:p>0.237638888888889</text:p>
              </table:table-cell>
              <table:table-cell office:value-type="float" office:value="0.859467592592593">
                <text:p>0.859467592592593</text:p>
              </table:table-cell>
              <table:table-cell office:value-type="float" office:value="0.621828703703704">
                <text:p>0.621828703703704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859027777777778">
                <text:p>0.859027777777778</text:p>
              </table:table-cell>
              <table:table-cell office:value-type="float" office:value="0.620138888888889">
                <text:p>0.620138888888889</text:p>
              </table:table-cell>
              <table:table-cell office:value-type="float" office:value="0.236608796296296">
                <text:p>0.236608796296296</text:p>
              </table:table-cell>
              <table:table-cell office:value-type="float" office:value="0.860428240740741">
                <text:p>0.860428240740741</text:p>
              </table:table-cell>
              <table:table-cell office:value-type="float" office:value="0.623819444444444">
                <text:p>0.623819444444444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0.2375">
                <text:p>0.2375</text:p>
              </table:table-cell>
              <table:table-cell office:value-type="float" office:value="0.860416666666667">
                <text:p>0.860416666666667</text:p>
              </table:table-cell>
              <table:table-cell office:value-type="float" office:value="0.622916666666667">
                <text:p>0.622916666666667</text:p>
              </table:table-cell>
              <table:table-cell office:value-type="float" office:value="0.235601851851852">
                <text:p>0.235601851851852</text:p>
              </table:table-cell>
              <table:table-cell office:value-type="float" office:value="0.861377314814815">
                <text:p>0.861377314814815</text:p>
              </table:table-cell>
              <table:table-cell office:value-type="float" office:value="0.625775462962963">
                <text:p>0.625775462962963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.236805555555556">
                <text:p>0.236805555555556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0.624305555555555">
                <text:p>0.624305555555555</text:p>
              </table:table-cell>
              <table:table-cell office:value-type="float" office:value="0.234618055555556">
                <text:p>0.234618055555556</text:p>
              </table:table-cell>
              <table:table-cell office:value-type="float" office:value="0.862326388888889">
                <text:p>0.862326388888889</text:p>
              </table:table-cell>
              <table:table-cell office:value-type="float" office:value="0.627708333333333">
                <text:p>0.627708333333333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8625">
                <text:p>0.8625</text:p>
              </table:table-cell>
              <table:table-cell office:value-type="float" office:value="0.626388888888889">
                <text:p>0.626388888888889</text:p>
              </table:table-cell>
              <table:table-cell office:value-type="float" office:value="0.233645833333333">
                <text:p>0.233645833333333</text:p>
              </table:table-cell>
              <table:table-cell office:value-type="float" office:value="0.863263888888889">
                <text:p>0.863263888888889</text:p>
              </table:table-cell>
              <table:table-cell office:value-type="float" office:value="0.629618055555556">
                <text:p>0.629618055555556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0.234722222222222">
                <text:p>0.234722222222222</text:p>
              </table:table-cell>
              <table:table-cell office:value-type="float" office:value="0.863194444444444">
                <text:p>0.863194444444444</text:p>
              </table:table-cell>
              <table:table-cell office:value-type="float" office:value="0.628472222222222">
                <text:p>0.628472222222222</text:p>
              </table:table-cell>
              <table:table-cell office:value-type="float" office:value="0.232696759259259">
                <text:p>0.232696759259259</text:p>
              </table:table-cell>
              <table:table-cell office:value-type="float" office:value="0.864189814814815">
                <text:p>0.864189814814815</text:p>
              </table:table-cell>
              <table:table-cell office:value-type="float" office:value="0.631493055555556">
                <text:p>0.631493055555556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0.234027777777778">
                <text:p>0.234027777777778</text:p>
              </table:table-cell>
              <table:table-cell office:value-type="float" office:value="0.863888888888889">
                <text:p>0.863888888888889</text:p>
              </table:table-cell>
              <table:table-cell office:value-type="float" office:value="0.629861111111111">
                <text:p>0.629861111111111</text:p>
              </table:table-cell>
              <table:table-cell office:value-type="float" office:value="0.231770833333333">
                <text:p>0.231770833333333</text:p>
              </table:table-cell>
              <table:table-cell office:value-type="float" office:value="0.865115740740741">
                <text:p>0.865115740740741</text:p>
              </table:table-cell>
              <table:table-cell office:value-type="float" office:value="0.633344907407407">
                <text:p>0.633344907407407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63125">
                <text:p>0.63125</text:p>
              </table:table-cell>
              <table:table-cell office:value-type="float" office:value="0.230868055555556">
                <text:p>0.230868055555556</text:p>
              </table:table-cell>
              <table:table-cell office:value-type="float" office:value="0.866030092592593">
                <text:p>0.866030092592593</text:p>
              </table:table-cell>
              <table:table-cell office:value-type="float" office:value="0.635162037037037">
                <text:p>0.635162037037037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0.231944444444444">
                <text:p>0.231944444444444</text:p>
              </table:table-cell>
              <table:table-cell office:value-type="float" office:value="0.865972222222222">
                <text:p>0.865972222222222</text:p>
              </table:table-cell>
              <table:table-cell office:value-type="float" office:value="0.634027777777778">
                <text:p>0.634027777777778</text:p>
              </table:table-cell>
              <table:table-cell office:value-type="float" office:value="0.229988425925926">
                <text:p>0.229988425925926</text:p>
              </table:table-cell>
              <table:table-cell office:value-type="float" office:value="0.86693287037037">
                <text:p>0.86693287037037</text:p>
              </table:table-cell>
              <table:table-cell office:value-type="float" office:value="0.636944444444444">
                <text:p>0.636944444444444</text:p>
              </table:table-cell>
            </table:table-row>
            <table:table-row>
              <table:table-cell office:value-type="float" office:value="42506">
                <text:p>42510</text:p>
              </table:table-cell>
              <table:table-cell office:value-type="float" office:value="0.23125">
                <text:p>0.2312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0.229131944444444">
                <text:p>0.229131944444444</text:p>
              </table:table-cell>
              <table:table-cell office:value-type="float" office:value="0.867824074074074">
                <text:p>0.867824074074074</text:p>
              </table:table-cell>
              <table:table-cell office:value-type="float" office:value="0.63869212962963">
                <text:p>0.63869212962963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0.230555555555556">
                <text:p>0.230555555555556</text:p>
              </table:table-cell>
              <table:table-cell office:value-type="float" office:value="0.867361111111111">
                <text:p>0.867361111111111</text:p>
              </table:table-cell>
              <table:table-cell office:value-type="float" office:value="0.636805555555556">
                <text:p>0.636805555555556</text:p>
              </table:table-cell>
              <table:table-cell office:value-type="float" office:value="0.228298611111111">
                <text:p>0.228298611111111</text:p>
              </table:table-cell>
              <table:table-cell office:value-type="float" office:value="0.868715277777778">
                <text:p>0.868715277777778</text:p>
              </table:table-cell>
              <table:table-cell office:value-type="float" office:value="0.640416666666667">
                <text:p>0.640416666666667</text:p>
              </table:table-cell>
            </table:table-row>
            <table:table-row>
              <table:table-cell office:value-type="float" office:value="42508">
                <text:p>42510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86875">
                <text:p>0.86875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227476851851852">
                <text:p>0.227476851851852</text:p>
              </table:table-cell>
              <table:table-cell office:value-type="float" office:value="0.869583333333333">
                <text:p>0.869583333333333</text:p>
              </table:table-cell>
              <table:table-cell office:value-type="float" office:value="0.642106481481482">
                <text:p>0.64210648148148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0.869444444444444">
                <text:p>0.869444444444444</text:p>
              </table:table-cell>
              <table:table-cell office:value-type="float" office:value="0.640972222222222">
                <text:p>0.640972222222222</text:p>
              </table:table-cell>
              <table:table-cell office:value-type="float" office:value="0.226689814814815">
                <text:p>0.226689814814815</text:p>
              </table:table-cell>
              <table:table-cell office:value-type="float" office:value="0.870451388888889">
                <text:p>0.870451388888889</text:p>
              </table:table-cell>
              <table:table-cell office:value-type="float" office:value="0.643761574074074">
                <text:p>0.64376157407407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870138888888889">
                <text:p>0.870138888888889</text:p>
              </table:table-cell>
              <table:table-cell office:value-type="float" office:value="0.642361111111111">
                <text:p>0.642361111111111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871296296296296">
                <text:p>0.871296296296296</text:p>
              </table:table-cell>
              <table:table-cell office:value-type="float" office:value="0.64537037037037">
                <text:p>0.64537037037037</text:p>
              </table:table-cell>
            </table:table-row>
            <table:table-row>
              <table:table-cell office:value-type="float" office:value="42511">
                <text:p>42510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64375">
                <text:p>0.64375</text:p>
              </table:table-cell>
              <table:table-cell office:value-type="float" office:value="0.225185185185185">
                <text:p>0.225185185185185</text:p>
              </table:table-cell>
              <table:table-cell office:value-type="float" office:value="0.872141203703704">
                <text:p>0.872141203703704</text:p>
              </table:table-cell>
              <table:table-cell office:value-type="float" office:value="0.646956018518519">
                <text:p>0.646956018518519</text:p>
              </table:table-cell>
            </table:table-row>
            <table:table-row>
              <table:table-cell office:value-type="float" office:value="42512">
                <text:p>42510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871527777777778">
                <text:p>0.871527777777778</text:p>
              </table:table-cell>
              <table:table-cell office:value-type="float" office:value="0.645138888888889">
                <text:p>0.645138888888889</text:p>
              </table:table-cell>
              <table:table-cell office:value-type="float" office:value="0.224467592592593">
                <text:p>0.224467592592593</text:p>
              </table:table-cell>
              <table:table-cell office:value-type="float" office:value="0.872962962962963">
                <text:p>0.872962962962963</text:p>
              </table:table-cell>
              <table:table-cell office:value-type="float" office:value="0.64849537037037">
                <text:p>0.64849537037037</text:p>
              </table:table-cell>
            </table:table-row>
            <table:table-row>
              <table:table-cell office:value-type="float" office:value="42513">
                <text:p>42510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872916666666667">
                <text:p>0.872916666666667</text:p>
              </table:table-cell>
              <table:table-cell office:value-type="float" office:value="0.647222222222222">
                <text:p>0.647222222222222</text:p>
              </table:table-cell>
              <table:table-cell office:value-type="float" office:value="0.223784722222222">
                <text:p>0.223784722222222</text:p>
              </table:table-cell>
              <table:table-cell office:value-type="float" office:value="0.873773148148148">
                <text:p>0.873773148148148</text:p>
              </table:table-cell>
              <table:table-cell office:value-type="float" office:value="0.649988425925926">
                <text:p>0.649988425925926</text:p>
              </table:table-cell>
            </table:table-row>
            <table:table-row>
              <table:table-cell office:value-type="float" office:value="42514">
                <text:p>42510</text:p>
              </table:table-cell>
              <table:table-cell office:value-type="float" office:value="0.225">
                <text:p>0.225</text:p>
              </table:table-cell>
              <table:table-cell office:value-type="float" office:value="0.873611111111111">
                <text:p>0.873611111111111</text:p>
              </table:table-cell>
              <table:table-cell office:value-type="float" office:value="0.648611111111111">
                <text:p>0.648611111111111</text:p>
              </table:table-cell>
              <table:table-cell office:value-type="float" office:value="0.223113425925926">
                <text:p>0.223113425925926</text:p>
              </table:table-cell>
              <table:table-cell office:value-type="float" office:value="0.874571759259259">
                <text:p>0.874571759259259</text:p>
              </table:table-cell>
              <table:table-cell office:value-type="float" office:value="0.651458333333333">
                <text:p>0.651458333333333</text:p>
              </table:table-cell>
            </table:table-row>
            <table:table-row>
              <table:table-cell office:value-type="float" office:value="42515">
                <text:p>42520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874305555555556">
                <text:p>0.874305555555556</text:p>
              </table:table-cell>
              <table:table-cell office:value-type="float" office:value="0.65">
                <text:p>0.65</text:p>
              </table:table-cell>
              <table:table-cell office:value-type="float" office:value="0.222476851851852">
                <text:p>0.222476851851852</text:p>
              </table:table-cell>
              <table:table-cell office:value-type="float" office:value="0.875358796296296">
                <text:p>0.875358796296296</text:p>
              </table:table-cell>
              <table:table-cell office:value-type="float" office:value="0.652881944444445">
                <text:p>0.652881944444445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875">
                <text:p>0.875</text:p>
              </table:table-cell>
              <table:table-cell office:value-type="float" office:value="0.651388888888889">
                <text:p>0.651388888888889</text:p>
              </table:table-cell>
              <table:table-cell office:value-type="float" office:value="0.221875">
                <text:p>0.221875</text:p>
              </table:table-cell>
              <table:table-cell office:value-type="float" office:value="0.876122685185185">
                <text:p>0.876122685185185</text:p>
              </table:table-cell>
              <table:table-cell office:value-type="float" office:value="0.654247685185185">
                <text:p>0.654247685185185</text:p>
              </table:table-cell>
            </table:table-row>
            <table:table-row>
              <table:table-cell office:value-type="float" office:value="42517">
                <text:p>42520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875694444444444">
                <text:p>0.875694444444444</text:p>
              </table:table-cell>
              <table:table-cell office:value-type="float" office:value="0.652083333333333">
                <text:p>0.652083333333333</text:p>
              </table:table-cell>
              <table:table-cell office:value-type="float" office:value="0.221284722222222">
                <text:p>0.221284722222222</text:p>
              </table:table-cell>
              <table:table-cell office:value-type="float" office:value="0.876875">
                <text:p>0.876875</text:p>
              </table:table-cell>
              <table:table-cell office:value-type="float" office:value="0.655590277777778">
                <text:p>0.655590277777778</text:p>
              </table:table-cell>
            </table:table-row>
            <table:table-row>
              <table:table-cell office:value-type="float" office:value="42518">
                <text:p>42520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876388888888889">
                <text:p>0.876388888888889</text:p>
              </table:table-cell>
              <table:table-cell office:value-type="float" office:value="0.653472222222223">
                <text:p>0.653472222222223</text:p>
              </table:table-cell>
              <table:table-cell office:value-type="float" office:value="0.220729166666667">
                <text:p>0.220729166666667</text:p>
              </table:table-cell>
              <table:table-cell office:value-type="float" office:value="0.877604166666667">
                <text:p>0.877604166666667</text:p>
              </table:table-cell>
              <table:table-cell office:value-type="float" office:value="0.656875">
                <text:p>0.656875</text:p>
              </table:table-cell>
            </table:table-row>
            <table:table-row>
              <table:table-cell office:value-type="float" office:value="42519">
                <text:p>4252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77083333333333">
                <text:p>0.877083333333333</text:p>
              </table:table-cell>
              <table:table-cell office:value-type="float" office:value="0.654861111111111">
                <text:p>0.654861111111111</text:p>
              </table:table-cell>
              <table:table-cell office:value-type="float" office:value="0.220208333333333">
                <text:p>0.220208333333333</text:p>
              </table:table-cell>
              <table:table-cell office:value-type="float" office:value="0.878321759259259">
                <text:p>0.878321759259259</text:p>
              </table:table-cell>
              <table:table-cell office:value-type="float" office:value="0.658113425925926">
                <text:p>0.658113425925926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0.221527777777778">
                <text:p>0.221527777777778</text:p>
              </table:table-cell>
              <table:table-cell office:value-type="float" office:value="0.877777777777778">
                <text:p>0.877777777777778</text:p>
              </table:table-cell>
              <table:table-cell office:value-type="float" office:value="0.65625">
                <text:p>0.65625</text:p>
              </table:table-cell>
              <table:table-cell office:value-type="float" office:value="0.219710648148148">
                <text:p>0.219710648148148</text:p>
              </table:table-cell>
              <table:table-cell office:value-type="float" office:value="0.879016203703704">
                <text:p>0.879016203703704</text:p>
              </table:table-cell>
              <table:table-cell office:value-type="float" office:value="0.659305555555556">
                <text:p>0.659305555555556</text:p>
              </table:table-cell>
            </table:table-row>
            <table:table-row>
              <table:table-cell office:value-type="float" office:value="42521">
                <text:p>42520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878472222222222">
                <text:p>0.878472222222222</text:p>
              </table:table-cell>
              <table:table-cell office:value-type="float" office:value="0.657638888888889">
                <text:p>0.657638888888889</text:p>
              </table:table-cell>
              <table:table-cell office:value-type="float" office:value="0.219236111111111">
                <text:p>0.219236111111111</text:p>
              </table:table-cell>
              <table:table-cell office:value-type="float" office:value="0.879699074074074">
                <text:p>0.879699074074074</text:p>
              </table:table-cell>
              <table:table-cell office:value-type="float" office:value="0.660462962962963">
                <text:p>0.660462962962963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218796296296296">
                <text:p>0.218796296296296</text:p>
              </table:table-cell>
              <table:table-cell office:value-type="float" office:value="0.880358796296296">
                <text:p>0.880358796296296</text:p>
              </table:table-cell>
              <table:table-cell office:value-type="float" office:value="0.6615625">
                <text:p>0.6615625</text:p>
              </table:table-cell>
            </table:table-row>
            <table:table-row>
              <table:table-cell office:value-type="float" office:value="42523">
                <text:p>42520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879861111111111">
                <text:p>0.879861111111111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218391203703704">
                <text:p>0.218391203703704</text:p>
              </table:table-cell>
              <table:table-cell office:value-type="float" office:value="0.88099537037037">
                <text:p>0.88099537037037</text:p>
              </table:table-cell>
              <table:table-cell office:value-type="float" office:value="0.662604166666667">
                <text:p>0.662604166666667</text:p>
              </table:table-cell>
            </table:table-row>
            <table:table-row>
              <table:table-cell office:value-type="float" office:value="42524">
                <text:p>42520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880555555555556">
                <text:p>0.880555555555556</text:p>
              </table:table-cell>
              <table:table-cell office:value-type="float" office:value="0.660416666666667">
                <text:p>0.660416666666667</text:p>
              </table:table-cell>
              <table:table-cell office:value-type="float" office:value="0.218009259259259">
                <text:p>0.218009259259259</text:p>
              </table:table-cell>
              <table:table-cell office:value-type="float" office:value="0.881608796296296">
                <text:p>0.881608796296296</text:p>
              </table:table-cell>
              <table:table-cell office:value-type="float" office:value="0.663599537037037">
                <text:p>0.663599537037037</text:p>
              </table:table-cell>
            </table:table-row>
            <table:table-row>
              <table:table-cell office:value-type="float" office:value="42525">
                <text:p>42530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88125">
                <text:p>0.88125</text:p>
              </table:table-cell>
              <table:table-cell office:value-type="float" office:value="0.661805555555556">
                <text:p>0.661805555555556</text:p>
              </table:table-cell>
              <table:table-cell office:value-type="float" office:value="0.217650462962963">
                <text:p>0.217650462962963</text:p>
              </table:table-cell>
              <table:table-cell office:value-type="float" office:value="0.882199074074074">
                <text:p>0.882199074074074</text:p>
              </table:table-cell>
              <table:table-cell office:value-type="float" office:value="0.664548611111111">
                <text:p>0.664548611111111</text:p>
              </table:table-cell>
            </table:table-row>
            <table:table-row>
              <table:table-cell office:value-type="float" office:value="42526">
                <text:p>42530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88125">
                <text:p>0.88125</text:p>
              </table:table-cell>
              <table:table-cell office:value-type="float" office:value="0.661805555555556">
                <text:p>0.661805555555556</text:p>
              </table:table-cell>
              <table:table-cell office:value-type="float" office:value="0.217326388888889">
                <text:p>0.217326388888889</text:p>
              </table:table-cell>
              <table:table-cell office:value-type="float" office:value="0.882766203703704">
                <text:p>0.882766203703704</text:p>
              </table:table-cell>
              <table:table-cell office:value-type="float" office:value="0.665439814814815">
                <text:p>0.665439814814815</text:p>
              </table:table-cell>
            </table:table-row>
            <table:table-row>
              <table:table-cell office:value-type="float" office:value="42527">
                <text:p>42530</text:p>
              </table:table-cell>
              <table:table-cell office:value-type="float" office:value="0.21875">
                <text:p>0.21875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0.663194444444444">
                <text:p>0.663194444444444</text:p>
              </table:table-cell>
              <table:table-cell office:value-type="float" office:value="0.217037037037037">
                <text:p>0.217037037037037</text:p>
              </table:table-cell>
              <table:table-cell office:value-type="float" office:value="0.883321759259259">
                <text:p>0.883321759259259</text:p>
              </table:table-cell>
              <table:table-cell office:value-type="float" office:value="0.666284722222222">
                <text:p>0.666284722222222</text:p>
              </table:table-cell>
            </table:table-row>
            <table:table-row>
              <table:table-cell office:value-type="float" office:value="42528">
                <text:p>42530</text:p>
              </table:table-cell>
              <table:table-cell office:value-type="float" office:value="0.21875">
                <text:p>0.21875</text:p>
              </table:table-cell>
              <table:table-cell office:value-type="float" office:value="0.882638888888889">
                <text:p>0.882638888888889</text:p>
              </table:table-cell>
              <table:table-cell office:value-type="float" office:value="0.663888888888889">
                <text:p>0.663888888888889</text:p>
              </table:table-cell>
              <table:table-cell office:value-type="float" office:value="0.216782407407407">
                <text:p>0.216782407407407</text:p>
              </table:table-cell>
              <table:table-cell office:value-type="float" office:value="0.883842592592593">
                <text:p>0.883842592592593</text:p>
              </table:table-cell>
              <table:table-cell office:value-type="float" office:value="0.667060185185185">
                <text:p>0.667060185185185</text:p>
              </table:table-cell>
            </table:table-row>
            <table:table-row>
              <table:table-cell office:value-type="float" office:value="42529">
                <text:p>4253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65277777777778">
                <text:p>0.665277777777778</text:p>
              </table:table-cell>
              <table:table-cell office:value-type="float" office:value="0.216550925925926">
                <text:p>0.216550925925926</text:p>
              </table:table-cell>
              <table:table-cell office:value-type="float" office:value="0.884340277777778">
                <text:p>0.884340277777778</text:p>
              </table:table-cell>
              <table:table-cell office:value-type="float" office:value="0.667789351851852">
                <text:p>0.667789351851852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65277777777778">
                <text:p>0.665277777777778</text:p>
              </table:table-cell>
              <table:table-cell office:value-type="float" office:value="0.216342592592593">
                <text:p>0.216342592592593</text:p>
              </table:table-cell>
              <table:table-cell office:value-type="float" office:value="0.884814814814815">
                <text:p>0.884814814814815</text:p>
              </table:table-cell>
              <table:table-cell office:value-type="float" office:value="0.668472222222222">
                <text:p>0.668472222222222</text:p>
              </table:table-cell>
            </table:table-row>
            <table:table-row>
              <table:table-cell office:value-type="float" office:value="42531">
                <text:p>4253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4027777777778">
                <text:p>0.884027777777778</text:p>
              </table:table-cell>
              <table:table-cell office:value-type="float" office:value="0.665972222222222">
                <text:p>0.665972222222222</text:p>
              </table:table-cell>
              <table:table-cell office:value-type="float" office:value="0.216180555555556">
                <text:p>0.216180555555556</text:p>
              </table:table-cell>
              <table:table-cell office:value-type="float" office:value="0.885266203703704">
                <text:p>0.885266203703704</text:p>
              </table:table-cell>
              <table:table-cell office:value-type="float" office:value="0.669085648148148">
                <text:p>0.669085648148148</text:p>
              </table:table-cell>
            </table:table-row>
            <table:table-row>
              <table:table-cell office:value-type="float" office:value="42532">
                <text:p>4253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4722222222222">
                <text:p>0.8847222222222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16041666666667">
                <text:p>0.216041666666667</text:p>
              </table:table-cell>
              <table:table-cell office:value-type="float" office:value="0.885694444444444">
                <text:p>0.885694444444444</text:p>
              </table:table-cell>
              <table:table-cell office:value-type="float" office:value="0.669652777777778">
                <text:p>0.669652777777778</text:p>
              </table:table-cell>
            </table:table-row>
            <table:table-row>
              <table:table-cell office:value-type="float" office:value="42533">
                <text:p>4253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4722222222222">
                <text:p>0.884722222222222</text:p>
              </table:table-cell>
              <table:table-cell office:value-type="float" office:value="0.667361111111111">
                <text:p>0.667361111111111</text:p>
              </table:table-cell>
              <table:table-cell office:value-type="float" office:value="0.215925925925926">
                <text:p>0.215925925925926</text:p>
              </table:table-cell>
              <table:table-cell office:value-type="float" office:value="0.886087962962963">
                <text:p>0.886087962962963</text:p>
              </table:table-cell>
              <table:table-cell office:value-type="float" office:value="0.670162037037037">
                <text:p>0.670162037037037</text:p>
              </table:table-cell>
            </table:table-row>
            <table:table-row>
              <table:table-cell office:value-type="float" office:value="42534">
                <text:p>4253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668055555555555">
                <text:p>0.668055555555555</text:p>
              </table:table-cell>
              <table:table-cell office:value-type="float" office:value="0.215856481481481">
                <text:p>0.215856481481481</text:p>
              </table:table-cell>
              <table:table-cell office:value-type="float" office:value="0.886458333333333">
                <text:p>0.886458333333333</text:p>
              </table:table-cell>
              <table:table-cell office:value-type="float" office:value="0.670601851851852">
                <text:p>0.67060185185185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668055555555555">
                <text:p>0.668055555555555</text:p>
              </table:table-cell>
              <table:table-cell office:value-type="float" office:value="0.215810185185185">
                <text:p>0.215810185185185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7099537037037">
                <text:p>0.67099537037037</text:p>
              </table:table-cell>
            </table:table-row>
            <table:table-row>
              <table:table-cell office:value-type="float" office:value="42536">
                <text:p>4254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875">
                <text:p>0.66875</text:p>
              </table:table-cell>
              <table:table-cell office:value-type="float" office:value="0.215787037037037">
                <text:p>0.215787037037037</text:p>
              </table:table-cell>
              <table:table-cell office:value-type="float" office:value="0.887118055555555">
                <text:p>0.887118055555555</text:p>
              </table:table-cell>
              <table:table-cell office:value-type="float" office:value="0.671331018518518">
                <text:p>0.671331018518518</text:p>
              </table:table-cell>
            </table:table-row>
            <table:table-row>
              <table:table-cell office:value-type="float" office:value="42537">
                <text:p>4254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875">
                <text:p>0.66875</text:p>
              </table:table-cell>
              <table:table-cell office:value-type="float" office:value="0.215810185185185">
                <text:p>0.215810185185185</text:p>
              </table:table-cell>
              <table:table-cell office:value-type="float" office:value="0.887395833333333">
                <text:p>0.887395833333333</text:p>
              </table:table-cell>
              <table:table-cell office:value-type="float" office:value="0.671585648148148">
                <text:p>0.671585648148148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5856481481481">
                <text:p>0.215856481481481</text:p>
              </table:table-cell>
              <table:table-cell office:value-type="float" office:value="0.887650462962963">
                <text:p>0.887650462962963</text:p>
              </table:table-cell>
              <table:table-cell office:value-type="float" office:value="0.671793981481481">
                <text:p>0.671793981481481</text:p>
              </table:table-cell>
            </table:table-row>
            <table:table-row>
              <table:table-cell office:value-type="float" office:value="42539">
                <text:p>4254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5925925925926">
                <text:p>0.215925925925926</text:p>
              </table:table-cell>
              <table:table-cell office:value-type="float" office:value="0.887881944444445">
                <text:p>0.887881944444445</text:p>
              </table:table-cell>
              <table:table-cell office:value-type="float" office:value="0.671956018518519">
                <text:p>0.671956018518519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030092592593">
                <text:p>0.216030092592593</text:p>
              </table:table-cell>
              <table:table-cell office:value-type="float" office:value="0.888078703703704">
                <text:p>0.888078703703704</text:p>
              </table:table-cell>
              <table:table-cell office:value-type="float" office:value="0.672048611111111">
                <text:p>0.672048611111111</text:p>
              </table:table-cell>
            </table:table-row>
            <table:table-row>
              <table:table-cell office:value-type="float" office:value="42541">
                <text:p>4254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168981481481">
                <text:p>0.216168981481481</text:p>
              </table:table-cell>
              <table:table-cell office:value-type="float" office:value="0.888252314814815">
                <text:p>0.888252314814815</text:p>
              </table:table-cell>
              <table:table-cell office:value-type="float" office:value="0.672083333333333">
                <text:p>0.672083333333333</text:p>
              </table:table-cell>
            </table:table-row>
            <table:table-row>
              <table:table-cell office:value-type="float" office:value="42542">
                <text:p>4254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75">
                <text:p>0.8875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331018518518">
                <text:p>0.216331018518518</text:p>
              </table:table-cell>
              <table:table-cell office:value-type="float" office:value="0.88837962962963">
                <text:p>0.88837962962963</text:p>
              </table:table-cell>
              <table:table-cell office:value-type="float" office:value="0.672048611111111">
                <text:p>0.672048611111111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75">
                <text:p>0.8875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527777777778">
                <text:p>0.216527777777778</text:p>
              </table:table-cell>
              <table:table-cell office:value-type="float" office:value="0.88849537037037">
                <text:p>0.88849537037037</text:p>
              </table:table-cell>
              <table:table-cell office:value-type="float" office:value="0.671967592592593">
                <text:p>0.671967592592593</text:p>
              </table:table-cell>
            </table:table-row>
            <table:table-row>
              <table:table-cell office:value-type="float" office:value="42544">
                <text:p>4254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75">
                <text:p>0.8875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747685185185">
                <text:p>0.216747685185185</text:p>
              </table:table-cell>
              <table:table-cell office:value-type="float" office:value="0.888564814814815">
                <text:p>0.888564814814815</text:p>
              </table:table-cell>
              <table:table-cell office:value-type="float" office:value="0.67181712962963">
                <text:p>0.67181712962963</text:p>
              </table:table-cell>
            </table:table-row>
            <table:table-row>
              <table:table-cell office:value-type="float" office:value="42545">
                <text:p>42550</text:p>
              </table:table-cell>
              <table:table-cell office:value-type="float" office:value="0.21875">
                <text:p>0.21875</text:p>
              </table:table-cell>
              <table:table-cell office:value-type="float" office:value="0.8875">
                <text:p>0.8875</text:p>
              </table:table-cell>
              <table:table-cell office:value-type="float" office:value="0.66875">
                <text:p>0.66875</text:p>
              </table:table-cell>
              <table:table-cell office:value-type="float" office:value="0.217002314814815">
                <text:p>0.217002314814815</text:p>
              </table:table-cell>
              <table:table-cell office:value-type="float" office:value="0.888611111111111">
                <text:p>0.888611111111111</text:p>
              </table:table-cell>
              <table:table-cell office:value-type="float" office:value="0.671608796296296">
                <text:p>0.671608796296296</text:p>
              </table:table-cell>
            </table:table-row>
            <table:table-row>
              <table:table-cell office:value-type="float" office:value="42546">
                <text:p>42550</text:p>
              </table:table-cell>
              <table:table-cell office:value-type="float" office:value="0.21875">
                <text:p>0.21875</text:p>
              </table:table-cell>
              <table:table-cell office:value-type="float" office:value="0.8875">
                <text:p>0.8875</text:p>
              </table:table-cell>
              <table:table-cell office:value-type="float" office:value="0.66875">
                <text:p>0.66875</text:p>
              </table:table-cell>
              <table:table-cell office:value-type="float" office:value="0.217280092592593">
                <text:p>0.217280092592593</text:p>
              </table:table-cell>
              <table:table-cell office:value-type="float" office:value="0.888622685185185">
                <text:p>0.888622685185185</text:p>
              </table:table-cell>
              <table:table-cell office:value-type="float" office:value="0.671342592592593">
                <text:p>0.671342592592593</text:p>
              </table:table-cell>
            </table:table-row>
            <table:table-row>
              <table:table-cell office:value-type="float" office:value="42547">
                <text:p>42550</text:p>
              </table:table-cell>
              <table:table-cell office:value-type="float" office:value="0.21875">
                <text:p>0.21875</text:p>
              </table:table-cell>
              <table:table-cell office:value-type="float" office:value="0.8875">
                <text:p>0.8875</text:p>
              </table:table-cell>
              <table:table-cell office:value-type="float" office:value="0.66875">
                <text:p>0.66875</text:p>
              </table:table-cell>
              <table:table-cell office:value-type="float" office:value="0.217581018518518">
                <text:p>0.217581018518518</text:p>
              </table:table-cell>
              <table:table-cell office:value-type="float" office:value="0.888611111111111">
                <text:p>0.888611111111111</text:p>
              </table:table-cell>
              <table:table-cell office:value-type="float" office:value="0.671030092592593">
                <text:p>0.671030092592593</text:p>
              </table:table-cell>
            </table:table-row>
            <table:table-row>
              <table:table-cell office:value-type="float" office:value="42548">
                <text:p>42550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8875">
                <text:p>0.8875</text:p>
              </table:table-cell>
              <table:table-cell office:value-type="float" office:value="0.668055555555556">
                <text:p>0.668055555555556</text:p>
              </table:table-cell>
              <table:table-cell office:value-type="float" office:value="0.217916666666667">
                <text:p>0.217916666666667</text:p>
              </table:table-cell>
              <table:table-cell office:value-type="float" office:value="0.888564814814815">
                <text:p>0.888564814814815</text:p>
              </table:table-cell>
              <table:table-cell office:value-type="float" office:value="0.670648148148148">
                <text:p>0.670648148148148</text:p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8875">
                <text:p>0.8875</text:p>
              </table:table-cell>
              <table:table-cell office:value-type="float" office:value="0.668055555555556">
                <text:p>0.668055555555556</text:p>
              </table:table-cell>
              <table:table-cell office:value-type="float" office:value="0.218287037037037">
                <text:p>0.218287037037037</text:p>
              </table:table-cell>
              <table:table-cell office:value-type="float" office:value="0.888483796296296">
                <text:p>0.888483796296296</text:p>
              </table:table-cell>
              <table:table-cell office:value-type="float" office:value="0.670196759259259">
                <text:p>0.670196759259259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8875">
                <text:p>0.8875</text:p>
              </table:table-cell>
              <table:table-cell office:value-type="float" office:value="0.667361111111111">
                <text:p>0.667361111111111</text:p>
              </table:table-cell>
              <table:table-cell office:value-type="float" office:value="0.218668981481481">
                <text:p>0.218668981481481</text:p>
              </table:table-cell>
              <table:table-cell office:value-type="float" office:value="0.888368055555556">
                <text:p>0.888368055555556</text:p>
              </table:table-cell>
              <table:table-cell office:value-type="float" office:value="0.669699074074074">
                <text:p>0.669699074074074</text:p>
              </table:table-cell>
            </table:table-row>
            <table:table-row>
              <table:table-cell office:value-type="float" office:value="42551">
                <text:p>42550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19085648148148">
                <text:p>0.219085648148148</text:p>
              </table:table-cell>
              <table:table-cell office:value-type="float" office:value="0.888229166666667">
                <text:p>0.888229166666667</text:p>
              </table:table-cell>
              <table:table-cell office:value-type="float" office:value="0.669143518518519">
                <text:p>0.669143518518519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5972222222222">
                <text:p>0.665972222222222</text:p>
              </table:table-cell>
              <table:table-cell office:value-type="float" office:value="0.219525462962963">
                <text:p>0.219525462962963</text:p>
              </table:table-cell>
              <table:table-cell office:value-type="float" office:value="0.888055555555555">
                <text:p>0.888055555555555</text:p>
              </table:table-cell>
              <table:table-cell office:value-type="float" office:value="0.668530092592593">
                <text:p>0.668530092592593</text:p>
              </table:table-cell>
            </table:table-row>
            <table:table-row>
              <table:table-cell office:value-type="float" office:value="42553">
                <text:p>42550</text:p>
              </table:table-cell>
              <table:table-cell office:value-type="float" office:value="0.221527777777778">
                <text:p>0.221527777777778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5277777777778">
                <text:p>0.665277777777778</text:p>
              </table:table-cell>
              <table:table-cell office:value-type="float" office:value="0.219988425925926">
                <text:p>0.219988425925926</text:p>
              </table:table-cell>
              <table:table-cell office:value-type="float" office:value="0.887847222222222">
                <text:p>0.887847222222222</text:p>
              </table:table-cell>
              <table:table-cell office:value-type="float" office:value="0.667858796296296">
                <text:p>0.667858796296296</text:p>
              </table:table-cell>
            </table:table-row>
            <table:table-row>
              <table:table-cell office:value-type="float" office:value="42554">
                <text:p>42550</text:p>
              </table:table-cell>
              <table:table-cell office:value-type="float" office:value="0.221527777777778">
                <text:p>0.221527777777778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4583333333333">
                <text:p>0.664583333333333</text:p>
              </table:table-cell>
              <table:table-cell office:value-type="float" office:value="0.220474537037037">
                <text:p>0.220474537037037</text:p>
              </table:table-cell>
              <table:table-cell office:value-type="float" office:value="0.887615740740741">
                <text:p>0.887615740740741</text:p>
              </table:table-cell>
              <table:table-cell office:value-type="float" office:value="0.667141203703704">
                <text:p>0.667141203703704</text:p>
              </table:table-cell>
            </table:table-row>
            <table:table-row>
              <table:table-cell office:value-type="float" office:value="42555">
                <text:p>4256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3888888888889">
                <text:p>0.663888888888889</text:p>
              </table:table-cell>
              <table:table-cell office:value-type="float" office:value="0.220983796296296">
                <text:p>0.220983796296296</text:p>
              </table:table-cell>
              <table:table-cell office:value-type="float" office:value="0.887349537037037">
                <text:p>0.887349537037037</text:p>
              </table:table-cell>
              <table:table-cell office:value-type="float" office:value="0.666365740740741">
                <text:p>0.666365740740741</text:p>
              </table:table-cell>
            </table:table-row>
            <table:table-row>
              <table:table-cell office:value-type="float" office:value="42556">
                <text:p>42560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3194444444444">
                <text:p>0.663194444444444</text:p>
              </table:table-cell>
              <table:table-cell office:value-type="float" office:value="0.221516203703704">
                <text:p>0.221516203703704</text:p>
              </table:table-cell>
              <table:table-cell office:value-type="float" office:value="0.887048611111111">
                <text:p>0.887048611111111</text:p>
              </table:table-cell>
              <table:table-cell office:value-type="float" office:value="0.665532407407407">
                <text:p>0.665532407407407</text:p>
              </table:table-cell>
            </table:table-row>
            <table:table-row>
              <table:table-cell office:value-type="float" office:value="42557">
                <text:p>42560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6625">
                <text:p>0.6625</text:p>
              </table:table-cell>
              <table:table-cell office:value-type="float" office:value="0.222071759259259">
                <text:p>0.222071759259259</text:p>
              </table:table-cell>
              <table:table-cell office:value-type="float" office:value="0.886724537037037">
                <text:p>0.886724537037037</text:p>
              </table:table-cell>
              <table:table-cell office:value-type="float" office:value="0.664652777777778">
                <text:p>0.664652777777778</text:p>
              </table:table-cell>
            </table:table-row>
            <table:table-row>
              <table:table-cell office:value-type="float" office:value="42558">
                <text:p>42560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661805555555556">
                <text:p>0.661805555555556</text:p>
              </table:table-cell>
              <table:table-cell office:value-type="float" office:value="0.222650462962963">
                <text:p>0.222650462962963</text:p>
              </table:table-cell>
              <table:table-cell office:value-type="float" office:value="0.886365740740741">
                <text:p>0.886365740740741</text:p>
              </table:table-cell>
              <table:table-cell office:value-type="float" office:value="0.663715277777778">
                <text:p>0.663715277777778</text:p>
              </table:table-cell>
            </table:table-row>
            <table:table-row>
              <table:table-cell office:value-type="float" office:value="42559">
                <text:p>42560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884722222222222">
                <text:p>0.884722222222222</text:p>
              </table:table-cell>
              <table:table-cell office:value-type="float" office:value="0.660416666666667">
                <text:p>0.660416666666667</text:p>
              </table:table-cell>
              <table:table-cell office:value-type="float" office:value="0.223252314814815">
                <text:p>0.223252314814815</text:p>
              </table:table-cell>
              <table:table-cell office:value-type="float" office:value="0.885972222222222">
                <text:p>0.885972222222222</text:p>
              </table:table-cell>
              <table:table-cell office:value-type="float" office:value="0.662719907407407">
                <text:p>0.662719907407407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0.225">
                <text:p>0.225</text:p>
              </table:table-cell>
              <table:table-cell office:value-type="float" office:value="0.884722222222222">
                <text:p>0.884722222222222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223865740740741">
                <text:p>0.223865740740741</text:p>
              </table:table-cell>
              <table:table-cell office:value-type="float" office:value="0.885555555555555">
                <text:p>0.885555555555555</text:p>
              </table:table-cell>
              <table:table-cell office:value-type="float" office:value="0.661689814814815">
                <text:p>0.661689814814815</text:p>
              </table:table-cell>
            </table:table-row>
            <table:table-row>
              <table:table-cell office:value-type="float" office:value="42561">
                <text:p>42560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884027777777778">
                <text:p>0.884027777777778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224502314814815">
                <text:p>0.224502314814815</text:p>
              </table:table-cell>
              <table:table-cell office:value-type="float" office:value="0.885115740740741">
                <text:p>0.885115740740741</text:p>
              </table:table-cell>
              <table:table-cell office:value-type="float" office:value="0.660613425925926">
                <text:p>0.660613425925926</text:p>
              </table:table-cell>
            </table:table-row>
            <table:table-row>
              <table:table-cell office:value-type="float" office:value="42562">
                <text:p>42560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56944444444444">
                <text:p>0.656944444444444</text:p>
              </table:table-cell>
              <table:table-cell office:value-type="float" office:value="0.225162037037037">
                <text:p>0.225162037037037</text:p>
              </table:table-cell>
              <table:table-cell office:value-type="float" office:value="0.88462962962963">
                <text:p>0.88462962962963</text:p>
              </table:table-cell>
              <table:table-cell office:value-type="float" office:value="0.659467592592593">
                <text:p>0.659467592592593</text:p>
              </table:table-cell>
            </table:table-row>
            <table:table-row>
              <table:table-cell office:value-type="float" office:value="42563">
                <text:p>42560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5625">
                <text:p>0.65625</text:p>
              </table:table-cell>
              <table:table-cell office:value-type="float" office:value="0.225833333333333">
                <text:p>0.225833333333333</text:p>
              </table:table-cell>
              <table:table-cell office:value-type="float" office:value="0.884131944444444">
                <text:p>0.884131944444444</text:p>
              </table:table-cell>
              <table:table-cell office:value-type="float" office:value="0.658298611111111">
                <text:p>0.658298611111111</text:p>
              </table:table-cell>
            </table:table-row>
            <table:table-row>
              <table:table-cell office:value-type="float" office:value="42564">
                <text:p>42560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882638888888889">
                <text:p>0.882638888888889</text:p>
              </table:table-cell>
              <table:table-cell office:value-type="float" office:value="0.654861111111111">
                <text:p>0.654861111111111</text:p>
              </table:table-cell>
              <table:table-cell office:value-type="float" office:value="0.226527777777778">
                <text:p>0.226527777777778</text:p>
              </table:table-cell>
              <table:table-cell office:value-type="float" office:value="0.883587962962963">
                <text:p>0.883587962962963</text:p>
              </table:table-cell>
              <table:table-cell office:value-type="float" office:value="0.657060185185185">
                <text:p>0.657060185185185</text:p>
              </table:table-cell>
            </table:table-row>
            <table:table-row>
              <table:table-cell office:value-type="float" office:value="42565">
                <text:p>42570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0.653472222222222">
                <text:p>0.653472222222222</text:p>
              </table:table-cell>
              <table:table-cell office:value-type="float" office:value="0.227233796296296">
                <text:p>0.227233796296296</text:p>
              </table:table-cell>
              <table:table-cell office:value-type="float" office:value="0.883032407407407">
                <text:p>0.883032407407407</text:p>
              </table:table-cell>
              <table:table-cell office:value-type="float" office:value="0.655798611111111">
                <text:p>0.655798611111111</text:p>
              </table:table-cell>
            </table:table-row>
            <table:table-row>
              <table:table-cell office:value-type="float" office:value="42566">
                <text:p>42570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88125">
                <text:p>0.88125</text:p>
              </table:table-cell>
              <table:table-cell office:value-type="float" office:value="0.652083333333333">
                <text:p>0.652083333333333</text:p>
              </table:table-cell>
              <table:table-cell office:value-type="float" office:value="0.227962962962963">
                <text:p>0.227962962962963</text:p>
              </table:table-cell>
              <table:table-cell office:value-type="float" office:value="0.88244212962963">
                <text:p>0.88244212962963</text:p>
              </table:table-cell>
              <table:table-cell office:value-type="float" office:value="0.654479166666667">
                <text:p>0.654479166666667</text:p>
              </table:table-cell>
            </table:table-row>
            <table:table-row>
              <table:table-cell office:value-type="float" office:value="42567">
                <text:p>42570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880555555555556">
                <text:p>0.880555555555556</text:p>
              </table:table-cell>
              <table:table-cell office:value-type="float" office:value="0.650694444444444">
                <text:p>0.650694444444444</text:p>
              </table:table-cell>
              <table:table-cell office:value-type="float" office:value="0.228703703703704">
                <text:p>0.228703703703704</text:p>
              </table:table-cell>
              <table:table-cell office:value-type="float" office:value="0.88181712962963">
                <text:p>0.88181712962963</text:p>
              </table:table-cell>
              <table:table-cell office:value-type="float" office:value="0.653113425925926">
                <text:p>0.653113425925926</text:p>
              </table:table-cell>
            </table:table-row>
            <table:table-row>
              <table:table-cell office:value-type="float" office:value="42568">
                <text:p>42570</text:p>
              </table:table-cell>
              <table:table-cell office:value-type="float" office:value="0.230555555555556">
                <text:p>0.230555555555556</text:p>
              </table:table-cell>
              <table:table-cell office:value-type="float" office:value="0.879861111111111">
                <text:p>0.879861111111111</text:p>
              </table:table-cell>
              <table:table-cell office:value-type="float" office:value="0.649305555555556">
                <text:p>0.649305555555556</text:p>
              </table:table-cell>
              <table:table-cell office:value-type="float" office:value="0.229467592592593">
                <text:p>0.229467592592593</text:p>
              </table:table-cell>
              <table:table-cell office:value-type="float" office:value="0.881168981481482">
                <text:p>0.881168981481482</text:p>
              </table:table-cell>
              <table:table-cell office:value-type="float" office:value="0.651701388888889">
                <text:p>0.651701388888889</text:p>
              </table:table-cell>
            </table:table-row>
            <table:table-row>
              <table:table-cell office:value-type="float" office:value="42569">
                <text:p>42570</text:p>
              </table:table-cell>
              <table:table-cell office:value-type="float" office:value="0.23125">
                <text:p>0.23125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647916666666667">
                <text:p>0.647916666666667</text:p>
              </table:table-cell>
              <table:table-cell office:value-type="float" office:value="0.230231481481482">
                <text:p>0.230231481481482</text:p>
              </table:table-cell>
              <table:table-cell office:value-type="float" office:value="0.880497685185185">
                <text:p>0.880497685185185</text:p>
              </table:table-cell>
              <table:table-cell office:value-type="float" office:value="0.650266203703704">
                <text:p>0.650266203703704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0.231944444444444">
                <text:p>0.231944444444444</text:p>
              </table:table-cell>
              <table:table-cell office:value-type="float" office:value="0.878472222222222">
                <text:p>0.878472222222222</text:p>
              </table:table-cell>
              <table:table-cell office:value-type="float" office:value="0.646527777777778">
                <text:p>0.646527777777778</text:p>
              </table:table-cell>
              <table:table-cell office:value-type="float" office:value="0.231018518518518">
                <text:p>0.231018518518518</text:p>
              </table:table-cell>
              <table:table-cell office:value-type="float" office:value="0.879803240740741">
                <text:p>0.879803240740741</text:p>
              </table:table-cell>
              <table:table-cell office:value-type="float" office:value="0.648784722222222">
                <text:p>0.648784722222222</text:p>
              </table:table-cell>
            </table:table-row>
            <table:table-row>
              <table:table-cell office:value-type="float" office:value="42571">
                <text:p>42570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877777777777778">
                <text:p>0.877777777777778</text:p>
              </table:table-cell>
              <table:table-cell office:value-type="float" office:value="0.645138888888889">
                <text:p>0.645138888888889</text:p>
              </table:table-cell>
              <table:table-cell office:value-type="float" office:value="0.23181712962963">
                <text:p>0.23181712962963</text:p>
              </table:table-cell>
              <table:table-cell office:value-type="float" office:value="0.879074074074074">
                <text:p>0.879074074074074</text:p>
              </table:table-cell>
              <table:table-cell office:value-type="float" office:value="0.647256944444445">
                <text:p>0.647256944444445</text:p>
              </table:table-cell>
            </table:table-row>
            <table:table-row>
              <table:table-cell office:value-type="float" office:value="42572">
                <text:p>4257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877083333333333">
                <text:p>0.877083333333333</text:p>
              </table:table-cell>
              <table:table-cell office:value-type="float" office:value="0.64375">
                <text:p>0.64375</text:p>
              </table:table-cell>
              <table:table-cell office:value-type="float" office:value="0.232627314814815">
                <text:p>0.232627314814815</text:p>
              </table:table-cell>
              <table:table-cell office:value-type="float" office:value="0.878321759259259">
                <text:p>0.878321759259259</text:p>
              </table:table-cell>
              <table:table-cell office:value-type="float" office:value="0.645694444444444">
                <text:p>0.645694444444444</text:p>
              </table:table-cell>
            </table:table-row>
            <table:table-row>
              <table:table-cell office:value-type="float" office:value="42573">
                <text:p>42570</text:p>
              </table:table-cell>
              <table:table-cell office:value-type="float" office:value="0.234027777777778">
                <text:p>0.234027777777778</text:p>
              </table:table-cell>
              <table:table-cell office:value-type="float" office:value="0.876388888888889">
                <text:p>0.876388888888889</text:p>
              </table:table-cell>
              <table:table-cell office:value-type="float" office:value="0.642361111111111">
                <text:p>0.642361111111111</text:p>
              </table:table-cell>
              <table:table-cell office:value-type="float" office:value="0.233449074074074">
                <text:p>0.233449074074074</text:p>
              </table:table-cell>
              <table:table-cell office:value-type="float" office:value="0.877546296296296">
                <text:p>0.877546296296296</text:p>
              </table:table-cell>
              <table:table-cell office:value-type="float" office:value="0.644097222222222">
                <text:p>0.644097222222222</text:p>
              </table:table-cell>
            </table:table-row>
            <table:table-row>
              <table:table-cell office:value-type="float" office:value="42574">
                <text:p>42570</text:p>
              </table:table-cell>
              <table:table-cell office:value-type="float" office:value="0.235416666666667">
                <text:p>0.235416666666667</text:p>
              </table:table-cell>
              <table:table-cell office:value-type="float" office:value="0.875694444444444">
                <text:p>0.875694444444444</text:p>
              </table:table-cell>
              <table:table-cell office:value-type="float" office:value="0.640277777777778">
                <text:p>0.640277777777778</text:p>
              </table:table-cell>
              <table:table-cell office:value-type="float" office:value="0.234282407407407">
                <text:p>0.234282407407407</text:p>
              </table:table-cell>
              <table:table-cell office:value-type="float" office:value="0.876747685185185">
                <text:p>0.876747685185185</text:p>
              </table:table-cell>
              <table:table-cell office:value-type="float" office:value="0.642465277777778">
                <text:p>0.642465277777778</text:p>
              </table:table-cell>
            </table:table-row>
            <table:table-row>
              <table:table-cell office:value-type="float" office:value="42575">
                <text:p>42580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875">
                <text:p>0.875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235127314814815">
                <text:p>0.235127314814815</text:p>
              </table:table-cell>
              <table:table-cell office:value-type="float" office:value="0.875925925925926">
                <text:p>0.875925925925926</text:p>
              </table:table-cell>
              <table:table-cell office:value-type="float" office:value="0.640798611111111">
                <text:p>0.640798611111111</text:p>
              </table:table-cell>
            </table:table-row>
            <table:table-row>
              <table:table-cell office:value-type="float" office:value="42576">
                <text:p>42580</text:p>
              </table:table-cell>
              <table:table-cell office:value-type="float" office:value="0.236805555555556">
                <text:p>0.236805555555556</text:p>
              </table:table-cell>
              <table:table-cell office:value-type="float" office:value="0.874305555555556">
                <text:p>0.874305555555556</text:p>
              </table:table-cell>
              <table:table-cell office:value-type="float" office:value="0.6375">
                <text:p>0.6375</text:p>
              </table:table-cell>
              <table:table-cell office:value-type="float" office:value="0.235972222222222">
                <text:p>0.235972222222222</text:p>
              </table:table-cell>
              <table:table-cell office:value-type="float" office:value="0.875081018518519">
                <text:p>0.875081018518519</text:p>
              </table:table-cell>
              <table:table-cell office:value-type="float" office:value="0.639108796296296">
                <text:p>0.639108796296296</text:p>
              </table:table-cell>
            </table:table-row>
            <table:table-row>
              <table:table-cell office:value-type="float" office:value="42577">
                <text:p>42580</text:p>
              </table:table-cell>
              <table:table-cell office:value-type="float" office:value="0.2375">
                <text:p>0.2375</text:p>
              </table:table-cell>
              <table:table-cell office:value-type="float" office:value="0.872916666666667">
                <text:p>0.872916666666667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0.236840277777778">
                <text:p>0.236840277777778</text:p>
              </table:table-cell>
              <table:table-cell office:value-type="float" office:value="0.874212962962963">
                <text:p>0.874212962962963</text:p>
              </table:table-cell>
              <table:table-cell office:value-type="float" office:value="0.637372685185185">
                <text:p>0.637372685185185</text:p>
              </table:table-cell>
            </table:table-row>
            <table:table-row>
              <table:table-cell office:value-type="float" office:value="42578">
                <text:p>42580</text:p>
              </table:table-cell>
              <table:table-cell office:value-type="float" office:value="0.238194444444444">
                <text:p>0.238194444444444</text:p>
              </table:table-cell>
              <table:table-cell office:value-type="float" office:value="0.872222222222222">
                <text:p>0.872222222222222</text:p>
              </table:table-cell>
              <table:table-cell office:value-type="float" office:value="0.634027777777778">
                <text:p>0.634027777777778</text:p>
              </table:table-cell>
              <table:table-cell office:value-type="float" office:value="0.237708333333333">
                <text:p>0.237708333333333</text:p>
              </table:table-cell>
              <table:table-cell office:value-type="float" office:value="0.873310185185185">
                <text:p>0.873310185185185</text:p>
              </table:table-cell>
              <table:table-cell office:value-type="float" office:value="0.635601851851852">
                <text:p>0.635601851851852</text:p>
              </table:table-cell>
            </table:table-row>
            <table:table-row>
              <table:table-cell office:value-type="float" office:value="42579">
                <text:p>42580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871527777777778">
                <text:p>0.871527777777778</text:p>
              </table:table-cell>
              <table:table-cell office:value-type="float" office:value="0.631944444444445">
                <text:p>0.631944444444445</text:p>
              </table:table-cell>
              <table:table-cell office:value-type="float" office:value="0.238587962962963">
                <text:p>0.238587962962963</text:p>
              </table:table-cell>
              <table:table-cell office:value-type="float" office:value="0.872395833333333">
                <text:p>0.872395833333333</text:p>
              </table:table-cell>
              <table:table-cell office:value-type="float" office:value="0.63380787037037">
                <text:p>0.63380787037037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870138888888889">
                <text:p>0.870138888888889</text:p>
              </table:table-cell>
              <table:table-cell office:value-type="float" office:value="0.629861111111111">
                <text:p>0.629861111111111</text:p>
              </table:table-cell>
              <table:table-cell office:value-type="float" office:value="0.239479166666667">
                <text:p>0.239479166666667</text:p>
              </table:table-cell>
              <table:table-cell office:value-type="float" office:value="0.871458333333333">
                <text:p>0.871458333333333</text:p>
              </table:table-cell>
              <table:table-cell office:value-type="float" office:value="0.631979166666667">
                <text:p>0.631979166666667</text:p>
              </table:table-cell>
            </table:table-row>
            <table:table-row>
              <table:table-cell office:value-type="float" office:value="42581">
                <text:p>42580</text:p>
              </table:table-cell>
              <table:table-cell office:value-type="float" office:value="0.240972222222222">
                <text:p>0.240972222222222</text:p>
              </table:table-cell>
              <table:table-cell office:value-type="float" office:value="0.869444444444444">
                <text:p>0.869444444444444</text:p>
              </table:table-cell>
              <table:table-cell office:value-type="float" office:value="0.628472222222222">
                <text:p>0.628472222222222</text:p>
              </table:table-cell>
              <table:table-cell office:value-type="float" office:value="0.24037037037037">
                <text:p>0.24037037037037</text:p>
              </table:table-cell>
              <table:table-cell office:value-type="float" office:value="0.870509259259259">
                <text:p>0.870509259259259</text:p>
              </table:table-cell>
              <table:table-cell office:value-type="float" office:value="0.630138888888889">
                <text:p>0.630138888888889</text:p>
              </table:table-cell>
            </table:table-row>
            <table:table-row>
              <table:table-cell office:value-type="float" office:value="42582">
                <text:p>42580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86875">
                <text:p>0.86875</text:p>
              </table:table-cell>
              <table:table-cell office:value-type="float" office:value="0.627083333333333">
                <text:p>0.627083333333333</text:p>
              </table:table-cell>
              <table:table-cell office:value-type="float" office:value="0.241273148148148">
                <text:p>0.241273148148148</text:p>
              </table:table-cell>
              <table:table-cell office:value-type="float" office:value="0.869525462962963">
                <text:p>0.869525462962963</text:p>
              </table:table-cell>
              <table:table-cell office:value-type="float" office:value="0.628252314814815">
                <text:p>0.628252314814815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867361111111111">
                <text:p>0.867361111111111</text:p>
              </table:table-cell>
              <table:table-cell office:value-type="float" office:value="0.624305555555556">
                <text:p>0.624305555555556</text:p>
              </table:table-cell>
              <table:table-cell office:value-type="float" office:value="0.242175925925926">
                <text:p>0.242175925925926</text:p>
              </table:table-cell>
              <table:table-cell office:value-type="float" office:value="0.868530092592593">
                <text:p>0.868530092592593</text:p>
              </table:table-cell>
              <table:table-cell office:value-type="float" office:value="0.626354166666667">
                <text:p>0.626354166666667</text:p>
              </table:table-cell>
            </table:table-row>
            <table:table-row>
              <table:table-cell office:value-type="float" office:value="42584">
                <text:p>42580</text:p>
              </table:table-cell>
              <table:table-cell office:value-type="float" office:value="0.24375">
                <text:p>0.2437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22916666666667">
                <text:p>0.622916666666667</text:p>
              </table:table-cell>
              <table:table-cell office:value-type="float" office:value="0.243090277777778">
                <text:p>0.243090277777778</text:p>
              </table:table-cell>
              <table:table-cell office:value-type="float" office:value="0.867511574074074">
                <text:p>0.867511574074074</text:p>
              </table:table-cell>
              <table:table-cell office:value-type="float" office:value="0.624421296296296">
                <text:p>0.624421296296296</text:p>
              </table:table-cell>
            </table:table-row>
            <table:table-row>
              <table:table-cell office:value-type="float" office:value="42585">
                <text:p>42590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865277777777778">
                <text:p>0.865277777777778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0.24400462962963">
                <text:p>0.24400462962963</text:p>
              </table:table-cell>
              <table:table-cell office:value-type="float" office:value="0.866469907407407">
                <text:p>0.866469907407407</text:p>
              </table:table-cell>
              <table:table-cell office:value-type="float" office:value="0.622465277777778">
                <text:p>0.622465277777778</text:p>
              </table:table-cell>
            </table:table-row>
            <table:table-row>
              <table:table-cell office:value-type="float" office:value="42586">
                <text:p>42590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61875">
                <text:p>0.61875</text:p>
              </table:table-cell>
              <table:table-cell office:value-type="float" office:value="0.244918981481481">
                <text:p>0.244918981481481</text:p>
              </table:table-cell>
              <table:table-cell office:value-type="float" office:value="0.865416666666667">
                <text:p>0.865416666666667</text:p>
              </table:table-cell>
              <table:table-cell office:value-type="float" office:value="0.620497685185185">
                <text:p>0.620497685185185</text:p>
              </table:table-cell>
            </table:table-row>
            <table:table-row>
              <table:table-cell office:value-type="float" office:value="42587">
                <text:p>42590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0.863194444444444">
                <text:p>0.863194444444444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245844907407407">
                <text:p>0.245844907407407</text:p>
              </table:table-cell>
              <table:table-cell office:value-type="float" office:value="0.864340277777778">
                <text:p>0.864340277777778</text:p>
              </table:table-cell>
              <table:table-cell office:value-type="float" office:value="0.61849537037037">
                <text:p>0.61849537037037</text:p>
              </table:table-cell>
            </table:table-row>
            <table:table-row>
              <table:table-cell office:value-type="float" office:value="42588">
                <text:p>42590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8625">
                <text:p>0.8625</text:p>
              </table:table-cell>
              <table:table-cell office:value-type="float" office:value="0.615277777777778">
                <text:p>0.615277777777778</text:p>
              </table:table-cell>
              <table:table-cell office:value-type="float" office:value="0.246782407407407">
                <text:p>0.246782407407407</text:p>
              </table:table-cell>
              <table:table-cell office:value-type="float" office:value="0.863240740740741">
                <text:p>0.863240740740741</text:p>
              </table:table-cell>
              <table:table-cell office:value-type="float" office:value="0.616458333333333">
                <text:p>0.616458333333333</text:p>
              </table:table-cell>
            </table:table-row>
            <table:table-row>
              <table:table-cell office:value-type="float" office:value="42589">
                <text:p>42590</text:p>
              </table:table-cell>
              <table:table-cell office:value-type="float" office:value="0.248611111111111">
                <text:p>0.248611111111111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0.6125">
                <text:p>0.6125</text:p>
              </table:table-cell>
              <table:table-cell office:value-type="float" office:value="0.247708333333333">
                <text:p>0.247708333333333</text:p>
              </table:table-cell>
              <table:table-cell office:value-type="float" office:value="0.862141203703704">
                <text:p>0.862141203703704</text:p>
              </table:table-cell>
              <table:table-cell office:value-type="float" office:value="0.61443287037037">
                <text:p>0.61443287037037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0.249305555555556">
                <text:p>0.249305555555556</text:p>
              </table:table-cell>
              <table:table-cell office:value-type="float" office:value="0.860416666666667">
                <text:p>0.86041666666666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248645833333333">
                <text:p>0.248645833333333</text:p>
              </table:table-cell>
              <table:table-cell office:value-type="float" office:value="0.861006944444445">
                <text:p>0.861006944444445</text:p>
              </table:table-cell>
              <table:table-cell office:value-type="float" office:value="0.612361111111111">
                <text:p>0.612361111111111</text:p>
              </table:table-cell>
            </table:table-row>
            <table:table-row>
              <table:table-cell office:value-type="float" office:value="42591">
                <text:p>42590</text:p>
              </table:table-cell>
              <table:table-cell office:value-type="float" office:value="0.25">
                <text:p>0.25</text:p>
              </table:table-cell>
              <table:table-cell office:value-type="float" office:value="0.859722222222222">
                <text:p>0.859722222222222</text:p>
              </table:table-cell>
              <table:table-cell office:value-type="float" office:value="0.609722222222222">
                <text:p>0.609722222222222</text:p>
              </table:table-cell>
              <table:table-cell office:value-type="float" office:value="0.249594907407407">
                <text:p>0.249594907407407</text:p>
              </table:table-cell>
              <table:table-cell office:value-type="float" office:value="0.859872685185185">
                <text:p>0.859872685185185</text:p>
              </table:table-cell>
              <table:table-cell office:value-type="float" office:value="0.610277777777778">
                <text:p>0.610277777777778</text:p>
              </table:table-cell>
            </table:table-row>
            <table:table-row>
              <table:table-cell office:value-type="float" office:value="42592">
                <text:p>4259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0.250532407407407">
                <text:p>0.250532407407407</text:p>
              </table:table-cell>
              <table:table-cell office:value-type="float" office:value="0.858703703703704">
                <text:p>0.858703703703704</text:p>
              </table:table-cell>
              <table:table-cell office:value-type="float" office:value="0.608171296296296">
                <text:p>0.608171296296296</text:p>
              </table:table-cell>
            </table:table-row>
            <table:table-row>
              <table:table-cell office:value-type="float" office:value="42593">
                <text:p>42590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856944444444444">
                <text:p>0.856944444444444</text:p>
              </table:table-cell>
              <table:table-cell office:value-type="float" office:value="0.604861111111111">
                <text:p>0.604861111111111</text:p>
              </table:table-cell>
              <table:table-cell office:value-type="float" office:value="0.251481481481481">
                <text:p>0.251481481481481</text:p>
              </table:table-cell>
              <table:table-cell office:value-type="float" office:value="0.857534722222222">
                <text:p>0.857534722222222</text:p>
              </table:table-cell>
              <table:table-cell office:value-type="float" office:value="0.606053240740741">
                <text:p>0.606053240740741</text:p>
              </table:table-cell>
            </table:table-row>
            <table:table-row>
              <table:table-cell office:value-type="float" office:value="42594">
                <text:p>42590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0.602777777777778">
                <text:p>0.602777777777778</text:p>
              </table:table-cell>
              <table:table-cell office:value-type="float" office:value="0.252418981481482">
                <text:p>0.252418981481482</text:p>
              </table:table-cell>
              <table:table-cell office:value-type="float" office:value="0.856342592592593">
                <text:p>0.856342592592593</text:p>
              </table:table-cell>
              <table:table-cell office:value-type="float" office:value="0.603923611111111">
                <text:p>0.603923611111111</text:p>
              </table:table-cell>
            </table:table-row>
            <table:table-row>
              <table:table-cell office:value-type="float" office:value="42595">
                <text:p>42600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">
                <text:p>0.6</text:p>
              </table:table-cell>
              <table:table-cell office:value-type="float" office:value="0.253368055555556">
                <text:p>0.253368055555556</text:p>
              </table:table-cell>
              <table:table-cell office:value-type="float" office:value="0.855138888888889">
                <text:p>0.855138888888889</text:p>
              </table:table-cell>
              <table:table-cell office:value-type="float" office:value="0.601770833333333">
                <text:p>0.601770833333333</text:p>
              </table:table-cell>
            </table:table-row>
            <table:table-row>
              <table:table-cell office:value-type="float" office:value="42596">
                <text:p>42600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0.852777777777778">
                <text:p>0.852777777777778</text:p>
              </table:table-cell>
              <table:table-cell office:value-type="float" office:value="0.597916666666667">
                <text:p>0.597916666666667</text:p>
              </table:table-cell>
              <table:table-cell office:value-type="float" office:value="0.25431712962963">
                <text:p>0.25431712962963</text:p>
              </table:table-cell>
              <table:table-cell office:value-type="float" office:value="0.853923611111111">
                <text:p>0.853923611111111</text:p>
              </table:table-cell>
              <table:table-cell office:value-type="float" office:value="0.599606481481481">
                <text:p>0.599606481481481</text:p>
              </table:table-cell>
            </table:table-row>
            <table:table-row>
              <table:table-cell office:value-type="float" office:value="42597">
                <text:p>42600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852083333333333">
                <text:p>0.852083333333333</text:p>
              </table:table-cell>
              <table:table-cell office:value-type="float" office:value="0.596527777777778">
                <text:p>0.596527777777778</text:p>
              </table:table-cell>
              <table:table-cell office:value-type="float" office:value="0.255266203703704">
                <text:p>0.255266203703704</text:p>
              </table:table-cell>
              <table:table-cell office:value-type="float" office:value="0.852696759259259">
                <text:p>0.852696759259259</text:p>
              </table:table-cell>
              <table:table-cell office:value-type="float" office:value="0.597430555555555">
                <text:p>0.597430555555555</text:p>
              </table:table-cell>
            </table:table-row>
            <table:table-row>
              <table:table-cell office:value-type="float" office:value="42598">
                <text:p>42600</text:p>
              </table:table-cell>
              <table:table-cell office:value-type="float" office:value="0.256944444444444">
                <text:p>0.256944444444444</text:p>
              </table:table-cell>
              <table:table-cell office:value-type="float" office:value="0.850694444444444">
                <text:p>0.850694444444444</text:p>
              </table:table-cell>
              <table:table-cell office:value-type="float" office:value="0.59375">
                <text:p>0.59375</text:p>
              </table:table-cell>
              <table:table-cell office:value-type="float" office:value="0.256226851851852">
                <text:p>0.256226851851852</text:p>
              </table:table-cell>
              <table:table-cell office:value-type="float" office:value="0.851446759259259">
                <text:p>0.851446759259259</text:p>
              </table:table-cell>
              <table:table-cell office:value-type="float" office:value="0.595219907407407">
                <text:p>0.595219907407407</text:p>
              </table:table-cell>
            </table:table-row>
            <table:table-row>
              <table:table-cell office:value-type="float" office:value="42599">
                <text:p>42600</text:p>
              </table:table-cell>
              <table:table-cell office:value-type="float" office:value="0.257638888888889">
                <text:p>0.257638888888889</text:p>
              </table:table-cell>
              <table:table-cell office:value-type="float" office:value="0.849305555555556">
                <text:p>0.849305555555556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257175925925926">
                <text:p>0.257175925925926</text:p>
              </table:table-cell>
              <table:table-cell office:value-type="float" office:value="0.850196759259259">
                <text:p>0.850196759259259</text:p>
              </table:table-cell>
              <table:table-cell office:value-type="float" office:value="0.593020833333333">
                <text:p>0.593020833333333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259027777777778">
                <text:p>0.259027777777778</text:p>
              </table:table-cell>
              <table:table-cell office:value-type="float" office:value="0.847916666666667">
                <text:p>0.847916666666667</text:p>
              </table:table-cell>
              <table:table-cell office:value-type="float" office:value="0.588888888888889">
                <text:p>0.588888888888889</text:p>
              </table:table-cell>
              <table:table-cell office:value-type="float" office:value="0.258125">
                <text:p>0.258125</text:p>
              </table:table-cell>
              <table:table-cell office:value-type="float" office:value="0.848923611111111">
                <text:p>0.848923611111111</text:p>
              </table:table-cell>
              <table:table-cell office:value-type="float" office:value="0.590798611111111">
                <text:p>0.590798611111111</text:p>
              </table:table-cell>
            </table:table-row>
            <table:table-row>
              <table:table-cell office:value-type="float" office:value="42601">
                <text:p>42600</text:p>
              </table:table-cell>
              <table:table-cell office:value-type="float" office:value="0.259722222222222">
                <text:p>0.259722222222222</text:p>
              </table:table-cell>
              <table:table-cell office:value-type="float" office:value="0.846527777777778">
                <text:p>0.846527777777778</text:p>
              </table:table-cell>
              <table:table-cell office:value-type="float" office:value="0.586805555555556">
                <text:p>0.586805555555556</text:p>
              </table:table-cell>
              <table:table-cell office:value-type="float" office:value="0.259085648148148">
                <text:p>0.259085648148148</text:p>
              </table:table-cell>
              <table:table-cell office:value-type="float" office:value="0.847650462962963">
                <text:p>0.847650462962963</text:p>
              </table:table-cell>
              <table:table-cell office:value-type="float" office:value="0.588564814814815">
                <text:p>0.588564814814815</text:p>
              </table:table-cell>
            </table:table-row>
            <table:table-row>
              <table:table-cell office:value-type="float" office:value="42602">
                <text:p>42600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0.845833333333333">
                <text:p>0.845833333333333</text:p>
              </table:table-cell>
              <table:table-cell office:value-type="float" office:value="0.585416666666667">
                <text:p>0.585416666666667</text:p>
              </table:table-cell>
              <table:table-cell office:value-type="float" office:value="0.260034722222222">
                <text:p>0.260034722222222</text:p>
              </table:table-cell>
              <table:table-cell office:value-type="float" office:value="0.846354166666667">
                <text:p>0.846354166666667</text:p>
              </table:table-cell>
              <table:table-cell office:value-type="float" office:value="0.586319444444444">
                <text:p>0.586319444444444</text:p>
              </table:table-cell>
            </table:table-row>
            <table:table-row>
              <table:table-cell office:value-type="float" office:value="42603">
                <text:p>42600</text:p>
              </table:table-cell>
              <table:table-cell office:value-type="float" office:value="0.261805555555556">
                <text:p>0.261805555555556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0.582638888888889">
                <text:p>0.582638888888889</text:p>
              </table:table-cell>
              <table:table-cell office:value-type="float" office:value="0.26099537037037">
                <text:p>0.26099537037037</text:p>
              </table:table-cell>
              <table:table-cell office:value-type="float" office:value="0.845046296296296">
                <text:p>0.845046296296296</text:p>
              </table:table-cell>
              <table:table-cell office:value-type="float" office:value="0.584050925925926">
                <text:p>0.584050925925926</text:p>
              </table:table-cell>
            </table:table-row>
            <table:table-row>
              <table:table-cell office:value-type="float" office:value="42604">
                <text:p>42600</text:p>
              </table:table-cell>
              <table:table-cell office:value-type="float" office:value="0.2625">
                <text:p>0.2625</text:p>
              </table:table-cell>
              <table:table-cell office:value-type="float" office:value="0.843055555555556">
                <text:p>0.843055555555556</text:p>
              </table:table-cell>
              <table:table-cell office:value-type="float" office:value="0.580555555555555">
                <text:p>0.580555555555555</text:p>
              </table:table-cell>
              <table:table-cell office:value-type="float" office:value="0.261944444444444">
                <text:p>0.261944444444444</text:p>
              </table:table-cell>
              <table:table-cell office:value-type="float" office:value="0.843738425925926">
                <text:p>0.843738425925926</text:p>
              </table:table-cell>
              <table:table-cell office:value-type="float" office:value="0.581793981481481">
                <text:p>0.581793981481481</text:p>
              </table:table-cell>
            </table:table-row>
            <table:table-row>
              <table:table-cell office:value-type="float" office:value="42605">
                <text:p>42610</text:p>
              </table:table-cell>
              <table:table-cell office:value-type="float" office:value="0.263194444444444">
                <text:p>0.263194444444444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578472222222222">
                <text:p>0.578472222222222</text:p>
              </table:table-cell>
              <table:table-cell office:value-type="float" office:value="0.262905092592593">
                <text:p>0.262905092592593</text:p>
              </table:table-cell>
              <table:table-cell office:value-type="float" office:value="0.842418981481482">
                <text:p>0.842418981481482</text:p>
              </table:table-cell>
              <table:table-cell office:value-type="float" office:value="0.579513888888889">
                <text:p>0.579513888888889</text:p>
              </table:table-cell>
            </table:table-row>
            <table:table-row>
              <table:table-cell office:value-type="float" office:value="42606">
                <text:p>42610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840277777777778">
                <text:p>0.840277777777778</text:p>
              </table:table-cell>
              <table:table-cell office:value-type="float" office:value="0.575694444444445">
                <text:p>0.575694444444445</text:p>
              </table:table-cell>
              <table:table-cell office:value-type="float" office:value="0.263854166666667">
                <text:p>0.263854166666667</text:p>
              </table:table-cell>
              <table:table-cell office:value-type="float" office:value="0.841076388888889">
                <text:p>0.841076388888889</text:p>
              </table:table-cell>
              <table:table-cell office:value-type="float" office:value="0.577222222222222">
                <text:p>0.577222222222222</text:p>
              </table:table-cell>
            </table:table-row>
            <table:table-row>
              <table:table-cell office:value-type="float" office:value="42607">
                <text:p>42610</text:p>
              </table:table-cell>
              <table:table-cell office:value-type="float" office:value="0.265277777777778">
                <text:p>0.265277777777778</text:p>
              </table:table-cell>
              <table:table-cell office:value-type="float" office:value="0.838888888888889">
                <text:p>0.838888888888889</text:p>
              </table:table-cell>
              <table:table-cell office:value-type="float" office:value="0.573611111111111">
                <text:p>0.573611111111111</text:p>
              </table:table-cell>
              <table:table-cell office:value-type="float" office:value="0.264814814814815">
                <text:p>0.264814814814815</text:p>
              </table:table-cell>
              <table:table-cell office:value-type="float" office:value="0.839733796296296">
                <text:p>0.839733796296296</text:p>
              </table:table-cell>
              <table:table-cell office:value-type="float" office:value="0.574918981481481">
                <text:p>0.574918981481481</text:p>
              </table:table-cell>
            </table:table-row>
            <table:table-row>
              <table:table-cell office:value-type="float" office:value="42608">
                <text:p>4261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375">
                <text:p>0.8375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0.265763888888889">
                <text:p>0.265763888888889</text:p>
              </table:table-cell>
              <table:table-cell office:value-type="float" office:value="0.838391203703704">
                <text:p>0.838391203703704</text:p>
              </table:table-cell>
              <table:table-cell office:value-type="float" office:value="0.572627314814815">
                <text:p>0.572627314814815</text:p>
              </table:table-cell>
            </table:table-row>
            <table:table-row>
              <table:table-cell office:value-type="float" office:value="42609">
                <text:p>42610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0.836111111111111">
                <text:p>0.836111111111111</text:p>
              </table:table-cell>
              <table:table-cell office:value-type="float" office:value="0.56875">
                <text:p>0.56875</text:p>
              </table:table-cell>
              <table:table-cell office:value-type="float" office:value="0.266712962962963">
                <text:p>0.266712962962963</text:p>
              </table:table-cell>
              <table:table-cell office:value-type="float" office:value="0.837025462962963">
                <text:p>0.837025462962963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0.834722222222222">
                <text:p>0.834722222222222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267673611111111">
                <text:p>0.267673611111111</text:p>
              </table:table-cell>
              <table:table-cell office:value-type="float" office:value="0.835659722222222">
                <text:p>0.835659722222222</text:p>
              </table:table-cell>
              <table:table-cell office:value-type="float" office:value="0.567986111111111">
                <text:p>0.567986111111111</text:p>
              </table:table-cell>
            </table:table-row>
            <table:table-row>
              <table:table-cell office:value-type="float" office:value="42611">
                <text:p>42610</text:p>
              </table:table-cell>
              <table:table-cell office:value-type="float" office:value="0.269444444444444">
                <text:p>0.269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63888888888889">
                <text:p>0.563888888888889</text:p>
              </table:table-cell>
              <table:table-cell office:value-type="float" office:value="0.268622685185185">
                <text:p>0.268622685185185</text:p>
              </table:table-cell>
              <table:table-cell office:value-type="float" office:value="0.834282407407407">
                <text:p>0.834282407407407</text:p>
              </table:table-cell>
              <table:table-cell office:value-type="float" office:value="0.565659722222222">
                <text:p>0.565659722222222</text:p>
              </table:table-cell>
            </table:table-row>
            <table:table-row>
              <table:table-cell office:value-type="float" office:value="42612">
                <text:p>42610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831944444444444">
                <text:p>0.831944444444444</text:p>
              </table:table-cell>
              <table:table-cell office:value-type="float" office:value="0.561805555555556">
                <text:p>0.561805555555556</text:p>
              </table:table-cell>
              <table:table-cell office:value-type="float" office:value="0.269571759259259">
                <text:p>0.269571759259259</text:p>
              </table:table-cell>
              <table:table-cell office:value-type="float" office:value="0.832905092592593">
                <text:p>0.832905092592593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float" office:value="42613">
                <text:p>42610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830555555555556">
                <text:p>0.830555555555556</text:p>
              </table:table-cell>
              <table:table-cell office:value-type="float" office:value="0.559722222222222">
                <text:p>0.559722222222222</text:p>
              </table:table-cell>
              <table:table-cell office:value-type="float" office:value="0.270532407407407">
                <text:p>0.270532407407407</text:p>
              </table:table-cell>
              <table:table-cell office:value-type="float" office:value="0.831516203703704">
                <text:p>0.831516203703704</text:p>
              </table:table-cell>
              <table:table-cell office:value-type="float" office:value="0.560983796296296">
                <text:p>0.560983796296296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0.556944444444444">
                <text:p>0.556944444444444</text:p>
              </table:table-cell>
              <table:table-cell office:value-type="float" office:value="0.271481481481481">
                <text:p>0.271481481481481</text:p>
              </table:table-cell>
              <table:table-cell office:value-type="float" office:value="0.830115740740741">
                <text:p>0.830115740740741</text:p>
              </table:table-cell>
              <table:table-cell office:value-type="float" office:value="0.55863425925926">
                <text:p>0.55863425925926</text:p>
              </table:table-cell>
            </table:table-row>
            <table:table-row>
              <table:table-cell office:value-type="float" office:value="42615">
                <text:p>42620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827777777777778">
                <text:p>0.827777777777778</text:p>
              </table:table-cell>
              <table:table-cell office:value-type="float" office:value="0.554861111111111">
                <text:p>0.554861111111111</text:p>
              </table:table-cell>
              <table:table-cell office:value-type="float" office:value="0.272430555555556">
                <text:p>0.272430555555556</text:p>
              </table:table-cell>
              <table:table-cell office:value-type="float" office:value="0.828715277777778">
                <text:p>0.828715277777778</text:p>
              </table:table-cell>
              <table:table-cell office:value-type="float" office:value="0.556284722222222">
                <text:p>0.556284722222222</text:p>
              </table:table-cell>
            </table:table-row>
            <table:table-row>
              <table:table-cell office:value-type="float" office:value="42616">
                <text:p>42620</text:p>
              </table:table-cell>
              <table:table-cell office:value-type="float" office:value="0.274305555555555">
                <text:p>0.274305555555555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0.27337962962963">
                <text:p>0.27337962962963</text:p>
              </table:table-cell>
              <table:table-cell office:value-type="float" office:value="0.827303240740741">
                <text:p>0.827303240740741</text:p>
              </table:table-cell>
              <table:table-cell office:value-type="float" office:value="0.553923611111111">
                <text:p>0.553923611111111</text:p>
              </table:table-cell>
            </table:table-row>
            <table:table-row>
              <table:table-cell office:value-type="float" office:value="42617">
                <text:p>42620</text:p>
              </table:table-cell>
              <table:table-cell office:value-type="float" office:value="0.275">
                <text:p>0.275</text:p>
              </table:table-cell>
              <table:table-cell office:value-type="float" office:value="0.825">
                <text:p>0.825</text:p>
              </table:table-cell>
              <table:table-cell office:value-type="float" office:value="0.55">
                <text:p>0.55</text:p>
              </table:table-cell>
              <table:table-cell office:value-type="float" office:value="0.274340277777778">
                <text:p>0.274340277777778</text:p>
              </table:table-cell>
              <table:table-cell office:value-type="float" office:value="0.825891203703704">
                <text:p>0.825891203703704</text:p>
              </table:table-cell>
              <table:table-cell office:value-type="float" office:value="0.551550925925926">
                <text:p>0.551550925925926</text:p>
              </table:table-cell>
            </table:table-row>
            <table:table-row>
              <table:table-cell office:value-type="float" office:value="42618">
                <text:p>42620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0.823611111111111">
                <text:p>0.823611111111111</text:p>
              </table:table-cell>
              <table:table-cell office:value-type="float" office:value="0.547916666666667">
                <text:p>0.547916666666667</text:p>
              </table:table-cell>
              <table:table-cell office:value-type="float" office:value="0.275289351851852">
                <text:p>0.275289351851852</text:p>
              </table:table-cell>
              <table:table-cell office:value-type="float" office:value="0.824479166666667">
                <text:p>0.824479166666667</text:p>
              </table:table-cell>
              <table:table-cell office:value-type="float" office:value="0.549189814814815">
                <text:p>0.549189814814815</text:p>
              </table:table-cell>
            </table:table-row>
            <table:table-row>
              <table:table-cell office:value-type="float" office:value="42619">
                <text:p>42620</text:p>
              </table:table-cell>
              <table:table-cell office:value-type="float" office:value="0.277083333333333">
                <text:p>0.277083333333333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0.545138888888889">
                <text:p>0.545138888888889</text:p>
              </table:table-cell>
              <table:table-cell office:value-type="float" office:value="0.276238425925926">
                <text:p>0.276238425925926</text:p>
              </table:table-cell>
              <table:table-cell office:value-type="float" office:value="0.823055555555555">
                <text:p>0.823055555555555</text:p>
              </table:table-cell>
              <table:table-cell office:value-type="float" office:value="0.54681712962963">
                <text:p>0.54681712962963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820833333333333">
                <text:p>0.820833333333333</text:p>
              </table:table-cell>
              <table:table-cell office:value-type="float" office:value="0.543055555555555">
                <text:p>0.543055555555555</text:p>
              </table:table-cell>
              <table:table-cell office:value-type="float" office:value="0.2771875">
                <text:p>0.2771875</text:p>
              </table:table-cell>
              <table:table-cell office:value-type="float" office:value="0.82162037037037">
                <text:p>0.82162037037037</text:p>
              </table:table-cell>
              <table:table-cell office:value-type="float" office:value="0.54443287037037">
                <text:p>0.54443287037037</text:p>
              </table:table-cell>
            </table:table-row>
            <table:table-row>
              <table:table-cell office:value-type="float" office:value="42621">
                <text:p>42620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0.540972222222222">
                <text:p>0.540972222222222</text:p>
              </table:table-cell>
              <table:table-cell office:value-type="float" office:value="0.278136574074074">
                <text:p>0.278136574074074</text:p>
              </table:table-cell>
              <table:table-cell office:value-type="float" office:value="0.820185185185185">
                <text:p>0.820185185185185</text:p>
              </table:table-cell>
              <table:table-cell office:value-type="float" office:value="0.542048611111111">
                <text:p>0.542048611111111</text:p>
              </table:table-cell>
            </table:table-row>
            <table:table-row>
              <table:table-cell office:value-type="float" office:value="42622">
                <text:p>42620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818055555555556">
                <text:p>0.818055555555556</text:p>
              </table:table-cell>
              <table:table-cell office:value-type="float" office:value="0.538194444444444">
                <text:p>0.538194444444444</text:p>
              </table:table-cell>
              <table:table-cell office:value-type="float" office:value="0.279097222222222">
                <text:p>0.279097222222222</text:p>
              </table:table-cell>
              <table:table-cell office:value-type="float" office:value="0.81875">
                <text:p>0.81875</text:p>
              </table:table-cell>
              <table:table-cell office:value-type="float" office:value="0.539652777777778">
                <text:p>0.539652777777778</text:p>
              </table:table-cell>
            </table:table-row>
            <table:table-row>
              <table:table-cell office:value-type="float" office:value="42623">
                <text:p>42620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536111111111111">
                <text:p>0.536111111111111</text:p>
              </table:table-cell>
              <table:table-cell office:value-type="float" office:value="0.280046296296296">
                <text:p>0.280046296296296</text:p>
              </table:table-cell>
              <table:table-cell office:value-type="float" office:value="0.817314814814815">
                <text:p>0.817314814814815</text:p>
              </table:table-cell>
              <table:table-cell office:value-type="float" office:value="0.537268518518519">
                <text:p>0.537268518518519</text:p>
              </table:table-cell>
            </table:table-row>
            <table:table-row>
              <table:table-cell office:value-type="float" office:value="42624">
                <text:p>42620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815277777777778">
                <text:p>0.81527777777777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28099537037037">
                <text:p>0.28099537037037</text:p>
              </table:table-cell>
              <table:table-cell office:value-type="float" office:value="0.81587962962963">
                <text:p>0.81587962962963</text:p>
              </table:table-cell>
              <table:table-cell office:value-type="float" office:value="0.534884259259259">
                <text:p>0.534884259259259</text:p>
              </table:table-cell>
            </table:table-row>
            <table:table-row>
              <table:table-cell office:value-type="float" office:value="42625">
                <text:p>42630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813888888888889">
                <text:p>0.813888888888889</text:p>
              </table:table-cell>
              <table:table-cell office:value-type="float" office:value="0.53125">
                <text:p>0.53125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81443287037037">
                <text:p>0.81443287037037</text:p>
              </table:table-cell>
              <table:table-cell office:value-type="float" office:value="0.532488425925926">
                <text:p>0.532488425925926</text:p>
              </table:table-cell>
            </table:table-row>
            <table:table-row>
              <table:table-cell office:value-type="float" office:value="42626">
                <text:p>42630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8125">
                <text:p>0.8125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0.282893518518518">
                <text:p>0.282893518518518</text:p>
              </table:table-cell>
              <table:table-cell office:value-type="float" office:value="0.812986111111111">
                <text:p>0.812986111111111</text:p>
              </table:table-cell>
              <table:table-cell office:value-type="float" office:value="0.530092592592593">
                <text:p>0.530092592592593</text:p>
              </table:table-cell>
            </table:table-row>
            <table:table-row>
              <table:table-cell office:value-type="float" office:value="42627">
                <text:p>42630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811111111111111">
                <text:p>0.811111111111111</text:p>
              </table:table-cell>
              <table:table-cell office:value-type="float" office:value="0.526388888888889">
                <text:p>0.526388888888889</text:p>
              </table:table-cell>
              <table:table-cell office:value-type="float" office:value="0.283854166666667">
                <text:p>0.283854166666667</text:p>
              </table:table-cell>
              <table:table-cell office:value-type="float" office:value="0.811539351851852">
                <text:p>0.811539351851852</text:p>
              </table:table-cell>
              <table:table-cell office:value-type="float" office:value="0.527685185185185">
                <text:p>0.527685185185185</text:p>
              </table:table-cell>
            </table:table-row>
            <table:table-row>
              <table:table-cell office:value-type="float" office:value="42628">
                <text:p>42630</text:p>
              </table:table-cell>
              <table:table-cell office:value-type="float" office:value="0.285416666666667">
                <text:p>0.285416666666667</text:p>
              </table:table-cell>
              <table:table-cell office:value-type="float" office:value="0.809722222222222">
                <text:p>0.809722222222222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0.284803240740741">
                <text:p>0.284803240740741</text:p>
              </table:table-cell>
              <table:table-cell office:value-type="float" office:value="0.810092592592593">
                <text:p>0.810092592592593</text:p>
              </table:table-cell>
              <table:table-cell office:value-type="float" office:value="0.525289351851852">
                <text:p>0.525289351851852</text:p>
              </table:table-cell>
            </table:table-row>
            <table:table-row>
              <table:table-cell office:value-type="float" office:value="42629">
                <text:p>42630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807638888888889">
                <text:p>0.807638888888889</text:p>
              </table:table-cell>
              <table:table-cell office:value-type="float" office:value="0.521527777777778">
                <text:p>0.521527777777778</text:p>
              </table:table-cell>
              <table:table-cell office:value-type="float" office:value="0.285763888888889">
                <text:p>0.285763888888889</text:p>
              </table:table-cell>
              <table:table-cell office:value-type="float" office:value="0.808634259259259">
                <text:p>0.808634259259259</text:p>
              </table:table-cell>
              <table:table-cell office:value-type="float" office:value="0.522870370370371">
                <text:p>0.522870370370371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0.2875">
                <text:p>0.2875</text:p>
              </table:table-cell>
              <table:table-cell office:value-type="float" office:value="0.80625">
                <text:p>0.80625</text:p>
              </table:table-cell>
              <table:table-cell office:value-type="float" office:value="0.51875">
                <text:p>0.51875</text:p>
              </table:table-cell>
              <table:table-cell office:value-type="float" office:value="0.286712962962963">
                <text:p>0.286712962962963</text:p>
              </table:table-cell>
              <table:table-cell office:value-type="float" office:value="0.8071875">
                <text:p>0.8071875</text:p>
              </table:table-cell>
              <table:table-cell office:value-type="float" office:value="0.520474537037037">
                <text:p>0.520474537037037</text:p>
              </table:table-cell>
            </table:table-row>
            <table:table-row>
              <table:table-cell office:value-type="float" office:value="42631">
                <text:p>42630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804861111111111">
                <text:p>0.804861111111111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287673611111111">
                <text:p>0.287673611111111</text:p>
              </table:table-cell>
              <table:table-cell office:value-type="float" office:value="0.805740740740741">
                <text:p>0.805740740740741</text:p>
              </table:table-cell>
              <table:table-cell office:value-type="float" office:value="0.51806712962963">
                <text:p>0.51806712962963</text:p>
              </table:table-cell>
            </table:table-row>
            <table:table-row>
              <table:table-cell office:value-type="float" office:value="42632">
                <text:p>42630</text:p>
              </table:table-cell>
              <table:table-cell office:value-type="float" office:value="0.289583333333333">
                <text:p>0.289583333333333</text:p>
              </table:table-cell>
              <table:table-cell office:value-type="float" office:value="0.803472222222222">
                <text:p>0.803472222222222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288622685185185">
                <text:p>0.288622685185185</text:p>
              </table:table-cell>
              <table:table-cell office:value-type="float" office:value="0.804282407407407">
                <text:p>0.804282407407407</text:p>
              </table:table-cell>
              <table:table-cell office:value-type="float" office:value="0.515659722222222">
                <text:p>0.515659722222222</text:p>
              </table:table-cell>
            </table:table-row>
            <table:table-row>
              <table:table-cell office:value-type="float" office:value="42633">
                <text:p>42630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511805555555556">
                <text:p>0.511805555555556</text:p>
              </table:table-cell>
              <table:table-cell office:value-type="float" office:value="0.289583333333333">
                <text:p>0.289583333333333</text:p>
              </table:table-cell>
              <table:table-cell office:value-type="float" office:value="0.802835648148148">
                <text:p>0.802835648148148</text:p>
              </table:table-cell>
              <table:table-cell office:value-type="float" office:value="0.513252314814815">
                <text:p>0.513252314814815</text:p>
              </table:table-cell>
            </table:table-row>
            <table:table-row>
              <table:table-cell office:value-type="float" office:value="42634">
                <text:p>42630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99305555555556">
                <text:p>0.799305555555556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0.290543981481481">
                <text:p>0.290543981481481</text:p>
              </table:table-cell>
              <table:table-cell office:value-type="float" office:value="0.801377314814815">
                <text:p>0.801377314814815</text:p>
              </table:table-cell>
              <table:table-cell office:value-type="float" office:value="0.510833333333333">
                <text:p>0.510833333333333</text:p>
              </table:table-cell>
            </table:table-row>
            <table:table-row>
              <table:table-cell office:value-type="float" office:value="42635">
                <text:p>42640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797916666666667">
                <text:p>0.797916666666667</text:p>
              </table:table-cell>
              <table:table-cell office:value-type="float" office:value="0.504861111111111">
                <text:p>0.504861111111111</text:p>
              </table:table-cell>
              <table:table-cell office:value-type="float" office:value="0.29150462962963">
                <text:p>0.29150462962963</text:p>
              </table:table-cell>
              <table:table-cell office:value-type="float" office:value="0.799930555555556">
                <text:p>0.799930555555556</text:p>
              </table:table-cell>
              <table:table-cell office:value-type="float" office:value="0.508425925925926">
                <text:p>0.508425925925926</text:p>
              </table:table-cell>
            </table:table-row>
            <table:table-row>
              <table:table-cell office:value-type="float" office:value="42636">
                <text:p>42640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796527777777778">
                <text:p>0.796527777777778</text:p>
              </table:table-cell>
              <table:table-cell office:value-type="float" office:value="0.502083333333333">
                <text:p>0.502083333333333</text:p>
              </table:table-cell>
              <table:table-cell office:value-type="float" office:value="0.292476851851852">
                <text:p>0.292476851851852</text:p>
              </table:table-cell>
              <table:table-cell office:value-type="float" office:value="0.798483796296296">
                <text:p>0.798483796296296</text:p>
              </table:table-cell>
              <table:table-cell office:value-type="float" office:value="0.506006944444445">
                <text:p>0.506006944444445</text:p>
              </table:table-cell>
            </table:table-row>
            <table:table-row>
              <table:table-cell office:value-type="float" office:value="42637">
                <text:p>42640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795138888888889">
                <text:p>0.795138888888889</text:p>
              </table:table-cell>
              <table:table-cell office:value-type="float" office:value="0.5">
                <text:p>0.5</text:p>
              </table:table-cell>
              <table:table-cell office:value-type="float" office:value="0.2934375">
                <text:p>0.2934375</text:p>
              </table:table-cell>
              <table:table-cell office:value-type="float" office:value="0.797037037037037">
                <text:p>0.797037037037037</text:p>
              </table:table-cell>
              <table:table-cell office:value-type="float" office:value="0.503599537037037">
                <text:p>0.503599537037037</text:p>
              </table:table-cell>
            </table:table-row>
            <table:table-row>
              <table:table-cell office:value-type="float" office:value="42638">
                <text:p>42640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9375">
                <text:p>0.79375</text:p>
              </table:table-cell>
              <table:table-cell office:value-type="float" office:value="0.497916666666667">
                <text:p>0.497916666666667</text:p>
              </table:table-cell>
              <table:table-cell office:value-type="float" office:value="0.294398148148148">
                <text:p>0.294398148148148</text:p>
              </table:table-cell>
              <table:table-cell office:value-type="float" office:value="0.795590277777778">
                <text:p>0.795590277777778</text:p>
              </table:table-cell>
              <table:table-cell office:value-type="float" office:value="0.50119212962963">
                <text:p>0.50119212962963</text:p>
              </table:table-cell>
            </table:table-row>
            <table:table-row>
              <table:table-cell office:value-type="float" office:value="42639">
                <text:p>42640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792361111111111">
                <text:p>0.792361111111111</text:p>
              </table:table-cell>
              <table:table-cell office:value-type="float" office:value="0.495138888888889">
                <text:p>0.495138888888889</text:p>
              </table:table-cell>
              <table:table-cell office:value-type="float" office:value="0.29537037037037">
                <text:p>0.29537037037037</text:p>
              </table:table-cell>
              <table:table-cell office:value-type="float" office:value="0.794143518518519">
                <text:p>0.794143518518519</text:p>
              </table:table-cell>
              <table:table-cell office:value-type="float" office:value="0.498773148148148">
                <text:p>0.498773148148148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790277777777778">
                <text:p>0.790277777777778</text:p>
              </table:table-cell>
              <table:table-cell office:value-type="float" office:value="0.492361111111111">
                <text:p>0.492361111111111</text:p>
              </table:table-cell>
              <table:table-cell office:value-type="float" office:value="0.296342592592593">
                <text:p>0.296342592592593</text:p>
              </table:table-cell>
              <table:table-cell office:value-type="float" office:value="0.792708333333333">
                <text:p>0.792708333333333</text:p>
              </table:table-cell>
              <table:table-cell office:value-type="float" office:value="0.496365740740741">
                <text:p>0.496365740740741</text:p>
              </table:table-cell>
            </table:table-row>
            <table:table-row>
              <table:table-cell office:value-type="float" office:value="42641">
                <text:p>42640</text:p>
              </table:table-cell>
              <table:table-cell office:value-type="float" office:value="0.299305555555556">
                <text:p>0.299305555555556</text:p>
              </table:table-cell>
              <table:table-cell office:value-type="float" office:value="0.788888888888889">
                <text:p>0.788888888888889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297314814814815">
                <text:p>0.297314814814815</text:p>
              </table:table-cell>
              <table:table-cell office:value-type="float" office:value="0.791273148148148">
                <text:p>0.791273148148148</text:p>
              </table:table-cell>
              <table:table-cell office:value-type="float" office:value="0.493958333333333">
                <text:p>0.493958333333333</text:p>
              </table:table-cell>
            </table:table-row>
            <table:table-row>
              <table:table-cell office:value-type="float" office:value="42642">
                <text:p>42640</text:p>
              </table:table-cell>
              <table:table-cell office:value-type="float" office:value="0.3">
                <text:p>0.3</text:p>
              </table:table-cell>
              <table:table-cell office:value-type="float" office:value="0.7875">
                <text:p>0.7875</text:p>
              </table:table-cell>
              <table:table-cell office:value-type="float" office:value="0.4875">
                <text:p>0.4875</text:p>
              </table:table-cell>
              <table:table-cell office:value-type="float" office:value="0.298287037037037">
                <text:p>0.298287037037037</text:p>
              </table:table-cell>
              <table:table-cell office:value-type="float" office:value="0.789837962962963">
                <text:p>0.789837962962963</text:p>
              </table:table-cell>
              <table:table-cell office:value-type="float" office:value="0.491550925925926">
                <text:p>0.491550925925926</text:p>
              </table:table-cell>
            </table:table-row>
            <table:table-row>
              <table:table-cell office:value-type="float" office:value="42643">
                <text:p>42640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86111111111111">
                <text:p>0.786111111111111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0.299270833333333">
                <text:p>0.299270833333333</text:p>
              </table:table-cell>
              <table:table-cell office:value-type="float" office:value="0.788402777777778">
                <text:p>0.788402777777778</text:p>
              </table:table-cell>
              <table:table-cell office:value-type="float" office:value="0.489131944444445">
                <text:p>0.489131944444445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784722222222222">
                <text:p>0.784722222222222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30025462962963">
                <text:p>0.30025462962963</text:p>
              </table:table-cell>
              <table:table-cell office:value-type="float" office:value="0.786979166666667">
                <text:p>0.786979166666667</text:p>
              </table:table-cell>
              <table:table-cell office:value-type="float" office:value="0.486724537037037">
                <text:p>0.486724537037037</text:p>
              </table:table-cell>
            </table:table-row>
            <table:table-row>
              <table:table-cell office:value-type="float" office:value="42645">
                <text:p>42650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480555555555556">
                <text:p>0.480555555555556</text:p>
              </table:table-cell>
              <table:table-cell office:value-type="float" office:value="0.301238425925926">
                <text:p>0.301238425925926</text:p>
              </table:table-cell>
              <table:table-cell office:value-type="float" office:value="0.785555555555555">
                <text:p>0.785555555555555</text:p>
              </table:table-cell>
              <table:table-cell office:value-type="float" office:value="0.48431712962963">
                <text:p>0.48431712962963</text:p>
              </table:table-cell>
            </table:table-row>
            <table:table-row>
              <table:table-cell office:value-type="float" office:value="42646">
                <text:p>42650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480555555555556">
                <text:p>0.480555555555556</text:p>
              </table:table-cell>
              <table:table-cell office:value-type="float" office:value="0.302222222222222">
                <text:p>0.302222222222222</text:p>
              </table:table-cell>
              <table:table-cell office:value-type="float" office:value="0.784143518518519">
                <text:p>0.784143518518519</text:p>
              </table:table-cell>
              <table:table-cell office:value-type="float" office:value="0.481921296296296">
                <text:p>0.481921296296296</text:p>
              </table:table-cell>
            </table:table-row>
            <table:table-row>
              <table:table-cell office:value-type="float" office:value="42647">
                <text:p>42650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781944444444445">
                <text:p>0.781944444444445</text:p>
              </table:table-cell>
              <table:table-cell office:value-type="float" office:value="0.477777777777778">
                <text:p>0.477777777777778</text:p>
              </table:table-cell>
              <table:table-cell office:value-type="float" office:value="0.303206018518518">
                <text:p>0.303206018518518</text:p>
              </table:table-cell>
              <table:table-cell office:value-type="float" office:value="0.782731481481482">
                <text:p>0.782731481481482</text:p>
              </table:table-cell>
              <table:table-cell office:value-type="float" office:value="0.479525462962963">
                <text:p>0.479525462962963</text:p>
              </table:table-cell>
            </table:table-row>
            <table:table-row>
              <table:table-cell office:value-type="float" office:value="42648">
                <text:p>42650</text:p>
              </table:table-cell>
              <table:table-cell office:value-type="float" office:value="0.304861111111111">
                <text:p>0.304861111111111</text:p>
              </table:table-cell>
              <table:table-cell office:value-type="float" office:value="0.780555555555556">
                <text:p>0.780555555555556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0.304201388888889">
                <text:p>0.304201388888889</text:p>
              </table:table-cell>
              <table:table-cell office:value-type="float" office:value="0.781331018518519">
                <text:p>0.781331018518519</text:p>
              </table:table-cell>
              <table:table-cell office:value-type="float" office:value="0.47712962962963">
                <text:p>0.47712962962963</text:p>
              </table:table-cell>
            </table:table-row>
            <table:table-row>
              <table:table-cell office:value-type="float" office:value="42649">
                <text:p>42650</text:p>
              </table:table-cell>
              <table:table-cell office:value-type="float" office:value="0.30625">
                <text:p>0.30625</text:p>
              </table:table-cell>
              <table:table-cell office:value-type="float" office:value="0.779166666666667">
                <text:p>0.779166666666667</text:p>
              </table:table-cell>
              <table:table-cell office:value-type="float" office:value="0.472916666666667">
                <text:p>0.472916666666667</text:p>
              </table:table-cell>
              <table:table-cell office:value-type="float" office:value="0.305196759259259">
                <text:p>0.305196759259259</text:p>
              </table:table-cell>
              <table:table-cell office:value-type="float" office:value="0.779930555555556">
                <text:p>0.779930555555556</text:p>
              </table:table-cell>
              <table:table-cell office:value-type="float" office:value="0.474733796296296">
                <text:p>0.474733796296296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.306944444444444">
                <text:p>0.30694444444444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470833333333334">
                <text:p>0.470833333333334</text:p>
              </table:table-cell>
              <table:table-cell office:value-type="float" office:value="0.30619212962963">
                <text:p>0.30619212962963</text:p>
              </table:table-cell>
              <table:table-cell office:value-type="float" office:value="0.778530092592593">
                <text:p>0.778530092592593</text:p>
              </table:table-cell>
              <table:table-cell office:value-type="float" office:value="0.472337962962963">
                <text:p>0.472337962962963</text:p>
              </table:table-cell>
            </table:table-row>
            <table:table-row>
              <table:table-cell office:value-type="float" office:value="42651">
                <text:p>42650</text:p>
              </table:table-cell>
              <table:table-cell office:value-type="float" office:value="0.307638888888889">
                <text:p>0.307638888888889</text:p>
              </table:table-cell>
              <table:table-cell office:value-type="float" office:value="0.776388888888889">
                <text:p>0.776388888888889</text:p>
              </table:table-cell>
              <table:table-cell office:value-type="float" office:value="0.46875">
                <text:p>0.46875</text:p>
              </table:table-cell>
              <table:table-cell office:value-type="float" office:value="0.3071875">
                <text:p>0.3071875</text:p>
              </table:table-cell>
              <table:table-cell office:value-type="float" office:value="0.777152777777778">
                <text:p>0.777152777777778</text:p>
              </table:table-cell>
              <table:table-cell office:value-type="float" office:value="0.469965277777778">
                <text:p>0.469965277777778</text:p>
              </table:table-cell>
            </table:table-row>
            <table:table-row>
              <table:table-cell office:value-type="float" office:value="42652">
                <text:p>42650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0.775">
                <text:p>0.775</text:p>
              </table:table-cell>
              <table:table-cell office:value-type="float" office:value="0.465972222222222">
                <text:p>0.465972222222222</text:p>
              </table:table-cell>
              <table:table-cell office:value-type="float" office:value="0.308194444444444">
                <text:p>0.308194444444444</text:p>
              </table:table-cell>
              <table:table-cell office:value-type="float" office:value="0.775763888888889">
                <text:p>0.775763888888889</text:p>
              </table:table-cell>
              <table:table-cell office:value-type="float" office:value="0.467569444444444">
                <text:p>0.467569444444444</text:p>
              </table:table-cell>
            </table:table-row>
            <table:table-row>
              <table:table-cell office:value-type="float" office:value="42653">
                <text:p>42650</text:p>
              </table:table-cell>
              <table:table-cell office:value-type="float" office:value="0.309722222222222">
                <text:p>0.309722222222222</text:p>
              </table:table-cell>
              <table:table-cell office:value-type="float" office:value="0.773611111111111">
                <text:p>0.773611111111111</text:p>
              </table:table-cell>
              <table:table-cell office:value-type="float" office:value="0.463888888888889">
                <text:p>0.463888888888889</text:p>
              </table:table-cell>
              <table:table-cell office:value-type="float" office:value="0.309201388888889">
                <text:p>0.309201388888889</text:p>
              </table:table-cell>
              <table:table-cell office:value-type="float" office:value="0.774398148148148">
                <text:p>0.774398148148148</text:p>
              </table:table-cell>
              <table:table-cell office:value-type="float" office:value="0.465196759259259">
                <text:p>0.465196759259259</text:p>
              </table:table-cell>
            </table:table-row>
            <table:table-row>
              <table:table-cell office:value-type="float" office:value="42654">
                <text:p>42650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772222222222222">
                <text:p>0.772222222222222</text:p>
              </table:table-cell>
              <table:table-cell office:value-type="float" office:value="0.461111111111111">
                <text:p>0.461111111111111</text:p>
              </table:table-cell>
              <table:table-cell office:value-type="float" office:value="0.310219907407407">
                <text:p>0.310219907407407</text:p>
              </table:table-cell>
              <table:table-cell office:value-type="float" office:value="0.773032407407407">
                <text:p>0.773032407407407</text:p>
              </table:table-cell>
              <table:table-cell office:value-type="float" office:value="0.4628125">
                <text:p>0.4628125</text:p>
              </table:table-cell>
            </table:table-row>
            <table:table-row>
              <table:table-cell office:value-type="float" office:value="42655">
                <text:p>42660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0.311226851851852">
                <text:p>0.311226851851852</text:p>
              </table:table-cell>
              <table:table-cell office:value-type="float" office:value="0.771678240740741">
                <text:p>0.771678240740741</text:p>
              </table:table-cell>
              <table:table-cell office:value-type="float" office:value="0.460451388888889">
                <text:p>0.460451388888889</text:p>
              </table:table-cell>
            </table:table-row>
            <table:table-row>
              <table:table-cell office:value-type="float" office:value="42656">
                <text:p>42660</text:p>
              </table:table-cell>
              <table:table-cell office:value-type="float" office:value="0.313194444444444">
                <text:p>0.313194444444444</text:p>
              </table:table-cell>
              <table:table-cell office:value-type="float" office:value="0.769444444444444">
                <text:p>0.769444444444444</text:p>
              </table:table-cell>
              <table:table-cell office:value-type="float" office:value="0.45625">
                <text:p>0.45625</text:p>
              </table:table-cell>
              <table:table-cell office:value-type="float" office:value="0.31224537037037">
                <text:p>0.31224537037037</text:p>
              </table:table-cell>
              <table:table-cell office:value-type="float" office:value="0.770335648148148">
                <text:p>0.770335648148148</text:p>
              </table:table-cell>
              <table:table-cell office:value-type="float" office:value="0.458090277777778">
                <text:p>0.458090277777778</text:p>
              </table:table-cell>
            </table:table-row>
            <table:table-row>
              <table:table-cell office:value-type="float" office:value="42657">
                <text:p>42660</text:p>
              </table:table-cell>
              <table:table-cell office:value-type="float" office:value="0.313888888888889">
                <text:p>0.313888888888889</text:p>
              </table:table-cell>
              <table:table-cell office:value-type="float" office:value="0.768055555555556">
                <text:p>0.768055555555556</text:p>
              </table:table-cell>
              <table:table-cell office:value-type="float" office:value="0.454166666666667">
                <text:p>0.454166666666667</text:p>
              </table:table-cell>
              <table:table-cell office:value-type="float" office:value="0.313263888888889">
                <text:p>0.313263888888889</text:p>
              </table:table-cell>
              <table:table-cell office:value-type="float" office:value="0.768993055555556">
                <text:p>0.768993055555556</text:p>
              </table:table-cell>
              <table:table-cell office:value-type="float" office:value="0.455729166666667">
                <text:p>0.455729166666667</text:p>
              </table:table-cell>
            </table:table-row>
            <table:table-row>
              <table:table-cell office:value-type="float" office:value="42658">
                <text:p>42660</text:p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314293981481481">
                <text:p>0.314293981481481</text:p>
              </table:table-cell>
              <table:table-cell office:value-type="float" office:value="0.767662037037037">
                <text:p>0.767662037037037</text:p>
              </table:table-cell>
              <table:table-cell office:value-type="float" office:value="0.453368055555556">
                <text:p>0.453368055555556</text:p>
              </table:table-cell>
            </table:table-row>
            <table:table-row>
              <table:table-cell office:value-type="float" office:value="42659">
                <text:p>42660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0.765972222222222">
                <text:p>0.765972222222222</text:p>
              </table:table-cell>
              <table:table-cell office:value-type="float" office:value="0.45">
                <text:p>0.45</text:p>
              </table:table-cell>
              <table:table-cell office:value-type="float" office:value="0.315324074074074">
                <text:p>0.315324074074074</text:p>
              </table:table-cell>
              <table:table-cell office:value-type="float" office:value="0.766354166666667">
                <text:p>0.766354166666667</text:p>
              </table:table-cell>
              <table:table-cell office:value-type="float" office:value="0.451030092592593">
                <text:p>0.451030092592593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0.317361111111111">
                <text:p>0.317361111111111</text:p>
              </table:table-cell>
              <table:table-cell office:value-type="float" office:value="0.764583333333334">
                <text:p>0.764583333333334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316354166666667">
                <text:p>0.316354166666667</text:p>
              </table:table-cell>
              <table:table-cell office:value-type="float" office:value="0.765046296296296">
                <text:p>0.765046296296296</text:p>
              </table:table-cell>
              <table:table-cell office:value-type="float" office:value="0.44869212962963">
                <text:p>0.44869212962963</text:p>
              </table:table-cell>
            </table:table-row>
            <table:table-row>
              <table:table-cell office:value-type="float" office:value="42661">
                <text:p>42660</text:p>
              </table:table-cell>
              <table:table-cell office:value-type="float" office:value="0.318055555555556">
                <text:p>0.318055555555556</text:p>
              </table:table-cell>
              <table:table-cell office:value-type="float" office:value="0.763194444444444">
                <text:p>0.763194444444444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317384259259259">
                <text:p>0.317384259259259</text:p>
              </table:table-cell>
              <table:table-cell office:value-type="float" office:value="0.76375">
                <text:p>0.76375</text:p>
              </table:table-cell>
              <table:table-cell office:value-type="float" office:value="0.446365740740741">
                <text:p>0.446365740740741</text:p>
              </table:table-cell>
            </table:table-row>
            <table:table-row>
              <table:table-cell office:value-type="float" office:value="42662">
                <text:p>42660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761805555555556">
                <text:p>0.761805555555556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318425925925926">
                <text:p>0.318425925925926</text:p>
              </table:table-cell>
              <table:table-cell office:value-type="float" office:value="0.762465277777778">
                <text:p>0.762465277777778</text:p>
              </table:table-cell>
              <table:table-cell office:value-type="float" office:value="0.444039351851852">
                <text:p>0.444039351851852</text:p>
              </table:table-cell>
            </table:table-row>
            <table:table-row>
              <table:table-cell office:value-type="float" office:value="42663">
                <text:p>42660</text:p>
              </table:table-cell>
              <table:table-cell office:value-type="float" office:value="0.320138888888889">
                <text:p>0.320138888888889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0.440277777777778">
                <text:p>0.440277777777778</text:p>
              </table:table-cell>
              <table:table-cell office:value-type="float" office:value="0.319467592592593">
                <text:p>0.319467592592593</text:p>
              </table:table-cell>
              <table:table-cell office:value-type="float" office:value="0.761192129629629">
                <text:p>0.761192129629629</text:p>
              </table:table-cell>
              <table:table-cell office:value-type="float" office:value="0.441724537037037">
                <text:p>0.441724537037037</text:p>
              </table:table-cell>
            </table:table-row>
            <table:table-row>
              <table:table-cell office:value-type="float" office:value="42664">
                <text:p>42660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0.759027777777778">
                <text:p>0.759027777777778</text:p>
              </table:table-cell>
              <table:table-cell office:value-type="float" office:value="0.4375">
                <text:p>0.4375</text:p>
              </table:table-cell>
              <table:table-cell office:value-type="float" office:value="0.320509259259259">
                <text:p>0.320509259259259</text:p>
              </table:table-cell>
              <table:table-cell office:value-type="float" office:value="0.759930555555556">
                <text:p>0.759930555555556</text:p>
              </table:table-cell>
              <table:table-cell office:value-type="float" office:value="0.439421296296296">
                <text:p>0.439421296296296</text:p>
              </table:table-cell>
            </table:table-row>
            <table:table-row>
              <table:table-cell office:value-type="float" office:value="42665">
                <text:p>42670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758333333333333">
                <text:p>0.758333333333333</text:p>
              </table:table-cell>
              <table:table-cell office:value-type="float" office:value="0.436111111111111">
                <text:p>0.436111111111111</text:p>
              </table:table-cell>
              <table:table-cell office:value-type="float" office:value="0.3215625">
                <text:p>0.3215625</text:p>
              </table:table-cell>
              <table:table-cell office:value-type="float" office:value="0.758680555555555">
                <text:p>0.758680555555555</text:p>
              </table:table-cell>
              <table:table-cell office:value-type="float" office:value="0.437118055555555">
                <text:p>0.437118055555555</text:p>
              </table:table-cell>
            </table:table-row>
            <table:table-row>
              <table:table-cell office:value-type="float" office:value="42666">
                <text:p>42670</text:p>
              </table:table-cell>
              <table:table-cell office:value-type="float" office:value="0.323611111111111">
                <text:p>0.323611111111111</text:p>
              </table:table-cell>
              <table:table-cell office:value-type="float" office:value="0.756944444444444">
                <text:p>0.75694444444444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22604166666667">
                <text:p>0.322604166666667</text:p>
              </table:table-cell>
              <table:table-cell office:value-type="float" office:value="0.75744212962963">
                <text:p>0.75744212962963</text:p>
              </table:table-cell>
              <table:table-cell office:value-type="float" office:value="0.434837962962963">
                <text:p>0.434837962962963</text:p>
              </table:table-cell>
            </table:table-row>
            <table:table-row>
              <table:table-cell office:value-type="float" office:value="42667">
                <text:p>42670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43125">
                <text:p>0.43125</text:p>
              </table:table-cell>
              <table:table-cell office:value-type="float" office:value="0.323657407407407">
                <text:p>0.323657407407407</text:p>
              </table:table-cell>
              <table:table-cell office:value-type="float" office:value="0.756215277777778">
                <text:p>0.756215277777778</text:p>
              </table:table-cell>
              <table:table-cell office:value-type="float" office:value="0.43255787037037">
                <text:p>0.43255787037037</text:p>
              </table:table-cell>
            </table:table-row>
            <table:table-row>
              <table:table-cell office:value-type="float" office:value="42668">
                <text:p>42670</text:p>
              </table:table-cell>
              <table:table-cell office:value-type="float" office:value="0.325694444444444">
                <text:p>0.325694444444444</text:p>
              </table:table-cell>
              <table:table-cell office:value-type="float" office:value="0.754166666666667">
                <text:p>0.754166666666667</text:p>
              </table:table-cell>
              <table:table-cell office:value-type="float" office:value="0.428472222222222">
                <text:p>0.428472222222222</text:p>
              </table:table-cell>
              <table:table-cell office:value-type="float" office:value="0.324710648148148">
                <text:p>0.324710648148148</text:p>
              </table:table-cell>
              <table:table-cell office:value-type="float" office:value="0.755011574074074">
                <text:p>0.755011574074074</text:p>
              </table:table-cell>
              <table:table-cell office:value-type="float" office:value="0.430300925925926">
                <text:p>0.430300925925926</text:p>
              </table:table-cell>
            </table:table-row>
            <table:table-row>
              <table:table-cell office:value-type="float" office:value="42669">
                <text:p>4267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752777777777778">
                <text:p>0.752777777777778</text:p>
              </table:table-cell>
              <table:table-cell office:value-type="float" office:value="0.426388888888889">
                <text:p>0.426388888888889</text:p>
              </table:table-cell>
              <table:table-cell office:value-type="float" office:value="0.325775462962963">
                <text:p>0.325775462962963</text:p>
              </table:table-cell>
              <table:table-cell office:value-type="float" office:value="0.753819444444444">
                <text:p>0.753819444444444</text:p>
              </table:table-cell>
              <table:table-cell office:value-type="float" office:value="0.428043981481482">
                <text:p>0.42804398148148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752083333333333">
                <text:p>0.752083333333333</text:p>
              </table:table-cell>
              <table:table-cell office:value-type="float" office:value="0.424305555555556">
                <text:p>0.424305555555556</text:p>
              </table:table-cell>
              <table:table-cell office:value-type="float" office:value="0.326828703703704">
                <text:p>0.326828703703704</text:p>
              </table:table-cell>
              <table:table-cell office:value-type="float" office:value="0.752638888888889">
                <text:p>0.752638888888889</text:p>
              </table:table-cell>
              <table:table-cell office:value-type="float" office:value="0.425810185185185">
                <text:p>0.425810185185185</text:p>
              </table:table-cell>
            </table:table-row>
            <table:table-row>
              <table:table-cell office:value-type="float" office:value="42671">
                <text:p>42670</text:p>
              </table:table-cell>
              <table:table-cell office:value-type="float" office:value="0.328472222222222">
                <text:p>0.328472222222222</text:p>
              </table:table-cell>
              <table:table-cell office:value-type="float" office:value="0.750694444444445">
                <text:p>0.750694444444445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327893518518518">
                <text:p>0.327893518518518</text:p>
              </table:table-cell>
              <table:table-cell office:value-type="float" office:value="0.751481481481482">
                <text:p>0.751481481481482</text:p>
              </table:table-cell>
              <table:table-cell office:value-type="float" office:value="0.423587962962963">
                <text:p>0.423587962962963</text:p>
              </table:table-cell>
            </table:table-row>
            <table:table-row>
              <table:table-cell office:value-type="float" office:value="42672">
                <text:p>42670</text:p>
              </table:table-cell>
              <table:table-cell office:value-type="float" office:value="0.329861111111111">
                <text:p>0.329861111111111</text:p>
              </table:table-cell>
              <table:table-cell office:value-type="float" office:value="0.749305555555556">
                <text:p>0.749305555555556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0.328958333333333">
                <text:p>0.328958333333333</text:p>
              </table:table-cell>
              <table:table-cell office:value-type="float" office:value="0.750324074074074">
                <text:p>0.750324074074074</text:p>
              </table:table-cell>
              <table:table-cell office:value-type="float" office:value="0.421365740740741">
                <text:p>0.421365740740741</text:p>
              </table:table-cell>
            </table:table-row>
            <table:table-row>
              <table:table-cell office:value-type="float" office:value="42673">
                <text:p>42670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706944444444444">
                <text:p>0.706944444444444</text:p>
              </table:table-cell>
              <table:table-cell office:value-type="float" office:value="0.418055555555556">
                <text:p>0.418055555555556</text:p>
              </table:table-cell>
              <table:table-cell office:value-type="float" office:value="0.288402777777778">
                <text:p>0.288402777777778</text:p>
              </table:table-cell>
              <table:table-cell office:value-type="float" office:value="0.707488425925926">
                <text:p>0.707488425925926</text:p>
              </table:table-cell>
              <table:table-cell office:value-type="float" office:value="0.419085648148148">
                <text:p>0.419085648148148</text:p>
              </table:table-cell>
            </table:table-row>
            <table:table-row>
              <table:table-cell office:value-type="float" office:value="42674">
                <text:p>42670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705555555555556">
                <text:p>0.705555555555556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289467592592593">
                <text:p>0.289467592592593</text:p>
              </table:table-cell>
              <table:table-cell office:value-type="float" office:value="0.706377314814815">
                <text:p>0.706377314814815</text:p>
              </table:table-cell>
              <table:table-cell office:value-type="float" office:value="0.416909722222222">
                <text:p>0.416909722222222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704861111111111">
                <text:p>0.704861111111111</text:p>
              </table:table-cell>
              <table:table-cell office:value-type="float" office:value="0.413194444444445">
                <text:p>0.413194444444445</text:p>
              </table:table-cell>
              <table:table-cell office:value-type="float" office:value="0.290532407407407">
                <text:p>0.290532407407407</text:p>
              </table:table-cell>
              <table:table-cell office:value-type="float" office:value="0.705277777777778">
                <text:p>0.705277777777778</text:p>
              </table:table-cell>
              <table:table-cell office:value-type="float" office:value="0.41474537037037">
                <text:p>0.41474537037037</text:p>
              </table:table-cell>
            </table:table-row>
            <table:table-row>
              <table:table-cell office:value-type="float" office:value="42676">
                <text:p>42680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03472222222222">
                <text:p>0.703472222222222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0.291608796296296">
                <text:p>0.291608796296296</text:p>
              </table:table-cell>
              <table:table-cell office:value-type="float" office:value="0.704201388888889">
                <text:p>0.704201388888889</text:p>
              </table:table-cell>
              <table:table-cell office:value-type="float" office:value="0.412592592592593">
                <text:p>0.412592592592593</text:p>
              </table:table-cell>
            </table:table-row>
            <table:table-row>
              <table:table-cell office:value-type="float" office:value="42677">
                <text:p>42680</text:p>
              </table:table-cell>
              <table:table-cell office:value-type="float" office:value="0.29375">
                <text:p>0.29375</text:p>
              </table:table-cell>
              <table:table-cell office:value-type="float" office:value="0.702777777777778">
                <text:p>0.702777777777778</text:p>
              </table:table-cell>
              <table:table-cell office:value-type="float" office:value="0.409027777777778">
                <text:p>0.409027777777778</text:p>
              </table:table-cell>
              <table:table-cell office:value-type="float" office:value="0.292673611111111">
                <text:p>0.292673611111111</text:p>
              </table:table-cell>
              <table:table-cell office:value-type="float" office:value="0.703136574074074">
                <text:p>0.703136574074074</text:p>
              </table:table-cell>
              <table:table-cell office:value-type="float" office:value="0.410462962962963">
                <text:p>0.410462962962963</text:p>
              </table:table-cell>
            </table:table-row>
            <table:table-row>
              <table:table-cell office:value-type="float" office:value="42678">
                <text:p>42680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701388888888889">
                <text:p>0.701388888888889</text:p>
              </table:table-cell>
              <table:table-cell office:value-type="float" office:value="0.406944444444444">
                <text:p>0.406944444444444</text:p>
              </table:table-cell>
              <table:table-cell office:value-type="float" office:value="0.29375">
                <text:p>0.29375</text:p>
              </table:table-cell>
              <table:table-cell office:value-type="float" office:value="0.702094907407407">
                <text:p>0.702094907407407</text:p>
              </table:table-cell>
              <table:table-cell office:value-type="float" office:value="0.408344907407407">
                <text:p>0.408344907407407</text:p>
              </table:table-cell>
            </table:table-row>
            <table:table-row>
              <table:table-cell office:value-type="float" office:value="42679">
                <text:p>42680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00694444444444">
                <text:p>0.700694444444444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0.294814814814815">
                <text:p>0.294814814814815</text:p>
              </table:table-cell>
              <table:table-cell office:value-type="float" office:value="0.701076388888889">
                <text:p>0.701076388888889</text:p>
              </table:table-cell>
              <table:table-cell office:value-type="float" office:value="0.406261574074074">
                <text:p>0.406261574074074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0.699305555555556">
                <text:p>0.699305555555556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29587962962963">
                <text:p>0.29587962962963</text:p>
              </table:table-cell>
              <table:table-cell office:value-type="float" office:value="0.700081018518519">
                <text:p>0.700081018518519</text:p>
              </table:table-cell>
              <table:table-cell office:value-type="float" office:value="0.404201388888889">
                <text:p>0.404201388888889</text:p>
              </table:table-cell>
            </table:table-row>
            <table:table-row>
              <table:table-cell office:value-type="float" office:value="42681">
                <text:p>42680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698611111111111">
                <text:p>0.698611111111111</text:p>
              </table:table-cell>
              <table:table-cell office:value-type="float" office:value="0.400694444444444">
                <text:p>0.400694444444444</text:p>
              </table:table-cell>
              <table:table-cell office:value-type="float" office:value="0.296944444444444">
                <text:p>0.296944444444444</text:p>
              </table:table-cell>
              <table:table-cell office:value-type="float" office:value="0.699097222222222">
                <text:p>0.699097222222222</text:p>
              </table:table-cell>
              <table:table-cell office:value-type="float" office:value="0.402152777777778">
                <text:p>0.402152777777778</text:p>
              </table:table-cell>
            </table:table-row>
            <table:table-row>
              <table:table-cell office:value-type="float" office:value="42682">
                <text:p>42680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697222222222222">
                <text:p>0.697222222222222</text:p>
              </table:table-cell>
              <table:table-cell office:value-type="float" office:value="0.398611111111111">
                <text:p>0.398611111111111</text:p>
              </table:table-cell>
              <table:table-cell office:value-type="float" office:value="0.298009259259259">
                <text:p>0.298009259259259</text:p>
              </table:table-cell>
              <table:table-cell office:value-type="float" office:value="0.698136574074074">
                <text:p>0.698136574074074</text:p>
              </table:table-cell>
              <table:table-cell office:value-type="float" office:value="0.400127314814815">
                <text:p>0.400127314814815</text:p>
              </table:table-cell>
            </table:table-row>
            <table:table-row>
              <table:table-cell office:value-type="float" office:value="42683">
                <text:p>42680</text:p>
              </table:table-cell>
              <table:table-cell office:value-type="float" office:value="0.3">
                <text:p>0.3</text:p>
              </table:table-cell>
              <table:table-cell office:value-type="float" office:value="0.696527777777778">
                <text:p>0.696527777777778</text:p>
              </table:table-cell>
              <table:table-cell office:value-type="float" office:value="0.396527777777778">
                <text:p>0.396527777777778</text:p>
              </table:table-cell>
              <table:table-cell office:value-type="float" office:value="0.299074074074074">
                <text:p>0.299074074074074</text:p>
              </table:table-cell>
              <table:table-cell office:value-type="float" office:value="0.697199074074074">
                <text:p>0.697199074074074</text:p>
              </table:table-cell>
              <table:table-cell office:value-type="float" office:value="0.398125">
                <text:p>0.398125</text:p>
              </table:table-cell>
            </table:table-row>
            <table:table-row>
              <table:table-cell office:value-type="float" office:value="42684">
                <text:p>42680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695833333333333">
                <text:p>0.695833333333333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300138888888889">
                <text:p>0.300138888888889</text:p>
              </table:table-cell>
              <table:table-cell office:value-type="float" office:value="0.696284722222222">
                <text:p>0.696284722222222</text:p>
              </table:table-cell>
              <table:table-cell office:value-type="float" office:value="0.396145833333333">
                <text:p>0.396145833333333</text:p>
              </table:table-cell>
            </table:table-row>
            <table:table-row>
              <table:table-cell office:value-type="float" office:value="42685">
                <text:p>42690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30119212962963">
                <text:p>0.30119212962963</text:p>
              </table:table-cell>
              <table:table-cell office:value-type="float" office:value="0.695393518518519">
                <text:p>0.695393518518519</text:p>
              </table:table-cell>
              <table:table-cell office:value-type="float" office:value="0.394201388888889">
                <text:p>0.394201388888889</text:p>
              </table:table-cell>
            </table:table-row>
            <table:table-row>
              <table:table-cell office:value-type="float" office:value="42686">
                <text:p>42690</text:p>
              </table:table-cell>
              <table:table-cell office:value-type="float" office:value="0.303472222222222">
                <text:p>0.303472222222222</text:p>
              </table:table-cell>
              <table:table-cell office:value-type="float" office:value="0.69375">
                <text:p>0.6937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30224537037037">
                <text:p>0.30224537037037</text:p>
              </table:table-cell>
              <table:table-cell office:value-type="float" office:value="0.694525462962963">
                <text:p>0.694525462962963</text:p>
              </table:table-cell>
              <table:table-cell office:value-type="float" office:value="0.392280092592593">
                <text:p>0.392280092592593</text:p>
              </table:table-cell>
            </table:table-row>
            <table:table-row>
              <table:table-cell office:value-type="float" office:value="42687">
                <text:p>42690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693055555555556">
                <text:p>0.69305555555555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03298611111111">
                <text:p>0.303298611111111</text:p>
              </table:table-cell>
              <table:table-cell office:value-type="float" office:value="0.693680555555556">
                <text:p>0.693680555555556</text:p>
              </table:table-cell>
              <table:table-cell office:value-type="float" office:value="0.390381944444444">
                <text:p>0.390381944444444</text:p>
              </table:table-cell>
            </table:table-row>
            <table:table-row>
              <table:table-cell office:value-type="float" office:value="42688">
                <text:p>42690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0.692361111111111">
                <text:p>0.692361111111111</text:p>
              </table:table-cell>
              <table:table-cell office:value-type="float" office:value="0.386805555555556">
                <text:p>0.386805555555556</text:p>
              </table:table-cell>
              <table:table-cell office:value-type="float" office:value="0.304340277777778">
                <text:p>0.304340277777778</text:p>
              </table:table-cell>
              <table:table-cell office:value-type="float" office:value="0.692870370370371">
                <text:p>0.692870370370371</text:p>
              </table:table-cell>
              <table:table-cell office:value-type="float" office:value="0.388530092592593">
                <text:p>0.388530092592593</text:p>
              </table:table-cell>
            </table:table-row>
            <table:table-row>
              <table:table-cell office:value-type="float" office:value="42689">
                <text:p>42690</text:p>
              </table:table-cell>
              <table:table-cell office:value-type="float" office:value="0.30625">
                <text:p>0.30625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0.305381944444444">
                <text:p>0.305381944444444</text:p>
              </table:table-cell>
              <table:table-cell office:value-type="float" office:value="0.692071759259259">
                <text:p>0.692071759259259</text:p>
              </table:table-cell>
              <table:table-cell office:value-type="float" office:value="0.386689814814815">
                <text:p>0.38668981481481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0.307638888888889">
                <text:p>0.307638888888889</text:p>
              </table:table-cell>
              <table:table-cell office:value-type="float" office:value="0.690277777777778">
                <text:p>0.69027777777777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306412037037037">
                <text:p>0.306412037037037</text:p>
              </table:table-cell>
              <table:table-cell office:value-type="float" office:value="0.691296296296296">
                <text:p>0.691296296296296</text:p>
              </table:table-cell>
              <table:table-cell office:value-type="float" office:value="0.384884259259259">
                <text:p>0.384884259259259</text:p>
              </table:table-cell>
            </table:table-row>
            <table:table-row>
              <table:table-cell office:value-type="float" office:value="42691">
                <text:p>42690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0.689583333333333">
                <text:p>0.689583333333333</text:p>
              </table:table-cell>
              <table:table-cell office:value-type="float" office:value="0.38125">
                <text:p>0.38125</text:p>
              </table:table-cell>
              <table:table-cell office:value-type="float" office:value="0.30744212962963">
                <text:p>0.30744212962963</text:p>
              </table:table-cell>
              <table:table-cell office:value-type="float" office:value="0.690555555555556">
                <text:p>0.690555555555556</text:p>
              </table:table-cell>
              <table:table-cell office:value-type="float" office:value="0.383113425925926">
                <text:p>0.383113425925926</text:p>
              </table:table-cell>
            </table:table-row>
            <table:table-row>
              <table:table-cell office:value-type="float" office:value="42692">
                <text:p>42690</text:p>
              </table:table-cell>
              <table:table-cell office:value-type="float" office:value="0.309722222222222">
                <text:p>0.309722222222222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0.308460648148148">
                <text:p>0.308460648148148</text:p>
              </table:table-cell>
              <table:table-cell office:value-type="float" office:value="0.689837962962963">
                <text:p>0.689837962962963</text:p>
              </table:table-cell>
              <table:table-cell office:value-type="float" office:value="0.381377314814815">
                <text:p>0.381377314814815</text:p>
              </table:table-cell>
            </table:table-row>
            <table:table-row>
              <table:table-cell office:value-type="float" office:value="42693">
                <text:p>42690</text:p>
              </table:table-cell>
              <table:table-cell office:value-type="float" office:value="0.310416666666667">
                <text:p>0.310416666666667</text:p>
              </table:table-cell>
              <table:table-cell office:value-type="float" office:value="0.688194444444445">
                <text:p>0.688194444444445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309467592592593">
                <text:p>0.309467592592593</text:p>
              </table:table-cell>
              <table:table-cell office:value-type="float" office:value="0.689143518518519">
                <text:p>0.689143518518519</text:p>
              </table:table-cell>
              <table:table-cell office:value-type="float" office:value="0.379675925925926">
                <text:p>0.379675925925926</text:p>
              </table:table-cell>
            </table:table-row>
            <table:table-row>
              <table:table-cell office:value-type="float" office:value="42694">
                <text:p>42690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6875">
                <text:p>0.6875</text:p>
              </table:table-cell>
              <table:table-cell office:value-type="float" office:value="0.375694444444444">
                <text:p>0.375694444444444</text:p>
              </table:table-cell>
              <table:table-cell office:value-type="float" office:value="0.310474537037037">
                <text:p>0.310474537037037</text:p>
              </table:table-cell>
              <table:table-cell office:value-type="float" office:value="0.688483796296296">
                <text:p>0.688483796296296</text:p>
              </table:table-cell>
              <table:table-cell office:value-type="float" office:value="0.378009259259259">
                <text:p>0.378009259259259</text:p>
              </table:table-cell>
            </table:table-row>
            <table:table-row>
              <table:table-cell office:value-type="float" office:value="42695">
                <text:p>42700</text:p>
              </table:table-cell>
              <table:table-cell office:value-type="float" office:value="0.3125">
                <text:p>0.3125</text:p>
              </table:table-cell>
              <table:table-cell office:value-type="float" office:value="0.686805555555556">
                <text:p>0.686805555555556</text:p>
              </table:table-cell>
              <table:table-cell office:value-type="float" office:value="0.374305555555556">
                <text:p>0.374305555555556</text:p>
              </table:table-cell>
              <table:table-cell office:value-type="float" office:value="0.311469907407407">
                <text:p>0.311469907407407</text:p>
              </table:table-cell>
              <table:table-cell office:value-type="float" office:value="0.687847222222222">
                <text:p>0.687847222222222</text:p>
              </table:table-cell>
              <table:table-cell office:value-type="float" office:value="0.376377314814815">
                <text:p>0.376377314814815</text:p>
              </table:table-cell>
            </table:table-row>
            <table:table-row>
              <table:table-cell office:value-type="float" office:value="42696">
                <text:p>42700</text:p>
              </table:table-cell>
              <table:table-cell office:value-type="float" office:value="0.313194444444444">
                <text:p>0.313194444444444</text:p>
              </table:table-cell>
              <table:table-cell office:value-type="float" office:value="0.686111111111111">
                <text:p>0.686111111111111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312453703703704">
                <text:p>0.312453703703704</text:p>
              </table:table-cell>
              <table:table-cell office:value-type="float" office:value="0.68724537037037">
                <text:p>0.68724537037037</text:p>
              </table:table-cell>
              <table:table-cell office:value-type="float" office:value="0.374791666666667">
                <text:p>0.374791666666667</text:p>
              </table:table-cell>
            </table:table-row>
            <table:table-row>
              <table:table-cell office:value-type="float" office:value="42697">
                <text:p>42700</text:p>
              </table:table-cell>
              <table:table-cell office:value-type="float" office:value="0.314583333333333">
                <text:p>0.314583333333333</text:p>
              </table:table-cell>
              <table:table-cell office:value-type="float" office:value="0.686111111111111">
                <text:p>0.686111111111111</text:p>
              </table:table-cell>
              <table:table-cell office:value-type="float" office:value="0.371527777777778">
                <text:p>0.371527777777778</text:p>
              </table:table-cell>
              <table:table-cell office:value-type="float" office:value="0.313425925925926">
                <text:p>0.313425925925926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373240740740741">
                <text:p>0.373240740740741</text:p>
              </table:table-cell>
            </table:table-row>
            <table:table-row>
              <table:table-cell office:value-type="float" office:value="42698">
                <text:p>42700</text:p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0.685416666666667">
                <text:p>0.685416666666667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0.314386574074074">
                <text:p>0.314386574074074</text:p>
              </table:table-cell>
              <table:table-cell office:value-type="float" office:value="0.686122685185185">
                <text:p>0.686122685185185</text:p>
              </table:table-cell>
              <table:table-cell office:value-type="float" office:value="0.371736111111111">
                <text:p>0.371736111111111</text:p>
              </table:table-cell>
            </table:table-row>
            <table:table-row>
              <table:table-cell office:value-type="float" office:value="42699">
                <text:p>42700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684722222222222">
                <text:p>0.684722222222222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0.315324074074074">
                <text:p>0.315324074074074</text:p>
              </table:table-cell>
              <table:table-cell office:value-type="float" office:value="0.685601851851852">
                <text:p>0.685601851851852</text:p>
              </table:table-cell>
              <table:table-cell office:value-type="float" office:value="0.370277777777778">
                <text:p>0.370277777777778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317361111111111">
                <text:p>0.317361111111111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16261574074074">
                <text:p>0.316261574074074</text:p>
              </table:table-cell>
              <table:table-cell office:value-type="float" office:value="0.685115740740741">
                <text:p>0.685115740740741</text:p>
              </table:table-cell>
              <table:table-cell office:value-type="float" office:value="0.368854166666667">
                <text:p>0.368854166666667</text:p>
              </table:table-cell>
            </table:table-row>
            <table:table-row>
              <table:table-cell office:value-type="float" office:value="42701">
                <text:p>42700</text:p>
              </table:table-cell>
              <table:table-cell office:value-type="float" office:value="0.318055555555556">
                <text:p>0.318055555555556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3171875">
                <text:p>0.3171875</text:p>
              </table:table-cell>
              <table:table-cell office:value-type="float" office:value="0.684664351851852">
                <text:p>0.684664351851852</text:p>
              </table:table-cell>
              <table:table-cell office:value-type="float" office:value="0.367476851851852">
                <text:p>0.367476851851852</text:p>
              </table:table-cell>
            </table:table-row>
            <table:table-row>
              <table:table-cell office:value-type="float" office:value="42702">
                <text:p>42700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363888888888889">
                <text:p>0.363888888888889</text:p>
              </table:table-cell>
              <table:table-cell office:value-type="float" office:value="0.318090277777778">
                <text:p>0.318090277777778</text:p>
              </table:table-cell>
              <table:table-cell office:value-type="float" office:value="0.684236111111111">
                <text:p>0.684236111111111</text:p>
              </table:table-cell>
              <table:table-cell office:value-type="float" office:value="0.366145833333333">
                <text:p>0.366145833333333</text:p>
              </table:table-cell>
            </table:table-row>
            <table:table-row>
              <table:table-cell office:value-type="float" office:value="42703">
                <text:p>42700</text:p>
              </table:table-cell>
              <table:table-cell office:value-type="float" office:value="0.320138888888889">
                <text:p>0.320138888888889</text:p>
              </table:table-cell>
              <table:table-cell office:value-type="float" office:value="0.682638888888889">
                <text:p>0.682638888888889</text:p>
              </table:table-cell>
              <table:table-cell office:value-type="float" office:value="0.3625">
                <text:p>0.3625</text:p>
              </table:table-cell>
              <table:table-cell office:value-type="float" office:value="0.318981481481481">
                <text:p>0.318981481481481</text:p>
              </table:table-cell>
              <table:table-cell office:value-type="float" office:value="0.683842592592593">
                <text:p>0.683842592592593</text:p>
              </table:table-cell>
              <table:table-cell office:value-type="float" office:value="0.364861111111111">
                <text:p>0.364861111111111</text:p>
              </table:table-cell>
            </table:table-row>
            <table:table-row>
              <table:table-cell office:value-type="float" office:value="42704">
                <text:p>42700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0.682638888888889">
                <text:p>0.682638888888889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0.319849537037037">
                <text:p>0.319849537037037</text:p>
              </table:table-cell>
              <table:table-cell office:value-type="float" office:value="0.683483796296296">
                <text:p>0.683483796296296</text:p>
              </table:table-cell>
              <table:table-cell office:value-type="float" office:value="0.363634259259259">
                <text:p>0.363634259259259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60416666666667">
                <text:p>0.360416666666667</text:p>
              </table:table-cell>
              <table:table-cell office:value-type="float" office:value="0.320706018518518">
                <text:p>0.320706018518518</text:p>
              </table:table-cell>
              <table:table-cell office:value-type="float" office:value="0.683148148148148">
                <text:p>0.683148148148148</text:p>
              </table:table-cell>
              <table:table-cell office:value-type="float" office:value="0.36244212962963">
                <text:p>0.36244212962963</text:p>
              </table:table-cell>
            </table:table-row>
            <table:table-row>
              <table:table-cell office:value-type="float" office:value="42706">
                <text:p>42710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59027777777778">
                <text:p>0.359027777777778</text:p>
              </table:table-cell>
              <table:table-cell office:value-type="float" office:value="0.321539351851852">
                <text:p>0.321539351851852</text:p>
              </table:table-cell>
              <table:table-cell office:value-type="float" office:value="0.682858796296296">
                <text:p>0.682858796296296</text:p>
              </table:table-cell>
              <table:table-cell office:value-type="float" office:value="0.361319444444445">
                <text:p>0.361319444444445</text:p>
              </table:table-cell>
            </table:table-row>
            <table:table-row>
              <table:table-cell office:value-type="float" office:value="42707">
                <text:p>42710</text:p>
              </table:table-cell>
              <table:table-cell office:value-type="float" office:value="0.323611111111111">
                <text:p>0.323611111111111</text:p>
              </table:table-cell>
              <table:table-cell office:value-type="float" office:value="0.68125">
                <text:p>0.68125</text:p>
              </table:table-cell>
              <table:table-cell office:value-type="float" office:value="0.357638888888889">
                <text:p>0.357638888888889</text:p>
              </table:table-cell>
              <table:table-cell office:value-type="float" office:value="0.322361111111111">
                <text:p>0.322361111111111</text:p>
              </table:table-cell>
              <table:table-cell office:value-type="float" office:value="0.682592592592593">
                <text:p>0.682592592592593</text:p>
              </table:table-cell>
              <table:table-cell office:value-type="float" office:value="0.360231481481481">
                <text:p>0.360231481481481</text:p>
              </table:table-cell>
            </table:table-row>
            <table:table-row>
              <table:table-cell office:value-type="float" office:value="42708">
                <text:p>42710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68125">
                <text:p>0.68125</text:p>
              </table:table-cell>
              <table:table-cell office:value-type="float" office:value="0.356944444444444">
                <text:p>0.356944444444444</text:p>
              </table:table-cell>
              <table:table-cell office:value-type="float" office:value="0.323159722222222">
                <text:p>0.323159722222222</text:p>
              </table:table-cell>
              <table:table-cell office:value-type="float" office:value="0.682361111111111">
                <text:p>0.682361111111111</text:p>
              </table:table-cell>
              <table:table-cell office:value-type="float" office:value="0.359201388888889">
                <text:p>0.359201388888889</text:p>
              </table:table-cell>
            </table:table-row>
            <table:table-row>
              <table:table-cell office:value-type="float" office:value="42709">
                <text:p>42710</text:p>
              </table:table-cell>
              <table:table-cell office:value-type="float" office:value="0.325">
                <text:p>0.325</text:p>
              </table:table-cell>
              <table:table-cell office:value-type="float" office:value="0.68125">
                <text:p>0.68125</text:p>
              </table:table-cell>
              <table:table-cell office:value-type="float" office:value="0.35625">
                <text:p>0.35625</text:p>
              </table:table-cell>
              <table:table-cell office:value-type="float" office:value="0.323935185185185">
                <text:p>0.323935185185185</text:p>
              </table:table-cell>
              <table:table-cell office:value-type="float" office:value="0.682164351851852">
                <text:p>0.682164351851852</text:p>
              </table:table-cell>
              <table:table-cell office:value-type="float" office:value="0.358229166666667">
                <text:p>0.358229166666667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0.325694444444444">
                <text:p>0.325694444444444</text:p>
              </table:table-cell>
              <table:table-cell office:value-type="float" office:value="0.68125">
                <text:p>0.68125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3246875">
                <text:p>0.3246875</text:p>
              </table:table-cell>
              <table:table-cell office:value-type="float" office:value="0.682002314814815">
                <text:p>0.682002314814815</text:p>
              </table:table-cell>
              <table:table-cell office:value-type="float" office:value="0.357314814814815">
                <text:p>0.357314814814815</text:p>
              </table:table-cell>
            </table:table-row>
            <table:table-row>
              <table:table-cell office:value-type="float" office:value="42711">
                <text:p>4271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325416666666667">
                <text:p>0.325416666666667</text:p>
              </table:table-cell>
              <table:table-cell office:value-type="float" office:value="0.681875">
                <text:p>0.681875</text:p>
              </table:table-cell>
              <table:table-cell office:value-type="float" office:value="0.356458333333333">
                <text:p>0.356458333333333</text:p>
              </table:table-cell>
            </table:table-row>
            <table:table-row>
              <table:table-cell office:value-type="float" office:value="42712">
                <text:p>42710</text:p>
              </table:table-cell>
              <table:table-cell office:value-type="float" office:value="0.327083333333333">
                <text:p>0.327083333333333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326134259259259">
                <text:p>0.326134259259259</text:p>
              </table:table-cell>
              <table:table-cell office:value-type="float" office:value="0.681782407407408">
                <text:p>0.681782407407408</text:p>
              </table:table-cell>
              <table:table-cell office:value-type="float" office:value="0.355648148148148">
                <text:p>0.355648148148148</text:p>
              </table:table-cell>
            </table:table-row>
            <table:table-row>
              <table:table-cell office:value-type="float" office:value="42713">
                <text:p>42710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32681712962963">
                <text:p>0.32681712962963</text:p>
              </table:table-cell>
              <table:table-cell office:value-type="float" office:value="0.681712962962963">
                <text:p>0.681712962962963</text:p>
              </table:table-cell>
              <table:table-cell office:value-type="float" office:value="0.354895833333333">
                <text:p>0.354895833333333</text:p>
              </table:table-cell>
            </table:table-row>
            <table:table-row>
              <table:table-cell office:value-type="float" office:value="42714">
                <text:p>42710</text:p>
              </table:table-cell>
              <table:table-cell office:value-type="float" office:value="0.328472222222222">
                <text:p>0.328472222222222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0.327476851851852">
                <text:p>0.327476851851852</text:p>
              </table:table-cell>
              <table:table-cell office:value-type="float" office:value="0.681689814814815">
                <text:p>0.681689814814815</text:p>
              </table:table-cell>
              <table:table-cell office:value-type="float" office:value="0.354212962962963">
                <text:p>0.354212962962963</text:p>
              </table:table-cell>
            </table:table-row>
            <table:table-row>
              <table:table-cell office:value-type="float" office:value="42715">
                <text:p>42720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1388888888889">
                <text:p>0.351388888888889</text:p>
              </table:table-cell>
              <table:table-cell office:value-type="float" office:value="0.328113425925926">
                <text:p>0.328113425925926</text:p>
              </table:table-cell>
              <table:table-cell office:value-type="float" office:value="0.681701388888889">
                <text:p>0.681701388888889</text:p>
              </table:table-cell>
              <table:table-cell office:value-type="float" office:value="0.353587962962963">
                <text:p>0.353587962962963</text:p>
              </table:table-cell>
            </table:table-row>
            <table:table-row>
              <table:table-cell office:value-type="float" office:value="42716">
                <text:p>42720</text:p>
              </table:table-cell>
              <table:table-cell office:value-type="float" office:value="0.329861111111111">
                <text:p>0.329861111111111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328715277777778">
                <text:p>0.328715277777778</text:p>
              </table:table-cell>
              <table:table-cell office:value-type="float" office:value="0.681736111111111">
                <text:p>0.681736111111111</text:p>
              </table:table-cell>
              <table:table-cell office:value-type="float" office:value="0.353020833333333">
                <text:p>0.353020833333333</text:p>
              </table:table-cell>
            </table:table-row>
            <table:table-row>
              <table:table-cell office:value-type="float" office:value="42717">
                <text:p>42720</text:p>
              </table:table-cell>
              <table:table-cell office:value-type="float" office:value="0.330555555555556">
                <text:p>0.330555555555556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">
                <text:p>0.35</text:p>
              </table:table-cell>
              <table:table-cell office:value-type="float" office:value="0.329305555555556">
                <text:p>0.329305555555556</text:p>
              </table:table-cell>
              <table:table-cell office:value-type="float" office:value="0.68181712962963">
                <text:p>0.68181712962963</text:p>
              </table:table-cell>
              <table:table-cell office:value-type="float" office:value="0.352511574074074">
                <text:p>0.352511574074074</text:p>
              </table:table-cell>
            </table:table-row>
            <table:table-row>
              <table:table-cell office:value-type="float" office:value="42718">
                <text:p>42720</text:p>
              </table:table-cell>
              <table:table-cell office:value-type="float" office:value="0.33125">
                <text:p>0.33125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49305555555555">
                <text:p>0.349305555555555</text:p>
              </table:table-cell>
              <table:table-cell office:value-type="float" office:value="0.329861111111111">
                <text:p>0.329861111111111</text:p>
              </table:table-cell>
              <table:table-cell office:value-type="float" office:value="0.68193287037037">
                <text:p>0.68193287037037</text:p>
              </table:table-cell>
              <table:table-cell office:value-type="float" office:value="0.352071759259259">
                <text:p>0.352071759259259</text:p>
              </table:table-cell>
            </table:table-row>
            <table:table-row>
              <table:table-cell office:value-type="float" office:value="42719">
                <text:p>42720</text:p>
              </table:table-cell>
              <table:table-cell office:value-type="float" office:value="0.331944444444444">
                <text:p>0.331944444444444</text:p>
              </table:table-cell>
              <table:table-cell office:value-type="float" office:value="0.68125">
                <text:p>0.68125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330381944444444">
                <text:p>0.330381944444444</text:p>
              </table:table-cell>
              <table:table-cell office:value-type="float" office:value="0.682071759259259">
                <text:p>0.682071759259259</text:p>
              </table:table-cell>
              <table:table-cell office:value-type="float" office:value="0.351689814814815">
                <text:p>0.351689814814815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0.332638888888889">
                <text:p>0.332638888888889</text:p>
              </table:table-cell>
              <table:table-cell office:value-type="float" office:value="0.68125">
                <text:p>0.68125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087962962963">
                <text:p>0.33087962962963</text:p>
              </table:table-cell>
              <table:table-cell office:value-type="float" office:value="0.682256944444444">
                <text:p>0.682256944444444</text:p>
              </table:table-cell>
              <table:table-cell office:value-type="float" office:value="0.351377314814815">
                <text:p>0.351377314814815</text:p>
              </table:table-cell>
            </table:table-row>
            <table:table-row>
              <table:table-cell office:value-type="float" office:value="42721">
                <text:p>42720</text:p>
              </table:table-cell>
              <table:table-cell office:value-type="float" office:value="0.332638888888889">
                <text:p>0.332638888888889</text:p>
              </table:table-cell>
              <table:table-cell office:value-type="float" office:value="0.68125">
                <text:p>0.68125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1354166666667">
                <text:p>0.331354166666667</text:p>
              </table:table-cell>
              <table:table-cell office:value-type="float" office:value="0.682465277777778">
                <text:p>0.682465277777778</text:p>
              </table:table-cell>
              <table:table-cell office:value-type="float" office:value="0.351111111111111">
                <text:p>0.351111111111111</text:p>
              </table:table-cell>
            </table:table-row>
            <table:table-row>
              <table:table-cell office:value-type="float" office:value="42722">
                <text:p>4272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8125">
                <text:p>0.68125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1782407407407">
                <text:p>0.331782407407407</text:p>
              </table:table-cell>
              <table:table-cell office:value-type="float" office:value="0.682708333333333">
                <text:p>0.682708333333333</text:p>
              </table:table-cell>
              <table:table-cell office:value-type="float" office:value="0.350925925925926">
                <text:p>0.350925925925926</text:p>
              </table:table-cell>
            </table:table-row>
            <table:table-row>
              <table:table-cell office:value-type="float" office:value="42723">
                <text:p>4272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2199074074074">
                <text:p>0.332199074074074</text:p>
              </table:table-cell>
              <table:table-cell office:value-type="float" office:value="0.682986111111111">
                <text:p>0.682986111111111</text:p>
              </table:table-cell>
              <table:table-cell office:value-type="float" office:value="0.350787037037037">
                <text:p>0.350787037037037</text:p>
              </table:table-cell>
            </table:table-row>
            <table:table-row>
              <table:table-cell office:value-type="float" office:value="42724">
                <text:p>42720</text:p>
              </table:table-cell>
              <table:table-cell office:value-type="float" office:value="0.334027777777778">
                <text:p>0.334027777777778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2569444444444">
                <text:p>0.332569444444444</text:p>
              </table:table-cell>
              <table:table-cell office:value-type="float" office:value="0.683298611111111">
                <text:p>0.683298611111111</text:p>
              </table:table-cell>
              <table:table-cell office:value-type="float" office:value="0.350729166666667">
                <text:p>0.350729166666667</text:p>
              </table:table-cell>
            </table:table-row>
            <table:table-row>
              <table:table-cell office:value-type="float" office:value="42725">
                <text:p>42730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682638888888889">
                <text:p>0.68263888888888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2916666666667">
                <text:p>0.332916666666667</text:p>
              </table:table-cell>
              <table:table-cell office:value-type="float" office:value="0.683645833333333">
                <text:p>0.683645833333333</text:p>
              </table:table-cell>
              <table:table-cell office:value-type="float" office:value="0.350729166666667">
                <text:p>0.350729166666667</text:p>
              </table:table-cell>
            </table:table-row>
            <table:table-row>
              <table:table-cell office:value-type="float" office:value="42726">
                <text:p>42730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682638888888889">
                <text:p>0.68263888888888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3229166666667">
                <text:p>0.333229166666667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0.350798611111111">
                <text:p>0.350798611111111</text:p>
              </table:table-cell>
            </table:table-row>
            <table:table-row>
              <table:table-cell office:value-type="float" office:value="42727">
                <text:p>42730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3518518518519">
                <text:p>0.333518518518519</text:p>
              </table:table-cell>
              <table:table-cell office:value-type="float" office:value="0.68443287037037">
                <text:p>0.68443287037037</text:p>
              </table:table-cell>
              <table:table-cell office:value-type="float" office:value="0.350914351851852">
                <text:p>0.350914351851852</text:p>
              </table:table-cell>
            </table:table-row>
            <table:table-row>
              <table:table-cell office:value-type="float" office:value="42728">
                <text:p>4273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3761574074074">
                <text:p>0.333761574074074</text:p>
              </table:table-cell>
              <table:table-cell office:value-type="float" office:value="0.684872685185185">
                <text:p>0.684872685185185</text:p>
              </table:table-cell>
              <table:table-cell office:value-type="float" office:value="0.351111111111111">
                <text:p>0.351111111111111</text:p>
              </table:table-cell>
            </table:table-row>
            <table:table-row>
              <table:table-cell office:value-type="float" office:value="42729">
                <text:p>4273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3981481481481">
                <text:p>0.333981481481481</text:p>
              </table:table-cell>
              <table:table-cell office:value-type="float" office:value="0.685347222222222">
                <text:p>0.685347222222222</text:p>
              </table:table-cell>
              <table:table-cell office:value-type="float" office:value="0.351365740740741">
                <text:p>0.351365740740741</text:p>
              </table:table-cell>
            </table:table-row>
            <table:table-row>
              <table:table-cell office:value-type="float" office:value="42730">
                <text:p>4273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84722222222222">
                <text:p>0.684722222222222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334166666666667">
                <text:p>0.334166666666667</text:p>
              </table:table-cell>
              <table:table-cell office:value-type="float" office:value="0.685844907407407">
                <text:p>0.685844907407407</text:p>
              </table:table-cell>
              <table:table-cell office:value-type="float" office:value="0.351678240740741">
                <text:p>0.351678240740741</text:p>
              </table:table-cell>
            </table:table-row>
            <table:table-row>
              <table:table-cell office:value-type="float" office:value="42731">
                <text:p>4273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5416666666667">
                <text:p>0.685416666666667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33431712962963">
                <text:p>0.33431712962963</text:p>
              </table:table-cell>
              <table:table-cell office:value-type="float" office:value="0.686377314814815">
                <text:p>0.686377314814815</text:p>
              </table:table-cell>
              <table:table-cell office:value-type="float" office:value="0.352060185185185">
                <text:p>0.352060185185185</text:p>
              </table:table-cell>
            </table:table-row>
            <table:table-row>
              <table:table-cell office:value-type="float" office:value="42732">
                <text:p>4273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5416666666667">
                <text:p>0.685416666666667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33443287037037">
                <text:p>0.33443287037037</text:p>
              </table:table-cell>
              <table:table-cell office:value-type="float" office:value="0.686944444444445">
                <text:p>0.686944444444445</text:p>
              </table:table-cell>
              <table:table-cell office:value-type="float" office:value="0.352511574074074">
                <text:p>0.352511574074074</text:p>
              </table:table-cell>
            </table:table-row>
            <table:table-row>
              <table:table-cell office:value-type="float" office:value="42733">
                <text:p>4273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6111111111111">
                <text:p>0.686111111111111</text:p>
              </table:table-cell>
              <table:table-cell office:value-type="float" office:value="0.35">
                <text:p>0.35</text:p>
              </table:table-cell>
              <table:table-cell office:value-type="float" office:value="0.334513888888889">
                <text:p>0.334513888888889</text:p>
              </table:table-cell>
              <table:table-cell office:value-type="float" office:value="0.687523148148148">
                <text:p>0.687523148148148</text:p>
              </table:table-cell>
              <table:table-cell office:value-type="float" office:value="0.353009259259259">
                <text:p>0.353009259259259</text:p>
              </table:table-cell>
            </table:table-row>
            <table:table-row>
              <table:table-cell office:value-type="float" office:value="42734">
                <text:p>4273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6805555555556">
                <text:p>0.686805555555556</text:p>
              </table:table-cell>
              <table:table-cell office:value-type="float" office:value="0.350694444444445">
                <text:p>0.350694444444445</text:p>
              </table:table-cell>
              <table:table-cell office:value-type="float" office:value="0.334560185185185">
                <text:p>0.334560185185185</text:p>
              </table:table-cell>
              <table:table-cell office:value-type="float" office:value="0.688148148148148">
                <text:p>0.688148148148148</text:p>
              </table:table-cell>
              <table:table-cell office:value-type="float" office:value="0.353587962962963">
                <text:p>0.353587962962963</text:p>
              </table:table-cell>
            </table:table-row>
            <table:table-row>
              <table:table-cell office:value-type="float" office:value="42735">
                <text:p>4274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75">
                <text:p>0.6875</text:p>
              </table:table-cell>
              <table:table-cell office:value-type="float" office:value="0.351388888888889">
                <text:p>0.351388888888889</text:p>
              </table:table-cell>
              <table:table-cell office:value-type="float" office:value="0.334571759259259">
                <text:p>0.334571759259259</text:p>
              </table:table-cell>
              <table:table-cell office:value-type="float" office:value="0.688784722222222">
                <text:p>0.688784722222222</text:p>
              </table:table-cell>
              <table:table-cell office:value-type="float" office:value="0.354212962962963">
                <text:p>0.354212962962963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8194444444445">
                <text:p>0.68819444444444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0.334560185185185">
                <text:p>0.334560185185185</text:p>
              </table:table-cell>
              <table:table-cell office:value-type="float" office:value="0.689456018518519">
                <text:p>0.689456018518519</text:p>
              </table:table-cell>
              <table:table-cell office:value-type="float" office:value="0.354895833333333">
                <text:p>0.354895833333333</text:p>
              </table:table-cell>
            </table:table-row>
            <table:table-row>
              <table:table-cell office:value-type="float" office:value="42737">
                <text:p>4274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334502314814815">
                <text:p>0.334502314814815</text:p>
              </table:table-cell>
              <table:table-cell office:value-type="float" office:value="0.690162037037037">
                <text:p>0.690162037037037</text:p>
              </table:table-cell>
              <table:table-cell office:value-type="float" office:value="0.355659722222222">
                <text:p>0.355659722222222</text:p>
              </table:table-cell>
            </table:table-row>
            <table:table-row>
              <table:table-cell office:value-type="float" office:value="42738">
                <text:p>4274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9583333333333">
                <text:p>0.689583333333333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334421296296296">
                <text:p>0.334421296296296</text:p>
              </table:table-cell>
              <table:table-cell office:value-type="float" office:value="0.69087962962963">
                <text:p>0.69087962962963</text:p>
              </table:table-cell>
              <table:table-cell office:value-type="float" office:value="0.356458333333333">
                <text:p>0.356458333333333</text:p>
              </table:table-cell>
            </table:table-row>
            <table:table-row>
              <table:table-cell office:value-type="float" office:value="42739">
                <text:p>4274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90277777777778">
                <text:p>0.690277777777778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334305555555556">
                <text:p>0.334305555555556</text:p>
              </table:table-cell>
              <table:table-cell office:value-type="float" office:value="0.69162037037037">
                <text:p>0.69162037037037</text:p>
              </table:table-cell>
              <table:table-cell office:value-type="float" office:value="0.357314814814815">
                <text:p>0.357314814814815</text:p>
              </table:table-cell>
            </table:table-row>
            <table:table-row>
              <table:table-cell office:value-type="float" office:value="42740">
                <text:p>4274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0.354861111111111">
                <text:p>0.354861111111111</text:p>
              </table:table-cell>
              <table:table-cell office:value-type="float" office:value="0.334143518518518">
                <text:p>0.334143518518518</text:p>
              </table:table-cell>
              <table:table-cell office:value-type="float" office:value="0.692395833333333">
                <text:p>0.692395833333333</text:p>
              </table:table-cell>
              <table:table-cell office:value-type="float" office:value="0.358252314814815">
                <text:p>0.358252314814815</text:p>
              </table:table-cell>
            </table:table-row>
            <table:table-row>
              <table:table-cell office:value-type="float" office:value="42741">
                <text:p>4274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91666666666667">
                <text:p>0.691666666666667</text:p>
              </table:table-cell>
              <table:table-cell office:value-type="float" office:value="0.35625">
                <text:p>0.35625</text:p>
              </table:table-cell>
              <table:table-cell office:value-type="float" office:value="0.333958333333333">
                <text:p>0.333958333333333</text:p>
              </table:table-cell>
              <table:table-cell office:value-type="float" office:value="0.69318287037037">
                <text:p>0.69318287037037</text:p>
              </table:table-cell>
              <table:table-cell office:value-type="float" office:value="0.359224537037037">
                <text:p>0.359224537037037</text:p>
              </table:table-cell>
            </table:table-row>
            <table:table-row>
              <table:table-cell office:value-type="float" office:value="42742">
                <text:p>4274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92361111111111">
                <text:p>0.692361111111111</text:p>
              </table:table-cell>
              <table:table-cell office:value-type="float" office:value="0.356944444444444">
                <text:p>0.356944444444444</text:p>
              </table:table-cell>
              <table:table-cell office:value-type="float" office:value="0.333738425925926">
                <text:p>0.333738425925926</text:p>
              </table:table-cell>
              <table:table-cell office:value-type="float" office:value="0.69400462962963">
                <text:p>0.69400462962963</text:p>
              </table:table-cell>
              <table:table-cell office:value-type="float" office:value="0.360266203703704">
                <text:p>0.360266203703704</text:p>
              </table:table-cell>
            </table:table-row>
            <table:table-row>
              <table:table-cell office:value-type="float" office:value="42743">
                <text:p>4274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9375">
                <text:p>0.69375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333483796296296">
                <text:p>0.333483796296296</text:p>
              </table:table-cell>
              <table:table-cell office:value-type="float" office:value="0.694837962962963">
                <text:p>0.694837962962963</text:p>
              </table:table-cell>
              <table:table-cell office:value-type="float" office:value="0.361354166666667">
                <text:p>0.361354166666667</text:p>
              </table:table-cell>
            </table:table-row>
            <table:table-row>
              <table:table-cell office:value-type="float" office:value="42744">
                <text:p>42740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359722222222222">
                <text:p>0.359722222222222</text:p>
              </table:table-cell>
              <table:table-cell office:value-type="float" office:value="0.333206018518519">
                <text:p>0.333206018518519</text:p>
              </table:table-cell>
              <table:table-cell office:value-type="float" office:value="0.695694444444445">
                <text:p>0.695694444444445</text:p>
              </table:table-cell>
              <table:table-cell office:value-type="float" office:value="0.362488425925926">
                <text:p>0.362488425925926</text:p>
              </table:table-cell>
            </table:table-row>
            <table:table-row>
              <table:table-cell office:value-type="float" office:value="42745">
                <text:p>42750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695138888888889">
                <text:p>0.695138888888889</text:p>
              </table:table-cell>
              <table:table-cell office:value-type="float" office:value="0.360416666666667">
                <text:p>0.360416666666667</text:p>
              </table:table-cell>
              <table:table-cell office:value-type="float" office:value="0.332881944444444">
                <text:p>0.332881944444444</text:p>
              </table:table-cell>
              <table:table-cell office:value-type="float" office:value="0.6965625">
                <text:p>0.6965625</text:p>
              </table:table-cell>
              <table:table-cell office:value-type="float" office:value="0.363680555555556">
                <text:p>0.363680555555556</text:p>
              </table:table-cell>
            </table:table-row>
            <table:table-row>
              <table:table-cell office:value-type="float" office:value="42746">
                <text:p>42750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695833333333333">
                <text:p>0.69583333333333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332534722222222">
                <text:p>0.332534722222222</text:p>
              </table:table-cell>
              <table:table-cell office:value-type="float" office:value="0.697453703703704">
                <text:p>0.697453703703704</text:p>
              </table:table-cell>
              <table:table-cell office:value-type="float" office:value="0.364918981481481">
                <text:p>0.364918981481481</text:p>
              </table:table-cell>
            </table:table-row>
            <table:table-row>
              <table:table-cell office:value-type="float" office:value="42747">
                <text:p>42750</text:p>
              </table:table-cell>
              <table:table-cell office:value-type="float" office:value="0.334027777777778">
                <text:p>0.334027777777778</text:p>
              </table:table-cell>
              <table:table-cell office:value-type="float" office:value="0.697222222222222">
                <text:p>0.697222222222222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332152777777778">
                <text:p>0.332152777777778</text:p>
              </table:table-cell>
              <table:table-cell office:value-type="float" office:value="0.698368055555556">
                <text:p>0.698368055555556</text:p>
              </table:table-cell>
              <table:table-cell office:value-type="float" office:value="0.366215277777778">
                <text:p>0.366215277777778</text:p>
              </table:table-cell>
            </table:table-row>
            <table:table-row>
              <table:table-cell office:value-type="float" office:value="42748">
                <text:p>4275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97916666666667">
                <text:p>0.697916666666667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331747685185185">
                <text:p>0.331747685185185</text:p>
              </table:table-cell>
              <table:table-cell office:value-type="float" office:value="0.699293981481482">
                <text:p>0.699293981481482</text:p>
              </table:table-cell>
              <table:table-cell office:value-type="float" office:value="0.367546296296296">
                <text:p>0.367546296296296</text:p>
              </table:table-cell>
            </table:table-row>
            <table:table-row>
              <table:table-cell office:value-type="float" office:value="42749">
                <text:p>4275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98611111111111">
                <text:p>0.698611111111111</text:p>
              </table:table-cell>
              <table:table-cell office:value-type="float" office:value="0.365277777777778">
                <text:p>0.365277777777778</text:p>
              </table:table-cell>
              <table:table-cell office:value-type="float" office:value="0.331296296296296">
                <text:p>0.331296296296296</text:p>
              </table:table-cell>
              <table:table-cell office:value-type="float" office:value="0.700243055555556">
                <text:p>0.700243055555556</text:p>
              </table:table-cell>
              <table:table-cell office:value-type="float" office:value="0.368946759259259">
                <text:p>0.368946759259259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.332638888888889">
                <text:p>0.332638888888889</text:p>
              </table:table-cell>
              <table:table-cell office:value-type="float" office:value="0.7">
                <text:p>0.7</text:p>
              </table:table-cell>
              <table:table-cell office:value-type="float" office:value="0.367361111111111">
                <text:p>0.367361111111111</text:p>
              </table:table-cell>
              <table:table-cell office:value-type="float" office:value="0.330821759259259">
                <text:p>0.330821759259259</text:p>
              </table:table-cell>
              <table:table-cell office:value-type="float" office:value="0.70119212962963">
                <text:p>0.70119212962963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float" office:value="42751">
                <text:p>42750</text:p>
              </table:table-cell>
              <table:table-cell office:value-type="float" office:value="0.331944444444444">
                <text:p>0.331944444444444</text:p>
              </table:table-cell>
              <table:table-cell office:value-type="float" office:value="0.700694444444444">
                <text:p>0.700694444444444</text:p>
              </table:table-cell>
              <table:table-cell office:value-type="float" office:value="0.36875">
                <text:p>0.36875</text:p>
              </table:table-cell>
              <table:table-cell office:value-type="float" office:value="0.330324074074074">
                <text:p>0.330324074074074</text:p>
              </table:table-cell>
              <table:table-cell office:value-type="float" office:value="0.702175925925926">
                <text:p>0.702175925925926</text:p>
              </table:table-cell>
              <table:table-cell office:value-type="float" office:value="0.371851851851852">
                <text:p>0.371851851851852</text:p>
              </table:table-cell>
            </table:table-row>
            <table:table-row>
              <table:table-cell office:value-type="float" office:value="42752">
                <text:p>42750</text:p>
              </table:table-cell>
              <table:table-cell office:value-type="float" office:value="0.331944444444444">
                <text:p>0.331944444444444</text:p>
              </table:table-cell>
              <table:table-cell office:value-type="float" office:value="0.702083333333333">
                <text:p>0.702083333333333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0.329780092592593">
                <text:p>0.329780092592593</text:p>
              </table:table-cell>
              <table:table-cell office:value-type="float" office:value="0.703159722222222">
                <text:p>0.703159722222222</text:p>
              </table:table-cell>
              <table:table-cell office:value-type="float" office:value="0.37337962962963">
                <text:p>0.37337962962963</text:p>
              </table:table-cell>
            </table:table-row>
            <table:table-row>
              <table:table-cell office:value-type="float" office:value="42753">
                <text:p>42750</text:p>
              </table:table-cell>
              <table:table-cell office:value-type="float" office:value="0.33125">
                <text:p>0.33125</text:p>
              </table:table-cell>
              <table:table-cell office:value-type="float" office:value="0.702777777777778">
                <text:p>0.702777777777778</text:p>
              </table:table-cell>
              <table:table-cell office:value-type="float" office:value="0.371527777777778">
                <text:p>0.371527777777778</text:p>
              </table:table-cell>
              <table:table-cell office:value-type="float" office:value="0.329224537037037">
                <text:p>0.329224537037037</text:p>
              </table:table-cell>
              <table:table-cell office:value-type="float" office:value="0.704155092592593">
                <text:p>0.704155092592593</text:p>
              </table:table-cell>
              <table:table-cell office:value-type="float" office:value="0.374930555555556">
                <text:p>0.374930555555556</text:p>
              </table:table-cell>
            </table:table-row>
            <table:table-row>
              <table:table-cell office:value-type="float" office:value="42754">
                <text:p>42750</text:p>
              </table:table-cell>
              <table:table-cell office:value-type="float" office:value="0.330555555555556">
                <text:p>0.330555555555556</text:p>
              </table:table-cell>
              <table:table-cell office:value-type="float" office:value="0.703472222222222">
                <text:p>0.703472222222222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328634259259259">
                <text:p>0.328634259259259</text:p>
              </table:table-cell>
              <table:table-cell office:value-type="float" office:value="0.705173611111111">
                <text:p>0.705173611111111</text:p>
              </table:table-cell>
              <table:table-cell office:value-type="float" office:value="0.376539351851852">
                <text:p>0.376539351851852</text:p>
              </table:table-cell>
            </table:table-row>
            <table:table-row>
              <table:table-cell office:value-type="float" office:value="42755">
                <text:p>42760</text:p>
              </table:table-cell>
              <table:table-cell office:value-type="float" office:value="0.329861111111111">
                <text:p>0.329861111111111</text:p>
              </table:table-cell>
              <table:table-cell office:value-type="float" office:value="0.704861111111111">
                <text:p>0.704861111111111</text:p>
              </table:table-cell>
              <table:table-cell office:value-type="float" office:value="0.375">
                <text:p>0.375</text:p>
              </table:table-cell>
              <table:table-cell office:value-type="float" office:value="0.328009259259259">
                <text:p>0.328009259259259</text:p>
              </table:table-cell>
              <table:table-cell office:value-type="float" office:value="0.70619212962963">
                <text:p>0.70619212962963</text:p>
              </table:table-cell>
              <table:table-cell office:value-type="float" office:value="0.378182870370371">
                <text:p>0.378182870370371</text:p>
              </table:table-cell>
            </table:table-row>
            <table:table-row>
              <table:table-cell office:value-type="float" office:value="42756">
                <text:p>42760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0.705555555555556">
                <text:p>0.705555555555556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0.327361111111111">
                <text:p>0.327361111111111</text:p>
              </table:table-cell>
              <table:table-cell office:value-type="float" office:value="0.707222222222222">
                <text:p>0.707222222222222</text:p>
              </table:table-cell>
              <table:table-cell office:value-type="float" office:value="0.379861111111111">
                <text:p>0.379861111111111</text:p>
              </table:table-cell>
            </table:table-row>
            <table:table-row>
              <table:table-cell office:value-type="float" office:value="42757">
                <text:p>42760</text:p>
              </table:table-cell>
              <table:table-cell office:value-type="float" office:value="0.328472222222222">
                <text:p>0.328472222222222</text:p>
              </table:table-cell>
              <table:table-cell office:value-type="float" office:value="0.706944444444444">
                <text:p>0.706944444444444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0.326678240740741">
                <text:p>0.326678240740741</text:p>
              </table:table-cell>
              <table:table-cell office:value-type="float" office:value="0.708263888888889">
                <text:p>0.708263888888889</text:p>
              </table:table-cell>
              <table:table-cell office:value-type="float" office:value="0.381585648148148">
                <text:p>0.381585648148148</text:p>
              </table:table-cell>
            </table:table-row>
            <table:table-row>
              <table:table-cell office:value-type="float" office:value="42758">
                <text:p>42760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707638888888889">
                <text:p>0.707638888888889</text:p>
              </table:table-cell>
              <table:table-cell office:value-type="float" office:value="0.379861111111111">
                <text:p>0.379861111111111</text:p>
              </table:table-cell>
              <table:table-cell office:value-type="float" office:value="0.325972222222222">
                <text:p>0.325972222222222</text:p>
              </table:table-cell>
              <table:table-cell office:value-type="float" office:value="0.70931712962963">
                <text:p>0.70931712962963</text:p>
              </table:table-cell>
              <table:table-cell office:value-type="float" office:value="0.383344907407407">
                <text:p>0.383344907407407</text:p>
              </table:table-cell>
            </table:table-row>
            <table:table-row>
              <table:table-cell office:value-type="float" office:value="42759">
                <text:p>42760</text:p>
              </table:table-cell>
              <table:table-cell office:value-type="float" office:value="0.327083333333333">
                <text:p>0.327083333333333</text:p>
              </table:table-cell>
              <table:table-cell office:value-type="float" office:value="0.709027777777778">
                <text:p>0.709027777777778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0.325243055555556">
                <text:p>0.325243055555556</text:p>
              </table:table-cell>
              <table:table-cell office:value-type="float" office:value="0.710381944444445">
                <text:p>0.710381944444445</text:p>
              </table:table-cell>
              <table:table-cell office:value-type="float" office:value="0.385138888888889">
                <text:p>0.385138888888889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710416666666667">
                <text:p>0.710416666666667</text:p>
              </table:table-cell>
              <table:table-cell office:value-type="float" office:value="0.384027777777778">
                <text:p>0.384027777777778</text:p>
              </table:table-cell>
              <table:table-cell office:value-type="float" office:value="0.324490740740741">
                <text:p>0.324490740740741</text:p>
              </table:table-cell>
              <table:table-cell office:value-type="float" office:value="0.711446759259259">
                <text:p>0.711446759259259</text:p>
              </table:table-cell>
              <table:table-cell office:value-type="float" office:value="0.386956018518518">
                <text:p>0.386956018518518</text:p>
              </table:table-cell>
            </table:table-row>
            <table:table-row>
              <table:table-cell office:value-type="float" office:value="42761">
                <text:p>42760</text:p>
              </table:table-cell>
              <table:table-cell office:value-type="float" office:value="0.325694444444444">
                <text:p>0.32569444444444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323715277777778">
                <text:p>0.323715277777778</text:p>
              </table:table-cell>
              <table:table-cell office:value-type="float" office:value="0.712523148148148">
                <text:p>0.712523148148148</text:p>
              </table:table-cell>
              <table:table-cell office:value-type="float" office:value="0.38880787037037">
                <text:p>0.38880787037037</text:p>
              </table:table-cell>
            </table:table-row>
            <table:table-row>
              <table:table-cell office:value-type="float" office:value="42762">
                <text:p>42760</text:p>
              </table:table-cell>
              <table:table-cell office:value-type="float" office:value="0.325">
                <text:p>0.325</text:p>
              </table:table-cell>
              <table:table-cell office:value-type="float" office:value="0.7125">
                <text:p>0.7125</text:p>
              </table:table-cell>
              <table:table-cell office:value-type="float" office:value="0.3875">
                <text:p>0.3875</text:p>
              </table:table-cell>
              <table:table-cell office:value-type="float" office:value="0.322905092592593">
                <text:p>0.322905092592593</text:p>
              </table:table-cell>
              <table:table-cell office:value-type="float" office:value="0.713599537037037">
                <text:p>0.713599537037037</text:p>
              </table:table-cell>
              <table:table-cell office:value-type="float" office:value="0.390694444444444">
                <text:p>0.390694444444444</text:p>
              </table:table-cell>
            </table:table-row>
            <table:table-row>
              <table:table-cell office:value-type="float" office:value="42763">
                <text:p>42760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713194444444445">
                <text:p>0.713194444444445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22071759259259">
                <text:p>0.322071759259259</text:p>
              </table:table-cell>
              <table:table-cell office:value-type="float" office:value="0.7146875">
                <text:p>0.7146875</text:p>
              </table:table-cell>
              <table:table-cell office:value-type="float" office:value="0.392615740740741">
                <text:p>0.392615740740741</text:p>
              </table:table-cell>
            </table:table-row>
            <table:table-row>
              <table:table-cell office:value-type="float" office:value="42764">
                <text:p>42760</text:p>
              </table:table-cell>
              <table:table-cell office:value-type="float" office:value="0.323611111111111">
                <text:p>0.323611111111111</text:p>
              </table:table-cell>
              <table:table-cell office:value-type="float" office:value="0.714583333333333">
                <text:p>0.714583333333333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0.321215277777778">
                <text:p>0.321215277777778</text:p>
              </table:table-cell>
              <table:table-cell office:value-type="float" office:value="0.715775462962963">
                <text:p>0.715775462962963</text:p>
              </table:table-cell>
              <table:table-cell office:value-type="float" office:value="0.394560185185185">
                <text:p>0.394560185185185</text:p>
              </table:table-cell>
            </table:table-row>
            <table:table-row>
              <table:table-cell office:value-type="float" office:value="42765">
                <text:p>42770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0.393055555555556">
                <text:p>0.393055555555556</text:p>
              </table:table-cell>
              <table:table-cell office:value-type="float" office:value="0.320335648148148">
                <text:p>0.320335648148148</text:p>
              </table:table-cell>
              <table:table-cell office:value-type="float" office:value="0.716875">
                <text:p>0.716875</text:p>
              </table:table-cell>
              <table:table-cell office:value-type="float" office:value="0.396539351851852">
                <text:p>0.396539351851852</text:p>
              </table:table-cell>
            </table:table-row>
            <table:table-row>
              <table:table-cell office:value-type="float" office:value="42766">
                <text:p>42770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717974537037037">
                <text:p>0.717974537037037</text:p>
              </table:table-cell>
              <table:table-cell office:value-type="float" office:value="0.398530092592593">
                <text:p>0.398530092592593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0.718055555555556">
                <text:p>0.718055555555556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318518518518518">
                <text:p>0.318518518518518</text:p>
              </table:table-cell>
              <table:table-cell office:value-type="float" office:value="0.719074074074074">
                <text:p>0.719074074074074</text:p>
              </table:table-cell>
              <table:table-cell office:value-type="float" office:value="0.400555555555556">
                <text:p>0.400555555555556</text:p>
              </table:table-cell>
            </table:table-row>
            <table:table-row>
              <table:table-cell office:value-type="float" office:value="42768">
                <text:p>42770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71875">
                <text:p>0.71875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0.317569444444444">
                <text:p>0.317569444444444</text:p>
              </table:table-cell>
              <table:table-cell office:value-type="float" office:value="0.720185185185185">
                <text:p>0.720185185185185</text:p>
              </table:table-cell>
              <table:table-cell office:value-type="float" office:value="0.402615740740741">
                <text:p>0.402615740740741</text:p>
              </table:table-cell>
            </table:table-row>
            <table:table-row>
              <table:table-cell office:value-type="float" office:value="42769">
                <text:p>42770</text:p>
              </table:table-cell>
              <table:table-cell office:value-type="float" office:value="0.31875">
                <text:p>0.31875</text:p>
              </table:table-cell>
              <table:table-cell office:value-type="float" office:value="0.720138888888889">
                <text:p>0.720138888888889</text:p>
              </table:table-cell>
              <table:table-cell office:value-type="float" office:value="0.401388888888889">
                <text:p>0.401388888888889</text:p>
              </table:table-cell>
              <table:table-cell office:value-type="float" office:value="0.316608796296296">
                <text:p>0.316608796296296</text:p>
              </table:table-cell>
              <table:table-cell office:value-type="float" office:value="0.721284722222222">
                <text:p>0.721284722222222</text:p>
              </table:table-cell>
              <table:table-cell office:value-type="float" office:value="0.404675925925926">
                <text:p>0.404675925925926</text:p>
              </table:table-cell>
            </table:table-row>
            <table:table-row>
              <table:table-cell office:value-type="float" office:value="42770">
                <text:p>42770</text:p>
              </table:table-cell>
              <table:table-cell office:value-type="float" office:value="0.318055555555556">
                <text:p>0.318055555555556</text:p>
              </table:table-cell>
              <table:table-cell office:value-type="float" office:value="0.720833333333333">
                <text:p>0.720833333333333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315625">
                <text:p>0.315625</text:p>
              </table:table-cell>
              <table:table-cell office:value-type="float" office:value="0.722395833333333">
                <text:p>0.722395833333333</text:p>
              </table:table-cell>
              <table:table-cell office:value-type="float" office:value="0.406770833333333">
                <text:p>0.406770833333333</text:p>
              </table:table-cell>
            </table:table-row>
            <table:table-row>
              <table:table-cell office:value-type="float" office:value="42771">
                <text:p>42770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405555555555556">
                <text:p>0.405555555555556</text:p>
              </table:table-cell>
              <table:table-cell office:value-type="float" office:value="0.314618055555556">
                <text:p>0.314618055555556</text:p>
              </table:table-cell>
              <table:table-cell office:value-type="float" office:value="0.723506944444445">
                <text:p>0.723506944444445</text:p>
              </table:table-cell>
              <table:table-cell office:value-type="float" office:value="0.408888888888889">
                <text:p>0.408888888888889</text:p>
              </table:table-cell>
            </table:table-row>
            <table:table-row>
              <table:table-cell office:value-type="float" office:value="42772">
                <text:p>42770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0.723611111111111">
                <text:p>0.72361111111111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313587962962963">
                <text:p>0.313587962962963</text:p>
              </table:table-cell>
              <table:table-cell office:value-type="float" office:value="0.724618055555556">
                <text:p>0.724618055555556</text:p>
              </table:table-cell>
              <table:table-cell office:value-type="float" office:value="0.411030092592593">
                <text:p>0.411030092592593</text:p>
              </table:table-cell>
            </table:table-row>
            <table:table-row>
              <table:table-cell office:value-type="float" office:value="42773">
                <text:p>42770</text:p>
              </table:table-cell>
              <table:table-cell office:value-type="float" office:value="0.314583333333333">
                <text:p>0.314583333333333</text:p>
              </table:table-cell>
              <table:table-cell office:value-type="float" office:value="0.724305555555556">
                <text:p>0.724305555555556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0.312546296296296">
                <text:p>0.312546296296296</text:p>
              </table:table-cell>
              <table:table-cell office:value-type="float" office:value="0.725729166666667">
                <text:p>0.725729166666667</text:p>
              </table:table-cell>
              <table:table-cell office:value-type="float" office:value="0.41318287037037">
                <text:p>0.41318287037037</text:p>
              </table:table-cell>
            </table:table-row>
            <table:table-row>
              <table:table-cell office:value-type="float" office:value="42774">
                <text:p>42770</text:p>
              </table:table-cell>
              <table:table-cell office:value-type="float" office:value="0.313888888888889">
                <text:p>0.313888888888889</text:p>
              </table:table-cell>
              <table:table-cell office:value-type="float" office:value="0.725694444444444">
                <text:p>0.725694444444444</text:p>
              </table:table-cell>
              <table:table-cell office:value-type="float" office:value="0.411805555555556">
                <text:p>0.411805555555556</text:p>
              </table:table-cell>
              <table:table-cell office:value-type="float" office:value="0.311481481481482">
                <text:p>0.311481481481482</text:p>
              </table:table-cell>
              <table:table-cell office:value-type="float" office:value="0.726851851851852">
                <text:p>0.726851851851852</text:p>
              </table:table-cell>
              <table:table-cell office:value-type="float" office:value="0.41537037037037">
                <text:p>0.41537037037037</text:p>
              </table:table-cell>
            </table:table-row>
            <table:table-row>
              <table:table-cell office:value-type="float" office:value="42775">
                <text:p>42780</text:p>
              </table:table-cell>
              <table:table-cell office:value-type="float" office:value="0.3125">
                <text:p>0.3125</text:p>
              </table:table-cell>
              <table:table-cell office:value-type="float" office:value="0.726388888888889">
                <text:p>0.726388888888889</text:p>
              </table:table-cell>
              <table:table-cell office:value-type="float" office:value="0.413888888888889">
                <text:p>0.413888888888889</text:p>
              </table:table-cell>
              <table:table-cell office:value-type="float" office:value="0.310393518518519">
                <text:p>0.310393518518519</text:p>
              </table:table-cell>
              <table:table-cell office:value-type="float" office:value="0.727962962962963">
                <text:p>0.727962962962963</text:p>
              </table:table-cell>
              <table:table-cell office:value-type="float" office:value="0.417569444444444">
                <text:p>0.417569444444444</text:p>
              </table:table-cell>
            </table:table-row>
            <table:table-row>
              <table:table-cell office:value-type="float" office:value="42776">
                <text:p>42780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727777777777778">
                <text:p>0.727777777777778</text:p>
              </table:table-cell>
              <table:table-cell office:value-type="float" office:value="0.415972222222222">
                <text:p>0.415972222222222</text:p>
              </table:table-cell>
              <table:table-cell office:value-type="float" office:value="0.309305555555556">
                <text:p>0.309305555555556</text:p>
              </table:table-cell>
              <table:table-cell office:value-type="float" office:value="0.729074074074074">
                <text:p>0.729074074074074</text:p>
              </table:table-cell>
              <table:table-cell office:value-type="float" office:value="0.419768518518518">
                <text:p>0.419768518518518</text:p>
              </table:table-cell>
            </table:table-row>
            <table:table-row>
              <table:table-cell office:value-type="float" office:value="42777">
                <text:p>42780</text:p>
              </table:table-cell>
              <table:table-cell office:value-type="float" office:value="0.310416666666667">
                <text:p>0.310416666666667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41875">
                <text:p>0.41875</text:p>
              </table:table-cell>
              <table:table-cell office:value-type="float" office:value="0.30818287037037">
                <text:p>0.30818287037037</text:p>
              </table:table-cell>
              <table:table-cell office:value-type="float" office:value="0.730185185185185">
                <text:p>0.730185185185185</text:p>
              </table:table-cell>
              <table:table-cell office:value-type="float" office:value="0.422002314814815">
                <text:p>0.422002314814815</text:p>
              </table:table-cell>
            </table:table-row>
            <table:table-row>
              <table:table-cell office:value-type="float" office:value="42778">
                <text:p>42780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0.729861111111111">
                <text:p>0.72986111111111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0.307048611111111">
                <text:p>0.307048611111111</text:p>
              </table:table-cell>
              <table:table-cell office:value-type="float" office:value="0.731296296296296">
                <text:p>0.731296296296296</text:p>
              </table:table-cell>
              <table:table-cell office:value-type="float" office:value="0.424247685185185">
                <text:p>0.424247685185185</text:p>
              </table:table-cell>
            </table:table-row>
            <table:table-row>
              <table:table-cell office:value-type="float" office:value="42779">
                <text:p>42780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0.73125">
                <text:p>0.73125</text:p>
              </table:table-cell>
              <table:table-cell office:value-type="float" office:value="0.422916666666667">
                <text:p>0.422916666666667</text:p>
              </table:table-cell>
              <table:table-cell office:value-type="float" office:value="0.305902777777778">
                <text:p>0.305902777777778</text:p>
              </table:table-cell>
              <table:table-cell office:value-type="float" office:value="0.732407407407408">
                <text:p>0.732407407407408</text:p>
              </table:table-cell>
              <table:table-cell office:value-type="float" office:value="0.42650462962963">
                <text:p>0.42650462962963</text:p>
              </table:table-cell>
            </table:table-row>
            <table:table-row>
              <table:table-cell office:value-type="float" office:value="42780">
                <text:p>42780</text:p>
              </table:table-cell>
              <table:table-cell office:value-type="float" office:value="0.306944444444444">
                <text:p>0.306944444444444</text:p>
              </table:table-cell>
              <table:table-cell office:value-type="float" office:value="0.731944444444444">
                <text:p>0.731944444444444</text:p>
              </table:table-cell>
              <table:table-cell office:value-type="float" office:value="0.425">
                <text:p>0.425</text:p>
              </table:table-cell>
              <table:table-cell office:value-type="float" office:value="0.30474537037037">
                <text:p>0.30474537037037</text:p>
              </table:table-cell>
              <table:table-cell office:value-type="float" office:value="0.733506944444444">
                <text:p>0.733506944444444</text:p>
              </table:table-cell>
              <table:table-cell office:value-type="float" office:value="0.428761574074074">
                <text:p>0.428761574074074</text:p>
              </table:table-cell>
            </table:table-row>
            <table:table-row>
              <table:table-cell office:value-type="float" office:value="42781">
                <text:p>42780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303564814814815">
                <text:p>0.303564814814815</text:p>
              </table:table-cell>
              <table:table-cell office:value-type="float" office:value="0.734618055555556">
                <text:p>0.734618055555556</text:p>
              </table:table-cell>
              <table:table-cell office:value-type="float" office:value="0.431053240740741">
                <text:p>0.431053240740741</text:p>
              </table:table-cell>
            </table:table-row>
            <table:table-row>
              <table:table-cell office:value-type="float" office:value="42782">
                <text:p>42780</text:p>
              </table:table-cell>
              <table:table-cell office:value-type="float" office:value="0.304861111111111">
                <text:p>0.304861111111111</text:p>
              </table:table-cell>
              <table:table-cell office:value-type="float" office:value="0.734722222222222">
                <text:p>0.734722222222222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302372685185185">
                <text:p>0.302372685185185</text:p>
              </table:table-cell>
              <table:table-cell office:value-type="float" office:value="0.735717592592593">
                <text:p>0.735717592592593</text:p>
              </table:table-cell>
              <table:table-cell office:value-type="float" office:value="0.433344907407408">
                <text:p>0.433344907407408</text:p>
              </table:table-cell>
            </table:table-row>
            <table:table-row>
              <table:table-cell office:value-type="float" office:value="42783">
                <text:p>42780</text:p>
              </table:table-cell>
              <table:table-cell office:value-type="float" office:value="0.303472222222222">
                <text:p>0.303472222222222</text:p>
              </table:table-cell>
              <table:table-cell office:value-type="float" office:value="0.735416666666667">
                <text:p>0.735416666666667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301157407407407">
                <text:p>0.301157407407407</text:p>
              </table:table-cell>
              <table:table-cell office:value-type="float" office:value="0.73681712962963">
                <text:p>0.73681712962963</text:p>
              </table:table-cell>
              <table:table-cell office:value-type="float" office:value="0.435659722222222">
                <text:p>0.435659722222222</text:p>
              </table:table-cell>
            </table:table-row>
            <table:table-row>
              <table:table-cell office:value-type="float" office:value="42784">
                <text:p>42780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736805555555556">
                <text:p>0.736805555555556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29994212962963">
                <text:p>0.29994212962963</text:p>
              </table:table-cell>
              <table:table-cell office:value-type="float" office:value="0.737916666666667">
                <text:p>0.737916666666667</text:p>
              </table:table-cell>
              <table:table-cell office:value-type="float" office:value="0.437974537037037">
                <text:p>0.437974537037037</text:p>
              </table:table-cell>
            </table:table-row>
            <table:table-row>
              <table:table-cell office:value-type="float" office:value="42785">
                <text:p>42790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375">
                <text:p>0.7375</text:p>
              </table:table-cell>
              <table:table-cell office:value-type="float" office:value="0.436805555555555">
                <text:p>0.436805555555555</text:p>
              </table:table-cell>
              <table:table-cell office:value-type="float" office:value="0.298703703703704">
                <text:p>0.298703703703704</text:p>
              </table:table-cell>
              <table:table-cell office:value-type="float" office:value="0.739016203703704">
                <text:p>0.739016203703704</text:p>
              </table:table-cell>
              <table:table-cell office:value-type="float" office:value="0.4403125">
                <text:p>0.4403125</text:p>
              </table:table-cell>
            </table:table-row>
            <table:table-row>
              <table:table-cell office:value-type="float" office:value="42786">
                <text:p>42790</text:p>
              </table:table-cell>
              <table:table-cell office:value-type="float" office:value="0.3">
                <text:p>0.3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297465277777778">
                <text:p>0.297465277777778</text:p>
              </table:table-cell>
              <table:table-cell office:value-type="float" office:value="0.740115740740741">
                <text:p>0.740115740740741</text:p>
              </table:table-cell>
              <table:table-cell office:value-type="float" office:value="0.442650462962963">
                <text:p>0.442650462962963</text:p>
              </table:table-cell>
            </table:table-row>
            <table:table-row>
              <table:table-cell office:value-type="float" office:value="42787">
                <text:p>42790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740277777777778">
                <text:p>0.740277777777778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296203703703704">
                <text:p>0.296203703703704</text:p>
              </table:table-cell>
              <table:table-cell office:value-type="float" office:value="0.741203703703704">
                <text:p>0.741203703703704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42788">
                <text:p>42790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740972222222222">
                <text:p>0.740972222222222</text:p>
              </table:table-cell>
              <table:table-cell office:value-type="float" office:value="0.44375">
                <text:p>0.44375</text:p>
              </table:table-cell>
              <table:table-cell office:value-type="float" office:value="0.294930555555556">
                <text:p>0.294930555555556</text:p>
              </table:table-cell>
              <table:table-cell office:value-type="float" office:value="0.742291666666667">
                <text:p>0.742291666666667</text:p>
              </table:table-cell>
              <table:table-cell office:value-type="float" office:value="0.447361111111111">
                <text:p>0.447361111111111</text:p>
              </table:table-cell>
            </table:table-row>
            <table:table-row>
              <table:table-cell office:value-type="float" office:value="42789">
                <text:p>42790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42361111111111">
                <text:p>0.742361111111111</text:p>
              </table:table-cell>
              <table:table-cell office:value-type="float" office:value="0.446527777777778">
                <text:p>0.446527777777778</text:p>
              </table:table-cell>
              <table:table-cell office:value-type="float" office:value="0.293645833333333">
                <text:p>0.293645833333333</text:p>
              </table:table-cell>
              <table:table-cell office:value-type="float" office:value="0.74337962962963">
                <text:p>0.74337962962963</text:p>
              </table:table-cell>
              <table:table-cell office:value-type="float" office:value="0.449733796296296">
                <text:p>0.449733796296296</text:p>
              </table:table-cell>
            </table:table-row>
            <table:table-row>
              <table:table-cell office:value-type="float" office:value="42790">
                <text:p>42790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743055555555555">
                <text:p>0.743055555555555</text:p>
              </table:table-cell>
              <table:table-cell office:value-type="float" office:value="0.448611111111111">
                <text:p>0.448611111111111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44456018518519">
                <text:p>0.744456018518519</text:p>
              </table:table-cell>
              <table:table-cell office:value-type="float" office:value="0.452094907407407">
                <text:p>0.452094907407407</text:p>
              </table:table-cell>
            </table:table-row>
            <table:table-row>
              <table:table-cell office:value-type="float" office:value="42791">
                <text:p>42790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744444444444445">
                <text:p>0.744444444444445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291053240740741">
                <text:p>0.291053240740741</text:p>
              </table:table-cell>
              <table:table-cell office:value-type="float" office:value="0.745532407407407">
                <text:p>0.745532407407407</text:p>
              </table:table-cell>
              <table:table-cell office:value-type="float" office:value="0.454479166666667">
                <text:p>0.454479166666667</text:p>
              </table:table-cell>
            </table:table-row>
            <table:table-row>
              <table:table-cell office:value-type="float" office:value="42792">
                <text:p>4279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745138888888889">
                <text:p>0.745138888888889</text:p>
              </table:table-cell>
              <table:table-cell office:value-type="float" office:value="0.453472222222222">
                <text:p>0.453472222222222</text:p>
              </table:table-cell>
              <table:table-cell office:value-type="float" office:value="0.28974537037037">
                <text:p>0.28974537037037</text:p>
              </table:table-cell>
              <table:table-cell office:value-type="float" office:value="0.746608796296296">
                <text:p>0.746608796296296</text:p>
              </table:table-cell>
              <table:table-cell office:value-type="float" office:value="0.456863425925926">
                <text:p>0.456863425925926</text:p>
              </table:table-cell>
            </table:table-row>
            <table:table-row>
              <table:table-cell office:value-type="float" office:value="42793">
                <text:p>42790</text:p>
              </table:table-cell>
              <table:table-cell office:value-type="float" office:value="0.290972222222222">
                <text:p>0.290972222222222</text:p>
              </table:table-cell>
              <table:table-cell office:value-type="float" office:value="0.746527777777778">
                <text:p>0.746527777777778</text:p>
              </table:table-cell>
              <table:table-cell office:value-type="float" office:value="0.455555555555556">
                <text:p>0.455555555555556</text:p>
              </table:table-cell>
              <table:table-cell office:value-type="float" office:value="0.288425925925926">
                <text:p>0.288425925925926</text:p>
              </table:table-cell>
              <table:table-cell office:value-type="float" office:value="0.747685185185185">
                <text:p>0.747685185185185</text:p>
              </table:table-cell>
              <table:table-cell office:value-type="float" office:value="0.459259259259259">
                <text:p>0.459259259259259</text:p>
              </table:table-cell>
            </table:table-row>
            <table:table-row>
              <table:table-cell office:value-type="float" office:value="42794">
                <text:p>42790</text:p>
              </table:table-cell>
              <table:table-cell office:value-type="float" office:value="0.289583333333333">
                <text:p>0.289583333333333</text:p>
              </table:table-cell>
              <table:table-cell office:value-type="float" office:value="0.747222222222222">
                <text:p>0.747222222222222</text:p>
              </table:table-cell>
              <table:table-cell office:value-type="float" office:value="0.457638888888889">
                <text:p>0.457638888888889</text:p>
              </table:table-cell>
              <table:table-cell office:value-type="float" office:value="0.287094907407407">
                <text:p>0.287094907407407</text:p>
              </table:table-cell>
              <table:table-cell office:value-type="float" office:value="0.748761574074074">
                <text:p>0.748761574074074</text:p>
              </table:table-cell>
              <table:table-cell office:value-type="float" office:value="0.461666666666667">
                <text:p>0.461666666666667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748611111111111">
                <text:p>0.748611111111111</text:p>
              </table:table-cell>
              <table:table-cell office:value-type="float" office:value="0.460416666666667">
                <text:p>0.460416666666667</text:p>
              </table:table-cell>
              <table:table-cell office:value-type="float" office:value="0.285752314814815">
                <text:p>0.285752314814815</text:p>
              </table:table-cell>
              <table:table-cell office:value-type="float" office:value="0.749826388888889">
                <text:p>0.749826388888889</text:p>
              </table:table-cell>
              <table:table-cell office:value-type="float" office:value="0.464074074074074">
                <text:p>0.464074074074074</text:p>
              </table:table-cell>
            </table:table-row>
            <table:table-row>
              <table:table-cell office:value-type="float" office:value="42796">
                <text:p>42800</text:p>
              </table:table-cell>
              <table:table-cell office:value-type="float" office:value="0.286805555555556">
                <text:p>0.286805555555556</text:p>
              </table:table-cell>
              <table:table-cell office:value-type="float" office:value="0.75">
                <text:p>0.75</text:p>
              </table:table-cell>
              <table:table-cell office:value-type="float" office:value="0.463194444444444">
                <text:p>0.463194444444444</text:p>
              </table:table-cell>
              <table:table-cell office:value-type="float" office:value="0.284398148148148">
                <text:p>0.284398148148148</text:p>
              </table:table-cell>
              <table:table-cell office:value-type="float" office:value="0.750891203703704">
                <text:p>0.750891203703704</text:p>
              </table:table-cell>
              <table:table-cell office:value-type="float" office:value="0.466493055555556">
                <text:p>0.466493055555556</text:p>
              </table:table-cell>
            </table:table-row>
            <table:table-row>
              <table:table-cell office:value-type="float" office:value="42797">
                <text:p>42800</text:p>
              </table:table-cell>
              <table:table-cell office:value-type="float" office:value="0.285416666666667">
                <text:p>0.285416666666667</text:p>
              </table:table-cell>
              <table:table-cell office:value-type="float" office:value="0.750694444444445">
                <text:p>0.750694444444445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0.283043981481481">
                <text:p>0.283043981481481</text:p>
              </table:table-cell>
              <table:table-cell office:value-type="float" office:value="0.751944444444445">
                <text:p>0.751944444444445</text:p>
              </table:table-cell>
              <table:table-cell office:value-type="float" office:value="0.468900462962963">
                <text:p>0.468900462962963</text:p>
              </table:table-cell>
            </table:table-row>
            <table:table-row>
              <table:table-cell office:value-type="float" office:value="42798">
                <text:p>42800</text:p>
              </table:table-cell>
              <table:table-cell office:value-type="float" office:value="0.284027777777778">
                <text:p>0.284027777777778</text:p>
              </table:table-cell>
              <table:table-cell office:value-type="float" office:value="0.752083333333333">
                <text:p>0.752083333333333</text:p>
              </table:table-cell>
              <table:table-cell office:value-type="float" office:value="0.468055555555556">
                <text:p>0.468055555555556</text:p>
              </table:table-cell>
              <table:table-cell office:value-type="float" office:value="0.281689814814815">
                <text:p>0.281689814814815</text:p>
              </table:table-cell>
              <table:table-cell office:value-type="float" office:value="0.753009259259259">
                <text:p>0.753009259259259</text:p>
              </table:table-cell>
              <table:table-cell office:value-type="float" office:value="0.471319444444445">
                <text:p>0.471319444444445</text:p>
              </table:table-cell>
            </table:table-row>
            <table:table-row>
              <table:table-cell office:value-type="float" office:value="42799">
                <text:p>42800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752777777777778">
                <text:p>0.752777777777778</text:p>
              </table:table-cell>
              <table:table-cell office:value-type="float" office:value="0.470138888888889">
                <text:p>0.470138888888889</text:p>
              </table:table-cell>
              <table:table-cell office:value-type="float" office:value="0.2803125">
                <text:p>0.2803125</text:p>
              </table:table-cell>
              <table:table-cell office:value-type="float" office:value="0.7540625">
                <text:p>0.7540625</text:p>
              </table:table-cell>
              <table:table-cell office:value-type="float" office:value="0.47375">
                <text:p>0.47375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0.28125">
                <text:p>0.28125</text:p>
              </table:table-cell>
              <table:table-cell office:value-type="float" office:value="0.754166666666667">
                <text:p>0.754166666666667</text:p>
              </table:table-cell>
              <table:table-cell office:value-type="float" office:value="0.472916666666667">
                <text:p>0.472916666666667</text:p>
              </table:table-cell>
              <table:table-cell office:value-type="float" office:value="0.278935185185185">
                <text:p>0.278935185185185</text:p>
              </table:table-cell>
              <table:table-cell office:value-type="float" office:value="0.755115740740741">
                <text:p>0.755115740740741</text:p>
              </table:table-cell>
              <table:table-cell office:value-type="float" office:value="0.476180555555555">
                <text:p>0.476180555555555</text:p>
              </table:table-cell>
            </table:table-row>
            <table:table-row>
              <table:table-cell office:value-type="float" office:value="42801">
                <text:p>42800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754861111111111">
                <text:p>0.754861111111111</text:p>
              </table:table-cell>
              <table:table-cell office:value-type="float" office:value="0.475">
                <text:p>0.475</text:p>
              </table:table-cell>
              <table:table-cell office:value-type="float" office:value="0.27755787037037">
                <text:p>0.27755787037037</text:p>
              </table:table-cell>
              <table:table-cell office:value-type="float" office:value="0.756157407407407">
                <text:p>0.756157407407407</text:p>
              </table:table-cell>
              <table:table-cell office:value-type="float" office:value="0.478599537037037">
                <text:p>0.478599537037037</text:p>
              </table:table-cell>
            </table:table-row>
            <table:table-row>
              <table:table-cell office:value-type="float" office:value="42802">
                <text:p>42800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0.75625">
                <text:p>0.75625</text:p>
              </table:table-cell>
              <table:table-cell office:value-type="float" office:value="0.477777777777778">
                <text:p>0.477777777777778</text:p>
              </table:table-cell>
              <table:table-cell office:value-type="float" office:value="0.276168981481481">
                <text:p>0.276168981481481</text:p>
              </table:table-cell>
              <table:table-cell office:value-type="float" office:value="0.757210648148148">
                <text:p>0.757210648148148</text:p>
              </table:table-cell>
              <table:table-cell office:value-type="float" office:value="0.481041666666667">
                <text:p>0.481041666666667</text:p>
              </table:table-cell>
            </table:table-row>
            <table:table-row>
              <table:table-cell office:value-type="float" office:value="42803">
                <text:p>42800</text:p>
              </table:table-cell>
              <table:table-cell office:value-type="float" office:value="0.277083333333333">
                <text:p>0.277083333333333</text:p>
              </table:table-cell>
              <table:table-cell office:value-type="float" office:value="0.756944444444444">
                <text:p>0.756944444444444</text:p>
              </table:table-cell>
              <table:table-cell office:value-type="float" office:value="0.479861111111111">
                <text:p>0.479861111111111</text:p>
              </table:table-cell>
              <table:table-cell office:value-type="float" office:value="0.274768518518519">
                <text:p>0.274768518518519</text:p>
              </table:table-cell>
              <table:table-cell office:value-type="float" office:value="0.758252314814815">
                <text:p>0.758252314814815</text:p>
              </table:table-cell>
              <table:table-cell office:value-type="float" office:value="0.483483796296296">
                <text:p>0.483483796296296</text:p>
              </table:table-cell>
            </table:table-row>
            <table:table-row>
              <table:table-cell office:value-type="float" office:value="42804">
                <text:p>42800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0.758333333333333">
                <text:p>0.758333333333333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273368055555556">
                <text:p>0.273368055555556</text:p>
              </table:table-cell>
              <table:table-cell office:value-type="float" office:value="0.759293981481482">
                <text:p>0.759293981481482</text:p>
              </table:table-cell>
              <table:table-cell office:value-type="float" office:value="0.485925925925926">
                <text:p>0.485925925925926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0.274305555555555">
                <text:p>0.274305555555555</text:p>
              </table:table-cell>
              <table:table-cell office:value-type="float" office:value="0.759027777777778">
                <text:p>0.759027777777778</text:p>
              </table:table-cell>
              <table:table-cell office:value-type="float" office:value="0.484722222222222">
                <text:p>0.484722222222222</text:p>
              </table:table-cell>
              <table:table-cell office:value-type="float" office:value="0.271967592592593">
                <text:p>0.271967592592593</text:p>
              </table:table-cell>
              <table:table-cell office:value-type="float" office:value="0.760324074074074">
                <text:p>0.760324074074074</text:p>
              </table:table-cell>
              <table:table-cell office:value-type="float" office:value="0.488356481481482">
                <text:p>0.488356481481482</text:p>
              </table:table-cell>
            </table:table-row>
            <table:table-row>
              <table:table-cell office:value-type="float" office:value="42806">
                <text:p>42810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0.4875">
                <text:p>0.4875</text:p>
              </table:table-cell>
              <table:table-cell office:value-type="float" office:value="0.270555555555556">
                <text:p>0.270555555555556</text:p>
              </table:table-cell>
              <table:table-cell office:value-type="float" office:value="0.761365740740741">
                <text:p>0.761365740740741</text:p>
              </table:table-cell>
              <table:table-cell office:value-type="float" office:value="0.490810185185185">
                <text:p>0.490810185185185</text:p>
              </table:table-cell>
            </table:table-row>
            <table:table-row>
              <table:table-cell office:value-type="float" office:value="42807">
                <text:p>42810</text:p>
              </table:table-cell>
              <table:table-cell office:value-type="float" office:value="0.271527777777778">
                <text:p>0.271527777777778</text:p>
              </table:table-cell>
              <table:table-cell office:value-type="float" office:value="0.761111111111111">
                <text:p>0.761111111111111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269143518518519">
                <text:p>0.269143518518519</text:p>
              </table:table-cell>
              <table:table-cell office:value-type="float" office:value="0.762395833333333">
                <text:p>0.762395833333333</text:p>
              </table:table-cell>
              <table:table-cell office:value-type="float" office:value="0.493252314814815">
                <text:p>0.493252314814815</text:p>
              </table:table-cell>
            </table:table-row>
            <table:table-row>
              <table:table-cell office:value-type="float" office:value="42808">
                <text:p>42810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7625">
                <text:p>0.7625</text:p>
              </table:table-cell>
              <table:table-cell office:value-type="float" office:value="0.492361111111111">
                <text:p>0.492361111111111</text:p>
              </table:table-cell>
              <table:table-cell office:value-type="float" office:value="0.267731481481481">
                <text:p>0.267731481481481</text:p>
              </table:table-cell>
              <table:table-cell office:value-type="float" office:value="0.763425925925926">
                <text:p>0.763425925925926</text:p>
              </table:table-cell>
              <table:table-cell office:value-type="float" office:value="0.495694444444445">
                <text:p>0.495694444444445</text:p>
              </table:table-cell>
            </table:table-row>
            <table:table-row>
              <table:table-cell office:value-type="float" office:value="42809">
                <text:p>42810</text:p>
              </table:table-cell>
              <table:table-cell office:value-type="float" office:value="0.26875">
                <text:p>0.26875</text:p>
              </table:table-cell>
              <table:table-cell office:value-type="float" office:value="0.763194444444444">
                <text:p>0.763194444444444</text:p>
              </table:table-cell>
              <table:table-cell office:value-type="float" office:value="0.494444444444444">
                <text:p>0.494444444444444</text:p>
              </table:table-cell>
              <table:table-cell office:value-type="float" office:value="0.26630787037037">
                <text:p>0.26630787037037</text:p>
              </table:table-cell>
              <table:table-cell office:value-type="float" office:value="0.764456018518518">
                <text:p>0.764456018518518</text:p>
              </table:table-cell>
              <table:table-cell office:value-type="float" office:value="0.498148148148148">
                <text:p>0.498148148148148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0.764583333333334">
                <text:p>0.764583333333334</text:p>
              </table:table-cell>
              <table:table-cell office:value-type="float" office:value="0.497222222222222">
                <text:p>0.497222222222222</text:p>
              </table:table-cell>
              <table:table-cell office:value-type="float" office:value="0.264884259259259">
                <text:p>0.264884259259259</text:p>
              </table:table-cell>
              <table:table-cell office:value-type="float" office:value="0.765486111111111">
                <text:p>0.765486111111111</text:p>
              </table:table-cell>
              <table:table-cell office:value-type="float" office:value="0.500601851851852">
                <text:p>0.500601851851852</text:p>
              </table:table-cell>
            </table:table-row>
            <table:table-row>
              <table:table-cell office:value-type="float" office:value="42811">
                <text:p>42810</text:p>
              </table:table-cell>
              <table:table-cell office:value-type="float" office:value="0.265972222222222">
                <text:p>0.265972222222222</text:p>
              </table:table-cell>
              <table:table-cell office:value-type="float" office:value="0.765277777777778">
                <text:p>0.765277777777778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263460648148148">
                <text:p>0.263460648148148</text:p>
              </table:table-cell>
              <table:table-cell office:value-type="float" office:value="0.76650462962963">
                <text:p>0.76650462962963</text:p>
              </table:table-cell>
              <table:table-cell office:value-type="float" office:value="0.503043981481482">
                <text:p>0.503043981481482</text:p>
              </table:table-cell>
            </table:table-row>
            <table:table-row>
              <table:table-cell office:value-type="float" office:value="42812">
                <text:p>42810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502083333333333">
                <text:p>0.502083333333333</text:p>
              </table:table-cell>
              <table:table-cell office:value-type="float" office:value="0.262037037037037">
                <text:p>0.262037037037037</text:p>
              </table:table-cell>
              <table:table-cell office:value-type="float" office:value="0.767534722222222">
                <text:p>0.767534722222222</text:p>
              </table:table-cell>
              <table:table-cell office:value-type="float" office:value="0.505497685185185">
                <text:p>0.505497685185185</text:p>
              </table:table-cell>
            </table:table-row>
            <table:table-row>
              <table:table-cell office:value-type="float" office:value="42813">
                <text:p>42810</text:p>
              </table:table-cell>
              <table:table-cell office:value-type="float" office:value="0.263194444444444">
                <text:p>0.263194444444444</text:p>
              </table:table-cell>
              <table:table-cell office:value-type="float" office:value="0.767361111111111">
                <text:p>0.767361111111111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260613425925926">
                <text:p>0.260613425925926</text:p>
              </table:table-cell>
              <table:table-cell office:value-type="float" office:value="0.768553240740741">
                <text:p>0.768553240740741</text:p>
              </table:table-cell>
              <table:table-cell office:value-type="float" office:value="0.507939814814815">
                <text:p>0.507939814814815</text:p>
              </table:table-cell>
            </table:table-row>
            <table:table-row>
              <table:table-cell office:value-type="float" office:value="42814">
                <text:p>42810</text:p>
              </table:table-cell>
              <table:table-cell office:value-type="float" office:value="0.261805555555556">
                <text:p>0.261805555555556</text:p>
              </table:table-cell>
              <table:table-cell office:value-type="float" office:value="0.76875">
                <text:p>0.76875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0.259178240740741">
                <text:p>0.259178240740741</text:p>
              </table:table-cell>
              <table:table-cell office:value-type="float" office:value="0.76957175925926">
                <text:p>0.76957175925926</text:p>
              </table:table-cell>
              <table:table-cell office:value-type="float" office:value="0.510393518518519">
                <text:p>0.510393518518519</text:p>
              </table:table-cell>
            </table:table-row>
            <table:table-row>
              <table:table-cell office:value-type="float" office:value="42815">
                <text:p>42820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769444444444444">
                <text:p>0.769444444444444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257743055555556">
                <text:p>0.257743055555556</text:p>
              </table:table-cell>
              <table:table-cell office:value-type="float" office:value="0.770590277777778">
                <text:p>0.770590277777778</text:p>
              </table:table-cell>
              <table:table-cell office:value-type="float" office:value="0.512847222222222">
                <text:p>0.512847222222222</text:p>
              </table:table-cell>
            </table:table-row>
            <table:table-row>
              <table:table-cell office:value-type="float" office:value="42816">
                <text:p>42820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770138888888889">
                <text:p>0.770138888888889</text:p>
              </table:table-cell>
              <table:table-cell office:value-type="float" office:value="0.511805555555556">
                <text:p>0.511805555555556</text:p>
              </table:table-cell>
              <table:table-cell office:value-type="float" office:value="0.256319444444444">
                <text:p>0.256319444444444</text:p>
              </table:table-cell>
              <table:table-cell office:value-type="float" office:value="0.771597222222222">
                <text:p>0.771597222222222</text:p>
              </table:table-cell>
              <table:table-cell office:value-type="float" office:value="0.515277777777778">
                <text:p>0.515277777777778</text:p>
              </table:table-cell>
            </table:table-row>
            <table:table-row>
              <table:table-cell office:value-type="float" office:value="42817">
                <text:p>42820</text:p>
              </table:table-cell>
              <table:table-cell office:value-type="float" office:value="0.256944444444444">
                <text:p>0.256944444444444</text:p>
              </table:table-cell>
              <table:table-cell office:value-type="float" office:value="0.771527777777778">
                <text:p>0.771527777777778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0.254884259259259">
                <text:p>0.254884259259259</text:p>
              </table:table-cell>
              <table:table-cell office:value-type="float" office:value="0.772615740740741">
                <text:p>0.772615740740741</text:p>
              </table:table-cell>
              <table:table-cell office:value-type="float" office:value="0.517731481481482">
                <text:p>0.517731481481482</text:p>
              </table:table-cell>
            </table:table-row>
            <table:table-row>
              <table:table-cell office:value-type="float" office:value="42818">
                <text:p>42820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772222222222222">
                <text:p>0.772222222222222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253449074074074">
                <text:p>0.253449074074074</text:p>
              </table:table-cell>
              <table:table-cell office:value-type="float" office:value="0.773634259259259">
                <text:p>0.773634259259259</text:p>
              </table:table-cell>
              <table:table-cell office:value-type="float" office:value="0.520185185185185">
                <text:p>0.520185185185185</text:p>
              </table:table-cell>
            </table:table-row>
            <table:table-row>
              <table:table-cell office:value-type="float" office:value="42819">
                <text:p>42820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0.773611111111111">
                <text:p>0.773611111111111</text:p>
              </table:table-cell>
              <table:table-cell office:value-type="float" office:value="0.519444444444444">
                <text:p>0.519444444444444</text:p>
              </table:table-cell>
              <table:table-cell office:value-type="float" office:value="0.252025462962963">
                <text:p>0.252025462962963</text:p>
              </table:table-cell>
              <table:table-cell office:value-type="float" office:value="0.774641203703704">
                <text:p>0.774641203703704</text:p>
              </table:table-cell>
              <table:table-cell office:value-type="float" office:value="0.522615740740741">
                <text:p>0.522615740740741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815972222222222">
                <text:p>0.815972222222222</text:p>
              </table:table-cell>
              <table:table-cell office:value-type="float" office:value="0.521527777777778">
                <text:p>0.521527777777778</text:p>
              </table:table-cell>
              <table:table-cell office:value-type="float" office:value="0.292314814814815">
                <text:p>0.292314814814815</text:p>
              </table:table-cell>
              <table:table-cell office:value-type="float" office:value="0.817280092592593">
                <text:p>0.817280092592593</text:p>
              </table:table-cell>
              <table:table-cell office:value-type="float" office:value="0.524965277777778">
                <text:p>0.524965277777778</text:p>
              </table:table-cell>
            </table:table-row>
            <table:table-row>
              <table:table-cell office:value-type="float" office:value="42821">
                <text:p>42820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817361111111111">
                <text:p>0.817361111111111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0.290891203703704">
                <text:p>0.290891203703704</text:p>
              </table:table-cell>
              <table:table-cell office:value-type="float" office:value="0.818287037037037">
                <text:p>0.818287037037037</text:p>
              </table:table-cell>
              <table:table-cell office:value-type="float" office:value="0.527395833333333">
                <text:p>0.527395833333333</text:p>
              </table:table-cell>
            </table:table-row>
            <table:table-row>
              <table:table-cell office:value-type="float" office:value="42822">
                <text:p>4282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818055555555556">
                <text:p>0.818055555555556</text:p>
              </table:table-cell>
              <table:table-cell office:value-type="float" office:value="0.526388888888889">
                <text:p>0.526388888888889</text:p>
              </table:table-cell>
              <table:table-cell office:value-type="float" office:value="0.289456018518518">
                <text:p>0.289456018518518</text:p>
              </table:table-cell>
              <table:table-cell office:value-type="float" office:value="0.819293981481481">
                <text:p>0.819293981481481</text:p>
              </table:table-cell>
              <table:table-cell office:value-type="float" office:value="0.529837962962963">
                <text:p>0.529837962962963</text:p>
              </table:table-cell>
            </table:table-row>
            <table:table-row>
              <table:table-cell office:value-type="float" office:value="42823">
                <text:p>42820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0.288032407407407">
                <text:p>0.288032407407407</text:p>
              </table:table-cell>
              <table:table-cell office:value-type="float" office:value="0.820300925925926">
                <text:p>0.820300925925926</text:p>
              </table:table-cell>
              <table:table-cell office:value-type="float" office:value="0.532268518518519">
                <text:p>0.532268518518519</text:p>
              </table:table-cell>
            </table:table-row>
            <table:table-row>
              <table:table-cell office:value-type="float" office:value="42824">
                <text:p>42820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820138888888889">
                <text:p>0.820138888888889</text:p>
              </table:table-cell>
              <table:table-cell office:value-type="float" office:value="0.53125">
                <text:p>0.53125</text:p>
              </table:table-cell>
              <table:table-cell office:value-type="float" office:value="0.286608796296296">
                <text:p>0.286608796296296</text:p>
              </table:table-cell>
              <table:table-cell office:value-type="float" office:value="0.821319444444444">
                <text:p>0.821319444444444</text:p>
              </table:table-cell>
              <table:table-cell office:value-type="float" office:value="0.534710648148148">
                <text:p>0.534710648148148</text:p>
              </table:table-cell>
            </table:table-row>
            <table:table-row>
              <table:table-cell office:value-type="float" office:value="42825">
                <text:p>42830</text:p>
              </table:table-cell>
              <table:table-cell office:value-type="float" office:value="0.2875">
                <text:p>0.2875</text:p>
              </table:table-cell>
              <table:table-cell office:value-type="float" office:value="0.821527777777778">
                <text:p>0.821527777777778</text:p>
              </table:table-cell>
              <table:table-cell office:value-type="float" office:value="0.534027777777778">
                <text:p>0.534027777777778</text:p>
              </table:table-cell>
              <table:table-cell office:value-type="float" office:value="0.285185185185185">
                <text:p>0.285185185185185</text:p>
              </table:table-cell>
              <table:table-cell office:value-type="float" office:value="0.822326388888889">
                <text:p>0.822326388888889</text:p>
              </table:table-cell>
              <table:table-cell office:value-type="float" office:value="0.537141203703704">
                <text:p>0.537141203703704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0.536111111111111">
                <text:p>0.536111111111111</text:p>
              </table:table-cell>
              <table:table-cell office:value-type="float" office:value="0.283761574074074">
                <text:p>0.283761574074074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539571759259259">
                <text:p>0.539571759259259</text:p>
              </table:table-cell>
            </table:table-row>
            <table:table-row>
              <table:table-cell office:value-type="float" office:value="42827">
                <text:p>42830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823611111111111">
                <text:p>0.823611111111111</text:p>
              </table:table-cell>
              <table:table-cell office:value-type="float" office:value="0.538888888888889">
                <text:p>0.538888888888889</text:p>
              </table:table-cell>
              <table:table-cell office:value-type="float" office:value="0.282349537037037">
                <text:p>0.282349537037037</text:p>
              </table:table-cell>
              <table:table-cell office:value-type="float" office:value="0.824340277777778">
                <text:p>0.824340277777778</text:p>
              </table:table-cell>
              <table:table-cell office:value-type="float" office:value="0.541990740740741">
                <text:p>0.541990740740741</text:p>
              </table:table-cell>
            </table:table-row>
            <table:table-row>
              <table:table-cell office:value-type="float" office:value="42828">
                <text:p>42830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824305555555556">
                <text:p>0.824305555555556</text:p>
              </table:table-cell>
              <table:table-cell office:value-type="float" office:value="0.540972222222222">
                <text:p>0.540972222222222</text:p>
              </table:table-cell>
              <table:table-cell office:value-type="float" office:value="0.2809375">
                <text:p>0.2809375</text:p>
              </table:table-cell>
              <table:table-cell office:value-type="float" office:value="0.825347222222222">
                <text:p>0.825347222222222</text:p>
              </table:table-cell>
              <table:table-cell office:value-type="float" office:value="0.544409722222222">
                <text:p>0.544409722222222</text:p>
              </table:table-cell>
            </table:table-row>
            <table:table-row>
              <table:table-cell office:value-type="float" office:value="42829">
                <text:p>42830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825">
                <text:p>0.825</text:p>
              </table:table-cell>
              <table:table-cell office:value-type="float" office:value="0.543055555555556">
                <text:p>0.543055555555556</text:p>
              </table:table-cell>
              <table:table-cell office:value-type="float" office:value="0.279525462962963">
                <text:p>0.279525462962963</text:p>
              </table:table-cell>
              <table:table-cell office:value-type="float" office:value="0.826342592592593">
                <text:p>0.826342592592593</text:p>
              </table:table-cell>
              <table:table-cell office:value-type="float" office:value="0.54681712962963">
                <text:p>0.54681712962963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0.278125">
                <text:p>0.278125</text:p>
              </table:table-cell>
              <table:table-cell office:value-type="float" office:value="0.827349537037037">
                <text:p>0.827349537037037</text:p>
              </table:table-cell>
              <table:table-cell office:value-type="float" office:value="0.549224537037037">
                <text:p>0.549224537037037</text:p>
              </table:table-cell>
            </table:table-row>
            <table:table-row>
              <table:table-cell office:value-type="float" office:value="42831">
                <text:p>42830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827083333333333">
                <text:p>0.827083333333333</text:p>
              </table:table-cell>
              <table:table-cell office:value-type="float" office:value="0.547916666666667">
                <text:p>0.547916666666667</text:p>
              </table:table-cell>
              <table:table-cell office:value-type="float" office:value="0.276724537037037">
                <text:p>0.276724537037037</text:p>
              </table:table-cell>
              <table:table-cell office:value-type="float" office:value="0.828356481481482">
                <text:p>0.828356481481482</text:p>
              </table:table-cell>
              <table:table-cell office:value-type="float" office:value="0.551631944444445">
                <text:p>0.551631944444445</text:p>
              </table:table-cell>
            </table:table-row>
            <table:table-row>
              <table:table-cell office:value-type="float" office:value="42832">
                <text:p>42830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828472222222222">
                <text:p>0.828472222222222</text:p>
              </table:table-cell>
              <table:table-cell office:value-type="float" office:value="0.550694444444444">
                <text:p>0.550694444444444</text:p>
              </table:table-cell>
              <table:table-cell office:value-type="float" office:value="0.275335648148148">
                <text:p>0.275335648148148</text:p>
              </table:table-cell>
              <table:table-cell office:value-type="float" office:value="0.829363425925926">
                <text:p>0.829363425925926</text:p>
              </table:table-cell>
              <table:table-cell office:value-type="float" office:value="0.554027777777778">
                <text:p>0.554027777777778</text:p>
              </table:table-cell>
            </table:table-row>
            <table:table-row>
              <table:table-cell office:value-type="float" office:value="42833">
                <text:p>42830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0.552777777777778">
                <text:p>0.552777777777778</text:p>
              </table:table-cell>
              <table:table-cell office:value-type="float" office:value="0.273946759259259">
                <text:p>0.273946759259259</text:p>
              </table:table-cell>
              <table:table-cell office:value-type="float" office:value="0.83037037037037">
                <text:p>0.83037037037037</text:p>
              </table:table-cell>
              <table:table-cell office:value-type="float" office:value="0.556423611111111">
                <text:p>0.556423611111111</text:p>
              </table:table-cell>
            </table:table-row>
            <table:table-row>
              <table:table-cell office:value-type="float" office:value="42834">
                <text:p>42830</text:p>
              </table:table-cell>
              <table:table-cell office:value-type="float" office:value="0.275">
                <text:p>0.275</text:p>
              </table:table-cell>
              <table:table-cell office:value-type="float" office:value="0.830555555555556">
                <text:p>0.83055555555555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7255787037037">
                <text:p>0.27255787037037</text:p>
              </table:table-cell>
              <table:table-cell office:value-type="float" office:value="0.831377314814815">
                <text:p>0.831377314814815</text:p>
              </table:table-cell>
              <table:table-cell office:value-type="float" office:value="0.558819444444444">
                <text:p>0.558819444444444</text:p>
              </table:table-cell>
            </table:table-row>
            <table:table-row>
              <table:table-cell office:value-type="float" office:value="42835">
                <text:p>42840</text:p>
              </table:table-cell>
              <table:table-cell office:value-type="float" office:value="0.273611111111111">
                <text:p>0.273611111111111</text:p>
              </table:table-cell>
              <table:table-cell office:value-type="float" office:value="0.83125">
                <text:p>0.83125</text:p>
              </table:table-cell>
              <table:table-cell office:value-type="float" office:value="0.557638888888889">
                <text:p>0.557638888888889</text:p>
              </table:table-cell>
              <table:table-cell office:value-type="float" office:value="0.27119212962963">
                <text:p>0.27119212962963</text:p>
              </table:table-cell>
              <table:table-cell office:value-type="float" office:value="0.832384259259259">
                <text:p>0.832384259259259</text:p>
              </table:table-cell>
              <table:table-cell office:value-type="float" office:value="0.56119212962963">
                <text:p>0.56119212962963</text:p>
              </table:table-cell>
            </table:table-row>
            <table:table-row>
              <table:table-cell office:value-type="float" office:value="42836">
                <text:p>42840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832638888888889">
                <text:p>0.832638888888889</text:p>
              </table:table-cell>
              <table:table-cell office:value-type="float" office:value="0.560416666666667">
                <text:p>0.560416666666667</text:p>
              </table:table-cell>
              <table:table-cell office:value-type="float" office:value="0.269814814814815">
                <text:p>0.269814814814815</text:p>
              </table:table-cell>
              <table:table-cell office:value-type="float" office:value="0.833391203703704">
                <text:p>0.833391203703704</text:p>
              </table:table-cell>
              <table:table-cell office:value-type="float" office:value="0.563576388888889">
                <text:p>0.563576388888889</text:p>
              </table:table-cell>
            </table:table-row>
            <table:table-row>
              <table:table-cell office:value-type="float" office:value="42837">
                <text:p>42840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625">
                <text:p>0.5625</text:p>
              </table:table-cell>
              <table:table-cell office:value-type="float" office:value="0.268449074074074">
                <text:p>0.268449074074074</text:p>
              </table:table-cell>
              <table:table-cell office:value-type="float" office:value="0.834398148148148">
                <text:p>0.834398148148148</text:p>
              </table:table-cell>
              <table:table-cell office:value-type="float" office:value="0.565949074074074">
                <text:p>0.565949074074074</text:p>
              </table:table-cell>
            </table:table-row>
            <table:table-row>
              <table:table-cell office:value-type="float" office:value="42838">
                <text:p>42840</text:p>
              </table:table-cell>
              <table:table-cell office:value-type="float" office:value="0.269444444444444">
                <text:p>0.269444444444444</text:p>
              </table:table-cell>
              <table:table-cell office:value-type="float" office:value="0.834027777777778">
                <text:p>0.834027777777778</text:p>
              </table:table-cell>
              <table:table-cell office:value-type="float" office:value="0.564583333333333">
                <text:p>0.564583333333333</text:p>
              </table:table-cell>
              <table:table-cell office:value-type="float" office:value="0.267094907407407">
                <text:p>0.267094907407407</text:p>
              </table:table-cell>
              <table:table-cell office:value-type="float" office:value="0.835405092592593">
                <text:p>0.835405092592593</text:p>
              </table:table-cell>
              <table:table-cell office:value-type="float" office:value="0.568310185185185">
                <text:p>0.568310185185185</text:p>
              </table:table-cell>
            </table:table-row>
            <table:table-row>
              <table:table-cell office:value-type="float" office:value="42839">
                <text:p>42840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0.835416666666667">
                <text:p>0.835416666666667</text:p>
              </table:table-cell>
              <table:table-cell office:value-type="float" office:value="0.567361111111111">
                <text:p>0.567361111111111</text:p>
              </table:table-cell>
              <table:table-cell office:value-type="float" office:value="0.265752314814815">
                <text:p>0.265752314814815</text:p>
              </table:table-cell>
              <table:table-cell office:value-type="float" office:value="0.836400462962963">
                <text:p>0.836400462962963</text:p>
              </table:table-cell>
              <table:table-cell office:value-type="float" office:value="0.570648148148148">
                <text:p>0.570648148148148</text:p>
              </table:table-cell>
            </table:table-row>
            <table:table-row>
              <table:table-cell office:value-type="float" office:value="42840">
                <text:p>4284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36111111111111">
                <text:p>0.836111111111111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0.264409722222222">
                <text:p>0.264409722222222</text:p>
              </table:table-cell>
              <table:table-cell office:value-type="float" office:value="0.837407407407408">
                <text:p>0.837407407407408</text:p>
              </table:table-cell>
              <table:table-cell office:value-type="float" office:value="0.572997685185185">
                <text:p>0.572997685185185</text:p>
              </table:table-cell>
            </table:table-row>
            <table:table-row>
              <table:table-cell office:value-type="float" office:value="42841">
                <text:p>42840</text:p>
              </table:table-cell>
              <table:table-cell office:value-type="float" office:value="0.265277777777778">
                <text:p>0.265277777777778</text:p>
              </table:table-cell>
              <table:table-cell office:value-type="float" office:value="0.8375">
                <text:p>0.8375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0.263078703703704">
                <text:p>0.263078703703704</text:p>
              </table:table-cell>
              <table:table-cell office:value-type="float" office:value="0.838414351851852">
                <text:p>0.838414351851852</text:p>
              </table:table-cell>
              <table:table-cell office:value-type="float" office:value="0.575335648148148">
                <text:p>0.575335648148148</text:p>
              </table:table-cell>
            </table:table-row>
            <table:table-row>
              <table:table-cell office:value-type="float" office:value="42842">
                <text:p>42840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838194444444444">
                <text:p>0.838194444444444</text:p>
              </table:table-cell>
              <table:table-cell office:value-type="float" office:value="0.574305555555556">
                <text:p>0.574305555555556</text:p>
              </table:table-cell>
              <table:table-cell office:value-type="float" office:value="0.261759259259259">
                <text:p>0.261759259259259</text:p>
              </table:table-cell>
              <table:table-cell office:value-type="float" office:value="0.839421296296296">
                <text:p>0.839421296296296</text:p>
              </table:table-cell>
              <table:table-cell office:value-type="float" office:value="0.577662037037037">
                <text:p>0.577662037037037</text:p>
              </table:table-cell>
            </table:table-row>
            <table:table-row>
              <table:table-cell office:value-type="float" office:value="42843">
                <text:p>42840</text:p>
              </table:table-cell>
              <table:table-cell office:value-type="float" office:value="0.2625">
                <text:p>0.2625</text:p>
              </table:table-cell>
              <table:table-cell office:value-type="float" office:value="0.839583333333333">
                <text:p>0.839583333333333</text:p>
              </table:table-cell>
              <table:table-cell office:value-type="float" office:value="0.577083333333333">
                <text:p>0.577083333333333</text:p>
              </table:table-cell>
              <table:table-cell office:value-type="float" office:value="0.260451388888889">
                <text:p>0.260451388888889</text:p>
              </table:table-cell>
              <table:table-cell office:value-type="float" office:value="0.840428240740741">
                <text:p>0.840428240740741</text:p>
              </table:table-cell>
              <table:table-cell office:value-type="float" office:value="0.579976851851852">
                <text:p>0.579976851851852</text:p>
              </table:table-cell>
            </table:table-row>
            <table:table-row>
              <table:table-cell office:value-type="float" office:value="42844">
                <text:p>42840</text:p>
              </table:table-cell>
              <table:table-cell office:value-type="float" office:value="0.261805555555556">
                <text:p>0.261805555555556</text:p>
              </table:table-cell>
              <table:table-cell office:value-type="float" office:value="0.840277777777778">
                <text:p>0.840277777777778</text:p>
              </table:table-cell>
              <table:table-cell office:value-type="float" office:value="0.578472222222222">
                <text:p>0.578472222222222</text:p>
              </table:table-cell>
              <table:table-cell office:value-type="float" office:value="0.259143518518519">
                <text:p>0.259143518518519</text:p>
              </table:table-cell>
              <table:table-cell office:value-type="float" office:value="0.841435185185185">
                <text:p>0.841435185185185</text:p>
              </table:table-cell>
              <table:table-cell office:value-type="float" office:value="0.582291666666667">
                <text:p>0.582291666666667</text:p>
              </table:table-cell>
            </table:table-row>
            <table:table-row>
              <table:table-cell office:value-type="float" office:value="42845">
                <text:p>42850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58125">
                <text:p>0.58125</text:p>
              </table:table-cell>
              <table:table-cell office:value-type="float" office:value="0.257858796296296">
                <text:p>0.257858796296296</text:p>
              </table:table-cell>
              <table:table-cell office:value-type="float" office:value="0.842430555555556">
                <text:p>0.842430555555556</text:p>
              </table:table-cell>
              <table:table-cell office:value-type="float" office:value="0.584571759259259">
                <text:p>0.584571759259259</text:p>
              </table:table-cell>
            </table:table-row>
            <table:table-row>
              <table:table-cell office:value-type="float" office:value="42846">
                <text:p>42850</text:p>
              </table:table-cell>
              <table:table-cell office:value-type="float" office:value="0.259027777777778">
                <text:p>0.259027777777778</text:p>
              </table:table-cell>
              <table:table-cell office:value-type="float" office:value="0.842361111111111">
                <text:p>0.84236111111111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256574074074074">
                <text:p>0.256574074074074</text:p>
              </table:table-cell>
              <table:table-cell office:value-type="float" office:value="0.8434375">
                <text:p>0.8434375</text:p>
              </table:table-cell>
              <table:table-cell office:value-type="float" office:value="0.586863425925926">
                <text:p>0.586863425925926</text:p>
              </table:table-cell>
            </table:table-row>
            <table:table-row>
              <table:table-cell office:value-type="float" office:value="42847">
                <text:p>42850</text:p>
              </table:table-cell>
              <table:table-cell office:value-type="float" office:value="0.257638888888889">
                <text:p>0.257638888888889</text:p>
              </table:table-cell>
              <table:table-cell office:value-type="float" office:value="0.843055555555556">
                <text:p>0.843055555555556</text:p>
              </table:table-cell>
              <table:table-cell office:value-type="float" office:value="0.585416666666667">
                <text:p>0.585416666666667</text:p>
              </table:table-cell>
              <table:table-cell office:value-type="float" office:value="0.255300925925926">
                <text:p>0.255300925925926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0.589143518518519">
                <text:p>0.589143518518519</text:p>
              </table:table-cell>
            </table:table-row>
            <table:table-row>
              <table:table-cell office:value-type="float" office:value="42848">
                <text:p>42850</text:p>
              </table:table-cell>
              <table:table-cell office:value-type="float" office:value="0.25625">
                <text:p>0.25625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0.588194444444444">
                <text:p>0.588194444444444</text:p>
              </table:table-cell>
              <table:table-cell office:value-type="float" office:value="0.254050925925926">
                <text:p>0.254050925925926</text:p>
              </table:table-cell>
              <table:table-cell office:value-type="float" office:value="0.845439814814815">
                <text:p>0.845439814814815</text:p>
              </table:table-cell>
              <table:table-cell office:value-type="float" office:value="0.591388888888889">
                <text:p>0.591388888888889</text:p>
              </table:table-cell>
            </table:table-row>
            <table:table-row>
              <table:table-cell office:value-type="float" office:value="42849">
                <text:p>42850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0.845138888888889">
                <text:p>0.845138888888889</text:p>
              </table:table-cell>
              <table:table-cell office:value-type="float" office:value="0.590277777777778">
                <text:p>0.590277777777778</text:p>
              </table:table-cell>
              <table:table-cell office:value-type="float" office:value="0.252800925925926">
                <text:p>0.252800925925926</text:p>
              </table:table-cell>
              <table:table-cell office:value-type="float" office:value="0.846446759259259">
                <text:p>0.846446759259259</text:p>
              </table:table-cell>
              <table:table-cell office:value-type="float" office:value="0.593645833333333">
                <text:p>0.593645833333333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0.846527777777778">
                <text:p>0.846527777777778</text:p>
              </table:table-cell>
              <table:table-cell office:value-type="float" office:value="0.592361111111111">
                <text:p>0.592361111111111</text:p>
              </table:table-cell>
              <table:table-cell office:value-type="float" office:value="0.2515625">
                <text:p>0.2515625</text:p>
              </table:table-cell>
              <table:table-cell office:value-type="float" office:value="0.84744212962963">
                <text:p>0.84744212962963</text:p>
              </table:table-cell>
              <table:table-cell office:value-type="float" office:value="0.59587962962963">
                <text:p>0.59587962962963</text:p>
              </table:table-cell>
            </table:table-row>
            <table:table-row>
              <table:table-cell office:value-type="float" office:value="42851">
                <text:p>42850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847222222222222">
                <text:p>0.847222222222222</text:p>
              </table:table-cell>
              <table:table-cell office:value-type="float" office:value="0.594444444444445">
                <text:p>0.594444444444445</text:p>
              </table:table-cell>
              <table:table-cell office:value-type="float" office:value="0.250347222222222">
                <text:p>0.250347222222222</text:p>
              </table:table-cell>
              <table:table-cell office:value-type="float" office:value="0.8484375">
                <text:p>0.8484375</text:p>
              </table:table-cell>
              <table:table-cell office:value-type="float" office:value="0.598090277777778">
                <text:p>0.598090277777778</text:p>
              </table:table-cell>
            </table:table-row>
            <table:table-row>
              <table:table-cell office:value-type="float" office:value="42852">
                <text:p>42850</text:p>
              </table:table-cell>
              <table:table-cell office:value-type="float" office:value="0.251388888888889">
                <text:p>0.251388888888889</text:p>
              </table:table-cell>
              <table:table-cell office:value-type="float" office:value="0.848611111111111">
                <text:p>0.848611111111111</text:p>
              </table:table-cell>
              <table:table-cell office:value-type="float" office:value="0.597222222222222">
                <text:p>0.597222222222222</text:p>
              </table:table-cell>
              <table:table-cell office:value-type="float" office:value="0.249131944444444">
                <text:p>0.249131944444444</text:p>
              </table:table-cell>
              <table:table-cell office:value-type="float" office:value="0.84943287037037">
                <text:p>0.84943287037037</text:p>
              </table:table-cell>
              <table:table-cell office:value-type="float" office:value="0.600300925925926">
                <text:p>0.600300925925926</text:p>
              </table:table-cell>
            </table:table-row>
            <table:table-row>
              <table:table-cell office:value-type="float" office:value="42853">
                <text:p>42850</text:p>
              </table:table-cell>
              <table:table-cell office:value-type="float" office:value="0.25">
                <text:p>0.25</text:p>
              </table:table-cell>
              <table:table-cell office:value-type="float" office:value="0.849305555555556">
                <text:p>0.849305555555556</text:p>
              </table:table-cell>
              <table:table-cell office:value-type="float" office:value="0.599305555555556">
                <text:p>0.599305555555556</text:p>
              </table:table-cell>
              <table:table-cell office:value-type="float" office:value="0.247939814814815">
                <text:p>0.247939814814815</text:p>
              </table:table-cell>
              <table:table-cell office:value-type="float" office:value="0.850428240740741">
                <text:p>0.850428240740741</text:p>
              </table:table-cell>
              <table:table-cell office:value-type="float" office:value="0.602488425925926">
                <text:p>0.602488425925926</text:p>
              </table:table-cell>
            </table:table-row>
            <table:table-row>
              <table:table-cell office:value-type="float" office:value="42854">
                <text:p>42850</text:p>
              </table:table-cell>
              <table:table-cell office:value-type="float" office:value="0.249305555555556">
                <text:p>0.249305555555556</text:p>
              </table:table-cell>
              <table:table-cell office:value-type="float" office:value="0.850694444444444">
                <text:p>0.850694444444444</text:p>
              </table:table-cell>
              <table:table-cell office:value-type="float" office:value="0.601388888888889">
                <text:p>0.601388888888889</text:p>
              </table:table-cell>
              <table:table-cell office:value-type="float" office:value="0.246759259259259">
                <text:p>0.246759259259259</text:p>
              </table:table-cell>
              <table:table-cell office:value-type="float" office:value="0.851423611111111">
                <text:p>0.851423611111111</text:p>
              </table:table-cell>
              <table:table-cell office:value-type="float" office:value="0.604664351851852">
                <text:p>0.604664351851852</text:p>
              </table:table-cell>
            </table:table-row>
            <table:table-row>
              <table:table-cell office:value-type="float" office:value="42855">
                <text:p>42860</text:p>
              </table:table-cell>
              <table:table-cell office:value-type="float" office:value="0.247916666666667">
                <text:p>0.247916666666667</text:p>
              </table:table-cell>
              <table:table-cell office:value-type="float" office:value="0.851388888888889">
                <text:p>0.851388888888889</text:p>
              </table:table-cell>
              <table:table-cell office:value-type="float" office:value="0.603472222222222">
                <text:p>0.603472222222222</text:p>
              </table:table-cell>
              <table:table-cell office:value-type="float" office:value="0.245601851851852">
                <text:p>0.245601851851852</text:p>
              </table:table-cell>
              <table:table-cell office:value-type="float" office:value="0.852407407407408">
                <text:p>0.852407407407408</text:p>
              </table:table-cell>
              <table:table-cell office:value-type="float" office:value="0.606805555555556">
                <text:p>0.606805555555556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0.852083333333333">
                <text:p>0.852083333333333</text:p>
              </table:table-cell>
              <table:table-cell office:value-type="float" office:value="0.605555555555555">
                <text:p>0.605555555555555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853391203703704">
                <text:p>0.853391203703704</text:p>
              </table:table-cell>
              <table:table-cell office:value-type="float" office:value="0.608946759259259">
                <text:p>0.608946759259259</text:p>
              </table:table-cell>
            </table:table-row>
            <table:table-row>
              <table:table-cell office:value-type="float" office:value="42857">
                <text:p>42860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853472222222222">
                <text:p>0.853472222222222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0.243310185185185">
                <text:p>0.243310185185185</text:p>
              </table:table-cell>
              <table:table-cell office:value-type="float" office:value="0.854375">
                <text:p>0.854375</text:p>
              </table:table-cell>
              <table:table-cell office:value-type="float" office:value="0.611064814814815">
                <text:p>0.611064814814815</text:p>
              </table:table-cell>
            </table:table-row>
            <table:table-row>
              <table:table-cell office:value-type="float" office:value="42858">
                <text:p>42860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09722222222222">
                <text:p>0.609722222222222</text:p>
              </table:table-cell>
              <table:table-cell office:value-type="float" office:value="0.2421875">
                <text:p>0.2421875</text:p>
              </table:table-cell>
              <table:table-cell office:value-type="float" office:value="0.855358796296296">
                <text:p>0.855358796296296</text:p>
              </table:table-cell>
              <table:table-cell office:value-type="float" office:value="0.613171296296296">
                <text:p>0.613171296296296</text:p>
              </table:table-cell>
            </table:table-row>
            <table:table-row>
              <table:table-cell office:value-type="float" office:value="42859">
                <text:p>42860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0.6125">
                <text:p>0.6125</text:p>
              </table:table-cell>
              <table:table-cell office:value-type="float" office:value="0.241087962962963">
                <text:p>0.241087962962963</text:p>
              </table:table-cell>
              <table:table-cell office:value-type="float" office:value="0.856331018518519">
                <text:p>0.856331018518519</text:p>
              </table:table-cell>
              <table:table-cell office:value-type="float" office:value="0.615243055555556">
                <text:p>0.615243055555556</text:p>
              </table:table-cell>
            </table:table-row>
            <table:table-row>
              <table:table-cell office:value-type="float" office:value="42860">
                <text:p>42860</text:p>
              </table:table-cell>
              <table:table-cell office:value-type="float" office:value="0.242361111111111">
                <text:p>0.242361111111111</text:p>
              </table:table-cell>
              <table:table-cell office:value-type="float" office:value="0.85625">
                <text:p>0.85625</text:p>
              </table:table-cell>
              <table:table-cell office:value-type="float" office:value="0.613888888888889">
                <text:p>0.613888888888889</text:p>
              </table:table-cell>
              <table:table-cell office:value-type="float" office:value="0.240011574074074">
                <text:p>0.240011574074074</text:p>
              </table:table-cell>
              <table:table-cell office:value-type="float" office:value="0.857303240740741">
                <text:p>0.857303240740741</text:p>
              </table:table-cell>
              <table:table-cell office:value-type="float" office:value="0.617291666666667">
                <text:p>0.617291666666667</text:p>
              </table:table-cell>
            </table:table-row>
            <table:table-row>
              <table:table-cell office:value-type="float" office:value="42861">
                <text:p>42860</text:p>
              </table:table-cell>
              <table:table-cell office:value-type="float" office:value="0.240972222222222">
                <text:p>0.240972222222222</text:p>
              </table:table-cell>
              <table:table-cell office:value-type="float" office:value="0.856944444444444">
                <text:p>0.856944444444444</text:p>
              </table:table-cell>
              <table:table-cell office:value-type="float" office:value="0.615972222222222">
                <text:p>0.615972222222222</text:p>
              </table:table-cell>
              <table:table-cell office:value-type="float" office:value="0.238935185185185">
                <text:p>0.238935185185185</text:p>
              </table:table-cell>
              <table:table-cell office:value-type="float" office:value="0.858275462962963">
                <text:p>0.858275462962963</text:p>
              </table:table-cell>
              <table:table-cell office:value-type="float" office:value="0.619340277777778">
                <text:p>0.619340277777778</text:p>
              </table:table-cell>
            </table:table-row>
            <table:table-row>
              <table:table-cell office:value-type="float" office:value="42862">
                <text:p>42860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0.618055555555556">
                <text:p>0.618055555555556</text:p>
              </table:table-cell>
              <table:table-cell office:value-type="float" office:value="0.237893518518518">
                <text:p>0.237893518518518</text:p>
              </table:table-cell>
              <table:table-cell office:value-type="float" office:value="0.859236111111111">
                <text:p>0.859236111111111</text:p>
              </table:table-cell>
              <table:table-cell office:value-type="float" office:value="0.621342592592593">
                <text:p>0.621342592592593</text:p>
              </table:table-cell>
            </table:table-row>
            <table:table-row>
              <table:table-cell office:value-type="float" office:value="42863">
                <text:p>42860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859027777777778">
                <text:p>0.859027777777778</text:p>
              </table:table-cell>
              <table:table-cell office:value-type="float" office:value="0.620138888888889">
                <text:p>0.620138888888889</text:p>
              </table:table-cell>
              <table:table-cell office:value-type="float" office:value="0.236863425925926">
                <text:p>0.236863425925926</text:p>
              </table:table-cell>
              <table:table-cell office:value-type="float" office:value="0.860196759259259">
                <text:p>0.860196759259259</text:p>
              </table:table-cell>
              <table:table-cell office:value-type="float" office:value="0.623333333333333">
                <text:p>0.623333333333333</text:p>
              </table:table-cell>
            </table:table-row>
            <table:table-row>
              <table:table-cell office:value-type="float" office:value="42864">
                <text:p>42860</text:p>
              </table:table-cell>
              <table:table-cell office:value-type="float" office:value="0.238194444444444">
                <text:p>0.238194444444444</text:p>
              </table:table-cell>
              <table:table-cell office:value-type="float" office:value="0.859722222222222">
                <text:p>0.859722222222222</text:p>
              </table:table-cell>
              <table:table-cell office:value-type="float" office:value="0.621527777777778">
                <text:p>0.621527777777778</text:p>
              </table:table-cell>
              <table:table-cell office:value-type="float" office:value="0.235844907407407">
                <text:p>0.235844907407407</text:p>
              </table:table-cell>
              <table:table-cell office:value-type="float" office:value="0.861145833333334">
                <text:p>0.861145833333334</text:p>
              </table:table-cell>
              <table:table-cell office:value-type="float" office:value="0.625300925925926">
                <text:p>0.625300925925926</text:p>
              </table:table-cell>
            </table:table-row>
            <table:table-row>
              <table:table-cell office:value-type="float" office:value="42865">
                <text:p>42870</text:p>
              </table:table-cell>
              <table:table-cell office:value-type="float" office:value="0.236805555555556">
                <text:p>0.236805555555556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0.624305555555555">
                <text:p>0.624305555555555</text:p>
              </table:table-cell>
              <table:table-cell office:value-type="float" office:value="0.234849537037037">
                <text:p>0.234849537037037</text:p>
              </table:table-cell>
              <table:table-cell office:value-type="float" office:value="0.862094907407407">
                <text:p>0.862094907407407</text:p>
              </table:table-cell>
              <table:table-cell office:value-type="float" office:value="0.62724537037037">
                <text:p>0.62724537037037</text:p>
              </table:table-cell>
            </table:table-row>
            <table:table-row>
              <table:table-cell office:value-type="float" office:value="42866">
                <text:p>42870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861805555555556">
                <text:p>0.861805555555556</text:p>
              </table:table-cell>
              <table:table-cell office:value-type="float" office:value="0.625694444444444">
                <text:p>0.625694444444444</text:p>
              </table:table-cell>
              <table:table-cell office:value-type="float" office:value="0.233877314814815">
                <text:p>0.233877314814815</text:p>
              </table:table-cell>
              <table:table-cell office:value-type="float" office:value="0.863032407407408">
                <text:p>0.863032407407408</text:p>
              </table:table-cell>
              <table:table-cell office:value-type="float" office:value="0.629155092592593">
                <text:p>0.629155092592593</text:p>
              </table:table-cell>
            </table:table-row>
            <table:table-row>
              <table:table-cell office:value-type="float" office:value="42867">
                <text:p>42870</text:p>
              </table:table-cell>
              <table:table-cell office:value-type="float" office:value="0.235416666666667">
                <text:p>0.235416666666667</text:p>
              </table:table-cell>
              <table:table-cell office:value-type="float" office:value="0.863194444444444">
                <text:p>0.863194444444444</text:p>
              </table:table-cell>
              <table:table-cell office:value-type="float" office:value="0.627777777777778">
                <text:p>0.627777777777778</text:p>
              </table:table-cell>
              <table:table-cell office:value-type="float" office:value="0.232928240740741">
                <text:p>0.232928240740741</text:p>
              </table:table-cell>
              <table:table-cell office:value-type="float" office:value="0.863969907407407">
                <text:p>0.863969907407407</text:p>
              </table:table-cell>
              <table:table-cell office:value-type="float" office:value="0.631041666666667">
                <text:p>0.631041666666667</text:p>
              </table:table-cell>
            </table:table-row>
            <table:table-row>
              <table:table-cell office:value-type="float" office:value="42868">
                <text:p>42870</text:p>
              </table:table-cell>
              <table:table-cell office:value-type="float" office:value="0.234027777777778">
                <text:p>0.234027777777778</text:p>
              </table:table-cell>
              <table:table-cell office:value-type="float" office:value="0.863888888888889">
                <text:p>0.863888888888889</text:p>
              </table:table-cell>
              <table:table-cell office:value-type="float" office:value="0.629861111111111">
                <text:p>0.629861111111111</text:p>
              </table:table-cell>
              <table:table-cell office:value-type="float" office:value="0.232002314814815">
                <text:p>0.232002314814815</text:p>
              </table:table-cell>
              <table:table-cell office:value-type="float" office:value="0.864884259259259">
                <text:p>0.864884259259259</text:p>
              </table:table-cell>
              <table:table-cell office:value-type="float" office:value="0.632881944444444">
                <text:p>0.632881944444444</text:p>
              </table:table-cell>
            </table:table-row>
            <table:table-row>
              <table:table-cell office:value-type="float" office:value="42869">
                <text:p>4287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63125">
                <text:p>0.63125</text:p>
              </table:table-cell>
              <table:table-cell office:value-type="float" office:value="0.231087962962963">
                <text:p>0.231087962962963</text:p>
              </table:table-cell>
              <table:table-cell office:value-type="float" office:value="0.865810185185185">
                <text:p>0.865810185185185</text:p>
              </table:table-cell>
              <table:table-cell office:value-type="float" office:value="0.634722222222222">
                <text:p>0.634722222222222</text:p>
              </table:table-cell>
            </table:table-row>
            <table:table-row>
              <table:table-cell office:value-type="float" office:value="42870">
                <text:p>42870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865277777777778">
                <text:p>0.865277777777778</text:p>
              </table:table-cell>
              <table:table-cell office:value-type="float" office:value="0.632638888888889">
                <text:p>0.632638888888889</text:p>
              </table:table-cell>
              <table:table-cell office:value-type="float" office:value="0.230208333333333">
                <text:p>0.230208333333333</text:p>
              </table:table-cell>
              <table:table-cell office:value-type="float" office:value="0.866712962962963">
                <text:p>0.866712962962963</text:p>
              </table:table-cell>
              <table:table-cell office:value-type="float" office:value="0.63650462962963">
                <text:p>0.63650462962963</text:p>
              </table:table-cell>
            </table:table-row>
            <table:table-row>
              <table:table-cell office:value-type="float" office:value="42871">
                <text:p>42870</text:p>
              </table:table-cell>
              <table:table-cell office:value-type="float" office:value="0.23125">
                <text:p>0.2312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0.229340277777778">
                <text:p>0.229340277777778</text:p>
              </table:table-cell>
              <table:table-cell office:value-type="float" office:value="0.867615740740741">
                <text:p>0.867615740740741</text:p>
              </table:table-cell>
              <table:table-cell office:value-type="float" office:value="0.638275462962963">
                <text:p>0.638275462962963</text:p>
              </table:table-cell>
            </table:table-row>
            <table:table-row>
              <table:table-cell office:value-type="float" office:value="42872">
                <text:p>42870</text:p>
              </table:table-cell>
              <table:table-cell office:value-type="float" office:value="0.230555555555556">
                <text:p>0.230555555555556</text:p>
              </table:table-cell>
              <table:table-cell office:value-type="float" office:value="0.867361111111111">
                <text:p>0.867361111111111</text:p>
              </table:table-cell>
              <table:table-cell office:value-type="float" office:value="0.636805555555556">
                <text:p>0.636805555555556</text:p>
              </table:table-cell>
              <table:table-cell office:value-type="float" office:value="0.22849537037037">
                <text:p>0.22849537037037</text:p>
              </table:table-cell>
              <table:table-cell office:value-type="float" office:value="0.86849537037037">
                <text:p>0.8684953703703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2873">
                <text:p>42870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868055555555555">
                <text:p>0.868055555555555</text:p>
              </table:table-cell>
              <table:table-cell office:value-type="float" office:value="0.638194444444444">
                <text:p>0.638194444444444</text:p>
              </table:table-cell>
              <table:table-cell office:value-type="float" office:value="0.227673611111111">
                <text:p>0.227673611111111</text:p>
              </table:table-cell>
              <table:table-cell office:value-type="float" office:value="0.869375">
                <text:p>0.869375</text:p>
              </table:table-cell>
              <table:table-cell office:value-type="float" office:value="0.641701388888889">
                <text:p>0.641701388888889</text:p>
              </table:table-cell>
            </table:table-row>
            <table:table-row>
              <table:table-cell office:value-type="float" office:value="42874">
                <text:p>42870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869444444444444">
                <text:p>0.869444444444444</text:p>
              </table:table-cell>
              <table:table-cell office:value-type="float" office:value="0.640277777777778">
                <text:p>0.640277777777778</text:p>
              </table:table-cell>
              <table:table-cell office:value-type="float" office:value="0.226875">
                <text:p>0.226875</text:p>
              </table:table-cell>
              <table:table-cell office:value-type="float" office:value="0.870243055555556">
                <text:p>0.870243055555556</text:p>
              </table:table-cell>
              <table:table-cell office:value-type="float" office:value="0.643368055555556">
                <text:p>0.643368055555556</text:p>
              </table:table-cell>
            </table:table-row>
            <table:table-row>
              <table:table-cell office:value-type="float" office:value="42875">
                <text:p>42880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0.870138888888889">
                <text:p>0.870138888888889</text:p>
              </table:table-cell>
              <table:table-cell office:value-type="float" office:value="0.641666666666667">
                <text:p>0.641666666666667</text:p>
              </table:table-cell>
              <table:table-cell office:value-type="float" office:value="0.226111111111111">
                <text:p>0.226111111111111</text:p>
              </table:table-cell>
              <table:table-cell office:value-type="float" office:value="0.871099537037037">
                <text:p>0.871099537037037</text:p>
              </table:table-cell>
              <table:table-cell office:value-type="float" office:value="0.644988425925926">
                <text:p>0.644988425925926</text:p>
              </table:table-cell>
            </table:table-row>
            <table:table-row>
              <table:table-cell office:value-type="float" office:value="42876">
                <text:p>42880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643055555555555">
                <text:p>0.643055555555555</text:p>
              </table:table-cell>
              <table:table-cell office:value-type="float" office:value="0.225358796296296">
                <text:p>0.225358796296296</text:p>
              </table:table-cell>
              <table:table-cell office:value-type="float" office:value="0.87193287037037">
                <text:p>0.87193287037037</text:p>
              </table:table-cell>
              <table:table-cell office:value-type="float" office:value="0.646574074074074">
                <text:p>0.646574074074074</text:p>
              </table:table-cell>
            </table:table-row>
            <table:table-row>
              <table:table-cell office:value-type="float" office:value="42877">
                <text:p>42880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871527777777778">
                <text:p>0.871527777777778</text:p>
              </table:table-cell>
              <table:table-cell office:value-type="float" office:value="0.645138888888889">
                <text:p>0.645138888888889</text:p>
              </table:table-cell>
              <table:table-cell office:value-type="float" office:value="0.224641203703704">
                <text:p>0.224641203703704</text:p>
              </table:table-cell>
              <table:table-cell office:value-type="float" office:value="0.872766203703704">
                <text:p>0.872766203703704</text:p>
              </table:table-cell>
              <table:table-cell office:value-type="float" office:value="0.648125">
                <text:p>0.648125</text:p>
              </table:table-cell>
            </table:table-row>
            <table:table-row>
              <table:table-cell office:value-type="float" office:value="42878">
                <text:p>42880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872222222222222">
                <text:p>0.872222222222222</text:p>
              </table:table-cell>
              <table:table-cell office:value-type="float" office:value="0.646527777777778">
                <text:p>0.646527777777778</text:p>
              </table:table-cell>
              <table:table-cell office:value-type="float" office:value="0.223946759259259">
                <text:p>0.223946759259259</text:p>
              </table:table-cell>
              <table:table-cell office:value-type="float" office:value="0.873587962962963">
                <text:p>0.873587962962963</text:p>
              </table:table-cell>
              <table:table-cell office:value-type="float" office:value="0.649641203703704">
                <text:p>0.649641203703704</text:p>
              </table:table-cell>
            </table:table-row>
            <table:table-row>
              <table:table-cell office:value-type="float" office:value="42879">
                <text:p>42880</text:p>
              </table:table-cell>
              <table:table-cell office:value-type="float" office:value="0.225">
                <text:p>0.225</text:p>
              </table:table-cell>
              <table:table-cell office:value-type="float" office:value="0.872916666666667">
                <text:p>0.872916666666667</text:p>
              </table:table-cell>
              <table:table-cell office:value-type="float" office:value="0.647916666666667">
                <text:p>0.647916666666667</text:p>
              </table:table-cell>
              <table:table-cell office:value-type="float" office:value="0.223275462962963">
                <text:p>0.223275462962963</text:p>
              </table:table-cell>
              <table:table-cell office:value-type="float" office:value="0.874386574074074">
                <text:p>0.874386574074074</text:p>
              </table:table-cell>
              <table:table-cell office:value-type="float" office:value="0.651111111111111">
                <text:p>0.651111111111111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0.225">
                <text:p>0.225</text:p>
              </table:table-cell>
              <table:table-cell office:value-type="float" office:value="0.874305555555556">
                <text:p>0.874305555555556</text:p>
              </table:table-cell>
              <table:table-cell office:value-type="float" office:value="0.649305555555556">
                <text:p>0.649305555555556</text:p>
              </table:table-cell>
              <table:table-cell office:value-type="float" office:value="0.222627314814815">
                <text:p>0.222627314814815</text:p>
              </table:table-cell>
              <table:table-cell office:value-type="float" office:value="0.875173611111111">
                <text:p>0.875173611111111</text:p>
              </table:table-cell>
              <table:table-cell office:value-type="float" office:value="0.652546296296296">
                <text:p>0.652546296296296</text:p>
              </table:table-cell>
            </table:table-row>
            <table:table-row>
              <table:table-cell office:value-type="float" office:value="42881">
                <text:p>42880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875">
                <text:p>0.875</text:p>
              </table:table-cell>
              <table:table-cell office:value-type="float" office:value="0.650694444444444">
                <text:p>0.650694444444444</text:p>
              </table:table-cell>
              <table:table-cell office:value-type="float" office:value="0.222013888888889">
                <text:p>0.222013888888889</text:p>
              </table:table-cell>
              <table:table-cell office:value-type="float" office:value="0.8759375">
                <text:p>0.8759375</text:p>
              </table:table-cell>
              <table:table-cell office:value-type="float" office:value="0.653923611111111">
                <text:p>0.653923611111111</text:p>
              </table:table-cell>
            </table:table-row>
            <table:table-row>
              <table:table-cell office:value-type="float" office:value="42882">
                <text:p>42880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875694444444444">
                <text:p>0.875694444444444</text:p>
              </table:table-cell>
              <table:table-cell office:value-type="float" office:value="0.652083333333333">
                <text:p>0.652083333333333</text:p>
              </table:table-cell>
              <table:table-cell office:value-type="float" office:value="0.221423611111111">
                <text:p>0.221423611111111</text:p>
              </table:table-cell>
              <table:table-cell office:value-type="float" office:value="0.876689814814815">
                <text:p>0.876689814814815</text:p>
              </table:table-cell>
              <table:table-cell office:value-type="float" office:value="0.655266203703704">
                <text:p>0.655266203703704</text:p>
              </table:table-cell>
            </table:table-row>
            <table:table-row>
              <table:table-cell office:value-type="float" office:value="42883">
                <text:p>42880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876388888888889">
                <text:p>0.876388888888889</text:p>
              </table:table-cell>
              <table:table-cell office:value-type="float" office:value="0.653472222222223">
                <text:p>0.653472222222223</text:p>
              </table:table-cell>
              <table:table-cell office:value-type="float" office:value="0.220868055555556">
                <text:p>0.220868055555556</text:p>
              </table:table-cell>
              <table:table-cell office:value-type="float" office:value="0.877430555555556">
                <text:p>0.877430555555556</text:p>
              </table:table-cell>
              <table:table-cell office:value-type="float" office:value="0.6565625">
                <text:p>0.6565625</text:p>
              </table:table-cell>
            </table:table-row>
            <table:table-row>
              <table:table-cell office:value-type="float" office:value="42884">
                <text:p>4288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77083333333333">
                <text:p>0.877083333333333</text:p>
              </table:table-cell>
              <table:table-cell office:value-type="float" office:value="0.654861111111111">
                <text:p>0.654861111111111</text:p>
              </table:table-cell>
              <table:table-cell office:value-type="float" office:value="0.220335648148148">
                <text:p>0.220335648148148</text:p>
              </table:table-cell>
              <table:table-cell office:value-type="float" office:value="0.878148148148148">
                <text:p>0.878148148148148</text:p>
              </table:table-cell>
              <table:table-cell office:value-type="float" office:value="0.6578125">
                <text:p>0.6578125</text:p>
              </table:table-cell>
            </table:table-row>
            <table:table-row>
              <table:table-cell office:value-type="float" office:value="42885">
                <text:p>42890</text:p>
              </table:table-cell>
              <table:table-cell office:value-type="float" office:value="0.221527777777778">
                <text:p>0.221527777777778</text:p>
              </table:table-cell>
              <table:table-cell office:value-type="float" office:value="0.877777777777778">
                <text:p>0.877777777777778</text:p>
              </table:table-cell>
              <table:table-cell office:value-type="float" office:value="0.65625">
                <text:p>0.65625</text:p>
              </table:table-cell>
              <table:table-cell office:value-type="float" office:value="0.219826388888889">
                <text:p>0.219826388888889</text:p>
              </table:table-cell>
              <table:table-cell office:value-type="float" office:value="0.878854166666667">
                <text:p>0.878854166666667</text:p>
              </table:table-cell>
              <table:table-cell office:value-type="float" office:value="0.659027777777778">
                <text:p>0.659027777777778</text:p>
              </table:table-cell>
            </table:table-row>
            <table:table-row>
              <table:table-cell office:value-type="float" office:value="42886">
                <text:p>42890</text:p>
              </table:table-cell>
              <table:table-cell office:value-type="float" office:value="0.221527777777778">
                <text:p>0.221527777777778</text:p>
              </table:table-cell>
              <table:table-cell office:value-type="float" office:value="0.878472222222222">
                <text:p>0.878472222222222</text:p>
              </table:table-cell>
              <table:table-cell office:value-type="float" office:value="0.656944444444445">
                <text:p>0.656944444444445</text:p>
              </table:table-cell>
              <table:table-cell office:value-type="float" office:value="0.219351851851852">
                <text:p>0.219351851851852</text:p>
              </table:table-cell>
              <table:table-cell office:value-type="float" office:value="0.879537037037037">
                <text:p>0.879537037037037</text:p>
              </table:table-cell>
              <table:table-cell office:value-type="float" office:value="0.660185185185185">
                <text:p>0.660185185185185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218900462962963">
                <text:p>0.218900462962963</text:p>
              </table:table-cell>
              <table:table-cell office:value-type="float" office:value="0.880196759259259">
                <text:p>0.880196759259259</text:p>
              </table:table-cell>
              <table:table-cell office:value-type="float" office:value="0.661296296296296">
                <text:p>0.661296296296296</text:p>
              </table:table-cell>
            </table:table-row>
            <table:table-row>
              <table:table-cell office:value-type="float" office:value="42888">
                <text:p>42890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879861111111111">
                <text:p>0.879861111111111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218483796296296">
                <text:p>0.218483796296296</text:p>
              </table:table-cell>
              <table:table-cell office:value-type="float" office:value="0.880844907407408">
                <text:p>0.880844907407408</text:p>
              </table:table-cell>
              <table:table-cell office:value-type="float" office:value="0.662361111111111">
                <text:p>0.662361111111111</text:p>
              </table:table-cell>
            </table:table-row>
            <table:table-row>
              <table:table-cell office:value-type="float" office:value="42889">
                <text:p>42890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880555555555556">
                <text:p>0.880555555555556</text:p>
              </table:table-cell>
              <table:table-cell office:value-type="float" office:value="0.660416666666667">
                <text:p>0.660416666666667</text:p>
              </table:table-cell>
              <table:table-cell office:value-type="float" office:value="0.218090277777778">
                <text:p>0.218090277777778</text:p>
              </table:table-cell>
              <table:table-cell office:value-type="float" office:value="0.881458333333333">
                <text:p>0.881458333333333</text:p>
              </table:table-cell>
              <table:table-cell office:value-type="float" office:value="0.663368055555556">
                <text:p>0.663368055555556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880555555555556">
                <text:p>0.880555555555556</text:p>
              </table:table-cell>
              <table:table-cell office:value-type="float" office:value="0.661111111111111">
                <text:p>0.661111111111111</text:p>
              </table:table-cell>
              <table:table-cell office:value-type="float" office:value="0.217731481481481">
                <text:p>0.217731481481481</text:p>
              </table:table-cell>
              <table:table-cell office:value-type="float" office:value="0.882060185185185">
                <text:p>0.882060185185185</text:p>
              </table:table-cell>
              <table:table-cell office:value-type="float" office:value="0.664328703703704">
                <text:p>0.664328703703704</text:p>
              </table:table-cell>
            </table:table-row>
            <table:table-row>
              <table:table-cell office:value-type="float" office:value="42891">
                <text:p>42890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88125">
                <text:p>0.88125</text:p>
              </table:table-cell>
              <table:table-cell office:value-type="float" office:value="0.661805555555556">
                <text:p>0.661805555555556</text:p>
              </table:table-cell>
              <table:table-cell office:value-type="float" office:value="0.217407407407407">
                <text:p>0.217407407407407</text:p>
              </table:table-cell>
              <table:table-cell office:value-type="float" office:value="0.882638888888889">
                <text:p>0.882638888888889</text:p>
              </table:table-cell>
              <table:table-cell office:value-type="float" office:value="0.665231481481481">
                <text:p>0.665231481481481</text:p>
              </table:table-cell>
            </table:table-row>
            <table:table-row>
              <table:table-cell office:value-type="float" office:value="42892">
                <text:p>42890</text:p>
              </table:table-cell>
              <table:table-cell office:value-type="float" office:value="0.21875">
                <text:p>0.21875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0.663194444444444">
                <text:p>0.663194444444444</text:p>
              </table:table-cell>
              <table:table-cell office:value-type="float" office:value="0.217106481481481">
                <text:p>0.217106481481481</text:p>
              </table:table-cell>
              <table:table-cell office:value-type="float" office:value="0.883194444444444">
                <text:p>0.883194444444444</text:p>
              </table:table-cell>
              <table:table-cell office:value-type="float" office:value="0.666087962962963">
                <text:p>0.666087962962963</text:p>
              </table:table-cell>
            </table:table-row>
            <table:table-row>
              <table:table-cell office:value-type="float" office:value="42893">
                <text:p>42890</text:p>
              </table:table-cell>
              <table:table-cell office:value-type="float" office:value="0.21875">
                <text:p>0.21875</text:p>
              </table:table-cell>
              <table:table-cell office:value-type="float" office:value="0.882638888888889">
                <text:p>0.882638888888889</text:p>
              </table:table-cell>
              <table:table-cell office:value-type="float" office:value="0.663888888888889">
                <text:p>0.663888888888889</text:p>
              </table:table-cell>
              <table:table-cell office:value-type="float" office:value="0.216840277777778">
                <text:p>0.216840277777778</text:p>
              </table:table-cell>
              <table:table-cell office:value-type="float" office:value="0.883715277777778">
                <text:p>0.883715277777778</text:p>
              </table:table-cell>
              <table:table-cell office:value-type="float" office:value="0.666875">
                <text:p>0.666875</text:p>
              </table:table-cell>
            </table:table-row>
            <table:table-row>
              <table:table-cell office:value-type="float" office:value="42894">
                <text:p>4289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65277777777778">
                <text:p>0.665277777777778</text:p>
              </table:table-cell>
              <table:table-cell office:value-type="float" office:value="0.216597222222222">
                <text:p>0.216597222222222</text:p>
              </table:table-cell>
              <table:table-cell office:value-type="float" office:value="0.884224537037037">
                <text:p>0.884224537037037</text:p>
              </table:table-cell>
              <table:table-cell office:value-type="float" office:value="0.667627314814815">
                <text:p>0.667627314814815</text:p>
              </table:table-cell>
            </table:table-row>
            <table:table-row>
              <table:table-cell office:value-type="float" office:value="42895">
                <text:p>4290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65277777777778">
                <text:p>0.665277777777778</text:p>
              </table:table-cell>
              <table:table-cell office:value-type="float" office:value="0.216388888888889">
                <text:p>0.216388888888889</text:p>
              </table:table-cell>
              <table:table-cell office:value-type="float" office:value="0.884710648148148">
                <text:p>0.884710648148148</text:p>
              </table:table-cell>
              <table:table-cell office:value-type="float" office:value="0.668321759259259">
                <text:p>0.668321759259259</text:p>
              </table:table-cell>
            </table:table-row>
            <table:table-row>
              <table:table-cell office:value-type="float" office:value="42896">
                <text:p>4290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4027777777778">
                <text:p>0.884027777777778</text:p>
              </table:table-cell>
              <table:table-cell office:value-type="float" office:value="0.665972222222222">
                <text:p>0.665972222222222</text:p>
              </table:table-cell>
              <table:table-cell office:value-type="float" office:value="0.216215277777778">
                <text:p>0.216215277777778</text:p>
              </table:table-cell>
              <table:table-cell office:value-type="float" office:value="0.885162037037037">
                <text:p>0.885162037037037</text:p>
              </table:table-cell>
              <table:table-cell office:value-type="float" office:value="0.668946759259259">
                <text:p>0.668946759259259</text:p>
              </table:table-cell>
            </table:table-row>
            <table:table-row>
              <table:table-cell office:value-type="float" office:value="42897">
                <text:p>4290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4722222222222">
                <text:p>0.8847222222222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16076388888889">
                <text:p>0.216076388888889</text:p>
              </table:table-cell>
              <table:table-cell office:value-type="float" office:value="0.885590277777778">
                <text:p>0.885590277777778</text:p>
              </table:table-cell>
              <table:table-cell office:value-type="float" office:value="0.669513888888889">
                <text:p>0.669513888888889</text:p>
              </table:table-cell>
            </table:table-row>
            <table:table-row>
              <table:table-cell office:value-type="float" office:value="42898">
                <text:p>4290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4722222222222">
                <text:p>0.884722222222222</text:p>
              </table:table-cell>
              <table:table-cell office:value-type="float" office:value="0.667361111111111">
                <text:p>0.667361111111111</text:p>
              </table:table-cell>
              <table:table-cell office:value-type="float" office:value="0.215960648148148">
                <text:p>0.215960648148148</text:p>
              </table:table-cell>
              <table:table-cell office:value-type="float" office:value="0.88599537037037">
                <text:p>0.88599537037037</text:p>
              </table:table-cell>
              <table:table-cell office:value-type="float" office:value="0.670034722222222">
                <text:p>0.670034722222222</text:p>
              </table:table-cell>
            </table:table-row>
            <table:table-row>
              <table:table-cell office:value-type="float" office:value="42899">
                <text:p>4290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668055555555555">
                <text:p>0.668055555555555</text:p>
              </table:table-cell>
              <table:table-cell office:value-type="float" office:value="0.215868055555556">
                <text:p>0.215868055555556</text:p>
              </table:table-cell>
              <table:table-cell office:value-type="float" office:value="0.886377314814815">
                <text:p>0.886377314814815</text:p>
              </table:table-cell>
              <table:table-cell office:value-type="float" office:value="0.670509259259259">
                <text:p>0.670509259259259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668055555555555">
                <text:p>0.668055555555555</text:p>
              </table:table-cell>
              <table:table-cell office:value-type="float" office:value="0.215821759259259">
                <text:p>0.215821759259259</text:p>
              </table:table-cell>
              <table:table-cell office:value-type="float" office:value="0.886724537037037">
                <text:p>0.886724537037037</text:p>
              </table:table-cell>
              <table:table-cell office:value-type="float" office:value="0.670902777777778">
                <text:p>0.670902777777778</text:p>
              </table:table-cell>
            </table:table-row>
            <table:table-row>
              <table:table-cell office:value-type="float" office:value="42901">
                <text:p>4290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875">
                <text:p>0.66875</text:p>
              </table:table-cell>
              <table:table-cell office:value-type="float" office:value="0.215798611111111">
                <text:p>0.215798611111111</text:p>
              </table:table-cell>
              <table:table-cell office:value-type="float" office:value="0.887037037037037">
                <text:p>0.887037037037037</text:p>
              </table:table-cell>
              <table:table-cell office:value-type="float" office:value="0.671238425925926">
                <text:p>0.671238425925926</text:p>
              </table:table-cell>
            </table:table-row>
            <table:table-row>
              <table:table-cell office:value-type="float" office:value="42902">
                <text:p>4290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875">
                <text:p>0.66875</text:p>
              </table:table-cell>
              <table:table-cell office:value-type="float" office:value="0.215798611111111">
                <text:p>0.215798611111111</text:p>
              </table:table-cell>
              <table:table-cell office:value-type="float" office:value="0.887337962962963">
                <text:p>0.887337962962963</text:p>
              </table:table-cell>
              <table:table-cell office:value-type="float" office:value="0.671539351851852">
                <text:p>0.671539351851852</text:p>
              </table:table-cell>
            </table:table-row>
            <table:table-row>
              <table:table-cell office:value-type="float" office:value="42903">
                <text:p>4290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875">
                <text:p>0.66875</text:p>
              </table:table-cell>
              <table:table-cell office:value-type="float" office:value="0.215844907407407">
                <text:p>0.215844907407407</text:p>
              </table:table-cell>
              <table:table-cell office:value-type="float" office:value="0.887592592592593">
                <text:p>0.887592592592593</text:p>
              </table:table-cell>
              <table:table-cell office:value-type="float" office:value="0.671747685185185">
                <text:p>0.671747685185185</text:p>
              </table:table-cell>
            </table:table-row>
            <table:table-row>
              <table:table-cell office:value-type="float" office:value="42904">
                <text:p>4290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5902777777778">
                <text:p>0.215902777777778</text:p>
              </table:table-cell>
              <table:table-cell office:value-type="float" office:value="0.887835648148148">
                <text:p>0.887835648148148</text:p>
              </table:table-cell>
              <table:table-cell office:value-type="float" office:value="0.67193287037037">
                <text:p>0.67193287037037</text:p>
              </table:table-cell>
            </table:table-row>
            <table:table-row>
              <table:table-cell office:value-type="float" office:value="42905">
                <text:p>4291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006944444444">
                <text:p>0.216006944444444</text:p>
              </table:table-cell>
              <table:table-cell office:value-type="float" office:value="0.888032407407407">
                <text:p>0.888032407407407</text:p>
              </table:table-cell>
              <table:table-cell office:value-type="float" office:value="0.672025462962963">
                <text:p>0.672025462962963</text:p>
              </table:table-cell>
            </table:table-row>
            <table:table-row>
              <table:table-cell office:value-type="float" office:value="42906">
                <text:p>42910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134259259259">
                <text:p>0.216134259259259</text:p>
              </table:table-cell>
              <table:table-cell office:value-type="float" office:value="0.888206018518519">
                <text:p>0.888206018518519</text:p>
              </table:table-cell>
              <table:table-cell office:value-type="float" office:value="0.672071759259259">
                <text:p>0.672071759259259</text:p>
              </table:table-cell>
            </table:table-row>
            <table:table-row>
              <table:table-cell office:value-type="float" office:value="42907">
                <text:p>4291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75">
                <text:p>0.8875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296296296296">
                <text:p>0.216296296296296</text:p>
              </table:table-cell>
              <table:table-cell office:value-type="float" office:value="0.888356481481481">
                <text:p>0.888356481481481</text:p>
              </table:table-cell>
              <table:table-cell office:value-type="float" office:value="0.672060185185185">
                <text:p>0.672060185185185</text:p>
              </table:table-cell>
            </table:table-row>
            <table:table-row>
              <table:table-cell office:value-type="float" office:value="42908">
                <text:p>4291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75">
                <text:p>0.8875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481481481481">
                <text:p>0.216481481481481</text:p>
              </table:table-cell>
              <table:table-cell office:value-type="float" office:value="0.888472222222222">
                <text:p>0.888472222222222</text:p>
              </table:table-cell>
              <table:table-cell office:value-type="float" office:value="0.671990740740741">
                <text:p>0.671990740740741</text:p>
              </table:table-cell>
            </table:table-row>
            <table:table-row>
              <table:table-cell office:value-type="float" office:value="42909">
                <text:p>4291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75">
                <text:p>0.8875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689814814815">
                <text:p>0.216689814814815</text:p>
              </table:table-cell>
              <table:table-cell office:value-type="float" office:value="0.888553240740741">
                <text:p>0.888553240740741</text:p>
              </table:table-cell>
              <table:table-cell office:value-type="float" office:value="0.671863425925926">
                <text:p>0.671863425925926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8875">
                <text:p>0.8875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0.216944444444444">
                <text:p>0.216944444444444</text:p>
              </table:table-cell>
              <table:table-cell office:value-type="float" office:value="0.888611111111111">
                <text:p>0.888611111111111</text:p>
              </table:table-cell>
              <table:table-cell office:value-type="float" office:value="0.671666666666667">
                <text:p>0.671666666666667</text:p>
              </table:table-cell>
            </table:table-row>
            <table:table-row>
              <table:table-cell office:value-type="float" office:value="42911">
                <text:p>42910</text:p>
              </table:table-cell>
              <table:table-cell office:value-type="float" office:value="0.21875">
                <text:p>0.21875</text:p>
              </table:table-cell>
              <table:table-cell office:value-type="float" office:value="0.8875">
                <text:p>0.8875</text:p>
              </table:table-cell>
              <table:table-cell office:value-type="float" office:value="0.66875">
                <text:p>0.66875</text:p>
              </table:table-cell>
              <table:table-cell office:value-type="float" office:value="0.217210648148148">
                <text:p>0.217210648148148</text:p>
              </table:table-cell>
              <table:table-cell office:value-type="float" office:value="0.888622685185185">
                <text:p>0.888622685185185</text:p>
              </table:table-cell>
              <table:table-cell office:value-type="float" office:value="0.671412037037037">
                <text:p>0.671412037037037</text:p>
              </table:table-cell>
            </table:table-row>
            <table:table-row>
              <table:table-cell office:value-type="float" office:value="42912">
                <text:p>42910</text:p>
              </table:table-cell>
              <table:table-cell office:value-type="float" office:value="0.21875">
                <text:p>0.21875</text:p>
              </table:table-cell>
              <table:table-cell office:value-type="float" office:value="0.8875">
                <text:p>0.8875</text:p>
              </table:table-cell>
              <table:table-cell office:value-type="float" office:value="0.66875">
                <text:p>0.66875</text:p>
              </table:table-cell>
              <table:table-cell office:value-type="float" office:value="0.217511574074074">
                <text:p>0.217511574074074</text:p>
              </table:table-cell>
              <table:table-cell office:value-type="float" office:value="0.888622685185185">
                <text:p>0.888622685185185</text:p>
              </table:table-cell>
              <table:table-cell office:value-type="float" office:value="0.671111111111111">
                <text:p>0.671111111111111</text:p>
              </table:table-cell>
            </table:table-row>
            <table:table-row>
              <table:table-cell office:value-type="float" office:value="42913">
                <text:p>42910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8875">
                <text:p>0.8875</text:p>
              </table:table-cell>
              <table:table-cell office:value-type="float" office:value="0.668055555555556">
                <text:p>0.668055555555556</text:p>
              </table:table-cell>
              <table:table-cell office:value-type="float" office:value="0.217835648148148">
                <text:p>0.217835648148148</text:p>
              </table:table-cell>
              <table:table-cell office:value-type="float" office:value="0.888576388888889">
                <text:p>0.888576388888889</text:p>
              </table:table-cell>
              <table:table-cell office:value-type="float" office:value="0.670740740740741">
                <text:p>0.670740740740741</text:p>
              </table:table-cell>
            </table:table-row>
            <table:table-row>
              <table:table-cell office:value-type="float" office:value="42914">
                <text:p>42910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8875">
                <text:p>0.8875</text:p>
              </table:table-cell>
              <table:table-cell office:value-type="float" office:value="0.668055555555556">
                <text:p>0.668055555555556</text:p>
              </table:table-cell>
              <table:table-cell office:value-type="float" office:value="0.218194444444444">
                <text:p>0.218194444444444</text:p>
              </table:table-cell>
              <table:table-cell office:value-type="float" office:value="0.888506944444445">
                <text:p>0.888506944444445</text:p>
              </table:table-cell>
              <table:table-cell office:value-type="float" office:value="0.6703125">
                <text:p>0.6703125</text:p>
              </table:table-cell>
            </table:table-row>
            <table:table-row>
              <table:table-cell office:value-type="float" office:value="42915">
                <text:p>42920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8875">
                <text:p>0.8875</text:p>
              </table:table-cell>
              <table:table-cell office:value-type="float" office:value="0.667361111111111">
                <text:p>0.667361111111111</text:p>
              </table:table-cell>
              <table:table-cell office:value-type="float" office:value="0.218576388888889">
                <text:p>0.218576388888889</text:p>
              </table:table-cell>
              <table:table-cell office:value-type="float" office:value="0.888402777777778">
                <text:p>0.888402777777778</text:p>
              </table:table-cell>
              <table:table-cell office:value-type="float" office:value="0.669826388888889">
                <text:p>0.669826388888889</text:p>
              </table:table-cell>
            </table:table-row>
            <table:table-row>
              <table:table-cell office:value-type="float" office:value="42916">
                <text:p>42920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18981481481481">
                <text:p>0.218981481481481</text:p>
              </table:table-cell>
              <table:table-cell office:value-type="float" office:value="0.888263888888889">
                <text:p>0.888263888888889</text:p>
              </table:table-cell>
              <table:table-cell office:value-type="float" office:value="0.669282407407408">
                <text:p>0.669282407407408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5972222222222">
                <text:p>0.665972222222222</text:p>
              </table:table-cell>
              <table:table-cell office:value-type="float" office:value="0.219409722222222">
                <text:p>0.219409722222222</text:p>
              </table:table-cell>
              <table:table-cell office:value-type="float" office:value="0.888101851851852">
                <text:p>0.888101851851852</text:p>
              </table:table-cell>
              <table:table-cell office:value-type="float" office:value="0.66869212962963">
                <text:p>0.66869212962963</text:p>
              </table:table-cell>
            </table:table-row>
            <table:table-row>
              <table:table-cell office:value-type="float" office:value="42918">
                <text:p>42920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5972222222222">
                <text:p>0.665972222222222</text:p>
              </table:table-cell>
              <table:table-cell office:value-type="float" office:value="0.219872685185185">
                <text:p>0.219872685185185</text:p>
              </table:table-cell>
              <table:table-cell office:value-type="float" office:value="0.887905092592593">
                <text:p>0.887905092592593</text:p>
              </table:table-cell>
              <table:table-cell office:value-type="float" office:value="0.668032407407407">
                <text:p>0.668032407407407</text:p>
              </table:table-cell>
            </table:table-row>
            <table:table-row>
              <table:table-cell office:value-type="float" office:value="42919">
                <text:p>42920</text:p>
              </table:table-cell>
              <table:table-cell office:value-type="float" office:value="0.221527777777778">
                <text:p>0.221527777777778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5277777777778">
                <text:p>0.665277777777778</text:p>
              </table:table-cell>
              <table:table-cell office:value-type="float" office:value="0.220358796296296">
                <text:p>0.220358796296296</text:p>
              </table:table-cell>
              <table:table-cell office:value-type="float" office:value="0.887673611111111">
                <text:p>0.887673611111111</text:p>
              </table:table-cell>
              <table:table-cell office:value-type="float" office:value="0.667314814814815">
                <text:p>0.667314814814815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3888888888889">
                <text:p>0.663888888888889</text:p>
              </table:table-cell>
              <table:table-cell office:value-type="float" office:value="0.220856481481481">
                <text:p>0.220856481481481</text:p>
              </table:table-cell>
              <table:table-cell office:value-type="float" office:value="0.887418981481481">
                <text:p>0.887418981481481</text:p>
              </table:table-cell>
              <table:table-cell office:value-type="float" office:value="0.6665625">
                <text:p>0.6665625</text:p>
              </table:table-cell>
            </table:table-row>
            <table:table-row>
              <table:table-cell office:value-type="float" office:value="42921">
                <text:p>4292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6111111111111">
                <text:p>0.886111111111111</text:p>
              </table:table-cell>
              <table:table-cell office:value-type="float" office:value="0.663888888888889">
                <text:p>0.663888888888889</text:p>
              </table:table-cell>
              <table:table-cell office:value-type="float" office:value="0.221388888888889">
                <text:p>0.221388888888889</text:p>
              </table:table-cell>
              <table:table-cell office:value-type="float" office:value="0.88712962962963">
                <text:p>0.88712962962963</text:p>
              </table:table-cell>
              <table:table-cell office:value-type="float" office:value="0.665740740740741">
                <text:p>0.665740740740741</text:p>
              </table:table-cell>
            </table:table-row>
            <table:table-row>
              <table:table-cell office:value-type="float" office:value="42922">
                <text:p>42920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6625">
                <text:p>0.6625</text:p>
              </table:table-cell>
              <table:table-cell office:value-type="float" office:value="0.22193287037037">
                <text:p>0.22193287037037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0.664872685185185">
                <text:p>0.664872685185185</text:p>
              </table:table-cell>
            </table:table-row>
            <table:table-row>
              <table:table-cell office:value-type="float" office:value="42923">
                <text:p>42920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661805555555556">
                <text:p>0.661805555555556</text:p>
              </table:table-cell>
              <table:table-cell office:value-type="float" office:value="0.222511574074074">
                <text:p>0.222511574074074</text:p>
              </table:table-cell>
              <table:table-cell office:value-type="float" office:value="0.886458333333333">
                <text:p>0.886458333333333</text:p>
              </table:table-cell>
              <table:table-cell office:value-type="float" office:value="0.663946759259259">
                <text:p>0.663946759259259</text:p>
              </table:table-cell>
            </table:table-row>
            <table:table-row>
              <table:table-cell office:value-type="float" office:value="42924">
                <text:p>42920</text:p>
              </table:table-cell>
              <table:table-cell office:value-type="float" office:value="0.224305555555556">
                <text:p>0.224305555555556</text:p>
              </table:table-cell>
              <table:table-cell office:value-type="float" office:value="0.884722222222222">
                <text:p>0.884722222222222</text:p>
              </table:table-cell>
              <table:table-cell office:value-type="float" office:value="0.660416666666667">
                <text:p>0.660416666666667</text:p>
              </table:table-cell>
              <table:table-cell office:value-type="float" office:value="0.223101851851852">
                <text:p>0.223101851851852</text:p>
              </table:table-cell>
              <table:table-cell office:value-type="float" office:value="0.886076388888889">
                <text:p>0.886076388888889</text:p>
              </table:table-cell>
              <table:table-cell office:value-type="float" office:value="0.662974537037037">
                <text:p>0.662974537037037</text:p>
              </table:table-cell>
            </table:table-row>
            <table:table-row>
              <table:table-cell office:value-type="float" office:value="42925">
                <text:p>42930</text:p>
              </table:table-cell>
              <table:table-cell office:value-type="float" office:value="0.225">
                <text:p>0.225</text:p>
              </table:table-cell>
              <table:table-cell office:value-type="float" office:value="0.884722222222222">
                <text:p>0.884722222222222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223715277777778">
                <text:p>0.223715277777778</text:p>
              </table:table-cell>
              <table:table-cell office:value-type="float" office:value="0.885659722222222">
                <text:p>0.885659722222222</text:p>
              </table:table-cell>
              <table:table-cell office:value-type="float" office:value="0.661944444444444">
                <text:p>0.661944444444444</text:p>
              </table:table-cell>
            </table:table-row>
            <table:table-row>
              <table:table-cell office:value-type="float" office:value="42926">
                <text:p>42930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884027777777778">
                <text:p>0.884027777777778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224351851851852">
                <text:p>0.224351851851852</text:p>
              </table:table-cell>
              <table:table-cell office:value-type="float" office:value="0.885219907407407">
                <text:p>0.885219907407407</text:p>
              </table:table-cell>
              <table:table-cell office:value-type="float" office:value="0.660868055555556">
                <text:p>0.660868055555556</text:p>
              </table:table-cell>
            </table:table-row>
            <table:table-row>
              <table:table-cell office:value-type="float" office:value="42927">
                <text:p>42930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57638888888889">
                <text:p>0.657638888888889</text:p>
              </table:table-cell>
              <table:table-cell office:value-type="float" office:value="0.225">
                <text:p>0.225</text:p>
              </table:table-cell>
              <table:table-cell office:value-type="float" office:value="0.884756944444444">
                <text:p>0.884756944444444</text:p>
              </table:table-cell>
              <table:table-cell office:value-type="float" office:value="0.659756944444445">
                <text:p>0.659756944444445</text:p>
              </table:table-cell>
            </table:table-row>
            <table:table-row>
              <table:table-cell office:value-type="float" office:value="42928">
                <text:p>42930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56944444444444">
                <text:p>0.656944444444444</text:p>
              </table:table-cell>
              <table:table-cell office:value-type="float" office:value="0.225671296296296">
                <text:p>0.225671296296296</text:p>
              </table:table-cell>
              <table:table-cell office:value-type="float" office:value="0.884247685185185">
                <text:p>0.884247685185185</text:p>
              </table:table-cell>
              <table:table-cell office:value-type="float" office:value="0.658576388888889">
                <text:p>0.658576388888889</text:p>
              </table:table-cell>
            </table:table-row>
            <table:table-row>
              <table:table-cell office:value-type="float" office:value="42929">
                <text:p>42930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882638888888889">
                <text:p>0.882638888888889</text:p>
              </table:table-cell>
              <table:table-cell office:value-type="float" office:value="0.655555555555556">
                <text:p>0.655555555555556</text:p>
              </table:table-cell>
              <table:table-cell office:value-type="float" office:value="0.226365740740741">
                <text:p>0.226365740740741</text:p>
              </table:table-cell>
              <table:table-cell office:value-type="float" office:value="0.883726851851852">
                <text:p>0.883726851851852</text:p>
              </table:table-cell>
              <table:table-cell office:value-type="float" office:value="0.657361111111111">
                <text:p>0.657361111111111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0.654166666666667">
                <text:p>0.654166666666667</text:p>
              </table:table-cell>
              <table:table-cell office:value-type="float" office:value="0.227071759259259">
                <text:p>0.227071759259259</text:p>
              </table:table-cell>
              <table:table-cell office:value-type="float" office:value="0.883171296296296">
                <text:p>0.883171296296296</text:p>
              </table:table-cell>
              <table:table-cell office:value-type="float" office:value="0.656099537037037">
                <text:p>0.656099537037037</text:p>
              </table:table-cell>
            </table:table-row>
            <table:table-row>
              <table:table-cell office:value-type="float" office:value="42931">
                <text:p>42930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0.88125">
                <text:p>0.88125</text:p>
              </table:table-cell>
              <table:table-cell office:value-type="float" office:value="0.652777777777778">
                <text:p>0.652777777777778</text:p>
              </table:table-cell>
              <table:table-cell office:value-type="float" office:value="0.227789351851852">
                <text:p>0.227789351851852</text:p>
              </table:table-cell>
              <table:table-cell office:value-type="float" office:value="0.882581018518518">
                <text:p>0.882581018518518</text:p>
              </table:table-cell>
              <table:table-cell office:value-type="float" office:value="0.654791666666667">
                <text:p>0.654791666666667</text:p>
              </table:table-cell>
            </table:table-row>
            <table:table-row>
              <table:table-cell office:value-type="float" office:value="42932">
                <text:p>42930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880555555555556">
                <text:p>0.880555555555556</text:p>
              </table:table-cell>
              <table:table-cell office:value-type="float" office:value="0.651388888888889">
                <text:p>0.651388888888889</text:p>
              </table:table-cell>
              <table:table-cell office:value-type="float" office:value="0.228530092592593">
                <text:p>0.228530092592593</text:p>
              </table:table-cell>
              <table:table-cell office:value-type="float" office:value="0.881967592592593">
                <text:p>0.881967592592593</text:p>
              </table:table-cell>
              <table:table-cell office:value-type="float" office:value="0.6534375">
                <text:p>0.6534375</text:p>
              </table:table-cell>
            </table:table-row>
            <table:table-row>
              <table:table-cell office:value-type="float" office:value="42933">
                <text:p>42930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880555555555556">
                <text:p>0.880555555555556</text:p>
              </table:table-cell>
              <table:table-cell office:value-type="float" office:value="0.650694444444444">
                <text:p>0.650694444444444</text:p>
              </table:table-cell>
              <table:table-cell office:value-type="float" office:value="0.229282407407407">
                <text:p>0.229282407407407</text:p>
              </table:table-cell>
              <table:table-cell office:value-type="float" office:value="0.881331018518519">
                <text:p>0.881331018518519</text:p>
              </table:table-cell>
              <table:table-cell office:value-type="float" office:value="0.652048611111111">
                <text:p>0.652048611111111</text:p>
              </table:table-cell>
            </table:table-row>
            <table:table-row>
              <table:table-cell office:value-type="float" office:value="42934">
                <text:p>42930</text:p>
              </table:table-cell>
              <table:table-cell office:value-type="float" office:value="0.23125">
                <text:p>0.23125</text:p>
              </table:table-cell>
              <table:table-cell office:value-type="float" office:value="0.879861111111111">
                <text:p>0.879861111111111</text:p>
              </table:table-cell>
              <table:table-cell office:value-type="float" office:value="0.648611111111111">
                <text:p>0.648611111111111</text:p>
              </table:table-cell>
              <table:table-cell office:value-type="float" office:value="0.230046296296296">
                <text:p>0.230046296296296</text:p>
              </table:table-cell>
              <table:table-cell office:value-type="float" office:value="0.880659722222222">
                <text:p>0.880659722222222</text:p>
              </table:table-cell>
              <table:table-cell office:value-type="float" office:value="0.650613425925926">
                <text:p>0.650613425925926</text:p>
              </table:table-cell>
            </table:table-row>
            <table:table-row>
              <table:table-cell office:value-type="float" office:value="42935">
                <text:p>42940</text:p>
              </table:table-cell>
              <table:table-cell office:value-type="float" office:value="0.231944444444444">
                <text:p>0.231944444444444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647222222222222">
                <text:p>0.647222222222222</text:p>
              </table:table-cell>
              <table:table-cell office:value-type="float" office:value="0.230833333333333">
                <text:p>0.230833333333333</text:p>
              </table:table-cell>
              <table:table-cell office:value-type="float" office:value="0.879976851851852">
                <text:p>0.879976851851852</text:p>
              </table:table-cell>
              <table:table-cell office:value-type="float" office:value="0.649143518518519">
                <text:p>0.649143518518519</text:p>
              </table:table-cell>
            </table:table-row>
            <table:table-row>
              <table:table-cell office:value-type="float" office:value="42936">
                <text:p>42940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878472222222222">
                <text:p>0.878472222222222</text:p>
              </table:table-cell>
              <table:table-cell office:value-type="float" office:value="0.645833333333334">
                <text:p>0.645833333333334</text:p>
              </table:table-cell>
              <table:table-cell office:value-type="float" office:value="0.23162037037037">
                <text:p>0.23162037037037</text:p>
              </table:table-cell>
              <table:table-cell office:value-type="float" office:value="0.879259259259259">
                <text:p>0.879259259259259</text:p>
              </table:table-cell>
              <table:table-cell office:value-type="float" office:value="0.647638888888889">
                <text:p>0.647638888888889</text:p>
              </table:table-cell>
            </table:table-row>
            <table:table-row>
              <table:table-cell office:value-type="float" office:value="42937">
                <text:p>4294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877777777777778">
                <text:p>0.877777777777778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232430555555556">
                <text:p>0.232430555555556</text:p>
              </table:table-cell>
              <table:table-cell office:value-type="float" office:value="0.878506944444445">
                <text:p>0.878506944444445</text:p>
              </table:table-cell>
              <table:table-cell office:value-type="float" office:value="0.646076388888889">
                <text:p>0.646076388888889</text:p>
              </table:table-cell>
            </table:table-row>
            <table:table-row>
              <table:table-cell office:value-type="float" office:value="42938">
                <text:p>42940</text:p>
              </table:table-cell>
              <table:table-cell office:value-type="float" office:value="0.234027777777778">
                <text:p>0.234027777777778</text:p>
              </table:table-cell>
              <table:table-cell office:value-type="float" office:value="0.876388888888889">
                <text:p>0.876388888888889</text:p>
              </table:table-cell>
              <table:table-cell office:value-type="float" office:value="0.642361111111111">
                <text:p>0.642361111111111</text:p>
              </table:table-cell>
              <table:table-cell office:value-type="float" office:value="0.233252314814815">
                <text:p>0.233252314814815</text:p>
              </table:table-cell>
              <table:table-cell office:value-type="float" office:value="0.877743055555555">
                <text:p>0.877743055555555</text:p>
              </table:table-cell>
              <table:table-cell office:value-type="float" office:value="0.644490740740741">
                <text:p>0.644490740740741</text:p>
              </table:table-cell>
            </table:table-row>
            <table:table-row>
              <table:table-cell office:value-type="float" office:value="42939">
                <text:p>42940</text:p>
              </table:table-cell>
              <table:table-cell office:value-type="float" office:value="0.234722222222222">
                <text:p>0.234722222222222</text:p>
              </table:table-cell>
              <table:table-cell office:value-type="float" office:value="0.875694444444444">
                <text:p>0.875694444444444</text:p>
              </table:table-cell>
              <table:table-cell office:value-type="float" office:value="0.640972222222222">
                <text:p>0.640972222222222</text:p>
              </table:table-cell>
              <table:table-cell office:value-type="float" office:value="0.234085648148148">
                <text:p>0.234085648148148</text:p>
              </table:table-cell>
              <table:table-cell office:value-type="float" office:value="0.876944444444444">
                <text:p>0.876944444444444</text:p>
              </table:table-cell>
              <table:table-cell office:value-type="float" office:value="0.642858796296296">
                <text:p>0.642858796296296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0.235416666666667">
                <text:p>0.235416666666667</text:p>
              </table:table-cell>
              <table:table-cell office:value-type="float" office:value="0.875">
                <text:p>0.875</text:p>
              </table:table-cell>
              <table:table-cell office:value-type="float" office:value="0.639583333333333">
                <text:p>0.639583333333333</text:p>
              </table:table-cell>
              <table:table-cell office:value-type="float" office:value="0.234918981481481">
                <text:p>0.234918981481481</text:p>
              </table:table-cell>
              <table:table-cell office:value-type="float" office:value="0.876122685185185">
                <text:p>0.876122685185185</text:p>
              </table:table-cell>
              <table:table-cell office:value-type="float" office:value="0.641203703703704">
                <text:p>0.641203703703704</text:p>
              </table:table-cell>
            </table:table-row>
            <table:table-row>
              <table:table-cell office:value-type="float" office:value="42941">
                <text:p>42940</text:p>
              </table:table-cell>
              <table:table-cell office:value-type="float" office:value="0.236805555555556">
                <text:p>0.236805555555556</text:p>
              </table:table-cell>
              <table:table-cell office:value-type="float" office:value="0.874305555555556">
                <text:p>0.874305555555556</text:p>
              </table:table-cell>
              <table:table-cell office:value-type="float" office:value="0.6375">
                <text:p>0.6375</text:p>
              </table:table-cell>
              <table:table-cell office:value-type="float" office:value="0.235775462962963">
                <text:p>0.235775462962963</text:p>
              </table:table-cell>
              <table:table-cell office:value-type="float" office:value="0.875289351851852">
                <text:p>0.875289351851852</text:p>
              </table:table-cell>
              <table:table-cell office:value-type="float" office:value="0.639513888888889">
                <text:p>0.639513888888889</text:p>
              </table:table-cell>
            </table:table-row>
            <table:table-row>
              <table:table-cell office:value-type="float" office:value="42942">
                <text:p>42940</text:p>
              </table:table-cell>
              <table:table-cell office:value-type="float" office:value="0.2375">
                <text:p>0.2375</text:p>
              </table:table-cell>
              <table:table-cell office:value-type="float" office:value="0.873611111111111">
                <text:p>0.873611111111111</text:p>
              </table:table-cell>
              <table:table-cell office:value-type="float" office:value="0.636111111111111">
                <text:p>0.636111111111111</text:p>
              </table:table-cell>
              <table:table-cell office:value-type="float" office:value="0.236631944444444">
                <text:p>0.236631944444444</text:p>
              </table:table-cell>
              <table:table-cell office:value-type="float" office:value="0.874421296296296">
                <text:p>0.874421296296296</text:p>
              </table:table-cell>
              <table:table-cell office:value-type="float" office:value="0.637789351851852">
                <text:p>0.637789351851852</text:p>
              </table:table-cell>
            </table:table-row>
            <table:table-row>
              <table:table-cell office:value-type="float" office:value="42943">
                <text:p>42940</text:p>
              </table:table-cell>
              <table:table-cell office:value-type="float" office:value="0.238194444444444">
                <text:p>0.238194444444444</text:p>
              </table:table-cell>
              <table:table-cell office:value-type="float" office:value="0.872222222222222">
                <text:p>0.872222222222222</text:p>
              </table:table-cell>
              <table:table-cell office:value-type="float" office:value="0.634027777777778">
                <text:p>0.634027777777778</text:p>
              </table:table-cell>
              <table:table-cell office:value-type="float" office:value="0.2375">
                <text:p>0.2375</text:p>
              </table:table-cell>
              <table:table-cell office:value-type="float" office:value="0.873530092592593">
                <text:p>0.873530092592593</text:p>
              </table:table-cell>
              <table:table-cell office:value-type="float" office:value="0.636030092592592">
                <text:p>0.636030092592592</text:p>
              </table:table-cell>
            </table:table-row>
            <table:table-row>
              <table:table-cell office:value-type="float" office:value="42944">
                <text:p>42940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871527777777778">
                <text:p>0.871527777777778</text:p>
              </table:table-cell>
              <table:table-cell office:value-type="float" office:value="0.632638888888889">
                <text:p>0.632638888888889</text:p>
              </table:table-cell>
              <table:table-cell office:value-type="float" office:value="0.23837962962963">
                <text:p>0.23837962962963</text:p>
              </table:table-cell>
              <table:table-cell office:value-type="float" office:value="0.872627314814815">
                <text:p>0.872627314814815</text:p>
              </table:table-cell>
              <table:table-cell office:value-type="float" office:value="0.634247685185185">
                <text:p>0.634247685185185</text:p>
              </table:table-cell>
            </table:table-row>
            <table:table-row>
              <table:table-cell office:value-type="float" office:value="42945">
                <text:p>42950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630555555555555">
                <text:p>0.630555555555555</text:p>
              </table:table-cell>
              <table:table-cell office:value-type="float" office:value="0.239259259259259">
                <text:p>0.239259259259259</text:p>
              </table:table-cell>
              <table:table-cell office:value-type="float" office:value="0.871689814814815">
                <text:p>0.871689814814815</text:p>
              </table:table-cell>
              <table:table-cell office:value-type="float" office:value="0.632430555555555">
                <text:p>0.632430555555555</text:p>
              </table:table-cell>
            </table:table-row>
            <table:table-row>
              <table:table-cell office:value-type="float" office:value="42946">
                <text:p>42950</text:p>
              </table:table-cell>
              <table:table-cell office:value-type="float" office:value="0.240972222222222">
                <text:p>0.240972222222222</text:p>
              </table:table-cell>
              <table:table-cell office:value-type="float" office:value="0.869444444444444">
                <text:p>0.869444444444444</text:p>
              </table:table-cell>
              <table:table-cell office:value-type="float" office:value="0.628472222222222">
                <text:p>0.628472222222222</text:p>
              </table:table-cell>
              <table:table-cell office:value-type="float" office:value="0.240150462962963">
                <text:p>0.240150462962963</text:p>
              </table:table-cell>
              <table:table-cell office:value-type="float" office:value="0.870740740740741">
                <text:p>0.870740740740741</text:p>
              </table:table-cell>
              <table:table-cell office:value-type="float" office:value="0.630590277777778">
                <text:p>0.630590277777778</text:p>
              </table:table-cell>
            </table:table-row>
            <table:table-row>
              <table:table-cell office:value-type="float" office:value="42947">
                <text:p>42950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86875">
                <text:p>0.86875</text:p>
              </table:table-cell>
              <table:table-cell office:value-type="float" office:value="0.627083333333333">
                <text:p>0.627083333333333</text:p>
              </table:table-cell>
              <table:table-cell office:value-type="float" office:value="0.241053240740741">
                <text:p>0.241053240740741</text:p>
              </table:table-cell>
              <table:table-cell office:value-type="float" office:value="0.869768518518519">
                <text:p>0.869768518518519</text:p>
              </table:table-cell>
              <table:table-cell office:value-type="float" office:value="0.628715277777778">
                <text:p>0.628715277777778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0.242361111111111">
                <text:p>0.242361111111111</text:p>
              </table:table-cell>
              <table:table-cell office:value-type="float" office:value="0.868055555555555">
                <text:p>0.868055555555555</text:p>
              </table:table-cell>
              <table:table-cell office:value-type="float" office:value="0.625694444444444">
                <text:p>0.625694444444444</text:p>
              </table:table-cell>
              <table:table-cell office:value-type="float" office:value="0.241956018518519">
                <text:p>0.241956018518519</text:p>
              </table:table-cell>
              <table:table-cell office:value-type="float" office:value="0.868773148148148">
                <text:p>0.868773148148148</text:p>
              </table:table-cell>
              <table:table-cell office:value-type="float" office:value="0.62681712962963">
                <text:p>0.62681712962963</text:p>
              </table:table-cell>
            </table:table-row>
            <table:table-row>
              <table:table-cell office:value-type="float" office:value="42949">
                <text:p>42950</text:p>
              </table:table-cell>
              <table:table-cell office:value-type="float" office:value="0.24375">
                <text:p>0.2437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22916666666667">
                <text:p>0.622916666666667</text:p>
              </table:table-cell>
              <table:table-cell office:value-type="float" office:value="0.24287037037037">
                <text:p>0.24287037037037</text:p>
              </table:table-cell>
              <table:table-cell office:value-type="float" office:value="0.867754629629629">
                <text:p>0.867754629629629</text:p>
              </table:table-cell>
              <table:table-cell office:value-type="float" office:value="0.624884259259259">
                <text:p>0.624884259259259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865972222222222">
                <text:p>0.865972222222222</text:p>
              </table:table-cell>
              <table:table-cell office:value-type="float" office:value="0.621527777777778">
                <text:p>0.621527777777778</text:p>
              </table:table-cell>
              <table:table-cell office:value-type="float" office:value="0.243784722222222">
                <text:p>0.243784722222222</text:p>
              </table:table-cell>
              <table:table-cell office:value-type="float" office:value="0.866724537037037">
                <text:p>0.866724537037037</text:p>
              </table:table-cell>
              <table:table-cell office:value-type="float" office:value="0.622939814814815">
                <text:p>0.622939814814815</text:p>
              </table:table-cell>
            </table:table-row>
            <table:table-row>
              <table:table-cell office:value-type="float" office:value="42951">
                <text:p>42950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619444444444444">
                <text:p>0.619444444444444</text:p>
              </table:table-cell>
              <table:table-cell office:value-type="float" office:value="0.244699074074074">
                <text:p>0.244699074074074</text:p>
              </table:table-cell>
              <table:table-cell office:value-type="float" office:value="0.865671296296296">
                <text:p>0.865671296296296</text:p>
              </table:table-cell>
              <table:table-cell office:value-type="float" office:value="0.620972222222222">
                <text:p>0.620972222222222</text:p>
              </table:table-cell>
            </table:table-row>
            <table:table-row>
              <table:table-cell office:value-type="float" office:value="42952">
                <text:p>42950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0.863888888888889">
                <text:p>0.863888888888889</text:p>
              </table:table-cell>
              <table:table-cell office:value-type="float" office:value="0.617361111111111">
                <text:p>0.617361111111111</text:p>
              </table:table-cell>
              <table:table-cell office:value-type="float" office:value="0.245625">
                <text:p>0.245625</text:p>
              </table:table-cell>
              <table:table-cell office:value-type="float" office:value="0.864606481481481">
                <text:p>0.864606481481481</text:p>
              </table:table-cell>
              <table:table-cell office:value-type="float" office:value="0.618981481481481">
                <text:p>0.618981481481481</text:p>
              </table:table-cell>
            </table:table-row>
            <table:table-row>
              <table:table-cell office:value-type="float" office:value="42953">
                <text:p>42950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8625">
                <text:p>0.8625</text:p>
              </table:table-cell>
              <table:table-cell office:value-type="float" office:value="0.615277777777778">
                <text:p>0.615277777777778</text:p>
              </table:table-cell>
              <table:table-cell office:value-type="float" office:value="0.246550925925926">
                <text:p>0.246550925925926</text:p>
              </table:table-cell>
              <table:table-cell office:value-type="float" office:value="0.863518518518518">
                <text:p>0.863518518518518</text:p>
              </table:table-cell>
              <table:table-cell office:value-type="float" office:value="0.616967592592593">
                <text:p>0.616967592592593</text:p>
              </table:table-cell>
            </table:table-row>
            <table:table-row>
              <table:table-cell office:value-type="float" office:value="42954">
                <text:p>42950</text:p>
              </table:table-cell>
              <table:table-cell office:value-type="float" office:value="0.247916666666667">
                <text:p>0.247916666666667</text:p>
              </table:table-cell>
              <table:table-cell office:value-type="float" office:value="0.861805555555556">
                <text:p>0.861805555555556</text:p>
              </table:table-cell>
              <table:table-cell office:value-type="float" office:value="0.613888888888889">
                <text:p>0.613888888888889</text:p>
              </table:table-cell>
              <table:table-cell office:value-type="float" office:value="0.247488425925926">
                <text:p>0.247488425925926</text:p>
              </table:table-cell>
              <table:table-cell office:value-type="float" office:value="0.862407407407407">
                <text:p>0.862407407407407</text:p>
              </table:table-cell>
              <table:table-cell office:value-type="float" office:value="0.614918981481481">
                <text:p>0.614918981481481</text:p>
              </table:table-cell>
            </table:table-row>
            <table:table-row>
              <table:table-cell office:value-type="float" office:value="42955">
                <text:p>42960</text:p>
              </table:table-cell>
              <table:table-cell office:value-type="float" office:value="0.249305555555556">
                <text:p>0.249305555555556</text:p>
              </table:table-cell>
              <table:table-cell office:value-type="float" office:value="0.860416666666667">
                <text:p>0.86041666666666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248425925925926">
                <text:p>0.248425925925926</text:p>
              </table:table-cell>
              <table:table-cell office:value-type="float" office:value="0.861284722222222">
                <text:p>0.861284722222222</text:p>
              </table:table-cell>
              <table:table-cell office:value-type="float" office:value="0.612858796296296">
                <text:p>0.612858796296296</text:p>
              </table:table-cell>
            </table:table-row>
            <table:table-row>
              <table:table-cell office:value-type="float" office:value="42956">
                <text:p>42960</text:p>
              </table:table-cell>
              <table:table-cell office:value-type="float" office:value="0.25">
                <text:p>0.25</text:p>
              </table:table-cell>
              <table:table-cell office:value-type="float" office:value="0.859027777777778">
                <text:p>0.859027777777778</text:p>
              </table:table-cell>
              <table:table-cell office:value-type="float" office:value="0.609027777777778">
                <text:p>0.609027777777778</text:p>
              </table:table-cell>
              <table:table-cell office:value-type="float" office:value="0.249363425925926">
                <text:p>0.249363425925926</text:p>
              </table:table-cell>
              <table:table-cell office:value-type="float" office:value="0.860150462962963">
                <text:p>0.860150462962963</text:p>
              </table:table-cell>
              <table:table-cell office:value-type="float" office:value="0.610787037037037">
                <text:p>0.610787037037037</text:p>
              </table:table-cell>
            </table:table-row>
            <table:table-row>
              <table:table-cell office:value-type="float" office:value="42957">
                <text:p>4296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0.250300925925926">
                <text:p>0.250300925925926</text:p>
              </table:table-cell>
              <table:table-cell office:value-type="float" office:value="0.858993055555556">
                <text:p>0.858993055555556</text:p>
              </table:table-cell>
              <table:table-cell office:value-type="float" office:value="0.60869212962963">
                <text:p>0.60869212962963</text:p>
              </table:table-cell>
            </table:table-row>
            <table:table-row>
              <table:table-cell office:value-type="float" office:value="42958">
                <text:p>42960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856944444444444">
                <text:p>0.856944444444444</text:p>
              </table:table-cell>
              <table:table-cell office:value-type="float" office:value="0.604861111111111">
                <text:p>0.604861111111111</text:p>
              </table:table-cell>
              <table:table-cell office:value-type="float" office:value="0.25125">
                <text:p>0.25125</text:p>
              </table:table-cell>
              <table:table-cell office:value-type="float" office:value="0.857824074074074">
                <text:p>0.857824074074074</text:p>
              </table:table-cell>
              <table:table-cell office:value-type="float" office:value="0.606574074074074">
                <text:p>0.606574074074074</text:p>
              </table:table-cell>
            </table:table-row>
            <table:table-row>
              <table:table-cell office:value-type="float" office:value="42959">
                <text:p>42960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0.602777777777778">
                <text:p>0.602777777777778</text:p>
              </table:table-cell>
              <table:table-cell office:value-type="float" office:value="0.252199074074074">
                <text:p>0.252199074074074</text:p>
              </table:table-cell>
              <table:table-cell office:value-type="float" office:value="0.856631944444445">
                <text:p>0.856631944444445</text:p>
              </table:table-cell>
              <table:table-cell office:value-type="float" office:value="0.604432870370371">
                <text:p>0.604432870370371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0.854861111111111">
                <text:p>0.854861111111111</text:p>
              </table:table-cell>
              <table:table-cell office:value-type="float" office:value="0.601388888888889">
                <text:p>0.601388888888889</text:p>
              </table:table-cell>
              <table:table-cell office:value-type="float" office:value="0.253148148148148">
                <text:p>0.253148148148148</text:p>
              </table:table-cell>
              <table:table-cell office:value-type="float" office:value="0.855439814814815">
                <text:p>0.855439814814815</text:p>
              </table:table-cell>
              <table:table-cell office:value-type="float" office:value="0.602291666666667">
                <text:p>0.602291666666667</text:p>
              </table:table-cell>
            </table:table-row>
            <table:table-row>
              <table:table-cell office:value-type="float" office:value="42961">
                <text:p>42960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0.853472222222222">
                <text:p>0.853472222222222</text:p>
              </table:table-cell>
              <table:table-cell office:value-type="float" office:value="0.598611111111111">
                <text:p>0.598611111111111</text:p>
              </table:table-cell>
              <table:table-cell office:value-type="float" office:value="0.254097222222222">
                <text:p>0.254097222222222</text:p>
              </table:table-cell>
              <table:table-cell office:value-type="float" office:value="0.854224537037037">
                <text:p>0.854224537037037</text:p>
              </table:table-cell>
              <table:table-cell office:value-type="float" office:value="0.600127314814815">
                <text:p>0.600127314814815</text:p>
              </table:table-cell>
            </table:table-row>
            <table:table-row>
              <table:table-cell office:value-type="float" office:value="42962">
                <text:p>4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55046296296296">
                <text:p>0.255046296296296</text:p>
              </table:table-cell>
              <table:table-cell office:value-type="float" office:value="0.852997685185185">
                <text:p>0.852997685185185</text:p>
              </table:table-cell>
              <table:table-cell office:value-type="float" office:value="0.597951388888889">
                <text:p>0.597951388888889</text:p>
              </table:table-cell>
            </table:table-row>
            <table:table-row>
              <table:table-cell office:value-type="float" office:value="42963">
                <text:p>4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5599537037037">
                <text:p>0.25599537037037</text:p>
              </table:table-cell>
              <table:table-cell office:value-type="float" office:value="0.851759259259259">
                <text:p>0.851759259259259</text:p>
              </table:table-cell>
              <table:table-cell office:value-type="float" office:value="0.595763888888889">
                <text:p>0.595763888888889</text:p>
              </table:table-cell>
            </table:table-row>
            <table:table-row>
              <table:table-cell office:value-type="float" office:value="42964">
                <text:p>42960</text:p>
              </table:table-cell>
              <table:table-cell office:value-type="float" office:value="0.257638888888889">
                <text:p>0.257638888888889</text:p>
              </table:table-cell>
              <table:table-cell office:value-type="float" office:value="0.849305555555556">
                <text:p>0.849305555555556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256944444444444">
                <text:p>0.256944444444444</text:p>
              </table:table-cell>
              <table:table-cell office:value-type="float" office:value="0.850497685185185">
                <text:p>0.850497685185185</text:p>
              </table:table-cell>
              <table:table-cell office:value-type="float" office:value="0.593553240740741">
                <text:p>0.593553240740741</text:p>
              </table:table-cell>
            </table:table-row>
            <table:table-row>
              <table:table-cell office:value-type="float" office:value="42965">
                <text:p>42970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848611111111111">
                <text:p>0.848611111111111</text:p>
              </table:table-cell>
              <table:table-cell office:value-type="float" office:value="0.590277777777778">
                <text:p>0.590277777777778</text:p>
              </table:table-cell>
              <table:table-cell office:value-type="float" office:value="0.257905092592593">
                <text:p>0.257905092592593</text:p>
              </table:table-cell>
              <table:table-cell office:value-type="float" office:value="0.849236111111111">
                <text:p>0.849236111111111</text:p>
              </table:table-cell>
              <table:table-cell office:value-type="float" office:value="0.591331018518519">
                <text:p>0.591331018518519</text:p>
              </table:table-cell>
            </table:table-row>
            <table:table-row>
              <table:table-cell office:value-type="float" office:value="42966">
                <text:p>42970</text:p>
              </table:table-cell>
              <table:table-cell office:value-type="float" office:value="0.259722222222222">
                <text:p>0.259722222222222</text:p>
              </table:table-cell>
              <table:table-cell office:value-type="float" office:value="0.847222222222222">
                <text:p>0.847222222222222</text:p>
              </table:table-cell>
              <table:table-cell office:value-type="float" office:value="0.5875">
                <text:p>0.5875</text:p>
              </table:table-cell>
              <table:table-cell office:value-type="float" office:value="0.258854166666667">
                <text:p>0.258854166666667</text:p>
              </table:table-cell>
              <table:table-cell office:value-type="float" office:value="0.847951388888889">
                <text:p>0.847951388888889</text:p>
              </table:table-cell>
              <table:table-cell office:value-type="float" office:value="0.589097222222222">
                <text:p>0.589097222222222</text:p>
              </table:table-cell>
            </table:table-row>
            <table:table-row>
              <table:table-cell office:value-type="float" office:value="42967">
                <text:p>42970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0.845833333333333">
                <text:p>0.845833333333333</text:p>
              </table:table-cell>
              <table:table-cell office:value-type="float" office:value="0.585416666666667">
                <text:p>0.585416666666667</text:p>
              </table:table-cell>
              <table:table-cell office:value-type="float" office:value="0.259803240740741">
                <text:p>0.259803240740741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586863425925926">
                <text:p>0.586863425925926</text:p>
              </table:table-cell>
            </table:table-row>
            <table:table-row>
              <table:table-cell office:value-type="float" office:value="42968">
                <text:p>42970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260763888888889">
                <text:p>0.260763888888889</text:p>
              </table:table-cell>
              <table:table-cell office:value-type="float" office:value="0.84537037037037">
                <text:p>0.84537037037037</text:p>
              </table:table-cell>
              <table:table-cell office:value-type="float" office:value="0.584606481481481">
                <text:p>0.584606481481481</text:p>
              </table:table-cell>
            </table:table-row>
            <table:table-row>
              <table:table-cell office:value-type="float" office:value="42969">
                <text:p>42970</text:p>
              </table:table-cell>
              <table:table-cell office:value-type="float" office:value="0.2625">
                <text:p>0.2625</text:p>
              </table:table-cell>
              <table:table-cell office:value-type="float" office:value="0.843055555555556">
                <text:p>0.843055555555556</text:p>
              </table:table-cell>
              <table:table-cell office:value-type="float" office:value="0.580555555555555">
                <text:p>0.580555555555555</text:p>
              </table:table-cell>
              <table:table-cell office:value-type="float" office:value="0.261712962962963">
                <text:p>0.261712962962963</text:p>
              </table:table-cell>
              <table:table-cell office:value-type="float" office:value="0.844050925925926">
                <text:p>0.844050925925926</text:p>
              </table:table-cell>
              <table:table-cell office:value-type="float" office:value="0.582337962962963">
                <text:p>0.582337962962963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0.263194444444444">
                <text:p>0.263194444444444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578472222222222">
                <text:p>0.578472222222222</text:p>
              </table:table-cell>
              <table:table-cell office:value-type="float" office:value="0.262673611111111">
                <text:p>0.262673611111111</text:p>
              </table:table-cell>
              <table:table-cell office:value-type="float" office:value="0.842731481481481">
                <text:p>0.842731481481481</text:p>
              </table:table-cell>
              <table:table-cell office:value-type="float" office:value="0.58005787037037">
                <text:p>0.58005787037037</text:p>
              </table:table-cell>
            </table:table-row>
            <table:table-row>
              <table:table-cell office:value-type="float" office:value="42971">
                <text:p>42970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840277777777778">
                <text:p>0.840277777777778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263622685185185">
                <text:p>0.263622685185185</text:p>
              </table:table-cell>
              <table:table-cell office:value-type="float" office:value="0.841400462962963">
                <text:p>0.841400462962963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float" office:value="42972">
                <text:p>42970</text:p>
              </table:table-cell>
              <table:table-cell office:value-type="float" office:value="0.265277777777778">
                <text:p>0.265277777777778</text:p>
              </table:table-cell>
              <table:table-cell office:value-type="float" office:value="0.839583333333333">
                <text:p>0.839583333333333</text:p>
              </table:table-cell>
              <table:table-cell office:value-type="float" office:value="0.574305555555555">
                <text:p>0.574305555555555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840069444444445">
                <text:p>0.840069444444445</text:p>
              </table:table-cell>
              <table:table-cell office:value-type="float" office:value="0.575486111111111">
                <text:p>0.575486111111111</text:p>
              </table:table-cell>
            </table:table-row>
            <table:table-row>
              <table:table-cell office:value-type="float" office:value="42973">
                <text:p>42970</text:p>
              </table:table-cell>
              <table:table-cell office:value-type="float" office:value="0.265972222222222">
                <text:p>0.265972222222222</text:p>
              </table:table-cell>
              <table:table-cell office:value-type="float" office:value="0.838194444444444">
                <text:p>0.838194444444444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0.265532407407407">
                <text:p>0.265532407407407</text:p>
              </table:table-cell>
              <table:table-cell office:value-type="float" office:value="0.838715277777778">
                <text:p>0.838715277777778</text:p>
              </table:table-cell>
              <table:table-cell office:value-type="float" office:value="0.57318287037037">
                <text:p>0.57318287037037</text:p>
              </table:table-cell>
            </table:table-row>
            <table:table-row>
              <table:table-cell office:value-type="float" office:value="42974">
                <text:p>42970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0.836805555555555">
                <text:p>0.836805555555555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0.266493055555555">
                <text:p>0.266493055555555</text:p>
              </table:table-cell>
              <table:table-cell office:value-type="float" office:value="0.837361111111111">
                <text:p>0.837361111111111</text:p>
              </table:table-cell>
              <table:table-cell office:value-type="float" office:value="0.570868055555556">
                <text:p>0.570868055555556</text:p>
              </table:table-cell>
            </table:table-row>
            <table:table-row>
              <table:table-cell office:value-type="float" office:value="42975">
                <text:p>42980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0.835416666666667">
                <text:p>0.835416666666667</text:p>
              </table:table-cell>
              <table:table-cell office:value-type="float" office:value="0.567361111111111">
                <text:p>0.567361111111111</text:p>
              </table:table-cell>
              <table:table-cell office:value-type="float" office:value="0.26744212962963">
                <text:p>0.26744212962963</text:p>
              </table:table-cell>
              <table:table-cell office:value-type="float" office:value="0.83599537037037">
                <text:p>0.83599537037037</text:p>
              </table:table-cell>
              <table:table-cell office:value-type="float" office:value="0.568553240740741">
                <text:p>0.568553240740741</text:p>
              </table:table-cell>
            </table:table-row>
            <table:table-row>
              <table:table-cell office:value-type="float" office:value="42976">
                <text:p>42980</text:p>
              </table:table-cell>
              <table:table-cell office:value-type="float" office:value="0.26875">
                <text:p>0.26875</text:p>
              </table:table-cell>
              <table:table-cell office:value-type="float" office:value="0.834027777777778">
                <text:p>0.834027777777778</text:p>
              </table:table-cell>
              <table:table-cell office:value-type="float" office:value="0.565277777777778">
                <text:p>0.565277777777778</text:p>
              </table:table-cell>
              <table:table-cell office:value-type="float" office:value="0.268391203703704">
                <text:p>0.268391203703704</text:p>
              </table:table-cell>
              <table:table-cell office:value-type="float" office:value="0.834618055555556">
                <text:p>0.834618055555556</text:p>
              </table:table-cell>
              <table:table-cell office:value-type="float" office:value="0.566226851851852">
                <text:p>0.566226851851852</text:p>
              </table:table-cell>
            </table:table-row>
            <table:table-row>
              <table:table-cell office:value-type="float" office:value="42977">
                <text:p>42980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832638888888889">
                <text:p>0.832638888888889</text:p>
              </table:table-cell>
              <table:table-cell office:value-type="float" office:value="0.5625">
                <text:p>0.5625</text:p>
              </table:table-cell>
              <table:table-cell office:value-type="float" office:value="0.269351851851852">
                <text:p>0.269351851851852</text:p>
              </table:table-cell>
              <table:table-cell office:value-type="float" office:value="0.833240740740741">
                <text:p>0.833240740740741</text:p>
              </table:table-cell>
              <table:table-cell office:value-type="float" office:value="0.563888888888889">
                <text:p>0.563888888888889</text:p>
              </table:table-cell>
            </table:table-row>
            <table:table-row>
              <table:table-cell office:value-type="float" office:value="42978">
                <text:p>42980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83125">
                <text:p>0.83125</text:p>
              </table:table-cell>
              <table:table-cell office:value-type="float" office:value="0.560416666666667">
                <text:p>0.560416666666667</text:p>
              </table:table-cell>
              <table:table-cell office:value-type="float" office:value="0.270300925925926">
                <text:p>0.270300925925926</text:p>
              </table:table-cell>
              <table:table-cell office:value-type="float" office:value="0.831851851851852">
                <text:p>0.831851851851852</text:p>
              </table:table-cell>
              <table:table-cell office:value-type="float" office:value="0.561550925925926">
                <text:p>0.561550925925926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0.271527777777778">
                <text:p>0.271527777777778</text:p>
              </table:table-cell>
              <table:table-cell office:value-type="float" office:value="0.829861111111111">
                <text:p>0.829861111111111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0.27125">
                <text:p>0.27125</text:p>
              </table:table-cell>
              <table:table-cell office:value-type="float" office:value="0.830451388888889">
                <text:p>0.830451388888889</text:p>
              </table:table-cell>
              <table:table-cell office:value-type="float" office:value="0.559201388888889">
                <text:p>0.559201388888889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72199074074074">
                <text:p>0.272199074074074</text:p>
              </table:table-cell>
              <table:table-cell office:value-type="float" office:value="0.829050925925926">
                <text:p>0.829050925925926</text:p>
              </table:table-cell>
              <table:table-cell office:value-type="float" office:value="0.556851851851852">
                <text:p>0.556851851851852</text:p>
              </table:table-cell>
            </table:table-row>
            <table:table-row>
              <table:table-cell office:value-type="float" office:value="42981">
                <text:p>42980</text:p>
              </table:table-cell>
              <table:table-cell office:value-type="float" office:value="0.273611111111111">
                <text:p>0.273611111111111</text:p>
              </table:table-cell>
              <table:table-cell office:value-type="float" office:value="0.827083333333333">
                <text:p>0.827083333333333</text:p>
              </table:table-cell>
              <table:table-cell office:value-type="float" office:value="0.553472222222222">
                <text:p>0.553472222222222</text:p>
              </table:table-cell>
              <table:table-cell office:value-type="float" office:value="0.273159722222222">
                <text:p>0.273159722222222</text:p>
              </table:table-cell>
              <table:table-cell office:value-type="float" office:value="0.827650462962963">
                <text:p>0.827650462962963</text:p>
              </table:table-cell>
              <table:table-cell office:value-type="float" office:value="0.554490740740741">
                <text:p>0.554490740740741</text:p>
              </table:table-cell>
            </table:table-row>
            <table:table-row>
              <table:table-cell office:value-type="float" office:value="42982">
                <text:p>42980</text:p>
              </table:table-cell>
              <table:table-cell office:value-type="float" office:value="0.275">
                <text:p>0.275</text:p>
              </table:table-cell>
              <table:table-cell office:value-type="float" office:value="0.825694444444444">
                <text:p>0.825694444444444</text:p>
              </table:table-cell>
              <table:table-cell office:value-type="float" office:value="0.550694444444444">
                <text:p>0.550694444444444</text:p>
              </table:table-cell>
              <table:table-cell office:value-type="float" office:value="0.274108796296296">
                <text:p>0.274108796296296</text:p>
              </table:table-cell>
              <table:table-cell office:value-type="float" office:value="0.826238425925926">
                <text:p>0.826238425925926</text:p>
              </table:table-cell>
              <table:table-cell office:value-type="float" office:value="0.55212962962963">
                <text:p>0.55212962962963</text:p>
              </table:table-cell>
            </table:table-row>
            <table:table-row>
              <table:table-cell office:value-type="float" office:value="42983">
                <text:p>42980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0.824305555555556">
                <text:p>0.824305555555556</text:p>
              </table:table-cell>
              <table:table-cell office:value-type="float" office:value="0.548611111111111">
                <text:p>0.548611111111111</text:p>
              </table:table-cell>
              <table:table-cell office:value-type="float" office:value="0.27505787037037">
                <text:p>0.27505787037037</text:p>
              </table:table-cell>
              <table:table-cell office:value-type="float" office:value="0.824814814814815">
                <text:p>0.824814814814815</text:p>
              </table:table-cell>
              <table:table-cell office:value-type="float" office:value="0.549756944444444">
                <text:p>0.549756944444444</text:p>
              </table:table-cell>
            </table:table-row>
            <table:table-row>
              <table:table-cell office:value-type="float" office:value="42984">
                <text:p>42980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0.546527777777778">
                <text:p>0.546527777777778</text:p>
              </table:table-cell>
              <table:table-cell office:value-type="float" office:value="0.276006944444444">
                <text:p>0.276006944444444</text:p>
              </table:table-cell>
              <table:table-cell office:value-type="float" office:value="0.823391203703704">
                <text:p>0.823391203703704</text:p>
              </table:table-cell>
              <table:table-cell office:value-type="float" office:value="0.547384259259259">
                <text:p>0.547384259259259</text:p>
              </table:table-cell>
            </table:table-row>
            <table:table-row>
              <table:table-cell office:value-type="float" office:value="42985">
                <text:p>42990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821527777777778">
                <text:p>0.821527777777778</text:p>
              </table:table-cell>
              <table:table-cell office:value-type="float" office:value="0.54375">
                <text:p>0.54375</text:p>
              </table:table-cell>
              <table:table-cell office:value-type="float" office:value="0.276956018518519">
                <text:p>0.276956018518519</text:p>
              </table:table-cell>
              <table:table-cell office:value-type="float" office:value="0.821967592592593">
                <text:p>0.821967592592593</text:p>
              </table:table-cell>
              <table:table-cell office:value-type="float" office:value="0.545011574074074">
                <text:p>0.545011574074074</text:p>
              </table:table-cell>
            </table:table-row>
            <table:table-row>
              <table:table-cell office:value-type="float" office:value="42986">
                <text:p>42990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0.820138888888889">
                <text:p>0.820138888888889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277916666666667">
                <text:p>0.277916666666667</text:p>
              </table:table-cell>
              <table:table-cell office:value-type="float" office:value="0.820543981481481">
                <text:p>0.820543981481481</text:p>
              </table:table-cell>
              <table:table-cell office:value-type="float" office:value="0.542627314814815">
                <text:p>0.542627314814815</text:p>
              </table:table-cell>
            </table:table-row>
            <table:table-row>
              <table:table-cell office:value-type="float" office:value="42987">
                <text:p>42990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818055555555556">
                <text:p>0.818055555555556</text:p>
              </table:table-cell>
              <table:table-cell office:value-type="float" office:value="0.538888888888889">
                <text:p>0.538888888888889</text:p>
              </table:table-cell>
              <table:table-cell office:value-type="float" office:value="0.278865740740741">
                <text:p>0.278865740740741</text:p>
              </table:table-cell>
              <table:table-cell office:value-type="float" office:value="0.819108796296296">
                <text:p>0.819108796296296</text:p>
              </table:table-cell>
              <table:table-cell office:value-type="float" office:value="0.540243055555556">
                <text:p>0.540243055555556</text:p>
              </table:table-cell>
            </table:table-row>
            <table:table-row>
              <table:table-cell office:value-type="float" office:value="42988">
                <text:p>42990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536111111111111">
                <text:p>0.536111111111111</text:p>
              </table:table-cell>
              <table:table-cell office:value-type="float" office:value="0.279814814814815">
                <text:p>0.279814814814815</text:p>
              </table:table-cell>
              <table:table-cell office:value-type="float" office:value="0.817662037037037">
                <text:p>0.817662037037037</text:p>
              </table:table-cell>
              <table:table-cell office:value-type="float" office:value="0.537847222222222">
                <text:p>0.537847222222222</text:p>
              </table:table-cell>
            </table:table-row>
            <table:table-row>
              <table:table-cell office:value-type="float" office:value="42989">
                <text:p>42990</text:p>
              </table:table-cell>
              <table:table-cell office:value-type="float" office:value="0.28125">
                <text:p>0.28125</text:p>
              </table:table-cell>
              <table:table-cell office:value-type="float" office:value="0.815277777777778">
                <text:p>0.815277777777778</text:p>
              </table:table-cell>
              <table:table-cell office:value-type="float" office:value="0.534027777777778">
                <text:p>0.534027777777778</text:p>
              </table:table-cell>
              <table:table-cell office:value-type="float" office:value="0.280763888888889">
                <text:p>0.280763888888889</text:p>
              </table:table-cell>
              <table:table-cell office:value-type="float" office:value="0.816226851851852">
                <text:p>0.816226851851852</text:p>
              </table:table-cell>
              <table:table-cell office:value-type="float" office:value="0.535462962962963">
                <text:p>0.535462962962963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813888888888889">
                <text:p>0.813888888888889</text:p>
              </table:table-cell>
              <table:table-cell office:value-type="float" office:value="0.53125">
                <text:p>0.53125</text:p>
              </table:table-cell>
              <table:table-cell office:value-type="float" office:value="0.281712962962963">
                <text:p>0.281712962962963</text:p>
              </table:table-cell>
              <table:table-cell office:value-type="float" office:value="0.814780092592592">
                <text:p>0.814780092592592</text:p>
              </table:table-cell>
              <table:table-cell office:value-type="float" office:value="0.53306712962963">
                <text:p>0.53306712962963</text:p>
              </table:table-cell>
            </table:table-row>
            <table:table-row>
              <table:table-cell office:value-type="float" office:value="42991">
                <text:p>42990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8125">
                <text:p>0.8125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0.282673611111111">
                <text:p>0.282673611111111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530659722222222">
                <text:p>0.530659722222222</text:p>
              </table:table-cell>
            </table:table-row>
            <table:table-row>
              <table:table-cell office:value-type="float" office:value="42992">
                <text:p>42990</text:p>
              </table:table-cell>
              <table:table-cell office:value-type="float" office:value="0.284027777777778">
                <text:p>0.284027777777778</text:p>
              </table:table-cell>
              <table:table-cell office:value-type="float" office:value="0.811111111111111">
                <text:p>0.811111111111111</text:p>
              </table:table-cell>
              <table:table-cell office:value-type="float" office:value="0.527083333333333">
                <text:p>0.527083333333333</text:p>
              </table:table-cell>
              <table:table-cell office:value-type="float" office:value="0.283622685185185">
                <text:p>0.283622685185185</text:p>
              </table:table-cell>
              <table:table-cell office:value-type="float" office:value="0.811886574074074">
                <text:p>0.811886574074074</text:p>
              </table:table-cell>
              <table:table-cell office:value-type="float" office:value="0.528263888888889">
                <text:p>0.528263888888889</text:p>
              </table:table-cell>
            </table:table-row>
            <table:table-row>
              <table:table-cell office:value-type="float" office:value="42993">
                <text:p>42990</text:p>
              </table:table-cell>
              <table:table-cell office:value-type="float" office:value="0.285416666666667">
                <text:p>0.285416666666667</text:p>
              </table:table-cell>
              <table:table-cell office:value-type="float" office:value="0.809722222222222">
                <text:p>0.809722222222222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0.284571759259259">
                <text:p>0.284571759259259</text:p>
              </table:table-cell>
              <table:table-cell office:value-type="float" office:value="0.810439814814815">
                <text:p>0.810439814814815</text:p>
              </table:table-cell>
              <table:table-cell office:value-type="float" office:value="0.525868055555555">
                <text:p>0.525868055555555</text:p>
              </table:table-cell>
            </table:table-row>
            <table:table-row>
              <table:table-cell office:value-type="float" office:value="42994">
                <text:p>42990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808333333333333">
                <text:p>0.808333333333333</text:p>
              </table:table-cell>
              <table:table-cell office:value-type="float" office:value="0.522222222222222">
                <text:p>0.522222222222222</text:p>
              </table:table-cell>
              <table:table-cell office:value-type="float" office:value="0.285532407407407">
                <text:p>0.285532407407407</text:p>
              </table:table-cell>
              <table:table-cell office:value-type="float" office:value="0.808993055555555">
                <text:p>0.808993055555555</text:p>
              </table:table-cell>
              <table:table-cell office:value-type="float" office:value="0.523460648148148">
                <text:p>0.523460648148148</text:p>
              </table:table-cell>
            </table:table-row>
            <table:table-row>
              <table:table-cell office:value-type="float" office:value="42995">
                <text:p>4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86481481481481">
                <text:p>0.286481481481481</text:p>
              </table:table-cell>
              <table:table-cell office:value-type="float" office:value="0.807534722222222">
                <text:p>0.807534722222222</text:p>
              </table:table-cell>
              <table:table-cell office:value-type="float" office:value="0.521053240740741">
                <text:p>0.521053240740741</text:p>
              </table:table-cell>
            </table:table-row>
            <table:table-row>
              <table:table-cell office:value-type="float" office:value="42996">
                <text:p>4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8744212962963">
                <text:p>0.28744212962963</text:p>
              </table:table-cell>
              <table:table-cell office:value-type="float" office:value="0.806087962962963">
                <text:p>0.806087962962963</text:p>
              </table:table-cell>
              <table:table-cell office:value-type="float" office:value="0.518645833333333">
                <text:p>0.518645833333333</text:p>
              </table:table-cell>
            </table:table-row>
            <table:table-row>
              <table:table-cell office:value-type="float" office:value="42997">
                <text:p>43000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804166666666667">
                <text:p>0.804166666666667</text:p>
              </table:table-cell>
              <table:table-cell office:value-type="float" office:value="0.515277777777778">
                <text:p>0.515277777777778</text:p>
              </table:table-cell>
              <table:table-cell office:value-type="float" office:value="0.288402777777778">
                <text:p>0.288402777777778</text:p>
              </table:table-cell>
              <table:table-cell office:value-type="float" office:value="0.804629629629629">
                <text:p>0.804629629629629</text:p>
              </table:table-cell>
              <table:table-cell office:value-type="float" office:value="0.516226851851852">
                <text:p>0.516226851851852</text:p>
              </table:table-cell>
            </table:table-row>
            <table:table-row>
              <table:table-cell office:value-type="float" office:value="42998">
                <text:p>43000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802777777777778">
                <text:p>0.802777777777778</text:p>
              </table:table-cell>
              <table:table-cell office:value-type="float" office:value="0.5125">
                <text:p>0.5125</text:p>
              </table:table-cell>
              <table:table-cell office:value-type="float" office:value="0.289351851851852">
                <text:p>0.289351851851852</text:p>
              </table:table-cell>
              <table:table-cell office:value-type="float" office:value="0.80318287037037">
                <text:p>0.80318287037037</text:p>
              </table:table-cell>
              <table:table-cell office:value-type="float" office:value="0.513831018518519">
                <text:p>0.513831018518519</text:p>
              </table:table-cell>
            </table:table-row>
            <table:table-row>
              <table:table-cell office:value-type="float" office:value="42999">
                <text:p>4300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799305555555556">
                <text:p>0.799305555555556</text:p>
              </table:table-cell>
              <table:table-cell office:value-type="float" office:value="0.507638888888889">
                <text:p>0.507638888888889</text:p>
              </table:table-cell>
              <table:table-cell office:value-type="float" office:value="0.2903125">
                <text:p>0.2903125</text:p>
              </table:table-cell>
              <table:table-cell office:value-type="float" office:value="0.801736111111111">
                <text:p>0.801736111111111</text:p>
              </table:table-cell>
              <table:table-cell office:value-type="float" office:value="0.511423611111111">
                <text:p>0.51142361111111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797916666666667">
                <text:p>0.797916666666667</text:p>
              </table:table-cell>
              <table:table-cell office:value-type="float" office:value="0.504861111111111">
                <text:p>0.504861111111111</text:p>
              </table:table-cell>
              <table:table-cell office:value-type="float" office:value="0.291273148148148">
                <text:p>0.291273148148148</text:p>
              </table:table-cell>
              <table:table-cell office:value-type="float" office:value="0.800277777777778">
                <text:p>0.800277777777778</text:p>
              </table:table-cell>
              <table:table-cell office:value-type="float" office:value="0.50900462962963">
                <text:p>0.50900462962963</text:p>
              </table:table-cell>
            </table:table-row>
            <table:table-row>
              <table:table-cell office:value-type="float" office:value="43001">
                <text:p>43000</text:p>
              </table:table-cell>
              <table:table-cell office:value-type="float" office:value="0.29375">
                <text:p>0.29375</text:p>
              </table:table-cell>
              <table:table-cell office:value-type="float" office:value="0.796527777777778">
                <text:p>0.796527777777778</text:p>
              </table:table-cell>
              <table:table-cell office:value-type="float" office:value="0.502777777777778">
                <text:p>0.502777777777778</text:p>
              </table:table-cell>
              <table:table-cell office:value-type="float" office:value="0.292233796296296">
                <text:p>0.292233796296296</text:p>
              </table:table-cell>
              <table:table-cell office:value-type="float" office:value="0.798831018518519">
                <text:p>0.798831018518519</text:p>
              </table:table-cell>
              <table:table-cell office:value-type="float" office:value="0.506597222222222">
                <text:p>0.506597222222222</text:p>
              </table:table-cell>
            </table:table-row>
            <table:table-row>
              <table:table-cell office:value-type="float" office:value="43002">
                <text:p>43000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795138888888889">
                <text:p>0.795138888888889</text:p>
              </table:table-cell>
              <table:table-cell office:value-type="float" office:value="0.5">
                <text:p>0.5</text:p>
              </table:table-cell>
              <table:table-cell office:value-type="float" office:value="0.293206018518518">
                <text:p>0.293206018518518</text:p>
              </table:table-cell>
              <table:table-cell office:value-type="float" office:value="0.797384259259259">
                <text:p>0.797384259259259</text:p>
              </table:table-cell>
              <table:table-cell office:value-type="float" office:value="0.50417824074074">
                <text:p>0.50417824074074</text:p>
              </table:table-cell>
            </table:table-row>
            <table:table-row>
              <table:table-cell office:value-type="float" office:value="43003">
                <text:p>43000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79375">
                <text:p>0.79375</text:p>
              </table:table-cell>
              <table:table-cell office:value-type="float" office:value="0.497916666666667">
                <text:p>0.497916666666667</text:p>
              </table:table-cell>
              <table:table-cell office:value-type="float" office:value="0.294166666666667">
                <text:p>0.294166666666667</text:p>
              </table:table-cell>
              <table:table-cell office:value-type="float" office:value="0.7959375">
                <text:p>0.7959375</text:p>
              </table:table-cell>
              <table:table-cell office:value-type="float" office:value="0.501770833333333">
                <text:p>0.501770833333333</text:p>
              </table:table-cell>
            </table:table-row>
            <table:table-row>
              <table:table-cell office:value-type="float" office:value="43004">
                <text:p>43000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0.792361111111111">
                <text:p>0.792361111111111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794490740740741">
                <text:p>0.794490740740741</text:p>
              </table:table-cell>
              <table:table-cell office:value-type="float" office:value="0.499351851851852">
                <text:p>0.499351851851852</text:p>
              </table:table-cell>
            </table:table-row>
            <table:table-row>
              <table:table-cell office:value-type="float" office:value="43005">
                <text:p>43010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790972222222222">
                <text:p>0.790972222222222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296111111111111">
                <text:p>0.296111111111111</text:p>
              </table:table-cell>
              <table:table-cell office:value-type="float" office:value="0.793055555555556">
                <text:p>0.793055555555556</text:p>
              </table:table-cell>
              <table:table-cell office:value-type="float" office:value="0.496944444444445">
                <text:p>0.496944444444445</text:p>
              </table:table-cell>
            </table:table-row>
            <table:table-row>
              <table:table-cell office:value-type="float" office:value="43006">
                <text:p>43010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789583333333333">
                <text:p>0.789583333333333</text:p>
              </table:table-cell>
              <table:table-cell office:value-type="float" office:value="0.490972222222222">
                <text:p>0.490972222222222</text:p>
              </table:table-cell>
              <table:table-cell office:value-type="float" office:value="0.297083333333333">
                <text:p>0.297083333333333</text:p>
              </table:table-cell>
              <table:table-cell office:value-type="float" office:value="0.79162037037037">
                <text:p>0.79162037037037</text:p>
              </table:table-cell>
              <table:table-cell office:value-type="float" office:value="0.494537037037037">
                <text:p>0.494537037037037</text:p>
              </table:table-cell>
            </table:table-row>
            <table:table-row>
              <table:table-cell office:value-type="float" office:value="43007">
                <text:p>43010</text:p>
              </table:table-cell>
              <table:table-cell office:value-type="float" office:value="0.3">
                <text:p>0.3</text:p>
              </table:table-cell>
              <table:table-cell office:value-type="float" office:value="0.788194444444444">
                <text:p>0.788194444444444</text:p>
              </table:table-cell>
              <table:table-cell office:value-type="float" office:value="0.488194444444444">
                <text:p>0.488194444444444</text:p>
              </table:table-cell>
              <table:table-cell office:value-type="float" office:value="0.298055555555556">
                <text:p>0.298055555555556</text:p>
              </table:table-cell>
              <table:table-cell office:value-type="float" office:value="0.790185185185185">
                <text:p>0.790185185185185</text:p>
              </table:table-cell>
              <table:table-cell office:value-type="float" office:value="0.49212962962963">
                <text:p>0.49212962962963</text:p>
              </table:table-cell>
            </table:table-row>
            <table:table-row>
              <table:table-cell office:value-type="float" office:value="43008">
                <text:p>43010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786805555555556">
                <text:p>0.786805555555556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299027777777778">
                <text:p>0.299027777777778</text:p>
              </table:table-cell>
              <table:table-cell office:value-type="float" office:value="0.78875">
                <text:p>0.78875</text:p>
              </table:table-cell>
              <table:table-cell office:value-type="float" office:value="0.489722222222222">
                <text:p>0.489722222222222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0.785416666666667">
                <text:p>0.785416666666667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300011574074074">
                <text:p>0.300011574074074</text:p>
              </table:table-cell>
              <table:table-cell office:value-type="float" office:value="0.787326388888889">
                <text:p>0.787326388888889</text:p>
              </table:table-cell>
              <table:table-cell office:value-type="float" office:value="0.487314814814815">
                <text:p>0.487314814814815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784027777777778">
                <text:p>0.784027777777778</text:p>
              </table:table-cell>
              <table:table-cell office:value-type="float" office:value="0.48125">
                <text:p>0.48125</text:p>
              </table:table-cell>
              <table:table-cell office:value-type="float" office:value="0.30099537037037">
                <text:p>0.30099537037037</text:p>
              </table:table-cell>
              <table:table-cell office:value-type="float" office:value="0.785902777777778">
                <text:p>0.785902777777778</text:p>
              </table:table-cell>
              <table:table-cell office:value-type="float" office:value="0.484907407407407">
                <text:p>0.484907407407407</text:p>
              </table:table-cell>
            </table:table-row>
            <table:table-row>
              <table:table-cell office:value-type="float" office:value="43011">
                <text:p>43010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784027777777778">
                <text:p>0.784027777777778</text:p>
              </table:table-cell>
              <table:table-cell office:value-type="float" office:value="0.48125">
                <text:p>0.48125</text:p>
              </table:table-cell>
              <table:table-cell office:value-type="float" office:value="0.301979166666667">
                <text:p>0.301979166666667</text:p>
              </table:table-cell>
              <table:table-cell office:value-type="float" office:value="0.784490740740741">
                <text:p>0.784490740740741</text:p>
              </table:table-cell>
              <table:table-cell office:value-type="float" office:value="0.482511574074074">
                <text:p>0.482511574074074</text:p>
              </table:table-cell>
            </table:table-row>
            <table:table-row>
              <table:table-cell office:value-type="float" office:value="43012">
                <text:p>43010</text:p>
              </table:table-cell>
              <table:table-cell office:value-type="float" office:value="0.303472222222222">
                <text:p>0.303472222222222</text:p>
              </table:table-cell>
              <table:table-cell office:value-type="float" office:value="0.782638888888889">
                <text:p>0.782638888888889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302962962962963">
                <text:p>0.302962962962963</text:p>
              </table:table-cell>
              <table:table-cell office:value-type="float" office:value="0.783078703703704">
                <text:p>0.783078703703704</text:p>
              </table:table-cell>
              <table:table-cell office:value-type="float" office:value="0.480115740740741">
                <text:p>0.480115740740741</text:p>
              </table:table-cell>
            </table:table-row>
            <table:table-row>
              <table:table-cell office:value-type="float" office:value="43013">
                <text:p>43010</text:p>
              </table:table-cell>
              <table:table-cell office:value-type="float" office:value="0.304861111111111">
                <text:p>0.304861111111111</text:p>
              </table:table-cell>
              <table:table-cell office:value-type="float" office:value="0.78125">
                <text:p>0.78125</text:p>
              </table:table-cell>
              <table:table-cell office:value-type="float" office:value="0.476388888888889">
                <text:p>0.476388888888889</text:p>
              </table:table-cell>
              <table:table-cell office:value-type="float" office:value="0.303958333333333">
                <text:p>0.303958333333333</text:p>
              </table:table-cell>
              <table:table-cell office:value-type="float" office:value="0.781666666666667">
                <text:p>0.781666666666667</text:p>
              </table:table-cell>
              <table:table-cell office:value-type="float" office:value="0.477708333333333">
                <text:p>0.477708333333333</text:p>
              </table:table-cell>
            </table:table-row>
            <table:table-row>
              <table:table-cell office:value-type="float" office:value="43014">
                <text:p>43010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0.779861111111111">
                <text:p>0.779861111111111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304953703703704">
                <text:p>0.304953703703704</text:p>
              </table:table-cell>
              <table:table-cell office:value-type="float" office:value="0.780266203703704">
                <text:p>0.780266203703704</text:p>
              </table:table-cell>
              <table:table-cell office:value-type="float" office:value="0.4753125">
                <text:p>0.4753125</text:p>
              </table:table-cell>
            </table:table-row>
            <table:table-row>
              <table:table-cell office:value-type="float" office:value="43015">
                <text:p>43020</text:p>
              </table:table-cell>
              <table:table-cell office:value-type="float" office:value="0.306944444444444">
                <text:p>0.306944444444444</text:p>
              </table:table-cell>
              <table:table-cell office:value-type="float" office:value="0.778472222222222">
                <text:p>0.778472222222222</text:p>
              </table:table-cell>
              <table:table-cell office:value-type="float" office:value="0.471527777777778">
                <text:p>0.471527777777778</text:p>
              </table:table-cell>
              <table:table-cell office:value-type="float" office:value="0.305949074074074">
                <text:p>0.305949074074074</text:p>
              </table:table-cell>
              <table:table-cell office:value-type="float" office:value="0.778877314814815">
                <text:p>0.778877314814815</text:p>
              </table:table-cell>
              <table:table-cell office:value-type="float" office:value="0.472928240740741">
                <text:p>0.472928240740741</text:p>
              </table:table-cell>
            </table:table-row>
            <table:table-row>
              <table:table-cell office:value-type="float" office:value="43016">
                <text:p>43020</text:p>
              </table:table-cell>
              <table:table-cell office:value-type="float" office:value="0.307638888888889">
                <text:p>0.307638888888889</text:p>
              </table:table-cell>
              <table:table-cell office:value-type="float" office:value="0.777083333333333">
                <text:p>0.777083333333333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306956018518518">
                <text:p>0.306956018518518</text:p>
              </table:table-cell>
              <table:table-cell office:value-type="float" office:value="0.777488425925926">
                <text:p>0.777488425925926</text:p>
              </table:table-cell>
              <table:table-cell office:value-type="float" office:value="0.470532407407407">
                <text:p>0.470532407407407</text:p>
              </table:table-cell>
            </table:table-row>
            <table:table-row>
              <table:table-cell office:value-type="float" office:value="43017">
                <text:p>43020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0.775694444444445">
                <text:p>0.77569444444444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07951388888889">
                <text:p>0.307951388888889</text:p>
              </table:table-cell>
              <table:table-cell office:value-type="float" office:value="0.776099537037037">
                <text:p>0.776099537037037</text:p>
              </table:table-cell>
              <table:table-cell office:value-type="float" office:value="0.468148148148148">
                <text:p>0.468148148148148</text:p>
              </table:table-cell>
            </table:table-row>
            <table:table-row>
              <table:table-cell office:value-type="float" office:value="43018">
                <text:p>43020</text:p>
              </table:table-cell>
              <table:table-cell office:value-type="float" office:value="0.309722222222222">
                <text:p>0.309722222222222</text:p>
              </table:table-cell>
              <table:table-cell office:value-type="float" office:value="0.774305555555555">
                <text:p>0.774305555555555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308958333333333">
                <text:p>0.308958333333333</text:p>
              </table:table-cell>
              <table:table-cell office:value-type="float" office:value="0.774733796296296">
                <text:p>0.774733796296296</text:p>
              </table:table-cell>
              <table:table-cell office:value-type="float" office:value="0.465775462962963">
                <text:p>0.465775462962963</text:p>
              </table:table-cell>
            </table:table-row>
            <table:table-row>
              <table:table-cell office:value-type="float" office:value="43019">
                <text:p>43020</text:p>
              </table:table-cell>
              <table:table-cell office:value-type="float" office:value="0.310416666666667">
                <text:p>0.310416666666667</text:p>
              </table:table-cell>
              <table:table-cell office:value-type="float" office:value="0.772916666666667">
                <text:p>0.772916666666667</text:p>
              </table:table-cell>
              <table:table-cell office:value-type="float" office:value="0.4625">
                <text:p>0.4625</text:p>
              </table:table-cell>
              <table:table-cell office:value-type="float" office:value="0.309965277777778">
                <text:p>0.309965277777778</text:p>
              </table:table-cell>
              <table:table-cell office:value-type="float" office:value="0.773368055555556">
                <text:p>0.773368055555556</text:p>
              </table:table-cell>
              <table:table-cell office:value-type="float" office:value="0.463402777777778">
                <text:p>0.463402777777778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771527777777778">
                <text:p>0.771527777777778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310983796296296">
                <text:p>0.310983796296296</text:p>
              </table:table-cell>
              <table:table-cell office:value-type="float" office:value="0.772002314814815">
                <text:p>0.772002314814815</text:p>
              </table:table-cell>
              <table:table-cell office:value-type="float" office:value="0.461018518518518">
                <text:p>0.461018518518518</text:p>
              </table:table-cell>
            </table:table-row>
            <table:table-row>
              <table:table-cell office:value-type="float" office:value="43021">
                <text:p>43020</text:p>
              </table:table-cell>
              <table:table-cell office:value-type="float" office:value="0.3125">
                <text:p>0.3125</text:p>
              </table:table-cell>
              <table:table-cell office:value-type="float" office:value="0.770138888888889">
                <text:p>0.770138888888889</text:p>
              </table:table-cell>
              <table:table-cell office:value-type="float" office:value="0.457638888888889">
                <text:p>0.457638888888889</text:p>
              </table:table-cell>
              <table:table-cell office:value-type="float" office:value="0.312002314814815">
                <text:p>0.312002314814815</text:p>
              </table:table-cell>
              <table:table-cell office:value-type="float" office:value="0.770659722222222">
                <text:p>0.770659722222222</text:p>
              </table:table-cell>
              <table:table-cell office:value-type="float" office:value="0.458657407407407">
                <text:p>0.458657407407407</text:p>
              </table:table-cell>
            </table:table-row>
            <table:table-row>
              <table:table-cell office:value-type="float" office:value="43022">
                <text:p>43020</text:p>
              </table:table-cell>
              <table:table-cell office:value-type="float" office:value="0.313888888888889">
                <text:p>0.313888888888889</text:p>
              </table:table-cell>
              <table:table-cell office:value-type="float" office:value="0.76875">
                <text:p>0.76875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313020833333333">
                <text:p>0.313020833333333</text:p>
              </table:table-cell>
              <table:table-cell office:value-type="float" office:value="0.76931712962963">
                <text:p>0.76931712962963</text:p>
              </table:table-cell>
              <table:table-cell office:value-type="float" office:value="0.456296296296296">
                <text:p>0.456296296296296</text:p>
              </table:table-cell>
            </table:table-row>
            <table:table-row>
              <table:table-cell office:value-type="float" office:value="43023">
                <text:p>43020</text:p>
              </table:table-cell>
              <table:table-cell office:value-type="float" office:value="0.314583333333333">
                <text:p>0.314583333333333</text:p>
              </table:table-cell>
              <table:table-cell office:value-type="float" office:value="0.767361111111111">
                <text:p>0.767361111111111</text:p>
              </table:table-cell>
              <table:table-cell office:value-type="float" office:value="0.452777777777778">
                <text:p>0.452777777777778</text:p>
              </table:table-cell>
              <table:table-cell office:value-type="float" office:value="0.314039351851852">
                <text:p>0.314039351851852</text:p>
              </table:table-cell>
              <table:table-cell office:value-type="float" office:value="0.767986111111111">
                <text:p>0.767986111111111</text:p>
              </table:table-cell>
              <table:table-cell office:value-type="float" office:value="0.453946759259259">
                <text:p>0.453946759259259</text:p>
              </table:table-cell>
            </table:table-row>
            <table:table-row>
              <table:table-cell office:value-type="float" office:value="43024">
                <text:p>43020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0.765972222222222">
                <text:p>0.765972222222222</text:p>
              </table:table-cell>
              <table:table-cell office:value-type="float" office:value="0.45">
                <text:p>0.45</text:p>
              </table:table-cell>
              <table:table-cell office:value-type="float" office:value="0.315069444444444">
                <text:p>0.315069444444444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451597222222222">
                <text:p>0.451597222222222</text:p>
              </table:table-cell>
            </table:table-row>
            <table:table-row>
              <table:table-cell office:value-type="float" office:value="43025">
                <text:p>43030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764583333333334">
                <text:p>0.764583333333334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316099537037037">
                <text:p>0.316099537037037</text:p>
              </table:table-cell>
              <table:table-cell office:value-type="float" office:value="0.765358796296296">
                <text:p>0.765358796296296</text:p>
              </table:table-cell>
              <table:table-cell office:value-type="float" office:value="0.449259259259259">
                <text:p>0.449259259259259</text:p>
              </table:table-cell>
            </table:table-row>
            <table:table-row>
              <table:table-cell office:value-type="float" office:value="43026">
                <text:p>43030</text:p>
              </table:table-cell>
              <table:table-cell office:value-type="float" office:value="0.318055555555556">
                <text:p>0.318055555555556</text:p>
              </table:table-cell>
              <table:table-cell office:value-type="float" office:value="0.763194444444444">
                <text:p>0.763194444444444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317141203703704">
                <text:p>0.317141203703704</text:p>
              </table:table-cell>
              <table:table-cell office:value-type="float" office:value="0.7640625">
                <text:p>0.7640625</text:p>
              </table:table-cell>
              <table:table-cell office:value-type="float" office:value="0.446921296296296">
                <text:p>0.446921296296296</text:p>
              </table:table-cell>
            </table:table-row>
            <table:table-row>
              <table:table-cell office:value-type="float" office:value="43027">
                <text:p>43030</text:p>
              </table:table-cell>
              <table:table-cell office:value-type="float" office:value="0.31875">
                <text:p>0.31875</text:p>
              </table:table-cell>
              <table:table-cell office:value-type="float" office:value="0.761805555555556">
                <text:p>0.761805555555556</text:p>
              </table:table-cell>
              <table:table-cell office:value-type="float" office:value="0.443055555555556">
                <text:p>0.443055555555556</text:p>
              </table:table-cell>
              <table:table-cell office:value-type="float" office:value="0.318171296296296">
                <text:p>0.318171296296296</text:p>
              </table:table-cell>
              <table:table-cell office:value-type="float" office:value="0.762766203703704">
                <text:p>0.762766203703704</text:p>
              </table:table-cell>
              <table:table-cell office:value-type="float" office:value="0.444594907407407">
                <text:p>0.444594907407407</text:p>
              </table:table-cell>
            </table:table-row>
            <table:table-row>
              <table:table-cell office:value-type="float" office:value="43028">
                <text:p>43030</text:p>
              </table:table-cell>
              <table:table-cell office:value-type="float" office:value="0.320138888888889">
                <text:p>0.320138888888889</text:p>
              </table:table-cell>
              <table:table-cell office:value-type="float" office:value="0.761111111111111">
                <text:p>0.761111111111111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0.319212962962963">
                <text:p>0.319212962962963</text:p>
              </table:table-cell>
              <table:table-cell office:value-type="float" office:value="0.761493055555556">
                <text:p>0.761493055555556</text:p>
              </table:table-cell>
              <table:table-cell office:value-type="float" office:value="0.442280092592593">
                <text:p>0.442280092592593</text:p>
              </table:table-cell>
            </table:table-row>
            <table:table-row>
              <table:table-cell office:value-type="float" office:value="43029">
                <text:p>43030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0.759722222222222">
                <text:p>0.759722222222222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32025462962963">
                <text:p>0.32025462962963</text:p>
              </table:table-cell>
              <table:table-cell office:value-type="float" office:value="0.760231481481481">
                <text:p>0.760231481481481</text:p>
              </table:table-cell>
              <table:table-cell office:value-type="float" office:value="0.439976851851852">
                <text:p>0.439976851851852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758333333333333">
                <text:p>0.758333333333333</text:p>
              </table:table-cell>
              <table:table-cell office:value-type="float" office:value="0.436111111111111">
                <text:p>0.436111111111111</text:p>
              </table:table-cell>
              <table:table-cell office:value-type="float" office:value="0.32130787037037">
                <text:p>0.32130787037037</text:p>
              </table:table-cell>
              <table:table-cell office:value-type="float" office:value="0.758981481481482">
                <text:p>0.758981481481482</text:p>
              </table:table-cell>
              <table:table-cell office:value-type="float" office:value="0.437673611111111">
                <text:p>0.437673611111111</text:p>
              </table:table-cell>
            </table:table-row>
            <table:table-row>
              <table:table-cell office:value-type="float" office:value="43031">
                <text:p>43030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756944444444444">
                <text:p>0.756944444444444</text:p>
              </table:table-cell>
              <table:table-cell office:value-type="float" office:value="0.434027777777778">
                <text:p>0.434027777777778</text:p>
              </table:table-cell>
              <table:table-cell office:value-type="float" office:value="0.322349537037037">
                <text:p>0.322349537037037</text:p>
              </table:table-cell>
              <table:table-cell office:value-type="float" office:value="0.757743055555556">
                <text:p>0.757743055555556</text:p>
              </table:table-cell>
              <table:table-cell office:value-type="float" office:value="0.435393518518519">
                <text:p>0.435393518518519</text:p>
              </table:table-cell>
            </table:table-row>
            <table:table-row>
              <table:table-cell office:value-type="float" office:value="43032">
                <text:p>43030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43125">
                <text:p>0.43125</text:p>
              </table:table-cell>
              <table:table-cell office:value-type="float" office:value="0.323402777777778">
                <text:p>0.323402777777778</text:p>
              </table:table-cell>
              <table:table-cell office:value-type="float" office:value="0.756516203703704">
                <text:p>0.756516203703704</text:p>
              </table:table-cell>
              <table:table-cell office:value-type="float" office:value="0.433113425925926">
                <text:p>0.433113425925926</text:p>
              </table:table-cell>
            </table:table-row>
            <table:table-row>
              <table:table-cell office:value-type="float" office:value="43033">
                <text:p>43030</text:p>
              </table:table-cell>
              <table:table-cell office:value-type="float" office:value="0.325">
                <text:p>0.325</text:p>
              </table:table-cell>
              <table:table-cell office:value-type="float" office:value="0.754861111111111">
                <text:p>0.75486111111111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324456018518518">
                <text:p>0.324456018518518</text:p>
              </table:table-cell>
              <table:table-cell office:value-type="float" office:value="0.755300925925926">
                <text:p>0.755300925925926</text:p>
              </table:table-cell>
              <table:table-cell office:value-type="float" office:value="0.430844907407407">
                <text:p>0.430844907407407</text:p>
              </table:table-cell>
            </table:table-row>
            <table:table-row>
              <table:table-cell office:value-type="float" office:value="43034">
                <text:p>4303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753472222222222">
                <text:p>0.753472222222222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325520833333333">
                <text:p>0.325520833333333</text:p>
              </table:table-cell>
              <table:table-cell office:value-type="float" office:value="0.754108796296296">
                <text:p>0.754108796296296</text:p>
              </table:table-cell>
              <table:table-cell office:value-type="float" office:value="0.428587962962963">
                <text:p>0.428587962962963</text:p>
              </table:table-cell>
            </table:table-row>
            <table:table-row>
              <table:table-cell office:value-type="float" office:value="43035">
                <text:p>43040</text:p>
              </table:table-cell>
              <table:table-cell office:value-type="float" office:value="0.327083333333333">
                <text:p>0.327083333333333</text:p>
              </table:table-cell>
              <table:table-cell office:value-type="float" office:value="0.752083333333333">
                <text:p>0.752083333333333</text:p>
              </table:table-cell>
              <table:table-cell office:value-type="float" office:value="0.425">
                <text:p>0.425</text:p>
              </table:table-cell>
              <table:table-cell office:value-type="float" office:value="0.326574074074074">
                <text:p>0.326574074074074</text:p>
              </table:table-cell>
              <table:table-cell office:value-type="float" office:value="0.752928240740741">
                <text:p>0.752928240740741</text:p>
              </table:table-cell>
              <table:table-cell office:value-type="float" office:value="0.426354166666667">
                <text:p>0.426354166666667</text:p>
              </table:table-cell>
            </table:table-row>
            <table:table-row>
              <table:table-cell office:value-type="float" office:value="43036">
                <text:p>43040</text:p>
              </table:table-cell>
              <table:table-cell office:value-type="float" office:value="0.328472222222222">
                <text:p>0.328472222222222</text:p>
              </table:table-cell>
              <table:table-cell office:value-type="float" office:value="0.751388888888889">
                <text:p>0.751388888888889</text:p>
              </table:table-cell>
              <table:table-cell office:value-type="float" office:value="0.422916666666667">
                <text:p>0.422916666666667</text:p>
              </table:table-cell>
              <table:table-cell office:value-type="float" office:value="0.327638888888889">
                <text:p>0.327638888888889</text:p>
              </table:table-cell>
              <table:table-cell office:value-type="float" office:value="0.751759259259259">
                <text:p>0.751759259259259</text:p>
              </table:table-cell>
              <table:table-cell office:value-type="float" office:value="0.42412037037037">
                <text:p>0.42412037037037</text:p>
              </table:table-cell>
            </table:table-row>
            <table:table-row>
              <table:table-cell office:value-type="float" office:value="43037">
                <text:p>43040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287083333333333">
                <text:p>0.287083333333333</text:p>
              </table:table-cell>
              <table:table-cell office:value-type="float" office:value="0.708888888888889">
                <text:p>0.708888888888889</text:p>
              </table:table-cell>
              <table:table-cell office:value-type="float" office:value="0.421805555555556">
                <text:p>0.421805555555556</text:p>
              </table:table-cell>
            </table:table-row>
            <table:table-row>
              <table:table-cell office:value-type="float" office:value="43038">
                <text:p>43040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706944444444444">
                <text:p>0.706944444444444</text:p>
              </table:table-cell>
              <table:table-cell office:value-type="float" office:value="0.418055555555556">
                <text:p>0.418055555555556</text:p>
              </table:table-cell>
              <table:table-cell office:value-type="float" office:value="0.288148148148148">
                <text:p>0.288148148148148</text:p>
              </table:table-cell>
              <table:table-cell office:value-type="float" office:value="0.70775462962963">
                <text:p>0.70775462962963</text:p>
              </table:table-cell>
              <table:table-cell office:value-type="float" office:value="0.419606481481482">
                <text:p>0.419606481481482</text:p>
              </table:table-cell>
            </table:table-row>
            <table:table-row>
              <table:table-cell office:value-type="float" office:value="43039">
                <text:p>43040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70625">
                <text:p>0.70625</text:p>
              </table:table-cell>
              <table:table-cell office:value-type="float" office:value="0.415972222222222">
                <text:p>0.415972222222222</text:p>
              </table:table-cell>
              <table:table-cell office:value-type="float" office:value="0.289212962962963">
                <text:p>0.289212962962963</text:p>
              </table:table-cell>
              <table:table-cell office:value-type="float" office:value="0.706643518518519">
                <text:p>0.706643518518519</text:p>
              </table:table-cell>
              <table:table-cell office:value-type="float" office:value="0.417430555555556">
                <text:p>0.41743055555555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705543981481482">
                <text:p>0.705543981481482</text:p>
              </table:table-cell>
              <table:table-cell office:value-type="float" office:value="0.415266203703704">
                <text:p>0.415266203703704</text:p>
              </table:table-cell>
            </table:table-row>
            <table:table-row>
              <table:table-cell office:value-type="float" office:value="43041">
                <text:p>43040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0.703472222222222">
                <text:p>0.703472222222222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0.291342592592593">
                <text:p>0.291342592592593</text:p>
              </table:table-cell>
              <table:table-cell office:value-type="float" office:value="0.704456018518519">
                <text:p>0.704456018518519</text:p>
              </table:table-cell>
              <table:table-cell office:value-type="float" office:value="0.413113425925926">
                <text:p>0.413113425925926</text:p>
              </table:table-cell>
            </table:table-row>
            <table:table-row>
              <table:table-cell office:value-type="float" office:value="43042">
                <text:p>43040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702777777777778">
                <text:p>0.702777777777778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0.292418981481481">
                <text:p>0.292418981481481</text:p>
              </table:table-cell>
              <table:table-cell office:value-type="float" office:value="0.703391203703704">
                <text:p>0.703391203703704</text:p>
              </table:table-cell>
              <table:table-cell office:value-type="float" office:value="0.410972222222222">
                <text:p>0.410972222222222</text:p>
              </table:table-cell>
            </table:table-row>
            <table:table-row>
              <table:table-cell office:value-type="float" office:value="43043">
                <text:p>43040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701388888888889">
                <text:p>0.701388888888889</text:p>
              </table:table-cell>
              <table:table-cell office:value-type="float" office:value="0.406944444444444">
                <text:p>0.406944444444444</text:p>
              </table:table-cell>
              <table:table-cell office:value-type="float" office:value="0.293483796296296">
                <text:p>0.293483796296296</text:p>
              </table:table-cell>
              <table:table-cell office:value-type="float" office:value="0.702349537037037">
                <text:p>0.702349537037037</text:p>
              </table:table-cell>
              <table:table-cell office:value-type="float" office:value="0.408865740740741">
                <text:p>0.408865740740741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700694444444444">
                <text:p>0.700694444444444</text:p>
              </table:table-cell>
              <table:table-cell office:value-type="float" office:value="0.405555555555555">
                <text:p>0.405555555555555</text:p>
              </table:table-cell>
              <table:table-cell office:value-type="float" office:value="0.294548611111111">
                <text:p>0.294548611111111</text:p>
              </table:table-cell>
              <table:table-cell office:value-type="float" office:value="0.701331018518519">
                <text:p>0.701331018518519</text:p>
              </table:table-cell>
              <table:table-cell office:value-type="float" office:value="0.406782407407407">
                <text:p>0.406782407407407</text:p>
              </table:table-cell>
            </table:table-row>
            <table:table-row>
              <table:table-cell office:value-type="float" office:value="43045">
                <text:p>43050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0.699305555555556">
                <text:p>0.699305555555556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295625">
                <text:p>0.295625</text:p>
              </table:table-cell>
              <table:table-cell office:value-type="float" office:value="0.700324074074074">
                <text:p>0.700324074074074</text:p>
              </table:table-cell>
              <table:table-cell office:value-type="float" office:value="0.404699074074074">
                <text:p>0.404699074074074</text:p>
              </table:table-cell>
            </table:table-row>
            <table:table-row>
              <table:table-cell office:value-type="float" office:value="43046">
                <text:p>43050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698611111111111">
                <text:p>0.698611111111111</text:p>
              </table:table-cell>
              <table:table-cell office:value-type="float" office:value="0.401388888888889">
                <text:p>0.401388888888889</text:p>
              </table:table-cell>
              <table:table-cell office:value-type="float" office:value="0.296689814814815">
                <text:p>0.296689814814815</text:p>
              </table:table-cell>
              <table:table-cell office:value-type="float" office:value="0.699340277777778">
                <text:p>0.699340277777778</text:p>
              </table:table-cell>
              <table:table-cell office:value-type="float" office:value="0.402650462962963">
                <text:p>0.402650462962963</text:p>
              </table:table-cell>
            </table:table-row>
            <table:table-row>
              <table:table-cell office:value-type="float" office:value="43047">
                <text:p>43050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697916666666667">
                <text:p>0.697916666666667</text:p>
              </table:table-cell>
              <table:table-cell office:value-type="float" office:value="0.399305555555555">
                <text:p>0.399305555555555</text:p>
              </table:table-cell>
              <table:table-cell office:value-type="float" office:value="0.29775462962963">
                <text:p>0.29775462962963</text:p>
              </table:table-cell>
              <table:table-cell office:value-type="float" office:value="0.698368055555556">
                <text:p>0.698368055555556</text:p>
              </table:table-cell>
              <table:table-cell office:value-type="float" office:value="0.400613425925926">
                <text:p>0.400613425925926</text:p>
              </table:table-cell>
            </table:table-row>
            <table:table-row>
              <table:table-cell office:value-type="float" office:value="43048">
                <text:p>43050</text:p>
              </table:table-cell>
              <table:table-cell office:value-type="float" office:value="0.3">
                <text:p>0.3</text:p>
              </table:table-cell>
              <table:table-cell office:value-type="float" office:value="0.696527777777778">
                <text:p>0.696527777777778</text:p>
              </table:table-cell>
              <table:table-cell office:value-type="float" office:value="0.396527777777778">
                <text:p>0.396527777777778</text:p>
              </table:table-cell>
              <table:table-cell office:value-type="float" office:value="0.298819444444445">
                <text:p>0.298819444444445</text:p>
              </table:table-cell>
              <table:table-cell office:value-type="float" office:value="0.697430555555556">
                <text:p>0.697430555555556</text:p>
              </table:table-cell>
              <table:table-cell office:value-type="float" office:value="0.398611111111111">
                <text:p>0.398611111111111</text:p>
              </table:table-cell>
            </table:table-row>
            <table:table-row>
              <table:table-cell office:value-type="float" office:value="43049">
                <text:p>43050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0.695833333333333">
                <text:p>0.695833333333333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299884259259259">
                <text:p>0.299884259259259</text:p>
              </table:table-cell>
              <table:table-cell office:value-type="float" office:value="0.69650462962963">
                <text:p>0.69650462962963</text:p>
              </table:table-cell>
              <table:table-cell office:value-type="float" office:value="0.39662037037037">
                <text:p>0.39662037037037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695138888888889">
                <text:p>0.695138888888889</text:p>
              </table:table-cell>
              <table:table-cell office:value-type="float" office:value="0.393055555555556">
                <text:p>0.393055555555556</text:p>
              </table:table-cell>
              <table:table-cell office:value-type="float" office:value="0.3009375">
                <text:p>0.3009375</text:p>
              </table:table-cell>
              <table:table-cell office:value-type="float" office:value="0.695613425925926">
                <text:p>0.695613425925926</text:p>
              </table:table-cell>
              <table:table-cell office:value-type="float" office:value="0.394675925925926">
                <text:p>0.394675925925926</text:p>
              </table:table-cell>
            </table:table-row>
            <table:table-row>
              <table:table-cell office:value-type="float" office:value="43051">
                <text:p>43050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69375">
                <text:p>0.69375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0.301990740740741">
                <text:p>0.301990740740741</text:p>
              </table:table-cell>
              <table:table-cell office:value-type="float" office:value="0.694733796296296">
                <text:p>0.694733796296296</text:p>
              </table:table-cell>
              <table:table-cell office:value-type="float" office:value="0.392743055555555">
                <text:p>0.392743055555555</text:p>
              </table:table-cell>
            </table:table-row>
            <table:table-row>
              <table:table-cell office:value-type="float" office:value="43052">
                <text:p>43050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693055555555556">
                <text:p>0.69305555555555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03043981481481">
                <text:p>0.303043981481481</text:p>
              </table:table-cell>
              <table:table-cell office:value-type="float" office:value="0.693888888888889">
                <text:p>0.693888888888889</text:p>
              </table:table-cell>
              <table:table-cell office:value-type="float" office:value="0.390844907407407">
                <text:p>0.390844907407407</text:p>
              </table:table-cell>
            </table:table-row>
            <table:table-row>
              <table:table-cell office:value-type="float" office:value="43053">
                <text:p>43050</text:p>
              </table:table-cell>
              <table:table-cell office:value-type="float" office:value="0.304861111111111">
                <text:p>0.304861111111111</text:p>
              </table:table-cell>
              <table:table-cell office:value-type="float" office:value="0.692361111111111">
                <text:p>0.692361111111111</text:p>
              </table:table-cell>
              <table:table-cell office:value-type="float" office:value="0.3875">
                <text:p>0.3875</text:p>
              </table:table-cell>
              <table:table-cell office:value-type="float" office:value="0.304085648148148">
                <text:p>0.304085648148148</text:p>
              </table:table-cell>
              <table:table-cell office:value-type="float" office:value="0.693055555555556">
                <text:p>0.693055555555556</text:p>
              </table:table-cell>
              <table:table-cell office:value-type="float" office:value="0.388969907407407">
                <text:p>0.388969907407407</text:p>
              </table:table-cell>
            </table:table-row>
            <table:table-row>
              <table:table-cell office:value-type="float" office:value="43054">
                <text:p>43050</text:p>
              </table:table-cell>
              <table:table-cell office:value-type="float" office:value="0.30625">
                <text:p>0.30625</text:p>
              </table:table-cell>
              <table:table-cell office:value-type="float" office:value="0.691666666666667">
                <text:p>0.69166666666666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305127314814815">
                <text:p>0.305127314814815</text:p>
              </table:table-cell>
              <table:table-cell office:value-type="float" office:value="0.692256944444444">
                <text:p>0.692256944444444</text:p>
              </table:table-cell>
              <table:table-cell office:value-type="float" office:value="0.38712962962963">
                <text:p>0.38712962962963</text:p>
              </table:table-cell>
            </table:table-row>
            <table:table-row>
              <table:table-cell office:value-type="float" office:value="43055">
                <text:p>43060</text:p>
              </table:table-cell>
              <table:table-cell office:value-type="float" office:value="0.306944444444444">
                <text:p>0.306944444444444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0.384027777777778">
                <text:p>0.384027777777778</text:p>
              </table:table-cell>
              <table:table-cell office:value-type="float" office:value="0.306157407407407">
                <text:p>0.306157407407407</text:p>
              </table:table-cell>
              <table:table-cell office:value-type="float" office:value="0.691481481481482">
                <text:p>0.691481481481482</text:p>
              </table:table-cell>
              <table:table-cell office:value-type="float" office:value="0.385324074074074">
                <text:p>0.385324074074074</text:p>
              </table:table-cell>
            </table:table-row>
            <table:table-row>
              <table:table-cell office:value-type="float" office:value="43056">
                <text:p>43060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0.689583333333333">
                <text:p>0.689583333333333</text:p>
              </table:table-cell>
              <table:table-cell office:value-type="float" office:value="0.38125">
                <text:p>0.38125</text:p>
              </table:table-cell>
              <table:table-cell office:value-type="float" office:value="0.3071875">
                <text:p>0.3071875</text:p>
              </table:table-cell>
              <table:table-cell office:value-type="float" office:value="0.690729166666667">
                <text:p>0.690729166666667</text:p>
              </table:table-cell>
              <table:table-cell office:value-type="float" office:value="0.383541666666667">
                <text:p>0.383541666666667</text:p>
              </table:table-cell>
            </table:table-row>
            <table:table-row>
              <table:table-cell office:value-type="float" office:value="43057">
                <text:p>43060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0.379861111111111">
                <text:p>0.379861111111111</text:p>
              </table:table-cell>
              <table:table-cell office:value-type="float" office:value="0.308217592592593">
                <text:p>0.308217592592593</text:p>
              </table:table-cell>
              <table:table-cell office:value-type="float" office:value="0.690011574074074">
                <text:p>0.690011574074074</text:p>
              </table:table-cell>
              <table:table-cell office:value-type="float" office:value="0.381793981481482">
                <text:p>0.381793981481482</text:p>
              </table:table-cell>
            </table:table-row>
            <table:table-row>
              <table:table-cell office:value-type="float" office:value="43058">
                <text:p>43060</text:p>
              </table:table-cell>
              <table:table-cell office:value-type="float" office:value="0.310416666666667">
                <text:p>0.310416666666667</text:p>
              </table:table-cell>
              <table:table-cell office:value-type="float" office:value="0.688194444444445">
                <text:p>0.688194444444445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309224537037037">
                <text:p>0.309224537037037</text:p>
              </table:table-cell>
              <table:table-cell office:value-type="float" office:value="0.68931712962963">
                <text:p>0.68931712962963</text:p>
              </table:table-cell>
              <table:table-cell office:value-type="float" office:value="0.380092592592593">
                <text:p>0.380092592592593</text:p>
              </table:table-cell>
            </table:table-row>
            <table:table-row>
              <table:table-cell office:value-type="float" office:value="43059">
                <text:p>43060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6875">
                <text:p>0.6875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0.310231481481481">
                <text:p>0.310231481481481</text:p>
              </table:table-cell>
              <table:table-cell office:value-type="float" office:value="0.688645833333333">
                <text:p>0.688645833333333</text:p>
              </table:table-cell>
              <table:table-cell office:value-type="float" office:value="0.378414351851852">
                <text:p>0.378414351851852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0.3125">
                <text:p>0.3125</text:p>
              </table:table-cell>
              <table:table-cell office:value-type="float" office:value="0.686805555555556">
                <text:p>0.686805555555556</text:p>
              </table:table-cell>
              <table:table-cell office:value-type="float" office:value="0.374305555555556">
                <text:p>0.374305555555556</text:p>
              </table:table-cell>
              <table:table-cell office:value-type="float" office:value="0.311226851851852">
                <text:p>0.311226851851852</text:p>
              </table:table-cell>
              <table:table-cell office:value-type="float" office:value="0.687997685185185">
                <text:p>0.687997685185185</text:p>
              </table:table-cell>
              <table:table-cell office:value-type="float" office:value="0.376770833333333">
                <text:p>0.376770833333333</text:p>
              </table:table-cell>
            </table:table-row>
            <table:table-row>
              <table:table-cell office:value-type="float" office:value="43061">
                <text:p>43060</text:p>
              </table:table-cell>
              <table:table-cell office:value-type="float" office:value="0.313194444444444">
                <text:p>0.313194444444444</text:p>
              </table:table-cell>
              <table:table-cell office:value-type="float" office:value="0.686805555555556">
                <text:p>0.686805555555556</text:p>
              </table:table-cell>
              <table:table-cell office:value-type="float" office:value="0.373611111111111">
                <text:p>0.373611111111111</text:p>
              </table:table-cell>
              <table:table-cell office:value-type="float" office:value="0.312210648148148">
                <text:p>0.312210648148148</text:p>
              </table:table-cell>
              <table:table-cell office:value-type="float" office:value="0.687384259259259">
                <text:p>0.687384259259259</text:p>
              </table:table-cell>
              <table:table-cell office:value-type="float" office:value="0.375173611111111">
                <text:p>0.375173611111111</text:p>
              </table:table-cell>
            </table:table-row>
            <table:table-row>
              <table:table-cell office:value-type="float" office:value="43062">
                <text:p>43060</text:p>
              </table:table-cell>
              <table:table-cell office:value-type="float" office:value="0.313888888888889">
                <text:p>0.313888888888889</text:p>
              </table:table-cell>
              <table:table-cell office:value-type="float" office:value="0.686111111111111">
                <text:p>0.686111111111111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0.31318287037037">
                <text:p>0.31318287037037</text:p>
              </table:table-cell>
              <table:table-cell office:value-type="float" office:value="0.686805555555556">
                <text:p>0.686805555555556</text:p>
              </table:table-cell>
              <table:table-cell office:value-type="float" office:value="0.373622685185185">
                <text:p>0.373622685185185</text:p>
              </table:table-cell>
            </table:table-row>
            <table:table-row>
              <table:table-cell office:value-type="float" office:value="43063">
                <text:p>43060</text:p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0.685416666666667">
                <text:p>0.685416666666667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0.314143518518518">
                <text:p>0.314143518518518</text:p>
              </table:table-cell>
              <table:table-cell office:value-type="float" office:value="0.68625">
                <text:p>0.68625</text:p>
              </table:table-cell>
              <table:table-cell office:value-type="float" office:value="0.372106481481481">
                <text:p>0.372106481481481</text:p>
              </table:table-cell>
            </table:table-row>
            <table:table-row>
              <table:table-cell office:value-type="float" office:value="43064">
                <text:p>43060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0.684722222222222">
                <text:p>0.684722222222222</text:p>
              </table:table-cell>
              <table:table-cell office:value-type="float" office:value="0.36875">
                <text:p>0.36875</text:p>
              </table:table-cell>
              <table:table-cell office:value-type="float" office:value="0.315092592592593">
                <text:p>0.315092592592593</text:p>
              </table:table-cell>
              <table:table-cell office:value-type="float" office:value="0.685729166666667">
                <text:p>0.685729166666667</text:p>
              </table:table-cell>
              <table:table-cell office:value-type="float" office:value="0.370636574074074">
                <text:p>0.370636574074074</text:p>
              </table:table-cell>
            </table:table-row>
            <table:table-row>
              <table:table-cell office:value-type="float" office:value="43065">
                <text:p>43070</text:p>
              </table:table-cell>
              <table:table-cell office:value-type="float" office:value="0.317361111111111">
                <text:p>0.317361111111111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16030092592593">
                <text:p>0.316030092592593</text:p>
              </table:table-cell>
              <table:table-cell office:value-type="float" office:value="0.685231481481481">
                <text:p>0.685231481481481</text:p>
              </table:table-cell>
              <table:table-cell office:value-type="float" office:value="0.369201388888889">
                <text:p>0.369201388888889</text:p>
              </table:table-cell>
            </table:table-row>
            <table:table-row>
              <table:table-cell office:value-type="float" office:value="43066">
                <text:p>43070</text:p>
              </table:table-cell>
              <table:table-cell office:value-type="float" office:value="0.318055555555556">
                <text:p>0.318055555555556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316956018518519">
                <text:p>0.316956018518519</text:p>
              </table:table-cell>
              <table:table-cell office:value-type="float" office:value="0.684768518518519">
                <text:p>0.684768518518519</text:p>
              </table:table-cell>
              <table:table-cell office:value-type="float" office:value="0.3678125">
                <text:p>0.3678125</text:p>
              </table:table-cell>
            </table:table-row>
            <table:table-row>
              <table:table-cell office:value-type="float" office:value="43067">
                <text:p>43070</text:p>
              </table:table-cell>
              <table:table-cell office:value-type="float" office:value="0.31875">
                <text:p>0.31875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31787037037037">
                <text:p>0.31787037037037</text:p>
              </table:table-cell>
              <table:table-cell office:value-type="float" office:value="0.684328703703704">
                <text:p>0.684328703703704</text:p>
              </table:table-cell>
              <table:table-cell office:value-type="float" office:value="0.366458333333333">
                <text:p>0.366458333333333</text:p>
              </table:table-cell>
            </table:table-row>
            <table:table-row>
              <table:table-cell office:value-type="float" office:value="43068">
                <text:p>43070</text:p>
              </table:table-cell>
              <table:table-cell office:value-type="float" office:value="0.320138888888889">
                <text:p>0.320138888888889</text:p>
              </table:table-cell>
              <table:table-cell office:value-type="float" office:value="0.682638888888889">
                <text:p>0.682638888888889</text:p>
              </table:table-cell>
              <table:table-cell office:value-type="float" office:value="0.3625">
                <text:p>0.3625</text:p>
              </table:table-cell>
              <table:table-cell office:value-type="float" office:value="0.318761574074074">
                <text:p>0.318761574074074</text:p>
              </table:table-cell>
              <table:table-cell office:value-type="float" office:value="0.683935185185185">
                <text:p>0.683935185185185</text:p>
              </table:table-cell>
              <table:table-cell office:value-type="float" office:value="0.365173611111111">
                <text:p>0.365173611111111</text:p>
              </table:table-cell>
            </table:table-row>
            <table:table-row>
              <table:table-cell office:value-type="float" office:value="43069">
                <text:p>43070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0.682638888888889">
                <text:p>0.682638888888889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0.319641203703704">
                <text:p>0.319641203703704</text:p>
              </table:table-cell>
              <table:table-cell office:value-type="float" office:value="0.683564814814815">
                <text:p>0.683564814814815</text:p>
              </table:table-cell>
              <table:table-cell office:value-type="float" office:value="0.363923611111111">
                <text:p>0.36392361111111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60416666666667">
                <text:p>0.360416666666667</text:p>
              </table:table-cell>
              <table:table-cell office:value-type="float" office:value="0.320497685185185">
                <text:p>0.320497685185185</text:p>
              </table:table-cell>
              <table:table-cell office:value-type="float" office:value="0.683229166666667">
                <text:p>0.683229166666667</text:p>
              </table:table-cell>
              <table:table-cell office:value-type="float" office:value="0.362731481481481">
                <text:p>0.362731481481481</text:p>
              </table:table-cell>
            </table:table-row>
            <table:table-row>
              <table:table-cell office:value-type="float" office:value="43071">
                <text:p>43070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59722222222222">
                <text:p>0.359722222222222</text:p>
              </table:table-cell>
              <table:table-cell office:value-type="float" office:value="0.321342592592593">
                <text:p>0.321342592592593</text:p>
              </table:table-cell>
              <table:table-cell office:value-type="float" office:value="0.682916666666667">
                <text:p>0.682916666666667</text:p>
              </table:table-cell>
              <table:table-cell office:value-type="float" office:value="0.361574074074074">
                <text:p>0.361574074074074</text:p>
              </table:table-cell>
            </table:table-row>
            <table:table-row>
              <table:table-cell office:value-type="float" office:value="43072">
                <text:p>43070</text:p>
              </table:table-cell>
              <table:table-cell office:value-type="float" office:value="0.323611111111111">
                <text:p>0.323611111111111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322164351851852">
                <text:p>0.322164351851852</text:p>
              </table:table-cell>
              <table:table-cell office:value-type="float" office:value="0.682650462962963">
                <text:p>0.682650462962963</text:p>
              </table:table-cell>
              <table:table-cell office:value-type="float" office:value="0.360486111111111">
                <text:p>0.360486111111111</text:p>
              </table:table-cell>
            </table:table-row>
            <table:table-row>
              <table:table-cell office:value-type="float" office:value="43073">
                <text:p>43070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68125">
                <text:p>0.68125</text:p>
              </table:table-cell>
              <table:table-cell office:value-type="float" office:value="0.356944444444444">
                <text:p>0.356944444444444</text:p>
              </table:table-cell>
              <table:table-cell office:value-type="float" office:value="0.322962962962963">
                <text:p>0.322962962962963</text:p>
              </table:table-cell>
              <table:table-cell office:value-type="float" office:value="0.682407407407407">
                <text:p>0.682407407407407</text:p>
              </table:table-cell>
              <table:table-cell office:value-type="float" office:value="0.359444444444444">
                <text:p>0.359444444444444</text:p>
              </table:table-cell>
            </table:table-row>
            <table:table-row>
              <table:table-cell office:value-type="float" office:value="43074">
                <text:p>43070</text:p>
              </table:table-cell>
              <table:table-cell office:value-type="float" office:value="0.325">
                <text:p>0.325</text:p>
              </table:table-cell>
              <table:table-cell office:value-type="float" office:value="0.68125">
                <text:p>0.68125</text:p>
              </table:table-cell>
              <table:table-cell office:value-type="float" office:value="0.35625">
                <text:p>0.35625</text:p>
              </table:table-cell>
              <table:table-cell office:value-type="float" office:value="0.323738425925926">
                <text:p>0.323738425925926</text:p>
              </table:table-cell>
              <table:table-cell office:value-type="float" office:value="0.682210648148148">
                <text:p>0.682210648148148</text:p>
              </table:table-cell>
              <table:table-cell office:value-type="float" office:value="0.358472222222222">
                <text:p>0.358472222222222</text:p>
              </table:table-cell>
            </table:table-row>
            <table:table-row>
              <table:table-cell office:value-type="float" office:value="43075">
                <text:p>43080</text:p>
              </table:table-cell>
              <table:table-cell office:value-type="float" office:value="0.325694444444444">
                <text:p>0.325694444444444</text:p>
              </table:table-cell>
              <table:table-cell office:value-type="float" office:value="0.68125">
                <text:p>0.68125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324502314814815">
                <text:p>0.324502314814815</text:p>
              </table:table-cell>
              <table:table-cell office:value-type="float" office:value="0.682037037037037">
                <text:p>0.682037037037037</text:p>
              </table:table-cell>
              <table:table-cell office:value-type="float" office:value="0.357534722222222">
                <text:p>0.357534722222222</text:p>
              </table:table-cell>
            </table:table-row>
            <table:table-row>
              <table:table-cell office:value-type="float" office:value="43076">
                <text:p>4308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325243055555556">
                <text:p>0.325243055555556</text:p>
              </table:table-cell>
              <table:table-cell office:value-type="float" office:value="0.681898148148148">
                <text:p>0.681898148148148</text:p>
              </table:table-cell>
              <table:table-cell office:value-type="float" office:value="0.356655092592593">
                <text:p>0.356655092592593</text:p>
              </table:table-cell>
            </table:table-row>
            <table:table-row>
              <table:table-cell office:value-type="float" office:value="43077">
                <text:p>43080</text:p>
              </table:table-cell>
              <table:table-cell office:value-type="float" office:value="0.327083333333333">
                <text:p>0.327083333333333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325960648148148">
                <text:p>0.325960648148148</text:p>
              </table:table-cell>
              <table:table-cell office:value-type="float" office:value="0.681793981481481">
                <text:p>0.681793981481481</text:p>
              </table:table-cell>
              <table:table-cell office:value-type="float" office:value="0.355833333333333">
                <text:p>0.355833333333333</text:p>
              </table:table-cell>
            </table:table-row>
            <table:table-row>
              <table:table-cell office:value-type="float" office:value="43078">
                <text:p>43080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326643518518518">
                <text:p>0.326643518518518</text:p>
              </table:table-cell>
              <table:table-cell office:value-type="float" office:value="0.681724537037037">
                <text:p>0.681724537037037</text:p>
              </table:table-cell>
              <table:table-cell office:value-type="float" office:value="0.355081018518519">
                <text:p>0.355081018518519</text:p>
              </table:table-cell>
            </table:table-row>
            <table:table-row>
              <table:table-cell office:value-type="float" office:value="43079">
                <text:p>43080</text:p>
              </table:table-cell>
              <table:table-cell office:value-type="float" office:value="0.328472222222222">
                <text:p>0.328472222222222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0.327314814814815">
                <text:p>0.327314814814815</text:p>
              </table:table-cell>
              <table:table-cell office:value-type="float" office:value="0.681689814814815">
                <text:p>0.681689814814815</text:p>
              </table:table-cell>
              <table:table-cell office:value-type="float" office:value="0.354375">
                <text:p>0.354375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1388888888889">
                <text:p>0.351388888888889</text:p>
              </table:table-cell>
              <table:table-cell office:value-type="float" office:value="0.327962962962963">
                <text:p>0.327962962962963</text:p>
              </table:table-cell>
              <table:table-cell office:value-type="float" office:value="0.681689814814815">
                <text:p>0.681689814814815</text:p>
              </table:table-cell>
              <table:table-cell office:value-type="float" office:value="0.353726851851852">
                <text:p>0.353726851851852</text:p>
              </table:table-cell>
            </table:table-row>
            <table:table-row>
              <table:table-cell office:value-type="float" office:value="43081">
                <text:p>43080</text:p>
              </table:table-cell>
              <table:table-cell office:value-type="float" office:value="0.329861111111111">
                <text:p>0.329861111111111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328576388888889">
                <text:p>0.328576388888889</text:p>
              </table:table-cell>
              <table:table-cell office:value-type="float" office:value="0.681724537037037">
                <text:p>0.681724537037037</text:p>
              </table:table-cell>
              <table:table-cell office:value-type="float" office:value="0.353148148148148">
                <text:p>0.353148148148148</text:p>
              </table:table-cell>
            </table:table-row>
            <table:table-row>
              <table:table-cell office:value-type="float" office:value="43082">
                <text:p>43080</text:p>
              </table:table-cell>
              <table:table-cell office:value-type="float" office:value="0.330555555555556">
                <text:p>0.330555555555556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5">
                <text:p>0.35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0.681793981481481">
                <text:p>0.681793981481481</text:p>
              </table:table-cell>
              <table:table-cell office:value-type="float" office:value="0.352627314814815">
                <text:p>0.352627314814815</text:p>
              </table:table-cell>
            </table:table-row>
            <table:table-row>
              <table:table-cell office:value-type="float" office:value="43083">
                <text:p>43080</text:p>
              </table:table-cell>
              <table:table-cell office:value-type="float" office:value="0.33125">
                <text:p>0.33125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49305555555555">
                <text:p>0.349305555555555</text:p>
              </table:table-cell>
              <table:table-cell office:value-type="float" office:value="0.329722222222222">
                <text:p>0.329722222222222</text:p>
              </table:table-cell>
              <table:table-cell office:value-type="float" office:value="0.681898148148148">
                <text:p>0.681898148148148</text:p>
              </table:table-cell>
              <table:table-cell office:value-type="float" office:value="0.352175925925926">
                <text:p>0.352175925925926</text:p>
              </table:table-cell>
            </table:table-row>
            <table:table-row>
              <table:table-cell office:value-type="float" office:value="43084">
                <text:p>43080</text:p>
              </table:table-cell>
              <table:table-cell office:value-type="float" office:value="0.331944444444444">
                <text:p>0.331944444444444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025462962963">
                <text:p>0.33025462962963</text:p>
              </table:table-cell>
              <table:table-cell office:value-type="float" office:value="0.682037037037037">
                <text:p>0.682037037037037</text:p>
              </table:table-cell>
              <table:table-cell office:value-type="float" office:value="0.351782407407408">
                <text:p>0.351782407407408</text:p>
              </table:table-cell>
            </table:table-row>
            <table:table-row>
              <table:table-cell office:value-type="float" office:value="43085">
                <text:p>43090</text:p>
              </table:table-cell>
              <table:table-cell office:value-type="float" office:value="0.331944444444444">
                <text:p>0.331944444444444</text:p>
              </table:table-cell>
              <table:table-cell office:value-type="float" office:value="0.68125">
                <text:p>0.68125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330763888888889">
                <text:p>0.330763888888889</text:p>
              </table:table-cell>
              <table:table-cell office:value-type="float" office:value="0.682199074074074">
                <text:p>0.682199074074074</text:p>
              </table:table-cell>
              <table:table-cell office:value-type="float" office:value="0.351435185185185">
                <text:p>0.351435185185185</text:p>
              </table:table-cell>
            </table:table-row>
            <table:table-row>
              <table:table-cell office:value-type="float" office:value="43086">
                <text:p>43090</text:p>
              </table:table-cell>
              <table:table-cell office:value-type="float" office:value="0.332638888888889">
                <text:p>0.332638888888889</text:p>
              </table:table-cell>
              <table:table-cell office:value-type="float" office:value="0.68125">
                <text:p>0.68125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1238425925926">
                <text:p>0.331238425925926</text:p>
              </table:table-cell>
              <table:table-cell office:value-type="float" office:value="0.682407407407407">
                <text:p>0.682407407407407</text:p>
              </table:table-cell>
              <table:table-cell office:value-type="float" office:value="0.351168981481481">
                <text:p>0.351168981481481</text:p>
              </table:table-cell>
            </table:table-row>
            <table:table-row>
              <table:table-cell office:value-type="float" office:value="43087">
                <text:p>4309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8125">
                <text:p>0.68125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1678240740741">
                <text:p>0.331678240740741</text:p>
              </table:table-cell>
              <table:table-cell office:value-type="float" office:value="0.682650462962963">
                <text:p>0.682650462962963</text:p>
              </table:table-cell>
              <table:table-cell office:value-type="float" office:value="0.350972222222222">
                <text:p>0.350972222222222</text:p>
              </table:table-cell>
            </table:table-row>
            <table:table-row>
              <table:table-cell office:value-type="float" office:value="43088">
                <text:p>4309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2094907407407">
                <text:p>0.332094907407407</text:p>
              </table:table-cell>
              <table:table-cell office:value-type="float" office:value="0.682916666666667">
                <text:p>0.682916666666667</text:p>
              </table:table-cell>
              <table:table-cell office:value-type="float" office:value="0.350821759259259">
                <text:p>0.350821759259259</text:p>
              </table:table-cell>
            </table:table-row>
            <table:table-row>
              <table:table-cell office:value-type="float" office:value="43089">
                <text:p>43090</text:p>
              </table:table-cell>
              <table:table-cell office:value-type="float" office:value="0.334027777777778">
                <text:p>0.334027777777778</text:p>
              </table:table-cell>
              <table:table-cell office:value-type="float" office:value="0.681944444444445">
                <text:p>0.681944444444445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2476851851852">
                <text:p>0.332476851851852</text:p>
              </table:table-cell>
              <table:table-cell office:value-type="float" office:value="0.683217592592593">
                <text:p>0.683217592592593</text:p>
              </table:table-cell>
              <table:table-cell office:value-type="float" office:value="0.350740740740741">
                <text:p>0.35074074074074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0.334027777777778">
                <text:p>0.334027777777778</text:p>
              </table:table-cell>
              <table:table-cell office:value-type="float" office:value="0.682638888888889">
                <text:p>0.682638888888889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2835648148148">
                <text:p>0.332835648148148</text:p>
              </table:table-cell>
              <table:table-cell office:value-type="float" office:value="0.683564814814815">
                <text:p>0.683564814814815</text:p>
              </table:table-cell>
              <table:table-cell office:value-type="float" office:value="0.350729166666667">
                <text:p>0.350729166666667</text:p>
              </table:table-cell>
            </table:table-row>
            <table:table-row>
              <table:table-cell office:value-type="float" office:value="43091">
                <text:p>43090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682638888888889">
                <text:p>0.68263888888888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3159722222222">
                <text:p>0.333159722222222</text:p>
              </table:table-cell>
              <table:table-cell office:value-type="float" office:value="0.683923611111111">
                <text:p>0.683923611111111</text:p>
              </table:table-cell>
              <table:table-cell office:value-type="float" office:value="0.350763888888889">
                <text:p>0.350763888888889</text:p>
              </table:table-cell>
            </table:table-row>
            <table:table-row>
              <table:table-cell office:value-type="float" office:value="43092">
                <text:p>43090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3449074074074">
                <text:p>0.333449074074074</text:p>
              </table:table-cell>
              <table:table-cell office:value-type="float" office:value="0.684328703703704">
                <text:p>0.684328703703704</text:p>
              </table:table-cell>
              <table:table-cell office:value-type="float" office:value="0.35087962962963">
                <text:p>0.35087962962963</text:p>
              </table:table-cell>
            </table:table-row>
            <table:table-row>
              <table:table-cell office:value-type="float" office:value="43093">
                <text:p>4309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333703703703704">
                <text:p>0.333703703703704</text:p>
              </table:table-cell>
              <table:table-cell office:value-type="float" office:value="0.684768518518519">
                <text:p>0.684768518518519</text:p>
              </table:table-cell>
              <table:table-cell office:value-type="float" office:value="0.351064814814815">
                <text:p>0.351064814814815</text:p>
              </table:table-cell>
            </table:table-row>
            <table:table-row>
              <table:table-cell office:value-type="float" office:value="43094">
                <text:p>4309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3923611111111">
                <text:p>0.333923611111111</text:p>
              </table:table-cell>
              <table:table-cell office:value-type="float" office:value="0.685231481481481">
                <text:p>0.685231481481481</text:p>
              </table:table-cell>
              <table:table-cell office:value-type="float" office:value="0.35130787037037">
                <text:p>0.35130787037037</text:p>
              </table:table-cell>
            </table:table-row>
            <table:table-row>
              <table:table-cell office:value-type="float" office:value="43095">
                <text:p>4310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84722222222222">
                <text:p>0.684722222222222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33412037037037">
                <text:p>0.33412037037037</text:p>
              </table:table-cell>
              <table:table-cell office:value-type="float" office:value="0.685717592592593">
                <text:p>0.685717592592593</text:p>
              </table:table-cell>
              <table:table-cell office:value-type="float" office:value="0.351597222222222">
                <text:p>0.351597222222222</text:p>
              </table:table-cell>
            </table:table-row>
            <table:table-row>
              <table:table-cell office:value-type="float" office:value="43096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4722222222222">
                <text:p>0.684722222222222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0.334282407407407">
                <text:p>0.334282407407407</text:p>
              </table:table-cell>
              <table:table-cell office:value-type="float" office:value="0.68625">
                <text:p>0.68625</text:p>
              </table:table-cell>
              <table:table-cell office:value-type="float" office:value="0.351967592592593">
                <text:p>0.351967592592593</text:p>
              </table:table-cell>
            </table:table-row>
            <table:table-row>
              <table:table-cell office:value-type="float" office:value="43097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5416666666667">
                <text:p>0.685416666666667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334398148148148">
                <text:p>0.334398148148148</text:p>
              </table:table-cell>
              <table:table-cell office:value-type="float" office:value="0.686793981481481">
                <text:p>0.686793981481481</text:p>
              </table:table-cell>
              <table:table-cell office:value-type="float" office:value="0.352395833333333">
                <text:p>0.352395833333333</text:p>
              </table:table-cell>
            </table:table-row>
            <table:table-row>
              <table:table-cell office:value-type="float" office:value="43098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6111111111111">
                <text:p>0.686111111111111</text:p>
              </table:table-cell>
              <table:table-cell office:value-type="float" office:value="0.35">
                <text:p>0.35</text:p>
              </table:table-cell>
              <table:table-cell office:value-type="float" office:value="0.334490740740741">
                <text:p>0.334490740740741</text:p>
              </table:table-cell>
              <table:table-cell office:value-type="float" office:value="0.687384259259259">
                <text:p>0.687384259259259</text:p>
              </table:table-cell>
              <table:table-cell office:value-type="float" office:value="0.352893518518518">
                <text:p>0.352893518518518</text:p>
              </table:table-cell>
            </table:table-row>
            <table:table-row>
              <table:table-cell office:value-type="float" office:value="43099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6805555555556">
                <text:p>0.686805555555556</text:p>
              </table:table-cell>
              <table:table-cell office:value-type="float" office:value="0.350694444444445">
                <text:p>0.350694444444445</text:p>
              </table:table-cell>
              <table:table-cell office:value-type="float" office:value="0.334548611111111">
                <text:p>0.334548611111111</text:p>
              </table:table-cell>
              <table:table-cell office:value-type="float" office:value="0.687986111111111">
                <text:p>0.687986111111111</text:p>
              </table:table-cell>
              <table:table-cell office:value-type="float" office:value="0.3534375">
                <text:p>0.353437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75">
                <text:p>0.6875</text:p>
              </table:table-cell>
              <table:table-cell office:value-type="float" office:value="0.351388888888889">
                <text:p>0.351388888888889</text:p>
              </table:table-cell>
              <table:table-cell office:value-type="float" office:value="0.334571759259259">
                <text:p>0.334571759259259</text:p>
              </table:table-cell>
              <table:table-cell office:value-type="float" office:value="0.688634259259259">
                <text:p>0.688634259259259</text:p>
              </table:table-cell>
              <table:table-cell office:value-type="float" office:value="0.3540625">
                <text:p>0.3540625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8194444444445">
                <text:p>0.68819444444444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0.334560185185185">
                <text:p>0.334560185185185</text:p>
              </table:table-cell>
              <table:table-cell office:value-type="float" office:value="0.689293981481482">
                <text:p>0.689293981481482</text:p>
              </table:table-cell>
              <table:table-cell office:value-type="float" office:value="0.354733796296296">
                <text:p>0.354733796296296</text:p>
              </table:table-cell>
            </table:table-row>
            <table:table-row>
              <table:table-cell office:value-type="float" office:value="43102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8194444444445">
                <text:p>0.68819444444444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0.334513888888889">
                <text:p>0.334513888888889</text:p>
              </table:table-cell>
              <table:table-cell office:value-type="float" office:value="0.689988425925926">
                <text:p>0.689988425925926</text:p>
              </table:table-cell>
              <table:table-cell office:value-type="float" office:value="0.355474537037037">
                <text:p>0.355474537037037</text:p>
              </table:table-cell>
            </table:table-row>
            <table:table-row>
              <table:table-cell office:value-type="float" office:value="43103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89583333333333">
                <text:p>0.689583333333333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334444444444444">
                <text:p>0.334444444444444</text:p>
              </table:table-cell>
              <table:table-cell office:value-type="float" office:value="0.690694444444445">
                <text:p>0.690694444444445</text:p>
              </table:table-cell>
              <table:table-cell office:value-type="float" office:value="0.35625">
                <text:p>0.35625</text:p>
              </table:table-cell>
            </table:table-row>
            <table:table-row>
              <table:table-cell office:value-type="float" office:value="43104">
                <text:p>4310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90277777777778">
                <text:p>0.690277777777778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334328703703704">
                <text:p>0.334328703703704</text:p>
              </table:table-cell>
              <table:table-cell office:value-type="float" office:value="0.691435185185185">
                <text:p>0.691435185185185</text:p>
              </table:table-cell>
              <table:table-cell office:value-type="float" office:value="0.357106481481481">
                <text:p>0.357106481481481</text:p>
              </table:table-cell>
            </table:table-row>
            <table:table-row>
              <table:table-cell office:value-type="float" office:value="43105">
                <text:p>4311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0.354861111111111">
                <text:p>0.354861111111111</text:p>
              </table:table-cell>
              <table:table-cell office:value-type="float" office:value="0.334189814814815">
                <text:p>0.334189814814815</text:p>
              </table:table-cell>
              <table:table-cell office:value-type="float" office:value="0.692199074074074">
                <text:p>0.692199074074074</text:p>
              </table:table-cell>
              <table:table-cell office:value-type="float" office:value="0.358009259259259">
                <text:p>0.358009259259259</text:p>
              </table:table-cell>
            </table:table-row>
            <table:table-row>
              <table:table-cell office:value-type="float" office:value="43106">
                <text:p>43110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691666666666667">
                <text:p>0.691666666666667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33400462962963">
                <text:p>0.33400462962963</text:p>
              </table:table-cell>
              <table:table-cell office:value-type="float" office:value="0.692986111111111">
                <text:p>0.692986111111111</text:p>
              </table:table-cell>
              <table:table-cell office:value-type="float" office:value="0.358981481481482">
                <text:p>0.358981481481482</text:p>
              </table:table-cell>
            </table:table-row>
            <table:table-row>
              <table:table-cell office:value-type="float" office:value="43107">
                <text:p>4311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92361111111111">
                <text:p>0.692361111111111</text:p>
              </table:table-cell>
              <table:table-cell office:value-type="float" office:value="0.356944444444444">
                <text:p>0.356944444444444</text:p>
              </table:table-cell>
              <table:table-cell office:value-type="float" office:value="0.333796296296296">
                <text:p>0.333796296296296</text:p>
              </table:table-cell>
              <table:table-cell office:value-type="float" office:value="0.693796296296296">
                <text:p>0.69379629629629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43108">
                <text:p>43110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693055555555556">
                <text:p>0.693055555555556</text:p>
              </table:table-cell>
              <table:table-cell office:value-type="float" office:value="0.357638888888889">
                <text:p>0.357638888888889</text:p>
              </table:table-cell>
              <table:table-cell office:value-type="float" office:value="0.333553240740741">
                <text:p>0.333553240740741</text:p>
              </table:table-cell>
              <table:table-cell office:value-type="float" office:value="0.69462962962963">
                <text:p>0.69462962962963</text:p>
              </table:table-cell>
              <table:table-cell office:value-type="float" office:value="0.361076388888889">
                <text:p>0.3610763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2="1" draw:dots2-length="0.212cm" draw:distance="0.159cm"/>
  </office:styles>
</office:document-styles>
</file>